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6.763cm"/>
    </style:style>
    <style:style style:name="co2" style:family="table-column">
      <style:table-column-properties fo:break-before="auto" style:column-width="13.492cm"/>
    </style:style>
    <style:style style:name="co3" style:family="table-column">
      <style:table-column-properties fo:break-before="auto" style:column-width="2.051cm"/>
    </style:style>
    <style:style style:name="co4" style:family="table-column">
      <style:table-column-properties fo:break-before="auto" style:column-width="4.42cm"/>
    </style:style>
    <style:style style:name="co5" style:family="table-column">
      <style:table-column-properties fo:break-before="auto" style:column-width="15.78cm"/>
    </style:style>
    <style:style style:name="co6" style:family="table-column">
      <style:table-column-properties fo:break-before="auto" style:column-width="3.549cm"/>
    </style:style>
    <style:style style:name="co7" style:family="table-column">
      <style:table-column-properties fo:break-before="auto" style:column-width="12.457cm"/>
    </style:style>
    <style:style style:name="co8" style:family="table-column">
      <style:table-column-properties fo:break-before="auto" style:column-width="31.743cm"/>
    </style:style>
    <style:style style:name="co9" style:family="table-column">
      <style:table-column-properties fo:break-before="auto" style:column-width="27.356cm"/>
    </style:style>
    <style:style style:name="co10" style:family="table-column">
      <style:table-column-properties fo:break-before="auto" style:column-width="2.242cm"/>
    </style:style>
    <style:style style:name="co11" style:family="table-column">
      <style:table-column-properties fo:break-before="auto" style:column-width="57.997cm"/>
    </style:style>
    <style:style style:name="co12" style:family="table-column">
      <style:table-column-properties fo:break-before="auto" style:column-width="49.258cm"/>
    </style:style>
    <style:style style:name="co13" style:family="table-column">
      <style:table-column-properties fo:break-before="auto" style:column-width="4.203cm"/>
    </style:style>
    <style:style style:name="co14" style:family="table-column">
      <style:table-column-properties fo:break-before="auto" style:column-width="2.404cm"/>
    </style:style>
    <style:style style:name="co1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4.001cm" fo:break-before="auto" style:use-optimal-row-height="true"/>
    </style:style>
    <style:style style:name="ro4" style:family="table-row">
      <style:table-row-properties style:row-height="3.605cm" fo:break-before="auto" style:use-optimal-row-height="true"/>
    </style:style>
    <style:style style:name="ro5" style:family="table-row">
      <style:table-row-properties style:row-height="5.186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8.345cm" fo:break-before="auto" style:use-optimal-row-height="true"/>
    </style:style>
    <style:style style:name="ro8" style:family="table-row">
      <style:table-row-properties style:row-height="1.632cm" fo:break-before="auto" style:use-optimal-row-height="true"/>
    </style:style>
    <style:style style:name="ro9" style:family="table-row">
      <style:table-row-properties style:row-height="2.027cm" fo:break-before="auto" style:use-optimal-row-height="true"/>
    </style:style>
    <style:style style:name="ro10" style:family="table-row">
      <style:table-row-properties style:row-height="2.817cm" fo:break-before="auto" style:use-optimal-row-height="true"/>
    </style:style>
    <style:style style:name="ro11" style:family="table-row">
      <style:table-row-properties style:row-height="15.058cm" fo:break-before="auto" style:use-optimal-row-height="true"/>
    </style:style>
    <style:style style:name="ro12" style:family="table-row">
      <style:table-row-properties style:row-height="18.613cm" fo:break-before="auto" style:use-optimal-row-height="true"/>
    </style:style>
    <style:style style:name="ro13" style:family="table-row">
      <style:table-row-properties style:row-height="24.141cm" fo:break-before="auto" style:use-optimal-row-height="true"/>
    </style:style>
    <style:style style:name="ro14" style:family="table-row">
      <style:table-row-properties style:row-height="4.396cm" fo:break-before="auto" style:use-optimal-row-height="true"/>
    </style:style>
    <style:style style:name="ro15" style:family="table-row">
      <style:table-row-properties style:row-height="12.294cm" fo:break-before="auto" style:use-optimal-row-height="true"/>
    </style:style>
    <style:style style:name="ro16" style:family="table-row">
      <style:table-row-properties style:row-height="16.242cm" fo:break-before="auto" style:use-optimal-row-height="true"/>
    </style:style>
    <style:style style:name="ro17" style:family="table-row">
      <style:table-row-properties style:row-height="23.35cm" fo:break-before="auto" style:use-optimal-row-height="true"/>
    </style:style>
    <style:style style:name="ro18" style:family="table-row">
      <style:table-row-properties style:row-height="26.509cm" fo:break-before="auto" style:use-optimal-row-height="true"/>
    </style:style>
    <style:style style:name="ro19" style:family="table-row">
      <style:table-row-properties style:row-height="27.3cm" fo:break-before="auto" style:use-optimal-row-height="true"/>
    </style:style>
    <style:style style:name="ro20" style:family="table-row">
      <style:table-row-properties style:row-height="22.562cm" fo:break-before="auto" style:use-optimal-row-height="true"/>
    </style:style>
    <style:style style:name="ro21" style:family="table-row">
      <style:table-row-properties style:row-height="22.167cm" fo:break-before="auto" style:use-optimal-row-height="true"/>
    </style:style>
    <style:style style:name="ro22" style:family="table-row">
      <style:table-row-properties style:row-height="29.669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2" style:family="table-cell" style:parent-style-name="Default" style:data-style-name="N100"/>
    <style:style style:name="ce3" style:family="table-cell" style:parent-style-name="Default" style:data-style-name="N100"/>
  </office:automatic-styles>
  <office:body>
    <office:spreadsheet>
      <table:calculation-settings table:automatic-find-labels="false" table:use-regular-expressions="false" table:use-wildcards="true"/>
      <table:table table:name="model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1" table:default-cell-style-name="Default"/>
        <table:table-column table:style-name="co13" table:number-columns-repeated="2" table:default-cell-style-name="ce3"/>
        <table:table-column table:style-name="co14" table:default-cell-style-name="Default"/>
        <table:table-row table:style-name="ro1">
          <table:table-cell office:value-type="string" calcext:value-type="string">
            <text:p>id</text:p>
          </table:table-cell>
          <table:table-cell office:value-type="string" calcext:value-type="string">
            <text:p>hash</text:p>
          </table:table-cell>
          <table:table-cell office:value-type="string" calcext:value-type="string">
            <text:p>base</text:p>
          </table:table-cell>
          <table:table-cell office:value-type="string" calcext:value-type="string">
            <text:p>type</text:p>
          </table:table-cell>
          <table:table-cell office:value-type="string" calcext:value-type="string">
            <text:p>path</text:p>
          </table:table-cell>
          <table:table-cell office:value-type="string" calcext:value-type="string">
            <text:p>format</text:p>
          </table:table-cell>
          <table:table-cell office:value-type="string" calcext:value-type="string">
            <text:p>name</text:p>
          </table:table-cell>
          <table:table-cell office:value-type="string" calcext:value-type="string">
            <text:p>description</text:p>
          </table:table-cell>
          <table:table-cell office:value-type="string" calcext:value-type="string">
            <text:p>source</text:p>
          </table:table-cell>
          <table:table-cell office:value-type="string" calcext:value-type="string">
            <text:p>source_type</text:p>
          </table:table-cell>
          <table:table-cell office:value-type="string" calcext:value-type="string">
            <text:p>source_api_response</text:p>
          </table:table-cell>
          <table:table-cell office:value-type="string" calcext:value-type="string">
            <text:p>trigger_phrases</text:p>
          </table:table-cell>
          <table:table-cell office:value-type="string" calcext:value-type="string">
            <text:p>config</text:p>
          </table:table-cell>
          <table:table-cell table:style-name="Default" office:value-type="string" calcext:value-type="string">
            <text:p>created_at</text:p>
          </table:table-cell>
          <table:table-cell table:style-name="Default" office:value-type="string" calcext:value-type="string">
            <text:p>updated_at</text:p>
          </table:table-cell>
          <table:table-cell office:value-type="string" calcext:value-type="string">
            <text:p>file_size</text:p>
          </table:table-cell>
        </table:table-row>
        <table:table-row table:style-name="ro1" table:visibility="filter">
          <table:table-cell office:value-type="string" calcext:value-type="string">
            <text:p>e70ab8d3-316e-488b-93db-5c020e80e57b</text:p>
          </table:table-cell>
          <table:table-cell office:value-type="string" calcext:value-type="string">
            <text:p>blake3:f46603f259744d675b99a21608e703e3361542d6cfc9f9cd37d5bfa9a36baf51</text:p>
          </table:table-cell>
          <table:table-cell office:value-type="string" calcext:value-type="string">
            <text:p>any</text:p>
          </table:table-cell>
          <table:table-cell office:value-type="string" calcext:value-type="string">
            <text:p>spandrel_image_to_image</text:p>
          </table:table-cell>
          <table:table-cell office:value-type="string" calcext:value-type="string">
            <text:p>any/spandrel_image_to_image/SwinIR - realSR_BSRGAN_DFOWMFC_s64w8_SwinIR-L_x4_GAN.pth</text:p>
          </table:table-cell>
          <table:table-cell office:value-type="string" calcext:value-type="string">
            <text:p>checkpoint</text:p>
          </table:table-cell>
          <table:table-cell office:value-type="string" calcext:value-type="string">
            <text:p>SwinIR - realSR_BSRGAN_DFOWMFC_s64w8_SwinIR-L_x4_GAN</text:p>
          </table:table-cell>
          <table:table-cell office:value-type="string" calcext:value-type="string">
            <text:p>A SwinIR 4x upscaling model.</text:p>
          </table:table-cell>
          <table:table-cell office:value-type="string" calcext:value-type="string">
            <text:p>https://github.com/JingyunLiang/SwinIR/releases/download/v0.0/003_realSR_BSRGAN_DFOWMFC_s64w8_SwinIR-L_x4_GAN-with-dict-keys-params-and-params_ema.pth</text:p>
          </table:table-cell>
          <table:table-cell office:value-type="string" calcext:value-type="string">
            <text:p>url</text:p>
          </table:table-cell>
          <table:table-cell table:number-columns-repeated="2"/>
          <table:table-cell office:value-type="string" calcext:value-type="string">
            <text:p>{"key":"e70ab8d3-316e-488b-93db-5c020e80e57b","hash":"blake3:f46603f259744d675b99a21608e703e3361542d6cfc9f9cd37d5bfa9a36baf51","path":"any/spandrel_image_to_image/SwinIR - realSR_BSRGAN_DFOWMFC_s64w8_SwinIR-L_x4_GAN.pth","file_size":284951549,"name":"SwinIR - realSR_BSRGAN_DFOWMFC_s64w8_SwinIR-L_x4_GAN","type":"spandrel_image_to_image","format":"checkpoint","base":"any","source":"https://github.com/JingyunLiang/SwinIR/releases/download/v0.0/003_realSR_BSRGAN_DFOWMFC_s64w8_SwinIR-L_x4_GAN-with-dict-keys-params-and-params_ema.pth","source_type":"url","description":"A SwinIR 4x upscaling model.","source_api_response":null,"cover_image":null,"submodels":null,"usage_info":null}</text:p>
          </table:table-cell>
          <table:table-cell table:number-columns-repeated="2" office:value-type="string" calcext:value-type="string">
            <text:p>2025-07-18 00:29:38.844</text:p>
          </table:table-cell>
          <table:table-cell office:value-type="float" office:value="284951549" calcext:value-type="float">
            <text:p>284951549</text:p>
          </table:table-cell>
        </table:table-row>
        <table:table-row table:style-name="ro1" table:visibility="filter">
          <table:table-cell office:value-type="string" calcext:value-type="string">
            <text:p>3de4c443-455b-4770-915b-a4440944d81b</text:p>
          </table:table-cell>
          <table:table-cell office:value-type="string" calcext:value-type="string">
            <text:p>blake3:613228c1fd904fb8e8549063273b0e2a5743d1d9216062f3d81476e080fb18af</text:p>
          </table:table-cell>
          <table:table-cell office:value-type="string" calcext:value-type="string">
            <text:p>any</text:p>
          </table:table-cell>
          <table:table-cell office:value-type="string" calcext:value-type="string">
            <text:p>clip_vision</text:p>
          </table:table-cell>
          <table:table-cell office:value-type="string" calcext:value-type="string">
            <text:p>any/clip_vision/clip-vit-large-patch14</text:p>
          </table:table-cell>
          <table:table-cell office:value-type="string" calcext:value-type="string">
            <text:p>diffusers</text:p>
          </table:table-cell>
          <table:table-cell office:value-type="string" calcext:value-type="string">
            <text:p>clip-vit-large-patch14</text:p>
          </table:table-cell>
          <table:table-cell office:value-type="string" calcext:value-type="string">
            <text:p>CLIP ViT-L Image Encoder</text:p>
          </table:table-cell>
          <table:table-cell office:value-type="string" calcext:value-type="string">
            <text:p>InvokeAI/clip-vit-large-patch14</text:p>
          </table:table-cell>
          <table:table-cell office:value-type="string" calcext:value-type="string">
            <text:p>hf_repo_id</text:p>
          </table:table-cell>
          <table:table-cell office:value-type="string" calcext:value-type="string">
            <text:p>{"id": "InvokeAI/clip-vit-large-patch14", "author": "InvokeAI", "sha": "1832c1585ac9843a752aa7219b718cdcb00f2690", "last_modified": "2024-10-15 23:09:49+00:00", "created_at": "2024-10-15 22:57:22+00:00", "private": false, "gated": false, "disabled": false, "downloads": 5391, "downloads_all_time": null, "likes": 1, "library_name": null, "gguf": null, "inference": null, "inference_provider_mapping": null, "tags": ["safetensors", "clip", "region:us"], "pipeline_tag": null, "mask_token": null, "trending_score": null, "card_data": null, "widget_data": null, "model_index": null, "config": {"architectures": ["CLIPModel"], "model_type": "clip"}, "transformers_info": null, "siblings": ["RepoSibling(rfilename='.gitattributes', size=1519, blob_id='a6344aac8c09253b3b630fb776ae94478aa0275b', lfs=None)", "RepoSibling(rfilename='README.md', size=179, blob_id='d1304cf390112aab5c829429ce83314b6db346b2', lfs=None)", "RepoSibling(rfilename='config.json', size=4519, blob_id='2c19f6666e0e163c7954df66cb901353fcad088e', lfs=None)", "RepoSibling(rfilename='model.safetensors', size=1710540580, blob_id='cacafd1899a1fbf021fe1eeaafebc9bc6d2a9c07', lfs=BlobLfsInfo(size=1710540580, sha256='a2bf730a0c7debf160f7a6b50b3aaf3703e7e88ac73de7a314903141db026dcb', pointer_size=135))"], "spaces": [], "safetensors": {"parameters": {"I64": 334, "F32": 427616512}, "total": 427616846}, "security_repo_status": null, "xet_enabled": null, "lastModified": "2024-10-15 23:09:49+00:00", "cardData": null, "transformersInfo": null, "_id": "670ef352addfb183488814b2", "modelId": "InvokeAI/clip-vit-large-patch14", "usedStorage": 1710540580}</text:p>
          </table:table-cell>
          <table:table-cell/>
          <table:table-cell office:value-type="string" calcext:value-type="string">
            <text:p>{"key":"3de4c443-455b-4770-915b-a4440944d81b","hash":"blake3:613228c1fd904fb8e8549063273b0e2a5743d1d9216062f3d81476e080fb18af","path":"any/clip_vision/clip-vit-large-patch14","file_size":1710545099,"name":"clip-vit-large-patch14","type":"clip_vision","format":"diffusers","base":"any","source":"InvokeAI/clip-vit-large-patch14","source_type":"hf_repo_id","description":"CLIP ViT-L Image Encoder","source_api_response":"{\"id\": \"InvokeAI/clip-vit-large-patch14\", \"author\": \"InvokeAI\", \"sha\": \"1832c1585ac9843a752aa7219b718cdcb00f2690\", \"last_modified\": \"2024-10-15 23:09:49+00:00\", \"created_at\": \"2024-10-15 22:57:22+00:00\", \"private\": false, \"gated\": false, \"disabled\": false, \"downloads\": 5391, \"downloads_all_time\": null, \"likes\": 1, \"library_name\": null, \"gguf\": null, \"inference\": null, \"inference_provider_mapping\": null, \"tags\": [\"safetensors\", \"clip\", \"region:us\"], \"pipeline_tag\": null, \"mask_token\": null, \"trending_score\": null, \"card_data\": null, \"widget_data\": null, \"model_index\": null, \"config\": {\"architectures\": [\"CLIPModel\"], \"model_type\": \"clip\"}, \"transformers_info\": null, \"siblings\": [\"RepoSibling(rfilename='.gitattributes', size=1519, blob_id='a6344aac8c09253b3b630fb776ae94478aa0275b', lfs=None)\", \"RepoSibling(rfilename='README.md', size=179, blob_id='d1304cf390112aab5c829429ce83314b6db346b2', lfs=None)\", \"RepoSibling(rfilename='config.json', size=4519, blob_id='2c19f6666e0e163c7954df66cb901353fcad088e', lfs=None)\", \"RepoSibling(rfilename='model.safetensors', size=1710540580, blob_id='cacafd1899a1fbf021fe1eeaafebc9bc6d2a9c07', lfs=BlobLfsInfo(size=1710540580, sha256='a2bf730a0c7debf160f7a6b50b3aaf3703e7e88ac73de7a314903141db026dcb', pointer_size=135))\"], \"spaces\": [], \"safetensors\": {\"parameters\": {\"I64\": 334, \"F32\": 427616512}, \"total\": 427616846}, \"security_repo_status\": null, \"xet_enabled\": null, \"lastModified\": \"2024-10-15 23:09:49+00:00\", \"cardData\": null, \"transformersInfo\": null, \"_id\": \"670ef352addfb183488814b2\", \"modelId\": \"InvokeAI/clip-vit-large-patch14\", \"usedStorage\": 1710540580}","cover_image":null,"submodels":null,"usage_info":null,"repo_variant":""}</text:p>
          </table:table-cell>
          <table:table-cell table:number-columns-repeated="2" office:value-type="string" calcext:value-type="string">
            <text:p>2025-07-18 01:31:54.267</text:p>
          </table:table-cell>
          <table:table-cell office:value-type="float" office:value="1710545099" calcext:value-type="float">
            <text:p>1710545099</text:p>
          </table:table-cell>
        </table:table-row>
        <table:table-row table:style-name="ro1" table:visibility="filter">
          <table:table-cell office:value-type="string" calcext:value-type="string">
            <text:p>7e48ca25-fa77-4a2d-b9c8-fb850ba01e34</text:p>
          </table:table-cell>
          <table:table-cell office:value-type="string" calcext:value-type="string">
            <text:p>blake3:38aafa42899cf4fe8b1055d17de6e7fe15af104d193da4a320e34ca24db32754</text:p>
          </table:table-cell>
          <table:table-cell office:value-type="string" calcext:value-type="string">
            <text:p>any</text:p>
          </table:table-cell>
          <table:table-cell office:value-type="string" calcext:value-type="string">
            <text:p>t5_encoder</text:p>
          </table:table-cell>
          <table:table-cell office:value-type="string" calcext:value-type="string">
            <text:p>any/t5_encoder/t5_bnb_int8_quantized_encoder</text:p>
          </table:table-cell>
          <table:table-cell office:value-type="string" calcext:value-type="string">
            <text:p>bnb_quantized_int8b</text:p>
          </table:table-cell>
          <table:table-cell office:value-type="string" calcext:value-type="string">
            <text:p>t5_bnb_int8_quantized_encoder</text:p>
          </table:table-cell>
          <table:table-cell office:value-type="string" calcext:value-type="string">
            <text:p>T5-XXL text encoder with bitsandbytes LLM.int8() quantization (used in FLUX pipelines). ~5GB</text:p>
          </table:table-cell>
          <table:table-cell office:value-type="string" calcext:value-type="string">
            <text:p>InvokeAI/t5-v1_1-xxl::bnb_llm_int8</text:p>
          </table:table-cell>
          <table:table-cell office:value-type="string" calcext:value-type="string">
            <text:p>hf_repo_id</text:p>
          </table:table-cell>
          <table:table-cell office:value-type="string" calcext:value-type="string">
            <text:p>{"id": "InvokeAI/t5-v1_1-xxl", "author": "InvokeAI", "sha": "2bf7affd7c006520a5c6705600f6ea438ad16533", "last_modified": "2024-08-23 15:16:42+00:00", "created_at": "2024-08-20 21:20:21+00:00", "private": false, "gated": false, "disabled": false, "downloads": 0, "downloads_all_time": null, "likes": 3, "library_name": null, "gguf": null, "inference": null, "inference_provider_mapping": null, "tags": ["safetensors", "license:apache-2.0", "region:us"], "pipeline_tag": null, "mask_token": null, "trending_score": null, "card_data": "license: apache-2.0", "widget_data": null, "model_index": null, "config": null, "transformers_info": null, "siblings": ["RepoSibling(rfilename='.gitattributes', size=1519, blob_id='a6344aac8c09253b3b630fb776ae94478aa0275b', lfs=None)", "RepoSibling(rfilename='README.md', size=675, blob_id='79b23b287fa0b9c17b08562a20f643b30565917a', lfs=None)", "RepoSibling(rfilename='bfloat16/text_encoder_2/config.json', size=782, blob_id='b00a8a6908682a2091f1194b81f220fd2b67c41c', lfs=None)", "RepoSibling(rfilename='bfloat16/text_encoder_2/model-00001-of-00002.safetensors', size=4994582224, blob_id='fb543745ed2f4aa1105e3a8f97ff89a6ff7b5662', lfs=BlobLfsInfo(size=4994582224, sha256='ec87bffd1923e8b2774a6d240c922a41f6143081d52cf83b8fe39e9d838c893e', pointer_size=135))", "RepoSibling(rfilename='bfloat16/text_encoder_2/model-00002-of-00002.safetensors', size=4530066360, blob_id='c1596ab4886c9962503f01891b16715d1469fbe5', lfs=BlobLfsInfo(size=4530066360, sha256='a5640855b301fcdbceddfa90ae8066cd9414aff020552a201a255ecf2059da00', pointer_size=135))", "RepoSibling(rfilename='bfloat16/text_encoder_2/model.safetensors.index.json', size=19885, blob_id='c8728bc3dca59d2616a2a594cbac3ddb9eb77d5b', lfs=None)", "RepoSibling(rfilename='bfloat16/tokenizer_2/special_tokens_map.json', size=2543, blob_id='17ade346a1042cbe0c1436f5bedcbd85c099d582', lfs=None)", "RepoSibling(rfilename='bfloat16/tokenizer_2/spiece.model', size=791656, blob_id='317a5ccbde45300f5d1d970d4d449af2108b147e', lfs=BlobLfsInfo(size=791656, sha256='d60acb128cf7b7f2536e8f38a5b18a05535c9e14c7a355904270e15b0945ea86', pointer_size=131))", "RepoSibling(rfilename='bfloat16/tokenizer_2/tokenizer.json', size=2424235, blob_id='21ed409afa3df5a822caa0fd5da30d13941f90b5', lfs=None)", "RepoSibling(rfilename='bfloat16/tokenizer_2/tokenizer_config.json', size=20817, blob_id='b336fa236135e6c87e246485e4d69e415cc57da0', lfs=None)", "RepoSibling(rfilename='bnb_llm_int8/text_encoder_2/bnb_llm_int8_model.safetensors', size=4898108072, blob_id='fc2a5f113df4812519227f63c0a149b98517c0e1', lfs=BlobLfsInfo(size=4898108072, sha256='a9ea786ff6105e97572d4f3ea94677b178ded1bdf20244b2fcba59ae89f5c753', pointer_size=135))", "RepoSibling(rfilename='bnb_llm_int8/text_encoder_2/config.json', size=782, blob_id='b00a8a6908682a2091f1194b81f220fd2b67c41c', lfs=None)", "RepoSibling(rfilename='bnb_llm_int8/tokenizer_2/special_tokens_map.json', size=2543, blob_id='17ade346a1042cbe0c1436f5bedcbd85c099d582', lfs=None)", "RepoSibling(rfilename='bnb_llm_int8/tokenizer_2/spiece.model', size=791656, blob_id='317a5ccbde45300f5d1d970d4d449af2108b147e', lfs=BlobLfsInfo(size=791656, sha256='d60acb128cf7b7f2536e8f38a5b18a05535c9e14c7a355904270e15b0945ea86', pointer_size=131))", "RepoSibling(rfilename='bnb_llm_int8/tokenizer_2/tokenizer.json', size=2424235, blob_id='21ed409afa3df5a822caa0fd5da30d13941f90b5', lfs=None)", "RepoSibling(rfilename='bnb_llm_int8/tokenizer_2/tokenizer_config.json', size=20817, blob_id='b336fa236135e6c87e246485e4d69e415cc57da0', lfs=None)", "RepoSibling(rfilename='optimum_quanto_qfloat8/text_encoder_2/config.json', size=863, blob_id='b726d23b8426dbcc83a7d9d3c78e3605c86f6371', lfs=None)", "RepoSibling(rfilename='optimum_quanto_qfloat8/text_encoder_2/model-00001-of-00002.safetensors', size=4985368760, blob_id='0a2096d264efc5a758ad9ae65bcfa065c513d69b', lfs=BlobLfsInfo(size=4985368760, sha256='05c4989e6df2d117d598cd5627e59c0ae99222059a9be6b53e116022a80b2bbb', pointer_size=135))", "RepoSibling(rfilename='optimum_quanto_qfloat8/text_encoder_2/model-00002-of-00002.safetensors', size=176360656, blob_id='b22a81941a390472865f0e0a5b4d64582a5a1db8', lfs=BlobLfsInfo(size=176360656, sha256='b70862008db43ad5b114b6e404f02bfc9b39abad0ab3b13f40d996f8090f53db', pointer_size=134))", "RepoSibling(rfilename='optimum_quanto_qfloat8/text_encoder_2/model.safetensors.index.json', size=70291, blob_id='586156a5ed3c2cb038954419b5a5b6df8d97206f', lfs=None)", "RepoSibling(rfilename='optimum_quanto_qfloat8/text_encoder_2/quanto_qmap.json', size=21004, blob_id='e46aaa768a469ac846c4d71202504b06ee1ad43f', lfs=None)", "RepoSibling(rfilename='optimum_quanto_qfloat8/tokenizer_2/special_tokens_map.json', size=2543, blob_id='17ade346a1042cbe0c1436f5bedcbd85c099d582', lfs=None)", "RepoSibling(rfilename='optimum_quanto_qfloat8/tokenizer_2/spiece.model', size=791656, blob_id='317a5ccbde45300f5d1d970d4d449af2108b147e', lfs=BlobLfsInfo(size=791656, sha256='d60acb128cf7b7f2536e8f38a5b18a05535c9e14c7a355904270e15b0945ea86', pointer_size=131))", "RepoSibling(rfilename='optimum_quanto_qfloat8/tokenizer_2/tokenizer.json', size=2424235, blob_id='21ed409afa3df5a822caa0fd5da30d13941f90b5', lfs=None)", "RepoSibling(rfilename='optimum_quanto_qfloat8/tokenizer_2/tokenizer_config.json', size=20817, blob_id='b336fa236135e6c87e246485e4d69e415cc57da0', lfs=None)"], "spaces": [], "safetensors": null, "security_repo_status": null, "xet_enabled": null, "lastModified": "2024-08-23 15:16:42+00:00", "cardData": "license: apache-2.0", "transformersInfo": null, "_id": "66c50895cf0439733e0a87de", "modelId": "InvokeAI/t5-v1_1-xxl", "usedStorage": 19585277728}</text:p>
          </table:table-cell>
          <table:table-cell/>
          <table:table-cell office:value-type="string" calcext:value-type="string">
            <text:p>{"key":"7e48ca25-fa77-4a2d-b9c8-fb850ba01e34","hash":"blake3:38aafa42899cf4fe8b1055d17de6e7fe15af104d193da4a320e34ca24db32754","path":"any/t5_encoder/t5_bnb_int8_quantized_encoder","file_size":4901356297,"name":"t5_bnb_int8_quantized_encoder","type":"t5_encoder","format":"bnb_quantized_int8b","base":"any","source":"InvokeAI/t5-v1_1-xxl::bnb_llm_int8","source_type":"hf_repo_id","description":"T5-XXL text encoder with bitsandbytes LLM.int8() quantization (used in FLUX pipelines). ~5GB","source_api_response":"{\"id\": \"InvokeAI/t5-v1_1-xxl\", \"author\": \"InvokeAI\", \"sha\": \"2bf7affd7c006520a5c6705600f6ea438ad16533\", \"last_modified\": \"2024-08-23 15:16:42+00:00\", \"created_at\": \"2024-08-20 21:20:21+00:00\", \"private\": false, \"gated\": false, \"disabled\": false, \"downloads\": 0, \"downloads_all_time\": null, \"likes\": 3, \"library_name\": null, \"gguf\": null, \"inference\": null, \"inference_provider_mapping\": null, \"tags\": [\"safetensors\", \"license:apache-2.0\", \"region:us\"], \"pipeline_tag\": null, \"mask_token\": null, \"trending_score\": null, \"card_data\": \"license: apache-2.0\", \"widget_data\": null, \"model_index\": null, \"config\": null, \"transformers_info\": null, \"siblings\": [\"RepoSibling(rfilename='.gitattributes', size=1519, blob_id='a6344aac8c09253b3b630fb776ae94478aa0275b', lfs=None)\", \"RepoSibling(rfilename='README.md', size=675, blob_id='79b23b287fa0b9c17b08562a20f643b30565917a', lfs=None)\", \"RepoSibling(rfilename='bfloat16/text_encoder_2/config.json', size=782, blob_id='b00a8a6908682a2091f1194b81f220fd2b67c41c', lfs=None)\", \"RepoSibling(rfilename='bfloat16/text_encoder_2/model-00001-of-00002.safetensors', size=4994582224, blob_id='fb543745ed2f4aa1105e3a8f97ff89a6ff7b5662', lfs=BlobLfsInfo(size=4994582224, sha256='ec87bffd1923e8b2774a6d240c922a41f6143081d52cf83b8fe39e9d838c893e', pointer_size=135))\", \"RepoSibling(rfilename='bfloat16/text_encoder_2/model-00002-of-00002.safetensors', size=4530066360, blob_id='c1596ab4886c9962503f01891b16715d1469fbe5', lfs=BlobLfsInfo(size=4530066360, sha256='a5640855b301fcdbceddfa90ae8066cd9414aff020552a201a255ecf2059da00', pointer_size=135))\", \"RepoSibling(rfilename='bfloat16/text_encoder_2/model.safetensors.index.json', size=19885, blob_id='c8728bc3dca59d2616a2a594cbac3ddb9eb77d5b', lfs=None)\", \"RepoSibling(rfilename='bfloat16/tokenizer_2/special_tokens_map.json', size=2543, blob_id='17ade346a1042cbe0c1436f5bedcbd85c099d582', lfs=None)\", \"RepoSibling(rfilename='bfloat16/tokenizer_2/spiece.model', size=791656, blob_id='317a5ccbde45300f5d1d970d4d449af2108b147e', lfs=BlobLfsInfo(size=791656, sha256='d60acb128cf7b7f2536e8f38a5b18a05535c9e14c7a355904270e15b0945ea86', pointer_size=131))\", \"RepoSibling(rfilename='bfloat16/tokenizer_2/tokenizer.json', size=2424235, blob_id='21ed409afa3df5a822caa0fd5da30d13941f90b5', lfs=None)\", \"RepoSibling(rfilename='bfloat16/tokenizer_2/tokenizer_config.json', size=20817, blob_id='b336fa236135e6c87e246485e4d69e415cc57da0', lfs=None)\", \"RepoSibling(rfilename='bnb_llm_int8/text_encoder_2/bnb_llm_int8_model.safetensors', size=4898108072, blob_id='fc2a5f113df4812519227f63c0a149b98517c0e1', lfs=BlobLfsInfo(size=4898108072, sha256='a9ea786ff6105e97572d4f3ea94677b178ded1bdf20244b2fcba59ae89f5c753', pointer_size=135))\", \"RepoSibling(rfilename='bnb_llm_int8/text_encoder_2/config.json', size=782, blob_id='b00a8a6908682a2091f1194b81f220fd2b67c41c', lfs=None)\", \"RepoSibling(rfilename='bnb_llm_int8/tokenizer_2/special_tokens_map.json', size=2543, blob_id='17ade346a1042cbe0c1436f5bedcbd85c099d582', lfs=None)\", \"RepoSibling(rfilename='bnb_llm_int8/tokenizer_2/spiece.model', size=791656, blob_id='317a5ccbde45300f5d1d970d4d449af2108b147e', lfs=BlobLfsInfo(size=791656, sha256='d60acb128cf7b7f2536e8f38a5b18a05535c9e14c7a355904270e15b0945ea86', pointer_size=131))\", \"RepoSibling(rfilename='bnb_llm_int8/tokenizer_2/tokenizer.json', size=2424235, blob_id='21ed409afa3df5a822caa0fd5da30d13941f90b5', lfs=None)\", \"RepoSibling(rfilename='bnb_llm_int8/tokenizer_2/tokenizer_config.json', size=20817, blob_id='b336fa236135e6c87e246485e4d69e415cc57da0', lfs=None)\", \"RepoSibling(rfilename='optimum_quanto_qfloat8/text_encoder_2/config.json', size=863, blob_id='b726d23b8426dbcc83a7d9d3c78e3605c86f6371', lfs=None)\", \"RepoSibling(rfilename='optimum_quanto_qfloat8/text_encoder_2/model-00001-of-00002.safetensors', size=4985368760, blob_id='0a2096d264efc5a758ad9ae65bcfa065c513d69b', lfs=BlobLfsInfo(size=4985368760, sha256='05c4989e6df2d117d598cd5627e59c0ae99222059a9be6b53e116022a80b2bbb', pointer_size=135))\", \"RepoSibling(rfilename='optimum_quanto_qfloat8/text_encoder_2/model-00002-of-00002.safetensors', size=176360656, blob_id='b22a81941a390472865f0e0a5b4d64582a5a1db8', lfs=BlobLfsInfo(size=176360656, sha256='b70862008db43ad5b114b6e404f02bfc9b39abad0ab3b13f40d996f8090f53db', pointer_size=134))\", \"RepoSibling(rfilename='optimum_quanto_qfloat8/text_encoder_2/model.safetensors.index.json', size=70291, blob_id='586156a5ed3c2cb038954419b5a5b6df8d97206f', lfs=None)\", \"RepoSibling(rfilename='optimum_quanto_qfloat8/text_encoder_2/quanto_qmap.json', size=21004, blob_id='e46aaa768a469ac846c4d71202504b06ee1ad43f', lfs=None)\", \"RepoSibling(rfilename='optimum_quanto_qfloat8/tokenizer_2/special_tokens_map.json', size=2543, blob_id='17ade346a1042cbe0c1436f5bedcbd85c099d582', lfs=None)\", \"RepoSibling(rfilename='optimum_quanto_qfloat8/tokenizer_2/spiece.model', size=791656, blob_id='317a5ccbde45300f5d1d970d4d449af2108b147e', lfs=BlobLfsInfo(size=791656, sha256='d60acb128cf7b7f2536e8f38a5b18a05535c9e14c7a355904270e15b0945ea86', pointer_size=131))\", \"RepoSibling(rfilename='optimum_quanto_qfloat8/tokenizer_2/tokenizer.json', size=2424235, blob_id='21ed409afa3df5a822caa0fd5da30d13941f90b5', lfs=None)\", \"RepoSibling(rfilename='optimum_quanto_qfloat8/tokenizer_2/tokenizer_config.json', size=20817, blob_id='b336fa236135e6c87e246485e4d69e415cc57da0', lfs=None)\"], \"spaces\": [], \"safetensors\": null, \"security_repo_status\": null, \"xet_enabled\": null, \"lastModified\": \"2024-08-23 15:16:42+00:00\", \"cardData\": \"license: apache-2.0\", \"transformersInfo\": null, \"_id\": \"66c50895cf0439733e0a87de\", \"modelId\": \"InvokeAI/t5-v1_1-xxl\", \"usedStorage\": 19585277728}","cover_image":null,"submodels":null,"usage_info":null}</text:p>
          </table:table-cell>
          <table:table-cell table:number-columns-repeated="2" office:value-type="string" calcext:value-type="string">
            <text:p>2025-07-18 01:40:48.590</text:p>
          </table:table-cell>
          <table:table-cell office:value-type="float" office:value="4901356297" calcext:value-type="float">
            <text:p>4901356297</text:p>
          </table:table-cell>
        </table:table-row>
        <table:table-row table:style-name="ro1" table:visibility="filter">
          <table:table-cell office:value-type="string" calcext:value-type="string">
            <text:p>bc78adeb-ff56-438e-b439-991998adc4d3</text:p>
          </table:table-cell>
          <table:table-cell office:value-type="string" calcext:value-type="string">
            <text:p>blake3:17c19f0ef941c3b7609a9c94a659ca5364de0be364a91d4179f0e39ba17c3b70</text:p>
          </table:table-cell>
          <table:table-cell office:value-type="string" calcext:value-type="string">
            <text:p>any</text:p>
          </table:table-cell>
          <table:table-cell office:value-type="string" calcext:value-type="string">
            <text:p>clip_embed</text:p>
          </table:table-cell>
          <table:table-cell office:value-type="string" calcext:value-type="string">
            <text:p>any/clip_embed/clip-vit-large-patch14</text:p>
          </table:table-cell>
          <table:table-cell office:value-type="string" calcext:value-type="string">
            <text:p>diffusers</text:p>
          </table:table-cell>
          <table:table-cell office:value-type="string" calcext:value-type="string">
            <text:p>clip-vit-large-patch14</text:p>
          </table:table-cell>
          <table:table-cell office:value-type="string" calcext:value-type="string">
            <text:p>CLIP-L text encoder (used in FLUX pipelines). ~250MB</text:p>
          </table:table-cell>
          <table:table-cell office:value-type="string" calcext:value-type="string">
            <text:p>InvokeAI/clip-vit-large-patch14-text-encoder::bfloat16</text:p>
          </table:table-cell>
          <table:table-cell office:value-type="string" calcext:value-type="string">
            <text:p>hf_repo_id</text:p>
          </table:table-cell>
          <table:table-cell office:value-type="string" calcext:value-type="string">
            <text:p>{"id": "InvokeAI/clip-vit-large-patch14-text-encoder", "author": "InvokeAI", "sha": "fe3587b5e74953569ad1e46fa810d6d4681db71e", "last_modified": "2024-08-21 21:30:30+00:00", "created_at": "2024-08-21 21:20:40+00:00", "private": false, "gated": false, "disabled": false, "downloads": 0, "downloads_all_time": null, "likes": 0, "library_name": null, "gguf": null, "inference": null, "inference_provider_mapping": null, "tags": ["safetensors", "license:apache-2.0", "region:us"], "pipeline_tag": null, "mask_token": null, "trending_score": null, "card_data": "license: apache-2.0", "widget_data": null, "model_index": null, "config": null, "transformers_info": null, "siblings": ["RepoSibling(rfilename='.gitattributes', size=1519, blob_id='a6344aac8c09253b3b630fb776ae94478aa0275b', lfs=None)", "RepoSibling(rfilename='README.md', size=472, blob_id='6f2b9d173770f446731931da3928a77163315cbe', lfs=None)", "RepoSibling(rfilename='bfloat16/text_encoder/config.json', size=613, blob_id='5ebd923ce51522c605f64ab3d26ea024672777b6', lfs=None)", "RepoSibling(rfilename='bfloat16/text_encoder/model.safetensors', size=246144352, blob_id='40a62c5746d88a2483eb10db5ef38d12c5b6b893', lfs=BlobLfsInfo(size=246144352, sha256='893d67a23f4693ed42cdab4cbad7fe3e727cf59609c40da28a46b5470f9ed082', pointer_size=134))", "RepoSibling(rfilename='bfloat16/tokenizer/merges.txt', size=524619, blob_id='76e821f1b6f0a9709293c3b6b51ed90980b3166b', lfs=None)", "RepoSibling(rfilename='bfloat16/tokenizer/special_tokens_map.json', size=588, blob_id='cf0682d6de72c1547f41b4f6d7c59f62deffef94', lfs=None)", "RepoSibling(rfilename='bfloat16/tokenizer/tokenizer_config.json', size=705, blob_id='180a4e1be2a7d0b38a44108d6f24f585f35147b1', lfs=None)", "RepoSibling(rfilename='bfloat16/tokenizer/vocab.json', size=1059962, blob_id='469be27c5c010538f845f518c4f5e8574c78f7c8', lfs=None)"], "spaces": [], "safetensors": null, "security_repo_status": null, "xet_enabled": null, "lastModified": "2024-08-21 21:30:30+00:00", "cardData": "license: apache-2.0", "transformersInfo": null, "_id": "66c65a28c0a619341c2808ab", "modelId": "InvokeAI/clip-vit-large-patch14-text-encoder", "usedStorage": 246144352}</text:p>
          </table:table-cell>
          <table:table-cell/>
          <table:table-cell office:value-type="string" calcext:value-type="string">
            <text:p>{"key":"bc78adeb-ff56-438e-b439-991998adc4d3","hash":"blake3:17c19f0ef941c3b7609a9c94a659ca5364de0be364a91d4179f0e39ba17c3b70","path":"any/clip_embed/clip-vit-large-patch14","file_size":247739031,"name":"clip-vit-large-patch14","type":"clip_embed","format":"diffusers","base":"any","source":"InvokeAI/clip-vit-large-patch14-text-encoder::bfloat16","source_type":"hf_repo_id","description":"CLIP-L text encoder (used in FLUX pipelines). ~250MB","source_api_response":"{\"id\": \"InvokeAI/clip-vit-large-patch14-text-encoder\", \"author\": \"InvokeAI\", \"sha\": \"fe3587b5e74953569ad1e46fa810d6d4681db71e\", \"last_modified\": \"2024-08-21 21:30:30+00:00\", \"created_at\": \"2024-08-21 21:20:40+00:00\", \"private\": false, \"gated\": false, \"disabled\": false, \"downloads\": 0, \"downloads_all_time\": null, \"likes\": 0, \"library_name\": null, \"gguf\": null, \"inference\": null, \"inference_provider_mapping\": null, \"tags\": [\"safetensors\", \"license:apache-2.0\", \"region:us\"], \"pipeline_tag\": null, \"mask_token\": null, \"trending_score\": null, \"card_data\": \"license: apache-2.0\", \"widget_data\": null, \"model_index\": null, \"config\": null, \"transformers_info\": null, \"siblings\": [\"RepoSibling(rfilename='.gitattributes', size=1519, blob_id='a6344aac8c09253b3b630fb776ae94478aa0275b', lfs=None)\", \"RepoSibling(rfilename='README.md', size=472, blob_id='6f2b9d173770f446731931da3928a77163315cbe', lfs=None)\", \"RepoSibling(rfilename='bfloat16/text_encoder/config.json', size=613, blob_id='5ebd923ce51522c605f64ab3d26ea024672777b6', lfs=None)\", \"RepoSibling(rfilename='bfloat16/text_encoder/model.safetensors', size=246144352, blob_id='40a62c5746d88a2483eb10db5ef38d12c5b6b893', lfs=BlobLfsInfo(size=246144352, sha256='893d67a23f4693ed42cdab4cbad7fe3e727cf59609c40da28a46b5470f9ed082', pointer_size=134))\", \"RepoSibling(rfilename='bfloat16/tokenizer/merges.txt', size=524619, blob_id='76e821f1b6f0a9709293c3b6b51ed90980b3166b', lfs=None)\", \"RepoSibling(rfilename='bfloat16/tokenizer/special_tokens_map.json', size=588, blob_id='cf0682d6de72c1547f41b4f6d7c59f62deffef94', lfs=None)\", \"RepoSibling(rfilename='bfloat16/tokenizer/tokenizer_config.json', size=705, blob_id='180a4e1be2a7d0b38a44108d6f24f585f35147b1', lfs=None)\", \"RepoSibling(rfilename='bfloat16/tokenizer/vocab.json', size=1059962, blob_id='469be27c5c010538f845f518c4f5e8574c78f7c8', lfs=None)\"], \"spaces\": [], \"safetensors\": null, \"security_repo_status\": null, \"xet_enabled\": null, \"lastModified\": \"2024-08-21 21:30:30+00:00\", \"cardData\": \"license: apache-2.0\", \"transformersInfo\": null, \"_id\": \"66c65a28c0a619341c2808ab\", \"modelId\": \"InvokeAI/clip-vit-large-patch14-text-encoder\", \"usedStorage\": 246144352}","cover_image":null,"submodels":null,"usage_info":null,"repo_variant":"","variant":"large"}</text:p>
          </table:table-cell>
          <table:table-cell table:number-columns-repeated="2" office:value-type="string" calcext:value-type="string">
            <text:p>2025-07-18 01:41:03.149</text:p>
          </table:table-cell>
          <table:table-cell office:value-type="float" office:value="247739031" calcext:value-type="float">
            <text:p>247739031</text:p>
          </table:table-cell>
        </table:table-row>
        <table:table-row table:style-name="ro1" table:visibility="filter">
          <table:table-cell office:value-type="string" calcext:value-type="string">
            <text:p>a90421af-d11b-4a0f-9f81-4e60c3079167</text:p>
          </table:table-cell>
          <table:table-cell office:value-type="string" calcext:value-type="string">
            <text:p>blake3:9f29e1573b50a0e8ba43a4011015dd6330f4c1af599fde09947378058efa6c1a</text:p>
          </table:table-cell>
          <table:table-cell office:value-type="string" calcext:value-type="string">
            <text:p>any</text:p>
          </table:table-cell>
          <table:table-cell office:value-type="string" calcext:value-type="string">
            <text:p>siglip</text:p>
          </table:table-cell>
          <table:table-cell office:value-type="string" calcext:value-type="string">
            <text:p>any/siglip/SigLIP - google/siglip-so400m-patch14-384</text:p>
          </table:table-cell>
          <table:table-cell office:value-type="string" calcext:value-type="string">
            <text:p>diffusers</text:p>
          </table:table-cell>
          <table:table-cell office:value-type="string" calcext:value-type="string">
            <text:p>SigLIP - google/siglip-so400m-patch14-384</text:p>
          </table:table-cell>
          <table:table-cell office:value-type="string" calcext:value-type="string">
            <text:p>A SigLIP model (used by FLUX Redux).</text:p>
          </table:table-cell>
          <table:table-cell office:value-type="string" calcext:value-type="string">
            <text:p>google/siglip-so400m-patch14-384</text:p>
          </table:table-cell>
          <table:table-cell office:value-type="string" calcext:value-type="string">
            <text:p>hf_repo_id</text:p>
          </table:table-cell>
          <table:table-cell office:value-type="string" calcext:value-type="string">
            <text:p>{"id": "google/siglip-so400m-patch14-384", "author": "google", "sha": "9fdffc58afc957d1a03a25b10dba0329ab15c2a3", "last_modified": "2024-09-26 08:21:46+00:00", "created_at": "2024-01-08 13:38:32+00:00", "private": false, "gated": false, "disabled": false, "downloads": 2233767, "downloads_all_time": null, "likes": 573, "library_name": "transformers", "gguf": null, "inference": null, "inference_provider_mapping": null, "tags": ["transformers", "safetensors", "siglip", "zero-shot-image-classification", "vision", "arxiv:2303.15343", "arxiv:2305.13035", "arxiv:2209.06794", "license:apache-2.0", "endpoints_compatible", "region:us"], "pipeline_tag": "zero-shot-image-classification", "mask_token": null, "trending_score": null, "card_data": "license: apache-2.0\ntags:\n- vision\nwidget:\n- src: https://huggingface.co/datasets/mishig/sample_images/resolve/main/cat-dog-music.png\n <text:s/>candidate_labels: playing music, playing sports\n <text:s/>example_title: Cat &amp; Dog", "widget_data": [{"src": "https://huggingface.co/datasets/mishig/sample_images/resolve/main/cat-dog-music.png", "candidate_labels": "playing music, playing sports", "example_title": "Cat &amp; Dog"}], "model_index": null, "config": {"architectures": ["SiglipModel"], "model_type": "siglip", "tokenizer_config": {"eos_token": "&lt;/s&gt;", "pad_token": "&lt;/s&gt;", "unk_token": "&lt;unk&gt;"}}, "transformers_info": {"auto_model": "AutoModelForZeroShotImageClassification", "custom_class": null, "pipeline_tag": "zero-shot-image-classification", "processor": "AutoProcessor"}, "siblings": ["RepoSibling(rfilename='.gitattributes', size=1519, blob_id='a6344aac8c09253b3b630fb776ae94478aa0275b', lfs=None)", "RepoSibling(rfilename='README.md', size=4321, blob_id='a5fd5771ea9bec56bf88604979b486b309614463', lfs=None)", "RepoSibling(rfilename='config.json', size=576, blob_id='a513b447f6b05f640f9980d25f4d8a5cff6cd25d', lfs=None)", "RepoSibling(rfilename='model.safetensors', size=3511950624, blob_id='ab15d89bf13a2daeee9f8ed3345b191344d03565', lfs=BlobLfsInfo(size=3511950624, sha256='ea2abad2b7f8a9c1aa5e49a244d5d57ffa71c56f720c94bc5d240ef4d6e1d94a', pointer_size=135))", "RepoSibling(rfilename='preprocessor_config.json', size=368, blob_id='051261b5a784a2e7e5f93de1f86d170d69a9efd9', lfs=None)", "RepoSibling(rfilename='special_tokens_map.json', size=409, blob_id='6555f2261d409dea394d6b6973129a53b8725803', lfs=None)", "RepoSibling(rfilename='spiece.model', size=798330, blob_id='a81d858d2426e864b349f0d9830edf5b453256d7', lfs=BlobLfsInfo(size=798330, sha256='1e5036bed065526c3c212dfbe288752391797c4bb1a284aa18c9a0b23fcaf8ec', pointer_size=131))", "RepoSibling(rfilename='tokenizer.json', size=2399357, blob_id='6d6fd0bd6cc263099dc98e4fa383f90c9baa3521', lfs=None)", "RepoSibling(rfilename='tokenizer_config.json', size=711, blob_id='70741c5c1f6d21423ebf51ee77ef2fce868c33f2', lfs=None)"], "spaces": ["fancyfeast/joy-caption-alpha-two", "gokaygokay/FLUX-Prompt-Generator", "fancyfeast/joy-caption-pre-alpha", "InstantX/InstantCharacter", "fancyfeast/joy-caption-alpha-one", "InstantX/flux-IP-adapter", "qnguyen3/nanoLLaVA", "Vision-CAIR/LongVU", "InstantX/SD35-IP-Adapter", "John6666/joy-caption-pre-alpha-mod", "google/zero-shot-sg1-sg2", "VisualCloze/VisualCloze", "ginigen/VisualCloze", "nicolas-dufour/Plonk", "Heartsync/Character", "Hatman/InstantStyle-FLUX-SDXL", "labofsahil/image-classification", "Nymbo/joy-caption-alpha-one", "MegaTronX/joy-caption-pre-alpha-mod", "Calligrapher2025/Calligrapher", "pavel321/huggingface-cli-completion", "cpu4dream/llava-small-open-elm-aimv2", "khouraisan/fumo-classifier", "SahilCarterr/Calligrapher", "Babyloncoder/zero-shot-classification-plot", "Underground-Digital/Caption-Captain", "amos1088/test_gradio", "charbel-malo/SortingHat", "Tongbo/flashsloth", "dreroc/InstantCharacter", "SoftServe/open-flux-schnell", "kensbchiu/google-siglip-so400m-patch14-384", "Revrse/nanoLLaVA", "Jemand/google-siglip-so400m-patch14-384", "monirsso/google-siglip-so400m-patch14-384", "neiths/llama-3-vision-gguf", "rifatramadhani/wisdomik-QuiltNet-B-16", "HUANG-Stephanie/cvquest-colpali", "farrosalferro24/gecko", "savitha7/test-predicted-weight", "wahaha123asd/google-siglip-so400m-patch14-384", "GrapeHF/ai_playground", "kijeoung/joy-caption-ko", "AmpleBasis/joy-caption-pre-alpha", "Xuroo/google-siglip-so400m-patch14-384", "JeCabrera/FLUX-Prompt-Generator-2", "miktt55/aa", "Underground-Digital/Test-Caption-Captain", "John6666/joy-caption-pre-alpha-mod-error", "AI-Anchorite/joy-caption-alpha-two", "andyaii/FLUX-Prompt-Generator", "thongnguyen5999/mama", "connorblack/joy-caption-alpha-two", "MXPD/joy-caption-alpha-one", "luklue/joy-caption-alpha-one", "hihushuai/joy-caption-alpha-two", "evangelinaaaaaaaa/LongVU", "bobber/joy-caption-pre-alpha", "meepmoo/vtesting93x", "meepmoo/vtesting2", "Nymbo/SD35-IP-Adapter", "Nymbo/flux-IP-adapter", "neuralcomputation/batik", "K00B404/flux-IP-adapter", "maccmaccmaccc/5428-p-llamaindexRAG", "rafa9/joy-caption-alpha-two-pub", "philosopher-from-god/FLUX-Prompt-Generator", "Aleksmorshen/joy-caption-pre-alpha", "kooldark/motahinhanh", "kxxinDave/google-siglip-so400m-patch14-384", "svjack/joy-caption-pre-alpha", "svjack/joy-caption-alpha-two", "leeibo/google-siglip-so400m-patch14-384", "hzc541882025/joy-caption-pre-alpha", "opalure/zero-shot-sg1-sg2", "bapfalraz/demo-cop-image", "JoseVillanueva/google-siglip-so400m-patch14-384", "gowshiselva/image-description", "chbsaikiran/Phi3-VLM-On-Cifar10", "ford442/SD35-IP-Adapter", "TekeshiX/joy-caption-alpha-two", "svjack/InstantCharacter", "chanakarnuac/G01_Computer_Vision_Joy-caption-pre-alpha", "hmb/joy-caption-alpha-two-5", "K00B404/VisualCloze", "wedyanessam/Real_Time_Interactive_Avatar_v2", "Adieee5/Image_Prompting-and-Captioning", "ndgold/caption-images", "001100alfa/joy-caption-alpha-two", "PVZ388/joy-caption-pre-alpha", "yupengtang/flux-poc", "NTUST-DDRC/cosmos_transfer1_av", "royyy74/captions", "bodyapromax2010/BodyaSyncImageCaption", "marcosremar2/mineru2"], "safetensors": {"parameters": {"F32": 877960498}, "total": 877960498}, "security_repo_status": null, "xet_enabled": null, "lastModified": "2024-09-26 08:21:46+00:00", "cardData": "license: apache-2.0\ntags:\n- vision\nwidget:\n- src: https://huggingface.co/datasets/mishig/sample_images/resolve/main/cat-dog-music.png\n <text:s/>candidate_labels: playing music, playing sports\n <text:s/>example_title: Cat &amp; Dog", "transformersInfo": {"auto_model": "AutoModelForZeroShotImageClassification", "custom_class": null, "pipeline_tag": "zero-shot-image-classification", "processor": "AutoProcessor"}, "_id": "659bfad8356075e196a2dba0", "modelId": "google/siglip-so400m-patch14-384", "usedStorage": 3512748954}</text:p>
          </table:table-cell>
          <table:table-cell/>
          <table:table-cell office:value-type="string" calcext:value-type="string">
            <text:p>{"key":"a90421af-d11b-4a0f-9f81-4e60c3079167","hash":"blake3:9f29e1573b50a0e8ba43a4011015dd6330f4c1af599fde09947378058efa6c1a","path":"any/siglip/SigLIP - google/siglip-so400m-patch14-384","file_size":3515150375,"name":"SigLIP - google/siglip-so400m-patch14-384","type":"siglip","format":"diffusers","base":"any","source":"google/siglip-so400m-patch14-384","source_type":"hf_repo_id","description":"A SigLIP model (used by FLUX Redux).","source_api_response":"{\"id\": \"google/siglip-so400m-patch14-384\", \"author\": \"google\", \"sha\": \"9fdffc58afc957d1a03a25b10dba0329ab15c2a3\", \"last_modified\": \"2024-09-26 08:21:46+00:00\", \"created_at\": \"2024-01-08 13:38:32+00:00\", \"private\": false, \"gated\": false, \"disabled\": false, \"downloads\": 2233767, \"downloads_all_time\": null, \"likes\": 573, \"library_name\": \"transformers\", \"gguf\": null, \"inference\": null, \"inference_provider_mapping\": null, \"tags\": [\"transformers\", \"safetensors\", \"siglip\", \"zero-shot-image-classification\", \"vision\", \"arxiv:2303.15343\", \"arxiv:2305.13035\", \"arxiv:2209.06794\", \"license:apache-2.0\", \"endpoints_compatible\", \"region:us\"], \"pipeline_tag\": \"zero-shot-image-classification\", \"mask_token\": null, \"trending_score\": null, \"card_data\": \"license: apache-2.0\\ntags:\\n- vision\\nwidget:\\n- src: https://huggingface.co/datasets/mishig/sample_images/resolve/main/cat-dog-music.png\\n <text:s/>candidate_labels: playing music, playing sports\\n <text:s/>example_title: Cat &amp; Dog\", \"widget_data\": [{\"src\": \"https://huggingface.co/datasets/mishig/sample_images/resolve/main/cat-dog-music.png\", \"candidate_labels\": \"playing music, playing sports\", \"example_title\": \"Cat &amp; Dog\"}], \"model_index\": null, \"config\": {\"architectures\": [\"SiglipModel\"], \"model_type\": \"siglip\", \"tokenizer_config\": {\"eos_token\": \"&lt;/s&gt;\", \"pad_token\": \"&lt;/s&gt;\", \"unk_token\": \"&lt;unk&gt;\"}}, \"transformers_info\": {\"auto_model\": \"AutoModelForZeroShotImageClassification\", \"custom_class\": null, \"pipeline_tag\": \"zero-shot-image-classification\", \"processor\": \"AutoProcessor\"}, \"siblings\": [\"RepoSibling(rfilename='.gitattributes', size=1519, blob_id='a6344aac8c09253b3b630fb776ae94478aa0275b', lfs=None)\", \"RepoSibling(rfilename='README.md', size=4321, blob_id='a5fd5771ea9bec56bf88604979b486b309614463', lfs=None)\", \"RepoSibling(rfilename='config.json', size=576, blob_id='a513b447f6b05f640f9980d25f4d8a5cff6cd25d', lfs=None)\", \"RepoSibling(rfilename='model.safetensors', size=3511950624, blob_id='ab15d89bf13a2daeee9f8ed3345b191344d03565', lfs=BlobLfsInfo(size=3511950624, sha256='ea2abad2b7f8a9c1aa5e49a244d5d57ffa71c56f720c94bc5d240ef4d6e1d94a', pointer_size=135))\", \"RepoSibling(rfilename='preprocessor_config.json', size=368, blob_id='051261b5a784a2e7e5f93de1f86d170d69a9efd9', lfs=None)\", \"RepoSibling(rfilename='special_tokens_map.json', size=409, blob_id='6555f2261d409dea394d6b6973129a53b8725803', lfs=None)\", \"RepoSibling(rfilename='spiece.model', size=798330, blob_id='a81d858d2426e864b349f0d9830edf5b453256d7', lfs=BlobLfsInfo(size=798330, sha256='1e5036bed065526c3c212dfbe288752391797c4bb1a284aa18c9a0b23fcaf8ec', pointer_size=131))\", \"RepoSibling(rfilename='tokenizer.json', size=2399357, blob_id='6d6fd0bd6cc263099dc98e4fa383f90c9baa3521', lfs=None)\", \"RepoSibling(rfilename='tokenizer_config.json', size=711, blob_id='70741c5c1f6d21423ebf51ee77ef2fce868c33f2', lfs=None)\"], \"spaces\": [\"fancyfeast/joy-caption-alpha-two\", \"gokaygokay/FLUX-Prompt-Generator\", \"fancyfeast/joy-caption-pre-alpha\", \"InstantX/InstantCharacter\", \"fancyfeast/joy-caption-alpha-one\", \"InstantX/flux-IP-adapter\", \"qnguyen3/nanoLLaVA\", \"Vision-CAIR/LongVU\", \"InstantX/SD35-IP-Adapter\", \"John6666/joy-caption-pre-alpha-mod\", \"google/zero-shot-sg1-sg2\", \"VisualCloze/VisualCloze\", \"ginigen/VisualCloze\", \"nicolas-dufour/Plonk\", \"Heartsync/Character\", \"Hatman/InstantStyle-FLUX-SDXL\", \"labofsahil/image-classification\", \"Nymbo/joy-caption-alpha-one\", \"MegaTronX/joy-caption-pre-alpha-mod\", \"Calligrapher2025/Calligrapher\", \"pavel321/huggingface-cli-completion\", \"cpu4dream/llava-small-open-elm-aimv2\", \"khouraisan/fumo-classifier\", \"SahilCarterr/Calligrapher\", \"Babyloncoder/zero-shot-classification-plot\", \"Underground-Digital/Caption-Captain\", \"amos1088/test_gradio\", \"charbel-malo/SortingHat\", \"Tongbo/flashsloth\", \"dreroc/InstantCharacter\", \"SoftServe/open-flux-schnell\", \"kensbchiu/google-siglip-so400m-patch14-384\", \"Revrse/nanoLLaVA\", \"Jemand/google-siglip-so400m-patch14-384\", \"monirsso/google-siglip-so400m-patch14-384\", \"neiths/llama-3-vision-gguf\", \"rifatramadhani/wisdomik-QuiltNet-B-16\", \"HUANG-Stephanie/cvquest-colpali\", \"farrosalferro24/gecko\", \"savitha7/test-predicted-weight\", \"wahaha123asd/google-siglip-so400m-patch14-384\", \"GrapeHF/ai_playground\", \"kijeoung/joy-caption-ko\", \"AmpleBasis/joy-caption-pre-alpha\", \"Xuroo/google-siglip-so400m-patch14-384\", \"JeCabrera/FLUX-Prompt-Generator-2\", \"miktt55/aa\", \"Underground-Digital/Test-Caption-Captain\", \"John6666/joy-caption-pre-alpha-mod-error\", \"AI-Anchorite/joy-caption-alpha-two\", \"andyaii/FLUX-Prompt-Generator\", \"thongnguyen5999/mama\", \"connorblack/joy-caption-alpha-two\", \"MXPD/joy-caption-alpha-one\", \"luklue/joy-caption-alpha-one\", \"hihushuai/joy-caption-alpha-two\", \"evangelinaaaaaaaa/LongVU\", \"bobber/joy-caption-pre-alpha\", \"meepmoo/vtesting93x\", \"meepmoo/vtesting2\", \"Nymbo/SD35-IP-Adapter\", \"Nymbo/flux-IP-adapter\", \"neuralcomputation/batik\", \"K00B404/flux-IP-adapter\", \"maccmaccmaccc/5428-p-llamaindexRAG\", \"rafa9/joy-caption-alpha-two-pub\", \"philosopher-from-god/FLUX-Prompt-Generator\", \"Aleksmorshen/joy-caption-pre-alpha\", \"kooldark/motahinhanh\", \"kxxinDave/google-siglip-so400m-patch14-384\", \"svjack/joy-caption-pre-alpha\", \"svjack/joy-caption-alpha-two\", \"leeibo/google-siglip-so400m-patch14-384\", \"hzc541882025/joy-caption-pre-alpha\", \"opalure/zero-shot-sg1-sg2\", \"bapfalraz/demo-cop-image\", \"JoseVillanueva/google-siglip-so400m-patch14-384\", \"gowshiselva/image-description\", \"chbsaikiran/Phi3-VLM-On-Cifar10\", \"ford442/SD35-IP-Adapter\", \"TekeshiX/joy-caption-alpha-two\", \"svjack/InstantCharacter\", \"chanakarnuac/G01_Computer_Vision_Joy-caption-pre-alpha\", \"hmb/joy-caption-alpha-two-5\", \"K00B404/VisualCloze\", \"wedyanessam/Real_Time_Interactive_Avatar_v2\", \"Adieee5/Image_Prompting-and-Captioning\", \"ndgold/caption-images\", \"001100alfa/joy-caption-alpha-two\", \"PVZ388/joy-caption-pre-alpha\", \"yupengtang/flux-poc\", \"NTUST-DDRC/cosmos_transfer1_av\", \"royyy74/captions\", \"bodyapromax2010/BodyaSyncImageCaption\", \"marcosremar2/mineru2\"], \"safetensors\": {\"parameters\": {\"F32\": 877960498}, \"total\": 877960498}, \"security_repo_status\": null, \"xet_enabled\": null, \"lastModified\": \"2024-09-26 08:21:46+00:00\", \"cardData\": \"license: apache-2.0\\ntags:\\n- vision\\nwidget:\\n- src: https://huggingface.co/datasets/mishig/sample_images/resolve/main/cat-dog-music.png\\n <text:s/>candidate_labels: playing music, playing sports\\n <text:s/>example_title: Cat &amp; Dog\", \"transformersInfo\": {\"auto_model\": \"AutoModelForZeroShotImageClassification\", \"custom_class\": null, \"pipeline_tag\": \"zero-shot-image-classification\", \"processor\": \"AutoProcessor\"}, \"_id\": \"659bfad8356075e196a2dba0\", \"modelId\": \"google/siglip-so400m-patch14-384\", \"usedStorage\": 3512748954}","cover_image":null,"submodels":null,"usage_info":null,"repo_variant":""}</text:p>
          </table:table-cell>
          <table:table-cell table:number-columns-repeated="2" office:value-type="string" calcext:value-type="string">
            <text:p>2025-07-18 01:54:37.589</text:p>
          </table:table-cell>
          <table:table-cell office:value-type="float" office:value="3515150375" calcext:value-type="float">
            <text:p>3515150375</text:p>
          </table:table-cell>
        </table:table-row>
        <table:table-row table:style-name="ro1" table:visibility="filter">
          <table:table-cell office:value-type="string" calcext:value-type="string">
            <text:p>f1b8c4b6-19bc-4b1f-bdfb-dfa919bfbd00</text:p>
          </table:table-cell>
          <table:table-cell office:value-type="string" calcext:value-type="string">
            <text:p>blake3:030e1b1fed03722680ad09f88c13ef4687bd1ada6dd107b99edda0b3adcf9739</text:p>
          </table:table-cell>
          <table:table-cell office:value-type="string" calcext:value-type="string">
            <text:p>any</text:p>
          </table:table-cell>
          <table:table-cell office:value-type="string" calcext:value-type="string">
            <text:p>spandrel_image_to_image</text:p>
          </table:table-cell>
          <table:table-cell office:value-type="string" calcext:value-type="string">
            <text:p>any/spandrel_image_to_image/RealESRGAN_x2plus.pth</text:p>
          </table:table-cell>
          <table:table-cell office:value-type="string" calcext:value-type="string">
            <text:p>checkpoint</text:p>
          </table:table-cell>
          <table:table-cell office:value-type="string" calcext:value-type="string">
            <text:p>RealESRGAN_x2plus</text:p>
          </table:table-cell>
          <table:table-cell office:value-type="string" calcext:value-type="string">
            <text:p>A Real-ESRGAN 2x upscaling model (general-purpose).</text:p>
          </table:table-cell>
          <table:table-cell office:value-type="string" calcext:value-type="string">
            <text:p>https://github.com/xinntao/Real-ESRGAN/releases/download/v0.2.1/RealESRGAN_x2plus.pth</text:p>
          </table:table-cell>
          <table:table-cell office:value-type="string" calcext:value-type="string">
            <text:p>url</text:p>
          </table:table-cell>
          <table:table-cell table:number-columns-repeated="2"/>
          <table:table-cell office:value-type="string" calcext:value-type="string">
            <text:p>{"key":"f1b8c4b6-19bc-4b1f-bdfb-dfa919bfbd00","hash":"blake3:030e1b1fed03722680ad09f88c13ef4687bd1ada6dd107b99edda0b3adcf9739","path":"any/spandrel_image_to_image/RealESRGAN_x2plus.pth","file_size":67061725,"name":"RealESRGAN_x2plus","type":"spandrel_image_to_image","format":"checkpoint","base":"any","source":"https://github.com/xinntao/Real-ESRGAN/releases/download/v0.2.1/RealESRGAN_x2plus.pth","source_type":"url","description":"A Real-ESRGAN 2x upscaling model (general-purpose).","source_api_response":null,"cover_image":null,"submodels":null,"usage_info":null}</text:p>
          </table:table-cell>
          <table:table-cell table:number-columns-repeated="2" office:value-type="string" calcext:value-type="string">
            <text:p>2025-07-18 02:06:12.619</text:p>
          </table:table-cell>
          <table:table-cell office:value-type="float" office:value="67061725" calcext:value-type="float">
            <text:p>67061725</text:p>
          </table:table-cell>
        </table:table-row>
        <table:table-row table:style-name="ro1" table:visibility="filter">
          <table:table-cell office:value-type="string" calcext:value-type="string">
            <text:p>8cdedeb3-f707-4600-9b60-3faf6a250438</text:p>
          </table:table-cell>
          <table:table-cell office:value-type="string" calcext:value-type="string">
            <text:p>blake3:12f3f5d4856e684c627c0b5c403ace83a8e8baaf0fa6518cd230b5ec1c519107</text:p>
          </table:table-cell>
          <table:table-cell office:value-type="string" calcext:value-type="string">
            <text:p>any</text:p>
          </table:table-cell>
          <table:table-cell office:value-type="string" calcext:value-type="string">
            <text:p>t5_encoder</text:p>
          </table:table-cell>
          <table:table-cell office:value-type="string" calcext:value-type="string">
            <text:p>any/t5_encoder/t5_base_encoder</text:p>
          </table:table-cell>
          <table:table-cell office:value-type="string" calcext:value-type="string">
            <text:p>t5_encoder</text:p>
          </table:table-cell>
          <table:table-cell office:value-type="string" calcext:value-type="string">
            <text:p>t5_base_encoder</text:p>
          </table:table-cell>
          <table:table-cell office:value-type="string" calcext:value-type="string">
            <text:p>T5-XXL text encoder (used in FLUX pipelines). ~8GB</text:p>
          </table:table-cell>
          <table:table-cell office:value-type="string" calcext:value-type="string">
            <text:p>InvokeAI/t5-v1_1-xxl::bfloat16</text:p>
          </table:table-cell>
          <table:table-cell office:value-type="string" calcext:value-type="string">
            <text:p>hf_repo_id</text:p>
          </table:table-cell>
          <table:table-cell office:value-type="string" calcext:value-type="string">
            <text:p>{"id": "InvokeAI/t5-v1_1-xxl", "author": "InvokeAI", "sha": "2bf7affd7c006520a5c6705600f6ea438ad16533", "last_modified": "2024-08-23 15:16:42+00:00", "created_at": "2024-08-20 21:20:21+00:00", "private": false, "gated": false, "disabled": false, "downloads": 0, "downloads_all_time": null, "likes": 3, "library_name": null, "gguf": null, "inference": null, "inference_provider_mapping": null, "tags": ["safetensors", "license:apache-2.0", "region:us"], "pipeline_tag": null, "mask_token": null, "trending_score": null, "card_data": "license: apache-2.0", "widget_data": null, "model_index": null, "config": null, "transformers_info": null, "siblings": ["RepoSibling(rfilename='.gitattributes', size=1519, blob_id='a6344aac8c09253b3b630fb776ae94478aa0275b', lfs=None)", "RepoSibling(rfilename='README.md', size=675, blob_id='79b23b287fa0b9c17b08562a20f643b30565917a', lfs=None)", "RepoSibling(rfilename='bfloat16/text_encoder_2/config.json', size=782, blob_id='b00a8a6908682a2091f1194b81f220fd2b67c41c', lfs=None)", "RepoSibling(rfilename='bfloat16/text_encoder_2/model-00001-of-00002.safetensors', size=4994582224, blob_id='fb543745ed2f4aa1105e3a8f97ff89a6ff7b5662', lfs=BlobLfsInfo(size=4994582224, sha256='ec87bffd1923e8b2774a6d240c922a41f6143081d52cf83b8fe39e9d838c893e', pointer_size=135))", "RepoSibling(rfilename='bfloat16/text_encoder_2/model-00002-of-00002.safetensors', size=4530066360, blob_id='c1596ab4886c9962503f01891b16715d1469fbe5', lfs=BlobLfsInfo(size=4530066360, sha256='a5640855b301fcdbceddfa90ae8066cd9414aff020552a201a255ecf2059da00', pointer_size=135))", "RepoSibling(rfilename='bfloat16/text_encoder_2/model.safetensors.index.json', size=19885, blob_id='c8728bc3dca59d2616a2a594cbac3ddb9eb77d5b', lfs=None)", "RepoSibling(rfilename='bfloat16/tokenizer_2/special_tokens_map.json', size=2543, blob_id='17ade346a1042cbe0c1436f5bedcbd85c099d582', lfs=None)", "RepoSibling(rfilename='bfloat16/tokenizer_2/spiece.model', size=791656, blob_id='317a5ccbde45300f5d1d970d4d449af2108b147e', lfs=BlobLfsInfo(size=791656, sha256='d60acb128cf7b7f2536e8f38a5b18a05535c9e14c7a355904270e15b0945ea86', pointer_size=131))", "RepoSibling(rfilename='bfloat16/tokenizer_2/tokenizer.json', size=2424235, blob_id='21ed409afa3df5a822caa0fd5da30d13941f90b5', lfs=None)", "RepoSibling(rfilename='bfloat16/tokenizer_2/tokenizer_config.json', size=20817, blob_id='b336fa236135e6c87e246485e4d69e415cc57da0', lfs=None)", "RepoSibling(rfilename='bnb_llm_int8/text_encoder_2/bnb_llm_int8_model.safetensors', size=4898108072, blob_id='fc2a5f113df4812519227f63c0a149b98517c0e1', lfs=BlobLfsInfo(size=4898108072, sha256='a9ea786ff6105e97572d4f3ea94677b178ded1bdf20244b2fcba59ae89f5c753', pointer_size=135))", "RepoSibling(rfilename='bnb_llm_int8/text_encoder_2/config.json', size=782, blob_id='b00a8a6908682a2091f1194b81f220fd2b67c41c', lfs=None)", "RepoSibling(rfilename='bnb_llm_int8/tokenizer_2/special_tokens_map.json', size=2543, blob_id='17ade346a1042cbe0c1436f5bedcbd85c099d582', lfs=None)", "RepoSibling(rfilename='bnb_llm_int8/tokenizer_2/spiece.model', size=791656, blob_id='317a5ccbde45300f5d1d970d4d449af2108b147e', lfs=BlobLfsInfo(size=791656, sha256='d60acb128cf7b7f2536e8f38a5b18a05535c9e14c7a355904270e15b0945ea86', pointer_size=131))", "RepoSibling(rfilename='bnb_llm_int8/tokenizer_2/tokenizer.json', size=2424235, blob_id='21ed409afa3df5a822caa0fd5da30d13941f90b5', lfs=None)", "RepoSibling(rfilename='bnb_llm_int8/tokenizer_2/tokenizer_config.json', size=20817, blob_id='b336fa236135e6c87e246485e4d69e415cc57da0', lfs=None)", "RepoSibling(rfilename='optimum_quanto_qfloat8/text_encoder_2/config.json', size=863, blob_id='b726d23b8426dbcc83a7d9d3c78e3605c86f6371', lfs=None)", "RepoSibling(rfilename='optimum_quanto_qfloat8/text_encoder_2/model-00001-of-00002.safetensors', size=4985368760, blob_id='0a2096d264efc5a758ad9ae65bcfa065c513d69b', lfs=BlobLfsInfo(size=4985368760, sha256='05c4989e6df2d117d598cd5627e59c0ae99222059a9be6b53e116022a80b2bbb', pointer_size=135))", "RepoSibling(rfilename='optimum_quanto_qfloat8/text_encoder_2/model-00002-of-00002.safetensors', size=176360656, blob_id='b22a81941a390472865f0e0a5b4d64582a5a1db8', lfs=BlobLfsInfo(size=176360656, sha256='b70862008db43ad5b114b6e404f02bfc9b39abad0ab3b13f40d996f8090f53db', pointer_size=134))", "RepoSibling(rfilename='optimum_quanto_qfloat8/text_encoder_2/model.safetensors.index.json', size=70291, blob_id='586156a5ed3c2cb038954419b5a5b6df8d97206f', lfs=None)", "RepoSibling(rfilename='optimum_quanto_qfloat8/text_encoder_2/quanto_qmap.json', size=21004, blob_id='e46aaa768a469ac846c4d71202504b06ee1ad43f', lfs=None)", "RepoSibling(rfilename='optimum_quanto_qfloat8/tokenizer_2/special_tokens_map.json', size=2543, blob_id='17ade346a1042cbe0c1436f5bedcbd85c099d582', lfs=None)", "RepoSibling(rfilename='optimum_quanto_qfloat8/tokenizer_2/spiece.model', size=791656, blob_id='317a5ccbde45300f5d1d970d4d449af2108b147e', lfs=BlobLfsInfo(size=791656, sha256='d60acb128cf7b7f2536e8f38a5b18a05535c9e14c7a355904270e15b0945ea86', pointer_size=131))", "RepoSibling(rfilename='optimum_quanto_qfloat8/tokenizer_2/tokenizer.json', size=2424235, blob_id='21ed409afa3df5a822caa0fd5da30d13941f90b5', lfs=None)", "RepoSibling(rfilename='optimum_quanto_qfloat8/tokenizer_2/tokenizer_config.json', size=20817, blob_id='b336fa236135e6c87e246485e4d69e415cc57da0', lfs=None)"], "spaces": [], "safetensors": null, "security_repo_status": null, "xet_enabled": null, "lastModified": "2024-08-23 15:16:42+00:00", "cardData": "license: apache-2.0", "transformersInfo": null, "_id": "66c50895cf0439733e0a87de", "modelId": "InvokeAI/t5-v1_1-xxl", "usedStorage": 19585277728}</text:p>
          </table:table-cell>
          <table:table-cell/>
          <table:table-cell office:value-type="string" calcext:value-type="string">
            <text:p>{"key":"8cdedeb3-f707-4600-9b60-3faf6a250438","hash":"blake3:12f3f5d4856e684c627c0b5c403ace83a8e8baaf0fa6518cd230b5ec1c519107","path":"any/t5_encoder/t5_base_encoder","file_size":9527916694,"name":"t5_base_encoder","type":"t5_encoder","format":"t5_encoder","base":"any","source":"InvokeAI/t5-v1_1-xxl::bfloat16","source_type":"hf_repo_id","description":"T5-XXL text encoder (used in FLUX pipelines). ~8GB","source_api_response":"{\"id\": \"InvokeAI/t5-v1_1-xxl\", \"author\": \"InvokeAI\", \"sha\": \"2bf7affd7c006520a5c6705600f6ea438ad16533\", \"last_modified\": \"2024-08-23 15:16:42+00:00\", \"created_at\": \"2024-08-20 21:20:21+00:00\", \"private\": false, \"gated\": false, \"disabled\": false, \"downloads\": 0, \"downloads_all_time\": null, \"likes\": 3, \"library_name\": null, \"gguf\": null, \"inference\": null, \"inference_provider_mapping\": null, \"tags\": [\"safetensors\", \"license:apache-2.0\", \"region:us\"], \"pipeline_tag\": null, \"mask_token\": null, \"trending_score\": null, \"card_data\": \"license: apache-2.0\", \"widget_data\": null, \"model_index\": null, \"config\": null, \"transformers_info\": null, \"siblings\": [\"RepoSibling(rfilename='.gitattributes', size=1519, blob_id='a6344aac8c09253b3b630fb776ae94478aa0275b', lfs=None)\", \"RepoSibling(rfilename='README.md', size=675, blob_id='79b23b287fa0b9c17b08562a20f643b30565917a', lfs=None)\", \"RepoSibling(rfilename='bfloat16/text_encoder_2/config.json', size=782, blob_id='b00a8a6908682a2091f1194b81f220fd2b67c41c', lfs=None)\", \"RepoSibling(rfilename='bfloat16/text_encoder_2/model-00001-of-00002.safetensors', size=4994582224, blob_id='fb543745ed2f4aa1105e3a8f97ff89a6ff7b5662', lfs=BlobLfsInfo(size=4994582224, sha256='ec87bffd1923e8b2774a6d240c922a41f6143081d52cf83b8fe39e9d838c893e', pointer_size=135))\", \"RepoSibling(rfilename='bfloat16/text_encoder_2/model-00002-of-00002.safetensors', size=4530066360, blob_id='c1596ab4886c9962503f01891b16715d1469fbe5', lfs=BlobLfsInfo(size=4530066360, sha256='a5640855b301fcdbceddfa90ae8066cd9414aff020552a201a255ecf2059da00', pointer_size=135))\", \"RepoSibling(rfilename='bfloat16/text_encoder_2/model.safetensors.index.json', size=19885, blob_id='c8728bc3dca59d2616a2a594cbac3ddb9eb77d5b', lfs=None)\", \"RepoSibling(rfilename='bfloat16/tokenizer_2/special_tokens_map.json', size=2543, blob_id='17ade346a1042cbe0c1436f5bedcbd85c099d582', lfs=None)\", \"RepoSibling(rfilename='bfloat16/tokenizer_2/spiece.model', size=791656, blob_id='317a5ccbde45300f5d1d970d4d449af2108b147e', lfs=BlobLfsInfo(size=791656, sha256='d60acb128cf7b7f2536e8f38a5b18a05535c9e14c7a355904270e15b0945ea86', pointer_size=131))\", \"RepoSibling(rfilename='bfloat16/tokenizer_2/tokenizer.json', size=2424235, blob_id='21ed409afa3df5a822caa0fd5da30d13941f90b5', lfs=None)\", \"RepoSibling(rfilename='bfloat16/tokenizer_2/tokenizer_config.json', size=20817, blob_id='b336fa236135e6c87e246485e4d69e415cc57da0', lfs=None)\", \"RepoSibling(rfilename='bnb_llm_int8/text_encoder_2/bnb_llm_int8_model.safetensors', size=4898108072, blob_id='fc2a5f113df4812519227f63c0a149b98517c0e1', lfs=BlobLfsInfo(size=4898108072, sha256='a9ea786ff6105e97572d4f3ea94677b178ded1bdf20244b2fcba59ae89f5c753', pointer_size=135))\", \"RepoSibling(rfilename='bnb_llm_int8/text_encoder_2/config.json', size=782, blob_id='b00a8a6908682a2091f1194b81f220fd2b67c41c', lfs=None)\", \"RepoSibling(rfilename='bnb_llm_int8/tokenizer_2/special_tokens_map.json', size=2543, blob_id='17ade346a1042cbe0c1436f5bedcbd85c099d582', lfs=None)\", \"RepoSibling(rfilename='bnb_llm_int8/tokenizer_2/spiece.model', size=791656, blob_id='317a5ccbde45300f5d1d970d4d449af2108b147e', lfs=BlobLfsInfo(size=791656, sha256='d60acb128cf7b7f2536e8f38a5b18a05535c9e14c7a355904270e15b0945ea86', pointer_size=131))\", \"RepoSibling(rfilename='bnb_llm_int8/tokenizer_2/tokenizer.json', size=2424235, blob_id='21ed409afa3df5a822caa0fd5da30d13941f90b5', lfs=None)\", \"RepoSibling(rfilename='bnb_llm_int8/tokenizer_2/tokenizer_config.json', size=20817, blob_id='b336fa236135e6c87e246485e4d69e415cc57da0', lfs=None)\", \"RepoSibling(rfilename='optimum_quanto_qfloat8/text_encoder_2/config.json', size=863, blob_id='b726d23b8426dbcc83a7d9d3c78e3605c86f6371', lfs=None)\", \"RepoSibling(rfilename='optimum_quanto_qfloat8/text_encoder_2/model-00001-of-00002.safetensors', size=4985368760, blob_id='0a2096d264efc5a758ad9ae65bcfa065c513d69b', lfs=BlobLfsInfo(size=4985368760, sha256='05c4989e6df2d117d598cd5627e59c0ae99222059a9be6b53e116022a80b2bbb', pointer_size=135))\", \"RepoSibling(rfilename='optimum_quanto_qfloat8/text_encoder_2/model-00002-of-00002.safetensors', size=176360656, blob_id='b22a81941a390472865f0e0a5b4d64582a5a1db8', lfs=BlobLfsInfo(size=176360656, sha256='b70862008db43ad5b114b6e404f02bfc9b39abad0ab3b13f40d996f8090f53db', pointer_size=134))\", \"RepoSibling(rfilename='optimum_quanto_qfloat8/text_encoder_2/model.safetensors.index.json', size=70291, blob_id='586156a5ed3c2cb038954419b5a5b6df8d97206f', lfs=None)\", \"RepoSibling(rfilename='optimum_quanto_qfloat8/text_encoder_2/quanto_qmap.json', size=21004, blob_id='e46aaa768a469ac846c4d71202504b06ee1ad43f', lfs=None)\", \"RepoSibling(rfilename='optimum_quanto_qfloat8/tokenizer_2/special_tokens_map.json', size=2543, blob_id='17ade346a1042cbe0c1436f5bedcbd85c099d582', lfs=None)\", \"RepoSibling(rfilename='optimum_quanto_qfloat8/tokenizer_2/spiece.model', size=791656, blob_id='317a5ccbde45300f5d1d970d4d449af2108b147e', lfs=BlobLfsInfo(size=791656, sha256='d60acb128cf7b7f2536e8f38a5b18a05535c9e14c7a355904270e15b0945ea86', pointer_size=131))\", \"RepoSibling(rfilename='optimum_quanto_qfloat8/tokenizer_2/tokenizer.json', size=2424235, blob_id='21ed409afa3df5a822caa0fd5da30d13941f90b5', lfs=None)\", \"RepoSibling(rfilename='optimum_quanto_qfloat8/tokenizer_2/tokenizer_config.json', size=20817, blob_id='b336fa236135e6c87e246485e4d69e415cc57da0', lfs=None)\"], \"spaces\": [], \"safetensors\": null, \"security_repo_status\": null, \"xet_enabled\": null, \"lastModified\": \"2024-08-23 15:16:42+00:00\", \"cardData\": \"license: apache-2.0\", \"transformersInfo\": null, \"_id\": \"66c50895cf0439733e0a87de\", \"modelId\": \"InvokeAI/t5-v1_1-xxl\", \"usedStorage\": 19585277728}","cover_image":null,"submodels":null,"usage_info":null}</text:p>
          </table:table-cell>
          <table:table-cell table:number-columns-repeated="2" office:value-type="string" calcext:value-type="string">
            <text:p>2025-07-18 02:11:53.061</text:p>
          </table:table-cell>
          <table:table-cell office:value-type="float" office:value="9527916694" calcext:value-type="float">
            <text:p>9527916694</text:p>
          </table:table-cell>
        </table:table-row>
        <table:table-row table:style-name="ro1" table:visibility="filter">
          <table:table-cell office:value-type="string" calcext:value-type="string">
            <text:p>ab2cd3db-25ae-4b59-8ab1-49588ed59abd</text:p>
          </table:table-cell>
          <table:table-cell office:value-type="string" calcext:value-type="string">
            <text:p>blake3:3de52cf91f27c09e055e8c0297295eb3cbbb564597d9661294f6e3cd11128b27</text:p>
          </table:table-cell>
          <table:table-cell office:value-type="string" calcext:value-type="string">
            <text:p>any</text:p>
          </table:table-cell>
          <table:table-cell office:value-type="string" calcext:value-type="string">
            <text:p>clip_vision</text:p>
          </table:table-cell>
          <table:table-cell office:value-type="string" calcext:value-type="string">
            <text:p>any/clip_vision/IP Adapter SD1</text:p>
          </table:table-cell>
          <table:table-cell office:value-type="string" calcext:value-type="string">
            <text:p>diffusers</text:p>
          </table:table-cell>
          <table:table-cell office:value-type="string" calcext:value-type="string">
            <text:p>IP Adapter SD1.5 Image Encoder</text:p>
          </table:table-cell>
          <table:table-cell office:value-type="string" calcext:value-type="string">
            <text:p>any clip_vision model IP Adapter SD1.5 Image Encoder</text:p>
          </table:table-cell>
          <table:table-cell office:value-type="string" calcext:value-type="string">
            <text:p>InvokeAI/ip_adapter_sd_image_encoder</text:p>
          </table:table-cell>
          <table:table-cell office:value-type="string" calcext:value-type="string">
            <text:p>hf_repo_id</text:p>
          </table:table-cell>
          <table:table-cell office:value-type="string" calcext:value-type="string">
            <text:p>{"id": "InvokeAI/ip_adapter_sd_image_encoder", "author": "InvokeAI", "sha": "bb91c1a4950fe88fe3504f46e6a21b872c5c7f6b", "last_modified": "2023-09-23 18:33:25+00:00", "created_at": "2023-09-14 22:12:37+00:00", "private": false, "gated": false, "disabled": false, "downloads": 10530, "downloads_all_time": null, "likes": 12, "library_name": "transformers", "gguf": null, "inference": null, "inference_provider_mapping": null, "tags": ["transformers", "safetensors", "clip_vision_model", "license:apache-2.0", "endpoints_compatible", "region:us"], "pipeline_tag": null, "mask_token": null, "trending_score": null, "card_data": "license: apache-2.0", "widget_data": null, "model_index": null, "config": {"architectures": ["CLIPVisionModelWithProjection"], "model_type": "clip_vision_model"}, "transformers_info": {"auto_model": "CLIPVisionModelWithProjection", "custom_class": null, "pipeline_tag": null, "processor": "AutoTokenizer"}, "siblings": ["RepoSibling(rfilename='.gitattributes', size=1519, blob_id='a6344aac8c09253b3b630fb776ae94478aa0275b', lfs=None)", "RepoSibling(rfilename='README.md', size=628, blob_id='11d7f219ef03799f929d8be9b7bc3028ef45cd01', lfs=None)", "RepoSibling(rfilename='config.json', size=560, blob_id='9c841dd0314e27141ed01a24df1734e407a95c4a', lfs=None)", "RepoSibling(rfilename='model.safetensors', size=2528373448, blob_id='590c45d8aba49bfa35bc489af660f732aab16568', lfs=BlobLfsInfo(size=2528373448, sha256='6ca9667da1ca9e0b0f75e46bb030f7e011f44f86cbfb8d5a36590fcd7507b030', pointer_size=135))"], "spaces": ["K00B404/ipadapter_testing"], "safetensors": {"parameters": {"I64": 257, "F32": 632076800}, "total": 632077057}, "security_repo_status": null, "xet_enabled": null, "lastModified": "2023-09-23 18:33:25+00:00", "cardData": "license: apache-2.0", "transformersInfo": {"auto_model": "CLIPVisionModelWithProjection", "custom_class": null, "pipeline_tag": null, "processor": "AutoTokenizer"}, "_id": "650385552e728903c28f77ca", "modelId": "InvokeAI/ip_adapter_sd_image_encoder", "usedStorage": 2528373448}</text:p>
          </table:table-cell>
          <table:table-cell/>
          <table:table-cell office:value-type="string" calcext:value-type="string">
            <text:p>{"key":"ab2cd3db-25ae-4b59-8ab1-49588ed59abd","hash":"blake3:3de52cf91f27c09e055e8c0297295eb3cbbb564597d9661294f6e3cd11128b27","path":"any/clip_vision/IP Adapter SD1","file_size":2528374008,"name":"IP Adapter SD1.5 Image Encoder","type":"clip_vision","format":"diffusers","base":"any","source":"InvokeAI/ip_adapter_sd_image_encoder","source_type":"hf_repo_id","description":"any clip_vision model IP Adapter SD1.5 Image Encoder","source_api_response":"{\"id\": \"InvokeAI/ip_adapter_sd_image_encoder\", \"author\": \"InvokeAI\", \"sha\": \"bb91c1a4950fe88fe3504f46e6a21b872c5c7f6b\", \"last_modified\": \"2023-09-23 18:33:25+00:00\", \"created_at\": \"2023-09-14 22:12:37+00:00\", \"private\": false, \"gated\": false, \"disabled\": false, \"downloads\": 10530, \"downloads_all_time\": null, \"likes\": 12, \"library_name\": \"transformers\", \"gguf\": null, \"inference\": null, \"inference_provider_mapping\": null, \"tags\": [\"transformers\", \"safetensors\", \"clip_vision_model\", \"license:apache-2.0\", \"endpoints_compatible\", \"region:us\"], \"pipeline_tag\": null, \"mask_token\": null, \"trending_score\": null, \"card_data\": \"license: apache-2.0\", \"widget_data\": null, \"model_index\": null, \"config\": {\"architectures\": [\"CLIPVisionModelWithProjection\"], \"model_type\": \"clip_vision_model\"}, \"transformers_info\": {\"auto_model\": \"CLIPVisionModelWithProjection\", \"custom_class\": null, \"pipeline_tag\": null, \"processor\": \"AutoTokenizer\"}, \"siblings\": [\"RepoSibling(rfilename='.gitattributes', size=1519, blob_id='a6344aac8c09253b3b630fb776ae94478aa0275b', lfs=None)\", \"RepoSibling(rfilename='README.md', size=628, blob_id='11d7f219ef03799f929d8be9b7bc3028ef45cd01', lfs=None)\", \"RepoSibling(rfilename='config.json', size=560, blob_id='9c841dd0314e27141ed01a24df1734e407a95c4a', lfs=None)\", \"RepoSibling(rfilename='model.safetensors', size=2528373448, blob_id='590c45d8aba49bfa35bc489af660f732aab16568', lfs=BlobLfsInfo(size=2528373448, sha256='6ca9667da1ca9e0b0f75e46bb030f7e011f44f86cbfb8d5a36590fcd7507b030', pointer_size=135))\"], \"spaces\": [\"K00B404/ipadapter_testing\"], \"safetensors\": {\"parameters\": {\"I64\": 257, \"F32\": 632076800}, \"total\": 632077057}, \"security_repo_status\": null, \"xet_enabled\": null, \"lastModified\": \"2023-09-23 18:33:25+00:00\", \"cardData\": \"license: apache-2.0\", \"transformersInfo\": {\"auto_model\": \"CLIPVisionModelWithProjection\", \"custom_class\": null, \"pipeline_tag\": null, \"processor\": \"AutoTokenizer\"}, \"_id\": \"650385552e728903c28f77ca\", \"modelId\": \"InvokeAI/ip_adapter_sd_image_encoder\", \"usedStorage\": 2528373448}","cover_image":null,"submodels":null,"usage_info":null,"repo_variant":""}</text:p>
          </table:table-cell>
          <table:table-cell table:number-columns-repeated="2" office:value-type="string" calcext:value-type="string">
            <text:p>2025-07-19 01:58:33.012</text:p>
          </table:table-cell>
          <table:table-cell office:value-type="float" office:value="2528374008" calcext:value-type="float">
            <text:p>2528374008</text:p>
          </table:table-cell>
        </table:table-row>
        <table:table-row table:style-name="ro1" table:visibility="filter">
          <table:table-cell office:value-type="string" calcext:value-type="string">
            <text:p>852d4328-9273-4348-b1a0-0ed96baa3acd</text:p>
          </table:table-cell>
          <table:table-cell office:value-type="string" calcext:value-type="string">
            <text:p>blake3:ce21cb76364aa6e2421311cf4a4b5eb052a76c4f1cd207b50703d8978198a068</text:p>
          </table:table-cell>
          <table:table-cell office:value-type="string" calcext:value-type="string">
            <text:p>flux</text:p>
          </table:table-cell>
          <table:table-cell office:value-type="string" calcext:value-type="string">
            <text:p>vae</text:p>
          </table:table-cell>
          <table:table-cell office:value-type="string" calcext:value-type="string">
            <text:p>flux/vae/FLUX.safetensors</text:p>
          </table:table-cell>
          <table:table-cell office:value-type="string" calcext:value-type="string">
            <text:p>checkpoint</text:p>
          </table:table-cell>
          <table:table-cell office:value-type="string" calcext:value-type="string">
            <text:p>FLUX.1-VAE</text:p>
          </table:table-cell>
          <table:table-cell office:value-type="string" calcext:value-type="string">
            <text:p>FLUX VAE compatible with both schnell and dev variants.</text:p>
          </table:table-cell>
          <table:table-cell office:value-type="string" calcext:value-type="string">
            <text:p>black-forest-labs/FLUX.1-schnell::ae.safetensors</text:p>
          </table:table-cell>
          <table:table-cell office:value-type="string" calcext:value-type="string">
            <text:p>hf_repo_id</text:p>
          </table:table-cell>
          <table:table-cell office:value-type="string" calcext:value-type="string">
            <text:p>{"id": "black-forest-labs/FLUX.1-schnell", "author": "black-forest-labs", "sha": "741f7c3ce8b383c54771c7003378a50191e9efe9", "last_modified": "2024-08-16 14:37:56+00:00", "created_at": "2024-07-31 19:58:05+00:00", "private": false, "gated": "auto", "disabled": false, "downloads": 651488, "downloads_all_time": null, "likes": 4096, "library_name": "diffusers", "gguf": null, "inference": null, "inference_provider_mapping": null, "tags": ["diffusers", "safetensors", "text-to-image", "image-generation", "flux", "en", "license:apache-2.0", "endpoints_compatible", "diffusers:FluxPipeline", "region:us"], "pipeline_tag": "text-to-image", "mask_token": null, "trending_score": null, "card_data": "language:\n- en\nlicense: apache-2.0\ntags:\n- text-to-image\n- image-generation\n- flux", "widget_data": null, "model_index": null, "config": {"diffusers": {"_class_name": "FluxPipeline"}}, "transformers_info": null, "siblings": ["RepoSibling(rfilename='.gitattributes', size=1668, blob_id='6741893559c830018b078fafe2540de58214d287', lfs=None)", "RepoSibling(rfilename='README.md', size=3681, blob_id='d02a8ab09a5e82933d8d59e499169c8ae26f128e', lfs=None)", "RepoSibling(rfilename='ae.safetensors', size=335304388, blob_id='71f11a92800c4a93cead7cebc556531926ecfc33', lfs=BlobLfsInfo(size=335304388, sha256='afc8e28272cd15db3919bacdb6918ce9c1ed22e96cb12c4d5ed0fba823529e38', pointer_size=134))", "RepoSibling(rfilename='flux1-schnell.safetensors', size=23782506688, blob_id='a91e3eb2eef4318d354cdf34c0f93e0a8468be7c', lfs=BlobLfsInfo(size=23782506688, sha256='9403429e0052277ac2a87ad800adece5481eecefd9ed334e1f348723621d2a0a', pointer_size=136))", "RepoSibling(rfilename='model_index.json', size=536, blob_id='f2dcd899e03be059304cc980a87bb9389008ba2f', lfs=None)", "RepoSibling(rfilename='scheduler/scheduler_config.json', size=274, blob_id='0bdb1b0ee10b0b31745d2654369613d432dc297a', lfs=None)", "RepoSibling(rfilename='schnell_grid.jpeg', size=1671111, blob_id='ce1e202e74a02e29afe064147505a12a36bb212e', lfs=BlobLfsInfo(size=1671111, sha256='5bff488da88933a529825e4fd72e10c3824e22508dc1d6f36b49850fa517ac44', pointer_size=132))", "RepoSibling(rfilename='text_encoder/config.json', size=613, blob_id='5ebd923ce51522c605f64ab3d26ea024672777b6', lfs=None)", "RepoSibling(rfilename='text_encoder/model.safetensors', size=246144352, blob_id='40a62c5746d88a2483eb10db5ef38d12c5b6b893', lfs=BlobLfsInfo(size=246144352, sha256='893d67a23f4693ed42cdab4cbad7fe3e727cf59609c40da28a46b5470f9ed082', pointer_size=134))", "RepoSibling(rfilename='text_encoder_2/config.json', size=782, blob_id='b00a8a6908682a2091f1194b81f220fd2b67c41c', lfs=None)", "RepoSibling(rfilename='text_encoder_2/model-00001-of-00002.safetensors', size=4994582224, blob_id='fb543745ed2f4aa1105e3a8f97ff89a6ff7b5662', lfs=BlobLfsInfo(size=4994582224, sha256='ec87bffd1923e8b2774a6d240c922a41f6143081d52cf83b8fe39e9d838c893e', pointer_size=135))", "RepoSibling(rfilename='text_encoder_2/model-00002-of-00002.safetensors', size=4530066360, blob_id='c1596ab4886c9962503f01891b16715d1469fbe5', lfs=BlobLfsInfo(size=4530066360, sha256='a5640855b301fcdbceddfa90ae8066cd9414aff020552a201a255ecf2059da00', pointer_size=135))", "RepoSibling(rfilename='text_encoder_2/model.safetensors.index.json', size=19885, blob_id='c8728bc3dca59d2616a2a594cbac3ddb9eb77d5b', lfs=None)", "RepoSibling(rfilename='tokenizer/merges.txt', size=524619, blob_id='76e821f1b6f0a9709293c3b6b51ed90980b3166b', lfs=None)", "RepoSibling(rfilename='tokenizer/special_tokens_map.json', size=588, blob_id='cf0682d6de72c1547f41b4f6d7c59f62deffef94', lfs=None)", "RepoSibling(rfilename='tokenizer/tokenizer_config.json', size=705, blob_id='180a4e1be2a7d0b38a44108d6f24f585f35147b1', lfs=None)", "RepoSibling(rfilename='tokenizer/vocab.json', size=1059962, blob_id='469be27c5c010538f845f518c4f5e8574c78f7c8', lfs=None)", "RepoSibling(rfilename='tokenizer_2/special_tokens_map.json', size=2543, blob_id='17ade346a1042cbe0c1436f5bedcbd85c099d582', lfs=None)", "RepoSibling(rfilename='tokenizer_2/spiece.model', size=791656, blob_id='317a5ccbde45300f5d1d970d4d449af2108b147e', lfs=BlobLfsInfo(size=791656, sha256='d60acb128cf7b7f2536e8f38a5b18a05535c9e14c7a355904270e15b0945ea86', pointer_size=131))", "RepoSibling(rfilename='tokenizer_2/tokenizer.json', size=2424235, blob_id='21ed409afa3df5a822caa0fd5da30d13941f90b5', lfs=None)", "RepoSibling(rfilename='tokenizer_2/tokenizer_config.json', size=20817, blob_id='b336fa236135e6c87e246485e4d69e415cc57da0', lfs=None)", "RepoSibling(rfilename='transformer/config.json', size=321, blob_id='67e7b3526946734ed5f9014dc8fc2557714cce3e', lfs=None)", "RepoSibling(rfilename='transformer/diffusion_pytorch_model-00001-of-00003.safetensors', size=9962580296, blob_id='3fb8b5b0d42168e838789f7383cd97da182def52', lfs=BlobLfsInfo(size=9962580296, sha256='9b633dbe87316385c5b1c262bd4b5a01e3d955170661d63dcec8a01e89c0d820', pointer_size=135))", "RepoSibling(rfilename='transformer/diffusion_pytorch_model-00002-of-00003.safetensors', size=9949328904, blob_id='46b7fbb191fa0dd8a5e27185e2a81ea43d6719ae', lfs=BlobLfsInfo(size=9949328904, sha256='58b4434078f0c2567ddc54e3b5cbf39626ab55fbd9d5c22956e183668f535dec', pointer_size=135))", "RepoSibling(rfilename='transformer/diffusion_pytorch_model-00003-of-00003.safetensors', size=3870584832, blob_id='00e0f05ca7db329a52706bc7b9b63f6692e17009', lfs=BlobLfsInfo(size=3870584832, sha256='e2cbc25471ed5186e69a9b51098300cb2f612556453e38a372c851a220ed238d', pointer_size=135))", "RepoSibling(rfilename='transformer/diffusion_pytorch_model.safetensors.index.json', size=120822, blob_id='bf1b236a5e90a3e5ffc62c916914d3696ad276e7', lfs=None)", "RepoSibling(rfilename='vae/config.json', size=774, blob_id='b43183d0f5f0274bccd8054cd0069fc1d5f64586', lfs=None)", "RepoSibling(rfilename='vae/diffusion_pytorch_model.safetensors', size=167666902, blob_id='3557b83a132d75a1f71bde9963021e667b1a0d2d', lfs=BlobLfsInfo(size=167666902, sha256='f5b59a26851551b67ae1fe58d32e76486e1e812def4696a4bea97f16604d40a3', pointer_size=134))"], "spaces": ["black-forest-labs/FLUX.1-schnell", "KingNish/OpenGPT-4o", "yanze/PuLID-FLUX", "prithivMLmods/FLUX-LoRA-DLC", "Yuanshi/OminiControl", "KingNish/Realtime-FLUX", "SkalskiP/FLUX.1-inpaint", "radames/Real-Time-Latent-Consistency-Model", "prithivMLmods/FLUX-LoRA-DLC2", "multimodalart/FLUX.1-merged", "InstantX/InstantCharacter", "Yuanshi/OminiControl_Art", "CohereLabs/aya_expanse", "Nymbo/Serverless-ImgGen-Hub", "Yntec/ToyWorld", "latentexplorers/latentnavigation-flux", "DamarJati/FLUX.1-DEV-Canny", "autotrain-projects/train-flux-lora-ease", "primecai/diffusion-self-distillation", "r3gm/DiffuseCraft", "fantaxy/ofai-flx-logo", "InstantX/flux-IP-adapter", "John6666/DiffuseCraftMod", "NeurixYUFI/imggen", "fotographerai/ZenCtrl", "Gradio-Community/Text-guided-Flux-Inpainting", "John6666/votepurchase-multiple-model", "Yntec/PrintingPress", "Nymbo/Compare-6", "ginipick/Realtime-FLUX", "SkalskiP/FLUX.1-inpaint-dev", "MagicBag/FireFlow", "fantaxy/flx-pulid", "tight-inversion/tight-inversion", "ChristianHappy/FLUX.1-schnell", "InstantX/SD35-IP-Adapter", "multimodalart/civitai-to-hf", "randomtable/Simple-FLUX-Image-Generator", "wjs0725/RF-Solver-Edit", "tight-inversion/tight-inversion-pulid-demo", "ginigen/Workflow-Canvas", "PeepDaSlan9/B2BMGMT_FLUX.1-Schnell-Serverless", "Nymbo/Character-Generator", "baulab/SliderSpace", "phenixrhyder/NSFW-ToyWorld", "Djrango/qwen2vl-flux-mini-demo", "guardiancc/flux-advanced-explorer", "fffiloni/Flux_Upscaled", "agents-course/text-to-image", "Yntec/blitz_diffusion", "xilluill/KV-Edit", "Nymbo/FLUX.1-Schnell-Serverless", "ginigen/FLUX-Text-Tree-Image", "multimodalart/low-step-flux-comparison", "Novaciano/Flux_Lustly_AI_Uncensored_NSFW_V1", "gen6scp/sana-zero", "doevent/FLUX.1-merged", "alexnasa/XVerse", "Wauplin/space_to_dataset_saver", "Deddy/Unlimited_FLUX_Schnell_V1-3", "m-ric/text-to-image", "fffiloni/ReNO", "evalstate/flux1_schnell", "NJU/RAG-Diffusion", "Akjava/mediapipe-face-mesh-3d", "VisualCloze/VisualCloze", "K00B404/FluxCapacitor", "Akjava/flux1-schnell-img2img", "chansung/auto-diffuser-config", "AI-Platform/FLUXPro", "huanhoang/flux2", "helblazer811/ConceptAttention", "Deddy/PuLid-FLX-GPU", "sofianhw/PuLID-FLUX", "takarajordan/flux-lightning", "frankbank999/black-forest-labs-FLUX.1-schnell", "PAIR/StreamingSVD", "vyloup/FLUX-LoRA-DLC", "ginigen/Design", "KwabsHug/GameConfigIdea", "yiren98/MakeAnything", "Deddy/FLUX-Wallpaper-HD-Maker", "ginigen/Flux-LayerDiffuse", "Dax451/flux-image-generator", "mukaist/FLUX.1-schnell", "K00B404/FLUX.1-Dev-Serverless-darn", "Raumkommander/train-flux-lora-ease", "guardiancc/FLUX-LoRA-DLC-fixed", "zhangyang-0123/EcoDiff", "Abinivesh/Multi-models-prompt-to-image-generation", "Aatricks/LightDiffusion-Next", "SunderAli17/ToonMage", "bghira/FluxBooru-CFG3.5", "qiuzhi2046/PuLID-FLUX", "ginigen/Infographic", "AlekseyCalvin/soonfactory", "PeepDaSlan9/HYDRAS_flux2", "ruslanmv/Flux-LoRA-Generation-Advanced", "ginigen/VisualCloze", "rahul7star/ai-toolkit"], "safetensors": null, "security_repo_status": null, "xet_enabled": null, "lastModified": "2024-08-16 14:37:56+00:00", "cardData": "language:\n- en\nlicense: apache-2.0\ntags:\n- text-to-image\n- image-generation\n- flux", "transformersInfo": null, "_id": "66aa974d1f83b210ae7f74ae", "modelId": "black-forest-labs/FLUX.1-schnell", "usedStorage": 82178411057}</text:p>
          </table:table-cell>
          <table:table-cell/>
          <table:table-cell office:value-type="string" calcext:value-type="string">
            <text:p>{"key":"852d4328-9273-4348-b1a0-0ed96baa3acd","hash":"blake3:ce21cb76364aa6e2421311cf4a4b5eb052a76c4f1cd207b50703d8978198a068","path":"flux/vae/FLUX.safetensors","file_size":335304388,"name":"FLUX.1-VAE","type":"vae","format":"checkpoint","base":"flux","source":"black-forest-labs/FLUX.1-schnell::ae.safetensors","source_type":"hf_repo_id","description":"FLUX VAE compatible with both schnell and dev variants.","source_api_response":"{\"id\": \"black-forest-labs/FLUX.1-schnell\", \"author\": \"black-forest-labs\", \"sha\": \"741f7c3ce8b383c54771c7003378a50191e9efe9\", \"last_modified\": \"2024-08-16 14:37:56+00:00\", \"created_at\": \"2024-07-31 19:58:05+00:00\", \"private\": false, \"gated\": \"auto\", \"disabled\": false, \"downloads\": 651488, \"downloads_all_time\": null, \"likes\": 4096, \"library_name\": \"diffusers\", \"gguf\": null, \"inference\": null, \"inference_provider_mapping\": null, \"tags\": [\"diffusers\", \"safetensors\", \"text-to-image\", \"image-generation\", \"flux\", \"en\", \"license:apache-2.0\", \"endpoints_compatible\", \"diffusers:FluxPipeline\", \"region:us\"], \"pipeline_tag\": \"text-to-image\", \"mask_token\": null, \"trending_score\": null, \"card_data\": \"language:\\n- en\\nlicense: apache-2.0\\ntags:\\n- text-to-image\\n- image-generation\\n- flux\", \"widget_data\": null, \"model_index\": null, \"config\": {\"diffusers\": {\"_class_name\": \"FluxPipeline\"}}, \"transformers_info\": null, \"siblings\": [\"RepoSibling(rfilename='.gitattributes', size=1668, blob_id='6741893559c830018b078fafe2540de58214d287', lfs=None)\", \"RepoSibling(rfilename='README.md', size=3681, blob_id='d02a8ab09a5e82933d8d59e499169c8ae26f128e', lfs=None)\", \"RepoSibling(rfilename='ae.safetensors', size=335304388, blob_id='71f11a92800c4a93cead7cebc556531926ecfc33', lfs=BlobLfsInfo(size=335304388, sha256='afc8e28272cd15db3919bacdb6918ce9c1ed22e96cb12c4d5ed0fba823529e38', pointer_size=134))\", \"RepoSibling(rfilename='flux1-schnell.safetensors', size=23782506688, blob_id='a91e3eb2eef4318d354cdf34c0f93e0a8468be7c', lfs=BlobLfsInfo(size=23782506688, sha256='9403429e0052277ac2a87ad800adece5481eecefd9ed334e1f348723621d2a0a', pointer_size=136))\", \"RepoSibling(rfilename='model_index.json', size=536, blob_id='f2dcd899e03be059304cc980a87bb9389008ba2f', lfs=None)\", \"RepoSibling(rfilename='scheduler/scheduler_config.json', size=274, blob_id='0bdb1b0ee10b0b31745d2654369613d432dc297a', lfs=None)\", \"RepoSibling(rfilename='schnell_grid.jpeg', size=1671111, blob_id='ce1e202e74a02e29afe064147505a12a36bb212e', lfs=BlobLfsInfo(size=1671111, sha256='5bff488da88933a529825e4fd72e10c3824e22508dc1d6f36b49850fa517ac44', pointer_size=132))\", \"RepoSibling(rfilename='text_encoder/config.json', size=613, blob_id='5ebd923ce51522c605f64ab3d26ea024672777b6', lfs=None)\", \"RepoSibling(rfilename='text_encoder/model.safetensors', size=246144352, blob_id='40a62c5746d88a2483eb10db5ef38d12c5b6b893', lfs=BlobLfsInfo(size=246144352, sha256='893d67a23f4693ed42cdab4cbad7fe3e727cf59609c40da28a46b5470f9ed082', pointer_size=134))\", \"RepoSibling(rfilename='text_encoder_2/config.json', size=782, blob_id='b00a8a6908682a2091f1194b81f220fd2b67c41c', lfs=None)\", \"RepoSibling(rfilename='text_encoder_2/model-00001-of-00002.safetensors', size=4994582224, blob_id='fb543745ed2f4aa1105e3a8f97ff89a6ff7b5662', lfs=BlobLfsInfo(size=4994582224, sha256='ec87bffd1923e8b2774a6d240c922a41f6143081d52cf83b8fe39e9d838c893e', pointer_size=135))\", \"RepoSibling(rfilename='text_encoder_2/model-00002-of-00002.safetensors', size=4530066360, blob_id='c1596ab4886c9962503f01891b16715d1469fbe5', lfs=BlobLfsInfo(size=4530066360, sha256='a5640855b301fcdbceddfa90ae8066cd9414aff020552a201a255ecf2059da00', pointer_size=135))\", \"RepoSibling(rfilename='text_encoder_2/model.safetensors.index.json', size=19885, blob_id='c8728bc3dca59d2616a2a594cbac3ddb9eb77d5b', lfs=None)\", \"RepoSibling(rfilename='tokenizer/merges.txt', size=524619, blob_id='76e821f1b6f0a9709293c3b6b51ed90980b3166b', lfs=None)\", \"RepoSibling(rfilename='tokenizer/special_tokens_map.json', size=588, blob_id='cf0682d6de72c1547f41b4f6d7c59f62deffef94', lfs=None)\", \"RepoSibling(rfilename='tokenizer/tokenizer_config.json', size=705, blob_id='180a4e1be2a7d0b38a44108d6f24f585f35147b1', lfs=None)\", \"RepoSibling(rfilename='tokenizer/vocab.json', size=1059962, blob_id='469be27c5c010538f845f518c4f5e8574c78f7c8', lfs=None)\", \"RepoSibling(rfilename='tokenizer_2/special_tokens_map.json', size=2543, blob_id='17ade346a1042cbe0c1436f5bedcbd85c099d582', lfs=None)\", \"RepoSibling(rfilename='tokenizer_2/spiece.model', size=791656, blob_id='317a5ccbde45300f5d1d970d4d449af2108b147e', lfs=BlobLfsInfo(size=791656, sha256='d60acb128cf7b7f2536e8f38a5b18a05535c9e14c7a355904270e15b0945ea86', pointer_size=131))\", \"RepoSibling(rfilename='tokenizer_2/tokenizer.json', size=2424235, blob_id='21ed409afa3df5a822caa0fd5da30d13941f90b5', lfs=None)\", \"RepoSibling(rfilename='tokenizer_2/tokenizer_config.json', size=20817, blob_id='b336fa236135e6c87e246485e4d69e415cc57da0', lfs=None)\", \"RepoSibling(rfilename='transformer/config.json', size=321, blob_id='67e7b3526946734ed5f9014dc8fc2557714cce3e', lfs=None)\", \"RepoSibling(rfilename='transformer/diffusion_pytorch_model-00001-of-00003.safetensors', size=9962580296, blob_id='3fb8b5b0d42168e838789f7383cd97da182def52', lfs=BlobLfsInfo(size=9962580296, sha256='9b633dbe87316385c5b1c262bd4b5a01e3d955170661d63dcec8a01e89c0d820', pointer_size=135))\", \"RepoSibling(rfilename='transformer/diffusion_pytorch_model-00002-of-00003.safetensors', size=9949328904, blob_id='46b7fbb191fa0dd8a5e27185e2a81ea43d6719ae', lfs=BlobLfsInfo(size=9949328904, sha256='58b4434078f0c2567ddc54e3b5cbf39626ab55fbd9d5c22956e183668f535dec', pointer_size=135))\", \"RepoSibling(rfilename='transformer/diffusion_pytorch_model-00003-of-00003.safetensors', size=3870584832, blob_id='00e0f05ca7db329a52706bc7b9b63f6692e17009', lfs=BlobLfsInfo(size=3870584832, sha256='e2cbc25471ed5186e69a9b51098300cb2f612556453e38a372c851a220ed238d', pointer_size=135))\", \"RepoSibling(rfilename='transformer/diffusion_pytorch_model.safetensors.index.json', size=120822, blob_id='bf1b236a5e90a3e5ffc62c916914d3696ad276e7', lfs=None)\", \"RepoSibling(rfilename='vae/config.json', size=774, blob_id='b43183d0f5f0274bccd8054cd0069fc1d5f64586', lfs=None)\", \"RepoSibling(rfilename='vae/diffusion_pytorch_model.safetensors', size=167666902, blob_id='3557b83a132d75a1f71bde9963021e667b1a0d2d', lfs=BlobLfsInfo(size=167666902, sha256='f5b59a26851551b67ae1fe58d32e76486e1e812def4696a4bea97f16604d40a3', pointer_size=134))\"], \"spaces\": [\"black-forest-labs/FLUX.1-schnell\", \"KingNish/OpenGPT-4o\", \"yanze/PuLID-FLUX\", \"prithivMLmods/FLUX-LoRA-DLC\", \"Yuanshi/OminiControl\", \"KingNish/Realtime-FLUX\", \"SkalskiP/FLUX.1-inpaint\", \"radames/Real-Time-Latent-Consistency-Model\", \"prithivMLmods/FLUX-LoRA-DLC2\", \"multimodalart/FLUX.1-merged\", \"InstantX/InstantCharacter\", \"Yuanshi/OminiControl_Art\", \"CohereLabs/aya_expanse\", \"Nymbo/Serverless-ImgGen-Hub\", \"Yntec/ToyWorld\", \"latentexplorers/latentnavigation-flux\", \"DamarJati/FLUX.1-DEV-Canny\", \"autotrain-projects/train-flux-lora-ease\", \"primecai/diffusion-self-distillation\", \"r3gm/DiffuseCraft\", \"fantaxy/ofai-flx-logo\", \"InstantX/flux-IP-adapter\", \"John6666/DiffuseCraftMod\", \"NeurixYUFI/imggen\", \"fotographerai/ZenCtrl\", \"Gradio-Community/Text-guided-Flux-Inpainting\", \"John6666/votepurchase-multiple-model\", \"Yntec/PrintingPress\", \"Nymbo/Compare-6\", \"ginipick/Realtime-FLUX\", \"SkalskiP/FLUX.1-inpaint-dev\", \"MagicBag/FireFlow\", \"fantaxy/flx-pulid\", \"tight-inversion/tight-inversion\", \"ChristianHappy/FLUX.1-schnell\", \"InstantX/SD35-IP-Adapter\", \"multimodalart/civitai-to-hf\", \"randomtable/Simple-FLUX-Image-Generator\", \"wjs0725/RF-Solver-Edit\", \"tight-inversion/tight-inversion-pulid-demo\", \"ginigen/Workflow-Canvas\", \"PeepDaSlan9/B2BMGMT_FLUX.1-Schnell-Serverless\", \"Nymbo/Character-Generator\", \"baulab/SliderSpace\", \"phenixrhyder/NSFW-ToyWorld\", \"Djrango/qwen2vl-flux-mini-demo\", \"guardiancc/flux-advanced-explorer\", \"fffiloni/Flux_Upscaled\", \"agents-course/text-to-image\", \"Yntec/blitz_diffusion\", \"xilluill/KV-Edit\", \"Nymbo/FLUX.1-Schnell-Serverless\", \"ginigen/FLUX-Text-Tree-Image\", \"multimodalart/low-step-flux-comparison\", \"Novaciano/Flux_Lustly_AI_Uncensored_NSFW_V1\", \"gen6scp/sana-zero\", \"doevent/FLUX.1-merged\", \"alexnasa/XVerse\", \"Wauplin/space_to_dataset_saver\", \"Deddy/Unlimited_FLUX_Schnell_V1-3\", \"m-ric/text-to-image\", \"fffiloni/ReNO\", \"evalstate/flux1_schnell\", \"NJU/RAG-Diffusion\", \"Akjava/mediapipe-face-mesh-3d\", \"VisualCloze/VisualCloze\", \"K00B404/FluxCapacitor\", \"Akjava/flux1-schnell-img2img\", \"chansung/auto-diffuser-config\", \"AI-Platform/FLUXPro\", \"huanhoang/flux2\", \"helblazer811/ConceptAttention\", \"Deddy/PuLid-FLX-GPU\", \"sofianhw/PuLID-FLUX\", \"takarajordan/flux-lightning\", \"frankbank999/black-forest-labs-FLUX.1-schnell\", \"PAIR/StreamingSVD\", \"vyloup/FLUX-LoRA-DLC\", \"ginigen/Design\", \"KwabsHug/GameConfigIdea\", \"yiren98/MakeAnything\", \"Deddy/FLUX-Wallpaper-HD-Maker\", \"ginigen/Flux-LayerDiffuse\", \"Dax451/flux-image-generator\", \"mukaist/FLUX.1-schnell\", \"K00B404/FLUX.1-Dev-Serverless-darn\", \"Raumkommander/train-flux-lora-ease\", \"guardiancc/FLUX-LoRA-DLC-fixed\", \"zhangyang-0123/EcoDiff\", \"Abinivesh/Multi-models-prompt-to-image-generation\", \"Aatricks/LightDiffusion-Next\", \"SunderAli17/ToonMage\", \"bghira/FluxBooru-CFG3.5\", \"qiuzhi2046/PuLID-FLUX\", \"ginigen/Infographic\", \"AlekseyCalvin/soonfactory\", \"PeepDaSlan9/HYDRAS_flux2\", \"ruslanmv/Flux-LoRA-Generation-Advanced\", \"ginigen/VisualCloze\", \"rahul7star/ai-toolkit\"], \"safetensors\": null, \"security_repo_status\": null, \"xet_enabled\": null, \"lastModified\": \"2024-08-16 14:37:56+00:00\", \"cardData\": \"language:\\n- en\\nlicense: apache-2.0\\ntags:\\n- text-to-image\\n- image-generation\\n- flux\", \"transformersInfo\": null, \"_id\": \"66aa974d1f83b210ae7f74ae\", \"modelId\": \"black-forest-labs/FLUX.1-schnell\", \"usedStorage\": 82178411057}","cover_image":null,"submodels":null,"usage_info":null,"config_path":"flux","converted_at":1752801914.0}</text:p>
          </table:table-cell>
          <table:table-cell office:value-type="string" calcext:value-type="string">
            <text:p>2025-07-18 01:25:14.290</text:p>
          </table:table-cell>
          <table:table-cell office:value-type="string" calcext:value-type="string">
            <text:p>2025-07-18 05:12:15.418</text:p>
          </table:table-cell>
          <table:table-cell office:value-type="float" office:value="335304388" calcext:value-type="float">
            <text:p>335304388</text:p>
          </table:table-cell>
        </table:table-row>
        <table:table-row table:style-name="ro1" table:visibility="filter">
          <table:table-cell office:value-type="string" calcext:value-type="string">
            <text:p>d4048a78-b05f-4a1c-99c1-cb559cfdadb3</text:p>
          </table:table-cell>
          <table:table-cell office:value-type="string" calcext:value-type="string">
            <text:p>blake3:6ac334604882fc27ef0f8261213ecfa4bfbde5aabe3a6b0cb147601720d5f9ba</text:p>
          </table:table-cell>
          <table:table-cell office:value-type="string" calcext:value-type="string">
            <text:p>flux</text:p>
          </table:table-cell>
          <table:table-cell office:value-type="string" calcext:value-type="string">
            <text:p>ip_adapter</text:p>
          </table:table-cell>
          <table:table-cell office:value-type="string" calcext:value-type="string">
            <text:p>flux/ip_adapter/Standard Reference (XLabs FLUX IP-Adapter v2).safetensors</text:p>
          </table:table-cell>
          <table:table-cell office:value-type="string" calcext:value-type="string">
            <text:p>checkpoint</text:p>
          </table:table-cell>
          <table:table-cell office:value-type="string" calcext:value-type="string">
            <text:p>Standard Reference (XLabs FLUX IP-Adapter v2)</text:p>
          </table:table-cell>
          <table:table-cell office:value-type="string" calcext:value-type="string">
            <text:p>References images with a more generalized/looser degree of precision.</text:p>
          </table:table-cell>
          <table:table-cell office:value-type="string" calcext:value-type="string">
            <text:p>https://huggingface.co/XLabs-AI/flux-ip-adapter-v2/resolve/main/ip_adapter.safetensors</text:p>
          </table:table-cell>
          <table:table-cell office:value-type="string" calcext:value-type="string">
            <text:p>url</text:p>
          </table:table-cell>
          <table:table-cell table:number-columns-repeated="2"/>
          <table:table-cell office:value-type="string" calcext:value-type="string">
            <text:p>{"key":"d4048a78-b05f-4a1c-99c1-cb559cfdadb3","hash":"blake3:6ac334604882fc27ef0f8261213ecfa4bfbde5aabe3a6b0cb147601720d5f9ba","path":"flux/ip_adapter/Standard Reference (XLabs FLUX IP-Adapter v2).safetensors","file_size":1057356424,"name":"Standard Reference (XLabs FLUX IP-Adapter v2)","type":"ip_adapter","format":"checkpoint","base":"flux","source":"https://huggingface.co/XLabs-AI/flux-ip-adapter-v2/resolve/main/ip_adapter.safetensors","source_type":"url","description":"References images with a more generalized/looser degree of precision.","source_api_response":null,"cover_image":null,"submodels":null,"usage_info":null}</text:p>
          </table:table-cell>
          <table:table-cell table:number-columns-repeated="2" office:value-type="string" calcext:value-type="string">
            <text:p>2025-07-18 01:31:52.813</text:p>
          </table:table-cell>
          <table:table-cell office:value-type="float" office:value="1057356424" calcext:value-type="float">
            <text:p>1057356424</text:p>
          </table:table-cell>
        </table:table-row>
        <table:table-row table:style-name="ro1" table:visibility="filter">
          <table:table-cell office:value-type="string" calcext:value-type="string">
            <text:p>8282b3cf-09d9-4879-8792-1051f43ef999</text:p>
          </table:table-cell>
          <table:table-cell office:value-type="string" calcext:value-type="string">
            <text:p>blake3:8baebb6136cee2910494be50ea5f84ecda63e74cbecfccbd5bb85e22ecedab2e</text:p>
          </table:table-cell>
          <table:table-cell office:value-type="string" calcext:value-type="string">
            <text:p>flux</text:p>
          </table:table-cell>
          <table:table-cell office:value-type="string" calcext:value-type="string">
            <text:p>control_lora</text:p>
          </table:table-cell>
          <table:table-cell office:value-type="string" calcext:value-type="string">
            <text:p>flux/control_lora/Hard Edge Detection (Canny).safetensors</text:p>
          </table:table-cell>
          <table:table-cell office:value-type="string" calcext:value-type="string">
            <text:p>lycoris</text:p>
          </table:table-cell>
          <table:table-cell office:value-type="string" calcext:value-type="string">
            <text:p>Hard Edge Detection (Canny)</text:p>
          </table:table-cell>
          <table:table-cell office:value-type="string" calcext:value-type="string">
            <text:p>Uses detected edges in the image to control composition.</text:p>
          </table:table-cell>
          <table:table-cell office:value-type="string" calcext:value-type="string">
            <text:p>black-forest-labs/FLUX.1-Canny-dev-lora::flux1-canny-dev-lora.safetensors</text:p>
          </table:table-cell>
          <table:table-cell office:value-type="string" calcext:value-type="string">
            <text:p>hf_repo_id</text:p>
          </table:table-cell>
          <table:table-cell office:value-type="string" calcext:value-type="string">
            <text:p>{"id": "black-forest-labs/FLUX.1-Canny-dev-lora", "author": "black-forest-labs", "sha": "35c8cb10238d8391b405c300090339f9704df3f2", "last_modified": "2025-06-27 16:26:06+00:00", "created_at": "2024-11-20 19:47:28+00:00", "private": false, "gated": "auto", "disabled": false, "downloads": 10807, "downloads_all_time": null, "likes": 192, "library_name": "diffusion-single-file", "gguf": null, "inference": null, "inference_provider_mapping": null, "tags": ["diffusion-single-file", "image-generation", "flux", "en", "license:other", "region:us"], "pipeline_tag": null, "mask_token": null, "trending_score": null, "card_data": "language:\n- en\nlicense: other\nlicense_name: flux-1-dev-non-commercial-license\nlicense_link: LICENSE.md\ntags:\n- image-generation\n- flux\n- diffusion-single-file\nextra_gated_prompt: By clicking \"Agree\", you agree to the [FluxDev Non-Commercial\n <text:s/>License Agreement](https://huggingface.co/black-forest-labs/FLUX.1-Canny-dev-lora/blob/main/LICENSE.md)\n <text:s/>and acknowledge the [Acceptable Use Policy](https://huggingface.co/black-forest-labs/FLUX.1-Canny-dev-lora/blob/main/POLICY.md).", "widget_data": null, "model_index": null, "config": null, "transformers_info": null, "siblings": ["RepoSibling(rfilename='.gitattributes', size=1519, blob_id='a6344aac8c09253b3b630fb776ae94478aa0275b', lfs=None)", "RepoSibling(rfilename='LICENSE.md', size=18621, blob_id='763a44c31c02064a8388981040487ce8731ddc86', lfs=None)", "RepoSibling(rfilename='README.md', size=4922, blob_id='47d37bc8dee2ea6d0a1c01a507288ff6a2a27ab0', lfs=None)", "RepoSibling(rfilename='flux1-canny-dev-lora.safetensors', size=1244443944, blob_id='753ed9987bd20b585a91ac3f7449472336548c5c', lfs=BlobLfsInfo(size=1244443944, sha256='8eaa21b9c43d5e7242844deb64b8cf22ae9010f813f955ca8c05f240b8a98f7e', pointer_size=135))"], "spaces": ["matteomarjanovic/draptic-demo"], "safetensors": null, "security_repo_status": null, "xet_enabled": null, "lastModified": "2025-06-27 16:26:06+00:00", "cardData": "language:\n- en\nlicense: other\nlicense_name: flux-1-dev-non-commercial-license\nlicense_link: LICENSE.md\ntags:\n- image-generation\n- flux\n- diffusion-single-file\nextra_gated_prompt: By clicking \"Agree\", you agree to the [FluxDev Non-Commercial\n <text:s/>License Agreement](https://huggingface.co/black-forest-labs/FLUX.1-Canny-dev-lora/blob/main/LICENSE.md)\n <text:s/>and acknowledge the [Acceptable Use Policy](https://huggingface.co/black-forest-labs/FLUX.1-Canny-dev-lora/blob/main/POLICY.md).", "transformersInfo": null, "_id": "673e3cd0c19f3f69354cd3e6", "modelId": "black-forest-labs/FLUX.1-Canny-dev-lora", "usedStorage": 1244443944}</text:p>
          </table:table-cell>
          <table:table-cell/>
          <table:table-cell office:value-type="string" calcext:value-type="string">
            <text:p>{"key":"8282b3cf-09d9-4879-8792-1051f43ef999","hash":"blake3:8baebb6136cee2910494be50ea5f84ecda63e74cbecfccbd5bb85e22ecedab2e","path":"flux/control_lora/Hard Edge Detection (Canny).safetensors","file_size":1244443944,"name":"Hard Edge Detection (Canny)","type":"control_lora","format":"lycoris","base":"flux","source":"black-forest-labs/FLUX.1-Canny-dev-lora::flux1-canny-dev-lora.safetensors","source_type":"hf_repo_id","description":"Uses detected edges in the image to control composition.","source_api_response":"{\"id\": \"black-forest-labs/FLUX.1-Canny-dev-lora\", \"author\": \"black-forest-labs\", \"sha\": \"35c8cb10238d8391b405c300090339f9704df3f2\", \"last_modified\": \"2025-06-27 16:26:06+00:00\", \"created_at\": \"2024-11-20 19:47:28+00:00\", \"private\": false, \"gated\": \"auto\", \"disabled\": false, \"downloads\": 10807, \"downloads_all_time\": null, \"likes\": 192, \"library_name\": \"diffusion-single-file\", \"gguf\": null, \"inference\": null, \"inference_provider_mapping\": null, \"tags\": [\"diffusion-single-file\", \"image-generation\", \"flux\", \"en\", \"license:other\", \"region:us\"], \"pipeline_tag\": null, \"mask_token\": null, \"trending_score\": null, \"card_data\": \"language:\\n- en\\nlicense: other\\nlicense_name: flux-1-dev-non-commercial-license\\nlicense_link: LICENSE.md\\ntags:\\n- image-generation\\n- flux\\n- diffusion-single-file\\nextra_gated_prompt: By clicking \\\"Agree\\\", you agree to the [FluxDev Non-Commercial\\n <text:s/>License Agreement](https://huggingface.co/black-forest-labs/FLUX.1-Canny-dev-lora/blob/main/LICENSE.md)\\n <text:s/>and acknowledge the [Acceptable Use Policy](https://huggingface.co/black-forest-labs/FLUX.1-Canny-dev-lora/blob/main/POLICY.md).\", \"widget_data\": null, \"model_index\": null, \"config\": null, \"transformers_info\": null, \"siblings\": [\"RepoSibling(rfilename='.gitattributes', size=1519, blob_id='a6344aac8c09253b3b630fb776ae94478aa0275b', lfs=None)\", \"RepoSibling(rfilename='LICENSE.md', size=18621, blob_id='763a44c31c02064a8388981040487ce8731ddc86', lfs=None)\", \"RepoSibling(rfilename='README.md', size=4922, blob_id='47d37bc8dee2ea6d0a1c01a507288ff6a2a27ab0', lfs=None)\", \"RepoSibling(rfilename='flux1-canny-dev-lora.safetensors', size=1244443944, blob_id='753ed9987bd20b585a91ac3f7449472336548c5c', lfs=BlobLfsInfo(size=1244443944, sha256='8eaa21b9c43d5e7242844deb64b8cf22ae9010f813f955ca8c05f240b8a98f7e', pointer_size=135))\"], \"spaces\": [\"matteomarjanovic/draptic-demo\"], \"safetensors\": null, \"security_repo_status\": null, \"xet_enabled\": null, \"lastModified\": \"2025-06-27 16:26:06+00:00\", \"cardData\": \"language:\\n- en\\nlicense: other\\nlicense_name: flux-1-dev-non-commercial-license\\nlicense_link: LICENSE.md\\ntags:\\n- image-generation\\n- flux\\n- diffusion-single-file\\nextra_gated_prompt: By clicking \\\"Agree\\\", you agree to the [FluxDev Non-Commercial\\n <text:s/>License Agreement](https://huggingface.co/black-forest-labs/FLUX.1-Canny-dev-lora/blob/main/LICENSE.md)\\n <text:s/>and acknowledge the [Acceptable Use Policy](https://huggingface.co/black-forest-labs/FLUX.1-Canny-dev-lora/blob/main/POLICY.md).\", \"transformersInfo\": null, \"_id\": \"673e3cd0c19f3f69354cd3e6\", \"modelId\": \"black-forest-labs/FLUX.1-Canny-dev-lora\", \"usedStorage\": 1244443944}","cover_image":null,"submodels":null,"usage_info":null,"default_settings":{"preprocessor":"canny_image_processor"},"trigger_phrases":null}</text:p>
          </table:table-cell>
          <table:table-cell table:number-columns-repeated="2" office:value-type="string" calcext:value-type="string">
            <text:p>2025-07-18 01:45:47.387</text:p>
          </table:table-cell>
          <table:table-cell office:value-type="float" office:value="1244443944" calcext:value-type="float">
            <text:p>1244443944</text:p>
          </table:table-cell>
        </table:table-row>
        <table:table-row table:style-name="ro1" table:visibility="filter">
          <table:table-cell office:value-type="string" calcext:value-type="string">
            <text:p>f972a1b1-baf2-498f-b959-ad1aec6763d9</text:p>
          </table:table-cell>
          <table:table-cell office:value-type="string" calcext:value-type="string">
            <text:p>blake3:dbe46088b71779c8f073670825844abbc3a89d637d23c1b839195d59db5e6fd5</text:p>
          </table:table-cell>
          <table:table-cell office:value-type="string" calcext:value-type="string">
            <text:p>flux</text:p>
          </table:table-cell>
          <table:table-cell office:value-type="string" calcext:value-type="string">
            <text:p>flux_redux</text:p>
          </table:table-cell>
          <table:table-cell office:value-type="string" calcext:value-type="string">
            <text:p>flux/flux_redux/FLUX Redux.safetensors</text:p>
          </table:table-cell>
          <table:table-cell office:value-type="string" calcext:value-type="string">
            <text:p>checkpoint</text:p>
          </table:table-cell>
          <table:table-cell office:value-type="string" calcext:value-type="string">
            <text:p>FLUX Redux</text:p>
          </table:table-cell>
          <table:table-cell office:value-type="string" calcext:value-type="string">
            <text:p>FLUX Redux model (for image variation).</text:p>
          </table:table-cell>
          <table:table-cell office:value-type="string" calcext:value-type="string">
            <text:p>black-forest-labs/FLUX.1-Redux-dev::flux1-redux-dev.safetensors</text:p>
          </table:table-cell>
          <table:table-cell office:value-type="string" calcext:value-type="string">
            <text:p>hf_repo_id</text:p>
          </table:table-cell>
          <table:table-cell office:value-type="string" calcext:value-type="string">
            <text:p>{"id": "black-forest-labs/FLUX.1-Redux-dev", "author": "black-forest-labs", "sha": "c95859fbf7703ca4d6824b4da4407d7cd0434f81", "last_modified": "2025-06-27 16:24:18+00:00", "created_at": "2024-11-20 19:46:40+00:00", "private": false, "gated": "auto", "disabled": false, "downloads": 170344, "downloads_all_time": null, "likes": 546, "library_name": "diffusers", "gguf": null, "inference": null, "inference_provider_mapping": null, "tags": ["diffusers", "safetensors", "image-generation", "flux", "diffusion-single-file", "en", "license:other", "diffusers:FluxPriorReduxPipeline", "region:us"], "pipeline_tag": null, "mask_token": null, "trending_score": null, "card_data": "language:\n- en\nlicense: other\nlicense_name: flux-1-dev-non-commercial-license\nlicense_link: LICENSE.md\ntags:\n- image-generation\n- flux\n- diffusion-single-file\nextra_gated_prompt: By clicking \"Agree\", you agree to the [FluxDev Non-Commercial\n <text:s/>License Agreement](https://huggingface.co/black-forest-labs/FLUX.1-Depth-dev/blob/main/LICENSE.md)\n <text:s/>and acknowledge the [Acceptable Use Policy](https://huggingface.co/black-forest-labs/FLUX.1-Depth-dev/blob/main/POLICY.md).", "widget_data": null, "model_index": null, "config": {"diffusers": {"_class_name": "FluxPriorReduxPipeline"}}, "transformers_info": null, "siblings": ["RepoSibling(rfilename='.gitattributes', size=1519, blob_id='a6344aac8c09253b3b630fb776ae94478aa0275b', lfs=None)", "RepoSibling(rfilename='LICENSE.md', size=18621, blob_id='763a44c31c02064a8388981040487ce8731ddc86', lfs=None)", "RepoSibling(rfilename='README.md', size=4331, blob_id='ce17316c99b771fdad278b9731a06b28f4752d71', lfs=None)", "RepoSibling(rfilename='feature_extractor/preprocessor_config.json', size=394, blob_id='0c32f3fbba3be05b4cb9f590c2a9e5e38f58b0ea', lfs=None)", "RepoSibling(rfilename='flux1-redux-dev.safetensors', size=129063232, blob_id='5a7d3d4257d0949bcd5ddbe504c0a15c08810b9f', lfs=BlobLfsInfo(size=129063232, sha256='a1b3bdcb4bdc58ce04874b9ca776d61fc3e914bb6beab41efb63e4e2694dca45', pointer_size=134))", "RepoSibling(rfilename='image_embedder/config.json', size=128, blob_id='c359a22fd0b0167b1c2b6ae4649ec1c7961d6eb5', lfs=None)", "RepoSibling(rfilename='image_embedder/diffusion_pytorch_model.safetensors', size=129008000, blob_id='d9c65bd81aeeae912b9bfb071e2e0eb6da11d16c', lfs=BlobLfsInfo(size=129008000, sha256='02ace6d3b9dc6fa1ab77e6863151430a3ff128f0d0e378021ab9bcb7f2ed18f0', pointer_size=134))", "RepoSibling(rfilename='image_encoder/config.json', size=419, blob_id='8a1494bf351298b03342899604308c737ebb5e99', lfs=None)", "RepoSibling(rfilename='image_encoder/model.safetensors', size=856506120, blob_id='7ce21b69d461f2b93261cb24dce9013a619ac6ca', lfs=BlobLfsInfo(size=856506120, sha256='d769e3a32a6a9bac72d4d93b989e44491f71b50f02bfa14cd9187758d4a68ff1', pointer_size=134))", "RepoSibling(rfilename='model_index.json', size=295, blob_id='e12fe6cf8986c4265d5d9b3bac14efcd65848fcd', lfs=None)", "RepoSibling(rfilename='redux.png', size=465230, blob_id='6b350485d3e3a59d0c0d773905a3e8182fb9f5dc', lfs=None)"], "spaces": ["multimodalart/flux-style-shaping", "black-forest-labs/FLUX.1-Redux-dev", "fotographerai/Zen-Style-Shape", "linoyts/fast-FLUX.1-Redux-dev", "WensongSong/Insert-Anything", "MohamedRashad/Flux-Redux", "Nymbo/FLUX.1-Redux-dev", "ginipick/Fashion-Style", "LPX55/FluxM-Lightning-Upscaler", "soiz1/flux-Redux", "nftnik/Redux", "bep40/Insert-Anything", "Ashoka74/RefurnishAI", "dreroc/Zen-Style-Shape", "Nymbo/flux-style-shaping", "marlonbarrios/flux-style-shaping", "gradiopro/flux-style-shaping", "yxi19/flux-style-shaping", "jasonmraz/flux-style-shaping", "Resoldjew/Flux-Redux", "flausch/flux-style-shaping", "LPX55/FLUX.1-Redux_Turbo", "jhon8567/FLUX.1-Redux-dev", "vakilrathod67/Fashion-Style", "abelnguyen/sabel", "justShannniii/flux-Redux", "dreambricks/kingsday-flux-redux-depth", "justShannniii/fast", "zeenai2025/Insert-Anything2", "Dreamspire/flux-style-shaping"], "safetensors": null, "security_repo_status": null, "xet_enabled": null, "lastModified": "2025-06-27 16:24:18+00:00", "cardData": "language:\n- en\nlicense: other\nlicense_name: flux-1-dev-non-commercial-license\nlicense_link: LICENSE.md\ntags:\n- image-generation\n- flux\n- diffusion-single-file\nextra_gated_prompt: By clicking \"Agree\", you agree to the [FluxDev Non-Commercial\n <text:s/>License Agreement](https://huggingface.co/black-forest-labs/FLUX.1-Depth-dev/blob/main/LICENSE.md)\n <text:s/>and acknowledge the [Acceptable Use Policy](https://huggingface.co/black-forest-labs/FLUX.1-Depth-dev/blob/main/POLICY.md).", "transformersInfo": null, "_id": "673e3ca06045033e62a4c72b", "modelId": "black-forest-labs/FLUX.1-Redux-dev", "usedStorage": 1243640584}</text:p>
          </table:table-cell>
          <table:table-cell/>
          <table:table-cell office:value-type="string" calcext:value-type="string">
            <text:p>{"key":"f972a1b1-baf2-498f-b959-ad1aec6763d9","hash":"blake3:dbe46088b71779c8f073670825844abbc3a89d637d23c1b839195d59db5e6fd5","path":"flux/flux_redux/FLUX Redux.safetensors","file_size":129063232,"name":"FLUX Redux","type":"flux_redux","format":"checkpoint","base":"flux","source":"black-forest-labs/FLUX.1-Redux-dev::flux1-redux-dev.safetensors","source_type":"hf_repo_id","description":"FLUX Redux model (for image variation).","source_api_response":"{\"id\": \"black-forest-labs/FLUX.1-Redux-dev\", \"author\": \"black-forest-labs\", \"sha\": \"c95859fbf7703ca4d6824b4da4407d7cd0434f81\", \"last_modified\": \"2025-06-27 16:24:18+00:00\", \"created_at\": \"2024-11-20 19:46:40+00:00\", \"private\": false, \"gated\": \"auto\", \"disabled\": false, \"downloads\": 170344, \"downloads_all_time\": null, \"likes\": 546, \"library_name\": \"diffusers\", \"gguf\": null, \"inference\": null, \"inference_provider_mapping\": null, \"tags\": [\"diffusers\", \"safetensors\", \"image-generation\", \"flux\", \"diffusion-single-file\", \"en\", \"license:other\", \"diffusers:FluxPriorReduxPipeline\", \"region:us\"], \"pipeline_tag\": null, \"mask_token\": null, \"trending_score\": null, \"card_data\": \"language:\\n- en\\nlicense: other\\nlicense_name: flux-1-dev-non-commercial-license\\nlicense_link: LICENSE.md\\ntags:\\n- image-generation\\n- flux\\n- diffusion-single-file\\nextra_gated_prompt: By clicking \\\"Agree\\\", you agree to the [FluxDev Non-Commercial\\n <text:s/>License Agreement](https://huggingface.co/black-forest-labs/FLUX.1-Depth-dev/blob/main/LICENSE.md)\\n <text:s/>and acknowledge the [Acceptable Use Policy](https://huggingface.co/black-forest-labs/FLUX.1-Depth-dev/blob/main/POLICY.md).\", \"widget_data\": null, \"model_index\": null, \"config\": {\"diffusers\": {\"_class_name\": \"FluxPriorReduxPipeline\"}}, \"transformers_info\": null, \"siblings\": [\"RepoSibling(rfilename='.gitattributes', size=1519, blob_id='a6344aac8c09253b3b630fb776ae94478aa0275b', lfs=None)\", \"RepoSibling(rfilename='LICENSE.md', size=18621, blob_id='763a44c31c02064a8388981040487ce8731ddc86', lfs=None)\", \"RepoSibling(rfilename='README.md', size=4331, blob_id='ce17316c99b771fdad278b9731a06b28f4752d71', lfs=None)\", \"RepoSibling(rfilename='feature_extractor/preprocessor_config.json', size=394, blob_id='0c32f3fbba3be05b4cb9f590c2a9e5e38f58b0ea', lfs=None)\", \"RepoSibling(rfilename='flux1-redux-dev.safetensors', size=129063232, blob_id='5a7d3d4257d0949bcd5ddbe504c0a15c08810b9f', lfs=BlobLfsInfo(size=129063232, sha256='a1b3bdcb4bdc58ce04874b9ca776d61fc3e914bb6beab41efb63e4e2694dca45', pointer_size=134))\", \"RepoSibling(rfilename='image_embedder/config.json', size=128, blob_id='c359a22fd0b0167b1c2b6ae4649ec1c7961d6eb5', lfs=None)\", \"RepoSibling(rfilename='image_embedder/diffusion_pytorch_model.safetensors', size=129008000, blob_id='d9c65bd81aeeae912b9bfb071e2e0eb6da11d16c', lfs=BlobLfsInfo(size=129008000, sha256='02ace6d3b9dc6fa1ab77e6863151430a3ff128f0d0e378021ab9bcb7f2ed18f0', pointer_size=134))\", \"RepoSibling(rfilename='image_encoder/config.json', size=419, blob_id='8a1494bf351298b03342899604308c737ebb5e99', lfs=None)\", \"RepoSibling(rfilename='image_encoder/model.safetensors', size=856506120, blob_id='7ce21b69d461f2b93261cb24dce9013a619ac6ca', lfs=BlobLfsInfo(size=856506120, sha256='d769e3a32a6a9bac72d4d93b989e44491f71b50f02bfa14cd9187758d4a68ff1', pointer_size=134))\", \"RepoSibling(rfilename='model_index.json', size=295, blob_id='e12fe6cf8986c4265d5d9b3bac14efcd65848fcd', lfs=None)\", \"RepoSibling(rfilename='redux.png', size=465230, blob_id='6b350485d3e3a59d0c0d773905a3e8182fb9f5dc', lfs=None)\"], \"spaces\": [\"multimodalart/flux-style-shaping\", \"black-forest-labs/FLUX.1-Redux-dev\", \"fotographerai/Zen-Style-Shape\", \"linoyts/fast-FLUX.1-Redux-dev\", \"WensongSong/Insert-Anything\", \"MohamedRashad/Flux-Redux\", \"Nymbo/FLUX.1-Redux-dev\", \"ginipick/Fashion-Style\", \"LPX55/FluxM-Lightning-Upscaler\", \"soiz1/flux-Redux\", \"nftnik/Redux\", \"bep40/Insert-Anything\", \"Ashoka74/RefurnishAI\", \"dreroc/Zen-Style-Shape\", \"Nymbo/flux-style-shaping\", \"marlonbarrios/flux-style-shaping\", \"gradiopro/flux-style-shaping\", \"yxi19/flux-style-shaping\", \"jasonmraz/flux-style-shaping\", \"Resoldjew/Flux-Redux\", \"flausch/flux-style-shaping\", \"LPX55/FLUX.1-Redux_Turbo\", \"jhon8567/FLUX.1-Redux-dev\", \"vakilrathod67/Fashion-Style\", \"abelnguyen/sabel\", \"justShannniii/flux-Redux\", \"dreambricks/kingsday-flux-redux-depth\", \"justShannniii/fast\", \"zeenai2025/Insert-Anything2\", \"Dreamspire/flux-style-shaping\"], \"safetensors\": null, \"security_repo_status\": null, \"xet_enabled\": null, \"lastModified\": \"2025-06-27 16:24:18+00:00\", \"cardData\": \"language:\\n- en\\nlicense: other\\nlicense_name: flux-1-dev-non-commercial-license\\nlicense_link: LICENSE.md\\ntags:\\n- image-generation\\n- flux\\n- diffusion-single-file\\nextra_gated_prompt: By clicking \\\"Agree\\\", you agree to the [FluxDev Non-Commercial\\n <text:s/>License Agreement](https://huggingface.co/black-forest-labs/FLUX.1-Depth-dev/blob/main/LICENSE.md)\\n <text:s/>and acknowledge the [Acceptable Use Policy](https://huggingface.co/black-forest-labs/FLUX.1-Depth-dev/blob/main/POLICY.md).\", \"transformersInfo\": null, \"_id\": \"673e3ca06045033e62a4c72b\", \"modelId\": \"black-forest-labs/FLUX.1-Redux-dev\", \"usedStorage\": 1243640584}","cover_image":null,"submodels":null,"usage_info":null}</text:p>
          </table:table-cell>
          <table:table-cell table:number-columns-repeated="2" office:value-type="string" calcext:value-type="string">
            <text:p>2025-07-18 01:45:56.935</text:p>
          </table:table-cell>
          <table:table-cell office:value-type="float" office:value="129063232" calcext:value-type="float">
            <text:p>129063232</text:p>
          </table:table-cell>
        </table:table-row>
        <table:table-row table:style-name="ro1" table:visibility="filter">
          <table:table-cell office:value-type="string" calcext:value-type="string">
            <text:p>261140fd-9c85-4b69-b262-77a8e8f99c21</text:p>
          </table:table-cell>
          <table:table-cell office:value-type="string" calcext:value-type="string">
            <text:p>blake3:8aadbed066021cc98686965fe9fc580083acbe027f600190f8d2436e6ac8b366</text:p>
          </table:table-cell>
          <table:table-cell office:value-type="string" calcext:value-type="string">
            <text:p>flux</text:p>
          </table:table-cell>
          <table:table-cell office:value-type="string" calcext:value-type="string">
            <text:p>main</text:p>
          </table:table-cell>
          <table:table-cell office:value-type="string" calcext:value-type="string">
            <text:p>flux/main/FLUX.gguf</text:p>
          </table:table-cell>
          <table:table-cell office:value-type="string" calcext:value-type="string">
            <text:p>gguf_quantized</text:p>
          </table:table-cell>
          <table:table-cell office:value-type="string" calcext:value-type="string">
            <text:p>FLUX.1 Kontext dev (Quantized)</text:p>
          </table:table-cell>
          <table:table-cell office:value-type="string" calcext:value-type="string">
            <text:p>FLUX.1 Kontext dev quantized (q4_k_m). Total size with dependencies: ~14GB</text:p>
          </table:table-cell>
          <table:table-cell office:value-type="string" calcext:value-type="string">
            <text:p>https://huggingface.co/unsloth/FLUX.1-Kontext-dev-GGUF/resolve/main/flux1-kontext-dev-Q4_K_M.gguf</text:p>
          </table:table-cell>
          <table:table-cell office:value-type="string" calcext:value-type="string">
            <text:p>url</text:p>
          </table:table-cell>
          <table:table-cell table:number-columns-repeated="2"/>
          <table:table-cell office:value-type="string" calcext:value-type="string">
            <text:p>{"key":"261140fd-9c85-4b69-b262-77a8e8f99c21","hash":"blake3:8aadbed066021cc98686965fe9fc580083acbe027f600190f8d2436e6ac8b366","path":"flux/main/FLUX.gguf","file_size":6931817760,"name":"FLUX.1 Kontext dev (Quantized)","type":"main","format":"gguf_quantized","base":"flux","source":"https://huggingface.co/unsloth/FLUX.1-Kontext-dev-GGUF/resolve/main/flux1-kontext-dev-Q4_K_M.gguf","source_type":"url","description":"FLUX.1 Kontext dev quantized (q4_k_m). Total size with dependencies: ~14GB","source_api_response":null,"cover_image":null,"submodels":null,"usage_info":null,"trigger_phrases":null,"default_settings":null,"variant":"normal","config_path":"flux-dev","converted_at":1752803246.6482782,"prediction_type":"epsilon","upcast_attention":false}</text:p>
          </table:table-cell>
          <table:table-cell table:number-columns-repeated="2" office:value-type="string" calcext:value-type="string">
            <text:p>2025-07-18 01:47:30.888</text:p>
          </table:table-cell>
          <table:table-cell office:value-type="float" office:value="6931817760" calcext:value-type="float">
            <text:p>6931817760</text:p>
          </table:table-cell>
        </table:table-row>
        <table:table-row table:style-name="ro1" table:visibility="filter">
          <table:table-cell office:value-type="string" calcext:value-type="string">
            <text:p>03a9212e-be2c-4917-bd45-cf92f684151f</text:p>
          </table:table-cell>
          <table:table-cell office:value-type="string" calcext:value-type="string">
            <text:p>blake3:511cfceca1fd99d97ace97c35c852537e5c0c41816b30d9aa134a4eaa2d01c67</text:p>
          </table:table-cell>
          <table:table-cell office:value-type="string" calcext:value-type="string">
            <text:p>flux</text:p>
          </table:table-cell>
          <table:table-cell office:value-type="string" calcext:value-type="string">
            <text:p>control_lora</text:p>
          </table:table-cell>
          <table:table-cell office:value-type="string" calcext:value-type="string">
            <text:p>flux/control_lora/Depth Map.safetensors</text:p>
          </table:table-cell>
          <table:table-cell office:value-type="string" calcext:value-type="string">
            <text:p>lycoris</text:p>
          </table:table-cell>
          <table:table-cell office:value-type="string" calcext:value-type="string">
            <text:p>Depth Map</text:p>
          </table:table-cell>
          <table:table-cell office:value-type="string" calcext:value-type="string">
            <text:p>Uses depth information in the image to control the depth in the generation.</text:p>
          </table:table-cell>
          <table:table-cell office:value-type="string" calcext:value-type="string">
            <text:p>black-forest-labs/FLUX.1-Depth-dev-lora::flux1-depth-dev-lora.safetensors</text:p>
          </table:table-cell>
          <table:table-cell office:value-type="string" calcext:value-type="string">
            <text:p>hf_repo_id</text:p>
          </table:table-cell>
          <table:table-cell office:value-type="string" calcext:value-type="string">
            <text:p>{"id": "black-forest-labs/FLUX.1-Depth-dev-lora", "author": "black-forest-labs", "sha": "dc70845a5f24455b6262f92d5e732bc072417539", "last_modified": "2025-06-27 16:25:44+00:00", "created_at": "2024-11-20 19:47:40+00:00", "private": false, "gated": "auto", "disabled": false, "downloads": 25661, "downloads_all_time": null, "likes": 213, "library_name": "diffusion-single-file", "gguf": null, "inference": null, "inference_provider_mapping": null, "tags": ["diffusion-single-file", "image-generation", "flux", "en", "license:other", "region:us"], "pipeline_tag": null, "mask_token": null, "trending_score": null, "card_data": "language:\n- en\nlicense: other\nlicense_name: flux-1-dev-non-commercial-license\nlicense_link: LICENSE.md\ntags:\n- image-generation\n- flux\n- diffusion-single-file\nextra_gated_prompt: By clicking \"Agree\", you agree to the [FluxDev Non-Commercial\n <text:s/>License Agreement](https://huggingface.co/black-forest-labs/FLUX.1-Depth-dev-lora/blob/main/LICENSE.md)\n <text:s/>and acknowledge the [Acceptable Use Policy](https://huggingface.co/black-forest-labs/FLUX.1-Depth-dev-lora/blob/main/POLICY.md).", "widget_data": null, "model_index": null, "config": null, "transformers_info": null, "siblings": ["RepoSibling(rfilename='.gitattributes', size=1519, blob_id='a6344aac8c09253b3b630fb776ae94478aa0275b', lfs=None)", "RepoSibling(rfilename='LICENSE.md', size=18621, blob_id='763a44c31c02064a8388981040487ce8731ddc86', lfs=None)", "RepoSibling(rfilename='README.md', size=5015, blob_id='f1ebcdf0b7391afdb6b76e23c72d1c35fc406515', lfs=None)", "RepoSibling(rfilename='flux1-depth-dev-lora.safetensors', size=1244440512, blob_id='cb12f26d11626f39cacb14f3aa186ce98d7d1e6d', lfs=BlobLfsInfo(size=1244440512, sha256='1938b38ea0fdd98080fa3e48beb2bedfbc7ad102d8b65e6614de704a46d8b907', pointer_size=135))"], "spaces": [], "safetensors": null, "security_repo_status": null, "xet_enabled": null, "lastModified": "2025-06-27 16:25:44+00:00", "cardData": "language:\n- en\nlicense: other\nlicense_name: flux-1-dev-non-commercial-license\nlicense_link: LICENSE.md\ntags:\n- image-generation\n- flux\n- diffusion-single-file\nextra_gated_prompt: By clicking \"Agree\", you agree to the [FluxDev Non-Commercial\n <text:s/>License Agreement](https://huggingface.co/black-forest-labs/FLUX.1-Depth-dev-lora/blob/main/LICENSE.md)\n <text:s/>and acknowledge the [Acceptable Use Policy](https://huggingface.co/black-forest-labs/FLUX.1-Depth-dev-lora/blob/main/POLICY.md).", "transformersInfo": null, "_id": "673e3cdc8c87a232d06ec0de", "modelId": "black-forest-labs/FLUX.1-Depth-dev-lora", "usedStorage": 1244440512}</text:p>
          </table:table-cell>
          <table:table-cell/>
          <table:table-cell office:value-type="string" calcext:value-type="string">
            <text:p>{"key":"03a9212e-be2c-4917-bd45-cf92f684151f","hash":"blake3:511cfceca1fd99d97ace97c35c852537e5c0c41816b30d9aa134a4eaa2d01c67","path":"flux/control_lora/Depth Map.safetensors","file_size":1244440512,"name":"Depth Map","type":"control_lora","format":"lycoris","base":"flux","source":"black-forest-labs/FLUX.1-Depth-dev-lora::flux1-depth-dev-lora.safetensors","source_type":"hf_repo_id","description":"Uses depth information in the image to control the depth in the generation.","source_api_response":"{\"id\": \"black-forest-labs/FLUX.1-Depth-dev-lora\", \"author\": \"black-forest-labs\", \"sha\": \"dc70845a5f24455b6262f92d5e732bc072417539\", \"last_modified\": \"2025-06-27 16:25:44+00:00\", \"created_at\": \"2024-11-20 19:47:40+00:00\", \"private\": false, \"gated\": \"auto\", \"disabled\": false, \"downloads\": 25661, \"downloads_all_time\": null, \"likes\": 213, \"library_name\": \"diffusion-single-file\", \"gguf\": null, \"inference\": null, \"inference_provider_mapping\": null, \"tags\": [\"diffusion-single-file\", \"image-generation\", \"flux\", \"en\", \"license:other\", \"region:us\"], \"pipeline_tag\": null, \"mask_token\": null, \"trending_score\": null, \"card_data\": \"language:\\n- en\\nlicense: other\\nlicense_name: flux-1-dev-non-commercial-license\\nlicense_link: LICENSE.md\\ntags:\\n- image-generation\\n- flux\\n- diffusion-single-file\\nextra_gated_prompt: By clicking \\\"Agree\\\", you agree to the [FluxDev Non-Commercial\\n <text:s/>License Agreement](https://huggingface.co/black-forest-labs/FLUX.1-Depth-dev-lora/blob/main/LICENSE.md)\\n <text:s/>and acknowledge the [Acceptable Use Policy](https://huggingface.co/black-forest-labs/FLUX.1-Depth-dev-lora/blob/main/POLICY.md).\", \"widget_data\": null, \"model_index\": null, \"config\": null, \"transformers_info\": null, \"siblings\": [\"RepoSibling(rfilename='.gitattributes', size=1519, blob_id='a6344aac8c09253b3b630fb776ae94478aa0275b', lfs=None)\", \"RepoSibling(rfilename='LICENSE.md', size=18621, blob_id='763a44c31c02064a8388981040487ce8731ddc86', lfs=None)\", \"RepoSibling(rfilename='README.md', size=5015, blob_id='f1ebcdf0b7391afdb6b76e23c72d1c35fc406515', lfs=None)\", \"RepoSibling(rfilename='flux1-depth-dev-lora.safetensors', size=1244440512, blob_id='cb12f26d11626f39cacb14f3aa186ce98d7d1e6d', lfs=BlobLfsInfo(size=1244440512, sha256='1938b38ea0fdd98080fa3e48beb2bedfbc7ad102d8b65e6614de704a46d8b907', pointer_size=135))\"], \"spaces\": [], \"safetensors\": null, \"security_repo_status\": null, \"xet_enabled\": null, \"lastModified\": \"2025-06-27 16:25:44+00:00\", \"cardData\": \"language:\\n- en\\nlicense: other\\nlicense_name: flux-1-dev-non-commercial-license\\nlicense_link: LICENSE.md\\ntags:\\n- image-generation\\n- flux\\n- diffusion-single-file\\nextra_gated_prompt: By clicking \\\"Agree\\\", you agree to the [FluxDev Non-Commercial\\n <text:s/>License Agreement](https://huggingface.co/black-forest-labs/FLUX.1-Depth-dev-lora/blob/main/LICENSE.md)\\n <text:s/>and acknowledge the [Acceptable Use Policy](https://huggingface.co/black-forest-labs/FLUX.1-Depth-dev-lora/blob/main/POLICY.md).\", \"transformersInfo\": null, \"_id\": \"673e3cdc8c87a232d06ec0de\", \"modelId\": \"black-forest-labs/FLUX.1-Depth-dev-lora\", \"usedStorage\": 1244440512}","cover_image":null,"submodels":null,"usage_info":null,"default_settings":{"preprocessor":"depth_anything_image_processor"},"trigger_phrases":null}</text:p>
          </table:table-cell>
          <table:table-cell table:number-columns-repeated="2" office:value-type="string" calcext:value-type="string">
            <text:p>2025-07-18 01:47:51.604</text:p>
          </table:table-cell>
          <table:table-cell office:value-type="float" office:value="1244440512" calcext:value-type="float">
            <text:p>1244440512</text:p>
          </table:table-cell>
        </table:table-row>
        <table:table-row table:style-name="ro1" table:visibility="filter">
          <table:table-cell office:value-type="string" calcext:value-type="string">
            <text:p>81a3b17e-effd-486a-8408-7309993d1dc0</text:p>
          </table:table-cell>
          <table:table-cell office:value-type="string" calcext:value-type="string">
            <text:p>blake3:f1af8193fb35f067aada49ba0c88de97fed4a4c0f4ce8ff16e1eaca731453cc1</text:p>
          </table:table-cell>
          <table:table-cell office:value-type="string" calcext:value-type="string">
            <text:p>flux</text:p>
          </table:table-cell>
          <table:table-cell office:value-type="string" calcext:value-type="string">
            <text:p>controlnet</text:p>
          </table:table-cell>
          <table:table-cell office:value-type="string" calcext:value-type="string">
            <text:p>flux/controlnet/FLUX.1-dev-Controlnet-Union</text:p>
          </table:table-cell>
          <table:table-cell office:value-type="string" calcext:value-type="string">
            <text:p>diffusers</text:p>
          </table:table-cell>
          <table:table-cell office:value-type="string" calcext:value-type="string">
            <text:p>FLUX.1-dev-Controlnet-Union</text:p>
          </table:table-cell>
          <table:table-cell office:value-type="string" calcext:value-type="string">
            <text:p>A unified ControlNet for FLUX.1-dev model that supports 7 control modes, including canny (0), tile (1), depth (2), blur (3), pose (4), gray (5), low quality (6)</text:p>
          </table:table-cell>
          <table:table-cell office:value-type="string" calcext:value-type="string">
            <text:p>InstantX/FLUX.1-dev-Controlnet-Union</text:p>
          </table:table-cell>
          <table:table-cell office:value-type="string" calcext:value-type="string">
            <text:p>hf_repo_id</text:p>
          </table:table-cell>
          <table:table-cell office:value-type="string" calcext:value-type="string">
            <text:p>{"id": "InstantX/FLUX.1-dev-Controlnet-Union", "author": "InstantX", "sha": "4f32d6f2b220f8873d49bb8acc073e1df180c994", "last_modified": "2024-08-26 14:22:49+00:00", "created_at": "2024-08-09 12:53:52+00:00", "private": false, "gated": false, "disabled": false, "downloads": 22928, "downloads_all_time": null, "likes": 444, "library_name": "diffusers", "gguf": null, "inference": null, "inference_provider_mapping": null, "tags": ["diffusers", "safetensors", "Text-to-Image", "ControlNet", "Diffusers", "Stable Diffusion", "base_model:black-forest-labs/FLUX.1-dev", "base_model:finetune:black-forest-labs/FLUX.1-dev", "license:other", "region:us"], "pipeline_tag": null, "mask_token": null, "trending_score": null, "card_data": "base_model: black-forest-labs/FLUX.1-dev\nlicense: other\nlicense_name: flux-1-dev-non-commercial-license\nlicense_link: https://huggingface.co/black-forest-labs/FLUX.1-dev/blob/main/LICENSE.md\ntags:\n- Text-to-Image\n- ControlNet\n- Diffusers\n- Stable Diffusion", "widget_data": null, "model_index": null, "config": {}, "transformers_info": null, "siblings": ["RepoSibling(rfilename='.gitattributes', size=1654, blob_id='a8e6fddc7faba96ec320fdf917c5212063fe4de5', lfs=None)", "RepoSibling(rfilename='README.md', size=4910, blob_id='cefac5cd5ab149aff2244ed0da0fa0c32558b31c', lfs=None)", "RepoSibling(rfilename='config.json', size=422, blob_id='55c25321fdd0a9129107160b3597198ad21978b0', lfs=None)", "RepoSibling(rfilename='diffusion_pytorch_model.safetensors', size=6603953920, blob_id='9c140525f67857232599f59250cc9cee98f30f23', lfs=BlobLfsInfo(size=6603953920, sha256='2cd23f9da9f2f24d75ded22c0c2596782312aa0b88e05076b4b8621a0b1fa9d1', pointer_size=135))", "RepoSibling(rfilename='images/blur.jpg', size=69839, blob_id='34a352bf06a172f86d19b22c40a61f610cddf67b', lfs=None)", "RepoSibling(rfilename='images/canny.jpg', size=196368, blob_id='fe0eca62f291b596679922d44ae3e088be559d15', lfs=None)", "RepoSibling(rfilename='images/depth.jpg', size=18059, blob_id='eb2d961ceab5fe7d3d2ad3b65526edb8269e8158', lfs=None)", "RepoSibling(rfilename='images/gray.jpg', size=117556, blob_id='cbc123503e7ad680274b271db30644924498b8c0', lfs=None)", "RepoSibling(rfilename='images/image_demo_blur.jpg', size=232968, blob_id='676fb35e5434fc21dc11c45793a3c8df458d0eb9', lfs=None)", "RepoSibling(rfilename='images/image_demo_canny.jpg', size=384682, blob_id='d266791e5432d5e41301527f9d5143565d57d5ec', lfs=None)", "RepoSibling(rfilename='images/image_demo_depth.jpg', size=138736, blob_id='ceb1b99417698a095fe1c120cfebe1fb4dbe633e', lfs=None)", "RepoSibling(rfilename='images/image_demo_gray.jpg', size=231118, blob_id='f1ac79ad1cba158129006ce42f611e4aace9cbf5', lfs=None)", "RepoSibling(rfilename='images/image_demo_lq.jpg', size=260016, blob_id='65c578d7af7d0300f969bff521cd8045a2d44757', lfs=None)", "RepoSibling(rfilename='images/image_demo_pose.jpg', size=119472, blob_id='40e11f55cad7efd2bdc2eee6ec819089f9fc50af', lfs=None)", "RepoSibling(rfilename='images/image_demo_tile.jpg', size=258922, blob_id='89dd13903b7fa2acf99014883f6d4973cb854957', lfs=None)", "RepoSibling(rfilename='images/image_union.png', size=5583902, blob_id='38bbe8af9fc1d5cb96cdddd375173f5f00a0a8ff', lfs=BlobLfsInfo(size=5583902, sha256='3ac82836ef383a3aecc6ed91d77acba92ea94bb7dbfe16a2931124cb104cbc51', pointer_size=132))", "RepoSibling(rfilename='images/images_flux_controlnet_union.drawio', size=2172689, blob_id='2b1bafbe0ace09ca9165900dcae66e2ed4603131', lfs=None)", "RepoSibling(rfilename='images/lq.jpg', size=106494, blob_id='215f1b7315c96e384415af889248c40651d27185', lfs=None)", "RepoSibling(rfilename='images/pose.jpg', size=21970, blob_id='2a3c7a4fbc35ab1523f809f2a9b52a66512167ca', lfs=None)", "RepoSibling(rfilename='images/tile.jpg', size=104876, blob_id='0fa59aaa2eb0f5c89e81e9aacef1acec1f966234', lfs=None)"], "spaces": ["r3gm/DiffuseCraft", "John6666/DiffuseCraftMod", "John6666/votepurchase-multiple-model", "AlekseyCalvin/soonfactory", "Menyu/DiffuseCraftMod", "Deadmon/FLUX.1-DEV-Canny", "bobber/DiffuseCraft", "John6666/testvp", "eienmojiki/DiffuseCraftMod", "creativeforce/stingdressup", "wedyanessam/Real_Time_Interactive_Avatar_v2", "John6666/DiffuseCraftDetailfixTest"], "safetensors": null, "security_repo_status": null, "xet_enabled": null, "lastModified": "2024-08-26 14:22:49+00:00", "cardData": "base_model: black-forest-labs/FLUX.1-dev\nlicense: other\nlicense_name: flux-1-dev-non-commercial-license\nlicense_link: https://huggingface.co/black-forest-labs/FLUX.1-dev/blob/main/LICENSE.md\ntags:\n- Text-to-Image\n- ControlNet\n- Diffusers\n- Stable Diffusion", "transformersInfo": null, "_id": "66b6116022b670fb4832c5c4", "modelId": "InstantX/FLUX.1-dev-Controlnet-Union", "usedStorage": 13917525641}</text:p>
          </table:table-cell>
          <table:table-cell/>
          <table:table-cell office:value-type="string" calcext:value-type="string">
            <text:p>{"key":"81a3b17e-effd-486a-8408-7309993d1dc0","hash":"blake3:f1af8193fb35f067aada49ba0c88de97fed4a4c0f4ce8ff16e1eaca731453cc1","path":"flux/controlnet/FLUX.1-dev-Controlnet-Union","file_size":6603954342,"name":"FLUX.1-dev-Controlnet-Union","type":"controlnet","format":"diffusers","base":"flux","source":"InstantX/FLUX.1-dev-Controlnet-Union","source_type":"hf_repo_id","description":"A unified ControlNet for FLUX.1-dev model that supports 7 control modes, including canny (0), tile (1), depth (2), blur (3), pose (4), gray (5), low quality (6)","source_api_response":"{\"id\": \"InstantX/FLUX.1-dev-Controlnet-Union\", \"author\": \"InstantX\", \"sha\": \"4f32d6f2b220f8873d49bb8acc073e1df180c994\", \"last_modified\": \"2024-08-26 14:22:49+00:00\", \"created_at\": \"2024-08-09 12:53:52+00:00\", \"private\": false, \"gated\": false, \"disabled\": false, \"downloads\": 22928, \"downloads_all_time\": null, \"likes\": 444, \"library_name\": \"diffusers\", \"gguf\": null, \"inference\": null, \"inference_provider_mapping\": null, \"tags\": [\"diffusers\", \"safetensors\", \"Text-to-Image\", \"ControlNet\", \"Diffusers\", \"Stable Diffusion\", \"base_model:black-forest-labs/FLUX.1-dev\", \"base_model:finetune:black-forest-labs/FLUX.1-dev\", \"license:other\", \"region:us\"], \"pipeline_tag\": null, \"mask_token\": null, \"trending_score\": null, \"card_data\": \"base_model: black-forest-labs/FLUX.1-dev\\nlicense: other\\nlicense_name: flux-1-dev-non-commercial-license\\nlicense_link: https://huggingface.co/black-forest-labs/FLUX.1-dev/blob/main/LICENSE.md\\ntags:\\n- Text-to-Image\\n- ControlNet\\n- Diffusers\\n- Stable Diffusion\", \"widget_data\": null, \"model_index\": null, \"config\": {}, \"transformers_info\": null, \"siblings\": [\"RepoSibling(rfilename='.gitattributes', size=1654, blob_id='a8e6fddc7faba96ec320fdf917c5212063fe4de5', lfs=None)\", \"RepoSibling(rfilename='README.md', size=4910, blob_id='cefac5cd5ab149aff2244ed0da0fa0c32558b31c', lfs=None)\", \"RepoSibling(rfilename='config.json', size=422, blob_id='55c25321fdd0a9129107160b3597198ad21978b0', lfs=None)\", \"RepoSibling(rfilename='diffusion_pytorch_model.safetensors', size=6603953920, blob_id='9c140525f67857232599f59250cc9cee98f30f23', lfs=BlobLfsInfo(size=6603953920, sha256='2cd23f9da9f2f24d75ded22c0c2596782312aa0b88e05076b4b8621a0b1fa9d1', pointer_size=135))\", \"RepoSibling(rfilename='images/blur.jpg', size=69839, blob_id='34a352bf06a172f86d19b22c40a61f610cddf67b', lfs=None)\", \"RepoSibling(rfilename='images/canny.jpg', size=196368, blob_id='fe0eca62f291b596679922d44ae3e088be559d15', lfs=None)\", \"RepoSibling(rfilename='images/depth.jpg', size=18059, blob_id='eb2d961ceab5fe7d3d2ad3b65526edb8269e8158', lfs=None)\", \"RepoSibling(rfilename='images/gray.jpg', size=117556, blob_id='cbc123503e7ad680274b271db30644924498b8c0', lfs=None)\", \"RepoSibling(rfilename='images/image_demo_blur.jpg', size=232968, blob_id='676fb35e5434fc21dc11c45793a3c8df458d0eb9', lfs=None)\", \"RepoSibling(rfilename='images/image_demo_canny.jpg', size=384682, blob_id='d266791e5432d5e41301527f9d5143565d57d5ec', lfs=None)\", \"RepoSibling(rfilename='images/image_demo_depth.jpg', size=138736, blob_id='ceb1b99417698a095fe1c120cfebe1fb4dbe633e', lfs=None)\", \"RepoSibling(rfilename='images/image_demo_gray.jpg', size=231118, blob_id='f1ac79ad1cba158129006ce42f611e4aace9cbf5', lfs=None)\", \"RepoSibling(rfilename='images/image_demo_lq.jpg', size=260016, blob_id='65c578d7af7d0300f969bff521cd8045a2d44757', lfs=None)\", \"RepoSibling(rfilename='images/image_demo_pose.jpg', size=119472, blob_id='40e11f55cad7efd2bdc2eee6ec819089f9fc50af', lfs=None)\", \"RepoSibling(rfilename='images/image_demo_tile.jpg', size=258922, blob_id='89dd13903b7fa2acf99014883f6d4973cb854957', lfs=None)\", \"RepoSibling(rfilename='images/image_union.png', size=5583902, blob_id='38bbe8af9fc1d5cb96cdddd375173f5f00a0a8ff', lfs=BlobLfsInfo(size=5583902, sha256='3ac82836ef383a3aecc6ed91d77acba92ea94bb7dbfe16a2931124cb104cbc51', pointer_size=132))\", \"RepoSibling(rfilename='images/images_flux_controlnet_union.drawio', size=2172689, blob_id='2b1bafbe0ace09ca9165900dcae66e2ed4603131', lfs=None)\", \"RepoSibling(rfilename='images/lq.jpg', size=106494, blob_id='215f1b7315c96e384415af889248c40651d27185', lfs=None)\", \"RepoSibling(rfilename='images/pose.jpg', size=21970, blob_id='2a3c7a4fbc35ab1523f809f2a9b52a66512167ca', lfs=None)\", \"RepoSibling(rfilename='images/tile.jpg', size=104876, blob_id='0fa59aaa2eb0f5c89e81e9aacef1acec1f966234', lfs=None)\"], \"spaces\": [\"r3gm/DiffuseCraft\", \"John6666/DiffuseCraftMod\", \"John6666/votepurchase-multiple-model\", \"AlekseyCalvin/soonfactory\", \"Menyu/DiffuseCraftMod\", \"Deadmon/FLUX.1-DEV-Canny\", \"bobber/DiffuseCraft\", \"John6666/testvp\", \"eienmojiki/DiffuseCraftMod\", \"creativeforce/stingdressup\", \"wedyanessam/Real_Time_Interactive_Avatar_v2\", \"John6666/DiffuseCraftDetailfixTest\"], \"safetensors\": null, \"security_repo_status\": null, \"xet_enabled\": null, \"lastModified\": \"2024-08-26 14:22:49+00:00\", \"cardData\": \"base_model: black-forest-labs/FLUX.1-dev\\nlicense: other\\nlicense_name: flux-1-dev-non-commercial-license\\nlicense_link: https://huggingface.co/black-forest-labs/FLUX.1-dev/blob/main/LICENSE.md\\ntags:\\n- Text-to-Image\\n- ControlNet\\n- Diffusers\\n- Stable Diffusion\", \"transformersInfo\": null, \"_id\": \"66b6116022b670fb4832c5c4\", \"modelId\": \"InstantX/FLUX.1-dev-Controlnet-Union\", \"usedStorage\": 13917525641}","cover_image":null,"submodels":null,"usage_info":null,"default_settings":null,"repo_variant":""}</text:p>
          </table:table-cell>
          <table:table-cell table:number-columns-repeated="2" office:value-type="string" calcext:value-type="string">
            <text:p>2025-07-18 01:49:08.410</text:p>
          </table:table-cell>
          <table:table-cell office:value-type="float" office:value="6603954342" calcext:value-type="float">
            <text:p>6603954342</text:p>
          </table:table-cell>
        </table:table-row>
        <table:table-row table:style-name="ro1" table:visibility="filter">
          <table:table-cell office:value-type="string" calcext:value-type="string">
            <text:p>e32b8b48-be78-4cdf-8777-57c138e75e17</text:p>
          </table:table-cell>
          <table:table-cell office:value-type="string" calcext:value-type="string">
            <text:p>blake3:6554acdc428a005801b50af13f7a71d5e80674ea37626a37ba7228e475fb9231</text:p>
          </table:table-cell>
          <table:table-cell office:value-type="string" calcext:value-type="string">
            <text:p>flux</text:p>
          </table:table-cell>
          <table:table-cell office:value-type="string" calcext:value-type="string">
            <text:p>main</text:p>
          </table:table-cell>
          <table:table-cell office:value-type="string" calcext:value-type="string">
            <text:p>flux/main/FLUX Fill.safetensors</text:p>
          </table:table-cell>
          <table:table-cell office:value-type="string" calcext:value-type="string">
            <text:p>checkpoint</text:p>
          </table:table-cell>
          <table:table-cell office:value-type="string" calcext:value-type="string">
            <text:p>FLUX Fill</text:p>
          </table:table-cell>
          <table:table-cell office:value-type="string" calcext:value-type="string">
            <text:p>FLUX Fill model (for inpainting).</text:p>
          </table:table-cell>
          <table:table-cell office:value-type="string" calcext:value-type="string">
            <text:p>black-forest-labs/FLUX.1-Fill-dev::flux1-fill-dev.safetensors</text:p>
          </table:table-cell>
          <table:table-cell office:value-type="string" calcext:value-type="string">
            <text:p>hf_repo_id</text:p>
          </table:table-cell>
          <table:table-cell office:value-type="string" calcext:value-type="string">
            <text:p>{"id": "black-forest-labs/FLUX.1-Fill-dev", "author": "black-forest-labs", "sha": "358293da0354175698b67ec8299acf928313a78a", "last_modified": "2025-06-27 16:23:07+00:00", "created_at": "2024-11-20 19:45:33+00:00", "private": false, "gated": "auto", "disabled": false, "downloads": 312186, "downloads_all_time": null, "likes": 831, "library_name": "diffusers", "gguf": null, "inference": null, "inference_provider_mapping": null, "tags": ["diffusers", "safetensors", "image-generation", "flux", "diffusion-single-file", "en", "license:other", "diffusers:FluxFillPipeline", "region:us"], "pipeline_tag": null, "mask_token": null, "trending_score": null, "card_data": "language:\n- en\nlicense: other\nlicense_name: flux-1-dev-non-commercial-license\nlicense_link: LICENSE.md\ntags:\n- image-generation\n- flux\n- diffusion-single-file\nextra_gated_prompt: By clicking \"Agree\", you agree to the [FluxDev Non-Commercial\n <text:s/>License Agreement](https://huggingface.co/black-forest-labs/FLUX.1-Fill-dev/blob/main/LICENSE.md)\n <text:s/>and acknowledge the [Acceptable Use Policy](https://huggingface.co/black-forest-labs/FLUX.1-Fill-dev/blob/main/POLICY.md).", "widget_data": null, "model_index": null, "config": {"diffusers": {"_class_name": "FluxFillPipeline"}}, "transformers_info": null, "siblings": ["RepoSibling(rfilename='.gitattributes', size=1571, blob_id='6c07b2b184c926a167c96895381a7c9e8c54c905', lfs=None)", "RepoSibling(rfilename='LICENSE.md', size=18621, blob_id='763a44c31c02064a8388981040487ce8731ddc86', lfs=None)", "RepoSibling(rfilename='README.md', size=4096, blob_id='06057201e2db0fa1b096171b0a3921b88cd4a12d', lfs=None)", "RepoSibling(rfilename='ae.safetensors', size=335304388, blob_id='71f11a92800c4a93cead7cebc556531926ecfc33', lfs=BlobLfsInfo(size=335304388, sha256='afc8e28272cd15db3919bacdb6918ce9c1ed22e96cb12c4d5ed0fba823529e38', pointer_size=134))", "RepoSibling(rfilename='flux1-fill-dev.safetensors', size=23804922408, blob_id='36b7da0c3ee0f2a5e0feaebf5be368649d698806', lfs=BlobLfsInfo(size=23804922408, sha256='03e289f530df51d014f48e675a9ffa2141bc003259bf5f25d75b957e920a41ca', pointer_size=136))", "RepoSibling(rfilename='model_index.json', size=540, blob_id='b09a49f0a56a59b9fcaba3087ab3982fcdc79b95', lfs=None)", "RepoSibling(rfilename='scheduler/scheduler_config.json', size=299, blob_id='9ab63efc0533c769b781dddbd177fad8c8c18d49', lfs=None)", "RepoSibling(rfilename='text_encoder/config.json', size=561, blob_id='d496a6a2474172a0b3f2b19ea97d90e84287b075', lfs=None)", "RepoSibling(rfilename='text_encoder/model.safetensors', size=246144352, blob_id='40a62c5746d88a2483eb10db5ef38d12c5b6b893', lfs=BlobLfsInfo(size=246144352, sha256='893d67a23f4693ed42cdab4cbad7fe3e727cf59609c40da28a46b5470f9ed082', pointer_size=134))", "RepoSibling(rfilename='text_encoder_2/config.json', size=741, blob_id='cf6c4d78b3b4f575a8b296ee5fccf6ab4e14c686', lfs=None)", "RepoSibling(rfilename='text_encoder_2/model-00001-of-00002.safetensors', size=4994582224, blob_id='fb543745ed2f4aa1105e3a8f97ff89a6ff7b5662', lfs=BlobLfsInfo(size=4994582224, sha256='ec87bffd1923e8b2774a6d240c922a41f6143081d52cf83b8fe39e9d838c893e', pointer_size=135))", "RepoSibling(rfilename='text_encoder_2/model-00002-of-00002.safetensors', size=4530066360, blob_id='c1596ab4886c9962503f01891b16715d1469fbe5', lfs=BlobLfsInfo(size=4530066360, sha256='a5640855b301fcdbceddfa90ae8066cd9414aff020552a201a255ecf2059da00', pointer_size=135))", "RepoSibling(rfilename='text_encoder_2/model.safetensors.index.json', size=19885, blob_id='c8728bc3dca59d2616a2a594cbac3ddb9eb77d5b', lfs=None)", "RepoSibling(rfilename='tokenizer/merges.txt', size=524619, blob_id='76e821f1b6f0a9709293c3b6b51ed90980b3166b', lfs=None)", "RepoSibling(rfilename='tokenizer/special_tokens_map.json', size=588, blob_id='cf0682d6de72c1547f41b4f6d7c59f62deffef94', lfs=None)", "RepoSibling(rfilename='tokenizer/tokenizer_config.json', size=705, blob_id='180a4e1be2a7d0b38a44108d6f24f585f35147b1', lfs=None)", "RepoSibling(rfilename='tokenizer/vocab.json', size=1059962, blob_id='469be27c5c010538f845f518c4f5e8574c78f7c8', lfs=None)", "RepoSibling(rfilename='tokenizer_2/special_tokens_map.json', size=2543, blob_id='17ade346a1042cbe0c1436f5bedcbd85c099d582', lfs=None)", "RepoSibling(rfilename='tokenizer_2/spiece.model', size=791656, blob_id='317a5ccbde45300f5d1d970d4d449af2108b147e', lfs=BlobLfsInfo(size=791656, sha256='d60acb128cf7b7f2536e8f38a5b18a05535c9e14c7a355904270e15b0945ea86', pointer_size=131))", "RepoSibling(rfilename='tokenizer_2/tokenizer.json', size=2424235, blob_id='21ed409afa3df5a822caa0fd5da30d13941f90b5', lfs=None)", "RepoSibling(rfilename='tokenizer_2/tokenizer_config.json', size=20817, blob_id='b336fa236135e6c87e246485e4d69e415cc57da0', lfs=None)", "RepoSibling(rfilename='transformer/config.json', size=393, blob_id='9a19ee2be2959dc5e225b4d9c61f3e969dbfefb1', lfs=None)", "RepoSibling(rfilename='transformer/diffusion_pytorch_model-00001-of-00003.safetensors', size=9985006384, blob_id='3bfaac0cde61d073c40682b9a9b85c883dec8610', lfs=BlobLfsInfo(size=9985006384, sha256='4cef6b166b2163ba9a01ccb68bf53054556852b69b32c0565dfe0741d28982d7', pointer_size=135))", "RepoSibling(rfilename='transformer/diffusion_pytorch_model-00002-of-00003.safetensors', size=9949328904, blob_id='009a9fcdbc7f44c98dc68fbd4f053f17fe7e6a30', lfs=BlobLfsInfo(size=9949328904, sha256='cd99fdd45ac404a9c98c939bdc986647cd5160ca48b8e679e81d3d59c2b9a1e0', pointer_size=135))", "RepoSibling(rfilename='transformer/diffusion_pytorch_model-00003-of-00003.safetensors', size=3870584832, blob_id='78fe952fe44963134c76b977f5fa6f90da80d77e', lfs=BlobLfsInfo(size=3870584832, sha256='ed878852603579083b4a4ea80544504faca9f42ebd41aaa103c3023ee2ebfbd5', pointer_size=135))", "RepoSibling(rfilename='transformer/diffusion_pytorch_model.safetensors.index.json', size=121262, blob_id='21f6c277a5b661e77f9b259c05ca7dad2a29f559', lfs=None)", "RepoSibling(rfilename='vae/config.json', size=774, blob_id='ed8c04742888d41b78298d360299f40710fa20ae', lfs=None)", "RepoSibling(rfilename='vae/diffusion_pytorch_model.safetensors', size=335306212, blob_id='2fba9e4bc6a3c24f3926795dd6a4f80b520839a2', lfs=BlobLfsInfo(size=335306212, sha256='8c717328c8ad41faab2ccfd52ae17332505c6833cf176aad56e7b58f2c4d4c94', pointer_size=134))"], "spaces": ["multimodalart/flux-fill-outpaint", "black-forest-labs/FLUX.1-Fill-dev", "zhengchong/CatVTON", "xiaozaa/catvton-flux-try-on", "vilarin/Flux.1-Fill-dev", "WensongSong/Insert-Anything", "pngwn/FLUX.1-Fill-dev", "VisualCloze/VisualCloze", "Nymbo/flux-fill-outpaint", "not-lain/flux-inpainting", "jallenjia/flux-fill-outpaint", "ginigen/VisualCloze", "not-lain/gpu-utils", "Surn/HexaGrid", "sariyam/flux-fill-outpaint", "bep40/Insert-Anything", "Calligrapher2025/Calligrapher", "blanchon/FurnitureDemo", "RageshAntony/RG-CatVTON", "jdavis/Flux-1.0-Fill-Inpaint", "SahilCarterr/Calligrapher", "Ashoka74/RefurnishAI", "nuwandaa/flux-fill-outpaint", "sitatech/vibe-shopping", "maccmaccmaccc/5428-p-llamaindexRAG", "gradiopro/flux-fill-outpaint", "gradiopro/FLUX.1-Fill-dev", "ZetaWolf2003/flux-fill-outpaint", "vjsiddhufp/flux-fill-outpaint", "gunvattagurukulqci/flux-fill-outpaint", "skinnymixes/flux-fill-outpaint", "xragejp/flux-fill-outpaint", "nvn04/DemoStyleSnap", "Himanshu806/fluxInpaint-testing", "Perry1323/flux-fill-outpaint", "rtallam45/MarketingCopilot", "nuwandaa/FLUX.1-Fill-dev", "botai3/CHELUMORE_AI", "botai3/CatVTON", "Gainward777/Try-On_Flux", "DJStomp/Flux.1-Fill-dev", "WolseyTheCat/fc-simple", "Everybody8454/inpaint-text", "Alisha21032002/flux-fill-demo", "sphinxsolution/flux-fill-demo", "innoai/flux-fill-outpaint", "Justo19/mvp-catvton", "K00B404/VisualCloze", "Jeshnu06/HyperGen-Inpainting", "svjack/flux-inpainting", "yupengtang/flux-poc", "SnapwearAI/SAKS-backend", "zeenai2025/Insert-Anything2", "HAL1993/MDFploteso67890abcdef1234567890abcdef1234567890abcdef1234567890abcdef1234567", "samirk08/vtontry"], "safetensors": null, "security_repo_status": null, "xet_enabled": null, "lastModified": "2025-06-27 16:23:07+00:00", "cardData": "language:\n- en\nlicense: other\nlicense_name: flux-1-dev-non-commercial-license\nlicense_link: LICENSE.md\ntags:\n- image-generation\n- flux\n- diffusion-single-file\nextra_gated_prompt: By clicking \"Agree\", you agree to the [FluxDev Non-Commercial\n <text:s/>License Agreement](https://huggingface.co/black-forest-labs/FLUX.1-Fill-dev/blob/main/LICENSE.md)\n <text:s/>and acknowledge the [Acceptable Use Policy](https://huggingface.co/black-forest-labs/FLUX.1-Fill-dev/blob/main/POLICY.md).", "transformersInfo": null, "_id": "673e3c5da3eda9a8c99bda8a", "modelId": "black-forest-labs/FLUX.1-Fill-dev", "usedStorage": 58053956587}</text:p>
          </table:table-cell>
          <table:table-cell/>
          <table:table-cell office:value-type="string" calcext:value-type="string">
            <text:p>{"key":"e32b8b48-be78-4cdf-8777-57c138e75e17","hash":"blake3:6554acdc428a005801b50af13f7a71d5e80674ea37626a37ba7228e475fb9231","path":"flux/main/FLUX Fill.safetensors","file_size":23804922408,"name":"FLUX Fill","type":"main","format":"checkpoint","base":"flux","source":"black-forest-labs/FLUX.1-Fill-dev::flux1-fill-dev.safetensors","source_type":"hf_repo_id","description":"FLUX Fill model (for inpainting).","source_api_response":"{\"id\": \"black-forest-labs/FLUX.1-Fill-dev\", \"author\": \"black-forest-labs\", \"sha\": \"358293da0354175698b67ec8299acf928313a78a\", \"last_modified\": \"2025-06-27 16:23:07+00:00\", \"created_at\": \"2024-11-20 19:45:33+00:00\", \"private\": false, \"gated\": \"auto\", \"disabled\": false, \"downloads\": 312186, \"downloads_all_time\": null, \"likes\": 831, \"library_name\": \"diffusers\", \"gguf\": null, \"inference\": null, \"inference_provider_mapping\": null, \"tags\": [\"diffusers\", \"safetensors\", \"image-generation\", \"flux\", \"diffusion-single-file\", \"en\", \"license:other\", \"diffusers:FluxFillPipeline\", \"region:us\"], \"pipeline_tag\": null, \"mask_token\": null, \"trending_score\": null, \"card_data\": \"language:\\n- en\\nlicense: other\\nlicense_name: flux-1-dev-non-commercial-license\\nlicense_link: LICENSE.md\\ntags:\\n- image-generation\\n- flux\\n- diffusion-single-file\\nextra_gated_prompt: By clicking \\\"Agree\\\", you agree to the [FluxDev Non-Commercial\\n <text:s/>License Agreement](https://huggingface.co/black-forest-labs/FLUX.1-Fill-dev/blob/main/LICENSE.md)\\n <text:s/>and acknowledge the [Acceptable Use Policy](https://huggingface.co/black-forest-labs/FLUX.1-Fill-dev/blob/main/POLICY.md).\", \"widget_data\": null, \"model_index\": null, \"config\": {\"diffusers\": {\"_class_name\": \"FluxFillPipeline\"}}, \"transformers_info\": null, \"siblings\": [\"RepoSibling(rfilename='.gitattributes', size=1571, blob_id='6c07b2b184c926a167c96895381a7c9e8c54c905', lfs=None)\", \"RepoSibling(rfilename='LICENSE.md', size=18621, blob_id='763a44c31c02064a8388981040487ce8731ddc86', lfs=None)\", \"RepoSibling(rfilename='README.md', size=4096, blob_id='06057201e2db0fa1b096171b0a3921b88cd4a12d', lfs=None)\", \"RepoSibling(rfilename='ae.safetensors', size=335304388, blob_id='71f11a92800c4a93cead7cebc556531926ecfc33', lfs=BlobLfsInfo(size=335304388, sha256='afc8e28272cd15db3919bacdb6918ce9c1ed22e96cb12c4d5ed0fba823529e38', pointer_size=134))\", \"RepoSibling(rfilename='flux1-fill-dev.safetensors', size=23804922408, blob_id='36b7da0c3ee0f2a5e0feaebf5be368649d698806', lfs=BlobLfsInfo(size=23804922408, sha256='03e289f530df51d014f48e675a9ffa2141bc003259bf5f25d75b957e920a41ca', pointer_size=136))\", \"RepoSibling(rfilename='model_index.json', size=540, blob_id='b09a49f0a56a59b9fcaba3087ab3982fcdc79b95', lfs=None)\", \"RepoSibling(rfilename='scheduler/scheduler_config.json', size=299, blob_id='9ab63efc0533c769b781dddbd177fad8c8c18d49', lfs=None)\", \"RepoSibling(rfilename='text_encoder/config.json', size=561, blob_id='d496a6a2474172a0b3f2b19ea97d90e84287b075', lfs=None)\", \"RepoSibling(rfilename='text_encoder/model.safetensors', size=246144352, blob_id='40a62c5746d88a2483eb10db5ef38d12c5b6b893', lfs=BlobLfsInfo(size=246144352, sha256='893d67a23f4693ed42cdab4cbad7fe3e727cf59609c40da28a46b5470f9ed082', pointer_size=134))\", \"RepoSibling(rfilename='text_encoder_2/config.json', size=741, blob_id='cf6c4d78b3b4f575a8b296ee5fccf6ab4e14c686', lfs=None)\", \"RepoSibling(rfilename='text_encoder_2/model-00001-of-00002.safetensors', size=4994582224, blob_id='fb543745ed2f4aa1105e3a8f97ff89a6ff7b5662', lfs=BlobLfsInfo(size=4994582224, sha256='ec87bffd1923e8b2774a6d240c922a41f6143081d52cf83b8fe39e9d838c893e', pointer_size=135))\", \"RepoSibling(rfilename='text_encoder_2/model-00002-of-00002.safetensors', size=4530066360, blob_id='c1596ab4886c9962503f01891b16715d1469fbe5', lfs=BlobLfsInfo(size=4530066360, sha256='a5640855b301fcdbceddfa90ae8066cd9414aff020552a201a255ecf2059da00', pointer_size=135))\", \"RepoSibling(rfilename='text_encoder_2/model.safetensors.index.json', size=19885, blob_id='c8728bc3dca59d2616a2a594cbac3ddb9eb77d5b', lfs=None)\", \"RepoSibling(rfilename='tokenizer/merges.txt', size=524619, blob_id='76e821f1b6f0a9709293c3b6b51ed90980b3166b', lfs=None)\", \"RepoSibling(rfilename='tokenizer/special_tokens_map.json', size=588, blob_id='cf0682d6de72c1547f41b4f6d7c59f62deffef94', lfs=None)\", \"RepoSibling(rfilename='tokenizer/tokenizer_config.json', size=705, blob_id='180a4e1be2a7d0b38a44108d6f24f585f35147b1', lfs=None)\", \"RepoSibling(rfilename='tokenizer/vocab.json', size=1059962, blob_id='469be27c5c010538f845f518c4f5e8574c78f7c8', lfs=None)\", \"RepoSibling(rfilename='tokenizer_2/special_tokens_map.json', size=2543, blob_id='17ade346a1042cbe0c1436f5bedcbd85c099d582', lfs=None)\", \"RepoSibling(rfilename='tokenizer_2/spiece.model', size=791656, blob_id='317a5ccbde45300f5d1d970d4d449af2108b147e', lfs=BlobLfsInfo(size=791656, sha256='d60acb128cf7b7f2536e8f38a5b18a05535c9e14c7a355904270e15b0945ea86', pointer_size=131))\", \"RepoSibling(rfilename='tokenizer_2/tokenizer.json', size=2424235, blob_id='21ed409afa3df5a822caa0fd5da30d13941f90b5', lfs=None)\", \"RepoSibling(rfilename='tokenizer_2/tokenizer_config.json', size=20817, blob_id='b336fa236135e6c87e246485e4d69e415cc57da0', lfs=None)\", \"RepoSibling(rfilename='transformer/config.json', size=393, blob_id='9a19ee2be2959dc5e225b4d9c61f3e969dbfefb1', lfs=None)\", \"RepoSibling(rfilename='transformer/diffusion_pytorch_model-00001-of-00003.safetensors', size=9985006384, blob_id='3bfaac0cde61d073c40682b9a9b85c883dec8610', lfs=BlobLfsInfo(size=9985006384, sha256='4cef6b166b2163ba9a01ccb68bf53054556852b69b32c0565dfe0741d28982d7', pointer_size=135))\", \"RepoSibling(rfilename='transformer/diffusion_pytorch_model-00002-of-00003.safetensors', size=9949328904, blob_id='009a9fcdbc7f44c98dc68fbd4f053f17fe7e6a30', lfs=BlobLfsInfo(size=9949328904, sha256='cd99fdd45ac404a9c98c939bdc986647cd5160ca48b8e679e81d3d59c2b9a1e0', pointer_size=135))\", \"RepoSibling(rfilename='transformer/diffusion_pytorch_model-00003-of-00003.safetensors', size=3870584832, blob_id='78fe952fe44963134c76b977f5fa6f90da80d77e', lfs=BlobLfsInfo(size=3870584832, sha256='ed878852603579083b4a4ea80544504faca9f42ebd41aaa103c3023ee2ebfbd5', pointer_size=135))\", \"RepoSibling(rfilename='transformer/diffusion_pytorch_model.safetensors.index.json', size=121262, blob_id='21f6c277a5b661e77f9b259c05ca7dad2a29f559', lfs=None)\", \"RepoSibling(rfilename='vae/config.json', size=774, blob_id='ed8c04742888d41b78298d360299f40710fa20ae', lfs=None)\", \"RepoSibling(rfilename='vae/diffusion_pytorch_model.safetensors', size=335306212, blob_id='2fba9e4bc6a3c24f3926795dd6a4f80b520839a2', lfs=BlobLfsInfo(size=335306212, sha256='8c717328c8ad41faab2ccfd52ae17332505c6833cf176aad56e7b58f2c4d4c94', pointer_size=134))\"], \"spaces\": [\"multimodalart/flux-fill-outpaint\", \"black-forest-labs/FLUX.1-Fill-dev\", \"zhengchong/CatVTON\", \"xiaozaa/catvton-flux-try-on\", \"vilarin/Flux.1-Fill-dev\", \"WensongSong/Insert-Anything\", \"pngwn/FLUX.1-Fill-dev\", \"VisualCloze/VisualCloze\", \"Nymbo/flux-fill-outpaint\", \"not-lain/flux-inpainting\", \"jallenjia/flux-fill-outpaint\", \"ginigen/VisualCloze\", \"not-lain/gpu-utils\", \"Surn/HexaGrid\", \"sariyam/flux-fill-outpaint\", \"bep40/Insert-Anything\", \"Calligrapher2025/Calligrapher\", \"blanchon/FurnitureDemo\", \"RageshAntony/RG-CatVTON\", \"jdavis/Flux-1.0-Fill-Inpaint\", \"SahilCarterr/Calligrapher\", \"Ashoka74/RefurnishAI\", \"nuwandaa/flux-fill-outpaint\", \"sitatech/vibe-shopping\", \"maccmaccmaccc/5428-p-llamaindexRAG\", \"gradiopro/flux-fill-outpaint\", \"gradiopro/FLUX.1-Fill-dev\", \"ZetaWolf2003/flux-fill-outpaint\", \"vjsiddhufp/flux-fill-outpaint\", \"gunvattagurukulqci/flux-fill-outpaint\", \"skinnymixes/flux-fill-outpaint\", \"xragejp/flux-fill-outpaint\", \"nvn04/DemoStyleSnap\", \"Himanshu806/fluxInpaint-testing\", \"Perry1323/flux-fill-outpaint\", \"rtallam45/MarketingCopilot\", \"nuwandaa/FLUX.1-Fill-dev\", \"botai3/CHELUMORE_AI\", \"botai3/CatVTON\", \"Gainward777/Try-On_Flux\", \"DJStomp/Flux.1-Fill-dev\", \"WolseyTheCat/fc-simple\", \"Everybody8454/inpaint-text\", \"Alisha21032002/flux-fill-demo\", \"sphinxsolution/flux-fill-demo\", \"innoai/flux-fill-outpaint\", \"Justo19/mvp-catvton\", \"K00B404/VisualCloze\", \"Jeshnu06/HyperGen-Inpainting\", \"svjack/flux-inpainting\", \"yupengtang/flux-poc\", \"SnapwearAI/SAKS-backend\", \"zeenai2025/Insert-Anything2\", \"HAL1993/MDFploteso67890abcdef1234567890abcdef1234567890abcdef1234567890abcdef1234567\", \"samirk08/vtontry\"], \"safetensors\": null, \"security_repo_status\": null, \"xet_enabled\": null, \"lastModified\": \"2025-06-27 16:23:07+00:00\", \"cardData\": \"language:\\n- en\\nlicense: other\\nlicense_name: flux-1-dev-non-commercial-license\\nlicense_link: LICENSE.md\\ntags:\\n- image-generation\\n- flux\\n- diffusion-single-file\\nextra_gated_prompt: By clicking \\\"Agree\\\", you agree to the [FluxDev Non-Commercial\\n <text:s/>License Agreement](https://huggingface.co/black-forest-labs/FLUX.1-Fill-dev/blob/main/LICENSE.md)\\n <text:s/>and acknowledge the [Acceptable Use Policy](https://huggingface.co/black-forest-labs/FLUX.1-Fill-dev/blob/main/POLICY.md).\", \"transformersInfo\": null, \"_id\": \"673e3c5da3eda9a8c99bda8a\", \"modelId\": \"black-forest-labs/FLUX.1-Fill-dev\", \"usedStorage\": 58053956587}","cover_image":null,"submodels":null,"usage_info":null,"trigger_phrases":null,"default_settings":null,"variant":"inpaint","config_path":"flux-dev-fill","converted_at":1752805626.606005,"prediction_type":"epsilon","upcast_attention":false}</text:p>
          </table:table-cell>
          <table:table-cell table:number-columns-repeated="2" office:value-type="string" calcext:value-type="string">
            <text:p>2025-07-18 02:27:32.762</text:p>
          </table:table-cell>
          <table:table-cell office:value-type="float" office:value="23804922408" calcext:value-type="float">
            <text:p>23804922408</text:p>
          </table:table-cell>
        </table:table-row>
        <table:table-row table:style-name="ro1">
          <table:table-cell office:value-type="string" calcext:value-type="string">
            <text:p>57a3e7d5-29fe-4e2f-8a4a-8f411ef68fff</text:p>
          </table:table-cell>
          <table:table-cell office:value-type="string" calcext:value-type="string">
            <text:p>blake3:a3f229f9b380ada7380187b3a9599c2def9ead68542adce8a58ab633d2ed512f</text:p>
          </table:table-cell>
          <table:table-cell office:value-type="string" calcext:value-type="string">
            <text:p>flux</text:p>
          </table:table-cell>
          <table:table-cell office:value-type="string" calcext:value-type="string">
            <text:p>lora</text:p>
          </table:table-cell>
          <table:table-cell office:value-type="string" calcext:value-type="string">
            <text:p>flux/lora/Landscape Illustration v1.safetensors</text:p>
          </table:table-cell>
          <table:table-cell office:value-type="string" calcext:value-type="string">
            <text:p>lycoris</text:p>
          </table:table-cell>
          <table:table-cell office:value-type="string" calcext:value-type="string">
            <text:p>Landscape Illustration v1</text:p>
          </table:table-cell>
          <table:table-cell office:value-type="string" calcext:value-type="string">
            <text:p>flux lora model Landscape Illustration v1</text:p>
          </table:table-cell>
          <table:table-cell office:value-type="string" calcext:value-type="string">
            <text:p>/home/alex/Dev/AI/models/loras/Landscapes/Landscape Illustration v1.safetensors</text:p>
          </table:table-cell>
          <table:table-cell office:value-type="string" calcext:value-type="string">
            <text:p>path</text:p>
          </table:table-cell>
          <table:table-cell/>
          <table:table-cell office:value-type="string" calcext:value-type="string">
            <text:p>["fjch"]</text:p>
          </table:table-cell>
          <table:table-cell office:value-type="string" calcext:value-type="string">
            <text:p>{"key":"57a3e7d5-29fe-4e2f-8a4a-8f411ef68fff","hash":"blake3:a3f229f9b380ada7380187b3a9599c2def9ead68542adce8a58ab633d2ed512f","path":"flux/lora/Landscape Illustration v1.safetensors","file_size":317112656,"name":"Landscape Illustration v1","type":"lora","format":"lycoris","base":"flux","source":"/home/alex/Dev/AI/models/loras/Landscapes/Landscape Illustration v1.safetensors","source_type":"path","description":"flux lora model Landscape Illustration v1","source_api_response":null,"cover_image":null,"submodels":null,"usage_info":null,"trigger_phrases":["fjch"]}</text:p>
          </table:table-cell>
          <table:table-cell office:value-type="string" calcext:value-type="string">
            <text:p>2025-07-18 02:49:58.402</text:p>
          </table:table-cell>
          <table:table-cell office:value-type="string" calcext:value-type="string">
            <text:p>2025-07-18 02:50:23.385</text:p>
          </table:table-cell>
          <table:table-cell office:value-type="float" office:value="317112656" calcext:value-type="float">
            <text:p>317112656</text:p>
          </table:table-cell>
        </table:table-row>
        <table:table-row table:style-name="ro1">
          <table:table-cell office:value-type="string" calcext:value-type="string">
            <text:p>89fca6f6-61a4-4040-a167-3689f19ae4b5</text:p>
          </table:table-cell>
          <table:table-cell office:value-type="string" calcext:value-type="string">
            <text:p>blake3:0acd97255b6596b34119253f2a85bbab42f6db3397899786e509b174257c314c</text:p>
          </table:table-cell>
          <table:table-cell office:value-type="string" calcext:value-type="string">
            <text:p>flux</text:p>
          </table:table-cell>
          <table:table-cell office:value-type="string" calcext:value-type="string">
            <text:p>lora</text:p>
          </table:table-cell>
          <table:table-cell office:value-type="string" calcext:value-type="string">
            <text:p>flux/lora/CE - Abstract Soft Watercolor 01 FLUX.safetensors</text:p>
          </table:table-cell>
          <table:table-cell office:value-type="string" calcext:value-type="string">
            <text:p>diffusers</text:p>
          </table:table-cell>
          <table:table-cell office:value-type="string" calcext:value-type="string">
            <text:p>CE - Abstract Soft Watercolor 01 FLUX</text:p>
          </table:table-cell>
          <table:table-cell office:value-type="string" calcext:value-type="string">
            <text:p>flux lora model CE - Abstract Soft Watercolor 01 FLUX</text:p>
          </table:table-cell>
          <table:table-cell office:value-type="string" calcext:value-type="string">
            <text:p>/home/alex/Dev/AI/models/loras/CreativeEdge/CE - Abstract Soft Watercolor 01 FLUX.safetensors</text:p>
          </table:table-cell>
          <table:table-cell office:value-type="string" calcext:value-type="string">
            <text:p>path</text:p>
          </table:table-cell>
          <table:table-cell/>
          <table:table-cell office:value-type="string" calcext:value-type="string">
            <text:p>["pasartcCE style"]</text:p>
          </table:table-cell>
          <table:table-cell office:value-type="string" calcext:value-type="string">
            <text:p>{"key":"89fca6f6-61a4-4040-a167-3689f19ae4b5","hash":"blake3:0acd97255b6596b34119253f2a85bbab42f6db3397899786e509b174257c314c","path":"flux/lora/CE - Abstract Soft Watercolor 01 FLUX.safetensors","file_size":343805667,"name":"CE - Abstract Soft Watercolor 01 FLUX","type":"lora","format":"diffusers","base":"flux","source":"/home/alex/Dev/AI/models/loras/CreativeEdge/CE - Abstract Soft Watercolor 01 FLUX.safetensors","source_type":"path","description":"flux lora model CE - Abstract Soft Watercolor 01 FLUX","source_api_response":null,"cover_image":null,"submodels":null,"usage_info":null,"trigger_phrases":["pasartcCE style"]}</text:p>
          </table:table-cell>
          <table:table-cell office:value-type="string" calcext:value-type="string">
            <text:p>2025-07-18 08:04:59.117</text:p>
          </table:table-cell>
          <table:table-cell office:value-type="string" calcext:value-type="string">
            <text:p>2025-07-18 08:06:05.596</text:p>
          </table:table-cell>
          <table:table-cell office:value-type="float" office:value="343805667" calcext:value-type="float">
            <text:p>343805667</text:p>
          </table:table-cell>
        </table:table-row>
        <table:table-row table:style-name="ro1">
          <table:table-cell office:value-type="string" calcext:value-type="string">
            <text:p>f212f7fd-a076-4ee5-992f-ab1c101e8448</text:p>
          </table:table-cell>
          <table:table-cell office:value-type="string" calcext:value-type="string">
            <text:p>blake3:cb2f0c1ebdd23c0c96b9f91a24e71e7f6fb92647eb0c4c1d453aec90e2890281</text:p>
          </table:table-cell>
          <table:table-cell office:value-type="string" calcext:value-type="string">
            <text:p>flux</text:p>
          </table:table-cell>
          <table:table-cell office:value-type="string" calcext:value-type="string">
            <text:p>lora</text:p>
          </table:table-cell>
          <table:table-cell office:value-type="string" calcext:value-type="string">
            <text:p>flux/lora/CE - Cosmic 01 FLUX.safetensors</text:p>
          </table:table-cell>
          <table:table-cell office:value-type="string" calcext:value-type="string">
            <text:p>diffusers</text:p>
          </table:table-cell>
          <table:table-cell office:value-type="string" calcext:value-type="string">
            <text:p>CE - Cosmic 01 FLUX</text:p>
          </table:table-cell>
          <table:table-cell office:value-type="string" calcext:value-type="string">
            <text:p>flux lora model CE - Cosmic 01 FLUX</text:p>
          </table:table-cell>
          <table:table-cell office:value-type="string" calcext:value-type="string">
            <text:p>/home/alex/Dev/AI/models/loras/CreativeEdge/CE - Cosmic 01 FLUX.safetensors</text:p>
          </table:table-cell>
          <table:table-cell office:value-type="string" calcext:value-type="string">
            <text:p>path</text:p>
          </table:table-cell>
          <table:table-cell/>
          <table:table-cell office:value-type="string" calcext:value-type="string">
            <text:p>["csmcCE style","cosmic"]</text:p>
          </table:table-cell>
          <table:table-cell office:value-type="string" calcext:value-type="string">
            <text:p>{"key":"f212f7fd-a076-4ee5-992f-ab1c101e8448","hash":"blake3:cb2f0c1ebdd23c0c96b9f91a24e71e7f6fb92647eb0c4c1d453aec90e2890281","path":"flux/lora/CE - Cosmic 01 FLUX.safetensors","file_size":343805597,"name":"CE - Cosmic 01 FLUX","type":"lora","format":"diffusers","base":"flux","source":"/home/alex/Dev/AI/models/loras/CreativeEdge/CE - Cosmic 01 FLUX.safetensors","source_type":"path","description":"flux lora model CE - Cosmic 01 FLUX","source_api_response":null,"cover_image":null,"submodels":null,"usage_info":null,"trigger_phrases":["csmcCE style","cosmic"]}</text:p>
          </table:table-cell>
          <table:table-cell office:value-type="string" calcext:value-type="string">
            <text:p>2025-07-18 08:04:59.452</text:p>
          </table:table-cell>
          <table:table-cell office:value-type="string" calcext:value-type="string">
            <text:p>2025-07-18 08:07:05.514</text:p>
          </table:table-cell>
          <table:table-cell office:value-type="float" office:value="343805597" calcext:value-type="float">
            <text:p>343805597</text:p>
          </table:table-cell>
        </table:table-row>
        <table:table-row table:style-name="ro1">
          <table:table-cell office:value-type="string" calcext:value-type="string">
            <text:p>7351586e-19d2-441e-be73-f38af741d823</text:p>
          </table:table-cell>
          <table:table-cell office:value-type="string" calcext:value-type="string">
            <text:p>blake3:dad5383b8d70ccd5edcc215cf4fd3e041d7bc8b97b48630137ac62f1d7a89c0e</text:p>
          </table:table-cell>
          <table:table-cell office:value-type="string" calcext:value-type="string">
            <text:p>flux</text:p>
          </table:table-cell>
          <table:table-cell office:value-type="string" calcext:value-type="string">
            <text:p>lora</text:p>
          </table:table-cell>
          <table:table-cell office:value-type="string" calcext:value-type="string">
            <text:p>flux/lora/CE - Vintage Travel Poster 01 FLUX.safetensors</text:p>
          </table:table-cell>
          <table:table-cell office:value-type="string" calcext:value-type="string">
            <text:p>diffusers</text:p>
          </table:table-cell>
          <table:table-cell office:value-type="string" calcext:value-type="string">
            <text:p>CE - Vintage Travel Poster 01 FLUX</text:p>
          </table:table-cell>
          <table:table-cell office:value-type="string" calcext:value-type="string">
            <text:p>flux lora model CE - Vintage Travel Poster 01 FLUX</text:p>
          </table:table-cell>
          <table:table-cell office:value-type="string" calcext:value-type="string">
            <text:p>/home/alex/Dev/AI/models/loras/CreativeEdge/CE - Vintage Travel Poster 01 FLUX.safetensors</text:p>
          </table:table-cell>
          <table:table-cell office:value-type="string" calcext:value-type="string">
            <text:p>path</text:p>
          </table:table-cell>
          <table:table-cell/>
          <table:table-cell office:value-type="string" calcext:value-type="string">
            <text:p>["vntgtrvlpstrCE style","travel poster"]</text:p>
          </table:table-cell>
          <table:table-cell office:value-type="string" calcext:value-type="string">
            <text:p>{"key":"7351586e-19d2-441e-be73-f38af741d823","hash":"blake3:dad5383b8d70ccd5edcc215cf4fd3e041d7bc8b97b48630137ac62f1d7a89c0e","path":"flux/lora/CE - Vintage Travel Poster 01 FLUX.safetensors","file_size":343805669,"name":"CE - Vintage Travel Poster 01 FLUX","type":"lora","format":"diffusers","base":"flux","source":"/home/alex/Dev/AI/models/loras/CreativeEdge/CE - Vintage Travel Poster 01 FLUX.safetensors","source_type":"path","description":"flux lora model CE - Vintage Travel Poster 01 FLUX","source_api_response":null,"cover_image":null,"submodels":null,"usage_info":null,"trigger_phrases":["vntgtrvlpstrCE style","travel poster"]}</text:p>
          </table:table-cell>
          <table:table-cell office:value-type="string" calcext:value-type="string">
            <text:p>2025-07-18 08:05:00.949</text:p>
          </table:table-cell>
          <table:table-cell office:value-type="string" calcext:value-type="string">
            <text:p>2025-07-18 08:08:17.676</text:p>
          </table:table-cell>
          <table:table-cell office:value-type="float" office:value="343805669" calcext:value-type="float">
            <text:p>343805669</text:p>
          </table:table-cell>
        </table:table-row>
        <table:table-row table:style-name="ro1">
          <table:table-cell office:value-type="string" calcext:value-type="string">
            <text:p>048a9f08-1c73-4f08-af5e-3df92f7af2bc</text:p>
          </table:table-cell>
          <table:table-cell office:value-type="string" calcext:value-type="string">
            <text:p>blake3:6530b1add3ffbd2bcc6ee3b5a3a65d8a5528fff5669022319805812bea205eda</text:p>
          </table:table-cell>
          <table:table-cell office:value-type="string" calcext:value-type="string">
            <text:p>flux</text:p>
          </table:table-cell>
          <table:table-cell office:value-type="string" calcext:value-type="string">
            <text:p>lora</text:p>
          </table:table-cell>
          <table:table-cell office:value-type="string" calcext:value-type="string">
            <text:p>flux/lora/CE - Geometric 01 FLUX.safetensors</text:p>
          </table:table-cell>
          <table:table-cell office:value-type="string" calcext:value-type="string">
            <text:p>diffusers</text:p>
          </table:table-cell>
          <table:table-cell office:value-type="string" calcext:value-type="string">
            <text:p>CE - Geometric 01 FLUX</text:p>
          </table:table-cell>
          <table:table-cell office:value-type="string" calcext:value-type="string">
            <text:p>flux lora model CE - Geometric 01 FLUX</text:p>
          </table:table-cell>
          <table:table-cell office:value-type="string" calcext:value-type="string">
            <text:p>/home/alex/Dev/AI/models/loras/CreativeEdge/CE - Geometric 01 FLUX.safetensors</text:p>
          </table:table-cell>
          <table:table-cell office:value-type="string" calcext:value-type="string">
            <text:p>path</text:p>
          </table:table-cell>
          <table:table-cell/>
          <table:table-cell office:value-type="string" calcext:value-type="string">
            <text:p>["curvilinear","cubism","geometric","gmtrcCE style","honeycomb"]</text:p>
          </table:table-cell>
          <table:table-cell office:value-type="string" calcext:value-type="string">
            <text:p>{"key":"048a9f08-1c73-4f08-af5e-3df92f7af2bc","hash":"blake3:6530b1add3ffbd2bcc6ee3b5a3a65d8a5528fff5669022319805812bea205eda","path":"flux/lora/CE - Geometric 01 FLUX.safetensors","file_size":343805577,"name":"CE - Geometric 01 FLUX","type":"lora","format":"diffusers","base":"flux","source":"/home/alex/Dev/AI/models/loras/CreativeEdge/CE - Geometric 01 FLUX.safetensors","source_type":"path","description":"flux lora model CE - Geometric 01 FLUX","source_api_response":null,"cover_image":null,"submodels":null,"usage_info":null,"trigger_phrases":["curvilinear","cubism","geometric","gmtrcCE style","honeycomb"]}</text:p>
          </table:table-cell>
          <table:table-cell office:value-type="string" calcext:value-type="string">
            <text:p>2025-07-18 08:05:01.263</text:p>
          </table:table-cell>
          <table:table-cell office:value-type="string" calcext:value-type="string">
            <text:p>2025-07-18 08:07:59.192</text:p>
          </table:table-cell>
          <table:table-cell office:value-type="float" office:value="343805577" calcext:value-type="float">
            <text:p>343805577</text:p>
          </table:table-cell>
        </table:table-row>
        <table:table-row table:style-name="ro1">
          <table:table-cell office:value-type="string" calcext:value-type="string">
            <text:p>f0d7551d-a97b-444b-889f-c50075934642</text:p>
          </table:table-cell>
          <table:table-cell office:value-type="string" calcext:value-type="string">
            <text:p>blake3:2321af844242c5f1764a825ca100811a7c0a9dae963c8f56c1f1477fc16a487a</text:p>
          </table:table-cell>
          <table:table-cell office:value-type="string" calcext:value-type="string">
            <text:p>flux</text:p>
          </table:table-cell>
          <table:table-cell office:value-type="string" calcext:value-type="string">
            <text:p>lora</text:p>
          </table:table-cell>
          <table:table-cell office:value-type="string" calcext:value-type="string">
            <text:p>flux/lora/CE - Ink Wash 01 FLUX.safetensors</text:p>
          </table:table-cell>
          <table:table-cell office:value-type="string" calcext:value-type="string">
            <text:p>diffusers</text:p>
          </table:table-cell>
          <table:table-cell office:value-type="string" calcext:value-type="string">
            <text:p>CE - Ink Wash 01 FLUX</text:p>
          </table:table-cell>
          <table:table-cell office:value-type="string" calcext:value-type="string">
            <text:p>flux lora model CE - Ink Wash 01 FLUX</text:p>
          </table:table-cell>
          <table:table-cell office:value-type="string" calcext:value-type="string">
            <text:p>/home/alex/Dev/AI/models/loras/CreativeEdge/CE - Ink Wash 01 FLUX.safetensors</text:p>
          </table:table-cell>
          <table:table-cell office:value-type="string" calcext:value-type="string">
            <text:p>path</text:p>
          </table:table-cell>
          <table:table-cell/>
          <table:table-cell office:value-type="string" calcext:value-type="string">
            <text:p>["inkwshCE_style"]</text:p>
          </table:table-cell>
          <table:table-cell office:value-type="string" calcext:value-type="string">
            <text:p>{"key":"f0d7551d-a97b-444b-889f-c50075934642","hash":"blake3:2321af844242c5f1764a825ca100811a7c0a9dae963c8f56c1f1477fc16a487a","path":"flux/lora/CE - Ink Wash 01 FLUX.safetensors","file_size":86049824,"name":"CE - Ink Wash 01 FLUX","type":"lora","format":"diffusers","base":"flux","source":"/home/alex/Dev/AI/models/loras/CreativeEdge/CE - Ink Wash 01 FLUX.safetensors","source_type":"path","description":"flux lora model CE - Ink Wash 01 FLUX","source_api_response":null,"cover_image":null,"submodels":null,"usage_info":null,"trigger_phrases":["inkwshCE_style"]}</text:p>
          </table:table-cell>
          <table:table-cell office:value-type="string" calcext:value-type="string">
            <text:p>2025-07-18 08:05:01.360</text:p>
          </table:table-cell>
          <table:table-cell office:value-type="string" calcext:value-type="string">
            <text:p>2025-07-18 08:07:33.629</text:p>
          </table:table-cell>
          <table:table-cell office:value-type="float" office:value="86049824" calcext:value-type="float">
            <text:p>86049824</text:p>
          </table:table-cell>
        </table:table-row>
        <table:table-row table:style-name="ro1">
          <table:table-cell office:value-type="string" calcext:value-type="string">
            <text:p>066c315d-56a5-4243-a919-94d98ca55e2c</text:p>
          </table:table-cell>
          <table:table-cell office:value-type="string" calcext:value-type="string">
            <text:p>blake3:1c671406a0b2fc3fcdb547af91cde86fa5c80be0083fc4d19078fbc5de3ffb23</text:p>
          </table:table-cell>
          <table:table-cell office:value-type="string" calcext:value-type="string">
            <text:p>flux</text:p>
          </table:table-cell>
          <table:table-cell office:value-type="string" calcext:value-type="string">
            <text:p>lora</text:p>
          </table:table-cell>
          <table:table-cell office:value-type="string" calcext:value-type="string">
            <text:p>flux/lora/CE - Squishy 02 FLUX.safetensors</text:p>
          </table:table-cell>
          <table:table-cell office:value-type="string" calcext:value-type="string">
            <text:p>diffusers</text:p>
          </table:table-cell>
          <table:table-cell office:value-type="string" calcext:value-type="string">
            <text:p>CE - Squishy 02 FLUX</text:p>
          </table:table-cell>
          <table:table-cell office:value-type="string" calcext:value-type="string">
            <text:p>flux lora model CE - Squishy 02 FLUX</text:p>
          </table:table-cell>
          <table:table-cell office:value-type="string" calcext:value-type="string">
            <text:p>/home/alex/Dev/AI/models/loras/CreativeEdge/CE - Squishy 02 FLUX.safetensors</text:p>
          </table:table-cell>
          <table:table-cell office:value-type="string" calcext:value-type="string">
            <text:p>path</text:p>
          </table:table-cell>
          <table:table-cell/>
          <table:table-cell office:value-type="string" calcext:value-type="string">
            <text:p>["sqshyCE style","squishy"]</text:p>
          </table:table-cell>
          <table:table-cell office:value-type="string" calcext:value-type="string">
            <text:p>{"key":"066c315d-56a5-4243-a919-94d98ca55e2c","hash":"blake3:1c671406a0b2fc3fcdb547af91cde86fa5c80be0083fc4d19078fbc5de3ffb23","path":"flux/lora/CE - Squishy 02 FLUX.safetensors","file_size":343805681,"name":"CE - Squishy 02 FLUX","type":"lora","format":"diffusers","base":"flux","source":"/home/alex/Dev/AI/models/loras/CreativeEdge/CE - Squishy 02 FLUX.safetensors","source_type":"path","description":"flux lora model CE - Squishy 02 FLUX","source_api_response":null,"cover_image":null,"submodels":null,"usage_info":null,"trigger_phrases":["sqshyCE style","squishy"]}</text:p>
          </table:table-cell>
          <table:table-cell office:value-type="string" calcext:value-type="string">
            <text:p>2025-07-18 08:05:01.697</text:p>
          </table:table-cell>
          <table:table-cell office:value-type="string" calcext:value-type="string">
            <text:p>2025-07-18 08:07:22.183</text:p>
          </table:table-cell>
          <table:table-cell office:value-type="float" office:value="343805681" calcext:value-type="float">
            <text:p>343805681</text:p>
          </table:table-cell>
        </table:table-row>
        <table:table-row table:style-name="ro1">
          <table:table-cell office:value-type="string" calcext:value-type="string">
            <text:p>49ce43c1-f530-4ce8-86b6-82d6993e1a8b</text:p>
          </table:table-cell>
          <table:table-cell office:value-type="string" calcext:value-type="string">
            <text:p>blake3:6fc5f549b1dedee83da3f3d7f9e8a4d9db1465264c0ae373e9196f0d91967e2a</text:p>
          </table:table-cell>
          <table:table-cell office:value-type="string" calcext:value-type="string">
            <text:p>flux</text:p>
          </table:table-cell>
          <table:table-cell office:value-type="string" calcext:value-type="string">
            <text:p>lora</text:p>
          </table:table-cell>
          <table:table-cell office:value-type="string" calcext:value-type="string">
            <text:p>flux/lora/CE - Art Deco 01 FLUX.safetensors</text:p>
          </table:table-cell>
          <table:table-cell office:value-type="string" calcext:value-type="string">
            <text:p>diffusers</text:p>
          </table:table-cell>
          <table:table-cell office:value-type="string" calcext:value-type="string">
            <text:p>CE - Art Deco 01 FLUX</text:p>
          </table:table-cell>
          <table:table-cell office:value-type="string" calcext:value-type="string">
            <text:p>flux lora model CE - Art Deco 01 FLUX</text:p>
          </table:table-cell>
          <table:table-cell office:value-type="string" calcext:value-type="string">
            <text:p>/home/alex/Dev/AI/models/loras/CreativeEdge/CE - Art Deco 01 FLUX.safetensors</text:p>
          </table:table-cell>
          <table:table-cell office:value-type="string" calcext:value-type="string">
            <text:p>path</text:p>
          </table:table-cell>
          <table:table-cell/>
          <table:table-cell office:value-type="string" calcext:value-type="string">
            <text:p>["art deco","artdcoCE_style"]</text:p>
          </table:table-cell>
          <table:table-cell office:value-type="string" calcext:value-type="string">
            <text:p>{"key":"49ce43c1-f530-4ce8-86b6-82d6993e1a8b","hash":"blake3:6fc5f549b1dedee83da3f3d7f9e8a4d9db1465264c0ae373e9196f0d91967e2a","path":"flux/lora/CE - Art Deco 01 FLUX.safetensors","file_size":343805657,"name":"CE - Art Deco 01 FLUX","type":"lora","format":"diffusers","base":"flux","source":"/home/alex/Dev/AI/models/loras/CreativeEdge/CE - Art Deco 01 FLUX.safetensors","source_type":"path","description":"flux lora model CE - Art Deco 01 FLUX","source_api_response":null,"cover_image":null,"submodels":null,"usage_info":null,"trigger_phrases":["art deco","artdcoCE_style"]}</text:p>
          </table:table-cell>
          <table:table-cell office:value-type="string" calcext:value-type="string">
            <text:p>2025-07-18 08:05:02.028</text:p>
          </table:table-cell>
          <table:table-cell office:value-type="string" calcext:value-type="string">
            <text:p>2025-07-18 08:06:31.764</text:p>
          </table:table-cell>
          <table:table-cell office:value-type="float" office:value="343805657" calcext:value-type="float">
            <text:p>343805657</text:p>
          </table:table-cell>
        </table:table-row>
        <table:table-row table:style-name="ro1">
          <table:table-cell office:value-type="string" calcext:value-type="string">
            <text:p>7fb06029-550e-4247-b58d-1de1998132de</text:p>
          </table:table-cell>
          <table:table-cell office:value-type="string" calcext:value-type="string">
            <text:p>blake3:82543409b9332b334231fc4894bf811c5cd7b8836754334f1d34dfc7f959623a</text:p>
          </table:table-cell>
          <table:table-cell office:value-type="string" calcext:value-type="string">
            <text:p>flux</text:p>
          </table:table-cell>
          <table:table-cell office:value-type="string" calcext:value-type="string">
            <text:p>lora</text:p>
          </table:table-cell>
          <table:table-cell office:value-type="string" calcext:value-type="string">
            <text:p>flux/lora/CE - Painterly 01 FLUX.safetensors</text:p>
          </table:table-cell>
          <table:table-cell office:value-type="string" calcext:value-type="string">
            <text:p>diffusers</text:p>
          </table:table-cell>
          <table:table-cell office:value-type="string" calcext:value-type="string">
            <text:p>CE - Painterly 01 FLUX</text:p>
          </table:table-cell>
          <table:table-cell office:value-type="string" calcext:value-type="string">
            <text:p>flux lora model CE - Painterly 01 FLUX</text:p>
          </table:table-cell>
          <table:table-cell office:value-type="string" calcext:value-type="string">
            <text:p>/home/alex/Dev/AI/models/loras/CreativeEdge/CE - Painterly 01 FLUX.safetensors</text:p>
          </table:table-cell>
          <table:table-cell office:value-type="string" calcext:value-type="string">
            <text:p>path</text:p>
          </table:table-cell>
          <table:table-cell/>
          <table:table-cell office:value-type="string" calcext:value-type="string">
            <text:p>["pntrlyCE_style"]</text:p>
          </table:table-cell>
          <table:table-cell office:value-type="string" calcext:value-type="string">
            <text:p>{"key":"7fb06029-550e-4247-b58d-1de1998132de","hash":"blake3:82543409b9332b334231fc4894bf811c5cd7b8836754334f1d34dfc7f959623a","path":"flux/lora/CE - Painterly 01 FLUX.safetensors","file_size":343805675,"name":"CE - Painterly 01 FLUX","type":"lora","format":"diffusers","base":"flux","source":"/home/alex/Dev/AI/models/loras/CreativeEdge/CE - Painterly 01 FLUX.safetensors","source_type":"path","description":"flux lora model CE - Painterly 01 FLUX","source_api_response":null,"cover_image":null,"submodels":null,"usage_info":null,"trigger_phrases":["pntrlyCE_style"]}</text:p>
          </table:table-cell>
          <table:table-cell office:value-type="string" calcext:value-type="string">
            <text:p>2025-07-18 08:05:02.391</text:p>
          </table:table-cell>
          <table:table-cell office:value-type="string" calcext:value-type="string">
            <text:p>2025-07-18 08:06:48.449</text:p>
          </table:table-cell>
          <table:table-cell office:value-type="float" office:value="343805675" calcext:value-type="float">
            <text:p>343805675</text:p>
          </table:table-cell>
        </table:table-row>
        <table:table-row table:style-name="ro1">
          <table:table-cell office:value-type="string" calcext:value-type="string">
            <text:p>d5864fff-e415-4003-bb96-7809f17835c0</text:p>
          </table:table-cell>
          <table:table-cell office:value-type="string" calcext:value-type="string">
            <text:p>blake3:a49a3874b20d516964b682c094b18c0a7e751c7cc77d963d10b9b27911da1a97</text:p>
          </table:table-cell>
          <table:table-cell office:value-type="string" calcext:value-type="string">
            <text:p>flux</text:p>
          </table:table-cell>
          <table:table-cell office:value-type="string" calcext:value-type="string">
            <text:p>lora</text:p>
          </table:table-cell>
          <table:table-cell office:value-type="string" calcext:value-type="string">
            <text:p>flux/lora/CE - MoviePoster 01 FLUX.safetensors</text:p>
          </table:table-cell>
          <table:table-cell office:value-type="string" calcext:value-type="string">
            <text:p>diffusers</text:p>
          </table:table-cell>
          <table:table-cell office:value-type="string" calcext:value-type="string">
            <text:p>CE - MoviePoster 01 FLUX</text:p>
          </table:table-cell>
          <table:table-cell office:value-type="string" calcext:value-type="string">
            <text:p>flux lora model CE - MoviePoster 01 FLUX</text:p>
          </table:table-cell>
          <table:table-cell office:value-type="string" calcext:value-type="string">
            <text:p>/home/alex/Dev/AI/models/loras/CreativeEdge/CE - MoviePoster 01 FLUX.safetensors</text:p>
          </table:table-cell>
          <table:table-cell office:value-type="string" calcext:value-type="string">
            <text:p>path</text:p>
          </table:table-cell>
          <table:table-cell/>
          <table:table-cell office:value-type="string" calcext:value-type="string">
            <text:p>["mvpstrCE style"]</text:p>
          </table:table-cell>
          <table:table-cell office:value-type="string" calcext:value-type="string">
            <text:p>{"key":"d5864fff-e415-4003-bb96-7809f17835c0","hash":"blake3:a49a3874b20d516964b682c094b18c0a7e751c7cc77d963d10b9b27911da1a97","path":"flux/lora/CE - MoviePoster 01 FLUX.safetensors","file_size":343805573,"name":"CE - MoviePoster 01 FLUX","type":"lora","format":"diffusers","base":"flux","source":"/home/alex/Dev/AI/models/loras/CreativeEdge/CE - MoviePoster 01 FLUX.safetensors","source_type":"path","description":"flux lora model CE - MoviePoster 01 FLUX","source_api_response":null,"cover_image":null,"submodels":null,"usage_info":null,"trigger_phrases":["mvpstrCE style"]}</text:p>
          </table:table-cell>
          <table:table-cell office:value-type="string" calcext:value-type="string">
            <text:p>2025-07-18 08:14:08.785</text:p>
          </table:table-cell>
          <table:table-cell office:value-type="string" calcext:value-type="string">
            <text:p>2025-07-18 08:14:22.736</text:p>
          </table:table-cell>
          <table:table-cell office:value-type="float" office:value="343805573" calcext:value-type="float">
            <text:p>343805573</text:p>
          </table:table-cell>
        </table:table-row>
        <table:table-row table:style-name="ro1" table:visibility="filter">
          <table:table-cell office:value-type="string" calcext:value-type="string">
            <text:p>b9da2d0e-0751-409b-9149-ca9ba6c82c46</text:p>
          </table:table-cell>
          <table:table-cell office:value-type="string" calcext:value-type="string">
            <text:p>blake3:8e532c2cb80971c1fc56074e63adcfcaba7b2e1c7c79afda98a459aafd4f4b87</text:p>
          </table:table-cell>
          <table:table-cell office:value-type="string" calcext:value-type="string">
            <text:p>flux</text:p>
          </table:table-cell>
          <table:table-cell office:value-type="string" calcext:value-type="string">
            <text:p>main</text:p>
          </table:table-cell>
          <table:table-cell office:value-type="string" calcext:value-type="string">
            <text:p>flux/main/flux1-dev-bnb_quantized_nf4b.safetensors</text:p>
          </table:table-cell>
          <table:table-cell office:value-type="string" calcext:value-type="string">
            <text:p>bnb_quantized_nf4b</text:p>
          </table:table-cell>
          <table:table-cell office:value-type="string" calcext:value-type="string">
            <text:p>FLUX1.1 [dev] bnb quantized nf4b</text:p>
          </table:table-cell>
          <table:table-cell office:value-type="string" calcext:value-type="string">
            <text:p>flux main model flux1-dev-bnb_quantized_nf4b</text:p>
          </table:table-cell>
          <table:table-cell office:value-type="string" calcext:value-type="string">
            <text:p>/home/alex/Dev/AI/invokeai/models/flux/main/flux1-dev-bnb_quantized_nf4b.safetensors</text:p>
          </table:table-cell>
          <table:table-cell office:value-type="string" calcext:value-type="string">
            <text:p>path</text:p>
          </table:table-cell>
          <table:table-cell table:number-columns-repeated="2"/>
          <table:table-cell office:value-type="string" calcext:value-type="string">
            <text:p>{"key":"b9da2d0e-0751-409b-9149-ca9ba6c82c46","hash":"blake3:8e532c2cb80971c1fc56074e63adcfcaba7b2e1c7c79afda98a459aafd4f4b87","path":"flux/main/flux1-dev-bnb_quantized_nf4b.safetensors","file_size":6699220715,"name":"FLUX1.1 [dev] bnb quantized nf4b","type":"main","format":"bnb_quantized_nf4b","base":"flux","source":"/home/alex/Dev/AI/invokeai/models/flux/main/flux1-dev-bnb_quantized_nf4b.safetensors","source_type":"path","description":"flux main model flux1-dev-bnb_quantized_nf4b","source_api_response":null,"cover_image":null,"submodels":null,"usage_info":null,"trigger_phrases":null,"default_settings":null,"variant":"normal","config_path":"flux-dev","converted_at":1754183041.0,"prediction_type":"epsilon","upcast_attention":false}</text:p>
          </table:table-cell>
          <table:table-cell office:value-type="string" calcext:value-type="string">
            <text:p>2025-07-18 12:51:55.377</text:p>
          </table:table-cell>
          <table:table-cell office:value-type="string" calcext:value-type="string">
            <text:p>2025-08-03 01:04:49.526</text:p>
          </table:table-cell>
          <table:table-cell office:value-type="float" office:value="6699220715" calcext:value-type="float">
            <text:p>6699220715</text:p>
          </table:table-cell>
        </table:table-row>
        <table:table-row table:style-name="ro1" table:visibility="filter">
          <table:table-cell office:value-type="string" calcext:value-type="string">
            <text:p>54b66417-d8fc-4a56-9b78-5b473687f358</text:p>
          </table:table-cell>
          <table:table-cell office:value-type="string" calcext:value-type="string">
            <text:p>blake3:40ace2cf5d03a95ec710054ec5e4c8e864341a7ebfefe188ed750c41a0463795</text:p>
          </table:table-cell>
          <table:table-cell office:value-type="string" calcext:value-type="string">
            <text:p>flux</text:p>
          </table:table-cell>
          <table:table-cell office:value-type="string" calcext:value-type="string">
            <text:p>main</text:p>
          </table:table-cell>
          <table:table-cell office:value-type="string" calcext:value-type="string">
            <text:p>flux/main/flux1-dev.safetensors</text:p>
          </table:table-cell>
          <table:table-cell office:value-type="string" calcext:value-type="string">
            <text:p>checkpoint</text:p>
          </table:table-cell>
          <table:table-cell office:value-type="string" calcext:value-type="string">
            <text:p>FLUX1.1 [dev]</text:p>
          </table:table-cell>
          <table:table-cell office:value-type="string" calcext:value-type="string">
            <text:p>flux main model flux1-dev</text:p>
          </table:table-cell>
          <table:table-cell office:value-type="string" calcext:value-type="string">
            <text:p>/home/alex/Dev/AI/comfyui/models/checkpoints/flux1-dev.safetensors</text:p>
          </table:table-cell>
          <table:table-cell office:value-type="string" calcext:value-type="string">
            <text:p>path</text:p>
          </table:table-cell>
          <table:table-cell table:number-columns-repeated="2"/>
          <table:table-cell office:value-type="string" calcext:value-type="string">
            <text:p>{"key":"54b66417-d8fc-4a56-9b78-5b473687f358","hash":"blake3:40ace2cf5d03a95ec710054ec5e4c8e864341a7ebfefe188ed750c41a0463795","path":"flux/main/flux1-dev.safetensors","file_size":23802932552,"name":"FLUX1.1 [dev]","type":"main","format":"checkpoint","base":"flux","source":"/home/alex/Dev/AI/comfyui/models/checkpoints/flux1-dev.safetensors","source_type":"path","description":"flux main model flux1-dev","source_api_response":null,"cover_image":null,"submodels":null,"usage_info":null,"trigger_phrases":null,"default_settings":{"vae":"852d4328-9273-4348-b1a0-0ed96baa3acd","vae_precision":null,"scheduler":null,"steps":35,"cfg_scale":null,"cfg_rescale_multiplier":null,"width":1024,"height":1024,"guidance":3.5},"variant":"normal","config_path":"flux-dev","converted_at":1753318739.0,"prediction_type":"epsilon","upcast_attention":false}</text:p>
          </table:table-cell>
          <table:table-cell office:value-type="string" calcext:value-type="string">
            <text:p>2025-07-18 13:19:23.560</text:p>
          </table:table-cell>
          <table:table-cell office:value-type="string" calcext:value-type="string">
            <text:p>2025-08-03 01:03:31.446</text:p>
          </table:table-cell>
          <table:table-cell office:value-type="float" office:value="23802932552" calcext:value-type="float">
            <text:p>23802932552</text:p>
          </table:table-cell>
        </table:table-row>
        <table:table-row table:style-name="ro1" table:visibility="filter">
          <table:table-cell office:value-type="string" calcext:value-type="string">
            <text:p>f03adc8e-1e8b-487d-9560-c961f08ecd9c</text:p>
          </table:table-cell>
          <table:table-cell office:value-type="string" calcext:value-type="string">
            <text:p>blake3:47e50ae7c4d4c8ff318b93d5851635c5a43cd161a47f40f47c985aa06afbc120</text:p>
          </table:table-cell>
          <table:table-cell office:value-type="string" calcext:value-type="string">
            <text:p>flux</text:p>
          </table:table-cell>
          <table:table-cell office:value-type="string" calcext:value-type="string">
            <text:p>main</text:p>
          </table:table-cell>
          <table:table-cell office:value-type="string" calcext:value-type="string">
            <text:p>flux/main/flux1-schnell-fp8.safetensors</text:p>
          </table:table-cell>
          <table:table-cell office:value-type="string" calcext:value-type="string">
            <text:p>checkpoint</text:p>
          </table:table-cell>
          <table:table-cell office:value-type="string" calcext:value-type="string">
            <text:p>FLUX1.1 [schnell] fp8</text:p>
          </table:table-cell>
          <table:table-cell office:value-type="string" calcext:value-type="string">
            <text:p>flux main model flux1-schnell-fp8</text:p>
          </table:table-cell>
          <table:table-cell office:value-type="string" calcext:value-type="string">
            <text:p>/home/alex/Dev/AI/comfyui/models/checkpoints/flux1-schnell-fp8.safetensors</text:p>
          </table:table-cell>
          <table:table-cell office:value-type="string" calcext:value-type="string">
            <text:p>path</text:p>
          </table:table-cell>
          <table:table-cell table:number-columns-repeated="2"/>
          <table:table-cell office:value-type="string" calcext:value-type="string">
            <text:p>{"key":"f03adc8e-1e8b-487d-9560-c961f08ecd9c","hash":"blake3:47e50ae7c4d4c8ff318b93d5851635c5a43cd161a47f40f47c985aa06afbc120","path":"flux/main/flux1-schnell-fp8.safetensors","file_size":17236328572,"name":"FLUX1.1 [schnell] fp8","type":"main","format":"checkpoint","base":"flux","source":"/home/alex/Dev/AI/comfyui/models/checkpoints/flux1-schnell-fp8.safetensors","source_type":"path","description":"flux main model flux1-schnell-fp8","source_api_response":null,"cover_image":null,"submodels":null,"usage_info":null,"trigger_phrases":null,"default_settings":null,"variant":"normal","config_path":"flux-schnell","converted_at":1752845002.0,"prediction_type":"epsilon","upcast_attention":false}</text:p>
          </table:table-cell>
          <table:table-cell office:value-type="string" calcext:value-type="string">
            <text:p>2025-07-18 13:23:22.622</text:p>
          </table:table-cell>
          <table:table-cell office:value-type="string" calcext:value-type="string">
            <text:p>2025-08-03 01:04:38.628</text:p>
          </table:table-cell>
          <table:table-cell office:value-type="float" office:value="17236328572" calcext:value-type="float">
            <text:p>17236328572</text:p>
          </table:table-cell>
        </table:table-row>
        <table:table-row table:style-name="ro1">
          <table:table-cell office:value-type="string" calcext:value-type="string">
            <text:p>9bdbf56e-6279-4670-9731-a804cc0c2f1c</text:p>
          </table:table-cell>
          <table:table-cell office:value-type="string" calcext:value-type="string">
            <text:p>blake3:80bacba94536095c2b3eec424af66012d894411bd6c9020d66a1ea1714eb58c4</text:p>
          </table:table-cell>
          <table:table-cell office:value-type="string" calcext:value-type="string">
            <text:p>flux</text:p>
          </table:table-cell>
          <table:table-cell office:value-type="string" calcext:value-type="string">
            <text:p>lora</text:p>
          </table:table-cell>
          <table:table-cell office:value-type="string" calcext:value-type="string">
            <text:p>flux/lora/Long-Toon.safetensors</text:p>
          </table:table-cell>
          <table:table-cell office:value-type="string" calcext:value-type="string">
            <text:p>lycoris</text:p>
          </table:table-cell>
          <table:table-cell office:value-type="string" calcext:value-type="string">
            <text:p>PrithivMLmods - Long-Toon</text:p>
          </table:table-cell>
          <table:table-cell office:value-type="string" calcext:value-type="string">
            <text:p>flux lora model Long-Toon</text:p>
          </table:table-cell>
          <table:table-cell office:value-type="string" calcext:value-type="string">
            <text:p>https://huggingface.co/prithivMLmods/Flux-Long-Toon-LoRA/resolve/main/Long-Toon.safetensors</text:p>
          </table:table-cell>
          <table:table-cell office:value-type="string" calcext:value-type="string">
            <text:p>url</text:p>
          </table:table-cell>
          <table:table-cell table:number-columns-repeated="2"/>
          <table:table-cell office:value-type="string" calcext:value-type="string">
            <text:p>{"key":"9bdbf56e-6279-4670-9731-a804cc0c2f1c","hash":"blake3:80bacba94536095c2b3eec424af66012d894411bd6c9020d66a1ea1714eb58c4","path":"flux/lora/Long-Toon.safetensors","file_size":612748312,"name":"PrithivMLmods - Long-Toon","type":"lora","format":"lycoris","base":"flux","source":"https://huggingface.co/prithivMLmods/Flux-Long-Toon-LoRA/resolve/main/Long-Toon.safetensors","source_type":"url","description":"flux lora model Long-Toon","source_api_response":null,"cover_image":null,"submodels":null,"usage_info":null,"trigger_phrases":null}</text:p>
          </table:table-cell>
          <table:table-cell office:value-type="string" calcext:value-type="string">
            <text:p>2025-07-19 03:51:20.552</text:p>
          </table:table-cell>
          <table:table-cell office:value-type="string" calcext:value-type="string">
            <text:p>2025-07-19 03:58:25.247</text:p>
          </table:table-cell>
          <table:table-cell office:value-type="float" office:value="612748312" calcext:value-type="float">
            <text:p>612748312</text:p>
          </table:table-cell>
        </table:table-row>
        <table:table-row table:style-name="ro1">
          <table:table-cell office:value-type="string" calcext:value-type="string">
            <text:p>f485b22f-edeb-4355-aa98-c8a50f581157</text:p>
          </table:table-cell>
          <table:table-cell office:value-type="string" calcext:value-type="string">
            <text:p>blake3:9b3643c5480865210c18e0bfd9e945abde139105c363ef3cd269096a620d91ae</text:p>
          </table:table-cell>
          <table:table-cell office:value-type="string" calcext:value-type="string">
            <text:p>flux</text:p>
          </table:table-cell>
          <table:table-cell office:value-type="string" calcext:value-type="string">
            <text:p>lora</text:p>
          </table:table-cell>
          <table:table-cell office:value-type="string" calcext:value-type="string">
            <text:p>flux/lora/toonic2.5D.safetensors</text:p>
          </table:table-cell>
          <table:table-cell office:value-type="string" calcext:value-type="string">
            <text:p>lycoris</text:p>
          </table:table-cell>
          <table:table-cell office:value-type="string" calcext:value-type="string">
            <text:p>PrithivMLmods - Toonic-2.5D</text:p>
          </table:table-cell>
          <table:table-cell office:value-type="string" calcext:value-type="string">
            <text:p>flux lora model toonic2.5D</text:p>
          </table:table-cell>
          <table:table-cell office:value-type="string" calcext:value-type="string">
            <text:p>https://huggingface.co/prithivMLmods/Flux-Toonic-2.5D-LoRA/resolve/main/toonic2.5D.safetensors</text:p>
          </table:table-cell>
          <table:table-cell office:value-type="string" calcext:value-type="string">
            <text:p>url</text:p>
          </table:table-cell>
          <table:table-cell table:number-columns-repeated="2"/>
          <table:table-cell office:value-type="string" calcext:value-type="string">
            <text:p>{"key":"f485b22f-edeb-4355-aa98-c8a50f581157","hash":"blake3:9b3643c5480865210c18e0bfd9e945abde139105c363ef3cd269096a620d91ae","path":"flux/lora/toonic2.5D.safetensors","file_size":612747584,"name":"PrithivMLmods - Toonic-2.5D","type":"lora","format":"lycoris","base":"flux","source":"https://huggingface.co/prithivMLmods/Flux-Toonic-2.5D-LoRA/resolve/main/toonic2.5D.safetensors","source_type":"url","description":"flux lora model toonic2.5D","source_api_response":null,"cover_image":null,"submodels":null,"usage_info":null,"trigger_phrases":null}</text:p>
          </table:table-cell>
          <table:table-cell office:value-type="string" calcext:value-type="string">
            <text:p>2025-07-19 03:53:35.198</text:p>
          </table:table-cell>
          <table:table-cell office:value-type="string" calcext:value-type="string">
            <text:p>2025-07-19 03:59:04.111</text:p>
          </table:table-cell>
          <table:table-cell office:value-type="float" office:value="612747584" calcext:value-type="float">
            <text:p>612747584</text:p>
          </table:table-cell>
        </table:table-row>
        <table:table-row table:style-name="ro1">
          <table:table-cell office:value-type="string" calcext:value-type="string">
            <text:p>f7d4d798-42bd-4655-8a86-4e4305097264</text:p>
          </table:table-cell>
          <table:table-cell office:value-type="string" calcext:value-type="string">
            <text:p>blake3:c5c68f2a05e844749dbc90f5f4b4a193a314627eaf9827c81a93d66cb2d3b73b</text:p>
          </table:table-cell>
          <table:table-cell office:value-type="string" calcext:value-type="string">
            <text:p>flux</text:p>
          </table:table-cell>
          <table:table-cell office:value-type="string" calcext:value-type="string">
            <text:p>lora</text:p>
          </table:table-cell>
          <table:table-cell office:value-type="string" calcext:value-type="string">
            <text:p>flux/lora/lora_v2.safetensors</text:p>
          </table:table-cell>
          <table:table-cell office:value-type="string" calcext:value-type="string">
            <text:p>diffusers</text:p>
          </table:table-cell>
          <table:table-cell office:value-type="string" calcext:value-type="string">
            <text:p>Aleksa - Ghibsky illustration v2.0</text:p>
          </table:table-cell>
          <table:table-cell office:value-type="string" calcext:value-type="string">
            <text:p>flux lora model lora_v2</text:p>
          </table:table-cell>
          <table:table-cell office:value-type="string" calcext:value-type="string">
            <text:p>https://huggingface.co/aleksa-codes/flux-ghibsky-illustration/resolve/main/lora_v2.safetensors</text:p>
          </table:table-cell>
          <table:table-cell office:value-type="string" calcext:value-type="string">
            <text:p>url</text:p>
          </table:table-cell>
          <table:table-cell/>
          <table:table-cell office:value-type="string" calcext:value-type="string">
            <text:p>["GHIBSKY style, "]</text:p>
          </table:table-cell>
          <table:table-cell office:value-type="string" calcext:value-type="string">
            <text:p>{"key":"f7d4d798-42bd-4655-8a86-4e4305097264","hash":"blake3:c5c68f2a05e844749dbc90f5f4b4a193a314627eaf9827c81a93d66cb2d3b73b","path":"flux/lora/lora_v2.safetensors","file_size":171969424,"name":"Aleksa - Ghibsky illustration v2.0","type":"lora","format":"diffusers","base":"flux","source":"https://huggingface.co/aleksa-codes/flux-ghibsky-illustration/resolve/main/lora_v2.safetensors","source_type":"url","description":"flux lora model lora_v2","source_api_response":null,"cover_image":null,"submodels":null,"usage_info":null,"trigger_phrases":["GHIBSKY style, "]}</text:p>
          </table:table-cell>
          <table:table-cell office:value-type="string" calcext:value-type="string">
            <text:p>2025-07-19 03:55:58.374</text:p>
          </table:table-cell>
          <table:table-cell office:value-type="string" calcext:value-type="string">
            <text:p>2025-07-19 06:59:28.519</text:p>
          </table:table-cell>
          <table:table-cell office:value-type="float" office:value="171969424" calcext:value-type="float">
            <text:p>171969424</text:p>
          </table:table-cell>
        </table:table-row>
        <table:table-row table:style-name="ro1">
          <table:table-cell office:value-type="string" calcext:value-type="string">
            <text:p>4584b3bf-a209-4b41-8ba0-622eaafff47c</text:p>
          </table:table-cell>
          <table:table-cell office:value-type="string" calcext:value-type="string">
            <text:p>blake3:8ae5c515d4e46ef1144ecdff5348b11259a10c11e26db02b481da575d6cfedea</text:p>
          </table:table-cell>
          <table:table-cell office:value-type="string" calcext:value-type="string">
            <text:p>flux</text:p>
          </table:table-cell>
          <table:table-cell office:value-type="string" calcext:value-type="string">
            <text:p>lora</text:p>
          </table:table-cell>
          <table:table-cell office:value-type="string" calcext:value-type="string">
            <text:p>flux/lora/hauntedlinework_flux_araminta_k.safetensors</text:p>
          </table:table-cell>
          <table:table-cell office:value-type="string" calcext:value-type="string">
            <text:p>diffusers</text:p>
          </table:table-cell>
          <table:table-cell office:value-type="string" calcext:value-type="string">
            <text:p>Alvdansen - Haunted Linework</text:p>
          </table:table-cell>
          <table:table-cell office:value-type="string" calcext:value-type="string">
            <text:p>flux lora model hauntedlinework_flux_araminta_k</text:p>
          </table:table-cell>
          <table:table-cell office:value-type="string" calcext:value-type="string">
            <text:p>https://huggingface.co/alvdansen/haunted_linework_flux/resolve/main/hauntedlinework_flux_araminta_k.safetensors</text:p>
          </table:table-cell>
          <table:table-cell office:value-type="string" calcext:value-type="string">
            <text:p>url</text:p>
          </table:table-cell>
          <table:table-cell/>
          <table:table-cell office:value-type="string" calcext:value-type="string">
            <text:p>["hntdlnwrk style"]</text:p>
          </table:table-cell>
          <table:table-cell office:value-type="string" calcext:value-type="string">
            <text:p>{"key":"4584b3bf-a209-4b41-8ba0-622eaafff47c","hash":"blake3:8ae5c515d4e46ef1144ecdff5348b11259a10c11e26db02b481da575d6cfedea","path":"flux/lora/hauntedlinework_flux_araminta_k.safetensors","file_size":343805600,"name":"Alvdansen - Haunted Linework","type":"lora","format":"diffusers","base":"flux","source":"https://huggingface.co/alvdansen/haunted_linework_flux/resolve/main/hauntedlinework_flux_araminta_k.safetensors","source_type":"url","description":"flux lora model hauntedlinework_flux_araminta_k","source_api_response":null,"cover_image":null,"submodels":null,"usage_info":null,"trigger_phrases":["hntdlnwrk style"]}</text:p>
          </table:table-cell>
          <table:table-cell office:value-type="string" calcext:value-type="string">
            <text:p>2025-07-19 04:02:44.108</text:p>
          </table:table-cell>
          <table:table-cell office:value-type="string" calcext:value-type="string">
            <text:p>2025-07-20 09:38:41.678</text:p>
          </table:table-cell>
          <table:table-cell office:value-type="float" office:value="343805600" calcext:value-type="float">
            <text:p>343805600</text:p>
          </table:table-cell>
        </table:table-row>
        <table:table-row table:style-name="ro1">
          <table:table-cell office:value-type="string" calcext:value-type="string">
            <text:p>104feb97-9f5d-4754-9fa2-b3cb6bd2f136</text:p>
          </table:table-cell>
          <table:table-cell office:value-type="string" calcext:value-type="string">
            <text:p>blake3:f298b2dd32b1f6cd3de2a8aa7b05cff131af7f3474a779245fbb5cb8bf3157b2</text:p>
          </table:table-cell>
          <table:table-cell office:value-type="string" calcext:value-type="string">
            <text:p>flux</text:p>
          </table:table-cell>
          <table:table-cell office:value-type="string" calcext:value-type="string">
            <text:p>lora</text:p>
          </table:table-cell>
          <table:table-cell office:value-type="string" calcext:value-type="string">
            <text:p>flux/lora/geopop_NWGMTRCPOPV01.safetensors</text:p>
          </table:table-cell>
          <table:table-cell office:value-type="string" calcext:value-type="string">
            <text:p>diffusers</text:p>
          </table:table-cell>
          <table:table-cell office:value-type="string" calcext:value-type="string">
            <text:p>BingBangBoom - GeoPop</text:p>
          </table:table-cell>
          <table:table-cell office:value-type="string" calcext:value-type="string">
            <text:p>flux lora model geopop_NWGMTRCPOPV01</text:p>
          </table:table-cell>
          <table:table-cell office:value-type="string" calcext:value-type="string">
            <text:p>https://huggingface.co/bingbangboom/flux_geopop/resolve/main/geopop_NWGMTRCPOPV01.safetensors</text:p>
          </table:table-cell>
          <table:table-cell office:value-type="string" calcext:value-type="string">
            <text:p>url</text:p>
          </table:table-cell>
          <table:table-cell/>
          <table:table-cell office:value-type="string" calcext:value-type="string">
            <text:p>["illustration in the style of NWGMTRCPOPV01"]</text:p>
          </table:table-cell>
          <table:table-cell office:value-type="string" calcext:value-type="string">
            <text:p>{"key":"104feb97-9f5d-4754-9fa2-b3cb6bd2f136","hash":"blake3:f298b2dd32b1f6cd3de2a8aa7b05cff131af7f3474a779245fbb5cb8bf3157b2","path":"flux/lora/geopop_NWGMTRCPOPV01.safetensors","file_size":171969432,"name":"BingBangBoom - GeoPop","type":"lora","format":"diffusers","base":"flux","source":"https://huggingface.co/bingbangboom/flux_geopop/resolve/main/geopop_NWGMTRCPOPV01.safetensors","source_type":"url","description":"flux lora model geopop_NWGMTRCPOPV01","source_api_response":null,"cover_image":null,"submodels":null,"usage_info":null,"trigger_phrases":["illustration in the style of NWGMTRCPOPV01"]}</text:p>
          </table:table-cell>
          <table:table-cell office:value-type="string" calcext:value-type="string">
            <text:p>2025-07-19 04:04:57.242</text:p>
          </table:table-cell>
          <table:table-cell office:value-type="string" calcext:value-type="string">
            <text:p>2025-07-19 04:05:34.193</text:p>
          </table:table-cell>
          <table:table-cell office:value-type="float" office:value="171969432" calcext:value-type="float">
            <text:p>171969432</text:p>
          </table:table-cell>
        </table:table-row>
        <table:table-row table:style-name="ro1">
          <table:table-cell office:value-type="string" calcext:value-type="string">
            <text:p>9f3a679d-e3fc-4b9b-bb2e-056d407651dd</text:p>
          </table:table-cell>
          <table:table-cell office:value-type="string" calcext:value-type="string">
            <text:p>blake3:394048efdbadfe008db6ce4a0ce60b9d94d561da157498eeae43ca68dbf360da</text:p>
          </table:table-cell>
          <table:table-cell office:value-type="string" calcext:value-type="string">
            <text:p>flux</text:p>
          </table:table-cell>
          <table:table-cell office:value-type="string" calcext:value-type="string">
            <text:p>lora</text:p>
          </table:table-cell>
          <table:table-cell office:value-type="string" calcext:value-type="string">
            <text:p>flux/lora/Brain_Melt.safetensors</text:p>
          </table:table-cell>
          <table:table-cell office:value-type="string" calcext:value-type="string">
            <text:p>diffusers</text:p>
          </table:table-cell>
          <table:table-cell office:value-type="string" calcext:value-type="string">
            <text:p>Glif - Brain Melt Acid Art</text:p>
          </table:table-cell>
          <table:table-cell office:value-type="string" calcext:value-type="string">
            <text:p>flux lora model Brain_Melt</text:p>
          </table:table-cell>
          <table:table-cell office:value-type="string" calcext:value-type="string">
            <text:p>https://huggingface.co/glif/Brain-Melt-Acid-Art/resolve/main/Brain_Melt.safetensors</text:p>
          </table:table-cell>
          <table:table-cell office:value-type="string" calcext:value-type="string">
            <text:p>url</text:p>
          </table:table-cell>
          <table:table-cell/>
          <table:table-cell office:value-type="string" calcext:value-type="string">
            <text:p>["in an acid surrealism style"]</text:p>
          </table:table-cell>
          <table:table-cell office:value-type="string" calcext:value-type="string">
            <text:p>{"key":"9f3a679d-e3fc-4b9b-bb2e-056d407651dd","hash":"blake3:394048efdbadfe008db6ce4a0ce60b9d94d561da157498eeae43ca68dbf360da","path":"flux/lora/Brain_Melt.safetensors","file_size":451203024,"name":"Glif - Brain Melt Acid Art","type":"lora","format":"diffusers","base":"flux","source":"https://huggingface.co/glif/Brain-Melt-Acid-Art/resolve/main/Brain_Melt.safetensors","source_type":"url","description":"flux lora model Brain_Melt","source_api_response":null,"cover_image":null,"submodels":null,"usage_info":null,"trigger_phrases":["in an acid surrealism style"]}</text:p>
          </table:table-cell>
          <table:table-cell office:value-type="string" calcext:value-type="string">
            <text:p>2025-07-19 04:07:07.417</text:p>
          </table:table-cell>
          <table:table-cell office:value-type="string" calcext:value-type="string">
            <text:p>2025-07-19 04:09:38.597</text:p>
          </table:table-cell>
          <table:table-cell office:value-type="float" office:value="451203024" calcext:value-type="float">
            <text:p>451203024</text:p>
          </table:table-cell>
        </table:table-row>
        <table:table-row table:style-name="ro2">
          <table:table-cell office:value-type="string" calcext:value-type="string">
            <text:p>d5949dc0-f02b-4fe5-ba8a-d6463487ba06</text:p>
          </table:table-cell>
          <table:table-cell office:value-type="string" calcext:value-type="string">
            <text:p>blake3:60d3041c6967bbdc83f4193eceef7101e952a97c19f720029444d4a4f22a3b31</text:p>
          </table:table-cell>
          <table:table-cell office:value-type="string" calcext:value-type="string">
            <text:p>flux</text:p>
          </table:table-cell>
          <table:table-cell office:value-type="string" calcext:value-type="string">
            <text:p>lora</text:p>
          </table:table-cell>
          <table:table-cell office:value-type="string" calcext:value-type="string">
            <text:p>flux/lora/lora.safetensors</text:p>
          </table:table-cell>
          <table:table-cell office:value-type="string" calcext:value-type="string">
            <text:p>diffusers</text:p>
          </table:table-cell>
          <table:table-cell office:value-type="string" calcext:value-type="string">
            <text:p>Adirik <text:s/>- Flux Cinestill</text:p>
          </table:table-cell>
          <table:table-cell office:value-type="string" calcext:value-type="string">
            <text:p>flux lora model lora</text:p>
            <text:p/>
            <text:p>in the style of CNSTLL, a white car parked in front of a gas station, night time, cinestill 800T</text:p>
          </table:table-cell>
          <table:table-cell office:value-type="string" calcext:value-type="string">
            <text:p>https://huggingface.co/adirik/flux-cinestill/resolve/main/lora.safetensors</text:p>
          </table:table-cell>
          <table:table-cell office:value-type="string" calcext:value-type="string">
            <text:p>url</text:p>
          </table:table-cell>
          <table:table-cell/>
          <table:table-cell office:value-type="string" calcext:value-type="string">
            <text:p>["in the style of CNSTLL, "]</text:p>
          </table:table-cell>
          <table:table-cell office:value-type="string" calcext:value-type="string">
            <text:p>{"key":"d5949dc0-f02b-4fe5-ba8a-d6463487ba06","hash":"blake3:60d3041c6967bbdc83f4193eceef7101e952a97c19f720029444d4a4f22a3b31","path":"flux/lora/lora.safetensors","file_size":171969416,"name":"Adirik <text:s/>- Flux Cinestill","type":"lora","format":"diffusers","base":"flux","source":"https://huggingface.co/adirik/flux-cinestill/resolve/main/lora.safetensors","source_type":"url","description":"flux lora model lora\n\nin the style of CNSTLL, a white car parked in front of a gas station, night time, cinestill 800T","source_api_response":null,"cover_image":null,"submodels":null,"usage_info":null,"trigger_phrases":["in the style of CNSTLL, "]}</text:p>
          </table:table-cell>
          <table:table-cell office:value-type="string" calcext:value-type="string">
            <text:p>2025-07-20 09:56:35.423</text:p>
          </table:table-cell>
          <table:table-cell office:value-type="string" calcext:value-type="string">
            <text:p>2025-07-20 09:59:44.432</text:p>
          </table:table-cell>
          <table:table-cell office:value-type="float" office:value="171969416" calcext:value-type="float">
            <text:p>171969416</text:p>
          </table:table-cell>
        </table:table-row>
        <table:table-row table:style-name="ro1">
          <table:table-cell office:value-type="string" calcext:value-type="string">
            <text:p>339aa472-6862-42a8-8d50-1f5cdcba47cf</text:p>
          </table:table-cell>
          <table:table-cell office:value-type="string" calcext:value-type="string">
            <text:p>blake3:087f0e1f93198fd1f9214f87a7f3366c328a1a13da9ba1d552910f1952821e7d</text:p>
          </table:table-cell>
          <table:table-cell office:value-type="string" calcext:value-type="string">
            <text:p>flux</text:p>
          </table:table-cell>
          <table:table-cell office:value-type="string" calcext:value-type="string">
            <text:p>lora</text:p>
          </table:table-cell>
          <table:table-cell office:value-type="string" calcext:value-type="string">
            <text:p>flux/lora/tost-2024-09-22-12-14-05-lightningmcqueen05.safetensors</text:p>
          </table:table-cell>
          <table:table-cell office:value-type="string" calcext:value-type="string">
            <text:p>diffusers</text:p>
          </table:table-cell>
          <table:table-cell office:value-type="string" calcext:value-type="string">
            <text:p>VinitT - Lightning McQueen</text:p>
          </table:table-cell>
          <table:table-cell office:value-type="string" calcext:value-type="string">
            <text:p>lightningmcqueen05, A vibrant and detailed illustration of Lightning McQueen, the brown race car with number 95, speeding down a race track with a determined expression. The background features a cheering crowd and a clear blue sky, capturing the excitement and energy of a high-stakes race.</text:p>
          </table:table-cell>
          <table:table-cell office:value-type="string" calcext:value-type="string">
            <text:p>https://huggingface.co/VinitT/Flux.1_Lora-LightningMcQueen/resolve/main/tost-2024-09-22-12-14-05-lightningmcqueen05.safetensors</text:p>
          </table:table-cell>
          <table:table-cell office:value-type="string" calcext:value-type="string">
            <text:p>url</text:p>
          </table:table-cell>
          <table:table-cell/>
          <table:table-cell office:value-type="string" calcext:value-type="string">
            <text:p>["lightningmcqueen05"]</text:p>
          </table:table-cell>
          <table:table-cell office:value-type="string" calcext:value-type="string">
            <text:p>{"key":"339aa472-6862-42a8-8d50-1f5cdcba47cf","hash":"blake3:087f0e1f93198fd1f9214f87a7f3366c328a1a13da9ba1d552910f1952821e7d","path":"flux/lora/tost-2024-09-22-12-14-05-lightningmcqueen05.safetensors","file_size":171969440,"name":"VinitT - Lightning McQueen","type":"lora","format":"diffusers","base":"flux","source":"https://huggingface.co/VinitT/Flux.1_Lora-LightningMcQueen/resolve/main/tost-2024-09-22-12-14-05-lightningmcqueen05.safetensors","source_type":"url","description":"lightningmcqueen05, A vibrant and detailed illustration of Lightning McQueen, the brown race car with number 95, speeding down a race track with a determined expression. The background features a cheering crowd and a clear blue sky, capturing the excitement and energy of a high-stakes race.","source_api_response":null,"cover_image":null,"submodels":null,"usage_info":null,"trigger_phrases":["lightningmcqueen05"]}</text:p>
          </table:table-cell>
          <table:table-cell office:value-type="string" calcext:value-type="string">
            <text:p>2025-07-20 10:00:19.806</text:p>
          </table:table-cell>
          <table:table-cell office:value-type="string" calcext:value-type="string">
            <text:p>2025-07-20 10:01:21.496</text:p>
          </table:table-cell>
          <table:table-cell office:value-type="float" office:value="171969440" calcext:value-type="float">
            <text:p>171969440</text:p>
          </table:table-cell>
        </table:table-row>
        <table:table-row table:style-name="ro1">
          <table:table-cell office:value-type="string" calcext:value-type="string">
            <text:p>21cf1c18-8d85-4e3c-aaed-bc02bac2da01</text:p>
          </table:table-cell>
          <table:table-cell office:value-type="string" calcext:value-type="string">
            <text:p>blake3:b75c6e5e1f849823ae36b9f273083ff595414bd73ed6fbcb72229c182d0d83ce</text:p>
          </table:table-cell>
          <table:table-cell office:value-type="string" calcext:value-type="string">
            <text:p>flux</text:p>
          </table:table-cell>
          <table:table-cell office:value-type="string" calcext:value-type="string">
            <text:p>lora</text:p>
          </table:table-cell>
          <table:table-cell office:value-type="string" calcext:value-type="string">
            <text:p>flux/lora/ume_classic_impressionist.safetensors</text:p>
          </table:table-cell>
          <table:table-cell office:value-type="string" calcext:value-type="string">
            <text:p>diffusers</text:p>
          </table:table-cell>
          <table:table-cell office:value-type="string" calcext:value-type="string">
            <text:p>UmeAiRT - Impressionism</text:p>
          </table:table-cell>
          <table:table-cell office:value-type="string" calcext:value-type="string">
            <text:p>A painting of a woman in a black dress with a flower in her hand, standing behind a table with a bowl of oranges and a bottle of champagne. She is looking at the camera with a frown on her face. The table is set with multiple bottles of champagne and oranges. The woman is wearing a black dress with a flower in her hand. The scene is set in a fancy restaurant with multiple people in the background. The painting is in an impressionist style.</text:p>
          </table:table-cell>
          <table:table-cell office:value-type="string" calcext:value-type="string">
            <text:p>https://huggingface.co/UmeAiRT/FLUX.1-dev-LoRA-Impressionism/resolve/main/ume_classic_impressionist.safetensors</text:p>
          </table:table-cell>
          <table:table-cell office:value-type="string" calcext:value-type="string">
            <text:p>url</text:p>
          </table:table-cell>
          <table:table-cell table:number-columns-repeated="2"/>
          <table:table-cell office:value-type="string" calcext:value-type="string">
            <text:p>{"key":"21cf1c18-8d85-4e3c-aaed-bc02bac2da01","hash":"blake3:b75c6e5e1f849823ae36b9f273083ff595414bd73ed6fbcb72229c182d0d83ce","path":"flux/lora/ume_classic_impressionist.safetensors","file_size":343805549,"name":"UmeAiRT - Impressionism","type":"lora","format":"diffusers","base":"flux","source":"https://huggingface.co/UmeAiRT/FLUX.1-dev-LoRA-Impressionism/resolve/main/ume_classic_impressionist.safetensors","source_type":"url","description":"A painting of a woman in a black dress with a flower in her hand, standing behind a table with a bowl of oranges and a bottle of champagne. She is looking at the camera with a frown on her face. The table is set with multiple bottles of champagne and oranges. The woman is wearing a black dress with a flower in her hand. The scene is set in a fancy restaurant with multiple people in the background. The painting is in an impressionist style.","source_api_response":null,"cover_image":null,"submodels":null,"usage_info":null,"trigger_phrases":null}</text:p>
          </table:table-cell>
          <table:table-cell office:value-type="string" calcext:value-type="string">
            <text:p>2025-07-20 10:20:01.061</text:p>
          </table:table-cell>
          <table:table-cell office:value-type="string" calcext:value-type="string">
            <text:p>2025-07-20 10:20:39.316</text:p>
          </table:table-cell>
          <table:table-cell office:value-type="float" office:value="343805549" calcext:value-type="float">
            <text:p>343805549</text:p>
          </table:table-cell>
        </table:table-row>
        <table:table-row table:style-name="ro1">
          <table:table-cell office:value-type="string" calcext:value-type="string">
            <text:p>b5fb155f-d480-4485-bc9a-7fb6bea6088f</text:p>
          </table:table-cell>
          <table:table-cell office:value-type="string" calcext:value-type="string">
            <text:p>blake3:353736c84659eb86521c7d1d9a13c8d357fe203ed7a1d381c0d26f66171bd88f</text:p>
          </table:table-cell>
          <table:table-cell office:value-type="string" calcext:value-type="string">
            <text:p>flux</text:p>
          </table:table-cell>
          <table:table-cell office:value-type="string" calcext:value-type="string">
            <text:p>lora</text:p>
          </table:table-cell>
          <table:table-cell office:value-type="string" calcext:value-type="string">
            <text:p>flux/lora/Canopus-Cute-Kawaii-Flux-LoRA.safetensors</text:p>
          </table:table-cell>
          <table:table-cell office:value-type="string" calcext:value-type="string">
            <text:p>lycoris</text:p>
          </table:table-cell>
          <table:table-cell office:value-type="string" calcext:value-type="string">
            <text:p>PrithivMLmods - Canopus Cute Kawaii Flux</text:p>
          </table:table-cell>
          <table:table-cell office:value-type="string" calcext:value-type="string">
            <text:p>Cute-kawaii, An animated image of an ice cream cone on an orange background. The ice cream in the middle of the image is white with brown dots on it. There are black eyes on the ice cream. There is a smiley face on the top of the icecream cone. The cone is made up of wicker and has ridges on the sides. The background is a vibrant orange color.</text:p>
          </table:table-cell>
          <table:table-cell office:value-type="string" calcext:value-type="string">
            <text:p>https://huggingface.co/prithivMLmods/Canopus-Cute-Kawaii-Flux-LoRA/resolve/main/Canopus-Cute-Kawaii-Flux-LoRA.safetensors</text:p>
          </table:table-cell>
          <table:table-cell office:value-type="string" calcext:value-type="string">
            <text:p>url</text:p>
          </table:table-cell>
          <table:table-cell/>
          <table:table-cell office:value-type="string" calcext:value-type="string">
            <text:p>["Cute-kawaii"]</text:p>
          </table:table-cell>
          <table:table-cell office:value-type="string" calcext:value-type="string">
            <text:p>{"key":"b5fb155f-d480-4485-bc9a-7fb6bea6088f","hash":"blake3:353736c84659eb86521c7d1d9a13c8d357fe203ed7a1d381c0d26f66171bd88f","path":"flux/lora/Canopus-Cute-Kawaii-Flux-LoRA.safetensors","file_size":612747264,"name":"PrithivMLmods - Canopus Cute Kawaii Flux","type":"lora","format":"lycoris","base":"flux","source":"https://huggingface.co/prithivMLmods/Canopus-Cute-Kawaii-Flux-LoRA/resolve/main/Canopus-Cute-Kawaii-Flux-LoRA.safetensors","source_type":"url","description":"Cute-kawaii, An animated image of an ice cream cone on an orange background. The ice cream in the middle of the image is white with brown dots on it. There are black eyes on the ice cream. There is a smiley face on the top of the icecream cone. The cone is made up of wicker and has ridges on the sides. The background is a vibrant orange color.","source_api_response":null,"cover_image":null,"submodels":null,"usage_info":null,"trigger_phrases":["Cute-kawaii"]}</text:p>
          </table:table-cell>
          <table:table-cell office:value-type="string" calcext:value-type="string">
            <text:p>2025-07-20 10:26:49.124</text:p>
          </table:table-cell>
          <table:table-cell office:value-type="string" calcext:value-type="string">
            <text:p>2025-07-20 10:29:25.533</text:p>
          </table:table-cell>
          <table:table-cell office:value-type="float" office:value="612747264" calcext:value-type="float">
            <text:p>612747264</text:p>
          </table:table-cell>
        </table:table-row>
        <table:table-row table:style-name="ro1">
          <table:table-cell office:value-type="string" calcext:value-type="string">
            <text:p>eac50ec9-4917-4afb-83bc-137d7e58d70c</text:p>
          </table:table-cell>
          <table:table-cell office:value-type="string" calcext:value-type="string">
            <text:p>blake3:61a31addc80bef6ed4562ba24a3f961dd7f8efa598050adab7412950fb5f9428</text:p>
          </table:table-cell>
          <table:table-cell office:value-type="string" calcext:value-type="string">
            <text:p>flux</text:p>
          </table:table-cell>
          <table:table-cell office:value-type="string" calcext:value-type="string">
            <text:p>lora</text:p>
          </table:table-cell>
          <table:table-cell office:value-type="string" calcext:value-type="string">
            <text:p>flux/lora/Abstractum_Flux.safetensors</text:p>
          </table:table-cell>
          <table:table-cell office:value-type="string" calcext:value-type="string">
            <text:p>lycoris</text:p>
          </table:table-cell>
          <table:table-cell office:value-type="string" calcext:value-type="string">
            <text:p>Abstractum Flux</text:p>
          </table:table-cell>
          <table:table-cell office:value-type="string" calcext:value-type="string">
            <text:p>Abstract style painting. Try to make you prompts abstract enough even before lora :)</text:p>
          </table:table-cell>
          <table:table-cell office:value-type="string" calcext:value-type="string">
            <text:p>/home/alex/Dev/AI/models/loras/Abstractum_Flux.safetensors</text:p>
          </table:table-cell>
          <table:table-cell office:value-type="string" calcext:value-type="string">
            <text:p>path</text:p>
          </table:table-cell>
          <table:table-cell/>
          <table:table-cell office:value-type="string" calcext:value-type="string">
            <text:p>["Kandinsky","Abstract art"]</text:p>
          </table:table-cell>
          <table:table-cell office:value-type="string" calcext:value-type="string">
            <text:p>{"key":"eac50ec9-4917-4afb-83bc-137d7e58d70c","hash":"blake3:61a31addc80bef6ed4562ba24a3f961dd7f8efa598050adab7412950fb5f9428","path":"flux/lora/Abstractum_Flux.safetensors","file_size":19256800,"name":"Abstractum Flux","type":"lora","format":"lycoris","base":"flux","source":"/home/alex/Dev/AI/models/loras/Abstractum_Flux.safetensors","source_type":"path","description":"Abstract style painting. Try to make you prompts abstract enough even before lora :)","source_api_response":null,"cover_image":null,"submodels":null,"usage_info":null,"trigger_phrases":["Kandinsky","Abstract art"]}</text:p>
          </table:table-cell>
          <table:table-cell office:value-type="string" calcext:value-type="string">
            <text:p>2025-07-22 06:07:47.678</text:p>
          </table:table-cell>
          <table:table-cell office:value-type="string" calcext:value-type="string">
            <text:p>2025-07-22 06:11:44.589</text:p>
          </table:table-cell>
          <table:table-cell office:value-type="float" office:value="19256800" calcext:value-type="float">
            <text:p>19256800</text:p>
          </table:table-cell>
        </table:table-row>
        <table:table-row table:style-name="ro3">
          <table:table-cell office:value-type="string" calcext:value-type="string">
            <text:p>faffced1-b33a-40f1-8fc3-a088ebe0715a</text:p>
          </table:table-cell>
          <table:table-cell office:value-type="string" calcext:value-type="string">
            <text:p>blake3:9aeda29212237149037ce0c71367810bc9eb0a3c7e48df3a34fb1ca6a4ebc064</text:p>
          </table:table-cell>
          <table:table-cell office:value-type="string" calcext:value-type="string">
            <text:p>flux</text:p>
          </table:table-cell>
          <table:table-cell office:value-type="string" calcext:value-type="string">
            <text:p>lora</text:p>
          </table:table-cell>
          <table:table-cell office:value-type="string" calcext:value-type="string">
            <text:p>flux/lora/Kandinskyan_Chaos.safetensors</text:p>
          </table:table-cell>
          <table:table-cell office:value-type="string" calcext:value-type="string">
            <text:p>diffusers</text:p>
          </table:table-cell>
          <table:table-cell office:value-type="string" calcext:value-type="string">
            <text:p>Kandinskyan Chaos</text:p>
          </table:table-cell>
          <table:table-cell office:value-type="string" calcext:value-type="string">
            <text:p>A LoRA inspired by the revolutionary work of Wassily Kandinsky (1866â1944), transforming subjects into bold, vibrant abstraction. Whether you seek fluid, expressive motion or sharp, geometric precision, this LoRA offers two distinct pathways to pure dynamic form.</text:p>
            <text:p/>
            <text:p>ð¨ Two Distinct Styles:</text:p>
            <text:p>Flowing Abstraction â Organic, fluid motion with swirling brushstrokes and blended colors, evoking movement and energy.</text:p>
            <text:p>Geometric Abstraction â Sharp, angular compositions with rigid shapes, intersecting lines, and structured contrasts.</text:p>
            <text:p>Trigger Word:</text:p>
            <text:p>kndsk </text:p>
            <text:p/>
            <text:p>Flowing Abstraction: Use words like swirling, flowing, melting, undulating, organic shapes, luminous gradients.</text:p>
            <text:p>Geometric Abstraction: Use words like sharp-edged, intersecting, rigid forms, bold contrasts, fragmented shapes.</text:p>
          </table:table-cell>
          <table:table-cell office:value-type="string" calcext:value-type="string">
            <text:p>/home/alex/Dev/AI/models/loras/Kandinskyan_Chaos.safetensors</text:p>
          </table:table-cell>
          <table:table-cell office:value-type="string" calcext:value-type="string">
            <text:p>path</text:p>
          </table:table-cell>
          <table:table-cell/>
          <table:table-cell office:value-type="string" calcext:value-type="string">
            <text:p>["kndsk"]</text:p>
          </table:table-cell>
          <table:table-cell office:value-type="string" calcext:value-type="string">
            <text:p>{"key":"faffced1-b33a-40f1-8fc3-a088ebe0715a","hash":"blake3:9aeda29212237149037ce0c71367810bc9eb0a3c7e48df3a34fb1ca6a4ebc064","path":"flux/lora/Kandinskyan_Chaos.safetensors","file_size":451202736,"name":"Kandinskyan Chaos","type":"lora","format":"diffusers","base":"flux","source":"/home/alex/Dev/AI/models/loras/Kandinskyan_Chaos.safetensors","source_type":"path","description":"A LoRA inspired by the revolutionary work of Wassily Kandinsky (1866â1944), transforming subjects into bold, vibrant abstraction. Whether you seek fluid, expressive motion or sharp, geometric precision, this LoRA offers two distinct pathways to pure dynamic form.\n\nð¨ Two Distinct Styles:\nFlowing Abstraction â Organic, fluid motion with swirling brushstrokes and blended colors, evoking movement and energy.\nGeometric Abstraction â Sharp, angular compositions with rigid shapes, intersecting lines, and structured contrasts.\nTrigger Word:\nkndsk \n\nFlowing Abstraction: Use words like swirling, flowing, melting, undulating, organic shapes, luminous gradients.\nGeometric Abstraction: Use words like sharp-edged, intersecting, rigid forms, bold contrasts, fragmented shapes.","source_api_response":null,"cover_image":null,"submodels":null,"usage_info":null,"trigger_phrases":["kndsk"]}</text:p>
          </table:table-cell>
          <table:table-cell office:value-type="string" calcext:value-type="string">
            <text:p>2025-07-22 06:08:05.086</text:p>
          </table:table-cell>
          <table:table-cell office:value-type="string" calcext:value-type="string">
            <text:p>2025-07-22 06:09:58.837</text:p>
          </table:table-cell>
          <table:table-cell office:value-type="float" office:value="451202736" calcext:value-type="float">
            <text:p>451202736</text:p>
          </table:table-cell>
        </table:table-row>
        <table:table-row table:style-name="ro1">
          <table:table-cell office:value-type="string" calcext:value-type="string">
            <text:p>4e671420-b19e-4059-86d0-df582e27e6d7</text:p>
          </table:table-cell>
          <table:table-cell office:value-type="string" calcext:value-type="string">
            <text:p>blake3:62d792ff566c1cf54c984d90aeca9c2f705aaea6ac9300547791efed20679d03</text:p>
          </table:table-cell>
          <table:table-cell office:value-type="string" calcext:value-type="string">
            <text:p>flux</text:p>
          </table:table-cell>
          <table:table-cell office:value-type="string" calcext:value-type="string">
            <text:p>lora</text:p>
          </table:table-cell>
          <table:table-cell office:value-type="string" calcext:value-type="string">
            <text:p>flux/lora/Wassily_Kandinsky.safetensors</text:p>
          </table:table-cell>
          <table:table-cell office:value-type="string" calcext:value-type="string">
            <text:p>lycoris</text:p>
          </table:table-cell>
          <table:table-cell office:value-type="string" calcext:value-type="string">
            <text:p>Wassily Kandinsky</text:p>
          </table:table-cell>
          <table:table-cell office:value-type="string" calcext:value-type="string">
            <text:p>Wassily Kandinsky, born on December 16, 1866, in Moscow, Russia, was a pioneering Russian painter and art theorist. He is often credited with being one of the first artists to create purely abstract paintings, breaking away from traditional representational art.</text:p>
          </table:table-cell>
          <table:table-cell office:value-type="string" calcext:value-type="string">
            <text:p>/home/alex/Dev/AI/models/loras/Wassily_Kandinsky.safetensors</text:p>
          </table:table-cell>
          <table:table-cell office:value-type="string" calcext:value-type="string">
            <text:p>path</text:p>
          </table:table-cell>
          <table:table-cell/>
          <table:table-cell office:value-type="string" calcext:value-type="string">
            <text:p>["style of Wassily Kandinsky"]</text:p>
          </table:table-cell>
          <table:table-cell office:value-type="string" calcext:value-type="string">
            <text:p>{"key":"4e671420-b19e-4059-86d0-df582e27e6d7","hash":"blake3:62d792ff566c1cf54c984d90aeca9c2f705aaea6ac9300547791efed20679d03","path":"flux/lora/Wassily_Kandinsky.safetensors","file_size":306432368,"name":"Wassily Kandinsky","type":"lora","format":"lycoris","base":"flux","source":"/home/alex/Dev/AI/models/loras/Wassily_Kandinsky.safetensors","source_type":"path","description":"Wassily Kandinsky, born on December 16, 1866, in Moscow, Russia, was a pioneering Russian painter and art theorist. He is often credited with being one of the first artists to create purely abstract paintings, breaking away from traditional representational art.","source_api_response":null,"cover_image":null,"submodels":null,"usage_info":null,"trigger_phrases":["style of Wassily Kandinsky"]}</text:p>
          </table:table-cell>
          <table:table-cell office:value-type="string" calcext:value-type="string">
            <text:p>2025-07-22 06:08:16.347</text:p>
          </table:table-cell>
          <table:table-cell office:value-type="string" calcext:value-type="string">
            <text:p>2025-07-22 06:11:04.037</text:p>
          </table:table-cell>
          <table:table-cell office:value-type="float" office:value="306432368" calcext:value-type="float">
            <text:p>306432368</text:p>
          </table:table-cell>
        </table:table-row>
        <table:table-row table:style-name="ro1">
          <table:table-cell office:value-type="string" calcext:value-type="string">
            <text:p>c51a19b0-0e0c-43ef-a998-97e82d3eccf4</text:p>
          </table:table-cell>
          <table:table-cell office:value-type="string" calcext:value-type="string">
            <text:p>blake3:d351243e654e89d6dac837562241aef2d79a99339dcb1a97771544003d30ed58</text:p>
          </table:table-cell>
          <table:table-cell office:value-type="string" calcext:value-type="string">
            <text:p>flux</text:p>
          </table:table-cell>
          <table:table-cell office:value-type="string" calcext:value-type="string">
            <text:p>lora</text:p>
          </table:table-cell>
          <table:table-cell office:value-type="string" calcext:value-type="string">
            <text:p>flux/lora/CAD_Holographic.safetensors</text:p>
          </table:table-cell>
          <table:table-cell office:value-type="string" calcext:value-type="string">
            <text:p>lycoris</text:p>
          </table:table-cell>
          <table:table-cell office:value-type="string" calcext:value-type="string">
            <text:p>CAD - Holographic</text:p>
          </table:table-cell>
          <table:table-cell office:value-type="string" calcext:value-type="string">
            <text:p>flux lora model CAD_Holographic</text:p>
          </table:table-cell>
          <table:table-cell office:value-type="string" calcext:value-type="string">
            <text:p>/home/alex/Dev/AI/models/loras/CAD_Holographic.safetensors</text:p>
          </table:table-cell>
          <table:table-cell office:value-type="string" calcext:value-type="string">
            <text:p>path</text:p>
          </table:table-cell>
          <table:table-cell/>
          <table:table-cell office:value-type="string" calcext:value-type="string">
            <text:p>["holographic","wire form CAD"]</text:p>
          </table:table-cell>
          <table:table-cell office:value-type="string" calcext:value-type="string">
            <text:p>{"key":"c51a19b0-0e0c-43ef-a998-97e82d3eccf4","hash":"blake3:d351243e654e89d6dac837562241aef2d79a99339dcb1a97771544003d30ed58","path":"flux/lora/CAD_Holographic.safetensors","file_size":19258848,"name":"CAD - Holographic","type":"lora","format":"lycoris","base":"flux","source":"/home/alex/Dev/AI/models/loras/CAD_Holographic.safetensors","source_type":"path","description":"flux lora model CAD_Holographic","source_api_response":null,"cover_image":null,"submodels":null,"usage_info":null,"trigger_phrases":["holographic","wire form CAD"]}</text:p>
          </table:table-cell>
          <table:table-cell office:value-type="string" calcext:value-type="string">
            <text:p>2025-07-22 07:15:54.788</text:p>
          </table:table-cell>
          <table:table-cell office:value-type="string" calcext:value-type="string">
            <text:p>2025-07-22 07:23:01.821</text:p>
          </table:table-cell>
          <table:table-cell office:value-type="float" office:value="19258848" calcext:value-type="float">
            <text:p>19258848</text:p>
          </table:table-cell>
        </table:table-row>
        <table:table-row table:style-name="ro4">
          <table:table-cell office:value-type="string" calcext:value-type="string">
            <text:p>1ca26e31-7445-4275-9fd3-69471982e5d2</text:p>
          </table:table-cell>
          <table:table-cell office:value-type="string" calcext:value-type="string">
            <text:p>blake3:159003224fa0be52cc77378f8b26f6f401fb2ccba8514b98b382886d44ad9463</text:p>
          </table:table-cell>
          <table:table-cell office:value-type="string" calcext:value-type="string">
            <text:p>flux</text:p>
          </table:table-cell>
          <table:table-cell office:value-type="string" calcext:value-type="string">
            <text:p>lora</text:p>
          </table:table-cell>
          <table:table-cell office:value-type="string" calcext:value-type="string">
            <text:p>flux/lora/CAD_Cutaway_Technical_Drawing.safetensors</text:p>
          </table:table-cell>
          <table:table-cell office:value-type="string" calcext:value-type="string">
            <text:p>lycoris</text:p>
          </table:table-cell>
          <table:table-cell office:value-type="string" calcext:value-type="string">
            <text:p>CAD - Cutaway Technical Drawing</text:p>
          </table:table-cell>
          <table:table-cell office:value-type="string" calcext:value-type="string">
            <text:p>For final touch cutaway drawing, add more technical drawing style and more cutaway, add structured text blocks.</text:p>
            <text:p/>
            <text:p>Better for machines and hard surfaces. Less for biological.</text:p>
            <text:p/>
            <text:p>Prompt have matter.</text:p>
            <text:p>Model weight have matter.</text:p>
            <text:p>Sampler have matter.</text:p>
            <text:p>Scheduler have matter.</text:p>
            <text:p>Size and aspect ratio have matter.</text:p>
          </table:table-cell>
          <table:table-cell office:value-type="string" calcext:value-type="string">
            <text:p>/home/alex/Dev/AI/models/loras/CAD_Cutaway_Technical_Drawing.safetensors</text:p>
          </table:table-cell>
          <table:table-cell office:value-type="string" calcext:value-type="string">
            <text:p>path</text:p>
          </table:table-cell>
          <table:table-cell/>
          <table:table-cell office:value-type="string" calcext:value-type="string">
            <text:p>["cut4w4y"]</text:p>
          </table:table-cell>
          <table:table-cell office:value-type="string" calcext:value-type="string">
            <text:p>{"key":"1ca26e31-7445-4275-9fd3-69471982e5d2","hash":"blake3:159003224fa0be52cc77378f8b26f6f401fb2ccba8514b98b382886d44ad9463","path":"flux/lora/CAD_Cutaway_Technical_Drawing.safetensors","file_size":39757160,"name":"CAD - Cutaway Technical Drawing","type":"lora","format":"lycoris","base":"flux","source":"/home/alex/Dev/AI/models/loras/CAD_Cutaway_Technical_Drawing.safetensors","source_type":"path","description":"For final touch cutaway drawing, add more technical drawing style and more cutaway, add structured text blocks.\n\nBetter for machines and hard surfaces. Less for biological.\n\nPrompt have matter.\nModel weight have matter.\nSampler have matter.\nScheduler have matter.\nSize and aspect ratio have matter.","source_api_response":null,"cover_image":null,"submodels":null,"usage_info":null,"trigger_phrases":["cut4w4y"]}</text:p>
          </table:table-cell>
          <table:table-cell office:value-type="string" calcext:value-type="string">
            <text:p>2025-07-22 07:16:06.435</text:p>
          </table:table-cell>
          <table:table-cell office:value-type="string" calcext:value-type="string">
            <text:p>2025-07-22 07:20:49.081</text:p>
          </table:table-cell>
          <table:table-cell office:value-type="float" office:value="39757160" calcext:value-type="float">
            <text:p>39757160</text:p>
          </table:table-cell>
        </table:table-row>
        <table:table-row table:style-name="ro4">
          <table:table-cell office:value-type="string" calcext:value-type="string">
            <text:p>c29943c9-eb37-4962-9845-215103786d6f</text:p>
          </table:table-cell>
          <table:table-cell office:value-type="string" calcext:value-type="string">
            <text:p>blake3:c793fee7f65c3bd0e830e11a6d63b5700ac1ddf46d788a053587e58e3c8218fc</text:p>
          </table:table-cell>
          <table:table-cell office:value-type="string" calcext:value-type="string">
            <text:p>flux</text:p>
          </table:table-cell>
          <table:table-cell office:value-type="string" calcext:value-type="string">
            <text:p>lora</text:p>
          </table:table-cell>
          <table:table-cell office:value-type="string" calcext:value-type="string">
            <text:p>flux/lora/CAD_Drawing.safetensors</text:p>
          </table:table-cell>
          <table:table-cell office:value-type="string" calcext:value-type="string">
            <text:p>lycoris</text:p>
          </table:table-cell>
          <table:table-cell office:value-type="string" calcext:value-type="string">
            <text:p>CAD - Technical Drawing</text:p>
          </table:table-cell>
          <table:table-cell office:value-type="string" calcext:value-type="string">
            <text:p>attempts to duplicate CAD spec sheet drawings.</text:p>
            <text:p/>
            <text:p>Best prompting method is</text:p>
            <text:p/>
            <text:p>"A technical CAD drawing of a ______________"</text:p>
            <text:p/>
            <text:p>for added strength, use "Spec Sheet" appended to the prompt</text:p>
            <text:p/>
            <text:p>guidance can go all the way to 7.5 for increased strength, tends to burn out the image and make it look like old paper. recommended 3.5-5 sweet spot seems to be 5.5</text:p>
          </table:table-cell>
          <table:table-cell office:value-type="string" calcext:value-type="string">
            <text:p>/home/alex/Dev/AI/models/loras/CAD_Drawing.safetensors</text:p>
          </table:table-cell>
          <table:table-cell office:value-type="string" calcext:value-type="string">
            <text:p>path</text:p>
          </table:table-cell>
          <table:table-cell/>
          <table:table-cell office:value-type="string" calcext:value-type="string">
            <text:p>["A technical CAD drawing of a","Spec Sheet"]</text:p>
          </table:table-cell>
          <table:table-cell office:value-type="string" calcext:value-type="string">
            <text:p>{"key":"c29943c9-eb37-4962-9845-215103786d6f","hash":"blake3:c793fee7f65c3bd0e830e11a6d63b5700ac1ddf46d788a053587e58e3c8218fc","path":"flux/lora/CAD_Drawing.safetensors","file_size":306432832,"name":"CAD - Technical Drawing","type":"lora","format":"lycoris","base":"flux","source":"/home/alex/Dev/AI/models/loras/CAD_Drawing.safetensors","source_type":"path","description":"attempts to duplicate CAD spec sheet drawings.\n\nBest prompting method is\n\n\"A technical CAD drawing of a ______________\"\n\nfor added strength, use \"Spec Sheet\" appended to the prompt\n\nguidance can go all the way to 7.5 for increased strength, tends to burn out the image and make it look like old paper. recommended 3.5-5 sweet spot seems to be 5.5","source_api_response":null,"cover_image":null,"submodels":null,"usage_info":null,"trigger_phrases":["A technical CAD drawing of a","Spec Sheet"]}</text:p>
          </table:table-cell>
          <table:table-cell office:value-type="string" calcext:value-type="string">
            <text:p>2025-07-22 07:16:15.603</text:p>
          </table:table-cell>
          <table:table-cell office:value-type="string" calcext:value-type="string">
            <text:p>2025-07-30 13:03:04.504</text:p>
          </table:table-cell>
          <table:table-cell office:value-type="float" office:value="306432832" calcext:value-type="float">
            <text:p>306432832</text:p>
          </table:table-cell>
        </table:table-row>
        <table:table-row table:style-name="ro1">
          <table:table-cell office:value-type="string" calcext:value-type="string">
            <text:p>bf158d5b-082f-40d8-9c71-eb694f17961f</text:p>
          </table:table-cell>
          <table:table-cell office:value-type="string" calcext:value-type="string">
            <text:p>blake3:2e597e6d683163901c6e057226b835ddd8d1de4b6fcb9480783c94273933429d</text:p>
          </table:table-cell>
          <table:table-cell office:value-type="string" calcext:value-type="string">
            <text:p>flux</text:p>
          </table:table-cell>
          <table:table-cell office:value-type="string" calcext:value-type="string">
            <text:p>lora</text:p>
          </table:table-cell>
          <table:table-cell office:value-type="string" calcext:value-type="string">
            <text:p>flux/lora/CAD_Blueprint_Drawing.safetensors</text:p>
          </table:table-cell>
          <table:table-cell office:value-type="string" calcext:value-type="string">
            <text:p>lycoris</text:p>
          </table:table-cell>
          <table:table-cell office:value-type="string" calcext:value-type="string">
            <text:p>CAD - Blueprint Drawing</text:p>
          </table:table-cell>
          <table:table-cell office:value-type="string" calcext:value-type="string">
            <text:p>Designed for generating unique sci-fi styled and intricate mechanical designs, these drawings harness creativity and imagination to produce stunning sci-fi mechanical artworks, ranging from intricate mechanical schematics to breathtaking Flux sci-fi model drawings. It aids sci-fi enthusiasts, mechanical designers, and AI art lovers in exploring the world of sci-fi mechanics with their creativity and imagination!</text:p>
          </table:table-cell>
          <table:table-cell office:value-type="string" calcext:value-type="string">
            <text:p>/home/alex/Dev/AI/models/loras/CAD_Blueprint_Drawing.safetensors</text:p>
          </table:table-cell>
          <table:table-cell office:value-type="string" calcext:value-type="string">
            <text:p>path</text:p>
          </table:table-cell>
          <table:table-cell/>
          <table:table-cell office:value-type="string" calcext:value-type="string">
            <text:p>["Blueprint_Drawing"]</text:p>
          </table:table-cell>
          <table:table-cell office:value-type="string" calcext:value-type="string">
            <text:p>{"key":"bf158d5b-082f-40d8-9c71-eb694f17961f","hash":"blake3:2e597e6d683163901c6e057226b835ddd8d1de4b6fcb9480783c94273933429d","path":"flux/lora/CAD_Blueprint_Drawing.safetensors","file_size":459584744,"name":"CAD - Blueprint Drawing","type":"lora","format":"lycoris","base":"flux","source":"/home/alex/Dev/AI/models/loras/CAD_Blueprint_Drawing.safetensors","source_type":"path","description":"Designed for generating unique sci-fi styled and intricate mechanical designs, these drawings harness creativity and imagination to produce stunning sci-fi mechanical artworks, ranging from intricate mechanical schematics to breathtaking Flux sci-fi model drawings. It aids sci-fi enthusiasts, mechanical designers, and AI art lovers in exploring the world of sci-fi mechanics with their creativity and imagination!","source_api_response":null,"cover_image":null,"submodels":null,"usage_info":null,"trigger_phrases":["Blueprint_Drawing"]}</text:p>
          </table:table-cell>
          <table:table-cell office:value-type="string" calcext:value-type="string">
            <text:p>2025-07-22 07:17:09.513</text:p>
          </table:table-cell>
          <table:table-cell office:value-type="string" calcext:value-type="string">
            <text:p>2025-07-22 07:20:58.630</text:p>
          </table:table-cell>
          <table:table-cell office:value-type="float" office:value="459584744" calcext:value-type="float">
            <text:p>459584744</text:p>
          </table:table-cell>
        </table:table-row>
        <table:table-row table:style-name="ro1">
          <table:table-cell office:value-type="string" calcext:value-type="string">
            <text:p>b8f521df-115d-43ad-9c0a-5545640d759b</text:p>
          </table:table-cell>
          <table:table-cell office:value-type="string" calcext:value-type="string">
            <text:p>blake3:c8e3ce971695cfa32559b0fec86800bb01e079e6a3614878b1522027e780f75c</text:p>
          </table:table-cell>
          <table:table-cell office:value-type="string" calcext:value-type="string">
            <text:p>flux</text:p>
          </table:table-cell>
          <table:table-cell office:value-type="string" calcext:value-type="string">
            <text:p>lora</text:p>
          </table:table-cell>
          <table:table-cell office:value-type="string" calcext:value-type="string">
            <text:p>flux/lora/1980s_Technical_Manuals_Flux.safetensors</text:p>
          </table:table-cell>
          <table:table-cell office:value-type="string" calcext:value-type="string">
            <text:p>lycoris</text:p>
          </table:table-cell>
          <table:table-cell office:value-type="string" calcext:value-type="string">
            <text:p>Books - Technical Manuals 1980s</text:p>
          </table:table-cell>
          <table:table-cell office:value-type="string" calcext:value-type="string">
            <text:p>The model is designed to replicate the iconic look and feel of 1980s technical manuals and guides, capturing the retro aesthetic with precision. It focuses on producing blocky, pixelated fonts typical of the era, with bold primary colors such as red, blue, and neon accents. The model incorporates clean, minimalist layouts with geometric shapes and simple, high-contrast color schemes, evoking the corporate and industrial design trends of the time. Distressed textures, slight gradients, and sharp borders are applied to give a worn, authentic appearance, while metallic sheens and gridlines enhance the high-tech, analog vibe. It excels at producing covers with faded paper effects, subtle shadowing, and vintage typography, delivering the perfect blend of nostalgic 1980s design and technical precision.</text:p>
          </table:table-cell>
          <table:table-cell office:value-type="string" calcext:value-type="string">
            <text:p>/home/alex/Dev/AI/models/loras/1980s_Technical_Manuals_Flux.safetensors</text:p>
          </table:table-cell>
          <table:table-cell office:value-type="string" calcext:value-type="string">
            <text:p>path</text:p>
          </table:table-cell>
          <table:table-cell table:number-columns-repeated="2"/>
          <table:table-cell office:value-type="string" calcext:value-type="string">
            <text:p>{"key":"b8f521df-115d-43ad-9c0a-5545640d759b","hash":"blake3:c8e3ce971695cfa32559b0fec86800bb01e079e6a3614878b1522027e780f75c","path":"flux/lora/1980s_Technical_Manuals_Flux.safetensors","file_size":19290208,"name":"Books - Technical Manuals 1980s","type":"lora","format":"lycoris","base":"flux","source":"/home/alex/Dev/AI/models/loras/1980s_Technical_Manuals_Flux.safetensors","source_type":"path","description":"The model is designed to replicate the iconic look and feel of 1980s technical manuals and guides, capturing the retro aesthetic with precision. It focuses on producing blocky, pixelated fonts typical of the era, with bold primary colors such as red, blue, and neon accents. The model incorporates clean, minimalist layouts with geometric shapes and simple, high-contrast color schemes, evoking the corporate and industrial design trends of the time. Distressed textures, slight gradients, and sharp borders are applied to give a worn, authentic appearance, while metallic sheens and gridlines enhance the high-tech, analog vibe. It excels at producing covers with faded paper effects, subtle shadowing, and vintage typography, delivering the perfect blend of nostalgic 1980s design and technical precision.","source_api_response":null,"cover_image":null,"submodels":null,"usage_info":null,"trigger_phrases":null}</text:p>
          </table:table-cell>
          <table:table-cell office:value-type="string" calcext:value-type="string">
            <text:p>2025-07-22 07:41:15.253</text:p>
          </table:table-cell>
          <table:table-cell office:value-type="string" calcext:value-type="string">
            <text:p>2025-07-23 06:26:52.631</text:p>
          </table:table-cell>
          <table:table-cell office:value-type="float" office:value="19290208" calcext:value-type="float">
            <text:p>19290208</text:p>
          </table:table-cell>
        </table:table-row>
        <table:table-row table:style-name="ro1">
          <table:table-cell office:value-type="string" calcext:value-type="string">
            <text:p>96798c21-225a-426c-ba4a-ee60d1099c29</text:p>
          </table:table-cell>
          <table:table-cell office:value-type="string" calcext:value-type="string">
            <text:p>blake3:0881ccf3445b72e6387577e5f4b35ee9fb2bb4de6b4314cf81b0ce1beb2ab4f0</text:p>
          </table:table-cell>
          <table:table-cell office:value-type="string" calcext:value-type="string">
            <text:p>flux</text:p>
          </table:table-cell>
          <table:table-cell office:value-type="string" calcext:value-type="string">
            <text:p>lora</text:p>
          </table:table-cell>
          <table:table-cell office:value-type="string" calcext:value-type="string">
            <text:p>flux/lora/CE_DaVinciDrawing01.safetensors</text:p>
          </table:table-cell>
          <table:table-cell office:value-type="string" calcext:value-type="string">
            <text:p>diffusers</text:p>
          </table:table-cell>
          <table:table-cell office:value-type="string" calcext:value-type="string">
            <text:p>CE - da Vinci Drawing</text:p>
          </table:table-cell>
          <table:table-cell office:value-type="string" calcext:value-type="string">
            <text:p>Weight around 0.9 suits most pictures, within a range of around 0.5 - 1.2 depending on desired result.</text:p>
          </table:table-cell>
          <table:table-cell office:value-type="string" calcext:value-type="string">
            <text:p>/home/alex/Dev/AI/models/loras/CE_DaVinciDrawing01.safetensors</text:p>
          </table:table-cell>
          <table:table-cell office:value-type="string" calcext:value-type="string">
            <text:p>path</text:p>
          </table:table-cell>
          <table:table-cell/>
          <table:table-cell office:value-type="string" calcext:value-type="string">
            <text:p>["dvnciCE style"]</text:p>
          </table:table-cell>
          <table:table-cell office:value-type="string" calcext:value-type="string">
            <text:p>{"key":"96798c21-225a-426c-ba4a-ee60d1099c29","hash":"blake3:0881ccf3445b72e6387577e5f4b35ee9fb2bb4de6b4314cf81b0ce1beb2ab4f0","path":"flux/lora/CE_DaVinciDrawing01.safetensors","file_size":343805595,"name":"CE - da Vinci Drawing","type":"lora","format":"diffusers","base":"flux","source":"/home/alex/Dev/AI/models/loras/CE_DaVinciDrawing01.safetensors","source_type":"path","description":"Weight around 0.9 suits most pictures, within a range of around 0.5 - 1.2 depending on desired result.","source_api_response":null,"cover_image":null,"submodels":null,"usage_info":null,"trigger_phrases":["dvnciCE style"]}</text:p>
          </table:table-cell>
          <table:table-cell office:value-type="string" calcext:value-type="string">
            <text:p>2025-07-22 07:44:41.400</text:p>
          </table:table-cell>
          <table:table-cell office:value-type="string" calcext:value-type="string">
            <text:p>2025-07-22 07:46:20.788</text:p>
          </table:table-cell>
          <table:table-cell office:value-type="float" office:value="343805595" calcext:value-type="float">
            <text:p>343805595</text:p>
          </table:table-cell>
        </table:table-row>
        <table:table-row table:style-name="ro5">
          <table:table-cell office:value-type="string" calcext:value-type="string">
            <text:p>fdd07f83-5d39-4c12-aa1e-3935633a45d0</text:p>
          </table:table-cell>
          <table:table-cell office:value-type="string" calcext:value-type="string">
            <text:p>blake3:924aac99adadb86ecc6284ae286a751f2be33db0fcabed71516356e6db951059</text:p>
          </table:table-cell>
          <table:table-cell office:value-type="string" calcext:value-type="string">
            <text:p>flux</text:p>
          </table:table-cell>
          <table:table-cell office:value-type="string" calcext:value-type="string">
            <text:p>lora</text:p>
          </table:table-cell>
          <table:table-cell office:value-type="string" calcext:value-type="string">
            <text:p>flux/lora/ICONS_Round_Flux.safetensors</text:p>
          </table:table-cell>
          <table:table-cell office:value-type="string" calcext:value-type="string">
            <text:p>lycoris</text:p>
          </table:table-cell>
          <table:table-cell office:value-type="string" calcext:value-type="string">
            <text:p>Icons - Round Flux</text:p>
          </table:table-cell>
          <table:table-cell office:value-type="string" calcext:value-type="string">
            <text:p>A Flux Lora trained on round simple Icons for FLUX. DEV</text:p>
            <text:p/>
            <text:p>Please make some Icons and post them. so i can Finetune.</text:p>
            <text:p>I used RMBG V2.0 to remove Background in ComfyUi.</text:p>
            <text:p/>
            <text:p/>
            <text:p>Trained with Flux. Dev 1900 times....</text:p>
            <text:p/>
            <text:p>For ROUND Icons Prompt :</text:p>
            <text:p/>
            <text:p>"iconx ,A Angry Joker Round icon looks modern with Simple reflections in logo style"</text:p>
            <text:p/>
            <text:p>Strenght i use 1.0</text:p>
          </table:table-cell>
          <table:table-cell office:value-type="string" calcext:value-type="string">
            <text:p>/home/alex/Dev/AI/models/loras/ICONS_Round_Flux.safetensors</text:p>
          </table:table-cell>
          <table:table-cell office:value-type="string" calcext:value-type="string">
            <text:p>path</text:p>
          </table:table-cell>
          <table:table-cell/>
          <table:table-cell office:value-type="string" calcext:value-type="string">
            <text:p>["iconx, ",", round icon looks modern with simple reflections in logo style"]</text:p>
          </table:table-cell>
          <table:table-cell office:value-type="string" calcext:value-type="string">
            <text:p>{"key":"fdd07f83-5d39-4c12-aa1e-3935633a45d0","hash":"blake3:924aac99adadb86ecc6284ae286a751f2be33db0fcabed71516356e6db951059","path":"flux/lora/ICONS_Round_Flux.safetensors","file_size":18214100,"name":"Icons - Round Flux","type":"lora","format":"lycoris","base":"flux","source":"/home/alex/Dev/AI/models/loras/ICONS_Round_Flux.safetensors","source_type":"path","description":"A Flux Lora trained on round simple Icons for FLUX. DEV\n\nPlease make some Icons and post them. so i can Finetune.\nI used RMBG V2.0 to remove Background in ComfyUi.\n\n\nTrained with Flux. Dev 1900 times....\n\nFor ROUND Icons Prompt :\n\n\"iconx ,A Angry Joker Round icon looks modern with Simple reflections in logo style\"\n\nStrenght i use 1.0","source_api_response":null,"cover_image":null,"submodels":null,"usage_info":null,"trigger_phrases":["iconx, ",", round icon looks modern with simple reflections in logo style"]}</text:p>
          </table:table-cell>
          <table:table-cell office:value-type="string" calcext:value-type="string">
            <text:p>2025-07-22 10:19:31.252</text:p>
          </table:table-cell>
          <table:table-cell office:value-type="string" calcext:value-type="string">
            <text:p>2025-07-22 10:21:41.992</text:p>
          </table:table-cell>
          <table:table-cell office:value-type="float" office:value="18214100" calcext:value-type="float">
            <text:p>18214100</text:p>
          </table:table-cell>
        </table:table-row>
        <table:table-row table:style-name="ro4">
          <table:table-cell office:value-type="string" calcext:value-type="string">
            <text:p>ce5a5374-97b7-4eec-8f44-ededd4e59923</text:p>
          </table:table-cell>
          <table:table-cell office:value-type="string" calcext:value-type="string">
            <text:p>blake3:f226cd9cd1826f1fedf7accb011645d1ead935097340c51833e3baf70c1042f7</text:p>
          </table:table-cell>
          <table:table-cell office:value-type="string" calcext:value-type="string">
            <text:p>flux</text:p>
          </table:table-cell>
          <table:table-cell office:value-type="string" calcext:value-type="string">
            <text:p>lora</text:p>
          </table:table-cell>
          <table:table-cell office:value-type="string" calcext:value-type="string">
            <text:p>flux/lora/StarWars - ScoutTrooper.safetensors</text:p>
          </table:table-cell>
          <table:table-cell office:value-type="string" calcext:value-type="string">
            <text:p>diffusers</text:p>
          </table:table-cell>
          <table:table-cell office:value-type="string" calcext:value-type="string">
            <text:p>StarWars - ScoutTrooper</text:p>
          </table:table-cell>
          <table:table-cell office:value-type="string" calcext:value-type="string">
            <text:p>That was also a request and i think this is the last star wars clothing lora for me, as probably everything most recognized is covered now.</text:p>
            <text:p/>
            <text:p>-Update added FLUX version</text:p>
            <text:p/>
            <text:p>-Trigger is "scouttrooper"</text:p>
            <text:p/>
            <text:p>Use with weight 0.8,0.9 for best results.</text:p>
            <text:p/>
            <text:p>Add "helmet,mask" to prompt to get the full headwear.</text:p>
          </table:table-cell>
          <table:table-cell office:value-type="string" calcext:value-type="string">
            <text:p>/home/alex/Downloads/StarWars - ScoutTrooper.safetensors</text:p>
          </table:table-cell>
          <table:table-cell office:value-type="string" calcext:value-type="string">
            <text:p>path</text:p>
          </table:table-cell>
          <table:table-cell/>
          <table:table-cell office:value-type="string" calcext:value-type="string">
            <text:p>["scouttrooper"]</text:p>
          </table:table-cell>
          <table:table-cell office:value-type="string" calcext:value-type="string">
            <text:p>{"key":"ce5a5374-97b7-4eec-8f44-ededd4e59923","hash":"blake3:f226cd9cd1826f1fedf7accb011645d1ead935097340c51833e3baf70c1042f7","path":"flux/lora/StarWars - ScoutTrooper.safetensors","file_size":171969360,"name":"StarWars - ScoutTrooper","type":"lora","format":"diffusers","base":"flux","source":"/home/alex/Downloads/StarWars - ScoutTrooper.safetensors","source_type":"path","description":"That was also a request and i think this is the last star wars clothing lora for me, as probably everything most recognized is covered now.\n\n-Update added FLUX version\n\n-Trigger is \"scouttrooper\"\n\nUse with weight 0.8,0.9 for best results.\n\nAdd \"helmet,mask\" to prompt to get the full headwear.","source_api_response":null,"cover_image":null,"submodels":null,"usage_info":null,"trigger_phrases":["scouttrooper"]}</text:p>
          </table:table-cell>
          <table:table-cell office:value-type="string" calcext:value-type="string">
            <text:p>2025-07-23 10:24:10.441</text:p>
          </table:table-cell>
          <table:table-cell office:value-type="string" calcext:value-type="string">
            <text:p>2025-07-23 10:24:54.662</text:p>
          </table:table-cell>
          <table:table-cell office:value-type="float" office:value="171969360" calcext:value-type="float">
            <text:p>171969360</text:p>
          </table:table-cell>
        </table:table-row>
        <table:table-row table:style-name="ro1">
          <table:table-cell office:value-type="string" calcext:value-type="string">
            <text:p>4fa6b9e2-8ec6-43c5-8c21-aaec246c8969</text:p>
          </table:table-cell>
          <table:table-cell office:value-type="string" calcext:value-type="string">
            <text:p>blake3:546e3bc1273cf4bcd700c2945c3f915d11a12c13a8adce491456409e8f9db9e1</text:p>
          </table:table-cell>
          <table:table-cell office:value-type="string" calcext:value-type="string">
            <text:p>flux</text:p>
          </table:table-cell>
          <table:table-cell office:value-type="string" calcext:value-type="string">
            <text:p>lora</text:p>
          </table:table-cell>
          <table:table-cell office:value-type="string" calcext:value-type="string">
            <text:p>flux/lora/StarWars - First Order.safetensors</text:p>
          </table:table-cell>
          <table:table-cell office:value-type="string" calcext:value-type="string">
            <text:p>lycoris</text:p>
          </table:table-cell>
          <table:table-cell office:value-type="string" calcext:value-type="string">
            <text:p>StarWars - First Order</text:p>
          </table:table-cell>
          <table:table-cell office:value-type="string" calcext:value-type="string">
            <text:p>flux lora model StarWars - First Order</text:p>
          </table:table-cell>
          <table:table-cell office:value-type="string" calcext:value-type="string">
            <text:p>/home/alex/Downloads/StarWars - First Order.safetensors</text:p>
          </table:table-cell>
          <table:table-cell office:value-type="string" calcext:value-type="string">
            <text:p>path</text:p>
          </table:table-cell>
          <table:table-cell/>
          <table:table-cell office:value-type="string" calcext:value-type="string">
            <text:p>["First Order Stormtrooper","foarmy"]</text:p>
          </table:table-cell>
          <table:table-cell office:value-type="string" calcext:value-type="string">
            <text:p>{"key":"4fa6b9e2-8ec6-43c5-8c21-aaec246c8969","hash":"blake3:546e3bc1273cf4bcd700c2945c3f915d11a12c13a8adce491456409e8f9db9e1","path":"flux/lora/StarWars - First Order.safetensors","file_size":19310216,"name":"StarWars - First Order","type":"lora","format":"lycoris","base":"flux","source":"/home/alex/Downloads/StarWars - First Order.safetensors","source_type":"path","description":"flux lora model StarWars - First Order","source_api_response":null,"cover_image":null,"submodels":null,"usage_info":null,"trigger_phrases":["First Order Stormtrooper","foarmy"]}</text:p>
          </table:table-cell>
          <table:table-cell office:value-type="string" calcext:value-type="string">
            <text:p>2025-07-23 10:25:15.831</text:p>
          </table:table-cell>
          <table:table-cell office:value-type="string" calcext:value-type="string">
            <text:p>2025-07-23 10:39:50.866</text:p>
          </table:table-cell>
          <table:table-cell office:value-type="float" office:value="19310216" calcext:value-type="float">
            <text:p>19310216</text:p>
          </table:table-cell>
        </table:table-row>
        <table:table-row table:style-name="ro2">
          <table:table-cell office:value-type="string" calcext:value-type="string">
            <text:p>b01cd50d-1df1-4ca3-a9ea-bfe3ad835d77</text:p>
          </table:table-cell>
          <table:table-cell office:value-type="string" calcext:value-type="string">
            <text:p>blake3:87a659d31add6073939efa08ac7bb749f7924e8b2771d3813054bb18ca7e97da</text:p>
          </table:table-cell>
          <table:table-cell office:value-type="string" calcext:value-type="string">
            <text:p>flux</text:p>
          </table:table-cell>
          <table:table-cell office:value-type="string" calcext:value-type="string">
            <text:p>lora</text:p>
          </table:table-cell>
          <table:table-cell office:value-type="string" calcext:value-type="string">
            <text:p>flux/lora/StarWars - Ralph McQuarrie Illustration.safetensors</text:p>
          </table:table-cell>
          <table:table-cell office:value-type="string" calcext:value-type="string">
            <text:p>lycoris</text:p>
          </table:table-cell>
          <table:table-cell office:value-type="string" calcext:value-type="string">
            <text:p>StarWars - Ralph McQuarrie Illustration</text:p>
          </table:table-cell>
          <table:table-cell office:value-type="string" calcext:value-type="string">
            <text:p>Flux does not know Star Wars ships well, and this is a McQuarrie style LoRA, not a Star Wars concept Lora, which would require a much larger dataset. So the LoRA has problem rendering ships faithfully. You can try lowering the weight to 0.8 and see if the rendering improves.</text:p>
            <text:p/>
            <text:p/>
          </table:table-cell>
          <table:table-cell office:value-type="string" calcext:value-type="string">
            <text:p>/home/alex/Downloads/StarWars - Ralph McQuarrie Illustration.safetensors</text:p>
          </table:table-cell>
          <table:table-cell office:value-type="string" calcext:value-type="string">
            <text:p>path</text:p>
          </table:table-cell>
          <table:table-cell/>
          <table:table-cell office:value-type="string" calcext:value-type="string">
            <text:p>["ralphmcq1 painting"]</text:p>
          </table:table-cell>
          <table:table-cell office:value-type="string" calcext:value-type="string">
            <text:p>{"key":"b01cd50d-1df1-4ca3-a9ea-bfe3ad835d77","hash":"blake3:87a659d31add6073939efa08ac7bb749f7924e8b2771d3813054bb18ca7e97da","path":"flux/lora/StarWars - Ralph McQuarrie Illustration.safetensors","file_size":57551176,"name":"StarWars - Ralph McQuarrie Illustration","type":"lora","format":"lycoris","base":"flux","source":"/home/alex/Downloads/StarWars - Ralph McQuarrie Illustration.safetensors","source_type":"path","description":"Flux does not know Star Wars ships well, and this is a McQuarrie style LoRA, not a Star Wars concept Lora, which would require a much larger dataset. So the LoRA has problem rendering ships faithfully. You can try lowering the weight to 0.8 and see if the rendering improves.\n\n","source_api_response":null,"cover_image":null,"submodels":null,"usage_info":null,"trigger_phrases":["ralphmcq1 painting"]}</text:p>
          </table:table-cell>
          <table:table-cell office:value-type="string" calcext:value-type="string">
            <text:p>2025-07-23 10:25:46.523</text:p>
          </table:table-cell>
          <table:table-cell office:value-type="string" calcext:value-type="string">
            <text:p>2025-07-23 10:39:08.087</text:p>
          </table:table-cell>
          <table:table-cell office:value-type="float" office:value="57551176" calcext:value-type="float">
            <text:p>57551176</text:p>
          </table:table-cell>
        </table:table-row>
        <table:table-row table:style-name="ro1">
          <table:table-cell office:value-type="string" calcext:value-type="string">
            <text:p>41634287-6eee-43d9-93c0-a740fd89c153</text:p>
          </table:table-cell>
          <table:table-cell office:value-type="string" calcext:value-type="string">
            <text:p>blake3:d2436572a9b7f10d19409241a405ff8b5c9997490ef021ff39d65f030db58400</text:p>
          </table:table-cell>
          <table:table-cell office:value-type="string" calcext:value-type="string">
            <text:p>flux</text:p>
          </table:table-cell>
          <table:table-cell office:value-type="string" calcext:value-type="string">
            <text:p>lora</text:p>
          </table:table-cell>
          <table:table-cell office:value-type="string" calcext:value-type="string">
            <text:p>flux/lora/StarWars - Darth Vader.safetensors</text:p>
          </table:table-cell>
          <table:table-cell office:value-type="string" calcext:value-type="string">
            <text:p>lycoris</text:p>
          </table:table-cell>
          <table:table-cell office:value-type="string" calcext:value-type="string">
            <text:p>StarWars - Darth Vader</text:p>
          </table:table-cell>
          <table:table-cell office:value-type="string" calcext:value-type="string">
            <text:p>flux lora model StarWars - Darth Vader</text:p>
          </table:table-cell>
          <table:table-cell office:value-type="string" calcext:value-type="string">
            <text:p>/home/alex/Downloads/StarWars - Darth Vader.safetensors</text:p>
          </table:table-cell>
          <table:table-cell office:value-type="string" calcext:value-type="string">
            <text:p>path</text:p>
          </table:table-cell>
          <table:table-cell/>
          <table:table-cell office:value-type="string" calcext:value-type="string">
            <text:p>["Darth Vader"]</text:p>
          </table:table-cell>
          <table:table-cell office:value-type="string" calcext:value-type="string">
            <text:p>{"key":"41634287-6eee-43d9-93c0-a740fd89c153","hash":"blake3:d2436572a9b7f10d19409241a405ff8b5c9997490ef021ff39d65f030db58400","path":"flux/lora/StarWars - Darth Vader.safetensors","file_size":19292136,"name":"StarWars - Darth Vader","type":"lora","format":"lycoris","base":"flux","source":"/home/alex/Downloads/StarWars - Darth Vader.safetensors","source_type":"path","description":"flux lora model StarWars - Darth Vader","source_api_response":null,"cover_image":null,"submodels":null,"usage_info":null,"trigger_phrases":["Darth Vader"]}</text:p>
          </table:table-cell>
          <table:table-cell office:value-type="string" calcext:value-type="string">
            <text:p>2025-07-23 10:25:53.656</text:p>
          </table:table-cell>
          <table:table-cell office:value-type="string" calcext:value-type="string">
            <text:p>2025-07-23 10:38:20.194</text:p>
          </table:table-cell>
          <table:table-cell office:value-type="float" office:value="19292136" calcext:value-type="float">
            <text:p>19292136</text:p>
          </table:table-cell>
        </table:table-row>
        <table:table-row table:style-name="ro1">
          <table:table-cell office:value-type="string" calcext:value-type="string">
            <text:p>181df1b1-e584-4ea4-b42e-361b397bccab</text:p>
          </table:table-cell>
          <table:table-cell office:value-type="string" calcext:value-type="string">
            <text:p>blake3:4b26b23ec39512c123c1b1e2a990c42402f8fd2ac727c940a325033aa13734d9</text:p>
          </table:table-cell>
          <table:table-cell office:value-type="string" calcext:value-type="string">
            <text:p>flux</text:p>
          </table:table-cell>
          <table:table-cell office:value-type="string" calcext:value-type="string">
            <text:p>lora</text:p>
          </table:table-cell>
          <table:table-cell office:value-type="string" calcext:value-type="string">
            <text:p>flux/lora/StarWars - X-Wing.safetensors</text:p>
          </table:table-cell>
          <table:table-cell office:value-type="string" calcext:value-type="string">
            <text:p>lycoris</text:p>
          </table:table-cell>
          <table:table-cell office:value-type="string" calcext:value-type="string">
            <text:p>StarWars - X-Wing</text:p>
          </table:table-cell>
          <table:table-cell office:value-type="string" calcext:value-type="string">
            <text:p>flux lora model StarWars - X-Wing</text:p>
          </table:table-cell>
          <table:table-cell office:value-type="string" calcext:value-type="string">
            <text:p>/home/alex/Downloads/StarWars - X-Wing.safetensors</text:p>
          </table:table-cell>
          <table:table-cell office:value-type="string" calcext:value-type="string">
            <text:p>path</text:p>
          </table:table-cell>
          <table:table-cell/>
          <table:table-cell office:value-type="string" calcext:value-type="string">
            <text:p>["xwingflux"]</text:p>
          </table:table-cell>
          <table:table-cell office:value-type="string" calcext:value-type="string">
            <text:p>{"key":"181df1b1-e584-4ea4-b42e-361b397bccab","hash":"blake3:4b26b23ec39512c123c1b1e2a990c42402f8fd2ac727c940a325033aa13734d9","path":"flux/lora/StarWars - X-Wing.safetensors","file_size":19257888,"name":"StarWars - X-Wing","type":"lora","format":"lycoris","base":"flux","source":"/home/alex/Downloads/StarWars - X-Wing.safetensors","source_type":"path","description":"flux lora model StarWars - X-Wing","source_api_response":null,"cover_image":null,"submodels":null,"usage_info":null,"trigger_phrases":["xwingflux"]}</text:p>
          </table:table-cell>
          <table:table-cell office:value-type="string" calcext:value-type="string">
            <text:p>2025-07-23 10:26:00.487</text:p>
          </table:table-cell>
          <table:table-cell office:value-type="string" calcext:value-type="string">
            <text:p>2025-07-23 10:37:01.314</text:p>
          </table:table-cell>
          <table:table-cell office:value-type="float" office:value="19257888" calcext:value-type="float">
            <text:p>19257888</text:p>
          </table:table-cell>
        </table:table-row>
        <table:table-row table:style-name="ro1">
          <table:table-cell office:value-type="string" calcext:value-type="string">
            <text:p>fdd74500-6f1b-41a0-9f16-7e6ad29f9f03</text:p>
          </table:table-cell>
          <table:table-cell office:value-type="string" calcext:value-type="string">
            <text:p>blake3:d11b06a9d4d32e3f36858d953c13b95e0e5fb6647e7467e4b271b5d3e762b680</text:p>
          </table:table-cell>
          <table:table-cell office:value-type="string" calcext:value-type="string">
            <text:p>flux</text:p>
          </table:table-cell>
          <table:table-cell office:value-type="string" calcext:value-type="string">
            <text:p>lora</text:p>
          </table:table-cell>
          <table:table-cell office:value-type="string" calcext:value-type="string">
            <text:p>flux/lora/StarWars - Yoda.safetensors</text:p>
          </table:table-cell>
          <table:table-cell office:value-type="string" calcext:value-type="string">
            <text:p>lycoris</text:p>
          </table:table-cell>
          <table:table-cell office:value-type="string" calcext:value-type="string">
            <text:p>StarWars - Yoda</text:p>
          </table:table-cell>
          <table:table-cell office:value-type="string" calcext:value-type="string">
            <text:p>flux lora model StarWars - Yoda</text:p>
          </table:table-cell>
          <table:table-cell office:value-type="string" calcext:value-type="string">
            <text:p>/home/alex/Downloads/StarWars - Yoda.safetensors</text:p>
          </table:table-cell>
          <table:table-cell office:value-type="string" calcext:value-type="string">
            <text:p>path</text:p>
          </table:table-cell>
          <table:table-cell/>
          <table:table-cell office:value-type="string" calcext:value-type="string">
            <text:p>["Yoda"]</text:p>
          </table:table-cell>
          <table:table-cell office:value-type="string" calcext:value-type="string">
            <text:p>{"key":"fdd74500-6f1b-41a0-9f16-7e6ad29f9f03","hash":"blake3:d11b06a9d4d32e3f36858d953c13b95e0e5fb6647e7467e4b271b5d3e762b680","path":"flux/lora/StarWars - Yoda.safetensors","file_size":38402632,"name":"StarWars - Yoda","type":"lora","format":"lycoris","base":"flux","source":"/home/alex/Downloads/StarWars - Yoda.safetensors","source_type":"path","description":"flux lora model StarWars - Yoda","source_api_response":null,"cover_image":null,"submodels":null,"usage_info":null,"trigger_phrases":["Yoda"]}</text:p>
          </table:table-cell>
          <table:table-cell office:value-type="string" calcext:value-type="string">
            <text:p>2025-07-23 10:26:10.268</text:p>
          </table:table-cell>
          <table:table-cell office:value-type="string" calcext:value-type="string">
            <text:p>2025-07-23 10:36:50.716</text:p>
          </table:table-cell>
          <table:table-cell office:value-type="float" office:value="38402632" calcext:value-type="float">
            <text:p>38402632</text:p>
          </table:table-cell>
        </table:table-row>
        <table:table-row table:style-name="ro1">
          <table:table-cell office:value-type="string" calcext:value-type="string">
            <text:p>1ff23e15-3cb4-4aeb-b51d-069d300f4a49</text:p>
          </table:table-cell>
          <table:table-cell office:value-type="string" calcext:value-type="string">
            <text:p>blake3:67eb4eff067d4d97276ebbfabd884ed579cd043b635af293de9debfc17c1fbd3</text:p>
          </table:table-cell>
          <table:table-cell office:value-type="string" calcext:value-type="string">
            <text:p>flux</text:p>
          </table:table-cell>
          <table:table-cell office:value-type="string" calcext:value-type="string">
            <text:p>lora</text:p>
          </table:table-cell>
          <table:table-cell office:value-type="string" calcext:value-type="string">
            <text:p>flux/lora/StarWars - Revan.safetensors</text:p>
          </table:table-cell>
          <table:table-cell office:value-type="string" calcext:value-type="string">
            <text:p>lycoris</text:p>
          </table:table-cell>
          <table:table-cell office:value-type="string" calcext:value-type="string">
            <text:p>StarWars - Revan</text:p>
          </table:table-cell>
          <table:table-cell office:value-type="string" calcext:value-type="string">
            <text:p>flux lora model StarWars - Revan</text:p>
          </table:table-cell>
          <table:table-cell office:value-type="string" calcext:value-type="string">
            <text:p>/home/alex/Downloads/StarWars - Revan.safetensors</text:p>
          </table:table-cell>
          <table:table-cell office:value-type="string" calcext:value-type="string">
            <text:p>path</text:p>
          </table:table-cell>
          <table:table-cell/>
          <table:table-cell office:value-type="string" calcext:value-type="string">
            <text:p>["Revan"]</text:p>
          </table:table-cell>
          <table:table-cell office:value-type="string" calcext:value-type="string">
            <text:p>{"key":"1ff23e15-3cb4-4aeb-b51d-069d300f4a49","hash":"blake3:67eb4eff067d4d97276ebbfabd884ed579cd043b635af293de9debfc17c1fbd3","path":"flux/lora/StarWars - Revan.safetensors","file_size":19275696,"name":"StarWars - Revan","type":"lora","format":"lycoris","base":"flux","source":"/home/alex/Downloads/StarWars - Revan.safetensors","source_type":"path","description":"flux lora model StarWars - Revan","source_api_response":null,"cover_image":null,"submodels":null,"usage_info":null,"trigger_phrases":["Revan"]}</text:p>
          </table:table-cell>
          <table:table-cell office:value-type="string" calcext:value-type="string">
            <text:p>2025-07-23 10:26:17.131</text:p>
          </table:table-cell>
          <table:table-cell office:value-type="string" calcext:value-type="string">
            <text:p>2025-07-23 10:36:36.435</text:p>
          </table:table-cell>
          <table:table-cell office:value-type="float" office:value="19275696" calcext:value-type="float">
            <text:p>19275696</text:p>
          </table:table-cell>
        </table:table-row>
        <table:table-row table:style-name="ro6">
          <table:table-cell office:value-type="string" calcext:value-type="string">
            <text:p>8a5c5a0c-bc5a-4aab-9f78-e0ad7010c3b0</text:p>
          </table:table-cell>
          <table:table-cell office:value-type="string" calcext:value-type="string">
            <text:p>blake3:10b388463762b5a585e9cc13fe6c3e5b7181fb3bd80d0b5e39c5ddf0aa78d391</text:p>
          </table:table-cell>
          <table:table-cell office:value-type="string" calcext:value-type="string">
            <text:p>flux</text:p>
          </table:table-cell>
          <table:table-cell office:value-type="string" calcext:value-type="string">
            <text:p>lora</text:p>
          </table:table-cell>
          <table:table-cell office:value-type="string" calcext:value-type="string">
            <text:p>flux/lora/StarWars - B2EMO.safetensors</text:p>
          </table:table-cell>
          <table:table-cell office:value-type="string" calcext:value-type="string">
            <text:p>lycoris</text:p>
          </table:table-cell>
          <table:table-cell office:value-type="string" calcext:value-type="string">
            <text:p>StarWars - B2EMO</text:p>
          </table:table-cell>
          <table:table-cell office:value-type="string" calcext:value-type="string">
            <text:p>Works best with parameters from 1.0 to 1.5. With higher values you'll obtain red B2EMO on a sand-rocky landscape(even on 1.5 it is sometimes difficult to get a different color than red). 1.0 and lower gives interesting droids similar to Bee(see my cross-post below).</text:p>
            <text:p/>
          </table:table-cell>
          <table:table-cell office:value-type="string" calcext:value-type="string">
            <text:p>/home/alex/Downloads/StarWars - B2EMO.safetensors</text:p>
          </table:table-cell>
          <table:table-cell office:value-type="string" calcext:value-type="string">
            <text:p>path</text:p>
          </table:table-cell>
          <table:table-cell/>
          <table:table-cell office:value-type="string" calcext:value-type="string">
            <text:p>["B2EM0"]</text:p>
          </table:table-cell>
          <table:table-cell office:value-type="string" calcext:value-type="string">
            <text:p>{"key":"8a5c5a0c-bc5a-4aab-9f78-e0ad7010c3b0","hash":"blake3:10b388463762b5a585e9cc13fe6c3e5b7181fb3bd80d0b5e39c5ddf0aa78d391","path":"flux/lora/StarWars - B2EMO.safetensors","file_size":19257120,"name":"StarWars - B2EMO","type":"lora","format":"lycoris","base":"flux","source":"/home/alex/Downloads/StarWars - B2EMO.safetensors","source_type":"path","description":"Works best with parameters from 1.0 to 1.5. With higher values you'll obtain red B2EMO on a sand-rocky landscape(even on 1.5 it is sometimes difficult to get a different color than red). 1.0 and lower gives interesting droids similar to Bee(see my cross-post below).\n","source_api_response":null,"cover_image":null,"submodels":null,"usage_info":null,"trigger_phrases":["B2EM0"]}</text:p>
          </table:table-cell>
          <table:table-cell office:value-type="string" calcext:value-type="string">
            <text:p>2025-07-23 10:26:23.222</text:p>
          </table:table-cell>
          <table:table-cell office:value-type="string" calcext:value-type="string">
            <text:p>2025-07-23 10:36:25.666</text:p>
          </table:table-cell>
          <table:table-cell office:value-type="float" office:value="19257120" calcext:value-type="float">
            <text:p>19257120</text:p>
          </table:table-cell>
        </table:table-row>
        <table:table-row table:style-name="ro5">
          <table:table-cell office:value-type="string" calcext:value-type="string">
            <text:p>640c5f1c-e4a4-43a4-ae90-58401b1044a5</text:p>
          </table:table-cell>
          <table:table-cell office:value-type="string" calcext:value-type="string">
            <text:p>blake3:85bb5b4015318d73936b796aa37f3b8b01db4c58953f6af191eb29e7d1c9c974</text:p>
          </table:table-cell>
          <table:table-cell office:value-type="string" calcext:value-type="string">
            <text:p>flux</text:p>
          </table:table-cell>
          <table:table-cell office:value-type="string" calcext:value-type="string">
            <text:p>lora</text:p>
          </table:table-cell>
          <table:table-cell office:value-type="string" calcext:value-type="string">
            <text:p>flux/lora/StarWars - General Grievous.safetensors</text:p>
          </table:table-cell>
          <table:table-cell office:value-type="string" calcext:value-type="string">
            <text:p>lycoris</text:p>
          </table:table-cell>
          <table:table-cell office:value-type="string" calcext:value-type="string">
            <text:p>StarWars - General Grievous</text:p>
          </table:table-cell>
          <table:table-cell office:value-type="string" calcext:value-type="string">
            <text:p>General Grievous, the feared cyborg leader of the droid armies of the Confederacy of Independent Systems!</text:p>
            <text:p/>
            <text:p>Trigger is "GeneralGrievous"</text:p>
            <text:p/>
            <text:p>supporting tags: cyborg, alien, mask, robot, science fiction</text:p>
            <text:p/>
            <text:p>optional: cape, (four arms:1.4)</text:p>
            <text:p/>
            <text:p>Works best around 0.8 weight. Should work on most checkpoints, especially realistic ones. Tends towards portraits, but should respond to camera prompting and it does work with controlnet openpose. Lightsabers are hit or miss as to whether he's holding them correctly. XD</text:p>
            <text:p/>
            <text:p>Hope you like it and please post generations! :D</text:p>
            <text:p/>
            <text:p>Known issue: it does have a tendency to generate psuedo-text and logos in the bottom corners (though they're usually easy enough to crop off), I'll try to fix that if I make a v2...</text:p>
          </table:table-cell>
          <table:table-cell office:value-type="string" calcext:value-type="string">
            <text:p>/home/alex/Downloads/StarWars - General Grievous.safetensors</text:p>
          </table:table-cell>
          <table:table-cell office:value-type="string" calcext:value-type="string">
            <text:p>path</text:p>
          </table:table-cell>
          <table:table-cell/>
          <table:table-cell office:value-type="string" calcext:value-type="string">
            <text:p>["GeneralGrievous"]</text:p>
          </table:table-cell>
          <table:table-cell office:value-type="string" calcext:value-type="string">
            <text:p>{"key":"640c5f1c-e4a4-43a4-ae90-58401b1044a5","hash":"blake3:85bb5b4015318d73936b796aa37f3b8b01db4c58953f6af191eb29e7d1c9c974","path":"flux/lora/StarWars - General Grievous.safetensors","file_size":38408448,"name":"StarWars - General Grievous","type":"lora","format":"lycoris","base":"flux","source":"/home/alex/Downloads/StarWars - General Grievous.safetensors","source_type":"path","description":"General Grievous, the feared cyborg leader of the droid armies of the Confederacy of Independent Systems!\n\nTrigger is \"GeneralGrievous\"\n\nsupporting tags: cyborg, alien, mask, robot, science fiction\n\noptional: cape, (four arms:1.4)\n\nWorks best around 0.8 weight. Should work on most checkpoints, especially realistic ones. Tends towards portraits, but should respond to camera prompting and it does work with controlnet openpose. Lightsabers are hit or miss as to whether he's holding them correctly. XD\n\nHope you like it and please post generations! :D\n\nKnown issue: it does have a tendency to generate psuedo-text and logos in the bottom corners (though they're usually easy enough to crop off), I'll try to fix that if I make a v2...","source_api_response":null,"cover_image":null,"submodels":null,"usage_info":null,"trigger_phrases":["GeneralGrievous"]}</text:p>
          </table:table-cell>
          <table:table-cell office:value-type="string" calcext:value-type="string">
            <text:p>2025-07-23 10:26:32.537</text:p>
          </table:table-cell>
          <table:table-cell office:value-type="string" calcext:value-type="string">
            <text:p>2025-07-23 10:36:04.479</text:p>
          </table:table-cell>
          <table:table-cell office:value-type="float" office:value="38408448" calcext:value-type="float">
            <text:p>38408448</text:p>
          </table:table-cell>
        </table:table-row>
        <table:table-row table:style-name="ro1">
          <table:table-cell office:value-type="string" calcext:value-type="string">
            <text:p>31e4d952-2ea1-4242-8fc0-10d926c88f0e</text:p>
          </table:table-cell>
          <table:table-cell office:value-type="string" calcext:value-type="string">
            <text:p>blake3:75ea559d81931412af7fbafdd0f6b8a28ef3c338ff3e987a2f898649fc40a818</text:p>
          </table:table-cell>
          <table:table-cell office:value-type="string" calcext:value-type="string">
            <text:p>flux</text:p>
          </table:table-cell>
          <table:table-cell office:value-type="string" calcext:value-type="string">
            <text:p>lora</text:p>
          </table:table-cell>
          <table:table-cell office:value-type="string" calcext:value-type="string">
            <text:p>flux/lora/StarWars - Republic Venator Class Star Destroyer.safetensors</text:p>
          </table:table-cell>
          <table:table-cell office:value-type="string" calcext:value-type="string">
            <text:p>lycoris</text:p>
          </table:table-cell>
          <table:table-cell office:value-type="string" calcext:value-type="string">
            <text:p>StarWars - Republic Venator Class Star Destroyer</text:p>
          </table:table-cell>
          <table:table-cell office:value-type="string" calcext:value-type="string">
            <text:p>flux lora model StarWars - Republic Venator Class Star Destroyer</text:p>
          </table:table-cell>
          <table:table-cell office:value-type="string" calcext:value-type="string">
            <text:p>/home/alex/Downloads/StarWars - Republic Venator Class Star Destroyer.safetensors</text:p>
          </table:table-cell>
          <table:table-cell office:value-type="string" calcext:value-type="string">
            <text:p>path</text:p>
          </table:table-cell>
          <table:table-cell/>
          <table:table-cell office:value-type="string" calcext:value-type="string">
            <text:p>["V3nat0r"]</text:p>
          </table:table-cell>
          <table:table-cell office:value-type="string" calcext:value-type="string">
            <text:p>{"key":"31e4d952-2ea1-4242-8fc0-10d926c88f0e","hash":"blake3:75ea559d81931412af7fbafdd0f6b8a28ef3c338ff3e987a2f898649fc40a818","path":"flux/lora/StarWars - Republic Venator Class Star Destroyer.safetensors","file_size":145180532,"name":"StarWars - Republic Venator Class Star Destroyer","type":"lora","format":"lycoris","base":"flux","source":"/home/alex/Downloads/StarWars - Republic Venator Class Star Destroyer.safetensors","source_type":"path","description":"flux lora model StarWars - Republic Venator Class Star Destroyer","source_api_response":null,"cover_image":null,"submodels":null,"usage_info":null,"trigger_phrases":["V3nat0r"]}</text:p>
          </table:table-cell>
          <table:table-cell office:value-type="string" calcext:value-type="string">
            <text:p>2025-07-23 10:26:58.279</text:p>
          </table:table-cell>
          <table:table-cell office:value-type="string" calcext:value-type="string">
            <text:p>2025-07-23 10:35:43.168</text:p>
          </table:table-cell>
          <table:table-cell office:value-type="float" office:value="145180532" calcext:value-type="float">
            <text:p>145180532</text:p>
          </table:table-cell>
        </table:table-row>
        <table:table-row table:style-name="ro1">
          <table:table-cell office:value-type="string" calcext:value-type="string">
            <text:p>9e8e2c95-5f31-4b8e-a906-ae4733039e16</text:p>
          </table:table-cell>
          <table:table-cell office:value-type="string" calcext:value-type="string">
            <text:p>blake3:5bc72647e0a6c347220d86a80340e16d2e79d53504a2360600c277c1334c1734</text:p>
          </table:table-cell>
          <table:table-cell office:value-type="string" calcext:value-type="string">
            <text:p>flux</text:p>
          </table:table-cell>
          <table:table-cell office:value-type="string" calcext:value-type="string">
            <text:p>lora</text:p>
          </table:table-cell>
          <table:table-cell office:value-type="string" calcext:value-type="string">
            <text:p>flux/lora/StarWars - Imperial II-class Star Destroyer.safetensors</text:p>
          </table:table-cell>
          <table:table-cell office:value-type="string" calcext:value-type="string">
            <text:p>lycoris</text:p>
          </table:table-cell>
          <table:table-cell office:value-type="string" calcext:value-type="string">
            <text:p>StarWars - Imperial II-class Star Destroyer</text:p>
          </table:table-cell>
          <table:table-cell office:value-type="string" calcext:value-type="string">
            <text:p>flux lora model StarWars - Imperial II-class Star Destroyer</text:p>
          </table:table-cell>
          <table:table-cell office:value-type="string" calcext:value-type="string">
            <text:p>/home/alex/Downloads/StarWars - Imperial II-class Star Destroyer.safetensors</text:p>
          </table:table-cell>
          <table:table-cell office:value-type="string" calcext:value-type="string">
            <text:p>path</text:p>
          </table:table-cell>
          <table:table-cell/>
          <table:table-cell office:value-type="string" calcext:value-type="string">
            <text:p>["ISDII"]</text:p>
          </table:table-cell>
          <table:table-cell office:value-type="string" calcext:value-type="string">
            <text:p>{"key":"9e8e2c95-5f31-4b8e-a906-ae4733039e16","hash":"blake3:5bc72647e0a6c347220d86a80340e16d2e79d53504a2360600c277c1334c1734","path":"flux/lora/StarWars - Imperial II-class Star Destroyer.safetensors","file_size":145172956,"name":"StarWars - Imperial II-class Star Destroyer","type":"lora","format":"lycoris","base":"flux","source":"/home/alex/Downloads/StarWars - Imperial II-class Star Destroyer.safetensors","source_type":"path","description":"flux lora model StarWars - Imperial II-class Star Destroyer","source_api_response":null,"cover_image":null,"submodels":null,"usage_info":null,"trigger_phrases":["ISDII"]}</text:p>
          </table:table-cell>
          <table:table-cell office:value-type="string" calcext:value-type="string">
            <text:p>2025-07-23 10:27:27.300</text:p>
          </table:table-cell>
          <table:table-cell office:value-type="string" calcext:value-type="string">
            <text:p>2025-07-23 10:35:28.745</text:p>
          </table:table-cell>
          <table:table-cell office:value-type="float" office:value="145172956" calcext:value-type="float">
            <text:p>145172956</text:p>
          </table:table-cell>
        </table:table-row>
        <table:table-row table:style-name="ro1">
          <table:table-cell office:value-type="string" calcext:value-type="string">
            <text:p>8f4cc20b-98de-4ae4-92f3-7dd1c44d9709</text:p>
          </table:table-cell>
          <table:table-cell office:value-type="string" calcext:value-type="string">
            <text:p>blake3:859ea5bd16a947f5dd9cc71451401cc6d8750ca6f9eb459bf2cb143275cb2aca</text:p>
          </table:table-cell>
          <table:table-cell office:value-type="string" calcext:value-type="string">
            <text:p>flux</text:p>
          </table:table-cell>
          <table:table-cell office:value-type="string" calcext:value-type="string">
            <text:p>lora</text:p>
          </table:table-cell>
          <table:table-cell office:value-type="string" calcext:value-type="string">
            <text:p>flux/lora/StarWars - Clone Commando.safetensors</text:p>
          </table:table-cell>
          <table:table-cell office:value-type="string" calcext:value-type="string">
            <text:p>lycoris</text:p>
          </table:table-cell>
          <table:table-cell office:value-type="string" calcext:value-type="string">
            <text:p>StarWars - Clone Commando</text:p>
          </table:table-cell>
          <table:table-cell office:value-type="string" calcext:value-type="string">
            <text:p>flux lora model StarWars - Clone Commando</text:p>
          </table:table-cell>
          <table:table-cell office:value-type="string" calcext:value-type="string">
            <text:p>/home/alex/Downloads/StarWars - Clone Commando.safetensors</text:p>
          </table:table-cell>
          <table:table-cell office:value-type="string" calcext:value-type="string">
            <text:p>path</text:p>
          </table:table-cell>
          <table:table-cell/>
          <table:table-cell office:value-type="string" calcext:value-type="string">
            <text:p>["7-CloneCommando"]</text:p>
          </table:table-cell>
          <table:table-cell office:value-type="string" calcext:value-type="string">
            <text:p>{"key":"8f4cc20b-98de-4ae4-92f3-7dd1c44d9709","hash":"blake3:859ea5bd16a947f5dd9cc71451401cc6d8750ca6f9eb459bf2cb143275cb2aca","path":"flux/lora/StarWars - Clone Commando.safetensors","file_size":306452432,"name":"StarWars - Clone Commando","type":"lora","format":"lycoris","base":"flux","source":"/home/alex/Downloads/StarWars - Clone Commando.safetensors","source_type":"path","description":"flux lora model StarWars - Clone Commando","source_api_response":null,"cover_image":null,"submodels":null,"usage_info":null,"trigger_phrases":["7-CloneCommando"]}</text:p>
          </table:table-cell>
          <table:table-cell office:value-type="string" calcext:value-type="string">
            <text:p>2025-07-23 10:27:35.923</text:p>
          </table:table-cell>
          <table:table-cell office:value-type="string" calcext:value-type="string">
            <text:p>2025-07-23 10:35:07.564</text:p>
          </table:table-cell>
          <table:table-cell office:value-type="float" office:value="306452432" calcext:value-type="float">
            <text:p>306452432</text:p>
          </table:table-cell>
        </table:table-row>
        <table:table-row table:style-name="ro1">
          <table:table-cell office:value-type="string" calcext:value-type="string">
            <text:p>f20191c5-e32e-4d59-bc40-8f27b2a622b7</text:p>
          </table:table-cell>
          <table:table-cell office:value-type="string" calcext:value-type="string">
            <text:p>blake3:0dd968e914e1e2476134f02473f4102590fc50a1cd563cf14ab1cf1dc890e97a</text:p>
          </table:table-cell>
          <table:table-cell office:value-type="string" calcext:value-type="string">
            <text:p>flux</text:p>
          </table:table-cell>
          <table:table-cell office:value-type="string" calcext:value-type="string">
            <text:p>lora</text:p>
          </table:table-cell>
          <table:table-cell office:value-type="string" calcext:value-type="string">
            <text:p>flux/lora/StarWars - B1 Droid.safetensors</text:p>
          </table:table-cell>
          <table:table-cell office:value-type="string" calcext:value-type="string">
            <text:p>lycoris</text:p>
          </table:table-cell>
          <table:table-cell office:value-type="string" calcext:value-type="string">
            <text:p>StarWars - B1 Droid</text:p>
          </table:table-cell>
          <table:table-cell office:value-type="string" calcext:value-type="string">
            <text:p>flux lora model StarWars - B1 Droid</text:p>
          </table:table-cell>
          <table:table-cell office:value-type="string" calcext:value-type="string">
            <text:p>/home/alex/Downloads/StarWars - B1 Droid.safetensors</text:p>
          </table:table-cell>
          <table:table-cell office:value-type="string" calcext:value-type="string">
            <text:p>path</text:p>
          </table:table-cell>
          <table:table-cell/>
          <table:table-cell office:value-type="string" calcext:value-type="string">
            <text:p>["7-B1"]</text:p>
          </table:table-cell>
          <table:table-cell office:value-type="string" calcext:value-type="string">
            <text:p>{"key":"f20191c5-e32e-4d59-bc40-8f27b2a622b7","hash":"blake3:0dd968e914e1e2476134f02473f4102590fc50a1cd563cf14ab1cf1dc890e97a","path":"flux/lora/StarWars - B1 Droid.safetensors","file_size":306456232,"name":"StarWars - B1 Droid","type":"lora","format":"lycoris","base":"flux","source":"/home/alex/Downloads/StarWars - B1 Droid.safetensors","source_type":"path","description":"flux lora model StarWars - B1 Droid","source_api_response":null,"cover_image":null,"submodels":null,"usage_info":null,"trigger_phrases":["7-B1"]}</text:p>
          </table:table-cell>
          <table:table-cell office:value-type="string" calcext:value-type="string">
            <text:p>2025-07-23 10:29:52.519</text:p>
          </table:table-cell>
          <table:table-cell office:value-type="string" calcext:value-type="string">
            <text:p>2025-07-23 10:34:48.070</text:p>
          </table:table-cell>
          <table:table-cell office:value-type="float" office:value="306456232" calcext:value-type="float">
            <text:p>306456232</text:p>
          </table:table-cell>
        </table:table-row>
        <table:table-row table:style-name="ro1">
          <table:table-cell office:value-type="string" calcext:value-type="string">
            <text:p>c5ca0889-a461-4f45-8685-c3704a99c127</text:p>
          </table:table-cell>
          <table:table-cell office:value-type="string" calcext:value-type="string">
            <text:p>blake3:6cd58e92b0e268c679f40e508589ba9fa7d7554d72d0568a3e103776084a1042</text:p>
          </table:table-cell>
          <table:table-cell office:value-type="string" calcext:value-type="string">
            <text:p>flux</text:p>
          </table:table-cell>
          <table:table-cell office:value-type="string" calcext:value-type="string">
            <text:p>lora</text:p>
          </table:table-cell>
          <table:table-cell office:value-type="string" calcext:value-type="string">
            <text:p>flux/lora/StarWars - Cinematic Style v1.safetensors</text:p>
          </table:table-cell>
          <table:table-cell office:value-type="string" calcext:value-type="string">
            <text:p>diffusers</text:p>
          </table:table-cell>
          <table:table-cell office:value-type="string" calcext:value-type="string">
            <text:p>StarWars - Cinematic Style v1</text:p>
          </table:table-cell>
          <table:table-cell office:value-type="string" calcext:value-type="string">
            <text:p>flux lora model StarWars - Cinematic Style v1</text:p>
          </table:table-cell>
          <table:table-cell office:value-type="string" calcext:value-type="string">
            <text:p>/home/alex/Downloads/StarWars - Cinematic Style v1.safetensors</text:p>
          </table:table-cell>
          <table:table-cell office:value-type="string" calcext:value-type="string">
            <text:p>path</text:p>
          </table:table-cell>
          <table:table-cell/>
          <table:table-cell office:value-type="string" calcext:value-type="string">
            <text:p>["star wars style"]</text:p>
          </table:table-cell>
          <table:table-cell office:value-type="string" calcext:value-type="string">
            <text:p>{"key":"c5ca0889-a461-4f45-8685-c3704a99c127","hash":"blake3:6cd58e92b0e268c679f40e508589ba9fa7d7554d72d0568a3e103776084a1042","path":"flux/lora/StarWars - Cinematic Style v1.safetensors","file_size":343805461,"name":"StarWars - Cinematic Style v1","type":"lora","format":"diffusers","base":"flux","source":"/home/alex/Downloads/StarWars - Cinematic Style v1.safetensors","source_type":"path","description":"flux lora model StarWars - Cinematic Style v1","source_api_response":null,"cover_image":null,"submodels":null,"usage_info":null,"trigger_phrases":["star wars style"]}</text:p>
          </table:table-cell>
          <table:table-cell office:value-type="string" calcext:value-type="string">
            <text:p>2025-07-23 10:31:28.969</text:p>
          </table:table-cell>
          <table:table-cell office:value-type="string" calcext:value-type="string">
            <text:p>2025-07-23 10:34:17.432</text:p>
          </table:table-cell>
          <table:table-cell office:value-type="float" office:value="343805461" calcext:value-type="float">
            <text:p>343805461</text:p>
          </table:table-cell>
        </table:table-row>
        <table:table-row table:style-name="ro1">
          <table:table-cell office:value-type="string" calcext:value-type="string">
            <text:p>ea4b49b9-ff8b-412f-9d23-6dab725d6b6f</text:p>
          </table:table-cell>
          <table:table-cell office:value-type="string" calcext:value-type="string">
            <text:p>blake3:fc79c04d62ea15febaea9f55228659f4c7e54fe737e3c10061d31640fd914237</text:p>
          </table:table-cell>
          <table:table-cell office:value-type="string" calcext:value-type="string">
            <text:p>flux</text:p>
          </table:table-cell>
          <table:table-cell office:value-type="string" calcext:value-type="string">
            <text:p>lora</text:p>
          </table:table-cell>
          <table:table-cell office:value-type="string" calcext:value-type="string">
            <text:p>flux/lora/StarWars - Clone Armour Phase 2.safetensors</text:p>
          </table:table-cell>
          <table:table-cell office:value-type="string" calcext:value-type="string">
            <text:p>lycoris</text:p>
          </table:table-cell>
          <table:table-cell office:value-type="string" calcext:value-type="string">
            <text:p>StarWars - Clone Armour Phase 2</text:p>
          </table:table-cell>
          <table:table-cell office:value-type="string" calcext:value-type="string">
            <text:p>flux lora model StarWars - Clone Armour Phase 2</text:p>
          </table:table-cell>
          <table:table-cell office:value-type="string" calcext:value-type="string">
            <text:p>/home/alex/Downloads/StarWars - Clone Armour Phase 2.safetensors</text:p>
          </table:table-cell>
          <table:table-cell office:value-type="string" calcext:value-type="string">
            <text:p>path</text:p>
          </table:table-cell>
          <table:table-cell/>
          <table:table-cell office:value-type="string" calcext:value-type="string">
            <text:p>["Clone Trooper","7-Phase2"]</text:p>
          </table:table-cell>
          <table:table-cell office:value-type="string" calcext:value-type="string">
            <text:p>{"key":"ea4b49b9-ff8b-412f-9d23-6dab725d6b6f","hash":"blake3:fc79c04d62ea15febaea9f55228659f4c7e54fe737e3c10061d31640fd914237","path":"flux/lora/StarWars - Clone Armour Phase 2.safetensors","file_size":306474264,"name":"StarWars - Clone Armour Phase 2","type":"lora","format":"lycoris","base":"flux","source":"/home/alex/Downloads/StarWars - Clone Armour Phase 2.safetensors","source_type":"path","description":"flux lora model StarWars - Clone Armour Phase 2","source_api_response":null,"cover_image":null,"submodels":null,"usage_info":null,"trigger_phrases":["Clone Trooper","7-Phase2"]}</text:p>
          </table:table-cell>
          <table:table-cell office:value-type="string" calcext:value-type="string">
            <text:p>2025-07-23 10:32:19.074</text:p>
          </table:table-cell>
          <table:table-cell office:value-type="string" calcext:value-type="string">
            <text:p>2025-07-23 10:33:53.094</text:p>
          </table:table-cell>
          <table:table-cell office:value-type="float" office:value="306474264" calcext:value-type="float">
            <text:p>306474264</text:p>
          </table:table-cell>
        </table:table-row>
        <table:table-row table:style-name="ro1">
          <table:table-cell office:value-type="string" calcext:value-type="string">
            <text:p>7758a079-c0ea-4c65-affc-a269f60eecf2</text:p>
          </table:table-cell>
          <table:table-cell office:value-type="string" calcext:value-type="string">
            <text:p>blake3:650ef766a4f7f55f87bbff618d03188c079ebebab0f637582c93c116ff23ec81</text:p>
          </table:table-cell>
          <table:table-cell office:value-type="string" calcext:value-type="string">
            <text:p>flux</text:p>
          </table:table-cell>
          <table:table-cell office:value-type="string" calcext:value-type="string">
            <text:p>lora</text:p>
          </table:table-cell>
          <table:table-cell office:value-type="string" calcext:value-type="string">
            <text:p>flux/lora/StarWars - Stormtrooper.safetensors</text:p>
          </table:table-cell>
          <table:table-cell office:value-type="string" calcext:value-type="string">
            <text:p>diffusers</text:p>
          </table:table-cell>
          <table:table-cell office:value-type="string" calcext:value-type="string">
            <text:p>StarWars - Stormtrooper</text:p>
          </table:table-cell>
          <table:table-cell office:value-type="string" calcext:value-type="string">
            <text:p>flux lora model StarWars - Stormtrooper</text:p>
          </table:table-cell>
          <table:table-cell office:value-type="string" calcext:value-type="string">
            <text:p>/home/alex/Downloads/StarWars - Stormtrooper.safetensors</text:p>
          </table:table-cell>
          <table:table-cell office:value-type="string" calcext:value-type="string">
            <text:p>path</text:p>
          </table:table-cell>
          <table:table-cell/>
          <table:table-cell office:value-type="string" calcext:value-type="string">
            <text:p>["stormtrooperflux"]</text:p>
          </table:table-cell>
          <table:table-cell office:value-type="string" calcext:value-type="string">
            <text:p>{"key":"7758a079-c0ea-4c65-affc-a269f60eecf2","hash":"blake3:650ef766a4f7f55f87bbff618d03188c079ebebab0f637582c93c116ff23ec81","path":"flux/lora/StarWars - Stormtrooper.safetensors","file_size":171969432,"name":"StarWars - Stormtrooper","type":"lora","format":"diffusers","base":"flux","source":"/home/alex/Downloads/StarWars - Stormtrooper.safetensors","source_type":"path","description":"flux lora model StarWars - Stormtrooper","source_api_response":null,"cover_image":null,"submodels":null,"usage_info":null,"trigger_phrases":["stormtrooperflux"]}</text:p>
          </table:table-cell>
          <table:table-cell office:value-type="string" calcext:value-type="string">
            <text:p>2025-07-23 10:37:57.244</text:p>
          </table:table-cell>
          <table:table-cell office:value-type="string" calcext:value-type="string">
            <text:p>2025-07-23 10:38:07.961</text:p>
          </table:table-cell>
          <table:table-cell office:value-type="float" office:value="171969432" calcext:value-type="float">
            <text:p>171969432</text:p>
          </table:table-cell>
        </table:table-row>
        <table:table-row table:style-name="ro7">
          <table:table-cell office:value-type="string" calcext:value-type="string">
            <text:p>3cc0273e-6817-4018-8cba-ea79c858da09</text:p>
          </table:table-cell>
          <table:table-cell office:value-type="string" calcext:value-type="string">
            <text:p>blake3:88f0c74c355a5c7bc528b9eba527c8cb97a47e6c1f79158bafa9b7945c14114c</text:p>
          </table:table-cell>
          <table:table-cell office:value-type="string" calcext:value-type="string">
            <text:p>flux</text:p>
          </table:table-cell>
          <table:table-cell office:value-type="string" calcext:value-type="string">
            <text:p>lora</text:p>
          </table:table-cell>
          <table:table-cell office:value-type="string" calcext:value-type="string">
            <text:p>flux/lora/Cybernetic_Robots.safetensors</text:p>
          </table:table-cell>
          <table:table-cell office:value-type="string" calcext:value-type="string">
            <text:p>lycoris</text:p>
          </table:table-cell>
          <table:table-cell office:value-type="string" calcext:value-type="string">
            <text:p>Robotka - Cybernetic Robots</text:p>
          </table:table-cell>
          <table:table-cell office:value-type="string" calcext:value-type="string">
            <text:p>Cybernetic Robots</text:p>
            <text:p>This lora is trained from digital luminous circuits and matrix code.</text:p>
            <text:p/>
            <text:p>Important words in the prompt:</text:p>
            <text:p/>
            <text:p>cybernetic</text:p>
            <text:p/>
            <text:p>translucent</text:p>
            <text:p/>
            <text:p>glass</text:p>
            <text:p/>
            <text:p>circuit</text:p>
            <text:p/>
            <text:p>matrix code</text:p>
            <text:p/>
            <text:p>futuristic</text:p>
            <text:p/>
            <text:p>glowing</text:p>
            <text:p/>
            <text:p>EXAMPLE</text:p>
            <text:p>PROMPT: futuristic robotic woman covered with glowing matrix code and circuits, fast running, wearing battle gear, blue, red, white, background matrix code</text:p>
          </table:table-cell>
          <table:table-cell office:value-type="string" calcext:value-type="string">
            <text:p>/home/alex/Downloads/Cybernetic_Robots.safetensors</text:p>
          </table:table-cell>
          <table:table-cell office:value-type="string" calcext:value-type="string">
            <text:p>path</text:p>
          </table:table-cell>
          <table:table-cell/>
          <table:table-cell office:value-type="string" calcext:value-type="string">
            <text:p>["cybrob"]</text:p>
          </table:table-cell>
          <table:table-cell office:value-type="string" calcext:value-type="string">
            <text:p>{"key":"3cc0273e-6817-4018-8cba-ea79c858da09","hash":"blake3:88f0c74c355a5c7bc528b9eba527c8cb97a47e6c1f79158bafa9b7945c14114c","path":"flux/lora/Cybernetic_Robots.safetensors","file_size":39761376,"name":"Robotka - Cybernetic Robots","type":"lora","format":"lycoris","base":"flux","source":"/home/alex/Downloads/Cybernetic_Robots.safetensors","source_type":"path","description":"Cybernetic Robots\nThis lora is trained from digital luminous circuits and matrix code.\n\nImportant words in the prompt:\n\ncybernetic\n\ntranslucent\n\nglass\n\ncircuit\n\nmatrix code\n\nfuturistic\n\nglowing\n\nEXAMPLE\nPROMPT: futuristic robotic woman covered with glowing matrix code and circuits, fast running, wearing battle gear, blue, red, white, background matrix code","source_api_response":null,"cover_image":null,"submodels":null,"usage_info":null,"trigger_phrases":["cybrob"]}</text:p>
          </table:table-cell>
          <table:table-cell office:value-type="string" calcext:value-type="string">
            <text:p>2025-07-24 00:46:47.350</text:p>
          </table:table-cell>
          <table:table-cell office:value-type="string" calcext:value-type="string">
            <text:p>2025-07-24 00:47:35.565</text:p>
          </table:table-cell>
          <table:table-cell office:value-type="float" office:value="39761376" calcext:value-type="float">
            <text:p>39761376</text:p>
          </table:table-cell>
        </table:table-row>
        <table:table-row table:style-name="ro4">
          <table:table-cell office:value-type="string" calcext:value-type="string">
            <text:p>ca009bf3-3548-4e78-9b7a-7a515c3ae16b</text:p>
          </table:table-cell>
          <table:table-cell office:value-type="string" calcext:value-type="string">
            <text:p>blake3:eb07edfd6c2125a4be7d4ffd617f40f4582b51669df467f8c46328099843681d</text:p>
          </table:table-cell>
          <table:table-cell office:value-type="string" calcext:value-type="string">
            <text:p>flux</text:p>
          </table:table-cell>
          <table:table-cell office:value-type="string" calcext:value-type="string">
            <text:p>lora</text:p>
          </table:table-cell>
          <table:table-cell office:value-type="string" calcext:value-type="string">
            <text:p>flux/lora/Adel_AI - Architectural_Sketching.safetensors</text:p>
          </table:table-cell>
          <table:table-cell office:value-type="string" calcext:value-type="string">
            <text:p>lycoris</text:p>
          </table:table-cell>
          <table:table-cell office:value-type="string" calcext:value-type="string">
            <text:p>AdelAI - Architectural Sketching</text:p>
          </table:table-cell>
          <table:table-cell office:value-type="string" calcext:value-type="string">
            <text:p>weighting between 1.2 - 1.6 ( you can test outside of this interval)</text:p>
            <text:p/>
            <text:p>Showcase Images were created with Flux1.dev fp16.</text:p>
            <text:p/>
            <text:p>LoRA training images base were created with Pixel Alchemy.</text:p>
            <text:p/>
            <text:p>In order to explore the extent of the possible renderings of this LoRA, it is recommended to use these tags which were used in the training. Do not of course use them all at the same time, but depending on what you are looking for : Perspective, Proportions, Construction Lines, Shading, Freehand Drawing, Rendering, Architectural Details, Schematic, Loose Lines, Abstract, Conceptual, Minimalist, Gestural, Outline, Impressionistic, Visual Brainstorming, Multi-View, Composite View.</text:p>
            <text:p/>
            <text:p>The model seems to show skills outside of architecture and interior design, yet he was only trained on that. Donât hesitate to test it on other themes.</text:p>
          </table:table-cell>
          <table:table-cell office:value-type="string" calcext:value-type="string">
            <text:p>/home/alex/Downloads/Adel_AI - Architectural_Sketching.safetensors</text:p>
          </table:table-cell>
          <table:table-cell office:value-type="string" calcext:value-type="string">
            <text:p>path</text:p>
          </table:table-cell>
          <table:table-cell/>
          <table:table-cell office:value-type="string" calcext:value-type="string">
            <text:p>["Construction Lines","Outline","Shading","Loose Lines","Gestural","Architectural Details","Rendering","Multi-View","Composite View","Schematic","Impressionistic","Perspective","ConceptualMinimalist","Visual Brainstorming","Proportions","Abstract","Freehand Drawing"]</text:p>
          </table:table-cell>
          <table:table-cell office:value-type="string" calcext:value-type="string">
            <text:p>{"key":"ca009bf3-3548-4e78-9b7a-7a515c3ae16b","hash":"blake3:eb07edfd6c2125a4be7d4ffd617f40f4582b51669df467f8c46328099843681d","path":"flux/lora/Adel_AI - Architectural_Sketching.safetensors","file_size":19295344,"name":"AdelAI - Architectural Sketching","type":"lora","format":"lycoris","base":"flux","source":"/home/alex/Downloads/Adel_AI - Architectural_Sketching.safetensors","source_type":"path","description":"weighting between 1.2 - 1.6 ( you can test outside of this interval)\n\nShowcase Images were created with Flux1.dev fp16.\n\nLoRA training images base were created with Pixel Alchemy.\n\nIn order to explore the extent of the possible renderings of this LoRA, it is recommended to use these tags which were used in the training. Do not of course use them all at the same time, but depending on what you are looking for : Perspective, Proportions, Construction Lines, Shading, Freehand Drawing, Rendering, Architectural Details, Schematic, Loose Lines, Abstract, Conceptual, Minimalist, Gestural, Outline, Impressionistic, Visual Brainstorming, Multi-View, Composite View.\n\nThe model seems to show skills outside of architecture and interior design, yet he was only trained on that. Donât hesitate to test it on other themes.","source_api_response":null,"cover_image":null,"submodels":null,"usage_info":null,"trigger_phrases":["Construction Lines","Outline","Shading","Loose Lines","Gestural","Architectural Details","Rendering","Multi-View","Composite View","Schematic","Impressionistic","Perspective","ConceptualMinimalist","Visual Brainstorming","Proportions","Abstract","Freehand Drawing"]}</text:p>
          </table:table-cell>
          <table:table-cell office:value-type="string" calcext:value-type="string">
            <text:p>2025-07-24 01:06:18.424</text:p>
          </table:table-cell>
          <table:table-cell office:value-type="string" calcext:value-type="string">
            <text:p>2025-07-24 01:44:59.806</text:p>
          </table:table-cell>
          <table:table-cell office:value-type="float" office:value="19295344" calcext:value-type="float">
            <text:p>19295344</text:p>
          </table:table-cell>
        </table:table-row>
        <table:table-row table:style-name="ro8" table:visibility="filter">
          <table:table-cell office:value-type="string" calcext:value-type="string">
            <text:p>165af86b-da62-4d75-9436-0d3b12b9aaf3</text:p>
          </table:table-cell>
          <table:table-cell office:value-type="string" calcext:value-type="string">
            <text:p>blake3:e871cec402bf0b29baa9bf611921f9ddfebf055db310659a02b5bc175a5da6c8</text:p>
          </table:table-cell>
          <table:table-cell office:value-type="string" calcext:value-type="string">
            <text:p>flux</text:p>
          </table:table-cell>
          <table:table-cell office:value-type="string" calcext:value-type="string">
            <text:p>main</text:p>
          </table:table-cell>
          <table:table-cell office:value-type="string" calcext:value-type="string">
            <text:p>flux/main/AdelAI - Fluxmania - Legacy.safetensors</text:p>
          </table:table-cell>
          <table:table-cell office:value-type="string" calcext:value-type="string">
            <text:p>checkpoint</text:p>
          </table:table-cell>
          <table:table-cell office:value-type="string" calcext:value-type="string">
            <text:p>AdelAI - Fluxmania - Legacy</text:p>
          </table:table-cell>
          <table:table-cell office:value-type="string" calcext:value-type="string">
            <text:p>Recommended settings : dpmpp_2m / sgm_uniform / 25 steps / flux guidance : 3.5</text:p>
            <text:p>dtype : preferably use E4M3, but if vertical streaks or other artifacts appear, switch to E5M2</text:p>
            <text:p>Quantized versions of the Fluxmania Legacy model:</text:p>
            <text:p>https://huggingface.co/belisarius/FLUX.1-dev-Fluxmania-Legacy-gguf/tree/main</text:p>
          </table:table-cell>
          <table:table-cell office:value-type="string" calcext:value-type="string">
            <text:p>/home/alex/Downloads/AdelAI - Fluxmania - Legacy.safetensors</text:p>
          </table:table-cell>
          <table:table-cell office:value-type="string" calcext:value-type="string">
            <text:p>path</text:p>
          </table:table-cell>
          <table:table-cell table:number-columns-repeated="2"/>
          <table:table-cell office:value-type="string" calcext:value-type="string">
            <text:p>{"key":"165af86b-da62-4d75-9436-0d3b12b9aaf3","hash":"blake3:e871cec402bf0b29baa9bf611921f9ddfebf055db310659a02b5bc175a5da6c8","path":"flux/main/AdelAI - Fluxmania - Legacy.safetensors","file_size":23802919856,"name":"AdelAI - Fluxmania - Legacy","type":"main","format":"checkpoint","base":"flux","source":"/home/alex/Downloads/AdelAI - Fluxmania - Legacy.safetensors","source_type":"path","description":"Recommended settings : dpmpp_2m / sgm_uniform / 25 steps / flux guidance : 3.5\ndtype : preferably use E4M3, but if vertical streaks or other artifacts appear, switch to E5M2\nQuantized versions of the Fluxmania Legacy model:\nhttps://huggingface.co/belisarius/FLUX.1-dev-Fluxmania-Legacy-gguf/tree/main","source_api_response":null,"cover_image":null,"submodels":null,"usage_info":null,"trigger_phrases":null,"default_settings":{"vae":"852d4328-9273-4348-b1a0-0ed96baa3acd","vae_precision":null,"scheduler":null,"steps":25,"cfg_scale":null,"cfg_rescale_multiplier":null,"width":1024,"height":1024,"guidance":3.5},"variant":"normal","config_path":"flux-dev","converted_at":1753321723.0,"prediction_type":"epsilon","upcast_attention":false}</text:p>
          </table:table-cell>
          <table:table-cell office:value-type="string" calcext:value-type="string">
            <text:p>2025-07-24 01:47:37.566</text:p>
          </table:table-cell>
          <table:table-cell office:value-type="string" calcext:value-type="string">
            <text:p>2025-07-24 01:49:10.932</text:p>
          </table:table-cell>
          <table:table-cell office:value-type="float" office:value="23802919856" calcext:value-type="float">
            <text:p>23802919856</text:p>
          </table:table-cell>
        </table:table-row>
        <table:table-row table:style-name="ro9">
          <table:table-cell office:value-type="string" calcext:value-type="string">
            <text:p>ddf3d939-87a5-437a-b02c-e73a71e2b1d6</text:p>
          </table:table-cell>
          <table:table-cell office:value-type="string" calcext:value-type="string">
            <text:p>blake3:a46ff42791e98dff037942d3d464eca612eeb3b6a1104b7b320d804336d5aa3b</text:p>
          </table:table-cell>
          <table:table-cell office:value-type="string" calcext:value-type="string">
            <text:p>flux</text:p>
          </table:table-cell>
          <table:table-cell office:value-type="string" calcext:value-type="string">
            <text:p>lora</text:p>
          </table:table-cell>
          <table:table-cell office:value-type="string" calcext:value-type="string">
            <text:p>flux/lora/AdelAI - Pascal BlanchÃ©.safetensors</text:p>
          </table:table-cell>
          <table:table-cell office:value-type="string" calcext:value-type="string">
            <text:p>lycoris</text:p>
          </table:table-cell>
          <table:table-cell office:value-type="string" calcext:value-type="string">
            <text:p>AdelAI - Pascal BlanchÃ©</text:p>
          </table:table-cell>
          <table:table-cell office:value-type="string" calcext:value-type="string">
            <text:p>Inspired by Pascal BlanchÃ© artwork (one of my favorites).</text:p>
            <text:p>Recommended resources : Fluxmania or Flux1.dev fp8.</text:p>
            <text:p/>
            <text:p>Settings : dpmpp_2m / sgm_uniform / 25 - 30 steps / cfg 3.5</text:p>
            <text:p>Weighting : 0.8 - 1.2</text:p>
          </table:table-cell>
          <table:table-cell office:value-type="string" calcext:value-type="string">
            <text:p>/home/alex/Downloads/AdelAI - Pascal BlanchÃ©.safetensors</text:p>
          </table:table-cell>
          <table:table-cell office:value-type="string" calcext:value-type="string">
            <text:p>path</text:p>
          </table:table-cell>
          <table:table-cell/>
          <table:table-cell office:value-type="string" calcext:value-type="string">
            <text:p>["By Passcal BlanchÃ©"]</text:p>
          </table:table-cell>
          <table:table-cell office:value-type="string" calcext:value-type="string">
            <text:p>{"key":"ddf3d939-87a5-437a-b02c-e73a71e2b1d6","hash":"blake3:a46ff42791e98dff037942d3d464eca612eeb3b6a1104b7b320d804336d5aa3b","path":"flux/lora/AdelAI - Pascal BlanchÃ©.safetensors","file_size":19295360,"name":"AdelAI - Pascal BlanchÃ©","type":"lora","format":"lycoris","base":"flux","source":"/home/alex/Downloads/AdelAI - Pascal BlanchÃ©.safetensors","source_type":"path","description":"Inspired by Pascal BlanchÃ© artwork (one of my favorites).\nRecommended resources : Fluxmania or Flux1.dev fp8.\n\nSettings : dpmpp_2m / sgm_uniform / 25 - 30 steps / cfg 3.5\nWeighting : 0.8 - 1.2","source_api_response":null,"cover_image":null,"submodels":null,"usage_info":null,"trigger_phrases":["By Passcal BlanchÃ©"]}</text:p>
          </table:table-cell>
          <table:table-cell office:value-type="string" calcext:value-type="string">
            <text:p>2025-07-24 01:50:17.697</text:p>
          </table:table-cell>
          <table:table-cell office:value-type="string" calcext:value-type="string">
            <text:p>2025-07-24 01:51:08.124</text:p>
          </table:table-cell>
          <table:table-cell office:value-type="float" office:value="19295360" calcext:value-type="float">
            <text:p>19295360</text:p>
          </table:table-cell>
        </table:table-row>
        <table:table-row table:style-name="ro1">
          <table:table-cell office:value-type="string" calcext:value-type="string">
            <text:p>fb72dbdf-c2f2-489c-8961-3f8a59055cc1</text:p>
          </table:table-cell>
          <table:table-cell office:value-type="string" calcext:value-type="string">
            <text:p>blake3:26e3ba06efc48e734af11a3e50f4ce556812269a4acaf0678b381c398b1c02ec</text:p>
          </table:table-cell>
          <table:table-cell office:value-type="string" calcext:value-type="string">
            <text:p>flux</text:p>
          </table:table-cell>
          <table:table-cell office:value-type="string" calcext:value-type="string">
            <text:p>lora</text:p>
          </table:table-cell>
          <table:table-cell office:value-type="string" calcext:value-type="string">
            <text:p>flux/lora/DJZ - CyberSociety v66-e9.safetensors</text:p>
          </table:table-cell>
          <table:table-cell office:value-type="string" calcext:value-type="string">
            <text:p>lycoris</text:p>
          </table:table-cell>
          <table:table-cell office:value-type="string" calcext:value-type="string">
            <text:p>DJZ - CyberSociety v66-e9</text:p>
          </table:table-cell>
          <table:table-cell office:value-type="string" calcext:value-type="string">
            <text:p>flux lora model DJZ - CyberSociety v66-e9</text:p>
          </table:table-cell>
          <table:table-cell office:value-type="string" calcext:value-type="string">
            <text:p>/home/alex/Downloads/DJZ - CyberSociety v66-e9.safetensors</text:p>
          </table:table-cell>
          <table:table-cell office:value-type="string" calcext:value-type="string">
            <text:p>path</text:p>
          </table:table-cell>
          <table:table-cell/>
          <table:table-cell office:value-type="string" calcext:value-type="string">
            <text:p>["cybersociety style"]</text:p>
          </table:table-cell>
          <table:table-cell office:value-type="string" calcext:value-type="string">
            <text:p>{"key":"fb72dbdf-c2f2-489c-8961-3f8a59055cc1","hash":"blake3:26e3ba06efc48e734af11a3e50f4ce556812269a4acaf0678b381c398b1c02ec","path":"flux/lora/DJZ - CyberSociety v66-e9.safetensors","file_size":76954088,"name":"DJZ - CyberSociety v66-e9","type":"lora","format":"lycoris","base":"flux","source":"/home/alex/Downloads/DJZ - CyberSociety v66-e9.safetensors","source_type":"path","description":"flux lora model DJZ - CyberSociety v66-e9","source_api_response":null,"cover_image":null,"submodels":null,"usage_info":null,"trigger_phrases":["cybersociety style"]}</text:p>
          </table:table-cell>
          <table:table-cell office:value-type="string" calcext:value-type="string">
            <text:p>2025-07-24 02:05:49.302</text:p>
          </table:table-cell>
          <table:table-cell office:value-type="string" calcext:value-type="string">
            <text:p>2025-07-24 02:06:02.934</text:p>
          </table:table-cell>
          <table:table-cell office:value-type="float" office:value="76954088" calcext:value-type="float">
            <text:p>76954088</text:p>
          </table:table-cell>
        </table:table-row>
        <table:table-row table:style-name="ro1">
          <table:table-cell office:value-type="string" calcext:value-type="string">
            <text:p>683a02e4-2cc9-496d-8c76-ae837afe225f</text:p>
          </table:table-cell>
          <table:table-cell office:value-type="string" calcext:value-type="string">
            <text:p>blake3:af825d2f646f07197a7b95de1fe6c69209c9c313fae2b707f100efc4365f15c0</text:p>
          </table:table-cell>
          <table:table-cell office:value-type="string" calcext:value-type="string">
            <text:p>flux</text:p>
          </table:table-cell>
          <table:table-cell office:value-type="string" calcext:value-type="string">
            <text:p>lora</text:p>
          </table:table-cell>
          <table:table-cell office:value-type="string" calcext:value-type="string">
            <text:p>flux/lora/CK - Ghost Reaper.safetensors</text:p>
          </table:table-cell>
          <table:table-cell office:value-type="string" calcext:value-type="string">
            <text:p>lycoris</text:p>
          </table:table-cell>
          <table:table-cell office:value-type="string" calcext:value-type="string">
            <text:p>CK - Ghost Reaper</text:p>
          </table:table-cell>
          <table:table-cell office:value-type="string" calcext:value-type="string">
            <text:p>flux lora model CK - Ghost Reaper</text:p>
          </table:table-cell>
          <table:table-cell office:value-type="string" calcext:value-type="string">
            <text:p>/home/alex/Downloads/CK - Ghost Reaper.safetensors</text:p>
          </table:table-cell>
          <table:table-cell office:value-type="string" calcext:value-type="string">
            <text:p>path</text:p>
          </table:table-cell>
          <table:table-cell/>
          <table:table-cell office:value-type="string" calcext:value-type="string">
            <text:p>["robot"]</text:p>
          </table:table-cell>
          <table:table-cell office:value-type="string" calcext:value-type="string">
            <text:p>{"key":"683a02e4-2cc9-496d-8c76-ae837afe225f","hash":"blake3:af825d2f646f07197a7b95de1fe6c69209c9c313fae2b707f100efc4365f15c0","path":"flux/lora/CK - Ghost Reaper.safetensors","file_size":76697315,"name":"CK - Ghost Reaper","type":"lora","format":"lycoris","base":"flux","source":"/home/alex/Downloads/CK - Ghost Reaper.safetensors","source_type":"path","description":"flux lora model CK - Ghost Reaper","source_api_response":null,"cover_image":null,"submodels":null,"usage_info":null,"trigger_phrases":["robot"]}</text:p>
          </table:table-cell>
          <table:table-cell office:value-type="string" calcext:value-type="string">
            <text:p>2025-07-24 02:10:50.037</text:p>
          </table:table-cell>
          <table:table-cell office:value-type="string" calcext:value-type="string">
            <text:p>2025-07-24 02:11:07.448</text:p>
          </table:table-cell>
          <table:table-cell office:value-type="float" office:value="76697315" calcext:value-type="float">
            <text:p>76697315</text:p>
          </table:table-cell>
        </table:table-row>
        <table:table-row table:style-name="ro1">
          <table:table-cell office:value-type="string" calcext:value-type="string">
            <text:p>50e284f3-c908-4c65-aefe-d51d097b33b4</text:p>
          </table:table-cell>
          <table:table-cell office:value-type="string" calcext:value-type="string">
            <text:p>blake3:4341ac41369f1959568abe5b1c8622167fe1edbed28dd48a841d4d05989001b0</text:p>
          </table:table-cell>
          <table:table-cell office:value-type="string" calcext:value-type="string">
            <text:p>flux</text:p>
          </table:table-cell>
          <table:table-cell office:value-type="string" calcext:value-type="string">
            <text:p>lora</text:p>
          </table:table-cell>
          <table:table-cell office:value-type="string" calcext:value-type="string">
            <text:p>flux/lora/Meower2024 - Cubism Style.safetensors</text:p>
          </table:table-cell>
          <table:table-cell office:value-type="string" calcext:value-type="string">
            <text:p>lycoris</text:p>
          </table:table-cell>
          <table:table-cell office:value-type="string" calcext:value-type="string">
            <text:p>Meower2024 - Cubism Style</text:p>
          </table:table-cell>
          <table:table-cell office:value-type="string" calcext:value-type="string">
            <text:p>flux lora model Meower2024 - Cubism Style</text:p>
          </table:table-cell>
          <table:table-cell office:value-type="string" calcext:value-type="string">
            <text:p>/home/alex/Downloads/Meower2024 - Cubism Style.safetensors</text:p>
          </table:table-cell>
          <table:table-cell office:value-type="string" calcext:value-type="string">
            <text:p>path</text:p>
          </table:table-cell>
          <table:table-cell/>
          <table:table-cell office:value-type="string" calcext:value-type="string">
            <text:p>["cubism painting"]</text:p>
          </table:table-cell>
          <table:table-cell office:value-type="string" calcext:value-type="string">
            <text:p>{"key":"50e284f3-c908-4c65-aefe-d51d097b33b4","hash":"blake3:4341ac41369f1959568abe5b1c8622167fe1edbed28dd48a841d4d05989001b0","path":"flux/lora/Meower2024 - Cubism Style.safetensors","file_size":19259768,"name":"Meower2024 - Cubism Style","type":"lora","format":"lycoris","base":"flux","source":"/home/alex/Downloads/Meower2024 - Cubism Style.safetensors","source_type":"path","description":"flux lora model Meower2024 - Cubism Style","source_api_response":null,"cover_image":null,"submodels":null,"usage_info":null,"trigger_phrases":["cubism painting"]}</text:p>
          </table:table-cell>
          <table:table-cell office:value-type="string" calcext:value-type="string">
            <text:p>2025-07-24 02:13:19.418</text:p>
          </table:table-cell>
          <table:table-cell office:value-type="string" calcext:value-type="string">
            <text:p>2025-07-24 02:13:35.295</text:p>
          </table:table-cell>
          <table:table-cell office:value-type="float" office:value="19259768" calcext:value-type="float">
            <text:p>19259768</text:p>
          </table:table-cell>
        </table:table-row>
        <table:table-row table:style-name="ro2">
          <table:table-cell office:value-type="string" calcext:value-type="string">
            <text:p>2e6df661-c12a-47a6-8e8d-cace83aa7f3a</text:p>
          </table:table-cell>
          <table:table-cell office:value-type="string" calcext:value-type="string">
            <text:p>blake3:95e209cb9596fcada2aca3321c60b87b008f37059ca0fd0cd72d4846e9017101</text:p>
          </table:table-cell>
          <table:table-cell office:value-type="string" calcext:value-type="string">
            <text:p>flux</text:p>
          </table:table-cell>
          <table:table-cell office:value-type="string" calcext:value-type="string">
            <text:p>lora</text:p>
          </table:table-cell>
          <table:table-cell office:value-type="string" calcext:value-type="string">
            <text:p>flux/lora/Fancy_Pants - Polygonized v0.5.safetensors</text:p>
          </table:table-cell>
          <table:table-cell office:value-type="string" calcext:value-type="string">
            <text:p>lycoris</text:p>
          </table:table-cell>
          <table:table-cell office:value-type="string" calcext:value-type="string">
            <text:p>Fancy_Pants - Polygonized v0.5</text:p>
          </table:table-cell>
          <table:table-cell office:value-type="string" calcext:value-type="string">
            <text:p>Main trigger: low poly art, geometric shapes</text:p>
            <text:p/>
            <text:p>Best weight: 0.7 ~ 1.4</text:p>
          </table:table-cell>
          <table:table-cell office:value-type="string" calcext:value-type="string">
            <text:p>/home/alex/Downloads/Fancy_Pants - Polygonized v0.5.safetensors</text:p>
          </table:table-cell>
          <table:table-cell office:value-type="string" calcext:value-type="string">
            <text:p>path</text:p>
          </table:table-cell>
          <table:table-cell/>
          <table:table-cell office:value-type="string" calcext:value-type="string">
            <text:p>["low poly art, geometric shapes"]</text:p>
          </table:table-cell>
          <table:table-cell office:value-type="string" calcext:value-type="string">
            <text:p>{"key":"2e6df661-c12a-47a6-8e8d-cace83aa7f3a","hash":"blake3:95e209cb9596fcada2aca3321c60b87b008f37059ca0fd0cd72d4846e9017101","path":"flux/lora/Fancy_Pants - Polygonized v0.5.safetensors","file_size":19261776,"name":"Fancy_Pants - Polygonized v0.5","type":"lora","format":"lycoris","base":"flux","source":"/home/alex/Downloads/Fancy_Pants - Polygonized v0.5.safetensors","source_type":"path","description":"Main trigger: low poly art, geometric shapes\n\nBest weight: 0.7 ~ 1.4","source_api_response":null,"cover_image":null,"submodels":null,"usage_info":null,"trigger_phrases":["low poly art, geometric shapes"]}</text:p>
          </table:table-cell>
          <table:table-cell office:value-type="string" calcext:value-type="string">
            <text:p>2025-07-24 02:16:14.776</text:p>
          </table:table-cell>
          <table:table-cell office:value-type="string" calcext:value-type="string">
            <text:p>2025-07-24 02:17:33.718</text:p>
          </table:table-cell>
          <table:table-cell office:value-type="float" office:value="19261776" calcext:value-type="float">
            <text:p>19261776</text:p>
          </table:table-cell>
        </table:table-row>
        <table:table-row table:style-name="ro2">
          <table:table-cell office:value-type="string" calcext:value-type="string">
            <text:p>420d934b-9d8d-479e-be95-b694aa605031</text:p>
          </table:table-cell>
          <table:table-cell office:value-type="string" calcext:value-type="string">
            <text:p>blake3:3f93f36b44e7eb4df90cf9baf18db449ecbd3fcf680af01b78751c5a0e03bb41</text:p>
          </table:table-cell>
          <table:table-cell office:value-type="string" calcext:value-type="string">
            <text:p>flux</text:p>
          </table:table-cell>
          <table:table-cell office:value-type="string" calcext:value-type="string">
            <text:p>lora</text:p>
          </table:table-cell>
          <table:table-cell office:value-type="string" calcext:value-type="string">
            <text:p>flux/lora/Fancy_Pants - Polygonized v0.6.safetensors</text:p>
          </table:table-cell>
          <table:table-cell office:value-type="string" calcext:value-type="string">
            <text:p>lycoris</text:p>
          </table:table-cell>
          <table:table-cell office:value-type="string" calcext:value-type="string">
            <text:p>Fancy_Pants - Polygonized v0.6</text:p>
          </table:table-cell>
          <table:table-cell office:value-type="string" calcext:value-type="string">
            <text:p>Main trigger: low poly art, geometric shapes</text:p>
            <text:p/>
            <text:p>Best weight: 0.7 ~ 1.4</text:p>
          </table:table-cell>
          <table:table-cell office:value-type="string" calcext:value-type="string">
            <text:p>/home/alex/Downloads/Fancy_Pants - Polygonized v0.6.safetensors</text:p>
          </table:table-cell>
          <table:table-cell office:value-type="string" calcext:value-type="string">
            <text:p>path</text:p>
          </table:table-cell>
          <table:table-cell/>
          <table:table-cell office:value-type="string" calcext:value-type="string">
            <text:p>["low poly art, geometric shapes","polygonized"]</text:p>
          </table:table-cell>
          <table:table-cell office:value-type="string" calcext:value-type="string">
            <text:p>{"key":"420d934b-9d8d-479e-be95-b694aa605031","hash":"blake3:3f93f36b44e7eb4df90cf9baf18db449ecbd3fcf680af01b78751c5a0e03bb41","path":"flux/lora/Fancy_Pants - Polygonized v0.6.safetensors","file_size":612750896,"name":"Fancy_Pants - Polygonized v0.6","type":"lora","format":"lycoris","base":"flux","source":"/home/alex/Downloads/Fancy_Pants - Polygonized v0.6.safetensors","source_type":"path","description":"Main trigger: low poly art, geometric shapes\n\nBest weight: 0.7 ~ 1.4","source_api_response":null,"cover_image":null,"submodels":null,"usage_info":null,"trigger_phrases":["low poly art, geometric shapes","polygonized"]}</text:p>
          </table:table-cell>
          <table:table-cell office:value-type="string" calcext:value-type="string">
            <text:p>2025-07-24 02:16:21.206</text:p>
          </table:table-cell>
          <table:table-cell office:value-type="string" calcext:value-type="string">
            <text:p>2025-07-24 02:16:53.539</text:p>
          </table:table-cell>
          <table:table-cell office:value-type="float" office:value="612750896" calcext:value-type="float">
            <text:p>612750896</text:p>
          </table:table-cell>
        </table:table-row>
        <table:table-row table:style-name="ro3">
          <table:table-cell office:value-type="string" calcext:value-type="string">
            <text:p>aa96a506-e466-4760-8a7d-0886ecb9b41c</text:p>
          </table:table-cell>
          <table:table-cell office:value-type="string" calcext:value-type="string">
            <text:p>blake3:87bfdfa0c7fc7c516d271adc0e992775733e8f2a37dabe163a2c7db717f6eccd</text:p>
          </table:table-cell>
          <table:table-cell office:value-type="string" calcext:value-type="string">
            <text:p>flux</text:p>
          </table:table-cell>
          <table:table-cell office:value-type="string" calcext:value-type="string">
            <text:p>lora</text:p>
          </table:table-cell>
          <table:table-cell office:value-type="string" calcext:value-type="string">
            <text:p>flux/lora/Seruva19 - Moebius.safetensors</text:p>
          </table:table-cell>
          <table:table-cell office:value-type="string" calcext:value-type="string">
            <text:p>diffusers</text:p>
          </table:table-cell>
          <table:table-cell office:value-type="string" calcext:value-type="string">
            <text:p>Seruva19 - Moebius</text:p>
          </table:table-cell>
          <table:table-cell office:value-type="string" calcext:value-type="string">
            <text:p>All showcase images were generated with the following settings, which are recommended:</text:p>
            <text:p/>
            <text:p>Prompts: started with "In style of Moebius."</text:p>
            <text:p>Model: flux1-dev (fp8e4m3fn)</text:p>
            <text:p>Text Encoder: t5pxxl_fp16</text:p>
            <text:p>Sampler: euler</text:p>
            <text:p>Scheduler: 24 steps (normal)</text:p>
            <text:p>Flux Guidance: 4</text:p>
            <text:p>LoRA Strength: 1</text:p>
            <text:p/>
          </table:table-cell>
          <table:table-cell office:value-type="string" calcext:value-type="string">
            <text:p>/home/alex/Dev/AI/models/Seruva19 - Moebius.safetensors</text:p>
          </table:table-cell>
          <table:table-cell office:value-type="string" calcext:value-type="string">
            <text:p>path</text:p>
          </table:table-cell>
          <table:table-cell/>
          <table:table-cell office:value-type="string" calcext:value-type="string">
            <text:p>["In style of Moebius"]</text:p>
          </table:table-cell>
          <table:table-cell office:value-type="string" calcext:value-type="string">
            <text:p>{"key":"aa96a506-e466-4760-8a7d-0886ecb9b41c","hash":"blake3:87bfdfa0c7fc7c516d271adc0e992775733e8f2a37dabe163a2c7db717f6eccd","path":"flux/lora/Seruva19 - Moebius.safetensors","file_size":343805376,"name":"Seruva19 - Moebius","type":"lora","format":"diffusers","base":"flux","source":"/home/alex/Dev/AI/models/Seruva19 - Moebius.safetensors","source_type":"path","description":"All showcase images were generated with the following settings, which are recommended:\n\nPrompts: started with \"In style of Moebius.\"\nModel: flux1-dev (fp8e4m3fn)\nText Encoder: t5pxxl_fp16\nSampler: euler\nScheduler: 24 steps (normal)\nFlux Guidance: 4\nLoRA Strength: 1\n","source_api_response":null,"cover_image":null,"submodels":null,"usage_info":null,"trigger_phrases":["In style of Moebius"]}</text:p>
          </table:table-cell>
          <table:table-cell office:value-type="string" calcext:value-type="string">
            <text:p>2025-07-24 13:59:07.361</text:p>
          </table:table-cell>
          <table:table-cell office:value-type="string" calcext:value-type="string">
            <text:p>2025-07-24 14:00:14.804</text:p>
          </table:table-cell>
          <table:table-cell office:value-type="float" office:value="343805376" calcext:value-type="float">
            <text:p>343805376</text:p>
          </table:table-cell>
        </table:table-row>
        <table:table-row table:style-name="ro1">
          <table:table-cell office:value-type="string" calcext:value-type="string">
            <text:p>6ce9386a-c839-4989-bf49-29230050b0de</text:p>
          </table:table-cell>
          <table:table-cell office:value-type="string" calcext:value-type="string">
            <text:p>blake3:38061dd7cc10ac0b1f71e57fef6909214387bf5447ddde9bc111bb3cfba0dc0b</text:p>
          </table:table-cell>
          <table:table-cell office:value-type="string" calcext:value-type="string">
            <text:p>flux</text:p>
          </table:table-cell>
          <table:table-cell office:value-type="string" calcext:value-type="string">
            <text:p>lora</text:p>
          </table:table-cell>
          <table:table-cell office:value-type="string" calcext:value-type="string">
            <text:p>flux/lora/Corruptedcupid - Moebius.safetensors</text:p>
          </table:table-cell>
          <table:table-cell office:value-type="string" calcext:value-type="string">
            <text:p>lycoris</text:p>
          </table:table-cell>
          <table:table-cell office:value-type="string" calcext:value-type="string">
            <text:p>Corruptedcupid - Moebius</text:p>
          </table:table-cell>
          <table:table-cell office:value-type="string" calcext:value-type="string">
            <text:p>flux lora model Corruptedcupid - Moebius</text:p>
          </table:table-cell>
          <table:table-cell office:value-type="string" calcext:value-type="string">
            <text:p>/home/alex/Dev/AI/models/Corruptedcupid - Moebius.safetensors</text:p>
          </table:table-cell>
          <table:table-cell office:value-type="string" calcext:value-type="string">
            <text:p>path</text:p>
          </table:table-cell>
          <table:table-cell/>
          <table:table-cell office:value-type="string" calcext:value-type="string">
            <text:p>["Moebiusstyle"]</text:p>
          </table:table-cell>
          <table:table-cell office:value-type="string" calcext:value-type="string">
            <text:p>{"key":"6ce9386a-c839-4989-bf49-29230050b0de","hash":"blake3:38061dd7cc10ac0b1f71e57fef6909214387bf5447ddde9bc111bb3cfba0dc0b","path":"flux/lora/Corruptedcupid - Moebius.safetensors","file_size":38405920,"name":"Corruptedcupid - Moebius","type":"lora","format":"lycoris","base":"flux","source":"/home/alex/Dev/AI/models/Corruptedcupid - Moebius.safetensors","source_type":"path","description":"flux lora model Corruptedcupid - Moebius","source_api_response":null,"cover_image":null,"submodels":null,"usage_info":null,"trigger_phrases":["Moebiusstyle"]}</text:p>
          </table:table-cell>
          <table:table-cell office:value-type="string" calcext:value-type="string">
            <text:p>2025-07-24 14:08:16.548</text:p>
          </table:table-cell>
          <table:table-cell office:value-type="string" calcext:value-type="string">
            <text:p>2025-07-24 14:08:59.864</text:p>
          </table:table-cell>
          <table:table-cell office:value-type="float" office:value="38405920" calcext:value-type="float">
            <text:p>38405920</text:p>
          </table:table-cell>
        </table:table-row>
        <table:table-row table:style-name="ro1" table:visibility="filter">
          <table:table-cell office:value-type="string" calcext:value-type="string">
            <text:p>005ae40d-7017-4f4d-b7c3-607a46ccad8a</text:p>
          </table:table-cell>
          <table:table-cell office:value-type="string" calcext:value-type="string">
            <text:p>blake3:b7453a6083c092ae70fbb49bd0400bae2c46da7a47ccf5fce80cf9d8617b061f</text:p>
          </table:table-cell>
          <table:table-cell office:value-type="string" calcext:value-type="string">
            <text:p>flux</text:p>
          </table:table-cell>
          <table:table-cell office:value-type="string" calcext:value-type="string">
            <text:p>main</text:p>
          </table:table-cell>
          <table:table-cell office:value-type="string" calcext:value-type="string">
            <text:p>flux/main/flux1-dev - Arthemy Comics - beta.safetensors</text:p>
          </table:table-cell>
          <table:table-cell office:value-type="string" calcext:value-type="string">
            <text:p>checkpoint</text:p>
          </table:table-cell>
          <table:table-cell office:value-type="string" calcext:value-type="string">
            <text:p>FLUX1.1 [dev] - Arthemy Comics - beta</text:p>
          </table:table-cell>
          <table:table-cell office:value-type="string" calcext:value-type="string">
            <text:p>flux main model flux1-dev - Arthemy Comics - beta</text:p>
          </table:table-cell>
          <table:table-cell office:value-type="string" calcext:value-type="string">
            <text:p>/home/alex/Downloads/flux1-dev - Arthemy Comics - beta.safetensors</text:p>
          </table:table-cell>
          <table:table-cell office:value-type="string" calcext:value-type="string">
            <text:p>path</text:p>
          </table:table-cell>
          <table:table-cell table:number-columns-repeated="2"/>
          <table:table-cell office:value-type="string" calcext:value-type="string">
            <text:p>{"key":"005ae40d-7017-4f4d-b7c3-607a46ccad8a","hash":"blake3:b7453a6083c092ae70fbb49bd0400bae2c46da7a47ccf5fce80cf9d8617b061f","path":"flux/main/flux1-dev - Arthemy Comics - beta.safetensors","file_size":17078867342,"name":"FLUX1.1 [dev] - Arthemy Comics - beta","type":"main","format":"checkpoint","base":"flux","source":"/home/alex/Downloads/flux1-dev - Arthemy Comics - beta.safetensors","source_type":"path","description":"flux main model flux1-dev - Arthemy Comics - beta","source_api_response":null,"cover_image":null,"submodels":null,"usage_info":null,"trigger_phrases":null,"default_settings":{"vae":"852d4328-9273-4348-b1a0-0ed96baa3acd","vae_precision":null,"scheduler":null,"steps":35,"cfg_scale":null,"cfg_rescale_multiplier":null,"width":1024,"height":1024,"guidance":3.5},"variant":"normal","config_path":"flux-dev","converted_at":1753536257.0,"prediction_type":"epsilon","upcast_attention":false}</text:p>
          </table:table-cell>
          <table:table-cell office:value-type="string" calcext:value-type="string">
            <text:p>2025-07-26 13:22:16.578</text:p>
          </table:table-cell>
          <table:table-cell office:value-type="string" calcext:value-type="string">
            <text:p>2025-08-03 01:03:47.477</text:p>
          </table:table-cell>
          <table:table-cell office:value-type="float" office:value="17078867342" calcext:value-type="float">
            <text:p>17078867342</text:p>
          </table:table-cell>
        </table:table-row>
        <table:table-row table:style-name="ro10">
          <table:table-cell office:value-type="string" calcext:value-type="string">
            <text:p>c8f44609-678f-4c06-a090-3b3311967feb</text:p>
          </table:table-cell>
          <table:table-cell office:value-type="string" calcext:value-type="string">
            <text:p>blake3:fd5a6f7e595c9d60793545492792d9f1c9098c94bbe76ea81095a97cea1fc77c</text:p>
          </table:table-cell>
          <table:table-cell office:value-type="string" calcext:value-type="string">
            <text:p>flux</text:p>
          </table:table-cell>
          <table:table-cell office:value-type="string" calcext:value-type="string">
            <text:p>lora</text:p>
          </table:table-cell>
          <table:table-cell office:value-type="string" calcext:value-type="string">
            <text:p>flux/lora/TangBohu - William Stout Style.safetensors</text:p>
          </table:table-cell>
          <table:table-cell office:value-type="string" calcext:value-type="string">
            <text:p>lycoris</text:p>
          </table:table-cell>
          <table:table-cell office:value-type="string" calcext:value-type="string">
            <text:p>TangBohu - William Stout Style</text:p>
          </table:table-cell>
          <table:table-cell office:value-type="string" calcext:value-type="string">
            <text:p>William Stout is an American artist and illustrator, known for his contributions to the field of paleoart and fantasy art. He was born on September 18, 1949, and is still alive today.</text:p>
            <text:p/>
            <text:p>Stout's main body of work includes creating realistic and detailed illustrations of prehistoric life, dinosaurs, and ancient civilizations. He has also worked extensively in the field of movie poster design, having created iconic posters for films like "The Lost World: Jurassic Park" and "Pan's Labyrinth."</text:p>
            <text:p/>
            <text:p>Stout's artistic style is characterized by his attention to detail, vibrant colors, and ability to bring extinct creatures to life through his illustrations. His work often showcases a blend of scientific accuracy and imaginative storytelling, making his art both educational and visually captivating.</text:p>
            <text:p/>
            <text:p>In addition to his artistic contributions, Stout has also written and published several books on paleoart and fantasy illustration, sharing his knowledge and expertise with aspiring artists and enthusiasts.</text:p>
          </table:table-cell>
          <table:table-cell office:value-type="string" calcext:value-type="string">
            <text:p>/home/alex/Downloads/TangBohu - William Stout Style.safetensors</text:p>
          </table:table-cell>
          <table:table-cell office:value-type="string" calcext:value-type="string">
            <text:p>path</text:p>
          </table:table-cell>
          <table:table-cell/>
          <table:table-cell office:value-type="string" calcext:value-type="string">
            <text:p>["style of William Stout"]</text:p>
          </table:table-cell>
          <table:table-cell office:value-type="string" calcext:value-type="string">
            <text:p>{"key":"c8f44609-678f-4c06-a090-3b3311967feb","hash":"blake3:fd5a6f7e595c9d60793545492792d9f1c9098c94bbe76ea81095a97cea1fc77c","path":"flux/lora/TangBohu - William Stout Style.safetensors","file_size":306434672,"name":"TangBohu - William Stout Style","type":"lora","format":"lycoris","base":"flux","source":"/home/alex/Downloads/TangBohu - William Stout Style.safetensors","source_type":"path","description":"William Stout is an American artist and illustrator, known for his contributions to the field of paleoart and fantasy art. He was born on September 18, 1949, and is still alive today.\n\nStout's main body of work includes creating realistic and detailed illustrations of prehistoric life, dinosaurs, and ancient civilizations. He has also worked extensively in the field of movie poster design, having created iconic posters for films like \"The Lost World: Jurassic Park\" and \"Pan's Labyrinth.\"\n\nStout's artistic style is characterized by his attention to detail, vibrant colors, and ability to bring extinct creatures to life through his illustrations. His work often showcases a blend of scientific accuracy and imaginative storytelling, making his art both educational and visually captivating.\n\nIn addition to his artistic contributions, Stout has also written and published several books on paleoart and fantasy illustration, sharing his knowledge and expertise with aspiring artists and enthusiasts.","source_api_response":null,"cover_image":null,"submodels":null,"usage_info":null,"trigger_phrases":["style of William Stout"]}</text:p>
          </table:table-cell>
          <table:table-cell office:value-type="string" calcext:value-type="string">
            <text:p>2025-07-27 00:36:34.981</text:p>
          </table:table-cell>
          <table:table-cell office:value-type="string" calcext:value-type="string">
            <text:p>2025-07-27 00:37:40.479</text:p>
          </table:table-cell>
          <table:table-cell office:value-type="float" office:value="306434672" calcext:value-type="float">
            <text:p>306434672</text:p>
          </table:table-cell>
        </table:table-row>
        <table:table-row table:style-name="ro11">
          <table:table-cell office:value-type="string" calcext:value-type="string">
            <text:p>44e24025-b3b9-48ce-9c84-8489bb09f712</text:p>
          </table:table-cell>
          <table:table-cell office:value-type="string" calcext:value-type="string">
            <text:p>blake3:1ceab2545594cbade0bbec7332a8a9309b621b873201b05fe0bf887a2bfb3a70</text:p>
          </table:table-cell>
          <table:table-cell office:value-type="string" calcext:value-type="string">
            <text:p>flux</text:p>
          </table:table-cell>
          <table:table-cell office:value-type="string" calcext:value-type="string">
            <text:p>lora</text:p>
          </table:table-cell>
          <table:table-cell office:value-type="string" calcext:value-type="string">
            <text:p>flux/lora/TangBohu - Claude Monet style.safetensors</text:p>
          </table:table-cell>
          <table:table-cell office:value-type="string" calcext:value-type="string">
            <text:p>lycoris</text:p>
          </table:table-cell>
          <table:table-cell office:value-type="string" calcext:value-type="string">
            <text:p>TangBohu - Claude Monet style</text:p>
          </table:table-cell>
          <table:table-cell office:value-type="string" calcext:value-type="string">
            <text:p>Claude Monet (1840-1926) was a French painter and the founder of the Impressionist movement. Born in Paris, he spent his youth in Normandy, where he developed his initial passion for art through outdoor sketching.</text:p>
            <text:p/>
            <text:p>Major Works:</text:p>
            <text:p/>
            <text:p>Impression, Sunrise (1872)</text:p>
            <text:p/>
            <text:p>Water Lilies series (1914-1926)</text:p>
            <text:p/>
            <text:p>Rouen Cathedral series (1892-1894)</text:p>
            <text:p/>
            <text:p>Haystacks series (1890-1891)</text:p>
            <text:p/>
            <text:p>Houses of Parliament series (1899-1901)</text:p>
            <text:p/>
            <text:p>Painting Style:</text:p>
            <text:p>Monet pioneered the Impressionist style, characterized by:</text:p>
            <text:p/>
            <text:p>Visible brushstrokes</text:p>
            <text:p/>
            <text:p>Emphasis on light and its changing qualities</text:p>
            <text:p/>
            <text:p>Open composition</text:p>
            <text:p/>
            <text:p>Focus on modern life</text:p>
            <text:p/>
            <text:p>Plein-air painting (outdoor painting)</text:p>
            <text:p/>
            <text:p>Major Contributions:</text:p>
            <text:p/>
            <text:p>Founded Impressionism, revolutionizing modern art</text:p>
            <text:p/>
            <text:p>Developed the concept of painting in series to capture changing light</text:p>
            <text:p/>
            <text:p>Influenced subsequent art movements including Post-Impressionism</text:p>
            <text:p/>
            <text:p>Pioneered the study of light's effects on color</text:p>
            <text:p/>
            <text:p>Created the famous garden at Giverny, which inspired his later works</text:p>
          </table:table-cell>
          <table:table-cell office:value-type="string" calcext:value-type="string">
            <text:p>/home/alex/Downloads/TangBohu - Claude Monet style.safetensors</text:p>
          </table:table-cell>
          <table:table-cell office:value-type="string" calcext:value-type="string">
            <text:p>path</text:p>
          </table:table-cell>
          <table:table-cell/>
          <table:table-cell office:value-type="string" calcext:value-type="string">
            <text:p>["style of Claude Monet"]</text:p>
          </table:table-cell>
          <table:table-cell office:value-type="string" calcext:value-type="string">
            <text:p>{"key":"44e24025-b3b9-48ce-9c84-8489bb09f712","hash":"blake3:1ceab2545594cbade0bbec7332a8a9309b621b873201b05fe0bf887a2bfb3a70","path":"flux/lora/TangBohu - Claude Monet style.safetensors","file_size":19256840,"name":"TangBohu - Claude Monet style","type":"lora","format":"lycoris","base":"flux","source":"/home/alex/Downloads/TangBohu - Claude Monet style.safetensors","source_type":"path","description":"Claude Monet (1840-1926) was a French painter and the founder of the Impressionist movement. Born in Paris, he spent his youth in Normandy, where he developed his initial passion for art through outdoor sketching.\n\nMajor Works:\n\nImpression, Sunrise (1872)\n\nWater Lilies series (1914-1926)\n\nRouen Cathedral series (1892-1894)\n\nHaystacks series (1890-1891)\n\nHouses of Parliament series (1899-1901)\n\nPainting Style:\nMonet pioneered the Impressionist style, characterized by:\n\nVisible brushstrokes\n\nEmphasis on light and its changing qualities\n\nOpen composition\n\nFocus on modern life\n\nPlein-air painting (outdoor painting)\n\nMajor Contributions:\n\nFounded Impressionism, revolutionizing modern art\n\nDeveloped the concept of painting in series to capture changing light\n\nInfluenced subsequent art movements including Post-Impressionism\n\nPioneered the study of light's effects on color\n\nCreated the famous garden at Giverny, which inspired his later works","source_api_response":null,"cover_image":null,"submodels":null,"usage_info":null,"trigger_phrases":["style of Claude Monet"]}</text:p>
          </table:table-cell>
          <table:table-cell office:value-type="string" calcext:value-type="string">
            <text:p>2025-07-27 00:45:52.088</text:p>
          </table:table-cell>
          <table:table-cell office:value-type="string" calcext:value-type="string">
            <text:p>2025-07-27 00:54:10.680</text:p>
          </table:table-cell>
          <table:table-cell office:value-type="float" office:value="19256840" calcext:value-type="float">
            <text:p>19256840</text:p>
          </table:table-cell>
        </table:table-row>
        <table:table-row table:style-name="ro4">
          <table:table-cell office:value-type="string" calcext:value-type="string">
            <text:p>3dbd2e09-ed28-493e-830c-ab36e7d81df3</text:p>
          </table:table-cell>
          <table:table-cell office:value-type="string" calcext:value-type="string">
            <text:p>blake3:75b0b045ca4ec6c467ce167f8780be177571e32d6ee56cd34e30e7df5f528b08</text:p>
          </table:table-cell>
          <table:table-cell office:value-type="string" calcext:value-type="string">
            <text:p>flux</text:p>
          </table:table-cell>
          <table:table-cell office:value-type="string" calcext:value-type="string">
            <text:p>lora</text:p>
          </table:table-cell>
          <table:table-cell office:value-type="string" calcext:value-type="string">
            <text:p>flux/lora/TangBohu - William Zorach style.safetensors</text:p>
          </table:table-cell>
          <table:table-cell office:value-type="string" calcext:value-type="string">
            <text:p>lycoris</text:p>
          </table:table-cell>
          <table:table-cell office:value-type="string" calcext:value-type="string">
            <text:p>TangBohu - William Zorach style</text:p>
          </table:table-cell>
          <table:table-cell office:value-type="string" calcext:value-type="string">
            <text:p>William Zorach was an American sculptor, painter, and printmaker. He was born on February 28, 1887, in Eurburg, Lithuania, and passed away on November 15, 1966, in Bath, Maine.</text:p>
            <text:p/>
            <text:p>Zorach was known for his contributions to the development of modernism in American art. He began his artistic career as a painter, experimenting with various styles including Fauvism and Cubism. However, it was his transition to sculpture that brought him the most recognition.</text:p>
            <text:p/>
            <text:p>Zorach's sculptures were characterized by their simplified forms and emphasis on the natural beauty of the materials. He often worked with stone, wood, and bronze, creating organic and abstracted figures that conveyed a sense of grace and harmony. Zorach's sculptures were influenced by primitive and folk art, displaying a sense of rawness and simplicity.</text:p>
            <text:p/>
            <text:p>In addition to his sculptures, Zorach was also an accomplished printmaker and painter. His paintings often depicted landscapes, still lifes, and portraits, showcasing his mastery of color and composition.</text:p>
            <text:p/>
            <text:p>William Zorach's contributions to the art world include his role in introducing modernist aesthetics to American sculpture. His work embraced the essence of nature and celebrated the beauty in simplicity. Zorach's sculptures and paintings continue to inspire artists today, leaving a lasting impact on the development of American modernism.</text:p>
          </table:table-cell>
          <table:table-cell office:value-type="string" calcext:value-type="string">
            <text:p>/home/alex/Downloads/TangBohu - William Zorach style.safetensors</text:p>
          </table:table-cell>
          <table:table-cell office:value-type="string" calcext:value-type="string">
            <text:p>path</text:p>
          </table:table-cell>
          <table:table-cell/>
          <table:table-cell office:value-type="string" calcext:value-type="string">
            <text:p>["style of William Zorach"]</text:p>
          </table:table-cell>
          <table:table-cell office:value-type="string" calcext:value-type="string">
            <text:p>{"key":"3dbd2e09-ed28-493e-830c-ab36e7d81df3","hash":"blake3:75b0b045ca4ec6c467ce167f8780be177571e32d6ee56cd34e30e7df5f528b08","path":"flux/lora/TangBohu - William Zorach style.safetensors","file_size":306432752,"name":"TangBohu - William Zorach style","type":"lora","format":"lycoris","base":"flux","source":"/home/alex/Downloads/TangBohu - William Zorach style.safetensors","source_type":"path","description":"William Zorach was an American sculptor, painter, and printmaker. He was born on February 28, 1887, in Eurburg, Lithuania, and passed away on November 15, 1966, in Bath, Maine.\n\nZorach was known for his contributions to the development of modernism in American art. He began his artistic career as a painter, experimenting with various styles including Fauvism and Cubism. However, it was his transition to sculpture that brought him the most recognition.\n\nZorach's sculptures were characterized by their simplified forms and emphasis on the natural beauty of the materials. He often worked with stone, wood, and bronze, creating organic and abstracted figures that conveyed a sense of grace and harmony. Zorach's sculptures were influenced by primitive and folk art, displaying a sense of rawness and simplicity.\n\nIn addition to his sculptures, Zorach was also an accomplished printmaker and painter. His paintings often depicted landscapes, still lifes, and portraits, showcasing his mastery of color and composition.\n\nWilliam Zorach's contributions to the art world include his role in introducing modernist aesthetics to American sculpture. His work embraced the essence of nature and celebrated the beauty in simplicity. Zorach's sculptures and paintings continue to inspire artists today, leaving a lasting impact on the development of American modernism.","source_api_response":null,"cover_image":null,"submodels":null,"usage_info":null,"trigger_phrases":["style of William Zorach"]}</text:p>
          </table:table-cell>
          <table:table-cell office:value-type="string" calcext:value-type="string">
            <text:p>2025-07-27 00:46:11.786</text:p>
          </table:table-cell>
          <table:table-cell office:value-type="string" calcext:value-type="string">
            <text:p>2025-07-27 00:57:21.402</text:p>
          </table:table-cell>
          <table:table-cell office:value-type="float" office:value="306432752" calcext:value-type="float">
            <text:p>306432752</text:p>
          </table:table-cell>
        </table:table-row>
        <table:table-row table:style-name="ro12">
          <table:table-cell office:value-type="string" calcext:value-type="string">
            <text:p>590bd178-35f8-4f74-a66e-8529b582125c</text:p>
          </table:table-cell>
          <table:table-cell office:value-type="string" calcext:value-type="string">
            <text:p>blake3:8c67fe46cc5861149857f289f7b94d357d96776ceef83c25a12f31b1601d3dc0</text:p>
          </table:table-cell>
          <table:table-cell office:value-type="string" calcext:value-type="string">
            <text:p>flux</text:p>
          </table:table-cell>
          <table:table-cell office:value-type="string" calcext:value-type="string">
            <text:p>lora</text:p>
          </table:table-cell>
          <table:table-cell office:value-type="string" calcext:value-type="string">
            <text:p>flux/lora/TangBohu - Fra Filippo Lippi style.safetensors</text:p>
          </table:table-cell>
          <table:table-cell office:value-type="string" calcext:value-type="string">
            <text:p>lycoris</text:p>
          </table:table-cell>
          <table:table-cell office:value-type="string" calcext:value-type="string">
            <text:p>TangBohu - Fra Filippo Lippi style</text:p>
          </table:table-cell>
          <table:table-cell office:value-type="string" calcext:value-type="string">
            <text:p>Fra Filippo Lippi (c. 1406-1469) was an Italian painter of the Quattrocento (15th century) and one of the most important Early Renaissance artists in Florence.</text:p>
            <text:p/>
            <text:p>Birth/Death: c. 1406 in Florence, Italy - October 8, 1469 in Spoleto, Italy</text:p>
            <text:p/>
            <text:p>Major Works:</text:p>
            <text:p/>
            <text:p>"Madonna and Child with Angels" (Uffizi)</text:p>
            <text:p/>
            <text:p>"The Annunciation" (San Lorenzo, Florence)</text:p>
            <text:p/>
            <text:p>"Madonna with Child and Two Angels" (Uffizi)</text:p>
            <text:p/>
            <text:p>"Coronation of the Virgin" (Uffizi)</text:p>
            <text:p/>
            <text:p>"Stories of St. Stephen and St. John the Baptist" (Prato Cathedral)</text:p>
            <text:p/>
            <text:p>Artistic Style:</text:p>
            <text:p/>
            <text:p>Blending of religious and secular elements</text:p>
            <text:p/>
            <text:p>Innovative use of color and light</text:p>
            <text:p/>
            <text:p>Naturalistic representation of figures</text:p>
            <text:p/>
            <text:p>Detailed attention to fabric and texture</text:p>
            <text:p/>
            <text:p>Integration of contemporary Florentine fashion</text:p>
            <text:p/>
            <text:p>Dynamic composition with psychological depth</text:p>
            <text:p/>
            <text:p>Influence of Masaccio's naturalism</text:p>
            <text:p/>
            <text:p>Rich color palette and delicate modeling</text:p>
            <text:p/>
            <text:p>Major Contributions:</text:p>
            <text:p/>
            <text:p>Advanced naturalistic portrayal in religious paintings</text:p>
            <text:p/>
            <text:p>Pioneered psychological depth in religious figures</text:p>
            <text:p/>
            <text:p>Influenced later Renaissance artists including Botticelli</text:p>
            <text:p/>
            <text:p>Developed new approaches to depicting space and perspective</text:p>
            <text:p/>
            <text:p>Combined sacred themes with contemporary life elements</text:p>
            <text:p/>
            <text:p>Innovated the intimate Madonna and Child composition</text:p>
          </table:table-cell>
          <table:table-cell office:value-type="string" calcext:value-type="string">
            <text:p>/home/alex/Downloads/TangBohu - Fra Filippo Lippi style.safetensors</text:p>
          </table:table-cell>
          <table:table-cell office:value-type="string" calcext:value-type="string">
            <text:p>path</text:p>
          </table:table-cell>
          <table:table-cell/>
          <table:table-cell office:value-type="string" calcext:value-type="string">
            <text:p>["style of Fra Filippo Lippi"]</text:p>
          </table:table-cell>
          <table:table-cell office:value-type="string" calcext:value-type="string">
            <text:p>{"key":"590bd178-35f8-4f74-a66e-8529b582125c","hash":"blake3:8c67fe46cc5861149857f289f7b94d357d96776ceef83c25a12f31b1601d3dc0","path":"flux/lora/TangBohu - Fra Filippo Lippi style.safetensors","file_size":38402144,"name":"TangBohu - Fra Filippo Lippi style","type":"lora","format":"lycoris","base":"flux","source":"/home/alex/Downloads/TangBohu - Fra Filippo Lippi style.safetensors","source_type":"path","description":"Fra Filippo Lippi (c. 1406-1469) was an Italian painter of the Quattrocento (15th century) and one of the most important Early Renaissance artists in Florence.\n\nBirth/Death: c. 1406 in Florence, Italy - October 8, 1469 in Spoleto, Italy\n\nMajor Works:\n\n\"Madonna and Child with Angels\" (Uffizi)\n\n\"The Annunciation\" (San Lorenzo, Florence)\n\n\"Madonna with Child and Two Angels\" (Uffizi)\n\n\"Coronation of the Virgin\" (Uffizi)\n\n\"Stories of St. Stephen and St. John the Baptist\" (Prato Cathedral)\n\nArtistic Style:\n\nBlending of religious and secular elements\n\nInnovative use of color and light\n\nNaturalistic representation of figures\n\nDetailed attention to fabric and texture\n\nIntegration of contemporary Florentine fashion\n\nDynamic composition with psychological depth\n\nInfluence of Masaccio's naturalism\n\nRich color palette and delicate modeling\n\nMajor Contributions:\n\nAdvanced naturalistic portrayal in religious paintings\n\nPioneered psychological depth in religious figures\n\nInfluenced later Renaissance artists including Botticelli\n\nDeveloped new approaches to depicting space and perspective\n\nCombined sacred themes with contemporary life elements\n\nInnovated the intimate Madonna and Child composition","source_api_response":null,"cover_image":null,"submodels":null,"usage_info":null,"trigger_phrases":["style of Fra Filippo Lippi"]}</text:p>
          </table:table-cell>
          <table:table-cell office:value-type="string" calcext:value-type="string">
            <text:p>2025-07-27 00:46:19.607</text:p>
          </table:table-cell>
          <table:table-cell office:value-type="string" calcext:value-type="string">
            <text:p>2025-07-27 00:55:21.243</text:p>
          </table:table-cell>
          <table:table-cell office:value-type="float" office:value="38402144" calcext:value-type="float">
            <text:p>38402144</text:p>
          </table:table-cell>
        </table:table-row>
        <table:table-row table:style-name="ro5">
          <table:table-cell office:value-type="string" calcext:value-type="string">
            <text:p>59b59dd9-3b5c-42e6-a84a-678b2b5c2b79</text:p>
          </table:table-cell>
          <table:table-cell office:value-type="string" calcext:value-type="string">
            <text:p>blake3:6a403eeb5875e11aba3d60bfc8114554e54d4db66f6055d81c8f6efc57c053d0</text:p>
          </table:table-cell>
          <table:table-cell office:value-type="string" calcext:value-type="string">
            <text:p>flux</text:p>
          </table:table-cell>
          <table:table-cell office:value-type="string" calcext:value-type="string">
            <text:p>lora</text:p>
          </table:table-cell>
          <table:table-cell office:value-type="string" calcext:value-type="string">
            <text:p>flux/lora/TangBohu - Milton Glaser style.safetensors</text:p>
          </table:table-cell>
          <table:table-cell office:value-type="string" calcext:value-type="string">
            <text:p>lycoris</text:p>
          </table:table-cell>
          <table:table-cell office:value-type="string" calcext:value-type="string">
            <text:p>TangBohu - Milton Glaser style</text:p>
          </table:table-cell>
          <table:table-cell office:value-type="string" calcext:value-type="string">
            <text:p>Milton Glaser, born on June 26, 1929, in New York City, was an American graphic designer, illustrator, and co-founder of the iconic design firm Push Pin Studios. He is widely regarded as one of the most influential graphic designers of the 20th century.</text:p>
            <text:p/>
            <text:p>Glaser's work is characterized by his bold and vibrant use of color, combined with his innovative and imaginative approach to design. He is best known for creating the iconic "I â¤ï¸ NY" logo, which has become a globally recognized symbol of New York City.</text:p>
            <text:p/>
            <text:p>One of Glaser's notable contributions to the design world is his pioneering work in the field of graphic design. He was instrumental in shaping the visual language of the 1960s and 1970s, particularly through his distinctive psychedelic posters and album covers. His designs often incorporated hand-drawn typography, cultural references, and a sense of playfulness.</text:p>
            <text:p/>
            <text:p>In addition to his commercial work, Glaser also had a passion for promoting design education and fostering creativity. He co-founded the School of Visual Arts in New York City, where he taught and mentored many aspiring designers.</text:p>
            <text:p/>
            <text:p>Glaser's work has been exhibited worldwide, and he has received numerous awards and accolades for his contributions to the field of graphic design. He was honored with the National Medal of Arts in 2009, recognizing his significant impact on American culture through his design work.</text:p>
            <text:p/>
            <text:p>Milton Glaser passed away on June 26, 2020, leaving behind a legacy of iconic designs and a lasting influence on the world of graphic design.</text:p>
            <text:p/>
            <text:p/>
          </table:table-cell>
          <table:table-cell office:value-type="string" calcext:value-type="string">
            <text:p>/home/alex/Downloads/TangBohu - Milton Glaser style.safetensors</text:p>
          </table:table-cell>
          <table:table-cell office:value-type="string" calcext:value-type="string">
            <text:p>path</text:p>
          </table:table-cell>
          <table:table-cell/>
          <table:table-cell office:value-type="string" calcext:value-type="string">
            <text:p>["style of Milton Glaser"]</text:p>
          </table:table-cell>
          <table:table-cell office:value-type="string" calcext:value-type="string">
            <text:p>{"key":"59b59dd9-3b5c-42e6-a84a-678b2b5c2b79","hash":"blake3:6a403eeb5875e11aba3d60bfc8114554e54d4db66f6055d81c8f6efc57c053d0","path":"flux/lora/TangBohu - Milton Glaser style.safetensors","file_size":38402128,"name":"TangBohu - Milton Glaser style","type":"lora","format":"lycoris","base":"flux","source":"/home/alex/Downloads/TangBohu - Milton Glaser style.safetensors","source_type":"path","description":"Milton Glaser, born on June 26, 1929, in New York City, was an American graphic designer, illustrator, and co-founder of the iconic design firm Push Pin Studios. He is widely regarded as one of the most influential graphic designers of the 20th century.\n\nGlaser's work is characterized by his bold and vibrant use of color, combined with his innovative and imaginative approach to design. He is best known for creating the iconic \"I â¤ï¸ NY\" logo, which has become a globally recognized symbol of New York City.\n\nOne of Glaser's notable contributions to the design world is his pioneering work in the field of graphic design. He was instrumental in shaping the visual language of the 1960s and 1970s, particularly through his distinctive psychedelic posters and album covers. His designs often incorporated hand-drawn typography, cultural references, and a sense of playfulness.\n\nIn addition to his commercial work, Glaser also had a passion for promoting design education and fostering creativity. He co-founded the School of Visual Arts in New York City, where he taught and mentored many aspiring designers.\n\nGlaser's work has been exhibited worldwide, and he has received numerous awards and accolades for his contributions to the field of graphic design. He was honored with the National Medal of Arts in 2009, recognizing his significant impact on American culture through his design work.\n\nMilton Glaser passed away on June 26, 2020, leaving behind a legacy of iconic designs and a lasting influence on the world of graphic design.\n\n","source_api_response":null,"cover_image":null,"submodels":null,"usage_info":null,"trigger_phrases":["style of Milton Glaser"]}</text:p>
          </table:table-cell>
          <table:table-cell office:value-type="string" calcext:value-type="string">
            <text:p>2025-07-27 00:46:26.755</text:p>
          </table:table-cell>
          <table:table-cell office:value-type="string" calcext:value-type="string">
            <text:p>2025-07-27 00:56:24.433</text:p>
          </table:table-cell>
          <table:table-cell office:value-type="float" office:value="38402128" calcext:value-type="float">
            <text:p>38402128</text:p>
          </table:table-cell>
        </table:table-row>
        <table:table-row table:style-name="ro13">
          <table:table-cell office:value-type="string" calcext:value-type="string">
            <text:p>7d7d4bdf-9166-49da-862b-050db4440452</text:p>
          </table:table-cell>
          <table:table-cell office:value-type="string" calcext:value-type="string">
            <text:p>blake3:a888a351607a649b26a186fa207d83d39bb42bc123f879be24d3de4e7056f30b</text:p>
          </table:table-cell>
          <table:table-cell office:value-type="string" calcext:value-type="string">
            <text:p>flux</text:p>
          </table:table-cell>
          <table:table-cell office:value-type="string" calcext:value-type="string">
            <text:p>lora</text:p>
          </table:table-cell>
          <table:table-cell office:value-type="string" calcext:value-type="string">
            <text:p>flux/lora/TangBohu - Gentile da Fabriano style.safetensors</text:p>
          </table:table-cell>
          <table:table-cell office:value-type="string" calcext:value-type="string">
            <text:p>lycoris</text:p>
          </table:table-cell>
          <table:table-cell office:value-type="string" calcext:value-type="string">
            <text:p>TangBohu - Gentile da Fabriano style</text:p>
          </table:table-cell>
          <table:table-cell office:value-type="string" calcext:value-type="string">
            <text:p>Gentile da Fabriano (c.1370-1427) was one of the most important Italian painters of the International Gothic style, known for his luxurious decorative effects and refined technique.</text:p>
            <text:p/>
            <text:p>Birth/Death: c.1370 in Fabriano, Marche, Italy - September 1427 in Rome, Italy</text:p>
            <text:p/>
            <text:p>Major Works:</text:p>
            <text:p/>
            <text:p>"Adoration of the Magi" (1423) - Uffizi Gallery, Florence</text:p>
            <text:p/>
            <text:p>"Valle Romita Polyptych" (1410-1412)</text:p>
            <text:p/>
            <text:p>"Madonna and Child with Saints" (1425)</text:p>
            <text:p/>
            <text:p>"Quaratesi Madonna" (1425)</text:p>
            <text:p/>
            <text:p>Frescoes in the Doge's Palace, Venice (mostly lost)</text:p>
            <text:p/>
            <text:p>"Madonna of Humility" (1420)</text:p>
            <text:p/>
            <text:p>"Coronation of the Virgin" (1420)</text:p>
            <text:p/>
            <text:p>Artistic Style:</text:p>
            <text:p/>
            <text:p>Rich, decorative International Gothic style</text:p>
            <text:p/>
            <text:p>Extensive use of gold leaf</text:p>
            <text:p/>
            <text:p>Intricate patterns and details</text:p>
            <text:p/>
            <text:p>Elegant, flowing line work</text:p>
            <text:p/>
            <text:p>Brilliant color combinations</text:p>
            <text:p/>
            <text:p>Precise rendering of luxurious materials</text:p>
            <text:p/>
            <text:p>Delicate modeling of figures</text:p>
            <text:p/>
            <text:p>Integration of naturalistic elements</text:p>
            <text:p/>
            <text:p>Complex spatial arrangements</text:p>
            <text:p/>
            <text:p>Attention to costume detail</text:p>
            <text:p/>
            <text:p>Refined handling of light effects</text:p>
            <text:p/>
            <text:p>Major Contributions:</text:p>
            <text:p/>
            <text:p>Master of International Gothic style in Italy</text:p>
            <text:p/>
            <text:p>Bridge between Gothic and Renaissance art</text:p>
            <text:p/>
            <text:p>Advanced techniques in gold leaf application</text:p>
            <text:p/>
            <text:p>Influenced development of Florentine painting</text:p>
            <text:p/>
            <text:p>Combined Northern European and Italian styles</text:p>
            <text:p/>
            <text:p>Introduced new levels of naturalistic detail</text:p>
            <text:p/>
            <text:p>Enhanced narrative painting techniques</text:p>
            <text:p/>
            <text:p>Influenced Early Renaissance artists</text:p>
          </table:table-cell>
          <table:table-cell office:value-type="string" calcext:value-type="string">
            <text:p>/home/alex/Downloads/TangBohu - Gentile da Fabriano style.safetensors</text:p>
          </table:table-cell>
          <table:table-cell office:value-type="string" calcext:value-type="string">
            <text:p>path</text:p>
          </table:table-cell>
          <table:table-cell/>
          <table:table-cell office:value-type="string" calcext:value-type="string">
            <text:p>["style of Gentile da Fabriano"]</text:p>
          </table:table-cell>
          <table:table-cell office:value-type="string" calcext:value-type="string">
            <text:p>{"key":"7d7d4bdf-9166-49da-862b-050db4440452","hash":"blake3:a888a351607a649b26a186fa207d83d39bb42bc123f879be24d3de4e7056f30b","path":"flux/lora/TangBohu - Gentile da Fabriano style.safetensors","file_size":38403280,"name":"TangBohu - Gentile da Fabriano style","type":"lora","format":"lycoris","base":"flux","source":"/home/alex/Downloads/TangBohu - Gentile da Fabriano style.safetensors","source_type":"path","description":"Gentile da Fabriano (c.1370-1427) was one of the most important Italian painters of the International Gothic style, known for his luxurious decorative effects and refined technique.\n\nBirth/Death: c.1370 in Fabriano, Marche, Italy - September 1427 in Rome, Italy\n\nMajor Works:\n\n\"Adoration of the Magi\" (1423) - Uffizi Gallery, Florence\n\n\"Valle Romita Polyptych\" (1410-1412)\n\n\"Madonna and Child with Saints\" (1425)\n\n\"Quaratesi Madonna\" (1425)\n\nFrescoes in the Doge's Palace, Venice (mostly lost)\n\n\"Madonna of Humility\" (1420)\n\n\"Coronation of the Virgin\" (1420)\n\nArtistic Style:\n\nRich, decorative International Gothic style\n\nExtensive use of gold leaf\n\nIntricate patterns and details\n\nElegant, flowing line work\n\nBrilliant color combinations\n\nPrecise rendering of luxurious materials\n\nDelicate modeling of figures\n\nIntegration of naturalistic elements\n\nComplex spatial arrangements\n\nAttention to costume detail\n\nRefined handling of light effects\n\nMajor Contributions:\n\nMaster of International Gothic style in Italy\n\nBridge between Gothic and Renaissance art\n\nAdvanced techniques in gold leaf application\n\nInfluenced development of Florentine painting\n\nCombined Northern European and Italian styles\n\nIntroduced new levels of naturalistic detail\n\nEnhanced narrative painting techniques\n\nInfluenced Early Renaissance artists","source_api_response":null,"cover_image":null,"submodels":null,"usage_info":null,"trigger_phrases":["style of Gentile da Fabriano"]}</text:p>
          </table:table-cell>
          <table:table-cell office:value-type="string" calcext:value-type="string">
            <text:p>2025-07-27 00:46:34.228</text:p>
          </table:table-cell>
          <table:table-cell office:value-type="string" calcext:value-type="string">
            <text:p>2025-07-27 00:55:50.553</text:p>
          </table:table-cell>
          <table:table-cell office:value-type="float" office:value="38403280" calcext:value-type="float">
            <text:p>38403280</text:p>
          </table:table-cell>
        </table:table-row>
        <table:table-row table:style-name="ro10">
          <table:table-cell office:value-type="string" calcext:value-type="string">
            <text:p>3541dd7c-fe92-454d-a09a-40aa704010cb</text:p>
          </table:table-cell>
          <table:table-cell office:value-type="string" calcext:value-type="string">
            <text:p>blake3:6f74b1ee433c82b7fe4fbb14b903af9cf1e4e1fc81dae3f4d67ea6299f2b6c4a</text:p>
          </table:table-cell>
          <table:table-cell office:value-type="string" calcext:value-type="string">
            <text:p>flux</text:p>
          </table:table-cell>
          <table:table-cell office:value-type="string" calcext:value-type="string">
            <text:p>lora</text:p>
          </table:table-cell>
          <table:table-cell office:value-type="string" calcext:value-type="string">
            <text:p>flux/lora/TangBohu - Maurice Prendergast style.safetensors</text:p>
          </table:table-cell>
          <table:table-cell office:value-type="string" calcext:value-type="string">
            <text:p>lycoris</text:p>
          </table:table-cell>
          <table:table-cell office:value-type="string" calcext:value-type="string">
            <text:p>TangBohu - Maurice Prendergast style</text:p>
          </table:table-cell>
          <table:table-cell office:value-type="string" calcext:value-type="string">
            <text:p>Maurice Prendergast was an American Post-Impressionist painter known for his colorful and vibrant depictions of urban scenes, landscapes, and leisure activities. He was born on October 10, 1858 in St. John's, Newfoundland, Canada, and later moved to Boston, Massachusetts with his family. Prendergast's art often featured lively brushwork, bold colors, and a sense of movement.</text:p>
            <text:p/>
            <text:p>His works are characterized by a combination of Pointillism and Fauvism, creating a unique and dynamic style. Prendergast was influenced by European art movements such as Impressionism and Post-Impressionism, but he developed his own distinctive approach to painting.</text:p>
            <text:p/>
            <text:p>Some of his most famous works include "Central Park" and "The Bathers," which showcase his interest in capturing the vibrancy of everyday life and leisure activities. Prendergast's contributions to American art include his role in introducing modern European art styles to American audiences and his influence on later generations of American artists.</text:p>
            <text:p/>
            <text:p>Maurice Prendergast passed away on February 1, 1924 in New York City, leaving behind a legacy of innovative and colorful paintings that continue to inspire art lovers around the world.</text:p>
          </table:table-cell>
          <table:table-cell office:value-type="string" calcext:value-type="string">
            <text:p>/home/alex/Downloads/TangBohu - Maurice Prendergast style.safetensors</text:p>
          </table:table-cell>
          <table:table-cell office:value-type="string" calcext:value-type="string">
            <text:p>path</text:p>
          </table:table-cell>
          <table:table-cell/>
          <table:table-cell office:value-type="string" calcext:value-type="string">
            <text:p>["style of Maurice Prendergast"]</text:p>
          </table:table-cell>
          <table:table-cell office:value-type="string" calcext:value-type="string">
            <text:p>{"key":"3541dd7c-fe92-454d-a09a-40aa704010cb","hash":"blake3:6f74b1ee433c82b7fe4fbb14b903af9cf1e4e1fc81dae3f4d67ea6299f2b6c4a","path":"flux/lora/TangBohu - Maurice Prendergast style.safetensors","file_size":38402152,"name":"TangBohu - Maurice Prendergast style","type":"lora","format":"lycoris","base":"flux","source":"/home/alex/Downloads/TangBohu - Maurice Prendergast style.safetensors","source_type":"path","description":"Maurice Prendergast was an American Post-Impressionist painter known for his colorful and vibrant depictions of urban scenes, landscapes, and leisure activities. He was born on October 10, 1858 in St. John's, Newfoundland, Canada, and later moved to Boston, Massachusetts with his family. Prendergast's art often featured lively brushwork, bold colors, and a sense of movement.\n\nHis works are characterized by a combination of Pointillism and Fauvism, creating a unique and dynamic style. Prendergast was influenced by European art movements such as Impressionism and Post-Impressionism, but he developed his own distinctive approach to painting.\n\nSome of his most famous works include \"Central Park\" and \"The Bathers,\" which showcase his interest in capturing the vibrancy of everyday life and leisure activities. Prendergast's contributions to American art include his role in introducing modern European art styles to American audiences and his influence on later generations of American artists.\n\nMaurice Prendergast passed away on February 1, 1924 in New York City, leaving behind a legacy of innovative and colorful paintings that continue to inspire art lovers around the world.","source_api_response":null,"cover_image":null,"submodels":null,"usage_info":null,"trigger_phrases":["style of Maurice Prendergast"]}</text:p>
          </table:table-cell>
          <table:table-cell office:value-type="string" calcext:value-type="string">
            <text:p>2025-07-27 00:46:41.995</text:p>
          </table:table-cell>
          <table:table-cell office:value-type="string" calcext:value-type="string">
            <text:p>2025-07-27 00:54:39.455</text:p>
          </table:table-cell>
          <table:table-cell office:value-type="float" office:value="38402152" calcext:value-type="float">
            <text:p>38402152</text:p>
          </table:table-cell>
        </table:table-row>
        <table:table-row table:style-name="ro14">
          <table:table-cell office:value-type="string" calcext:value-type="string">
            <text:p>757a5e15-e86e-4c6e-94f1-b307fd986f28</text:p>
          </table:table-cell>
          <table:table-cell office:value-type="string" calcext:value-type="string">
            <text:p>blake3:6745a9c53eebe317ea422b049dbd8de476c13f308455770f22a7bfd926ab7181</text:p>
          </table:table-cell>
          <table:table-cell office:value-type="string" calcext:value-type="string">
            <text:p>flux</text:p>
          </table:table-cell>
          <table:table-cell office:value-type="string" calcext:value-type="string">
            <text:p>lora</text:p>
          </table:table-cell>
          <table:table-cell office:value-type="string" calcext:value-type="string">
            <text:p>flux/lora/TangBohu - William Morris style.safetensors</text:p>
          </table:table-cell>
          <table:table-cell office:value-type="string" calcext:value-type="string">
            <text:p>lycoris</text:p>
          </table:table-cell>
          <table:table-cell office:value-type="string" calcext:value-type="string">
            <text:p>TangBohu - William Morris style</text:p>
          </table:table-cell>
          <table:table-cell office:value-type="string" calcext:value-type="string">
            <text:p>William Morris was an English textile designer, poet, novelist, and socialist activist. He was born on March 24, 1834, in Walthamstow, Essex, England, and he passed away on October 3, 1896, in Hammersmith, London.</text:p>
            <text:p/>
            <text:p>Morris is best known for his contributions to the Arts and Crafts movement, which aimed to revive traditional craftsmanship and create beautiful, functional objects for everyday life. He believed that art should be accessible to all and sought to bring artistry and beauty into people's homes.</text:p>
            <text:p/>
            <text:p>As a textile designer, Morris created intricate patterns inspired by nature and medieval art. His designs, characterized by rich colors and elaborate motifs, became highly sought after and had a significant impact on the Victorian aesthetic. His most famous textile design is "Strawberry Thief," featuring birds stealing strawberries from a garden.</text:p>
            <text:p/>
            <text:p>Morris was also a prolific writer and poet. His works often reflected his socialist beliefs and advocated for social justice and environmental conservation. He wrote several novels, including "News from Nowhere" and "The Wood Beyond the World," which combined elements of fantasy and social critique.</text:p>
            <text:p/>
            <text:p>In addition to his artistic and literary pursuits, Morris was actively involved in political activism. He co-founded the Socialist League and was a vocal advocate for workers' rights and the redistribution of wealth.</text:p>
            <text:p/>
            <text:p>William Morris's legacy lies in his pioneering role in the Arts and Crafts movement, his influential textile designs, and his commitment to social and environmental causes. His ideas continue to inspire artists, designers, and activists today, reminding us of the power of art to transform society.</text:p>
          </table:table-cell>
          <table:table-cell office:value-type="string" calcext:value-type="string">
            <text:p>/home/alex/Downloads/TangBohu - William Morris style.safetensors</text:p>
          </table:table-cell>
          <table:table-cell office:value-type="string" calcext:value-type="string">
            <text:p>path</text:p>
          </table:table-cell>
          <table:table-cell/>
          <table:table-cell office:value-type="string" calcext:value-type="string">
            <text:p>["style of William Morris"]</text:p>
          </table:table-cell>
          <table:table-cell office:value-type="string" calcext:value-type="string">
            <text:p>{"key":"757a5e15-e86e-4c6e-94f1-b307fd986f28","hash":"blake3:6745a9c53eebe317ea422b049dbd8de476c13f308455770f22a7bfd926ab7181","path":"flux/lora/TangBohu - William Morris style.safetensors","file_size":306435968,"name":"TangBohu - William Morris style","type":"lora","format":"lycoris","base":"flux","source":"/home/alex/Downloads/TangBohu - William Morris style.safetensors","source_type":"path","description":"William Morris was an English textile designer, poet, novelist, and socialist activist. He was born on March 24, 1834, in Walthamstow, Essex, England, and he passed away on October 3, 1896, in Hammersmith, London.\n\nMorris is best known for his contributions to the Arts and Crafts movement, which aimed to revive traditional craftsmanship and create beautiful, functional objects for everyday life. He believed that art should be accessible to all and sought to bring artistry and beauty into people's homes.\n\nAs a textile designer, Morris created intricate patterns inspired by nature and medieval art. His designs, characterized by rich colors and elaborate motifs, became highly sought after and had a significant impact on the Victorian aesthetic. His most famous textile design is \"Strawberry Thief,\" featuring birds stealing strawberries from a garden.\n\nMorris was also a prolific writer and poet. His works often reflected his socialist beliefs and advocated for social justice and environmental conservation. He wrote several novels, including \"News from Nowhere\" and \"The Wood Beyond the World,\" which combined elements of fantasy and social critique.\n\nIn addition to his artistic and literary pursuits, Morris was actively involved in political activism. He co-founded the Socialist League and was a vocal advocate for workers' rights and the redistribution of wealth.\n\nWilliam Morris's legacy lies in his pioneering role in the Arts and Crafts movement, his influential textile designs, and his commitment to social and environmental causes. His ideas continue to inspire artists, designers, and activists today, reminding us of the power of art to transform society.","source_api_response":null,"cover_image":null,"submodels":null,"usage_info":null,"trigger_phrases":["style of William Morris"]}</text:p>
          </table:table-cell>
          <table:table-cell office:value-type="string" calcext:value-type="string">
            <text:p>2025-07-27 00:52:13.258</text:p>
          </table:table-cell>
          <table:table-cell office:value-type="string" calcext:value-type="string">
            <text:p>2025-07-27 00:56:51.638</text:p>
          </table:table-cell>
          <table:table-cell office:value-type="float" office:value="306435968" calcext:value-type="float">
            <text:p>306435968</text:p>
          </table:table-cell>
        </table:table-row>
        <table:table-row table:style-name="ro1">
          <table:table-cell office:value-type="string" calcext:value-type="string">
            <text:p>12d1e171-6037-4d85-a35e-5a7463fbe239</text:p>
          </table:table-cell>
          <table:table-cell office:value-type="string" calcext:value-type="string">
            <text:p>blake3:c194779beba8d30c204e3904ad3ffc695a1cb542286f207dccaeae881dc7d19a</text:p>
          </table:table-cell>
          <table:table-cell office:value-type="string" calcext:value-type="string">
            <text:p>flux</text:p>
          </table:table-cell>
          <table:table-cell office:value-type="string" calcext:value-type="string">
            <text:p>lora</text:p>
          </table:table-cell>
          <table:table-cell office:value-type="string" calcext:value-type="string">
            <text:p>flux/lora/RZ - HamishMacbeth.safetensors</text:p>
          </table:table-cell>
          <table:table-cell office:value-type="string" calcext:value-type="string">
            <text:p>diffusers</text:p>
          </table:table-cell>
          <table:table-cell office:value-type="string" calcext:value-type="string">
            <text:p>RZ - HamishMacbeth</text:p>
          </table:table-cell>
          <table:table-cell office:value-type="string" calcext:value-type="string">
            <text:p>flux lora model RZ - HamishMacbeth</text:p>
          </table:table-cell>
          <table:table-cell office:value-type="string" calcext:value-type="string">
            <text:p>/home/alex/Downloads/RZ - HamishMacbeth.safetensors</text:p>
          </table:table-cell>
          <table:table-cell office:value-type="string" calcext:value-type="string">
            <text:p>path</text:p>
          </table:table-cell>
          <table:table-cell/>
          <table:table-cell office:value-type="string" calcext:value-type="string">
            <text:p>["hamish"]</text:p>
          </table:table-cell>
          <table:table-cell office:value-type="string" calcext:value-type="string">
            <text:p>{"key":"12d1e171-6037-4d85-a35e-5a7463fbe239","hash":"blake3:c194779beba8d30c204e3904ad3ffc695a1cb542286f207dccaeae881dc7d19a","path":"flux/lora/RZ - HamishMacbeth.safetensors","file_size":89745224,"name":"RZ - HamishMacbeth","type":"lora","format":"diffusers","base":"flux","source":"/home/alex/Downloads/RZ - HamishMacbeth.safetensors","source_type":"path","description":"flux lora model RZ - HamishMacbeth","source_api_response":null,"cover_image":null,"submodels":null,"usage_info":null,"trigger_phrases":["hamish"]}</text:p>
          </table:table-cell>
          <table:table-cell office:value-type="string" calcext:value-type="string">
            <text:p>2025-07-28 07:55:47.752</text:p>
          </table:table-cell>
          <table:table-cell office:value-type="string" calcext:value-type="string">
            <text:p>2025-07-28 07:56:05.507</text:p>
          </table:table-cell>
          <table:table-cell office:value-type="float" office:value="89745224" calcext:value-type="float">
            <text:p>89745224</text:p>
          </table:table-cell>
        </table:table-row>
        <table:table-row table:style-name="ro1">
          <table:table-cell office:value-type="string" calcext:value-type="string">
            <text:p>e15f90fd-6128-45e8-ae1a-85d2608dda28</text:p>
          </table:table-cell>
          <table:table-cell office:value-type="string" calcext:value-type="string">
            <text:p>blake3:60a4883e6b4c576170b66e650ae1aa2e1291d50a9f356ed44aa2f1e67de3dc57</text:p>
          </table:table-cell>
          <table:table-cell office:value-type="string" calcext:value-type="string">
            <text:p>flux</text:p>
          </table:table-cell>
          <table:table-cell office:value-type="string" calcext:value-type="string">
            <text:p>lora</text:p>
          </table:table-cell>
          <table:table-cell office:value-type="string" calcext:value-type="string">
            <text:p>flux/lora/PhotobAIt - Tron2 Style.safetensors</text:p>
          </table:table-cell>
          <table:table-cell office:value-type="string" calcext:value-type="string">
            <text:p>lycoris</text:p>
          </table:table-cell>
          <table:table-cell office:value-type="string" calcext:value-type="string">
            <text:p>PhotobAIt - Tron2 Style</text:p>
          </table:table-cell>
          <table:table-cell office:value-type="string" calcext:value-type="string">
            <text:p>Q2xpcCBTa2lwOiAxClN0cmVuZ3RoOiAwLjkKdHJvbjIgc3R5bGUsIHNjaWVuY2UgZmljdGlvbiwgbmVvbiwgcGFyaXMgbGFuZHNjYXBlIHdpdGggdGhlIGVmZmVpbCB0b3dlciwgbm90cmUgZGFtZSBjYXRoZWRyYWwsIFRoZSBCYXNpbGljYSBvZiBTYWNyw4PCqSBDw4XCk3VyIGRlIE1vbnRtYXJ0cmUsIFRoZSBBcmMgZGUgVHJpb21waGUgZGUgbCfDg8KJdG9pbGUgPGxvcmE6VHJvbjJfU3R5bGU6MC45PiB0cm9uMiBzdHlsZSwgc2NpZW5jZSBmaWN0aW9u</text:p>
          </table:table-cell>
          <table:table-cell office:value-type="string" calcext:value-type="string">
            <text:p>/home/alex/Downloads/PhotobAIt - Tron2 Style.safetensors</text:p>
          </table:table-cell>
          <table:table-cell office:value-type="string" calcext:value-type="string">
            <text:p>path</text:p>
          </table:table-cell>
          <table:table-cell/>
          <table:table-cell office:value-type="string" calcext:value-type="string">
            <text:p>["tron2 style, science fiction, neon"]</text:p>
          </table:table-cell>
          <table:table-cell office:value-type="string" calcext:value-type="string">
            <text:p>eyJrZXkiOiJlMTVmOTBmZC02MTI4LTQ1ZTgtYWUxYS04NWQyNjA4ZGRhMjgiLCJoYXNoIjoiYmxha2UzOjYwYTQ4ODNlNmI0YzU3NjE3MGI2NmU2NTBhZTFhYTJlMTI5MWQ1MGE5ZjM1NmVkNDRhYTJmMWU2N2RlM2RjNTciLCJwYXRoIjoiZmx1eC9sb3JhL1Bob3RvYkFJdCAtIFRyb24yIFN0eWxlLnNhZmV0ZW5zb3JzIiwiZmlsZV9zaXplIjoxOTI2MDc2MCwibmFtZSI6IlBob3RvYkFJdCAtIFRyb24yIFN0eWxlIiwidHlwZSI6ImxvcmEiLCJmb3JtYXQiOiJseWNvcmlzIiwiYmFzZSI6ImZsdXgiLCJzb3VyY2UiOiIvaG9tZS9hbGV4L0Rvd25sb2Fkcy9QaG90b2JBSXQgLSBUcm9uMiBTdHlsZS5zYWZldGVuc29ycyIsInNvdXJjZV90eXBlIjoicGF0aCIsImRlc2NyaXB0aW9uIjoiQ2xpcCBTa2lwOiAxXG5TdHJlbmd0aDogMC45XG50cm9uMiBzdHlsZSwgc2NpZW5jZSBmaWN0aW9uLCBuZW9uLCBwYXJpcyBsYW5kc2NhcGUgd2l0aCB0aGUgZWZmZWlsIHRvd2VyLCBub3RyZSBkYW1lIGNhdGhlZHJhbCwgVGhlIEJhc2lsaWNhIG9mIFNhY3LDg8KpIEPDhcKTdXIgZGUgTW9udG1hcnRyZSwgVGhlIEFyYyBkZSBUcmlvbXBoZSBkZSBsJ8ODwol0b2lsZSA8bG9yYTpUcm9uMl9TdHlsZTowLjk+IHRyb24yIHN0eWxlLCBzY2llbmNlIGZpY3Rpb24iLCJzb3VyY2VfYXBpX3Jlc3BvbnNlIjpudWxsLCJjb3Zlcl9pbWFnZSI6bnVsbCwic3VibW9kZWxzIjpudWxsLCJ1c2FnZV9pbmZvIjpudWxsLCJ0cmlnZ2VyX3BocmFzZXMiOlsidHJvbjIgc3R5bGUsIHNjaWVuY2UgZmljdGlvbiwgbmVvbiJdfQ==</text:p>
          </table:table-cell>
          <table:table-cell office:value-type="string" calcext:value-type="string">
            <text:p>2025-07-29 02:29:37.355</text:p>
          </table:table-cell>
          <table:table-cell office:value-type="string" calcext:value-type="string">
            <text:p>2025-07-29 04:09:49.945</text:p>
          </table:table-cell>
          <table:table-cell office:value-type="float" office:value="19260760" calcext:value-type="float">
            <text:p>19260760</text:p>
          </table:table-cell>
        </table:table-row>
        <table:table-row table:style-name="ro1">
          <table:table-cell office:value-type="string" calcext:value-type="string">
            <text:p>238fccb1-d1d2-4312-bb34-6406b2e2a8e8</text:p>
          </table:table-cell>
          <table:table-cell office:value-type="string" calcext:value-type="string">
            <text:p>blake3:b8a8dab33b705fa38e1582645cad7a67348c5d58104f74dd547a9048f711dd8b</text:p>
          </table:table-cell>
          <table:table-cell office:value-type="string" calcext:value-type="string">
            <text:p>flux</text:p>
          </table:table-cell>
          <table:table-cell office:value-type="string" calcext:value-type="string">
            <text:p>lora</text:p>
          </table:table-cell>
          <table:table-cell office:value-type="string" calcext:value-type="string">
            <text:p>flux/lora/PhotobAIt - Clement Thoby Style.safetensors</text:p>
          </table:table-cell>
          <table:table-cell office:value-type="string" calcext:value-type="string">
            <text:p>lycoris</text:p>
          </table:table-cell>
          <table:table-cell office:value-type="string" calcext:value-type="string">
            <text:p>PhotobAIt - Clement Thoby Style</text:p>
          </table:table-cell>
          <table:table-cell office:value-type="string" calcext:value-type="string">
            <text:p>&lt;lora:Clement_Thoby_Style:0.9&gt; clement thoby style, digital painting. the eiffel tower with snow at sunset</text:p>
          </table:table-cell>
          <table:table-cell office:value-type="string" calcext:value-type="string">
            <text:p>/home/alex/Downloads/PhotobAIt - Clement Thoby Style.safetensors</text:p>
          </table:table-cell>
          <table:table-cell office:value-type="string" calcext:value-type="string">
            <text:p>path</text:p>
          </table:table-cell>
          <table:table-cell/>
          <table:table-cell office:value-type="string" calcext:value-type="string">
            <text:p>["clement thoby style, painting"]</text:p>
          </table:table-cell>
          <table:table-cell office:value-type="string" calcext:value-type="string">
            <text:p>{"key":"238fccb1-d1d2-4312-bb34-6406b2e2a8e8","hash":"blake3:b8a8dab33b705fa38e1582645cad7a67348c5d58104f74dd547a9048f711dd8b","path":"flux/lora/PhotobAIt - Clement Thoby Style.safetensors","file_size":19260736,"name":"PhotobAIt - Clement Thoby Style","type":"lora","format":"lycoris","base":"flux","source":"/home/alex/Downloads/PhotobAIt - Clement Thoby Style.safetensors","source_type":"path","description":"&lt;lora:Clement_Thoby_Style:0.9&gt; clement thoby style, digital painting. the eiffel tower with snow at sunset","source_api_response":null,"cover_image":null,"submodels":null,"usage_info":null,"trigger_phrases":["clement thoby style, painting"]}</text:p>
          </table:table-cell>
          <table:table-cell office:value-type="string" calcext:value-type="string">
            <text:p>2025-07-29 03:51:46.961</text:p>
          </table:table-cell>
          <table:table-cell office:value-type="string" calcext:value-type="string">
            <text:p>2025-07-29 04:07:36.272</text:p>
          </table:table-cell>
          <table:table-cell office:value-type="float" office:value="19260736" calcext:value-type="float">
            <text:p>19260736</text:p>
          </table:table-cell>
        </table:table-row>
        <table:table-row table:style-name="ro1">
          <table:table-cell office:value-type="string" calcext:value-type="string">
            <text:p>1054d51e-d395-4606-962a-e0f2714cfb35</text:p>
          </table:table-cell>
          <table:table-cell office:value-type="string" calcext:value-type="string">
            <text:p>blake3:6d3e8ece26cf669d39d88ffc04a01eb1a6800982d34c7899536ebfd573810815</text:p>
          </table:table-cell>
          <table:table-cell office:value-type="string" calcext:value-type="string">
            <text:p>flux</text:p>
          </table:table-cell>
          <table:table-cell office:value-type="string" calcext:value-type="string">
            <text:p>lora</text:p>
          </table:table-cell>
          <table:table-cell office:value-type="string" calcext:value-type="string">
            <text:p>flux/lora/PhotobAIt - Renoir style.safetensors</text:p>
          </table:table-cell>
          <table:table-cell office:value-type="string" calcext:value-type="string">
            <text:p>lycoris</text:p>
          </table:table-cell>
          <table:table-cell office:value-type="string" calcext:value-type="string">
            <text:p>PhotobAIt - Renoir style</text:p>
          </table:table-cell>
          <table:table-cell office:value-type="string" calcext:value-type="string">
            <text:p>&lt;lora:Renoir_style:0.9&gt; renoir style, a woman holds a cocktail on the beach at sunset</text:p>
          </table:table-cell>
          <table:table-cell office:value-type="string" calcext:value-type="string">
            <text:p>/home/alex/Downloads/PhotobAIt - Renoir style.safetensors</text:p>
          </table:table-cell>
          <table:table-cell office:value-type="string" calcext:value-type="string">
            <text:p>path</text:p>
          </table:table-cell>
          <table:table-cell/>
          <table:table-cell office:value-type="string" calcext:value-type="string">
            <text:p>["renoir style"]</text:p>
          </table:table-cell>
          <table:table-cell office:value-type="string" calcext:value-type="string">
            <text:p>{"key":"1054d51e-d395-4606-962a-e0f2714cfb35","hash":"blake3:6d3e8ece26cf669d39d88ffc04a01eb1a6800982d34c7899536ebfd573810815","path":"flux/lora/PhotobAIt - Renoir style.safetensors","file_size":19260784,"name":"PhotobAIt - Renoir style","type":"lora","format":"lycoris","base":"flux","source":"/home/alex/Downloads/PhotobAIt - Renoir style.safetensors","source_type":"path","description":"&lt;lora:Renoir_style:0.9&gt; renoir style, a woman holds a cocktail on the beach at sunset","source_api_response":null,"cover_image":null,"submodels":null,"usage_info":null,"trigger_phrases":["renoir style"]}</text:p>
          </table:table-cell>
          <table:table-cell office:value-type="string" calcext:value-type="string">
            <text:p>2025-07-29 03:51:57.163</text:p>
          </table:table-cell>
          <table:table-cell office:value-type="string" calcext:value-type="string">
            <text:p>2025-07-29 04:07:08.666</text:p>
          </table:table-cell>
          <table:table-cell office:value-type="float" office:value="19260784" calcext:value-type="float">
            <text:p>19260784</text:p>
          </table:table-cell>
        </table:table-row>
        <table:table-row table:style-name="ro1">
          <table:table-cell office:value-type="string" calcext:value-type="string">
            <text:p>33b08699-4e54-43ac-887b-fc1c92ec822c</text:p>
          </table:table-cell>
          <table:table-cell office:value-type="string" calcext:value-type="string">
            <text:p>blake3:d0cb1a98c3d4b4742b7343e9606e6e13073ed9b7181502ebc6c6cc84f618e2ec</text:p>
          </table:table-cell>
          <table:table-cell office:value-type="string" calcext:value-type="string">
            <text:p>flux</text:p>
          </table:table-cell>
          <table:table-cell office:value-type="string" calcext:value-type="string">
            <text:p>lora</text:p>
          </table:table-cell>
          <table:table-cell office:value-type="string" calcext:value-type="string">
            <text:p>flux/lora/PhotobAIt - Dali Style.safetensors</text:p>
          </table:table-cell>
          <table:table-cell office:value-type="string" calcext:value-type="string">
            <text:p>lycoris</text:p>
          </table:table-cell>
          <table:table-cell office:value-type="string" calcext:value-type="string">
            <text:p>PhotobAIt - Dali Style</text:p>
          </table:table-cell>
          <table:table-cell office:value-type="string" calcext:value-type="string">
            <text:p>&lt;lora:Dali Style:0.9&gt; dali style, painting. a man holding a melting beer in a pub with long legs elephants</text:p>
          </table:table-cell>
          <table:table-cell office:value-type="string" calcext:value-type="string">
            <text:p>/home/alex/Downloads/PhotobAIt - Dali Style.safetensors</text:p>
          </table:table-cell>
          <table:table-cell office:value-type="string" calcext:value-type="string">
            <text:p>path</text:p>
          </table:table-cell>
          <table:table-cell/>
          <table:table-cell office:value-type="string" calcext:value-type="string">
            <text:p>["dali style, painting"]</text:p>
          </table:table-cell>
          <table:table-cell office:value-type="string" calcext:value-type="string">
            <text:p>{"key":"33b08699-4e54-43ac-887b-fc1c92ec822c","hash":"blake3:d0cb1a98c3d4b4742b7343e9606e6e13073ed9b7181502ebc6c6cc84f618e2ec","path":"flux/lora/PhotobAIt - Dali Style.safetensors","file_size":76692896,"name":"PhotobAIt - Dali Style","type":"lora","format":"lycoris","base":"flux","source":"/home/alex/Downloads/PhotobAIt - Dali Style.safetensors","source_type":"path","description":"&lt;lora:Dali Style:0.9&gt; dali style, painting. a man holding a melting beer in a pub with long legs elephants","source_api_response":null,"cover_image":null,"submodels":null,"usage_info":null,"trigger_phrases":["dali style, painting"]}</text:p>
          </table:table-cell>
          <table:table-cell office:value-type="string" calcext:value-type="string">
            <text:p>2025-07-29 03:52:06.806</text:p>
          </table:table-cell>
          <table:table-cell office:value-type="string" calcext:value-type="string">
            <text:p>2025-07-29 04:06:45.040</text:p>
          </table:table-cell>
          <table:table-cell office:value-type="float" office:value="76692896" calcext:value-type="float">
            <text:p>76692896</text:p>
          </table:table-cell>
        </table:table-row>
        <table:table-row table:style-name="ro1">
          <table:table-cell office:value-type="string" calcext:value-type="string">
            <text:p>4571959e-b36b-4193-a93b-a879e0d5220b</text:p>
          </table:table-cell>
          <table:table-cell office:value-type="string" calcext:value-type="string">
            <text:p>blake3:79b6b03e4ff6d2cba32004192a0b2862c51ac4c1878578931f498ca97756f900</text:p>
          </table:table-cell>
          <table:table-cell office:value-type="string" calcext:value-type="string">
            <text:p>flux</text:p>
          </table:table-cell>
          <table:table-cell office:value-type="string" calcext:value-type="string">
            <text:p>lora</text:p>
          </table:table-cell>
          <table:table-cell office:value-type="string" calcext:value-type="string">
            <text:p>flux/lora/PhotobAIt - George PÃ©rez.safetensors</text:p>
          </table:table-cell>
          <table:table-cell office:value-type="string" calcext:value-type="string">
            <text:p>lycoris</text:p>
          </table:table-cell>
          <table:table-cell office:value-type="string" calcext:value-type="string">
            <text:p>PhotobAIt - George PÃ©rez</text:p>
          </table:table-cell>
          <table:table-cell office:value-type="string" calcext:value-type="string">
            <text:p>&lt;lora:George_PÃ©rez:0.9&gt; george pÃ©rez style, comics, full body, spiderman is holding a beer in a pub</text:p>
          </table:table-cell>
          <table:table-cell office:value-type="string" calcext:value-type="string">
            <text:p>/home/alex/Downloads/PhotobAIt - George PÃ©rez.safetensors</text:p>
          </table:table-cell>
          <table:table-cell office:value-type="string" calcext:value-type="string">
            <text:p>path</text:p>
          </table:table-cell>
          <table:table-cell/>
          <table:table-cell office:value-type="string" calcext:value-type="string">
            <text:p>["george pÃ©rez style, comics"]</text:p>
          </table:table-cell>
          <table:table-cell office:value-type="string" calcext:value-type="string">
            <text:p>{"key":"4571959e-b36b-4193-a93b-a879e0d5220b","hash":"blake3:79b6b03e4ff6d2cba32004192a0b2862c51ac4c1878578931f498ca97756f900","path":"flux/lora/PhotobAIt - George PÃ©rez.safetensors","file_size":19260952,"name":"PhotobAIt - George PÃ©rez","type":"lora","format":"lycoris","base":"flux","source":"/home/alex/Downloads/PhotobAIt - George PÃ©rez.safetensors","source_type":"path","description":"&lt;lora:George_PÃ©rez:0.9&gt; george pÃ©rez style, comics, full body, spiderman is holding a beer in a pub","source_api_response":null,"cover_image":null,"submodels":null,"usage_info":null,"trigger_phrases":["george pÃ©rez style, comics"]}</text:p>
          </table:table-cell>
          <table:table-cell office:value-type="string" calcext:value-type="string">
            <text:p>2025-07-29 03:52:14.795</text:p>
          </table:table-cell>
          <table:table-cell office:value-type="string" calcext:value-type="string">
            <text:p>2025-07-29 04:04:28.720</text:p>
          </table:table-cell>
          <table:table-cell office:value-type="float" office:value="19260952" calcext:value-type="float">
            <text:p>19260952</text:p>
          </table:table-cell>
        </table:table-row>
        <table:table-row table:style-name="ro1">
          <table:table-cell office:value-type="string" calcext:value-type="string">
            <text:p>81d955d4-d9ae-4dc7-a16e-60780e1dab18</text:p>
          </table:table-cell>
          <table:table-cell office:value-type="string" calcext:value-type="string">
            <text:p>blake3:0a6cdcad032a88b44d33fc22f214624a99e4dc84cd97d993cb2e7c20100fffb7</text:p>
          </table:table-cell>
          <table:table-cell office:value-type="string" calcext:value-type="string">
            <text:p>flux</text:p>
          </table:table-cell>
          <table:table-cell office:value-type="string" calcext:value-type="string">
            <text:p>lora</text:p>
          </table:table-cell>
          <table:table-cell office:value-type="string" calcext:value-type="string">
            <text:p>flux/lora/PhotobAIt - Origami style.safetensors</text:p>
          </table:table-cell>
          <table:table-cell office:value-type="string" calcext:value-type="string">
            <text:p>lycoris</text:p>
          </table:table-cell>
          <table:table-cell office:value-type="string" calcext:value-type="string">
            <text:p>PhotobAIt - Origami style</text:p>
          </table:table-cell>
          <table:table-cell office:value-type="string" calcext:value-type="string">
            <text:p>&lt;lora:Origami_style:0.9&gt; origami style, <text:s/>scilpture, a cat at a window</text:p>
          </table:table-cell>
          <table:table-cell office:value-type="string" calcext:value-type="string">
            <text:p>/home/alex/Downloads/PhotobAIt - Origami style.safetensors</text:p>
          </table:table-cell>
          <table:table-cell office:value-type="string" calcext:value-type="string">
            <text:p>path</text:p>
          </table:table-cell>
          <table:table-cell/>
          <table:table-cell office:value-type="string" calcext:value-type="string">
            <text:p>["sculpture","origami style"]</text:p>
          </table:table-cell>
          <table:table-cell office:value-type="string" calcext:value-type="string">
            <text:p>{"key":"81d955d4-d9ae-4dc7-a16e-60780e1dab18","hash":"blake3:0a6cdcad032a88b44d33fc22f214624a99e4dc84cd97d993cb2e7c20100fffb7","path":"flux/lora/PhotobAIt - Origami style.safetensors","file_size":19259576,"name":"PhotobAIt - Origami style","type":"lora","format":"lycoris","base":"flux","source":"/home/alex/Downloads/PhotobAIt - Origami style.safetensors","source_type":"path","description":"&lt;lora:Origami_style:0.9&gt; origami style, <text:s/>scilpture, a cat at a window","source_api_response":null,"cover_image":null,"submodels":null,"usage_info":null,"trigger_phrases":["sculpture","origami style"]}</text:p>
          </table:table-cell>
          <table:table-cell office:value-type="string" calcext:value-type="string">
            <text:p>2025-07-29 03:52:24.568</text:p>
          </table:table-cell>
          <table:table-cell office:value-type="string" calcext:value-type="string">
            <text:p>2025-07-29 04:04:07.111</text:p>
          </table:table-cell>
          <table:table-cell office:value-type="float" office:value="19259576" calcext:value-type="float">
            <text:p>19259576</text:p>
          </table:table-cell>
        </table:table-row>
        <table:table-row table:style-name="ro1">
          <table:table-cell office:value-type="string" calcext:value-type="string">
            <text:p>d00a5f34-870e-4a1c-81eb-3b44d9da2404</text:p>
          </table:table-cell>
          <table:table-cell office:value-type="string" calcext:value-type="string">
            <text:p>blake3:08f036a2bea91b17ea7e54648fa370acdba7f19bef831b8fbc2172e41012c3c6</text:p>
          </table:table-cell>
          <table:table-cell office:value-type="string" calcext:value-type="string">
            <text:p>flux</text:p>
          </table:table-cell>
          <table:table-cell office:value-type="string" calcext:value-type="string">
            <text:p>lora</text:p>
          </table:table-cell>
          <table:table-cell office:value-type="string" calcext:value-type="string">
            <text:p>flux/lora/PhotobAIt - Papercut Art.safetensors</text:p>
          </table:table-cell>
          <table:table-cell office:value-type="string" calcext:value-type="string">
            <text:p>lycoris</text:p>
          </table:table-cell>
          <table:table-cell office:value-type="string" calcext:value-type="string">
            <text:p>PhotobAIt - Papercut Art</text:p>
          </table:table-cell>
          <table:table-cell office:value-type="string" calcext:value-type="string">
            <text:p>&lt;lora:Papercut_Art:0.9&gt; papercut art, a man holds a beer</text:p>
          </table:table-cell>
          <table:table-cell office:value-type="string" calcext:value-type="string">
            <text:p>/home/alex/Downloads/PhotobAIt - Papercut Art.safetensors</text:p>
          </table:table-cell>
          <table:table-cell office:value-type="string" calcext:value-type="string">
            <text:p>path</text:p>
          </table:table-cell>
          <table:table-cell/>
          <table:table-cell office:value-type="string" calcext:value-type="string">
            <text:p>["hands holding","papercut art"]</text:p>
          </table:table-cell>
          <table:table-cell office:value-type="string" calcext:value-type="string">
            <text:p>{"key":"d00a5f34-870e-4a1c-81eb-3b44d9da2404","hash":"blake3:08f036a2bea91b17ea7e54648fa370acdba7f19bef831b8fbc2172e41012c3c6","path":"flux/lora/PhotobAIt - Papercut Art.safetensors","file_size":19262144,"name":"PhotobAIt - Papercut Art","type":"lora","format":"lycoris","base":"flux","source":"/home/alex/Downloads/PhotobAIt - Papercut Art.safetensors","source_type":"path","description":"&lt;lora:Papercut_Art:0.9&gt; papercut art, a man holds a beer","source_api_response":null,"cover_image":null,"submodels":null,"usage_info":null,"trigger_phrases":["hands holding","papercut art"]}</text:p>
          </table:table-cell>
          <table:table-cell office:value-type="string" calcext:value-type="string">
            <text:p>2025-07-29 03:52:35.308</text:p>
          </table:table-cell>
          <table:table-cell office:value-type="string" calcext:value-type="string">
            <text:p>2025-07-29 04:03:41.334</text:p>
          </table:table-cell>
          <table:table-cell office:value-type="float" office:value="19262144" calcext:value-type="float">
            <text:p>19262144</text:p>
          </table:table-cell>
        </table:table-row>
        <table:table-row table:style-name="ro1">
          <table:table-cell office:value-type="string" calcext:value-type="string">
            <text:p>2a9953cc-87d0-49e9-9aa2-f92e05670add</text:p>
          </table:table-cell>
          <table:table-cell office:value-type="string" calcext:value-type="string">
            <text:p>blake3:3ab7a630c1157105821cca684fa9f95145ca0dd7a45963128bc160e305d442b6</text:p>
          </table:table-cell>
          <table:table-cell office:value-type="string" calcext:value-type="string">
            <text:p>flux</text:p>
          </table:table-cell>
          <table:table-cell office:value-type="string" calcext:value-type="string">
            <text:p>lora</text:p>
          </table:table-cell>
          <table:table-cell office:value-type="string" calcext:value-type="string">
            <text:p>flux/lora/PhotobAIt - Pablo Oliveira Style.safetensors</text:p>
          </table:table-cell>
          <table:table-cell office:value-type="string" calcext:value-type="string">
            <text:p>lycoris</text:p>
          </table:table-cell>
          <table:table-cell office:value-type="string" calcext:value-type="string">
            <text:p>PhotobAIt - Pablo Oliveira Style</text:p>
          </table:table-cell>
          <table:table-cell office:value-type="string" calcext:value-type="string">
            <text:p>a spaceship in the desert parked in front of a pub. sunset &lt;lora:Pablo_Oliveira_Style:0.9&gt; pablo oliveira style, scenery, science fiction</text:p>
          </table:table-cell>
          <table:table-cell office:value-type="string" calcext:value-type="string">
            <text:p>/home/alex/Downloads/PhotobAIt - Pablo Oliveira Style.safetensors</text:p>
          </table:table-cell>
          <table:table-cell office:value-type="string" calcext:value-type="string">
            <text:p>path</text:p>
          </table:table-cell>
          <table:table-cell/>
          <table:table-cell office:value-type="string" calcext:value-type="string">
            <text:p>["pablo oliveira style, scenery, science fiction."]</text:p>
          </table:table-cell>
          <table:table-cell office:value-type="string" calcext:value-type="string">
            <text:p>{"key":"2a9953cc-87d0-49e9-9aa2-f92e05670add","hash":"blake3:3ab7a630c1157105821cca684fa9f95145ca0dd7a45963128bc160e305d442b6","path":"flux/lora/PhotobAIt - Pablo Oliveira Style.safetensors","file_size":19260952,"name":"PhotobAIt - Pablo Oliveira Style","type":"lora","format":"lycoris","base":"flux","source":"/home/alex/Downloads/PhotobAIt - Pablo Oliveira Style.safetensors","source_type":"path","description":"a spaceship in the desert parked in front of a pub. sunset &lt;lora:Pablo_Oliveira_Style:0.9&gt; pablo oliveira style, scenery, science fiction","source_api_response":null,"cover_image":null,"submodels":null,"usage_info":null,"trigger_phrases":["pablo oliveira style, scenery, science fiction."]}</text:p>
          </table:table-cell>
          <table:table-cell office:value-type="string" calcext:value-type="string">
            <text:p>2025-07-29 03:53:08.434</text:p>
          </table:table-cell>
          <table:table-cell office:value-type="string" calcext:value-type="string">
            <text:p>2025-07-29 04:03:10.927</text:p>
          </table:table-cell>
          <table:table-cell office:value-type="float" office:value="19260952" calcext:value-type="float">
            <text:p>19260952</text:p>
          </table:table-cell>
        </table:table-row>
        <table:table-row table:style-name="ro1">
          <table:table-cell office:value-type="string" calcext:value-type="string">
            <text:p>193c7705-3683-4024-a2fe-b1393593fa5b</text:p>
          </table:table-cell>
          <table:table-cell office:value-type="string" calcext:value-type="string">
            <text:p>blake3:be2b8e2f99f309461e48e67ae2ce6eed40fc2407b374d38e92f2a66a72a0cdcd</text:p>
          </table:table-cell>
          <table:table-cell office:value-type="string" calcext:value-type="string">
            <text:p>flux</text:p>
          </table:table-cell>
          <table:table-cell office:value-type="string" calcext:value-type="string">
            <text:p>lora</text:p>
          </table:table-cell>
          <table:table-cell office:value-type="string" calcext:value-type="string">
            <text:p>flux/lora/PhotobAIt - Roy Lichtenstein Style.safetensors</text:p>
          </table:table-cell>
          <table:table-cell office:value-type="string" calcext:value-type="string">
            <text:p>lycoris</text:p>
          </table:table-cell>
          <table:table-cell office:value-type="string" calcext:value-type="string">
            <text:p>PhotobAIt - Roy Lichtenstein Style</text:p>
          </table:table-cell>
          <table:table-cell office:value-type="string" calcext:value-type="string">
            <text:p>&lt;lora:Roy_Lichtenstein_Style:0.9&gt; roy lichtenstein style, a redhead woman portrait</text:p>
          </table:table-cell>
          <table:table-cell office:value-type="string" calcext:value-type="string">
            <text:p>/home/alex/Downloads/PhotobAIt - Roy Lichtenstein Style.safetensors</text:p>
          </table:table-cell>
          <table:table-cell office:value-type="string" calcext:value-type="string">
            <text:p>path</text:p>
          </table:table-cell>
          <table:table-cell/>
          <table:table-cell office:value-type="string" calcext:value-type="string">
            <text:p>["roy lichtenstein style"]</text:p>
          </table:table-cell>
          <table:table-cell office:value-type="string" calcext:value-type="string">
            <text:p>{"key":"193c7705-3683-4024-a2fe-b1393593fa5b","hash":"blake3:be2b8e2f99f309461e48e67ae2ce6eed40fc2407b374d38e92f2a66a72a0cdcd","path":"flux/lora/PhotobAIt - Roy Lichtenstein Style.safetensors","file_size":19261144,"name":"PhotobAIt - Roy Lichtenstein Style","type":"lora","format":"lycoris","base":"flux","source":"/home/alex/Downloads/PhotobAIt - Roy Lichtenstein Style.safetensors","source_type":"path","description":"&lt;lora:Roy_Lichtenstein_Style:0.9&gt; roy lichtenstein style, a redhead woman portrait","source_api_response":null,"cover_image":null,"submodels":null,"usage_info":null,"trigger_phrases":["roy lichtenstein style"]}</text:p>
          </table:table-cell>
          <table:table-cell office:value-type="string" calcext:value-type="string">
            <text:p>2025-07-29 03:53:17.061</text:p>
          </table:table-cell>
          <table:table-cell office:value-type="string" calcext:value-type="string">
            <text:p>2025-07-29 04:02:41.017</text:p>
          </table:table-cell>
          <table:table-cell office:value-type="float" office:value="19261144" calcext:value-type="float">
            <text:p>19261144</text:p>
          </table:table-cell>
        </table:table-row>
        <table:table-row table:style-name="ro1">
          <table:table-cell office:value-type="string" calcext:value-type="string">
            <text:p>ba6ffa49-4ec6-40c7-a6c7-de0d9bebce3d</text:p>
          </table:table-cell>
          <table:table-cell office:value-type="string" calcext:value-type="string">
            <text:p>blake3:0158c6cf6d0861e68678f88081795ea04f98b011cfff4c7286e97b3b0cebda8d</text:p>
          </table:table-cell>
          <table:table-cell office:value-type="string" calcext:value-type="string">
            <text:p>flux</text:p>
          </table:table-cell>
          <table:table-cell office:value-type="string" calcext:value-type="string">
            <text:p>lora</text:p>
          </table:table-cell>
          <table:table-cell office:value-type="string" calcext:value-type="string">
            <text:p>flux/lora/PhotobAIt - Bansky.safetensors</text:p>
          </table:table-cell>
          <table:table-cell office:value-type="string" calcext:value-type="string">
            <text:p>lycoris</text:p>
          </table:table-cell>
          <table:table-cell office:value-type="string" calcext:value-type="string">
            <text:p>PhotobAIt - Bansky</text:p>
          </table:table-cell>
          <table:table-cell office:value-type="string" calcext:value-type="string">
            <text:p>&lt;lora:Bansky:0.88&gt; Bansky style, streetart on a wall , a muscular man is weightlifting barbell made of balloons</text:p>
          </table:table-cell>
          <table:table-cell office:value-type="string" calcext:value-type="string">
            <text:p>/home/alex/Downloads/PhotobAIt - Bansky.safetensors</text:p>
          </table:table-cell>
          <table:table-cell office:value-type="string" calcext:value-type="string">
            <text:p>path</text:p>
          </table:table-cell>
          <table:table-cell/>
          <table:table-cell office:value-type="string" calcext:value-type="string">
            <text:p>["Bansky style, streetart","on a wall"]</text:p>
          </table:table-cell>
          <table:table-cell office:value-type="string" calcext:value-type="string">
            <text:p>{"key":"ba6ffa49-4ec6-40c7-a6c7-de0d9bebce3d","hash":"blake3:0158c6cf6d0861e68678f88081795ea04f98b011cfff4c7286e97b3b0cebda8d","path":"flux/lora/PhotobAIt - Bansky.safetensors","file_size":19262184,"name":"PhotobAIt - Bansky","type":"lora","format":"lycoris","base":"flux","source":"/home/alex/Downloads/PhotobAIt - Bansky.safetensors","source_type":"path","description":"&lt;lora:Bansky:0.88&gt; Bansky style, streetart on a wall , a muscular man is weightlifting barbell made of balloons","source_api_response":null,"cover_image":null,"submodels":null,"usage_info":null,"trigger_phrases":["Bansky style, streetart","on a wall"]}</text:p>
          </table:table-cell>
          <table:table-cell office:value-type="string" calcext:value-type="string">
            <text:p>2025-07-29 03:53:27.785</text:p>
          </table:table-cell>
          <table:table-cell office:value-type="string" calcext:value-type="string">
            <text:p>2025-07-29 04:02:13.306</text:p>
          </table:table-cell>
          <table:table-cell office:value-type="float" office:value="19262184" calcext:value-type="float">
            <text:p>19262184</text:p>
          </table:table-cell>
        </table:table-row>
        <table:table-row table:style-name="ro1">
          <table:table-cell office:value-type="string" calcext:value-type="string">
            <text:p>aa446fbf-0b45-40e0-91d4-e773a4ec5516</text:p>
          </table:table-cell>
          <table:table-cell office:value-type="string" calcext:value-type="string">
            <text:p>blake3:da4411146873ed392e93d27e1f07d6b89acc24b24ac480416bfcfd152f9923a8</text:p>
          </table:table-cell>
          <table:table-cell office:value-type="string" calcext:value-type="string">
            <text:p>flux</text:p>
          </table:table-cell>
          <table:table-cell office:value-type="string" calcext:value-type="string">
            <text:p>lora</text:p>
          </table:table-cell>
          <table:table-cell office:value-type="string" calcext:value-type="string">
            <text:p>flux/lora/PhotobAIt - Vermeer Style.safetensors</text:p>
          </table:table-cell>
          <table:table-cell office:value-type="string" calcext:value-type="string">
            <text:p>lycoris</text:p>
          </table:table-cell>
          <table:table-cell office:value-type="string" calcext:value-type="string">
            <text:p>PhotobAIt - Vermeer Style</text:p>
          </table:table-cell>
          <table:table-cell office:value-type="string" calcext:value-type="string">
            <text:p>&lt;lora:Vermeer_Style:0.9&gt; vermeer style, superman stands in front of a castle, hands on hips</text:p>
          </table:table-cell>
          <table:table-cell office:value-type="string" calcext:value-type="string">
            <text:p>/home/alex/Downloads/PhotobAIt - Vermeer Style.safetensors</text:p>
          </table:table-cell>
          <table:table-cell office:value-type="string" calcext:value-type="string">
            <text:p>path</text:p>
          </table:table-cell>
          <table:table-cell/>
          <table:table-cell office:value-type="string" calcext:value-type="string">
            <text:p>["vermeer style"]</text:p>
          </table:table-cell>
          <table:table-cell office:value-type="string" calcext:value-type="string">
            <text:p>{"key":"aa446fbf-0b45-40e0-91d4-e773a4ec5516","hash":"blake3:da4411146873ed392e93d27e1f07d6b89acc24b24ac480416bfcfd152f9923a8","path":"flux/lora/PhotobAIt - Vermeer Style.safetensors","file_size":19261584,"name":"PhotobAIt - Vermeer Style","type":"lora","format":"lycoris","base":"flux","source":"/home/alex/Downloads/PhotobAIt - Vermeer Style.safetensors","source_type":"path","description":"&lt;lora:Vermeer_Style:0.9&gt; vermeer style, superman stands in front of a castle, hands on hips","source_api_response":null,"cover_image":null,"submodels":null,"usage_info":null,"trigger_phrases":["vermeer style"]}</text:p>
          </table:table-cell>
          <table:table-cell office:value-type="string" calcext:value-type="string">
            <text:p>2025-07-29 03:53:35.916</text:p>
          </table:table-cell>
          <table:table-cell office:value-type="string" calcext:value-type="string">
            <text:p>2025-07-29 04:01:31.217</text:p>
          </table:table-cell>
          <table:table-cell office:value-type="float" office:value="19261584" calcext:value-type="float">
            <text:p>19261584</text:p>
          </table:table-cell>
        </table:table-row>
        <table:table-row table:style-name="ro1">
          <table:table-cell office:value-type="string" calcext:value-type="string">
            <text:p>3a930d37-c45f-4ae7-ad14-c031ef669b57</text:p>
          </table:table-cell>
          <table:table-cell office:value-type="string" calcext:value-type="string">
            <text:p>blake3:f60ef0d5424d58af46c7d8fc0d67ecddba92fbc1aa98c77153a406c8169bb32d</text:p>
          </table:table-cell>
          <table:table-cell office:value-type="string" calcext:value-type="string">
            <text:p>flux</text:p>
          </table:table-cell>
          <table:table-cell office:value-type="string" calcext:value-type="string">
            <text:p>lora</text:p>
          </table:table-cell>
          <table:table-cell office:value-type="string" calcext:value-type="string">
            <text:p>flux/lora/PhotobAIt - Michelangelo Style.safetensors</text:p>
          </table:table-cell>
          <table:table-cell office:value-type="string" calcext:value-type="string">
            <text:p>lycoris</text:p>
          </table:table-cell>
          <table:table-cell office:value-type="string" calcext:value-type="string">
            <text:p>PhotobAIt - Michelangelo Style</text:p>
          </table:table-cell>
          <table:table-cell office:value-type="string" calcext:value-type="string">
            <text:p>&lt;lora:Michelangelo_Style:0.9&gt; michelangelo style, a man is holding a beer in a pub</text:p>
          </table:table-cell>
          <table:table-cell office:value-type="string" calcext:value-type="string">
            <text:p>/home/alex/Downloads/PhotobAIt - Michelangelo Style.safetensors</text:p>
          </table:table-cell>
          <table:table-cell office:value-type="string" calcext:value-type="string">
            <text:p>path</text:p>
          </table:table-cell>
          <table:table-cell/>
          <table:table-cell office:value-type="string" calcext:value-type="string">
            <text:p>["michelangelo style"]</text:p>
          </table:table-cell>
          <table:table-cell office:value-type="string" calcext:value-type="string">
            <text:p>{"key":"3a930d37-c45f-4ae7-ad14-c031ef669b57","hash":"blake3:f60ef0d5424d58af46c7d8fc0d67ecddba92fbc1aa98c77153a406c8169bb32d","path":"flux/lora/PhotobAIt - Michelangelo Style.safetensors","file_size":19261648,"name":"PhotobAIt - Michelangelo Style","type":"lora","format":"lycoris","base":"flux","source":"/home/alex/Downloads/PhotobAIt - Michelangelo Style.safetensors","source_type":"path","description":"&lt;lora:Michelangelo_Style:0.9&gt; michelangelo style, a man is holding a beer in a pub","source_api_response":null,"cover_image":null,"submodels":null,"usage_info":null,"trigger_phrases":["michelangelo style"]}</text:p>
          </table:table-cell>
          <table:table-cell office:value-type="string" calcext:value-type="string">
            <text:p>2025-07-29 03:53:45.054</text:p>
          </table:table-cell>
          <table:table-cell office:value-type="string" calcext:value-type="string">
            <text:p>2025-07-29 04:01:08.112</text:p>
          </table:table-cell>
          <table:table-cell office:value-type="float" office:value="19261648" calcext:value-type="float">
            <text:p>19261648</text:p>
          </table:table-cell>
        </table:table-row>
        <table:table-row table:style-name="ro1">
          <table:table-cell office:value-type="string" calcext:value-type="string">
            <text:p>d4d8153c-48df-466f-be72-922a166b2ac4</text:p>
          </table:table-cell>
          <table:table-cell office:value-type="string" calcext:value-type="string">
            <text:p>blake3:0557af4cc778e39202bb8d831d86ddc49d980be1100772d7e2278c2c88051a06</text:p>
          </table:table-cell>
          <table:table-cell office:value-type="string" calcext:value-type="string">
            <text:p>flux</text:p>
          </table:table-cell>
          <table:table-cell office:value-type="string" calcext:value-type="string">
            <text:p>lora</text:p>
          </table:table-cell>
          <table:table-cell office:value-type="string" calcext:value-type="string">
            <text:p>flux/lora/PhotobAIt - Botticelli.safetensors</text:p>
          </table:table-cell>
          <table:table-cell office:value-type="string" calcext:value-type="string">
            <text:p>lycoris</text:p>
          </table:table-cell>
          <table:table-cell office:value-type="string" calcext:value-type="string">
            <text:p>PhotobAIt - Botticelli</text:p>
          </table:table-cell>
          <table:table-cell office:value-type="string" calcext:value-type="string">
            <text:p>Sandro Botticelli Style</text:p>
          </table:table-cell>
          <table:table-cell office:value-type="string" calcext:value-type="string">
            <text:p>/home/alex/Downloads/PhotobAIt - Botticelli.safetensors</text:p>
          </table:table-cell>
          <table:table-cell office:value-type="string" calcext:value-type="string">
            <text:p>path</text:p>
          </table:table-cell>
          <table:table-cell/>
          <table:table-cell office:value-type="string" calcext:value-type="string">
            <text:p>["botticelli style, painting."]</text:p>
          </table:table-cell>
          <table:table-cell office:value-type="string" calcext:value-type="string">
            <text:p>{"key":"d4d8153c-48df-466f-be72-922a166b2ac4","hash":"blake3:0557af4cc778e39202bb8d831d86ddc49d980be1100772d7e2278c2c88051a06","path":"flux/lora/PhotobAIt - Botticelli.safetensors","file_size":76693056,"name":"PhotobAIt - Botticelli","type":"lora","format":"lycoris","base":"flux","source":"/home/alex/Downloads/PhotobAIt - Botticelli.safetensors","source_type":"path","description":"Sandro Botticelli Style","source_api_response":null,"cover_image":null,"submodels":null,"usage_info":null,"trigger_phrases":["botticelli style, painting."]}</text:p>
          </table:table-cell>
          <table:table-cell office:value-type="string" calcext:value-type="string">
            <text:p>2025-07-29 03:53:55.057</text:p>
          </table:table-cell>
          <table:table-cell office:value-type="string" calcext:value-type="string">
            <text:p>2025-07-29 04:00:36.242</text:p>
          </table:table-cell>
          <table:table-cell office:value-type="float" office:value="76693056" calcext:value-type="float">
            <text:p>76693056</text:p>
          </table:table-cell>
        </table:table-row>
        <table:table-row table:style-name="ro1">
          <table:table-cell office:value-type="string" calcext:value-type="string">
            <text:p>21e48f99-347e-442d-aac8-72f25324c6b7</text:p>
          </table:table-cell>
          <table:table-cell office:value-type="string" calcext:value-type="string">
            <text:p>blake3:340f2381c7cfe84de14151dcb62e790fc0b1ac201e81f42f85a01ddb497e01d8</text:p>
          </table:table-cell>
          <table:table-cell office:value-type="string" calcext:value-type="string">
            <text:p>flux</text:p>
          </table:table-cell>
          <table:table-cell office:value-type="string" calcext:value-type="string">
            <text:p>lora</text:p>
          </table:table-cell>
          <table:table-cell office:value-type="string" calcext:value-type="string">
            <text:p>flux/lora/PhotobAIt - Rembrandt Style.safetensors</text:p>
          </table:table-cell>
          <table:table-cell office:value-type="string" calcext:value-type="string">
            <text:p>lycoris</text:p>
          </table:table-cell>
          <table:table-cell office:value-type="string" calcext:value-type="string">
            <text:p>PhotobAIt - Rembrandt Style</text:p>
          </table:table-cell>
          <table:table-cell office:value-type="string" calcext:value-type="string">
            <text:p>flux lora model PhotobAIt - Rembrandt Style</text:p>
          </table:table-cell>
          <table:table-cell office:value-type="string" calcext:value-type="string">
            <text:p>/home/alex/Downloads/PhotobAIt - Rembrandt Style.safetensors</text:p>
          </table:table-cell>
          <table:table-cell office:value-type="string" calcext:value-type="string">
            <text:p>path</text:p>
          </table:table-cell>
          <table:table-cell/>
          <table:table-cell office:value-type="string" calcext:value-type="string">
            <text:p>["rembrandt style, painting"]</text:p>
          </table:table-cell>
          <table:table-cell office:value-type="string" calcext:value-type="string">
            <text:p>{"key":"21e48f99-347e-442d-aac8-72f25324c6b7","hash":"blake3:340f2381c7cfe84de14151dcb62e790fc0b1ac201e81f42f85a01ddb497e01d8","path":"flux/lora/PhotobAIt - Rembrandt Style.safetensors","file_size":76693304,"name":"PhotobAIt - Rembrandt Style","type":"lora","format":"lycoris","base":"flux","source":"/home/alex/Downloads/PhotobAIt - Rembrandt Style.safetensors","source_type":"path","description":"flux lora model PhotobAIt - Rembrandt Style","source_api_response":null,"cover_image":null,"submodels":null,"usage_info":null,"trigger_phrases":["rembrandt style, painting"]}</text:p>
          </table:table-cell>
          <table:table-cell office:value-type="string" calcext:value-type="string">
            <text:p>2025-07-29 03:54:11.400</text:p>
          </table:table-cell>
          <table:table-cell office:value-type="string" calcext:value-type="string">
            <text:p>2025-07-29 03:59:53.616</text:p>
          </table:table-cell>
          <table:table-cell office:value-type="float" office:value="76693304" calcext:value-type="float">
            <text:p>76693304</text:p>
          </table:table-cell>
        </table:table-row>
        <table:table-row table:style-name="ro1">
          <table:table-cell office:value-type="string" calcext:value-type="string">
            <text:p>aa03655a-3bb6-489d-8a9f-1406e8c215a2</text:p>
          </table:table-cell>
          <table:table-cell office:value-type="string" calcext:value-type="string">
            <text:p>blake3:bad9d06333d6f96d43206d3e80b2ae01b0684af4906ea7b5d543b444fb8fbe23</text:p>
          </table:table-cell>
          <table:table-cell office:value-type="string" calcext:value-type="string">
            <text:p>flux</text:p>
          </table:table-cell>
          <table:table-cell office:value-type="string" calcext:value-type="string">
            <text:p>lora</text:p>
          </table:table-cell>
          <table:table-cell office:value-type="string" calcext:value-type="string">
            <text:p>flux/lora/PhotobAIt - Art Nouveau Style.safetensors</text:p>
          </table:table-cell>
          <table:table-cell office:value-type="string" calcext:value-type="string">
            <text:p>lycoris</text:p>
          </table:table-cell>
          <table:table-cell office:value-type="string" calcext:value-type="string">
            <text:p>PhotobAIt - Art Nouveau Style</text:p>
          </table:table-cell>
          <table:table-cell office:value-type="string" calcext:value-type="string">
            <text:p>flux lora model PhotobAIt - Art Nouveau Style</text:p>
          </table:table-cell>
          <table:table-cell office:value-type="string" calcext:value-type="string">
            <text:p>/home/alex/Downloads/PhotobAIt - Art Nouveau Style.safetensors</text:p>
          </table:table-cell>
          <table:table-cell office:value-type="string" calcext:value-type="string">
            <text:p>path</text:p>
          </table:table-cell>
          <table:table-cell/>
          <table:table-cell office:value-type="string" calcext:value-type="string">
            <text:p>["art nouveau style","text says \"your text\""]</text:p>
          </table:table-cell>
          <table:table-cell office:value-type="string" calcext:value-type="string">
            <text:p>{"key":"aa03655a-3bb6-489d-8a9f-1406e8c215a2","hash":"blake3:bad9d06333d6f96d43206d3e80b2ae01b0684af4906ea7b5d543b444fb8fbe23","path":"flux/lora/PhotobAIt - Art Nouveau Style.safetensors","file_size":19261728,"name":"PhotobAIt - Art Nouveau Style","type":"lora","format":"lycoris","base":"flux","source":"/home/alex/Downloads/PhotobAIt - Art Nouveau Style.safetensors","source_type":"path","description":"flux lora model PhotobAIt - Art Nouveau Style","source_api_response":null,"cover_image":null,"submodels":null,"usage_info":null,"trigger_phrases":["art nouveau style","text says \"your text\""]}</text:p>
          </table:table-cell>
          <table:table-cell office:value-type="string" calcext:value-type="string">
            <text:p>2025-07-29 03:54:20.785</text:p>
          </table:table-cell>
          <table:table-cell office:value-type="string" calcext:value-type="string">
            <text:p>2025-07-29 03:59:28.783</text:p>
          </table:table-cell>
          <table:table-cell office:value-type="float" office:value="19261728" calcext:value-type="float">
            <text:p>19261728</text:p>
          </table:table-cell>
        </table:table-row>
        <table:table-row table:style-name="ro1">
          <table:table-cell office:value-type="string" calcext:value-type="string">
            <text:p>d20df382-5364-4f06-8d4c-ca099ff9f0bb</text:p>
          </table:table-cell>
          <table:table-cell office:value-type="string" calcext:value-type="string">
            <text:p>blake3:6a8d53a094a11053f686a1cc272a5d0e49862049dbbae394cb7207be9d67ac0b</text:p>
          </table:table-cell>
          <table:table-cell office:value-type="string" calcext:value-type="string">
            <text:p>flux</text:p>
          </table:table-cell>
          <table:table-cell office:value-type="string" calcext:value-type="string">
            <text:p>lora</text:p>
          </table:table-cell>
          <table:table-cell office:value-type="string" calcext:value-type="string">
            <text:p>flux/lora/PhotobAIt - Renaissance Style.safetensors</text:p>
          </table:table-cell>
          <table:table-cell office:value-type="string" calcext:value-type="string">
            <text:p>lycoris</text:p>
          </table:table-cell>
          <table:table-cell office:value-type="string" calcext:value-type="string">
            <text:p>PhotobAIt - Renaissance Style</text:p>
          </table:table-cell>
          <table:table-cell office:value-type="string" calcext:value-type="string">
            <text:p>flux lora model PhotobAIt - Renaissance Style</text:p>
          </table:table-cell>
          <table:table-cell office:value-type="string" calcext:value-type="string">
            <text:p>/home/alex/Downloads/PhotobAIt - Renaissance Style.safetensors</text:p>
          </table:table-cell>
          <table:table-cell office:value-type="string" calcext:value-type="string">
            <text:p>path</text:p>
          </table:table-cell>
          <table:table-cell/>
          <table:table-cell office:value-type="string" calcext:value-type="string">
            <text:p>["renaissance style painting"]</text:p>
          </table:table-cell>
          <table:table-cell office:value-type="string" calcext:value-type="string">
            <text:p>{"key":"d20df382-5364-4f06-8d4c-ca099ff9f0bb","hash":"blake3:6a8d53a094a11053f686a1cc272a5d0e49862049dbbae394cb7207be9d67ac0b","path":"flux/lora/PhotobAIt - Renaissance Style.safetensors","file_size":76693232,"name":"PhotobAIt - Renaissance Style","type":"lora","format":"lycoris","base":"flux","source":"/home/alex/Downloads/PhotobAIt - Renaissance Style.safetensors","source_type":"path","description":"flux lora model PhotobAIt - Renaissance Style","source_api_response":null,"cover_image":null,"submodels":null,"usage_info":null,"trigger_phrases":["renaissance style painting"]}</text:p>
          </table:table-cell>
          <table:table-cell office:value-type="string" calcext:value-type="string">
            <text:p>2025-07-29 03:54:29.264</text:p>
          </table:table-cell>
          <table:table-cell office:value-type="string" calcext:value-type="string">
            <text:p>2025-07-29 03:59:10.925</text:p>
          </table:table-cell>
          <table:table-cell office:value-type="float" office:value="76693232" calcext:value-type="float">
            <text:p>76693232</text:p>
          </table:table-cell>
        </table:table-row>
        <table:table-row table:style-name="ro1">
          <table:table-cell office:value-type="string" calcext:value-type="string">
            <text:p>6f2c842c-d6f5-4b8b-afe4-5d36232d55be</text:p>
          </table:table-cell>
          <table:table-cell office:value-type="string" calcext:value-type="string">
            <text:p>blake3:289aa803472f520c358458beb0b3c6d272b2135ef1e9403d8e3e5401b515a902</text:p>
          </table:table-cell>
          <table:table-cell office:value-type="string" calcext:value-type="string">
            <text:p>flux</text:p>
          </table:table-cell>
          <table:table-cell office:value-type="string" calcext:value-type="string">
            <text:p>lora</text:p>
          </table:table-cell>
          <table:table-cell office:value-type="string" calcext:value-type="string">
            <text:p>flux/lora/PhotobAIt - Abstract PopArt.safetensors</text:p>
          </table:table-cell>
          <table:table-cell office:value-type="string" calcext:value-type="string">
            <text:p>lycoris</text:p>
          </table:table-cell>
          <table:table-cell office:value-type="string" calcext:value-type="string">
            <text:p>PhotobAIt - Abstract PopArt</text:p>
          </table:table-cell>
          <table:table-cell office:value-type="string" calcext:value-type="string">
            <text:p>&lt;lora:Abstract_PopArt:0.9&gt; Abstract PopArt. <text:s/>&lt;lora:Batman60s:0.9&gt; batman60s, man dressed with a batman costume</text:p>
          </table:table-cell>
          <table:table-cell office:value-type="string" calcext:value-type="string">
            <text:p>/home/alex/Downloads/PhotobAIt - Abstract PopArt.safetensors</text:p>
          </table:table-cell>
          <table:table-cell office:value-type="string" calcext:value-type="string">
            <text:p>path</text:p>
          </table:table-cell>
          <table:table-cell/>
          <table:table-cell office:value-type="string" calcext:value-type="string">
            <text:p>["Abstract PopArt"]</text:p>
          </table:table-cell>
          <table:table-cell office:value-type="string" calcext:value-type="string">
            <text:p>{"key":"6f2c842c-d6f5-4b8b-afe4-5d36232d55be","hash":"blake3:289aa803472f520c358458beb0b3c6d272b2135ef1e9403d8e3e5401b515a902","path":"flux/lora/PhotobAIt - Abstract PopArt.safetensors","file_size":19260040,"name":"PhotobAIt - Abstract PopArt","type":"lora","format":"lycoris","base":"flux","source":"/home/alex/Downloads/PhotobAIt - Abstract PopArt.safetensors","source_type":"path","description":"&lt;lora:Abstract_PopArt:0.9&gt; Abstract PopArt. <text:s/>&lt;lora:Batman60s:0.9&gt; batman60s, man dressed with a batman costume","source_api_response":null,"cover_image":null,"submodels":null,"usage_info":null,"trigger_phrases":["Abstract PopArt"]}</text:p>
          </table:table-cell>
          <table:table-cell office:value-type="string" calcext:value-type="string">
            <text:p>2025-07-29 03:54:40.644</text:p>
          </table:table-cell>
          <table:table-cell office:value-type="string" calcext:value-type="string">
            <text:p>2025-07-29 03:56:36.384</text:p>
          </table:table-cell>
          <table:table-cell office:value-type="float" office:value="19260040" calcext:value-type="float">
            <text:p>19260040</text:p>
          </table:table-cell>
        </table:table-row>
        <table:table-row table:style-name="ro1">
          <table:table-cell office:value-type="string" calcext:value-type="string">
            <text:p>c3818d66-bf88-406a-93f9-ade1e3cc5e2c</text:p>
          </table:table-cell>
          <table:table-cell office:value-type="string" calcext:value-type="string">
            <text:p>blake3:f6a6d584f33c25fe0bd7153981d273b26d78432c6969074bde645e22769e3d1d</text:p>
          </table:table-cell>
          <table:table-cell office:value-type="string" calcext:value-type="string">
            <text:p>flux</text:p>
          </table:table-cell>
          <table:table-cell office:value-type="string" calcext:value-type="string">
            <text:p>lora</text:p>
          </table:table-cell>
          <table:table-cell office:value-type="string" calcext:value-type="string">
            <text:p>flux/lora/PhotobAIt - Retrofururism Style.safetensors</text:p>
          </table:table-cell>
          <table:table-cell office:value-type="string" calcext:value-type="string">
            <text:p>lycoris</text:p>
          </table:table-cell>
          <table:table-cell office:value-type="string" calcext:value-type="string">
            <text:p>PhotobAIt - Retrofururism Style</text:p>
          </table:table-cell>
          <table:table-cell office:value-type="string" calcext:value-type="string">
            <text:p>flux lora model PhotobAIt - Retrofururism Style</text:p>
          </table:table-cell>
          <table:table-cell office:value-type="string" calcext:value-type="string">
            <text:p>/home/alex/Downloads/PhotobAIt - Retrofururism Style.safetensors</text:p>
          </table:table-cell>
          <table:table-cell office:value-type="string" calcext:value-type="string">
            <text:p>path</text:p>
          </table:table-cell>
          <table:table-cell/>
          <table:table-cell office:value-type="string" calcext:value-type="string">
            <text:p>["retrofururism style, scenery, science fiction"]</text:p>
          </table:table-cell>
          <table:table-cell office:value-type="string" calcext:value-type="string">
            <text:p>{"key":"c3818d66-bf88-406a-93f9-ade1e3cc5e2c","hash":"blake3:f6a6d584f33c25fe0bd7153981d273b26d78432c6969074bde645e22769e3d1d","path":"flux/lora/PhotobAIt - Retrofururism Style.safetensors","file_size":19261840,"name":"PhotobAIt - Retrofururism Style","type":"lora","format":"lycoris","base":"flux","source":"/home/alex/Downloads/PhotobAIt - Retrofururism Style.safetensors","source_type":"path","description":"flux lora model PhotobAIt - Retrofururism Style","source_api_response":null,"cover_image":null,"submodels":null,"usage_info":null,"trigger_phrases":["retrofururism style, scenery, science fiction"]}</text:p>
          </table:table-cell>
          <table:table-cell office:value-type="string" calcext:value-type="string">
            <text:p>2025-07-29 03:54:51.773</text:p>
          </table:table-cell>
          <table:table-cell office:value-type="string" calcext:value-type="string">
            <text:p>2025-07-29 03:58:56.525</text:p>
          </table:table-cell>
          <table:table-cell office:value-type="float" office:value="19261840" calcext:value-type="float">
            <text:p>19261840</text:p>
          </table:table-cell>
        </table:table-row>
        <table:table-row table:style-name="ro1">
          <table:table-cell office:value-type="string" calcext:value-type="string">
            <text:p>1fd0ce98-1780-43cb-8b58-e33899ad2c32</text:p>
          </table:table-cell>
          <table:table-cell office:value-type="string" calcext:value-type="string">
            <text:p>blake3:a1c5569721c61f4e149bb4215c476f774054c14bf9a589dbdbb1c82b44c6dd18</text:p>
          </table:table-cell>
          <table:table-cell office:value-type="string" calcext:value-type="string">
            <text:p>flux</text:p>
          </table:table-cell>
          <table:table-cell office:value-type="string" calcext:value-type="string">
            <text:p>lora</text:p>
          </table:table-cell>
          <table:table-cell office:value-type="string" calcext:value-type="string">
            <text:p>flux/lora/PhotobAIt - Hellboy.safetensors</text:p>
          </table:table-cell>
          <table:table-cell office:value-type="string" calcext:value-type="string">
            <text:p>lycoris</text:p>
          </table:table-cell>
          <table:table-cell office:value-type="string" calcext:value-type="string">
            <text:p>PhotobAIt - Hellboy</text:p>
          </table:table-cell>
          <table:table-cell office:value-type="string" calcext:value-type="string">
            <text:p>He holds a beer in a pub <text:s/>&lt;lora:Hellboy:0.9&gt; hellboy, a man with red skin.</text:p>
          </table:table-cell>
          <table:table-cell office:value-type="string" calcext:value-type="string">
            <text:p>/home/alex/Downloads/PhotobAIt - Hellboy.safetensors</text:p>
          </table:table-cell>
          <table:table-cell office:value-type="string" calcext:value-type="string">
            <text:p>path</text:p>
          </table:table-cell>
          <table:table-cell/>
          <table:table-cell office:value-type="string" calcext:value-type="string">
            <text:p>["hellboy, a man with red skin."]</text:p>
          </table:table-cell>
          <table:table-cell office:value-type="string" calcext:value-type="string">
            <text:p>{"key":"1fd0ce98-1780-43cb-8b58-e33899ad2c32","hash":"blake3:a1c5569721c61f4e149bb4215c476f774054c14bf9a589dbdbb1c82b44c6dd18","path":"flux/lora/PhotobAIt - Hellboy.safetensors","file_size":306431144,"name":"PhotobAIt - Hellboy","type":"lora","format":"lycoris","base":"flux","source":"/home/alex/Downloads/PhotobAIt - Hellboy.safetensors","source_type":"path","description":"He holds a beer in a pub <text:s/>&lt;lora:Hellboy:0.9&gt; hellboy, a man with red skin.","source_api_response":null,"cover_image":null,"submodels":null,"usage_info":null,"trigger_phrases":["hellboy, a man with red skin."]}</text:p>
          </table:table-cell>
          <table:table-cell office:value-type="string" calcext:value-type="string">
            <text:p>2025-07-29 03:55:03.097</text:p>
          </table:table-cell>
          <table:table-cell office:value-type="string" calcext:value-type="string">
            <text:p>2025-07-29 03:57:50.371</text:p>
          </table:table-cell>
          <table:table-cell office:value-type="float" office:value="306431144" calcext:value-type="float">
            <text:p>306431144</text:p>
          </table:table-cell>
        </table:table-row>
        <table:table-row table:style-name="ro1">
          <table:table-cell office:value-type="string" calcext:value-type="string">
            <text:p>79efc172-c106-4932-a2fc-81e5c0b6b834</text:p>
          </table:table-cell>
          <table:table-cell office:value-type="string" calcext:value-type="string">
            <text:p>blake3:20eaf6eb14c9b9b1f19726c15addd788a18bbbbc67380c39ec15a7c1b69274ca</text:p>
          </table:table-cell>
          <table:table-cell office:value-type="string" calcext:value-type="string">
            <text:p>flux</text:p>
          </table:table-cell>
          <table:table-cell office:value-type="string" calcext:value-type="string">
            <text:p>lora</text:p>
          </table:table-cell>
          <table:table-cell office:value-type="string" calcext:value-type="string">
            <text:p>flux/lora/PhotobAIt - Art Deco Style.safetensors</text:p>
          </table:table-cell>
          <table:table-cell office:value-type="string" calcext:value-type="string">
            <text:p>lycoris</text:p>
          </table:table-cell>
          <table:table-cell office:value-type="string" calcext:value-type="string">
            <text:p>PhotobAIt - Art Deco Style</text:p>
          </table:table-cell>
          <table:table-cell office:value-type="string" calcext:value-type="string">
            <text:p>&lt;lora:Art_Deco_Style:0.9&gt; art deco style, a cat, text "OBEY"</text:p>
          </table:table-cell>
          <table:table-cell office:value-type="string" calcext:value-type="string">
            <text:p>/home/alex/Downloads/PhotobAIt - Art Deco Style.safetensors</text:p>
          </table:table-cell>
          <table:table-cell office:value-type="string" calcext:value-type="string">
            <text:p>path</text:p>
          </table:table-cell>
          <table:table-cell/>
          <table:table-cell office:value-type="string" calcext:value-type="string">
            <text:p>["art deco style"]</text:p>
          </table:table-cell>
          <table:table-cell office:value-type="string" calcext:value-type="string">
            <text:p>{"key":"79efc172-c106-4932-a2fc-81e5c0b6b834","hash":"blake3:20eaf6eb14c9b9b1f19726c15addd788a18bbbbc67380c39ec15a7c1b69274ca","path":"flux/lora/PhotobAIt - Art Deco Style.safetensors","file_size":19260024,"name":"PhotobAIt - Art Deco Style","type":"lora","format":"lycoris","base":"flux","source":"/home/alex/Downloads/PhotobAIt - Art Deco Style.safetensors","source_type":"path","description":"&lt;lora:Art_Deco_Style:0.9&gt; art deco style, a cat, text \"OBEY\"","source_api_response":null,"cover_image":null,"submodels":null,"usage_info":null,"trigger_phrases":["art deco style"]}</text:p>
          </table:table-cell>
          <table:table-cell office:value-type="string" calcext:value-type="string">
            <text:p>2025-07-29 03:55:12.788</text:p>
          </table:table-cell>
          <table:table-cell office:value-type="string" calcext:value-type="string">
            <text:p>2025-07-29 03:58:16.737</text:p>
          </table:table-cell>
          <table:table-cell office:value-type="float" office:value="19260024" calcext:value-type="float">
            <text:p>19260024</text:p>
          </table:table-cell>
        </table:table-row>
        <table:table-row table:style-name="ro1">
          <table:table-cell office:value-type="string" calcext:value-type="string">
            <text:p>99ced5ab-22e9-4211-be25-db3ae5b80c3e</text:p>
          </table:table-cell>
          <table:table-cell office:value-type="string" calcext:value-type="string">
            <text:p>blake3:17beb84c2f1c905b9a916d4a102f97aae4f206c2dca9033c9fec142197325fa1</text:p>
          </table:table-cell>
          <table:table-cell office:value-type="string" calcext:value-type="string">
            <text:p>flux</text:p>
          </table:table-cell>
          <table:table-cell office:value-type="string" calcext:value-type="string">
            <text:p>lora</text:p>
          </table:table-cell>
          <table:table-cell office:value-type="string" calcext:value-type="string">
            <text:p>flux/lora/PhotobAIt - Mario style.safetensors</text:p>
          </table:table-cell>
          <table:table-cell office:value-type="string" calcext:value-type="string">
            <text:p>lycoris</text:p>
          </table:table-cell>
          <table:table-cell office:value-type="string" calcext:value-type="string">
            <text:p>PhotobAIt - Mario style</text:p>
          </table:table-cell>
          <table:table-cell office:value-type="string" calcext:value-type="string">
            <text:p>Mario style, <text:s/>Mario and Luigi and princess peach and Donkey Kong are holding beers in a pub&lt;lora:Mario_style:0.9&gt;</text:p>
          </table:table-cell>
          <table:table-cell office:value-type="string" calcext:value-type="string">
            <text:p>/home/alex/Downloads/PhotobAIt - Mario style.safetensors</text:p>
          </table:table-cell>
          <table:table-cell office:value-type="string" calcext:value-type="string">
            <text:p>path</text:p>
          </table:table-cell>
          <table:table-cell/>
          <table:table-cell office:value-type="string" calcext:value-type="string">
            <text:p>["Mario style"]</text:p>
          </table:table-cell>
          <table:table-cell office:value-type="string" calcext:value-type="string">
            <text:p>{"key":"99ced5ab-22e9-4211-be25-db3ae5b80c3e","hash":"blake3:17beb84c2f1c905b9a916d4a102f97aae4f206c2dca9033c9fec142197325fa1","path":"flux/lora/PhotobAIt - Mario style.safetensors","file_size":19265464,"name":"PhotobAIt - Mario style","type":"lora","format":"lycoris","base":"flux","source":"/home/alex/Downloads/PhotobAIt - Mario style.safetensors","source_type":"path","description":"Mario style, <text:s/>Mario and Luigi and princess peach and Donkey Kong are holding beers in a pub&lt;lora:Mario_style:0.9&gt;","source_api_response":null,"cover_image":null,"submodels":null,"usage_info":null,"trigger_phrases":["Mario style"]}</text:p>
          </table:table-cell>
          <table:table-cell office:value-type="string" calcext:value-type="string">
            <text:p>2025-07-29 03:55:26.342</text:p>
          </table:table-cell>
          <table:table-cell office:value-type="string" calcext:value-type="string">
            <text:p>2025-07-29 03:57:18.558</text:p>
          </table:table-cell>
          <table:table-cell office:value-type="float" office:value="19265464" calcext:value-type="float">
            <text:p>19265464</text:p>
          </table:table-cell>
        </table:table-row>
        <table:table-row table:style-name="ro1">
          <table:table-cell office:value-type="string" calcext:value-type="string">
            <text:p>8e3cbfdd-692c-4072-b2f8-34823b6101e5</text:p>
          </table:table-cell>
          <table:table-cell office:value-type="string" calcext:value-type="string">
            <text:p>blake3:f1a14a512aa6c5032b4e43a9a3b08c9d9806e697d1e58e8be28699fdf38c2cdb</text:p>
          </table:table-cell>
          <table:table-cell office:value-type="string" calcext:value-type="string">
            <text:p>flux</text:p>
          </table:table-cell>
          <table:table-cell office:value-type="string" calcext:value-type="string">
            <text:p>lora</text:p>
          </table:table-cell>
          <table:table-cell office:value-type="string" calcext:value-type="string">
            <text:p>flux/lora/PhotobAIt - FÃ©lix Meynet Style.safetensors</text:p>
          </table:table-cell>
          <table:table-cell office:value-type="string" calcext:value-type="string">
            <text:p>lycoris</text:p>
          </table:table-cell>
          <table:table-cell office:value-type="string" calcext:value-type="string">
            <text:p>PhotobAIt - FÃ©lix Meynet Style</text:p>
          </table:table-cell>
          <table:table-cell office:value-type="string" calcext:value-type="string">
            <text:p>&lt;lora:FÃ©lix_Meynet_Style:0.9&gt; fÃ©lix meynet style, a woman holds a cocktail. text says "Happy New Year 2025"</text:p>
          </table:table-cell>
          <table:table-cell office:value-type="string" calcext:value-type="string">
            <text:p>/home/alex/Downloads/PhotobAIt - FÃ©lix Meynet Style.safetensors</text:p>
          </table:table-cell>
          <table:table-cell office:value-type="string" calcext:value-type="string">
            <text:p>path</text:p>
          </table:table-cell>
          <table:table-cell/>
          <table:table-cell office:value-type="string" calcext:value-type="string">
            <text:p>["fÃ©lix meynet style"]</text:p>
          </table:table-cell>
          <table:table-cell office:value-type="string" calcext:value-type="string">
            <text:p>{"key":"8e3cbfdd-692c-4072-b2f8-34823b6101e5","hash":"blake3:f1a14a512aa6c5032b4e43a9a3b08c9d9806e697d1e58e8be28699fdf38c2cdb","path":"flux/lora/PhotobAIt - FÃ©lix Meynet Style.safetensors","file_size":19263112,"name":"PhotobAIt - FÃ©lix Meynet Style","type":"lora","format":"lycoris","base":"flux","source":"/home/alex/Downloads/PhotobAIt - FÃ©lix Meynet Style.safetensors","source_type":"path","description":"&lt;lora:FÃ©lix_Meynet_Style:0.9&gt; fÃ©lix meynet style, a woman holds a cocktail. text says \"Happy New Year 2025\"","source_api_response":null,"cover_image":null,"submodels":null,"usage_info":null,"trigger_phrases":["fÃ©lix meynet style"]}</text:p>
          </table:table-cell>
          <table:table-cell office:value-type="string" calcext:value-type="string">
            <text:p>2025-07-29 04:06:02.305</text:p>
          </table:table-cell>
          <table:table-cell office:value-type="string" calcext:value-type="string">
            <text:p>2025-07-29 04:06:28.261</text:p>
          </table:table-cell>
          <table:table-cell office:value-type="float" office:value="19263112" calcext:value-type="float">
            <text:p>19263112</text:p>
          </table:table-cell>
        </table:table-row>
        <table:table-row table:style-name="ro1">
          <table:table-cell office:value-type="string" calcext:value-type="string">
            <text:p>c19e54c5-6fd5-4023-8cbe-1f4a6d46ae61</text:p>
          </table:table-cell>
          <table:table-cell office:value-type="string" calcext:value-type="string">
            <text:p>blake3:cde6f46ebe70e982430c07bb9629e6f3a9ff47fba11bd83c1f3ef815e24de68b</text:p>
          </table:table-cell>
          <table:table-cell office:value-type="string" calcext:value-type="string">
            <text:p>flux</text:p>
          </table:table-cell>
          <table:table-cell office:value-type="string" calcext:value-type="string">
            <text:p>lora</text:p>
          </table:table-cell>
          <table:table-cell office:value-type="string" calcext:value-type="string">
            <text:p>flux/lora/Neon Tron.safetensors</text:p>
          </table:table-cell>
          <table:table-cell office:value-type="string" calcext:value-type="string">
            <text:p>diffusers</text:p>
          </table:table-cell>
          <table:table-cell office:value-type="string" calcext:value-type="string">
            <text:p>Neon Tron</text:p>
          </table:table-cell>
          <table:table-cell office:value-type="string" calcext:value-type="string">
            <text:p>flux lora model Neon Tron</text:p>
          </table:table-cell>
          <table:table-cell office:value-type="string" calcext:value-type="string">
            <text:p>/home/alex/Downloads/Neon Tron.safetensors</text:p>
          </table:table-cell>
          <table:table-cell office:value-type="string" calcext:value-type="string">
            <text:p>path</text:p>
          </table:table-cell>
          <table:table-cell/>
          <table:table-cell office:value-type="string" calcext:value-type="string">
            <text:p>["neontron"]</text:p>
          </table:table-cell>
          <table:table-cell office:value-type="string" calcext:value-type="string">
            <text:p>{"key":"c19e54c5-6fd5-4023-8cbe-1f4a6d46ae61","hash":"blake3:cde6f46ebe70e982430c07bb9629e6f3a9ff47fba11bd83c1f3ef815e24de68b","path":"flux/lora/Neon Tron.safetensors","file_size":89745224,"name":"Neon Tron","type":"lora","format":"diffusers","base":"flux","source":"/home/alex/Downloads/Neon Tron.safetensors","source_type":"path","description":"flux lora model Neon Tron","source_api_response":null,"cover_image":null,"submodels":null,"usage_info":null,"trigger_phrases":["neontron"]}</text:p>
          </table:table-cell>
          <table:table-cell office:value-type="string" calcext:value-type="string">
            <text:p>2025-07-29 04:12:35.708</text:p>
          </table:table-cell>
          <table:table-cell office:value-type="string" calcext:value-type="string">
            <text:p>2025-07-29 04:12:56.543</text:p>
          </table:table-cell>
          <table:table-cell office:value-type="float" office:value="89745224" calcext:value-type="float">
            <text:p>89745224</text:p>
          </table:table-cell>
        </table:table-row>
        <table:table-row table:style-name="ro15">
          <table:table-cell office:value-type="string" calcext:value-type="string">
            <text:p>62fdc8ea-bfe0-40a1-81d2-3e863570f173</text:p>
          </table:table-cell>
          <table:table-cell office:value-type="string" calcext:value-type="string">
            <text:p>blake3:196881c6f46b618739a64b69d6a75c2ff9cea378d1a2c3b4c0f406218943e2c7</text:p>
          </table:table-cell>
          <table:table-cell office:value-type="string" calcext:value-type="string">
            <text:p>flux</text:p>
          </table:table-cell>
          <table:table-cell office:value-type="string" calcext:value-type="string">
            <text:p>lora</text:p>
          </table:table-cell>
          <table:table-cell office:value-type="string" calcext:value-type="string">
            <text:p>flux/lora/Lunakrita - Blueprint Vision.safetensors</text:p>
          </table:table-cell>
          <table:table-cell office:value-type="string" calcext:value-type="string">
            <text:p>lycoris</text:p>
          </table:table-cell>
          <table:table-cell office:value-type="string" calcext:value-type="string">
            <text:p>Lunakrita - Blueprint Vision</text:p>
          </table:table-cell>
          <table:table-cell office:value-type="string" calcext:value-type="string">
            <text:p># Parameter Recommendations</text:p>
            <text:p/>
            <text:p>## The example images use the default parameters</text:p>
            <text:p/>
            <text:p>Weightsï¼0.6~1.0</text:p>
            <text:p/>
            <text:p>sizesï¼768/1024</text:p>
            <text:p/>
            <text:p>Guidanceï¼3.5 ~ 5</text:p>
            <text:p/>
            <text:p>Stepsï¼20~40 (I use 30 steps)</text:p>
            <text:p/>
            <text:p>Samplerï¼euler</text:p>
            <text:p/>
            <text:p>Sample Prompts:</text:p>
            <text:p/>
            <text:p>An ancient planet carved like a giant cave is struck by a massive celestial hammer, the impact releasing golden energy in perfect spline shockwaves. Structural collapse is mapped with vector fracture lines, dust clouds illustrated as flowing mesh gradients.</text:p>
            <text:p/>
            <text:p>A South Asian dancer mid-spin, her lehenga fanned like a plotted bloom in polar coordinates. Each movement path is mapped in splines across the scene, leaving a trail of schematic afterimages. The background fades into radial floral vectors and faint rhythm annotation curves.</text:p>
            <text:p/>
            <text:p>A goddess-like woman standing amid ruins, her sari blowing in CAD-simulated wind, with plotted vortex lines and gravity fields overlaying ancient stone. Vector birds in flight arc across a sunburst schematic behind her, merging grace and decayed architecture with dreamlike precision.</text:p>
            <text:p/>
            <text:p>Suggested words &amp; Concepts</text:p>
            <text:p/>
            <text:p>blueprint vector style, CAD surrealism, engineering overlays</text:p>
            <text:p/>
            <text:p>schematic fusion, mechanical shading, crosshatched design</text:p>
            <text:p/>
            <text:p>Indian woman vector, comic book precision, exploded diagrams</text:p>
            <text:p/>
            <text:p>celestial smash, circuit aesthetic, architectural abstraction</text:p>
          </table:table-cell>
          <table:table-cell office:value-type="string" calcext:value-type="string">
            <text:p>/home/alex/Downloads/Lunakrita - Blueprint Vision.safetensors</text:p>
          </table:table-cell>
          <table:table-cell office:value-type="string" calcext:value-type="string">
            <text:p>path</text:p>
          </table:table-cell>
          <table:table-cell/>
          <table:table-cell office:value-type="string" calcext:value-type="string">
            <text:p>["architectural abstraction","engineering overlays","exploded diagrams","circuit aesthetic","crosshatched design","blueprint vector style","CAD surrealism","schematic fusion","mechanical shading"]</text:p>
          </table:table-cell>
          <table:table-cell office:value-type="string" calcext:value-type="string">
            <text:p>{"key":"62fdc8ea-bfe0-40a1-81d2-3e863570f173","hash":"blake3:196881c6f46b618739a64b69d6a75c2ff9cea378d1a2c3b4c0f406218943e2c7","path":"flux/lora/Lunakrita - Blueprint Vision.safetensors","file_size":153373456,"name":"Lunakrita - Blueprint Vision","type":"lora","format":"lycoris","base":"flux","source":"/home/alex/Downloads/Lunakrita - Blueprint Vision.safetensors","source_type":"path","description":"# Parameter Recommendations\n\n## The example images use the default parameters\n\nWeightsï¼0.6~1.0\n\nsizesï¼768/1024\n\nGuidanceï¼3.5 ~ 5\n\nStepsï¼20~40 (I use 30 steps)\n\nSamplerï¼euler\n\nSample Prompts:\n\nAn ancient planet carved like a giant cave is struck by a massive celestial hammer, the impact releasing golden energy in perfect spline shockwaves. Structural collapse is mapped with vector fracture lines, dust clouds illustrated as flowing mesh gradients.\n\nA South Asian dancer mid-spin, her lehenga fanned like a plotted bloom in polar coordinates. Each movement path is mapped in splines across the scene, leaving a trail of schematic afterimages. The background fades into radial floral vectors and faint rhythm annotation curves.\n\nA goddess-like woman standing amid ruins, her sari blowing in CAD-simulated wind, with plotted vortex lines and gravity fields overlaying ancient stone. Vector birds in flight arc across a sunburst schematic behind her, merging grace and decayed architecture with dreamlike precision.\n\nSuggested words &amp; Concepts\n\nblueprint vector style, CAD surrealism, engineering overlays\n\nschematic fusion, mechanical shading, crosshatched design\n\nIndian woman vector, comic book precision, exploded diagrams\n\ncelestial smash, circuit aesthetic, architectural abstraction","source_api_response":null,"cover_image":null,"submodels":null,"usage_info":null,"trigger_phrases":["architectural abstraction","engineering overlays","exploded diagrams","circuit aesthetic","crosshatched design","blueprint vector style","CAD surrealism","schematic fusion","mechanical shading"]}</text:p>
          </table:table-cell>
          <table:table-cell office:value-type="string" calcext:value-type="string">
            <text:p>2025-07-29 04:25:15.305</text:p>
          </table:table-cell>
          <table:table-cell office:value-type="string" calcext:value-type="string">
            <text:p>2025-07-29 23:43:17.632</text:p>
          </table:table-cell>
          <table:table-cell office:value-type="float" office:value="153373456" calcext:value-type="float">
            <text:p>153373456</text:p>
          </table:table-cell>
        </table:table-row>
        <table:table-row table:style-name="ro1">
          <table:table-cell office:value-type="string" calcext:value-type="string">
            <text:p>2d132994-3b2a-4f8f-9565-23ad88c3f20d</text:p>
          </table:table-cell>
          <table:table-cell office:value-type="string" calcext:value-type="string">
            <text:p>blake3:12744769fbebd1d328de14e5f316e0abfb50101d4c0c8ba8dcc74d65560e4c0c</text:p>
          </table:table-cell>
          <table:table-cell office:value-type="string" calcext:value-type="string">
            <text:p>flux</text:p>
          </table:table-cell>
          <table:table-cell office:value-type="string" calcext:value-type="string">
            <text:p>lora</text:p>
          </table:table-cell>
          <table:table-cell office:value-type="string" calcext:value-type="string">
            <text:p>flux/lora/Bra2ha - Mecha Anime Style.safetensors</text:p>
          </table:table-cell>
          <table:table-cell office:value-type="string" calcext:value-type="string">
            <text:p>lycoris</text:p>
          </table:table-cell>
          <table:table-cell office:value-type="string" calcext:value-type="string">
            <text:p>Bra2ha - Mecha Anime Style</text:p>
          </table:table-cell>
          <table:table-cell office:value-type="string" calcext:value-type="string">
            <text:p>&lt;lora:Mecha_Anime_style_v.1:0.8&gt; <text:s/>A humanoid mecha exosuit rendered in precision industrial anime style, with a pilot cockpit embedded in the torso framed by reinforced ceramic armor plates in glossy off-white, contrasted by muted graphite paneling and bright hazard-orange mechanical limbs. The design incorporates articulated servo joints, modular access panels, and detailed caution labeling across limb plating, enhancing its functional realism. Inked with clean contour lines and shaded using a cel-rendered approach, the suit features high-contrast highlights and geometric decal motifs on the forearms, while exposed wiring and hydraulic pistons add mechanical depth. Displayed on a neutral black-to-charcoal vertical gradient, the silhouette is clean and upright, emphasizing utility-driven elegance and modular construction symmetry.</text:p>
          </table:table-cell>
          <table:table-cell office:value-type="string" calcext:value-type="string">
            <text:p>/home/alex/Downloads/Bra2ha - Mecha Anime Style.safetensors</text:p>
          </table:table-cell>
          <table:table-cell office:value-type="string" calcext:value-type="string">
            <text:p>path</text:p>
          </table:table-cell>
          <table:table-cell table:number-columns-repeated="2"/>
          <table:table-cell office:value-type="string" calcext:value-type="string">
            <text:p>{"key":"2d132994-3b2a-4f8f-9565-23ad88c3f20d","hash":"blake3:12744769fbebd1d328de14e5f316e0abfb50101d4c0c8ba8dcc74d65560e4c0c","path":"flux/lora/Bra2ha - Mecha Anime Style.safetensors","file_size":76692656,"name":"Bra2ha - Mecha Anime Style","type":"lora","format":"lycoris","base":"flux","source":"/home/alex/Downloads/Bra2ha - Mecha Anime Style.safetensors","source_type":"path","description":"&lt;lora:Mecha_Anime_style_v.1:0.8&gt; <text:s/>A humanoid mecha exosuit rendered in precision industrial anime style, with a pilot cockpit embedded in the torso framed by reinforced ceramic armor plates in glossy off-white, contrasted by muted graphite paneling and bright hazard-orange mechanical limbs. The design incorporates articulated servo joints, modular access panels, and detailed caution labeling across limb plating, enhancing its functional realism. Inked with clean contour lines and shaded using a cel-rendered approach, the suit features high-contrast highlights and geometric decal motifs on the forearms, while exposed wiring and hydraulic pistons add mechanical depth. Displayed on a neutral black-to-charcoal vertical gradient, the silhouette is clean and upright, emphasizing utility-driven elegance and modular construction symmetry.","source_api_response":null,"cover_image":null,"submodels":null,"usage_info":null,"trigger_phrases":null}</text:p>
          </table:table-cell>
          <table:table-cell office:value-type="string" calcext:value-type="string">
            <text:p>2025-07-29 04:29:10.832</text:p>
          </table:table-cell>
          <table:table-cell office:value-type="string" calcext:value-type="string">
            <text:p>2025-07-29 04:29:54.189</text:p>
          </table:table-cell>
          <table:table-cell office:value-type="float" office:value="76692656" calcext:value-type="float">
            <text:p>76692656</text:p>
          </table:table-cell>
        </table:table-row>
        <table:table-row table:style-name="ro1">
          <table:table-cell office:value-type="string" calcext:value-type="string">
            <text:p>973fcbb2-369b-4faa-95fc-4d1635b80de3</text:p>
          </table:table-cell>
          <table:table-cell office:value-type="string" calcext:value-type="string">
            <text:p>blake3:689eea0bbc98d485a4a0d7d4b100458f5ee9fd2ebf9bd291e63a67ad1c5f3d36</text:p>
          </table:table-cell>
          <table:table-cell office:value-type="string" calcext:value-type="string">
            <text:p>flux</text:p>
          </table:table-cell>
          <table:table-cell office:value-type="string" calcext:value-type="string">
            <text:p>lora</text:p>
          </table:table-cell>
          <table:table-cell office:value-type="string" calcext:value-type="string">
            <text:p>flux/lora/YFG - Aarchy v1.safetensors</text:p>
          </table:table-cell>
          <table:table-cell office:value-type="string" calcext:value-type="string">
            <text:p>lycoris</text:p>
          </table:table-cell>
          <table:table-cell office:value-type="string" calcext:value-type="string">
            <text:p>YFG - Aarchy v1</text:p>
          </table:table-cell>
          <table:table-cell office:value-type="string" calcext:value-type="string">
            <text:p>flux lora model YFG - Aarchy v1</text:p>
          </table:table-cell>
          <table:table-cell office:value-type="string" calcext:value-type="string">
            <text:p>/home/alex/Downloads/YFG - Aarchy v1.safetensors</text:p>
          </table:table-cell>
          <table:table-cell office:value-type="string" calcext:value-type="string">
            <text:p>path</text:p>
          </table:table-cell>
          <table:table-cell/>
          <table:table-cell office:value-type="string" calcext:value-type="string">
            <text:p>["YFG-Aarchy"]</text:p>
          </table:table-cell>
          <table:table-cell office:value-type="string" calcext:value-type="string">
            <text:p>{"key":"973fcbb2-369b-4faa-95fc-4d1635b80de3","hash":"blake3:689eea0bbc98d485a4a0d7d4b100458f5ee9fd2ebf9bd291e63a67ad1c5f3d36","path":"flux/lora/YFG - Aarchy v1.safetensors","file_size":158608760,"name":"YFG - Aarchy v1","type":"lora","format":"lycoris","base":"flux","source":"/home/alex/Downloads/YFG - Aarchy v1.safetensors","source_type":"path","description":"flux lora model YFG - Aarchy v1","source_api_response":null,"cover_image":null,"submodels":null,"usage_info":null,"trigger_phrases":["YFG-Aarchy"]}</text:p>
          </table:table-cell>
          <table:table-cell office:value-type="string" calcext:value-type="string">
            <text:p>2025-07-31 01:36:43.452</text:p>
          </table:table-cell>
          <table:table-cell office:value-type="string" calcext:value-type="string">
            <text:p>2025-07-31 01:57:12.574</text:p>
          </table:table-cell>
          <table:table-cell office:value-type="float" office:value="158608760" calcext:value-type="float">
            <text:p>158608760</text:p>
          </table:table-cell>
        </table:table-row>
        <table:table-row table:style-name="ro16">
          <table:table-cell office:value-type="string" calcext:value-type="string">
            <text:p>f92b4d95-a978-4c81-81bf-0e3b52e8fec0</text:p>
          </table:table-cell>
          <table:table-cell office:value-type="string" calcext:value-type="string">
            <text:p>blake3:d2b1239a823f18d2d2c6ea30bf058de26f8309d63600cd5edff99bf1159347e0</text:p>
          </table:table-cell>
          <table:table-cell office:value-type="string" calcext:value-type="string">
            <text:p>flux</text:p>
          </table:table-cell>
          <table:table-cell office:value-type="string" calcext:value-type="string">
            <text:p>lora</text:p>
          </table:table-cell>
          <table:table-cell office:value-type="string" calcext:value-type="string">
            <text:p>flux/lora/YFG - Bauhaus v1.safetensors</text:p>
          </table:table-cell>
          <table:table-cell office:value-type="string" calcext:value-type="string">
            <text:p>diffusers</text:p>
          </table:table-cell>
          <table:table-cell office:value-type="string" calcext:value-type="string">
            <text:p>YFG - Bauhaus v1</text:p>
          </table:table-cell>
          <table:table-cell office:value-type="string" calcext:value-type="string">
            <text:p>Bauhaus Posters - A Tribute to Modernist Design</text:p>
            <text:p/>
            <text:p>Overview:</text:p>
            <text:p>This model is dedicated to emulating the striking aesthetic of early 20th-century Bauhaus graphic design, channeling the clean geometric shapes, bold typographic treatments, and harmonious primary color palettes that defined an era. Inspired by the influential Bauhaus school of art and design, it excels at producing high-impact posters that are as visually arresting today as they were a century ago.</text:p>
            <text:p/>
            <text:p>Key Features:</text:p>
            <text:p/>
            <text:p>Distinctive Geometry: Reproduce the crisp lines, circles, and rectangles characteristic of Bauhaus compositions. The model maintains a careful balance between form and function, ensuring that shapes serve a clear visual purpose.</text:p>
            <text:p/>
            <text:p>Primary Colors &amp; Balanced Palettes: Expect vibrant reds, blues, and yellows, paired thoughtfully with black, white, and neutral tones. The modelâs carefully trained color arrangements help your images capture the authentic Bauhaus spirit.</text:p>
            <text:p/>
            <text:p>Bold Typography: Typography in Bauhaus design was never an afterthought. This model pays special attention to typeface placement, scale, and spacing. It encourages sleek sans-serif fonts and structured letterforms to integrate seamlessly with geometric layouts.</text:p>
            <text:p/>
            <text:p>Modern Adaptability: While firmly rooted in historical references, the model can adapt to contemporary contexts. Generate vintage-inspired festival posters, minimalist brand advertisements, or modern conceptual designs with a distinctively Bauhaus flair.</text:p>
            <text:p/>
            <text:p>Recommended Use Cases:</text:p>
            <text:p/>
            <text:p>Art Prints &amp; Decor: Create elegant prints that bring a timeless, high-brow modernist vibe to any interior space.</text:p>
            <text:p/>
            <text:p>Branding &amp; Marketing: Develop bold, innovative visual identities, packaging, and promotional materials that stand out with their confident geometry and color usage.</text:p>
            <text:p/>
            <text:p>Editorial &amp; Magazine Layouts: Enhance your publications, covers, and spreads by evoking the Bauhaus legacy, lending a unique and memorable style to your editorial projects.</text:p>
            <text:p/>
            <text:p>Tips for Best Results:</text:p>
            <text:p/>
            <text:p>Prompts &amp; Style Cues: Incorporate keywords like "Bauhaus," "Modernist," "Geometric Layout," "Minimalist Poster," and "Primary Color Palette" for a more authentic aesthetic.</text:p>
            <text:p/>
            <text:p>Composition &amp; Framing: Focus on symmetry, grids, and controlled arrangements of elements. Use negative space purposefully.</text:p>
            <text:p/>
            <text:p>Contrast &amp; Hierarchy: Play with the scale of shapes and text to guide the viewerâs eye. Aim for a balanced yet dynamic composition.</text:p>
            <text:p/>
            <text:p>Strength: Use anywhere from 0.40 to 0.75 for a good balance. However, depending on your prompt or desired theme, you may have to either push it up to and above 1.00 or lower it to 0.35 or 0.25. You must experiment.</text:p>
            <text:p/>
            <text:p>Steps: 40 steps are a good starting point for solid results consistently. Less or more should be experimented.</text:p>
            <text:p/>
            <text:p>Sampler/Scheduler: Euler/Beta works well and is predictable. Euler/ddim_uniform will produce different but still usable results.</text:p>
            <text:p/>
            <text:p>License &amp; Usage:</text:p>
            <text:p>This model is open to creators of all backgrounds, whether you're a professional designer, student, or hobbyist. Please respect the original intent of Bauhaus principles: honest, functional, and forward-thinking design. Use responsibly and let your creations reflect the humanistic spirit that Bauhaus art brought to the world.</text:p>
            <text:p/>
            <text:p>Embrace the confident minimalism and timeless geometry of Bauhaus posters. Bring a piece of art history into your creative projectsâand see how its classic simplicity can spark bold, modern solutions today.</text:p>
          </table:table-cell>
          <table:table-cell office:value-type="string" calcext:value-type="string">
            <text:p>/home/alex/Downloads/YFG - Bauhaus v1.safetensors</text:p>
          </table:table-cell>
          <table:table-cell office:value-type="string" calcext:value-type="string">
            <text:p>path</text:p>
          </table:table-cell>
          <table:table-cell/>
          <table:table-cell office:value-type="string" calcext:value-type="string">
            <text:p>["YFG-Bauhaus"]</text:p>
          </table:table-cell>
          <table:table-cell office:value-type="string" calcext:value-type="string">
            <text:p>{"key":"f92b4d95-a978-4c81-81bf-0e3b52e8fec0","hash":"blake3:d2b1239a823f18d2d2c6ea30bf058de26f8309d63600cd5edff99bf1159347e0","path":"flux/lora/YFG - Bauhaus v1.safetensors","file_size":343805545,"name":"YFG - Bauhaus v1","type":"lora","format":"diffusers","base":"flux","source":"/home/alex/Downloads/YFG - Bauhaus v1.safetensors","source_type":"path","description":"Bauhaus Posters - A Tribute to Modernist Design\n\nOverview:\nThis model is dedicated to emulating the striking aesthetic of early 20th-century Bauhaus graphic design, channeling the clean geometric shapes, bold typographic treatments, and harmonious primary color palettes that defined an era. Inspired by the influential Bauhaus school of art and design, it excels at producing high-impact posters that are as visually arresting today as they were a century ago.\n\nKey Features:\n\nDistinctive Geometry: Reproduce the crisp lines, circles, and rectangles characteristic of Bauhaus compositions. The model maintains a careful balance between form and function, ensuring that shapes serve a clear visual purpose.\n\nPrimary Colors &amp; Balanced Palettes: Expect vibrant reds, blues, and yellows, paired thoughtfully with black, white, and neutral tones. The modelâs carefully trained color arrangements help your images capture the authentic Bauhaus spirit.\n\nBold Typography: Typography in Bauhaus design was never an afterthought. This model pays special attention to typeface placement, scale, and spacing. It encourages sleek sans-serif fonts and structured letterforms to integrate seamlessly with geometric layouts.\n\nModern Adaptability: While firmly rooted in historical references, the model can adapt to contemporary contexts. Generate vintage-inspired festival posters, minimalist brand advertisements, or modern conceptual designs with a distinctively Bauhaus flair.\n\nRecommended Use Cases:\n\nArt Prints &amp; Decor: Create elegant prints that bring a timeless, high-brow modernist vibe to any interior space.\n\nBranding &amp; Marketing: Develop bold, innovative visual identities, packaging, and promotional materials that stand out with their confident geometry and color usage.\n\nEditorial &amp; Magazine Layouts: Enhance your publications, covers, and spreads by evoking the Bauhaus legacy, lending a unique and memorable style to your editorial projects.\n\nTips for Best Results:\n\nPrompts &amp; Style Cues: Incorporate keywords like \"Bauhaus,\" \"Modernist,\" \"Geometric Layout,\" \"Minimalist Poster,\" and \"Primary Color Palette\" for a more authentic aesthetic.\n\nComposition &amp; Framing: Focus on symmetry, grids, and controlled arrangements of elements. Use negative space purposefully.\n\nContrast &amp; Hierarchy: Play with the scale of shapes and text to guide the viewerâs eye. Aim for a balanced yet dynamic composition.\n\nStrength: Use anywhere from 0.40 to 0.75 for a good balance. However, depending on your prompt or desired theme, you may have to either push it up to and above 1.00 or lower it to 0.35 or 0.25. You must experiment.\n\nSteps: 40 steps are a good starting point for solid results consistently. Less or more should be experimented.\n\nSampler/Scheduler: Euler/Beta works well and is predictable. Euler/ddim_uniform will produce different but still usable results.\n\nLicense &amp; Usage:\nThis model is open to creators of all backgrounds, whether you're a professional designer, student, or hobbyist. Please respect the original intent of Bauhaus principles: honest, functional, and forward-thinking design. Use responsibly and let your creations reflect the humanistic spirit that Bauhaus art brought to the world.\n\nEmbrace the confident minimalism and timeless geometry of Bauhaus posters. Bring a piece of art history into your creative projectsâand see how its classic simplicity can spark bold, modern solutions today.","source_api_response":null,"cover_image":null,"submodels":null,"usage_info":null,"trigger_phrases":["YFG-Bauhaus"]}</text:p>
          </table:table-cell>
          <table:table-cell office:value-type="string" calcext:value-type="string">
            <text:p>2025-07-31 01:36:49.511</text:p>
          </table:table-cell>
          <table:table-cell office:value-type="string" calcext:value-type="string">
            <text:p>2025-07-31 02:11:05.565</text:p>
          </table:table-cell>
          <table:table-cell office:value-type="float" office:value="343805545" calcext:value-type="float">
            <text:p>343805545</text:p>
          </table:table-cell>
        </table:table-row>
        <table:table-row table:style-name="ro17">
          <table:table-cell office:value-type="string" calcext:value-type="string">
            <text:p>fb2dcd3d-12af-45a1-a015-795f1f6cb07f</text:p>
          </table:table-cell>
          <table:table-cell office:value-type="string" calcext:value-type="string">
            <text:p>blake3:81209246f25b4a852fb659315f679475ae9f2608e5e0b06891d1710b4bbc7f01</text:p>
          </table:table-cell>
          <table:table-cell office:value-type="string" calcext:value-type="string">
            <text:p>flux</text:p>
          </table:table-cell>
          <table:table-cell office:value-type="string" calcext:value-type="string">
            <text:p>lora</text:p>
          </table:table-cell>
          <table:table-cell office:value-type="string" calcext:value-type="string">
            <text:p>flux/lora/YFG - Beyond Glitch v1.safetensors</text:p>
          </table:table-cell>
          <table:table-cell office:value-type="string" calcext:value-type="string">
            <text:p>lycoris</text:p>
          </table:table-cell>
          <table:table-cell office:value-type="string" calcext:value-type="string">
            <text:p>YFG - Beyond Glitch v1</text:p>
          </table:table-cell>
          <table:table-cell office:value-type="string" calcext:value-type="string">
            <text:p>YFG Beyond Glitch â Cyberpunk Overlays &amp; Digital Distortion</text:p>
            <text:p>Style</text:p>
            <text:p>Applies high-energy glitch artifacts, HUD graphics, bold typography, and neon overlaysâperfect for cyberpunk portraits, tech interfaces, and corrupted-signal visuals. Expect chromatic splits, scan-line breaks, graphical UI elements, and floating text fragments.</text:p>
            <text:p/>
            <text:p>Trigger</text:p>
            <text:p>No dedicated trigger word. Boost the aesthetic with phrases such as:</text:p>
            <text:p/>
            <text:p>ââ¦surrounded by graphical images and textâ</text:p>
            <text:p/>
            <text:p>ââ¦a futuristic interface on her headâ</text:p>
            <text:p/>
            <text:p>ââ¦cyberpunk backdrop, glitch overlays, floating typography.â</text:p>
            <text:p/>
            <text:p>Strength</text:p>
            <text:p/>
            <text:p>Effective from 0.40 â 1.00.</text:p>
            <text:p/>
            <text:p>0.60 â 0.80 is the sweet spot for balanced glitch flair and prompt fidelity.</text:p>
            <text:p/>
            <text:p>Lower for subtle static; higher for full data-corruption chaos.</text:p>
            <text:p/>
            <text:p>Key Characteristics</text:p>
            <text:p>Glitch Artifacts â RGB channel splits, scan-line distortions, pixel tears.</text:p>
            <text:p/>
            <text:p>Futuristic UI â Floating holographic panels, target reticles, data readouts, chunky sans-serif type.</text:p>
            <text:p/>
            <text:p>Bold Typography â Oversized text, warped captions, stacked Kanji/Latin phrases.</text:p>
            <text:p/>
            <text:p>Neon &amp; Chromatic Color â Hot magentas, blues, cyans, and acidic greens light up the scene.</text:p>
            <text:p/>
            <text:p>Prompt Ideas</text:p>
            <text:p>âCyberpunk portrait, a futuristic interface on her head, surrounded by glitchy text and neon overlays, YFG Beyond Glitch style.â</text:p>
            <text:p/>
            <text:p>âA lone hacker silhouetted by scrolling code and graphical images, heavy chromatic aberration and scan-line effects.â</text:p>
            <text:p/>
            <text:p>âFuturistic city skyline with floating billboards, distorted typography, and glitch artifacts across the entire frame.â</text:p>
            <text:p/>
            <text:p>Tips &amp; Tricks</text:p>
            <text:p>Direct the Overlay</text:p>
            <text:p/>
            <text:p>Use terms like âfloating UI,â âHUD graphics,â âvector shapes,â or âerror codeâ to shape the glitch layers.</text:p>
            <text:p/>
            <text:p>Control Chaos</text:p>
            <text:p/>
            <text:p>If details become unreadable, reduce strength or add negatives: âavoid heavy pixelation,â âmaintain face clarity.â</text:p>
            <text:p/>
            <text:p>Color Guidance</text:p>
            <text:p/>
            <text:p>Prompt specific palettes (e.g., âneon magenta and teal,â âmonochrome green DOS glitchâ) to steer the vibe.</text:p>
            <text:p/>
            <text:p>Combine with Portrait or Scene LoRAs</text:p>
            <text:p/>
            <text:p>Layer YFG Beyond Glitch at 0.6â0.7 over a character or cityscape style to merge clean subjects with digital distortion.</text:p>
            <text:p/>
            <text:p>Typography Emphasis</text:p>
            <text:p/>
            <text:p>Phrases like âoversized headline text,â âstacked kanji columns,â or âglitched lorem ipsumâ add graphic punch.</text:p>
            <text:p/>
            <text:p>Turn your visuals into fractured screens and cyber interfaces with YFG Beyond Glitchâdial in the strength, drop the right keywords, and watch your scenes burst with neon noise and data-driven drama.</text:p>
          </table:table-cell>
          <table:table-cell office:value-type="string" calcext:value-type="string">
            <text:p>/home/alex/Downloads/YFG - Beyond Glitch v1.safetensors</text:p>
          </table:table-cell>
          <table:table-cell office:value-type="string" calcext:value-type="string">
            <text:p>path</text:p>
          </table:table-cell>
          <table:table-cell/>
          <table:table-cell office:value-type="string" calcext:value-type="string">
            <text:p>["â¦cyberpunk backdrop, glitch overlays, floating typography.","monochrome green DOS glitch","â¦surrounded by graphical images and text","error code","vector shapes,","stacked kanji columns,","HUD graphics,","neon magenta and teal,","â¦a futuristic interface on her head","glitched lorem ipsum","foating UI,"]</text:p>
          </table:table-cell>
          <table:table-cell office:value-type="string" calcext:value-type="string">
            <text:p>{"key":"fb2dcd3d-12af-45a1-a015-795f1f6cb07f","hash":"blake3:81209246f25b4a852fb659315f679475ae9f2608e5e0b06891d1710b4bbc7f01","path":"flux/lora/YFG - Beyond Glitch v1.safetensors","file_size":158633456,"name":"YFG - Beyond Glitch v1","type":"lora","format":"lycoris","base":"flux","source":"/home/alex/Downloads/YFG - Beyond Glitch v1.safetensors","source_type":"path","description":"YFG Beyond Glitch â Cyberpunk Overlays &amp; Digital Distortion\nStyle\nApplies high-energy glitch artifacts, HUD graphics, bold typography, and neon overlaysâperfect for cyberpunk portraits, tech interfaces, and corrupted-signal visuals. Expect chromatic splits, scan-line breaks, graphical UI elements, and floating text fragments.\n\nTrigger\nNo dedicated trigger word. Boost the aesthetic with phrases such as:\n\nââ¦surrounded by graphical images and textâ\n\nââ¦a futuristic interface on her headâ\n\nââ¦cyberpunk backdrop, glitch overlays, floating typography.â\n\nStrength\n\nEffective from 0.40 â 1.00.\n\n0.60 â 0.80 is the sweet spot for balanced glitch flair and prompt fidelity.\n\nLower for subtle static; higher for full data-corruption chaos.\n\nKey Characteristics\nGlitch Artifacts â RGB channel splits, scan-line distortions, pixel tears.\n\nFuturistic UI â Floating holographic panels, target reticles, data readouts, chunky sans-serif type.\n\nBold Typography â Oversized text, warped captions, stacked Kanji/Latin phrases.\n\nNeon &amp; Chromatic Color â Hot magentas, blues, cyans, and acidic greens light up the scene.\n\nPrompt Ideas\nâCyberpunk portrait, a futuristic interface on her head, surrounded by glitchy text and neon overlays, YFG Beyond Glitch style.â\n\nâA lone hacker silhouetted by scrolling code and graphical images, heavy chromatic aberration and scan-line effects.â\n\nâFuturistic city skyline with floating billboards, distorted typography, and glitch artifacts across the entire frame.â\n\nTips &amp; Tricks\nDirect the Overlay\n\nUse terms like âfloating UI,â âHUD graphics,â âvector shapes,â or âerror codeâ to shape the glitch layers.\n\nControl Chaos\n\nIf details become unreadable, reduce strength or add negatives: âavoid heavy pixelation,â âmaintain face clarity.â\n\nColor Guidance\n\nPrompt specific palettes (e.g., âneon magenta and teal,â âmonochrome green DOS glitchâ) to steer the vibe.\n\nCombine with Portrait or Scene LoRAs\n\nLayer YFG Beyond Glitch at 0.6â0.7 over a character or cityscape style to merge clean subjects with digital distortion.\n\nTypography Emphasis\n\nPhrases like âoversized headline text,â âstacked kanji columns,â or âglitched lorem ipsumâ add graphic punch.\n\nTurn your visuals into fractured screens and cyber interfaces with YFG Beyond Glitchâdial in the strength, drop the right keywords, and watch your scenes burst with neon noise and data-driven drama.","source_api_response":null,"cover_image":null,"submodels":null,"usage_info":null,"trigger_phrases":["â¦cyberpunk backdrop, glitch overlays, floating typography.","monochrome green DOS glitch","â¦surrounded by graphical images and text","error code","vector shapes,","stacked kanji columns,","HUD graphics,","neon magenta and teal,","â¦a futuristic interface on her head","glitched lorem ipsum","foating UI,"]}</text:p>
          </table:table-cell>
          <table:table-cell office:value-type="string" calcext:value-type="string">
            <text:p>2025-07-31 01:36:54.510</text:p>
          </table:table-cell>
          <table:table-cell office:value-type="string" calcext:value-type="string">
            <text:p>2025-07-31 02:10:40.630</text:p>
          </table:table-cell>
          <table:table-cell office:value-type="float" office:value="158633456" calcext:value-type="float">
            <text:p>158633456</text:p>
          </table:table-cell>
        </table:table-row>
        <table:table-row table:style-name="ro1">
          <table:table-cell office:value-type="string" calcext:value-type="string">
            <text:p>184c9163-95c8-4c19-b9a1-b09587b5d4c6</text:p>
          </table:table-cell>
          <table:table-cell office:value-type="string" calcext:value-type="string">
            <text:p>blake3:efb0b888b7a0f20dfd0db67e39927bdf2738b68ed2675b02922e75c4dea7bce5</text:p>
          </table:table-cell>
          <table:table-cell office:value-type="string" calcext:value-type="string">
            <text:p>flux</text:p>
          </table:table-cell>
          <table:table-cell office:value-type="string" calcext:value-type="string">
            <text:p>lora</text:p>
          </table:table-cell>
          <table:table-cell office:value-type="string" calcext:value-type="string">
            <text:p>flux/lora/YFG - Cehda v1.safetensors</text:p>
          </table:table-cell>
          <table:table-cell office:value-type="string" calcext:value-type="string">
            <text:p>lycoris</text:p>
          </table:table-cell>
          <table:table-cell office:value-type="string" calcext:value-type="string">
            <text:p>YFG - Cehda v1</text:p>
          </table:table-cell>
          <table:table-cell office:value-type="string" calcext:value-type="string">
            <text:p>flux lora model YFG - Cehda v1</text:p>
          </table:table-cell>
          <table:table-cell office:value-type="string" calcext:value-type="string">
            <text:p>/home/alex/Downloads/YFG - Cehda v1.safetensors</text:p>
          </table:table-cell>
          <table:table-cell office:value-type="string" calcext:value-type="string">
            <text:p>path</text:p>
          </table:table-cell>
          <table:table-cell/>
          <table:table-cell office:value-type="string" calcext:value-type="string">
            <text:p>["YFG-Cehda"]</text:p>
          </table:table-cell>
          <table:table-cell office:value-type="string" calcext:value-type="string">
            <text:p>{"key":"184c9163-95c8-4c19-b9a1-b09587b5d4c6","hash":"blake3:efb0b888b7a0f20dfd0db67e39927bdf2738b68ed2675b02922e75c4dea7bce5","path":"flux/lora/YFG - Cehda v1.safetensors","file_size":158608752,"name":"YFG - Cehda v1","type":"lora","format":"lycoris","base":"flux","source":"/home/alex/Downloads/YFG - Cehda v1.safetensors","source_type":"path","description":"flux lora model YFG - Cehda v1","source_api_response":null,"cover_image":null,"submodels":null,"usage_info":null,"trigger_phrases":["YFG-Cehda"]}</text:p>
          </table:table-cell>
          <table:table-cell office:value-type="string" calcext:value-type="string">
            <text:p>2025-07-31 01:37:01.186</text:p>
          </table:table-cell>
          <table:table-cell office:value-type="string" calcext:value-type="string">
            <text:p>2025-07-31 01:57:28.991</text:p>
          </table:table-cell>
          <table:table-cell office:value-type="float" office:value="158608752" calcext:value-type="float">
            <text:p>158608752</text:p>
          </table:table-cell>
        </table:table-row>
        <table:table-row table:style-name="ro1">
          <table:table-cell office:value-type="string" calcext:value-type="string">
            <text:p>5f0135f9-b52f-4084-a464-296a3eb36086</text:p>
          </table:table-cell>
          <table:table-cell office:value-type="string" calcext:value-type="string">
            <text:p>blake3:ba405799136b830ffc203d7642099431d8a503d828eff32a127b0cef14cee1e5</text:p>
          </table:table-cell>
          <table:table-cell office:value-type="string" calcext:value-type="string">
            <text:p>flux</text:p>
          </table:table-cell>
          <table:table-cell office:value-type="string" calcext:value-type="string">
            <text:p>lora</text:p>
          </table:table-cell>
          <table:table-cell office:value-type="string" calcext:value-type="string">
            <text:p>flux/lora/YFG - Clemes Gritl v1.safetensors</text:p>
          </table:table-cell>
          <table:table-cell office:value-type="string" calcext:value-type="string">
            <text:p>diffusers</text:p>
          </table:table-cell>
          <table:table-cell office:value-type="string" calcext:value-type="string">
            <text:p>YFG - Clemes Gritl v1</text:p>
          </table:table-cell>
          <table:table-cell office:value-type="string" calcext:value-type="string">
            <text:p>flux lora model YFG - Clemes Gritl v1</text:p>
          </table:table-cell>
          <table:table-cell office:value-type="string" calcext:value-type="string">
            <text:p>/home/alex/Downloads/YFG - Clemes Gritl v1.safetensors</text:p>
          </table:table-cell>
          <table:table-cell office:value-type="string" calcext:value-type="string">
            <text:p>path</text:p>
          </table:table-cell>
          <table:table-cell/>
          <table:table-cell office:value-type="string" calcext:value-type="string">
            <text:p>["in the style of YFG-ClemensGritl","YFG-ClemensGritl"]</text:p>
          </table:table-cell>
          <table:table-cell office:value-type="string" calcext:value-type="string">
            <text:p>{"key":"5f0135f9-b52f-4084-a464-296a3eb36086","hash":"blake3:ba405799136b830ffc203d7642099431d8a503d828eff32a127b0cef14cee1e5","path":"flux/lora/YFG - Clemes Gritl v1.safetensors","file_size":171969515,"name":"YFG - Clemes Gritl v1","type":"lora","format":"diffusers","base":"flux","source":"/home/alex/Downloads/YFG - Clemes Gritl v1.safetensors","source_type":"path","description":"flux lora model YFG - Clemes Gritl v1","source_api_response":null,"cover_image":null,"submodels":null,"usage_info":null,"trigger_phrases":["in the style of YFG-ClemensGritl","YFG-ClemensGritl"]}</text:p>
          </table:table-cell>
          <table:table-cell office:value-type="string" calcext:value-type="string">
            <text:p>2025-07-31 01:37:06.350</text:p>
          </table:table-cell>
          <table:table-cell office:value-type="string" calcext:value-type="string">
            <text:p>2025-07-31 02:01:01.598</text:p>
          </table:table-cell>
          <table:table-cell office:value-type="float" office:value="171969515" calcext:value-type="float">
            <text:p>171969515</text:p>
          </table:table-cell>
        </table:table-row>
        <table:table-row table:style-name="ro1">
          <table:table-cell office:value-type="string" calcext:value-type="string">
            <text:p>860d5aa3-0f97-445f-95b0-1bf84b467c54</text:p>
          </table:table-cell>
          <table:table-cell office:value-type="string" calcext:value-type="string">
            <text:p>blake3:aba2577897272374ba3c673bd4491c862df5350b5a6129c3a91de0db4f59a471</text:p>
          </table:table-cell>
          <table:table-cell office:value-type="string" calcext:value-type="string">
            <text:p>flux</text:p>
          </table:table-cell>
          <table:table-cell office:value-type="string" calcext:value-type="string">
            <text:p>lora</text:p>
          </table:table-cell>
          <table:table-cell office:value-type="string" calcext:value-type="string">
            <text:p>flux/lora/YFG - Face Gear v1.safetensors</text:p>
          </table:table-cell>
          <table:table-cell office:value-type="string" calcext:value-type="string">
            <text:p>lycoris</text:p>
          </table:table-cell>
          <table:table-cell office:value-type="string" calcext:value-type="string">
            <text:p>YFG - Face Gear v1</text:p>
          </table:table-cell>
          <table:table-cell office:value-type="string" calcext:value-type="string">
            <text:p>flux lora model YFG - Face Gear v1</text:p>
          </table:table-cell>
          <table:table-cell office:value-type="string" calcext:value-type="string">
            <text:p>/home/alex/Downloads/YFG - Face Gear v1.safetensors</text:p>
          </table:table-cell>
          <table:table-cell office:value-type="string" calcext:value-type="string">
            <text:p>path</text:p>
          </table:table-cell>
          <table:table-cell/>
          <table:table-cell office:value-type="string" calcext:value-type="string">
            <text:p>["YFG-F@ce"]</text:p>
          </table:table-cell>
          <table:table-cell office:value-type="string" calcext:value-type="string">
            <text:p>{"key":"860d5aa3-0f97-445f-95b0-1bf84b467c54","hash":"blake3:aba2577897272374ba3c673bd4491c862df5350b5a6129c3a91de0db4f59a471","path":"flux/lora/YFG - Face Gear v1.safetensors","file_size":39795488,"name":"YFG - Face Gear v1","type":"lora","format":"lycoris","base":"flux","source":"/home/alex/Downloads/YFG - Face Gear v1.safetensors","source_type":"path","description":"flux lora model YFG - Face Gear v1","source_api_response":null,"cover_image":null,"submodels":null,"usage_info":null,"trigger_phrases":["YFG-F@ce"]}</text:p>
          </table:table-cell>
          <table:table-cell office:value-type="string" calcext:value-type="string">
            <text:p>2025-07-31 01:37:11.543</text:p>
          </table:table-cell>
          <table:table-cell office:value-type="string" calcext:value-type="string">
            <text:p>2025-07-31 02:01:46.763</text:p>
          </table:table-cell>
          <table:table-cell office:value-type="float" office:value="39795488" calcext:value-type="float">
            <text:p>39795488</text:p>
          </table:table-cell>
        </table:table-row>
        <table:table-row table:style-name="ro1">
          <table:table-cell office:value-type="string" calcext:value-type="string">
            <text:p>4000d469-e5d5-496a-b824-50096b2da1dc</text:p>
          </table:table-cell>
          <table:table-cell office:value-type="string" calcext:value-type="string">
            <text:p>blake3:e7943e96568a7eaf8f3ac1c235ded046aa7f368e8ce918f33789315c09d0eff1</text:p>
          </table:table-cell>
          <table:table-cell office:value-type="string" calcext:value-type="string">
            <text:p>flux</text:p>
          </table:table-cell>
          <table:table-cell office:value-type="string" calcext:value-type="string">
            <text:p>lora</text:p>
          </table:table-cell>
          <table:table-cell office:value-type="string" calcext:value-type="string">
            <text:p>flux/lora/YFG - Fwshn - Fusion.safetensors</text:p>
          </table:table-cell>
          <table:table-cell office:value-type="string" calcext:value-type="string">
            <text:p>lycoris</text:p>
          </table:table-cell>
          <table:table-cell office:value-type="string" calcext:value-type="string">
            <text:p>YFG - Fwshn - Fusion</text:p>
          </table:table-cell>
          <table:table-cell office:value-type="string" calcext:value-type="string">
            <text:p>flux lora model YFG - Fwshn - Fusion</text:p>
          </table:table-cell>
          <table:table-cell office:value-type="string" calcext:value-type="string">
            <text:p>/home/alex/Downloads/YFG - Fwshn - Fusion.safetensors</text:p>
          </table:table-cell>
          <table:table-cell office:value-type="string" calcext:value-type="string">
            <text:p>path</text:p>
          </table:table-cell>
          <table:table-cell/>
          <table:table-cell office:value-type="string" calcext:value-type="string">
            <text:p>["YFG-Fwshn"]</text:p>
          </table:table-cell>
          <table:table-cell office:value-type="string" calcext:value-type="string">
            <text:p>{"key":"4000d469-e5d5-496a-b824-50096b2da1dc","hash":"blake3:e7943e96568a7eaf8f3ac1c235ded046aa7f368e8ce918f33789315c09d0eff1","path":"flux/lora/YFG - Fwshn - Fusion.safetensors","file_size":158608736,"name":"YFG - Fwshn - Fusion","type":"lora","format":"lycoris","base":"flux","source":"/home/alex/Downloads/YFG - Fwshn - Fusion.safetensors","source_type":"path","description":"flux lora model YFG - Fwshn - Fusion","source_api_response":null,"cover_image":null,"submodels":null,"usage_info":null,"trigger_phrases":["YFG-Fwshn"]}</text:p>
          </table:table-cell>
          <table:table-cell office:value-type="string" calcext:value-type="string">
            <text:p>2025-07-31 01:37:27.213</text:p>
          </table:table-cell>
          <table:table-cell office:value-type="string" calcext:value-type="string">
            <text:p>2025-07-31 01:57:21.963</text:p>
          </table:table-cell>
          <table:table-cell office:value-type="float" office:value="158608736" calcext:value-type="float">
            <text:p>158608736</text:p>
          </table:table-cell>
        </table:table-row>
        <table:table-row table:style-name="ro13">
          <table:table-cell office:value-type="string" calcext:value-type="string">
            <text:p>e38f6e88-2256-40b4-91aa-14159bdd575b</text:p>
          </table:table-cell>
          <table:table-cell office:value-type="string" calcext:value-type="string">
            <text:p>blake3:fe0a8720a7a6c133b50b7fe681135c06dd8e1639f18e2444ad739b652aeec5d3</text:p>
          </table:table-cell>
          <table:table-cell office:value-type="string" calcext:value-type="string">
            <text:p>flux</text:p>
          </table:table-cell>
          <table:table-cell office:value-type="string" calcext:value-type="string">
            <text:p>lora</text:p>
          </table:table-cell>
          <table:table-cell office:value-type="string" calcext:value-type="string">
            <text:p>flux/lora/YFG - Geometric v1.safetensors</text:p>
          </table:table-cell>
          <table:table-cell office:value-type="string" calcext:value-type="string">
            <text:p>lycoris</text:p>
          </table:table-cell>
          <table:table-cell office:value-type="string" calcext:value-type="string">
            <text:p>YFG - Geometric v1</text:p>
          </table:table-cell>
          <table:table-cell office:value-type="string" calcext:value-type="string">
            <text:p>YFG Geometric: Bold Shapes &amp; Symmetrical Designs</text:p>
            <text:p>YFG Geometric infuses artwork with eye-catching geometric formsâtriangles, circles, sharp corners, and smooth edgesâwhile emphasizing balanced composition and vibrant colors. Whether youâre aiming for abstract art, retro-futuristic posters, or stylized graphic backdrops, this LoRA adds visual punch with strong shapes and striking symmetry.</text:p>
            <text:p/>
            <text:p>Key Features</text:p>
            <text:p>Bold Geometric Shapes</text:p>
            <text:p/>
            <text:p>Generates noticeable triangles, circles, squares, and more.</text:p>
            <text:p/>
            <text:p>May introduce color blocks or patterns in the background or foreground.</text:p>
            <text:p/>
            <text:p>Symmetry &amp; Balance</text:p>
            <text:p/>
            <text:p>Naturally leans toward symmetrical or mirrored designs.</text:p>
            <text:p/>
            <text:p>Great for modern art pieces, stylized patterns, or structured compositions.</text:p>
            <text:p/>
            <text:p>Flexible Strength Range</text:p>
            <text:p/>
            <text:p>Works well between 0.4 and 0.9, balancing geometric flair with your original prompt.</text:p>
            <text:p/>
            <text:p>Higher values (over 1.1) can produce overly aggressive shapes, so proceed with caution if you want subtler geometry.</text:p>
            <text:p/>
            <text:p>Easy Integration</text:p>
            <text:p/>
            <text:p>Pairs smoothly with other LoRAs and styles, making it an ideal additive layer for extra visual interest.</text:p>
            <text:p/>
            <text:p>Perfect for combining with character or environment prompts to add dynamic shapes and color blocking.</text:p>
            <text:p/>
            <text:p>Recommended Usage</text:p>
            <text:p>Trigger / Prompt Word</text:p>
            <text:p/>
            <text:p>Use âYFG-Ge0mâ to emphasize the geometric patterns, but itâs optional if your prompt already strongly indicates abstract geometry.</text:p>
            <text:p/>
            <text:p>LoRA Strength</text:p>
            <text:p/>
            <text:p>0.4 â 0.9 recommended for balanced geometric inserts without overpowering your base concept.</text:p>
            <text:p/>
            <text:p>Lower for subtle shapes, higher for bold, eye-catching geometry.</text:p>
            <text:p/>
            <text:p>Suggested Themes &amp; Keywords</text:p>
            <text:p/>
            <text:p>âAbstract geometric artwork,â âfuturistic poster design,â âmodern minimal illustration,â âtriangular color blocking,â etc.</text:p>
            <text:p/>
            <text:p>Tips &amp; Tricks</text:p>
            <text:p>Guide the Palette</text:p>
            <text:p/>
            <text:p>If you want specific colors (e.g., âblue and orange geometry,â âmonochrome shapes,â or âretro pastelâ), mention them to direct the LoRAâs color choices.</text:p>
            <text:p/>
            <text:p>Highlight Composition</text:p>
            <text:p/>
            <text:p>Terms like âsymmetrical layout,â âcentral focal point,â or âbalanced designâ help reinforce harmony in the final image.</text:p>
            <text:p/>
            <text:p>Combine With Character or Environment</text:p>
            <text:p/>
            <text:p>Try merging with character prompts to give them geometric clothing or backgrounds, or add an abstract flair to cityscapes with geometric patterns layered in.</text:p>
            <text:p/>
            <text:p>Refine Via Negative Prompts</text:p>
            <text:p/>
            <text:p>If youâre seeing too many shapes or an unwanted style shift, negative prompts like âno complex geometry,â âless saturated color,â or âsmooth gradientâ can dial things back.</text:p>
            <text:p/>
            <text:p>YFG Geometric transforms your images with vibrant geometric motifs, symmetrical layouts, and bold shapesâideal for adding a contemporary or retro edge to any composition. Adjust strength levels and pair with other styles for unique, visually compelling results!</text:p>
          </table:table-cell>
          <table:table-cell office:value-type="string" calcext:value-type="string">
            <text:p>/home/alex/Downloads/YFG - Geometric v1.safetensors</text:p>
          </table:table-cell>
          <table:table-cell office:value-type="string" calcext:value-type="string">
            <text:p>path</text:p>
          </table:table-cell>
          <table:table-cell/>
          <table:table-cell office:value-type="string" calcext:value-type="string">
            <text:p>["YFG-Ge0m"]</text:p>
          </table:table-cell>
          <table:table-cell office:value-type="string" calcext:value-type="string">
            <text:p>{"key":"e38f6e88-2256-40b4-91aa-14159bdd575b","hash":"blake3:fe0a8720a7a6c133b50b7fe681135c06dd8e1639f18e2444ad739b652aeec5d3","path":"flux/lora/YFG - Geometric v1.safetensors","file_size":39769728,"name":"YFG - Geometric v1","type":"lora","format":"lycoris","base":"flux","source":"/home/alex/Downloads/YFG - Geometric v1.safetensors","source_type":"path","description":"YFG Geometric: Bold Shapes &amp; Symmetrical Designs\nYFG Geometric infuses artwork with eye-catching geometric formsâtriangles, circles, sharp corners, and smooth edgesâwhile emphasizing balanced composition and vibrant colors. Whether youâre aiming for abstract art, retro-futuristic posters, or stylized graphic backdrops, this LoRA adds visual punch with strong shapes and striking symmetry.\n\nKey Features\nBold Geometric Shapes\n\nGenerates noticeable triangles, circles, squares, and more.\n\nMay introduce color blocks or patterns in the background or foreground.\n\nSymmetry &amp; Balance\n\nNaturally leans toward symmetrical or mirrored designs.\n\nGreat for modern art pieces, stylized patterns, or structured compositions.\n\nFlexible Strength Range\n\nWorks well between 0.4 and 0.9, balancing geometric flair with your original prompt.\n\nHigher values (over 1.1) can produce overly aggressive shapes, so proceed with caution if you want subtler geometry.\n\nEasy Integration\n\nPairs smoothly with other LoRAs and styles, making it an ideal additive layer for extra visual interest.\n\nPerfect for combining with character or environment prompts to add dynamic shapes and color blocking.\n\nRecommended Usage\nTrigger / Prompt Word\n\nUse âYFG-Ge0mâ to emphasize the geometric patterns, but itâs optional if your prompt already strongly indicates abstract geometry.\n\nLoRA Strength\n\n0.4 â 0.9 recommended for balanced geometric inserts without overpowering your base concept.\n\nLower for subtle shapes, higher for bold, eye-catching geometry.\n\nSuggested Themes &amp; Keywords\n\nâAbstract geometric artwork,â âfuturistic poster design,â âmodern minimal illustration,â âtriangular color blocking,â etc.\n\nTips &amp; Tricks\nGuide the Palette\n\nIf you want specific colors (e.g., âblue and orange geometry,â âmonochrome shapes,â or âretro pastelâ), mention them to direct the LoRAâs color choices.\n\nHighlight Composition\n\nTerms like âsymmetrical layout,â âcentral focal point,â or âbalanced designâ help reinforce harmony in the final image.\n\nCombine With Character or Environment\n\nTry merging with character prompts to give them geometric clothing or backgrounds, or add an abstract flair to cityscapes with geometric patterns layered in.\n\nRefine Via Negative Prompts\n\nIf youâre seeing too many shapes or an unwanted style shift, negative prompts like âno complex geometry,â âless saturated color,â or âsmooth gradientâ can dial things back.\n\nYFG Geometric transforms your images with vibrant geometric motifs, symmetrical layouts, and bold shapesâideal for adding a contemporary or retro edge to any composition. Adjust strength levels and pair with other styles for unique, visually compelling results!","source_api_response":null,"cover_image":null,"submodels":null,"usage_info":null,"trigger_phrases":["YFG-Ge0m"]}</text:p>
          </table:table-cell>
          <table:table-cell office:value-type="string" calcext:value-type="string">
            <text:p>2025-07-31 01:37:33.978</text:p>
          </table:table-cell>
          <table:table-cell office:value-type="string" calcext:value-type="string">
            <text:p>2025-07-31 01:55:03.136</text:p>
          </table:table-cell>
          <table:table-cell office:value-type="float" office:value="39769728" calcext:value-type="float">
            <text:p>39769728</text:p>
          </table:table-cell>
        </table:table-row>
        <table:table-row table:style-name="ro18">
          <table:table-cell office:value-type="string" calcext:value-type="string">
            <text:p>e923e73a-4403-4e62-a05d-73713018b1c5</text:p>
          </table:table-cell>
          <table:table-cell office:value-type="string" calcext:value-type="string">
            <text:p>blake3:8e55b694a060f23a51609d934817117116b0cfd944b0fa8ee94dcabc004bef40</text:p>
          </table:table-cell>
          <table:table-cell office:value-type="string" calcext:value-type="string">
            <text:p>flux</text:p>
          </table:table-cell>
          <table:table-cell office:value-type="string" calcext:value-type="string">
            <text:p>lora</text:p>
          </table:table-cell>
          <table:table-cell office:value-type="string" calcext:value-type="string">
            <text:p>flux/lora/YFG - Geometric v2.safetensors</text:p>
          </table:table-cell>
          <table:table-cell office:value-type="string" calcext:value-type="string">
            <text:p>lycoris</text:p>
          </table:table-cell>
          <table:table-cell office:value-type="string" calcext:value-type="string">
            <text:p>YFG - Geometric v2</text:p>
          </table:table-cell>
          <table:table-cell office:value-type="string" calcext:value-type="string">
            <text:p>YFG Geometric (v2): Expanded Depth &amp; Contrast for Geometric Art</text:p>
            <text:p>YFG Geometric (v2) evolves the original geometric art style with enhanced depth of field, improved contrast, and smoother, more intricate shapes. Whether youâre aiming for abstract compositions, realistic scenes featuring 3D letters, or neon paper cutouts, this LoRA brings a creative, geometric flair to your prompts.</text:p>
            <text:p/>
            <text:p>Key Improvements &amp; Features</text:p>
            <text:p>Enhanced Depth of Field</text:p>
            <text:p/>
            <text:p>Creates a stronger sense of depth and focus in the scene.</text:p>
            <text:p/>
            <text:p>Emphasizes foreground vs. background, letting geometric elements pop with new clarity.</text:p>
            <text:p/>
            <text:p>Increased Contrast</text:p>
            <text:p/>
            <text:p>Delivers vibrant highlights and deeper shadows for a more striking visual.</text:p>
            <text:p/>
            <text:p>Perfect for bold, high-impact designs or stylized photographic effects.</text:p>
            <text:p/>
            <text:p>Smoother Lines &amp; Shapes</text:p>
            <text:p/>
            <text:p>Generates cleaner, more fluid polygons, cutouts, and abstract panels.</text:p>
            <text:p/>
            <text:p>Ideal for sharp geometric forms, organic patterns, or anything in between.</text:p>
            <text:p/>
            <text:p>Versatile Creative Elements</text:p>
            <text:p/>
            <text:p>Excels at paper cutout aesthetics, 3D letters, neon accents, transparent glass, or cellular-like abstracts.</text:p>
            <text:p/>
            <text:p>Adapts to both purely digital art and realistic scenes populated with imaginative geometric objects.</text:p>
            <text:p/>
            <text:p>Recommended Usage</text:p>
            <text:p>Trigger / Prompt Word</text:p>
            <text:p/>
            <text:p>Use âYFG-Ge0mâ to emphasize the LoRAâs geometric style in your prompts.</text:p>
            <text:p/>
            <text:p>Potential Prompts &amp; Themes</text:p>
            <text:p/>
            <text:p>âLayered paper cutouts with neon edges,â âtransparent glass polygons in a minimal scene,â âhigh-contrast geometric street art,â or â3D alphabet shapes stacked in an abstract pattern.â</text:p>
            <text:p/>
            <text:p>LoRA Strength</text:p>
            <text:p/>
            <text:p>Start around 0.5 â 0.8 for balanced results; raise or lower to control how dominant the shapes, contrast, and DOF become.</text:p>
            <text:p/>
            <text:p>Tips &amp; Tricks</text:p>
            <text:p>Leverage Depth of Field</text:p>
            <text:p/>
            <text:p>Call out âshallow depth of field,â âbokeh background,â or âforeground focusâ to underline your subject.</text:p>
            <text:p/>
            <text:p>Perfect for close-up showcases of letters or shapes floating in a blurred environment.</text:p>
            <text:p/>
            <text:p>Play With Contrast &amp; Color</text:p>
            <text:p/>
            <text:p>Try neon, bright hues, or stark monochrome for bold, high-contrast results.</text:p>
            <text:p/>
            <text:p>Combining bright and dark tones underscores the LoRAâs boosted contrast features.</text:p>
            <text:p/>
            <text:p>Realistic Scenes With Abstract Twists</text:p>
            <text:p/>
            <text:p>Prompt for everyday environments plus geometric elementsâlike âgeometric glass sculptures in a modern living room.â</text:p>
            <text:p/>
            <text:p>The LoRA can blend imaginative shapes seamlessly into real-life contexts.</text:p>
            <text:p/>
            <text:p>Combine With Other Styles</text:p>
            <text:p/>
            <text:p>Merge with LoRAs for painting, photorealism, or futuristic aesthetics.</text:p>
            <text:p/>
            <text:p>Keep an eye on color or shape overlap; use negative prompts if undesired geometry crowds the composition.</text:p>
            <text:p/>
            <text:p>YFG Geometric (v2) breathes new depth and boldness into geometric designs, marrying crisp shapes with striking contrast and improved DOF. From vibrant abstracts to unique modern scenes, let this updated LoRA push the boundaries of your artistic vision!</text:p>
          </table:table-cell>
          <table:table-cell office:value-type="string" calcext:value-type="string">
            <text:p>/home/alex/Downloads/YFG - Geometric v2.safetensors</text:p>
          </table:table-cell>
          <table:table-cell office:value-type="string" calcext:value-type="string">
            <text:p>path</text:p>
          </table:table-cell>
          <table:table-cell/>
          <table:table-cell office:value-type="string" calcext:value-type="string">
            <text:p>["YFG-Ge0m"]</text:p>
          </table:table-cell>
          <table:table-cell office:value-type="string" calcext:value-type="string">
            <text:p>{"key":"e923e73a-4403-4e62-a05d-73713018b1c5","hash":"blake3:8e55b694a060f23a51609d934817117116b0cfd944b0fa8ee94dcabc004bef40","path":"flux/lora/YFG - Geometric v2.safetensors","file_size":39809120,"name":"YFG - Geometric v2","type":"lora","format":"lycoris","base":"flux","source":"/home/alex/Downloads/YFG - Geometric v2.safetensors","source_type":"path","description":"YFG Geometric (v2): Expanded Depth &amp; Contrast for Geometric Art\nYFG Geometric (v2) evolves the original geometric art style with enhanced depth of field, improved contrast, and smoother, more intricate shapes. Whether youâre aiming for abstract compositions, realistic scenes featuring 3D letters, or neon paper cutouts, this LoRA brings a creative, geometric flair to your prompts.\n\nKey Improvements &amp; Features\nEnhanced Depth of Field\n\nCreates a stronger sense of depth and focus in the scene.\n\nEmphasizes foreground vs. background, letting geometric elements pop with new clarity.\n\nIncreased Contrast\n\nDelivers vibrant highlights and deeper shadows for a more striking visual.\n\nPerfect for bold, high-impact designs or stylized photographic effects.\n\nSmoother Lines &amp; Shapes\n\nGenerates cleaner, more fluid polygons, cutouts, and abstract panels.\n\nIdeal for sharp geometric forms, organic patterns, or anything in between.\n\nVersatile Creative Elements\n\nExcels at paper cutout aesthetics, 3D letters, neon accents, transparent glass, or cellular-like abstracts.\n\nAdapts to both purely digital art and realistic scenes populated with imaginative geometric objects.\n\nRecommended Usage\nTrigger / Prompt Word\n\nUse âYFG-Ge0mâ to emphasize the LoRAâs geometric style in your prompts.\n\nPotential Prompts &amp; Themes\n\nâLayered paper cutouts with neon edges,â âtransparent glass polygons in a minimal scene,â âhigh-contrast geometric street art,â or â3D alphabet shapes stacked in an abstract pattern.â\n\nLoRA Strength\n\nStart around 0.5 â 0.8 for balanced results; raise or lower to control how dominant the shapes, contrast, and DOF become.\n\nTips &amp; Tricks\nLeverage Depth of Field\n\nCall out âshallow depth of field,â âbokeh background,â or âforeground focusâ to underline your subject.\n\nPerfect for close-up showcases of letters or shapes floating in a blurred environment.\n\nPlay With Contrast &amp; Color\n\nTry neon, bright hues, or stark monochrome for bold, high-contrast results.\n\nCombining bright and dark tones underscores the LoRAâs boosted contrast features.\n\nRealistic Scenes With Abstract Twists\n\nPrompt for everyday environments plus geometric elementsâlike âgeometric glass sculptures in a modern living room.â\n\nThe LoRA can blend imaginative shapes seamlessly into real-life contexts.\n\nCombine With Other Styles\n\nMerge with LoRAs for painting, photorealism, or futuristic aesthetics.\n\nKeep an eye on color or shape overlap; use negative prompts if undesired geometry crowds the composition.\n\nYFG Geometric (v2) breathes new depth and boldness into geometric designs, marrying crisp shapes with striking contrast and improved DOF. From vibrant abstracts to unique modern scenes, let this updated LoRA push the boundaries of your artistic vision!","source_api_response":null,"cover_image":null,"submodels":null,"usage_info":null,"trigger_phrases":["YFG-Ge0m"]}</text:p>
          </table:table-cell>
          <table:table-cell office:value-type="string" calcext:value-type="string">
            <text:p>2025-07-31 01:37:39.486</text:p>
          </table:table-cell>
          <table:table-cell office:value-type="string" calcext:value-type="string">
            <text:p>2025-07-31 01:54:46.678</text:p>
          </table:table-cell>
          <table:table-cell office:value-type="float" office:value="39809120" calcext:value-type="float">
            <text:p>39809120</text:p>
          </table:table-cell>
        </table:table-row>
        <table:table-row table:style-name="ro1">
          <table:table-cell office:value-type="string" calcext:value-type="string">
            <text:p>ecb1aaec-7401-4def-9234-9839b2348268</text:p>
          </table:table-cell>
          <table:table-cell office:value-type="string" calcext:value-type="string">
            <text:p>blake3:e9fac68292ed9134b2d1e4667cd851e3f323c3adf971d82c964c7cd1eb833c90</text:p>
          </table:table-cell>
          <table:table-cell office:value-type="string" calcext:value-type="string">
            <text:p>flux</text:p>
          </table:table-cell>
          <table:table-cell office:value-type="string" calcext:value-type="string">
            <text:p>lora</text:p>
          </table:table-cell>
          <table:table-cell office:value-type="string" calcext:value-type="string">
            <text:p>flux/lora/YFG - HUD v3.safetensors</text:p>
          </table:table-cell>
          <table:table-cell office:value-type="string" calcext:value-type="string">
            <text:p>diffusers</text:p>
          </table:table-cell>
          <table:table-cell office:value-type="string" calcext:value-type="string">
            <text:p>YFG - HUD v3</text:p>
          </table:table-cell>
          <table:table-cell office:value-type="string" calcext:value-type="string">
            <text:p>flux lora model YFG - HUD v3</text:p>
          </table:table-cell>
          <table:table-cell office:value-type="string" calcext:value-type="string">
            <text:p>/home/alex/Downloads/YFG - HUD v3.safetensors</text:p>
          </table:table-cell>
          <table:table-cell office:value-type="string" calcext:value-type="string">
            <text:p>path</text:p>
          </table:table-cell>
          <table:table-cell/>
          <table:table-cell office:value-type="string" calcext:value-type="string">
            <text:p>["YFG-HUD"]</text:p>
          </table:table-cell>
          <table:table-cell office:value-type="string" calcext:value-type="string">
            <text:p>{"key":"ecb1aaec-7401-4def-9234-9839b2348268","hash":"blake3:e9fac68292ed9134b2d1e4667cd851e3f323c3adf971d82c964c7cd1eb833c90","path":"flux/lora/YFG - HUD v3.safetensors","file_size":687476649,"name":"YFG - HUD v3","type":"lora","format":"diffusers","base":"flux","source":"/home/alex/Downloads/YFG - HUD v3.safetensors","source_type":"path","description":"flux lora model YFG - HUD v3","source_api_response":null,"cover_image":null,"submodels":null,"usage_info":null,"trigger_phrases":["YFG-HUD"]}</text:p>
          </table:table-cell>
          <table:table-cell office:value-type="string" calcext:value-type="string">
            <text:p>2025-07-31 01:37:45.380</text:p>
          </table:table-cell>
          <table:table-cell office:value-type="string" calcext:value-type="string">
            <text:p>2025-07-31 01:58:11.567</text:p>
          </table:table-cell>
          <table:table-cell office:value-type="float" office:value="687476649" calcext:value-type="float">
            <text:p>687476649</text:p>
          </table:table-cell>
        </table:table-row>
        <table:table-row table:style-name="ro1">
          <table:table-cell office:value-type="string" calcext:value-type="string">
            <text:p>ec949127-e092-4999-83ad-694f29558108</text:p>
          </table:table-cell>
          <table:table-cell office:value-type="string" calcext:value-type="string">
            <text:p>blake3:84b99fad2479bbb8cbfef7abfea95218c35c5a780ba67f30944052b4a4aa97f1</text:p>
          </table:table-cell>
          <table:table-cell office:value-type="string" calcext:value-type="string">
            <text:p>flux</text:p>
          </table:table-cell>
          <table:table-cell office:value-type="string" calcext:value-type="string">
            <text:p>lora</text:p>
          </table:table-cell>
          <table:table-cell office:value-type="string" calcext:value-type="string">
            <text:p>flux/lora/YFG - L3ms v1.safetensors</text:p>
          </table:table-cell>
          <table:table-cell office:value-type="string" calcext:value-type="string">
            <text:p>lycoris</text:p>
          </table:table-cell>
          <table:table-cell office:value-type="string" calcext:value-type="string">
            <text:p>YFG - Lochen v1</text:p>
          </table:table-cell>
          <table:table-cell office:value-type="string" calcext:value-type="string">
            <text:p>flux lora model YFG - L3ms v1</text:p>
          </table:table-cell>
          <table:table-cell office:value-type="string" calcext:value-type="string">
            <text:p>/home/alex/Downloads/YFG - L3ms v1.safetensors</text:p>
          </table:table-cell>
          <table:table-cell office:value-type="string" calcext:value-type="string">
            <text:p>path</text:p>
          </table:table-cell>
          <table:table-cell/>
          <table:table-cell office:value-type="string" calcext:value-type="string">
            <text:p>["sketchy","Lochen style.","painterly"]</text:p>
          </table:table-cell>
          <table:table-cell office:value-type="string" calcext:value-type="string">
            <text:p>{"key":"ec949127-e092-4999-83ad-694f29558108","hash":"blake3:84b99fad2479bbb8cbfef7abfea95218c35c5a780ba67f30944052b4a4aa97f1","path":"flux/lora/YFG - L3ms v1.safetensors","file_size":39764032,"name":"YFG - Lochen v1","type":"lora","format":"lycoris","base":"flux","source":"/home/alex/Downloads/YFG - L3ms v1.safetensors","source_type":"path","description":"flux lora model YFG - L3ms v1","source_api_response":null,"cover_image":null,"submodels":null,"usage_info":null,"trigger_phrases":["sketchy","Lochen style.","painterly"]}</text:p>
          </table:table-cell>
          <table:table-cell office:value-type="string" calcext:value-type="string">
            <text:p>2025-07-31 01:37:51.001</text:p>
          </table:table-cell>
          <table:table-cell office:value-type="string" calcext:value-type="string">
            <text:p>2025-07-31 02:02:39.393</text:p>
          </table:table-cell>
          <table:table-cell office:value-type="float" office:value="39764032" calcext:value-type="float">
            <text:p>39764032</text:p>
          </table:table-cell>
        </table:table-row>
        <table:table-row table:style-name="ro19">
          <table:table-cell office:value-type="string" calcext:value-type="string">
            <text:p>953d63ec-2f8f-4295-847b-8650436a383b</text:p>
          </table:table-cell>
          <table:table-cell office:value-type="string" calcext:value-type="string">
            <text:p>blake3:a3e88f052e174b1ab4caa415979b3f20d35aec1a3e9a50ad0ee3a7d308a06e7e</text:p>
          </table:table-cell>
          <table:table-cell office:value-type="string" calcext:value-type="string">
            <text:p>flux</text:p>
          </table:table-cell>
          <table:table-cell office:value-type="string" calcext:value-type="string">
            <text:p>lora</text:p>
          </table:table-cell>
          <table:table-cell office:value-type="string" calcext:value-type="string">
            <text:p>flux/lora/YFG - Liquid Strokes v1.safetensors</text:p>
          </table:table-cell>
          <table:table-cell office:value-type="string" calcext:value-type="string">
            <text:p>lycoris</text:p>
          </table:table-cell>
          <table:table-cell office:value-type="string" calcext:value-type="string">
            <text:p>YFG - Liquid Strokes v1</text:p>
          </table:table-cell>
          <table:table-cell office:value-type="string" calcext:value-type="string">
            <text:p>LoRA Strength</text:p>
            <text:p/>
            <text:p>0.5: Subtle artistic accent</text:p>
            <text:p/>
            <text:p>1.0: Balanced painterly effect</text:p>
            <text:p/>
            <text:p>1.5 - 2.0: Striking surrealism with fluid distortion and vivid textures</text:p>
            <text:p/>
            <text:p>YFG Liquid Strokes: Surreal Painterly Transformations</text:p>
            <text:p>Elevate your creations with YFG Liquid Strokes, a LoRA that imbues images with fluid, dynamic brushwork reminiscent of traditional painting techniques. This model is flexible across a wide range of strengths, offering anything from a subtle artistic flare to bold, surreal transformations.</text:p>
            <text:p/>
            <text:p>Key Features</text:p>
            <text:p>Painterly Brushwork</text:p>
            <text:p/>
            <text:p>Adds fluid, organic strokes to any scene, delivering a hand-painted feel.</text:p>
            <text:p/>
            <text:p>Visually softens edges while introducing rich textures and vibrant layering.</text:p>
            <text:p/>
            <text:p>Wide Strength Range</text:p>
            <text:p/>
            <text:p>Works effectively from 0.5 (mild effect) to 2.0 (extreme surrealism).</text:p>
            <text:p/>
            <text:p>Retains coherence even at higher strengths, though the style grows increasingly surreal.</text:p>
            <text:p/>
            <text:p>1.5 strength is a sweet spot for a strong painterly transformation without losing subject clarity.</text:p>
            <text:p/>
            <text:p>Most users prefer 0.8 â 1.0 for a balanced, artistic look.</text:p>
            <text:p/>
            <text:p>Responsive to Keywords</text:p>
            <text:p/>
            <text:p>Incorporating terms like âpainting,â âillustration,â âdrawing,â or âbrush strokesâ guides the LoRA toward more refined painterly outcomes.</text:p>
            <text:p/>
            <text:p>Without direction, it may default to fiery or skeletal imageryâso well-defined prompts yield the best results.</text:p>
            <text:p/>
            <text:p>Recommended Usage</text:p>
            <text:p>Trigger / Prompt Word</text:p>
            <text:p/>
            <text:p>Use âYFG-Liqdâ to activate the liquid, painterly aesthetic in your scenes.</text:p>
            <text:p/>
            <text:p>LoRA Strength</text:p>
            <text:p/>
            <text:p>0.5: Subtle artistic accent</text:p>
            <text:p/>
            <text:p>1.0: Balanced painterly effect</text:p>
            <text:p/>
            <text:p>1.5 - 2.0: Striking surrealism with fluid distortion and vivid textures</text:p>
            <text:p/>
            <text:p>Suggested Themes &amp; Keywords</text:p>
            <text:p/>
            <text:p>âPainting,â âbrush strokes,â âcanvas texture,â âvibrant illustration,â etc.</text:p>
            <text:p/>
            <text:p>Pair with your main subject (character, landscape, object) to evoke a captivating, painted style.</text:p>
            <text:p/>
            <text:p>Tips &amp; Tricks</text:p>
            <text:p>Directing the Theme</text:p>
            <text:p/>
            <text:p>If you donât want unintentional fire or skeleton elements, specify your subject clearlyâ e.g., âportrait of a woman in a flowing gown, YFG-Liqd styleâ.</text:p>
            <text:p/>
            <text:p>Lighting &amp; Color</text:p>
            <text:p/>
            <text:p>Because of its painterly nature, colorful or high-contrast prompts produce especially dramatic results.</text:p>
            <text:p/>
            <text:p>Try âsunset lighting,â ârainbow palette,â or âpastel watercolorâ for diverse effects.</text:p>
            <text:p/>
            <text:p>Combine With Other LoRAs</text:p>
            <text:p/>
            <text:p>YFG Liquid Strokes can blend well with additional style or subject LoRAs, overlaying its painterly effect onto various settings, eras, or thematic elements.</text:p>
            <text:p/>
            <text:p>YFG Liquid Strokes beautifully blends digital artistry with traditional brushwork aesthetics, giving your creations a lush, painterly essence at almost any strength level. Perfect for conceptual art, surreal illustrations, or simply adding a fresh, fluid dimension to your images.</text:p>
          </table:table-cell>
          <table:table-cell office:value-type="string" calcext:value-type="string">
            <text:p>/home/alex/Dev/AI/invokeai/models/flux/lora/YFG - Liquid Strokes v1.safetensors</text:p>
          </table:table-cell>
          <table:table-cell office:value-type="string" calcext:value-type="string">
            <text:p>path</text:p>
          </table:table-cell>
          <table:table-cell/>
          <table:table-cell office:value-type="string" calcext:value-type="string">
            <text:p>["YFG-Liqd"]</text:p>
          </table:table-cell>
          <table:table-cell office:value-type="string" calcext:value-type="string">
            <text:p>{"key":"953d63ec-2f8f-4295-847b-8650436a383b","hash":"blake3:a3e88f052e174b1ab4caa415979b3f20d35aec1a3e9a50ad0ee3a7d308a06e7e","path":"flux/lora/YFG - Liquid Strokes v1.safetensors","file_size":39771528,"name":"YFG - Liquid Strokes v1","type":"lora","format":"lycoris","base":"flux","source":"/home/alex/Dev/AI/invokeai/models/flux/lora/YFG - Liquid Strokes v1.safetensors","source_type":"path","description":"LoRA Strength\n\n0.5: Subtle artistic accent\n\n1.0: Balanced painterly effect\n\n1.5 - 2.0: Striking surrealism with fluid distortion and vivid textures\n\nYFG Liquid Strokes: Surreal Painterly Transformations\nElevate your creations with YFG Liquid Strokes, a LoRA that imbues images with fluid, dynamic brushwork reminiscent of traditional painting techniques. This model is flexible across a wide range of strengths, offering anything from a subtle artistic flare to bold, surreal transformations.\n\nKey Features\nPainterly Brushwork\n\nAdds fluid, organic strokes to any scene, delivering a hand-painted feel.\n\nVisually softens edges while introducing rich textures and vibrant layering.\n\nWide Strength Range\n\nWorks effectively from 0.5 (mild effect) to 2.0 (extreme surrealism).\n\nRetains coherence even at higher strengths, though the style grows increasingly surreal.\n\n1.5 strength is a sweet spot for a strong painterly transformation without losing subject clarity.\n\nMost users prefer 0.8 â 1.0 for a balanced, artistic look.\n\nResponsive to Keywords\n\nIncorporating terms like âpainting,â âillustration,â âdrawing,â or âbrush strokesâ guides the LoRA toward more refined painterly outcomes.\n\nWithout direction, it may default to fiery or skeletal imageryâso well-defined prompts yield the best results.\n\nRecommended Usage\nTrigger / Prompt Word\n\nUse âYFG-Liqdâ to activate the liquid, painterly aesthetic in your scenes.\n\nLoRA Strength\n\n0.5: Subtle artistic accent\n\n1.0: Balanced painterly effect\n\n1.5 - 2.0: Striking surrealism with fluid distortion and vivid textures\n\nSuggested Themes &amp; Keywords\n\nâPainting,â âbrush strokes,â âcanvas texture,â âvibrant illustration,â etc.\n\nPair with your main subject (character, landscape, object) to evoke a captivating, painted style.\n\nTips &amp; Tricks\nDirecting the Theme\n\nIf you donât want unintentional fire or skeleton elements, specify your subject clearlyâ e.g., âportrait of a woman in a flowing gown, YFG-Liqd styleâ.\n\nLighting &amp; Color\n\nBecause of its painterly nature, colorful or high-contrast prompts produce especially dramatic results.\n\nTry âsunset lighting,â ârainbow palette,â or âpastel watercolorâ for diverse effects.\n\nCombine With Other LoRAs\n\nYFG Liquid Strokes can blend well with additional style or subject LoRAs, overlaying its painterly effect onto various settings, eras, or thematic elements.\n\nYFG Liquid Strokes beautifully blends digital artistry with traditional brushwork aesthetics, giving your creations a lush, painterly essence at almost any strength level. Perfect for conceptual art, surreal illustrations, or simply adding a fresh, fluid dimension to your images.","source_api_response":null,"cover_image":null,"submodels":null,"usage_info":null,"trigger_phrases":["YFG-Liqd"]}</text:p>
          </table:table-cell>
          <table:table-cell office:value-type="string" calcext:value-type="string">
            <text:p>2025-07-31 01:38:46.044</text:p>
          </table:table-cell>
          <table:table-cell office:value-type="string" calcext:value-type="string">
            <text:p>2025-07-31 01:55:33.319</text:p>
          </table:table-cell>
          <table:table-cell office:value-type="float" office:value="39771528" calcext:value-type="float">
            <text:p>39771528</text:p>
          </table:table-cell>
        </table:table-row>
        <table:table-row table:style-name="ro1">
          <table:table-cell office:value-type="string" calcext:value-type="string">
            <text:p>177280d3-bdd5-4d9a-9e9a-79a47b1cdf3d</text:p>
          </table:table-cell>
          <table:table-cell office:value-type="string" calcext:value-type="string">
            <text:p>blake3:a2079af666169b54469dc926a5d1849ea0b8da2209d40f3e0952944ed1ff282b</text:p>
          </table:table-cell>
          <table:table-cell office:value-type="string" calcext:value-type="string">
            <text:p>flux</text:p>
          </table:table-cell>
          <table:table-cell office:value-type="string" calcext:value-type="string">
            <text:p>lora</text:p>
          </table:table-cell>
          <table:table-cell office:value-type="string" calcext:value-type="string">
            <text:p>flux/lora/YFG - Simon - Flood v1.safetensors</text:p>
          </table:table-cell>
          <table:table-cell office:value-type="string" calcext:value-type="string">
            <text:p>diffusers</text:p>
          </table:table-cell>
          <table:table-cell office:value-type="string" calcext:value-type="string">
            <text:p>YFG - Simon StÃ¥lenhag - Things from the Flood v1</text:p>
          </table:table-cell>
          <table:table-cell office:value-type="string" calcext:value-type="string">
            <text:p>flux lora model YFG - Simon - Flood v1</text:p>
          </table:table-cell>
          <table:table-cell office:value-type="string" calcext:value-type="string">
            <text:p>/home/alex/Dev/AI/invokeai/models/flux/lora/YFG - Simon - Flood v1.safetensors</text:p>
          </table:table-cell>
          <table:table-cell office:value-type="string" calcext:value-type="string">
            <text:p>path</text:p>
          </table:table-cell>
          <table:table-cell/>
          <table:table-cell office:value-type="string" calcext:value-type="string">
            <text:p>["YFG-SimonFlood"]</text:p>
          </table:table-cell>
          <table:table-cell office:value-type="string" calcext:value-type="string">
            <text:p>{"key":"177280d3-bdd5-4d9a-9e9a-79a47b1cdf3d","hash":"blake3:a2079af666169b54469dc926a5d1849ea0b8da2209d40f3e0952944ed1ff282b","path":"flux/lora/YFG - Simon - Flood v1.safetensors","file_size":171969511,"name":"YFG - Simon StÃ¥lenhag - Things from the Flood v1","type":"lora","format":"diffusers","base":"flux","source":"/home/alex/Dev/AI/invokeai/models/flux/lora/YFG - Simon - Flood v1.safetensors","source_type":"path","description":"flux lora model YFG - Simon - Flood v1","source_api_response":null,"cover_image":null,"submodels":null,"usage_info":null,"trigger_phrases":["YFG-SimonFlood"]}</text:p>
          </table:table-cell>
          <table:table-cell office:value-type="string" calcext:value-type="string">
            <text:p>2025-07-31 01:38:46.142</text:p>
          </table:table-cell>
          <table:table-cell office:value-type="string" calcext:value-type="string">
            <text:p>2025-07-31 01:59:49.900</text:p>
          </table:table-cell>
          <table:table-cell office:value-type="float" office:value="171969511" calcext:value-type="float">
            <text:p>171969511</text:p>
          </table:table-cell>
        </table:table-row>
        <table:table-row table:style-name="ro19">
          <table:table-cell office:value-type="string" calcext:value-type="string">
            <text:p>1fbc8461-4495-42b4-ac81-e42d3a16b98c</text:p>
          </table:table-cell>
          <table:table-cell office:value-type="string" calcext:value-type="string">
            <text:p>blake3:b7a62879ea53317f2bad4965e2f6c90750334babe5d2687d60fddf472e6c4895</text:p>
          </table:table-cell>
          <table:table-cell office:value-type="string" calcext:value-type="string">
            <text:p>flux</text:p>
          </table:table-cell>
          <table:table-cell office:value-type="string" calcext:value-type="string">
            <text:p>lora</text:p>
          </table:table-cell>
          <table:table-cell office:value-type="string" calcext:value-type="string">
            <text:p>flux/lora/YFG - Soares v1.safetensors</text:p>
          </table:table-cell>
          <table:table-cell office:value-type="string" calcext:value-type="string">
            <text:p>lycoris</text:p>
          </table:table-cell>
          <table:table-cell office:value-type="string" calcext:value-type="string">
            <text:p>YFG - Soares v1</text:p>
          </table:table-cell>
          <table:table-cell office:value-type="string" calcext:value-type="string">
            <text:p>LoRA Strength</text:p>
            <text:p/>
            <text:p>Generally 0.6 â 1.0 for a bold effect; lower for subtle adjustments, higher for a strong, ultra-modern look.</text:p>
            <text:p/>
            <text:p/>
            <text:p/>
            <text:p>YFG Soares: Sleek Symmetry &amp; Futuristic Verticality</text:p>
            <text:p>Introducing YFG Soares, a LoRA that imbues your renders with towering, vertically oriented forms, glossy symmetrical designs, and a cool grayscale palette. Ideal for creating streamlined spaceships, futuristic automobiles, advanced weaponry, and other angular, elongated objects.</text:p>
            <text:p/>
            <text:p>Key Features</text:p>
            <text:p>Emphasis on Verticality</text:p>
            <text:p/>
            <text:p>Prefers tall, narrow silhouettes and upright structures.</text:p>
            <text:p/>
            <text:p>Elevates the scene with a striking vertical presence, whether in architecture or vehicles.</text:p>
            <text:p/>
            <text:p>Symmetry &amp; Smooth Textures</text:p>
            <text:p/>
            <text:p>Delivers a clean, mirrored aestheticâthink polished metal surfaces and refined edges.</text:p>
            <text:p/>
            <text:p>Adds a sleek skin-smoothing effect, perfect for polished future tech or minimalistic art pieces.</text:p>
            <text:p/>
            <text:p>Predominantly Grayscale</text:p>
            <text:p/>
            <text:p>Incorporates silvers, grays, and white tones for a modern, industrial vibe.</text:p>
            <text:p/>
            <text:p>Subtle contrasts create visual impact without straying far into color.</text:p>
            <text:p/>
            <text:p>Futuristic Angular Shapes</text:p>
            <text:p/>
            <text:p>Excels at rendering sharp, aerodynamic formsâideal for high-tech transport or weaponry.</text:p>
            <text:p/>
            <text:p>Seamlessly fuses futuristic design with near-photo-realistic finishing.</text:p>
            <text:p/>
            <text:p>Recommended Usage</text:p>
            <text:p>Trigger / Prompt Word</text:p>
            <text:p/>
            <text:p>Use âYFG-SRSâ to invoke its trademark sharp lines, smooth textures, and grayscale palette.</text:p>
            <text:p/>
            <text:p>Best Subjects &amp; Themes</text:p>
            <text:p/>
            <text:p>âFuturistic spaceship,â âvertical fighter jet,â âhigh-tech automotive design,â âweapon concept,â etc.</text:p>
            <text:p/>
            <text:p>Tall, narrow geometry highlights the LoRAâs unique vertical emphasis.</text:p>
            <text:p/>
            <text:p>LoRA Strength</text:p>
            <text:p/>
            <text:p>Generally 0.6 â 1.0 for a bold effect; lower for subtle adjustments, higher for a strong, ultra-modern look.</text:p>
            <text:p/>
            <text:p>Tips &amp; Tricks</text:p>
            <text:p>Lighting &amp; Reflection</text:p>
            <text:p/>
            <text:p>Dramatic lighting (e.g., rim lights, backlights) accentuates the polished metal finishes.</text:p>
            <text:p/>
            <text:p>Position multiple light sources to highlight symmetrical features and curvature.</text:p>
            <text:p/>
            <text:p>Minimal Color</text:p>
            <text:p/>
            <text:p>Maintain a primarily grayscale scheme for maximum fidelity to the modelâs style.</text:p>
            <text:p/>
            <text:p>If additional color is desired, keep it accent-based (like a neon glow or subtle highlight).</text:p>
            <text:p/>
            <text:p>Vertical Composition</text:p>
            <text:p/>
            <text:p>Emphasize the LoRAâs vertical orientation by prompting for tall scenes, elongated objects, or portrait-style framing.</text:p>
            <text:p/>
            <text:p>Combine with âtowering,â âvertical columns,â or âhigh-riseâ to enhance height and drama.</text:p>
            <text:p/>
            <text:p>YFG Soares transforms your images into futuristic visions marked by tall, angular forms, silky-smooth textures, and a silvery grayscale aesthetic. Whether itâs crafting next-gen spacecrafts, sleek supercars, or towering modern architecture, this LoRA adds a refined edge to any futuristic concept.</text:p>
          </table:table-cell>
          <table:table-cell office:value-type="string" calcext:value-type="string">
            <text:p>/home/alex/Dev/AI/invokeai/models/flux/lora/YFG - Soares v1.safetensors</text:p>
          </table:table-cell>
          <table:table-cell office:value-type="string" calcext:value-type="string">
            <text:p>path</text:p>
          </table:table-cell>
          <table:table-cell/>
          <table:table-cell office:value-type="string" calcext:value-type="string">
            <text:p>["YFG-SRS"]</text:p>
          </table:table-cell>
          <table:table-cell office:value-type="string" calcext:value-type="string">
            <text:p>{"key":"1fbc8461-4495-42b4-ac81-e42d3a16b98c","hash":"blake3:b7a62879ea53317f2bad4965e2f6c90750334babe5d2687d60fddf472e6c4895","path":"flux/lora/YFG - Soares v1.safetensors","file_size":158608752,"name":"YFG - Soares v1","type":"lora","format":"lycoris","base":"flux","source":"/home/alex/Dev/AI/invokeai/models/flux/lora/YFG - Soares v1.safetensors","source_type":"path","description":"LoRA Strength\n\nGenerally 0.6 â 1.0 for a bold effect; lower for subtle adjustments, higher for a strong, ultra-modern look.\n\n\n\nYFG Soares: Sleek Symmetry &amp; Futuristic Verticality\nIntroducing YFG Soares, a LoRA that imbues your renders with towering, vertically oriented forms, glossy symmetrical designs, and a cool grayscale palette. Ideal for creating streamlined spaceships, futuristic automobiles, advanced weaponry, and other angular, elongated objects.\n\nKey Features\nEmphasis on Verticality\n\nPrefers tall, narrow silhouettes and upright structures.\n\nElevates the scene with a striking vertical presence, whether in architecture or vehicles.\n\nSymmetry &amp; Smooth Textures\n\nDelivers a clean, mirrored aestheticâthink polished metal surfaces and refined edges.\n\nAdds a sleek skin-smoothing effect, perfect for polished future tech or minimalistic art pieces.\n\nPredominantly Grayscale\n\nIncorporates silvers, grays, and white tones for a modern, industrial vibe.\n\nSubtle contrasts create visual impact without straying far into color.\n\nFuturistic Angular Shapes\n\nExcels at rendering sharp, aerodynamic formsâideal for high-tech transport or weaponry.\n\nSeamlessly fuses futuristic design with near-photo-realistic finishing.\n\nRecommended Usage\nTrigger / Prompt Word\n\nUse âYFG-SRSâ to invoke its trademark sharp lines, smooth textures, and grayscale palette.\n\nBest Subjects &amp; Themes\n\nâFuturistic spaceship,â âvertical fighter jet,â âhigh-tech automotive design,â âweapon concept,â etc.\n\nTall, narrow geometry highlights the LoRAâs unique vertical emphasis.\n\nLoRA Strength\n\nGenerally 0.6 â 1.0 for a bold effect; lower for subtle adjustments, higher for a strong, ultra-modern look.\n\nTips &amp; Tricks\nLighting &amp; Reflection\n\nDramatic lighting (e.g., rim lights, backlights) accentuates the polished metal finishes.\n\nPosition multiple light sources to highlight symmetrical features and curvature.\n\nMinimal Color\n\nMaintain a primarily grayscale scheme for maximum fidelity to the modelâs style.\n\nIf additional color is desired, keep it accent-based (like a neon glow or subtle highlight).\n\nVertical Composition\n\nEmphasize the LoRAâs vertical orientation by prompting for tall scenes, elongated objects, or portrait-style framing.\n\nCombine with âtowering,â âvertical columns,â or âhigh-riseâ to enhance height and drama.\n\nYFG Soares transforms your images into futuristic visions marked by tall, angular forms, silky-smooth textures, and a silvery grayscale aesthetic. Whether itâs crafting next-gen spacecrafts, sleek supercars, or towering modern architecture, this LoRA adds a refined edge to any futuristic concept.","source_api_response":null,"cover_image":null,"submodels":null,"usage_info":null,"trigger_phrases":["YFG-SRS"]}</text:p>
          </table:table-cell>
          <table:table-cell office:value-type="string" calcext:value-type="string">
            <text:p>2025-07-31 01:38:46.228</text:p>
          </table:table-cell>
          <table:table-cell office:value-type="string" calcext:value-type="string">
            <text:p>2025-07-31 01:56:13.806</text:p>
          </table:table-cell>
          <table:table-cell office:value-type="float" office:value="158608752" calcext:value-type="float">
            <text:p>158608752</text:p>
          </table:table-cell>
        </table:table-row>
        <table:table-row table:style-name="ro20">
          <table:table-cell office:value-type="string" calcext:value-type="string">
            <text:p>b7132296-0845-4426-bec4-d437c91792f8</text:p>
          </table:table-cell>
          <table:table-cell office:value-type="string" calcext:value-type="string">
            <text:p>blake3:0f892bf772e2606ddcad6684d68e86c836887b4b57a23da41ef31d2e1ad46146</text:p>
          </table:table-cell>
          <table:table-cell office:value-type="string" calcext:value-type="string">
            <text:p>flux</text:p>
          </table:table-cell>
          <table:table-cell office:value-type="string" calcext:value-type="string">
            <text:p>lora</text:p>
          </table:table-cell>
          <table:table-cell office:value-type="string" calcext:value-type="string">
            <text:p>flux/lora/YFG - Patents v1.safetensors</text:p>
          </table:table-cell>
          <table:table-cell office:value-type="string" calcext:value-type="string">
            <text:p>lycoris</text:p>
          </table:table-cell>
          <table:table-cell office:value-type="string" calcext:value-type="string">
            <text:p>YFG - Patents v1</text:p>
          </table:table-cell>
          <table:table-cell office:value-type="string" calcext:value-type="string">
            <text:p>Flexible Strength</text:p>
            <text:p/>
            <text:p>0.25 â 1.0 recommended range. Lower strength keeps the style subdued, while higher strength yields more</text:p>
            <text:p/>
            <text:p>YFG Patents: Technical Diagrams &amp; Random Patent Concepts</text:p>
            <text:p>YFG Patents is a LoRA specially crafted to generate diagrams reminiscent of official patent applications. Whether you need intricate flowcharts, mechanical schematics, or design blueprints, this model can deliver convincingly detailed illustrations. By adjusting its strength, you can achieve anything from subtle, refined diagrams to bold, retro patent sketches.</text:p>
            <text:p/>
            <text:p>Key Features</text:p>
            <text:p>Patent-Style Drawings</text:p>
            <text:p/>
            <text:p>Emulates the clean lines, numbering systems, and labeling typical of real patent documents.</text:p>
            <text:p/>
            <text:p>Suitable for a broad range of technical or conceptual prompts, from everyday inventions to futuristic gadgets.</text:p>
            <text:p/>
            <text:p>Flexible Strength</text:p>
            <text:p/>
            <text:p>0.25 â 1.0 recommended range. Lower strength keeps the style subdued, while higher strength yields more pronounced patent-like visuals.</text:p>
            <text:p/>
            <text:p>Fine-tune the intensity to balance your artistic goals with the clarity of technical details.</text:p>
            <text:p/>
            <text:p>Random &amp; Convincing Results</text:p>
            <text:p/>
            <text:p>Excels at conjuring up imaginative, sometimes unexpected technical elements.</text:p>
            <text:p/>
            <text:p>Creates diagrams that can look surprisingly plausible or intentionally whimsicalâwhatever your project requires.</text:p>
            <text:p/>
            <text:p>Recommended Usage</text:p>
            <text:p>Trigger / Prompt Word</text:p>
            <text:p/>
            <text:p>Use âYFG-Ptntsâ for the LoRAâs full schematic effect.</text:p>
            <text:p/>
            <text:p>Suggested Themes &amp; Keywords</text:p>
            <text:p/>
            <text:p>âTechnical blueprint,â âflowchart,â âmechanical design,â âschematic diagram,â âconcept invention,â âexploded view,â or âannotated illustration.â</text:p>
            <text:p/>
            <text:p>Combine with descriptive prompts like âtransparent overlay,â âdotted guidelines,â âengineering style,â or âlabeled components.â</text:p>
            <text:p/>
            <text:p>Tips &amp; Tricks</text:p>
            <text:p>Combine With Other Styles</text:p>
            <text:p/>
            <text:p>YFG Patents can blend nicely with architectural, mechanical, or even whimsical LoRAs.</text:p>
            <text:p/>
            <text:p>Experiment with stylized color palettes (e.g., blueprint blues, grayscale) for thematic variety.</text:p>
            <text:p/>
            <text:p>Play With Composition</text:p>
            <text:p/>
            <text:p>Include terms like âsection view,â âcross-sectional detail,â or âmagnified insetâ to highlight intricate details.</text:p>
            <text:p/>
            <text:p>Prompt for labeling (e.g., âfigure 1,â âfig. 2,â âreference lettersâ) to heighten realism.</text:p>
            <text:p/>
            <text:p>Refine Prompt Strength</text:p>
            <text:p/>
            <text:p>At lower strengths (0.25â0.4), youâll see subtle patent hints layered atop your base subject.</text:p>
            <text:p/>
            <text:p>Moving toward 1.0 amplifies the strict line art, labeling, and structured diagram feel.</text:p>
            <text:p/>
            <text:p>YFG Patents transforms your prompts into cleverly rendered, patent-inspired illustrations. Perfect for adding a touch of technical charmâor a playful, schematic twistâto your next project. Adjust the LoRA strength for just the right balance of authenticity and creativity, and watch as your ideas materialize into polished, convincing âinventions!â</text:p>
          </table:table-cell>
          <table:table-cell office:value-type="string" calcext:value-type="string">
            <text:p>/home/alex/Dev/AI/invokeai/models/flux/lora/YFG - Patents v1.safetensors</text:p>
          </table:table-cell>
          <table:table-cell office:value-type="string" calcext:value-type="string">
            <text:p>path</text:p>
          </table:table-cell>
          <table:table-cell/>
          <table:table-cell office:value-type="string" calcext:value-type="string">
            <text:p>["YFG-Ptnts"]</text:p>
          </table:table-cell>
          <table:table-cell office:value-type="string" calcext:value-type="string">
            <text:p>{"key":"b7132296-0845-4426-bec4-d437c91792f8","hash":"blake3:0f892bf772e2606ddcad6684d68e86c836887b4b57a23da41ef31d2e1ad46146","path":"flux/lora/YFG - Patents v1.safetensors","file_size":158608768,"name":"YFG - Patents v1","type":"lora","format":"lycoris","base":"flux","source":"/home/alex/Dev/AI/invokeai/models/flux/lora/YFG - Patents v1.safetensors","source_type":"path","description":"Flexible Strength\n\n0.25 â 1.0 recommended range. Lower strength keeps the style subdued, while higher strength yields more\n\nYFG Patents: Technical Diagrams &amp; Random Patent Concepts\nYFG Patents is a LoRA specially crafted to generate diagrams reminiscent of official patent applications. Whether you need intricate flowcharts, mechanical schematics, or design blueprints, this model can deliver convincingly detailed illustrations. By adjusting its strength, you can achieve anything from subtle, refined diagrams to bold, retro patent sketches.\n\nKey Features\nPatent-Style Drawings\n\nEmulates the clean lines, numbering systems, and labeling typical of real patent documents.\n\nSuitable for a broad range of technical or conceptual prompts, from everyday inventions to futuristic gadgets.\n\nFlexible Strength\n\n0.25 â 1.0 recommended range. Lower strength keeps the style subdued, while higher strength yields more pronounced patent-like visuals.\n\nFine-tune the intensity to balance your artistic goals with the clarity of technical details.\n\nRandom &amp; Convincing Results\n\nExcels at conjuring up imaginative, sometimes unexpected technical elements.\n\nCreates diagrams that can look surprisingly plausible or intentionally whimsicalâwhatever your project requires.\n\nRecommended Usage\nTrigger / Prompt Word\n\nUse âYFG-Ptntsâ for the LoRAâs full schematic effect.\n\nSuggested Themes &amp; Keywords\n\nâTechnical blueprint,â âflowchart,â âmechanical design,â âschematic diagram,â âconcept invention,â âexploded view,â or âannotated illustration.â\n\nCombine with descriptive prompts like âtransparent overlay,â âdotted guidelines,â âengineering style,â or âlabeled components.â\n\nTips &amp; Tricks\nCombine With Other Styles\n\nYFG Patents can blend nicely with architectural, mechanical, or even whimsical LoRAs.\n\nExperiment with stylized color palettes (e.g., blueprint blues, grayscale) for thematic variety.\n\nPlay With Composition\n\nInclude terms like âsection view,â âcross-sectional detail,â or âmagnified insetâ to highlight intricate details.\n\nPrompt for labeling (e.g., âfigure 1,â âfig. 2,â âreference lettersâ) to heighten realism.\n\nRefine Prompt Strength\n\nAt lower strengths (0.25â0.4), youâll see subtle patent hints layered atop your base subject.\n\nMoving toward 1.0 amplifies the strict line art, labeling, and structured diagram feel.\n\nYFG Patents transforms your prompts into cleverly rendered, patent-inspired illustrations. Perfect for adding a touch of technical charmâor a playful, schematic twistâto your next project. Adjust the LoRA strength for just the right balance of authenticity and creativity, and watch as your ideas materialize into polished, convincing âinventions!â","source_api_response":null,"cover_image":null,"submodels":null,"usage_info":null,"trigger_phrases":["YFG-Ptnts"]}</text:p>
          </table:table-cell>
          <table:table-cell office:value-type="string" calcext:value-type="string">
            <text:p>2025-07-31 01:38:46.395</text:p>
          </table:table-cell>
          <table:table-cell office:value-type="string" calcext:value-type="string">
            <text:p>2025-07-31 01:56:58.115</text:p>
          </table:table-cell>
          <table:table-cell office:value-type="float" office:value="158608768" calcext:value-type="float">
            <text:p>158608768</text:p>
          </table:table-cell>
        </table:table-row>
        <table:table-row table:style-name="ro1">
          <table:table-cell office:value-type="string" calcext:value-type="string">
            <text:p>fb3904e6-20db-4862-9dbc-af084f7efdf0</text:p>
          </table:table-cell>
          <table:table-cell office:value-type="string" calcext:value-type="string">
            <text:p>blake3:d6a88368ca6c56264af33a82aff8e285b6509fd2e0bf138698cb0fd811a362fc</text:p>
          </table:table-cell>
          <table:table-cell office:value-type="string" calcext:value-type="string">
            <text:p>flux</text:p>
          </table:table-cell>
          <table:table-cell office:value-type="string" calcext:value-type="string">
            <text:p>lora</text:p>
          </table:table-cell>
          <table:table-cell office:value-type="string" calcext:value-type="string">
            <text:p>flux/lora/YFG - Simon - Loop v1.safetensors</text:p>
          </table:table-cell>
          <table:table-cell office:value-type="string" calcext:value-type="string">
            <text:p>diffusers</text:p>
          </table:table-cell>
          <table:table-cell office:value-type="string" calcext:value-type="string">
            <text:p>YFG - Simon StÃ¥lenhag - Loop v1</text:p>
          </table:table-cell>
          <table:table-cell office:value-type="string" calcext:value-type="string">
            <text:p>flux lora model YFG - Simon - Loop v1</text:p>
          </table:table-cell>
          <table:table-cell office:value-type="string" calcext:value-type="string">
            <text:p>/home/alex/Dev/AI/invokeai/models/flux/lora/YFG - Simon - Loop v1.safetensors</text:p>
          </table:table-cell>
          <table:table-cell office:value-type="string" calcext:value-type="string">
            <text:p>path</text:p>
          </table:table-cell>
          <table:table-cell/>
          <table:table-cell office:value-type="string" calcext:value-type="string">
            <text:p>["YFG-SimonLoop"]</text:p>
          </table:table-cell>
          <table:table-cell office:value-type="string" calcext:value-type="string">
            <text:p>{"key":"fb3904e6-20db-4862-9dbc-af084f7efdf0","hash":"blake3:d6a88368ca6c56264af33a82aff8e285b6509fd2e0bf138698cb0fd811a362fc","path":"flux/lora/YFG - Simon - Loop v1.safetensors","file_size":171969509,"name":"YFG - Simon StÃ¥lenhag - Loop v1","type":"lora","format":"diffusers","base":"flux","source":"/home/alex/Dev/AI/invokeai/models/flux/lora/YFG - Simon - Loop v1.safetensors","source_type":"path","description":"flux lora model YFG - Simon - Loop v1","source_api_response":null,"cover_image":null,"submodels":null,"usage_info":null,"trigger_phrases":["YFG-SimonLoop"]}</text:p>
          </table:table-cell>
          <table:table-cell office:value-type="string" calcext:value-type="string">
            <text:p>2025-07-31 01:38:46.483</text:p>
          </table:table-cell>
          <table:table-cell office:value-type="string" calcext:value-type="string">
            <text:p>2025-07-31 01:59:10.555</text:p>
          </table:table-cell>
          <table:table-cell office:value-type="float" office:value="171969509" calcext:value-type="float">
            <text:p>171969509</text:p>
          </table:table-cell>
        </table:table-row>
        <table:table-row table:style-name="ro1">
          <table:table-cell office:value-type="string" calcext:value-type="string">
            <text:p>bd24c4b2-c7eb-48e6-a505-e34e8adf1989</text:p>
          </table:table-cell>
          <table:table-cell office:value-type="string" calcext:value-type="string">
            <text:p>blake3:b0162ee1fccb28e0bd93085ef614d9cfbe7bb583332aabc996a1fcb6b8798dd2</text:p>
          </table:table-cell>
          <table:table-cell office:value-type="string" calcext:value-type="string">
            <text:p>flux</text:p>
          </table:table-cell>
          <table:table-cell office:value-type="string" calcext:value-type="string">
            <text:p>lora</text:p>
          </table:table-cell>
          <table:table-cell office:value-type="string" calcext:value-type="string">
            <text:p>flux/lora/YFG - Terminator1 v1.safetensors</text:p>
          </table:table-cell>
          <table:table-cell office:value-type="string" calcext:value-type="string">
            <text:p>diffusers</text:p>
          </table:table-cell>
          <table:table-cell office:value-type="string" calcext:value-type="string">
            <text:p>YFG - Terminator1 v1</text:p>
          </table:table-cell>
          <table:table-cell office:value-type="string" calcext:value-type="string">
            <text:p>flux lora model YFG - Terminator1 v1</text:p>
          </table:table-cell>
          <table:table-cell office:value-type="string" calcext:value-type="string">
            <text:p>/home/alex/Dev/AI/invokeai/models/flux/lora/YFG - Terminator1 v1.safetensors</text:p>
          </table:table-cell>
          <table:table-cell office:value-type="string" calcext:value-type="string">
            <text:p>path</text:p>
          </table:table-cell>
          <table:table-cell/>
          <table:table-cell office:value-type="string" calcext:value-type="string">
            <text:p>["YFG-TTVHUD"]</text:p>
          </table:table-cell>
          <table:table-cell office:value-type="string" calcext:value-type="string">
            <text:p>{"key":"bd24c4b2-c7eb-48e6-a505-e34e8adf1989","hash":"blake3:b0162ee1fccb28e0bd93085ef614d9cfbe7bb583332aabc996a1fcb6b8798dd2","path":"flux/lora/YFG - Terminator1 v1.safetensors","file_size":171969502,"name":"YFG - Terminator1 v1","type":"lora","format":"diffusers","base":"flux","source":"/home/alex/Dev/AI/invokeai/models/flux/lora/YFG - Terminator1 v1.safetensors","source_type":"path","description":"flux lora model YFG - Terminator1 v1","source_api_response":null,"cover_image":null,"submodels":null,"usage_info":null,"trigger_phrases":["YFG-TTVHUD"]}</text:p>
          </table:table-cell>
          <table:table-cell office:value-type="string" calcext:value-type="string">
            <text:p>2025-07-31 01:38:46.571</text:p>
          </table:table-cell>
          <table:table-cell office:value-type="string" calcext:value-type="string">
            <text:p>2025-07-31 02:00:48.929</text:p>
          </table:table-cell>
          <table:table-cell office:value-type="float" office:value="171969502" calcext:value-type="float">
            <text:p>171969502</text:p>
          </table:table-cell>
        </table:table-row>
        <table:table-row table:style-name="ro21">
          <table:table-cell office:value-type="string" calcext:value-type="string">
            <text:p>22c99218-1c90-44fd-b9f1-b001fa9984ee</text:p>
          </table:table-cell>
          <table:table-cell office:value-type="string" calcext:value-type="string">
            <text:p>blake3:2ee639432e90a68ce3b988a0f01373ea9fc8f5eba7f981335b5d07efebaa56a4</text:p>
          </table:table-cell>
          <table:table-cell office:value-type="string" calcext:value-type="string">
            <text:p>flux</text:p>
          </table:table-cell>
          <table:table-cell office:value-type="string" calcext:value-type="string">
            <text:p>lora</text:p>
          </table:table-cell>
          <table:table-cell office:value-type="string" calcext:value-type="string">
            <text:p>flux/lora/YFG - Salvo v1.safetensors</text:p>
          </table:table-cell>
          <table:table-cell office:value-type="string" calcext:value-type="string">
            <text:p>lycoris</text:p>
          </table:table-cell>
          <table:table-cell office:value-type="string" calcext:value-type="string">
            <text:p>YFG - Salvatore âSalvoâ Mangione v1</text:p>
          </table:table-cell>
          <table:table-cell office:value-type="string" calcext:value-type="string">
            <text:p>Recommended 0.60 â 0.80 for a distinct but not overpowering influence.</text:p>
            <text:p/>
            <text:p>YFG Salvatore âSalvoâ Mangione captures the distinctively bright, streamlined qualities reminiscent of the Italian painter Salvo. Expect vibrant color blocks, simplified shapes, and playful yet thoughtful compositionsâparticularly suited for still-life arrangements, stylized cityscapes, and serene landscapes.</text:p>
            <text:p/>
            <text:p>Key Features</text:p>
            <text:p>Bold Color Usage</text:p>
            <text:p/>
            <text:p>Favors solid, bright palettes with carefully chosen contrasts.</text:p>
            <text:p/>
            <text:p>Depicts scenes with a somewhat âsimplifiedâ geometry, reminiscent of a naÃ¯ve or minimalistic approach.</text:p>
            <text:p/>
            <text:p>Subtle Yet Playful Aesthetic</text:p>
            <text:p/>
            <text:p>Retains a serene, almost dreamlike feelâperfect for gentle, uplifting illustrations.</text:p>
            <text:p/>
            <text:p>Offers a modern twist on traditional subjects (city views, interior spaces, or still lifes).</text:p>
            <text:p/>
            <text:p>Best Strength Range</text:p>
            <text:p/>
            <text:p>Recommended 0.60 â 0.80 for a distinct but not overpowering influence.</text:p>
            <text:p/>
            <text:p>Increase or decrease to adapt style intensityâlower for subtle color shifts, higher for a vividly stylized effect.</text:p>
            <text:p/>
            <text:p>Trigger Word</text:p>
            <text:p/>
            <text:p>âYFG-S@lvoâ helps emphasize the Salvo-inspired elements if your prompt needs a stylistic nudge.</text:p>
            <text:p/>
            <text:p>Recommended Usage</text:p>
            <text:p>Suggested Prompts &amp; Themes</text:p>
            <text:p/>
            <text:p>âA bright cityscape with simplified buildings, YFG-S@lvo style.â</text:p>
            <text:p/>
            <text:p>âVibrant interior scene featuring geometric furniture in pastel blocks.â</text:p>
            <text:p/>
            <text:p>âStill life arrangement of fruit on a simple, colorful background.â</text:p>
            <text:p/>
            <text:p>Combining With Other Themes</text:p>
            <text:p/>
            <text:p>Can work with scenic landscapes, urban geometry, or even character-centric promptsâexpect plenty of color and minimal detail.</text:p>
            <text:p/>
            <text:p>Blend with other styles or LoRAs for unique hybrids (e.g., Salvo meets Surrealism or Sci-Fi).</text:p>
            <text:p/>
            <text:p>Tips &amp; Tricks</text:p>
            <text:p>Keep It Simple</text:p>
            <text:p/>
            <text:p>Salvoâs aesthetic often relies on minimal detail and bold shapes. Overly detailed prompts may clash with the simplified style.</text:p>
            <text:p/>
            <text:p>Color Coordination</text:p>
            <text:p/>
            <text:p>Emphasize complementary or contrasting colorsââbright pastel pink and dusty teal buildingsâ or âsunny yellow and royal blue furniture.â</text:p>
            <text:p/>
            <text:p>Low Key or High Vividness</text:p>
            <text:p/>
            <text:p>Adjust LoRA strength or incorporate negative prompts like âno excessive detail,â âavoid hyperrealismâ to maintain a consistent, stylized look.</text:p>
            <text:p/>
            <text:p>YFG Salvatore âSalvoâ Mangione channels the artistâs luminous, stripped-down visual languageâideal for those seeking bold color expressions and tranquil, modern compositions. Experiment within the sweet spot of 0.60â0.80 strength to ensure your scenes radiate the balanced, whimsical charm of Salvoâs iconic style.</text:p>
          </table:table-cell>
          <table:table-cell office:value-type="string" calcext:value-type="string">
            <text:p>/home/alex/Dev/AI/invokeai/models/flux/lora/YFG - Salvo v1.safetensors</text:p>
          </table:table-cell>
          <table:table-cell office:value-type="string" calcext:value-type="string">
            <text:p>path</text:p>
          </table:table-cell>
          <table:table-cell/>
          <table:table-cell office:value-type="string" calcext:value-type="string">
            <text:p>["YFG-S@lvo"]</text:p>
          </table:table-cell>
          <table:table-cell office:value-type="string" calcext:value-type="string">
            <text:p>{"key":"22c99218-1c90-44fd-b9f1-b001fa9984ee","hash":"blake3:2ee639432e90a68ce3b988a0f01373ea9fc8f5eba7f981335b5d07efebaa56a4","path":"flux/lora/YFG - Salvo v1.safetensors","file_size":39776080,"name":"YFG - Salvatore âSalvoâ Mangione v1","type":"lora","format":"lycoris","base":"flux","source":"/home/alex/Dev/AI/invokeai/models/flux/lora/YFG - Salvo v1.safetensors","source_type":"path","description":"Recommended 0.60 â 0.80 for a distinct but not overpowering influence.\n\nYFG Salvatore âSalvoâ Mangione captures the distinctively bright, streamlined qualities reminiscent of the Italian painter Salvo. Expect vibrant color blocks, simplified shapes, and playful yet thoughtful compositionsâparticularly suited for still-life arrangements, stylized cityscapes, and serene landscapes.\n\nKey Features\nBold Color Usage\n\nFavors solid, bright palettes with carefully chosen contrasts.\n\nDepicts scenes with a somewhat âsimplifiedâ geometry, reminiscent of a naÃ¯ve or minimalistic approach.\n\nSubtle Yet Playful Aesthetic\n\nRetains a serene, almost dreamlike feelâperfect for gentle, uplifting illustrations.\n\nOffers a modern twist on traditional subjects (city views, interior spaces, or still lifes).\n\nBest Strength Range\n\nRecommended 0.60 â 0.80 for a distinct but not overpowering influence.\n\nIncrease or decrease to adapt style intensityâlower for subtle color shifts, higher for a vividly stylized effect.\n\nTrigger Word\n\nâYFG-S@lvoâ helps emphasize the Salvo-inspired elements if your prompt needs a stylistic nudge.\n\nRecommended Usage\nSuggested Prompts &amp; Themes\n\nâA bright cityscape with simplified buildings, YFG-S@lvo style.â\n\nâVibrant interior scene featuring geometric furniture in pastel blocks.â\n\nâStill life arrangement of fruit on a simple, colorful background.â\n\nCombining With Other Themes\n\nCan work with scenic landscapes, urban geometry, or even character-centric promptsâexpect plenty of color and minimal detail.\n\nBlend with other styles or LoRAs for unique hybrids (e.g., Salvo meets Surrealism or Sci-Fi).\n\nTips &amp; Tricks\nKeep It Simple\n\nSalvoâs aesthetic often relies on minimal detail and bold shapes. Overly detailed prompts may clash with the simplified style.\n\nColor Coordination\n\nEmphasize complementary or contrasting colorsââbright pastel pink and dusty teal buildingsâ or âsunny yellow and royal blue furniture.â\n\nLow Key or High Vividness\n\nAdjust LoRA strength or incorporate negative prompts like âno excessive detail,â âavoid hyperrealismâ to maintain a consistent, stylized look.\n\nYFG Salvatore âSalvoâ Mangione channels the artistâs luminous, stripped-down visual languageâideal for those seeking bold color expressions and tranquil, modern compositions. Experiment within the sweet spot of 0.60â0.80 strength to ensure your scenes radiate the balanced, whimsical charm of Salvoâs iconic style.","source_api_response":null,"cover_image":null,"submodels":null,"usage_info":null,"trigger_phrases":["YFG-S@lvo"]}</text:p>
          </table:table-cell>
          <table:table-cell office:value-type="string" calcext:value-type="string">
            <text:p>2025-07-31 01:38:46.682</text:p>
          </table:table-cell>
          <table:table-cell office:value-type="string" calcext:value-type="string">
            <text:p>2025-07-31 01:53:42.191</text:p>
          </table:table-cell>
          <table:table-cell office:value-type="float" office:value="39776080" calcext:value-type="float">
            <text:p>39776080</text:p>
          </table:table-cell>
        </table:table-row>
        <table:table-row table:style-name="ro1">
          <table:table-cell office:value-type="string" calcext:value-type="string">
            <text:p>7d37db5a-6b41-4d0b-bdf8-24b1b2902841</text:p>
          </table:table-cell>
          <table:table-cell office:value-type="string" calcext:value-type="string">
            <text:p>blake3:1362d049cc1192ac56c9d8bcabd00ee3056f2873755638f52697c558c9cbe516</text:p>
          </table:table-cell>
          <table:table-cell office:value-type="string" calcext:value-type="string">
            <text:p>flux</text:p>
          </table:table-cell>
          <table:table-cell office:value-type="string" calcext:value-type="string">
            <text:p>lora</text:p>
          </table:table-cell>
          <table:table-cell office:value-type="string" calcext:value-type="string">
            <text:p>flux/lora/YFG - SpyWorld50s v01.safetensors</text:p>
          </table:table-cell>
          <table:table-cell office:value-type="string" calcext:value-type="string">
            <text:p>diffusers</text:p>
          </table:table-cell>
          <table:table-cell office:value-type="string" calcext:value-type="string">
            <text:p>YFG - SpyWorld50s v01</text:p>
          </table:table-cell>
          <table:table-cell office:value-type="string" calcext:value-type="string">
            <text:p>flux lora model YFG - SpyWorld50s v01</text:p>
          </table:table-cell>
          <table:table-cell office:value-type="string" calcext:value-type="string">
            <text:p>/home/alex/Dev/AI/invokeai/models/flux/lora/YFG - SpyWorld50s v01.safetensors</text:p>
          </table:table-cell>
          <table:table-cell office:value-type="string" calcext:value-type="string">
            <text:p>path</text:p>
          </table:table-cell>
          <table:table-cell/>
          <table:table-cell office:value-type="string" calcext:value-type="string">
            <text:p>["YFG-SpyWorld50s"]</text:p>
          </table:table-cell>
          <table:table-cell office:value-type="string" calcext:value-type="string">
            <text:p>{"key":"7d37db5a-6b41-4d0b-bdf8-24b1b2902841","hash":"blake3:1362d049cc1192ac56c9d8bcabd00ee3056f2873755638f52697c558c9cbe516","path":"flux/lora/YFG - SpyWorld50s v01.safetensors","file_size":171969432,"name":"YFG - SpyWorld50s v01","type":"lora","format":"diffusers","base":"flux","source":"/home/alex/Dev/AI/invokeai/models/flux/lora/YFG - SpyWorld50s v01.safetensors","source_type":"path","description":"flux lora model YFG - SpyWorld50s v01","source_api_response":null,"cover_image":null,"submodels":null,"usage_info":null,"trigger_phrases":["YFG-SpyWorld50s"]}</text:p>
          </table:table-cell>
          <table:table-cell office:value-type="string" calcext:value-type="string">
            <text:p>2025-07-31 01:38:46.773</text:p>
          </table:table-cell>
          <table:table-cell office:value-type="string" calcext:value-type="string">
            <text:p>2025-07-31 02:01:28.267</text:p>
          </table:table-cell>
          <table:table-cell office:value-type="float" office:value="171969432" calcext:value-type="float">
            <text:p>171969432</text:p>
          </table:table-cell>
        </table:table-row>
        <table:table-row table:style-name="ro22">
          <table:table-cell office:value-type="string" calcext:value-type="string">
            <text:p>87c092fb-2586-410d-9354-6978a101e3c6</text:p>
          </table:table-cell>
          <table:table-cell office:value-type="string" calcext:value-type="string">
            <text:p>blake3:0463b61ce819cfc6c496419e4e7db5e3adc93d5afcc841747bd663a9772596d1</text:p>
          </table:table-cell>
          <table:table-cell office:value-type="string" calcext:value-type="string">
            <text:p>flux</text:p>
          </table:table-cell>
          <table:table-cell office:value-type="string" calcext:value-type="string">
            <text:p>lora</text:p>
          </table:table-cell>
          <table:table-cell office:value-type="string" calcext:value-type="string">
            <text:p>flux/lora/YFG - Patterns v1.safetensors</text:p>
          </table:table-cell>
          <table:table-cell office:value-type="string" calcext:value-type="string">
            <text:p>lycoris</text:p>
          </table:table-cell>
          <table:table-cell office:value-type="string" calcext:value-type="string">
            <text:p>YFG - Patterns v1</text:p>
          </table:table-cell>
          <table:table-cell office:value-type="string" calcext:value-type="string">
            <text:p>Best results between 0.4â0.8 for noticeable but controlled complexity.</text:p>
            <text:p/>
            <text:p>Usable from 0.2 (subtle infusion) to 1.0 (bold, dominating patterns).</text:p>
            <text:p/>
            <text:p>YFG Patterns: Intricate, Abstract Geometric Complexity</text:p>
            <text:p>YFG Patterns is a LoRA meticulously crafted to infuse your images with rich, interwoven motifsâfrom subtle, swirling designs to elaborate geometric matrices. Ideal for enhancing backgrounds, fabrics, architectural details, or any setting needing a burst of pattern-driven interest.</text:p>
            <text:p/>
            <text:p>Key Features</text:p>
            <text:p>Abstract &amp; Geometric Patterns</text:p>
            <text:p/>
            <text:p>Produces everything from faint pattern overlays to heavily detailed labyrinthine structures.</text:p>
            <text:p/>
            <text:p>Great for decorative accents, mandalas, fractal-like compositions, and conceptual design elements.</text:p>
            <text:p/>
            <text:p>Fine Detail Enhancement</text:p>
            <text:p/>
            <text:p>Can add filigree, swirling lines, repeating shapes, or kaleidoscopic geometry to your scenes.</text:p>
            <text:p/>
            <text:p>Perfect for turning simple surfaces into eye-catching statement pieces.</text:p>
            <text:p/>
            <text:p>Flexible Strength Range</text:p>
            <text:p/>
            <text:p>Best results between 0.4â0.8 for noticeable but controlled complexity.</text:p>
            <text:p/>
            <text:p>Usable from 0.2 (subtle infusion) to 1.0 (bold, dominating patterns).</text:p>
            <text:p/>
            <text:p>Adjust CLIP strength independently to fine-tune how strongly the patterns appear relative to your primary subjects.</text:p>
            <text:p/>
            <text:p>Trigger Word</text:p>
            <text:p/>
            <text:p>Use âYFG-Patt3rnâ to reinforce complex pattern generation.</text:p>
            <text:p/>
            <text:p>Though not mandatory, itâs especially helpful if your base prompt isnât strongly oriented toward patterns.</text:p>
            <text:p/>
            <text:p>Recommended Usage</text:p>
            <text:p>Sample Prompts &amp; Themes</text:p>
            <text:p/>
            <text:p>âYFG-Patt3rn design on a large tapestry, showcasing intertwined geometric shapes in warm earth tones.â</text:p>
            <text:p/>
            <text:p>âA sleek modern interior with subtle fractal wallpaper, YFG-Patt3rn style.â</text:p>
            <text:p/>
            <text:p>âMandala-inspired layout with intricately layered lines and floral motifs.â</text:p>
            <text:p/>
            <text:p>LoRA &amp; CLIP Strength</text:p>
            <text:p/>
            <text:p>Start with 0.4â0.8 for a good balance.</text:p>
            <text:p/>
            <text:p>Increase or decrease to amplify or minimize the pattern emphasis.</text:p>
            <text:p/>
            <text:p>If patterns overshadow your main subject, lower the LoRA weight or negative-prompt excessive detailing (e.g., âno overlapping lines,â âavoid crowded shapesâ).</text:p>
            <text:p/>
            <text:p>Tips &amp; Tricks</text:p>
            <text:p>Directing the Motif</text:p>
            <text:p/>
            <text:p>Use terms like âgeometric,â âornamental,â âfloral,â âfractal,â or âkaleidoscopicâ to shape the style of pattern.</text:p>
            <text:p/>
            <text:p>Color prompts (e.g., âmonochrome,â âpastel,â âvibrant neonâ) refine the aesthetic mood.</text:p>
            <text:p/>
            <text:p>Combining With Other LoRAs</text:p>
            <text:p/>
            <text:p>Try pairing YFG Patterns with a painting or photorealism LoRA.</text:p>
            <text:p/>
            <text:p>Adjust each modelâs strength to keep patterns from overwhelming the compositionâor to push them front and center.</text:p>
            <text:p/>
            <text:p>Focus on Surfaces</text:p>
            <text:p/>
            <text:p>Mention walls, textiles, floors, or even character clothing to target where patterns appear.</text:p>
            <text:p/>
            <text:p>For more subtlety, describe partial coverage (e.g., âpatterned border,â âtextured accent wallâ).</text:p>
            <text:p/>
            <text:p>Refine With Negative Prompts</text:p>
            <text:p/>
            <text:p>If you notice pattern overload, consider negative phrases to restrict complexity or thickness of lines.</text:p>
            <text:p/>
            <text:p>YFG Patterns unleashes a world of abstract geometry and intricate detail in every piece. Whether youâre aiming for a subtle decorative flourish or a mesmerizing, pattern-packed spectacle, fine-tune the LoRA and CLIP strengths to find your perfect balance between eye-catching complexity and visual harmony.</text:p>
          </table:table-cell>
          <table:table-cell office:value-type="string" calcext:value-type="string">
            <text:p>/home/alex/Dev/AI/invokeai/models/flux/lora/YFG - Patterns v1.safetensors</text:p>
          </table:table-cell>
          <table:table-cell office:value-type="string" calcext:value-type="string">
            <text:p>path</text:p>
          </table:table-cell>
          <table:table-cell/>
          <table:table-cell office:value-type="string" calcext:value-type="string">
            <text:p>["YFG-Patt3rn"]</text:p>
          </table:table-cell>
          <table:table-cell office:value-type="string" calcext:value-type="string">
            <text:p>{"key":"87c092fb-2586-410d-9354-6978a101e3c6","hash":"blake3:0463b61ce819cfc6c496419e4e7db5e3adc93d5afcc841747bd663a9772596d1","path":"flux/lora/YFG - Patterns v1.safetensors","file_size":39770472,"name":"YFG - Patterns v1","type":"lora","format":"lycoris","base":"flux","source":"/home/alex/Dev/AI/invokeai/models/flux/lora/YFG - Patterns v1.safetensors","source_type":"path","description":"Best results between 0.4â0.8 for noticeable but controlled complexity.\n\nUsable from 0.2 (subtle infusion) to 1.0 (bold, dominating patterns).\n\nYFG Patterns: Intricate, Abstract Geometric Complexity\nYFG Patterns is a LoRA meticulously crafted to infuse your images with rich, interwoven motifsâfrom subtle, swirling designs to elaborate geometric matrices. Ideal for enhancing backgrounds, fabrics, architectural details, or any setting needing a burst of pattern-driven interest.\n\nKey Features\nAbstract &amp; Geometric Patterns\n\nProduces everything from faint pattern overlays to heavily detailed labyrinthine structures.\n\nGreat for decorative accents, mandalas, fractal-like compositions, and conceptual design elements.\n\nFine Detail Enhancement\n\nCan add filigree, swirling lines, repeating shapes, or kaleidoscopic geometry to your scenes.\n\nPerfect for turning simple surfaces into eye-catching statement pieces.\n\nFlexible Strength Range\n\nBest results between 0.4â0.8 for noticeable but controlled complexity.\n\nUsable from 0.2 (subtle infusion) to 1.0 (bold, dominating patterns).\n\nAdjust CLIP strength independently to fine-tune how strongly the patterns appear relative to your primary subjects.\n\nTrigger Word\n\nUse âYFG-Patt3rnâ to reinforce complex pattern generation.\n\nThough not mandatory, itâs especially helpful if your base prompt isnât strongly oriented toward patterns.\n\nRecommended Usage\nSample Prompts &amp; Themes\n\nâYFG-Patt3rn design on a large tapestry, showcasing intertwined geometric shapes in warm earth tones.â\n\nâA sleek modern interior with subtle fractal wallpaper, YFG-Patt3rn style.â\n\nâMandala-inspired layout with intricately layered lines and floral motifs.â\n\nLoRA &amp; CLIP Strength\n\nStart with 0.4â0.8 for a good balance.\n\nIncrease or decrease to amplify or minimize the pattern emphasis.\n\nIf patterns overshadow your main subject, lower the LoRA weight or negative-prompt excessive detailing (e.g., âno overlapping lines,â âavoid crowded shapesâ).\n\nTips &amp; Tricks\nDirecting the Motif\n\nUse terms like âgeometric,â âornamental,â âfloral,â âfractal,â or âkaleidoscopicâ to shape the style of pattern.\n\nColor prompts (e.g., âmonochrome,â âpastel,â âvibrant neonâ) refine the aesthetic mood.\n\nCombining With Other LoRAs\n\nTry pairing YFG Patterns with a painting or photorealism LoRA.\n\nAdjust each modelâs strength to keep patterns from overwhelming the compositionâor to push them front and center.\n\nFocus on Surfaces\n\nMention walls, textiles, floors, or even character clothing to target where patterns appear.\n\nFor more subtlety, describe partial coverage (e.g., âpatterned border,â âtextured accent wallâ).\n\nRefine With Negative Prompts\n\nIf you notice pattern overload, consider negative phrases to restrict complexity or thickness of lines.\n\nYFG Patterns unleashes a world of abstract geometry and intricate detail in every piece. Whether youâre aiming for a subtle decorative flourish or a mesmerizing, pattern-packed spectacle, fine-tune the LoRA and CLIP strengths to find your perfect balance between eye-catching complexity and visual harmony.","source_api_response":null,"cover_image":null,"submodels":null,"usage_info":null,"trigger_phrases":["YFG-Patt3rn"]}</text:p>
          </table:table-cell>
          <table:table-cell office:value-type="string" calcext:value-type="string">
            <text:p>2025-07-31 01:38:46.819</text:p>
          </table:table-cell>
          <table:table-cell office:value-type="string" calcext:value-type="string">
            <text:p>2025-07-31 01:54:21.660</text:p>
          </table:table-cell>
          <table:table-cell office:value-type="float" office:value="39770472" calcext:value-type="float">
            <text:p>39770472</text:p>
          </table:table-cell>
        </table:table-row>
        <table:table-row table:style-name="ro1">
          <table:table-cell office:value-type="string" calcext:value-type="string">
            <text:p>3f9bf762-02b6-49fe-b29e-bd2bea029a57</text:p>
          </table:table-cell>
          <table:table-cell office:value-type="string" calcext:value-type="string">
            <text:p>blake3:c681ab895e55a68670b61fd1ee39a0412687d5a5c45652a4d531557f3145c0d3</text:p>
          </table:table-cell>
          <table:table-cell office:value-type="string" calcext:value-type="string">
            <text:p>flux</text:p>
          </table:table-cell>
          <table:table-cell office:value-type="string" calcext:value-type="string">
            <text:p>lora</text:p>
          </table:table-cell>
          <table:table-cell office:value-type="string" calcext:value-type="string">
            <text:p>flux/lora/YFG - Simon - Svema v1.safetensors</text:p>
          </table:table-cell>
          <table:table-cell office:value-type="string" calcext:value-type="string">
            <text:p>diffusers</text:p>
          </table:table-cell>
          <table:table-cell office:value-type="string" calcext:value-type="string">
            <text:p>YFG - Simon StÃ¥lenhag - Swedish Machines v1</text:p>
          </table:table-cell>
          <table:table-cell office:value-type="string" calcext:value-type="string">
            <text:p>flux lora model YFG - Simon - Svema v1</text:p>
          </table:table-cell>
          <table:table-cell office:value-type="string" calcext:value-type="string">
            <text:p>/home/alex/Dev/AI/invokeai/models/flux/lora/YFG - Simon - Svema v1.safetensors</text:p>
          </table:table-cell>
          <table:table-cell office:value-type="string" calcext:value-type="string">
            <text:p>path</text:p>
          </table:table-cell>
          <table:table-cell/>
          <table:table-cell office:value-type="string" calcext:value-type="string">
            <text:p>["YFG-SimonSvema"]</text:p>
          </table:table-cell>
          <table:table-cell office:value-type="string" calcext:value-type="string">
            <text:p>{"key":"3f9bf762-02b6-49fe-b29e-bd2bea029a57","hash":"blake3:c681ab895e55a68670b61fd1ee39a0412687d5a5c45652a4d531557f3145c0d3","path":"flux/lora/YFG - Simon - Svema v1.safetensors","file_size":171969511,"name":"YFG - Simon StÃ¥lenhag - Swedish Machines v1","type":"lora","format":"diffusers","base":"flux","source":"/home/alex/Dev/AI/invokeai/models/flux/lora/YFG - Simon - Svema v1.safetensors","source_type":"path","description":"flux lora model YFG - Simon - Svema v1","source_api_response":null,"cover_image":null,"submodels":null,"usage_info":null,"trigger_phrases":["YFG-SimonSvema"]}</text:p>
          </table:table-cell>
          <table:table-cell office:value-type="string" calcext:value-type="string">
            <text:p>2025-07-31 01:38:46.883</text:p>
          </table:table-cell>
          <table:table-cell office:value-type="string" calcext:value-type="string">
            <text:p>2025-07-31 01:58:53.314</text:p>
          </table:table-cell>
          <table:table-cell office:value-type="float" office:value="171969511" calcext:value-type="float">
            <text:p>171969511</text:p>
          </table:table-cell>
        </table:table-row>
        <table:table-row table:style-name="ro1">
          <table:table-cell office:value-type="string" calcext:value-type="string">
            <text:p>12b587a6-b240-436b-93ea-918d798bf7ca</text:p>
          </table:table-cell>
          <table:table-cell office:value-type="string" calcext:value-type="string">
            <text:p>blake3:2000263f354481a1b9e8b3227952cafa024f612377820b2a705f9809a768484d</text:p>
          </table:table-cell>
          <table:table-cell office:value-type="string" calcext:value-type="string">
            <text:p>flux</text:p>
          </table:table-cell>
          <table:table-cell office:value-type="string" calcext:value-type="string">
            <text:p>lora</text:p>
          </table:table-cell>
          <table:table-cell office:value-type="string" calcext:value-type="string">
            <text:p>flux/lora/YFG - SpyWorld50s v10.safetensors</text:p>
          </table:table-cell>
          <table:table-cell office:value-type="string" calcext:value-type="string">
            <text:p>lycoris</text:p>
          </table:table-cell>
          <table:table-cell office:value-type="string" calcext:value-type="string">
            <text:p>YFG - SpyWorld50s v10</text:p>
          </table:table-cell>
          <table:table-cell office:value-type="string" calcext:value-type="string">
            <text:p>flux lora model YFG - SpyWorld50s v10</text:p>
          </table:table-cell>
          <table:table-cell office:value-type="string" calcext:value-type="string">
            <text:p>/home/alex/Dev/AI/invokeai/models/flux/lora/YFG - SpyWorld50s v10.safetensors</text:p>
          </table:table-cell>
          <table:table-cell office:value-type="string" calcext:value-type="string">
            <text:p>path</text:p>
          </table:table-cell>
          <table:table-cell table:number-columns-repeated="2"/>
          <table:table-cell office:value-type="string" calcext:value-type="string">
            <text:p>{"key":"12b587a6-b240-436b-93ea-918d798bf7ca","hash":"blake3:2000263f354481a1b9e8b3227952cafa024f612377820b2a705f9809a768484d","path":"flux/lora/YFG - SpyWorld50s v10.safetensors","file_size":158608816,"name":"YFG - SpyWorld50s v10","type":"lora","format":"lycoris","base":"flux","source":"/home/alex/Dev/AI/invokeai/models/flux/lora/YFG - SpyWorld50s v10.safetensors","source_type":"path","description":"flux lora model YFG - SpyWorld50s v10","source_api_response":null,"cover_image":null,"submodels":null,"usage_info":null,"trigger_phrases":null}</text:p>
          </table:table-cell>
          <table:table-cell table:number-columns-repeated="2" office:value-type="string" calcext:value-type="string">
            <text:p>2025-07-31 01:38:46.974</text:p>
          </table:table-cell>
          <table:table-cell office:value-type="float" office:value="158608816" calcext:value-type="float">
            <text:p>158608816</text:p>
          </table:table-cell>
        </table:table-row>
        <table:table-row table:style-name="ro1">
          <table:table-cell office:value-type="string" calcext:value-type="string">
            <text:p>047d8402-75ad-4ffc-8253-f0199c3d03d8</text:p>
          </table:table-cell>
          <table:table-cell office:value-type="string" calcext:value-type="string">
            <text:p>blake3:69d6e9d7ee364cde695edd389a4371db7641f9ac180c1b7715a6497af4e51ac8</text:p>
          </table:table-cell>
          <table:table-cell office:value-type="string" calcext:value-type="string">
            <text:p>flux</text:p>
          </table:table-cell>
          <table:table-cell office:value-type="string" calcext:value-type="string">
            <text:p>lora</text:p>
          </table:table-cell>
          <table:table-cell office:value-type="string" calcext:value-type="string">
            <text:p>flux/lora/YFG - Smorgas v1.safetensors</text:p>
          </table:table-cell>
          <table:table-cell office:value-type="string" calcext:value-type="string">
            <text:p>lycoris</text:p>
          </table:table-cell>
          <table:table-cell office:value-type="string" calcext:value-type="string">
            <text:p>YFG - Smorgasbord v1</text:p>
          </table:table-cell>
          <table:table-cell office:value-type="string" calcext:value-type="string">
            <text:p>flux lora model YFG - Smorgas v1</text:p>
          </table:table-cell>
          <table:table-cell office:value-type="string" calcext:value-type="string">
            <text:p>/home/alex/Dev/AI/invokeai/models/flux/lora/YFG - Smorgas v1.safetensors</text:p>
          </table:table-cell>
          <table:table-cell office:value-type="string" calcext:value-type="string">
            <text:p>path</text:p>
          </table:table-cell>
          <table:table-cell/>
          <table:table-cell office:value-type="string" calcext:value-type="string">
            <text:p>["YFG-Sm0rg"]</text:p>
          </table:table-cell>
          <table:table-cell office:value-type="string" calcext:value-type="string">
            <text:p>{"key":"047d8402-75ad-4ffc-8253-f0199c3d03d8","hash":"blake3:69d6e9d7ee364cde695edd389a4371db7641f9ac180c1b7715a6497af4e51ac8","path":"flux/lora/YFG - Smorgas v1.safetensors","file_size":39804680,"name":"YFG - Smorgasbord v1","type":"lora","format":"lycoris","base":"flux","source":"/home/alex/Dev/AI/invokeai/models/flux/lora/YFG - Smorgas v1.safetensors","source_type":"path","description":"flux lora model YFG - Smorgas v1","source_api_response":null,"cover_image":null,"submodels":null,"usage_info":null,"trigger_phrases":["YFG-Sm0rg"]}</text:p>
          </table:table-cell>
          <table:table-cell office:value-type="string" calcext:value-type="string">
            <text:p>2025-07-31 01:38:47.044</text:p>
          </table:table-cell>
          <table:table-cell office:value-type="string" calcext:value-type="string">
            <text:p>2025-07-31 02:02:01.136</text:p>
          </table:table-cell>
          <table:table-cell office:value-type="float" office:value="39804680" calcext:value-type="float">
            <text:p>39804680</text:p>
          </table:table-cell>
        </table:table-row>
        <table:table-row table:style-name="ro1">
          <table:table-cell office:value-type="string" calcext:value-type="string">
            <text:p>163bcc93-989c-4379-abc0-00b45f10a79b</text:p>
          </table:table-cell>
          <table:table-cell office:value-type="string" calcext:value-type="string">
            <text:p>blake3:625282a5fd3ec6a73aef73e1575df45fde1493663fede6a00d40d71f5cd2db57</text:p>
          </table:table-cell>
          <table:table-cell office:value-type="string" calcext:value-type="string">
            <text:p>flux</text:p>
          </table:table-cell>
          <table:table-cell office:value-type="string" calcext:value-type="string">
            <text:p>lora</text:p>
          </table:table-cell>
          <table:table-cell office:value-type="string" calcext:value-type="string">
            <text:p>flux/lora/YFG - Terminator4 v2.safetensors</text:p>
          </table:table-cell>
          <table:table-cell office:value-type="string" calcext:value-type="string">
            <text:p>diffusers</text:p>
          </table:table-cell>
          <table:table-cell office:value-type="string" calcext:value-type="string">
            <text:p>YFG - Terminator4 v2</text:p>
          </table:table-cell>
          <table:table-cell office:value-type="string" calcext:value-type="string">
            <text:p>flux lora model YFG - Terminator4 v2</text:p>
          </table:table-cell>
          <table:table-cell office:value-type="string" calcext:value-type="string">
            <text:p>/home/alex/Dev/AI/invokeai/models/flux/lora/YFG - Terminator4 v2.safetensors</text:p>
          </table:table-cell>
          <table:table-cell office:value-type="string" calcext:value-type="string">
            <text:p>path</text:p>
          </table:table-cell>
          <table:table-cell/>
          <table:table-cell office:value-type="string" calcext:value-type="string">
            <text:p>["YFG-TTVHUD4"]</text:p>
          </table:table-cell>
          <table:table-cell office:value-type="string" calcext:value-type="string">
            <text:p>{"key":"163bcc93-989c-4379-abc0-00b45f10a79b","hash":"blake3:625282a5fd3ec6a73aef73e1575df45fde1493663fede6a00d40d71f5cd2db57","path":"flux/lora/YFG - Terminator4 v2.safetensors","file_size":171969504,"name":"YFG - Terminator4 v2","type":"lora","format":"diffusers","base":"flux","source":"/home/alex/Dev/AI/invokeai/models/flux/lora/YFG - Terminator4 v2.safetensors","source_type":"path","description":"flux lora model YFG - Terminator4 v2","source_api_response":null,"cover_image":null,"submodels":null,"usage_info":null,"trigger_phrases":["YFG-TTVHUD4"]}</text:p>
          </table:table-cell>
          <table:table-cell office:value-type="string" calcext:value-type="string">
            <text:p>2025-07-31 01:38:47.189</text:p>
          </table:table-cell>
          <table:table-cell office:value-type="string" calcext:value-type="string">
            <text:p>2025-07-31 02:00:38.720</text:p>
          </table:table-cell>
          <table:table-cell office:value-type="float" office:value="171969504" calcext:value-type="float">
            <text:p>171969504</text:p>
          </table:table-cell>
        </table:table-row>
        <table:table-row table:style-name="ro1">
          <table:table-cell office:value-type="string" calcext:value-type="string">
            <text:p>d0871f56-d9a0-40cf-9a98-e0f028c22f03</text:p>
          </table:table-cell>
          <table:table-cell office:value-type="string" calcext:value-type="string">
            <text:p>blake3:047dcc4a884f5b0397a539377e5f677cdafb996868c7de5866001262525f54c4</text:p>
          </table:table-cell>
          <table:table-cell office:value-type="string" calcext:value-type="string">
            <text:p>flux</text:p>
          </table:table-cell>
          <table:table-cell office:value-type="string" calcext:value-type="string">
            <text:p>lora</text:p>
          </table:table-cell>
          <table:table-cell office:value-type="string" calcext:value-type="string">
            <text:p>flux/lora/YFG - Pulp Magazine v1.safetensors</text:p>
          </table:table-cell>
          <table:table-cell office:value-type="string" calcext:value-type="string">
            <text:p>diffusers</text:p>
          </table:table-cell>
          <table:table-cell office:value-type="string" calcext:value-type="string">
            <text:p>YFG - Pulp Magazine v1</text:p>
          </table:table-cell>
          <table:table-cell office:value-type="string" calcext:value-type="string">
            <text:p>flux lora model YFG - Pulp Magazine v1</text:p>
          </table:table-cell>
          <table:table-cell office:value-type="string" calcext:value-type="string">
            <text:p>/home/alex/Dev/AI/invokeai/models/flux/lora/YFG - Pulp Magazine v1.safetensors</text:p>
          </table:table-cell>
          <table:table-cell office:value-type="string" calcext:value-type="string">
            <text:p>path</text:p>
          </table:table-cell>
          <table:table-cell/>
          <table:table-cell office:value-type="string" calcext:value-type="string">
            <text:p>["YFG-PulpMagazine"]</text:p>
          </table:table-cell>
          <table:table-cell office:value-type="string" calcext:value-type="string">
            <text:p>{"key":"d0871f56-d9a0-40cf-9a98-e0f028c22f03","hash":"blake3:047dcc4a884f5b0397a539377e5f677cdafb996868c7de5866001262525f54c4","path":"flux/lora/YFG - Pulp Magazine v1.safetensors","file_size":171969515,"name":"YFG - Pulp Magazine v1","type":"lora","format":"diffusers","base":"flux","source":"/home/alex/Dev/AI/invokeai/models/flux/lora/YFG - Pulp Magazine v1.safetensors","source_type":"path","description":"flux lora model YFG - Pulp Magazine v1","source_api_response":null,"cover_image":null,"submodels":null,"usage_info":null,"trigger_phrases":["YFG-PulpMagazine"]}</text:p>
          </table:table-cell>
          <table:table-cell office:value-type="string" calcext:value-type="string">
            <text:p>2025-07-31 01:38:47.306</text:p>
          </table:table-cell>
          <table:table-cell office:value-type="string" calcext:value-type="string">
            <text:p>2025-07-31 01:58:18.899</text:p>
          </table:table-cell>
          <table:table-cell office:value-type="float" office:value="171969515" calcext:value-type="float">
            <text:p>171969515</text:p>
          </table:table-cell>
        </table:table-row>
        <table:table-row table:style-name="ro1">
          <table:table-cell office:value-type="string" calcext:value-type="string">
            <text:p>8d468567-4232-4860-a0e1-d5f47ec561de</text:p>
          </table:table-cell>
          <table:table-cell office:value-type="string" calcext:value-type="string">
            <text:p>blake3:b7d9e2ff43fbd105f3c3604c1ef214f49741576f0ecb35454aa873307a2b2415</text:p>
          </table:table-cell>
          <table:table-cell office:value-type="string" calcext:value-type="string">
            <text:p>flux</text:p>
          </table:table-cell>
          <table:table-cell office:value-type="string" calcext:value-type="string">
            <text:p>lora</text:p>
          </table:table-cell>
          <table:table-cell office:value-type="string" calcext:value-type="string">
            <text:p>flux/lora/YFG - Rounded v1.safetensors</text:p>
          </table:table-cell>
          <table:table-cell office:value-type="string" calcext:value-type="string">
            <text:p>lycoris</text:p>
          </table:table-cell>
          <table:table-cell office:value-type="string" calcext:value-type="string">
            <text:p>YFG - Rounded v1</text:p>
          </table:table-cell>
          <table:table-cell office:value-type="string" calcext:value-type="string">
            <text:p>flux lora model YFG - Rounded v1</text:p>
          </table:table-cell>
          <table:table-cell office:value-type="string" calcext:value-type="string">
            <text:p>/home/alex/Dev/AI/invokeai/models/flux/lora/YFG - Rounded v1.safetensors</text:p>
          </table:table-cell>
          <table:table-cell office:value-type="string" calcext:value-type="string">
            <text:p>path</text:p>
          </table:table-cell>
          <table:table-cell/>
          <table:table-cell office:value-type="string" calcext:value-type="string">
            <text:p>["YFG-Rounded"]</text:p>
          </table:table-cell>
          <table:table-cell office:value-type="string" calcext:value-type="string">
            <text:p>{"key":"8d468567-4232-4860-a0e1-d5f47ec561de","hash":"blake3:b7d9e2ff43fbd105f3c3604c1ef214f49741576f0ecb35454aa873307a2b2415","path":"flux/lora/YFG - Rounded v1.safetensors","file_size":158608768,"name":"YFG - Rounded v1","type":"lora","format":"lycoris","base":"flux","source":"/home/alex/Dev/AI/invokeai/models/flux/lora/YFG - Rounded v1.safetensors","source_type":"path","description":"flux lora model YFG - Rounded v1","source_api_response":null,"cover_image":null,"submodels":null,"usage_info":null,"trigger_phrases":["YFG-Rounded"]}</text:p>
          </table:table-cell>
          <table:table-cell office:value-type="string" calcext:value-type="string">
            <text:p>2025-07-31 01:38:47.443</text:p>
          </table:table-cell>
          <table:table-cell office:value-type="string" calcext:value-type="string">
            <text:p>2025-07-31 01:57:38.180</text:p>
          </table:table-cell>
          <table:table-cell office:value-type="float" office:value="158608768" calcext:value-type="float">
            <text:p>158608768</text:p>
          </table:table-cell>
        </table:table-row>
        <table:table-row table:style-name="ro1">
          <table:table-cell office:value-type="string" calcext:value-type="string">
            <text:p>3921c157-0031-451f-957e-a613f0057699</text:p>
          </table:table-cell>
          <table:table-cell office:value-type="string" calcext:value-type="string">
            <text:p>blake3:b52af1d9c2d8b46c87bf222cec1af3f03f0acca8124f16d807351381fcc774b6</text:p>
          </table:table-cell>
          <table:table-cell office:value-type="string" calcext:value-type="string">
            <text:p>flux</text:p>
          </table:table-cell>
          <table:table-cell office:value-type="string" calcext:value-type="string">
            <text:p>lora</text:p>
          </table:table-cell>
          <table:table-cell office:value-type="string" calcext:value-type="string">
            <text:p>flux/lora/YFG - Terminator3 v1.safetensors</text:p>
          </table:table-cell>
          <table:table-cell office:value-type="string" calcext:value-type="string">
            <text:p>diffusers</text:p>
          </table:table-cell>
          <table:table-cell office:value-type="string" calcext:value-type="string">
            <text:p>YFG - Terminator3 v1</text:p>
          </table:table-cell>
          <table:table-cell office:value-type="string" calcext:value-type="string">
            <text:p>flux lora model YFG - Terminator3 v1</text:p>
          </table:table-cell>
          <table:table-cell office:value-type="string" calcext:value-type="string">
            <text:p>/home/alex/Dev/AI/invokeai/models/flux/lora/YFG - Terminator3 v1.safetensors</text:p>
          </table:table-cell>
          <table:table-cell office:value-type="string" calcext:value-type="string">
            <text:p>path</text:p>
          </table:table-cell>
          <table:table-cell/>
          <table:table-cell office:value-type="string" calcext:value-type="string">
            <text:p>["YFG-TTVHUD3"]</text:p>
          </table:table-cell>
          <table:table-cell office:value-type="string" calcext:value-type="string">
            <text:p>{"key":"3921c157-0031-451f-957e-a613f0057699","hash":"blake3:b52af1d9c2d8b46c87bf222cec1af3f03f0acca8124f16d807351381fcc774b6","path":"flux/lora/YFG - Terminator3 v1.safetensors","file_size":171969504,"name":"YFG - Terminator3 v1","type":"lora","format":"diffusers","base":"flux","source":"/home/alex/Dev/AI/invokeai/models/flux/lora/YFG - Terminator3 v1.safetensors","source_type":"path","description":"flux lora model YFG - Terminator3 v1","source_api_response":null,"cover_image":null,"submodels":null,"usage_info":null,"trigger_phrases":["YFG-TTVHUD3"]}</text:p>
          </table:table-cell>
          <table:table-cell office:value-type="string" calcext:value-type="string">
            <text:p>2025-07-31 01:38:47.537</text:p>
          </table:table-cell>
          <table:table-cell office:value-type="string" calcext:value-type="string">
            <text:p>2025-07-31 02:00:43.513</text:p>
          </table:table-cell>
          <table:table-cell office:value-type="float" office:value="171969504" calcext:value-type="float">
            <text:p>171969504</text:p>
          </table:table-cell>
        </table:table-row>
        <table:table-row table:style-name="ro1">
          <table:table-cell office:value-type="string" calcext:value-type="string">
            <text:p>954eeb42-8b8a-4868-9601-197519f23eec</text:p>
          </table:table-cell>
          <table:table-cell office:value-type="string" calcext:value-type="string">
            <text:p>blake3:26e81520b3f1393dc30e8c2c1bd699a67029849564656a511e383fa939d8e5a9</text:p>
          </table:table-cell>
          <table:table-cell office:value-type="string" calcext:value-type="string">
            <text:p>flux</text:p>
          </table:table-cell>
          <table:table-cell office:value-type="string" calcext:value-type="string">
            <text:p>lora</text:p>
          </table:table-cell>
          <table:table-cell office:value-type="string" calcext:value-type="string">
            <text:p>flux/lora/YFG - SpyWorld50s v03.safetensors</text:p>
          </table:table-cell>
          <table:table-cell office:value-type="string" calcext:value-type="string">
            <text:p>diffusers</text:p>
          </table:table-cell>
          <table:table-cell office:value-type="string" calcext:value-type="string">
            <text:p>YFG - SpyWorld50s v03</text:p>
          </table:table-cell>
          <table:table-cell office:value-type="string" calcext:value-type="string">
            <text:p>flux lora model YFG - SpyWorld50s v03</text:p>
          </table:table-cell>
          <table:table-cell office:value-type="string" calcext:value-type="string">
            <text:p>/home/alex/Dev/AI/invokeai/models/flux/lora/YFG - SpyWorld50s v03.safetensors</text:p>
          </table:table-cell>
          <table:table-cell office:value-type="string" calcext:value-type="string">
            <text:p>path</text:p>
          </table:table-cell>
          <table:table-cell/>
          <table:table-cell office:value-type="string" calcext:value-type="string">
            <text:p>["YFG-SpyWorld50s"]</text:p>
          </table:table-cell>
          <table:table-cell office:value-type="string" calcext:value-type="string">
            <text:p>{"key":"954eeb42-8b8a-4868-9601-197519f23eec","hash":"blake3:26e81520b3f1393dc30e8c2c1bd699a67029849564656a511e383fa939d8e5a9","path":"flux/lora/YFG - SpyWorld50s v03.safetensors","file_size":171969512,"name":"YFG - SpyWorld50s v03","type":"lora","format":"diffusers","base":"flux","source":"/home/alex/Dev/AI/invokeai/models/flux/lora/YFG - SpyWorld50s v03.safetensors","source_type":"path","description":"flux lora model YFG - SpyWorld50s v03","source_api_response":null,"cover_image":null,"submodels":null,"usage_info":null,"trigger_phrases":["YFG-SpyWorld50s"]}</text:p>
          </table:table-cell>
          <table:table-cell office:value-type="string" calcext:value-type="string">
            <text:p>2025-07-31 01:38:47.619</text:p>
          </table:table-cell>
          <table:table-cell office:value-type="string" calcext:value-type="string">
            <text:p>2025-07-31 02:01:12.615</text:p>
          </table:table-cell>
          <table:table-cell office:value-type="float" office:value="171969512" calcext:value-type="float">
            <text:p>171969512</text:p>
          </table:table-cell>
        </table:table-row>
        <table:table-row table:style-name="ro1">
          <table:table-cell office:value-type="string" calcext:value-type="string">
            <text:p>440e5760-4903-48f6-a9ae-adbdbc2b158a</text:p>
          </table:table-cell>
          <table:table-cell office:value-type="string" calcext:value-type="string">
            <text:p>blake3:672b3228359f674e8f0bab9f059cbbd1ef04ea8ea744553bc6eb8c4cb193ac50</text:p>
          </table:table-cell>
          <table:table-cell office:value-type="string" calcext:value-type="string">
            <text:p>flux</text:p>
          </table:table-cell>
          <table:table-cell office:value-type="string" calcext:value-type="string">
            <text:p>lora</text:p>
          </table:table-cell>
          <table:table-cell office:value-type="string" calcext:value-type="string">
            <text:p>flux/lora/YFG - Leather Gadgets v1.safetensors</text:p>
          </table:table-cell>
          <table:table-cell office:value-type="string" calcext:value-type="string">
            <text:p>lycoris</text:p>
          </table:table-cell>
          <table:table-cell office:value-type="string" calcext:value-type="string">
            <text:p>YFG - Leather Gadgets v1</text:p>
          </table:table-cell>
          <table:table-cell office:value-type="string" calcext:value-type="string">
            <text:p>flux lora model YFG - Leather Gadgets v1</text:p>
          </table:table-cell>
          <table:table-cell office:value-type="string" calcext:value-type="string">
            <text:p>/home/alex/Dev/AI/invokeai/models/flux/lora/YFG - Leather Gadgets v1.safetensors</text:p>
          </table:table-cell>
          <table:table-cell office:value-type="string" calcext:value-type="string">
            <text:p>path</text:p>
          </table:table-cell>
          <table:table-cell/>
          <table:table-cell office:value-type="string" calcext:value-type="string">
            <text:p>["YFG-LBGadgets"]</text:p>
          </table:table-cell>
          <table:table-cell office:value-type="string" calcext:value-type="string">
            <text:p>{"key":"440e5760-4903-48f6-a9ae-adbdbc2b158a","hash":"blake3:672b3228359f674e8f0bab9f059cbbd1ef04ea8ea744553bc6eb8c4cb193ac50","path":"flux/lora/YFG - Leather Gadgets v1.safetensors","file_size":39757264,"name":"YFG - Leather Gadgets v1","type":"lora","format":"lycoris","base":"flux","source":"/home/alex/Dev/AI/invokeai/models/flux/lora/YFG - Leather Gadgets v1.safetensors","source_type":"path","description":"flux lora model YFG - Leather Gadgets v1","source_api_response":null,"cover_image":null,"submodels":null,"usage_info":null,"trigger_phrases":["YFG-LBGadgets"]}</text:p>
          </table:table-cell>
          <table:table-cell office:value-type="string" calcext:value-type="string">
            <text:p>2025-07-31 01:38:47.670</text:p>
          </table:table-cell>
          <table:table-cell office:value-type="string" calcext:value-type="string">
            <text:p>2025-07-31 01:57:47.632</text:p>
          </table:table-cell>
          <table:table-cell office:value-type="float" office:value="39757264" calcext:value-type="float">
            <text:p>39757264</text:p>
          </table:table-cell>
        </table:table-row>
        <table:table-row table:style-name="ro1">
          <table:table-cell office:value-type="string" calcext:value-type="string">
            <text:p>257e8add-f16e-473f-a244-13f31a68dad2</text:p>
          </table:table-cell>
          <table:table-cell office:value-type="string" calcext:value-type="string">
            <text:p>blake3:cc34c5b9438e12a318e5764d3981ba0a9e6767d715cfd86efc42a80faf2b87b5</text:p>
          </table:table-cell>
          <table:table-cell office:value-type="string" calcext:value-type="string">
            <text:p>flux</text:p>
          </table:table-cell>
          <table:table-cell office:value-type="string" calcext:value-type="string">
            <text:p>lora</text:p>
          </table:table-cell>
          <table:table-cell office:value-type="string" calcext:value-type="string">
            <text:p>flux/lora/YFG - SpyWorld.safetensors</text:p>
          </table:table-cell>
          <table:table-cell office:value-type="string" calcext:value-type="string">
            <text:p>lycoris</text:p>
          </table:table-cell>
          <table:table-cell office:value-type="string" calcext:value-type="string">
            <text:p>YFG - SpyWorld</text:p>
          </table:table-cell>
          <table:table-cell office:value-type="string" calcext:value-type="string">
            <text:p>flux lora model YFG - SpyWorld</text:p>
          </table:table-cell>
          <table:table-cell office:value-type="string" calcext:value-type="string">
            <text:p>/home/alex/Dev/AI/invokeai/models/flux/lora/YFG - SpyWorld.safetensors</text:p>
          </table:table-cell>
          <table:table-cell office:value-type="string" calcext:value-type="string">
            <text:p>path</text:p>
          </table:table-cell>
          <table:table-cell/>
          <table:table-cell office:value-type="string" calcext:value-type="string">
            <text:p>["YFG-SpyWorld50s"]</text:p>
          </table:table-cell>
          <table:table-cell office:value-type="string" calcext:value-type="string">
            <text:p>{"key":"257e8add-f16e-473f-a244-13f31a68dad2","hash":"blake3:cc34c5b9438e12a318e5764d3981ba0a9e6767d715cfd86efc42a80faf2b87b5","path":"flux/lora/YFG - SpyWorld.safetensors","file_size":19616848,"name":"YFG - SpyWorld","type":"lora","format":"lycoris","base":"flux","source":"/home/alex/Dev/AI/invokeai/models/flux/lora/YFG - SpyWorld.safetensors","source_type":"path","description":"flux lora model YFG - SpyWorld","source_api_response":null,"cover_image":null,"submodels":null,"usage_info":null,"trigger_phrases":["YFG-SpyWorld50s"]}</text:p>
          </table:table-cell>
          <table:table-cell office:value-type="string" calcext:value-type="string">
            <text:p>2025-07-31 01:38:47.709</text:p>
          </table:table-cell>
          <table:table-cell office:value-type="string" calcext:value-type="string">
            <text:p>2025-07-31 02:01:21.652</text:p>
          </table:table-cell>
          <table:table-cell office:value-type="float" office:value="19616848" calcext:value-type="float">
            <text:p>19616848</text:p>
          </table:table-cell>
        </table:table-row>
        <table:table-row table:style-name="ro1">
          <table:table-cell office:value-type="string" calcext:value-type="string">
            <text:p>b4c01e62-f394-45c6-bc8b-b6a4d95e15b9</text:p>
          </table:table-cell>
          <table:table-cell office:value-type="string" calcext:value-type="string">
            <text:p>blake3:c965187245e755e77184794ac70fd2f32a403fe78ed0633292698d8bf4085c04</text:p>
          </table:table-cell>
          <table:table-cell office:value-type="string" calcext:value-type="string">
            <text:p>flux</text:p>
          </table:table-cell>
          <table:table-cell office:value-type="string" calcext:value-type="string">
            <text:p>lora</text:p>
          </table:table-cell>
          <table:table-cell office:value-type="string" calcext:value-type="string">
            <text:p>flux/lora/YFG - Simon - Labyrinth v1.safetensors</text:p>
          </table:table-cell>
          <table:table-cell office:value-type="string" calcext:value-type="string">
            <text:p>diffusers</text:p>
          </table:table-cell>
          <table:table-cell office:value-type="string" calcext:value-type="string">
            <text:p>YFG - Simon StÃ¥lenhag - Labyrinth v1</text:p>
          </table:table-cell>
          <table:table-cell office:value-type="string" calcext:value-type="string">
            <text:p>flux lora model YFG - Simon - Labyrinth v1</text:p>
          </table:table-cell>
          <table:table-cell office:value-type="string" calcext:value-type="string">
            <text:p>/home/alex/Dev/AI/invokeai/models/flux/lora/YFG - Simon - Labyrinth v1.safetensors</text:p>
          </table:table-cell>
          <table:table-cell office:value-type="string" calcext:value-type="string">
            <text:p>path</text:p>
          </table:table-cell>
          <table:table-cell/>
          <table:table-cell office:value-type="string" calcext:value-type="string">
            <text:p>["YFG-SimonLabyrinth"]</text:p>
          </table:table-cell>
          <table:table-cell office:value-type="string" calcext:value-type="string">
            <text:p>{"key":"b4c01e62-f394-45c6-bc8b-b6a4d95e15b9","hash":"blake3:c965187245e755e77184794ac70fd2f32a403fe78ed0633292698d8bf4085c04","path":"flux/lora/YFG - Simon - Labyrinth v1.safetensors","file_size":171969519,"name":"YFG - Simon StÃ¥lenhag - Labyrinth v1","type":"lora","format":"diffusers","base":"flux","source":"/home/alex/Dev/AI/invokeai/models/flux/lora/YFG - Simon - Labyrinth v1.safetensors","source_type":"path","description":"flux lora model YFG - Simon - Labyrinth v1","source_api_response":null,"cover_image":null,"submodels":null,"usage_info":null,"trigger_phrases":["YFG-SimonLabyrinth"]}</text:p>
          </table:table-cell>
          <table:table-cell office:value-type="string" calcext:value-type="string">
            <text:p>2025-07-31 01:38:47.765</text:p>
          </table:table-cell>
          <table:table-cell office:value-type="string" calcext:value-type="string">
            <text:p>2025-07-31 02:00:16.279</text:p>
          </table:table-cell>
          <table:table-cell office:value-type="float" office:value="171969519" calcext:value-type="float">
            <text:p>171969519</text:p>
          </table:table-cell>
        </table:table-row>
        <table:table-row table:style-name="ro1">
          <table:table-cell office:value-type="string" calcext:value-type="string">
            <text:p>100cea14-a3bd-4499-80c7-cafdf81d2f4f</text:p>
          </table:table-cell>
          <table:table-cell office:value-type="string" calcext:value-type="string">
            <text:p>blake3:2647a424fd32761862754cbc664b70923097856fe46d0caa7dbe0c89b496e539</text:p>
          </table:table-cell>
          <table:table-cell office:value-type="string" calcext:value-type="string">
            <text:p>flux</text:p>
          </table:table-cell>
          <table:table-cell office:value-type="string" calcext:value-type="string">
            <text:p>lora</text:p>
          </table:table-cell>
          <table:table-cell office:value-type="string" calcext:value-type="string">
            <text:p>flux/lora/YFG - Zaat v1.safetensors</text:p>
          </table:table-cell>
          <table:table-cell office:value-type="string" calcext:value-type="string">
            <text:p>lycoris</text:p>
          </table:table-cell>
          <table:table-cell office:value-type="string" calcext:value-type="string">
            <text:p>YFG - Zaat v1</text:p>
          </table:table-cell>
          <table:table-cell office:value-type="string" calcext:value-type="string">
            <text:p>flux lora model YFG - Zaat v1</text:p>
          </table:table-cell>
          <table:table-cell office:value-type="string" calcext:value-type="string">
            <text:p>/home/alex/Dev/AI/invokeai/models/flux/lora/YFG - Zaat v1.safetensors</text:p>
          </table:table-cell>
          <table:table-cell office:value-type="string" calcext:value-type="string">
            <text:p>path</text:p>
          </table:table-cell>
          <table:table-cell/>
          <table:table-cell office:value-type="string" calcext:value-type="string">
            <text:p>["YFG-Zaat"]</text:p>
          </table:table-cell>
          <table:table-cell office:value-type="string" calcext:value-type="string">
            <text:p>{"key":"100cea14-a3bd-4499-80c7-cafdf81d2f4f","hash":"blake3:2647a424fd32761862754cbc664b70923097856fe46d0caa7dbe0c89b496e539","path":"flux/lora/YFG - Zaat v1.safetensors","file_size":158608720,"name":"YFG - Zaat v1","type":"lora","format":"lycoris","base":"flux","source":"/home/alex/Dev/AI/invokeai/models/flux/lora/YFG - Zaat v1.safetensors","source_type":"path","description":"flux lora model YFG - Zaat v1","source_api_response":null,"cover_image":null,"submodels":null,"usage_info":null,"trigger_phrases":["YFG-Zaat"]}</text:p>
          </table:table-cell>
          <table:table-cell office:value-type="string" calcext:value-type="string">
            <text:p>2025-07-31 01:38:47.896</text:p>
          </table:table-cell>
          <table:table-cell office:value-type="string" calcext:value-type="string">
            <text:p>2025-07-31 01:57:53.324</text:p>
          </table:table-cell>
          <table:table-cell office:value-type="float" office:value="158608720" calcext:value-type="float">
            <text:p>158608720</text:p>
          </table:table-cell>
        </table:table-row>
        <table:table-row table:style-name="ro1">
          <table:table-cell office:value-type="string" calcext:value-type="string">
            <text:p>5364f037-e48c-4346-8e85-6f225c8bd6c4</text:p>
          </table:table-cell>
          <table:table-cell office:value-type="string" calcext:value-type="string">
            <text:p>blake3:18d97ddc5d035616d670e89f7d5b4c656f1dee7b3ba4fad5a3dc37f453a45fd2</text:p>
          </table:table-cell>
          <table:table-cell office:value-type="string" calcext:value-type="string">
            <text:p>flux</text:p>
          </table:table-cell>
          <table:table-cell office:value-type="string" calcext:value-type="string">
            <text:p>lora</text:p>
          </table:table-cell>
          <table:table-cell office:value-type="string" calcext:value-type="string">
            <text:p>flux/lora/YFG - Magritte v1.2.safetensors</text:p>
          </table:table-cell>
          <table:table-cell office:value-type="string" calcext:value-type="string">
            <text:p>diffusers</text:p>
          </table:table-cell>
          <table:table-cell office:value-type="string" calcext:value-type="string">
            <text:p>YFG - Magritte v1.2</text:p>
          </table:table-cell>
          <table:table-cell office:value-type="string" calcext:value-type="string">
            <text:p>flux lora model YFG - Magritte v1.2</text:p>
          </table:table-cell>
          <table:table-cell office:value-type="string" calcext:value-type="string">
            <text:p>/home/alex/Dev/AI/invokeai/models/flux/lora/YFG - Magritte v1.2.safetensors</text:p>
          </table:table-cell>
          <table:table-cell office:value-type="string" calcext:value-type="string">
            <text:p>path</text:p>
          </table:table-cell>
          <table:table-cell/>
          <table:table-cell office:value-type="string" calcext:value-type="string">
            <text:p>["YFG-Magritte"]</text:p>
          </table:table-cell>
          <table:table-cell office:value-type="string" calcext:value-type="string">
            <text:p>{"key":"5364f037-e48c-4346-8e85-6f225c8bd6c4","hash":"blake3:18d97ddc5d035616d670e89f7d5b4c656f1dee7b3ba4fad5a3dc37f453a45fd2","path":"flux/lora/YFG - Magritte v1.2.safetensors","file_size":171969507,"name":"YFG - Magritte v1.2","type":"lora","format":"diffusers","base":"flux","source":"/home/alex/Dev/AI/invokeai/models/flux/lora/YFG - Magritte v1.2.safetensors","source_type":"path","description":"flux lora model YFG - Magritte v1.2","source_api_response":null,"cover_image":null,"submodels":null,"usage_info":null,"trigger_phrases":["YFG-Magritte"]}</text:p>
          </table:table-cell>
          <table:table-cell office:value-type="string" calcext:value-type="string">
            <text:p>2025-07-31 01:43:55.997</text:p>
          </table:table-cell>
          <table:table-cell office:value-type="string" calcext:value-type="string">
            <text:p>2025-07-31 02:01:37.575</text:p>
          </table:table-cell>
          <table:table-cell office:value-type="float" office:value="171969507" calcext:value-type="float">
            <text:p>171969507</text:p>
          </table:table-cell>
        </table:table-row>
        <table:table-row table:style-name="ro1">
          <table:table-cell office:value-type="string" calcext:value-type="string">
            <text:p>815c2860-8c6d-411c-87f1-728f4a4f9997</text:p>
          </table:table-cell>
          <table:table-cell office:value-type="string" calcext:value-type="string">
            <text:p>blake3:91f85105a88c7269f6fc438c5869988c9e9092074686458944b26dfaef4f060c</text:p>
          </table:table-cell>
          <table:table-cell office:value-type="string" calcext:value-type="string">
            <text:p>flux</text:p>
          </table:table-cell>
          <table:table-cell office:value-type="string" calcext:value-type="string">
            <text:p>lora</text:p>
          </table:table-cell>
          <table:table-cell office:value-type="string" calcext:value-type="string">
            <text:p>flux/lora/YFG - Simon - Electric v1.safetensors</text:p>
          </table:table-cell>
          <table:table-cell office:value-type="string" calcext:value-type="string">
            <text:p>diffusers</text:p>
          </table:table-cell>
          <table:table-cell office:value-type="string" calcext:value-type="string">
            <text:p>YFG - Simon StÃ¥lenhag - Electric State v1</text:p>
          </table:table-cell>
          <table:table-cell office:value-type="string" calcext:value-type="string">
            <text:p>flux lora model YFG - Simon - Electric v1</text:p>
          </table:table-cell>
          <table:table-cell office:value-type="string" calcext:value-type="string">
            <text:p>/home/alex/Dev/AI/invokeai/models/flux/lora/YFG - Simon - Electric v1.safetensors</text:p>
          </table:table-cell>
          <table:table-cell office:value-type="string" calcext:value-type="string">
            <text:p>path</text:p>
          </table:table-cell>
          <table:table-cell/>
          <table:table-cell office:value-type="string" calcext:value-type="string">
            <text:p>["YFG-SimonElectric"]</text:p>
          </table:table-cell>
          <table:table-cell office:value-type="string" calcext:value-type="string">
            <text:p>{"key":"815c2860-8c6d-411c-87f1-728f4a4f9997","hash":"blake3:91f85105a88c7269f6fc438c5869988c9e9092074686458944b26dfaef4f060c","path":"flux/lora/YFG - Simon - Electric v1.safetensors","file_size":171969517,"name":"YFG - Simon StÃ¥lenhag - Electric State v1","type":"lora","format":"diffusers","base":"flux","source":"/home/alex/Dev/AI/invokeai/models/flux/lora/YFG - Simon - Electric v1.safetensors","source_type":"path","description":"flux lora model YFG - Simon - Electric v1","source_api_response":null,"cover_image":null,"submodels":null,"usage_info":null,"trigger_phrases":["YFG-SimonElectric"]}</text:p>
          </table:table-cell>
          <table:table-cell office:value-type="string" calcext:value-type="string">
            <text:p>2025-07-31 01:47:36.206</text:p>
          </table:table-cell>
          <table:table-cell office:value-type="string" calcext:value-type="string">
            <text:p>2025-07-31 02:00:23.000</text:p>
          </table:table-cell>
          <table:table-cell office:value-type="float" office:value="171969517" calcext:value-type="float">
            <text:p>171969517</text:p>
          </table:table-cell>
        </table:table-row>
        <table:table-row table:style-name="ro16">
          <table:table-cell office:value-type="string" calcext:value-type="string">
            <text:p>89c07288-4905-4135-955b-adc73dcd1b2b</text:p>
          </table:table-cell>
          <table:table-cell office:value-type="string" calcext:value-type="string">
            <text:p>blake3:453dcabe976217da743b3d16ef3086f0ff2edbf9639b2aba681c6967ac1be1cf</text:p>
          </table:table-cell>
          <table:table-cell office:value-type="string" calcext:value-type="string">
            <text:p>flux</text:p>
          </table:table-cell>
          <table:table-cell office:value-type="string" calcext:value-type="string">
            <text:p>lora</text:p>
          </table:table-cell>
          <table:table-cell office:value-type="string" calcext:value-type="string">
            <text:p>flux/lora/YFG - Car Sketch v1.safetensors</text:p>
          </table:table-cell>
          <table:table-cell office:value-type="string" calcext:value-type="string">
            <text:p>lycoris</text:p>
          </table:table-cell>
          <table:table-cell office:value-type="string" calcext:value-type="string">
            <text:p>YFG - Car Sketch v1</text:p>
          </table:table-cell>
          <table:table-cell office:value-type="string" calcext:value-type="string">
            <text:p>YFG CarSketch â Multi-View Automotive Sketches &amp; Blueprints</text:p>
            <text:p>Style</text:p>
            <text:p>Generates hand-drawn car concepts: multiple angles, exploded views, and blueprint-like line work. Expect construction lines, annotations, and varying sketch stages (from loose thumbnails to refined orthographic drawings).</text:p>
            <text:p/>
            <text:p>Trigger</text:p>
            <text:p>No dedicated trigger word. Guide the model with phrases such as âSketch of,â âSketching of,â âDiagram of,â âBlueprint view,â or âmulti-view car concept.â</text:p>
            <text:p/>
            <text:p>Strength</text:p>
            <text:p/>
            <text:p>Works cleanly across the usual 0.3 â 1.0 range.</text:p>
            <text:p/>
            <text:p>Around 0.8 delivers clear, detailed line art without excessive stylization.</text:p>
            <text:p/>
            <text:p>Lower values keep subtle sketch hints; higher values yield bolder, more technical drawings.</text:p>
            <text:p/>
            <text:p>Key Characteristics</text:p>
            <text:p>Multi-View Layouts â Front, side, rear, top, and Â¾ perspectives often appear together on one canvas.</text:p>
            <text:p/>
            <text:p>Technical Line Work â Construction grids, dimension arrows, and note callouts reminiscent of design-studio sheets.</text:p>
            <text:p/>
            <text:p>Progressive Drafts â May include rough gesture thumbnails alongside polished final views.</text:p>
            <text:p/>
            <text:p>Universal Sketch Filter â Applies loose pencil or marker strokes to almost any car-related prompt (and can affect non-car prompts if not directed).</text:p>
            <text:p/>
            <text:p>Prompt Ideas</text:p>
            <text:p>âSketch of a futuristic electric sports car, multi-view blueprint sheet, YFG CarSketch style.â</text:p>
            <text:p/>
            <text:p>âDiagram of a vintage sedan with exploded components and annotation notes.â</text:p>
            <text:p/>
            <text:p>âConcept sketches showing the evolution of an off-road SUV, from thumbnail to refined orthographic views.â</text:p>
            <text:p/>
            <text:p>Tips &amp; Tricks</text:p>
            <text:p>Use Clear Sketch Phrases â Keywords like âtechnical sheet,â âorthographic,â âcutaway,â âexploded view,â or âdesign studio pageâ enforce the multilayer sketch aesthetic.</text:p>
            <text:p/>
            <text:p>Limit Color â If you want pure line art, add âblack pencil on white background,â âno shading,â or âminimal color accents.â</text:p>
            <text:p/>
            <text:p>Combine With Style LoRAs â Layer a texture or paper-grain LoRA for a scanned-sketch look; keep YFG CarSketch strength around 0.6â0.8 to preserve line clarity.</text:p>
            <text:p/>
            <text:p>Control Clutter â If too many views overlap, use negative prompts like âavoid overcrowded layout,â âlimit to three perspectives,â or lower the strength slightly.</text:p>
            <text:p/>
            <text:p>Bring your automotive concepts to lifeâdrafted, annotated, and ready for the virtual design boardâwith YFG CarSketch.</text:p>
          </table:table-cell>
          <table:table-cell office:value-type="string" calcext:value-type="string">
            <text:p>/home/alex/Dev/AI/invokeai/models/flux/lora/YFG - Car Sketch v1.safetensors</text:p>
          </table:table-cell>
          <table:table-cell office:value-type="string" calcext:value-type="string">
            <text:p>path</text:p>
          </table:table-cell>
          <table:table-cell/>
          <table:table-cell office:value-type="string" calcext:value-type="string">
            <text:p>["multi-view car concept","Diagram of","Sketch of","Blueprint view","Sketching of"]</text:p>
          </table:table-cell>
          <table:table-cell office:value-type="string" calcext:value-type="string">
            <text:p>{"key":"89c07288-4905-4135-955b-adc73dcd1b2b","hash":"blake3:453dcabe976217da743b3d16ef3086f0ff2edbf9639b2aba681c6967ac1be1cf","path":"flux/lora/YFG - Car Sketch v1.safetensors","file_size":158645312,"name":"YFG - Car Sketch v1","type":"lora","format":"lycoris","base":"flux","source":"/home/alex/Dev/AI/invokeai/models/flux/lora/YFG - Car Sketch v1.safetensors","source_type":"path","description":"YFG CarSketch â Multi-View Automotive Sketches &amp; Blueprints\nStyle\nGenerates hand-drawn car concepts: multiple angles, exploded views, and blueprint-like line work. Expect construction lines, annotations, and varying sketch stages (from loose thumbnails to refined orthographic drawings).\n\nTrigger\nNo dedicated trigger word. Guide the model with phrases such as âSketch of,â âSketching of,â âDiagram of,â âBlueprint view,â or âmulti-view car concept.â\n\nStrength\n\nWorks cleanly across the usual 0.3 â 1.0 range.\n\nAround 0.8 delivers clear, detailed line art without excessive stylization.\n\nLower values keep subtle sketch hints; higher values yield bolder, more technical drawings.\n\nKey Characteristics\nMulti-View Layouts â Front, side, rear, top, and Â¾ perspectives often appear together on one canvas.\n\nTechnical Line Work â Construction grids, dimension arrows, and note callouts reminiscent of design-studio sheets.\n\nProgressive Drafts â May include rough gesture thumbnails alongside polished final views.\n\nUniversal Sketch Filter â Applies loose pencil or marker strokes to almost any car-related prompt (and can affect non-car prompts if not directed).\n\nPrompt Ideas\nâSketch of a futuristic electric sports car, multi-view blueprint sheet, YFG CarSketch style.â\n\nâDiagram of a vintage sedan with exploded components and annotation notes.â\n\nâConcept sketches showing the evolution of an off-road SUV, from thumbnail to refined orthographic views.â\n\nTips &amp; Tricks\nUse Clear Sketch Phrases â Keywords like âtechnical sheet,â âorthographic,â âcutaway,â âexploded view,â or âdesign studio pageâ enforce the multilayer sketch aesthetic.\n\nLimit Color â If you want pure line art, add âblack pencil on white background,â âno shading,â or âminimal color accents.â\n\nCombine With Style LoRAs â Layer a texture or paper-grain LoRA for a scanned-sketch look; keep YFG CarSketch strength around 0.6â0.8 to preserve line clarity.\n\nControl Clutter â If too many views overlap, use negative prompts like âavoid overcrowded layout,â âlimit to three perspectives,â or lower the strength slightly.\n\nBring your automotive concepts to lifeâdrafted, annotated, and ready for the virtual design boardâwith YFG CarSketch.","source_api_response":null,"cover_image":null,"submodels":null,"usage_info":null,"trigger_phrases":["multi-view car concept","Diagram of","Sketch of","Blueprint view","Sketching of"]}</text:p>
          </table:table-cell>
          <table:table-cell office:value-type="string" calcext:value-type="string">
            <text:p>2025-07-31 02:17:16.300</text:p>
          </table:table-cell>
          <table:table-cell office:value-type="string" calcext:value-type="string">
            <text:p>2025-07-31 02:18:36.053</text:p>
          </table:table-cell>
          <table:table-cell office:value-type="float" office:value="158645312" calcext:value-type="float">
            <text:p>158645312</text:p>
          </table:table-cell>
        </table:table-row>
        <table:table-row table:style-name="ro2">
          <table:table-cell office:value-type="string" calcext:value-type="string">
            <text:p>fd89e505-3f0c-4b11-9919-e935c24fa44b</text:p>
          </table:table-cell>
          <table:table-cell office:value-type="string" calcext:value-type="string">
            <text:p>blake3:1d6d80139fa2d166f7fa2ea836a61fab5413e884f7fdf3e8526c656b2e8efa21</text:p>
          </table:table-cell>
          <table:table-cell office:value-type="string" calcext:value-type="string">
            <text:p>flux</text:p>
          </table:table-cell>
          <table:table-cell office:value-type="string" calcext:value-type="string">
            <text:p>lora</text:p>
          </table:table-cell>
          <table:table-cell office:value-type="string" calcext:value-type="string">
            <text:p>flux/lora/Andreac75 - The Dark Side Of The Future.safetensors</text:p>
          </table:table-cell>
          <table:table-cell office:value-type="string" calcext:value-type="string">
            <text:p>lycoris</text:p>
          </table:table-cell>
          <table:table-cell office:value-type="string" calcext:value-type="string">
            <text:p>Andreac75 - The Dark Side Of The Future</text:p>
          </table:table-cell>
          <table:table-cell office:value-type="string" calcext:value-type="string">
            <text:p>No Keyword. Start with 0.7 strength and go up to 0.8 or down to 0.6 depending on the prompt</text:p>
            <text:p/>
            <text:p>"The Dark Side of the Future" blends elements of dystopian science fiction and cyberpunk, characterized by intricate, mechanical details and a predominantly dark, metallic palette. This style emphasizes a cold, technologically advanced yet oppressive atmosphere, often portraying a fusion of organic and synthetic forms. The visuals are typically heavy on complex textures, wires, and machinery, evoking feelings of alienation and the loss of humanity in a future dominated by technology. The overall tone is bleak, moody, and heavily influenced by cybernetic or post-apocalyptic themes.</text:p>
          </table:table-cell>
          <table:table-cell office:value-type="string" calcext:value-type="string">
            <text:p>/home/alex/Dev/AI/invokeai/models/flux/lora/Andreac75 - The Dark Side Of The Future.safetensors</text:p>
          </table:table-cell>
          <table:table-cell office:value-type="string" calcext:value-type="string">
            <text:p>path</text:p>
          </table:table-cell>
          <table:table-cell table:number-columns-repeated="2"/>
          <table:table-cell office:value-type="string" calcext:value-type="string">
            <text:p>{"key":"fd89e505-3f0c-4b11-9919-e935c24fa44b","hash":"blake3:1d6d80139fa2d166f7fa2ea836a61fab5413e884f7fdf3e8526c656b2e8efa21","path":"flux/lora/Andreac75 - The Dark Side Of The Future.safetensors","file_size":76692728,"name":"Andreac75 - The Dark Side Of The Future","type":"lora","format":"lycoris","base":"flux","source":"/home/alex/Dev/AI/invokeai/models/flux/lora/Andreac75 - The Dark Side Of The Future.safetensors","source_type":"path","description":"No Keyword. Start with 0.7 strength and go up to 0.8 or down to 0.6 depending on the prompt\n\n\"The Dark Side of the Future\" blends elements of dystopian science fiction and cyberpunk, characterized by intricate, mechanical details and a predominantly dark, metallic palette. This style emphasizes a cold, technologically advanced yet oppressive atmosphere, often portraying a fusion of organic and synthetic forms. The visuals are typically heavy on complex textures, wires, and machinery, evoking feelings of alienation and the loss of humanity in a future dominated by technology. The overall tone is bleak, moody, and heavily influenced by cybernetic or post-apocalyptic themes.","source_api_response":null,"cover_image":null,"submodels":null,"usage_info":null,"trigger_phrases":null}</text:p>
          </table:table-cell>
          <table:table-cell office:value-type="string" calcext:value-type="string">
            <text:p>2025-07-31 02:22:02.103</text:p>
          </table:table-cell>
          <table:table-cell office:value-type="string" calcext:value-type="string">
            <text:p>2025-07-31 02:22:31.223</text:p>
          </table:table-cell>
          <table:table-cell office:value-type="float" office:value="76692728" calcext:value-type="float">
            <text:p>76692728</text:p>
          </table:table-cell>
        </table:table-row>
        <table:table-row table:style-name="ro6">
          <table:table-cell office:value-type="string" calcext:value-type="string">
            <text:p>08a86d0b-8c65-4771-b766-04f134e58d25</text:p>
          </table:table-cell>
          <table:table-cell office:value-type="string" calcext:value-type="string">
            <text:p>blake3:c74f5a6e6f3ee08661c597e5be4588dc3e9bb13fc4e1e44fedb1d0c1196a378c</text:p>
          </table:table-cell>
          <table:table-cell office:value-type="string" calcext:value-type="string">
            <text:p>flux</text:p>
          </table:table-cell>
          <table:table-cell office:value-type="string" calcext:value-type="string">
            <text:p>lora</text:p>
          </table:table-cell>
          <table:table-cell office:value-type="string" calcext:value-type="string">
            <text:p>flux/lora/Adel_AI <text:s/>- Comics Factory.safetensors</text:p>
          </table:table-cell>
          <table:table-cell office:value-type="string" calcext:value-type="string">
            <text:p>lycoris</text:p>
          </table:table-cell>
          <table:table-cell office:value-type="string" calcext:value-type="string">
            <text:p>AdelAI <text:s/>- Comics Factory</text:p>
          </table:table-cell>
          <table:table-cell office:value-type="string" calcext:value-type="string">
            <text:p>ComicsFact1 style. A pencil sketch from a profile camera angle about a stylized pencil drawing of a superhero and wonder woman in a sensual pose, showcasing their respective bodies in a highly detailed and realistic style. on the left side of the image, a woman with long, wavy dark hair is standing with her back to the viewer, looking over her shoulder with a sultry expression, wearing a tight, metallic wonder woman costume with a golden emblem on her chest and a matching leotard, which accentuates her toned physique and curvy figure. her long, dark hair cascades down her back, and her eyes are focused intently on something in the distance. she appears to be in her mid-twenties, with pale skin and a slim, toned body. her expression is serious and intense, with her eyes narrowed into the distance, as if she is deep in thought. in the background, a man with a muscular physique is standing behind her, looking at her with a serious expression, his face partially obscured by his superman costume. he has short, light brown hair and a strong, defined jawline. the man is wearing a dark, metallic suit with a red and gold design, which contrasts nicely with the woman's tight, form-fitting costume. the background is a neutral, textured grey, which gives the image a sense of depth and dimensionality. the overall style is reminiscent of comic book art, with careful attention to detail and shading, making the image visually striking.</text:p>
            <text:p>1girl, long hair, looking at viewer, black hair, 1boy, bare shoulders, standing, brown hair, brown eyes, ass, hetero, leotard, looking back, from behind, black and white, tattoo, lips, one-piece suit, armlet</text:p>
          </table:table-cell>
          <table:table-cell office:value-type="string" calcext:value-type="string">
            <text:p>/home/alex/Dev/AI/invokeai/models/flux/lora/Adel_AI <text:s/>- Comics Factory.safetensors</text:p>
          </table:table-cell>
          <table:table-cell office:value-type="string" calcext:value-type="string">
            <text:p>path</text:p>
          </table:table-cell>
          <table:table-cell/>
          <table:table-cell office:value-type="string" calcext:value-type="string">
            <text:p>["ComicsFact1 style"]</text:p>
          </table:table-cell>
          <table:table-cell office:value-type="string" calcext:value-type="string">
            <text:p>{"key":"08a86d0b-8c65-4771-b766-04f134e58d25","hash":"blake3:c74f5a6e6f3ee08661c597e5be4588dc3e9bb13fc4e1e44fedb1d0c1196a378c","path":"flux/lora/Adel_AI <text:s/>- Comics Factory.safetensors","file_size":38518160,"name":"AdelAI <text:s/>- Comics Factory","type":"lora","format":"lycoris","base":"flux","source":"/home/alex/Dev/AI/invokeai/models/flux/lora/Adel_AI <text:s/>- Comics Factory.safetensors","source_type":"path","description":"ComicsFact1 style. A pencil sketch from a profile camera angle about a stylized pencil drawing of a superhero and wonder woman in a sensual pose, showcasing their respective bodies in a highly detailed and realistic style. on the left side of the image, a woman with long, wavy dark hair is standing with her back to the viewer, looking over her shoulder with a sultry expression, wearing a tight, metallic wonder woman costume with a golden emblem on her chest and a matching leotard, which accentuates her toned physique and curvy figure. her long, dark hair cascades down her back, and her eyes are focused intently on something in the distance. she appears to be in her mid-twenties, with pale skin and a slim, toned body. her expression is serious and intense, with her eyes narrowed into the distance, as if she is deep in thought. in the background, a man with a muscular physique is standing behind her, looking at her with a serious expression, his face partially obscured by his superman costume. he has short, light brown hair and a strong, defined jawline. the man is wearing a dark, metallic suit with a red and gold design, which contrasts nicely with the woman's tight, form-fitting costume. the background is a neutral, textured grey, which gives the image a sense of depth and dimensionality. the overall style is reminiscent of comic book art, with careful attention to detail and shading, making the image visually striking.\n1girl, long hair, looking at viewer, black hair, 1boy, bare shoulders, standing, brown hair, brown eyes, ass, hetero, leotard, looking back, from behind, black and white, tattoo, lips, one-piece suit, armlet","source_api_response":null,"cover_image":null,"submodels":null,"usage_info":null,"trigger_phrases":["ComicsFact1 style"]}</text:p>
          </table:table-cell>
          <table:table-cell office:value-type="string" calcext:value-type="string">
            <text:p>2025-08-02 00:28:10.712</text:p>
          </table:table-cell>
          <table:table-cell office:value-type="string" calcext:value-type="string">
            <text:p>2025-08-02 00:30:49.643</text:p>
          </table:table-cell>
          <table:table-cell office:value-type="float" office:value="38518160" calcext:value-type="float">
            <text:p>38518160</text:p>
          </table:table-cell>
        </table:table-row>
        <table:table-row table:style-name="ro6">
          <table:table-cell office:value-type="string" calcext:value-type="string">
            <text:p>e2afab6a-507e-42ba-b321-4e60c5a838a9</text:p>
          </table:table-cell>
          <table:table-cell office:value-type="string" calcext:value-type="string">
            <text:p>blake3:18ec4645495042cd7f30e08e7ce34f51b760a8e212b29c8fc0b0b5c41ac82b4e</text:p>
          </table:table-cell>
          <table:table-cell office:value-type="string" calcext:value-type="string">
            <text:p>flux</text:p>
          </table:table-cell>
          <table:table-cell office:value-type="string" calcext:value-type="string">
            <text:p>lora</text:p>
          </table:table-cell>
          <table:table-cell office:value-type="string" calcext:value-type="string">
            <text:p>flux/lora/Someone97421 <text:s/>- Plush Material.safetensors</text:p>
          </table:table-cell>
          <table:table-cell office:value-type="string" calcext:value-type="string">
            <text:p>lycoris</text:p>
          </table:table-cell>
          <table:table-cell office:value-type="string" calcext:value-type="string">
            <text:p>Someone97421 <text:s/>- Plush Material</text:p>
          </table:table-cell>
          <table:table-cell office:value-type="string" calcext:value-type="string">
            <text:p>"T5": "A whimsical, hyperrealistic scene set in a dense, vibrant forest, with a unique viewing angle from a low, worm's-eye perspective, looking up at the plush, colorful trees, their trunks and branches made of soft, velvety material, with intricate, detailed textures, and leaves that resemble fluffy, pastel-colored pom-poms, in the background, a massive, plush mountain range rises, with peaks and valleys made of layered, colorful fabrics, and a few fluffy, white clouds drift lazily across the sky, which is a brilliant, electric blue, with a few, puffy, white clouds, and in the foreground, a few, oversized, plush mushrooms, with caps made of soft, suede-like material, and stems that resemble fuzzy, colorful pipe cleaners, are scattered about, with a few, delicate, sparkling dew drops clinging to their caps, and the entire scene is illuminated by a warm, soft, golden light, with deep, rich shadows, and a sense of depth and dimensionality, and the composition is balanced, with elements placed according to the rule of thirds, and the golden ratio, to create a sense of harmony, and visual interest",</text:p>
            <text:p>"CLIP-L": "whimsical, hyperrealistic, plush, colorful, forest, trees, mountains, mushrooms, suede, velvet, fuzzy, pipe cleaners, pom-poms, electric blue, sky, clouds, dew drops, golden light, shadows, depth, dimensionality, rule of thirds, golden ratio, harmony, visual interest"</text:p>
          </table:table-cell>
          <table:table-cell office:value-type="string" calcext:value-type="string">
            <text:p>/home/alex/Dev/AI/invokeai/models/flux/lora/Someone97421 <text:s/>- Plush Material.safetensors</text:p>
          </table:table-cell>
          <table:table-cell office:value-type="string" calcext:value-type="string">
            <text:p>path</text:p>
          </table:table-cell>
          <table:table-cell/>
          <table:table-cell office:value-type="string" calcext:value-type="string">
            <text:p>["maorong","Plush material"]</text:p>
          </table:table-cell>
          <table:table-cell office:value-type="string" calcext:value-type="string">
            <text:p>{"key":"e2afab6a-507e-42ba-b321-4e60c5a838a9","hash":"blake3:18ec4645495042cd7f30e08e7ce34f51b760a8e212b29c8fc0b0b5c41ac82b4e","path":"flux/lora/Someone97421 <text:s/>- Plush Material.safetensors","file_size":153268392,"name":"Someone97421 <text:s/>- Plush Material","type":"lora","format":"lycoris","base":"flux","source":"/home/alex/Dev/AI/invokeai/models/flux/lora/Someone97421 <text:s/>- Plush Material.safetensors","source_type":"path","description":"\"T5\": \"A whimsical, hyperrealistic scene set in a dense, vibrant forest, with a unique viewing angle from a low, worm's-eye perspective, looking up at the plush, colorful trees, their trunks and branches made of soft, velvety material, with intricate, detailed textures, and leaves that resemble fluffy, pastel-colored pom-poms, in the background, a massive, plush mountain range rises, with peaks and valleys made of layered, colorful fabrics, and a few fluffy, white clouds drift lazily across the sky, which is a brilliant, electric blue, with a few, puffy, white clouds, and in the foreground, a few, oversized, plush mushrooms, with caps made of soft, suede-like material, and stems that resemble fuzzy, colorful pipe cleaners, are scattered about, with a few, delicate, sparkling dew drops clinging to their caps, and the entire scene is illuminated by a warm, soft, golden light, with deep, rich shadows, and a sense of depth and dimensionality, and the composition is balanced, with elements placed according to the rule of thirds, and the golden ratio, to create a sense of harmony, and visual interest\",\n\"CLIP-L\": \"whimsical, hyperrealistic, plush, colorful, forest, trees, mountains, mushrooms, suede, velvet, fuzzy, pipe cleaners, pom-poms, electric blue, sky, clouds, dew drops, golden light, shadows, depth, dimensionality, rule of thirds, golden ratio, harmony, visual interest\"","source_api_response":null,"cover_image":null,"submodels":null,"usage_info":null,"trigger_phrases":["maorong","Plush material"]}</text:p>
          </table:table-cell>
          <table:table-cell office:value-type="string" calcext:value-type="string">
            <text:p>2025-08-02 08:51:14.338</text:p>
          </table:table-cell>
          <table:table-cell office:value-type="string" calcext:value-type="string">
            <text:p>2025-08-02 09:03:12.150</text:p>
          </table:table-cell>
          <table:table-cell office:value-type="float" office:value="153268392" calcext:value-type="float">
            <text:p>153268392</text:p>
          </table:table-cell>
        </table:table-row>
        <table:table-row table:style-name="ro1">
          <table:table-cell office:value-type="string" calcext:value-type="string">
            <text:p>a0a16746-b074-446d-b23d-3bef839e5240</text:p>
          </table:table-cell>
          <table:table-cell office:value-type="string" calcext:value-type="string">
            <text:p>blake3:65f90b27506be0530303f06f0319a3b3ae04be6c4ede5ef528b802b242687b47</text:p>
          </table:table-cell>
          <table:table-cell office:value-type="string" calcext:value-type="string">
            <text:p>flux</text:p>
          </table:table-cell>
          <table:table-cell office:value-type="string" calcext:value-type="string">
            <text:p>lora</text:p>
          </table:table-cell>
          <table:table-cell office:value-type="string" calcext:value-type="string">
            <text:p>flux/lora/PhotobAIt - Westworld Drone.safetensors</text:p>
          </table:table-cell>
          <table:table-cell office:value-type="string" calcext:value-type="string">
            <text:p>lycoris</text:p>
          </table:table-cell>
          <table:table-cell office:value-type="string" calcext:value-type="string">
            <text:p>PhotobAIt - Westworld Drone</text:p>
          </table:table-cell>
          <table:table-cell office:value-type="string" calcext:value-type="string">
            <text:p>is wearing a french beret and is painting the eiffeltower on a canvas painting <text:s/>&lt;lora:Westworld Drone:0.9&gt; westworld drone, white man with white muscle body suit and white helmet</text:p>
          </table:table-cell>
          <table:table-cell office:value-type="string" calcext:value-type="string">
            <text:p>/home/alex/Dev/AI/invokeai/models/flux/lora/PhotobAIt - Westworld Drone.safetensors</text:p>
          </table:table-cell>
          <table:table-cell office:value-type="string" calcext:value-type="string">
            <text:p>path</text:p>
          </table:table-cell>
          <table:table-cell/>
          <table:table-cell office:value-type="string" calcext:value-type="string">
            <text:p>["westworld drone, white man with white muscle body suit and white helmet"]</text:p>
          </table:table-cell>
          <table:table-cell office:value-type="string" calcext:value-type="string">
            <text:p>{"key":"a0a16746-b074-446d-b23d-3bef839e5240","hash":"blake3:65f90b27506be0530303f06f0319a3b3ae04be6c4ede5ef528b802b242687b47","path":"flux/lora/PhotobAIt - Westworld Drone.safetensors","file_size":76692512,"name":"PhotobAIt - Westworld Drone","type":"lora","format":"lycoris","base":"flux","source":"/home/alex/Dev/AI/invokeai/models/flux/lora/PhotobAIt - Westworld Drone.safetensors","source_type":"path","description":"is wearing a french beret and is painting the eiffeltower on a canvas painting <text:s/>&lt;lora:Westworld Drone:0.9&gt; westworld drone, white man with white muscle body suit and white helmet","source_api_response":null,"cover_image":null,"submodels":null,"usage_info":null,"trigger_phrases":["westworld drone, white man with white muscle body suit and white helmet"]}</text:p>
          </table:table-cell>
          <table:table-cell office:value-type="string" calcext:value-type="string">
            <text:p>2025-08-02 09:15:16.730</text:p>
          </table:table-cell>
          <table:table-cell office:value-type="string" calcext:value-type="string">
            <text:p>2025-08-02 09:16:51.768</text:p>
          </table:table-cell>
          <table:table-cell office:value-type="float" office:value="76692512" calcext:value-type="float">
            <text:p>76692512</text:p>
          </table:table-cell>
        </table:table-row>
        <table:table-row table:style-name="ro1">
          <table:table-cell office:value-type="string" calcext:value-type="string">
            <text:p>6a7b2085-ac02-4aca-8095-82789a38541c</text:p>
          </table:table-cell>
          <table:table-cell office:value-type="string" calcext:value-type="string">
            <text:p>blake3:244ad7609f3304a32609d1b8298ba96bf8a5d9249b9c2e3c305d4fd9239cc54f</text:p>
          </table:table-cell>
          <table:table-cell office:value-type="string" calcext:value-type="string">
            <text:p>flux</text:p>
          </table:table-cell>
          <table:table-cell office:value-type="string" calcext:value-type="string">
            <text:p>lora</text:p>
          </table:table-cell>
          <table:table-cell office:value-type="string" calcext:value-type="string">
            <text:p>flux/lora/BlzZD - Guy-Manuel de Homem-Christo.safetensors</text:p>
          </table:table-cell>
          <table:table-cell office:value-type="string" calcext:value-type="string">
            <text:p>diffusers</text:p>
          </table:table-cell>
          <table:table-cell office:value-type="string" calcext:value-type="string">
            <text:p>BlzZD - Guy-Manuel de Homem-Christo</text:p>
          </table:table-cell>
          <table:table-cell office:value-type="string" calcext:value-type="string">
            <text:p>flux lora model BlzZD - Guy-Manuel de Homem-Christo</text:p>
          </table:table-cell>
          <table:table-cell office:value-type="string" calcext:value-type="string">
            <text:p>/home/alex/Dev/AI/invokeai/models/flux/lora/BlzZD - Guy-Manuel de Homem-Christo.safetensors</text:p>
          </table:table-cell>
          <table:table-cell office:value-type="string" calcext:value-type="string">
            <text:p>path</text:p>
          </table:table-cell>
          <table:table-cell/>
          <table:table-cell office:value-type="string" calcext:value-type="string">
            <text:p>["gmhc, a man with a glossy gold-black helmet, black gloves, black sequined suit, and robotic hands with gold backs, black fronts, and golden fingertips."]</text:p>
          </table:table-cell>
          <table:table-cell office:value-type="string" calcext:value-type="string">
            <text:p>{"key":"6a7b2085-ac02-4aca-8095-82789a38541c","hash":"blake3:244ad7609f3304a32609d1b8298ba96bf8a5d9249b9c2e3c305d4fd9239cc54f","path":"flux/lora/BlzZD - Guy-Manuel de Homem-Christo.safetensors","file_size":171969064,"name":"BlzZD - Guy-Manuel de Homem-Christo","type":"lora","format":"diffusers","base":"flux","source":"/home/alex/Dev/AI/invokeai/models/flux/lora/BlzZD - Guy-Manuel de Homem-Christo.safetensors","source_type":"path","description":"flux lora model BlzZD - Guy-Manuel de Homem-Christo","source_api_response":null,"cover_image":null,"submodels":null,"usage_info":null,"trigger_phrases":["gmhc, a man with a glossy gold-black helmet, black gloves, black sequined suit, and robotic hands with gold backs, black fronts, and golden fingertips."]}</text:p>
          </table:table-cell>
          <table:table-cell office:value-type="string" calcext:value-type="string">
            <text:p>2025-08-02 09:20:13.126</text:p>
          </table:table-cell>
          <table:table-cell office:value-type="string" calcext:value-type="string">
            <text:p>2025-08-02 09:20:34.558</text:p>
          </table:table-cell>
          <table:table-cell office:value-type="float" office:value="171969064" calcext:value-type="float">
            <text:p>171969064</text:p>
          </table:table-cell>
        </table:table-row>
        <table:table-row table:style-name="ro1">
          <table:table-cell office:value-type="string" calcext:value-type="string">
            <text:p>c66eec89-16da-4c3e-8fce-948957b4a5c2</text:p>
          </table:table-cell>
          <table:table-cell office:value-type="string" calcext:value-type="string">
            <text:p>blake3:82bf25f25f42362f8ce5a3f4844658c81637f57e1255abcd326043badc10f041</text:p>
          </table:table-cell>
          <table:table-cell office:value-type="string" calcext:value-type="string">
            <text:p>flux</text:p>
          </table:table-cell>
          <table:table-cell office:value-type="string" calcext:value-type="string">
            <text:p>lora</text:p>
          </table:table-cell>
          <table:table-cell office:value-type="string" calcext:value-type="string">
            <text:p>flux/lora/c77161488497 - Mech Suit BluePrints.safetensors</text:p>
          </table:table-cell>
          <table:table-cell office:value-type="string" calcext:value-type="string">
            <text:p>lycoris</text:p>
          </table:table-cell>
          <table:table-cell office:value-type="string" calcext:value-type="string">
            <text:p>c77161488497 - Mech Suit BluePrints</text:p>
          </table:table-cell>
          <table:table-cell office:value-type="string" calcext:value-type="string">
            <text:p>Detailed illustration of the iron man suit from the marvel cinematic universe. the suit is shown in a full-body view, with the main body of the suit in the center. it is made up of various components such as the helmet, armor, gloves, and other accessories. <text:s/>the suit is predominantly red and gold in color, with gold accents on the shoulders, arms, and legs. the helmet has a large eye patch on the top and a red visor. the armor is also red and has a gold-colored design on the front and back. the gloves are red and have a blue-tinted design on them. the arm and leg armor are also red, with a gold and silver design on both sides. - there are also several other accessories scattered around the suit, including a pair of red gloves, a red glove, and a silver glove. these accessories are likely used to protect the suit from damage and wear. the background of the image is white, and there is a red border around the edges.</text:p>
          </table:table-cell>
          <table:table-cell office:value-type="string" calcext:value-type="string">
            <text:p>/home/alex/Dev/AI/invokeai/models/flux/lora/c77161488497 - Mech Suit BluePrints.safetensors</text:p>
          </table:table-cell>
          <table:table-cell office:value-type="string" calcext:value-type="string">
            <text:p>path</text:p>
          </table:table-cell>
          <table:table-cell table:number-columns-repeated="2"/>
          <table:table-cell office:value-type="string" calcext:value-type="string">
            <text:p>{"key":"c66eec89-16da-4c3e-8fce-948957b4a5c2","hash":"blake3:82bf25f25f42362f8ce5a3f4844658c81637f57e1255abcd326043badc10f041","path":"flux/lora/c77161488497 - Mech Suit BluePrints.safetensors","file_size":19258608,"name":"c77161488497 - Mech Suit BluePrints","type":"lora","format":"lycoris","base":"flux","source":"/home/alex/Dev/AI/invokeai/models/flux/lora/c77161488497 - Mech Suit BluePrints.safetensors","source_type":"path","description":"Detailed illustration of the iron man suit from the marvel cinematic universe. the suit is shown in a full-body view, with the main body of the suit in the center. it is made up of various components such as the helmet, armor, gloves, and other accessories. <text:s/>the suit is predominantly red and gold in color, with gold accents on the shoulders, arms, and legs. the helmet has a large eye patch on the top and a red visor. the armor is also red and has a gold-colored design on the front and back. the gloves are red and have a blue-tinted design on them. the arm and leg armor are also red, with a gold and silver design on both sides. - there are also several other accessories scattered around the suit, including a pair of red gloves, a red glove, and a silver glove. these accessories are likely used to protect the suit from damage and wear. the background of the image is white, and there is a red border around the edges.","source_api_response":null,"cover_image":null,"submodels":null,"usage_info":null,"trigger_phrases":null}</text:p>
          </table:table-cell>
          <table:table-cell office:value-type="string" calcext:value-type="string">
            <text:p>2025-08-02 09:24:35.678</text:p>
          </table:table-cell>
          <table:table-cell office:value-type="string" calcext:value-type="string">
            <text:p>2025-08-02 09:25:09.436</text:p>
          </table:table-cell>
          <table:table-cell office:value-type="float" office:value="19258608" calcext:value-type="float">
            <text:p>19258608</text:p>
          </table:table-cell>
        </table:table-row>
        <table:table-row table:style-name="ro1">
          <table:table-cell office:value-type="string" calcext:value-type="string">
            <text:p>a6bc7829-5e94-4609-825b-c3b68a0b9563</text:p>
          </table:table-cell>
          <table:table-cell office:value-type="string" calcext:value-type="string">
            <text:p>blake3:d2fc64b9d40bcc551b7cb5e4d1605bbb8c02c246ae990ef7962f4a195869876b</text:p>
          </table:table-cell>
          <table:table-cell office:value-type="string" calcext:value-type="string">
            <text:p>flux</text:p>
          </table:table-cell>
          <table:table-cell office:value-type="string" calcext:value-type="string">
            <text:p>lora</text:p>
          </table:table-cell>
          <table:table-cell office:value-type="string" calcext:value-type="string">
            <text:p>flux/lora/PhotobAIt - Starter Pack v2.1.safetensors</text:p>
          </table:table-cell>
          <table:table-cell office:value-type="string" calcext:value-type="string">
            <text:p>lycoris</text:p>
          </table:table-cell>
          <table:table-cell office:value-type="string" calcext:value-type="string">
            <text:p>PhotobAIt - Starter Pack v2.1</text:p>
          </table:table-cell>
          <table:table-cell office:value-type="string" calcext:value-type="string">
            <text:p>flux lora model PhotobAIt - Starter Pack v2.1</text:p>
          </table:table-cell>
          <table:table-cell office:value-type="string" calcext:value-type="string">
            <text:p>/home/alex/Dev/AI/invokeai/models/flux/lora/PhotobAIt - Starter Pack v2.1.safetensors</text:p>
          </table:table-cell>
          <table:table-cell office:value-type="string" calcext:value-type="string">
            <text:p>path</text:p>
          </table:table-cell>
          <table:table-cell/>
          <table:table-cell office:value-type="string" calcext:value-type="string">
            <text:p>["text \"STARTER PACK\"","accessorie","starter pack with toy figure"]</text:p>
          </table:table-cell>
          <table:table-cell office:value-type="string" calcext:value-type="string">
            <text:p>{"key":"a6bc7829-5e94-4609-825b-c3b68a0b9563","hash":"blake3:d2fc64b9d40bcc551b7cb5e4d1605bbb8c02c246ae990ef7962f4a195869876b","path":"flux/lora/PhotobAIt - Starter Pack v2.1.safetensors","file_size":76699144,"name":"PhotobAIt - Starter Pack v2.1","type":"lora","format":"lycoris","base":"flux","source":"/home/alex/Dev/AI/invokeai/models/flux/lora/PhotobAIt - Starter Pack v2.1.safetensors","source_type":"path","description":"flux lora model PhotobAIt - Starter Pack v2.1","source_api_response":null,"cover_image":null,"submodels":null,"usage_info":null,"trigger_phrases":["text \"STARTER PACK\"","accessorie","starter pack with toy figure"]}</text:p>
          </table:table-cell>
          <table:table-cell office:value-type="string" calcext:value-type="string">
            <text:p>2025-08-02 10:08:23.741</text:p>
          </table:table-cell>
          <table:table-cell office:value-type="string" calcext:value-type="string">
            <text:p>2025-08-02 10:09:07.960</text:p>
          </table:table-cell>
          <table:table-cell office:value-type="float" office:value="76699144" calcext:value-type="float">
            <text:p>76699144</text:p>
          </table:table-cell>
        </table:table-row>
        <table:table-row table:style-name="ro1">
          <table:table-cell office:value-type="string" calcext:value-type="string">
            <text:p>b114f818-654e-4d83-94ae-9a9fe7d24d66</text:p>
          </table:table-cell>
          <table:table-cell office:value-type="string" calcext:value-type="string">
            <text:p>blake3:6fa2d9b708131b4e3d167f147da7c1b4cbaec37328d9201ab7c7cdbb2c594026</text:p>
          </table:table-cell>
          <table:table-cell office:value-type="string" calcext:value-type="string">
            <text:p>flux</text:p>
          </table:table-cell>
          <table:table-cell office:value-type="string" calcext:value-type="string">
            <text:p>lora</text:p>
          </table:table-cell>
          <table:table-cell office:value-type="string" calcext:value-type="string">
            <text:p>flux/lora/PhotobAIt - Jack Kirby Comics Style.safetensors</text:p>
          </table:table-cell>
          <table:table-cell office:value-type="string" calcext:value-type="string">
            <text:p>lycoris</text:p>
          </table:table-cell>
          <table:table-cell office:value-type="string" calcext:value-type="string">
            <text:p>PhotobAIt - Jack Kirby Comics Style</text:p>
          </table:table-cell>
          <table:table-cell office:value-type="string" calcext:value-type="string">
            <text:p>&lt;lora:Kirby_Style:0.9&gt; kirby style, a man holds a beer with a woman in a pub</text:p>
          </table:table-cell>
          <table:table-cell office:value-type="string" calcext:value-type="string">
            <text:p>/home/alex/Dev/AI/invokeai/models/flux/lora/PhotobAIt - Jack Kirby Comics Style.safetensors</text:p>
          </table:table-cell>
          <table:table-cell office:value-type="string" calcext:value-type="string">
            <text:p>path</text:p>
          </table:table-cell>
          <table:table-cell/>
          <table:table-cell office:value-type="string" calcext:value-type="string">
            <text:p>["kirby style"]</text:p>
          </table:table-cell>
          <table:table-cell office:value-type="string" calcext:value-type="string">
            <text:p>{"key":"b114f818-654e-4d83-94ae-9a9fe7d24d66","hash":"blake3:6fa2d9b708131b4e3d167f147da7c1b4cbaec37328d9201ab7c7cdbb2c594026","path":"flux/lora/PhotobAIt - Jack Kirby Comics Style.safetensors","file_size":19260440,"name":"PhotobAIt - Jack Kirby Comics Style","type":"lora","format":"lycoris","base":"flux","source":"/home/alex/Dev/AI/invokeai/models/flux/lora/PhotobAIt - Jack Kirby Comics Style.safetensors","source_type":"path","description":"&lt;lora:Kirby_Style:0.9&gt; kirby style, a man holds a beer with a woman in a pub","source_api_response":null,"cover_image":null,"submodels":null,"usage_info":null,"trigger_phrases":["kirby style"]}</text:p>
          </table:table-cell>
          <table:table-cell office:value-type="string" calcext:value-type="string">
            <text:p>2025-08-02 10:17:43.842</text:p>
          </table:table-cell>
          <table:table-cell office:value-type="string" calcext:value-type="string">
            <text:p>2025-08-02 10:18:17.412</text:p>
          </table:table-cell>
          <table:table-cell office:value-type="float" office:value="19260440" calcext:value-type="float">
            <text:p>19260440</text:p>
          </table:table-cell>
        </table:table-row>
        <table:table-row table:style-name="ro1">
          <table:table-cell office:value-type="string" calcext:value-type="string">
            <text:p>d0ba1028-2260-4538-b4c4-5275d045ab88</text:p>
          </table:table-cell>
          <table:table-cell office:value-type="string" calcext:value-type="string">
            <text:p>blake3:990e90e7291c4adfa2748e7c972ddb1a1909d656c0d5c293885d21afc375cab9</text:p>
          </table:table-cell>
          <table:table-cell office:value-type="string" calcext:value-type="string">
            <text:p>flux</text:p>
          </table:table-cell>
          <table:table-cell office:value-type="string" calcext:value-type="string">
            <text:p>lora</text:p>
          </table:table-cell>
          <table:table-cell office:value-type="string" calcext:value-type="string">
            <text:p>flux/lora/Envy - Flux Anime Backgrounds 01.safetensors</text:p>
          </table:table-cell>
          <table:table-cell office:value-type="string" calcext:value-type="string">
            <text:p>lycoris</text:p>
          </table:table-cell>
          <table:table-cell office:value-type="string" calcext:value-type="string">
            <text:p>Envy - Flux Anime Backgrounds 01</text:p>
          </table:table-cell>
          <table:table-cell office:value-type="string" calcext:value-type="string">
            <text:p>This is an anime style movie background. <text:s/>The image is rendered in a clean, modern, and vibrant style, with bold, smooth lines and vibrant colors japanese_countryside_elements and japanese_countryside_elements</text:p>
          </table:table-cell>
          <table:table-cell office:value-type="string" calcext:value-type="string">
            <text:p>/home/alex/Dev/AI/invokeai/models/flux/lora/Envy - Flux Anime Backgrounds 01.safetensors</text:p>
          </table:table-cell>
          <table:table-cell office:value-type="string" calcext:value-type="string">
            <text:p>path</text:p>
          </table:table-cell>
          <table:table-cell/>
          <table:table-cell office:value-type="string" calcext:value-type="string">
            <text:p>["anime style movie background"]</text:p>
          </table:table-cell>
          <table:table-cell office:value-type="string" calcext:value-type="string">
            <text:p>{"key":"d0ba1028-2260-4538-b4c4-5275d045ab88","hash":"blake3:990e90e7291c4adfa2748e7c972ddb1a1909d656c0d5c293885d21afc375cab9","path":"flux/lora/Envy - Flux Anime Backgrounds 01.safetensors","file_size":156361763,"name":"Envy - Flux Anime Backgrounds 01","type":"lora","format":"lycoris","base":"flux","source":"/home/alex/Dev/AI/invokeai/models/flux/lora/Envy - Flux Anime Backgrounds 01.safetensors","source_type":"path","description":"This is an anime style movie background. <text:s/>The image is rendered in a clean, modern, and vibrant style, with bold, smooth lines and vibrant colors japanese_countryside_elements and japanese_countryside_elements","source_api_response":null,"cover_image":null,"submodels":null,"usage_info":null,"trigger_phrases":["anime style movie background"]}</text:p>
          </table:table-cell>
          <table:table-cell office:value-type="string" calcext:value-type="string">
            <text:p>2025-08-02 12:20:23.542</text:p>
          </table:table-cell>
          <table:table-cell office:value-type="string" calcext:value-type="string">
            <text:p>2025-08-02 12:26:36.566</text:p>
          </table:table-cell>
          <table:table-cell office:value-type="float" office:value="156361763" calcext:value-type="float">
            <text:p>156361763</text:p>
          </table:table-cell>
        </table:table-row>
        <table:table-row table:style-name="ro1">
          <table:table-cell office:value-type="string" calcext:value-type="string">
            <text:p>5b57046b-3f3f-4539-a936-e59a3ca6e82d</text:p>
          </table:table-cell>
          <table:table-cell office:value-type="string" calcext:value-type="string">
            <text:p>blake3:ea11fe50008f65949fa76592707726c99cb434d3a2313821405ee97fe20a5ccc</text:p>
          </table:table-cell>
          <table:table-cell office:value-type="string" calcext:value-type="string">
            <text:p>flux</text:p>
          </table:table-cell>
          <table:table-cell office:value-type="string" calcext:value-type="string">
            <text:p>lora</text:p>
          </table:table-cell>
          <table:table-cell office:value-type="string" calcext:value-type="string">
            <text:p>/home/alex/Downloads/Swiss_Design.safetensors</text:p>
          </table:table-cell>
          <table:table-cell office:value-type="string" calcext:value-type="string">
            <text:p>lycoris</text:p>
          </table:table-cell>
          <table:table-cell office:value-type="string" calcext:value-type="string">
            <text:p>Swiss_Design</text:p>
          </table:table-cell>
          <table:table-cell office:value-type="string" calcext:value-type="string">
            <text:p>flux lora model Swiss_Design</text:p>
          </table:table-cell>
          <table:table-cell office:value-type="string" calcext:value-type="string">
            <text:p>/home/alex/Downloads/Swiss_Design.safetensors</text:p>
          </table:table-cell>
          <table:table-cell office:value-type="string" calcext:value-type="string">
            <text:p>path</text:p>
          </table:table-cell>
          <table:table-cell table:number-columns-repeated="2"/>
          <table:table-cell office:value-type="string" calcext:value-type="string">
            <text:p>{"key":"5b57046b-3f3f-4539-a936-e59a3ca6e82d","hash":"blake3:ea11fe50008f65949fa76592707726c99cb434d3a2313821405ee97fe20a5ccc","path":"/home/alex/Downloads/Swiss_Design.safetensors","file_size":19260480,"name":"Swiss_Design","type":"lora","format":"lycoris","base":"flux","source":"/home/alex/Downloads/Swiss_Design.safetensors","source_type":"path","description":"flux lora model Swiss_Design","source_api_response":null,"cover_image":null,"submodels":null,"usage_info":null,"trigger_phrases":null}</text:p>
          </table:table-cell>
          <table:table-cell table:number-columns-repeated="2" office:value-type="string" calcext:value-type="string">
            <text:p>2025-08-03 02:20:28.364</text:p>
          </table:table-cell>
          <table:table-cell office:value-type="float" office:value="19260480" calcext:value-type="float">
            <text:p>19260480</text:p>
          </table:table-cell>
        </table:table-row>
        <table:table-row table:style-name="ro2">
          <table:table-cell office:value-type="string" calcext:value-type="string">
            <text:p>9e8c0194-37b7-48b2-bc91-041eba6ab538</text:p>
          </table:table-cell>
          <table:table-cell office:value-type="string" calcext:value-type="string">
            <text:p>blake3:b96409716c449d83e0086f12f619b03c9236b64e0f3056b82747711b3a0ca33b</text:p>
          </table:table-cell>
          <table:table-cell office:value-type="string" calcext:value-type="string">
            <text:p>flux</text:p>
          </table:table-cell>
          <table:table-cell office:value-type="string" calcext:value-type="string">
            <text:p>lora</text:p>
          </table:table-cell>
          <table:table-cell office:value-type="string" calcext:value-type="string">
            <text:p>flux/lora/bblink787 - Simple Vector Illustration.safetensors</text:p>
          </table:table-cell>
          <table:table-cell office:value-type="string" calcext:value-type="string">
            <text:p>lycoris</text:p>
          </table:table-cell>
          <table:table-cell office:value-type="string" calcext:value-type="string">
            <text:p>bblink787 - Simple Vector Illustration</text:p>
          </table:table-cell>
          <table:table-cell office:value-type="string" calcext:value-type="string">
            <text:p>As opposed to my Detailed Vector LoRA, this LoRA is intended to create more simple vector illustrations (fewer shapes). Flux sometimes does a great job with vector graphics, but if you include other strong keywords (e.g. an art style or something famous/well known) sometimes it just won't do it, or will partially do it. Standard trigger is "vector illustration", but you can force clipart level simplicity by also including "simple", etc. Here are some examples where the LoRA helped. Sometimes it helps a lot, sometimes just a little.</text:p>
            <text:p/>
            <text:p>"Vector illustration, tiny dinosaur roars in a toy box, scaring away the other toys. He feels lonely and bored. He sees a stuffed teddy bear and decides to attack it. He bites its ear and pulls its fur."</text:p>
          </table:table-cell>
          <table:table-cell office:value-type="string" calcext:value-type="string">
            <text:p>/home/alex/Dev/AI/invokeai/models/flux/lora/bblink787 - Simple Vector Illustration.safetensors</text:p>
          </table:table-cell>
          <table:table-cell office:value-type="string" calcext:value-type="string">
            <text:p>path</text:p>
          </table:table-cell>
          <table:table-cell/>
          <table:table-cell office:value-type="string" calcext:value-type="string">
            <text:p>["vector illustration"]</text:p>
          </table:table-cell>
          <table:table-cell office:value-type="string" calcext:value-type="string">
            <text:p>{"key":"9e8c0194-37b7-48b2-bc91-041eba6ab538","hash":"blake3:b96409716c449d83e0086f12f619b03c9236b64e0f3056b82747711b3a0ca33b","path":"flux/lora/bblink787 - Simple Vector Illustration.safetensors","file_size":153302240,"name":"bblink787 - Simple Vector Illustration","type":"lora","format":"lycoris","base":"flux","source":"/home/alex/Dev/AI/invokeai/models/flux/lora/bblink787 - Simple Vector Illustration.safetensors","source_type":"path","description":"As opposed to my Detailed Vector LoRA, this LoRA is intended to create more simple vector illustrations (fewer shapes). Flux sometimes does a great job with vector graphics, but if you include other strong keywords (e.g. an art style or something famous/well known) sometimes it just won't do it, or will partially do it. Standard trigger is \"vector illustration\", but you can force clipart level simplicity by also including \"simple\", etc. Here are some examples where the LoRA helped. Sometimes it helps a lot, sometimes just a little.\n\n\"Vector illustration, tiny dinosaur roars in a toy box, scaring away the other toys. He feels lonely and bored. He sees a stuffed teddy bear and decides to attack it. He bites its ear and pulls its fur.\"","source_api_response":null,"cover_image":null,"submodels":null,"usage_info":null,"trigger_phrases":["vector illustration"]}</text:p>
          </table:table-cell>
          <table:table-cell office:value-type="string" calcext:value-type="string">
            <text:p>2025-08-03 09:27:35.247</text:p>
          </table:table-cell>
          <table:table-cell office:value-type="string" calcext:value-type="string">
            <text:p>2025-08-03 09:28:20.595</text:p>
          </table:table-cell>
          <table:table-cell office:value-type="float" office:value="153302240" calcext:value-type="float">
            <text:p>153302240</text:p>
          </table:table-cell>
        </table:table-row>
        <table:table-row table:style-name="ro1">
          <table:table-cell office:value-type="string" calcext:value-type="string">
            <text:p>c181629c-2bb0-48a6-8c43-1657834b89d1</text:p>
          </table:table-cell>
          <table:table-cell office:value-type="string" calcext:value-type="string">
            <text:p>blake3:fe7f1db552923a31af56af051900f4fad3a5b873333dd634144811206154a2fc</text:p>
          </table:table-cell>
          <table:table-cell office:value-type="string" calcext:value-type="string">
            <text:p>flux</text:p>
          </table:table-cell>
          <table:table-cell office:value-type="string" calcext:value-type="string">
            <text:p>lora</text:p>
          </table:table-cell>
          <table:table-cell office:value-type="string" calcext:value-type="string">
            <text:p>flux/lora/Bra2ha - Vintage Sketch Style.safetensors</text:p>
          </table:table-cell>
          <table:table-cell office:value-type="string" calcext:value-type="string">
            <text:p>lycoris</text:p>
          </table:table-cell>
          <table:table-cell office:value-type="string" calcext:value-type="string">
            <text:p>Bra2ha - Vintage Sketch Style</text:p>
          </table:table-cell>
          <table:table-cell office:value-type="string" calcext:value-type="string">
            <text:p>&lt;lora:Vintage_sketch_style_v.1:0.8&gt; VintageSketch style. A stately architectural sketch of the U.S. Capitol Building at dusk, centered on its iconic white dome and classical portico. The view is from the Reflecting Pool, with a low angle magnifying the structure against a twilight sky. Ink lines capture the fluted Corinthian columns, triangular pediment, and graceful curves of the dome, while watercolor washes of purples and blues fill the sky. Warm golden light glows from the domeâs windows and exterior floodlights, creating a contrast against the cool backdrop. The reflecting pool softly mirrors the Capitol, uniting precise architectural detail with an expressive dusk atmosphere that honors this symbol of democracy.</text:p>
          </table:table-cell>
          <table:table-cell office:value-type="string" calcext:value-type="string">
            <text:p>/home/alex/Dev/AI/invokeai/models/flux/lora/Bra2ha - Vintage Sketch Style.safetensors</text:p>
          </table:table-cell>
          <table:table-cell office:value-type="string" calcext:value-type="string">
            <text:p>path</text:p>
          </table:table-cell>
          <table:table-cell/>
          <table:table-cell office:value-type="string" calcext:value-type="string">
            <text:p>["VintageSketch style"]</text:p>
          </table:table-cell>
          <table:table-cell office:value-type="string" calcext:value-type="string">
            <text:p>{"key":"c181629c-2bb0-48a6-8c43-1657834b89d1","hash":"blake3:fe7f1db552923a31af56af051900f4fad3a5b873333dd634144811206154a2fc","path":"flux/lora/Bra2ha - Vintage Sketch Style.safetensors","file_size":57600856,"name":"Bra2ha - Vintage Sketch Style","type":"lora","format":"lycoris","base":"flux","source":"/home/alex/Dev/AI/invokeai/models/flux/lora/Bra2ha - Vintage Sketch Style.safetensors","source_type":"path","description":"&lt;lora:Vintage_sketch_style_v.1:0.8&gt; VintageSketch style. A stately architectural sketch of the U.S. Capitol Building at dusk, centered on its iconic white dome and classical portico. The view is from the Reflecting Pool, with a low angle magnifying the structure against a twilight sky. Ink lines capture the fluted Corinthian columns, triangular pediment, and graceful curves of the dome, while watercolor washes of purples and blues fill the sky. Warm golden light glows from the domeâs windows and exterior floodlights, creating a contrast against the cool backdrop. The reflecting pool softly mirrors the Capitol, uniting precise architectural detail with an expressive dusk atmosphere that honors this symbol of democracy.","source_api_response":null,"cover_image":null,"submodels":null,"usage_info":null,"trigger_phrases":["VintageSketch style"]}</text:p>
          </table:table-cell>
          <table:table-cell office:value-type="string" calcext:value-type="string">
            <text:p>2025-08-03 09:40:35.005</text:p>
          </table:table-cell>
          <table:table-cell office:value-type="string" calcext:value-type="string">
            <text:p>2025-08-03 09:41:33.173</text:p>
          </table:table-cell>
          <table:table-cell office:value-type="float" office:value="57600856" calcext:value-type="float">
            <text:p>57600856</text:p>
          </table:table-cell>
        </table:table-row>
        <table:table-row table:style-name="ro1">
          <table:table-cell office:value-type="string" calcext:value-type="string">
            <text:p>c90b7d7f-0564-4f4e-8992-7470f18aa5fd</text:p>
          </table:table-cell>
          <table:table-cell office:value-type="string" calcext:value-type="string">
            <text:p>blake3:0881ccf3445b72e6387577e5f4b35ee9fb2bb4de6b4314cf81b0ce1beb2ab4f0</text:p>
          </table:table-cell>
          <table:table-cell office:value-type="string" calcext:value-type="string">
            <text:p>flux</text:p>
          </table:table-cell>
          <table:table-cell office:value-type="string" calcext:value-type="string">
            <text:p>lora</text:p>
          </table:table-cell>
          <table:table-cell office:value-type="string" calcext:value-type="string">
            <text:p>flux/lora/CE - Da Vinci Drawing 01.safetensors</text:p>
          </table:table-cell>
          <table:table-cell office:value-type="string" calcext:value-type="string">
            <text:p>diffusers</text:p>
          </table:table-cell>
          <table:table-cell office:value-type="string" calcext:value-type="string">
            <text:p>CE - Da Vinci Drawing 01</text:p>
          </table:table-cell>
          <table:table-cell office:value-type="string" calcext:value-type="string">
            <text:p>flux lora model CE - Da Vinci Drawing 01</text:p>
          </table:table-cell>
          <table:table-cell office:value-type="string" calcext:value-type="string">
            <text:p>/home/alex/Dev/AI/invokeai/models/flux/lora/CE - Da Vinci Drawing 01.safetensors</text:p>
          </table:table-cell>
          <table:table-cell office:value-type="string" calcext:value-type="string">
            <text:p>path</text:p>
          </table:table-cell>
          <table:table-cell table:number-columns-repeated="2"/>
          <table:table-cell office:value-type="string" calcext:value-type="string">
            <text:p>{"key":"c90b7d7f-0564-4f4e-8992-7470f18aa5fd","hash":"blake3:0881ccf3445b72e6387577e5f4b35ee9fb2bb4de6b4314cf81b0ce1beb2ab4f0","path":"flux/lora/CE - Da Vinci Drawing 01.safetensors","file_size":343805595,"name":"CE - Da Vinci Drawing 01","type":"lora","format":"diffusers","base":"flux","source":"/home/alex/Dev/AI/invokeai/models/flux/lora/CE - Da Vinci Drawing 01.safetensors","source_type":"path","description":"flux lora model CE - Da Vinci Drawing 01","source_api_response":null,"cover_image":null,"submodels":null,"usage_info":null,"trigger_phrases":null}</text:p>
          </table:table-cell>
          <table:table-cell table:number-columns-repeated="2" office:value-type="string" calcext:value-type="string">
            <text:p>2025-08-03 09:40:46.033</text:p>
          </table:table-cell>
          <table:table-cell office:value-type="float" office:value="343805595" calcext:value-type="float">
            <text:p>343805595</text:p>
          </table:table-cell>
        </table:table-row>
        <table:table-row table:style-name="ro1">
          <table:table-cell office:value-type="string" calcext:value-type="string">
            <text:p>496ad226-80bb-4abe-99cb-c224b9c5d2b4</text:p>
          </table:table-cell>
          <table:table-cell office:value-type="string" calcext:value-type="string">
            <text:p>blake3:78af4f7c1a5fcfbf69b340463d24e4c6baad2324c26056c9624d77593e75acef</text:p>
          </table:table-cell>
          <table:table-cell office:value-type="string" calcext:value-type="string">
            <text:p>flux</text:p>
          </table:table-cell>
          <table:table-cell office:value-type="string" calcext:value-type="string">
            <text:p>lora</text:p>
          </table:table-cell>
          <table:table-cell office:value-type="string" calcext:value-type="string">
            <text:p>flux/lora/DP - Miniature Bonsai Landscaping - Integration Of Architectural Landscapes.safetensors</text:p>
          </table:table-cell>
          <table:table-cell office:value-type="string" calcext:value-type="string">
            <text:p>lycoris</text:p>
          </table:table-cell>
          <table:table-cell office:value-type="string" calcext:value-type="string">
            <text:p>DP - Miniature Bonsai Landscaping - Integration Of Architectural Landscapes</text:p>
          </table:table-cell>
          <table:table-cell office:value-type="string" calcext:value-type="string">
            <text:p>DP_style,Miniature bonsai landscapes with architectural elements, tiny pagodas nested in twisted pine branches, soft moss covering curved stone paths, gentle morning light casting shadows.</text:p>
          </table:table-cell>
          <table:table-cell office:value-type="string" calcext:value-type="string">
            <text:p>/home/alex/Dev/AI/invokeai/models/flux/lora/DP - Miniature Bonsai Landscaping - Integration Of Architectural Landscapes.safetensors</text:p>
          </table:table-cell>
          <table:table-cell office:value-type="string" calcext:value-type="string">
            <text:p>path</text:p>
          </table:table-cell>
          <table:table-cell/>
          <table:table-cell office:value-type="string" calcext:value-type="string">
            <text:p>["DP_style"]</text:p>
          </table:table-cell>
          <table:table-cell office:value-type="string" calcext:value-type="string">
            <text:p>{"key":"496ad226-80bb-4abe-99cb-c224b9c5d2b4","hash":"blake3:78af4f7c1a5fcfbf69b340463d24e4c6baad2324c26056c9624d77593e75acef","path":"flux/lora/DP - Miniature Bonsai Landscaping - Integration Of Architectural Landscapes.safetensors","file_size":306430864,"name":"DP - Miniature Bonsai Landscaping - Integration Of Architectural Landscapes","type":"lora","format":"lycoris","base":"flux","source":"/home/alex/Dev/AI/invokeai/models/flux/lora/DP - Miniature Bonsai Landscaping - Integration Of Architectural Landscapes.safetensors","source_type":"path","description":"DP_style,Miniature bonsai landscapes with architectural elements, tiny pagodas nested in twisted pine branches, soft moss covering curved stone paths, gentle morning light casting shadows.","source_api_response":null,"cover_image":null,"submodels":null,"usage_info":null,"trigger_phrases":["DP_style"]}</text:p>
          </table:table-cell>
          <table:table-cell office:value-type="string" calcext:value-type="string">
            <text:p>2025-08-03 11:18:57.949</text:p>
          </table:table-cell>
          <table:table-cell office:value-type="string" calcext:value-type="string">
            <text:p>2025-08-03 11:19:45.989</text:p>
          </table:table-cell>
          <table:table-cell office:value-type="float" office:value="306430864" calcext:value-type="float">
            <text:p>306430864</text:p>
          </table:table-cell>
        </table:table-row>
        <table:table-row table:style-name="ro1" table:visibility="filter">
          <table:table-cell office:value-type="string" calcext:value-type="string">
            <text:p>3ed59fc0-6538-4910-8e63-be7c07266d09</text:p>
          </table:table-cell>
          <table:table-cell office:value-type="string" calcext:value-type="string">
            <text:p>blake3:ecfbe38eb548c13747a8b23449068eecc4cbde38038babade3be0d953407f7be</text:p>
          </table:table-cell>
          <table:table-cell office:value-type="string" calcext:value-type="string">
            <text:p>sd-1</text:p>
          </table:table-cell>
          <table:table-cell office:value-type="string" calcext:value-type="string">
            <text:p>ip_adapter</text:p>
          </table:table-cell>
          <table:table-cell office:value-type="string" calcext:value-type="string">
            <text:p>sd-1/ip_adapter/Face Reference (IP Adapter Plus Face).safetensors</text:p>
          </table:table-cell>
          <table:table-cell office:value-type="string" calcext:value-type="string">
            <text:p>checkpoint</text:p>
          </table:table-cell>
          <table:table-cell office:value-type="string" calcext:value-type="string">
            <text:p>Face Reference (IP Adapter Plus Face)</text:p>
          </table:table-cell>
          <table:table-cell office:value-type="string" calcext:value-type="string">
            <text:p>References images with a higher degree of precision, adapted for faces</text:p>
          </table:table-cell>
          <table:table-cell office:value-type="string" calcext:value-type="string">
            <text:p>https://huggingface.co/InvokeAI/ip_adapter_plus_face_sd15/resolve/main/ip-adapter-plus-face_sd15.safetensors</text:p>
          </table:table-cell>
          <table:table-cell office:value-type="string" calcext:value-type="string">
            <text:p>url</text:p>
          </table:table-cell>
          <table:table-cell table:number-columns-repeated="2"/>
          <table:table-cell office:value-type="string" calcext:value-type="string">
            <text:p>{"key":"3ed59fc0-6538-4910-8e63-be7c07266d09","hash":"blake3:ecfbe38eb548c13747a8b23449068eecc4cbde38038babade3be0d953407f7be","path":"sd-1/ip_adapter/Face Reference (IP Adapter Plus Face).safetensors","file_size":98183288,"name":"Face Reference (IP Adapter Plus Face)","type":"ip_adapter","format":"checkpoint","base":"sd-1","source":"https://huggingface.co/InvokeAI/ip_adapter_plus_face_sd15/resolve/main/ip-adapter-plus-face_sd15.safetensors","source_type":"url","description":"References images with a higher degree of precision, adapted for faces","source_api_response":null,"cover_image":null,"submodels":null,"usage_info":null}</text:p>
          </table:table-cell>
          <table:table-cell table:number-columns-repeated="2" office:value-type="string" calcext:value-type="string">
            <text:p>2025-07-18 00:29:11.226</text:p>
          </table:table-cell>
          <table:table-cell office:value-type="float" office:value="98183288" calcext:value-type="float">
            <text:p>98183288</text:p>
          </table:table-cell>
        </table:table-row>
        <table:table-row table:style-name="ro1" table:visibility="filter">
          <table:table-cell office:value-type="string" calcext:value-type="string">
            <text:p>bb5c3acd-a8eb-47ed-9f0f-a5c579f2795b</text:p>
          </table:table-cell>
          <table:table-cell office:value-type="string" calcext:value-type="string">
            <text:p>blake3:fd451702a8af78518537a4232d9e4bed5ee295da54d4a5204299c626dd4e9a88</text:p>
          </table:table-cell>
          <table:table-cell office:value-type="string" calcext:value-type="string">
            <text:p>sd-1</text:p>
          </table:table-cell>
          <table:table-cell office:value-type="string" calcext:value-type="string">
            <text:p>ip_adapter</text:p>
          </table:table-cell>
          <table:table-cell office:value-type="string" calcext:value-type="string">
            <text:p>sd-1/ip_adapter/Precise Reference (IP Adapter Plus).safetensors</text:p>
          </table:table-cell>
          <table:table-cell office:value-type="string" calcext:value-type="string">
            <text:p>checkpoint</text:p>
          </table:table-cell>
          <table:table-cell office:value-type="string" calcext:value-type="string">
            <text:p>Precise Reference (IP Adapter Plus)</text:p>
          </table:table-cell>
          <table:table-cell office:value-type="string" calcext:value-type="string">
            <text:p>References images with a higher degree of precision.</text:p>
          </table:table-cell>
          <table:table-cell office:value-type="string" calcext:value-type="string">
            <text:p>https://huggingface.co/InvokeAI/ip_adapter_plus_sd15/resolve/main/ip-adapter-plus_sd15.safetensors</text:p>
          </table:table-cell>
          <table:table-cell office:value-type="string" calcext:value-type="string">
            <text:p>url</text:p>
          </table:table-cell>
          <table:table-cell table:number-columns-repeated="2"/>
          <table:table-cell office:value-type="string" calcext:value-type="string">
            <text:p>{"key":"bb5c3acd-a8eb-47ed-9f0f-a5c579f2795b","hash":"blake3:fd451702a8af78518537a4232d9e4bed5ee295da54d4a5204299c626dd4e9a88","path":"sd-1/ip_adapter/Precise Reference (IP Adapter Plus).safetensors","file_size":98183288,"name":"Precise Reference (IP Adapter Plus)","type":"ip_adapter","format":"checkpoint","base":"sd-1","source":"https://huggingface.co/InvokeAI/ip_adapter_plus_sd15/resolve/main/ip-adapter-plus_sd15.safetensors","source_type":"url","description":"References images with a higher degree of precision.","source_api_response":null,"cover_image":null,"submodels":null,"usage_info":null}</text:p>
          </table:table-cell>
          <table:table-cell table:number-columns-repeated="2" office:value-type="string" calcext:value-type="string">
            <text:p>2025-07-18 00:29:19.906</text:p>
          </table:table-cell>
          <table:table-cell office:value-type="float" office:value="98183288" calcext:value-type="float">
            <text:p>98183288</text:p>
          </table:table-cell>
        </table:table-row>
        <table:table-row table:style-name="ro1" table:visibility="filter">
          <table:table-cell office:value-type="string" calcext:value-type="string">
            <text:p>1895e3f9-583a-44b7-8c3f-7ed9d84a4cc6</text:p>
          </table:table-cell>
          <table:table-cell office:value-type="string" calcext:value-type="string">
            <text:p>blake3:7f0a43a48969f0e17963995676df5dab9849bf1051a50c24685348f5a8960f33</text:p>
          </table:table-cell>
          <table:table-cell office:value-type="string" calcext:value-type="string">
            <text:p>sd-1</text:p>
          </table:table-cell>
          <table:table-cell office:value-type="string" calcext:value-type="string">
            <text:p>ip_adapter</text:p>
          </table:table-cell>
          <table:table-cell office:value-type="string" calcext:value-type="string">
            <text:p>sd-1/ip_adapter/Standard Reference (IP Adapter).safetensors</text:p>
          </table:table-cell>
          <table:table-cell office:value-type="string" calcext:value-type="string">
            <text:p>checkpoint</text:p>
          </table:table-cell>
          <table:table-cell office:value-type="string" calcext:value-type="string">
            <text:p>Standard Reference (IP Adapter)</text:p>
          </table:table-cell>
          <table:table-cell office:value-type="string" calcext:value-type="string">
            <text:p>References images with a more generalized/looser degree of precision.</text:p>
          </table:table-cell>
          <table:table-cell office:value-type="string" calcext:value-type="string">
            <text:p>https://huggingface.co/InvokeAI/ip_adapter_sd15/resolve/main/ip-adapter_sd15.safetensors</text:p>
          </table:table-cell>
          <table:table-cell office:value-type="string" calcext:value-type="string">
            <text:p>url</text:p>
          </table:table-cell>
          <table:table-cell table:number-columns-repeated="2"/>
          <table:table-cell office:value-type="string" calcext:value-type="string">
            <text:p>{"key":"1895e3f9-583a-44b7-8c3f-7ed9d84a4cc6","hash":"blake3:7f0a43a48969f0e17963995676df5dab9849bf1051a50c24685348f5a8960f33","path":"sd-1/ip_adapter/Standard Reference (IP Adapter).safetensors","file_size":44642768,"name":"Standard Reference (IP Adapter)","type":"ip_adapter","format":"checkpoint","base":"sd-1","source":"https://huggingface.co/InvokeAI/ip_adapter_sd15/resolve/main/ip-adapter_sd15.safetensors","source_type":"url","description":"References images with a more generalized/looser degree of precision.","source_api_response":null,"cover_image":null,"submodels":null,"usage_info":null}</text:p>
          </table:table-cell>
          <table:table-cell table:number-columns-repeated="2" office:value-type="string" calcext:value-type="string">
            <text:p>2025-07-18 00:29:37.661</text:p>
          </table:table-cell>
          <table:table-cell office:value-type="float" office:value="44642768" calcext:value-type="float">
            <text:p>44642768</text:p>
          </table:table-cell>
        </table:table-row>
        <table:table-row table:style-name="ro1" table:visibility="filter">
          <table:table-cell office:value-type="string" calcext:value-type="string">
            <text:p>b59b58dd-7a0e-4c1f-9238-6b4b0855da0e</text:p>
          </table:table-cell>
          <table:table-cell office:value-type="string" calcext:value-type="string">
            <text:p>blake3:ae0f0494d85ea10455bf03d8b6b72c12656fa4cb77d46fc82c7836741379dd7c</text:p>
          </table:table-cell>
          <table:table-cell office:value-type="string" calcext:value-type="string">
            <text:p>sd-1</text:p>
          </table:table-cell>
          <table:table-cell office:value-type="string" calcext:value-type="string">
            <text:p>controlnet</text:p>
          </table:table-cell>
          <table:table-cell office:value-type="string" calcext:value-type="string">
            <text:p>sd-1/controlnet/Soft Edge Detection (softedge)</text:p>
          </table:table-cell>
          <table:table-cell office:value-type="string" calcext:value-type="string">
            <text:p>diffusers</text:p>
          </table:table-cell>
          <table:table-cell office:value-type="string" calcext:value-type="string">
            <text:p>Soft Edge Detection (softedge)</text:p>
          </table:table-cell>
          <table:table-cell office:value-type="string" calcext:value-type="string">
            <text:p>Uses a soft edge detection map to control composition.</text:p>
          </table:table-cell>
          <table:table-cell office:value-type="string" calcext:value-type="string">
            <text:p>lllyasviel/control_v11p_sd15_softedge</text:p>
          </table:table-cell>
          <table:table-cell office:value-type="string" calcext:value-type="string">
            <text:p>hf_repo_id</text:p>
          </table:table-cell>
          <table:table-cell office:value-type="string" calcext:value-type="string">
            <text:p>{"id": "lllyasviel/control_v11p_sd15_softedge", "author": "lllyasviel", "sha": "b5bcad0c48e9b12f091968cf5eadbb89402d6bc9", "last_modified": "2023-05-04 18:50:55+00:00", "created_at": "2023-04-14 19:24:54+00:00", "private": false, "gated": false, "disabled": false, "downloads": 10699, "downloads_all_time": null, "likes": 20, "library_name": "diffusers", "gguf": null, "inference": null, "inference_provider_mapping": null, "tags": ["diffusers", "safetensors", "art", "controlnet", "stable-diffusion", "controlnet-v1-1", "image-to-image", "arxiv:2302.05543", "base_model:runwayml/stable-diffusion-v1-5", "base_model:adapter:runwayml/stable-diffusion-v1-5", "license:openrail", "region:us"], "pipeline_tag": "image-to-image", "mask_token": null, "trending_score": null, "card_data": "base_model: runwayml/stable-diffusion-v1-5\nlicense: openrail\ntags:\n- art\n- controlnet\n- stable-diffusion\n- controlnet-v1-1\n- image-to-image\nduplicated_from: ControlNet-1-1-preview/control_v11p_sd15_softedge", "widget_data": null, "model_index": null, "config": {}, "transformers_info": null, "siblings": ["RepoSibling(rfilename='.gitattributes', size=1477, blob_id='c7d9f3332a950355d5a77d85000f05e6f45435ea', lfs=None)", "RepoSibling(rfilename='README.md', size=16765, blob_id='043882ba826ded45c41ec21de9b31ddb60d7b079', lfs=None)", "RepoSibling(rfilename='config.json', size=999, blob_id='b8a705415a6f14be94128358774f81f2758db8c3', lfs=None)", "RepoSibling(rfilename='control_net_soft_edge.py', size=1499, blob_id='2255a04b00522b5a08a62c422ed38a3f7d7feee7', lfs=None)", "RepoSibling(rfilename='diffusion_pytorch_model.bin', size=1445254969, blob_id='daad27e506d19822b9051ba7edabe27b4861e35b', lfs=BlobLfsInfo(size=1445254969, sha256='5ac6f4c398780b71a0a77a6ae891271606f359caf04d21f475a22866647dbb00', pointer_size=135))", "RepoSibling(rfilename='diffusion_pytorch_model.fp16.bin', size=722698343, blob_id='a6fc6dc47d79af72f6e11aa9de685dd83b15044f', lfs=BlobLfsInfo(size=722698343, sha256='fd1da70d842e09deb8c65daa4c70e3c7e3e42d75f6e739650076ee54b67a041b', pointer_size=134))", "RepoSibling(rfilename='diffusion_pytorch_model.fp16.safetensors', size=722598642, blob_id='d521b0bb28a5207036e64f8b112cb1c506665848', lfs=BlobLfsInfo(size=722598642, sha256='8d85c42195534f6cb2c8c194630446d5fee754b0cfd1aef46c900bd6c38974b3', pointer_size=134))", "RepoSibling(rfilename='diffusion_pytorch_model.safetensors', size=1445157124, blob_id='ff1931f7885b2b337f335fa8d82591b6b42bb448', lfs=BlobLfsInfo(size=1445157124, sha256='5d1b47a80e58fb8be102efbb574068afde3f2a7d0d72d96f70fa67f1ea9f72a9', pointer_size=135))", "RepoSibling(rfilename='images/control.png', size=16293, blob_id='981ac8c7703cbe7f0a7ea8b5166d51994ddb83b8', lfs=None)", "RepoSibling(rfilename='images/image_out.png', size=615685, blob_id='0922e79ce91165b6955a2891a71bacacee793f40', lfs=None)", "RepoSibling(rfilename='images/input.png', size=51991, blob_id='95c1390d03bd780eb4e48bfe9698b4d6e92c3251', lfs=None)", "RepoSibling(rfilename='sd.png', size=59531, blob_id='2eb3a8567e5278cae0d7a29e65e965d09cba4797', lfs=None)"], "spaces": ["hysts/ControlNet-v1-1", "r3gm/DiffuseCraft", "John6666/DiffuseCraftMod", "John6666/votepurchase-multiple-model", "DMTuit/Diffusion-API", "Menyu/DiffuseCraftMod", "bobber/DiffuseCraft", "kevinwang676/ControlNet-with-GPT-4", "TheNetherWatcher/Vid2Vid-using-Text-prompt", "smartfeed/image2image", "willgibs/ControlNet-v1-1", "Yabo/ControlVideo", "RobLi/ControlNet-v1-1", "barani/ControlNet", "cyberoleg/b2719240e190e2a649150d94db50be82838efeb0", "YEsssssssssssir/AIgen", "adorp/ControlNet-v1-1-duplicate", "flatindo/generate2", "flatindo/Image-Diffusion-WebUI", "terrapretapermaculture/ControlNet-v1-1-B", "John6666/testvp", "jordandotzel/ControlNet-v1-1", "VCHENZIJIA/Stable-Diffusion-ControlNet-WebUI", "bastibond/ControlNet-v1-1", "licasexko/ControlNet-v1-1", "serhatderya/ControlNet-v1-1-scribble", "xawery/ControlNet-v1-1", "imjunaidafzal/ControlNet-v1-1", "rishavraina/ControlNet-v1-1", "dddddahling/ControlNet-v1-1", "xing2024/ControlNet-v1-1", "wesbuskirk/create", "777Andy777/ControlNet-v1-1", "wimvanhenden/ControlNet-v1-1", "selozk/ControlNet-v1-1", "imSaharukh/ControlNet-v1-1", "Voltxs/ControlNet-v1-1", "pauline0928/ControlNet-v1-12", "naderasadi/DesignGenie", "grahamstanes/ControlNet-v1-1", "ashtarirasool/ControlNet-v1-1", "esaberian/ControlNet-v1-1", "pastaandnoodles/ControlNet-v1-1", "isaacespina/ControlNet-v1-1", "HarshitRaheja/ControlNet-v1-1", "gustOfWind/ControlNet-v1-1", "Amjadd/ControlNet-v1-1", "yonghenglh6/kiu5", "BurdaComplete/ControlNet-v1-1", "usefmahmud/ControlNet-v1-1", "ericdins/ControlNet-v1-1", "DmitrMakeev/Diffusion-API", "Andyrasika/ControlNet-v1-1", "ran8866/lllyasviel-control_v11p_sd15_softedge", "qdqwefvcx/ControlNet-v1-1", "vakilrathod67/ControlNet", "atryash/ControlNet-v1-1", "lmitev/ControlNet-v1-1", "FIT2125/ControlNet-v1-1", "kokuma/controlnet", "papakabeta/ControlNet-v1-1", "nej-dot/ControlNet-v1-1", "manals/lllyasviel-control_v11p_sd15_softedge", "Meaowangxi/FilterPrompt-demo", "terrapretapermaculture/ControlNet-v1-1", "Raiden223145/ControlNet", "guriko/Generate-Image", "guriko/ControlNet", "t-montes/ControlNet-v1-1", "uesmhe/oreonet", "david837/ControlNet-v1-1", "mckeeboards/ControlNet-v1-1", "waloneai/ControlNet-v1-1", "jchwenger/ControlNet-v1-1", "terrapretapermaculture/ControlNet-v1-1-D", "um235/diffusion", "baiapps/hestior", "mariarivaille/Diffusion_Models_Course_Space", "akaUNik/diff_models_hw6", "eienmojiki/DiffuseCraftMod", "ibraetcd/ai-fabric-refit", "kartikvij/ControlNet-v1-1", "jingyangcarl/matgen", "Madmaxxxx/ControlNet-v1-1", "John6666/DiffuseCraftDetailfixTest"], "safetensors": null, "security_repo_status": null, "xet_enabled": null, "lastModified": "2023-05-04 18:50:55+00:00", "cardData": "base_model: runwayml/stable-diffusion-v1-5\nlicense: openrail\ntags:\n- art\n- controlnet\n- stable-diffusion\n- controlnet-v1-1\n- image-to-image\nduplicated_from: ControlNet-1-1-preview/control_v11p_sd15_softedge", "transformersInfo": null, "_id": "6439a88611e9481b75e43623", "modelId": "lllyasviel/control_v11p_sd15_softedge", "usedStorage": 4335709078}</text:p>
          </table:table-cell>
          <table:table-cell/>
          <table:table-cell office:value-type="string" calcext:value-type="string">
            <text:p>{"key":"b59b58dd-7a0e-4c1f-9238-6b4b0855da0e","hash":"blake3:ae0f0494d85ea10455bf03d8b6b72c12656fa4cb77d46fc82c7836741379dd7c","path":"sd-1/controlnet/Soft Edge Detection (softedge)","file_size":722599641,"name":"Soft Edge Detection (softedge)","type":"controlnet","format":"diffusers","base":"sd-1","source":"lllyasviel/control_v11p_sd15_softedge","source_type":"hf_repo_id","description":"Uses a soft edge detection map to control composition.","source_api_response":"{\"id\": \"lllyasviel/control_v11p_sd15_softedge\", \"author\": \"lllyasviel\", \"sha\": \"b5bcad0c48e9b12f091968cf5eadbb89402d6bc9\", \"last_modified\": \"2023-05-04 18:50:55+00:00\", \"created_at\": \"2023-04-14 19:24:54+00:00\", \"private\": false, \"gated\": false, \"disabled\": false, \"downloads\": 10699, \"downloads_all_time\": null, \"likes\": 20, \"library_name\": \"diffusers\", \"gguf\": null, \"inference\": null, \"inference_provider_mapping\": null, \"tags\": [\"diffusers\", \"safetensors\", \"art\", \"controlnet\", \"stable-diffusion\", \"controlnet-v1-1\", \"image-to-image\", \"arxiv:2302.05543\", \"base_model:runwayml/stable-diffusion-v1-5\", \"base_model:adapter:runwayml/stable-diffusion-v1-5\", \"license:openrail\", \"region:us\"], \"pipeline_tag\": \"image-to-image\", \"mask_token\": null, \"trending_score\": null, \"card_data\": \"base_model: runwayml/stable-diffusion-v1-5\\nlicense: openrail\\ntags:\\n- art\\n- controlnet\\n- stable-diffusion\\n- controlnet-v1-1\\n- image-to-image\\nduplicated_from: ControlNet-1-1-preview/control_v11p_sd15_softedge\", \"widget_data\": null, \"model_index\": null, \"config\": {}, \"transformers_info\": null, \"siblings\": [\"RepoSibling(rfilename='.gitattributes', size=1477, blob_id='c7d9f3332a950355d5a77d85000f05e6f45435ea', lfs=None)\", \"RepoSibling(rfilename='README.md', size=16765, blob_id='043882ba826ded45c41ec21de9b31ddb60d7b079', lfs=None)\", \"RepoSibling(rfilename='config.json', size=999, blob_id='b8a705415a6f14be94128358774f81f2758db8c3', lfs=None)\", \"RepoSibling(rfilename='control_net_soft_edge.py', size=1499, blob_id='2255a04b00522b5a08a62c422ed38a3f7d7feee7', lfs=None)\", \"RepoSibling(rfilename='diffusion_pytorch_model.bin', size=1445254969, blob_id='daad27e506d19822b9051ba7edabe27b4861e35b', lfs=BlobLfsInfo(size=1445254969, sha256='5ac6f4c398780b71a0a77a6ae891271606f359caf04d21f475a22866647dbb00', pointer_size=135))\", \"RepoSibling(rfilename='diffusion_pytorch_model.fp16.bin', size=722698343, blob_id='a6fc6dc47d79af72f6e11aa9de685dd83b15044f', lfs=BlobLfsInfo(size=722698343, sha256='fd1da70d842e09deb8c65daa4c70e3c7e3e42d75f6e739650076ee54b67a041b', pointer_size=134))\", \"RepoSibling(rfilename='diffusion_pytorch_model.fp16.safetensors', size=722598642, blob_id='d521b0bb28a5207036e64f8b112cb1c506665848', lfs=BlobLfsInfo(size=722598642, sha256='8d85c42195534f6cb2c8c194630446d5fee754b0cfd1aef46c900bd6c38974b3', pointer_size=134))\", \"RepoSibling(rfilename='diffusion_pytorch_model.safetensors', size=1445157124, blob_id='ff1931f7885b2b337f335fa8d82591b6b42bb448', lfs=BlobLfsInfo(size=1445157124, sha256='5d1b47a80e58fb8be102efbb574068afde3f2a7d0d72d96f70fa67f1ea9f72a9', pointer_size=135))\", \"RepoSibling(rfilename='images/control.png', size=16293, blob_id='981ac8c7703cbe7f0a7ea8b5166d51994ddb83b8', lfs=None)\", \"RepoSibling(rfilename='images/image_out.png', size=615685, blob_id='0922e79ce91165b6955a2891a71bacacee793f40', lfs=None)\", \"RepoSibling(rfilename='images/input.png', size=51991, blob_id='95c1390d03bd780eb4e48bfe9698b4d6e92c3251', lfs=None)\", \"RepoSibling(rfilename='sd.png', size=59531, blob_id='2eb3a8567e5278cae0d7a29e65e965d09cba4797', lfs=None)\"], \"spaces\": [\"hysts/ControlNet-v1-1\", \"r3gm/DiffuseCraft\", \"John6666/DiffuseCraftMod\", \"John6666/votepurchase-multiple-model\", \"DMTuit/Diffusion-API\", \"Menyu/DiffuseCraftMod\", \"bobber/DiffuseCraft\", \"kevinwang676/ControlNet-with-GPT-4\", \"TheNetherWatcher/Vid2Vid-using-Text-prompt\", \"smartfeed/image2image\", \"willgibs/ControlNet-v1-1\", \"Yabo/ControlVideo\", \"RobLi/ControlNet-v1-1\", \"barani/ControlNet\", \"cyberoleg/b2719240e190e2a649150d94db50be82838efeb0\", \"YEsssssssssssir/AIgen\", \"adorp/ControlNet-v1-1-duplicate\", \"flatindo/generate2\", \"flatindo/Image-Diffusion-WebUI\", \"terrapretapermaculture/ControlNet-v1-1-B\", \"John6666/testvp\", \"jordandotzel/ControlNet-v1-1\", \"VCHENZIJIA/Stable-Diffusion-ControlNet-WebUI\", \"bastibond/ControlNet-v1-1\", \"licasexko/ControlNet-v1-1\", \"serhatderya/ControlNet-v1-1-scribble\", \"xawery/ControlNet-v1-1\", \"imjunaidafzal/ControlNet-v1-1\", \"rishavraina/ControlNet-v1-1\", \"dddddahling/ControlNet-v1-1\", \"xing2024/ControlNet-v1-1\", \"wesbuskirk/create\", \"777Andy777/ControlNet-v1-1\", \"wimvanhenden/ControlNet-v1-1\", \"selozk/ControlNet-v1-1\", \"imSaharukh/ControlNet-v1-1\", \"Voltxs/ControlNet-v1-1\", \"pauline0928/ControlNet-v1-12\", \"naderasadi/DesignGenie\", \"grahamstanes/ControlNet-v1-1\", \"ashtarirasool/ControlNet-v1-1\", \"esaberian/ControlNet-v1-1\", \"pastaandnoodles/ControlNet-v1-1\", \"isaacespina/ControlNet-v1-1\", \"HarshitRaheja/ControlNet-v1-1\", \"gustOfWind/ControlNet-v1-1\", \"Amjadd/ControlNet-v1-1\", \"yonghenglh6/kiu5\", \"BurdaComplete/ControlNet-v1-1\", \"usefmahmud/ControlNet-v1-1\", \"ericdins/ControlNet-v1-1\", \"DmitrMakeev/Diffusion-API\", \"Andyrasika/ControlNet-v1-1\", \"ran8866/lllyasviel-control_v11p_sd15_softedge\", \"qdqwefvcx/ControlNet-v1-1\", \"vakilrathod67/ControlNet\", \"atryash/ControlNet-v1-1\", \"lmitev/ControlNet-v1-1\", \"FIT2125/ControlNet-v1-1\", \"kokuma/controlnet\", \"papakabeta/ControlNet-v1-1\", \"nej-dot/ControlNet-v1-1\", \"manals/lllyasviel-control_v11p_sd15_softedge\", \"Meaowangxi/FilterPrompt-demo\", \"terrapretapermaculture/ControlNet-v1-1\", \"Raiden223145/ControlNet\", \"guriko/Generate-Image\", \"guriko/ControlNet\", \"t-montes/ControlNet-v1-1\", \"uesmhe/oreonet\", \"david837/ControlNet-v1-1\", \"mckeeboards/ControlNet-v1-1\", \"waloneai/ControlNet-v1-1\", \"jchwenger/ControlNet-v1-1\", \"terrapretapermaculture/ControlNet-v1-1-D\", \"um235/diffusion\", \"baiapps/hestior\", \"mariarivaille/Diffusion_Models_Course_Space\", \"akaUNik/diff_models_hw6\", \"eienmojiki/DiffuseCraftMod\", \"ibraetcd/ai-fabric-refit\", \"kartikvij/ControlNet-v1-1\", \"jingyangcarl/matgen\", \"Madmaxxxx/ControlNet-v1-1\", \"John6666/DiffuseCraftDetailfixTest\"], \"safetensors\": null, \"security_repo_status\": null, \"xet_enabled\": null, \"lastModified\": \"2023-05-04 18:50:55+00:00\", \"cardData\": \"base_model: runwayml/stable-diffusion-v1-5\\nlicense: openrail\\ntags:\\n- art\\n- controlnet\\n- stable-diffusion\\n- controlnet-v1-1\\n- image-to-image\\nduplicated_from: ControlNet-1-1-preview/control_v11p_sd15_softedge\", \"transformersInfo\": null, \"_id\": \"6439a88611e9481b75e43623\", \"modelId\": \"lllyasviel/control_v11p_sd15_softedge\", \"usedStorage\": 4335709078}","cover_image":null,"submodels":null,"usage_info":null,"default_settings":{"preprocessor":"hed_image_processor"},"repo_variant":"fp16"}</text:p>
          </table:table-cell>
          <table:table-cell table:number-columns-repeated="2" office:value-type="string" calcext:value-type="string">
            <text:p>2025-07-18 00:31:13.209</text:p>
          </table:table-cell>
          <table:table-cell office:value-type="float" office:value="722599641" calcext:value-type="float">
            <text:p>722599641</text:p>
          </table:table-cell>
        </table:table-row>
        <table:table-row table:style-name="ro1" table:visibility="filter">
          <table:table-cell office:value-type="string" calcext:value-type="string">
            <text:p>e87cc2b2-e109-4e94-9345-caf0f719f267</text:p>
          </table:table-cell>
          <table:table-cell office:value-type="string" calcext:value-type="string">
            <text:p>blake3:edc4d4ca619f612417fc4b463b3b2864e42e8cc5f291835e1312f2a6c8923507</text:p>
          </table:table-cell>
          <table:table-cell office:value-type="string" calcext:value-type="string">
            <text:p>sd-1</text:p>
          </table:table-cell>
          <table:table-cell office:value-type="string" calcext:value-type="string">
            <text:p>embedding</text:p>
          </table:table-cell>
          <table:table-cell office:value-type="string" calcext:value-type="string">
            <text:p>sd-1/embedding/EasyNegative.safetensors</text:p>
          </table:table-cell>
          <table:table-cell office:value-type="string" calcext:value-type="string">
            <text:p>embedding_file</text:p>
          </table:table-cell>
          <table:table-cell office:value-type="string" calcext:value-type="string">
            <text:p>EasyNegative</text:p>
          </table:table-cell>
          <table:table-cell office:value-type="string" calcext:value-type="string">
            <text:p>A textual inversion to use in the negative prompt to reduce bad anatomy</text:p>
          </table:table-cell>
          <table:table-cell office:value-type="string" calcext:value-type="string">
            <text:p>https://huggingface.co/embed/EasyNegative/resolve/main/EasyNegative.safetensors</text:p>
          </table:table-cell>
          <table:table-cell office:value-type="string" calcext:value-type="string">
            <text:p>url</text:p>
          </table:table-cell>
          <table:table-cell table:number-columns-repeated="2"/>
          <table:table-cell office:value-type="string" calcext:value-type="string">
            <text:p>{"key":"e87cc2b2-e109-4e94-9345-caf0f719f267","hash":"blake3:edc4d4ca619f612417fc4b463b3b2864e42e8cc5f291835e1312f2a6c8923507","path":"sd-1/embedding/EasyNegative.safetensors","file_size":24655,"name":"EasyNegative","type":"embedding","format":"embedding_file","base":"sd-1","source":"https://huggingface.co/embed/EasyNegative/resolve/main/EasyNegative.safetensors","source_type":"url","description":"A textual inversion to use in the negative prompt to reduce bad anatomy","source_api_response":null,"cover_image":null,"submodels":null,"usage_info":null}</text:p>
          </table:table-cell>
          <table:table-cell table:number-columns-repeated="2" office:value-type="string" calcext:value-type="string">
            <text:p>2025-07-18 00:31:13.657</text:p>
          </table:table-cell>
          <table:table-cell office:value-type="float" office:value="24655" calcext:value-type="float">
            <text:p>24655</text:p>
          </table:table-cell>
        </table:table-row>
        <table:table-row table:style-name="ro1" table:visibility="filter">
          <table:table-cell office:value-type="string" calcext:value-type="string">
            <text:p>1a76a431-f7b6-48ec-91f6-a3c6046ed205</text:p>
          </table:table-cell>
          <table:table-cell office:value-type="string" calcext:value-type="string">
            <text:p>blake3:59e07319a40824343f79bb1e52980a67c1772fffa063a955646fbde7bffa6bfc</text:p>
          </table:table-cell>
          <table:table-cell office:value-type="string" calcext:value-type="string">
            <text:p>sd-1</text:p>
          </table:table-cell>
          <table:table-cell office:value-type="string" calcext:value-type="string">
            <text:p>controlnet</text:p>
          </table:table-cell>
          <table:table-cell office:value-type="string" calcext:value-type="string">
            <text:p>sd-1/controlnet/Inpainting</text:p>
          </table:table-cell>
          <table:table-cell office:value-type="string" calcext:value-type="string">
            <text:p>diffusers</text:p>
          </table:table-cell>
          <table:table-cell office:value-type="string" calcext:value-type="string">
            <text:p>Inpainting</text:p>
          </table:table-cell>
          <table:table-cell office:value-type="string" calcext:value-type="string">
            <text:p>ControlNet weights trained on sd-1.5 with canny conditioning, inpaint version</text:p>
          </table:table-cell>
          <table:table-cell office:value-type="string" calcext:value-type="string">
            <text:p>lllyasviel/control_v11p_sd15_inpaint</text:p>
          </table:table-cell>
          <table:table-cell office:value-type="string" calcext:value-type="string">
            <text:p>hf_repo_id</text:p>
          </table:table-cell>
          <table:table-cell office:value-type="string" calcext:value-type="string">
            <text:p>{"id": "lllyasviel/control_v11p_sd15_inpaint", "author": "lllyasviel", "sha": "c96e03a807e64135568ba8aecb66b3a306ec73bd", "last_modified": "2023-05-26 09:58:45+00:00", "created_at": "2023-04-14 19:25:42+00:00", "private": false, "gated": false, "disabled": false, "downloads": 26432, "downloads_all_time": null, "likes": 125, "library_name": "diffusers", "gguf": null, "inference": null, "inference_provider_mapping": null, "tags": ["diffusers", "safetensors", "art", "controlnet", "stable-diffusion", "controlnet-v1-1", "image-to-image", "arxiv:2302.05543", "base_model:runwayml/stable-diffusion-v1-5", "base_model:adapter:runwayml/stable-diffusion-v1-5", "license:openrail", "region:us"], "pipeline_tag": "image-to-image", "mask_token": null, "trending_score": null, "card_data": "base_model: runwayml/stable-diffusion-v1-5\nlicense: openrail\ntags:\n- art\n- controlnet\n- stable-diffusion\n- controlnet-v1-1\n- image-to-image\nduplicated_from: ControlNet-1-1-preview/control_v11p_sd15_inpaint", "widget_data": null, "model_index": null, "config": {}, "transformers_info": null, "siblings": ["RepoSibling(rfilename='.gitattributes', size=1477, blob_id='c7d9f3332a950355d5a77d85000f05e6f45435ea', lfs=None)", "RepoSibling(rfilename='README.md', size=15915, blob_id='3b5a1101cc693f9537721a9775e1557a4d0674a2', lfs=None)", "RepoSibling(rfilename='config.json', size=998, blob_id='2d9648dab9d9ce36cefd12ce12afcb5f8d51a9c8', lfs=None)", "RepoSibling(rfilename='control_net_inpaint.py', size=1754, blob_id='e184f8696a90cf88c070fcae76261d19c61e8e57', lfs=None)", "RepoSibling(rfilename='diffusion_pytorch_model.bin', size=1445254969, blob_id='adafc627ea82b49b867b8130d3ff181dd43c206c', lfs=BlobLfsInfo(size=1445254969, sha256='208d550a521a9d503c4c1c2fc6cef8341449b0181ddc0027798e7808e0ffc667', pointer_size=135))", "RepoSibling(rfilename='diffusion_pytorch_model.fp16.bin', size=722698343, blob_id='62c87737b94407dff33018ba2beff30632a95caf', lfs=BlobLfsInfo(size=722698343, sha256='361c0cf3e3d4d13130b12f9b89fe251f9fc9b97e23af1fc277d4003c607fc6c5', pointer_size=134))", "RepoSibling(rfilename='diffusion_pytorch_model.fp16.safetensors', size=722598642, blob_id='a4875ea2b6e4d747cbc8afb8539ab2922a9d0ada', lfs=BlobLfsInfo(size=722598642, sha256='bd6fa262ac0820cb24572a5f133249f867a5264307d693ecff23b1eaa4cccf7e', pointer_size=134))", "RepoSibling(rfilename='diffusion_pytorch_model.safetensors', size=1445157124, blob_id='0785b7d2ab72129ba1518d5480e34cd579ba91d7', lfs=BlobLfsInfo(size=1445157124, sha256='22be8eebe5a5699b3abe074296b3984167ea2a762ef60cab06a494248ceaf41b', pointer_size=135))", "RepoSibling(rfilename='images/mask.png', size=3079, blob_id='7e80f64fdf124de04e608905a57e9c904d29e1ed', lfs=None)", "RepoSibling(rfilename='images/original.png', size=333520, blob_id='5a47a26b647092abe48b46e2fd869c3c9f4dc2f3', lfs=None)", "RepoSibling(rfilename='images/output.png', size=411600, blob_id='a4916f411864d891278657f11992fc53e4da68d5', lfs=None)", "RepoSibling(rfilename='sd.png', size=59531, blob_id='2eb3a8567e5278cae0d7a29e65e965d09cba4797', lfs=None)"], "spaces": ["r3gm/DiffuseCraft", "John6666/DiffuseCraftMod", "shgao/EditAnything", "John6666/votepurchase-multiple-model", "ironjr/LucidDreamer", "ironjr/LucidDreamer-mini", "dreamer-technoland/object-to-object-replace", "LTT/DiMeR", "theSure/Omnieraser", "multimodalart/Cosmos-Predict2-2B", "LTT/Kiss3DGen", "Menyu/DiffuseCraftMod", "bobber/DiffuseCraft", "TheNetherWatcher/Vid2Vid-using-Text-prompt", "smartfeed/image2image", "egg22314/object-to-object-replace", "dreamer-technoland/object-to-object-replace-1", "emirhanbilgic/ai-hairstyler", "killah-t-cell/EditAnything", "anvilarth/Garage", "John6666/testvp", "wengangshejishi/lllyasviel-control_v11p_sd15_inpaint", "hyulim/lllyasviel-control_v11p_sd15_inpaint", "Vijish/test", "Cyberspace/LucidDreamer", "archaic-group/emerald-prototype", "foumane/lllyasviel-control_v11p_sd15_inpaint", "mygyasir/lllyasviel-control_v11p_sd15_inpaint", "caffeine-coder/lllyasviel-control_v11p_sd15_inpaint", "sharmaarush/Edit_background", "xwwuHub/testdemo", "yzy0713/myMagicClothing", "liufengyi/lllyasviel-control_v11p_sd15_inpaint", "ysimjo35/image2image_demos", "spdraptor/mask_inpaint", "Ricoooo/EditGuard", "sno0owing/LucidDreamer-mini", "brekmls/ahbr", "svjack/LucidDreamer", "um235/diffusion", "aldasv/product-background-ai", "akaUNik/diff_models_hw6", "eienmojiki/DiffuseCraftMod", "sphinxsolutions/ControlNet_Inpainting_model", "sphinxsolutions/filter-removal-controlnet", "sphinxsolutions/ControlNet_with_prompt", "sphinxsolutions/filter-removal-dspy", "eftal/Cosmos-Predict2-2BASD", "John6666/DiffuseCraftDetailfixTest"], "safetensors": null, "security_repo_status": null, "xet_enabled": null, "lastModified": "2023-05-26 09:58:45+00:00", "cardData": "base_model: runwayml/stable-diffusion-v1-5\nlicense: openrail\ntags:\n- art\n- controlnet\n- stable-diffusion\n- controlnet-v1-1\n- image-to-image\nduplicated_from: ControlNet-1-1-preview/control_v11p_sd15_inpaint", "transformersInfo": null, "_id": "6439a8b63da4490578d7e7dd", "modelId": "lllyasviel/control_v11p_sd15_inpaint", "usedStorage": 4335709078}</text:p>
          </table:table-cell>
          <table:table-cell/>
          <table:table-cell office:value-type="string" calcext:value-type="string">
            <text:p>{"key":"1a76a431-f7b6-48ec-91f6-a3c6046ed205","hash":"blake3:59e07319a40824343f79bb1e52980a67c1772fffa063a955646fbde7bffa6bfc","path":"sd-1/controlnet/Inpainting","file_size":722599640,"name":"Inpainting","type":"controlnet","format":"diffusers","base":"sd-1","source":"lllyasviel/control_v11p_sd15_inpaint","source_type":"hf_repo_id","description":"ControlNet weights trained on sd-1.5 with canny conditioning, inpaint version","source_api_response":"{\"id\": \"lllyasviel/control_v11p_sd15_inpaint\", \"author\": \"lllyasviel\", \"sha\": \"c96e03a807e64135568ba8aecb66b3a306ec73bd\", \"last_modified\": \"2023-05-26 09:58:45+00:00\", \"created_at\": \"2023-04-14 19:25:42+00:00\", \"private\": false, \"gated\": false, \"disabled\": false, \"downloads\": 26432, \"downloads_all_time\": null, \"likes\": 125, \"library_name\": \"diffusers\", \"gguf\": null, \"inference\": null, \"inference_provider_mapping\": null, \"tags\": [\"diffusers\", \"safetensors\", \"art\", \"controlnet\", \"stable-diffusion\", \"controlnet-v1-1\", \"image-to-image\", \"arxiv:2302.05543\", \"base_model:runwayml/stable-diffusion-v1-5\", \"base_model:adapter:runwayml/stable-diffusion-v1-5\", \"license:openrail\", \"region:us\"], \"pipeline_tag\": \"image-to-image\", \"mask_token\": null, \"trending_score\": null, \"card_data\": \"base_model: runwayml/stable-diffusion-v1-5\\nlicense: openrail\\ntags:\\n- art\\n- controlnet\\n- stable-diffusion\\n- controlnet-v1-1\\n- image-to-image\\nduplicated_from: ControlNet-1-1-preview/control_v11p_sd15_inpaint\", \"widget_data\": null, \"model_index\": null, \"config\": {}, \"transformers_info\": null, \"siblings\": [\"RepoSibling(rfilename='.gitattributes', size=1477, blob_id='c7d9f3332a950355d5a77d85000f05e6f45435ea', lfs=None)\", \"RepoSibling(rfilename='README.md', size=15915, blob_id='3b5a1101cc693f9537721a9775e1557a4d0674a2', lfs=None)\", \"RepoSibling(rfilename='config.json', size=998, blob_id='2d9648dab9d9ce36cefd12ce12afcb5f8d51a9c8', lfs=None)\", \"RepoSibling(rfilename='control_net_inpaint.py', size=1754, blob_id='e184f8696a90cf88c070fcae76261d19c61e8e57', lfs=None)\", \"RepoSibling(rfilename='diffusion_pytorch_model.bin', size=1445254969, blob_id='adafc627ea82b49b867b8130d3ff181dd43c206c', lfs=BlobLfsInfo(size=1445254969, sha256='208d550a521a9d503c4c1c2fc6cef8341449b0181ddc0027798e7808e0ffc667', pointer_size=135))\", \"RepoSibling(rfilename='diffusion_pytorch_model.fp16.bin', size=722698343, blob_id='62c87737b94407dff33018ba2beff30632a95caf', lfs=BlobLfsInfo(size=722698343, sha256='361c0cf3e3d4d13130b12f9b89fe251f9fc9b97e23af1fc277d4003c607fc6c5', pointer_size=134))\", \"RepoSibling(rfilename='diffusion_pytorch_model.fp16.safetensors', size=722598642, blob_id='a4875ea2b6e4d747cbc8afb8539ab2922a9d0ada', lfs=BlobLfsInfo(size=722598642, sha256='bd6fa262ac0820cb24572a5f133249f867a5264307d693ecff23b1eaa4cccf7e', pointer_size=134))\", \"RepoSibling(rfilename='diffusion_pytorch_model.safetensors', size=1445157124, blob_id='0785b7d2ab72129ba1518d5480e34cd579ba91d7', lfs=BlobLfsInfo(size=1445157124, sha256='22be8eebe5a5699b3abe074296b3984167ea2a762ef60cab06a494248ceaf41b', pointer_size=135))\", \"RepoSibling(rfilename='images/mask.png', size=3079, blob_id='7e80f64fdf124de04e608905a57e9c904d29e1ed', lfs=None)\", \"RepoSibling(rfilename='images/original.png', size=333520, blob_id='5a47a26b647092abe48b46e2fd869c3c9f4dc2f3', lfs=None)\", \"RepoSibling(rfilename='images/output.png', size=411600, blob_id='a4916f411864d891278657f11992fc53e4da68d5', lfs=None)\", \"RepoSibling(rfilename='sd.png', size=59531, blob_id='2eb3a8567e5278cae0d7a29e65e965d09cba4797', lfs=None)\"], \"spaces\": [\"r3gm/DiffuseCraft\", \"John6666/DiffuseCraftMod\", \"shgao/EditAnything\", \"John6666/votepurchase-multiple-model\", \"ironjr/LucidDreamer\", \"ironjr/LucidDreamer-mini\", \"dreamer-technoland/object-to-object-replace\", \"LTT/DiMeR\", \"theSure/Omnieraser\", \"multimodalart/Cosmos-Predict2-2B\", \"LTT/Kiss3DGen\", \"Menyu/DiffuseCraftMod\", \"bobber/DiffuseCraft\", \"TheNetherWatcher/Vid2Vid-using-Text-prompt\", \"smartfeed/image2image\", \"egg22314/object-to-object-replace\", \"dreamer-technoland/object-to-object-replace-1\", \"emirhanbilgic/ai-hairstyler\", \"killah-t-cell/EditAnything\", \"anvilarth/Garage\", \"John6666/testvp\", \"wengangshejishi/lllyasviel-control_v11p_sd15_inpaint\", \"hyulim/lllyasviel-control_v11p_sd15_inpaint\", \"Vijish/test\", \"Cyberspace/LucidDreamer\", \"archaic-group/emerald-prototype\", \"foumane/lllyasviel-control_v11p_sd15_inpaint\", \"mygyasir/lllyasviel-control_v11p_sd15_inpaint\", \"caffeine-coder/lllyasviel-control_v11p_sd15_inpaint\", \"sharmaarush/Edit_background\", \"xwwuHub/testdemo\", \"yzy0713/myMagicClothing\", \"liufengyi/lllyasviel-control_v11p_sd15_inpaint\", \"ysimjo35/image2image_demos\", \"spdraptor/mask_inpaint\", \"Ricoooo/EditGuard\", \"sno0owing/LucidDreamer-mini\", \"brekmls/ahbr\", \"svjack/LucidDreamer\", \"um235/diffusion\", \"aldasv/product-background-ai\", \"akaUNik/diff_models_hw6\", \"eienmojiki/DiffuseCraftMod\", \"sphinxsolutions/ControlNet_Inpainting_model\", \"sphinxsolutions/filter-removal-controlnet\", \"sphinxsolutions/ControlNet_with_prompt\", \"sphinxsolutions/filter-removal-dspy\", \"eftal/Cosmos-Predict2-2BASD\", \"John6666/DiffuseCraftDetailfixTest\"], \"safetensors\": null, \"security_repo_status\": null, \"xet_enabled\": null, \"lastModified\": \"2023-05-26 09:58:45+00:00\", \"cardData\": \"base_model: runwayml/stable-diffusion-v1-5\\nlicense: openrail\\ntags:\\n- art\\n- controlnet\\n- stable-diffusion\\n- controlnet-v1-1\\n- image-to-image\\nduplicated_from: ControlNet-1-1-preview/control_v11p_sd15_inpaint\", \"transformersInfo\": null, \"_id\": \"6439a8b63da4490578d7e7dd\", \"modelId\": \"lllyasviel/control_v11p_sd15_inpaint\", \"usedStorage\": 4335709078}","cover_image":null,"submodels":null,"usage_info":null,"default_settings":null,"repo_variant":"fp16"}</text:p>
          </table:table-cell>
          <table:table-cell table:number-columns-repeated="2" office:value-type="string" calcext:value-type="string">
            <text:p>2025-07-18 00:33:45.391</text:p>
          </table:table-cell>
          <table:table-cell office:value-type="float" office:value="722599640" calcext:value-type="float">
            <text:p>722599640</text:p>
          </table:table-cell>
        </table:table-row>
        <table:table-row table:style-name="ro1" table:visibility="filter">
          <table:table-cell office:value-type="string" calcext:value-type="string">
            <text:p>ba90cfd2-4351-4c20-a5f6-378ec71c3eb2</text:p>
          </table:table-cell>
          <table:table-cell office:value-type="string" calcext:value-type="string">
            <text:p>blake3:da55e305d88347119564c40ef9c778dd3df9b1f4620956f983a1f72862a37dfc</text:p>
          </table:table-cell>
          <table:table-cell office:value-type="string" calcext:value-type="string">
            <text:p>sd-1</text:p>
          </table:table-cell>
          <table:table-cell office:value-type="string" calcext:value-type="string">
            <text:p>main</text:p>
          </table:table-cell>
          <table:table-cell office:value-type="string" calcext:value-type="string">
            <text:p>sd-1/main/Dreamshaper 8</text:p>
          </table:table-cell>
          <table:table-cell office:value-type="string" calcext:value-type="string">
            <text:p>diffusers</text:p>
          </table:table-cell>
          <table:table-cell office:value-type="string" calcext:value-type="string">
            <text:p>Dreamshaper 8</text:p>
          </table:table-cell>
          <table:table-cell office:value-type="string" calcext:value-type="string">
            <text:p>Popular versatile model.</text:p>
          </table:table-cell>
          <table:table-cell office:value-type="string" calcext:value-type="string">
            <text:p>Lykon/dreamshaper-8</text:p>
          </table:table-cell>
          <table:table-cell office:value-type="string" calcext:value-type="string">
            <text:p>hf_repo_id</text:p>
          </table:table-cell>
          <table:table-cell office:value-type="string" calcext:value-type="string">
            <text:p>{"id": "Lykon/dreamshaper-8", "author": "Lykon", "sha": "a7e52b98680b1ba8ff7bce97c7f9f2e2e5337917", "last_modified": "2023-12-07 10:14:28+00:00", "created_at": "2023-08-26 16:49:06+00:00", "private": false, "gated": false, "disabled": false, "downloads": 53589, "downloads_all_time": null, "likes": 74, "library_name": "diffusers", "gguf": null, "inference": null, "inference_provider_mapping": null, "tags": ["diffusers", "safetensors", "stable-diffusion", "stable-diffusion-diffusers", "text-to-image", "art", "artistic", "anime", "dreamshaper", "en", "license:creativeml-openrail-m", "autotrain_compatible", "endpoints_compatible", "diffusers:StableDiffusionPipeline", "region:us"], "pipeline_tag": "text-to-image", "mask_token": null, "trending_score": null, "card_data": "language:\n- en\nlicense: creativeml-openrail-m\npipeline_tag: text-to-image\ntags:\n- stable-diffusion\n- stable-diffusion-diffusers\n- text-to-image\n- art\n- artistic\n- diffusers\n- anime\n- dreamshaper\nduplicated_from: lykon/dreamshaper-8", "widget_data": null, "model_index": null, "config": {"diffusers": {"_class_name": "StableDiffusionPipeline"}}, "transformers_info": null, "siblings": ["RepoSibling(rfilename='.gitattributes', size=1519, blob_id='a6344aac8c09253b3b630fb776ae94478aa0275b', lfs=None)", "RepoSibling(rfilename='README.md', size=2421, blob_id='71330df761a37327da4510ab8ea461cca44ac3c0', lfs=None)", "RepoSibling(rfilename='feature_extractor/preprocessor_config.json', size=520, blob_id='e0675735fd0052745f2f7b7291e4aa7859389998', lfs=None)", "RepoSibling(rfilename='image.png', size=374826, blob_id='fd8c172e175b02fc59f43cacf92cca48302a39e2', lfs=None)", "RepoSibling(rfilename='model_index.json', size=642, blob_id='9584de47e940a1cff5abd39f6348ea76895ca004', lfs=None)", "RepoSibling(rfilename='safety_checker/config.json', size=796, blob_id='e4a1e17c03e6ed1d5205a5fb6e08b1d0d5822612', lfs=None)", "RepoSibling(rfilename='safety_checker/model.fp16.safetensors', size=608016280, blob_id='bfbbf684b4a9f55fcd69672a74736f095e4084ed', lfs=BlobLfsInfo(size=608016280, sha256='57ecdfa243b170f9b4cb3eefaf0f64552ef78fc0bf0eb1c5b9675308447184f6', pointer_size=134))", "RepoSibling(rfilename='safety_checker/model.safetensors', size=1215979664, blob_id='3664190c342ff99f7f7ab5bda9648e375ef361e0', lfs=BlobLfsInfo(size=1215979664, sha256='fb351a5ded815c3ff744968ad9c6b218d071b9d313d04f35e813b84b4c0ffde8', pointer_size=135))", "RepoSibling(rfilename='scheduler/scheduler_config.json', size=614, blob_id='a63f334bd6446e1cd3d49f32dac82fd45d0fff53', lfs=None)", "RepoSibling(rfilename='text_encoder/config.json', size=724, blob_id='8500de75f41891f1ebdf7c9e55aca67f39f6ddfe', lfs=None)", "RepoSibling(rfilename='text_encoder/model.fp16.safetensors', size=246144152, blob_id='90f325c92906ad39ebd3c3c40e5c814c75d6e7a4', lfs=BlobLfsInfo(size=246144152, sha256='fda1f312e49f667179f53878e6ac717d8f37d6119cc5adb76fba88895b94d0a7', pointer_size=134))", "RepoSibling(rfilename='text_encoder/model.safetensors', size=492265168, blob_id='71b3ef9e272aa3c58bd1f30b5e6e39b345580688', lfs=BlobLfsInfo(size=492265168, sha256='5cd76eb3ed326974cfd66795384e890742dfdb5a80f5f4e4cb1547d51ec75d86', pointer_size=134))", "RepoSibling(rfilename='tokenizer/merges.txt', size=524619, blob_id='76e821f1b6f0a9709293c3b6b51ed90980b3166b', lfs=None)", "RepoSibling(rfilename='tokenizer/special_tokens_map.json', size=472, blob_id='2c2130b544c0c5a72d5d00da071ba130a9800fb2', lfs=None)", "RepoSibling(rfilename='tokenizer/tokenizer_config.json', size=737, blob_id='2e8612a429492973fe60635b3f44a28b065cfac0', lfs=None)", "RepoSibling(rfilename='tokenizer/vocab.json', size=1059962, blob_id='469be27c5c010538f845f518c4f5e8574c78f7c8', lfs=None)", "RepoSibling(rfilename='unet/config.json', size=1868, blob_id='f56ddd2e37ddc89a5b759fafd3f61b494088a087', lfs=None)", "RepoSibling(rfilename='unet/diffusion_pytorch_model.fp16.safetensors', size=1719125304, blob_id='4f8e8cb73a7c8719ad424dab8a99896ae7bda0b2', lfs=BlobLfsInfo(size=1719125304, sha256='ac0a7f112b9485d3e0c492fad89891ba82c60d7b09653bf5083b5a2b592828f3', pointer_size=135))", "RepoSibling(rfilename='unet/diffusion_pytorch_model.safetensors', size=3438167536, blob_id='5fc363799d5baef782ccbe45646ee4667666db00', lfs=BlobLfsInfo(size=3438167536, sha256='89b54dc332757e6fff8caef7399e8061833d7d668d42fdbcc02b3e366921c5a6', pointer_size=135))", "RepoSibling(rfilename='vae/config.json', size=756, blob_id='784a450cb1ee4cd0d8e71e6a5c21eddb9016779e', lfs=None)", "RepoSibling(rfilename='vae/diffusion_pytorch_model.fp16.safetensors', size=167335342, blob_id='97c30182822ccc90301740aede01d4b620eb93d1', lfs=BlobLfsInfo(size=167335342, sha256='ff38c7ec66a4ae76f466a3ade876522bff4fea8add1981cc433f518666cea33d', pointer_size=134))", "RepoSibling(rfilename='vae/diffusion_pytorch_model.safetensors', size=334643268, blob_id='59426d13c2facc6c8fc63a36300d84b421931b4a', lfs=BlobLfsInfo(size=334643268, sha256='a02c00c3ec17e99528f0ce53bcc508729ce9f9d3e653eb1cbc99a5da0030446f', pointer_size=134))"], "spaces": ["Nymbo/image_gen_supaqueue", "Krebzonide/SDXL-Turbo-With-Refiner", "hansyan/perflow-triposr", "Huage001/LinFusion-SD-v1.5", "rupeshs/fastsdcpu", "Deadmon/Ip-Adapter-FaceID", "michaelj/testlcm", "michaelj/FastAPI_lcm_docker", "tejani/Another", "tejani/testlcm2", "Bluestrikeai/strike-craft-ai", "faircompute/stable-diffusion", "clockfree/Lykon-dreamshaper-8", "Krebzonide/SD-Minimum-Code-Example", "bigskaven/perflow-triposr", "cocktailpeanut/perflow-triposr", "tsi-org/perflow-triposr", "ZeqiangLai/OpenDMD", "rutwik1440/text-to-image", "seawolf2357/tex3", "djrana/dreamshaperv8", "inTimeZ/Lykon-dreamshaper-8", "nikhil61191/FairComputeStableDifussionDemo", "hfai-aam/easy-diffusion", "bilegentile/fastsdtest", "Kano001/dreamshaper-8", "Rodneyontherock1067/fastsdcpu", "K00B404/image_gen_supaqueue_game_assets", "Baraaqasem/Chat", "andreavitor/fastsdcpu", "quangnhat/QNT-ByteDance", "YoBatM/FastStableDifussion", "K00B404/SDXL-Turbo-With-Refiner", "abdalraheemdmd/story-image-api", "tejani/testlcm", "WillemVH/AiDisasterSimulator", "tejani/testlcmChange", "vijiths2c/labs", "charliebaby2023/testlcm", "tejani/fastsdcpu", "tejani/NewApp", "Divyansh-87/MythicMorph-Create_your_own_mythical_creatures", "pikkyi/pikkyi-lora", "pikkyi/pikkyi-logo", "kani18/Text-to-3D", "tejani/testlcms", "tejani/fastsdcpu2", "tejani/fastsdcpuClone", "tejani/FaceMask", "ryananacaya/wisdomteller-art101", "ryananacaya/wisdomteller", "Andrewlin238/Surreal_Video_Creator", "clone3/FastGUI", "Meismaxandmaxisme/Testing", "SaraMeckawy/Interior", "RAM0976/image.ai", "kmihore11/ai-text-to-image-kmi-v3", "SaraMeckawy/InteriorAI", "Meismaxandmaxisme/Jurgiok", "Skyb1/inflatable_gen", "DreamDebris/DreamDebris.ai"], "safetensors": null, "security_repo_status": null, "xet_enabled": null, "lastModified": "2023-12-07 10:14:28+00:00", "cardData": "language:\n- en\nlicense: creativeml-openrail-m\npipeline_tag: text-to-image\ntags:\n- stable-diffusion\n- stable-diffusion-diffusers\n- text-to-image\n- art\n- artistic\n- diffusers\n- anime\n- dreamshaper\nduplicated_from: lykon/dreamshaper-8", "transformersInfo": null, "_id": "64ea2d02b36ed038b65f4a64", "modelId": "Lykon/dreamshaper-8", "usedStorage": 8221676714}</text:p>
          </table:table-cell>
          <table:table-cell/>
          <table:table-cell office:value-type="string" calcext:value-type="string">
            <text:p>{"key":"ba90cfd2-4351-4c20-a5f6-378ec71c3eb2","hash":"blake3:da55e305d88347119564c40ef9c778dd3df9b1f4620956f983a1f72862a37dfc","path":"sd-1/main/Dreamshaper 8","file_size":2742241460,"name":"Dreamshaper 8","type":"main","format":"diffusers","base":"sd-1","source":"Lykon/dreamshaper-8","source_type":"hf_repo_id","description":"Popular versatile model.","source_api_response":"{\"id\": \"Lykon/dreamshaper-8\", \"author\": \"Lykon\", \"sha\": \"a7e52b98680b1ba8ff7bce97c7f9f2e2e5337917\", \"last_modified\": \"2023-12-07 10:14:28+00:00\", \"created_at\": \"2023-08-26 16:49:06+00:00\", \"private\": false, \"gated\": false, \"disabled\": false, \"downloads\": 53589, \"downloads_all_time\": null, \"likes\": 74, \"library_name\": \"diffusers\", \"gguf\": null, \"inference\": null, \"inference_provider_mapping\": null, \"tags\": [\"diffusers\", \"safetensors\", \"stable-diffusion\", \"stable-diffusion-diffusers\", \"text-to-image\", \"art\", \"artistic\", \"anime\", \"dreamshaper\", \"en\", \"license:creativeml-openrail-m\", \"autotrain_compatible\", \"endpoints_compatible\", \"diffusers:StableDiffusionPipeline\", \"region:us\"], \"pipeline_tag\": \"text-to-image\", \"mask_token\": null, \"trending_score\": null, \"card_data\": \"language:\\n- en\\nlicense: creativeml-openrail-m\\npipeline_tag: text-to-image\\ntags:\\n- stable-diffusion\\n- stable-diffusion-diffusers\\n- text-to-image\\n- art\\n- artistic\\n- diffusers\\n- anime\\n- dreamshaper\\nduplicated_from: lykon/dreamshaper-8\", \"widget_data\": null, \"model_index\": null, \"config\": {\"diffusers\": {\"_class_name\": \"StableDiffusionPipeline\"}}, \"transformers_info\": null, \"siblings\": [\"RepoSibling(rfilename='.gitattributes', size=1519, blob_id='a6344aac8c09253b3b630fb776ae94478aa0275b', lfs=None)\", \"RepoSibling(rfilename='README.md', size=2421, blob_id='71330df761a37327da4510ab8ea461cca44ac3c0', lfs=None)\", \"RepoSibling(rfilename='feature_extractor/preprocessor_config.json', size=520, blob_id='e0675735fd0052745f2f7b7291e4aa7859389998', lfs=None)\", \"RepoSibling(rfilename='image.png', size=374826, blob_id='fd8c172e175b02fc59f43cacf92cca48302a39e2', lfs=None)\", \"RepoSibling(rfilename='model_index.json', size=642, blob_id='9584de47e940a1cff5abd39f6348ea76895ca004', lfs=None)\", \"RepoSibling(rfilename='safety_checker/config.json', size=796, blob_id='e4a1e17c03e6ed1d5205a5fb6e08b1d0d5822612', lfs=None)\", \"RepoSibling(rfilename='safety_checker/model.fp16.safetensors', size=608016280, blob_id='bfbbf684b4a9f55fcd69672a74736f095e4084ed', lfs=BlobLfsInfo(size=608016280, sha256='57ecdfa243b170f9b4cb3eefaf0f64552ef78fc0bf0eb1c5b9675308447184f6', pointer_size=134))\", \"RepoSibling(rfilename='safety_checker/model.safetensors', size=1215979664, blob_id='3664190c342ff99f7f7ab5bda9648e375ef361e0', lfs=BlobLfsInfo(size=1215979664, sha256='fb351a5ded815c3ff744968ad9c6b218d071b9d313d04f35e813b84b4c0ffde8', pointer_size=135))\", \"RepoSibling(rfilename='scheduler/scheduler_config.json', size=614, blob_id='a63f334bd6446e1cd3d49f32dac82fd45d0fff53', lfs=None)\", \"RepoSibling(rfilename='text_encoder/config.json', size=724, blob_id='8500de75f41891f1ebdf7c9e55aca67f39f6ddfe', lfs=None)\", \"RepoSibling(rfilename='text_encoder/model.fp16.safetensors', size=246144152, blob_id='90f325c92906ad39ebd3c3c40e5c814c75d6e7a4', lfs=BlobLfsInfo(size=246144152, sha256='fda1f312e49f667179f53878e6ac717d8f37d6119cc5adb76fba88895b94d0a7', pointer_size=134))\", \"RepoSibling(rfilename='text_encoder/model.safetensors', size=492265168, blob_id='71b3ef9e272aa3c58bd1f30b5e6e39b345580688', lfs=BlobLfsInfo(size=492265168, sha256='5cd76eb3ed326974cfd66795384e890742dfdb5a80f5f4e4cb1547d51ec75d86', pointer_size=134))\", \"RepoSibling(rfilename='tokenizer/merges.txt', size=524619, blob_id='76e821f1b6f0a9709293c3b6b51ed90980b3166b', lfs=None)\", \"RepoSibling(rfilename='tokenizer/special_tokens_map.json', size=472, blob_id='2c2130b544c0c5a72d5d00da071ba130a9800fb2', lfs=None)\", \"RepoSibling(rfilename='tokenizer/tokenizer_config.json', size=737, blob_id='2e8612a429492973fe60635b3f44a28b065cfac0', lfs=None)\", \"RepoSibling(rfilename='tokenizer/vocab.json', size=1059962, blob_id='469be27c5c010538f845f518c4f5e8574c78f7c8', lfs=None)\", \"RepoSibling(rfilename='unet/config.json', size=1868, blob_id='f56ddd2e37ddc89a5b759fafd3f61b494088a087', lfs=None)\", \"RepoSibling(rfilename='unet/diffusion_pytorch_model.fp16.safetensors', size=1719125304, blob_id='4f8e8cb73a7c8719ad424dab8a99896ae7bda0b2', lfs=BlobLfsInfo(size=1719125304, sha256='ac0a7f112b9485d3e0c492fad89891ba82c60d7b09653bf5083b5a2b592828f3', pointer_size=135))\", \"RepoSibling(rfilename='unet/diffusion_pytorch_model.safetensors', size=3438167536, blob_id='5fc363799d5baef782ccbe45646ee4667666db00', lfs=BlobLfsInfo(size=3438167536, sha256='89b54dc332757e6fff8caef7399e8061833d7d668d42fdbcc02b3e366921c5a6', pointer_size=135))\", \"RepoSibling(rfilename='vae/config.json', size=756, blob_id='784a450cb1ee4cd0d8e71e6a5c21eddb9016779e', lfs=None)\", \"RepoSibling(rfilename='vae/diffusion_pytorch_model.fp16.safetensors', size=167335342, blob_id='97c30182822ccc90301740aede01d4b620eb93d1', lfs=BlobLfsInfo(size=167335342, sha256='ff38c7ec66a4ae76f466a3ade876522bff4fea8add1981cc433f518666cea33d', pointer_size=134))\", \"RepoSibling(rfilename='vae/diffusion_pytorch_model.safetensors', size=334643268, blob_id='59426d13c2facc6c8fc63a36300d84b421931b4a', lfs=BlobLfsInfo(size=334643268, sha256='a02c00c3ec17e99528f0ce53bcc508729ce9f9d3e653eb1cbc99a5da0030446f', pointer_size=134))\"], \"spaces\": [\"Nymbo/image_gen_supaqueue\", \"Krebzonide/SDXL-Turbo-With-Refiner\", \"hansyan/perflow-triposr\", \"Huage001/LinFusion-SD-v1.5\", \"rupeshs/fastsdcpu\", \"Deadmon/Ip-Adapter-FaceID\", \"michaelj/testlcm\", \"michaelj/FastAPI_lcm_docker\", \"tejani/Another\", \"tejani/testlcm2\", \"Bluestrikeai/strike-craft-ai\", \"faircompute/stable-diffusion\", \"clockfree/Lykon-dreamshaper-8\", \"Krebzonide/SD-Minimum-Code-Example\", \"bigskaven/perflow-triposr\", \"cocktailpeanut/perflow-triposr\", \"tsi-org/perflow-triposr\", \"ZeqiangLai/OpenDMD\", \"rutwik1440/text-to-image\", \"seawolf2357/tex3\", \"djrana/dreamshaperv8\", \"inTimeZ/Lykon-dreamshaper-8\", \"nikhil61191/FairComputeStableDifussionDemo\", \"hfai-aam/easy-diffusion\", \"bilegentile/fastsdtest\", \"Kano001/dreamshaper-8\", \"Rodneyontherock1067/fastsdcpu\", \"K00B404/image_gen_supaqueue_game_assets\", \"Baraaqasem/Chat\", \"andreavitor/fastsdcpu\", \"quangnhat/QNT-ByteDance\", \"YoBatM/FastStableDifussion\", \"K00B404/SDXL-Turbo-With-Refiner\", \"abdalraheemdmd/story-image-api\", \"tejani/testlcm\", \"WillemVH/AiDisasterSimulator\", \"tejani/testlcmChange\", \"vijiths2c/labs\", \"charliebaby2023/testlcm\", \"tejani/fastsdcpu\", \"tejani/NewApp\", \"Divyansh-87/MythicMorph-Create_your_own_mythical_creatures\", \"pikkyi/pikkyi-lora\", \"pikkyi/pikkyi-logo\", \"kani18/Text-to-3D\", \"tejani/testlcms\", \"tejani/fastsdcpu2\", \"tejani/fastsdcpuClone\", \"tejani/FaceMask\", \"ryananacaya/wisdomteller-art101\", \"ryananacaya/wisdomteller\", \"Andrewlin238/Surreal_Video_Creator\", \"clone3/FastGUI\", \"Meismaxandmaxisme/Testing\", \"SaraMeckawy/Interior\", \"RAM0976/image.ai\", \"kmihore11/ai-text-to-image-kmi-v3\", \"SaraMeckawy/InteriorAI\", \"Meismaxandmaxisme/Jurgiok\", \"Skyb1/inflatable_gen\", \"DreamDebris/DreamDebris.ai\"], \"safetensors\": null, \"security_repo_status\": null, \"xet_enabled\": null, \"lastModified\": \"2023-12-07 10:14:28+00:00\", \"cardData\": \"language:\\n- en\\nlicense: creativeml-openrail-m\\npipeline_tag: text-to-image\\ntags:\\n- stable-diffusion\\n- stable-diffusion-diffusers\\n- text-to-image\\n- art\\n- artistic\\n- diffusers\\n- anime\\n- dreamshaper\\nduplicated_from: lykon/dreamshaper-8\", \"transformersInfo\": null, \"_id\": \"64ea2d02b36ed038b65f4a64\", \"modelId\": \"Lykon/dreamshaper-8\", \"usedStorage\": 8221676714}","cover_image":null,"submodels":null,"usage_info":null,"trigger_phrases":null,"default_settings":{"vae":null,"vae_precision":null,"scheduler":null,"steps":null,"cfg_scale":null,"cfg_rescale_multiplier":null,"width":512,"height":512,"guidance":null},"variant":"normal","repo_variant":"fp16"}</text:p>
          </table:table-cell>
          <table:table-cell table:number-columns-repeated="2" office:value-type="string" calcext:value-type="string">
            <text:p>2025-07-18 00:34:11.152</text:p>
          </table:table-cell>
          <table:table-cell office:value-type="float" office:value="2742241460" calcext:value-type="float">
            <text:p>2742241460</text:p>
          </table:table-cell>
        </table:table-row>
        <table:table-row table:style-name="ro1" table:visibility="filter">
          <table:table-cell office:value-type="string" calcext:value-type="string">
            <text:p>505bf77c-8f22-487f-b682-d3c6cb587763</text:p>
          </table:table-cell>
          <table:table-cell office:value-type="string" calcext:value-type="string">
            <text:p>blake3:55e89d6868c2d07f983cca38a6528275bea425abf5baa7c1c292d0b5c4871a72</text:p>
          </table:table-cell>
          <table:table-cell office:value-type="string" calcext:value-type="string">
            <text:p>sd-1</text:p>
          </table:table-cell>
          <table:table-cell office:value-type="string" calcext:value-type="string">
            <text:p>controlnet</text:p>
          </table:table-cell>
          <table:table-cell office:value-type="string" calcext:value-type="string">
            <text:p>sd-1/controlnet/Segmentation Map</text:p>
          </table:table-cell>
          <table:table-cell office:value-type="string" calcext:value-type="string">
            <text:p>diffusers</text:p>
          </table:table-cell>
          <table:table-cell office:value-type="string" calcext:value-type="string">
            <text:p>Segmentation Map</text:p>
          </table:table-cell>
          <table:table-cell office:value-type="string" calcext:value-type="string">
            <text:p>Uses segmentation maps to guide the structure of the composition.</text:p>
          </table:table-cell>
          <table:table-cell office:value-type="string" calcext:value-type="string">
            <text:p>lllyasviel/control_v11p_sd15_seg</text:p>
          </table:table-cell>
          <table:table-cell office:value-type="string" calcext:value-type="string">
            <text:p>hf_repo_id</text:p>
          </table:table-cell>
          <table:table-cell office:value-type="string" calcext:value-type="string">
            <text:p>{"id": "lllyasviel/control_v11p_sd15_seg", "author": "lllyasviel", "sha": "210682041b41097834006a910b8773f423343900", "last_modified": "2023-05-04 18:49:33+00:00", "created_at": "2023-04-14 19:23:48+00:00", "private": false, "gated": false, "disabled": false, "downloads": 7579, "downloads_all_time": null, "likes": 13, "library_name": "diffusers", "gguf": null, "inference": null, "inference_provider_mapping": null, "tags": ["diffusers", "safetensors", "art", "controlnet", "stable-diffusion", "controlnet-v1-1", "image-to-image", "arxiv:2302.05543", "base_model:runwayml/stable-diffusion-v1-5", "base_model:adapter:runwayml/stable-diffusion-v1-5", "license:openrail", "region:us"], "pipeline_tag": "image-to-image", "mask_token": null, "trending_score": null, "card_data": "base_model: runwayml/stable-diffusion-v1-5\nlicense: openrail\ntags:\n- art\n- controlnet\n- stable-diffusion\n- controlnet-v1-1\n- image-to-image\nduplicated_from: ControlNet-1-1-preview/control_v11p_sd15_seg", "widget_data": null, "model_index": null, "config": {}, "transformers_info": null, "siblings": ["RepoSibling(rfilename='.gitattributes', size=1477, blob_id='c7d9f3332a950355d5a77d85000f05e6f45435ea', lfs=None)", "RepoSibling(rfilename='README.md', size=19451, blob_id='39601c06cc2d9a56f79411996e69e0ac6dd50bc5', lfs=None)", "RepoSibling(rfilename='config.json', size=994, blob_id='fe36c360da352f3630fd66b60b771f2691687117', lfs=None)", "RepoSibling(rfilename='control_net_seg.py', size=2032, blob_id='d7bee08560b0fc3ef4078edf9dc40031f3ab042e', lfs=None)", "RepoSibling(rfilename='diffusion_pytorch_model.bin', size=1445254969, blob_id='bcc55f74bf4e0b12eb1bb53df78ffc66c48d76a1', lfs=BlobLfsInfo(size=1445254969, sha256='4397ad13ff43760023ad5f7b13969731e52c0d23cc1c609fcb4b25da2c00be0b', pointer_size=135))", "RepoSibling(rfilename='diffusion_pytorch_model.fp16.bin', size=722698343, blob_id='85b26f468a2e97646f51499a1412f1b771cc5b73', lfs=BlobLfsInfo(size=722698343, sha256='90dcbc018c19a01dc146a3062227a35142f700031abd5f0a5385447f469cbce2', pointer_size=134))", "RepoSibling(rfilename='diffusion_pytorch_model.fp16.safetensors', size=722598642, blob_id='3011200d09caddaf9d51553f24bd7f06a58aba9b', lfs=BlobLfsInfo(size=722598642, sha256='23809d298edb48bf97ce95c6b8c4a69a749e57bf3838d866fbdc45f8fa11f6f4', pointer_size=134))", "RepoSibling(rfilename='diffusion_pytorch_model.safetensors', size=1445157124, blob_id='a010fb43eedba9179ccee75dc2f2ce75a8152906', lfs=BlobLfsInfo(size=1445157124, sha256='68291d493d0d75df67fe931c753c9b204cf3863509d5471b5eb64e5f0f2b4b38', pointer_size=135))", "RepoSibling(rfilename='images/control.png', size=3628, blob_id='73d66d6332fd25ed0fcf4c3fa7653011e463b08a', lfs=None)", "RepoSibling(rfilename='images/image_out.png', size=483035, blob_id='5b882bb2e7d04d416352bb1312d7c308761ff1cf', lfs=None)", "RepoSibling(rfilename='images/input.png', size=390717, blob_id='f46f6700781e157884b4325dac3835b102eb7212', lfs=None)", "RepoSibling(rfilename='sd.png', size=59531, blob_id='2eb3a8567e5278cae0d7a29e65e965d09cba4797', lfs=None)"], "spaces": ["hysts/ControlNet-v1-1", "r3gm/DiffuseCraft", "John6666/DiffuseCraftMod", "John6666/votepurchase-multiple-model", "dreamer-technoland/object-to-object-replace", "Menyu/DiffuseCraftMod", "bobber/DiffuseCraft", "kevinwang676/ControlNet-with-GPT-4", "TheNetherWatcher/Vid2Vid-using-Text-prompt", "egg22314/object-to-object-replace", "dreamer-technoland/object-to-object-replace-1", "willgibs/ControlNet-v1-1", "RobLi/ControlNet-v1-1", "barani/ControlNet", "YEsssssssssssir/AIgen", "adorp/ControlNet-v1-1-duplicate", "initialneil/DongbaDreamer", "terrapretapermaculture/ControlNet-v1-1-B", "John6666/testvp", "jordandotzel/ControlNet-v1-1", "bastibond/ControlNet-v1-1", "licasexko/ControlNet-v1-1", "serhatderya/ControlNet-v1-1-scribble", "xawery/ControlNet-v1-1", "imjunaidafzal/ControlNet-v1-1", "rishavraina/ControlNet-v1-1", "dddddahling/ControlNet-v1-1", "xing2024/ControlNet-v1-1", "wesbuskirk/create", "777Andy777/ControlNet-v1-1", "wimvanhenden/ControlNet-v1-1", "selozk/ControlNet-v1-1", "imSaharukh/ControlNet-v1-1", "Voltxs/ControlNet-v1-1", "pauline0928/ControlNet-v1-12", "grahamstanes/ControlNet-v1-1", "ashtarirasool/ControlNet-v1-1", "esaberian/ControlNet-v1-1", "pastaandnoodles/ControlNet-v1-1", "isaacespina/ControlNet-v1-1", "HarshitRaheja/ControlNet-v1-1", "gustOfWind/ControlNet-v1-1", "Amjadd/ControlNet-v1-1", "yonghenglh6/kiu5", "BurdaComplete/ControlNet-v1-1", "usefmahmud/ControlNet-v1-1", "ericdins/ControlNet-v1-1", "Andyrasika/ControlNet-v1-1", "qdqwefvcx/ControlNet-v1-1", "vakilrathod67/ControlNet", "atryash/ControlNet-v1-1", "lmitev/ControlNet-v1-1", "FIT2125/ControlNet-v1-1", "kokuma/controlnet", "papakabeta/ControlNet-v1-1", "nej-dot/ControlNet-v1-1", "terrapretapermaculture/ControlNet-v1-1", "Raiden223145/ControlNet", "guriko/Generate-Image", "guriko/ControlNet", "t-montes/ControlNet-v1-1", "uesmhe/oreonet", "david837/ControlNet-v1-1", "mckeeboards/ControlNet-v1-1", "waloneai/ControlNet-v1-1", "jchwenger/ControlNet-v1-1", "terrapretapermaculture/ControlNet-v1-1-D", "um235/diffusion", "baiapps/hestior", "akaUNik/diff_models_hw6", "Emilichcka/diffusion_fin_project", "eienmojiki/DiffuseCraftMod", "kartikvij/ControlNet-v1-1", "jingyangcarl/matgen", "Madmaxxxx/ControlNet-v1-1", "John6666/DiffuseCraftDetailfixTest"], "safetensors": null, "security_repo_status": null, "xet_enabled": null, "lastModified": "2023-05-04 18:49:33+00:00", "cardData": "base_model: runwayml/stable-diffusion-v1-5\nlicense: openrail\ntags:\n- art\n- controlnet\n- stable-diffusion\n- controlnet-v1-1\n- image-to-image\nduplicated_from: ControlNet-1-1-preview/control_v11p_sd15_seg", "transformersInfo": null, "_id": "6439a8443da4490578d7e4b9", "modelId": "lllyasviel/control_v11p_sd15_seg", "usedStorage": 4335709078}</text:p>
          </table:table-cell>
          <table:table-cell/>
          <table:table-cell office:value-type="string" calcext:value-type="string">
            <text:p>{"key":"505bf77c-8f22-487f-b682-d3c6cb587763","hash":"blake3:55e89d6868c2d07f983cca38a6528275bea425abf5baa7c1c292d0b5c4871a72","path":"sd-1/controlnet/Segmentation Map","file_size":722599636,"name":"Segmentation Map","type":"controlnet","format":"diffusers","base":"sd-1","source":"lllyasviel/control_v11p_sd15_seg","source_type":"hf_repo_id","description":"Uses segmentation maps to guide the structure of the composition.","source_api_response":"{\"id\": \"lllyasviel/control_v11p_sd15_seg\", \"author\": \"lllyasviel\", \"sha\": \"210682041b41097834006a910b8773f423343900\", \"last_modified\": \"2023-05-04 18:49:33+00:00\", \"created_at\": \"2023-04-14 19:23:48+00:00\", \"private\": false, \"gated\": false, \"disabled\": false, \"downloads\": 7579, \"downloads_all_time\": null, \"likes\": 13, \"library_name\": \"diffusers\", \"gguf\": null, \"inference\": null, \"inference_provider_mapping\": null, \"tags\": [\"diffusers\", \"safetensors\", \"art\", \"controlnet\", \"stable-diffusion\", \"controlnet-v1-1\", \"image-to-image\", \"arxiv:2302.05543\", \"base_model:runwayml/stable-diffusion-v1-5\", \"base_model:adapter:runwayml/stable-diffusion-v1-5\", \"license:openrail\", \"region:us\"], \"pipeline_tag\": \"image-to-image\", \"mask_token\": null, \"trending_score\": null, \"card_data\": \"base_model: runwayml/stable-diffusion-v1-5\\nlicense: openrail\\ntags:\\n- art\\n- controlnet\\n- stable-diffusion\\n- controlnet-v1-1\\n- image-to-image\\nduplicated_from: ControlNet-1-1-preview/control_v11p_sd15_seg\", \"widget_data\": null, \"model_index\": null, \"config\": {}, \"transformers_info\": null, \"siblings\": [\"RepoSibling(rfilename='.gitattributes', size=1477, blob_id='c7d9f3332a950355d5a77d85000f05e6f45435ea', lfs=None)\", \"RepoSibling(rfilename='README.md', size=19451, blob_id='39601c06cc2d9a56f79411996e69e0ac6dd50bc5', lfs=None)\", \"RepoSibling(rfilename='config.json', size=994, blob_id='fe36c360da352f3630fd66b60b771f2691687117', lfs=None)\", \"RepoSibling(rfilename='control_net_seg.py', size=2032, blob_id='d7bee08560b0fc3ef4078edf9dc40031f3ab042e', lfs=None)\", \"RepoSibling(rfilename='diffusion_pytorch_model.bin', size=1445254969, blob_id='bcc55f74bf4e0b12eb1bb53df78ffc66c48d76a1', lfs=BlobLfsInfo(size=1445254969, sha256='4397ad13ff43760023ad5f7b13969731e52c0d23cc1c609fcb4b25da2c00be0b', pointer_size=135))\", \"RepoSibling(rfilename='diffusion_pytorch_model.fp16.bin', size=722698343, blob_id='85b26f468a2e97646f51499a1412f1b771cc5b73', lfs=BlobLfsInfo(size=722698343, sha256='90dcbc018c19a01dc146a3062227a35142f700031abd5f0a5385447f469cbce2', pointer_size=134))\", \"RepoSibling(rfilename='diffusion_pytorch_model.fp16.safetensors', size=722598642, blob_id='3011200d09caddaf9d51553f24bd7f06a58aba9b', lfs=BlobLfsInfo(size=722598642, sha256='23809d298edb48bf97ce95c6b8c4a69a749e57bf3838d866fbdc45f8fa11f6f4', pointer_size=134))\", \"RepoSibling(rfilename='diffusion_pytorch_model.safetensors', size=1445157124, blob_id='a010fb43eedba9179ccee75dc2f2ce75a8152906', lfs=BlobLfsInfo(size=1445157124, sha256='68291d493d0d75df67fe931c753c9b204cf3863509d5471b5eb64e5f0f2b4b38', pointer_size=135))\", \"RepoSibling(rfilename='images/control.png', size=3628, blob_id='73d66d6332fd25ed0fcf4c3fa7653011e463b08a', lfs=None)\", \"RepoSibling(rfilename='images/image_out.png', size=483035, blob_id='5b882bb2e7d04d416352bb1312d7c308761ff1cf', lfs=None)\", \"RepoSibling(rfilename='images/input.png', size=390717, blob_id='f46f6700781e157884b4325dac3835b102eb7212', lfs=None)\", \"RepoSibling(rfilename='sd.png', size=59531, blob_id='2eb3a8567e5278cae0d7a29e65e965d09cba4797', lfs=None)\"], \"spaces\": [\"hysts/ControlNet-v1-1\", \"r3gm/DiffuseCraft\", \"John6666/DiffuseCraftMod\", \"John6666/votepurchase-multiple-model\", \"dreamer-technoland/object-to-object-replace\", \"Menyu/DiffuseCraftMod\", \"bobber/DiffuseCraft\", \"kevinwang676/ControlNet-with-GPT-4\", \"TheNetherWatcher/Vid2Vid-using-Text-prompt\", \"egg22314/object-to-object-replace\", \"dreamer-technoland/object-to-object-replace-1\", \"willgibs/ControlNet-v1-1\", \"RobLi/ControlNet-v1-1\", \"barani/ControlNet\", \"YEsssssssssssir/AIgen\", \"adorp/ControlNet-v1-1-duplicate\", \"initialneil/DongbaDreamer\", \"terrapretapermaculture/ControlNet-v1-1-B\", \"John6666/testvp\", \"jordandotzel/ControlNet-v1-1\", \"bastibond/ControlNet-v1-1\", \"licasexko/ControlNet-v1-1\", \"serhatderya/ControlNet-v1-1-scribble\", \"xawery/ControlNet-v1-1\", \"imjunaidafzal/ControlNet-v1-1\", \"rishavraina/ControlNet-v1-1\", \"dddddahling/ControlNet-v1-1\", \"xing2024/ControlNet-v1-1\", \"wesbuskirk/create\", \"777Andy777/ControlNet-v1-1\", \"wimvanhenden/ControlNet-v1-1\", \"selozk/ControlNet-v1-1\", \"imSaharukh/ControlNet-v1-1\", \"Voltxs/ControlNet-v1-1\", \"pauline0928/ControlNet-v1-12\", \"grahamstanes/ControlNet-v1-1\", \"ashtarirasool/ControlNet-v1-1\", \"esaberian/ControlNet-v1-1\", \"pastaandnoodles/ControlNet-v1-1\", \"isaacespina/ControlNet-v1-1\", \"HarshitRaheja/ControlNet-v1-1\", \"gustOfWind/ControlNet-v1-1\", \"Amjadd/ControlNet-v1-1\", \"yonghenglh6/kiu5\", \"BurdaComplete/ControlNet-v1-1\", \"usefmahmud/ControlNet-v1-1\", \"ericdins/ControlNet-v1-1\", \"Andyrasika/ControlNet-v1-1\", \"qdqwefvcx/ControlNet-v1-1\", \"vakilrathod67/ControlNet\", \"atryash/ControlNet-v1-1\", \"lmitev/ControlNet-v1-1\", \"FIT2125/ControlNet-v1-1\", \"kokuma/controlnet\", \"papakabeta/ControlNet-v1-1\", \"nej-dot/ControlNet-v1-1\", \"terrapretapermaculture/ControlNet-v1-1\", \"Raiden223145/ControlNet\", \"guriko/Generate-Image\", \"guriko/ControlNet\", \"t-montes/ControlNet-v1-1\", \"uesmhe/oreonet\", \"david837/ControlNet-v1-1\", \"mckeeboards/ControlNet-v1-1\", \"waloneai/ControlNet-v1-1\", \"jchwenger/ControlNet-v1-1\", \"terrapretapermaculture/ControlNet-v1-1-D\", \"um235/diffusion\", \"baiapps/hestior\", \"akaUNik/diff_models_hw6\", \"Emilichcka/diffusion_fin_project\", \"eienmojiki/DiffuseCraftMod\", \"kartikvij/ControlNet-v1-1\", \"jingyangcarl/matgen\", \"Madmaxxxx/ControlNet-v1-1\", \"John6666/DiffuseCraftDetailfixTest\"], \"safetensors\": null, \"security_repo_status\": null, \"xet_enabled\": null, \"lastModified\": \"2023-05-04 18:49:33+00:00\", \"cardData\": \"base_model: runwayml/stable-diffusion-v1-5\\nlicense: openrail\\ntags:\\n- art\\n- controlnet\\n- stable-diffusion\\n- controlnet-v1-1\\n- image-to-image\\nduplicated_from: ControlNet-1-1-preview/control_v11p_sd15_seg\", \"transformersInfo\": null, \"_id\": \"6439a8443da4490578d7e4b9\", \"modelId\": \"lllyasviel/control_v11p_sd15_seg\", \"usedStorage\": 4335709078}","cover_image":null,"submodels":null,"usage_info":null,"default_settings":null,"repo_variant":"fp16"}</text:p>
          </table:table-cell>
          <table:table-cell table:number-columns-repeated="2" office:value-type="string" calcext:value-type="string">
            <text:p>2025-07-18 00:34:12.083</text:p>
          </table:table-cell>
          <table:table-cell office:value-type="float" office:value="722599636" calcext:value-type="float">
            <text:p>722599636</text:p>
          </table:table-cell>
        </table:table-row>
        <table:table-row table:style-name="ro1" table:visibility="filter">
          <table:table-cell office:value-type="string" calcext:value-type="string">
            <text:p>86202181-4412-4177-879c-4a4b25b6674b</text:p>
          </table:table-cell>
          <table:table-cell office:value-type="string" calcext:value-type="string">
            <text:p>blake3:0fc5dc85a460f6320b47de0b8463725b292a4a9cab7e6453eaa46e7e54b05cec</text:p>
          </table:table-cell>
          <table:table-cell office:value-type="string" calcext:value-type="string">
            <text:p>sd-1</text:p>
          </table:table-cell>
          <table:table-cell office:value-type="string" calcext:value-type="string">
            <text:p>controlnet</text:p>
          </table:table-cell>
          <table:table-cell office:value-type="string" calcext:value-type="string">
            <text:p>sd-1/controlnet/Contour Detection (scribble)</text:p>
          </table:table-cell>
          <table:table-cell office:value-type="string" calcext:value-type="string">
            <text:p>diffusers</text:p>
          </table:table-cell>
          <table:table-cell office:value-type="string" calcext:value-type="string">
            <text:p>Contour Detection (scribble)</text:p>
          </table:table-cell>
          <table:table-cell office:value-type="string" calcext:value-type="string">
            <text:p>Uses edges, contours, or line art in the image to control composition.</text:p>
          </table:table-cell>
          <table:table-cell office:value-type="string" calcext:value-type="string">
            <text:p>lllyasviel/control_v11p_sd15_scribble</text:p>
          </table:table-cell>
          <table:table-cell office:value-type="string" calcext:value-type="string">
            <text:p>hf_repo_id</text:p>
          </table:table-cell>
          <table:table-cell office:value-type="string" calcext:value-type="string">
            <text:p>{"id": "lllyasviel/control_v11p_sd15_scribble", "author": "lllyasviel", "sha": "3564ec7b87dd706d5fc760d21c9e90bb160d1e9f", "last_modified": "2023-05-04 18:50:48+00:00", "created_at": "2023-04-14 19:26:12+00:00", "private": false, "gated": false, "disabled": false, "downloads": 6971, "downloads_all_time": null, "likes": 29, "library_name": "diffusers", "gguf": null, "inference": null, "inference_provider_mapping": null, "tags": ["diffusers", "safetensors", "art", "controlnet", "stable-diffusion", "controlnet-v1-1", "image-to-image", "arxiv:2302.05543", "base_model:runwayml/stable-diffusion-v1-5", "base_model:adapter:runwayml/stable-diffusion-v1-5", "license:openrail", "region:us"], "pipeline_tag": "image-to-image", "mask_token": null, "trending_score": null, "card_data": "base_model: runwayml/stable-diffusion-v1-5\nlicense: openrail\ntags:\n- art\n- controlnet\n- stable-diffusion\n- controlnet-v1-1\n- image-to-image\nduplicated_from: ControlNet-1-1-preview/control_v11p_sd15_scribble", "widget_data": null, "model_index": null, "config": {}, "transformers_info": null, "siblings": ["RepoSibling(rfilename='.gitattributes', size=1477, blob_id='c7d9f3332a950355d5a77d85000f05e6f45435ea', lfs=None)", "RepoSibling(rfilename='README.md', size=16508, blob_id='67cdacdd2ea5a7365bb2531fb2ed4c5da5a3023e', lfs=None)", "RepoSibling(rfilename='config.json', size=999, blob_id='5a0e4f1b51c5798df0ea967569266c4884325195', lfs=None)", "RepoSibling(rfilename='control_net_scribble.py', size=1407, blob_id='41b71de01c14d298b216234913d0b7854747289e', lfs=None)", "RepoSibling(rfilename='diffusion_pytorch_model.bin', size=1445254969, blob_id='98a1f003ed8ee94001a75c9a500f8692eec27326', lfs=BlobLfsInfo(size=1445254969, sha256='1a3daa6c6a0d7f2afdef27b7c755e038b5eaa3b95312c035a9be97cbd57455e2', pointer_size=135))", "RepoSibling(rfilename='diffusion_pytorch_model.fp16.bin', size=722698343, blob_id='8456c6254e28d8769b475f9e4636453bb33da993', lfs=BlobLfsInfo(size=722698343, sha256='57d5c5153b3d922af9f6b79123322023821908307f4ac5ed1b1d0c78e414d5d6', pointer_size=134))", "RepoSibling(rfilename='diffusion_pytorch_model.fp16.safetensors', size=722598642, blob_id='1b0dd602fe87b9f9f9b7e8749b52a82ecf5ce0ac', lfs=BlobLfsInfo(size=722598642, sha256='46be9cc44d61ed0a0bed0b34746541c1b274e7194f2262dca7671048562bdfa1', pointer_size=134))", "RepoSibling(rfilename='diffusion_pytorch_model.safetensors', size=1445157124, blob_id='deef9096a2283028e6ef59af5cdf549f4444195b', lfs=BlobLfsInfo(size=1445157124, sha256='387ade970396c191da0fd229d26bbb64f80b8b3c501a774d9838e54638deccb1', pointer_size=135))", "RepoSibling(rfilename='images/control.png', size=9276, blob_id='bc45b91e156cb5f3eb02533139e1f83250fa4144', lfs=None)", "RepoSibling(rfilename='images/image_out.png', size=753951, blob_id='f7d9fd46d5d7a225fcd74a9f505d8a69df129464', lfs=None)", "RepoSibling(rfilename='images/input.png', size=51991, blob_id='95c1390d03bd780eb4e48bfe9698b4d6e92c3251', lfs=None)", "RepoSibling(rfilename='sd.png', size=59531, blob_id='2eb3a8567e5278cae0d7a29e65e965d09cba4797', lfs=None)"], "spaces": ["hysts/ControlNet-v1-1", "r3gm/DiffuseCraft", "John6666/DiffuseCraftMod", "John6666/votepurchase-multiple-model", "hirol/controlnetOverMask", "DMTuit/Diffusion-API", "Menyu/DiffuseCraftMod", "bobber/DiffuseCraft", "kevinwang676/ControlNet-with-GPT-4", "TheNetherWatcher/Vid2Vid-using-Text-prompt", "willgibs/ControlNet-v1-1", "Yabo/ControlVideo", "RobLi/ControlNet-v1-1", "barani/ControlNet", "cyberoleg/b2719240e190e2a649150d94db50be82838efeb0", "YEsssssssssssir/AIgen", "adorp/ControlNet-v1-1-duplicate", "flatindo/generate2", "flatindo/Image-Diffusion-WebUI", "terrapretapermaculture/ControlNet-v1-1-B", "John6666/testvp", "jordandotzel/ControlNet-v1-1", "hahahafofo/controlnetOverMask", "VCHENZIJIA/Stable-Diffusion-ControlNet-WebUI", "bastibond/ControlNet-v1-1", "licasexko/ControlNet-v1-1", "serhatderya/ControlNet-v1-1-scribble", "imjunaidafzal/ControlNet-v1-1", "xawery/ControlNet-v1-1", "rishavraina/ControlNet-v1-1", "dddddahling/ControlNet-v1-1", "xing2024/ControlNet-v1-1", "wesbuskirk/create", "777Andy777/ControlNet-v1-1", "wimvanhenden/ControlNet-v1-1", "selozk/ControlNet-v1-1", "imSaharukh/ControlNet-v1-1", "Voltxs/ControlNet-v1-1", "grahamstanes/ControlNet-v1-1", "naderasadi/DesignGenie", "ashtarirasool/ControlNet-v1-1", "pauline0928/ControlNet-v1-12", "pastaandnoodles/ControlNet-v1-1", "esaberian/ControlNet-v1-1", "isaacespina/ControlNet-v1-1", "HarshitRaheja/ControlNet-v1-1", "gustOfWind/ControlNet-v1-1", "Amjadd/ControlNet-v1-1", "yonghenglh6/kiu5", "BurdaComplete/ControlNet-v1-1", "ericdins/ControlNet-v1-1", "usefmahmud/ControlNet-v1-1", "Andyrasika/ControlNet-v1-1", "DmitrMakeev/Diffusion-API", "qdqwefvcx/ControlNet-v1-1", "vakilrathod67/ControlNet", "atryash/ControlNet-v1-1", "lmitev/ControlNet-v1-1", "MaYar000/test2", "FIT2125/ControlNet-v1-1", "kokuma/controlnet", "papakabeta/ControlNet-v1-1", "nej-dot/ControlNet-v1-1", "terrapretapermaculture/ControlNet-v1-1", "Raiden223145/ControlNet", "guriko/Generate-Image", "guriko/ControlNet", "t-montes/ControlNet-v1-1", "uesmhe/oreonet", "david837/ControlNet-v1-1", "mckeeboards/ControlNet-v1-1", "waloneai/ControlNet-v1-1", "jchwenger/ControlNet-v1-1", "terrapretapermaculture/ControlNet-v1-1-D", "um235/diffusion", "baiapps/hestior", "mariarivaille/Diffusion_Models_Course_Space", "akaUNik/diff_models_hw6", "Emilichcka/diffusion_fin_project", "eienmojiki/DiffuseCraftMod", "kartikvij/ControlNet-v1-1", "jingyangcarl/matgen", "Madmaxxxx/ControlNet-v1-1", "valegro/eol-generative-design", "John6666/DiffuseCraftDetailfixTest"], "safetensors": null, "security_repo_status": null, "xet_enabled": null, "lastModified": "2023-05-04 18:50:48+00:00", "cardData": "base_model: runwayml/stable-diffusion-v1-5\nlicense: openrail\ntags:\n- art\n- controlnet\n- stable-diffusion\n- controlnet-v1-1\n- image-to-image\nduplicated_from: ControlNet-1-1-preview/control_v11p_sd15_scribble", "transformersInfo": null, "_id": "6439a8d45813f0fdd85465bb", "modelId": "lllyasviel/control_v11p_sd15_scribble", "usedStorage": 4335709078}</text:p>
          </table:table-cell>
          <table:table-cell/>
          <table:table-cell office:value-type="string" calcext:value-type="string">
            <text:p>{"key":"86202181-4412-4177-879c-4a4b25b6674b","hash":"blake3:0fc5dc85a460f6320b47de0b8463725b292a4a9cab7e6453eaa46e7e54b05cec","path":"sd-1/controlnet/Contour Detection (scribble)","file_size":722599641,"name":"Contour Detection (scribble)","type":"controlnet","format":"diffusers","base":"sd-1","source":"lllyasviel/control_v11p_sd15_scribble","source_type":"hf_repo_id","description":"Uses edges, contours, or line art in the image to control composition.","source_api_response":"{\"id\": \"lllyasviel/control_v11p_sd15_scribble\", \"author\": \"lllyasviel\", \"sha\": \"3564ec7b87dd706d5fc760d21c9e90bb160d1e9f\", \"last_modified\": \"2023-05-04 18:50:48+00:00\", \"created_at\": \"2023-04-14 19:26:12+00:00\", \"private\": false, \"gated\": false, \"disabled\": false, \"downloads\": 6971, \"downloads_all_time\": null, \"likes\": 29, \"library_name\": \"diffusers\", \"gguf\": null, \"inference\": null, \"inference_provider_mapping\": null, \"tags\": [\"diffusers\", \"safetensors\", \"art\", \"controlnet\", \"stable-diffusion\", \"controlnet-v1-1\", \"image-to-image\", \"arxiv:2302.05543\", \"base_model:runwayml/stable-diffusion-v1-5\", \"base_model:adapter:runwayml/stable-diffusion-v1-5\", \"license:openrail\", \"region:us\"], \"pipeline_tag\": \"image-to-image\", \"mask_token\": null, \"trending_score\": null, \"card_data\": \"base_model: runwayml/stable-diffusion-v1-5\\nlicense: openrail\\ntags:\\n- art\\n- controlnet\\n- stable-diffusion\\n- controlnet-v1-1\\n- image-to-image\\nduplicated_from: ControlNet-1-1-preview/control_v11p_sd15_scribble\", \"widget_data\": null, \"model_index\": null, \"config\": {}, \"transformers_info\": null, \"siblings\": [\"RepoSibling(rfilename='.gitattributes', size=1477, blob_id='c7d9f3332a950355d5a77d85000f05e6f45435ea', lfs=None)\", \"RepoSibling(rfilename='README.md', size=16508, blob_id='67cdacdd2ea5a7365bb2531fb2ed4c5da5a3023e', lfs=None)\", \"RepoSibling(rfilename='config.json', size=999, blob_id='5a0e4f1b51c5798df0ea967569266c4884325195', lfs=None)\", \"RepoSibling(rfilename='control_net_scribble.py', size=1407, blob_id='41b71de01c14d298b216234913d0b7854747289e', lfs=None)\", \"RepoSibling(rfilename='diffusion_pytorch_model.bin', size=1445254969, blob_id='98a1f003ed8ee94001a75c9a500f8692eec27326', lfs=BlobLfsInfo(size=1445254969, sha256='1a3daa6c6a0d7f2afdef27b7c755e038b5eaa3b95312c035a9be97cbd57455e2', pointer_size=135))\", \"RepoSibling(rfilename='diffusion_pytorch_model.fp16.bin', size=722698343, blob_id='8456c6254e28d8769b475f9e4636453bb33da993', lfs=BlobLfsInfo(size=722698343, sha256='57d5c5153b3d922af9f6b79123322023821908307f4ac5ed1b1d0c78e414d5d6', pointer_size=134))\", \"RepoSibling(rfilename='diffusion_pytorch_model.fp16.safetensors', size=722598642, blob_id='1b0dd602fe87b9f9f9b7e8749b52a82ecf5ce0ac', lfs=BlobLfsInfo(size=722598642, sha256='46be9cc44d61ed0a0bed0b34746541c1b274e7194f2262dca7671048562bdfa1', pointer_size=134))\", \"RepoSibling(rfilename='diffusion_pytorch_model.safetensors', size=1445157124, blob_id='deef9096a2283028e6ef59af5cdf549f4444195b', lfs=BlobLfsInfo(size=1445157124, sha256='387ade970396c191da0fd229d26bbb64f80b8b3c501a774d9838e54638deccb1', pointer_size=135))\", \"RepoSibling(rfilename='images/control.png', size=9276, blob_id='bc45b91e156cb5f3eb02533139e1f83250fa4144', lfs=None)\", \"RepoSibling(rfilename='images/image_out.png', size=753951, blob_id='f7d9fd46d5d7a225fcd74a9f505d8a69df129464', lfs=None)\", \"RepoSibling(rfilename='images/input.png', size=51991, blob_id='95c1390d03bd780eb4e48bfe9698b4d6e92c3251', lfs=None)\", \"RepoSibling(rfilename='sd.png', size=59531, blob_id='2eb3a8567e5278cae0d7a29e65e965d09cba4797', lfs=None)\"], \"spaces\": [\"hysts/ControlNet-v1-1\", \"r3gm/DiffuseCraft\", \"John6666/DiffuseCraftMod\", \"John6666/votepurchase-multiple-model\", \"hirol/controlnetOverMask\", \"DMTuit/Diffusion-API\", \"Menyu/DiffuseCraftMod\", \"bobber/DiffuseCraft\", \"kevinwang676/ControlNet-with-GPT-4\", \"TheNetherWatcher/Vid2Vid-using-Text-prompt\", \"willgibs/ControlNet-v1-1\", \"Yabo/ControlVideo\", \"RobLi/ControlNet-v1-1\", \"barani/ControlNet\", \"cyberoleg/b2719240e190e2a649150d94db50be82838efeb0\", \"YEsssssssssssir/AIgen\", \"adorp/ControlNet-v1-1-duplicate\", \"flatindo/generate2\", \"flatindo/Image-Diffusion-WebUI\", \"terrapretapermaculture/ControlNet-v1-1-B\", \"John6666/testvp\", \"jordandotzel/ControlNet-v1-1\", \"hahahafofo/controlnetOverMask\", \"VCHENZIJIA/Stable-Diffusion-ControlNet-WebUI\", \"bastibond/ControlNet-v1-1\", \"licasexko/ControlNet-v1-1\", \"serhatderya/ControlNet-v1-1-scribble\", \"imjunaidafzal/ControlNet-v1-1\", \"xawery/ControlNet-v1-1\", \"rishavraina/ControlNet-v1-1\", \"dddddahling/ControlNet-v1-1\", \"xing2024/ControlNet-v1-1\", \"wesbuskirk/create\", \"777Andy777/ControlNet-v1-1\", \"wimvanhenden/ControlNet-v1-1\", \"selozk/ControlNet-v1-1\", \"imSaharukh/ControlNet-v1-1\", \"Voltxs/ControlNet-v1-1\", \"grahamstanes/ControlNet-v1-1\", \"naderasadi/DesignGenie\", \"ashtarirasool/ControlNet-v1-1\", \"pauline0928/ControlNet-v1-12\", \"pastaandnoodles/ControlNet-v1-1\", \"esaberian/ControlNet-v1-1\", \"isaacespina/ControlNet-v1-1\", \"HarshitRaheja/ControlNet-v1-1\", \"gustOfWind/ControlNet-v1-1\", \"Amjadd/ControlNet-v1-1\", \"yonghenglh6/kiu5\", \"BurdaComplete/ControlNet-v1-1\", \"ericdins/ControlNet-v1-1\", \"usefmahmud/ControlNet-v1-1\", \"Andyrasika/ControlNet-v1-1\", \"DmitrMakeev/Diffusion-API\", \"qdqwefvcx/ControlNet-v1-1\", \"vakilrathod67/ControlNet\", \"atryash/ControlNet-v1-1\", \"lmitev/ControlNet-v1-1\", \"MaYar000/test2\", \"FIT2125/ControlNet-v1-1\", \"kokuma/controlnet\", \"papakabeta/ControlNet-v1-1\", \"nej-dot/ControlNet-v1-1\", \"terrapretapermaculture/ControlNet-v1-1\", \"Raiden223145/ControlNet\", \"guriko/Generate-Image\", \"guriko/ControlNet\", \"t-montes/ControlNet-v1-1\", \"uesmhe/oreonet\", \"david837/ControlNet-v1-1\", \"mckeeboards/ControlNet-v1-1\", \"waloneai/ControlNet-v1-1\", \"jchwenger/ControlNet-v1-1\", \"terrapretapermaculture/ControlNet-v1-1-D\", \"um235/diffusion\", \"baiapps/hestior\", \"mariarivaille/Diffusion_Models_Course_Space\", \"akaUNik/diff_models_hw6\", \"Emilichcka/diffusion_fin_project\", \"eienmojiki/DiffuseCraftMod\", \"kartikvij/ControlNet-v1-1\", \"jingyangcarl/matgen\", \"Madmaxxxx/ControlNet-v1-1\", \"valegro/eol-generative-design\", \"John6666/DiffuseCraftDetailfixTest\"], \"safetensors\": null, \"security_repo_status\": null, \"xet_enabled\": null, \"lastModified\": \"2023-05-04 18:50:48+00:00\", \"cardData\": \"base_model: runwayml/stable-diffusion-v1-5\\nlicense: openrail\\ntags:\\n- art\\n- controlnet\\n- stable-diffusion\\n- controlnet-v1-1\\n- image-to-image\\nduplicated_from: ControlNet-1-1-preview/control_v11p_sd15_scribble\", \"transformersInfo\": null, \"_id\": \"6439a8d45813f0fdd85465bb\", \"modelId\": \"lllyasviel/control_v11p_sd15_scribble\", \"usedStorage\": 4335709078}","cover_image":null,"submodels":null,"usage_info":null,"default_settings":{"preprocessor":"lineart_image_processor"},"repo_variant":"fp16"}</text:p>
          </table:table-cell>
          <table:table-cell table:number-columns-repeated="2" office:value-type="string" calcext:value-type="string">
            <text:p>2025-07-18 00:34:48.985</text:p>
          </table:table-cell>
          <table:table-cell office:value-type="float" office:value="722599641" calcext:value-type="float">
            <text:p>722599641</text:p>
          </table:table-cell>
        </table:table-row>
        <table:table-row table:style-name="ro1" table:visibility="filter">
          <table:table-cell office:value-type="string" calcext:value-type="string">
            <text:p>769e7880-84eb-4642-8bc2-451a4e6756bf</text:p>
          </table:table-cell>
          <table:table-cell office:value-type="string" calcext:value-type="string">
            <text:p>blake3:46630b4be0ccbf1ac67cee007ca92f3d7f3238de3e427a79c5cd53cc77ddfa69</text:p>
          </table:table-cell>
          <table:table-cell office:value-type="string" calcext:value-type="string">
            <text:p>sd-1</text:p>
          </table:table-cell>
          <table:table-cell office:value-type="string" calcext:value-type="string">
            <text:p>controlnet</text:p>
          </table:table-cell>
          <table:table-cell office:value-type="string" calcext:value-type="string">
            <text:p>sd-1/controlnet/Lineart Anime</text:p>
          </table:table-cell>
          <table:table-cell office:value-type="string" calcext:value-type="string">
            <text:p>diffusers</text:p>
          </table:table-cell>
          <table:table-cell office:value-type="string" calcext:value-type="string">
            <text:p>Lineart Anime</text:p>
          </table:table-cell>
          <table:table-cell office:value-type="string" calcext:value-type="string">
            <text:p>Uses anime lineart detection to guide the lighting of the composition.</text:p>
          </table:table-cell>
          <table:table-cell office:value-type="string" calcext:value-type="string">
            <text:p>lllyasviel/control_v11p_sd15s2_lineart_anime</text:p>
          </table:table-cell>
          <table:table-cell office:value-type="string" calcext:value-type="string">
            <text:p>hf_repo_id</text:p>
          </table:table-cell>
          <table:table-cell office:value-type="string" calcext:value-type="string">
            <text:p>{"id": "lllyasviel/control_v11p_sd15s2_lineart_anime", "author": "lllyasviel", "sha": "9c03a1c4f055643faa78f5b6869189642b5b8f66", "last_modified": "2023-05-04 18:49:50+00:00", "created_at": "2023-04-14 19:25:03+00:00", "private": false, "gated": false, "disabled": false, "downloads": 6751, "downloads_all_time": null, "likes": 31, "library_name": "diffusers", "gguf": null, "inference": null, "inference_provider_mapping": null, "tags": ["diffusers", "safetensors", "art", "controlnet", "stable-diffusion", "controlnet-v1-1", "image-to-image", "arxiv:2302.05543", "base_model:runwayml/stable-diffusion-v1-5", "base_model:adapter:runwayml/stable-diffusion-v1-5", "license:openrail", "region:us"], "pipeline_tag": "image-to-image", "mask_token": null, "trending_score": null, "card_data": "base_model: runwayml/stable-diffusion-v1-5\nlicense: openrail\ntags:\n- art\n- controlnet\n- stable-diffusion\n- controlnet-v1-1\n- image-to-image\nduplicated_from: ControlNet-1-1-preview/control_v11p_sd15s2_lineart_anime", "widget_data": null, "model_index": null, "config": {}, "transformers_info": null, "siblings": ["RepoSibling(rfilename='.gitattributes', size=1477, blob_id='c7d9f3332a950355d5a77d85000f05e6f45435ea', lfs=None)", "RepoSibling(rfilename='README.md', size=15691, blob_id='0f7b4a2a00214fe12cb257573d91a180d28abd40', lfs=None)", "RepoSibling(rfilename='config.json', size=1006, blob_id='83eddb1ab724a9c8a1d4cfa8283c6841e536d861', lfs=None)", "RepoSibling(rfilename='control_net_lineart_anime.py', size=1677, blob_id='c1303e9051f58905f7122a3c7a717e487fe166ac', lfs=None)", "RepoSibling(rfilename='diffusion_pytorch_model.bin', size=1445254969, blob_id='dd52159a5dabbe28b7da685bc869d8613883f7ba', lfs=BlobLfsInfo(size=1445254969, sha256='a93db77e1cac8d298d4313c183d942ffbb51c61e77104d7f17ef70217638d09b', pointer_size=135))", "RepoSibling(rfilename='diffusion_pytorch_model.fp16.bin', size=722698343, blob_id='6007359f95e14a6b9e25dcdf4d5a82f232ac196b', lfs=BlobLfsInfo(size=722698343, sha256='4e628ab978db5d0094f3ab9a8608b44a8715e3bfe4c4ef425cb244d0f8d70f25', pointer_size=134))", "RepoSibling(rfilename='diffusion_pytorch_model.fp16.safetensors', size=722598642, blob_id='398c6b2653f9f04b38bab0272da4d8723b315f28', lfs=BlobLfsInfo(size=722598642, sha256='d9619372316fb8ade82353be0c2b7821fa1da60ae3842d8c99afacf1d45ff73f', pointer_size=134))", "RepoSibling(rfilename='diffusion_pytorch_model.safetensors', size=1445157124, blob_id='fdccf7ae9dfb5fa1b89826cb401cf49e15443950', lfs=BlobLfsInfo(size=1445157124, sha256='6d55de2de4cd8813b88e0fb603e52616c9e5ee6cb019e28f0f64ef370e363fff', pointer_size=135))", "RepoSibling(rfilename='images/control.png', size=163112, blob_id='c64ee3aae665a48b08e60e5a547dd26f68342567', lfs=None)", "RepoSibling(rfilename='images/image_out.png', size=398490, blob_id='dfcc3c9ea6f01e01615d688277b6c30b9a2af4f4', lfs=None)", "RepoSibling(rfilename='images/input.png', size=340919, blob_id='b7d979810e0da25f863a8eb873bd15cf8293acee', lfs=None)", "RepoSibling(rfilename='sd.png', size=59531, blob_id='2eb3a8567e5278cae0d7a29e65e965d09cba4797', lfs=None)"], "spaces": ["hysts/ControlNet-v1-1", "r3gm/DiffuseCraft", "John6666/DiffuseCraftMod", "John6666/votepurchase-multiple-model", "DMTuit/Diffusion-API", "Menyu/DiffuseCraftMod", "bobber/DiffuseCraft", "kevinwang676/ControlNet-with-GPT-4", "TheNetherWatcher/Vid2Vid-using-Text-prompt", "willgibs/ControlNet-v1-1", "RobLi/ControlNet-v1-1", "barani/ControlNet", "cyberoleg/b2719240e190e2a649150d94db50be82838efeb0", "YEsssssssssssir/AIgen", "adorp/ControlNet-v1-1-duplicate", "flatindo/generate2", "flatindo/Image-Diffusion-WebUI", "terrapretapermaculture/ControlNet-v1-1-B", "John6666/testvp", "jordandotzel/ControlNet-v1-1", "tweakdoor/lllyasviel-control_v11p_sd15s2_lineart_anime", "ApophisCodes/lllyasviel-control_v11p_sd15s2_lineart_anime", "tweakdoor/anime", "BoredEmperor/lineArt_anime", "BoredEmperor/anime", "GRATITUD3/lllyasviel-control_v11p_sd15s2_lineart_anime", "VCHENZIJIA/Stable-Diffusion-ControlNet-WebUI", "bastibond/ControlNet-v1-1", "licasexko/ControlNet-v1-1", "serhatderya/ControlNet-v1-1-scribble", "xawery/ControlNet-v1-1", "imjunaidafzal/ControlNet-v1-1", "rishavraina/ControlNet-v1-1", "dddddahling/ControlNet-v1-1", "xing2024/ControlNet-v1-1", "wesbuskirk/create", "777Andy777/ControlNet-v1-1", "wimvanhenden/ControlNet-v1-1", "selozk/ControlNet-v1-1", "imSaharukh/ControlNet-v1-1", "Voltxs/ControlNet-v1-1", "pauline0928/ControlNet-v1-12", "grahamstanes/ControlNet-v1-1", "ashtarirasool/ControlNet-v1-1", "esaberian/ControlNet-v1-1", "pastaandnoodles/ControlNet-v1-1", "isaacespina/ControlNet-v1-1", "HarshitRaheja/ControlNet-v1-1", "gustOfWind/ControlNet-v1-1", "Amjadd/ControlNet-v1-1", "yonghenglh6/kiu5", "BurdaComplete/ControlNet-v1-1", "usefmahmud/ControlNet-v1-1", "ericdins/ControlNet-v1-1", "DmitrMakeev/Diffusion-API", "Andyrasika/ControlNet-v1-1", "qdqwefvcx/ControlNet-v1-1", "vakilrathod67/ControlNet", "atryash/ControlNet-v1-1", "lmitev/ControlNet-v1-1", "FIT2125/ControlNet-v1-1", "kokuma/controlnet", "papakabeta/ControlNet-v1-1", "nej-dot/ControlNet-v1-1", "terrapretapermaculture/ControlNet-v1-1", "Raiden223145/ControlNet", "guriko/Generate-Image", "guriko/ControlNet", "t-montes/ControlNet-v1-1", "uesmhe/oreonet", "david837/ControlNet-v1-1", "mckeeboards/ControlNet-v1-1", "waloneai/ControlNet-v1-1", "jchwenger/ControlNet-v1-1", "terrapretapermaculture/ControlNet-v1-1-D", "baiapps/hestior", "eienmojiki/DiffuseCraftMod", "kartikvij/ControlNet-v1-1", "jingyangcarl/matgen", "Madmaxxxx/ControlNet-v1-1", "ksteinbraker/coloring-book-ai", "John6666/DiffuseCraftDetailfixTest"], "safetensors": null, "security_repo_status": null, "xet_enabled": null, "lastModified": "2023-05-04 18:49:50+00:00", "cardData": "base_model: runwayml/stable-diffusion-v1-5\nlicense: openrail\ntags:\n- art\n- controlnet\n- stable-diffusion\n- controlnet-v1-1\n- image-to-image\nduplicated_from: ControlNet-1-1-preview/control_v11p_sd15s2_lineart_anime", "transformersInfo": null, "_id": "6439a88fc5f84418d0506fdd", "modelId": "lllyasviel/control_v11p_sd15s2_lineart_anime", "usedStorage": 4335709078}</text:p>
          </table:table-cell>
          <table:table-cell/>
          <table:table-cell office:value-type="string" calcext:value-type="string">
            <text:p>{"key":"769e7880-84eb-4642-8bc2-451a4e6756bf","hash":"blake3:46630b4be0ccbf1ac67cee007ca92f3d7f3238de3e427a79c5cd53cc77ddfa69","path":"sd-1/controlnet/Lineart Anime","file_size":722599648,"name":"Lineart Anime","type":"controlnet","format":"diffusers","base":"sd-1","source":"lllyasviel/control_v11p_sd15s2_lineart_anime","source_type":"hf_repo_id","description":"Uses anime lineart detection to guide the lighting of the composition.","source_api_response":"{\"id\": \"lllyasviel/control_v11p_sd15s2_lineart_anime\", \"author\": \"lllyasviel\", \"sha\": \"9c03a1c4f055643faa78f5b6869189642b5b8f66\", \"last_modified\": \"2023-05-04 18:49:50+00:00\", \"created_at\": \"2023-04-14 19:25:03+00:00\", \"private\": false, \"gated\": false, \"disabled\": false, \"downloads\": 6751, \"downloads_all_time\": null, \"likes\": 31, \"library_name\": \"diffusers\", \"gguf\": null, \"inference\": null, \"inference_provider_mapping\": null, \"tags\": [\"diffusers\", \"safetensors\", \"art\", \"controlnet\", \"stable-diffusion\", \"controlnet-v1-1\", \"image-to-image\", \"arxiv:2302.05543\", \"base_model:runwayml/stable-diffusion-v1-5\", \"base_model:adapter:runwayml/stable-diffusion-v1-5\", \"license:openrail\", \"region:us\"], \"pipeline_tag\": \"image-to-image\", \"mask_token\": null, \"trending_score\": null, \"card_data\": \"base_model: runwayml/stable-diffusion-v1-5\\nlicense: openrail\\ntags:\\n- art\\n- controlnet\\n- stable-diffusion\\n- controlnet-v1-1\\n- image-to-image\\nduplicated_from: ControlNet-1-1-preview/control_v11p_sd15s2_lineart_anime\", \"widget_data\": null, \"model_index\": null, \"config\": {}, \"transformers_info\": null, \"siblings\": [\"RepoSibling(rfilename='.gitattributes', size=1477, blob_id='c7d9f3332a950355d5a77d85000f05e6f45435ea', lfs=None)\", \"RepoSibling(rfilename='README.md', size=15691, blob_id='0f7b4a2a00214fe12cb257573d91a180d28abd40', lfs=None)\", \"RepoSibling(rfilename='config.json', size=1006, blob_id='83eddb1ab724a9c8a1d4cfa8283c6841e536d861', lfs=None)\", \"RepoSibling(rfilename='control_net_lineart_anime.py', size=1677, blob_id='c1303e9051f58905f7122a3c7a717e487fe166ac', lfs=None)\", \"RepoSibling(rfilename='diffusion_pytorch_model.bin', size=1445254969, blob_id='dd52159a5dabbe28b7da685bc869d8613883f7ba', lfs=BlobLfsInfo(size=1445254969, sha256='a93db77e1cac8d298d4313c183d942ffbb51c61e77104d7f17ef70217638d09b', pointer_size=135))\", \"RepoSibling(rfilename='diffusion_pytorch_model.fp16.bin', size=722698343, blob_id='6007359f95e14a6b9e25dcdf4d5a82f232ac196b', lfs=BlobLfsInfo(size=722698343, sha256='4e628ab978db5d0094f3ab9a8608b44a8715e3bfe4c4ef425cb244d0f8d70f25', pointer_size=134))\", \"RepoSibling(rfilename='diffusion_pytorch_model.fp16.safetensors', size=722598642, blob_id='398c6b2653f9f04b38bab0272da4d8723b315f28', lfs=BlobLfsInfo(size=722598642, sha256='d9619372316fb8ade82353be0c2b7821fa1da60ae3842d8c99afacf1d45ff73f', pointer_size=134))\", \"RepoSibling(rfilename='diffusion_pytorch_model.safetensors', size=1445157124, blob_id='fdccf7ae9dfb5fa1b89826cb401cf49e15443950', lfs=BlobLfsInfo(size=1445157124, sha256='6d55de2de4cd8813b88e0fb603e52616c9e5ee6cb019e28f0f64ef370e363fff', pointer_size=135))\", \"RepoSibling(rfilename='images/control.png', size=163112, blob_id='c64ee3aae665a48b08e60e5a547dd26f68342567', lfs=None)\", \"RepoSibling(rfilename='images/image_out.png', size=398490, blob_id='dfcc3c9ea6f01e01615d688277b6c30b9a2af4f4', lfs=None)\", \"RepoSibling(rfilename='images/input.png', size=340919, blob_id='b7d979810e0da25f863a8eb873bd15cf8293acee', lfs=None)\", \"RepoSibling(rfilename='sd.png', size=59531, blob_id='2eb3a8567e5278cae0d7a29e65e965d09cba4797', lfs=None)\"], \"spaces\": [\"hysts/ControlNet-v1-1\", \"r3gm/DiffuseCraft\", \"John6666/DiffuseCraftMod\", \"John6666/votepurchase-multiple-model\", \"DMTuit/Diffusion-API\", \"Menyu/DiffuseCraftMod\", \"bobber/DiffuseCraft\", \"kevinwang676/ControlNet-with-GPT-4\", \"TheNetherWatcher/Vid2Vid-using-Text-prompt\", \"willgibs/ControlNet-v1-1\", \"RobLi/ControlNet-v1-1\", \"barani/ControlNet\", \"cyberoleg/b2719240e190e2a649150d94db50be82838efeb0\", \"YEsssssssssssir/AIgen\", \"adorp/ControlNet-v1-1-duplicate\", \"flatindo/generate2\", \"flatindo/Image-Diffusion-WebUI\", \"terrapretapermaculture/ControlNet-v1-1-B\", \"John6666/testvp\", \"jordandotzel/ControlNet-v1-1\", \"tweakdoor/lllyasviel-control_v11p_sd15s2_lineart_anime\", \"ApophisCodes/lllyasviel-control_v11p_sd15s2_lineart_anime\", \"tweakdoor/anime\", \"BoredEmperor/lineArt_anime\", \"BoredEmperor/anime\", \"GRATITUD3/lllyasviel-control_v11p_sd15s2_lineart_anime\", \"VCHENZIJIA/Stable-Diffusion-ControlNet-WebUI\", \"bastibond/ControlNet-v1-1\", \"licasexko/ControlNet-v1-1\", \"serhatderya/ControlNet-v1-1-scribble\", \"xawery/ControlNet-v1-1\", \"imjunaidafzal/ControlNet-v1-1\", \"rishavraina/ControlNet-v1-1\", \"dddddahling/ControlNet-v1-1\", \"xing2024/ControlNet-v1-1\", \"wesbuskirk/create\", \"777Andy777/ControlNet-v1-1\", \"wimvanhenden/ControlNet-v1-1\", \"selozk/ControlNet-v1-1\", \"imSaharukh/ControlNet-v1-1\", \"Voltxs/ControlNet-v1-1\", \"pauline0928/ControlNet-v1-12\", \"grahamstanes/ControlNet-v1-1\", \"ashtarirasool/ControlNet-v1-1\", \"esaberian/ControlNet-v1-1\", \"pastaandnoodles/ControlNet-v1-1\", \"isaacespina/ControlNet-v1-1\", \"HarshitRaheja/ControlNet-v1-1\", \"gustOfWind/ControlNet-v1-1\", \"Amjadd/ControlNet-v1-1\", \"yonghenglh6/kiu5\", \"BurdaComplete/ControlNet-v1-1\", \"usefmahmud/ControlNet-v1-1\", \"ericdins/ControlNet-v1-1\", \"DmitrMakeev/Diffusion-API\", \"Andyrasika/ControlNet-v1-1\", \"qdqwefvcx/ControlNet-v1-1\", \"vakilrathod67/ControlNet\", \"atryash/ControlNet-v1-1\", \"lmitev/ControlNet-v1-1\", \"FIT2125/ControlNet-v1-1\", \"kokuma/controlnet\", \"papakabeta/ControlNet-v1-1\", \"nej-dot/ControlNet-v1-1\", \"terrapretapermaculture/ControlNet-v1-1\", \"Raiden223145/ControlNet\", \"guriko/Generate-Image\", \"guriko/ControlNet\", \"t-montes/ControlNet-v1-1\", \"uesmhe/oreonet\", \"david837/ControlNet-v1-1\", \"mckeeboards/ControlNet-v1-1\", \"waloneai/ControlNet-v1-1\", \"jchwenger/ControlNet-v1-1\", \"terrapretapermaculture/ControlNet-v1-1-D\", \"baiapps/hestior\", \"eienmojiki/DiffuseCraftMod\", \"kartikvij/ControlNet-v1-1\", \"jingyangcarl/matgen\", \"Madmaxxxx/ControlNet-v1-1\", \"ksteinbraker/coloring-book-ai\", \"John6666/DiffuseCraftDetailfixTest\"], \"safetensors\": null, \"security_repo_status\": null, \"xet_enabled\": null, \"lastModified\": \"2023-05-04 18:49:50+00:00\", \"cardData\": \"base_model: runwayml/stable-diffusion-v1-5\\nlicense: openrail\\ntags:\\n- art\\n- controlnet\\n- stable-diffusion\\n- controlnet-v1-1\\n- image-to-image\\nduplicated_from: ControlNet-1-1-preview/control_v11p_sd15s2_lineart_anime\", \"transformersInfo\": null, \"_id\": \"6439a88fc5f84418d0506fdd\", \"modelId\": \"lllyasviel/control_v11p_sd15s2_lineart_anime\", \"usedStorage\": 4335709078}","cover_image":null,"submodels":null,"usage_info":null,"default_settings":{"preprocessor":"lineart_anime_image_processor"},"repo_variant":"fp16"}</text:p>
          </table:table-cell>
          <table:table-cell table:number-columns-repeated="2" office:value-type="string" calcext:value-type="string">
            <text:p>2025-07-18 00:35:22.531</text:p>
          </table:table-cell>
          <table:table-cell office:value-type="float" office:value="722599648" calcext:value-type="float">
            <text:p>722599648</text:p>
          </table:table-cell>
        </table:table-row>
        <table:table-row table:style-name="ro1" table:visibility="filter">
          <table:table-cell office:value-type="string" calcext:value-type="string">
            <text:p>782f9220-0239-4705-a3df-ba8fccc3571e</text:p>
          </table:table-cell>
          <table:table-cell office:value-type="string" calcext:value-type="string">
            <text:p>blake3:c3e98d092fdffc66bb0e8cf0f476c1a1ed139a7aa038a1d7ec516605ea90b0d4</text:p>
          </table:table-cell>
          <table:table-cell office:value-type="string" calcext:value-type="string">
            <text:p>sd-1</text:p>
          </table:table-cell>
          <table:table-cell office:value-type="string" calcext:value-type="string">
            <text:p>controlnet</text:p>
          </table:table-cell>
          <table:table-cell office:value-type="string" calcext:value-type="string">
            <text:p>sd-1/controlnet/Line Drawing (mlsd)</text:p>
          </table:table-cell>
          <table:table-cell office:value-type="string" calcext:value-type="string">
            <text:p>diffusers</text:p>
          </table:table-cell>
          <table:table-cell office:value-type="string" calcext:value-type="string">
            <text:p>Line Drawing (mlsd)</text:p>
          </table:table-cell>
          <table:table-cell office:value-type="string" calcext:value-type="string">
            <text:p>Uses straight line detection for controlling the generation.</text:p>
          </table:table-cell>
          <table:table-cell office:value-type="string" calcext:value-type="string">
            <text:p>lllyasviel/control_v11p_sd15_mlsd</text:p>
          </table:table-cell>
          <table:table-cell office:value-type="string" calcext:value-type="string">
            <text:p>hf_repo_id</text:p>
          </table:table-cell>
          <table:table-cell office:value-type="string" calcext:value-type="string">
            <text:p>{"id": "lllyasviel/control_v11p_sd15_mlsd", "author": "lllyasviel", "sha": "f6d481b1e7346b5067de10288329e64cb4d39537", "last_modified": "2023-05-04 18:49:06+00:00", "created_at": "2023-04-14 19:24:23+00:00", "private": false, "gated": false, "disabled": false, "downloads": 18608, "downloads_all_time": null, "likes": 15, "library_name": "diffusers", "gguf": null, "inference": null, "inference_provider_mapping": null, "tags": ["diffusers", "safetensors", "art", "controlnet", "stable-diffusion", "controlnet-v1-1", "image-to-image", "arxiv:2302.05543", "base_model:runwayml/stable-diffusion-v1-5", "base_model:adapter:runwayml/stable-diffusion-v1-5", "license:openrail", "region:us"], "pipeline_tag": "image-to-image", "mask_token": null, "trending_score": null, "card_data": "base_model: runwayml/stable-diffusion-v1-5\nlicense: openrail\ntags:\n- art\n- controlnet\n- stable-diffusion\n- controlnet-v1-1\n- image-to-image\nduplicated_from: ControlNet-1-1-preview/control_v11p_sd15_mlsd", "widget_data": null, "model_index": null, "config": {}, "transformers_info": null, "siblings": ["RepoSibling(rfilename='.gitattributes', size=1477, blob_id='c7d9f3332a950355d5a77d85000f05e6f45435ea', lfs=None)", "RepoSibling(rfilename='README.md', size=16278, blob_id='eb4c566dec84b65f69e382e657654f3605596fa9', lfs=None)", "RepoSibling(rfilename='config.json', size=995, blob_id='6b40740107a1ffa9b6754e47b7fd173853d0141b', lfs=None)", "RepoSibling(rfilename='control_net_mlsd.py', size=1394, blob_id='bccbf2d81996e750f0b4c9ce626deed07da2e006', lfs=None)", "RepoSibling(rfilename='diffusion_pytorch_model.bin', size=1445254969, blob_id='9e6d0c94adc34d2922c818ed002a6e2f1485dd9f', lfs=BlobLfsInfo(size=1445254969, sha256='edae7a20db7d6f51e71a15cc61a8018c12857951338bd060f0c07c1bcb95b421', pointer_size=135))", "RepoSibling(rfilename='diffusion_pytorch_model.fp16.bin', size=722698343, blob_id='7ae0f11ef0299dc073e0321f1c16b65fd4e32ba3', lfs=BlobLfsInfo(size=722698343, sha256='6c226d3493b6f81f59336b38bc80db1c755ef4b42136dd2b6912b9f99be5d797', pointer_size=134))", "RepoSibling(rfilename='diffusion_pytorch_model.fp16.safetensors', size=722598642, blob_id='75b3f0a22c5e63a9199658379e51e0a6cb8b5006', lfs=BlobLfsInfo(size=722598642, sha256='7ffedf5319792a7ae36209529170bea7bcb76a3cdd2390d35609ccf670814c2e', pointer_size=134))", "RepoSibling(rfilename='diffusion_pytorch_model.safetensors', size=1445157124, blob_id='0fba6380646551b333bafea63310803a9a616f6b', lfs=BlobLfsInfo(size=1445157124, sha256='acfafe4d73e85b06b6858afd3db4226f65acc60f7cb420fec723ca3372d1f01c', pointer_size=135))", "RepoSibling(rfilename='images/control.png', size=8515, blob_id='4c129a9c01a57e14cacef7ecdca5f4ed12cc603e', lfs=None)", "RepoSibling(rfilename='images/image_out.png', size=653630, blob_id='f5b29cf5d4a8848030b004242663c8a88b01376a', lfs=None)", "RepoSibling(rfilename='images/input.png', size=51991, blob_id='95c1390d03bd780eb4e48bfe9698b4d6e92c3251', lfs=None)", "RepoSibling(rfilename='sd.png', size=59531, blob_id='2eb3a8567e5278cae0d7a29e65e965d09cba4797', lfs=None)"], "spaces": ["hysts/ControlNet-v1-1", "r3gm/DiffuseCraft", "John6666/DiffuseCraftMod", "John6666/votepurchase-multiple-model", "DMTuit/Diffusion-API", "Menyu/DiffuseCraftMod", "bobber/DiffuseCraft", "kevinwang676/ControlNet-with-GPT-4", "TheNetherWatcher/Vid2Vid-using-Text-prompt", "willgibs/ControlNet-v1-1", "RobLi/ControlNet-v1-1", "barani/ControlNet", "cyberoleg/b2719240e190e2a649150d94db50be82838efeb0", "YEsssssssssssir/AIgen", "adorp/ControlNet-v1-1-duplicate", "flatindo/generate2", "flatindo/Image-Diffusion-WebUI", "terrapretapermaculture/ControlNet-v1-1-B", "John6666/testvp", "jordandotzel/ControlNet-v1-1", "VCHENZIJIA/Stable-Diffusion-ControlNet-WebUI", "bastibond/ControlNet-v1-1", "licasexko/ControlNet-v1-1", "serhatderya/ControlNet-v1-1-scribble", "xawery/ControlNet-v1-1", "imjunaidafzal/ControlNet-v1-1", "rishavraina/ControlNet-v1-1", "dddddahling/ControlNet-v1-1", "xing2024/ControlNet-v1-1", "wesbuskirk/create", "777Andy777/ControlNet-v1-1", "wimvanhenden/ControlNet-v1-1", "selozk/ControlNet-v1-1", "imSaharukh/ControlNet-v1-1", "Voltxs/ControlNet-v1-1", "pauline0928/ControlNet-v1-12", "naderasadi/DesignGenie", "grahamstanes/ControlNet-v1-1", "ashtarirasool/ControlNet-v1-1", "hendoo/lllyasviel-control_v11p_sd15_mlsd", "esaberian/ControlNet-v1-1", "pastaandnoodles/ControlNet-v1-1", "isaacespina/ControlNet-v1-1", "HarshitRaheja/ControlNet-v1-1", "gustOfWind/ControlNet-v1-1", "Amjadd/ControlNet-v1-1", "yonghenglh6/kiu5", "BurdaComplete/ControlNet-v1-1", "usefmahmud/ControlNet-v1-1", "ericdins/ControlNet-v1-1", "DmitrMakeev/Diffusion-API", "Andyrasika/ControlNet-v1-1", "qdqwefvcx/ControlNet-v1-1", "vakilrathod67/ControlNet", "atryash/ControlNet-v1-1", "lmitev/ControlNet-v1-1", "FIT2125/ControlNet-v1-1", "kokuma/controlnet", "papakabeta/ControlNet-v1-1", "nej-dot/ControlNet-v1-1", "terrapretapermaculture/ControlNet-v1-1", "Raiden223145/ControlNet", "guriko/Generate-Image", "guriko/ControlNet", "t-montes/ControlNet-v1-1", "uesmhe/oreonet", "david837/ControlNet-v1-1", "mckeeboards/ControlNet-v1-1", "waloneai/ControlNet-v1-1", "jchwenger/ControlNet-v1-1", "terrapretapermaculture/ControlNet-v1-1-D", "um235/diffusion", "baiapps/hestior", "akaUNik/diff_models_hw6", "Emilichcka/diffusion_fin_project", "eienmojiki/DiffuseCraftMod", "H1017/AiRoom", "kartikvij/ControlNet-v1-1", "jingyangcarl/matgen", "Madmaxxxx/ControlNet-v1-1", "John6666/DiffuseCraftDetailfixTest"], "safetensors": null, "security_repo_status": null, "xet_enabled": null, "lastModified": "2023-05-04 18:49:06+00:00", "cardData": "base_model: runwayml/stable-diffusion-v1-5\nlicense: openrail\ntags:\n- art\n- controlnet\n- stable-diffusion\n- controlnet-v1-1\n- image-to-image\nduplicated_from: ControlNet-1-1-preview/control_v11p_sd15_mlsd", "transformersInfo": null, "_id": "6439a867eb983fe610c07a3b", "modelId": "lllyasviel/control_v11p_sd15_mlsd", "usedStorage": 4335709078}</text:p>
          </table:table-cell>
          <table:table-cell/>
          <table:table-cell office:value-type="string" calcext:value-type="string">
            <text:p>{"key":"782f9220-0239-4705-a3df-ba8fccc3571e","hash":"blake3:c3e98d092fdffc66bb0e8cf0f476c1a1ed139a7aa038a1d7ec516605ea90b0d4","path":"sd-1/controlnet/Line Drawing (mlsd)","file_size":722599637,"name":"Line Drawing (mlsd)","type":"controlnet","format":"diffusers","base":"sd-1","source":"lllyasviel/control_v11p_sd15_mlsd","source_type":"hf_repo_id","description":"Uses straight line detection for controlling the generation.","source_api_response":"{\"id\": \"lllyasviel/control_v11p_sd15_mlsd\", \"author\": \"lllyasviel\", \"sha\": \"f6d481b1e7346b5067de10288329e64cb4d39537\", \"last_modified\": \"2023-05-04 18:49:06+00:00\", \"created_at\": \"2023-04-14 19:24:23+00:00\", \"private\": false, \"gated\": false, \"disabled\": false, \"downloads\": 18608, \"downloads_all_time\": null, \"likes\": 15, \"library_name\": \"diffusers\", \"gguf\": null, \"inference\": null, \"inference_provider_mapping\": null, \"tags\": [\"diffusers\", \"safetensors\", \"art\", \"controlnet\", \"stable-diffusion\", \"controlnet-v1-1\", \"image-to-image\", \"arxiv:2302.05543\", \"base_model:runwayml/stable-diffusion-v1-5\", \"base_model:adapter:runwayml/stable-diffusion-v1-5\", \"license:openrail\", \"region:us\"], \"pipeline_tag\": \"image-to-image\", \"mask_token\": null, \"trending_score\": null, \"card_data\": \"base_model: runwayml/stable-diffusion-v1-5\\nlicense: openrail\\ntags:\\n- art\\n- controlnet\\n- stable-diffusion\\n- controlnet-v1-1\\n- image-to-image\\nduplicated_from: ControlNet-1-1-preview/control_v11p_sd15_mlsd\", \"widget_data\": null, \"model_index\": null, \"config\": {}, \"transformers_info\": null, \"siblings\": [\"RepoSibling(rfilename='.gitattributes', size=1477, blob_id='c7d9f3332a950355d5a77d85000f05e6f45435ea', lfs=None)\", \"RepoSibling(rfilename='README.md', size=16278, blob_id='eb4c566dec84b65f69e382e657654f3605596fa9', lfs=None)\", \"RepoSibling(rfilename='config.json', size=995, blob_id='6b40740107a1ffa9b6754e47b7fd173853d0141b', lfs=None)\", \"RepoSibling(rfilename='control_net_mlsd.py', size=1394, blob_id='bccbf2d81996e750f0b4c9ce626deed07da2e006', lfs=None)\", \"RepoSibling(rfilename='diffusion_pytorch_model.bin', size=1445254969, blob_id='9e6d0c94adc34d2922c818ed002a6e2f1485dd9f', lfs=BlobLfsInfo(size=1445254969, sha256='edae7a20db7d6f51e71a15cc61a8018c12857951338bd060f0c07c1bcb95b421', pointer_size=135))\", \"RepoSibling(rfilename='diffusion_pytorch_model.fp16.bin', size=722698343, blob_id='7ae0f11ef0299dc073e0321f1c16b65fd4e32ba3', lfs=BlobLfsInfo(size=722698343, sha256='6c226d3493b6f81f59336b38bc80db1c755ef4b42136dd2b6912b9f99be5d797', pointer_size=134))\", \"RepoSibling(rfilename='diffusion_pytorch_model.fp16.safetensors', size=722598642, blob_id='75b3f0a22c5e63a9199658379e51e0a6cb8b5006', lfs=BlobLfsInfo(size=722598642, sha256='7ffedf5319792a7ae36209529170bea7bcb76a3cdd2390d35609ccf670814c2e', pointer_size=134))\", \"RepoSibling(rfilename='diffusion_pytorch_model.safetensors', size=1445157124, blob_id='0fba6380646551b333bafea63310803a9a616f6b', lfs=BlobLfsInfo(size=1445157124, sha256='acfafe4d73e85b06b6858afd3db4226f65acc60f7cb420fec723ca3372d1f01c', pointer_size=135))\", \"RepoSibling(rfilename='images/control.png', size=8515, blob_id='4c129a9c01a57e14cacef7ecdca5f4ed12cc603e', lfs=None)\", \"RepoSibling(rfilename='images/image_out.png', size=653630, blob_id='f5b29cf5d4a8848030b004242663c8a88b01376a', lfs=None)\", \"RepoSibling(rfilename='images/input.png', size=51991, blob_id='95c1390d03bd780eb4e48bfe9698b4d6e92c3251', lfs=None)\", \"RepoSibling(rfilename='sd.png', size=59531, blob_id='2eb3a8567e5278cae0d7a29e65e965d09cba4797', lfs=None)\"], \"spaces\": [\"hysts/ControlNet-v1-1\", \"r3gm/DiffuseCraft\", \"John6666/DiffuseCraftMod\", \"John6666/votepurchase-multiple-model\", \"DMTuit/Diffusion-API\", \"Menyu/DiffuseCraftMod\", \"bobber/DiffuseCraft\", \"kevinwang676/ControlNet-with-GPT-4\", \"TheNetherWatcher/Vid2Vid-using-Text-prompt\", \"willgibs/ControlNet-v1-1\", \"RobLi/ControlNet-v1-1\", \"barani/ControlNet\", \"cyberoleg/b2719240e190e2a649150d94db50be82838efeb0\", \"YEsssssssssssir/AIgen\", \"adorp/ControlNet-v1-1-duplicate\", \"flatindo/generate2\", \"flatindo/Image-Diffusion-WebUI\", \"terrapretapermaculture/ControlNet-v1-1-B\", \"John6666/testvp\", \"jordandotzel/ControlNet-v1-1\", \"VCHENZIJIA/Stable-Diffusion-ControlNet-WebUI\", \"bastibond/ControlNet-v1-1\", \"licasexko/ControlNet-v1-1\", \"serhatderya/ControlNet-v1-1-scribble\", \"xawery/ControlNet-v1-1\", \"imjunaidafzal/ControlNet-v1-1\", \"rishavraina/ControlNet-v1-1\", \"dddddahling/ControlNet-v1-1\", \"xing2024/ControlNet-v1-1\", \"wesbuskirk/create\", \"777Andy777/ControlNet-v1-1\", \"wimvanhenden/ControlNet-v1-1\", \"selozk/ControlNet-v1-1\", \"imSaharukh/ControlNet-v1-1\", \"Voltxs/ControlNet-v1-1\", \"pauline0928/ControlNet-v1-12\", \"naderasadi/DesignGenie\", \"grahamstanes/ControlNet-v1-1\", \"ashtarirasool/ControlNet-v1-1\", \"hendoo/lllyasviel-control_v11p_sd15_mlsd\", \"esaberian/ControlNet-v1-1\", \"pastaandnoodles/ControlNet-v1-1\", \"isaacespina/ControlNet-v1-1\", \"HarshitRaheja/ControlNet-v1-1\", \"gustOfWind/ControlNet-v1-1\", \"Amjadd/ControlNet-v1-1\", \"yonghenglh6/kiu5\", \"BurdaComplete/ControlNet-v1-1\", \"usefmahmud/ControlNet-v1-1\", \"ericdins/ControlNet-v1-1\", \"DmitrMakeev/Diffusion-API\", \"Andyrasika/ControlNet-v1-1\", \"qdqwefvcx/ControlNet-v1-1\", \"vakilrathod67/ControlNet\", \"atryash/ControlNet-v1-1\", \"lmitev/ControlNet-v1-1\", \"FIT2125/ControlNet-v1-1\", \"kokuma/controlnet\", \"papakabeta/ControlNet-v1-1\", \"nej-dot/ControlNet-v1-1\", \"terrapretapermaculture/ControlNet-v1-1\", \"Raiden223145/ControlNet\", \"guriko/Generate-Image\", \"guriko/ControlNet\", \"t-montes/ControlNet-v1-1\", \"uesmhe/oreonet\", \"david837/ControlNet-v1-1\", \"mckeeboards/ControlNet-v1-1\", \"waloneai/ControlNet-v1-1\", \"jchwenger/ControlNet-v1-1\", \"terrapretapermaculture/ControlNet-v1-1-D\", \"um235/diffusion\", \"baiapps/hestior\", \"akaUNik/diff_models_hw6\", \"Emilichcka/diffusion_fin_project\", \"eienmojiki/DiffuseCraftMod\", \"H1017/AiRoom\", \"kartikvij/ControlNet-v1-1\", \"jingyangcarl/matgen\", \"Madmaxxxx/ControlNet-v1-1\", \"John6666/DiffuseCraftDetailfixTest\"], \"safetensors\": null, \"security_repo_status\": null, \"xet_enabled\": null, \"lastModified\": \"2023-05-04 18:49:06+00:00\", \"cardData\": \"base_model: runwayml/stable-diffusion-v1-5\\nlicense: openrail\\ntags:\\n- art\\n- controlnet\\n- stable-diffusion\\n- controlnet-v1-1\\n- image-to-image\\nduplicated_from: ControlNet-1-1-preview/control_v11p_sd15_mlsd\", \"transformersInfo\": null, \"_id\": \"6439a867eb983fe610c07a3b\", \"modelId\": \"lllyasviel/control_v11p_sd15_mlsd\", \"usedStorage\": 4335709078}","cover_image":null,"submodels":null,"usage_info":null,"default_settings":{"preprocessor":"mlsd_image_processor"},"repo_variant":"fp16"}</text:p>
          </table:table-cell>
          <table:table-cell table:number-columns-repeated="2" office:value-type="string" calcext:value-type="string">
            <text:p>2025-07-18 00:35:23.431</text:p>
          </table:table-cell>
          <table:table-cell office:value-type="float" office:value="722599637" calcext:value-type="float">
            <text:p>722599637</text:p>
          </table:table-cell>
        </table:table-row>
        <table:table-row table:style-name="ro1" table:visibility="filter">
          <table:table-cell office:value-type="string" calcext:value-type="string">
            <text:p>dc264c70-89b0-4b10-9b9e-7ffb97066817</text:p>
          </table:table-cell>
          <table:table-cell office:value-type="string" calcext:value-type="string">
            <text:p>blake3:cfccbb05c73eee64eb26d5ae3b656f68587384c10a200dfb284adae78ebec849</text:p>
          </table:table-cell>
          <table:table-cell office:value-type="string" calcext:value-type="string">
            <text:p>sd-1</text:p>
          </table:table-cell>
          <table:table-cell office:value-type="string" calcext:value-type="string">
            <text:p>controlnet</text:p>
          </table:table-cell>
          <table:table-cell office:value-type="string" calcext:value-type="string">
            <text:p>sd-1/controlnet/Remix (shuffle)</text:p>
          </table:table-cell>
          <table:table-cell office:value-type="string" calcext:value-type="string">
            <text:p>diffusers</text:p>
          </table:table-cell>
          <table:table-cell office:value-type="string" calcext:value-type="string">
            <text:p>Remix (shuffle)</text:p>
          </table:table-cell>
          <table:table-cell office:value-type="string" calcext:value-type="string">
            <text:p>ControlNet weights trained on sd-1.5 with shuffle image conditioning</text:p>
          </table:table-cell>
          <table:table-cell office:value-type="string" calcext:value-type="string">
            <text:p>lllyasviel/control_v11e_sd15_shuffle</text:p>
          </table:table-cell>
          <table:table-cell office:value-type="string" calcext:value-type="string">
            <text:p>hf_repo_id</text:p>
          </table:table-cell>
          <table:table-cell office:value-type="string" calcext:value-type="string">
            <text:p>{"id": "lllyasviel/control_v11e_sd15_shuffle", "author": "lllyasviel", "sha": "8cf275970f984acf5cc0fdfa537db8be098936a3", "last_modified": "2023-05-04 18:51:03+00:00", "created_at": "2023-04-14 19:25:23+00:00", "private": false, "gated": false, "disabled": false, "downloads": 6246, "downloads_all_time": null, "likes": 17, "library_name": "diffusers", "gguf": null, "inference": null, "inference_provider_mapping": null, "tags": ["diffusers", "safetensors", "art", "controlnet", "stable-diffusion", "controlnet-v1-1", "image-to-image", "arxiv:2302.05543", "base_model:runwayml/stable-diffusion-v1-5", "base_model:adapter:runwayml/stable-diffusion-v1-5", "license:openrail", "region:us"], "pipeline_tag": "image-to-image", "mask_token": null, "trending_score": null, "card_data": "base_model: runwayml/stable-diffusion-v1-5\nlicense: openrail\ntags:\n- art\n- controlnet\n- stable-diffusion\n- controlnet-v1-1\n- image-to-image\nduplicated_from: ControlNet-1-1-preview/control_v11e_sd15_shuffle", "widget_data": null, "model_index": null, "config": {}, "transformers_info": null, "siblings": ["RepoSibling(rfilename='.gitattributes', size=1477, blob_id='c7d9f3332a950355d5a77d85000f05e6f45435ea', lfs=None)", "RepoSibling(rfilename='README.md', size=15432, blob_id='813f94857ece1fe39457e040f333dfd17d6c84a0', lfs=None)", "RepoSibling(rfilename='config.json', size=1032, blob_id='90bed3e9255f82b1c3668d944e02354d0a002b98', lfs=None)", "RepoSibling(rfilename='control_net_shuffle.py', size=1336, blob_id='0163cfc0de510e37a239fd5f8933bd8bc05991a6', lfs=None)", "RepoSibling(rfilename='diffusion_pytorch_model.bin', size=1445254969, blob_id='82b70a681f4d162f592957643d2bca961f544213', lfs=BlobLfsInfo(size=1445254969, sha256='6b8beff1b02dd53dc3b6506e88e2268e98e033e9e235548bbea57711abb6768f', pointer_size=135))", "RepoSibling(rfilename='diffusion_pytorch_model.fp16.bin', size=722698343, blob_id='f160c394b23214b7b982bd0bcc7bb8de4758327f', lfs=BlobLfsInfo(size=722698343, sha256='650e8a2cb53010cfd102e04cccf3c9de9c2136b18e5ac18028a0f633eeddb95b', pointer_size=134))", "RepoSibling(rfilename='diffusion_pytorch_model.fp16.safetensors', size=722598642, blob_id='3a072d0f5d36ba1f0fe5643d11894eef79ac992c', lfs=BlobLfsInfo(size=722598642, sha256='b9a2f4a3da626652169cd478e51426c9a16f4a92ab4e2268889981046d8118ca', pointer_size=134))", "RepoSibling(rfilename='diffusion_pytorch_model.safetensors', size=1445157124, blob_id='455b27a7525136d3312da49b642d561c7f1d81e6', lfs=BlobLfsInfo(size=1445157124, sha256='d5f97dd719b0fe95f8235b8dbf39d4af70e44252c3a84bb672cadd48b0d55555', pointer_size=135))", "RepoSibling(rfilename='images/control.png', size=580483, blob_id='3ffff26a1934792a2dc137c19d95d59a8a5fdc79', lfs=None)", "RepoSibling(rfilename='images/image_out.png', size=673356, blob_id='83cbeba4c462bbacae208eefbbbcd40cb1586675', lfs=None)", "RepoSibling(rfilename='images/input.jpg', size=245239, blob_id='588e73068ce9c339041c330751aa31c2b030746f', lfs=None)", "RepoSibling(rfilename='images/input.png', size=245239, blob_id='588e73068ce9c339041c330751aa31c2b030746f', lfs=None)", "RepoSibling(rfilename='sd.png', size=59531, blob_id='2eb3a8567e5278cae0d7a29e65e965d09cba4797', lfs=None)"], "spaces": ["hysts/ControlNet-v1-1", "r3gm/DiffuseCraft", "John6666/DiffuseCraftMod", "John6666/votepurchase-multiple-model", "DMTuit/Diffusion-API", "Menyu/DiffuseCraftMod", "bobber/DiffuseCraft", "kevinwang676/ControlNet-with-GPT-4", "TheNetherWatcher/Vid2Vid-using-Text-prompt", "willgibs/ControlNet-v1-1", "RobLi/ControlNet-v1-1", "barani/ControlNet", "cyberoleg/b2719240e190e2a649150d94db50be82838efeb0", "YEsssssssssssir/AIgen", "adorp/ControlNet-v1-1-duplicate", "flatindo/generate2", "flatindo/Image-Diffusion-WebUI", "terrapretapermaculture/ControlNet-v1-1-B", "John6666/testvp", "jordandotzel/ControlNet-v1-1", "VCHENZIJIA/Stable-Diffusion-ControlNet-WebUI", "bastibond/ControlNet-v1-1", "licasexko/ControlNet-v1-1", "serhatderya/ControlNet-v1-1-scribble", "xawery/ControlNet-v1-1", "imjunaidafzal/ControlNet-v1-1", "rishavraina/ControlNet-v1-1", "dddddahling/ControlNet-v1-1", "xing2024/ControlNet-v1-1", "wesbuskirk/create", "777Andy777/ControlNet-v1-1", "wimvanhenden/ControlNet-v1-1", "selozk/ControlNet-v1-1", "imSaharukh/ControlNet-v1-1", "Voltxs/ControlNet-v1-1", "grahamstanes/ControlNet-v1-1", "pauline0928/ControlNet-v1-12", "ashtarirasool/ControlNet-v1-1", "esaberian/ControlNet-v1-1", "pastaandnoodles/ControlNet-v1-1", "isaacespina/ControlNet-v1-1", "HarshitRaheja/ControlNet-v1-1", "gustOfWind/ControlNet-v1-1", "Amjadd/ControlNet-v1-1", "yonghenglh6/kiu5", "BurdaComplete/ControlNet-v1-1", "usefmahmud/ControlNet-v1-1", "ericdins/ControlNet-v1-1", "DmitrMakeev/Diffusion-API", "Andyrasika/ControlNet-v1-1", "qdqwefvcx/ControlNet-v1-1", "vakilrathod67/ControlNet", "atryash/ControlNet-v1-1", "lmitev/ControlNet-v1-1", "FIT2125/ControlNet-v1-1", "kokuma/controlnet", "papakabeta/ControlNet-v1-1", "nej-dot/ControlNet-v1-1", "terrapretapermaculture/ControlNet-v1-1", "Raiden223145/ControlNet", "guriko/Generate-Image", "guriko/ControlNet", "t-montes/ControlNet-v1-1", "uesmhe/oreonet", "david837/ControlNet-v1-1", "mckeeboards/ControlNet-v1-1", "waloneai/ControlNet-v1-1", "jchwenger/ControlNet-v1-1", "terrapretapermaculture/ControlNet-v1-1-D", "um235/diffusion", "baiapps/hestior", "akaUNik/diff_models_hw6", "eienmojiki/DiffuseCraftMod", "kartikvij/ControlNet-v1-1", "jingyangcarl/matgen", "Madmaxxxx/ControlNet-v1-1", "John6666/DiffuseCraftDetailfixTest"], "safetensors": null, "security_repo_status": null, "xet_enabled": null, "lastModified": "2023-05-04 18:51:03+00:00", "cardData": "base_model: runwayml/stable-diffusion-v1-5\nlicense: openrail\ntags:\n- art\n- controlnet\n- stable-diffusion\n- controlnet-v1-1\n- image-to-image\nduplicated_from: ControlNet-1-1-preview/control_v11e_sd15_shuffle", "transformersInfo": null, "_id": "6439a8a3de56ab98fabf0066", "modelId": "lllyasviel/control_v11e_sd15_shuffle", "usedStorage": 4335709078}</text:p>
          </table:table-cell>
          <table:table-cell/>
          <table:table-cell office:value-type="string" calcext:value-type="string">
            <text:p>{"key":"dc264c70-89b0-4b10-9b9e-7ffb97066817","hash":"blake3:cfccbb05c73eee64eb26d5ae3b656f68587384c10a200dfb284adae78ebec849","path":"sd-1/controlnet/Remix (shuffle)","file_size":722599674,"name":"Remix (shuffle)","type":"controlnet","format":"diffusers","base":"sd-1","source":"lllyasviel/control_v11e_sd15_shuffle","source_type":"hf_repo_id","description":"ControlNet weights trained on sd-1.5 with shuffle image conditioning","source_api_response":"{\"id\": \"lllyasviel/control_v11e_sd15_shuffle\", \"author\": \"lllyasviel\", \"sha\": \"8cf275970f984acf5cc0fdfa537db8be098936a3\", \"last_modified\": \"2023-05-04 18:51:03+00:00\", \"created_at\": \"2023-04-14 19:25:23+00:00\", \"private\": false, \"gated\": false, \"disabled\": false, \"downloads\": 6246, \"downloads_all_time\": null, \"likes\": 17, \"library_name\": \"diffusers\", \"gguf\": null, \"inference\": null, \"inference_provider_mapping\": null, \"tags\": [\"diffusers\", \"safetensors\", \"art\", \"controlnet\", \"stable-diffusion\", \"controlnet-v1-1\", \"image-to-image\", \"arxiv:2302.05543\", \"base_model:runwayml/stable-diffusion-v1-5\", \"base_model:adapter:runwayml/stable-diffusion-v1-5\", \"license:openrail\", \"region:us\"], \"pipeline_tag\": \"image-to-image\", \"mask_token\": null, \"trending_score\": null, \"card_data\": \"base_model: runwayml/stable-diffusion-v1-5\\nlicense: openrail\\ntags:\\n- art\\n- controlnet\\n- stable-diffusion\\n- controlnet-v1-1\\n- image-to-image\\nduplicated_from: ControlNet-1-1-preview/control_v11e_sd15_shuffle\", \"widget_data\": null, \"model_index\": null, \"config\": {}, \"transformers_info\": null, \"siblings\": [\"RepoSibling(rfilename='.gitattributes', size=1477, blob_id='c7d9f3332a950355d5a77d85000f05e6f45435ea', lfs=None)\", \"RepoSibling(rfilename='README.md', size=15432, blob_id='813f94857ece1fe39457e040f333dfd17d6c84a0', lfs=None)\", \"RepoSibling(rfilename='config.json', size=1032, blob_id='90bed3e9255f82b1c3668d944e02354d0a002b98', lfs=None)\", \"RepoSibling(rfilename='control_net_shuffle.py', size=1336, blob_id='0163cfc0de510e37a239fd5f8933bd8bc05991a6', lfs=None)\", \"RepoSibling(rfilename='diffusion_pytorch_model.bin', size=1445254969, blob_id='82b70a681f4d162f592957643d2bca961f544213', lfs=BlobLfsInfo(size=1445254969, sha256='6b8beff1b02dd53dc3b6506e88e2268e98e033e9e235548bbea57711abb6768f', pointer_size=135))\", \"RepoSibling(rfilename='diffusion_pytorch_model.fp16.bin', size=722698343, blob_id='f160c394b23214b7b982bd0bcc7bb8de4758327f', lfs=BlobLfsInfo(size=722698343, sha256='650e8a2cb53010cfd102e04cccf3c9de9c2136b18e5ac18028a0f633eeddb95b', pointer_size=134))\", \"RepoSibling(rfilename='diffusion_pytorch_model.fp16.safetensors', size=722598642, blob_id='3a072d0f5d36ba1f0fe5643d11894eef79ac992c', lfs=BlobLfsInfo(size=722598642, sha256='b9a2f4a3da626652169cd478e51426c9a16f4a92ab4e2268889981046d8118ca', pointer_size=134))\", \"RepoSibling(rfilename='diffusion_pytorch_model.safetensors', size=1445157124, blob_id='455b27a7525136d3312da49b642d561c7f1d81e6', lfs=BlobLfsInfo(size=1445157124, sha256='d5f97dd719b0fe95f8235b8dbf39d4af70e44252c3a84bb672cadd48b0d55555', pointer_size=135))\", \"RepoSibling(rfilename='images/control.png', size=580483, blob_id='3ffff26a1934792a2dc137c19d95d59a8a5fdc79', lfs=None)\", \"RepoSibling(rfilename='images/image_out.png', size=673356, blob_id='83cbeba4c462bbacae208eefbbbcd40cb1586675', lfs=None)\", \"RepoSibling(rfilename='images/input.jpg', size=245239, blob_id='588e73068ce9c339041c330751aa31c2b030746f', lfs=None)\", \"RepoSibling(rfilename='images/input.png', size=245239, blob_id='588e73068ce9c339041c330751aa31c2b030746f', lfs=None)\", \"RepoSibling(rfilename='sd.png', size=59531, blob_id='2eb3a8567e5278cae0d7a29e65e965d09cba4797', lfs=None)\"], \"spaces\": [\"hysts/ControlNet-v1-1\", \"r3gm/DiffuseCraft\", \"John6666/DiffuseCraftMod\", \"John6666/votepurchase-multiple-model\", \"DMTuit/Diffusion-API\", \"Menyu/DiffuseCraftMod\", \"bobber/DiffuseCraft\", \"kevinwang676/ControlNet-with-GPT-4\", \"TheNetherWatcher/Vid2Vid-using-Text-prompt\", \"willgibs/ControlNet-v1-1\", \"RobLi/ControlNet-v1-1\", \"barani/ControlNet\", \"cyberoleg/b2719240e190e2a649150d94db50be82838efeb0\", \"YEsssssssssssir/AIgen\", \"adorp/ControlNet-v1-1-duplicate\", \"flatindo/generate2\", \"flatindo/Image-Diffusion-WebUI\", \"terrapretapermaculture/ControlNet-v1-1-B\", \"John6666/testvp\", \"jordandotzel/ControlNet-v1-1\", \"VCHENZIJIA/Stable-Diffusion-ControlNet-WebUI\", \"bastibond/ControlNet-v1-1\", \"licasexko/ControlNet-v1-1\", \"serhatderya/ControlNet-v1-1-scribble\", \"xawery/ControlNet-v1-1\", \"imjunaidafzal/ControlNet-v1-1\", \"rishavraina/ControlNet-v1-1\", \"dddddahling/ControlNet-v1-1\", \"xing2024/ControlNet-v1-1\", \"wesbuskirk/create\", \"777Andy777/ControlNet-v1-1\", \"wimvanhenden/ControlNet-v1-1\", \"selozk/ControlNet-v1-1\", \"imSaharukh/ControlNet-v1-1\", \"Voltxs/ControlNet-v1-1\", \"grahamstanes/ControlNet-v1-1\", \"pauline0928/ControlNet-v1-12\", \"ashtarirasool/ControlNet-v1-1\", \"esaberian/ControlNet-v1-1\", \"pastaandnoodles/ControlNet-v1-1\", \"isaacespina/ControlNet-v1-1\", \"HarshitRaheja/ControlNet-v1-1\", \"gustOfWind/ControlNet-v1-1\", \"Amjadd/ControlNet-v1-1\", \"yonghenglh6/kiu5\", \"BurdaComplete/ControlNet-v1-1\", \"usefmahmud/ControlNet-v1-1\", \"ericdins/ControlNet-v1-1\", \"DmitrMakeev/Diffusion-API\", \"Andyrasika/ControlNet-v1-1\", \"qdqwefvcx/ControlNet-v1-1\", \"vakilrathod67/ControlNet\", \"atryash/ControlNet-v1-1\", \"lmitev/ControlNet-v1-1\", \"FIT2125/ControlNet-v1-1\", \"kokuma/controlnet\", \"papakabeta/ControlNet-v1-1\", \"nej-dot/ControlNet-v1-1\", \"terrapretapermaculture/ControlNet-v1-1\", \"Raiden223145/ControlNet\", \"guriko/Generate-Image\", \"guriko/ControlNet\", \"t-montes/ControlNet-v1-1\", \"uesmhe/oreonet\", \"david837/ControlNet-v1-1\", \"mckeeboards/ControlNet-v1-1\", \"waloneai/ControlNet-v1-1\", \"jchwenger/ControlNet-v1-1\", \"terrapretapermaculture/ControlNet-v1-1-D\", \"um235/diffusion\", \"baiapps/hestior\", \"akaUNik/diff_models_hw6\", \"eienmojiki/DiffuseCraftMod\", \"kartikvij/ControlNet-v1-1\", \"jingyangcarl/matgen\", \"Madmaxxxx/ControlNet-v1-1\", \"John6666/DiffuseCraftDetailfixTest\"], \"safetensors\": null, \"security_repo_status\": null, \"xet_enabled\": null, \"lastModified\": \"2023-05-04 18:51:03+00:00\", \"cardData\": \"base_model: runwayml/stable-diffusion-v1-5\\nlicense: openrail\\ntags:\\n- art\\n- controlnet\\n- stable-diffusion\\n- controlnet-v1-1\\n- image-to-image\\nduplicated_from: ControlNet-1-1-preview/control_v11e_sd15_shuffle\", \"transformersInfo\": null, \"_id\": \"6439a8a3de56ab98fabf0066\", \"modelId\": \"lllyasviel/control_v11e_sd15_shuffle\", \"usedStorage\": 4335709078}","cover_image":null,"submodels":null,"usage_info":null,"default_settings":{"preprocessor":"content_shuffle_image_processor"},"repo_variant":"fp16"}</text:p>
          </table:table-cell>
          <table:table-cell table:number-columns-repeated="2" office:value-type="string" calcext:value-type="string">
            <text:p>2025-07-18 00:36:10.523</text:p>
          </table:table-cell>
          <table:table-cell office:value-type="float" office:value="722599674" calcext:value-type="float">
            <text:p>722599674</text:p>
          </table:table-cell>
        </table:table-row>
        <table:table-row table:style-name="ro1" table:visibility="filter">
          <table:table-cell office:value-type="string" calcext:value-type="string">
            <text:p>b94fb368-767b-485d-bbe3-1ebcb1244d46</text:p>
          </table:table-cell>
          <table:table-cell office:value-type="string" calcext:value-type="string">
            <text:p>blake3:4920b1286e0ef5f25af88c777bbabf4891773342bc8d6f284c029f28b137845b</text:p>
          </table:table-cell>
          <table:table-cell office:value-type="string" calcext:value-type="string">
            <text:p>sd-1</text:p>
          </table:table-cell>
          <table:table-cell office:value-type="string" calcext:value-type="string">
            <text:p>controlnet</text:p>
          </table:table-cell>
          <table:table-cell office:value-type="string" calcext:value-type="string">
            <text:p>sd-1/controlnet/Lineart</text:p>
          </table:table-cell>
          <table:table-cell office:value-type="string" calcext:value-type="string">
            <text:p>diffusers</text:p>
          </table:table-cell>
          <table:table-cell office:value-type="string" calcext:value-type="string">
            <text:p>Lineart</text:p>
          </table:table-cell>
          <table:table-cell office:value-type="string" calcext:value-type="string">
            <text:p>Uses lineart detection to guide the lighting of the composition.</text:p>
          </table:table-cell>
          <table:table-cell office:value-type="string" calcext:value-type="string">
            <text:p>lllyasviel/control_v11p_sd15_lineart</text:p>
          </table:table-cell>
          <table:table-cell office:value-type="string" calcext:value-type="string">
            <text:p>hf_repo_id</text:p>
          </table:table-cell>
          <table:table-cell office:value-type="string" calcext:value-type="string">
            <text:p>{"id": "lllyasviel/control_v11p_sd15_lineart", "author": "lllyasviel", "sha": "8a158f547e031c5b8fbca19ead09a74767ff4db0", "last_modified": "2023-05-04 18:49:42+00:00", "created_at": "2023-04-14 19:25:13+00:00", "private": false, "gated": false, "disabled": false, "downloads": 9246, "downloads_all_time": null, "likes": 68, "library_name": "diffusers", "gguf": null, "inference": null, "inference_provider_mapping": null, "tags": ["diffusers", "safetensors", "art", "controlnet", "stable-diffusion", "controlnet-v1-1", "image-to-image", "arxiv:2302.05543", "base_model:runwayml/stable-diffusion-v1-5", "base_model:adapter:runwayml/stable-diffusion-v1-5", "license:openrail", "region:us"], "pipeline_tag": "image-to-image", "mask_token": null, "trending_score": null, "card_data": "base_model: runwayml/stable-diffusion-v1-5\nlicense: openrail\ntags:\n- art\n- controlnet\n- stable-diffusion\n- controlnet-v1-1\n- image-to-image\nduplicated_from: ControlNet-1-1-preview/control_v11p_sd15_lineart", "widget_data": null, "model_index": null, "config": {}, "transformers_info": null, "siblings": ["RepoSibling(rfilename='.gitattributes', size=1477, blob_id='c7d9f3332a950355d5a77d85000f05e6f45435ea', lfs=None)", "RepoSibling(rfilename='README.md', size=15399, blob_id='b607ad6d39dd9d5dcb9e5e9e62acdeb6b3ab05c5', lfs=None)", "RepoSibling(rfilename='config.json', size=998, blob_id='7de8bd87b614c68c51244a26736f75a6bec881c7', lfs=None)", "RepoSibling(rfilename='control_net_lineart.py', size=1513, blob_id='a0a47da72ffb346a5d4e18448543119455149677', lfs=None)", "RepoSibling(rfilename='diffusion_pytorch_model.bin', size=1445254969, blob_id='c525003b64254e95135992c2ee73edc936571c3c', lfs=BlobLfsInfo(size=1445254969, sha256='3529c7c9b26208359cb2d68a336c5d7215eb856ac041e55de68240a72ef0a584', pointer_size=135))", "RepoSibling(rfilename='diffusion_pytorch_model.fp16.bin', size=722698343, blob_id='b20b656454f315e8f8fc4167d8f1aee232c581ec', lfs=BlobLfsInfo(size=722698343, sha256='4aaffceded3f8568279387ffeca14144795550fab30caac46ef231f3640f47bd', pointer_size=134))", "RepoSibling(rfilename='diffusion_pytorch_model.fp16.safetensors', size=722598642, blob_id='cadbecf776e4a3e01d91a535bf50e84c0951e3b6', lfs=BlobLfsInfo(size=722598642, sha256='de4f699573813c5ad07091fe1ad4097ddc957c22e313187caa885c82e3b6a85b', pointer_size=134))", "RepoSibling(rfilename='diffusion_pytorch_model.safetensors', size=1445157124, blob_id='73c69670e90f4bc750a55b3f2d6131bb3c814f8c', lfs=BlobLfsInfo(size=1445157124, sha256='d9d6d0e5526dd21dfc503f9e42a93ff1f977aa52df3c14e8ac11085b518cb114', pointer_size=135))", "RepoSibling(rfilename='images/control.png', size=266249, blob_id='f6eec23ea7d947b71aa0ac866fcc3e47c524ca5b', lfs=None)", "RepoSibling(rfilename='images/image_out.png', size=451665, blob_id='b098f32786efc79baeb27a108b673209654a2496', lfs=None)", "RepoSibling(rfilename='images/input.png', size=340919, blob_id='b7d979810e0da25f863a8eb873bd15cf8293acee', lfs=None)"], "spaces": ["hysts/ControlNet-v1-1", "r3gm/DiffuseCraft", "John6666/DiffuseCraftMod", "John6666/votepurchase-multiple-model", "Koi953215/NaRCan_demo", "fffiloni/MangaNinja-demo", "DMTuit/Diffusion-API", "Menyu/DiffuseCraftMod", "bobber/DiffuseCraft", "kevinwang676/ControlNet-with-GPT-4", "TheNetherWatcher/Vid2Vid-using-Text-prompt", "smartfeed/image2image", "willgibs/ControlNet-v1-1", "Yabo/ControlVideo", "RobLi/ControlNet-v1-1", "barani/ControlNet", "cyberoleg/b2719240e190e2a649150d94db50be82838efeb0", "YEsssssssssssir/AIgen", "adorp/ControlNet-v1-1-duplicate", "flatindo/generate2", "flatindo/Image-Diffusion-WebUI", "terrapretapermaculture/ControlNet-v1-1-B", "John6666/testvp", "jordandotzel/ControlNet-v1-1", "VCHENZIJIA/Stable-Diffusion-ControlNet-WebUI", "bastibond/ControlNet-v1-1", "licasexko/ControlNet-v1-1", "serhatderya/ControlNet-v1-1-scribble", "xawery/ControlNet-v1-1", "imjunaidafzal/ControlNet-v1-1", "rishavraina/ControlNet-v1-1", "dddddahling/ControlNet-v1-1", "xing2024/ControlNet-v1-1", "wesbuskirk/create", "777Andy777/ControlNet-v1-1", "wimvanhenden/ControlNet-v1-1", "NovaHeredia/lllyasviel-control_v11p_sd15_lineart", "selozk/ControlNet-v1-1", "romilhicban/lllyasviel-control_v11p_sd15_lineart", "imSaharukh/ControlNet-v1-1", "Isgrassmann/dsadads", "Voltxs/ControlNet-v1-1", "grahamstanes/ControlNet-v1-1", "pauline0928/ControlNet-v1-12", "ashtarirasool/ControlNet-v1-1", "esaberian/ControlNet-v1-1", "pastaandnoodles/ControlNet-v1-1", "isaacespina/ControlNet-v1-1", "HarshitRaheja/ControlNet-v1-1", "gustOfWind/ControlNet-v1-1", "Amjadd/ControlNet-v1-1", "yonghenglh6/kiu5", "BurdaComplete/ControlNet-v1-1", "usefmahmud/ControlNet-v1-1", "ericdins/ControlNet-v1-1", "DmitrMakeev/Diffusion-API", "Andyrasika/ControlNet-v1-1", "qdqwefvcx/ControlNet-v1-1", "vakilrathod67/ControlNet", "atryash/ControlNet-v1-1", "lmitev/ControlNet-v1-1", "FIT2125/ControlNet-v1-1", "kokuma/controlnet", "papakabeta/ControlNet-v1-1", "nej-dot/ControlNet-v1-1", "GabrielTaveira/lllyasviel-control_v11p_sd15_lineart", "terrapretapermaculture/ControlNet-v1-1", "Fihade/NaRCan_demo", "Raiden223145/ControlNet", "guriko/Generate-Image", "guriko/ControlNet", "t-montes/ControlNet-v1-1", "uesmhe/oreonet", "david837/ControlNet-v1-1", "mckeeboards/ControlNet-v1-1", "waloneai/ControlNet-v1-1", "jchwenger/ControlNet-v1-1", "terrapretapermaculture/ControlNet-v1-1-D", "um235/diffusion", "gstranger/diffusion_models", "baiapps/hestior", "mariarivaille/Diffusion_Models_Course_Space", "akaUNik/diff_models_hw6", "Emilichcka/diffusion_fin_project", "eienmojiki/DiffuseCraftMod", "essencebl/lllyasviel-control_v11p_sd15_lineart", "kartikvij/ControlNet-v1-1", "jingyangcarl/matgen", "Madmaxxxx/ControlNet-v1-1", "John6666/DiffuseCraftDetailfixTest"], "safetensors": null, "security_repo_status": null, "xet_enabled": null, "lastModified": "2023-05-04 18:49:42+00:00", "cardData": "base_model: runwayml/stable-diffusion-v1-5\nlicense: openrail\ntags:\n- art\n- controlnet\n- stable-diffusion\n- controlnet-v1-1\n- image-to-image\nduplicated_from: ControlNet-1-1-preview/control_v11p_sd15_lineart", "transformersInfo": null, "_id": "6439a8990cb95b3dbc90edec", "modelId": "lllyasviel/control_v11p_sd15_lineart", "usedStorage": 4335709078}</text:p>
          </table:table-cell>
          <table:table-cell/>
          <table:table-cell office:value-type="string" calcext:value-type="string">
            <text:p>{"key":"b94fb368-767b-485d-bbe3-1ebcb1244d46","hash":"blake3:4920b1286e0ef5f25af88c777bbabf4891773342bc8d6f284c029f28b137845b","path":"sd-1/controlnet/Lineart","file_size":722599640,"name":"Lineart","type":"controlnet","format":"diffusers","base":"sd-1","source":"lllyasviel/control_v11p_sd15_lineart","source_type":"hf_repo_id","description":"Uses lineart detection to guide the lighting of the composition.","source_api_response":"{\"id\": \"lllyasviel/control_v11p_sd15_lineart\", \"author\": \"lllyasviel\", \"sha\": \"8a158f547e031c5b8fbca19ead09a74767ff4db0\", \"last_modified\": \"2023-05-04 18:49:42+00:00\", \"created_at\": \"2023-04-14 19:25:13+00:00\", \"private\": false, \"gated\": false, \"disabled\": false, \"downloads\": 9246, \"downloads_all_time\": null, \"likes\": 68, \"library_name\": \"diffusers\", \"gguf\": null, \"inference\": null, \"inference_provider_mapping\": null, \"tags\": [\"diffusers\", \"safetensors\", \"art\", \"controlnet\", \"stable-diffusion\", \"controlnet-v1-1\", \"image-to-image\", \"arxiv:2302.05543\", \"base_model:runwayml/stable-diffusion-v1-5\", \"base_model:adapter:runwayml/stable-diffusion-v1-5\", \"license:openrail\", \"region:us\"], \"pipeline_tag\": \"image-to-image\", \"mask_token\": null, \"trending_score\": null, \"card_data\": \"base_model: runwayml/stable-diffusion-v1-5\\nlicense: openrail\\ntags:\\n- art\\n- controlnet\\n- stable-diffusion\\n- controlnet-v1-1\\n- image-to-image\\nduplicated_from: ControlNet-1-1-preview/control_v11p_sd15_lineart\", \"widget_data\": null, \"model_index\": null, \"config\": {}, \"transformers_info\": null, \"siblings\": [\"RepoSibling(rfilename='.gitattributes', size=1477, blob_id='c7d9f3332a950355d5a77d85000f05e6f45435ea', lfs=None)\", \"RepoSibling(rfilename='README.md', size=15399, blob_id='b607ad6d39dd9d5dcb9e5e9e62acdeb6b3ab05c5', lfs=None)\", \"RepoSibling(rfilename='config.json', size=998, blob_id='7de8bd87b614c68c51244a26736f75a6bec881c7', lfs=None)\", \"RepoSibling(rfilename='control_net_lineart.py', size=1513, blob_id='a0a47da72ffb346a5d4e18448543119455149677', lfs=None)\", \"RepoSibling(rfilename='diffusion_pytorch_model.bin', size=1445254969, blob_id='c525003b64254e95135992c2ee73edc936571c3c', lfs=BlobLfsInfo(size=1445254969, sha256='3529c7c9b26208359cb2d68a336c5d7215eb856ac041e55de68240a72ef0a584', pointer_size=135))\", \"RepoSibling(rfilename='diffusion_pytorch_model.fp16.bin', size=722698343, blob_id='b20b656454f315e8f8fc4167d8f1aee232c581ec', lfs=BlobLfsInfo(size=722698343, sha256='4aaffceded3f8568279387ffeca14144795550fab30caac46ef231f3640f47bd', pointer_size=134))\", \"RepoSibling(rfilename='diffusion_pytorch_model.fp16.safetensors', size=722598642, blob_id='cadbecf776e4a3e01d91a535bf50e84c0951e3b6', lfs=BlobLfsInfo(size=722598642, sha256='de4f699573813c5ad07091fe1ad4097ddc957c22e313187caa885c82e3b6a85b', pointer_size=134))\", \"RepoSibling(rfilename='diffusion_pytorch_model.safetensors', size=1445157124, blob_id='73c69670e90f4bc750a55b3f2d6131bb3c814f8c', lfs=BlobLfsInfo(size=1445157124, sha256='d9d6d0e5526dd21dfc503f9e42a93ff1f977aa52df3c14e8ac11085b518cb114', pointer_size=135))\", \"RepoSibling(rfilename='images/control.png', size=266249, blob_id='f6eec23ea7d947b71aa0ac866fcc3e47c524ca5b', lfs=None)\", \"RepoSibling(rfilename='images/image_out.png', size=451665, blob_id='b098f32786efc79baeb27a108b673209654a2496', lfs=None)\", \"RepoSibling(rfilename='images/input.png', size=340919, blob_id='b7d979810e0da25f863a8eb873bd15cf8293acee', lfs=None)\"], \"spaces\": [\"hysts/ControlNet-v1-1\", \"r3gm/DiffuseCraft\", \"John6666/DiffuseCraftMod\", \"John6666/votepurchase-multiple-model\", \"Koi953215/NaRCan_demo\", \"fffiloni/MangaNinja-demo\", \"DMTuit/Diffusion-API\", \"Menyu/DiffuseCraftMod\", \"bobber/DiffuseCraft\", \"kevinwang676/ControlNet-with-GPT-4\", \"TheNetherWatcher/Vid2Vid-using-Text-prompt\", \"smartfeed/image2image\", \"willgibs/ControlNet-v1-1\", \"Yabo/ControlVideo\", \"RobLi/ControlNet-v1-1\", \"barani/ControlNet\", \"cyberoleg/b2719240e190e2a649150d94db50be82838efeb0\", \"YEsssssssssssir/AIgen\", \"adorp/ControlNet-v1-1-duplicate\", \"flatindo/generate2\", \"flatindo/Image-Diffusion-WebUI\", \"terrapretapermaculture/ControlNet-v1-1-B\", \"John6666/testvp\", \"jordandotzel/ControlNet-v1-1\", \"VCHENZIJIA/Stable-Diffusion-ControlNet-WebUI\", \"bastibond/ControlNet-v1-1\", \"licasexko/ControlNet-v1-1\", \"serhatderya/ControlNet-v1-1-scribble\", \"xawery/ControlNet-v1-1\", \"imjunaidafzal/ControlNet-v1-1\", \"rishavraina/ControlNet-v1-1\", \"dddddahling/ControlNet-v1-1\", \"xing2024/ControlNet-v1-1\", \"wesbuskirk/create\", \"777Andy777/ControlNet-v1-1\", \"wimvanhenden/ControlNet-v1-1\", \"NovaHeredia/lllyasviel-control_v11p_sd15_lineart\", \"selozk/ControlNet-v1-1\", \"romilhicban/lllyasviel-control_v11p_sd15_lineart\", \"imSaharukh/ControlNet-v1-1\", \"Isgrassmann/dsadads\", \"Voltxs/ControlNet-v1-1\", \"grahamstanes/ControlNet-v1-1\", \"pauline0928/ControlNet-v1-12\", \"ashtarirasool/ControlNet-v1-1\", \"esaberian/ControlNet-v1-1\", \"pastaandnoodles/ControlNet-v1-1\", \"isaacespina/ControlNet-v1-1\", \"HarshitRaheja/ControlNet-v1-1\", \"gustOfWind/ControlNet-v1-1\", \"Amjadd/ControlNet-v1-1\", \"yonghenglh6/kiu5\", \"BurdaComplete/ControlNet-v1-1\", \"usefmahmud/ControlNet-v1-1\", \"ericdins/ControlNet-v1-1\", \"DmitrMakeev/Diffusion-API\", \"Andyrasika/ControlNet-v1-1\", \"qdqwefvcx/ControlNet-v1-1\", \"vakilrathod67/ControlNet\", \"atryash/ControlNet-v1-1\", \"lmitev/ControlNet-v1-1\", \"FIT2125/ControlNet-v1-1\", \"kokuma/controlnet\", \"papakabeta/ControlNet-v1-1\", \"nej-dot/ControlNet-v1-1\", \"GabrielTaveira/lllyasviel-control_v11p_sd15_lineart\", \"terrapretapermaculture/ControlNet-v1-1\", \"Fihade/NaRCan_demo\", \"Raiden223145/ControlNet\", \"guriko/Generate-Image\", \"guriko/ControlNet\", \"t-montes/ControlNet-v1-1\", \"uesmhe/oreonet\", \"david837/ControlNet-v1-1\", \"mckeeboards/ControlNet-v1-1\", \"waloneai/ControlNet-v1-1\", \"jchwenger/ControlNet-v1-1\", \"terrapretapermaculture/ControlNet-v1-1-D\", \"um235/diffusion\", \"gstranger/diffusion_models\", \"baiapps/hestior\", \"mariarivaille/Diffusion_Models_Course_Space\", \"akaUNik/diff_models_hw6\", \"Emilichcka/diffusion_fin_project\", \"eienmojiki/DiffuseCraftMod\", \"essencebl/lllyasviel-control_v11p_sd15_lineart\", \"kartikvij/ControlNet-v1-1\", \"jingyangcarl/matgen\", \"Madmaxxxx/ControlNet-v1-1\", \"John6666/DiffuseCraftDetailfixTest\"], \"safetensors\": null, \"security_repo_status\": null, \"xet_enabled\": null, \"lastModified\": \"2023-05-04 18:49:42+00:00\", \"cardData\": \"base_model: runwayml/stable-diffusion-v1-5\\nlicense: openrail\\ntags:\\n- art\\n- controlnet\\n- stable-diffusion\\n- controlnet-v1-1\\n- image-to-image\\nduplicated_from: ControlNet-1-1-preview/control_v11p_sd15_lineart\", \"transformersInfo\": null, \"_id\": \"6439a8990cb95b3dbc90edec\", \"modelId\": \"lllyasviel/control_v11p_sd15_lineart\", \"usedStorage\": 4335709078}","cover_image":null,"submodels":null,"usage_info":null,"default_settings":{"preprocessor":"lineart_image_processor"},"repo_variant":"fp16"}</text:p>
          </table:table-cell>
          <table:table-cell table:number-columns-repeated="2" office:value-type="string" calcext:value-type="string">
            <text:p>2025-07-18 00:36:11.192</text:p>
          </table:table-cell>
          <table:table-cell office:value-type="float" office:value="722599640" calcext:value-type="float">
            <text:p>722599640</text:p>
          </table:table-cell>
        </table:table-row>
        <table:table-row table:style-name="ro1" table:visibility="filter">
          <table:table-cell office:value-type="string" calcext:value-type="string">
            <text:p>ea5c6ba6-7c40-4870-8cc5-923475d1a896</text:p>
          </table:table-cell>
          <table:table-cell office:value-type="string" calcext:value-type="string">
            <text:p>blake3:fe4e201fa355fc81bdf3f553c02bb747c79ccbea595c010eb232a9b72cfcbc13</text:p>
          </table:table-cell>
          <table:table-cell office:value-type="string" calcext:value-type="string">
            <text:p>sd-1</text:p>
          </table:table-cell>
          <table:table-cell office:value-type="string" calcext:value-type="string">
            <text:p>controlnet</text:p>
          </table:table-cell>
          <table:table-cell office:value-type="string" calcext:value-type="string">
            <text:p>sd-1/controlnet/Hard Edge Detection (canny)</text:p>
          </table:table-cell>
          <table:table-cell office:value-type="string" calcext:value-type="string">
            <text:p>diffusers</text:p>
          </table:table-cell>
          <table:table-cell office:value-type="string" calcext:value-type="string">
            <text:p>Hard Edge Detection (canny)</text:p>
          </table:table-cell>
          <table:table-cell office:value-type="string" calcext:value-type="string">
            <text:p>Uses detected edges in the image to control composition.</text:p>
          </table:table-cell>
          <table:table-cell office:value-type="string" calcext:value-type="string">
            <text:p>lllyasviel/control_v11p_sd15_canny</text:p>
          </table:table-cell>
          <table:table-cell office:value-type="string" calcext:value-type="string">
            <text:p>hf_repo_id</text:p>
          </table:table-cell>
          <table:table-cell office:value-type="string" calcext:value-type="string">
            <text:p>{"id": "lllyasviel/control_v11p_sd15_canny", "author": "lllyasviel", "sha": "115a470d547982438f70198e353a921996e2e819", "last_modified": "2023-05-04 18:48:49+00:00", "created_at": "2023-04-14 19:24:43+00:00", "private": false, "gated": false, "disabled": false, "downloads": 16459, "downloads_all_time": null, "likes": 48, "library_name": "diffusers", "gguf": null, "inference": null, "inference_provider_mapping": null, "tags": ["diffusers", "safetensors", "art", "controlnet", "stable-diffusion", "controlnet-v1-1", "image-to-image", "arxiv:2302.05543", "base_model:runwayml/stable-diffusion-v1-5", "base_model:adapter:runwayml/stable-diffusion-v1-5", "license:openrail", "region:us"], "pipeline_tag": "image-to-image", "mask_token": null, "trending_score": null, "card_data": "base_model: runwayml/stable-diffusion-v1-5\nlicense: openrail\ntags:\n- art\n- controlnet\n- stable-diffusion\n- controlnet-v1-1\n- image-to-image\nduplicated_from: ControlNet-1-1-preview/control_v11p_sd15_canny", "widget_data": null, "model_index": null, "config": {}, "transformers_info": null, "siblings": ["RepoSibling(rfilename='.gitattributes', size=1582, blob_id='c91195b97637c669cace09bc872b73c7b24f8ad2', lfs=None)", "RepoSibling(rfilename='README.md', size=16599, blob_id='cc466f57e92eb07ca04a188252688556f1a0db80', lfs=None)", "RepoSibling(rfilename='config.json', size=996, blob_id='ebd8387e9b5a9c67032880f7799042436ef94efb', lfs=None)", "RepoSibling(rfilename='control_net_canny.py', size=1384, blob_id='67dc7b506501f8588a805ca9bb8ee9c7ecd9f3ad', lfs=None)", "RepoSibling(rfilename='diffusion_pytorch_model.bin', size=1445254969, blob_id='5387cee945304f8337ba9f8303346c2bb6e59140', lfs=BlobLfsInfo(size=1445254969, sha256='62364453cb4230f0e94669b4d36d723c292622268c3d5e30ed4aff128c7509f1', pointer_size=135))", "RepoSibling(rfilename='diffusion_pytorch_model.fp16.bin', size=722698343, blob_id='761b38c60dc4ed37c84221f7467514fcd8e5be7f', lfs=BlobLfsInfo(size=722698343, sha256='6b80be83ccaf52d8d0c136323e88befe73994d7d416e534f410e46e3ed2cab9b', pointer_size=134))", "RepoSibling(rfilename='diffusion_pytorch_model.fp16.safetensors', size=722598642, blob_id='0b3836dc7cc38fdce2f4db83b1efed4444ca26de', lfs=BlobLfsInfo(size=722598642, sha256='9ed3a7f834aca0d2b26f9c7f186b3ee29465de1d13e152459e8c9cbb25a0c0bc', pointer_size=134))", "RepoSibling(rfilename='diffusion_pytorch_model.safetensors', size=1445157124, blob_id='9f7b66a05197525245135173c33c6ebdc9685649', lfs=BlobLfsInfo(size=1445157124, sha256='be713fb941fc7c625f0c7d816b6a19115783a665f3049a8974f127e0c075d9a9', pointer_size=135))", "RepoSibling(rfilename='images/bird.png', size=1065314, blob_id='544da68fdbdfda5befa0228d5fbc740d842bf766', lfs=BlobLfsInfo(size=1065314, sha256='cad49fc7d3071b2bcd078bc8dde365f8fa62eaa6d43705fd50c212794a3aac35', pointer_size=132))", "RepoSibling(rfilename='images/bird_canny.png', size=29063, blob_id='4143d39a6f4db2c1fb489a5782c2903935dc003a', lfs=None)", "RepoSibling(rfilename='images/bird_canny_out.png', size=834903, blob_id='727220c6ac72aeba4c4e6eca95eccbbb73715f6e', lfs=None)", "RepoSibling(rfilename='images/control.png', size=29063, blob_id='4143d39a6f4db2c1fb489a5782c2903935dc003a', lfs=None)", "RepoSibling(rfilename='images/image_out.png', size=835242, blob_id='67c801f09bf3fa9dcb71473b3e700a1164e6473e', lfs=None)", "RepoSibling(rfilename='images/input.png', size=1065314, blob_id='544da68fdbdfda5befa0228d5fbc740d842bf766', lfs=BlobLfsInfo(size=1065314, sha256='cad49fc7d3071b2bcd078bc8dde365f8fa62eaa6d43705fd50c212794a3aac35', pointer_size=132))", "RepoSibling(rfilename='sd.png', size=59531, blob_id='2eb3a8567e5278cae0d7a29e65e965d09cba4797', lfs=None)"], "spaces": ["hysts/ControlNet-v1-1", "radames/Real-Time-Latent-Consistency-Model", "r3gm/DiffuseCraft", "radames/Real-Time-Latent-Consistency-Model-Text-To-Image", "John6666/DiffuseCraftMod", "John6666/votepurchase-multiple-model", "radames/Real-Time-SD-Turbo", "radames/real-time-pix2pix-turbo", "Koi953215/NaRCan_demo", "diffusers/controlnet-3d-pose", "latent-consistency/Real-Time-LCM-ControlNet-Lora-SD1.5", "radames/InstantStyle-Hyper-SD", "dreamer-technoland/object-to-object-replace", "latent-consistency/Real-Time-LCM-Text-to-Image-Lora-SD1.5", "diffusers/controlnet-canny-tool", "DMTuit/Diffusion-API", "Menyu/DiffuseCraftMod", "bobber/DiffuseCraft", "kevinwang676/ControlNet-with-GPT-4", "TheNetherWatcher/Vid2Vid-using-Text-prompt", "egg22314/object-to-object-replace", "dreamer-technoland/object-to-object-replace-1", "willgibs/ControlNet-v1-1", "Yabo/ControlVideo", "multimodalart/Real-Time-Latent-SDXL-Lightning", "gaur3009/Color_express", "douglasgoodwin/Real-Time-SD-Turbo", "RobLi/ControlNet-v1-1", "barani/ControlNet", "cyberoleg/b2719240e190e2a649150d94db50be82838efeb0", "YEsssssssssssir/AIgen", "adorp/ControlNet-v1-1-duplicate", "flatindo/generate2", "flatindo/Image-Diffusion-WebUI", "Festrcze/Real-Time-SD-Turbooooooo", "terrapretapermaculture/ControlNet-v1-1-B", "John6666/testvp", "jordandotzel/ControlNet-v1-1", "VCHENZIJIA/Stable-Diffusion-ControlNet-WebUI", "bastibond/ControlNet-v1-1", "abhinav8402/lllyasviel-control_v11p_sd15_canny", "licasexko/ControlNet-v1-1", "serhatderya/ControlNet-v1-1-scribble", "xawery/ControlNet-v1-1", "imjunaidafzal/ControlNet-v1-1", "rishavraina/ControlNet-v1-1", "dddddahling/ControlNet-v1-1", "xing2024/ControlNet-v1-1", "wesbuskirk/create", "777Andy777/ControlNet-v1-1", "wimvanhenden/ControlNet-v1-1", "kunaliitkgp09/lllyasviel-control_v11p_sd15_canny", "selozk/ControlNet-v1-1", "imSaharukh/ControlNet-v1-1", "Voltxs/ControlNet-v1-1", "grahamstanes/ControlNet-v1-1", "pauline0928/ControlNet-v1-12", "ashtarirasool/ControlNet-v1-1", "esaberian/ControlNet-v1-1", "pastaandnoodles/ControlNet-v1-1", "isaacespina/ControlNet-v1-1", "HarshitRaheja/ControlNet-v1-1", "gustOfWind/ControlNet-v1-1", "Amjadd/ControlNet-v1-1", "yonghenglh6/kiu5", "BurdaComplete/ControlNet-v1-1", "usefmahmud/ControlNet-v1-1", "ericdins/ControlNet-v1-1", "DmitrMakeev/Diffusion-API", "Andyrasika/ControlNet-v1-1", "kubilaykilinc/Real-Time-Latent-Consistency-Model", "tsi-org/Real-Time-Latent-Consistency-Model", "edwrow/Real-Time-Latent-Consistency-Model", "mehdinhous/Real-Time-Latent-Consistency-Model", "JonSold/Real-Time-Latent-Consistency-Model", "vloikas/Mycelium", "takahirox/Fast_Img2Img", "sergeicu/Real-Time-Latent-Consistency-Model", "junes88/lllyasviel-control_v11p_sd15_canny", "qdqwefvcx/ControlNet-v1-1", "HusseinHE/Magic", "jensinjames/Real-Time-SD-Turbo", "garrettscott/Real-Time-Latent-Consistency-Model", "hillman2000hk/Real-Time-Latent-Consistency-Model", "vloikas/NEW-Mycelium", "vakilrathod67/ControlNet", "atryash/ControlNet-v1-1", "lmitev/ControlNet-v1-1", "hady20100/Real-Time-Latent-Consistency-Model", "HaawkeNeural/controlnet-3d-pose", "MehmetK/Real-Time-Latent-Consistency-Model", "FIT2125/ControlNet-v1-1", "douglasgoodwin/one-more-gloomy-sunday", "Festrcze/Real-Time-SD-Turbonjjj", "kokuma/controlnet", "papakabeta/ControlNet-v1-1", "nej-dot/ControlNet-v1-1", "rbanfield/ControlNetV1.1", "ranchun/lllyasviel-control_v11p_sd15_canny", "Nymbo/real-time-pix2pix-turbo"], "safetensors": null, "security_repo_status": null, "xet_enabled": null, "lastModified": "2023-05-04 18:48:49+00:00", "cardData": "base_model: runwayml/stable-diffusion-v1-5\nlicense: openrail\ntags:\n- art\n- controlnet\n- stable-diffusion\n- controlnet-v1-1\n- image-to-image\nduplicated_from: ControlNet-1-1-preview/control_v11p_sd15_canny", "transformersInfo": null, "_id": "6439a87b3da4490578d7e64d", "modelId": "lllyasviel/control_v11p_sd15_canny", "usedStorage": 4336774392}</text:p>
          </table:table-cell>
          <table:table-cell/>
          <table:table-cell office:value-type="string" calcext:value-type="string">
            <text:p>{"key":"ea5c6ba6-7c40-4870-8cc5-923475d1a896","hash":"blake3:fe4e201fa355fc81bdf3f553c02bb747c79ccbea595c010eb232a9b72cfcbc13","path":"sd-1/controlnet/Hard Edge Detection (canny)","file_size":722599638,"name":"Hard Edge Detection (canny)","type":"controlnet","format":"diffusers","base":"sd-1","source":"lllyasviel/control_v11p_sd15_canny","source_type":"hf_repo_id","description":"Uses detected edges in the image to control composition.","source_api_response":"{\"id\": \"lllyasviel/control_v11p_sd15_canny\", \"author\": \"lllyasviel\", \"sha\": \"115a470d547982438f70198e353a921996e2e819\", \"last_modified\": \"2023-05-04 18:48:49+00:00\", \"created_at\": \"2023-04-14 19:24:43+00:00\", \"private\": false, \"gated\": false, \"disabled\": false, \"downloads\": 16459, \"downloads_all_time\": null, \"likes\": 48, \"library_name\": \"diffusers\", \"gguf\": null, \"inference\": null, \"inference_provider_mapping\": null, \"tags\": [\"diffusers\", \"safetensors\", \"art\", \"controlnet\", \"stable-diffusion\", \"controlnet-v1-1\", \"image-to-image\", \"arxiv:2302.05543\", \"base_model:runwayml/stable-diffusion-v1-5\", \"base_model:adapter:runwayml/stable-diffusion-v1-5\", \"license:openrail\", \"region:us\"], \"pipeline_tag\": \"image-to-image\", \"mask_token\": null, \"trending_score\": null, \"card_data\": \"base_model: runwayml/stable-diffusion-v1-5\\nlicense: openrail\\ntags:\\n- art\\n- controlnet\\n- stable-diffusion\\n- controlnet-v1-1\\n- image-to-image\\nduplicated_from: ControlNet-1-1-preview/control_v11p_sd15_canny\", \"widget_data\": null, \"model_index\": null, \"config\": {}, \"transformers_info\": null, \"siblings\": [\"RepoSibling(rfilename='.gitattributes', size=1582, blob_id='c91195b97637c669cace09bc872b73c7b24f8ad2', lfs=None)\", \"RepoSibling(rfilename='README.md', size=16599, blob_id='cc466f57e92eb07ca04a188252688556f1a0db80', lfs=None)\", \"RepoSibling(rfilename='config.json', size=996, blob_id='ebd8387e9b5a9c67032880f7799042436ef94efb', lfs=None)\", \"RepoSibling(rfilename='control_net_canny.py', size=1384, blob_id='67dc7b506501f8588a805ca9bb8ee9c7ecd9f3ad', lfs=None)\", \"RepoSibling(rfilename='diffusion_pytorch_model.bin', size=1445254969, blob_id='5387cee945304f8337ba9f8303346c2bb6e59140', lfs=BlobLfsInfo(size=1445254969, sha256='62364453cb4230f0e94669b4d36d723c292622268c3d5e30ed4aff128c7509f1', pointer_size=135))\", \"RepoSibling(rfilename='diffusion_pytorch_model.fp16.bin', size=722698343, blob_id='761b38c60dc4ed37c84221f7467514fcd8e5be7f', lfs=BlobLfsInfo(size=722698343, sha256='6b80be83ccaf52d8d0c136323e88befe73994d7d416e534f410e46e3ed2cab9b', pointer_size=134))\", \"RepoSibling(rfilename='diffusion_pytorch_model.fp16.safetensors', size=722598642, blob_id='0b3836dc7cc38fdce2f4db83b1efed4444ca26de', lfs=BlobLfsInfo(size=722598642, sha256='9ed3a7f834aca0d2b26f9c7f186b3ee29465de1d13e152459e8c9cbb25a0c0bc', pointer_size=134))\", \"RepoSibling(rfilename='diffusion_pytorch_model.safetensors', size=1445157124, blob_id='9f7b66a05197525245135173c33c6ebdc9685649', lfs=BlobLfsInfo(size=1445157124, sha256='be713fb941fc7c625f0c7d816b6a19115783a665f3049a8974f127e0c075d9a9', pointer_size=135))\", \"RepoSibling(rfilename='images/bird.png', size=1065314, blob_id='544da68fdbdfda5befa0228d5fbc740d842bf766', lfs=BlobLfsInfo(size=1065314, sha256='cad49fc7d3071b2bcd078bc8dde365f8fa62eaa6d43705fd50c212794a3aac35', pointer_size=132))\", \"RepoSibling(rfilename='images/bird_canny.png', size=29063, blob_id='4143d39a6f4db2c1fb489a5782c2903935dc003a', lfs=None)\", \"RepoSibling(rfilename='images/bird_canny_out.png', size=834903, blob_id='727220c6ac72aeba4c4e6eca95eccbbb73715f6e', lfs=None)\", \"RepoSibling(rfilename='images/control.png', size=29063, blob_id='4143d39a6f4db2c1fb489a5782c2903935dc003a', lfs=None)\", \"RepoSibling(rfilename='images/image_out.png', size=835242, blob_id='67c801f09bf3fa9dcb71473b3e700a1164e6473e', lfs=None)\", \"RepoSibling(rfilename='images/input.png', size=1065314, blob_id='544da68fdbdfda5befa0228d5fbc740d842bf766', lfs=BlobLfsInfo(size=1065314, sha256='cad49fc7d3071b2bcd078bc8dde365f8fa62eaa6d43705fd50c212794a3aac35', pointer_size=132))\", \"RepoSibling(rfilename='sd.png', size=59531, blob_id='2eb3a8567e5278cae0d7a29e65e965d09cba4797', lfs=None)\"], \"spaces\": [\"hysts/ControlNet-v1-1\", \"radames/Real-Time-Latent-Consistency-Model\", \"r3gm/DiffuseCraft\", \"radames/Real-Time-Latent-Consistency-Model-Text-To-Image\", \"John6666/DiffuseCraftMod\", \"John6666/votepurchase-multiple-model\", \"radames/Real-Time-SD-Turbo\", \"radames/real-time-pix2pix-turbo\", \"Koi953215/NaRCan_demo\", \"diffusers/controlnet-3d-pose\", \"latent-consistency/Real-Time-LCM-ControlNet-Lora-SD1.5\", \"radames/InstantStyle-Hyper-SD\", \"dreamer-technoland/object-to-object-replace\", \"latent-consistency/Real-Time-LCM-Text-to-Image-Lora-SD1.5\", \"diffusers/controlnet-canny-tool\", \"DMTuit/Diffusion-API\", \"Menyu/DiffuseCraftMod\", \"bobber/DiffuseCraft\", \"kevinwang676/ControlNet-with-GPT-4\", \"TheNetherWatcher/Vid2Vid-using-Text-prompt\", \"egg22314/object-to-object-replace\", \"dreamer-technoland/object-to-object-replace-1\", \"willgibs/ControlNet-v1-1\", \"Yabo/ControlVideo\", \"multimodalart/Real-Time-Latent-SDXL-Lightning\", \"gaur3009/Color_express\", \"douglasgoodwin/Real-Time-SD-Turbo\", \"RobLi/ControlNet-v1-1\", \"barani/ControlNet\", \"cyberoleg/b2719240e190e2a649150d94db50be82838efeb0\", \"YEsssssssssssir/AIgen\", \"adorp/ControlNet-v1-1-duplicate\", \"flatindo/generate2\", \"flatindo/Image-Diffusion-WebUI\", \"Festrcze/Real-Time-SD-Turbooooooo\", \"terrapretapermaculture/ControlNet-v1-1-B\", \"John6666/testvp\", \"jordandotzel/ControlNet-v1-1\", \"VCHENZIJIA/Stable-Diffusion-ControlNet-WebUI\", \"bastibond/ControlNet-v1-1\", \"abhinav8402/lllyasviel-control_v11p_sd15_canny\", \"licasexko/ControlNet-v1-1\", \"serhatderya/ControlNet-v1-1-scribble\", \"xawery/ControlNet-v1-1\", \"imjunaidafzal/ControlNet-v1-1\", \"rishavraina/ControlNet-v1-1\", \"dddddahling/ControlNet-v1-1\", \"xing2024/ControlNet-v1-1\", \"wesbuskirk/create\", \"777Andy777/ControlNet-v1-1\", \"wimvanhenden/ControlNet-v1-1\", \"kunaliitkgp09/lllyasviel-control_v11p_sd15_canny\", \"selozk/ControlNet-v1-1\", \"imSaharukh/ControlNet-v1-1\", \"Voltxs/ControlNet-v1-1\", \"grahamstanes/ControlNet-v1-1\", \"pauline0928/ControlNet-v1-12\", \"ashtarirasool/ControlNet-v1-1\", \"esaberian/ControlNet-v1-1\", \"pastaandnoodles/ControlNet-v1-1\", \"isaacespina/ControlNet-v1-1\", \"HarshitRaheja/ControlNet-v1-1\", \"gustOfWind/ControlNet-v1-1\", \"Amjadd/ControlNet-v1-1\", \"yonghenglh6/kiu5\", \"BurdaComplete/ControlNet-v1-1\", \"usefmahmud/ControlNet-v1-1\", \"ericdins/ControlNet-v1-1\", \"DmitrMakeev/Diffusion-API\", \"Andyrasika/ControlNet-v1-1\", \"kubilaykilinc/Real-Time-Latent-Consistency-Model\", \"tsi-org/Real-Time-Latent-Consistency-Model\", \"edwrow/Real-Time-Latent-Consistency-Model\", \"mehdinhous/Real-Time-Latent-Consistency-Model\", \"JonSold/Real-Time-Latent-Consistency-Model\", \"vloikas/Mycelium\", \"takahirox/Fast_Img2Img\", \"sergeicu/Real-Time-Latent-Consistency-Model\", \"junes88/lllyasviel-control_v11p_sd15_canny\", \"qdqwefvcx/ControlNet-v1-1\", \"HusseinHE/Magic\", \"jensinjames/Real-Time-SD-Turbo\", \"garrettscott/Real-Time-Latent-Consistency-Model\", \"hillman2000hk/Real-Time-Latent-Consistency-Model\", \"vloikas/NEW-Mycelium\", \"vakilrathod67/ControlNet\", \"atryash/ControlNet-v1-1\", \"lmitev/ControlNet-v1-1\", \"hady20100/Real-Time-Latent-Consistency-Model\", \"HaawkeNeural/controlnet-3d-pose\", \"MehmetK/Real-Time-Latent-Consistency-Model\", \"FIT2125/ControlNet-v1-1\", \"douglasgoodwin/one-more-gloomy-sunday\", \"Festrcze/Real-Time-SD-Turbonjjj\", \"kokuma/controlnet\", \"papakabeta/ControlNet-v1-1\", \"nej-dot/ControlNet-v1-1\", \"rbanfield/ControlNetV1.1\", \"ranchun/lllyasviel-control_v11p_sd15_canny\", \"Nymbo/real-time-pix2pix-turbo\"], \"safetensors\": null, \"security_repo_status\": null, \"xet_enabled\": null, \"lastModified\": \"2023-05-04 18:48:49+00:00\", \"cardData\": \"base_model: runwayml/stable-diffusion-v1-5\\nlicense: openrail\\ntags:\\n- art\\n- controlnet\\n- stable-diffusion\\n- controlnet-v1-1\\n- image-to-image\\nduplicated_from: ControlNet-1-1-preview/control_v11p_sd15_canny\", \"transformersInfo\": null, \"_id\": \"6439a87b3da4490578d7e64d\", \"modelId\": \"lllyasviel/control_v11p_sd15_canny\", \"usedStorage\": 4336774392}","cover_image":null,"submodels":null,"usage_info":null,"default_settings":{"preprocessor":"canny_image_processor"},"repo_variant":"fp16"}</text:p>
          </table:table-cell>
          <table:table-cell table:number-columns-repeated="2" office:value-type="string" calcext:value-type="string">
            <text:p>2025-07-18 00:36:49.748</text:p>
          </table:table-cell>
          <table:table-cell office:value-type="float" office:value="722599638" calcext:value-type="float">
            <text:p>722599638</text:p>
          </table:table-cell>
        </table:table-row>
        <table:table-row table:style-name="ro1" table:visibility="filter">
          <table:table-cell office:value-type="string" calcext:value-type="string">
            <text:p>286db5f0-fe91-4b72-8ed1-db4769fcea8f</text:p>
          </table:table-cell>
          <table:table-cell office:value-type="string" calcext:value-type="string">
            <text:p>blake3:2550bf22a53942dfa28ab2fed9d10d80851112531f44d977168992edf9d0534c</text:p>
          </table:table-cell>
          <table:table-cell office:value-type="string" calcext:value-type="string">
            <text:p>sd-1</text:p>
          </table:table-cell>
          <table:table-cell office:value-type="string" calcext:value-type="string">
            <text:p>controlnet</text:p>
          </table:table-cell>
          <table:table-cell office:value-type="string" calcext:value-type="string">
            <text:p>sd-1/controlnet/Depth Map</text:p>
          </table:table-cell>
          <table:table-cell office:value-type="string" calcext:value-type="string">
            <text:p>diffusers</text:p>
          </table:table-cell>
          <table:table-cell office:value-type="string" calcext:value-type="string">
            <text:p>Depth Map</text:p>
          </table:table-cell>
          <table:table-cell office:value-type="string" calcext:value-type="string">
            <text:p>Uses depth information in the image to control the depth in the generation.</text:p>
          </table:table-cell>
          <table:table-cell office:value-type="string" calcext:value-type="string">
            <text:p>lllyasviel/control_v11f1p_sd15_depth</text:p>
          </table:table-cell>
          <table:table-cell office:value-type="string" calcext:value-type="string">
            <text:p>hf_repo_id</text:p>
          </table:table-cell>
          <table:table-cell office:value-type="string" calcext:value-type="string">
            <text:p>{"id": "lllyasviel/control_v11f1p_sd15_depth", "author": "lllyasviel", "sha": "539f99181d33db39cf1af2e517cd8056785f0a87", "last_modified": "2023-05-04 18:49:15+00:00", "created_at": "2023-04-16 14:13:02+00:00", "private": false, "gated": false, "disabled": false, "downloads": 15392, "downloads_all_time": null, "likes": 56, "library_name": "diffusers", "gguf": null, "inference": null, "inference_provider_mapping": null, "tags": ["diffusers", "safetensors", "art", "controlnet", "stable-diffusion", "controlnet-v1-1", "image-to-image", "arxiv:2302.05543", "base_model:runwayml/stable-diffusion-v1-5", "base_model:adapter:runwayml/stable-diffusion-v1-5", "license:openrail", "region:us"], "pipeline_tag": "image-to-image", "mask_token": null, "trending_score": null, "card_data": "base_model: runwayml/stable-diffusion-v1-5\nlicense: openrail\ntags:\n- art\n- controlnet\n- stable-diffusion\n- controlnet-v1-1\n- image-to-image\nduplicated_from: ControlNet-1-1-preview/control_v11p_sd15_depth", "widget_data": null, "model_index": null, "config": {}, "transformers_info": null, "siblings": ["RepoSibling(rfilename='.gitattributes', size=1477, blob_id='c7d9f3332a950355d5a77d85000f05e6f45435ea', lfs=None)", "RepoSibling(rfilename='README.md', size=16998, blob_id='263549052a2a5452bea954b8e6b6d71057fbd67e', lfs=None)", "RepoSibling(rfilename='config.json', size=945, blob_id='5c10feecb9047e7ea30cc567f1ff4e2d5086a979', lfs=None)", "RepoSibling(rfilename='control_net_depth.py', size=1559, blob_id='526a0b34dcefa1487f11d609c692e27bcc7f86bc', lfs=None)", "RepoSibling(rfilename='diffusion_pytorch_model.bin', size=1445254969, blob_id='14a15470fb0412301e9f1ea3e83a4b74dc9a7828', lfs=BlobLfsInfo(size=1445254969, sha256='a6dfcd098d6d657f70c97718aa1a0ef5b9b51f5988478f365acde8aae9e5b97f', pointer_size=135))", "RepoSibling(rfilename='diffusion_pytorch_model.fp16.bin', size=722698343, blob_id='173eef73f59a86564cc9254619abcf1096a9ef22', lfs=BlobLfsInfo(size=722698343, sha256='e809f8a7e4c3dd40f906e35213afa0e0e90feea363d9a59b653cacbc0a7c9d84', pointer_size=134))", "RepoSibling(rfilename='diffusion_pytorch_model.fp16.safetensors', size=722598642, blob_id='31cd24f315f932074b0c14aa2bd49673309f8ea4', lfs=BlobLfsInfo(size=722598642, sha256='838f3e848cb93231d41084d858d117416ab32907a5c8c80c421a131d101ba1ef', pointer_size=134))", "RepoSibling(rfilename='diffusion_pytorch_model.safetensors', size=1445157124, blob_id='fb7ac0d613a4f904367533ab692fa81a3cf25c0e', lfs=BlobLfsInfo(size=1445157124, sha256='999aca923ca5e19e70e6afc8d11073cc3c03553ca935b636bd5925df4a1c77d1', pointer_size=135))", "RepoSibling(rfilename='images/control.png', size=145217, blob_id='82f40db812df7e7e8db7df1a3c54641395be8b5a', lfs=None)", "RepoSibling(rfilename='images/image_out.png', size=865140, blob_id='c450cc01312f9878a646bc7bf7bcf2f4a9419be5', lfs=None)", "RepoSibling(rfilename='images/input.png', size=890252, blob_id='f32273ca8c63349c30d244e02ff31348aaaaa723', lfs=None)", "RepoSibling(rfilename='sd.png', size=59531, blob_id='2eb3a8567e5278cae0d7a29e65e965d09cba4797', lfs=None)"], "spaces": ["hysts/ControlNet-v1-1", "radames/Real-Time-Latent-Consistency-Model", "tencent/Hunyuan3D-2mv", "r3gm/DiffuseCraft", "tencent/Hunyuan3D-2mini-Turbo", "John6666/DiffuseCraftMod", "John6666/votepurchase-multiple-model", "shariqfarooq/LooseControl", "dreamer-technoland/object-to-object-replace", "frogleo/Image-to-3D", "mubarak-alketbi/Hunyuan3D-2mini-Turbo", "DMTuit/Diffusion-API", "Menyu/DiffuseCraftMod", "bobber/DiffuseCraft", "kevinwang676/ControlNet-with-GPT-4", "TheNetherWatcher/Vid2Vid-using-Text-prompt", "egg22314/object-to-object-replace", "dreamer-technoland/object-to-object-replace-1", "willgibs/ControlNet-v1-1", "Yabo/ControlVideo", "RobLi/ControlNet-v1-1", "barani/ControlNet", "cyberoleg/b2719240e190e2a649150d94db50be82838efeb0", "YEsssssssssssir/AIgen", "adorp/ControlNet-v1-1-duplicate", "flatindo/generate2", "flatindo/Image-Diffusion-WebUI", "DavidTamayo/Geo-Painting", "terrapretapermaculture/ControlNet-v1-1-B", "John6666/testvp", "jordandotzel/ControlNet-v1-1", "jiten6555/Imagemodel", "Lifeinhockey/Diffusion_Models", "Nymbo/Hunyuan3D-2", "VCHENZIJIA/Stable-Diffusion-ControlNet-WebUI", "bastibond/ControlNet-v1-1", "licasexko/ControlNet-v1-1", "serhatderya/ControlNet-v1-1-scribble", "xawery/ControlNet-v1-1", "imjunaidafzal/ControlNet-v1-1", "rishavraina/ControlNet-v1-1", "dddddahling/ControlNet-v1-1", "nehho/lllyasviel-control_v11f1p_sd15_depth", "xing2024/ControlNet-v1-1", "wesbuskirk/create", "777Andy777/ControlNet-v1-1", "wimvanhenden/ControlNet-v1-1", "selozk/ControlNet-v1-1", "imSaharukh/ControlNet-v1-1", "Voltxs/ControlNet-v1-1", "pauline0928/ControlNet-v1-12", "grahamstanes/ControlNet-v1-1", "ashtarirasool/ControlNet-v1-1", "esaberian/ControlNet-v1-1", "pastaandnoodles/ControlNet-v1-1", "isaacespina/ControlNet-v1-1", "lewis0001/lllyasviel-control_v11f1p_sd15_depth", "HarshitRaheja/ControlNet-v1-1", "gustOfWind/ControlNet-v1-1", "Amjadd/ControlNet-v1-1", "yonghenglh6/kiu5", "BurdaComplete/ControlNet-v1-1", "usefmahmud/ControlNet-v1-1", "ericdins/ControlNet-v1-1", "DmitrMakeev/Diffusion-API", "Andyrasika/ControlNet-v1-1", "kubilaykilinc/Real-Time-Latent-Consistency-Model", "tsi-org/Real-Time-Latent-Consistency-Model", "edwrow/Real-Time-Latent-Consistency-Model", "mehdinhous/Real-Time-Latent-Consistency-Model", "JonSold/Real-Time-Latent-Consistency-Model", "shichen1231/LooseControl", "qdqwefvcx/ControlNet-v1-1", "vakilrathod67/ControlNet", "atryash/ControlNet-v1-1", "lmitev/ControlNet-v1-1", "FIT2125/ControlNet-v1-1", "kokuma/controlnet", "papakabeta/ControlNet-v1-1", "nej-dot/ControlNet-v1-1", "Sparkgeo/Geo-Painting", "waveydaveygravy/IP-Adapter-Face-ID-Plus-Controlnet", "SettW/loose-control_sample", "farukbera/create_ai_ad", "jrgriffiniii/Real-Time-Latent-Consistency-Model", "AIADC/Real-Time-Latent-Consistency-Model", "patrickhul/Real-Time-Latent-Consistency-Model", "imjunaidafzal/Real-Time-Latent-Consistency-Model", "mikefish/Fish-LCM", "Meaowangxi/FilterPrompt-demo", "terrapretapermaculture/ControlNet-v1-1", "terrapretapermaculture/lllyasviel-control_v11f1p_sd15_depth", "Raiden223145/ControlNet", "guriko/Generate-Image", "guriko/ControlNet", "t-montes/ControlNet-v1-1", "uesmhe/oreonet", "david837/ControlNet-v1-1", "mckeeboards/ControlNet-v1-1", "waloneai/ControlNet-v1-1"], "safetensors": null, "security_repo_status": null, "xet_enabled": null, "lastModified": "2023-05-04 18:49:15+00:00", "cardData": "base_model: runwayml/stable-diffusion-v1-5\nlicense: openrail\ntags:\n- art\n- controlnet\n- stable-diffusion\n- controlnet-v1-1\n- image-to-image\nduplicated_from: ControlNet-1-1-preview/control_v11p_sd15_depth", "transformersInfo": null, "_id": "643c026ef925266fb59a5e07", "modelId": "lllyasviel/control_v11f1p_sd15_depth", "usedStorage": 8671418156}</text:p>
          </table:table-cell>
          <table:table-cell/>
          <table:table-cell office:value-type="string" calcext:value-type="string">
            <text:p>{"key":"286db5f0-fe91-4b72-8ed1-db4769fcea8f","hash":"blake3:2550bf22a53942dfa28ab2fed9d10d80851112531f44d977168992edf9d0534c","path":"sd-1/controlnet/Depth Map","file_size":722599587,"name":"Depth Map","type":"controlnet","format":"diffusers","base":"sd-1","source":"lllyasviel/control_v11f1p_sd15_depth","source_type":"hf_repo_id","description":"Uses depth information in the image to control the depth in the generation.","source_api_response":"{\"id\": \"lllyasviel/control_v11f1p_sd15_depth\", \"author\": \"lllyasviel\", \"sha\": \"539f99181d33db39cf1af2e517cd8056785f0a87\", \"last_modified\": \"2023-05-04 18:49:15+00:00\", \"created_at\": \"2023-04-16 14:13:02+00:00\", \"private\": false, \"gated\": false, \"disabled\": false, \"downloads\": 15392, \"downloads_all_time\": null, \"likes\": 56, \"library_name\": \"diffusers\", \"gguf\": null, \"inference\": null, \"inference_provider_mapping\": null, \"tags\": [\"diffusers\", \"safetensors\", \"art\", \"controlnet\", \"stable-diffusion\", \"controlnet-v1-1\", \"image-to-image\", \"arxiv:2302.05543\", \"base_model:runwayml/stable-diffusion-v1-5\", \"base_model:adapter:runwayml/stable-diffusion-v1-5\", \"license:openrail\", \"region:us\"], \"pipeline_tag\": \"image-to-image\", \"mask_token\": null, \"trending_score\": null, \"card_data\": \"base_model: runwayml/stable-diffusion-v1-5\\nlicense: openrail\\ntags:\\n- art\\n- controlnet\\n- stable-diffusion\\n- controlnet-v1-1\\n- image-to-image\\nduplicated_from: ControlNet-1-1-preview/control_v11p_sd15_depth\", \"widget_data\": null, \"model_index\": null, \"config\": {}, \"transformers_info\": null, \"siblings\": [\"RepoSibling(rfilename='.gitattributes', size=1477, blob_id='c7d9f3332a950355d5a77d85000f05e6f45435ea', lfs=None)\", \"RepoSibling(rfilename='README.md', size=16998, blob_id='263549052a2a5452bea954b8e6b6d71057fbd67e', lfs=None)\", \"RepoSibling(rfilename='config.json', size=945, blob_id='5c10feecb9047e7ea30cc567f1ff4e2d5086a979', lfs=None)\", \"RepoSibling(rfilename='control_net_depth.py', size=1559, blob_id='526a0b34dcefa1487f11d609c692e27bcc7f86bc', lfs=None)\", \"RepoSibling(rfilename='diffusion_pytorch_model.bin', size=1445254969, blob_id='14a15470fb0412301e9f1ea3e83a4b74dc9a7828', lfs=BlobLfsInfo(size=1445254969, sha256='a6dfcd098d6d657f70c97718aa1a0ef5b9b51f5988478f365acde8aae9e5b97f', pointer_size=135))\", \"RepoSibling(rfilename='diffusion_pytorch_model.fp16.bin', size=722698343, blob_id='173eef73f59a86564cc9254619abcf1096a9ef22', lfs=BlobLfsInfo(size=722698343, sha256='e809f8a7e4c3dd40f906e35213afa0e0e90feea363d9a59b653cacbc0a7c9d84', pointer_size=134))\", \"RepoSibling(rfilename='diffusion_pytorch_model.fp16.safetensors', size=722598642, blob_id='31cd24f315f932074b0c14aa2bd49673309f8ea4', lfs=BlobLfsInfo(size=722598642, sha256='838f3e848cb93231d41084d858d117416ab32907a5c8c80c421a131d101ba1ef', pointer_size=134))\", \"RepoSibling(rfilename='diffusion_pytorch_model.safetensors', size=1445157124, blob_id='fb7ac0d613a4f904367533ab692fa81a3cf25c0e', lfs=BlobLfsInfo(size=1445157124, sha256='999aca923ca5e19e70e6afc8d11073cc3c03553ca935b636bd5925df4a1c77d1', pointer_size=135))\", \"RepoSibling(rfilename='images/control.png', size=145217, blob_id='82f40db812df7e7e8db7df1a3c54641395be8b5a', lfs=None)\", \"RepoSibling(rfilename='images/image_out.png', size=865140, blob_id='c450cc01312f9878a646bc7bf7bcf2f4a9419be5', lfs=None)\", \"RepoSibling(rfilename='images/input.png', size=890252, blob_id='f32273ca8c63349c30d244e02ff31348aaaaa723', lfs=None)\", \"RepoSibling(rfilename='sd.png', size=59531, blob_id='2eb3a8567e5278cae0d7a29e65e965d09cba4797', lfs=None)\"], \"spaces\": [\"hysts/ControlNet-v1-1\", \"radames/Real-Time-Latent-Consistency-Model\", \"tencent/Hunyuan3D-2mv\", \"r3gm/DiffuseCraft\", \"tencent/Hunyuan3D-2mini-Turbo\", \"John6666/DiffuseCraftMod\", \"John6666/votepurchase-multiple-model\", \"shariqfarooq/LooseControl\", \"dreamer-technoland/object-to-object-replace\", \"frogleo/Image-to-3D\", \"mubarak-alketbi/Hunyuan3D-2mini-Turbo\", \"DMTuit/Diffusion-API\", \"Menyu/DiffuseCraftMod\", \"bobber/DiffuseCraft\", \"kevinwang676/ControlNet-with-GPT-4\", \"TheNetherWatcher/Vid2Vid-using-Text-prompt\", \"egg22314/object-to-object-replace\", \"dreamer-technoland/object-to-object-replace-1\", \"willgibs/ControlNet-v1-1\", \"Yabo/ControlVideo\", \"RobLi/ControlNet-v1-1\", \"barani/ControlNet\", \"cyberoleg/b2719240e190e2a649150d94db50be82838efeb0\", \"YEsssssssssssir/AIgen\", \"adorp/ControlNet-v1-1-duplicate\", \"flatindo/generate2\", \"flatindo/Image-Diffusion-WebUI\", \"DavidTamayo/Geo-Painting\", \"terrapretapermaculture/ControlNet-v1-1-B\", \"John6666/testvp\", \"jordandotzel/ControlNet-v1-1\", \"jiten6555/Imagemodel\", \"Lifeinhockey/Diffusion_Models\", \"Nymbo/Hunyuan3D-2\", \"VCHENZIJIA/Stable-Diffusion-ControlNet-WebUI\", \"bastibond/ControlNet-v1-1\", \"licasexko/ControlNet-v1-1\", \"serhatderya/ControlNet-v1-1-scribble\", \"xawery/ControlNet-v1-1\", \"imjunaidafzal/ControlNet-v1-1\", \"rishavraina/ControlNet-v1-1\", \"dddddahling/ControlNet-v1-1\", \"nehho/lllyasviel-control_v11f1p_sd15_depth\", \"xing2024/ControlNet-v1-1\", \"wesbuskirk/create\", \"777Andy777/ControlNet-v1-1\", \"wimvanhenden/ControlNet-v1-1\", \"selozk/ControlNet-v1-1\", \"imSaharukh/ControlNet-v1-1\", \"Voltxs/ControlNet-v1-1\", \"pauline0928/ControlNet-v1-12\", \"grahamstanes/ControlNet-v1-1\", \"ashtarirasool/ControlNet-v1-1\", \"esaberian/ControlNet-v1-1\", \"pastaandnoodles/ControlNet-v1-1\", \"isaacespina/ControlNet-v1-1\", \"lewis0001/lllyasviel-control_v11f1p_sd15_depth\", \"HarshitRaheja/ControlNet-v1-1\", \"gustOfWind/ControlNet-v1-1\", \"Amjadd/ControlNet-v1-1\", \"yonghenglh6/kiu5\", \"BurdaComplete/ControlNet-v1-1\", \"usefmahmud/ControlNet-v1-1\", \"ericdins/ControlNet-v1-1\", \"DmitrMakeev/Diffusion-API\", \"Andyrasika/ControlNet-v1-1\", \"kubilaykilinc/Real-Time-Latent-Consistency-Model\", \"tsi-org/Real-Time-Latent-Consistency-Model\", \"edwrow/Real-Time-Latent-Consistency-Model\", \"mehdinhous/Real-Time-Latent-Consistency-Model\", \"JonSold/Real-Time-Latent-Consistency-Model\", \"shichen1231/LooseControl\", \"qdqwefvcx/ControlNet-v1-1\", \"vakilrathod67/ControlNet\", \"atryash/ControlNet-v1-1\", \"lmitev/ControlNet-v1-1\", \"FIT2125/ControlNet-v1-1\", \"kokuma/controlnet\", \"papakabeta/ControlNet-v1-1\", \"nej-dot/ControlNet-v1-1\", \"Sparkgeo/Geo-Painting\", \"waveydaveygravy/IP-Adapter-Face-ID-Plus-Controlnet\", \"SettW/loose-control_sample\", \"farukbera/create_ai_ad\", \"jrgriffiniii/Real-Time-Latent-Consistency-Model\", \"AIADC/Real-Time-Latent-Consistency-Model\", \"patrickhul/Real-Time-Latent-Consistency-Model\", \"imjunaidafzal/Real-Time-Latent-Consistency-Model\", \"mikefish/Fish-LCM\", \"Meaowangxi/FilterPrompt-demo\", \"terrapretapermaculture/ControlNet-v1-1\", \"terrapretapermaculture/lllyasviel-control_v11f1p_sd15_depth\", \"Raiden223145/ControlNet\", \"guriko/Generate-Image\", \"guriko/ControlNet\", \"t-montes/ControlNet-v1-1\", \"uesmhe/oreonet\", \"david837/ControlNet-v1-1\", \"mckeeboards/ControlNet-v1-1\", \"waloneai/ControlNet-v1-1\"], \"safetensors\": null, \"security_repo_status\": null, \"xet_enabled\": null, \"lastModified\": \"2023-05-04 18:49:15+00:00\", \"cardData\": \"base_model: runwayml/stable-diffusion-v1-5\\nlicense: openrail\\ntags:\\n- art\\n- controlnet\\n- stable-diffusion\\n- controlnet-v1-1\\n- image-to-image\\nduplicated_from: ControlNet-1-1-preview/control_v11p_sd15_depth\", \"transformersInfo\": null, \"_id\": \"643c026ef925266fb59a5e07\", \"modelId\": \"lllyasviel/control_v11f1p_sd15_depth\", \"usedStorage\": 8671418156}","cover_image":null,"submodels":null,"usage_info":null,"default_settings":{"preprocessor":"depth_anything_image_processor"},"repo_variant":"fp16"}</text:p>
          </table:table-cell>
          <table:table-cell table:number-columns-repeated="2" office:value-type="string" calcext:value-type="string">
            <text:p>2025-07-18 00:37:08.671</text:p>
          </table:table-cell>
          <table:table-cell office:value-type="float" office:value="722599587" calcext:value-type="float">
            <text:p>722599587</text:p>
          </table:table-cell>
        </table:table-row>
        <table:table-row table:style-name="ro1" table:visibility="filter">
          <table:table-cell office:value-type="string" calcext:value-type="string">
            <text:p>0b2c57db-1af0-4cee-8352-7af3563abdd0</text:p>
          </table:table-cell>
          <table:table-cell office:value-type="string" calcext:value-type="string">
            <text:p>blake3:861ca39a0e9f701d9d982e1aad093b5eedf5f07c53c82edc0fab2888a67e09c0</text:p>
          </table:table-cell>
          <table:table-cell office:value-type="string" calcext:value-type="string">
            <text:p>sd-1</text:p>
          </table:table-cell>
          <table:table-cell office:value-type="string" calcext:value-type="string">
            <text:p>controlnet</text:p>
          </table:table-cell>
          <table:table-cell office:value-type="string" calcext:value-type="string">
            <text:p>sd-1/controlnet/Pose Detection (openpose)</text:p>
          </table:table-cell>
          <table:table-cell office:value-type="string" calcext:value-type="string">
            <text:p>diffusers</text:p>
          </table:table-cell>
          <table:table-cell office:value-type="string" calcext:value-type="string">
            <text:p>Pose Detection (openpose)</text:p>
          </table:table-cell>
          <table:table-cell office:value-type="string" calcext:value-type="string">
            <text:p>Uses pose information to control the pose of human characters in the generation.</text:p>
          </table:table-cell>
          <table:table-cell office:value-type="string" calcext:value-type="string">
            <text:p>lllyasviel/control_v11p_sd15_openpose</text:p>
          </table:table-cell>
          <table:table-cell office:value-type="string" calcext:value-type="string">
            <text:p>hf_repo_id</text:p>
          </table:table-cell>
          <table:table-cell office:value-type="string" calcext:value-type="string">
            <text:p>{"id": "lllyasviel/control_v11p_sd15_openpose", "author": "lllyasviel", "sha": "9ae9f970358db89e211b87c915f9535c6686d5ba", "last_modified": "2023-08-04 08:24:23+00:00", "created_at": "2023-04-14 19:25:32+00:00", "private": false, "gated": false, "disabled": false, "downloads": 12569, "downloads_all_time": null, "likes": 117, "library_name": "diffusers", "gguf": null, "inference": null, "inference_provider_mapping": null, "tags": ["diffusers", "safetensors", "art", "controlnet", "stable-diffusion", "controlnet-v1-1", "image-to-image", "arxiv:2302.05543", "base_model:runwayml/stable-diffusion-v1-5", "base_model:adapter:runwayml/stable-diffusion-v1-5", "license:openrail", "region:us"], "pipeline_tag": "image-to-image", "mask_token": null, "trending_score": null, "card_data": "base_model: runwayml/stable-diffusion-v1-5\nlicense: openrail\ntags:\n- art\n- controlnet\n- stable-diffusion\n- controlnet-v1-1\n- image-to-image\nduplicated_from: ControlNet-1-1-preview/control_v11p_sd15_openpose", "widget_data": null, "model_index": null, "config": {}, "transformers_info": null, "siblings": ["RepoSibling(rfilename='.gitattributes', size=1477, blob_id='c7d9f3332a950355d5a77d85000f05e6f45435ea', lfs=None)", "RepoSibling(rfilename='README.md', size=15686, blob_id='ce88eeb43b91e735d33a83062772e2129d758b1c', lfs=None)", "RepoSibling(rfilename='config.json', size=999, blob_id='6736bd4bec100e5984302d7d2c6cf82782ee4d42', lfs=None)", "RepoSibling(rfilename='control_net_open_pose.py', size=1891, blob_id='d5ac03254dc8af5970b071a8347926b552e65ba7', lfs=None)", "RepoSibling(rfilename='diffusion_pytorch_model.bin', size=1445254969, blob_id='820652d767a0a441fffd177beff2338d860ff287', lfs=BlobLfsInfo(size=1445254969, sha256='40c80b93aea10c31de2d282adbe8bbb945611a037ca36e0cd55d3ee7d59fedce', pointer_size=135))", "RepoSibling(rfilename='diffusion_pytorch_model.fp16.bin', size=722698343, blob_id='94ec9f3d423cdcd37ee4fc81056011f7f3a78476', lfs=BlobLfsInfo(size=722698343, sha256='65c13c04dc49231f7044373e3f0dbd2f44b01a445c8577ea919cd5ff5fac29a6', pointer_size=134))", "RepoSibling(rfilename='diffusion_pytorch_model.fp16.safetensors', size=722598642, blob_id='28f2602d9619dbdf7b4af37113aa7b36672d5586', lfs=BlobLfsInfo(size=722598642, sha256='b25b1125e870275550b2a7de289056cb3c236c01c293bd5ba883657b1c006e3e', pointer_size=134))", "RepoSibling(rfilename='diffusion_pytorch_model.safetensors', size=1445157124, blob_id='7c80dc2ac109b009d2c92b1721b6fc0915a46620', lfs=BlobLfsInfo(size=1445157124, sha256='46b10abb28f3750aba7eea208e188539f7945d9256de9a248cbb9902f2276988', pointer_size=135))", "RepoSibling(rfilename='images/control.png', size=8405, blob_id='8ad81b451da3a00d431b49aa5cda12988adad8b4', lfs=None)", "RepoSibling(rfilename='images/image_out.png', size=654719, blob_id='1d042077696ceb135246d4befac505bbc6299df9', lfs=None)", "RepoSibling(rfilename='images/input.png', size=16334, blob_id='76f33d26244b3c0ee1392f800d3bfb7bd7720257', lfs=None)", "RepoSibling(rfilename='sd.png', size=59531, blob_id='2eb3a8567e5278cae0d7a29e65e965d09cba4797', lfs=None)"], "spaces": ["hysts/ControlNet-v1-1", "r3gm/DiffuseCraft", "John6666/DiffuseCraftMod", "John6666/votepurchase-multiple-model", "feishen29/IMAGDressing-v1", "dreamer-technoland/object-to-object-replace", "DMTuit/Diffusion-API", "Menyu/DiffuseCraftMod", "bobber/DiffuseCraft", "kevinwang676/ControlNet-with-GPT-4", "TheNetherWatcher/Vid2Vid-using-Text-prompt", "egg22314/object-to-object-replace", "dreamer-technoland/object-to-object-replace-1", "willgibs/ControlNet-v1-1", "JFoz/CoherentControl", "Yabo/ControlVideo", "RobLi/ControlNet-v1-1", "barani/ControlNet", "cyberoleg/b2719240e190e2a649150d94db50be82838efeb0", "YEsssssssssssir/AIgen", "adorp/ControlNet-v1-1-duplicate", "flatindo/generate2", "flatindo/Image-Diffusion-WebUI", "terrapretapermaculture/lllyasviel-control_v11p_sd15_openpose", "terrapretapermaculture/ControlNet-v1-1-B", "John6666/testvp", "jordandotzel/ControlNet-v1-1", "anushriiyer/IMAGDressing-v1", "karthi12334r5/pose-generator-space", "ApophisCodes/gradio-api", "VCHENZIJIA/Stable-Diffusion-ControlNet-WebUI", "bastibond/ControlNet-v1-1", "licasexko/ControlNet-v1-1", "serhatderya/ControlNet-v1-1-scribble", "xawery/ControlNet-v1-1", "imjunaidafzal/ControlNet-v1-1", "rishavraina/ControlNet-v1-1", "dddddahling/ControlNet-v1-1", "xing2024/ControlNet-v1-1", "wesbuskirk/create", "777Andy777/ControlNet-v1-1", "wimvanhenden/ControlNet-v1-1", "selozk/ControlNet-v1-1", "imSaharukh/ControlNet-v1-1", "Voltxs/ControlNet-v1-1", "pauline0928/ControlNet-v1-12", "grahamstanes/ControlNet-v1-1", "ashtarirasool/ControlNet-v1-1", "esaberian/ControlNet-v1-1", "pastaandnoodles/ControlNet-v1-1", "isaacespina/ControlNet-v1-1", "HarshitRaheja/ControlNet-v1-1", "gustOfWind/ControlNet-v1-1", "Amjadd/ControlNet-v1-1", "kaenbyouchen/lllyasviel-control_v11p_sd15_openpose", "yonghenglh6/kiu5", "BurdaComplete/ControlNet-v1-1", "usefmahmud/ControlNet-v1-1", "ericdins/ControlNet-v1-1", "DmitrMakeev/Diffusion-API", "Andyrasika/ControlNet-v1-1", "kubilaykilinc/Real-Time-Latent-Consistency-Model", "tsi-org/Real-Time-Latent-Consistency-Model", "edwrow/Real-Time-Latent-Consistency-Model", "mehdinhous/Real-Time-Latent-Consistency-Model", "JonSold/Real-Time-Latent-Consistency-Model", "qdqwefvcx/ControlNet-v1-1", "vakilrathod67/ControlNet", "atryash/ControlNet-v1-1", "lmitev/ControlNet-v1-1", "FIT2125/ControlNet-v1-1", "kokuma/controlnet", "papakabeta/ControlNet-v1-1", "nej-dot/ControlNet-v1-1", "dhanilka/image-to-image", "cikomilo/experiment5", "cikomilo/experiment6", "yzy0713/myMagicClothing", "chachachaudry/lllyasviel-control_v11p_sd15_openpose", "huggeroffaces/lllyasviel-control_v11p_sd15_openpose", "trungtruc/lllyasviel-control_v11p_sd15_openpose", "jrgriffiniii/Real-Time-Latent-Consistency-Model", "liang798/lllyasviel-control_v11p_sd15_openpose", "AIADC/Real-Time-Latent-Consistency-Model", "patrickhul/Real-Time-Latent-Consistency-Model", "imjunaidafzal/Real-Time-Latent-Consistency-Model", "mikefish/Fish-LCM", "POFENGLUO/lllyasviel-control_v11p_sd15_openpose", "fease/Sias4cstcH", "terrapretapermaculture/ControlNet-v1-1", "Raiden223145/ControlNet", "guriko/Generate-Image", "guriko/ControlNet", "hiperfire/stylex", "vivekvar/videk", "t-montes/ControlNet-v1-1", "uesmhe/oreonet", "david837/ControlNet-v1-1", "mckeeboards/ControlNet-v1-1", "waloneai/ControlNet-v1-1"], "safetensors": null, "security_repo_status": null, "xet_enabled": null, "lastModified": "2023-08-04 08:24:23+00:00", "cardData": "base_model: runwayml/stable-diffusion-v1-5\nlicense: openrail\ntags:\n- art\n- controlnet\n- stable-diffusion\n- controlnet-v1-1\n- image-to-image\nduplicated_from: ControlNet-1-1-preview/control_v11p_sd15_openpose", "transformersInfo": null, "_id": "6439a8aca6b2f278af737351", "modelId": "lllyasviel/control_v11p_sd15_openpose", "usedStorage": 5780943417}</text:p>
          </table:table-cell>
          <table:table-cell/>
          <table:table-cell office:value-type="string" calcext:value-type="string">
            <text:p>{"key":"0b2c57db-1af0-4cee-8352-7af3563abdd0","hash":"blake3:861ca39a0e9f701d9d982e1aad093b5eedf5f07c53c82edc0fab2888a67e09c0","path":"sd-1/controlnet/Pose Detection (openpose)","file_size":722599641,"name":"Pose Detection (openpose)","type":"controlnet","format":"diffusers","base":"sd-1","source":"lllyasviel/control_v11p_sd15_openpose","source_type":"hf_repo_id","description":"Uses pose information to control the pose of human characters in the generation.","source_api_response":"{\"id\": \"lllyasviel/control_v11p_sd15_openpose\", \"author\": \"lllyasviel\", \"sha\": \"9ae9f970358db89e211b87c915f9535c6686d5ba\", \"last_modified\": \"2023-08-04 08:24:23+00:00\", \"created_at\": \"2023-04-14 19:25:32+00:00\", \"private\": false, \"gated\": false, \"disabled\": false, \"downloads\": 12569, \"downloads_all_time\": null, \"likes\": 117, \"library_name\": \"diffusers\", \"gguf\": null, \"inference\": null, \"inference_provider_mapping\": null, \"tags\": [\"diffusers\", \"safetensors\", \"art\", \"controlnet\", \"stable-diffusion\", \"controlnet-v1-1\", \"image-to-image\", \"arxiv:2302.05543\", \"base_model:runwayml/stable-diffusion-v1-5\", \"base_model:adapter:runwayml/stable-diffusion-v1-5\", \"license:openrail\", \"region:us\"], \"pipeline_tag\": \"image-to-image\", \"mask_token\": null, \"trending_score\": null, \"card_data\": \"base_model: runwayml/stable-diffusion-v1-5\\nlicense: openrail\\ntags:\\n- art\\n- controlnet\\n- stable-diffusion\\n- controlnet-v1-1\\n- image-to-image\\nduplicated_from: ControlNet-1-1-preview/control_v11p_sd15_openpose\", \"widget_data\": null, \"model_index\": null, \"config\": {}, \"transformers_info\": null, \"siblings\": [\"RepoSibling(rfilename='.gitattributes', size=1477, blob_id='c7d9f3332a950355d5a77d85000f05e6f45435ea', lfs=None)\", \"RepoSibling(rfilename='README.md', size=15686, blob_id='ce88eeb43b91e735d33a83062772e2129d758b1c', lfs=None)\", \"RepoSibling(rfilename='config.json', size=999, blob_id='6736bd4bec100e5984302d7d2c6cf82782ee4d42', lfs=None)\", \"RepoSibling(rfilename='control_net_open_pose.py', size=1891, blob_id='d5ac03254dc8af5970b071a8347926b552e65ba7', lfs=None)\", \"RepoSibling(rfilename='diffusion_pytorch_model.bin', size=1445254969, blob_id='820652d767a0a441fffd177beff2338d860ff287', lfs=BlobLfsInfo(size=1445254969, sha256='40c80b93aea10c31de2d282adbe8bbb945611a037ca36e0cd55d3ee7d59fedce', pointer_size=135))\", \"RepoSibling(rfilename='diffusion_pytorch_model.fp16.bin', size=722698343, blob_id='94ec9f3d423cdcd37ee4fc81056011f7f3a78476', lfs=BlobLfsInfo(size=722698343, sha256='65c13c04dc49231f7044373e3f0dbd2f44b01a445c8577ea919cd5ff5fac29a6', pointer_size=134))\", \"RepoSibling(rfilename='diffusion_pytorch_model.fp16.safetensors', size=722598642, blob_id='28f2602d9619dbdf7b4af37113aa7b36672d5586', lfs=BlobLfsInfo(size=722598642, sha256='b25b1125e870275550b2a7de289056cb3c236c01c293bd5ba883657b1c006e3e', pointer_size=134))\", \"RepoSibling(rfilename='diffusion_pytorch_model.safetensors', size=1445157124, blob_id='7c80dc2ac109b009d2c92b1721b6fc0915a46620', lfs=BlobLfsInfo(size=1445157124, sha256='46b10abb28f3750aba7eea208e188539f7945d9256de9a248cbb9902f2276988', pointer_size=135))\", \"RepoSibling(rfilename='images/control.png', size=8405, blob_id='8ad81b451da3a00d431b49aa5cda12988adad8b4', lfs=None)\", \"RepoSibling(rfilename='images/image_out.png', size=654719, blob_id='1d042077696ceb135246d4befac505bbc6299df9', lfs=None)\", \"RepoSibling(rfilename='images/input.png', size=16334, blob_id='76f33d26244b3c0ee1392f800d3bfb7bd7720257', lfs=None)\", \"RepoSibling(rfilename='sd.png', size=59531, blob_id='2eb3a8567e5278cae0d7a29e65e965d09cba4797', lfs=None)\"], \"spaces\": [\"hysts/ControlNet-v1-1\", \"r3gm/DiffuseCraft\", \"John6666/DiffuseCraftMod\", \"John6666/votepurchase-multiple-model\", \"feishen29/IMAGDressing-v1\", \"dreamer-technoland/object-to-object-replace\", \"DMTuit/Diffusion-API\", \"Menyu/DiffuseCraftMod\", \"bobber/DiffuseCraft\", \"kevinwang676/ControlNet-with-GPT-4\", \"TheNetherWatcher/Vid2Vid-using-Text-prompt\", \"egg22314/object-to-object-replace\", \"dreamer-technoland/object-to-object-replace-1\", \"willgibs/ControlNet-v1-1\", \"JFoz/CoherentControl\", \"Yabo/ControlVideo\", \"RobLi/ControlNet-v1-1\", \"barani/ControlNet\", \"cyberoleg/b2719240e190e2a649150d94db50be82838efeb0\", \"YEsssssssssssir/AIgen\", \"adorp/ControlNet-v1-1-duplicate\", \"flatindo/generate2\", \"flatindo/Image-Diffusion-WebUI\", \"terrapretapermaculture/lllyasviel-control_v11p_sd15_openpose\", \"terrapretapermaculture/ControlNet-v1-1-B\", \"John6666/testvp\", \"jordandotzel/ControlNet-v1-1\", \"anushriiyer/IMAGDressing-v1\", \"karthi12334r5/pose-generator-space\", \"ApophisCodes/gradio-api\", \"VCHENZIJIA/Stable-Diffusion-ControlNet-WebUI\", \"bastibond/ControlNet-v1-1\", \"licasexko/ControlNet-v1-1\", \"serhatderya/ControlNet-v1-1-scribble\", \"xawery/ControlNet-v1-1\", \"imjunaidafzal/ControlNet-v1-1\", \"rishavraina/ControlNet-v1-1\", \"dddddahling/ControlNet-v1-1\", \"xing2024/ControlNet-v1-1\", \"wesbuskirk/create\", \"777Andy777/ControlNet-v1-1\", \"wimvanhenden/ControlNet-v1-1\", \"selozk/ControlNet-v1-1\", \"imSaharukh/ControlNet-v1-1\", \"Voltxs/ControlNet-v1-1\", \"pauline0928/ControlNet-v1-12\", \"grahamstanes/ControlNet-v1-1\", \"ashtarirasool/ControlNet-v1-1\", \"esaberian/ControlNet-v1-1\", \"pastaandnoodles/ControlNet-v1-1\", \"isaacespina/ControlNet-v1-1\", \"HarshitRaheja/ControlNet-v1-1\", \"gustOfWind/ControlNet-v1-1\", \"Amjadd/ControlNet-v1-1\", \"kaenbyouchen/lllyasviel-control_v11p_sd15_openpose\", \"yonghenglh6/kiu5\", \"BurdaComplete/ControlNet-v1-1\", \"usefmahmud/ControlNet-v1-1\", \"ericdins/ControlNet-v1-1\", \"DmitrMakeev/Diffusion-API\", \"Andyrasika/ControlNet-v1-1\", \"kubilaykilinc/Real-Time-Latent-Consistency-Model\", \"tsi-org/Real-Time-Latent-Consistency-Model\", \"edwrow/Real-Time-Latent-Consistency-Model\", \"mehdinhous/Real-Time-Latent-Consistency-Model\", \"JonSold/Real-Time-Latent-Consistency-Model\", \"qdqwefvcx/ControlNet-v1-1\", \"vakilrathod67/ControlNet\", \"atryash/ControlNet-v1-1\", \"lmitev/ControlNet-v1-1\", \"FIT2125/ControlNet-v1-1\", \"kokuma/controlnet\", \"papakabeta/ControlNet-v1-1\", \"nej-dot/ControlNet-v1-1\", \"dhanilka/image-to-image\", \"cikomilo/experiment5\", \"cikomilo/experiment6\", \"yzy0713/myMagicClothing\", \"chachachaudry/lllyasviel-control_v11p_sd15_openpose\", \"huggeroffaces/lllyasviel-control_v11p_sd15_openpose\", \"trungtruc/lllyasviel-control_v11p_sd15_openpose\", \"jrgriffiniii/Real-Time-Latent-Consistency-Model\", \"liang798/lllyasviel-control_v11p_sd15_openpose\", \"AIADC/Real-Time-Latent-Consistency-Model\", \"patrickhul/Real-Time-Latent-Consistency-Model\", \"imjunaidafzal/Real-Time-Latent-Consistency-Model\", \"mikefish/Fish-LCM\", \"POFENGLUO/lllyasviel-control_v11p_sd15_openpose\", \"fease/Sias4cstcH\", \"terrapretapermaculture/ControlNet-v1-1\", \"Raiden223145/ControlNet\", \"guriko/Generate-Image\", \"guriko/ControlNet\", \"hiperfire/stylex\", \"vivekvar/videk\", \"t-montes/ControlNet-v1-1\", \"uesmhe/oreonet\", \"david837/ControlNet-v1-1\", \"mckeeboards/ControlNet-v1-1\", \"waloneai/ControlNet-v1-1\"], \"safetensors\": null, \"security_repo_status\": null, \"xet_enabled\": null, \"lastModified\": \"2023-08-04 08:24:23+00:00\", \"cardData\": \"base_model: runwayml/stable-diffusion-v1-5\\nlicense: openrail\\ntags:\\n- art\\n- controlnet\\n- stable-diffusion\\n- controlnet-v1-1\\n- image-to-image\\nduplicated_from: ControlNet-1-1-preview/control_v11p_sd15_openpose\", \"transformersInfo\": null, \"_id\": \"6439a8aca6b2f278af737351\", \"modelId\": \"lllyasviel/control_v11p_sd15_openpose\", \"usedStorage\": 5780943417}","cover_image":null,"submodels":null,"usage_info":null,"default_settings":{"preprocessor":"dw_openpose_image_processor"},"repo_variant":"fp16"}</text:p>
          </table:table-cell>
          <table:table-cell table:number-columns-repeated="2" office:value-type="string" calcext:value-type="string">
            <text:p>2025-07-18 00:37:59.229</text:p>
          </table:table-cell>
          <table:table-cell office:value-type="float" office:value="722599641" calcext:value-type="float">
            <text:p>722599641</text:p>
          </table:table-cell>
        </table:table-row>
        <table:table-row table:style-name="ro1" table:visibility="filter">
          <table:table-cell office:value-type="string" calcext:value-type="string">
            <text:p>f1704b36-7630-461a-bd2d-e8ece02f9350</text:p>
          </table:table-cell>
          <table:table-cell office:value-type="string" calcext:value-type="string">
            <text:p>blake3:6352715caf5fdca10dbb69c743e4b3c818b0c92d9d456f188825afc8f795be90</text:p>
          </table:table-cell>
          <table:table-cell office:value-type="string" calcext:value-type="string">
            <text:p>sd-1</text:p>
          </table:table-cell>
          <table:table-cell office:value-type="string" calcext:value-type="string">
            <text:p>controlnet</text:p>
          </table:table-cell>
          <table:table-cell office:value-type="string" calcext:value-type="string">
            <text:p>sd-1/controlnet/Lighting Detection (Normals)</text:p>
          </table:table-cell>
          <table:table-cell office:value-type="string" calcext:value-type="string">
            <text:p>diffusers</text:p>
          </table:table-cell>
          <table:table-cell office:value-type="string" calcext:value-type="string">
            <text:p>Lighting Detection (Normals)</text:p>
          </table:table-cell>
          <table:table-cell office:value-type="string" calcext:value-type="string">
            <text:p>Uses detected lighting information to guide the lighting of the composition.</text:p>
          </table:table-cell>
          <table:table-cell office:value-type="string" calcext:value-type="string">
            <text:p>lllyasviel/control_v11p_sd15_normalbae</text:p>
          </table:table-cell>
          <table:table-cell office:value-type="string" calcext:value-type="string">
            <text:p>hf_repo_id</text:p>
          </table:table-cell>
          <table:table-cell office:value-type="string" calcext:value-type="string">
            <text:p>{"id": "lllyasviel/control_v11p_sd15_normalbae", "author": "lllyasviel", "sha": "cb7296e6587a219068e9d65864e38729cd862aa8", "last_modified": "2023-05-04 18:49:23+00:00", "created_at": "2023-04-14 19:24:11+00:00", "private": false, "gated": false, "disabled": false, "downloads": 8105, "downloads_all_time": null, "likes": 17, "library_name": "diffusers", "gguf": null, "inference": null, "inference_provider_mapping": null, "tags": ["diffusers", "safetensors", "art", "controlnet", "stable-diffusion", "controlnet-v1-1", "image-to-image", "arxiv:2302.05543", "base_model:runwayml/stable-diffusion-v1-5", "base_model:adapter:runwayml/stable-diffusion-v1-5", "license:openrail", "region:us"], "pipeline_tag": "image-to-image", "mask_token": null, "trending_score": null, "card_data": "base_model: runwayml/stable-diffusion-v1-5\nlicense: openrail\ntags:\n- art\n- controlnet\n- stable-diffusion\n- controlnet-v1-1\n- image-to-image\nduplicated_from: ControlNet-1-1-preview/control_v11p_sd15_normalbae", "widget_data": null, "model_index": null, "config": {}, "transformers_info": null, "siblings": ["RepoSibling(rfilename='.gitattributes', size=1530, blob_id='9a6dff71a5be3ffc53692d9b6ed516e4adf51cd7', lfs=None)", "RepoSibling(rfilename='README.md', size=16285, blob_id='e589278b46522fff39c7bb47e1127b9031e626bb', lfs=None)", "RepoSibling(rfilename='config.json', size=1000, blob_id='ac9cd39cfb11da7dfa83aa4dbf8b72a117cd8ed5', lfs=None)", "RepoSibling(rfilename='control_net_normalbae.py', size=1386, blob_id='6c67f058b11541dff23254c8b49e80b84cac9111', lfs=None)", "RepoSibling(rfilename='diffusion_pytorch_model.bin', size=1445254969, blob_id='c541564a32cc9083127e2a93c252ff8cb1d15258', lfs=BlobLfsInfo(size=1445254969, sha256='4d4ca4b0db4a84f711529993911d3a1a865a7f2a7e4e46915a4a2aa39cf50ce3', pointer_size=135))", "RepoSibling(rfilename='diffusion_pytorch_model.fp16.bin', size=722698343, blob_id='78011669b0b79032dd58aee3364188767e64ba7f', lfs=BlobLfsInfo(size=722698343, sha256='59d8f00ec84a853f9350f6744b0a04ff40a7629a772671323890cf1a66dd09fd', pointer_size=134))", "RepoSibling(rfilename='diffusion_pytorch_model.fp16.safetensors', size=722598642, blob_id='4a95a1641e9648e5a8cafa5446c15b519bf26c1d', lfs=BlobLfsInfo(size=722598642, sha256='66a52e9e9c0d371796175e35351a8d5794ce0cce7b7e72f31d9785df591110ed', pointer_size=134))", "RepoSibling(rfilename='diffusion_pytorch_model.safetensors', size=1445157124, blob_id='d80cd8f127837cc8f498ca8b5c4da1234c28562c', lfs=BlobLfsInfo(size=1445157124, sha256='e6c3772b35e5cb1869beca97a6ade6e8e5283310462297b10d129e25351983d7', pointer_size=135))", "RepoSibling(rfilename='images/control.png', size=277175, blob_id='010b6c01324e3a00572eba3c1449dd59bcb7dfc5', lfs=None)", "RepoSibling(rfilename='images/image_out.png', size=555346, blob_id='3e7c1d54a0663c49285423f8cebdd3703f1ffcb3', lfs=None)", "RepoSibling(rfilename='images/input.png', size=1179446, blob_id='563486f1a244a9defaa0f39c3bd36f4e6726e479', lfs=BlobLfsInfo(size=1179446, sha256='00791e189fd3df0b963288332a944c420a606891aba7cc2d6356bdd7378fbb7b', pointer_size=132))", "RepoSibling(rfilename='sd.png', size=59531, blob_id='2eb3a8567e5278cae0d7a29e65e965d09cba4797', lfs=None)"], "spaces": ["hysts/ControlNet-v1-1", "r3gm/DiffuseCraft", "John6666/DiffuseCraftMod", "John6666/votepurchase-multiple-model", "broyang/anime-ai", "broyang/interior-ai-designer", "ginigen/interior-design", "Menyu/DiffuseCraftMod", "bobber/DiffuseCraft", "kevinwang676/ControlNet-with-GPT-4", "TheNetherWatcher/Vid2Vid-using-Text-prompt", "willgibs/ControlNet-v1-1", "Yabo/ControlVideo", "RobLi/ControlNet-v1-1", "barani/ControlNet", "YEsssssssssssir/AIgen", "adorp/ControlNet-v1-1-duplicate", "terrapretapermaculture/ControlNet-v1-1-B", "John6666/testvp", "jordandotzel/ControlNet-v1-1", "Varhal/interior-ai-designer-ai", "bastibond/ControlNet-v1-1", "licasexko/ControlNet-v1-1", "serhatderya/ControlNet-v1-1-scribble", "xawery/ControlNet-v1-1", "imjunaidafzal/ControlNet-v1-1", "rishavraina/ControlNet-v1-1", "dddddahling/ControlNet-v1-1", "xing2024/ControlNet-v1-1", "wesbuskirk/create", "777Andy777/ControlNet-v1-1", "wimvanhenden/ControlNet-v1-1", "selozk/ControlNet-v1-1", "imSaharukh/ControlNet-v1-1", "Voltxs/ControlNet-v1-1", "grahamstanes/ControlNet-v1-1", "pauline0928/ControlNet-v1-12", "ashtarirasool/ControlNet-v1-1", "esaberian/ControlNet-v1-1", "pastaandnoodles/ControlNet-v1-1", "isaacespina/ControlNet-v1-1", "HarshitRaheja/ControlNet-v1-1", "gustOfWind/ControlNet-v1-1", "Amjadd/ControlNet-v1-1", "yonghenglh6/kiu5", "BurdaComplete/ControlNet-v1-1", "usefmahmud/ControlNet-v1-1", "ericdins/ControlNet-v1-1", "Andyrasika/ControlNet-v1-1", "qdqwefvcx/ControlNet-v1-1", "vakilrathod67/ControlNet", "atryash/ControlNet-v1-1", "lmitev/ControlNet-v1-1", "FIT2125/ControlNet-v1-1", "kokuma/controlnet", "papakabeta/ControlNet-v1-1", "nej-dot/ControlNet-v1-1", "terrapretapermaculture/ControlNet-v1-1", "Raiden223145/ControlNet", "guriko/Generate-Image", "guriko/ControlNet", "t-montes/ControlNet-v1-1", "uesmhe/oreonet", "david837/ControlNet-v1-1", "mckeeboards/ControlNet-v1-1", "waloneai/ControlNet-v1-1", "jchwenger/ControlNet-v1-1", "terrapretapermaculture/ControlNet-v1-1-D", "um235/diffusion", "sakinlesh/deneme", "baiapps/hestior", "mariarivaille/Diffusion_Models_Course_Space", "akaUNik/diff_models_hw6", "Emilichcka/diffusion_fin_project", "eienmojiki/DiffuseCraftMod", "Lonnie1214/interior-designMay", "kartikvij/ControlNet-v1-1", "jingyangcarl/matgen", "Madmaxxxx/ControlNet-v1-1", "Mahmud12311233/interior-ai-designer-ai", "HAL1993/MDFinteriorbcdef1234567890abcdef1234567890abcdef1234567890abcdef1234567890abc", "ilyas02828/Ai-Designer", "John6666/DiffuseCraftDetailfixTest"], "safetensors": null, "security_repo_status": null, "xet_enabled": null, "lastModified": "2023-05-04 18:49:23+00:00", "cardData": "base_model: runwayml/stable-diffusion-v1-5\nlicense: openrail\ntags:\n- art\n- controlnet\n- stable-diffusion\n- controlnet-v1-1\n- image-to-image\nduplicated_from: ControlNet-1-1-preview/control_v11p_sd15_normalbae", "transformersInfo": null, "_id": "6439a85b0cb95b3dbc90ec47", "modelId": "lllyasviel/control_v11p_sd15_normalbae", "usedStorage": 4336888524}</text:p>
          </table:table-cell>
          <table:table-cell/>
          <table:table-cell office:value-type="string" calcext:value-type="string">
            <text:p>{"key":"f1704b36-7630-461a-bd2d-e8ece02f9350","hash":"blake3:6352715caf5fdca10dbb69c743e4b3c818b0c92d9d456f188825afc8f795be90","path":"sd-1/controlnet/Lighting Detection (Normals)","file_size":722599642,"name":"Lighting Detection (Normals)","type":"controlnet","format":"diffusers","base":"sd-1","source":"lllyasviel/control_v11p_sd15_normalbae","source_type":"hf_repo_id","description":"Uses detected lighting information to guide the lighting of the composition.","source_api_response":"{\"id\": \"lllyasviel/control_v11p_sd15_normalbae\", \"author\": \"lllyasviel\", \"sha\": \"cb7296e6587a219068e9d65864e38729cd862aa8\", \"last_modified\": \"2023-05-04 18:49:23+00:00\", \"created_at\": \"2023-04-14 19:24:11+00:00\", \"private\": false, \"gated\": false, \"disabled\": false, \"downloads\": 8105, \"downloads_all_time\": null, \"likes\": 17, \"library_name\": \"diffusers\", \"gguf\": null, \"inference\": null, \"inference_provider_mapping\": null, \"tags\": [\"diffusers\", \"safetensors\", \"art\", \"controlnet\", \"stable-diffusion\", \"controlnet-v1-1\", \"image-to-image\", \"arxiv:2302.05543\", \"base_model:runwayml/stable-diffusion-v1-5\", \"base_model:adapter:runwayml/stable-diffusion-v1-5\", \"license:openrail\", \"region:us\"], \"pipeline_tag\": \"image-to-image\", \"mask_token\": null, \"trending_score\": null, \"card_data\": \"base_model: runwayml/stable-diffusion-v1-5\\nlicense: openrail\\ntags:\\n- art\\n- controlnet\\n- stable-diffusion\\n- controlnet-v1-1\\n- image-to-image\\nduplicated_from: ControlNet-1-1-preview/control_v11p_sd15_normalbae\", \"widget_data\": null, \"model_index\": null, \"config\": {}, \"transformers_info\": null, \"siblings\": [\"RepoSibling(rfilename='.gitattributes', size=1530, blob_id='9a6dff71a5be3ffc53692d9b6ed516e4adf51cd7', lfs=None)\", \"RepoSibling(rfilename='README.md', size=16285, blob_id='e589278b46522fff39c7bb47e1127b9031e626bb', lfs=None)\", \"RepoSibling(rfilename='config.json', size=1000, blob_id='ac9cd39cfb11da7dfa83aa4dbf8b72a117cd8ed5', lfs=None)\", \"RepoSibling(rfilename='control_net_normalbae.py', size=1386, blob_id='6c67f058b11541dff23254c8b49e80b84cac9111', lfs=None)\", \"RepoSibling(rfilename='diffusion_pytorch_model.bin', size=1445254969, blob_id='c541564a32cc9083127e2a93c252ff8cb1d15258', lfs=BlobLfsInfo(size=1445254969, sha256='4d4ca4b0db4a84f711529993911d3a1a865a7f2a7e4e46915a4a2aa39cf50ce3', pointer_size=135))\", \"RepoSibling(rfilename='diffusion_pytorch_model.fp16.bin', size=722698343, blob_id='78011669b0b79032dd58aee3364188767e64ba7f', lfs=BlobLfsInfo(size=722698343, sha256='59d8f00ec84a853f9350f6744b0a04ff40a7629a772671323890cf1a66dd09fd', pointer_size=134))\", \"RepoSibling(rfilename='diffusion_pytorch_model.fp16.safetensors', size=722598642, blob_id='4a95a1641e9648e5a8cafa5446c15b519bf26c1d', lfs=BlobLfsInfo(size=722598642, sha256='66a52e9e9c0d371796175e35351a8d5794ce0cce7b7e72f31d9785df591110ed', pointer_size=134))\", \"RepoSibling(rfilename='diffusion_pytorch_model.safetensors', size=1445157124, blob_id='d80cd8f127837cc8f498ca8b5c4da1234c28562c', lfs=BlobLfsInfo(size=1445157124, sha256='e6c3772b35e5cb1869beca97a6ade6e8e5283310462297b10d129e25351983d7', pointer_size=135))\", \"RepoSibling(rfilename='images/control.png', size=277175, blob_id='010b6c01324e3a00572eba3c1449dd59bcb7dfc5', lfs=None)\", \"RepoSibling(rfilename='images/image_out.png', size=555346, blob_id='3e7c1d54a0663c49285423f8cebdd3703f1ffcb3', lfs=None)\", \"RepoSibling(rfilename='images/input.png', size=1179446, blob_id='563486f1a244a9defaa0f39c3bd36f4e6726e479', lfs=BlobLfsInfo(size=1179446, sha256='00791e189fd3df0b963288332a944c420a606891aba7cc2d6356bdd7378fbb7b', pointer_size=132))\", \"RepoSibling(rfilename='sd.png', size=59531, blob_id='2eb3a8567e5278cae0d7a29e65e965d09cba4797', lfs=None)\"], \"spaces\": [\"hysts/ControlNet-v1-1\", \"r3gm/DiffuseCraft\", \"John6666/DiffuseCraftMod\", \"John6666/votepurchase-multiple-model\", \"broyang/anime-ai\", \"broyang/interior-ai-designer\", \"ginigen/interior-design\", \"Menyu/DiffuseCraftMod\", \"bobber/DiffuseCraft\", \"kevinwang676/ControlNet-with-GPT-4\", \"TheNetherWatcher/Vid2Vid-using-Text-prompt\", \"willgibs/ControlNet-v1-1\", \"Yabo/ControlVideo\", \"RobLi/ControlNet-v1-1\", \"barani/ControlNet\", \"YEsssssssssssir/AIgen\", \"adorp/ControlNet-v1-1-duplicate\", \"terrapretapermaculture/ControlNet-v1-1-B\", \"John6666/testvp\", \"jordandotzel/ControlNet-v1-1\", \"Varhal/interior-ai-designer-ai\", \"bastibond/ControlNet-v1-1\", \"licasexko/ControlNet-v1-1\", \"serhatderya/ControlNet-v1-1-scribble\", \"xawery/ControlNet-v1-1\", \"imjunaidafzal/ControlNet-v1-1\", \"rishavraina/ControlNet-v1-1\", \"dddddahling/ControlNet-v1-1\", \"xing2024/ControlNet-v1-1\", \"wesbuskirk/create\", \"777Andy777/ControlNet-v1-1\", \"wimvanhenden/ControlNet-v1-1\", \"selozk/ControlNet-v1-1\", \"imSaharukh/ControlNet-v1-1\", \"Voltxs/ControlNet-v1-1\", \"grahamstanes/ControlNet-v1-1\", \"pauline0928/ControlNet-v1-12\", \"ashtarirasool/ControlNet-v1-1\", \"esaberian/ControlNet-v1-1\", \"pastaandnoodles/ControlNet-v1-1\", \"isaacespina/ControlNet-v1-1\", \"HarshitRaheja/ControlNet-v1-1\", \"gustOfWind/ControlNet-v1-1\", \"Amjadd/ControlNet-v1-1\", \"yonghenglh6/kiu5\", \"BurdaComplete/ControlNet-v1-1\", \"usefmahmud/ControlNet-v1-1\", \"ericdins/ControlNet-v1-1\", \"Andyrasika/ControlNet-v1-1\", \"qdqwefvcx/ControlNet-v1-1\", \"vakilrathod67/ControlNet\", \"atryash/ControlNet-v1-1\", \"lmitev/ControlNet-v1-1\", \"FIT2125/ControlNet-v1-1\", \"kokuma/controlnet\", \"papakabeta/ControlNet-v1-1\", \"nej-dot/ControlNet-v1-1\", \"terrapretapermaculture/ControlNet-v1-1\", \"Raiden223145/ControlNet\", \"guriko/Generate-Image\", \"guriko/ControlNet\", \"t-montes/ControlNet-v1-1\", \"uesmhe/oreonet\", \"david837/ControlNet-v1-1\", \"mckeeboards/ControlNet-v1-1\", \"waloneai/ControlNet-v1-1\", \"jchwenger/ControlNet-v1-1\", \"terrapretapermaculture/ControlNet-v1-1-D\", \"um235/diffusion\", \"sakinlesh/deneme\", \"baiapps/hestior\", \"mariarivaille/Diffusion_Models_Course_Space\", \"akaUNik/diff_models_hw6\", \"Emilichcka/diffusion_fin_project\", \"eienmojiki/DiffuseCraftMod\", \"Lonnie1214/interior-designMay\", \"kartikvij/ControlNet-v1-1\", \"jingyangcarl/matgen\", \"Madmaxxxx/ControlNet-v1-1\", \"Mahmud12311233/interior-ai-designer-ai\", \"HAL1993/MDFinteriorbcdef1234567890abcdef1234567890abcdef1234567890abcdef1234567890abc\", \"ilyas02828/Ai-Designer\", \"John6666/DiffuseCraftDetailfixTest\"], \"safetensors\": null, \"security_repo_status\": null, \"xet_enabled\": null, \"lastModified\": \"2023-05-04 18:49:23+00:00\", \"cardData\": \"base_model: runwayml/stable-diffusion-v1-5\\nlicense: openrail\\ntags:\\n- art\\n- controlnet\\n- stable-diffusion\\n- controlnet-v1-1\\n- image-to-image\\nduplicated_from: ControlNet-1-1-preview/control_v11p_sd15_normalbae\", \"transformersInfo\": null, \"_id\": \"6439a85b0cb95b3dbc90ec47\", \"modelId\": \"lllyasviel/control_v11p_sd15_normalbae\", \"usedStorage\": 4336888524}","cover_image":null,"submodels":null,"usage_info":null,"default_settings":{"preprocessor":"normalbae_image_processor"},"repo_variant":"fp16"}</text:p>
          </table:table-cell>
          <table:table-cell table:number-columns-repeated="2" office:value-type="string" calcext:value-type="string">
            <text:p>2025-07-18 00:38:20.202</text:p>
          </table:table-cell>
          <table:table-cell office:value-type="float" office:value="722599642" calcext:value-type="float">
            <text:p>722599642</text:p>
          </table:table-cell>
        </table:table-row>
        <table:table-row table:style-name="ro1" table:visibility="filter">
          <table:table-cell office:value-type="string" calcext:value-type="string">
            <text:p>ecf0d0a0-4451-4995-9531-ed68ed68e009</text:p>
          </table:table-cell>
          <table:table-cell office:value-type="string" calcext:value-type="string">
            <text:p>blake3:3de52cf91f27c09e055e8c0297295eb3cbbb564597d9661294f6e3cd11128b27</text:p>
          </table:table-cell>
          <table:table-cell office:value-type="string" calcext:value-type="string">
            <text:p>sd-1</text:p>
          </table:table-cell>
          <table:table-cell office:value-type="string" calcext:value-type="string">
            <text:p>clip_vision</text:p>
          </table:table-cell>
          <table:table-cell office:value-type="string" calcext:value-type="string">
            <text:p>sd-1/clip_vision/IP Adapter SD1</text:p>
          </table:table-cell>
          <table:table-cell office:value-type="string" calcext:value-type="string">
            <text:p>diffusers</text:p>
          </table:table-cell>
          <table:table-cell office:value-type="string" calcext:value-type="string">
            <text:p>IP Adapter SD1.5 Image Encoder</text:p>
          </table:table-cell>
          <table:table-cell office:value-type="string" calcext:value-type="string">
            <text:p>IP Adapter SD Image Encoder</text:p>
          </table:table-cell>
          <table:table-cell office:value-type="string" calcext:value-type="string">
            <text:p>InvokeAI/ip_adapter_sd_image_encoder</text:p>
          </table:table-cell>
          <table:table-cell office:value-type="string" calcext:value-type="string">
            <text:p>hf_repo_id</text:p>
          </table:table-cell>
          <table:table-cell office:value-type="string" calcext:value-type="string">
            <text:p>{"id": "InvokeAI/ip_adapter_sd_image_encoder", "author": "InvokeAI", "sha": "bb91c1a4950fe88fe3504f46e6a21b872c5c7f6b", "last_modified": "2023-09-23 18:33:25+00:00", "created_at": "2023-09-14 22:12:37+00:00", "private": false, "gated": false, "disabled": false, "downloads": 10141, "downloads_all_time": null, "likes": 12, "library_name": "transformers", "gguf": null, "inference": null, "inference_provider_mapping": null, "tags": ["transformers", "safetensors", "clip_vision_model", "license:apache-2.0", "endpoints_compatible", "region:us"], "pipeline_tag": null, "mask_token": null, "trending_score": null, "card_data": "license: apache-2.0", "widget_data": null, "model_index": null, "config": {"architectures": ["CLIPVisionModelWithProjection"], "model_type": "clip_vision_model"}, "transformers_info": {"auto_model": "CLIPVisionModelWithProjection", "custom_class": null, "pipeline_tag": null, "processor": "AutoTokenizer"}, "siblings": ["RepoSibling(rfilename='.gitattributes', size=1519, blob_id='a6344aac8c09253b3b630fb776ae94478aa0275b', lfs=None)", "RepoSibling(rfilename='README.md', size=628, blob_id='11d7f219ef03799f929d8be9b7bc3028ef45cd01', lfs=None)", "RepoSibling(rfilename='config.json', size=560, blob_id='9c841dd0314e27141ed01a24df1734e407a95c4a', lfs=None)", "RepoSibling(rfilename='model.safetensors', size=2528373448, blob_id='590c45d8aba49bfa35bc489af660f732aab16568', lfs=BlobLfsInfo(size=2528373448, sha256='6ca9667da1ca9e0b0f75e46bb030f7e011f44f86cbfb8d5a36590fcd7507b030', pointer_size=135))"], "spaces": ["K00B404/ipadapter_testing"], "safetensors": {"parameters": {"I64": 257, "F32": 632076800}, "total": 632077057}, "security_repo_status": null, "xet_enabled": null, "lastModified": "2023-09-23 18:33:25+00:00", "cardData": "license: apache-2.0", "transformersInfo": {"auto_model": "CLIPVisionModelWithProjection", "custom_class": null, "pipeline_tag": null, "processor": "AutoTokenizer"}, "_id": "650385552e728903c28f77ca", "modelId": "InvokeAI/ip_adapter_sd_image_encoder", "usedStorage": 2528373448}</text:p>
          </table:table-cell>
          <table:table-cell/>
          <table:table-cell office:value-type="string" calcext:value-type="string">
            <text:p>{"key":"ecf0d0a0-4451-4995-9531-ed68ed68e009","hash":"blake3:3de52cf91f27c09e055e8c0297295eb3cbbb564597d9661294f6e3cd11128b27","path":"sd-1/clip_vision/IP Adapter SD1","file_size":2528374008,"name":"IP Adapter SD1.5 Image Encoder","type":"clip_vision","format":"diffusers","base":"sd-1","source":"InvokeAI/ip_adapter_sd_image_encoder","source_type":"hf_repo_id","description":"IP Adapter SD Image Encoder","source_api_response":"{\"id\": \"InvokeAI/ip_adapter_sd_image_encoder\", \"author\": \"InvokeAI\", \"sha\": \"bb91c1a4950fe88fe3504f46e6a21b872c5c7f6b\", \"last_modified\": \"2023-09-23 18:33:25+00:00\", \"created_at\": \"2023-09-14 22:12:37+00:00\", \"private\": false, \"gated\": false, \"disabled\": false, \"downloads\": 10141, \"downloads_all_time\": null, \"likes\": 12, \"library_name\": \"transformers\", \"gguf\": null, \"inference\": null, \"inference_provider_mapping\": null, \"tags\": [\"transformers\", \"safetensors\", \"clip_vision_model\", \"license:apache-2.0\", \"endpoints_compatible\", \"region:us\"], \"pipeline_tag\": null, \"mask_token\": null, \"trending_score\": null, \"card_data\": \"license: apache-2.0\", \"widget_data\": null, \"model_index\": null, \"config\": {\"architectures\": [\"CLIPVisionModelWithProjection\"], \"model_type\": \"clip_vision_model\"}, \"transformers_info\": {\"auto_model\": \"CLIPVisionModelWithProjection\", \"custom_class\": null, \"pipeline_tag\": null, \"processor\": \"AutoTokenizer\"}, \"siblings\": [\"RepoSibling(rfilename='.gitattributes', size=1519, blob_id='a6344aac8c09253b3b630fb776ae94478aa0275b', lfs=None)\", \"RepoSibling(rfilename='README.md', size=628, blob_id='11d7f219ef03799f929d8be9b7bc3028ef45cd01', lfs=None)\", \"RepoSibling(rfilename='config.json', size=560, blob_id='9c841dd0314e27141ed01a24df1734e407a95c4a', lfs=None)\", \"RepoSibling(rfilename='model.safetensors', size=2528373448, blob_id='590c45d8aba49bfa35bc489af660f732aab16568', lfs=BlobLfsInfo(size=2528373448, sha256='6ca9667da1ca9e0b0f75e46bb030f7e011f44f86cbfb8d5a36590fcd7507b030', pointer_size=135))\"], \"spaces\": [\"K00B404/ipadapter_testing\"], \"safetensors\": {\"parameters\": {\"I64\": 257, \"F32\": 632076800}, \"total\": 632077057}, \"security_repo_status\": null, \"xet_enabled\": null, \"lastModified\": \"2023-09-23 18:33:25+00:00\", \"cardData\": \"license: apache-2.0\", \"transformersInfo\": {\"auto_model\": \"CLIPVisionModelWithProjection\", \"custom_class\": null, \"pipeline_tag\": null, \"processor\": \"AutoTokenizer\"}, \"_id\": \"650385552e728903c28f77ca\", \"modelId\": \"InvokeAI/ip_adapter_sd_image_encoder\", \"usedStorage\": 2528373448}","cover_image":null,"submodels":null,"usage_info":null,"repo_variant":""}</text:p>
          </table:table-cell>
          <table:table-cell table:number-columns-repeated="2" office:value-type="string" calcext:value-type="string">
            <text:p>2025-07-18 00:38:39.644</text:p>
          </table:table-cell>
          <table:table-cell office:value-type="float" office:value="2528374008" calcext:value-type="float">
            <text:p>2528374008</text:p>
          </table:table-cell>
        </table:table-row>
        <table:table-row table:style-name="ro1" table:visibility="filter">
          <table:table-cell office:value-type="string" calcext:value-type="string">
            <text:p>fc049906-36a4-4ffd-968e-bd9d3c3bad25</text:p>
          </table:table-cell>
          <table:table-cell office:value-type="string" calcext:value-type="string">
            <text:p>blake3:f0812e13758f91baf4e54b7dbb707b70642937d3b2098cd2b94cc36d3eba308e</text:p>
          </table:table-cell>
          <table:table-cell office:value-type="string" calcext:value-type="string">
            <text:p>sd-1</text:p>
          </table:table-cell>
          <table:table-cell office:value-type="string" calcext:value-type="string">
            <text:p>controlnet</text:p>
          </table:table-cell>
          <table:table-cell office:value-type="string" calcext:value-type="string">
            <text:p>sd-1/controlnet/Tile</text:p>
          </table:table-cell>
          <table:table-cell office:value-type="string" calcext:value-type="string">
            <text:p>diffusers</text:p>
          </table:table-cell>
          <table:table-cell office:value-type="string" calcext:value-type="string">
            <text:p>Tile</text:p>
          </table:table-cell>
          <table:table-cell office:value-type="string" calcext:value-type="string">
            <text:p>Uses image data to replicate exact colors/structure in the resulting generation.</text:p>
          </table:table-cell>
          <table:table-cell office:value-type="string" calcext:value-type="string">
            <text:p>lllyasviel/control_v11f1e_sd15_tile</text:p>
          </table:table-cell>
          <table:table-cell office:value-type="string" calcext:value-type="string">
            <text:p>hf_repo_id</text:p>
          </table:table-cell>
          <table:table-cell office:value-type="string" calcext:value-type="string">
            <text:p>{"id": "lllyasviel/control_v11f1e_sd15_tile", "author": "lllyasviel", "sha": "3f877705c37010b7221c3d10743307d6b5b6efac", "last_modified": "2023-05-04 18:51:13+00:00", "created_at": "2023-05-04 18:42:24+00:00", "private": false, "gated": false, "disabled": false, "downloads": 17508, "downloads_all_time": null, "likes": 117, "library_name": "diffusers", "gguf": null, "inference": null, "inference_provider_mapping": null, "tags": ["diffusers", "art", "controlnet", "stable-diffusion", "controlnet-v1-1", "image-to-image", "arxiv:2302.05543", "base_model:runwayml/stable-diffusion-v1-5", "base_model:adapter:runwayml/stable-diffusion-v1-5", "license:openrail", "region:us"], "pipeline_tag": "image-to-image", "mask_token": null, "trending_score": null, "card_data": "base_model: runwayml/stable-diffusion-v1-5\nlicense: openrail\ntags:\n- art\n- controlnet\n- stable-diffusion\n- controlnet-v1-1\n- image-to-image\nduplicated_from: ControlNet-1-1-preview/control_v11f1e_sd15_tile", "widget_data": null, "model_index": null, "config": {}, "transformers_info": null, "siblings": ["RepoSibling(rfilename='.gitattributes', size=1531, blob_id='935b3447abb9c03e2bdbe89780309aec4603fef3', lfs=None)", "RepoSibling(rfilename='README.md', size=15800, blob_id='8429e53ebda1e86e3b9357fcf2d612db4cb3cfc0', lfs=None)", "RepoSibling(rfilename='config.json', size=955, blob_id='c62b0953c0df9b45b040f0a4fb119b3c23f26d7b', lfs=None)", "RepoSibling(rfilename='diffusion_pytorch_model.bin', size=1445255176, blob_id='e9cc3e1c22eee56cf4c52d6ff3556e5a3ae54d31', lfs=BlobLfsInfo(size=1445255176, sha256='eb05b4c3665bd76dad70a90652014a9b3aab391abd8a5bb484e860330f9492fb', pointer_size=135))", "RepoSibling(rfilename='images/original.png', size=11269, blob_id='4b48b88ca0e5d755a99808662bd178c2cb607949', lfs=None)", "RepoSibling(rfilename='images/output.png', size=1240605, blob_id='d4a50aee8874f802c492c4ab41c8f0996c94f982', lfs=BlobLfsInfo(size=1240605, sha256='c6292356127d3985063fd790e7881922a1db00ec62ce3bae7f8e1db993af0c80', pointer_size=132))", "RepoSibling(rfilename='sd.png', size=59531, blob_id='2eb3a8567e5278cae0d7a29e65e965d09cba4797', lfs=None)"], "spaces": ["r3gm/DiffuseCraft", "John6666/DiffuseCraftMod", "shgao/EditAnything", "John6666/votepurchase-multiple-model", "ameerazam08/super_resolution_control_v11f1e_sd15_tile", "blanchon/qrcode-diffusion", "Menyu/DiffuseCraftMod", "bobber/DiffuseCraft", "TheNetherWatcher/Vid2Vid-using-Text-prompt", "killah-t-cell/EditAnything", "Mehdiontiti/upscaler_control_v11f1e_sd15", "John6666/testvp", "caic99/qrcode-diffusion", "hjconstas/qrcode-diffusion", "carsonyang/qrcode-diffusion", "MC76/lllyasviel-control_v11f1e_sd15_tile", "hidss/lllyasviel-control_v11f1e_sd15_tile", "rbanfield/ControlNetV1.1", "davideuler/super_resolution_control_v11f1e_sd15_tile", "Edison/TravelBuddyStyleTransfer", "um235/diffusion", "akaUNik/diff_models_hw6", "eienmojiki/DiffuseCraftMod", "Bidyutt/ghibli-image-converter", "Mer-o/Pose-Preserving-Comicfier", "John6666/DiffuseCraftDetailfixTest"], "safetensors": null, "security_repo_status": null, "xet_enabled": null, "lastModified": "2023-05-04 18:51:13+00:00", "cardData": "base_model: runwayml/stable-diffusion-v1-5\nlicense: openrail\ntags:\n- art\n- controlnet\n- stable-diffusion\n- controlnet-v1-1\n- image-to-image\nduplicated_from: ControlNet-1-1-preview/control_v11f1e_sd15_tile", "transformersInfo": null, "_id": "6453fc9072d331dec89eef98", "modelId": "lllyasviel/control_v11f1e_sd15_tile", "usedStorage": 2892881021}</text:p>
          </table:table-cell>
          <table:table-cell/>
          <table:table-cell office:value-type="string" calcext:value-type="string">
            <text:p>{"key":"fc049906-36a4-4ffd-968e-bd9d3c3bad25","hash":"blake3:f0812e13758f91baf4e54b7dbb707b70642937d3b2098cd2b94cc36d3eba308e","path":"sd-1/controlnet/Tile","file_size":1445256131,"name":"Tile","type":"controlnet","format":"diffusers","base":"sd-1","source":"lllyasviel/control_v11f1e_sd15_tile","source_type":"hf_repo_id","description":"Uses image data to replicate exact colors/structure in the resulting generation.","source_api_response":"{\"id\": \"lllyasviel/control_v11f1e_sd15_tile\", \"author\": \"lllyasviel\", \"sha\": \"3f877705c37010b7221c3d10743307d6b5b6efac\", \"last_modified\": \"2023-05-04 18:51:13+00:00\", \"created_at\": \"2023-05-04 18:42:24+00:00\", \"private\": false, \"gated\": false, \"disabled\": false, \"downloads\": 17508, \"downloads_all_time\": null, \"likes\": 117, \"library_name\": \"diffusers\", \"gguf\": null, \"inference\": null, \"inference_provider_mapping\": null, \"tags\": [\"diffusers\", \"art\", \"controlnet\", \"stable-diffusion\", \"controlnet-v1-1\", \"image-to-image\", \"arxiv:2302.05543\", \"base_model:runwayml/stable-diffusion-v1-5\", \"base_model:adapter:runwayml/stable-diffusion-v1-5\", \"license:openrail\", \"region:us\"], \"pipeline_tag\": \"image-to-image\", \"mask_token\": null, \"trending_score\": null, \"card_data\": \"base_model: runwayml/stable-diffusion-v1-5\\nlicense: openrail\\ntags:\\n- art\\n- controlnet\\n- stable-diffusion\\n- controlnet-v1-1\\n- image-to-image\\nduplicated_from: ControlNet-1-1-preview/control_v11f1e_sd15_tile\", \"widget_data\": null, \"model_index\": null, \"config\": {}, \"transformers_info\": null, \"siblings\": [\"RepoSibling(rfilename='.gitattributes', size=1531, blob_id='935b3447abb9c03e2bdbe89780309aec4603fef3', lfs=None)\", \"RepoSibling(rfilename='README.md', size=15800, blob_id='8429e53ebda1e86e3b9357fcf2d612db4cb3cfc0', lfs=None)\", \"RepoSibling(rfilename='config.json', size=955, blob_id='c62b0953c0df9b45b040f0a4fb119b3c23f26d7b', lfs=None)\", \"RepoSibling(rfilename='diffusion_pytorch_model.bin', size=1445255176, blob_id='e9cc3e1c22eee56cf4c52d6ff3556e5a3ae54d31', lfs=BlobLfsInfo(size=1445255176, sha256='eb05b4c3665bd76dad70a90652014a9b3aab391abd8a5bb484e860330f9492fb', pointer_size=135))\", \"RepoSibling(rfilename='images/original.png', size=11269, blob_id='4b48b88ca0e5d755a99808662bd178c2cb607949', lfs=None)\", \"RepoSibling(rfilename='images/output.png', size=1240605, blob_id='d4a50aee8874f802c492c4ab41c8f0996c94f982', lfs=BlobLfsInfo(size=1240605, sha256='c6292356127d3985063fd790e7881922a1db00ec62ce3bae7f8e1db993af0c80', pointer_size=132))\", \"RepoSibling(rfilename='sd.png', size=59531, blob_id='2eb3a8567e5278cae0d7a29e65e965d09cba4797', lfs=None)\"], \"spaces\": [\"r3gm/DiffuseCraft\", \"John6666/DiffuseCraftMod\", \"shgao/EditAnything\", \"John6666/votepurchase-multiple-model\", \"ameerazam08/super_resolution_control_v11f1e_sd15_tile\", \"blanchon/qrcode-diffusion\", \"Menyu/DiffuseCraftMod\", \"bobber/DiffuseCraft\", \"TheNetherWatcher/Vid2Vid-using-Text-prompt\", \"killah-t-cell/EditAnything\", \"Mehdiontiti/upscaler_control_v11f1e_sd15\", \"John6666/testvp\", \"caic99/qrcode-diffusion\", \"hjconstas/qrcode-diffusion\", \"carsonyang/qrcode-diffusion\", \"MC76/lllyasviel-control_v11f1e_sd15_tile\", \"hidss/lllyasviel-control_v11f1e_sd15_tile\", \"rbanfield/ControlNetV1.1\", \"davideuler/super_resolution_control_v11f1e_sd15_tile\", \"Edison/TravelBuddyStyleTransfer\", \"um235/diffusion\", \"akaUNik/diff_models_hw6\", \"eienmojiki/DiffuseCraftMod\", \"Bidyutt/ghibli-image-converter\", \"Mer-o/Pose-Preserving-Comicfier\", \"John6666/DiffuseCraftDetailfixTest\"], \"safetensors\": null, \"security_repo_status\": null, \"xet_enabled\": null, \"lastModified\": \"2023-05-04 18:51:13+00:00\", \"cardData\": \"base_model: runwayml/stable-diffusion-v1-5\\nlicense: openrail\\ntags:\\n- art\\n- controlnet\\n- stable-diffusion\\n- controlnet-v1-1\\n- image-to-image\\nduplicated_from: ControlNet-1-1-preview/control_v11f1e_sd15_tile\", \"transformersInfo\": null, \"_id\": \"6453fc9072d331dec89eef98\", \"modelId\": \"lllyasviel/control_v11f1e_sd15_tile\", \"usedStorage\": 2892881021}","cover_image":null,"submodels":null,"usage_info":null,"default_settings":null,"repo_variant":""}</text:p>
          </table:table-cell>
          <table:table-cell table:number-columns-repeated="2" office:value-type="string" calcext:value-type="string">
            <text:p>2025-07-18 00:38:44.071</text:p>
          </table:table-cell>
          <table:table-cell office:value-type="float" office:value="1445256131" calcext:value-type="float">
            <text:p>1445256131</text:p>
          </table:table-cell>
        </table:table-row>
        <table:table-row table:style-name="ro1" table:visibility="filter">
          <table:table-cell office:value-type="string" calcext:value-type="string">
            <text:p>df4d7f26-1c7d-4b32-b6c4-3735ab15afd4</text:p>
          </table:table-cell>
          <table:table-cell office:value-type="string" calcext:value-type="string">
            <text:p>blake3:384b4c30810345775c9fb9856adf16b0891f3572585c6e75b7fef222b7c12a6e</text:p>
          </table:table-cell>
          <table:table-cell office:value-type="string" calcext:value-type="string">
            <text:p>sd-3</text:p>
          </table:table-cell>
          <table:table-cell office:value-type="string" calcext:value-type="string">
            <text:p>main</text:p>
          </table:table-cell>
          <table:table-cell office:value-type="string" calcext:value-type="string">
            <text:p>sd-3/main/SD3.5-medium</text:p>
          </table:table-cell>
          <table:table-cell office:value-type="string" calcext:value-type="string">
            <text:p>diffusers</text:p>
          </table:table-cell>
          <table:table-cell office:value-type="string" calcext:value-type="string">
            <text:p>SD3.5 Medium</text:p>
          </table:table-cell>
          <table:table-cell office:value-type="string" calcext:value-type="string">
            <text:p>Medium SD3.5 Model: ~15GB</text:p>
          </table:table-cell>
          <table:table-cell office:value-type="string" calcext:value-type="string">
            <text:p>stabilityai/stable-diffusion-3.5-medium</text:p>
          </table:table-cell>
          <table:table-cell office:value-type="string" calcext:value-type="string">
            <text:p>hf_repo_id</text:p>
          </table:table-cell>
          <table:table-cell office:value-type="string" calcext:value-type="string">
            <text:p>{"id": "stabilityai/stable-diffusion-3.5-medium", "author": "stabilityai", "sha": "b940f670f0eda2d07fbb75229e779da1ad11eb80", "last_modified": "2024-10-31 08:18:43+00:00", "created_at": "2024-10-29 10:27:32+00:00", "private": false, "gated": "auto", "disabled": false, "downloads": 363577, "downloads_all_time": null, "likes": 789, "library_name": "diffusers", "gguf": null, "inference": null, "inference_provider_mapping": null, "tags": ["diffusers", "safetensors", "text-to-image", "stable-diffusion", "en", "arxiv:2403.03206", "license:other", "diffusers:StableDiffusion3Pipeline", "region:us"], "pipeline_tag": "text-to-image", "mask_token": null, "trending_score": null, "card_data": "language:\n- en\nlicense: other\nlicense_name: stabilityai-ai-community\nlicense_link: LICENSE.md\npipeline_tag: text-to-image\ntags:\n- text-to-image\n- stable-diffusion\n- diffusers\ninference: true\nextra_gated_prompt: By clicking \"Agree\", you agree to the [License Agreement](https://huggingface.co/stabilityai/stable-diffusion-3.5-medium/blob/main/LICENSE.md)\n <text:s/>and acknowledge Stability AI's [Privacy Policy](https://stability.ai/privacy-policy).\nextra_gated_fields:\n <text:s/>Name: text\n <text:s/>Email: text\n <text:s/>Country: country\n <text:s/>Organization or Affiliation: text\n <text:s/>Receive email updates and promotions on Stability AI products, services, and research?:\n <text:s text:c="3"/>type: select\n <text:s text:c="3"/>options:\n <text:s text:c="3"/>- 'Yes'\n <text:s text:c="3"/>- 'No'\n <text:s/>What do you intend to use the model for?:\n <text:s text:c="3"/>type: select\n <text:s text:c="3"/>options:\n <text:s text:c="3"/>- Research\n <text:s text:c="3"/>- Personal use\n <text:s text:c="3"/>- Creative Professional\n <text:s text:c="3"/>- Startup\n <text:s text:c="3"/>- Enterprise\n <text:s/>I agree to the License Agreement and acknowledge Stability AI's Privacy Policy: checkbox", "widget_data": null, "model_index": null, "config": {"diffusers": {"_class_name": "StableDiffusion3Pipeline"}}, "transformers_info": null, "siblings": ["RepoSibling(rfilename='.gitattributes', size=1519, blob_id='a6344aac8c09253b3b630fb776ae94478aa0275b', lfs=None)", "RepoSibling(rfilename='LICENSE.md', size=11726, blob_id='b07f871a39b333819b9a986ac2dbb7f6fcb7a95e', lfs=None)", "RepoSibling(rfilename='README.md', size=12100, blob_id='b62b56dcd97cf6f9e842039e1a9fcd7fa2127382', lfs=None)", "RepoSibling(rfilename='SD3.5L_plus_SD3.5M_upscaling_example_workflow.json', size=20634, blob_id='8534e50bd2c6e1e4c1aa81edb643d822f2fbd8f8', lfs=None)", "RepoSibling(rfilename='SD3.5M_SLG_example_workflow.json', size=16916, blob_id='3f54883add37c913e67a2700ab0f1ddcfbb14cf7', lfs=None)", "RepoSibling(rfilename='SD3.5M_example_workflow.json', size=11982, blob_id='2d18d11f857505d6261c04fe071b57db8c78639a', lfs=None)", "RepoSibling(rfilename='mmdit-x.png', size=345393, blob_id='09063c3533eaaf5f5506f9c2424c4e140c602d56', lfs=None)", "RepoSibling(rfilename='model_index.json', size=706, blob_id='d1e85db2887d95ee9e0f6206771a4c52f9233e2f', lfs=None)", "RepoSibling(rfilename='scheduler/scheduler_config.json', size=141, blob_id='eca5b2eed3727b3ad375eb20e467e4264120fd5d', lfs=None)", "RepoSibling(rfilename='sd3.5_medium.safetensors', size=5107104286, blob_id='bf926d60b86e1ffc2cc233fd0608b69aa7bf863c', lfs=BlobLfsInfo(size=5107104286, sha256='11fe06e22364b823dfeedc275912336b932b32a293a0b2f35ffac071990cc4de', pointer_size=135))", "RepoSibling(rfilename='sd3.5_medium_demo.jpg', size=488766, blob_id='648b48b7184ea279e088948e84339331f626d277', lfs=None)", "RepoSibling(rfilename='text_encoder/config.json', size=574, blob_id='dbda34b6008657d7be7423051c47abd4c94e263a', lfs=None)", "RepoSibling(rfilename='text_encoder/model.fp16.safetensors', size=247323896, blob_id='888b139f21181cd4ee4e93ce739ee63f26f2079c', lfs=BlobLfsInfo(size=247323896, sha256='71e183d11db0c6b6282a4d9e0abb74125edc8692393e89ed8ee5571005f35cb1', pointer_size=134))", "RepoSibling(rfilename='text_encoder/model.safetensors', size=247323896, blob_id='888b139f21181cd4ee4e93ce739ee63f26f2079c', lfs=BlobLfsInfo(size=247323896, sha256='71e183d11db0c6b6282a4d9e0abb74125edc8692393e89ed8ee5571005f35cb1', pointer_size=134))", "RepoSibling(rfilename='text_encoder_2/config.json', size=570, blob_id='35886d089e214b9e35db394d4d3d122a19baf231', lfs=None)", "RepoSibling(rfilename='text_encoder_2/model.fp16.safetensors', size=1389382176, blob_id='1a41ba6f6d67ebaaea453978332a941d0bc5dae5', lfs=BlobLfsInfo(size=1389382176, sha256='ec310df2af79c318e24d20511b601a591ca8cd4f1fce1d8dff822a356bcdb1f4', pointer_size=135))", "RepoSibling(rfilename='text_encoder_2/model.safetensors', size=1389382176, blob_id='1a41ba6f6d67ebaaea453978332a941d0bc5dae5', lfs=BlobLfsInfo(size=1389382176, sha256='ec310df2af79c318e24d20511b601a591ca8cd4f1fce1d8dff822a356bcdb1f4', pointer_size=135))", "RepoSibling(rfilename='text_encoder_3/config.json', size=740, blob_id='5f020057278e664f8d4875a172b8266a9707c249', lfs=None)", "RepoSibling(rfilename='text_encoder_3/model-00001-of-00002.safetensors', size=4994582104, blob_id='821fab5489700b2759adf6279e66ae49ce977d12', lfs=BlobLfsInfo(size=4994582104, sha256='4f2751ceeb2a96edd693e539dc5d6bba0b8d3814f49a9b3798403a0cec4b2e3d', pointer_size=135))", "RepoSibling(rfilename='text_encoder_3/model-00002-of-00002.safetensors', size=4530066248, blob_id='6a80301dd8f107a40fd7727de44c95dee84f6a7b', lfs=BlobLfsInfo(size=4530066248, sha256='f63154532130422309532ff56f11945fbea8266c958e3133e8e5aef85c6293c7', pointer_size=135))", "RepoSibling(rfilename='text_encoder_3/model.fp16-00001-of-00002.safetensors', size=4994582104, blob_id='821fab5489700b2759adf6279e66ae49ce977d12', lfs=BlobLfsInfo(size=4994582104, sha256='4f2751ceeb2a96edd693e539dc5d6bba0b8d3814f49a9b3798403a0cec4b2e3d', pointer_size=135))", "RepoSibling(rfilename='text_encoder_3/model.fp16-00002-of-00002.safetensors', size=4530066248, blob_id='6a80301dd8f107a40fd7727de44c95dee84f6a7b', lfs=BlobLfsInfo(size=4530066248, sha256='f63154532130422309532ff56f11945fbea8266c958e3133e8e5aef85c6293c7', pointer_size=135))", "RepoSibling(rfilename='text_encoder_3/model.safetensors.index.fp16.json', size=20980, blob_id='26fbacbb229da635a50237394681830c048fc371', lfs=None)", "RepoSibling(rfilename='text_encoder_3/model.safetensors.index.json', size=19885, blob_id='c8728bc3dca59d2616a2a594cbac3ddb9eb77d5b', lfs=None)", "RepoSibling(rfilename='text_encoders/README.md', size=636, blob_id='10361bb01afae01826203baa800da32c3cc2d2f2', lfs=None)", "RepoSibling(rfilename='text_encoders/clip_g.safetensors', size=1389382176, blob_id='1a41ba6f6d67ebaaea453978332a941d0bc5dae5', lfs=BlobLfsInfo(size=1389382176, sha256='ec310df2af79c318e24d20511b601a591ca8cd4f1fce1d8dff822a356bcdb1f4', pointer_size=135))", "RepoSibling(rfilename='text_encoders/clip_l.safetensors', size=246144152, blob_id='e224fcda070dc105fd83c64ed2074f47a1b0ff7b', lfs=BlobLfsInfo(size=246144152, sha256='660c6f5b1abae9dc498ac2d21e1347d2abdb0cf6c0c0c8576cd796491d9a6cdd', pointer_size=134))", "RepoSibling(rfilename='text_encoders/t5xxl_fp16.safetensors', size=9787841024, blob_id='53df2732c884758d2a898585551df37ea652a416', lfs=BlobLfsInfo(size=9787841024, sha256='6e480b09fae049a72d2a8c5fbccb8d3e92febeb233bbe9dfe7256958a9167635', pointer_size=135))", "RepoSibling(rfilename='text_encoders/t5xxl_fp8_e4m3fn.safetensors', size=4893934904, blob_id='79b9ebe64019308077904fa68ed6f707569121c0', lfs=BlobLfsInfo(size=4893934904, sha256='7d330da4816157540d6bb7838bf63a0f02f573fc48ca4d8de34bb0cbfd514f09', pointer_size=135))", "RepoSibling(rfilename='tokenizer/merges.txt', size=524619, blob_id='76e821f1b6f0a9709293c3b6b51ed90980b3166b', lfs=None)", "RepoSibling(rfilename='tokenizer/special_tokens_map.json', size=588, blob_id='cf0682d6de72c1547f41b4f6d7c59f62deffef94', lfs=None)", "RepoSibling(rfilename='tokenizer/tokenizer_config.json', size=705, blob_id='180a4e1be2a7d0b38a44108d6f24f585f35147b1', lfs=None)", "RepoSibling(rfilename='tokenizer/vocab.json', size=1059962, blob_id='469be27c5c010538f845f518c4f5e8574c78f7c8', lfs=None)", "RepoSibling(rfilename='tokenizer_2/merges.txt', size=524619, blob_id='76e821f1b6f0a9709293c3b6b51ed90980b3166b', lfs=None)", "RepoSibling(rfilename='tokenizer_2/special_tokens_map.json', size=576, blob_id='b3b93aa8e7fd8552501067e63e04e2958298c2b2', lfs=None)", "RepoSibling(rfilename='tokenizer_2/tokenizer_config.json', size=856, blob_id='f4299b251265219ef1369503c04d837bd9528f0a', lfs=None)", "RepoSibling(rfilename='tokenizer_2/vocab.json', size=1059962, blob_id='469be27c5c010538f845f518c4f5e8574c78f7c8', lfs=None)", "RepoSibling(rfilename='tokenizer_3/special_tokens_map.json', size=2543, blob_id='17ade346a1042cbe0c1436f5bedcbd85c099d582', lfs=None)", "RepoSibling(rfilename='tokenizer_3/spiece.model', size=791656, blob_id='317a5ccbde45300f5d1d970d4d449af2108b147e', lfs=BlobLfsInfo(size=791656, sha256='d60acb128cf7b7f2536e8f38a5b18a05535c9e14c7a355904270e15b0945ea86', pointer_size=131))", "RepoSibling(rfilename='tokenizer_3/tokenizer.json', size=2424035, blob_id='6f055030106071d446e559644b285557a82fefd4', lfs=None)", "RepoSibling(rfilename='tokenizer_3/tokenizer_config.json', size=20617, blob_id='15377e70a0e43e060a98bbc5cb6245664d906e6c', lfs=None)", "RepoSibling(rfilename='transformer/config.json', size=524, blob_id='313f18cd3d297a5d77ceab073ef54dbec312c0f0', lfs=None)", "RepoSibling(rfilename='transformer/diffusion_pytorch_model.safetensors', size=4939433672, blob_id='9164afbb3bc30c5de1a33f2c67ebde382c424b99', lfs=BlobLfsInfo(size=4939433672, sha256='f81eb93a348be218af757dd095cbda45090380d9bbda91049442e0e40bb4cc95', pointer_size=135))", "RepoSibling(rfilename='vae/config.json', size=809, blob_id='059ae000f22d9c502030ead3c3f1db2718ae6f1f', lfs=None)", "RepoSibling(rfilename='vae/diffusion_pytorch_model.safetensors', size=167666902, blob_id='cf3d571cdbab14706c8d77c1254244e9a4d021f3', lfs=BlobLfsInfo(size=167666902, sha256='8f53304a79335b55e13ec50f63e5157fee4deb2f30d5fae0654e2b2653c109dc', pointer_size=134))"], "spaces": ["Manjushri/Manju-Dream-Booth-A10G", "stabilityai/stable-diffusion-3.5-medium", "multimodalart/civitai-to-hf", "prs-eth/FLAIR", "martynka/TasiaExperiment", "HorizonRobotics/EmbodiedGen-Image-to-3D", "HorizonRobotics/EmbodiedGen-Texture-Gen", "HorizonRobotics/EmbodiedGen-Text-to-3D", "Minorutanaka14052005/stabilityai-stable-diffusion-3.5-medium", "spykee47/stabilityai-stable-diffusion-3.5-medium", "makaronz/stabilityai-stable-diffusion-3.5-medium", "Belluci/stabilityai-stable-diffusion-3.5-medium", "zulteon/SD3.5Medium", "hawkiee/stabilityai-stable-diffusion-3.5-medium", "acceptee/DiT4SR", "AbhinavKrishnan36/PRODIGY_GA_02", "webbroker/stabilityai-stable-diffusion-3.5-medium", "Ratkus/stabilityai-stable-diffusion-3.5-medium", "FHCloud/stabilityai-stable-diffusion-3.5-medium", "andrea70/stabilityai-stable-diffusion-3.5-medium", "DrawingWithMouse/stabilityai-stable-diffusion-3.5-medium", "GilburriCreations/stabilityai-stable-diffusion-3.5-medium", "LLinDaiYu/stabilityai-stable-diffusion-3.5-medium", "AymenKhlf/stabilityai-stable-diffusion-3.5-medium", "mpandzo/sd35", "jimbo7/stabilityai-stable-diffusion-3.5-medium", "usalecwang/stabilityai-stable-diffusion-3.5-medium", "innkeeper/stabilityai-stable-diffusion-3.5-medium", "JagmeetMinhas22/image-generation", "Kodiaky/stabilityai-stable-diffusion-3.5-medium", "Taggatron/stabilityai-stable-diffusion-3.5-medium", "karthik12345ttttt/stabilityai-stable-diffusion-3.5-medium", "crystal99/stabilityai-stable-diffusion-3.5-medium", "ajithkumarkdas/stabilityai-stable-diffusion-3.5-medium", "rick003/stabilityai-stable-diffusion-3.5-medium", "Trebah/stabilityai-stable-diffusion-3.5-medium", "rocoder/stabilityai-stable-diffusion-3.5-medium", "safwatt888/stabilityai-stable-diffusion-3.5-medium", "Iceac/stabilityai-stable-diffusion-3.5-medium", "Genmys0101x/stabilityai-stable-diffusion-3.5-medium", "Ramybe01/stabilityai-stable-diffusion-3.5-medium", "vaibhavwatea/stabilityai-stable-diffusion-3.5-medium", "Direktx/stabilityai-stable-diffusion-3.5-medium", "Aased/stabilityai-stable-diffusion-3.5-medium", "QueerAgent/stabilityai-stable-diffusion-3.5-medium", "Jebiet/stabilityai-stable-diffusion-3.5-medium", "blind1234/stabilityai-stable-diffusion-3.5-medium", "Jonny78/stabilityai-stable-diffusion-3.5-medium", "jordandotzel/stable-diffusion-3.5-medium", "kingNiven/stabilityai-stable-diffusion-3.5-medium", "Philidoc/stabilityai-stable-diffusion-3.5-medium", "stablewaheed/stabilityai-stable-diffusion-3.5-medium", "Amedoss/stable-diffusion-3.5-medium", "FelipePenagos20/stabilityai-stable-diffusion-3.5-medium", "Qwerty6690/stabilityai-stable-diffusion-3.5-medium", "xkittypunchx/stable-diffusion-3.5-medium", "Darreck/stabilityai-stable-diffusion-3.5-medium", "Realnotstory/stabilityai-stable-diffusion-3.5-medium", "superbearart/stabilityai-stable-diffusion-3.5-medium", "saliseabeali/stabilityai-stable-diffusion-3.5-medium", "ppravin/stabilityai-stable-diffusion-3.5-medium", "itzMRZ/stabilityai-stable-diffusion-3.5-medium", "ramagon/stabilityai-stable-diffusion-3.5-medium", "waswaswasd/stabilityai-stable-diffusion-3.5-medium", "Sinoda55/stabilityai-stable-diffusion-3.5-medium", "esqist/stabilityai-stable-diffusion-3.5-medium", "whatcanisay674/stabilityai-stable-diffusion-3.5-medium", "androidroot9/stabilityai-stable-diffusion-3.5-medium", "Aniwine/stabilityai-stable-diffusion-3.5-medium", "camwynjones/stabilityai-stable-diffusion-3.5-medium", "Arsalan01/stabilityai-stable-diffusion-3.5-medium", "didyouknowfacts1985/stabilityai-stable-diffusion-3.5-medium", "shaikhy/stabilityai-stable-diffusion-3.5-medium", "quan1998/stabilityai-stable-diffusion-3.5-large", "wolf1997/Image_story_generator", "willywiggerkillthat/stabilityai-stable-diffusion-3.5-medium", "Kaz2Ja/stabilityai-stable-diffusion-3.5-medium", "nshkrob/stabilityai-stable-diffusion-3.5-medium", "rakkerman/stabilityai-stable-diffusion-3.5-medium", "tim889/stabilityai-stable-diffusion-3.5-medium", "phantomdeluxe/stabilityai-stable-diffusion-3.5-medium", "nnwofwpw/jjcakaslc5ca62", "gujiujiujiujiu/stabilityai-stable-diffusion-3.5-medium", "SillyCat777/stabilityai-stable-diffusion-3.5-medium", "yoourdad9999/stabilityai-stable-diffusion-3.5-medium", "MaxGab/Maximage", "tcl990203/stabilityai-stable-diffusion-3.5-medium", "NativeAngels/TasiaExperiment", "raj9305/stabilityai-stable-diffusion-3.5-medium", "TroyDuh/stabilityai-stable-diffusion-3.5-medium", "duddeepak001/stabilityai-stable-diffusion-3.5-medium", "Hardey2911/stabilityai-stable-diffusion-3.5-medium", "Appelflap1994/stabilityai-stable-diffusion-3.5-medium", "zainjaved/stable-diffusion-3.5-large-turboX-image", "CbenGG/stabilityai-stable-diffusion-3.5-medium", "prateekshawebdesign/stabilityai-stable-diffusion-3.5-medium", "zulteon/stable-diff-3.5-mediumv2", "wangpangintsig/prembed_sd3.5", "chrisjcc/image_generation", "Borealhiperion/stabilityai-stable-diffusion-3.5-medium"], "safetensors": null, "security_repo_status": null, "xet_enabled": null, "lastModified": "2024-10-31 08:18:43+00:00", "cardData": "language:\n- en\nlicense: other\nlicense_name: stabilityai-ai-community\nlicense_link: LICENSE.md\npipeline_tag: text-to-image\ntags:\n- text-to-image\n- stable-diffusion\n- diffusers\ninference: true\nextra_gated_prompt: By clicking \"Agree\", you agree to the [License Agreement](https://huggingface.co/stabilityai/stable-diffusion-3.5-medium/blob/main/LICENSE.md)\n <text:s/>and acknowledge Stability AI's [Privacy Policy](https://stability.ai/privacy-policy).\nextra_gated_fields:\n <text:s/>Name: text\n <text:s/>Email: text\n <text:s/>Country: country\n <text:s/>Organization or Affiliation: text\n <text:s/>Receive email updates and promotions on Stability AI products, services, and research?:\n <text:s text:c="3"/>type: select\n <text:s text:c="3"/>options:\n <text:s text:c="3"/>- 'Yes'\n <text:s text:c="3"/>- 'No'\n <text:s/>What do you intend to use the model for?:\n <text:s text:c="3"/>type: select\n <text:s text:c="3"/>options:\n <text:s text:c="3"/>- Research\n <text:s text:c="3"/>- Personal use\n <text:s text:c="3"/>- Creative Professional\n <text:s text:c="3"/>- Startup\n <text:s text:c="3"/>- Enterprise\n <text:s/>I agree to the License Agreement and acknowledge Stability AI's Privacy Policy: checkbox", "transformersInfo": null, "_id": "6720b894dff5f1366969b16f", "modelId": "stabilityai/stable-diffusion-3.5-medium", "usedStorage": 36305578304}</text:p>
          </table:table-cell>
          <table:table-cell/>
          <table:table-cell office:value-type="string" calcext:value-type="string">
            <text:p>{"key":"df4d7f26-1c7d-4b32-b6c4-3735ab15afd4","hash":"blake3:384b4c30810345775c9fb9856adf16b0891f3572585c6e75b7fef222b7c12a6e","path":"sd-3/main/SD3.5-medium","file_size":16274997061,"name":"SD3.5 Medium","type":"main","format":"diffusers","base":"sd-3","source":"stabilityai/stable-diffusion-3.5-medium","source_type":"hf_repo_id","description":"Medium SD3.5 Model: ~15GB","source_api_response":"{\"id\": \"stabilityai/stable-diffusion-3.5-medium\", \"author\": \"stabilityai\", \"sha\": \"b940f670f0eda2d07fbb75229e779da1ad11eb80\", \"last_modified\": \"2024-10-31 08:18:43+00:00\", \"created_at\": \"2024-10-29 10:27:32+00:00\", \"private\": false, \"gated\": \"auto\", \"disabled\": false, \"downloads\": 363577, \"downloads_all_time\": null, \"likes\": 789, \"library_name\": \"diffusers\", \"gguf\": null, \"inference\": null, \"inference_provider_mapping\": null, \"tags\": [\"diffusers\", \"safetensors\", \"text-to-image\", \"stable-diffusion\", \"en\", \"arxiv:2403.03206\", \"license:other\", \"diffusers:StableDiffusion3Pipeline\", \"region:us\"], \"pipeline_tag\": \"text-to-image\", \"mask_token\": null, \"trending_score\": null, \"card_data\": \"language:\\n- en\\nlicense: other\\nlicense_name: stabilityai-ai-community\\nlicense_link: LICENSE.md\\npipeline_tag: text-to-image\\ntags:\\n- text-to-image\\n- stable-diffusion\\n- diffusers\\ninference: true\\nextra_gated_prompt: By clicking \\\"Agree\\\", you agree to the [License Agreement](https://huggingface.co/stabilityai/stable-diffusion-3.5-medium/blob/main/LICENSE.md)\\n <text:s/>and acknowledge Stability AI's [Privacy Policy](https://stability.ai/privacy-policy).\\nextra_gated_fields:\\n <text:s/>Name: text\\n <text:s/>Email: text\\n <text:s/>Country: country\\n <text:s/>Organization or Affiliation: text\\n <text:s/>Receive email updates and promotions on Stability AI products, services, and research?:\\n <text:s text:c="3"/>type: select\\n <text:s text:c="3"/>options:\\n <text:s text:c="3"/>- 'Yes'\\n <text:s text:c="3"/>- 'No'\\n <text:s/>What do you intend to use the model for?:\\n <text:s text:c="3"/>type: select\\n <text:s text:c="3"/>options:\\n <text:s text:c="3"/>- Research\\n <text:s text:c="3"/>- Personal use\\n <text:s text:c="3"/>- Creative Professional\\n <text:s text:c="3"/>- Startup\\n <text:s text:c="3"/>- Enterprise\\n <text:s/>I agree to the License Agreement and acknowledge Stability AI's Privacy Policy: checkbox\", \"widget_data\": null, \"model_index\": null, \"config\": {\"diffusers\": {\"_class_name\": \"StableDiffusion3Pipeline\"}}, \"transformers_info\": null, \"siblings\": [\"RepoSibling(rfilename='.gitattributes', size=1519, blob_id='a6344aac8c09253b3b630fb776ae94478aa0275b', lfs=None)\", \"RepoSibling(rfilename='LICENSE.md', size=11726, blob_id='b07f871a39b333819b9a986ac2dbb7f6fcb7a95e', lfs=None)\", \"RepoSibling(rfilename='README.md', size=12100, blob_id='b62b56dcd97cf6f9e842039e1a9fcd7fa2127382', lfs=None)\", \"RepoSibling(rfilename='SD3.5L_plus_SD3.5M_upscaling_example_workflow.json', size=20634, blob_id='8534e50bd2c6e1e4c1aa81edb643d822f2fbd8f8', lfs=None)\", \"RepoSibling(rfilename='SD3.5M_SLG_example_workflow.json', size=16916, blob_id='3f54883add37c913e67a2700ab0f1ddcfbb14cf7', lfs=None)\", \"RepoSibling(rfilename='SD3.5M_example_workflow.json', size=11982, blob_id='2d18d11f857505d6261c04fe071b57db8c78639a', lfs=None)\", \"RepoSibling(rfilename='mmdit-x.png', size=345393, blob_id='09063c3533eaaf5f5506f9c2424c4e140c602d56', lfs=None)\", \"RepoSibling(rfilename='model_index.json', size=706, blob_id='d1e85db2887d95ee9e0f6206771a4c52f9233e2f', lfs=None)\", \"RepoSibling(rfilename='scheduler/scheduler_config.json', size=141, blob_id='eca5b2eed3727b3ad375eb20e467e4264120fd5d', lfs=None)\", \"RepoSibling(rfilename='sd3.5_medium.safetensors', size=5107104286, blob_id='bf926d60b86e1ffc2cc233fd0608b69aa7bf863c', lfs=BlobLfsInfo(size=5107104286, sha256='11fe06e22364b823dfeedc275912336b932b32a293a0b2f35ffac071990cc4de', pointer_size=135))\", \"RepoSibling(rfilename='sd3.5_medium_demo.jpg', size=488766, blob_id='648b48b7184ea279e088948e84339331f626d277', lfs=None)\", \"RepoSibling(rfilename='text_encoder/config.json', size=574, blob_id='dbda34b6008657d7be7423051c47abd4c94e263a', lfs=None)\", \"RepoSibling(rfilename='text_encoder/model.fp16.safetensors', size=247323896, blob_id='888b139f21181cd4ee4e93ce739ee63f26f2079c', lfs=BlobLfsInfo(size=247323896, sha256='71e183d11db0c6b6282a4d9e0abb74125edc8692393e89ed8ee5571005f35cb1', pointer_size=134))\", \"RepoSibling(rfilename='text_encoder/model.safetensors', size=247323896, blob_id='888b139f21181cd4ee4e93ce739ee63f26f2079c', lfs=BlobLfsInfo(size=247323896, sha256='71e183d11db0c6b6282a4d9e0abb74125edc8692393e89ed8ee5571005f35cb1', pointer_size=134))\", \"RepoSibling(rfilename='text_encoder_2/config.json', size=570, blob_id='35886d089e214b9e35db394d4d3d122a19baf231', lfs=None)\", \"RepoSibling(rfilename='text_encoder_2/model.fp16.safetensors', size=1389382176, blob_id='1a41ba6f6d67ebaaea453978332a941d0bc5dae5', lfs=BlobLfsInfo(size=1389382176, sha256='ec310df2af79c318e24d20511b601a591ca8cd4f1fce1d8dff822a356bcdb1f4', pointer_size=135))\", \"RepoSibling(rfilename='text_encoder_2/model.safetensors', size=1389382176, blob_id='1a41ba6f6d67ebaaea453978332a941d0bc5dae5', lfs=BlobLfsInfo(size=1389382176, sha256='ec310df2af79c318e24d20511b601a591ca8cd4f1fce1d8dff822a356bcdb1f4', pointer_size=135))\", \"RepoSibling(rfilename='text_encoder_3/config.json', size=740, blob_id='5f020057278e664f8d4875a172b8266a9707c249', lfs=None)\", \"RepoSibling(rfilename='text_encoder_3/model-00001-of-00002.safetensors', size=4994582104, blob_id='821fab5489700b2759adf6279e66ae49ce977d12', lfs=BlobLfsInfo(size=4994582104, sha256='4f2751ceeb2a96edd693e539dc5d6bba0b8d3814f49a9b3798403a0cec4b2e3d', pointer_size=135))\", \"RepoSibling(rfilename='text_encoder_3/model-00002-of-00002.safetensors', size=4530066248, blob_id='6a80301dd8f107a40fd7727de44c95dee84f6a7b', lfs=BlobLfsInfo(size=4530066248, sha256='f63154532130422309532ff56f11945fbea8266c958e3133e8e5aef85c6293c7', pointer_size=135))\", \"RepoSibling(rfilename='text_encoder_3/model.fp16-00001-of-00002.safetensors', size=4994582104, blob_id='821fab5489700b2759adf6279e66ae49ce977d12', lfs=BlobLfsInfo(size=4994582104, sha256='4f2751ceeb2a96edd693e539dc5d6bba0b8d3814f49a9b3798403a0cec4b2e3d', pointer_size=135))\", \"RepoSibling(rfilename='text_encoder_3/model.fp16-00002-of-00002.safetensors', size=4530066248, blob_id='6a80301dd8f107a40fd7727de44c95dee84f6a7b', lfs=BlobLfsInfo(size=4530066248, sha256='f63154532130422309532ff56f11945fbea8266c958e3133e8e5aef85c6293c7', pointer_size=135))\", \"RepoSibling(rfilename='text_encoder_3/model.safetensors.index.fp16.json', size=20980, blob_id='26fbacbb229da635a50237394681830c048fc371', lfs=None)\", \"RepoSibling(rfilename='text_encoder_3/model.safetensors.index.json', size=19885, blob_id='c8728bc3dca59d2616a2a594cbac3ddb9eb77d5b', lfs=None)\", \"RepoSibling(rfilename='text_encoders/README.md', size=636, blob_id='10361bb01afae01826203baa800da32c3cc2d2f2', lfs=None)\", \"RepoSibling(rfilename='text_encoders/clip_g.safetensors', size=1389382176, blob_id='1a41ba6f6d67ebaaea453978332a941d0bc5dae5', lfs=BlobLfsInfo(size=1389382176, sha256='ec310df2af79c318e24d20511b601a591ca8cd4f1fce1d8dff822a356bcdb1f4', pointer_size=135))\", \"RepoSibling(rfilename='text_encoders/clip_l.safetensors', size=246144152, blob_id='e224fcda070dc105fd83c64ed2074f47a1b0ff7b', lfs=BlobLfsInfo(size=246144152, sha256='660c6f5b1abae9dc498ac2d21e1347d2abdb0cf6c0c0c8576cd796491d9a6cdd', pointer_size=134))\", \"RepoSibling(rfilename='text_encoders/t5xxl_fp16.safetensors', size=9787841024, blob_id='53df2732c884758d2a898585551df37ea652a416', lfs=BlobLfsInfo(size=9787841024, sha256='6e480b09fae049a72d2a8c5fbccb8d3e92febeb233bbe9dfe7256958a9167635', pointer_size=135))\", \"RepoSibling(rfilename='text_encoders/t5xxl_fp8_e4m3fn.safetensors', size=4893934904, blob_id='79b9ebe64019308077904fa68ed6f707569121c0', lfs=BlobLfsInfo(size=4893934904, sha256='7d330da4816157540d6bb7838bf63a0f02f573fc48ca4d8de34bb0cbfd514f09', pointer_size=135))\", \"RepoSibling(rfilename='tokenizer/merges.txt', size=524619, blob_id='76e821f1b6f0a9709293c3b6b51ed90980b3166b', lfs=None)\", \"RepoSibling(rfilename='tokenizer/special_tokens_map.json', size=588, blob_id='cf0682d6de72c1547f41b4f6d7c59f62deffef94', lfs=None)\", \"RepoSibling(rfilename='tokenizer/tokenizer_config.json', size=705, blob_id='180a4e1be2a7d0b38a44108d6f24f585f35147b1', lfs=None)\", \"RepoSibling(rfilename='tokenizer/vocab.json', size=1059962, blob_id='469be27c5c010538f845f518c4f5e8574c78f7c8', lfs=None)\", \"RepoSibling(rfilename='tokenizer_2/merges.txt', size=524619, blob_id='76e821f1b6f0a9709293c3b6b51ed90980b3166b', lfs=None)\", \"RepoSibling(rfilename='tokenizer_2/special_tokens_map.json', size=576, blob_id='b3b93aa8e7fd8552501067e63e04e2958298c2b2', lfs=None)\", \"RepoSibling(rfilename='tokenizer_2/tokenizer_config.json', size=856, blob_id='f4299b251265219ef1369503c04d837bd9528f0a', lfs=None)\", \"RepoSibling(rfilename='tokenizer_2/vocab.json', size=1059962, blob_id='469be27c5c010538f845f518c4f5e8574c78f7c8', lfs=None)\", \"RepoSibling(rfilename='tokenizer_3/special_tokens_map.json', size=2543, blob_id='17ade346a1042cbe0c1436f5bedcbd85c099d582', lfs=None)\", \"RepoSibling(rfilename='tokenizer_3/spiece.model', size=791656, blob_id='317a5ccbde45300f5d1d970d4d449af2108b147e', lfs=BlobLfsInfo(size=791656, sha256='d60acb128cf7b7f2536e8f38a5b18a05535c9e14c7a355904270e15b0945ea86', pointer_size=131))\", \"RepoSibling(rfilename='tokenizer_3/tokenizer.json', size=2424035, blob_id='6f055030106071d446e559644b285557a82fefd4', lfs=None)\", \"RepoSibling(rfilename='tokenizer_3/tokenizer_config.json', size=20617, blob_id='15377e70a0e43e060a98bbc5cb6245664d906e6c', lfs=None)\", \"RepoSibling(rfilename='transformer/config.json', size=524, blob_id='313f18cd3d297a5d77ceab073ef54dbec312c0f0', lfs=None)\", \"RepoSibling(rfilename='transformer/diffusion_pytorch_model.safetensors', size=4939433672, blob_id='9164afbb3bc30c5de1a33f2c67ebde382c424b99', lfs=BlobLfsInfo(size=4939433672, sha256='f81eb93a348be218af757dd095cbda45090380d9bbda91049442e0e40bb4cc95', pointer_size=135))\", \"RepoSibling(rfilename='vae/config.json', size=809, blob_id='059ae000f22d9c502030ead3c3f1db2718ae6f1f', lfs=None)\", \"RepoSibling(rfilename='vae/diffusion_pytorch_model.safetensors', size=167666902, blob_id='cf3d571cdbab14706c8d77c1254244e9a4d021f3', lfs=BlobLfsInfo(size=167666902, sha256='8f53304a79335b55e13ec50f63e5157fee4deb2f30d5fae0654e2b2653c109dc', pointer_size=134))\"], \"spaces\": [\"Manjushri/Manju-Dream-Booth-A10G\", \"stabilityai/stable-diffusion-3.5-medium\", \"multimodalart/civitai-to-hf\", \"prs-eth/FLAIR\", \"martynka/TasiaExperiment\", \"HorizonRobotics/EmbodiedGen-Image-to-3D\", \"HorizonRobotics/EmbodiedGen-Texture-Gen\", \"HorizonRobotics/EmbodiedGen-Text-to-3D\", \"Minorutanaka14052005/stabilityai-stable-diffusion-3.5-medium\", \"spykee47/stabilityai-stable-diffusion-3.5-medium\", \"makaronz/stabilityai-stable-diffusion-3.5-medium\", \"Belluci/stabilityai-stable-diffusion-3.5-medium\", \"zulteon/SD3.5Medium\", \"hawkiee/stabilityai-stable-diffusion-3.5-medium\", \"acceptee/DiT4SR\", \"AbhinavKrishnan36/PRODIGY_GA_02\", \"webbroker/stabilityai-stable-diffusion-3.5-medium\", \"Ratkus/stabilityai-stable-diffusion-3.5-medium\", \"FHCloud/stabilityai-stable-diffusion-3.5-medium\", \"andrea70/stabilityai-stable-diffusion-3.5-medium\", \"DrawingWithMouse/stabilityai-stable-diffusion-3.5-medium\", \"GilburriCreations/stabilityai-stable-diffusion-3.5-medium\", \"LLinDaiYu/stabilityai-stable-diffusion-3.5-medium\", \"AymenKhlf/stabilityai-stable-diffusion-3.5-medium\", \"mpandzo/sd35\", \"jimbo7/stabilityai-stable-diffusion-3.5-medium\", \"usalecwang/stabilityai-stable-diffusion-3.5-medium\", \"innkeeper/stabilityai-stable-diffusion-3.5-medium\", \"JagmeetMinhas22/image-generation\", \"Kodiaky/stabilityai-stable-diffusion-3.5-medium\", \"Taggatron/stabilityai-stable-diffusion-3.5-medium\", \"karthik12345ttttt/stabilityai-stable-diffusion-3.5-medium\", \"crystal99/stabilityai-stable-diffusion-3.5-medium\", \"ajithkumarkdas/stabilityai-stable-diffusion-3.5-medium\", \"rick003/stabilityai-stable-diffusion-3.5-medium\", \"Trebah/stabilityai-stable-diffusion-3.5-medium\", \"rocoder/stabilityai-stable-diffusion-3.5-medium\", \"safwatt888/stabilityai-stable-diffusion-3.5-medium\", \"Iceac/stabilityai-stable-diffusion-3.5-medium\", \"Genmys0101x/stabilityai-stable-diffusion-3.5-medium\", \"Ramybe01/stabilityai-stable-diffusion-3.5-medium\", \"vaibhavwatea/stabilityai-stable-diffusion-3.5-medium\", \"Direktx/stabilityai-stable-diffusion-3.5-medium\", \"Aased/stabilityai-stable-diffusion-3.5-medium\", \"QueerAgent/stabilityai-stable-diffusion-3.5-medium\", \"Jebiet/stabilityai-stable-diffusion-3.5-medium\", \"blind1234/stabilityai-stable-diffusion-3.5-medium\", \"Jonny78/stabilityai-stable-diffusion-3.5-medium\", \"jordandotzel/stable-diffusion-3.5-medium\", \"kingNiven/stabilityai-stable-diffusion-3.5-medium\", \"Philidoc/stabilityai-stable-diffusion-3.5-medium\", \"stablewaheed/stabilityai-stable-diffusion-3.5-medium\", \"Amedoss/stable-diffusion-3.5-medium\", \"FelipePenagos20/stabilityai-stable-diffusion-3.5-medium\", \"Qwerty6690/stabilityai-stable-diffusion-3.5-medium\", \"xkittypunchx/stable-diffusion-3.5-medium\", \"Darreck/stabilityai-stable-diffusion-3.5-medium\", \"Realnotstory/stabilityai-stable-diffusion-3.5-medium\", \"superbearart/stabilityai-stable-diffusion-3.5-medium\", \"saliseabeali/stabilityai-stable-diffusion-3.5-medium\", \"ppravin/stabilityai-stable-diffusion-3.5-medium\", \"itzMRZ/stabilityai-stable-diffusion-3.5-medium\", \"ramagon/stabilityai-stable-diffusion-3.5-medium\", \"waswaswasd/stabilityai-stable-diffusion-3.5-medium\", \"Sinoda55/stabilityai-stable-diffusion-3.5-medium\", \"esqist/stabilityai-stable-diffusion-3.5-medium\", \"whatcanisay674/stabilityai-stable-diffusion-3.5-medium\", \"androidroot9/stabilityai-stable-diffusion-3.5-medium\", \"Aniwine/stabilityai-stable-diffusion-3.5-medium\", \"camwynjones/stabilityai-stable-diffusion-3.5-medium\", \"Arsalan01/stabilityai-stable-diffusion-3.5-medium\", \"didyouknowfacts1985/stabilityai-stable-diffusion-3.5-medium\", \"shaikhy/stabilityai-stable-diffusion-3.5-medium\", \"quan1998/stabilityai-stable-diffusion-3.5-large\", \"wolf1997/Image_story_generator\", \"willywiggerkillthat/stabilityai-stable-diffusion-3.5-medium\", \"Kaz2Ja/stabilityai-stable-diffusion-3.5-medium\", \"nshkrob/stabilityai-stable-diffusion-3.5-medium\", \"rakkerman/stabilityai-stable-diffusion-3.5-medium\", \"tim889/stabilityai-stable-diffusion-3.5-medium\", \"phantomdeluxe/stabilityai-stable-diffusion-3.5-medium\", \"nnwofwpw/jjcakaslc5ca62\", \"gujiujiujiujiu/stabilityai-stable-diffusion-3.5-medium\", \"SillyCat777/stabilityai-stable-diffusion-3.5-medium\", \"yoourdad9999/stabilityai-stable-diffusion-3.5-medium\", \"MaxGab/Maximage\", \"tcl990203/stabilityai-stable-diffusion-3.5-medium\", \"NativeAngels/TasiaExperiment\", \"raj9305/stabilityai-stable-diffusion-3.5-medium\", \"TroyDuh/stabilityai-stable-diffusion-3.5-medium\", \"duddeepak001/stabilityai-stable-diffusion-3.5-medium\", \"Hardey2911/stabilityai-stable-diffusion-3.5-medium\", \"Appelflap1994/stabilityai-stable-diffusion-3.5-medium\", \"zainjaved/stable-diffusion-3.5-large-turboX-image\", \"CbenGG/stabilityai-stable-diffusion-3.5-medium\", \"prateekshawebdesign/stabilityai-stable-diffusion-3.5-medium\", \"zulteon/stable-diff-3.5-mediumv2\", \"wangpangintsig/prembed_sd3.5\", \"chrisjcc/image_generation\", \"Borealhiperion/stabilityai-stable-diffusion-3.5-medium\"], \"safetensors\": null, \"security_repo_status\": null, \"xet_enabled\": null, \"lastModified\": \"2024-10-31 08:18:43+00:00\", \"cardData\": \"language:\\n- en\\nlicense: other\\nlicense_name: stabilityai-ai-community\\nlicense_link: LICENSE.md\\npipeline_tag: text-to-image\\ntags:\\n- text-to-image\\n- stable-diffusion\\n- diffusers\\ninference: true\\nextra_gated_prompt: By clicking \\\"Agree\\\", you agree to the [License Agreement](https://huggingface.co/stabilityai/stable-diffusion-3.5-medium/blob/main/LICENSE.md)\\n <text:s/>and acknowledge Stability AI's [Privacy Policy](https://stability.ai/privacy-policy).\\nextra_gated_fields:\\n <text:s/>Name: text\\n <text:s/>Email: text\\n <text:s/>Country: country\\n <text:s/>Organization or Affiliation: text\\n <text:s/>Receive email updates and promotions on Stability AI products, services, and research?:\\n <text:s text:c="3"/>type: select\\n <text:s text:c="3"/>options:\\n <text:s text:c="3"/>- 'Yes'\\n <text:s text:c="3"/>- 'No'\\n <text:s/>What do you intend to use the model for?:\\n <text:s text:c="3"/>type: select\\n <text:s text:c="3"/>options:\\n <text:s text:c="3"/>- Research\\n <text:s text:c="3"/>- Personal use\\n <text:s text:c="3"/>- Creative Professional\\n <text:s text:c="3"/>- Startup\\n <text:s text:c="3"/>- Enterprise\\n <text:s/>I agree to the License Agreement and acknowledge Stability AI's Privacy Policy: checkbox\", \"transformersInfo\": null, \"_id\": \"6720b894dff5f1366969b16f\", \"modelId\": \"stabilityai/stable-diffusion-3.5-medium\", \"usedStorage\": 36305578304}","cover_image":null,"submodels":{"text_encoder":{"path_or_prefix":"/home/alex/Dev/AI/invokeai/models/tmpinstall_dg4j6deg/stable-diffusion-3.5-medium/text_encoder","model_type":"clip_embed","variant":"large"},"text_encoder_2":{"path_or_prefix":"/home/alex/Dev/AI/invokeai/models/tmpinstall_dg4j6deg/stable-diffusion-3.5-medium/text_encoder_2","model_type":"clip_embed","variant":"gigantic"},"text_encoder_3":{"path_or_prefix":"/home/alex/Dev/AI/invokeai/models/tmpinstall_dg4j6deg/stable-diffusion-3.5-medium/text_encoder_3","model_type":"t5_encoder","variant":null},"transformer":{"path_or_prefix":"/home/alex/Dev/AI/invokeai/models/tmpinstall_dg4j6deg/stable-diffusion-3.5-medium/transformer","model_type":"main","variant":null},"vae":{"path_or_prefix":"/home/alex/Dev/AI/invokeai/models/tmpinstall_dg4j6deg/stable-diffusion-3.5-medium/vae","model_type":"vae","variant":null}},"usage_info":null,"trigger_phrases":null,"default_settings":null,"variant":"normal","repo_variant":"fp16"}</text:p>
          </table:table-cell>
          <table:table-cell table:number-columns-repeated="2" office:value-type="string" calcext:value-type="string">
            <text:p>2025-08-03 01:12:12.012</text:p>
          </table:table-cell>
          <table:table-cell office:value-type="float" office:value="16274997061" calcext:value-type="float">
            <text:p>16274997061</text:p>
          </table:table-cell>
        </table:table-row>
        <table:table-row table:style-name="ro1" table:visibility="filter">
          <table:table-cell office:value-type="string" calcext:value-type="string">
            <text:p>27e6792f-a889-426f-b97c-0cce7f662804</text:p>
          </table:table-cell>
          <table:table-cell office:value-type="string" calcext:value-type="string">
            <text:p>blake3:c66ac2adaacf94876afa852de96623461167b96e9db05354302ba2850461aca4</text:p>
          </table:table-cell>
          <table:table-cell office:value-type="string" calcext:value-type="string">
            <text:p>sd-3</text:p>
          </table:table-cell>
          <table:table-cell office:value-type="string" calcext:value-type="string">
            <text:p>main</text:p>
          </table:table-cell>
          <table:table-cell office:value-type="string" calcext:value-type="string">
            <text:p>sd-3/main/SD3.5-large</text:p>
          </table:table-cell>
          <table:table-cell office:value-type="string" calcext:value-type="string">
            <text:p>diffusers</text:p>
          </table:table-cell>
          <table:table-cell office:value-type="string" calcext:value-type="string">
            <text:p>SD3.5 Large</text:p>
          </table:table-cell>
          <table:table-cell office:value-type="string" calcext:value-type="string">
            <text:p>Large SD3.5 Model: ~19G</text:p>
          </table:table-cell>
          <table:table-cell office:value-type="string" calcext:value-type="string">
            <text:p>stabilityai/stable-diffusion-3.5-large</text:p>
          </table:table-cell>
          <table:table-cell office:value-type="string" calcext:value-type="string">
            <text:p>hf_repo_id</text:p>
          </table:table-cell>
          <table:table-cell office:value-type="string" calcext:value-type="string">
            <text:p>{"id": "stabilityai/stable-diffusion-3.5-large", "author": "stabilityai", "sha": "ceddf0a7fdf2064ea28e2213e3b84e4afa170a0f", "last_modified": "2024-10-22 14:36:33+00:00", "created_at": "2024-10-22 07:29:57+00:00", "private": false, "gated": "auto", "disabled": false, "downloads": 104219, "downloads_all_time": null, "likes": 3033, "library_name": "diffusers", "gguf": null, "inference": null, "inference_provider_mapping": null, "tags": ["diffusers", "safetensors", "text-to-image", "stable-diffusion", "en", "arxiv:2403.03206", "license:other", "diffusers:StableDiffusion3Pipeline", "region:us"], "pipeline_tag": "text-to-image", "mask_token": null, "trending_score": null, "card_data": "language:\n- en\nlicense: other\nlicense_name: stabilityai-ai-community\nlicense_link: LICENSE.md\npipeline_tag: text-to-image\ntags:\n- text-to-image\n- stable-diffusion\n- diffusers\ninference: true\nextra_gated_prompt: By clicking \"Agree\", you agree to the [License Agreement](https://huggingface.co/stabilityai/stable-diffusion-3.5-large/blob/main/LICENSE.md)\n <text:s/>and acknowledge Stability AI's [Privacy Policy](https://stability.ai/privacy-policy).\nextra_gated_fields:\n <text:s/>Name: text\n <text:s/>Email: text\n <text:s/>Country: country\n <text:s/>Organization or Affiliation: text\n <text:s/>Receive email updates and promotions on Stability AI products, services, and research?:\n <text:s text:c="3"/>type: select\n <text:s text:c="3"/>options:\n <text:s text:c="3"/>- 'Yes'\n <text:s text:c="3"/>- 'No'\n <text:s/>What do you intend to use the model for?:\n <text:s text:c="3"/>type: select\n <text:s text:c="3"/>options:\n <text:s text:c="3"/>- Research\n <text:s text:c="3"/>- Personal use\n <text:s text:c="3"/>- Creative Professional\n <text:s text:c="3"/>- Startup\n <text:s text:c="3"/>- Enterprise\n <text:s/>I agree to the License Agreement and acknowledge Stability AI's Privacy Policy: checkbox", "widget_data": null, "model_index": null, "config": {"diffusers": {"_class_name": "StableDiffusion3Pipeline"}}, "transformers_info": null, "siblings": ["RepoSibling(rfilename='.gitattributes', size=1576, blob_id='cdd8e48fec284706ec2507c582514d77d071a208', lfs=None)", "RepoSibling(rfilename='LICENSE.md', size=11726, blob_id='b07f871a39b333819b9a986ac2dbb7f6fcb7a95e', lfs=None)", "RepoSibling(rfilename='README.md', size=10473, blob_id='ea0639ef3cdc69145b6d9fba44f2e4cd969e6ab7', lfs=None)", "RepoSibling(rfilename='SD3.5L_example_workflow.json', size=11575, blob_id='17e68c53db215c593cf1a508bef11596c0cd1c70', lfs=None)", "RepoSibling(rfilename='mmdit.png', size=262061, blob_id='6b47baaaf4a0ae3867d00a833b7225d0ebceb61e', lfs=None)", "RepoSibling(rfilename='model_index.json', size=706, blob_id='d1e85db2887d95ee9e0f6206771a4c52f9233e2f', lfs=None)", "RepoSibling(rfilename='scheduler/scheduler_config.json', size=141, blob_id='eca5b2eed3727b3ad375eb20e467e4264120fd5d', lfs=None)", "RepoSibling(rfilename='sd3.5_large.safetensors', size=16460379262, blob_id='091846749bd6a05347382e809ef9414f788e6909', lfs=BlobLfsInfo(size=16460379262, sha256='ffef7a279d9134626e6ce0d494fba84fc1c7e720b3c7df2d19a09dc3796d8f93', pointer_size=136))", "RepoSibling(rfilename='sd3.5_large_demo.png', size=18080198, blob_id='7eba317fc91cc0b7188d27c58faf7c7c4f097c36', lfs=BlobLfsInfo(size=18080198, sha256='3017495f2b06abc8388bdcbe3c42a793c02e32afe0e95b1a414976688d4772cd', pointer_size=133))", "RepoSibling(rfilename='text_encoder/config.json', size=574, blob_id='dbda34b6008657d7be7423051c47abd4c94e263a', lfs=None)", "RepoSibling(rfilename='text_encoder/model.fp16.safetensors', size=247323896, blob_id='888b139f21181cd4ee4e93ce739ee63f26f2079c', lfs=BlobLfsInfo(size=247323896, sha256='71e183d11db0c6b6282a4d9e0abb74125edc8692393e89ed8ee5571005f35cb1', pointer_size=134))", "RepoSibling(rfilename='text_encoder/model.safetensors', size=247323896, blob_id='888b139f21181cd4ee4e93ce739ee63f26f2079c', lfs=BlobLfsInfo(size=247323896, sha256='71e183d11db0c6b6282a4d9e0abb74125edc8692393e89ed8ee5571005f35cb1', pointer_size=134))", "RepoSibling(rfilename='text_encoder_2/config.json', size=570, blob_id='35886d089e214b9e35db394d4d3d122a19baf231', lfs=None)", "RepoSibling(rfilename='text_encoder_2/model.fp16.safetensors', size=1389382176, blob_id='1a41ba6f6d67ebaaea453978332a941d0bc5dae5', lfs=BlobLfsInfo(size=1389382176, sha256='ec310df2af79c318e24d20511b601a591ca8cd4f1fce1d8dff822a356bcdb1f4', pointer_size=135))", "RepoSibling(rfilename='text_encoder_2/model.safetensors', size=1389382176, blob_id='1a41ba6f6d67ebaaea453978332a941d0bc5dae5', lfs=BlobLfsInfo(size=1389382176, sha256='ec310df2af79c318e24d20511b601a591ca8cd4f1fce1d8dff822a356bcdb1f4', pointer_size=135))", "RepoSibling(rfilename='text_encoder_3/config.json', size=740, blob_id='5f020057278e664f8d4875a172b8266a9707c249', lfs=None)", "RepoSibling(rfilename='text_encoder_3/model-00001-of-00002.safetensors', size=4994582104, blob_id='821fab5489700b2759adf6279e66ae49ce977d12', lfs=BlobLfsInfo(size=4994582104, sha256='4f2751ceeb2a96edd693e539dc5d6bba0b8d3814f49a9b3798403a0cec4b2e3d', pointer_size=135))", "RepoSibling(rfilename='text_encoder_3/model-00002-of-00002.safetensors', size=4530066248, blob_id='6a80301dd8f107a40fd7727de44c95dee84f6a7b', lfs=BlobLfsInfo(size=4530066248, sha256='f63154532130422309532ff56f11945fbea8266c958e3133e8e5aef85c6293c7', pointer_size=135))", "RepoSibling(rfilename='text_encoder_3/model.fp16-00001-of-00002.safetensors', size=4994582104, blob_id='821fab5489700b2759adf6279e66ae49ce977d12', lfs=BlobLfsInfo(size=4994582104, sha256='4f2751ceeb2a96edd693e539dc5d6bba0b8d3814f49a9b3798403a0cec4b2e3d', pointer_size=135))", "RepoSibling(rfilename='text_encoder_3/model.fp16-00002-of-00002.safetensors', size=4530066248, blob_id='6a80301dd8f107a40fd7727de44c95dee84f6a7b', lfs=BlobLfsInfo(size=4530066248, sha256='f63154532130422309532ff56f11945fbea8266c958e3133e8e5aef85c6293c7', pointer_size=135))", "RepoSibling(rfilename='text_encoder_3/model.safetensors.index.fp16.json', size=20980, blob_id='26fbacbb229da635a50237394681830c048fc371', lfs=None)", "RepoSibling(rfilename='text_encoder_3/model.safetensors.index.json', size=19885, blob_id='c8728bc3dca59d2616a2a594cbac3ddb9eb77d5b', lfs=None)", "RepoSibling(rfilename='text_encoders/README.md', size=636, blob_id='10361bb01afae01826203baa800da32c3cc2d2f2', lfs=None)", "RepoSibling(rfilename='text_encoders/clip_g.safetensors', size=1389382176, blob_id='1a41ba6f6d67ebaaea453978332a941d0bc5dae5', lfs=BlobLfsInfo(size=1389382176, sha256='ec310df2af79c318e24d20511b601a591ca8cd4f1fce1d8dff822a356bcdb1f4', pointer_size=135))", "RepoSibling(rfilename='text_encoders/clip_l.safetensors', size=246144152, blob_id='e224fcda070dc105fd83c64ed2074f47a1b0ff7b', lfs=BlobLfsInfo(size=246144152, sha256='660c6f5b1abae9dc498ac2d21e1347d2abdb0cf6c0c0c8576cd796491d9a6cdd', pointer_size=134))", "RepoSibling(rfilename='text_encoders/t5xxl_fp16.safetensors', size=9787841024, blob_id='53df2732c884758d2a898585551df37ea652a416', lfs=BlobLfsInfo(size=9787841024, sha256='6e480b09fae049a72d2a8c5fbccb8d3e92febeb233bbe9dfe7256958a9167635', pointer_size=135))", "RepoSibling(rfilename='text_encoders/t5xxl_fp8_e4m3fn.safetensors', size=4893934904, blob_id='79b9ebe64019308077904fa68ed6f707569121c0', lfs=BlobLfsInfo(size=4893934904, sha256='7d330da4816157540d6bb7838bf63a0f02f573fc48ca4d8de34bb0cbfd514f09', pointer_size=135))", "RepoSibling(rfilename='tokenizer/merges.txt', size=524619, blob_id='76e821f1b6f0a9709293c3b6b51ed90980b3166b', lfs=None)", "RepoSibling(rfilename='tokenizer/special_tokens_map.json', size=588, blob_id='cf0682d6de72c1547f41b4f6d7c59f62deffef94', lfs=None)", "RepoSibling(rfilename='tokenizer/tokenizer_config.json', size=705, blob_id='180a4e1be2a7d0b38a44108d6f24f585f35147b1', lfs=None)", "RepoSibling(rfilename='tokenizer/vocab.json', size=1059962, blob_id='469be27c5c010538f845f518c4f5e8574c78f7c8', lfs=None)", "RepoSibling(rfilename='tokenizer_2/merges.txt', size=524619, blob_id='76e821f1b6f0a9709293c3b6b51ed90980b3166b', lfs=None)", "RepoSibling(rfilename='tokenizer_2/special_tokens_map.json', size=576, blob_id='b3b93aa8e7fd8552501067e63e04e2958298c2b2', lfs=None)", "RepoSibling(rfilename='tokenizer_2/tokenizer_config.json', size=856, blob_id='f4299b251265219ef1369503c04d837bd9528f0a', lfs=None)", "RepoSibling(rfilename='tokenizer_2/vocab.json', size=1059962, blob_id='469be27c5c010538f845f518c4f5e8574c78f7c8', lfs=None)", "RepoSibling(rfilename='tokenizer_3/special_tokens_map.json', size=2543, blob_id='17ade346a1042cbe0c1436f5bedcbd85c099d582', lfs=None)", "RepoSibling(rfilename='tokenizer_3/spiece.model', size=791656, blob_id='317a5ccbde45300f5d1d970d4d449af2108b147e', lfs=BlobLfsInfo(size=791656, sha256='d60acb128cf7b7f2536e8f38a5b18a05535c9e14c7a355904270e15b0945ea86', pointer_size=131))", "RepoSibling(rfilename='tokenizer_3/tokenizer.json', size=2424035, blob_id='6f055030106071d446e559644b285557a82fefd4', lfs=None)", "RepoSibling(rfilename='tokenizer_3/tokenizer_config.json', size=20617, blob_id='15377e70a0e43e060a98bbc5cb6245664d906e6c', lfs=None)", "RepoSibling(rfilename='transformer/config.json', size=397, blob_id='feda980c13a51d63beaa5074de3e03bbadb5b0ab', lfs=None)", "RepoSibling(rfilename='transformer/diffusion_pytorch_model-00001-of-00002.safetensors', size=9985185992, blob_id='71694ba0f489cc10c394f94882bd9400955fe3a6', lfs=BlobLfsInfo(size=9985185992, sha256='8ec9c4af8093417fded1eec8638f313f5671c7dd0a17a3bf64807bee9954a3e0', pointer_size=135))", "RepoSibling(rfilename='transformer/diffusion_pytorch_model-00002-of-00002.safetensors', size=6307519304, blob_id='29f0b9b8c06807b9c8b804a19f96aa9276c4e2ce', lfs=BlobLfsInfo(size=6307519304, sha256='a84bad7103aa22d8ddf6baafc7664868b1edcd316ca6dd9c7e1f667345bd99db', pointer_size=135))", "RepoSibling(rfilename='transformer/diffusion_pytorch_model.safetensors.index.json', size=126867, blob_id='8b54a2ceceea4454cc015aa5f808cf31a179e75f', lfs=None)", "RepoSibling(rfilename='vae/config.json', size=809, blob_id='059ae000f22d9c502030ead3c3f1db2718ae6f1f', lfs=None)", "RepoSibling(rfilename='vae/diffusion_pytorch_model.safetensors', size=167666902, blob_id='cf3d571cdbab14706c8d77c1254244e9a4d021f3', lfs=BlobLfsInfo(size=167666902, sha256='8f53304a79335b55e13ec50f63e5157fee4deb2f30d5fae0654e2b2653c109dc', pointer_size=134))"], "spaces": ["stabilityai/stable-diffusion-3.5-large", "Nymbo/Serverless-ImgGen-Hub", "Yntec/ToyWorld", "NeurixYUFI/imggen", "Yntec/PrintingPress", "Nymbo/Compare-6", "gokaygokay/SD3.5-with-Captioner", "InstantX/SD35-IP-Adapter", "multimodalart/civitai-to-hf", "Nymbo/Stable-Diffusion-3.5-Large-Serverless", "gokaygokay/SD3.5-Prompt-Generator", "Yntec/blitz_diffusion", "Novaciano/Flux_Lustly_AI_Uncensored_NSFW_V1", "prs-eth/FLAIR", "dbaranchuk/SwD-SD3.5-Large", "weepiess2383/CFG-Zero-Star", "alfredplpl/sd3-with-LLM", "martynka/TasiaExperiment", "PhelpsGG/stabilityai-stable-diffusion-3.5-large", "AlekseyCalvin/Stabled_LoRAs_on_SD3.5_MERGED", "Abinivesh/Multi-models-prompt-to-image-generation", "MrDrmm/DiffFlu2", "NativeAngels/Compare-6", "arad1367/Stable_Diffusion_3.5_Large_Customized", "HighFocusRecords/Stable-Diffusion-3.5-Large-ServerlessNYMBO", "rahul7star/PusaV1", "kaleidoskop-hug/PrintingPress", "gwada/stabilityai-stable-diffusion-3.5-large", "m3g4p0p/qr-code", "MrDrmm/Gen2", "theunseenones94/Flux_Lustly_AI_Uncensored_NSFW_V1", "AthuKawaleLogituit/SD3.5-Large", "SAITAN666/StableDiffusion35Large-Image-Models-Test-November-2024", "NativeAngels/HuggingfaceDiffusion", "sst12345/CoRe2", "jbilcke-hf/ReCamMaster", "Mr-Vicky-01/AI_Artist", "vasilisklv/genai_story_creation_game", "FradigmaDangerYT/stabilityai-stable-diffusion-3.5-large", "RageshAntony/ragesh-stable-diffusion-3.5-large", "alexeyGod/stable-diffusion-3.5-large", "Parmist/strangerzonehf-Flux-Super-Realism-LoRA", "jbilcke-hf/OmniAvatar", "NativeAngels/ToyWorld", "liruiw/hma", "NativeAngels/Serverless-ImgGen-Hub", "benjamin-paine/absynth-2.0", "BarBar288/Chatbot", "Abhik0069/stabilityai-stable-diffusion-3.5-large", "phamngoctukts/assistant", "zulteon/SD3.5Large", "Vishalkarnik0891/stabilityai-stable-diffusion-3.5-large", "awacke1/ImageMultiagentSystem", "Jodaye33/stabilityai-stable-diffusion-3.5-large", "zzhou292/stabilityai-stable-diffusion-3.5-large", "MrDrmm/Self", "MrDrmm/Gen", "sanzydev/stabilityai-stable-diffusion-3.5-large", "SrKatayama/stabilityai-stable-diffusion-3.5-large", "mojitocup/realistic-xl", "AlekseyCalvin/SD35soonrLoRAs", "Nymbo/stable-diffusion-3.5-large", "SalvaNanez/stabilityai-stable-diffusion-3.5-large", "Meetop/stabilityai-stable-diffusion-3.5-large", "THARUN9522/stabilityai-stable-diffusion-3.5-large", "anthienlong/stable-diffusion-3.5-large", "DanialKing1/stabilityai-stable-diffusion-3.5-large", "ordlibrary/stabilityai-stable-diffusion-3.5-large", "bgaap/stabilityai-stable-diffusion-3.5-large", "thesab/Grape-Leaf-Disease-Synth-Generator", "amos1088/test_gradio", "SeePlay/stabilityai-stable-diffusion-3.5-large", "Brian-A/text-to-image", "sskoder/stabilityai-stable-diffusion-3.5-large", "sunny333/textToImage", "ivanusto/stable-diffusion-3.5-large", "kaoqy/stabilityai-stable-diffusion-3.5-large", "gengs/prithivMLmods-SD3.5-Large-Photorealistic-LoRA", "loveitl/stabilityai-stable-diffusion-3.5-large", "Surfparadise/stabilityai-stable-diffusion-3.5-large", "NativeAngels/blitz_diffusion", "NativeAngels/PrintingPress", "Nymbo/Model-Status-Checker", "Anonym26/TextToImages", "FradigmaDangerYT/stabilityai-stable-diffusion-3.5-large-r", "adamexe/stabilityai-stable-diffusion-3.5-large", "FisheggAwaO/stabilityai-stable-diffusion-3.5-large", "Apolloturner/stabilityai-stable-diffusion-3.5-large", "MartsoBodziu1994/stabilityai-stable-diffusion-3.5-large", "sargamon/stabilityai-stable-diffusion-3.5-large", "GPUModelSpotlight/Analysis-Of-Image-Song-Video-Prompts", "NativeAngels/Stable-Diffusion-3.5-Large-Serverless", "faizaledrus/stabilityai-stable-diffusion-3.5-large", "WangHe/stabilityai-stable-diffusion-3.5-large", "lasheerah/stabilityai-stable-diffusion-3.5-large", "dehua68/ToyWorld", "crazyhite001/imggen", "Unity-Unix/stabilityai-stable-diffusion-3.5-large", "Rente3/stabilityai-stable-diffusion-3.5-large", "EliteGamerCJ/EGCJIMAGEGEN"], "safetensors": null, "security_repo_status": null, "xet_enabled": null, "lastModified": "2024-10-22 14:36:33+00:00", "cardData": "language:\n- en\nlicense: other\nlicense_name: stabilityai-ai-community\nlicense_link: LICENSE.md\npipeline_tag: text-to-image\ntags:\n- text-to-image\n- stable-diffusion\n- diffusers\ninference: true\nextra_gated_prompt: By clicking \"Agree\", you agree to the [License Agreement](https://huggingface.co/stabilityai/stable-diffusion-3.5-large/blob/main/LICENSE.md)\n <text:s/>and acknowledge Stability AI's [Privacy Policy](https://stability.ai/privacy-policy).\nextra_gated_fields:\n <text:s/>Name: text\n <text:s/>Email: text\n <text:s/>Country: country\n <text:s/>Organization or Affiliation: text\n <text:s/>Receive email updates and promotions on Stability AI products, services, and research?:\n <text:s text:c="3"/>type: select\n <text:s text:c="3"/>options:\n <text:s text:c="3"/>- 'Yes'\n <text:s text:c="3"/>- 'No'\n <text:s/>What do you intend to use the model for?:\n <text:s text:c="3"/>type: select\n <text:s text:c="3"/>options:\n <text:s text:c="3"/>- Research\n <text:s text:c="3"/>- Personal use\n <text:s text:c="3"/>- Creative Professional\n <text:s text:c="3"/>- Startup\n <text:s text:c="3"/>- Enterprise\n <text:s/>I agree to the License Agreement and acknowledge Stability AI's Privacy Policy: checkbox", "transformersInfo": null, "_id": "67175475ab870480b86e7caa", "modelId": "stabilityai/stable-diffusion-3.5-large", "usedStorage": 75493590524}</text:p>
          </table:table-cell>
          <table:table-cell/>
          <table:table-cell office:value-type="string" calcext:value-type="string">
            <text:p>{"key":"27e6792f-a889-426f-b97c-0cce7f662804","hash":"blake3:c66ac2adaacf94876afa852de96623461167b96e9db05354302ba2850461aca4","path":"sd-3/main/SD3.5-large","file_size":27628357468,"name":"SD3.5 Large","type":"main","format":"diffusers","base":"sd-3","source":"stabilityai/stable-diffusion-3.5-large","source_type":"hf_repo_id","description":"Large SD3.5 Model: ~19G","source_api_response":"{\"id\": \"stabilityai/stable-diffusion-3.5-large\", \"author\": \"stabilityai\", \"sha\": \"ceddf0a7fdf2064ea28e2213e3b84e4afa170a0f\", \"last_modified\": \"2024-10-22 14:36:33+00:00\", \"created_at\": \"2024-10-22 07:29:57+00:00\", \"private\": false, \"gated\": \"auto\", \"disabled\": false, \"downloads\": 104219, \"downloads_all_time\": null, \"likes\": 3033, \"library_name\": \"diffusers\", \"gguf\": null, \"inference\": null, \"inference_provider_mapping\": null, \"tags\": [\"diffusers\", \"safetensors\", \"text-to-image\", \"stable-diffusion\", \"en\", \"arxiv:2403.03206\", \"license:other\", \"diffusers:StableDiffusion3Pipeline\", \"region:us\"], \"pipeline_tag\": \"text-to-image\", \"mask_token\": null, \"trending_score\": null, \"card_data\": \"language:\\n- en\\nlicense: other\\nlicense_name: stabilityai-ai-community\\nlicense_link: LICENSE.md\\npipeline_tag: text-to-image\\ntags:\\n- text-to-image\\n- stable-diffusion\\n- diffusers\\ninference: true\\nextra_gated_prompt: By clicking \\\"Agree\\\", you agree to the [License Agreement](https://huggingface.co/stabilityai/stable-diffusion-3.5-large/blob/main/LICENSE.md)\\n <text:s/>and acknowledge Stability AI's [Privacy Policy](https://stability.ai/privacy-policy).\\nextra_gated_fields:\\n <text:s/>Name: text\\n <text:s/>Email: text\\n <text:s/>Country: country\\n <text:s/>Organization or Affiliation: text\\n <text:s/>Receive email updates and promotions on Stability AI products, services, and research?:\\n <text:s text:c="3"/>type: select\\n <text:s text:c="3"/>options:\\n <text:s text:c="3"/>- 'Yes'\\n <text:s text:c="3"/>- 'No'\\n <text:s/>What do you intend to use the model for?:\\n <text:s text:c="3"/>type: select\\n <text:s text:c="3"/>options:\\n <text:s text:c="3"/>- Research\\n <text:s text:c="3"/>- Personal use\\n <text:s text:c="3"/>- Creative Professional\\n <text:s text:c="3"/>- Startup\\n <text:s text:c="3"/>- Enterprise\\n <text:s/>I agree to the License Agreement and acknowledge Stability AI's Privacy Policy: checkbox\", \"widget_data\": null, \"model_index\": null, \"config\": {\"diffusers\": {\"_class_name\": \"StableDiffusion3Pipeline\"}}, \"transformers_info\": null, \"siblings\": [\"RepoSibling(rfilename='.gitattributes', size=1576, blob_id='cdd8e48fec284706ec2507c582514d77d071a208', lfs=None)\", \"RepoSibling(rfilename='LICENSE.md', size=11726, blob_id='b07f871a39b333819b9a986ac2dbb7f6fcb7a95e', lfs=None)\", \"RepoSibling(rfilename='README.md', size=10473, blob_id='ea0639ef3cdc69145b6d9fba44f2e4cd969e6ab7', lfs=None)\", \"RepoSibling(rfilename='SD3.5L_example_workflow.json', size=11575, blob_id='17e68c53db215c593cf1a508bef11596c0cd1c70', lfs=None)\", \"RepoSibling(rfilename='mmdit.png', size=262061, blob_id='6b47baaaf4a0ae3867d00a833b7225d0ebceb61e', lfs=None)\", \"RepoSibling(rfilename='model_index.json', size=706, blob_id='d1e85db2887d95ee9e0f6206771a4c52f9233e2f', lfs=None)\", \"RepoSibling(rfilename='scheduler/scheduler_config.json', size=141, blob_id='eca5b2eed3727b3ad375eb20e467e4264120fd5d', lfs=None)\", \"RepoSibling(rfilename='sd3.5_large.safetensors', size=16460379262, blob_id='091846749bd6a05347382e809ef9414f788e6909', lfs=BlobLfsInfo(size=16460379262, sha256='ffef7a279d9134626e6ce0d494fba84fc1c7e720b3c7df2d19a09dc3796d8f93', pointer_size=136))\", \"RepoSibling(rfilename='sd3.5_large_demo.png', size=18080198, blob_id='7eba317fc91cc0b7188d27c58faf7c7c4f097c36', lfs=BlobLfsInfo(size=18080198, sha256='3017495f2b06abc8388bdcbe3c42a793c02e32afe0e95b1a414976688d4772cd', pointer_size=133))\", \"RepoSibling(rfilename='text_encoder/config.json', size=574, blob_id='dbda34b6008657d7be7423051c47abd4c94e263a', lfs=None)\", \"RepoSibling(rfilename='text_encoder/model.fp16.safetensors', size=247323896, blob_id='888b139f21181cd4ee4e93ce739ee63f26f2079c', lfs=BlobLfsInfo(size=247323896, sha256='71e183d11db0c6b6282a4d9e0abb74125edc8692393e89ed8ee5571005f35cb1', pointer_size=134))\", \"RepoSibling(rfilename='text_encoder/model.safetensors', size=247323896, blob_id='888b139f21181cd4ee4e93ce739ee63f26f2079c', lfs=BlobLfsInfo(size=247323896, sha256='71e183d11db0c6b6282a4d9e0abb74125edc8692393e89ed8ee5571005f35cb1', pointer_size=134))\", \"RepoSibling(rfilename='text_encoder_2/config.json', size=570, blob_id='35886d089e214b9e35db394d4d3d122a19baf231', lfs=None)\", \"RepoSibling(rfilename='text_encoder_2/model.fp16.safetensors', size=1389382176, blob_id='1a41ba6f6d67ebaaea453978332a941d0bc5dae5', lfs=BlobLfsInfo(size=1389382176, sha256='ec310df2af79c318e24d20511b601a591ca8cd4f1fce1d8dff822a356bcdb1f4', pointer_size=135))\", \"RepoSibling(rfilename='text_encoder_2/model.safetensors', size=1389382176, blob_id='1a41ba6f6d67ebaaea453978332a941d0bc5dae5', lfs=BlobLfsInfo(size=1389382176, sha256='ec310df2af79c318e24d20511b601a591ca8cd4f1fce1d8dff822a356bcdb1f4', pointer_size=135))\", \"RepoSibling(rfilename='text_encoder_3/config.json', size=740, blob_id='5f020057278e664f8d4875a172b8266a9707c249', lfs=None)\", \"RepoSibling(rfilename='text_encoder_3/model-00001-of-00002.safetensors', size=4994582104, blob_id='821fab5489700b2759adf6279e66ae49ce977d12', lfs=BlobLfsInfo(size=4994582104, sha256='4f2751ceeb2a96edd693e539dc5d6bba0b8d3814f49a9b3798403a0cec4b2e3d', pointer_size=135))\", \"RepoSibling(rfilename='text_encoder_3/model-00002-of-00002.safetensors', size=4530066248, blob_id='6a80301dd8f107a40fd7727de44c95dee84f6a7b', lfs=BlobLfsInfo(size=4530066248, sha256='f63154532130422309532ff56f11945fbea8266c958e3133e8e5aef85c6293c7', pointer_size=135))\", \"RepoSibling(rfilename='text_encoder_3/model.fp16-00001-of-00002.safetensors', size=4994582104, blob_id='821fab5489700b2759adf6279e66ae49ce977d12', lfs=BlobLfsInfo(size=4994582104, sha256='4f2751ceeb2a96edd693e539dc5d6bba0b8d3814f49a9b3798403a0cec4b2e3d', pointer_size=135))\", \"RepoSibling(rfilename='text_encoder_3/model.fp16-00002-of-00002.safetensors', size=4530066248, blob_id='6a80301dd8f107a40fd7727de44c95dee84f6a7b', lfs=BlobLfsInfo(size=4530066248, sha256='f63154532130422309532ff56f11945fbea8266c958e3133e8e5aef85c6293c7', pointer_size=135))\", \"RepoSibling(rfilename='text_encoder_3/model.safetensors.index.fp16.json', size=20980, blob_id='26fbacbb229da635a50237394681830c048fc371', lfs=None)\", \"RepoSibling(rfilename='text_encoder_3/model.safetensors.index.json', size=19885, blob_id='c8728bc3dca59d2616a2a594cbac3ddb9eb77d5b', lfs=None)\", \"RepoSibling(rfilename='text_encoders/README.md', size=636, blob_id='10361bb01afae01826203baa800da32c3cc2d2f2', lfs=None)\", \"RepoSibling(rfilename='text_encoders/clip_g.safetensors', size=1389382176, blob_id='1a41ba6f6d67ebaaea453978332a941d0bc5dae5', lfs=BlobLfsInfo(size=1389382176, sha256='ec310df2af79c318e24d20511b601a591ca8cd4f1fce1d8dff822a356bcdb1f4', pointer_size=135))\", \"RepoSibling(rfilename='text_encoders/clip_l.safetensors', size=246144152, blob_id='e224fcda070dc105fd83c64ed2074f47a1b0ff7b', lfs=BlobLfsInfo(size=246144152, sha256='660c6f5b1abae9dc498ac2d21e1347d2abdb0cf6c0c0c8576cd796491d9a6cdd', pointer_size=134))\", \"RepoSibling(rfilename='text_encoders/t5xxl_fp16.safetensors', size=9787841024, blob_id='53df2732c884758d2a898585551df37ea652a416', lfs=BlobLfsInfo(size=9787841024, sha256='6e480b09fae049a72d2a8c5fbccb8d3e92febeb233bbe9dfe7256958a9167635', pointer_size=135))\", \"RepoSibling(rfilename='text_encoders/t5xxl_fp8_e4m3fn.safetensors', size=4893934904, blob_id='79b9ebe64019308077904fa68ed6f707569121c0', lfs=BlobLfsInfo(size=4893934904, sha256='7d330da4816157540d6bb7838bf63a0f02f573fc48ca4d8de34bb0cbfd514f09', pointer_size=135))\", \"RepoSibling(rfilename='tokenizer/merges.txt', size=524619, blob_id='76e821f1b6f0a9709293c3b6b51ed90980b3166b', lfs=None)\", \"RepoSibling(rfilename='tokenizer/special_tokens_map.json', size=588, blob_id='cf0682d6de72c1547f41b4f6d7c59f62deffef94', lfs=None)\", \"RepoSibling(rfilename='tokenizer/tokenizer_config.json', size=705, blob_id='180a4e1be2a7d0b38a44108d6f24f585f35147b1', lfs=None)\", \"RepoSibling(rfilename='tokenizer/vocab.json', size=1059962, blob_id='469be27c5c010538f845f518c4f5e8574c78f7c8', lfs=None)\", \"RepoSibling(rfilename='tokenizer_2/merges.txt', size=524619, blob_id='76e821f1b6f0a9709293c3b6b51ed90980b3166b', lfs=None)\", \"RepoSibling(rfilename='tokenizer_2/special_tokens_map.json', size=576, blob_id='b3b93aa8e7fd8552501067e63e04e2958298c2b2', lfs=None)\", \"RepoSibling(rfilename='tokenizer_2/tokenizer_config.json', size=856, blob_id='f4299b251265219ef1369503c04d837bd9528f0a', lfs=None)\", \"RepoSibling(rfilename='tokenizer_2/vocab.json', size=1059962, blob_id='469be27c5c010538f845f518c4f5e8574c78f7c8', lfs=None)\", \"RepoSibling(rfilename='tokenizer_3/special_tokens_map.json', size=2543, blob_id='17ade346a1042cbe0c1436f5bedcbd85c099d582', lfs=None)\", \"RepoSibling(rfilename='tokenizer_3/spiece.model', size=791656, blob_id='317a5ccbde45300f5d1d970d4d449af2108b147e', lfs=BlobLfsInfo(size=791656, sha256='d60acb128cf7b7f2536e8f38a5b18a05535c9e14c7a355904270e15b0945ea86', pointer_size=131))\", \"RepoSibling(rfilename='tokenizer_3/tokenizer.json', size=2424035, blob_id='6f055030106071d446e559644b285557a82fefd4', lfs=None)\", \"RepoSibling(rfilename='tokenizer_3/tokenizer_config.json', size=20617, blob_id='15377e70a0e43e060a98bbc5cb6245664d906e6c', lfs=None)\", \"RepoSibling(rfilename='transformer/config.json', size=397, blob_id='feda980c13a51d63beaa5074de3e03bbadb5b0ab', lfs=None)\", \"RepoSibling(rfilename='transformer/diffusion_pytorch_model-00001-of-00002.safetensors', size=9985185992, blob_id='71694ba0f489cc10c394f94882bd9400955fe3a6', lfs=BlobLfsInfo(size=9985185992, sha256='8ec9c4af8093417fded1eec8638f313f5671c7dd0a17a3bf64807bee9954a3e0', pointer_size=135))\", \"RepoSibling(rfilename='transformer/diffusion_pytorch_model-00002-of-00002.safetensors', size=6307519304, blob_id='29f0b9b8c06807b9c8b804a19f96aa9276c4e2ce', lfs=BlobLfsInfo(size=6307519304, sha256='a84bad7103aa22d8ddf6baafc7664868b1edcd316ca6dd9c7e1f667345bd99db', pointer_size=135))\", \"RepoSibling(rfilename='transformer/diffusion_pytorch_model.safetensors.index.json', size=126867, blob_id='8b54a2ceceea4454cc015aa5f808cf31a179e75f', lfs=None)\", \"RepoSibling(rfilename='vae/config.json', size=809, blob_id='059ae000f22d9c502030ead3c3f1db2718ae6f1f', lfs=None)\", \"RepoSibling(rfilename='vae/diffusion_pytorch_model.safetensors', size=167666902, blob_id='cf3d571cdbab14706c8d77c1254244e9a4d021f3', lfs=BlobLfsInfo(size=167666902, sha256='8f53304a79335b55e13ec50f63e5157fee4deb2f30d5fae0654e2b2653c109dc', pointer_size=134))\"], \"spaces\": [\"stabilityai/stable-diffusion-3.5-large\", \"Nymbo/Serverless-ImgGen-Hub\", \"Yntec/ToyWorld\", \"NeurixYUFI/imggen\", \"Yntec/PrintingPress\", \"Nymbo/Compare-6\", \"gokaygokay/SD3.5-with-Captioner\", \"InstantX/SD35-IP-Adapter\", \"multimodalart/civitai-to-hf\", \"Nymbo/Stable-Diffusion-3.5-Large-Serverless\", \"gokaygokay/SD3.5-Prompt-Generator\", \"Yntec/blitz_diffusion\", \"Novaciano/Flux_Lustly_AI_Uncensored_NSFW_V1\", \"prs-eth/FLAIR\", \"dbaranchuk/SwD-SD3.5-Large\", \"weepiess2383/CFG-Zero-Star\", \"alfredplpl/sd3-with-LLM\", \"martynka/TasiaExperiment\", \"PhelpsGG/stabilityai-stable-diffusion-3.5-large\", \"AlekseyCalvin/Stabled_LoRAs_on_SD3.5_MERGED\", \"Abinivesh/Multi-models-prompt-to-image-generation\", \"MrDrmm/DiffFlu2\", \"NativeAngels/Compare-6\", \"arad1367/Stable_Diffusion_3.5_Large_Customized\", \"HighFocusRecords/Stable-Diffusion-3.5-Large-ServerlessNYMBO\", \"rahul7star/PusaV1\", \"kaleidoskop-hug/PrintingPress\", \"gwada/stabilityai-stable-diffusion-3.5-large\", \"m3g4p0p/qr-code\", \"MrDrmm/Gen2\", \"theunseenones94/Flux_Lustly_AI_Uncensored_NSFW_V1\", \"AthuKawaleLogituit/SD3.5-Large\", \"SAITAN666/StableDiffusion35Large-Image-Models-Test-November-2024\", \"NativeAngels/HuggingfaceDiffusion\", \"sst12345/CoRe2\", \"jbilcke-hf/ReCamMaster\", \"Mr-Vicky-01/AI_Artist\", \"vasilisklv/genai_story_creation_game\", \"FradigmaDangerYT/stabilityai-stable-diffusion-3.5-large\", \"RageshAntony/ragesh-stable-diffusion-3.5-large\", \"alexeyGod/stable-diffusion-3.5-large\", \"Parmist/strangerzonehf-Flux-Super-Realism-LoRA\", \"jbilcke-hf/OmniAvatar\", \"NativeAngels/ToyWorld\", \"liruiw/hma\", \"NativeAngels/Serverless-ImgGen-Hub\", \"benjamin-paine/absynth-2.0\", \"BarBar288/Chatbot\", \"Abhik0069/stabilityai-stable-diffusion-3.5-large\", \"phamngoctukts/assistant\", \"zulteon/SD3.5Large\", \"Vishalkarnik0891/stabilityai-stable-diffusion-3.5-large\", \"awacke1/ImageMultiagentSystem\", \"Jodaye33/stabilityai-stable-diffusion-3.5-large\", \"zzhou292/stabilityai-stable-diffusion-3.5-large\", \"MrDrmm/Self\", \"MrDrmm/Gen\", \"sanzydev/stabilityai-stable-diffusion-3.5-large\", \"SrKatayama/stabilityai-stable-diffusion-3.5-large\", \"mojitocup/realistic-xl\", \"AlekseyCalvin/SD35soonrLoRAs\", \"Nymbo/stable-diffusion-3.5-large\", \"SalvaNanez/stabilityai-stable-diffusion-3.5-large\", \"Meetop/stabilityai-stable-diffusion-3.5-large\", \"THARUN9522/stabilityai-stable-diffusion-3.5-large\", \"anthienlong/stable-diffusion-3.5-large\", \"DanialKing1/stabilityai-stable-diffusion-3.5-large\", \"ordlibrary/stabilityai-stable-diffusion-3.5-large\", \"bgaap/stabilityai-stable-diffusion-3.5-large\", \"thesab/Grape-Leaf-Disease-Synth-Generator\", \"amos1088/test_gradio\", \"SeePlay/stabilityai-stable-diffusion-3.5-large\", \"Brian-A/text-to-image\", \"sskoder/stabilityai-stable-diffusion-3.5-large\", \"sunny333/textToImage\", \"ivanusto/stable-diffusion-3.5-large\", \"kaoqy/stabilityai-stable-diffusion-3.5-large\", \"gengs/prithivMLmods-SD3.5-Large-Photorealistic-LoRA\", \"loveitl/stabilityai-stable-diffusion-3.5-large\", \"Surfparadise/stabilityai-stable-diffusion-3.5-large\", \"NativeAngels/blitz_diffusion\", \"NativeAngels/PrintingPress\", \"Nymbo/Model-Status-Checker\", \"Anonym26/TextToImages\", \"FradigmaDangerYT/stabilityai-stable-diffusion-3.5-large-r\", \"adamexe/stabilityai-stable-diffusion-3.5-large\", \"FisheggAwaO/stabilityai-stable-diffusion-3.5-large\", \"Apolloturner/stabilityai-stable-diffusion-3.5-large\", \"MartsoBodziu1994/stabilityai-stable-diffusion-3.5-large\", \"sargamon/stabilityai-stable-diffusion-3.5-large\", \"GPUModelSpotlight/Analysis-Of-Image-Song-Video-Prompts\", \"NativeAngels/Stable-Diffusion-3.5-Large-Serverless\", \"faizaledrus/stabilityai-stable-diffusion-3.5-large\", \"WangHe/stabilityai-stable-diffusion-3.5-large\", \"lasheerah/stabilityai-stable-diffusion-3.5-large\", \"dehua68/ToyWorld\", \"crazyhite001/imggen\", \"Unity-Unix/stabilityai-stable-diffusion-3.5-large\", \"Rente3/stabilityai-stable-diffusion-3.5-large\", \"EliteGamerCJ/EGCJIMAGEGEN\"], \"safetensors\": null, \"security_repo_status\": null, \"xet_enabled\": null, \"lastModified\": \"2024-10-22 14:36:33+00:00\", \"cardData\": \"language:\\n- en\\nlicense: other\\nlicense_name: stabilityai-ai-community\\nlicense_link: LICENSE.md\\npipeline_tag: text-to-image\\ntags:\\n- text-to-image\\n- stable-diffusion\\n- diffusers\\ninference: true\\nextra_gated_prompt: By clicking \\\"Agree\\\", you agree to the [License Agreement](https://huggingface.co/stabilityai/stable-diffusion-3.5-large/blob/main/LICENSE.md)\\n <text:s/>and acknowledge Stability AI's [Privacy Policy](https://stability.ai/privacy-policy).\\nextra_gated_fields:\\n <text:s/>Name: text\\n <text:s/>Email: text\\n <text:s/>Country: country\\n <text:s/>Organization or Affiliation: text\\n <text:s/>Receive email updates and promotions on Stability AI products, services, and research?:\\n <text:s text:c="3"/>type: select\\n <text:s text:c="3"/>options:\\n <text:s text:c="3"/>- 'Yes'\\n <text:s text:c="3"/>- 'No'\\n <text:s/>What do you intend to use the model for?:\\n <text:s text:c="3"/>type: select\\n <text:s text:c="3"/>options:\\n <text:s text:c="3"/>- Research\\n <text:s text:c="3"/>- Personal use\\n <text:s text:c="3"/>- Creative Professional\\n <text:s text:c="3"/>- Startup\\n <text:s text:c="3"/>- Enterprise\\n <text:s/>I agree to the License Agreement and acknowledge Stability AI's Privacy Policy: checkbox\", \"transformersInfo\": null, \"_id\": \"67175475ab870480b86e7caa\", \"modelId\": \"stabilityai/stable-diffusion-3.5-large\", \"usedStorage\": 75493590524}","cover_image":null,"submodels":{"text_encoder":{"path_or_prefix":"/home/alex/Dev/AI/invokeai/models/tmpinstall_sivmdtus/stable-diffusion-3.5-large/text_encoder","model_type":"clip_embed","variant":"large"},"text_encoder_2":{"path_or_prefix":"/home/alex/Dev/AI/invokeai/models/tmpinstall_sivmdtus/stable-diffusion-3.5-large/text_encoder_2","model_type":"clip_embed","variant":"gigantic"},"text_encoder_3":{"path_or_prefix":"/home/alex/Dev/AI/invokeai/models/tmpinstall_sivmdtus/stable-diffusion-3.5-large/text_encoder_3","model_type":"t5_encoder","variant":null},"transformer":{"path_or_prefix":"/home/alex/Dev/AI/invokeai/models/tmpinstall_sivmdtus/stable-diffusion-3.5-large/transformer","model_type":"main","variant":null},"vae":{"path_or_prefix":"/home/alex/Dev/AI/invokeai/models/tmpinstall_sivmdtus/stable-diffusion-3.5-large/vae","model_type":"vae","variant":null}},"usage_info":null,"trigger_phrases":null,"default_settings":null,"variant":"normal","repo_variant":"fp16"}</text:p>
          </table:table-cell>
          <table:table-cell table:number-columns-repeated="2" office:value-type="string" calcext:value-type="string">
            <text:p>2025-08-03 01:13:37.787</text:p>
          </table:table-cell>
          <table:table-cell office:value-type="float" office:value="27628357468" calcext:value-type="float">
            <text:p>27628357468</text:p>
          </table:table-cell>
        </table:table-row>
        <table:table-row table:style-name="ro1" table:visibility="filter">
          <table:table-cell office:value-type="string" calcext:value-type="string">
            <text:p>d27bc4db-0b8f-4dea-b6bd-b66a1cb4f0d3</text:p>
          </table:table-cell>
          <table:table-cell office:value-type="string" calcext:value-type="string">
            <text:p>blake3:be4ead3092dc4456078d1978ace996807c8092584993eb5e32c0fa33bad2e711</text:p>
          </table:table-cell>
          <table:table-cell office:value-type="string" calcext:value-type="string">
            <text:p>sdxl</text:p>
          </table:table-cell>
          <table:table-cell office:value-type="string" calcext:value-type="string">
            <text:p>ip_adapter</text:p>
          </table:table-cell>
          <table:table-cell office:value-type="string" calcext:value-type="string">
            <text:p>sdxl/ip_adapter/Standard Reference (IP Adapter ViT-H).safetensors</text:p>
          </table:table-cell>
          <table:table-cell office:value-type="string" calcext:value-type="string">
            <text:p>checkpoint</text:p>
          </table:table-cell>
          <table:table-cell office:value-type="string" calcext:value-type="string">
            <text:p>Standard Reference (IP Adapter ViT-H)</text:p>
          </table:table-cell>
          <table:table-cell office:value-type="string" calcext:value-type="string">
            <text:p>References images with a higher degree of precision.</text:p>
          </table:table-cell>
          <table:table-cell office:value-type="string" calcext:value-type="string">
            <text:p>https://huggingface.co/InvokeAI/ip_adapter_sdxl_vit_h/resolve/main/ip-adapter_sdxl_vit-h.safetensors</text:p>
          </table:table-cell>
          <table:table-cell office:value-type="string" calcext:value-type="string">
            <text:p>url</text:p>
          </table:table-cell>
          <table:table-cell table:number-columns-repeated="2"/>
          <table:table-cell office:value-type="string" calcext:value-type="string">
            <text:p>{"key":"d27bc4db-0b8f-4dea-b6bd-b66a1cb4f0d3","hash":"blake3:be4ead3092dc4456078d1978ace996807c8092584993eb5e32c0fa33bad2e711","path":"sdxl/ip_adapter/Standard Reference (IP Adapter ViT-H).safetensors","file_size":698391064,"name":"Standard Reference (IP Adapter ViT-H)","type":"ip_adapter","format":"checkpoint","base":"sdxl","source":"https://huggingface.co/InvokeAI/ip_adapter_sdxl_vit_h/resolve/main/ip-adapter_sdxl_vit-h.safetensors","source_type":"url","description":"References images with a higher degree of precision.","source_api_response":null,"cover_image":null,"submodels":null,"usage_info":null}</text:p>
          </table:table-cell>
          <table:table-cell table:number-columns-repeated="2" office:value-type="string" calcext:value-type="string">
            <text:p>2025-07-18 01:04:39.904</text:p>
          </table:table-cell>
          <table:table-cell office:value-type="float" office:value="698391064" calcext:value-type="float">
            <text:p>698391064</text:p>
          </table:table-cell>
        </table:table-row>
        <table:table-row table:style-name="ro1" table:visibility="filter">
          <table:table-cell office:value-type="string" calcext:value-type="string">
            <text:p>df50b5a3-78f5-4176-8e03-f7247944529f</text:p>
          </table:table-cell>
          <table:table-cell office:value-type="string" calcext:value-type="string">
            <text:p>blake3:41f715d84401828b1cbc493dda27398a93b96a3512672456b42512f36a07a383</text:p>
          </table:table-cell>
          <table:table-cell office:value-type="string" calcext:value-type="string">
            <text:p>sdxl</text:p>
          </table:table-cell>
          <table:table-cell office:value-type="string" calcext:value-type="string">
            <text:p>ip_adapter</text:p>
          </table:table-cell>
          <table:table-cell office:value-type="string" calcext:value-type="string">
            <text:p>sdxl/ip_adapter/Precise Reference (IP Adapter Plus ViT-H).safetensors</text:p>
          </table:table-cell>
          <table:table-cell office:value-type="string" calcext:value-type="string">
            <text:p>checkpoint</text:p>
          </table:table-cell>
          <table:table-cell office:value-type="string" calcext:value-type="string">
            <text:p>Precise Reference (IP Adapter Plus ViT-H)</text:p>
          </table:table-cell>
          <table:table-cell office:value-type="string" calcext:value-type="string">
            <text:p>References images with a higher degree of precision.</text:p>
          </table:table-cell>
          <table:table-cell office:value-type="string" calcext:value-type="string">
            <text:p>https://huggingface.co/InvokeAI/ip-adapter-plus_sdxl_vit-h/resolve/main/ip-adapter-plus_sdxl_vit-h.safetensors</text:p>
          </table:table-cell>
          <table:table-cell office:value-type="string" calcext:value-type="string">
            <text:p>url</text:p>
          </table:table-cell>
          <table:table-cell table:number-columns-repeated="2"/>
          <table:table-cell office:value-type="string" calcext:value-type="string">
            <text:p>{"key":"df50b5a3-78f5-4176-8e03-f7247944529f","hash":"blake3:41f715d84401828b1cbc493dda27398a93b96a3512672456b42512f36a07a383","path":"sdxl/ip_adapter/Precise Reference (IP Adapter Plus ViT-H).safetensors","file_size":847517512,"name":"Precise Reference (IP Adapter Plus ViT-H)","type":"ip_adapter","format":"checkpoint","base":"sdxl","source":"https://huggingface.co/InvokeAI/ip-adapter-plus_sdxl_vit-h/resolve/main/ip-adapter-plus_sdxl_vit-h.safetensors","source_type":"url","description":"References images with a higher degree of precision.","source_api_response":null,"cover_image":null,"submodels":null,"usage_info":null}</text:p>
          </table:table-cell>
          <table:table-cell table:number-columns-repeated="2" office:value-type="string" calcext:value-type="string">
            <text:p>2025-07-18 01:04:46.166</text:p>
          </table:table-cell>
          <table:table-cell office:value-type="float" office:value="847517512" calcext:value-type="float">
            <text:p>847517512</text:p>
          </table:table-cell>
        </table:table-row>
        <table:table-row table:style-name="ro1" table:visibility="filter">
          <table:table-cell office:value-type="string" calcext:value-type="string">
            <text:p>3dffb885-fada-430a-96a1-377431654284</text:p>
          </table:table-cell>
          <table:table-cell office:value-type="string" calcext:value-type="string">
            <text:p>blake3:1eeab45922c3640982b5310d50cbaa2d4a03fb55c135735d453ad101340d8fb4</text:p>
          </table:table-cell>
          <table:table-cell office:value-type="string" calcext:value-type="string">
            <text:p>sdxl</text:p>
          </table:table-cell>
          <table:table-cell office:value-type="string" calcext:value-type="string">
            <text:p>clip_vision</text:p>
          </table:table-cell>
          <table:table-cell office:value-type="string" calcext:value-type="string">
            <text:p>sdxl/clip_vision/IP Adapter SDXL Image Encoder</text:p>
          </table:table-cell>
          <table:table-cell office:value-type="string" calcext:value-type="string">
            <text:p>diffusers</text:p>
          </table:table-cell>
          <table:table-cell table:number-columns-repeated="2" office:value-type="string" calcext:value-type="string">
            <text:p>IP Adapter SDXL Image Encoder</text:p>
          </table:table-cell>
          <table:table-cell office:value-type="string" calcext:value-type="string">
            <text:p>InvokeAI/ip_adapter_sdxl_image_encoder</text:p>
          </table:table-cell>
          <table:table-cell office:value-type="string" calcext:value-type="string">
            <text:p>hf_repo_id</text:p>
          </table:table-cell>
          <table:table-cell office:value-type="string" calcext:value-type="string">
            <text:p>{"id": "InvokeAI/ip_adapter_sdxl_image_encoder", "author": "InvokeAI", "sha": "f1ecbe5e0abb73a954fa0ed83367f1b993a029d3", "last_modified": "2023-09-23 18:34:05+00:00", "created_at": "2023-09-14 22:13:05+00:00", "private": false, "gated": false, "disabled": false, "downloads": 7682, "downloads_all_time": null, "likes": 17, "library_name": "transformers", "gguf": null, "inference": null, "inference_provider_mapping": null, "tags": ["transformers", "safetensors", "clip_vision_model", "license:apache-2.0", "endpoints_compatible", "region:us"], "pipeline_tag": null, "mask_token": null, "trending_score": null, "card_data": "license: apache-2.0", "widget_data": null, "model_index": null, "config": {"architectures": ["CLIPVisionModelWithProjection"], "model_type": "clip_vision_model"}, "transformers_info": {"auto_model": "CLIPVisionModelWithProjection", "custom_class": null, "pipeline_tag": null, "processor": "AutoTokenizer"}, "siblings": ["RepoSibling(rfilename='.gitattributes', size=1519, blob_id='a6344aac8c09253b3b630fb776ae94478aa0275b', lfs=None)", "RepoSibling(rfilename='README.md', size=621, blob_id='00c3a4f9b90a544d662d4fecd52beb255c0b74ae', lfs=None)", "RepoSibling(rfilename='config.json', size=1988, blob_id='d904d0099fc85141e392fff5db638d35d17ad27b', lfs=None)", "RepoSibling(rfilename='model.safetensors', size=3689912664, blob_id='4e0b50327f653c896fb49fcdb6ab7fd3e56f84b0', lfs=BlobLfsInfo(size=3689912664, sha256='657723e09f46a7c3957df651601029f66b1748afb12b419816330f16ed45d64d', pointer_size=135))"], "spaces": [], "safetensors": {"parameters": {"I64": 257, "F16": 1844907264}, "total": 1844907521}, "security_repo_status": null, "xet_enabled": null, "lastModified": "2023-09-23 18:34:05+00:00", "cardData": "license: apache-2.0", "transformersInfo": {"auto_model": "CLIPVisionModelWithProjection", "custom_class": null, "pipeline_tag": null, "processor": "AutoTokenizer"}, "_id": "6503857108de0f81bf56ac90", "modelId": "InvokeAI/ip_adapter_sdxl_image_encoder", "usedStorage": 3689912664}</text:p>
          </table:table-cell>
          <table:table-cell/>
          <table:table-cell office:value-type="string" calcext:value-type="string">
            <text:p>{"key":"3dffb885-fada-430a-96a1-377431654284","hash":"blake3:1eeab45922c3640982b5310d50cbaa2d4a03fb55c135735d453ad101340d8fb4","path":"sdxl/clip_vision/IP Adapter SDXL Image Encoder","file_size":3689914652,"name":"IP Adapter SDXL Image Encoder","type":"clip_vision","format":"diffusers","base":"sdxl","source":"InvokeAI/ip_adapter_sdxl_image_encoder","source_type":"hf_repo_id","description":"IP Adapter SDXL Image Encoder","source_api_response":"{\"id\": \"InvokeAI/ip_adapter_sdxl_image_encoder\", \"author\": \"InvokeAI\", \"sha\": \"f1ecbe5e0abb73a954fa0ed83367f1b993a029d3\", \"last_modified\": \"2023-09-23 18:34:05+00:00\", \"created_at\": \"2023-09-14 22:13:05+00:00\", \"private\": false, \"gated\": false, \"disabled\": false, \"downloads\": 7682, \"downloads_all_time\": null, \"likes\": 17, \"library_name\": \"transformers\", \"gguf\": null, \"inference\": null, \"inference_provider_mapping\": null, \"tags\": [\"transformers\", \"safetensors\", \"clip_vision_model\", \"license:apache-2.0\", \"endpoints_compatible\", \"region:us\"], \"pipeline_tag\": null, \"mask_token\": null, \"trending_score\": null, \"card_data\": \"license: apache-2.0\", \"widget_data\": null, \"model_index\": null, \"config\": {\"architectures\": [\"CLIPVisionModelWithProjection\"], \"model_type\": \"clip_vision_model\"}, \"transformers_info\": {\"auto_model\": \"CLIPVisionModelWithProjection\", \"custom_class\": null, \"pipeline_tag\": null, \"processor\": \"AutoTokenizer\"}, \"siblings\": [\"RepoSibling(rfilename='.gitattributes', size=1519, blob_id='a6344aac8c09253b3b630fb776ae94478aa0275b', lfs=None)\", \"RepoSibling(rfilename='README.md', size=621, blob_id='00c3a4f9b90a544d662d4fecd52beb255c0b74ae', lfs=None)\", \"RepoSibling(rfilename='config.json', size=1988, blob_id='d904d0099fc85141e392fff5db638d35d17ad27b', lfs=None)\", \"RepoSibling(rfilename='model.safetensors', size=3689912664, blob_id='4e0b50327f653c896fb49fcdb6ab7fd3e56f84b0', lfs=BlobLfsInfo(size=3689912664, sha256='657723e09f46a7c3957df651601029f66b1748afb12b419816330f16ed45d64d', pointer_size=135))\"], \"spaces\": [], \"safetensors\": {\"parameters\": {\"I64\": 257, \"F16\": 1844907264}, \"total\": 1844907521}, \"security_repo_status\": null, \"xet_enabled\": null, \"lastModified\": \"2023-09-23 18:34:05+00:00\", \"cardData\": \"license: apache-2.0\", \"transformersInfo\": {\"auto_model\": \"CLIPVisionModelWithProjection\", \"custom_class\": null, \"pipeline_tag\": null, \"processor\": \"AutoTokenizer\"}, \"_id\": \"6503857108de0f81bf56ac90\", \"modelId\": \"InvokeAI/ip_adapter_sdxl_image_encoder\", \"usedStorage\": 3689912664}","cover_image":null,"submodels":null,"usage_info":null,"repo_variant":""}</text:p>
          </table:table-cell>
          <table:table-cell table:number-columns-repeated="2" office:value-type="string" calcext:value-type="string">
            <text:p>2025-07-18 01:13:18.859</text:p>
          </table:table-cell>
          <table:table-cell office:value-type="float" office:value="3689914652" calcext:value-type="float">
            <text:p>3689914652</text:p>
          </table:table-cell>
        </table:table-row>
        <table:table-row table:style-name="ro1" table:visibility="filter">
          <table:table-cell office:value-type="string" calcext:value-type="string">
            <text:p>2a48414f-10f2-40a5-ac25-88a67484fb3e</text:p>
          </table:table-cell>
          <table:table-cell office:value-type="string" calcext:value-type="string">
            <text:p>blake3:ed3c4bb30e6bc1eb3e9051d94460a76aaa95848fe773c50287c518103f392d6d</text:p>
          </table:table-cell>
          <table:table-cell office:value-type="string" calcext:value-type="string">
            <text:p>sdxl</text:p>
          </table:table-cell>
          <table:table-cell office:value-type="string" calcext:value-type="string">
            <text:p>controlnet</text:p>
          </table:table-cell>
          <table:table-cell office:value-type="string" calcext:value-type="string">
            <text:p>sdxl/controlnet/Soft Edge Detection (softedge).0-softedge-dexined</text:p>
          </table:table-cell>
          <table:table-cell office:value-type="string" calcext:value-type="string">
            <text:p>diffusers</text:p>
          </table:table-cell>
          <table:table-cell office:value-type="string" calcext:value-type="string">
            <text:p>Soft Edge Detection (softedge)</text:p>
          </table:table-cell>
          <table:table-cell office:value-type="string" calcext:value-type="string">
            <text:p>Uses a soft edge detection map to control composition.</text:p>
          </table:table-cell>
          <table:table-cell office:value-type="string" calcext:value-type="string">
            <text:p>SargeZT/controlNet-sd-xl-1.0-softedge-dexined</text:p>
          </table:table-cell>
          <table:table-cell office:value-type="string" calcext:value-type="string">
            <text:p>hf_repo_id</text:p>
          </table:table-cell>
          <table:table-cell office:value-type="string" calcext:value-type="string">
            <text:p>{"id": "SargeZT/controlnet-sd-xl-1.0-softedge-dexined", "author": "SargeZT", "sha": "8d5a5ada1875299b771016abc6fa583245095b21", "last_modified": "2023-08-14 19:47:54+00:00", "created_at": "2023-08-14 09:04:22+00:00", "private": false, "gated": false, "disabled": false, "downloads": 6083, "downloads_all_time": null, "likes": 47, "library_name": "diffusers", "gguf": null, "inference": null, "inference_provider_mapping": null, "tags": ["diffusers", "stable-diffusion-xl", "stable-diffusion-xl-diffusers", "text-to-image", "controlnet", "base_model:stabilityai/stable-diffusion-xl-base-1.0", "base_model:adapter:stabilityai/stable-diffusion-xl-base-1.0", "license:creativeml-openrail-m", "region:us"], "pipeline_tag": "text-to-image", "mask_token": null, "trending_score": null, "card_data": "base_model: stabilityai/stable-diffusion-xl-base-1.0\nlicense: creativeml-openrail-m\ntags:\n- stable-diffusion-xl\n- stable-diffusion-xl-diffusers\n- text-to-image\n- diffusers\n- controlnet\ninference: true", "widget_data": null, "model_index": null, "config": {}, "transformers_info": null, "siblings": ["RepoSibling(rfilename='.gitattributes', size=1561, blob_id='f6b1f326ca4ab7cf0c8798856f8fe0020ff82d58', lfs=None)", "RepoSibling(rfilename='README.md', size=1276, blob_id='c6bc52eb83b2eaae3efc1f0fa98c822212f1d879', lfs=None)", "RepoSibling(rfilename='a.png', size=1361742, blob_id='95af2ca815b7d52b35428b8637e900c6f465c9bb', lfs=BlobLfsInfo(size=1361742, sha256='55a873bdee40cdb1b5752d694688aafffb1edd96b89da72a40bc2643f4daac41', pointer_size=132))", "RepoSibling(rfilename='b.png', size=1396295, blob_id='a524feca84a5b262ad976ab4b14daec3eff0601f', lfs=BlobLfsInfo(size=1396295, sha256='0a7593f1cd0c810dee39dafed73f7b13e2104aacb5e9ba81fe5658eb91d0e0ce', pointer_size=132))", "RepoSibling(rfilename='c.png', size=1307922, blob_id='b38f5f97ebe5e26584b3d357beffaea0958b44fb', lfs=BlobLfsInfo(size=1307922, sha256='f2c00122b823744dc23e40ca571785d3ba61d25c30b71afcc5ff4e02cf35af7d', pointer_size=132))", "RepoSibling(rfilename='config.json', size=1230, blob_id='529ec6da8f5a41ab10adeef13721523226aa310f', lfs=None)", "RepoSibling(rfilename='controlnet-sd-xl-1.0-softedge-dexined.safetensors', size=5004167832, blob_id='8f793eef42664cd4a4824349289011874894589f', lfs=BlobLfsInfo(size=5004167832, sha256='441c403dba87219a5128a99c1a46d785fdf561bf05ed65569604682414492219', pointer_size=135))", "RepoSibling(rfilename='d.png', size=1254572, blob_id='1a9e19da460ce551f08ae2a4fd2360ca1173e52c', lfs=BlobLfsInfo(size=1254572, sha256='9188719757a31cb7ab9c824dc04111be0a487ade2fe3a3864a5ba9734debf923', pointer_size=132))", "RepoSibling(rfilename='diffusion_pytorch_model.bin', size=5004438321, blob_id='0f1dcbbb03218cf429b32fce7070a6ae5ba68312', lfs=BlobLfsInfo(size=5004438321, sha256='1cd4fb7cc9d00baf715902f82c6d34216d9fdc9cdf389a8e889b86060e7ef805', pointer_size=135))", "RepoSibling(rfilename='e.png', size=1238952, blob_id='4b9a386a0e1b79bf8b8e7647654bd4947475b279', lfs=BlobLfsInfo(size=1238952, sha256='bfd24708f3bc8a7a9645b4746100801aa18416fbf7ffa220abcd287c5de96cbe', pointer_size=132))", "RepoSibling(rfilename='image_control.png', size=161420, blob_id='8645cc10bbac81566e2ade4918fc949eedc799ae', lfs=BlobLfsInfo(size=161420, sha256='0fca0914e6371650456d35363887451e32e7545474a3581eebe72387d1e9c888', pointer_size=131))", "RepoSibling(rfilename='images_0.png', size=950907, blob_id='4b159bfef224ca7b2d626cc8bc16fea76979f13f', lfs=BlobLfsInfo(size=950907, sha256='7f9c9ed3cbef97310391eeaab0cb4c35a89ae3c5317bb7c48d0a71f227ba637f', pointer_size=131))", "RepoSibling(rfilename='images_1.png', size=1028185, blob_id='750328069f38cc7b2755b47af61d3a6c1fcaff0a', lfs=BlobLfsInfo(size=1028185, sha256='6e5fe8ffb713e9cd88e739e35cdd3e3df3ee04fc28dd875128c9689df6231d84', pointer_size=132))", "RepoSibling(rfilename='images_2.png', size=1046857, blob_id='d46fff617ffc29d317cca85397fbe1b4a60deb00', lfs=BlobLfsInfo(size=1046857, sha256='ac60ef43366c5b88b2bee03245bfb9fb00a581faa49b02e434d8c093580a7abf', pointer_size=132))", "RepoSibling(rfilename='images_3.png', size=946432, blob_id='135edb07d2d0acf23739b4765802c030850c08de', lfs=BlobLfsInfo(size=946432, sha256='1336569b18723724e530742864b159f26c037db3cc3b3c5114ade04855ac3214', pointer_size=131))", "RepoSibling(rfilename='images_4.png', size=813088, blob_id='2061f5efde9df84d0ac738a54d95fbd10b733ec6', lfs=BlobLfsInfo(size=813088, sha256='764ebae2ee1f33076ae818d8a378c8907f8d1a405930c42d382e622afb2932e0', pointer_size=131))", "RepoSibling(rfilename='images_5.png', size=858866, blob_id='cc0ec9c5678843e4b48648ca69b644e49d7a5f39', lfs=BlobLfsInfo(size=858866, sha256='e67dd2d3ee2369f11967e31662fd2a28a1496d979435a57e6285caf43dc55251', pointer_size=131))", "RepoSibling(rfilename='images_6.png', size=963305, blob_id='a4abf99f25226c9c3d3eef45eab9d543c0228484', lfs=BlobLfsInfo(size=963305, sha256='144892a70461d7f4c70ec0220f20946404d9aaaea404ab37e70a9eeb194f719c', pointer_size=131))", "RepoSibling(rfilename='images_7.png', size=1155517, blob_id='2d35feaec7095dd7fdc0276c468e3fc90e8bd68c', lfs=BlobLfsInfo(size=1155517, sha256='50afbdd54624a15e4f7383d2f07bc9a185a685b4c5797a58ec6e2a968b0ba825', pointer_size=132))", "RepoSibling(rfilename='softedge.png', size=704370, blob_id='91e4a4431ee99dc24ea1c82d1593411f2e6e405f', lfs=BlobLfsInfo(size=704370, sha256='ad3d4399c458eee62f07ca00764bdfc5aa7b0359825bf42d5ac21dc0a5dcba66', pointer_size=131))"], "spaces": ["Nymbo/image_gen_supaqueue", "TheNetherWatcher/Vid2Vid-using-Text-prompt", "mygyasir/SargeZT-controlnet-sd-xl-1.0-softedge-dexined", "K00B404/image_gen_supaqueue_game_assets"], "safetensors": null, "security_repo_status": null, "xet_enabled": null, "lastModified": "2023-08-14 19:47:54+00:00", "cardData": "base_model: stabilityai/stable-diffusion-xl-base-1.0\nlicense: creativeml-openrail-m\ntags:\n- stable-diffusion-xl\n- stable-diffusion-xl-diffusers\n- text-to-image\n- diffusers\n- controlnet\ninference: true", "transformersInfo": null, "_id": "64d9ee16d7e30889c6cd4863", "modelId": "SargeZT/controlnet-sd-xl-1.0-softedge-dexined", "usedStorage": 50058569940}</text:p>
          </table:table-cell>
          <table:table-cell/>
          <table:table-cell office:value-type="string" calcext:value-type="string">
            <text:p>{"key":"2a48414f-10f2-40a5-ac25-88a67484fb3e","hash":"blake3:ed3c4bb30e6bc1eb3e9051d94460a76aaa95848fe773c50287c518103f392d6d","path":"sdxl/controlnet/Soft Edge Detection (softedge).0-softedge-dexined","file_size":5004439551,"name":"Soft Edge Detection (softedge)","type":"controlnet","format":"diffusers","base":"sdxl","source":"SargeZT/controlNet-sd-xl-1.0-softedge-dexined","source_type":"hf_repo_id","description":"Uses a soft edge detection map to control composition.","source_api_response":"{\"id\": \"SargeZT/controlnet-sd-xl-1.0-softedge-dexined\", \"author\": \"SargeZT\", \"sha\": \"8d5a5ada1875299b771016abc6fa583245095b21\", \"last_modified\": \"2023-08-14 19:47:54+00:00\", \"created_at\": \"2023-08-14 09:04:22+00:00\", \"private\": false, \"gated\": false, \"disabled\": false, \"downloads\": 6083, \"downloads_all_time\": null, \"likes\": 47, \"library_name\": \"diffusers\", \"gguf\": null, \"inference\": null, \"inference_provider_mapping\": null, \"tags\": [\"diffusers\", \"stable-diffusion-xl\", \"stable-diffusion-xl-diffusers\", \"text-to-image\", \"controlnet\", \"base_model:stabilityai/stable-diffusion-xl-base-1.0\", \"base_model:adapter:stabilityai/stable-diffusion-xl-base-1.0\", \"license:creativeml-openrail-m\", \"region:us\"], \"pipeline_tag\": \"text-to-image\", \"mask_token\": null, \"trending_score\": null, \"card_data\": \"base_model: stabilityai/stable-diffusion-xl-base-1.0\\nlicense: creativeml-openrail-m\\ntags:\\n- stable-diffusion-xl\\n- stable-diffusion-xl-diffusers\\n- text-to-image\\n- diffusers\\n- controlnet\\ninference: true\", \"widget_data\": null, \"model_index\": null, \"config\": {}, \"transformers_info\": null, \"siblings\": [\"RepoSibling(rfilename='.gitattributes', size=1561, blob_id='f6b1f326ca4ab7cf0c8798856f8fe0020ff82d58', lfs=None)\", \"RepoSibling(rfilename='README.md', size=1276, blob_id='c6bc52eb83b2eaae3efc1f0fa98c822212f1d879', lfs=None)\", \"RepoSibling(rfilename='a.png', size=1361742, blob_id='95af2ca815b7d52b35428b8637e900c6f465c9bb', lfs=BlobLfsInfo(size=1361742, sha256='55a873bdee40cdb1b5752d694688aafffb1edd96b89da72a40bc2643f4daac41', pointer_size=132))\", \"RepoSibling(rfilename='b.png', size=1396295, blob_id='a524feca84a5b262ad976ab4b14daec3eff0601f', lfs=BlobLfsInfo(size=1396295, sha256='0a7593f1cd0c810dee39dafed73f7b13e2104aacb5e9ba81fe5658eb91d0e0ce', pointer_size=132))\", \"RepoSibling(rfilename='c.png', size=1307922, blob_id='b38f5f97ebe5e26584b3d357beffaea0958b44fb', lfs=BlobLfsInfo(size=1307922, sha256='f2c00122b823744dc23e40ca571785d3ba61d25c30b71afcc5ff4e02cf35af7d', pointer_size=132))\", \"RepoSibling(rfilename='config.json', size=1230, blob_id='529ec6da8f5a41ab10adeef13721523226aa310f', lfs=None)\", \"RepoSibling(rfilename='controlnet-sd-xl-1.0-softedge-dexined.safetensors', size=5004167832, blob_id='8f793eef42664cd4a4824349289011874894589f', lfs=BlobLfsInfo(size=5004167832, sha256='441c403dba87219a5128a99c1a46d785fdf561bf05ed65569604682414492219', pointer_size=135))\", \"RepoSibling(rfilename='d.png', size=1254572, blob_id='1a9e19da460ce551f08ae2a4fd2360ca1173e52c', lfs=BlobLfsInfo(size=1254572, sha256='9188719757a31cb7ab9c824dc04111be0a487ade2fe3a3864a5ba9734debf923', pointer_size=132))\", \"RepoSibling(rfilename='diffusion_pytorch_model.bin', size=5004438321, blob_id='0f1dcbbb03218cf429b32fce7070a6ae5ba68312', lfs=BlobLfsInfo(size=5004438321, sha256='1cd4fb7cc9d00baf715902f82c6d34216d9fdc9cdf389a8e889b86060e7ef805', pointer_size=135))\", \"RepoSibling(rfilename='e.png', size=1238952, blob_id='4b9a386a0e1b79bf8b8e7647654bd4947475b279', lfs=BlobLfsInfo(size=1238952, sha256='bfd24708f3bc8a7a9645b4746100801aa18416fbf7ffa220abcd287c5de96cbe', pointer_size=132))\", \"RepoSibling(rfilename='image_control.png', size=161420, blob_id='8645cc10bbac81566e2ade4918fc949eedc799ae', lfs=BlobLfsInfo(size=161420, sha256='0fca0914e6371650456d35363887451e32e7545474a3581eebe72387d1e9c888', pointer_size=131))\", \"RepoSibling(rfilename='images_0.png', size=950907, blob_id='4b159bfef224ca7b2d626cc8bc16fea76979f13f', lfs=BlobLfsInfo(size=950907, sha256='7f9c9ed3cbef97310391eeaab0cb4c35a89ae3c5317bb7c48d0a71f227ba637f', pointer_size=131))\", \"RepoSibling(rfilename='images_1.png', size=1028185, blob_id='750328069f38cc7b2755b47af61d3a6c1fcaff0a', lfs=BlobLfsInfo(size=1028185, sha256='6e5fe8ffb713e9cd88e739e35cdd3e3df3ee04fc28dd875128c9689df6231d84', pointer_size=132))\", \"RepoSibling(rfilename='images_2.png', size=1046857, blob_id='d46fff617ffc29d317cca85397fbe1b4a60deb00', lfs=BlobLfsInfo(size=1046857, sha256='ac60ef43366c5b88b2bee03245bfb9fb00a581faa49b02e434d8c093580a7abf', pointer_size=132))\", \"RepoSibling(rfilename='images_3.png', size=946432, blob_id='135edb07d2d0acf23739b4765802c030850c08de', lfs=BlobLfsInfo(size=946432, sha256='1336569b18723724e530742864b159f26c037db3cc3b3c5114ade04855ac3214', pointer_size=131))\", \"RepoSibling(rfilename='images_4.png', size=813088, blob_id='2061f5efde9df84d0ac738a54d95fbd10b733ec6', lfs=BlobLfsInfo(size=813088, sha256='764ebae2ee1f33076ae818d8a378c8907f8d1a405930c42d382e622afb2932e0', pointer_size=131))\", \"RepoSibling(rfilename='images_5.png', size=858866, blob_id='cc0ec9c5678843e4b48648ca69b644e49d7a5f39', lfs=BlobLfsInfo(size=858866, sha256='e67dd2d3ee2369f11967e31662fd2a28a1496d979435a57e6285caf43dc55251', pointer_size=131))\", \"RepoSibling(rfilename='images_6.png', size=963305, blob_id='a4abf99f25226c9c3d3eef45eab9d543c0228484', lfs=BlobLfsInfo(size=963305, sha256='144892a70461d7f4c70ec0220f20946404d9aaaea404ab37e70a9eeb194f719c', pointer_size=131))\", \"RepoSibling(rfilename='images_7.png', size=1155517, blob_id='2d35feaec7095dd7fdc0276c468e3fc90e8bd68c', lfs=BlobLfsInfo(size=1155517, sha256='50afbdd54624a15e4f7383d2f07bc9a185a685b4c5797a58ec6e2a968b0ba825', pointer_size=132))\", \"RepoSibling(rfilename='softedge.png', size=704370, blob_id='91e4a4431ee99dc24ea1c82d1593411f2e6e405f', lfs=BlobLfsInfo(size=704370, sha256='ad3d4399c458eee62f07ca00764bdfc5aa7b0359825bf42d5ac21dc0a5dcba66', pointer_size=131))\"], \"spaces\": [\"Nymbo/image_gen_supaqueue\", \"TheNetherWatcher/Vid2Vid-using-Text-prompt\", \"mygyasir/SargeZT-controlnet-sd-xl-1.0-softedge-dexined\", \"K00B404/image_gen_supaqueue_game_assets\"], \"safetensors\": null, \"security_repo_status\": null, \"xet_enabled\": null, \"lastModified\": \"2023-08-14 19:47:54+00:00\", \"cardData\": \"base_model: stabilityai/stable-diffusion-xl-base-1.0\\nlicense: creativeml-openrail-m\\ntags:\\n- stable-diffusion-xl\\n- stable-diffusion-xl-diffusers\\n- text-to-image\\n- diffusers\\n- controlnet\\ninference: true\", \"transformersInfo\": null, \"_id\": \"64d9ee16d7e30889c6cd4863\", \"modelId\": \"SargeZT/controlnet-sd-xl-1.0-softedge-dexined\", \"usedStorage\": 50058569940}","cover_image":null,"submodels":null,"usage_info":null,"default_settings":{"preprocessor":"hed_image_processor"},"repo_variant":""}</text:p>
          </table:table-cell>
          <table:table-cell table:number-columns-repeated="2" office:value-type="string" calcext:value-type="string">
            <text:p>2025-07-18 01:17:05.086</text:p>
          </table:table-cell>
          <table:table-cell office:value-type="float" office:value="5004439551" calcext:value-type="float">
            <text:p>5004439551</text:p>
          </table:table-cell>
        </table:table-row>
        <table:table-row table:style-name="ro1" table:visibility="filter">
          <table:table-cell office:value-type="string" calcext:value-type="string">
            <text:p>58801865-4772-4b77-87e1-e8efe62e3df5</text:p>
          </table:table-cell>
          <table:table-cell office:value-type="string" calcext:value-type="string">
            <text:p>blake3:fb183c208bb1f4e058da975f1a7d9b833e2dc640e7ce9e8540fa26c9bab5532a</text:p>
          </table:table-cell>
          <table:table-cell office:value-type="string" calcext:value-type="string">
            <text:p>sdxl</text:p>
          </table:table-cell>
          <table:table-cell office:value-type="string" calcext:value-type="string">
            <text:p>controlnet</text:p>
          </table:table-cell>
          <table:table-cell office:value-type="string" calcext:value-type="string">
            <text:p>sdxl/controlnet/Contour Detection (scribble).0</text:p>
          </table:table-cell>
          <table:table-cell office:value-type="string" calcext:value-type="string">
            <text:p>diffusers</text:p>
          </table:table-cell>
          <table:table-cell office:value-type="string" calcext:value-type="string">
            <text:p>Contour Detection (scribble)</text:p>
          </table:table-cell>
          <table:table-cell office:value-type="string" calcext:value-type="string">
            <text:p>Uses edges, contours, or line art in the image to control composition.</text:p>
          </table:table-cell>
          <table:table-cell office:value-type="string" calcext:value-type="string">
            <text:p>xinsir/controlNet-scribble-sdxl-1.0</text:p>
          </table:table-cell>
          <table:table-cell office:value-type="string" calcext:value-type="string">
            <text:p>hf_repo_id</text:p>
          </table:table-cell>
          <table:table-cell office:value-type="string" calcext:value-type="string">
            <text:p>{"id": "xinsir/controlnet-scribble-sdxl-1.0", "author": "xinsir", "sha": "0bed4973b80c2329f76e0abf4196c51dfbf9108c", "last_modified": "2024-07-09 15:41:26+00:00", "created_at": "2024-05-12 15:15:08+00:00", "private": false, "gated": false, "disabled": false, "downloads": 12510, "downloads_all_time": null, "likes": 250, "library_name": "diffusers", "gguf": null, "inference": null, "inference_provider_mapping": null, "tags": ["diffusers", "safetensors", "text-to-image", "arxiv:2302.05543", "license:apache-2.0", "region:us"], "pipeline_tag": "text-to-image", "mask_token": null, "trending_score": null, "card_data": "license: apache-2.0\npipeline_tag: text-to-image", "widget_data": null, "model_index": null, "config": {}, "transformers_info": null, "siblings": ["RepoSibling(rfilename='.gitattributes', size=1682, blob_id='04aa441ac8f99687cfad46e193e7b4bb8a603c5b', lfs=None)", "RepoSibling(rfilename='000028_scribble_concat.webp', size=218844, blob_id='b5a7f361970ba24a90721dc894248010d64fd216', lfs=None)", "RepoSibling(rfilename='000028_scribble_concat_canny.webp', size=312984, blob_id='c0f6e3ee303d71dd68d2f4add9750dbea667655e', lfs=None)", "RepoSibling(rfilename='000028_scribble_concat_hed.webp', size=266016, blob_id='7a36b81047936f9d9a83f6779d94cf3a74e08a40', lfs=None)", "RepoSibling(rfilename='000028_scribble_concat_lineart.webp', size=427852, blob_id='c1f5cebcae11ee09249b14b8d8496f431df8442f', lfs=None)", "RepoSibling(rfilename='000028_scribble_concat_pidi.webp', size=260220, blob_id='7704f307ee3a3a743c620752098ddb1421e91a50', lfs=None)", "RepoSibling(rfilename='000155_scribble_concat.webp', size=409404, blob_id='14c4b6842aafe8cefca5c1b477926a9f2ba0a021', lfs=None)", "RepoSibling(rfilename='000186_scribble_concat.webp', size=699532, blob_id='617b1bbf1627c092f145af4c9e57c40955b75d21', lfs=None)", "RepoSibling(rfilename='000210_scribble_concat.webp', size=141214, blob_id='78cedf8202733ce4c712501fbe7eeee47ddccbe9', lfs=None)", "RepoSibling(rfilename='000227_scribble_concat.webp', size=413578, blob_id='2c27bf28334917629222f60b2d007c59e0c17279', lfs=None)", "RepoSibling(rfilename='000242_scribble_concat.webp', size=157582, blob_id='9f349780924c94358fb641114c04cdfe6c859782', lfs=None)", "RepoSibling(rfilename='000250_scribble_concat.webp', size=164220, blob_id='f2041c5534797b4f1256b4ff98ecc8e44f764b62', lfs=None)", "RepoSibling(rfilename='000256_scribble_concat.webp', size=444500, blob_id='f7fab2fd88b1d983c6140ea97f4a19b0e7f2b856', lfs=None)", "RepoSibling(rfilename='000271_scribble_concat.webp', size=419426, blob_id='ade7859a10f9d68172c36a1681c7c8ee3e5f1553', lfs=None)", "RepoSibling(rfilename='000283_scribble_concat.webp', size=1028302, blob_id='0895411eea42c42359f06235ce70619112345199', lfs=BlobLfsInfo(size=1028302, sha256='17e44db401dc62516d71b2a033271c5187ed0b0179bbc560158a99cff3d999be', pointer_size=132))", "RepoSibling(rfilename='000285_scribble_concat.webp', size=479464, blob_id='30fb39d266bb66a6906a8c57a87229dfe751ca64', lfs=None)", "RepoSibling(rfilename='000290_scribble_concat.webp', size=277808, blob_id='c164ac84b42fcbc28d06409157036c2efd99fe87', lfs=None)", "RepoSibling(rfilename='README.md', size=10438, blob_id='651857312dcedfba83dd647a9ba37763f2a64c3b', lfs=None)", "RepoSibling(rfilename='config.json', size=1235, blob_id='e29898b0c956a26ad864b93b1cae8bd7385d6985', lfs=None)", "RepoSibling(rfilename='diffusion_pytorch_model.safetensors', size=2502139104, blob_id='3f5d81d2f1a135386ca6bc962d3139f8e43d0cfa', lfs=BlobLfsInfo(size=2502139104, sha256='b3e4ac47bc814019d50dc842f579301440deb6d8f09ee1b91a30f527ace1b852', pointer_size=135))", "RepoSibling(rfilename='masonry.webp', size=3399336, blob_id='c9fd59f93823f1bb136cb37473595bb2def8095c', lfs=BlobLfsInfo(size=3399336, sha256='386e8b5f429c6e3066924d4c91ba7c702d78e2108497dd53d25480168abdbd43', pointer_size=132))", "RepoSibling(rfilename='masonry2.webp', size=1912566, blob_id='5d90d3ff46cf01e00cd1ccecedf544a0ea924a7b', lfs=BlobLfsInfo(size=1912566, sha256='e54b5a7b245ebf03c0f2be056decd958c47d4e1351bd209675302a4d15021013', pointer_size=132))"], "spaces": ["linoyts/sketch-to-3d", "linoyts/scribble-sdxl-flash", "linoyts/scribble-sdxl", "mantrakp/aai", "cavargas10/TRELLIS-Boceto3D", "lloki/scribble-sdxl-flash", "SHAKAZAMBA/scribble-sdxl-flash", "Deadmon/scribble-sdxl", "willdphan/scribble-sdxl", "GrafiIA/scribble-sdxl-flash-DupliGrafi", "KH-101/3D-sdxl-flash", "ahadi/scribble-sdxl-flash", "ahadi/sketch_to_image", "sagare12/scribble-sdxl", "arkane/whereness-challenge", "atmcnd/sketch-2-3d"], "safetensors": null, "security_repo_status": null, "xet_enabled": null, "lastModified": "2024-07-09 15:41:26+00:00", "cardData": "license: apache-2.0\npipeline_tag: text-to-image", "transformersInfo": null, "_id": "6640dcfc23dcace65d047e7b", "modelId": "xinsir/controlnet-scribble-sdxl-1.0", "usedStorage": 2508479308}</text:p>
          </table:table-cell>
          <table:table-cell/>
          <table:table-cell office:value-type="string" calcext:value-type="string">
            <text:p>{"key":"58801865-4772-4b77-87e1-e8efe62e3df5","hash":"blake3:fb183c208bb1f4e058da975f1a7d9b833e2dc640e7ce9e8540fa26c9bab5532a","path":"sdxl/controlnet/Contour Detection (scribble).0","file_size":2502140339,"name":"Contour Detection (scribble)","type":"controlnet","format":"diffusers","base":"sdxl","source":"xinsir/controlNet-scribble-sdxl-1.0","source_type":"hf_repo_id","description":"Uses edges, contours, or line art in the image to control composition.","source_api_response":"{\"id\": \"xinsir/controlnet-scribble-sdxl-1.0\", \"author\": \"xinsir\", \"sha\": \"0bed4973b80c2329f76e0abf4196c51dfbf9108c\", \"last_modified\": \"2024-07-09 15:41:26+00:00\", \"created_at\": \"2024-05-12 15:15:08+00:00\", \"private\": false, \"gated\": false, \"disabled\": false, \"downloads\": 12510, \"downloads_all_time\": null, \"likes\": 250, \"library_name\": \"diffusers\", \"gguf\": null, \"inference\": null, \"inference_provider_mapping\": null, \"tags\": [\"diffusers\", \"safetensors\", \"text-to-image\", \"arxiv:2302.05543\", \"license:apache-2.0\", \"region:us\"], \"pipeline_tag\": \"text-to-image\", \"mask_token\": null, \"trending_score\": null, \"card_data\": \"license: apache-2.0\\npipeline_tag: text-to-image\", \"widget_data\": null, \"model_index\": null, \"config\": {}, \"transformers_info\": null, \"siblings\": [\"RepoSibling(rfilename='.gitattributes', size=1682, blob_id='04aa441ac8f99687cfad46e193e7b4bb8a603c5b', lfs=None)\", \"RepoSibling(rfilename='000028_scribble_concat.webp', size=218844, blob_id='b5a7f361970ba24a90721dc894248010d64fd216', lfs=None)\", \"RepoSibling(rfilename='000028_scribble_concat_canny.webp', size=312984, blob_id='c0f6e3ee303d71dd68d2f4add9750dbea667655e', lfs=None)\", \"RepoSibling(rfilename='000028_scribble_concat_hed.webp', size=266016, blob_id='7a36b81047936f9d9a83f6779d94cf3a74e08a40', lfs=None)\", \"RepoSibling(rfilename='000028_scribble_concat_lineart.webp', size=427852, blob_id='c1f5cebcae11ee09249b14b8d8496f431df8442f', lfs=None)\", \"RepoSibling(rfilename='000028_scribble_concat_pidi.webp', size=260220, blob_id='7704f307ee3a3a743c620752098ddb1421e91a50', lfs=None)\", \"RepoSibling(rfilename='000155_scribble_concat.webp', size=409404, blob_id='14c4b6842aafe8cefca5c1b477926a9f2ba0a021', lfs=None)\", \"RepoSibling(rfilename='000186_scribble_concat.webp', size=699532, blob_id='617b1bbf1627c092f145af4c9e57c40955b75d21', lfs=None)\", \"RepoSibling(rfilename='000210_scribble_concat.webp', size=141214, blob_id='78cedf8202733ce4c712501fbe7eeee47ddccbe9', lfs=None)\", \"RepoSibling(rfilename='000227_scribble_concat.webp', size=413578, blob_id='2c27bf28334917629222f60b2d007c59e0c17279', lfs=None)\", \"RepoSibling(rfilename='000242_scribble_concat.webp', size=157582, blob_id='9f349780924c94358fb641114c04cdfe6c859782', lfs=None)\", \"RepoSibling(rfilename='000250_scribble_concat.webp', size=164220, blob_id='f2041c5534797b4f1256b4ff98ecc8e44f764b62', lfs=None)\", \"RepoSibling(rfilename='000256_scribble_concat.webp', size=444500, blob_id='f7fab2fd88b1d983c6140ea97f4a19b0e7f2b856', lfs=None)\", \"RepoSibling(rfilename='000271_scribble_concat.webp', size=419426, blob_id='ade7859a10f9d68172c36a1681c7c8ee3e5f1553', lfs=None)\", \"RepoSibling(rfilename='000283_scribble_concat.webp', size=1028302, blob_id='0895411eea42c42359f06235ce70619112345199', lfs=BlobLfsInfo(size=1028302, sha256='17e44db401dc62516d71b2a033271c5187ed0b0179bbc560158a99cff3d999be', pointer_size=132))\", \"RepoSibling(rfilename='000285_scribble_concat.webp', size=479464, blob_id='30fb39d266bb66a6906a8c57a87229dfe751ca64', lfs=None)\", \"RepoSibling(rfilename='000290_scribble_concat.webp', size=277808, blob_id='c164ac84b42fcbc28d06409157036c2efd99fe87', lfs=None)\", \"RepoSibling(rfilename='README.md', size=10438, blob_id='651857312dcedfba83dd647a9ba37763f2a64c3b', lfs=None)\", \"RepoSibling(rfilename='config.json', size=1235, blob_id='e29898b0c956a26ad864b93b1cae8bd7385d6985', lfs=None)\", \"RepoSibling(rfilename='diffusion_pytorch_model.safetensors', size=2502139104, blob_id='3f5d81d2f1a135386ca6bc962d3139f8e43d0cfa', lfs=BlobLfsInfo(size=2502139104, sha256='b3e4ac47bc814019d50dc842f579301440deb6d8f09ee1b91a30f527ace1b852', pointer_size=135))\", \"RepoSibling(rfilename='masonry.webp', size=3399336, blob_id='c9fd59f93823f1bb136cb37473595bb2def8095c', lfs=BlobLfsInfo(size=3399336, sha256='386e8b5f429c6e3066924d4c91ba7c702d78e2108497dd53d25480168abdbd43', pointer_size=132))\", \"RepoSibling(rfilename='masonry2.webp', size=1912566, blob_id='5d90d3ff46cf01e00cd1ccecedf544a0ea924a7b', lfs=BlobLfsInfo(size=1912566, sha256='e54b5a7b245ebf03c0f2be056decd958c47d4e1351bd209675302a4d15021013', pointer_size=132))\"], \"spaces\": [\"linoyts/sketch-to-3d\", \"linoyts/scribble-sdxl-flash\", \"linoyts/scribble-sdxl\", \"mantrakp/aai\", \"cavargas10/TRELLIS-Boceto3D\", \"lloki/scribble-sdxl-flash\", \"SHAKAZAMBA/scribble-sdxl-flash\", \"Deadmon/scribble-sdxl\", \"willdphan/scribble-sdxl\", \"GrafiIA/scribble-sdxl-flash-DupliGrafi\", \"KH-101/3D-sdxl-flash\", \"ahadi/scribble-sdxl-flash\", \"ahadi/sketch_to_image\", \"sagare12/scribble-sdxl\", \"arkane/whereness-challenge\", \"atmcnd/sketch-2-3d\"], \"safetensors\": null, \"security_repo_status\": null, \"xet_enabled\": null, \"lastModified\": \"2024-07-09 15:41:26+00:00\", \"cardData\": \"license: apache-2.0\\npipeline_tag: text-to-image\", \"transformersInfo\": null, \"_id\": \"6640dcfc23dcace65d047e7b\", \"modelId\": \"xinsir/controlnet-scribble-sdxl-1.0\", \"usedStorage\": 2508479308}","cover_image":null,"submodels":null,"usage_info":null,"default_settings":{"preprocessor":"lineart_image_processor"},"repo_variant":""}</text:p>
          </table:table-cell>
          <table:table-cell table:number-columns-repeated="2" office:value-type="string" calcext:value-type="string">
            <text:p>2025-07-18 01:17:24.016</text:p>
          </table:table-cell>
          <table:table-cell office:value-type="float" office:value="2502140339" calcext:value-type="float">
            <text:p>2502140339</text:p>
          </table:table-cell>
        </table:table-row>
        <table:table-row table:style-name="ro1" table:visibility="filter">
          <table:table-cell office:value-type="string" calcext:value-type="string">
            <text:p>96e3f04a-2318-4273-8627-c9d802bc4308</text:p>
          </table:table-cell>
          <table:table-cell office:value-type="string" calcext:value-type="string">
            <text:p>blake3:9705ab1c31fa96b308734214fb7571a958621c7a9247eed82b7d277145f8d9fa</text:p>
          </table:table-cell>
          <table:table-cell office:value-type="string" calcext:value-type="string">
            <text:p>sdxl</text:p>
          </table:table-cell>
          <table:table-cell office:value-type="string" calcext:value-type="string">
            <text:p>vae</text:p>
          </table:table-cell>
          <table:table-cell office:value-type="string" calcext:value-type="string">
            <text:p>sdxl/vae/sdxl-vae-fp16-fix</text:p>
          </table:table-cell>
          <table:table-cell office:value-type="string" calcext:value-type="string">
            <text:p>diffusers</text:p>
          </table:table-cell>
          <table:table-cell office:value-type="string" calcext:value-type="string">
            <text:p>sdxl-vae-fp16-fix</text:p>
          </table:table-cell>
          <table:table-cell office:value-type="string" calcext:value-type="string">
            <text:p>SDXL VAE that works with FP16.</text:p>
          </table:table-cell>
          <table:table-cell office:value-type="string" calcext:value-type="string">
            <text:p>madebyollin/sdxl-vae-fp16-fix</text:p>
          </table:table-cell>
          <table:table-cell office:value-type="string" calcext:value-type="string">
            <text:p>hf_repo_id</text:p>
          </table:table-cell>
          <table:table-cell office:value-type="string" calcext:value-type="string">
            <text:p>{"id": "madebyollin/sdxl-vae-fp16-fix", "author": "madebyollin", "sha": "207b116dae70ace3637169f1ddd2434b91b3a8cd", "last_modified": "2024-02-03 17:10:22+00:00", "created_at": "2023-07-11 04:03:50+00:00", "private": false, "gated": false, "disabled": false, "downloads": 362190, "downloads_all_time": null, "likes": 575, "library_name": "diffusers", "gguf": null, "inference": null, "inference_provider_mapping": null, "tags": ["diffusers", "safetensors", "stable-diffusion", "stable-diffusion-diffusers", "license:mit", "region:us"], "pipeline_tag": null, "mask_token": null, "trending_score": null, "card_data": "license: mit\ntags:\n- stable-diffusion\n- stable-diffusion-diffusers\ninference: false", "widget_data": null, "model_index": null, "config": {}, "transformers_info": null, "siblings": ["RepoSibling(rfilename='.gitattributes', size=1688, blob_id='dc5e8151e213a48c4b49f8c11e7321237648ffc8', lfs=None)", "RepoSibling(rfilename='README.md', size=3143, blob_id='163b5ded8ce2112e81bed73619a5d87b1103d150', lfs=None)", "RepoSibling(rfilename='config.json', size=631, blob_id='a0fc2b4620b60f1e599418c4de1c3d5e45db875a', lfs=None)", "RepoSibling(rfilename='diffusion_pytorch_model.bin', size=334712113, blob_id='a1f44c213105683604fdcb072bfe8da77c6cfaf5', lfs=BlobLfsInfo(size=334712113, sha256='37eb3e09ae1ce3d6891ddf809ca927b618e501091142cf07fdd9cd170e3a046f', pointer_size=134))", "RepoSibling(rfilename='diffusion_pytorch_model.safetensors', size=334643238, blob_id='15f9a8f8da4643044029d5db07d8eabb19970113', lfs=BlobLfsInfo(size=334643238, sha256='1b909373b28f2137098b0fd9dbc6f97f8410854f31f84ddc9fa04b077b0ace2c', pointer_size=134))", "RepoSibling(rfilename='images/activation-magnitudes.jpg', size=269212, blob_id='12076106317f7608fa8126083c871ebca8ff2409', lfs=None)", "RepoSibling(rfilename='images/fix-fp16.png', size=1567575, blob_id='c18ad7043cbe8706fa95f355f4b4a7008783cf9e', lfs=BlobLfsInfo(size=1567575, sha256='1f2d50273ee5768f54890f16f76de24009339c86675213616f6a4ca49379d60c', pointer_size=132))", "RepoSibling(rfilename='images/fix-fp32.png', size=1567307, blob_id='8a0469508a4945d1c64f90eb1ea809220c71c58e', lfs=BlobLfsInfo(size=1567307, sha256='a3bc509afe985095cafaf8cb3202edf35f74b5885869a1cc3ee331d65f1b6316', pointer_size=132))", "RepoSibling(rfilename='images/orig-fp16.png', size=3129, blob_id='64ebcc1f89acc683437c511d8a224cfe5d459458', lfs=None)", "RepoSibling(rfilename='images/orig-fp32.png', size=1595794, blob_id='00d2c71a546b28ee6ac169e66b217a509eef7bf6', lfs=BlobLfsInfo(size=1595794, sha256='1770748dd6618631a2b5ecf469b80f67c917c747c90ad1ef02adc65406927e62', pointer_size=132))", "RepoSibling(rfilename='sdxl.vae.safetensors', size=334641162, blob_id='df6df76b33282af38c16f7b2544695e75f5ed528', lfs=BlobLfsInfo(size=334641162, sha256='235745af8d86bf4a4c1b5b4f529868b37019a10f7c0b2e79ad0abca3a22bc6e1', pointer_size=134))", "RepoSibling(rfilename='sdxl_vae.safetensors', size=334641162, blob_id='df6df76b33282af38c16f7b2544695e75f5ed528', lfs=BlobLfsInfo(size=334641162, sha256='235745af8d86bf4a4c1b5b4f529868b37019a10f7c0b2e79ad0abca3a22bc6e1', pointer_size=134))"], "spaces": ["fffiloni/diffusers-image-outpaint", "Asahina2K/animagine-xl-3.1", "VAST-AI/TripoSG", "Pyramid-Flow/pyramid-flow", "radames/Real-Time-Latent-Consistency-Model", "Linaqruf/animagine-xl", "Shopify/background-replacement", "okaris/omni-zero", "mrfakename/OpenDalleV1.1-GPU-Demo", "radames/Enhance-This-HiDiffusion-SDXL", "hysts/SDXL", "multimodalart/lora-ease", "Asahina2K/animagine-xl-4.0", "OzzyGT/diffusers-fast-inpaint", "segmind/Segmind-Stable-Diffusion", "OzzyGT/diffusers-image-fill", "fffiloni/InstantIR", "KingNish/Image-Gen-Pro", "radames/Enhance-This-DemoFusion-SDXL", "TencentARC/T2I-Adapter-SDXL", "multimodalart/cosxl", "tencent/Hunyuan3D-2mv", "tori29umai/sketch2lineart", "TencentARC/T2I-Adapter-SDXL-Sketch", "stepfun-ai/Step1X-3D", "VAST-AI/MV-Adapter-I2MV-SDXL", "linoyts/sketch-to-3d", "AP123/Upside-Down-Diffusion", "tencent/Hunyuan3D-2mini-Turbo", "linoyts/scribble-sdxl-flash", "radames/Real-Time-Latent-Consistency-Model-Text-To-Image", "artificialguybr/Pixart-Sigma", "John6666/DiffuseCraftMod", "alibaba-pai/EasyAnimate", "xingpng/CSGO", "multimodalart/one-step-comparison", "John6666/votepurchase-multiple-model", "alibaba-pai/CogVideoX-Fun-5b", "radames/Real-Time-SD-Turbo", "radames/MistoLine-ControlNet-demo", "tori29umai/Photo2ShojoManga", "VAST-AI/MV-Adapter-Img2Texture", "artificialguybr/JUGGERNAUT-XL-FREE-DEMO", "radames/real-time-pix2pix-turbo", "huanngzh/MV-Adapter-T2MV-Anime", "VAST-AI/MV-Adapter-Text2Texture", "VIDraft/ReSize-Image-Outpainting", "artificialguybr/PonyDiffusion-XL-Free-DEMO", "fffiloni/sdxl-control-loras", "JOY-Huang/InstantIR", "Collov-Labs/d-edit", "fantos/VoiceClone", "linoyts/scribble-sdxl", "Menyu/illustrious_pencil-XL", "gokaygokay/NoobAI-Animagine-T-ponynai3", "Akimitsujiro/Stable-Diffusion-XL", "alibaba-pai/Wan2.1-Fun-1.3B-InP", "briaai/BRIA-Eraser-API", "fffiloni/allegro-text2video", "briaai/BRIA-Background-Generation", "artificialguybr/RealVisXL-Free-DEMO", "latent-consistency/Real-Time-LCM-ControlNet-Lora-SD1.5", "fffiloni/StyleAligned_Transfer", "multimodalart/outpaint-video-zoom", "ChenDY/NitroFusion_1step_T2I", "briaai/BRIA-2.2-FAST", "fffiloni/AccDiffusion", "Doubiiu/TrajectoryCrafter", "AngelBottomless/Illustrious-XL-v0.1-demo", "ChenoAi/JuggernautXL-Playground", "Boboiazumi/animagine-xl-3.1", "briaai/BRIA-2.2-HD", "multimodalart/HiDiffusion", "Sergidev/HD-Pony-Diffusion-v6", "Linaqruf/kivotos-xl-2.0", "mrfakename/OpenDalle-GPU-Demo", "okaris/omni-zero-couples", "fffiloni/sd-xl-custom-model", "Deadmon/union-sdxl", "artificialguybr/DREAMSHAPER-XL-FREE-DEMO", "naver-ai/VisualStylePrompting_Controlnet", "ginipick/AccDiffusion", "OzzyGT/diffusers-recolor", "fffiloni/ReNO", "ameerazam08/diffusers-image-fill-with-prompt", "artificialguybr/CinematicRedmond-Free-Demo", "Profakerr/Inpaint", "aiqtech/imaginpaint", "elismasilva/mod-control-tile-upscaler-sdxl", "IbarakiDouji/WAI-NSFW-illustrious-SDXL", "tonyassi/IP-Adapter-Playground", "artificialguybr/AlbedoBase-XL-FREE-DEMO", "Nymbo/Image-Gen-Pro", "VAST-AI/MV-Adapter-T2MV-SDXL", "Menyu/NoobXL11", "dreamer-technoland/object-to-object-replace", "ehristoforu/Mobius", "mattyamonaca/starline", "p1atdev/danbooru-tags-translator-preview", "frogleo/Image-to-3D"], "safetensors": null, "security_repo_status": null, "xet_enabled": null, "lastModified": "2024-02-03 17:10:22+00:00", "cardData": "license: mit\ntags:\n- stable-diffusion\n- stable-diffusion-diffusers\ninference: false", "transformersInfo": null, "_id": "64acd4a6d15440de827d5bc3", "modelId": "madebyollin/sdxl-vae-fp16-fix", "usedStorage": 3016720617}</text:p>
          </table:table-cell>
          <table:table-cell/>
          <table:table-cell office:value-type="string" calcext:value-type="string">
            <text:p>{"key":"96e3f04a-2318-4273-8627-c9d802bc4308","hash":"blake3:9705ab1c31fa96b308734214fb7571a958621c7a9247eed82b7d277145f8d9fa","path":"sdxl/vae/sdxl-vae-fp16-fix","file_size":334643869,"name":"sdxl-vae-fp16-fix","type":"vae","format":"diffusers","base":"sdxl","source":"madebyollin/sdxl-vae-fp16-fix","source_type":"hf_repo_id","description":"SDXL VAE that works with FP16.","source_api_response":"{\"id\": \"madebyollin/sdxl-vae-fp16-fix\", \"author\": \"madebyollin\", \"sha\": \"207b116dae70ace3637169f1ddd2434b91b3a8cd\", \"last_modified\": \"2024-02-03 17:10:22+00:00\", \"created_at\": \"2023-07-11 04:03:50+00:00\", \"private\": false, \"gated\": false, \"disabled\": false, \"downloads\": 362190, \"downloads_all_time\": null, \"likes\": 575, \"library_name\": \"diffusers\", \"gguf\": null, \"inference\": null, \"inference_provider_mapping\": null, \"tags\": [\"diffusers\", \"safetensors\", \"stable-diffusion\", \"stable-diffusion-diffusers\", \"license:mit\", \"region:us\"], \"pipeline_tag\": null, \"mask_token\": null, \"trending_score\": null, \"card_data\": \"license: mit\\ntags:\\n- stable-diffusion\\n- stable-diffusion-diffusers\\ninference: false\", \"widget_data\": null, \"model_index\": null, \"config\": {}, \"transformers_info\": null, \"siblings\": [\"RepoSibling(rfilename='.gitattributes', size=1688, blob_id='dc5e8151e213a48c4b49f8c11e7321237648ffc8', lfs=None)\", \"RepoSibling(rfilename='README.md', size=3143, blob_id='163b5ded8ce2112e81bed73619a5d87b1103d150', lfs=None)\", \"RepoSibling(rfilename='config.json', size=631, blob_id='a0fc2b4620b60f1e599418c4de1c3d5e45db875a', lfs=None)\", \"RepoSibling(rfilename='diffusion_pytorch_model.bin', size=334712113, blob_id='a1f44c213105683604fdcb072bfe8da77c6cfaf5', lfs=BlobLfsInfo(size=334712113, sha256='37eb3e09ae1ce3d6891ddf809ca927b618e501091142cf07fdd9cd170e3a046f', pointer_size=134))\", \"RepoSibling(rfilename='diffusion_pytorch_model.safetensors', size=334643238, blob_id='15f9a8f8da4643044029d5db07d8eabb19970113', lfs=BlobLfsInfo(size=334643238, sha256='1b909373b28f2137098b0fd9dbc6f97f8410854f31f84ddc9fa04b077b0ace2c', pointer_size=134))\", \"RepoSibling(rfilename='images/activation-magnitudes.jpg', size=269212, blob_id='12076106317f7608fa8126083c871ebca8ff2409', lfs=None)\", \"RepoSibling(rfilename='images/fix-fp16.png', size=1567575, blob_id='c18ad7043cbe8706fa95f355f4b4a7008783cf9e', lfs=BlobLfsInfo(size=1567575, sha256='1f2d50273ee5768f54890f16f76de24009339c86675213616f6a4ca49379d60c', pointer_size=132))\", \"RepoSibling(rfilename='images/fix-fp32.png', size=1567307, blob_id='8a0469508a4945d1c64f90eb1ea809220c71c58e', lfs=BlobLfsInfo(size=1567307, sha256='a3bc509afe985095cafaf8cb3202edf35f74b5885869a1cc3ee331d65f1b6316', pointer_size=132))\", \"RepoSibling(rfilename='images/orig-fp16.png', size=3129, blob_id='64ebcc1f89acc683437c511d8a224cfe5d459458', lfs=None)\", \"RepoSibling(rfilename='images/orig-fp32.png', size=1595794, blob_id='00d2c71a546b28ee6ac169e66b217a509eef7bf6', lfs=BlobLfsInfo(size=1595794, sha256='1770748dd6618631a2b5ecf469b80f67c917c747c90ad1ef02adc65406927e62', pointer_size=132))\", \"RepoSibling(rfilename='sdxl.vae.safetensors', size=334641162, blob_id='df6df76b33282af38c16f7b2544695e75f5ed528', lfs=BlobLfsInfo(size=334641162, sha256='235745af8d86bf4a4c1b5b4f529868b37019a10f7c0b2e79ad0abca3a22bc6e1', pointer_size=134))\", \"RepoSibling(rfilename='sdxl_vae.safetensors', size=334641162, blob_id='df6df76b33282af38c16f7b2544695e75f5ed528', lfs=BlobLfsInfo(size=334641162, sha256='235745af8d86bf4a4c1b5b4f529868b37019a10f7c0b2e79ad0abca3a22bc6e1', pointer_size=134))\"], \"spaces\": [\"fffiloni/diffusers-image-outpaint\", \"Asahina2K/animagine-xl-3.1\", \"VAST-AI/TripoSG\", \"Pyramid-Flow/pyramid-flow\", \"radames/Real-Time-Latent-Consistency-Model\", \"Linaqruf/animagine-xl\", \"Shopify/background-replacement\", \"okaris/omni-zero\", \"mrfakename/OpenDalleV1.1-GPU-Demo\", \"radames/Enhance-This-HiDiffusion-SDXL\", \"hysts/SDXL\", \"multimodalart/lora-ease\", \"Asahina2K/animagine-xl-4.0\", \"OzzyGT/diffusers-fast-inpaint\", \"segmind/Segmind-Stable-Diffusion\", \"OzzyGT/diffusers-image-fill\", \"fffiloni/InstantIR\", \"KingNish/Image-Gen-Pro\", \"radames/Enhance-This-DemoFusion-SDXL\", \"TencentARC/T2I-Adapter-SDXL\", \"multimodalart/cosxl\", \"tencent/Hunyuan3D-2mv\", \"tori29umai/sketch2lineart\", \"TencentARC/T2I-Adapter-SDXL-Sketch\", \"stepfun-ai/Step1X-3D\", \"VAST-AI/MV-Adapter-I2MV-SDXL\", \"linoyts/sketch-to-3d\", \"AP123/Upside-Down-Diffusion\", \"tencent/Hunyuan3D-2mini-Turbo\", \"linoyts/scribble-sdxl-flash\", \"radames/Real-Time-Latent-Consistency-Model-Text-To-Image\", \"artificialguybr/Pixart-Sigma\", \"John6666/DiffuseCraftMod\", \"alibaba-pai/EasyAnimate\", \"xingpng/CSGO\", \"multimodalart/one-step-comparison\", \"John6666/votepurchase-multiple-model\", \"alibaba-pai/CogVideoX-Fun-5b\", \"radames/Real-Time-SD-Turbo\", \"radames/MistoLine-ControlNet-demo\", \"tori29umai/Photo2ShojoManga\", \"VAST-AI/MV-Adapter-Img2Texture\", \"artificialguybr/JUGGERNAUT-XL-FREE-DEMO\", \"radames/real-time-pix2pix-turbo\", \"huanngzh/MV-Adapter-T2MV-Anime\", \"VAST-AI/MV-Adapter-Text2Texture\", \"VIDraft/ReSize-Image-Outpainting\", \"artificialguybr/PonyDiffusion-XL-Free-DEMO\", \"fffiloni/sdxl-control-loras\", \"JOY-Huang/InstantIR\", \"Collov-Labs/d-edit\", \"fantos/VoiceClone\", \"linoyts/scribble-sdxl\", \"Menyu/illustrious_pencil-XL\", \"gokaygokay/NoobAI-Animagine-T-ponynai3\", \"Akimitsujiro/Stable-Diffusion-XL\", \"alibaba-pai/Wan2.1-Fun-1.3B-InP\", \"briaai/BRIA-Eraser-API\", \"fffiloni/allegro-text2video\", \"briaai/BRIA-Background-Generation\", \"artificialguybr/RealVisXL-Free-DEMO\", \"latent-consistency/Real-Time-LCM-ControlNet-Lora-SD1.5\", \"fffiloni/StyleAligned_Transfer\", \"multimodalart/outpaint-video-zoom\", \"ChenDY/NitroFusion_1step_T2I\", \"briaai/BRIA-2.2-FAST\", \"fffiloni/AccDiffusion\", \"Doubiiu/TrajectoryCrafter\", \"AngelBottomless/Illustrious-XL-v0.1-demo\", \"ChenoAi/JuggernautXL-Playground\", \"Boboiazumi/animagine-xl-3.1\", \"briaai/BRIA-2.2-HD\", \"multimodalart/HiDiffusion\", \"Sergidev/HD-Pony-Diffusion-v6\", \"Linaqruf/kivotos-xl-2.0\", \"mrfakename/OpenDalle-GPU-Demo\", \"okaris/omni-zero-couples\", \"fffiloni/sd-xl-custom-model\", \"Deadmon/union-sdxl\", \"artificialguybr/DREAMSHAPER-XL-FREE-DEMO\", \"naver-ai/VisualStylePrompting_Controlnet\", \"ginipick/AccDiffusion\", \"OzzyGT/diffusers-recolor\", \"fffiloni/ReNO\", \"ameerazam08/diffusers-image-fill-with-prompt\", \"artificialguybr/CinematicRedmond-Free-Demo\", \"Profakerr/Inpaint\", \"aiqtech/imaginpaint\", \"elismasilva/mod-control-tile-upscaler-sdxl\", \"IbarakiDouji/WAI-NSFW-illustrious-SDXL\", \"tonyassi/IP-Adapter-Playground\", \"artificialguybr/AlbedoBase-XL-FREE-DEMO\", \"Nymbo/Image-Gen-Pro\", \"VAST-AI/MV-Adapter-T2MV-SDXL\", \"Menyu/NoobXL11\", \"dreamer-technoland/object-to-object-replace\", \"ehristoforu/Mobius\", \"mattyamonaca/starline\", \"p1atdev/danbooru-tags-translator-preview\", \"frogleo/Image-to-3D\"], \"safetensors\": null, \"security_repo_status\": null, \"xet_enabled\": null, \"lastModified\": \"2024-02-03 17:10:22+00:00\", \"cardData\": \"license: mit\\ntags:\\n- stable-diffusion\\n- stable-diffusion-diffusers\\ninference: false\", \"transformersInfo\": null, \"_id\": \"64acd4a6d15440de827d5bc3\", \"modelId\": \"madebyollin/sdxl-vae-fp16-fix\", \"usedStorage\": 3016720617}","cover_image":null,"submodels":null,"usage_info":null}</text:p>
          </table:table-cell>
          <table:table-cell table:number-columns-repeated="2" office:value-type="string" calcext:value-type="string">
            <text:p>2025-07-18 01:18:07.940</text:p>
          </table:table-cell>
          <table:table-cell office:value-type="float" office:value="334643869" calcext:value-type="float">
            <text:p>334643869</text:p>
          </table:table-cell>
        </table:table-row>
        <table:table-row table:style-name="ro1" table:visibility="filter">
          <table:table-cell office:value-type="string" calcext:value-type="string">
            <text:p>06180d23-7982-443a-be4d-5486a11bb18e</text:p>
          </table:table-cell>
          <table:table-cell office:value-type="string" calcext:value-type="string">
            <text:p>blake3:a649d322bfde38f2c32f8f93ad1e00c2a8017b833a36fd2b0f70f10ecda63755</text:p>
          </table:table-cell>
          <table:table-cell office:value-type="string" calcext:value-type="string">
            <text:p>sdxl</text:p>
          </table:table-cell>
          <table:table-cell office:value-type="string" calcext:value-type="string">
            <text:p>controlnet</text:p>
          </table:table-cell>
          <table:table-cell office:value-type="string" calcext:value-type="string">
            <text:p>sdxl/controlnet/Depth Map.0</text:p>
          </table:table-cell>
          <table:table-cell office:value-type="string" calcext:value-type="string">
            <text:p>diffusers</text:p>
          </table:table-cell>
          <table:table-cell office:value-type="string" calcext:value-type="string">
            <text:p>Depth Map</text:p>
          </table:table-cell>
          <table:table-cell office:value-type="string" calcext:value-type="string">
            <text:p>Uses depth information in the image to control the depth in the generation.</text:p>
          </table:table-cell>
          <table:table-cell office:value-type="string" calcext:value-type="string">
            <text:p>diffusers/controlNet-depth-sdxl-1.0</text:p>
          </table:table-cell>
          <table:table-cell office:value-type="string" calcext:value-type="string">
            <text:p>hf_repo_id</text:p>
          </table:table-cell>
          <table:table-cell office:value-type="string" calcext:value-type="string">
            <text:p>{"id": "diffusers/controlnet-depth-sdxl-1.0", "author": "diffusers", "sha": "17bb97973f29801224cd66f192c5ffacf82648b4", "last_modified": "2024-04-24 01:31:15+00:00", "created_at": "2023-08-12 17:23:20+00:00", "private": false, "gated": false, "disabled": false, "downloads": 19377, "downloads_all_time": null, "likes": 185, "library_name": "diffusers", "gguf": null, "inference": null, "inference_provider_mapping": null, "tags": ["diffusers", "safetensors", "stable-diffusion-xl", "stable-diffusion-xl-diffusers", "text-to-image", "controlnet", "base_model:stabilityai/stable-diffusion-xl-base-1.0", "base_model:adapter:stabilityai/stable-diffusion-xl-base-1.0", "license:openrail++", "region:us"], "pipeline_tag": "text-to-image", "mask_token": null, "trending_score": null, "card_data": "base_model: stabilityai/stable-diffusion-xl-base-1.0\nlicense: openrail++\ntags:\n- stable-diffusion-xl\n- stable-diffusion-xl-diffusers\n- text-to-image\n- diffusers\n- controlnet\ninference: false", "widget_data": null, "model_index": null, "config": {}, "transformers_info": null, "siblings": ["RepoSibling(rfilename='.gitattributes', size=1569, blob_id='2886043667a5d6834e23a9aead405895e5539711', lfs=None)", "RepoSibling(rfilename='README.md', size=3545, blob_id='58c18e27c5df96ca046f8b8a426f8e6cf305514b', lfs=None)", "RepoSibling(rfilename='config.json', size=1274, blob_id='9e36326b51f8c1d0b35cc74aa75cfd2504cc8d5f', lfs=None)", "RepoSibling(rfilename='diffusion_pytorch_model.bin', size=5004438321, blob_id='e9779292a241768ef5e231a61428274435b42d6b', lfs=BlobLfsInfo(size=5004438321, sha256='edf33a2662e4f270d4eeeff3a56292bed7a050eba13841d07bba8a213f08a090', pointer_size=135))", "RepoSibling(rfilename='diffusion_pytorch_model.fp16.bin', size=2502412879, blob_id='629c2a97de1d5dfa2e84efbe755d51c8f250f35c', lfs=BlobLfsInfo(size=2502412879, sha256='7b139b4fb4b2819868616b27e3dc2935c8b4b55ec57b115c031a2d2807a61e53', pointer_size=135))", "RepoSibling(rfilename='diffusion_pytorch_model.fp16.safetensors', size=2502139134, blob_id='5cc12d9bd303e7ce96f3d2be5a56d343222ed04d', lfs=BlobLfsInfo(size=2502139134, sha256='66a6813e6bd7270ecfe68206a59ddd605a011ae85321188376605c66e0a4f303', pointer_size=135))", "RepoSibling(rfilename='diffusion_pytorch_model.safetensors', size=5004167860, blob_id='482903092dc3c0d8e7f78f9fd06259a549082ef5', lfs=BlobLfsInfo(size=5004167860, sha256='b760b1ed26970c7c60abbcef08e7238bb9428bee510a405aff239e06a1471945', pointer_size=135))", "RepoSibling(rfilename='spiderman.png', size=6356349, blob_id='be56ee8012b9f4904b7484fc2cfc8da252f925e7', lfs=BlobLfsInfo(size=6356349, sha256='2229cade24c6efc97310c9a67115eea65a36784d25ef9f39749db37d2e884406', pointer_size=132))"], "spaces": ["radames/Real-Time-Latent-Consistency-Model", "Shopify/background-replacement", "tencent/Hunyuan3D-2mv", "fffiloni/ZeST", "tencent/Hunyuan3D-2mini-Turbo", "Nymbo/image_gen_supaqueue", "fffiloni/StyleAligned_Transfer", "Fucius/OMG-InstantID", "Fucius/OMG", "naver-ai/VisualStylePrompting_Controlnet", "dreamer-technoland/object-to-object-replace", "frogleo/Image-to-3D", "ysharma/style-aligned-controlnet", "stabilityai/marble", "kadirnar/ZeST", "mubarak-alketbi/Hunyuan3D-2mini-Turbo", "jiuface/real-depth", "egg22314/object-to-object-replace", "dreamer-technoland/object-to-object-replace-1", "hideosnes/Zero-Shot-Material-Transfer", "immanuelzhu/background-replacement", "Nymbo/Hunyuan3D-2", "Sainirmit/Interior_Design_Style_Fusion", "LinKadel/background-replacement", "Coderunner2023/background-replacement", "johnygoddard/background-replacement-duplicated", "a414166402/background-replacement", "cocktailpeanut/ZeST", "de3sec/background-replacement", "tsi-org/Zero-Shot-Material-Transfer", "KushBor/background-replacement", "alisrbdni/background-replacement", "LIAOCJ/background-replacement", "Almothana74/background-replacement", "marselgames9/marselgames9-gif135", "marselgames9/marselgames9-gif135animation", "marselgames9/marselgames9-1234567gif", "mohammadhakimi/ip-adapter", "Vitrous/Replica", "Nymbo/background-replacement", "TDN-M/ZeST", "SylvesterStandallone/background-replacement-2", "gunnit/damostudio", "K00B404/image_gen_supaqueue_game_assets", "waloneai/Walone-background-replacement", "CreativesCombined/HB8_replica_workflow_pilot", "Tonioesparza/hb8_ourhood_pilot", "ftopal/OMG", "devan1992/background-replacement", "sakinlesh/deneme", "h-azad/background-replacement", "MMD-Coder/Hunyuan3D-2.0", "sizifart/siz3d", "eMILF2/real-time-model", "syedMohib44/ditto-api", "PPADL/ZeST", "DannyWoogagongtayafull/Hunyuan3D-2mini-Turbo", "paceyai/Hunyuan3D-2mini-Turbo", "mkrystal/Real-Time-Latent-Consistency-Model", "wangmengthu/test", "zzk666/Hunyuan3D-2mini-Turbo-Test", "eugenepiggy/tcdl", "NicolasG2523/PicsTo3D", "Samuelbegin/room-decor-ai", "Samuelbegin/room-image-generation"], "safetensors": null, "security_repo_status": null, "xet_enabled": null, "lastModified": "2024-04-24 01:31:15+00:00", "cardData": "base_model: stabilityai/stable-diffusion-xl-base-1.0\nlicense: openrail++\ntags:\n- stable-diffusion-xl\n- stable-diffusion-xl-diffusers\n- text-to-image\n- diffusers\n- controlnet\ninference: false", "transformersInfo": null, "_id": "64d7c00867c967b015e85f6d", "modelId": "diffusers/controlnet-depth-sdxl-1.0", "usedStorage": 20023682407}</text:p>
          </table:table-cell>
          <table:table-cell/>
          <table:table-cell office:value-type="string" calcext:value-type="string">
            <text:p>{"key":"06180d23-7982-443a-be4d-5486a11bb18e","hash":"blake3:a649d322bfde38f2c32f8f93ad1e00c2a8017b833a36fd2b0f70f10ecda63755","path":"sdxl/controlnet/Depth Map.0","file_size":2502140408,"name":"Depth Map","type":"controlnet","format":"diffusers","base":"sdxl","source":"diffusers/controlNet-depth-sdxl-1.0","source_type":"hf_repo_id","description":"Uses depth information in the image to control the depth in the generation.","source_api_response":"{\"id\": \"diffusers/controlnet-depth-sdxl-1.0\", \"author\": \"diffusers\", \"sha\": \"17bb97973f29801224cd66f192c5ffacf82648b4\", \"last_modified\": \"2024-04-24 01:31:15+00:00\", \"created_at\": \"2023-08-12 17:23:20+00:00\", \"private\": false, \"gated\": false, \"disabled\": false, \"downloads\": 19377, \"downloads_all_time\": null, \"likes\": 185, \"library_name\": \"diffusers\", \"gguf\": null, \"inference\": null, \"inference_provider_mapping\": null, \"tags\": [\"diffusers\", \"safetensors\", \"stable-diffusion-xl\", \"stable-diffusion-xl-diffusers\", \"text-to-image\", \"controlnet\", \"base_model:stabilityai/stable-diffusion-xl-base-1.0\", \"base_model:adapter:stabilityai/stable-diffusion-xl-base-1.0\", \"license:openrail++\", \"region:us\"], \"pipeline_tag\": \"text-to-image\", \"mask_token\": null, \"trending_score\": null, \"card_data\": \"base_model: stabilityai/stable-diffusion-xl-base-1.0\\nlicense: openrail++\\ntags:\\n- stable-diffusion-xl\\n- stable-diffusion-xl-diffusers\\n- text-to-image\\n- diffusers\\n- controlnet\\ninference: false\", \"widget_data\": null, \"model_index\": null, \"config\": {}, \"transformers_info\": null, \"siblings\": [\"RepoSibling(rfilename='.gitattributes', size=1569, blob_id='2886043667a5d6834e23a9aead405895e5539711', lfs=None)\", \"RepoSibling(rfilename='README.md', size=3545, blob_id='58c18e27c5df96ca046f8b8a426f8e6cf305514b', lfs=None)\", \"RepoSibling(rfilename='config.json', size=1274, blob_id='9e36326b51f8c1d0b35cc74aa75cfd2504cc8d5f', lfs=None)\", \"RepoSibling(rfilename='diffusion_pytorch_model.bin', size=5004438321, blob_id='e9779292a241768ef5e231a61428274435b42d6b', lfs=BlobLfsInfo(size=5004438321, sha256='edf33a2662e4f270d4eeeff3a56292bed7a050eba13841d07bba8a213f08a090', pointer_size=135))\", \"RepoSibling(rfilename='diffusion_pytorch_model.fp16.bin', size=2502412879, blob_id='629c2a97de1d5dfa2e84efbe755d51c8f250f35c', lfs=BlobLfsInfo(size=2502412879, sha256='7b139b4fb4b2819868616b27e3dc2935c8b4b55ec57b115c031a2d2807a61e53', pointer_size=135))\", \"RepoSibling(rfilename='diffusion_pytorch_model.fp16.safetensors', size=2502139134, blob_id='5cc12d9bd303e7ce96f3d2be5a56d343222ed04d', lfs=BlobLfsInfo(size=2502139134, sha256='66a6813e6bd7270ecfe68206a59ddd605a011ae85321188376605c66e0a4f303', pointer_size=135))\", \"RepoSibling(rfilename='diffusion_pytorch_model.safetensors', size=5004167860, blob_id='482903092dc3c0d8e7f78f9fd06259a549082ef5', lfs=BlobLfsInfo(size=5004167860, sha256='b760b1ed26970c7c60abbcef08e7238bb9428bee510a405aff239e06a1471945', pointer_size=135))\", \"RepoSibling(rfilename='spiderman.png', size=6356349, blob_id='be56ee8012b9f4904b7484fc2cfc8da252f925e7', lfs=BlobLfsInfo(size=6356349, sha256='2229cade24c6efc97310c9a67115eea65a36784d25ef9f39749db37d2e884406', pointer_size=132))\"], \"spaces\": [\"radames/Real-Time-Latent-Consistency-Model\", \"Shopify/background-replacement\", \"tencent/Hunyuan3D-2mv\", \"fffiloni/ZeST\", \"tencent/Hunyuan3D-2mini-Turbo\", \"Nymbo/image_gen_supaqueue\", \"fffiloni/StyleAligned_Transfer\", \"Fucius/OMG-InstantID\", \"Fucius/OMG\", \"naver-ai/VisualStylePrompting_Controlnet\", \"dreamer-technoland/object-to-object-replace\", \"frogleo/Image-to-3D\", \"ysharma/style-aligned-controlnet\", \"stabilityai/marble\", \"kadirnar/ZeST\", \"mubarak-alketbi/Hunyuan3D-2mini-Turbo\", \"jiuface/real-depth\", \"egg22314/object-to-object-replace\", \"dreamer-technoland/object-to-object-replace-1\", \"hideosnes/Zero-Shot-Material-Transfer\", \"immanuelzhu/background-replacement\", \"Nymbo/Hunyuan3D-2\", \"Sainirmit/Interior_Design_Style_Fusion\", \"LinKadel/background-replacement\", \"Coderunner2023/background-replacement\", \"johnygoddard/background-replacement-duplicated\", \"a414166402/background-replacement\", \"cocktailpeanut/ZeST\", \"de3sec/background-replacement\", \"tsi-org/Zero-Shot-Material-Transfer\", \"KushBor/background-replacement\", \"alisrbdni/background-replacement\", \"LIAOCJ/background-replacement\", \"Almothana74/background-replacement\", \"marselgames9/marselgames9-gif135\", \"marselgames9/marselgames9-gif135animation\", \"marselgames9/marselgames9-1234567gif\", \"mohammadhakimi/ip-adapter\", \"Vitrous/Replica\", \"Nymbo/background-replacement\", \"TDN-M/ZeST\", \"SylvesterStandallone/background-replacement-2\", \"gunnit/damostudio\", \"K00B404/image_gen_supaqueue_game_assets\", \"waloneai/Walone-background-replacement\", \"CreativesCombined/HB8_replica_workflow_pilot\", \"Tonioesparza/hb8_ourhood_pilot\", \"ftopal/OMG\", \"devan1992/background-replacement\", \"sakinlesh/deneme\", \"h-azad/background-replacement\", \"MMD-Coder/Hunyuan3D-2.0\", \"sizifart/siz3d\", \"eMILF2/real-time-model\", \"syedMohib44/ditto-api\", \"PPADL/ZeST\", \"DannyWoogagongtayafull/Hunyuan3D-2mini-Turbo\", \"paceyai/Hunyuan3D-2mini-Turbo\", \"mkrystal/Real-Time-Latent-Consistency-Model\", \"wangmengthu/test\", \"zzk666/Hunyuan3D-2mini-Turbo-Test\", \"eugenepiggy/tcdl\", \"NicolasG2523/PicsTo3D\", \"Samuelbegin/room-decor-ai\", \"Samuelbegin/room-image-generation\"], \"safetensors\": null, \"security_repo_status\": null, \"xet_enabled\": null, \"lastModified\": \"2024-04-24 01:31:15+00:00\", \"cardData\": \"base_model: stabilityai/stable-diffusion-xl-base-1.0\\nlicense: openrail++\\ntags:\\n- stable-diffusion-xl\\n- stable-diffusion-xl-diffusers\\n- text-to-image\\n- diffusers\\n- controlnet\\ninference: false\", \"transformersInfo\": null, \"_id\": \"64d7c00867c967b015e85f6d\", \"modelId\": \"diffusers/controlnet-depth-sdxl-1.0\", \"usedStorage\": 20023682407}","cover_image":null,"submodels":null,"usage_info":null,"default_settings":{"preprocessor":"depth_anything_image_processor"},"repo_variant":"fp16"}</text:p>
          </table:table-cell>
          <table:table-cell table:number-columns-repeated="2" office:value-type="string" calcext:value-type="string">
            <text:p>2025-07-18 01:19:40.622</text:p>
          </table:table-cell>
          <table:table-cell office:value-type="float" office:value="2502140408" calcext:value-type="float">
            <text:p>2502140408</text:p>
          </table:table-cell>
        </table:table-row>
        <table:table-row table:style-name="ro1" table:visibility="filter">
          <table:table-cell office:value-type="string" calcext:value-type="string">
            <text:p>dcf46a41-6449-415a-b322-3653b2d6b42f</text:p>
          </table:table-cell>
          <table:table-cell office:value-type="string" calcext:value-type="string">
            <text:p>blake3:1f500a206b3b305723705d2c11800e8d0d6f1cdae637764ea9812a83f00e0ba5</text:p>
          </table:table-cell>
          <table:table-cell office:value-type="string" calcext:value-type="string">
            <text:p>sdxl</text:p>
          </table:table-cell>
          <table:table-cell office:value-type="string" calcext:value-type="string">
            <text:p>main</text:p>
          </table:table-cell>
          <table:table-cell office:value-type="string" calcext:value-type="string">
            <text:p>sdxl/main/Juggernaut XL v9</text:p>
          </table:table-cell>
          <table:table-cell office:value-type="string" calcext:value-type="string">
            <text:p>diffusers</text:p>
          </table:table-cell>
          <table:table-cell office:value-type="string" calcext:value-type="string">
            <text:p>Juggernaut XL v9</text:p>
          </table:table-cell>
          <table:table-cell office:value-type="string" calcext:value-type="string">
            <text:p>Photograph-focused model.</text:p>
          </table:table-cell>
          <table:table-cell office:value-type="string" calcext:value-type="string">
            <text:p>RunDiffusion/Juggernaut-XL-v9</text:p>
          </table:table-cell>
          <table:table-cell office:value-type="string" calcext:value-type="string">
            <text:p>hf_repo_id</text:p>
          </table:table-cell>
          <table:table-cell office:value-type="string" calcext:value-type="string">
            <text:p>{"id": "RunDiffusion/Juggernaut-XL-v9", "author": "RunDiffusion", "sha": "b2d4ff8089889ad0a63a2f93a14e2cf6059bfdbb", "last_modified": "2024-12-11 19:56:01+00:00", "created_at": "2024-02-18 21:05:03+00:00", "private": false, "gated": false, "disabled": false, "downloads": 107443, "downloads_all_time": null, "likes": 229, "library_name": "diffusers", "gguf": null, "inference": null, "inference_provider_mapping": null, "tags": ["diffusers", "art", "people", "diffusion", "Cinematic", "Photography", "Landscape", "Interior", "Food", "Car", "Wildlife", "Architecture", "text-to-image", "en", "base_model:stabilityai/stable-diffusion-xl-base-1.0", "base_model:finetune:stabilityai/stable-diffusion-xl-base-1.0", "license:creativeml-openrail-m", "autotrain_compatible", "endpoints_compatible", "diffusers:StableDiffusionXLPipeline", "region:us"], "pipeline_tag": "text-to-image", "mask_token": null, "trending_score": null, "card_data": "base_model: stabilityai/stable-diffusion-xl-base-1.0\nlanguage:\n- en\nlibrary_name: diffusers\nlicense: creativeml-openrail-m\npipeline_tag: text-to-image\ntags:\n- art\n- people\n- diffusion\n- Cinematic\n- Photography\n- Landscape\n- Interior\n- Food\n- Car\n- Wildlife\n- Architecture\nthumbnail: https://imagedelivery.net/siANnpeNAc_S2q1M3-eDrA/c200a026-c151-49c7-afbc-241fe943b300/padthumb", "widget_data": null, "model_index": null, "config": {"diffusers": {"_class_name": "StableDiffusionXLPipeline"}}, "transformers_info": null, "siblings": ["RepoSibling(rfilename='.gitattributes', size=1519, blob_id='a6344aac8c09253b3b630fb776ae94478aa0275b', lfs=None)", "RepoSibling(rfilename='Juggernaut-XL_v9_RunDiffusionPhoto_v2.safetensors', size=7105348188, blob_id='df4aaa506dd1db0d07783c2e36bf1c2bb2ac6194', lfs=BlobLfsInfo(size=7105348188, sha256='c9e3e68f89b8e38689e1097d4be4573cf308de4e3fd044c64ca697bdb4aa8bca', pointer_size=135))", "RepoSibling(rfilename='README.md', size=4580, blob_id='ffc7550e0512b2447739a64b338edf358a0bd6b6', lfs=None)", "RepoSibling(rfilename='model_index.json', size=667, blob_id='b9f3d02258e5e525ad2762cc4a7a3ff0dc68f9e7', lfs=None)", "RepoSibling(rfilename='scheduler/scheduler_config.json', size=496, blob_id='314728caf3bf70369105692a562b4eb0695cd4ec', lfs=None)", "RepoSibling(rfilename='text_encoder/config.json', size=565, blob_id='ee080c71f6e52e8c865f0ce11545603ffc96378c', lfs=None)", "RepoSibling(rfilename='text_encoder/model.fp16.safetensors', size=246144152, blob_id='956c3f72316fb26686e50c900568ed5661a3a5ee', lfs=BlobLfsInfo(size=246144152, sha256='698656aa4f452e1f8f38287240054a9b8d339b3051ec17d77d63bdb5605db01a', pointer_size=134))", "RepoSibling(rfilename='text_encoder_2/config.json', size=575, blob_id='c37f01f079566bc3fcec2f39e4ac5daa444840ab', lfs=None)", "RepoSibling(rfilename='text_encoder_2/model.fp16.safetensors', size=1389382176, blob_id='a79b58475f9864adbb2e2cc75c38c35d21ff1d25', lfs=BlobLfsInfo(size=1389382176, sha256='9962c194f50a9c580ebe573f2a4756d76dcd29abe15bffb0a5905509eb6a8dda', pointer_size=135))", "RepoSibling(rfilename='tokenizer/merges.txt', size=524619, blob_id='76e821f1b6f0a9709293c3b6b51ed90980b3166b', lfs=None)", "RepoSibling(rfilename='tokenizer/special_tokens_map.json', size=588, blob_id='cf0682d6de72c1547f41b4f6d7c59f62deffef94', lfs=None)", "RepoSibling(rfilename='tokenizer/tokenizer_config.json', size=705, blob_id='180a4e1be2a7d0b38a44108d6f24f585f35147b1', lfs=None)", "RepoSibling(rfilename='tokenizer/vocab.json', size=1059962, blob_id='469be27c5c010538f845f518c4f5e8574c78f7c8', lfs=None)", "RepoSibling(rfilename='tokenizer_2/merges.txt', size=524619, blob_id='76e821f1b6f0a9709293c3b6b51ed90980b3166b', lfs=None)", "RepoSibling(rfilename='tokenizer_2/special_tokens_map.json', size=462, blob_id='97c049e4778fa8675a5a836ee0c6b1d808ee2edf', lfs=None)", "RepoSibling(rfilename='tokenizer_2/tokenizer_config.json', size=856, blob_id='f4299b251265219ef1369503c04d837bd9528f0a', lfs=None)", "RepoSibling(rfilename='tokenizer_2/vocab.json', size=1059962, blob_id='469be27c5c010538f845f518c4f5e8574c78f7c8', lfs=None)", "RepoSibling(rfilename='unet/config.json', size=1778, blob_id='cee677f4253b72ed8ac7b6380f087fd08cf733ea', lfs=None)", "RepoSibling(rfilename='unet/diffusion_pytorch_model.fp16.safetensors', size=5135149760, blob_id='1a1ad8e1bfeade7231de6f249c41469d4a0a09fa', lfs=BlobLfsInfo(size=5135149760, sha256='cf1ee18eb36712683f50c1e674634875e2adf7413d7492d5f9aa7e69e1a8c17a', pointer_size=135))", "RepoSibling(rfilename='vae/config.json', size=607, blob_id='5f217e408a879cda4d71ab25f8a27d41b49c7db7', lfs=None)", "RepoSibling(rfilename='vae/diffusion_pytorch_model.fp16.safetensors', size=167335342, blob_id='c4663db966f401ce4f88d6b895023bf966ed6f92', lfs=BlobLfsInfo(size=167335342, sha256='6353737672c94b96174cb590f711eac6edf2fcce5b6e91aa9d73c5adc589ee48', pointer_size=134))"], "spaces": ["SakanaAI/EvoSDXL-JP", "ChenoAi/JuggernautXL-Playground", "SakanaAI/Evo-Ukiyoe", "SakanaAI/Evo-Nishikie", "andyaii/Images", "smartfeed/image2image", "RSPMetaAdmin/WebUIwControlNetwXL_Group1", "RSPMetaAdmin/WebUIwControlNetwXL_Group2", "qyoo/AID-v2", "tsqn/PhotoMaker-V2", "tianaco/tianacomakethedot", "cbensimon/Evo-Ukiyoe", "TheAIBoi/ImageGen", "ebonyo/TTIforSLA", "iniapi/Images", "farah6/RunDiffusion-Juggernaut-XL-v9", "doublelotus/colorsteven", "sukma13/RunDiffusion-Juggernaut-XL-v9", "henryas/storydiffusion", "sanjayxm/PuLiD-Flux", "FriedMain321/Juggernaut-XL-v9-Sandbox-V1", "jmartins94/TestRunDiffusion-Juggernaut-XL-v9", "jmartins94/RunDiffusion-Juggernaut-XL-v9", "qvila/JuggernautXL-Playground", "FlexTheAi/Flexstorydiff", "Raviii98/RunDiffusion-Juggernaut-XL-v9", "mberke11/story", "mberke11/content", "jasoncharles/StoryDiffusion", "Hello007007/RunDiffusion-Juggernaut-XL-v9", "charismao/RunDiffusion-Juggernaut-XL-v9", "benskibenski/JingleSharkStories", "cocktailpeanut/EvoSDXL-JP", "Adx13/v9_RDOhoto_Lightning_V1_BETA"], "safetensors": null, "security_repo_status": null, "xet_enabled": null, "lastModified": "2024-12-11 19:56:01+00:00", "cardData": "base_model: stabilityai/stable-diffusion-xl-base-1.0\nlanguage:\n- en\nlibrary_name: diffusers\nlicense: creativeml-openrail-m\npipeline_tag: text-to-image\ntags:\n- art\n- people\n- diffusion\n- Cinematic\n- Photography\n- Landscape\n- Interior\n- Food\n- Car\n- Wildlife\n- Architecture\nthumbnail: https://imagedelivery.net/siANnpeNAc_S2q1M3-eDrA/c200a026-c151-49c7-afbc-241fe943b300/padthumb", "transformersInfo": null, "_id": "65d270fff2da55d0a81123b7", "modelId": "RunDiffusion/Juggernaut-XL-v9", "usedStorage": 27919048054}</text:p>
          </table:table-cell>
          <table:table-cell/>
          <table:table-cell office:value-type="string" calcext:value-type="string">
            <text:p>{"key":"dcf46a41-6449-415a-b322-3653b2d6b42f","hash":"blake3:1f500a206b3b305723705d2c11800e8d0d6f1cdae637764ea9812a83f00e0ba5","path":"sdxl/main/Juggernaut XL v9","file_size":6941216563,"name":"Juggernaut XL v9","type":"main","format":"diffusers","base":"sdxl","source":"RunDiffusion/Juggernaut-XL-v9","source_type":"hf_repo_id","description":"Photograph-focused model.","source_api_response":"{\"id\": \"RunDiffusion/Juggernaut-XL-v9\", \"author\": \"RunDiffusion\", \"sha\": \"b2d4ff8089889ad0a63a2f93a14e2cf6059bfdbb\", \"last_modified\": \"2024-12-11 19:56:01+00:00\", \"created_at\": \"2024-02-18 21:05:03+00:00\", \"private\": false, \"gated\": false, \"disabled\": false, \"downloads\": 107443, \"downloads_all_time\": null, \"likes\": 229, \"library_name\": \"diffusers\", \"gguf\": null, \"inference\": null, \"inference_provider_mapping\": null, \"tags\": [\"diffusers\", \"art\", \"people\", \"diffusion\", \"Cinematic\", \"Photography\", \"Landscape\", \"Interior\", \"Food\", \"Car\", \"Wildlife\", \"Architecture\", \"text-to-image\", \"en\", \"base_model:stabilityai/stable-diffusion-xl-base-1.0\", \"base_model:finetune:stabilityai/stable-diffusion-xl-base-1.0\", \"license:creativeml-openrail-m\", \"autotrain_compatible\", \"endpoints_compatible\", \"diffusers:StableDiffusionXLPipeline\", \"region:us\"], \"pipeline_tag\": \"text-to-image\", \"mask_token\": null, \"trending_score\": null, \"card_data\": \"base_model: stabilityai/stable-diffusion-xl-base-1.0\\nlanguage:\\n- en\\nlibrary_name: diffusers\\nlicense: creativeml-openrail-m\\npipeline_tag: text-to-image\\ntags:\\n- art\\n- people\\n- diffusion\\n- Cinematic\\n- Photography\\n- Landscape\\n- Interior\\n- Food\\n- Car\\n- Wildlife\\n- Architecture\\nthumbnail: https://imagedelivery.net/siANnpeNAc_S2q1M3-eDrA/c200a026-c151-49c7-afbc-241fe943b300/padthumb\", \"widget_data\": null, \"model_index\": null, \"config\": {\"diffusers\": {\"_class_name\": \"StableDiffusionXLPipeline\"}}, \"transformers_info\": null, \"siblings\": [\"RepoSibling(rfilename='.gitattributes', size=1519, blob_id='a6344aac8c09253b3b630fb776ae94478aa0275b', lfs=None)\", \"RepoSibling(rfilename='Juggernaut-XL_v9_RunDiffusionPhoto_v2.safetensors', size=7105348188, blob_id='df4aaa506dd1db0d07783c2e36bf1c2bb2ac6194', lfs=BlobLfsInfo(size=7105348188, sha256='c9e3e68f89b8e38689e1097d4be4573cf308de4e3fd044c64ca697bdb4aa8bca', pointer_size=135))\", \"RepoSibling(rfilename='README.md', size=4580, blob_id='ffc7550e0512b2447739a64b338edf358a0bd6b6', lfs=None)\", \"RepoSibling(rfilename='model_index.json', size=667, blob_id='b9f3d02258e5e525ad2762cc4a7a3ff0dc68f9e7', lfs=None)\", \"RepoSibling(rfilename='scheduler/scheduler_config.json', size=496, blob_id='314728caf3bf70369105692a562b4eb0695cd4ec', lfs=None)\", \"RepoSibling(rfilename='text_encoder/config.json', size=565, blob_id='ee080c71f6e52e8c865f0ce11545603ffc96378c', lfs=None)\", \"RepoSibling(rfilename='text_encoder/model.fp16.safetensors', size=246144152, blob_id='956c3f72316fb26686e50c900568ed5661a3a5ee', lfs=BlobLfsInfo(size=246144152, sha256='698656aa4f452e1f8f38287240054a9b8d339b3051ec17d77d63bdb5605db01a', pointer_size=134))\", \"RepoSibling(rfilename='text_encoder_2/config.json', size=575, blob_id='c37f01f079566bc3fcec2f39e4ac5daa444840ab', lfs=None)\", \"RepoSibling(rfilename='text_encoder_2/model.fp16.safetensors', size=1389382176, blob_id='a79b58475f9864adbb2e2cc75c38c35d21ff1d25', lfs=BlobLfsInfo(size=1389382176, sha256='9962c194f50a9c580ebe573f2a4756d76dcd29abe15bffb0a5905509eb6a8dda', pointer_size=135))\", \"RepoSibling(rfilename='tokenizer/merges.txt', size=524619, blob_id='76e821f1b6f0a9709293c3b6b51ed90980b3166b', lfs=None)\", \"RepoSibling(rfilename='tokenizer/special_tokens_map.json', size=588, blob_id='cf0682d6de72c1547f41b4f6d7c59f62deffef94', lfs=None)\", \"RepoSibling(rfilename='tokenizer/tokenizer_config.json', size=705, blob_id='180a4e1be2a7d0b38a44108d6f24f585f35147b1', lfs=None)\", \"RepoSibling(rfilename='tokenizer/vocab.json', size=1059962, blob_id='469be27c5c010538f845f518c4f5e8574c78f7c8', lfs=None)\", \"RepoSibling(rfilename='tokenizer_2/merges.txt', size=524619, blob_id='76e821f1b6f0a9709293c3b6b51ed90980b3166b', lfs=None)\", \"RepoSibling(rfilename='tokenizer_2/special_tokens_map.json', size=462, blob_id='97c049e4778fa8675a5a836ee0c6b1d808ee2edf', lfs=None)\", \"RepoSibling(rfilename='tokenizer_2/tokenizer_config.json', size=856, blob_id='f4299b251265219ef1369503c04d837bd9528f0a', lfs=None)\", \"RepoSibling(rfilename='tokenizer_2/vocab.json', size=1059962, blob_id='469be27c5c010538f845f518c4f5e8574c78f7c8', lfs=None)\", \"RepoSibling(rfilename='unet/config.json', size=1778, blob_id='cee677f4253b72ed8ac7b6380f087fd08cf733ea', lfs=None)\", \"RepoSibling(rfilename='unet/diffusion_pytorch_model.fp16.safetensors', size=5135149760, blob_id='1a1ad8e1bfeade7231de6f249c41469d4a0a09fa', lfs=BlobLfsInfo(size=5135149760, sha256='cf1ee18eb36712683f50c1e674634875e2adf7413d7492d5f9aa7e69e1a8c17a', pointer_size=135))\", \"RepoSibling(rfilename='vae/config.json', size=607, blob_id='5f217e408a879cda4d71ab25f8a27d41b49c7db7', lfs=None)\", \"RepoSibling(rfilename='vae/diffusion_pytorch_model.fp16.safetensors', size=167335342, blob_id='c4663db966f401ce4f88d6b895023bf966ed6f92', lfs=BlobLfsInfo(size=167335342, sha256='6353737672c94b96174cb590f711eac6edf2fcce5b6e91aa9d73c5adc589ee48', pointer_size=134))\"], \"spaces\": [\"SakanaAI/EvoSDXL-JP\", \"ChenoAi/JuggernautXL-Playground\", \"SakanaAI/Evo-Ukiyoe\", \"SakanaAI/Evo-Nishikie\", \"andyaii/Images\", \"smartfeed/image2image\", \"RSPMetaAdmin/WebUIwControlNetwXL_Group1\", \"RSPMetaAdmin/WebUIwControlNetwXL_Group2\", \"qyoo/AID-v2\", \"tsqn/PhotoMaker-V2\", \"tianaco/tianacomakethedot\", \"cbensimon/Evo-Ukiyoe\", \"TheAIBoi/ImageGen\", \"ebonyo/TTIforSLA\", \"iniapi/Images\", \"farah6/RunDiffusion-Juggernaut-XL-v9\", \"doublelotus/colorsteven\", \"sukma13/RunDiffusion-Juggernaut-XL-v9\", \"henryas/storydiffusion\", \"sanjayxm/PuLiD-Flux\", \"FriedMain321/Juggernaut-XL-v9-Sandbox-V1\", \"jmartins94/TestRunDiffusion-Juggernaut-XL-v9\", \"jmartins94/RunDiffusion-Juggernaut-XL-v9\", \"qvila/JuggernautXL-Playground\", \"FlexTheAi/Flexstorydiff\", \"Raviii98/RunDiffusion-Juggernaut-XL-v9\", \"mberke11/story\", \"mberke11/content\", \"jasoncharles/StoryDiffusion\", \"Hello007007/RunDiffusion-Juggernaut-XL-v9\", \"charismao/RunDiffusion-Juggernaut-XL-v9\", \"benskibenski/JingleSharkStories\", \"cocktailpeanut/EvoSDXL-JP\", \"Adx13/v9_RDOhoto_Lightning_V1_BETA\"], \"safetensors\": null, \"security_repo_status\": null, \"xet_enabled\": null, \"lastModified\": \"2024-12-11 19:56:01+00:00\", \"cardData\": \"base_model: stabilityai/stable-diffusion-xl-base-1.0\\nlanguage:\\n- en\\nlibrary_name: diffusers\\nlicense: creativeml-openrail-m\\npipeline_tag: text-to-image\\ntags:\\n- art\\n- people\\n- diffusion\\n- Cinematic\\n- Photography\\n- Landscape\\n- Interior\\n- Food\\n- Car\\n- Wildlife\\n- Architecture\\nthumbnail: https://imagedelivery.net/siANnpeNAc_S2q1M3-eDrA/c200a026-c151-49c7-afbc-241fe943b300/padthumb\", \"transformersInfo\": null, \"_id\": \"65d270fff2da55d0a81123b7\", \"modelId\": \"RunDiffusion/Juggernaut-XL-v9\", \"usedStorage\": 27919048054}","cover_image":null,"submodels":null,"usage_info":null,"trigger_phrases":null,"default_settings":{"vae":null,"vae_precision":null,"scheduler":null,"steps":null,"cfg_scale":null,"cfg_rescale_multiplier":null,"width":1024,"height":1024,"guidance":null},"variant":"normal","repo_variant":"fp16"}</text:p>
          </table:table-cell>
          <table:table-cell table:number-columns-repeated="2" office:value-type="string" calcext:value-type="string">
            <text:p>2025-07-18 01:21:08.262</text:p>
          </table:table-cell>
          <table:table-cell office:value-type="float" office:value="6941216563" calcext:value-type="float">
            <text:p>6941216563</text:p>
          </table:table-cell>
        </table:table-row>
        <table:table-row table:style-name="ro1" table:visibility="filter">
          <table:table-cell office:value-type="string" calcext:value-type="string">
            <text:p>2875b99e-905d-4e94-993e-f81dd9ec0f47</text:p>
          </table:table-cell>
          <table:table-cell office:value-type="string" calcext:value-type="string">
            <text:p>blake3:cd05934a23efdc00244fe211d25b92b44ddf4aaaa3fa1f45eb9866a4216c981c</text:p>
          </table:table-cell>
          <table:table-cell office:value-type="string" calcext:value-type="string">
            <text:p>sdxl</text:p>
          </table:table-cell>
          <table:table-cell office:value-type="string" calcext:value-type="string">
            <text:p>controlnet</text:p>
          </table:table-cell>
          <table:table-cell office:value-type="string" calcext:value-type="string">
            <text:p>sdxl/controlnet/Hard Edge Detection (canny).0</text:p>
          </table:table-cell>
          <table:table-cell office:value-type="string" calcext:value-type="string">
            <text:p>diffusers</text:p>
          </table:table-cell>
          <table:table-cell office:value-type="string" calcext:value-type="string">
            <text:p>Hard Edge Detection (canny)</text:p>
          </table:table-cell>
          <table:table-cell office:value-type="string" calcext:value-type="string">
            <text:p>Uses detected edges in the image to control composition.</text:p>
          </table:table-cell>
          <table:table-cell office:value-type="string" calcext:value-type="string">
            <text:p>xinsir/controlNet-canny-sdxl-1.0</text:p>
          </table:table-cell>
          <table:table-cell office:value-type="string" calcext:value-type="string">
            <text:p>hf_repo_id</text:p>
          </table:table-cell>
          <table:table-cell office:value-type="string" calcext:value-type="string">
            <text:p>{"id": "xinsir/controlnet-canny-sdxl-1.0", "author": "xinsir", "sha": "1271357eda52d54b857c650cacb5b51144643ccb", "last_modified": "2024-07-09 15:42:37+00:00", "created_at": "2024-05-10 14:15:32+00:00", "private": false, "gated": false, "disabled": false, "downloads": 19603, "downloads_all_time": null, "likes": 183, "library_name": "diffusers", "gguf": null, "inference": null, "inference_provider_mapping": null, "tags": ["diffusers", "safetensors", "text_to_image", "controlnet", "controlnet-canny-sdxl-1.0", "text-to-image", "arxiv:2302.05543", "license:apache-2.0", "region:us"], "pipeline_tag": "text-to-image", "mask_token": null, "trending_score": null, "card_data": "license: apache-2.0\npipeline_tag: text-to-image\ntags:\n- text_to_image\n- diffusers\n- controlnet\n- controlnet-canny-sdxl-1.0", "widget_data": null, "model_index": null, "config": {}, "transformers_info": null, "siblings": ["RepoSibling(rfilename='.gitattributes', size=1568, blob_id='691bbd50cba7e42f6533dd0fc1216812b48a04e6', lfs=None)", "RepoSibling(rfilename='000004_scribble_concat.webp', size=306526, blob_id='876266bf438605a9070b5235ae15f0ba603b6647', lfs=None)", "RepoSibling(rfilename='000006_scribble_concat.webp', size=280926, blob_id='887168e9bd3502c987b4b452bd2d65291e2ccdc1', lfs=None)", "RepoSibling(rfilename='000010_scribble_concat.webp', size=783370, blob_id='9e6c5f69f594edacbda136956421d69e67902d28', lfs=None)", "RepoSibling(rfilename='000013_scribble_concat.webp', size=740832, blob_id='f2a26aa91dac6922a2ca67ff86abecc77fbc3db0', lfs=None)", "RepoSibling(rfilename='000016_scribble_concat.webp', size=395580, blob_id='75ff5ad616a76aadb1a6bf64871d145338e5f2b4', lfs=None)", "RepoSibling(rfilename='000028_scribble_concat.webp', size=254000, blob_id='dffd6d796192d9193f5fb8b5546d4c64114d308e', lfs=None)", "RepoSibling(rfilename='000031_scribble_concat.webp', size=543908, blob_id='58a5186f1baac911ea1c641758b8ee22db4b6c42', lfs=None)", "RepoSibling(rfilename='000034_scribble_concat.webp', size=878502, blob_id='88aed1ee8a5f79397f9a1ae6706361ccac89f237', lfs=None)", "RepoSibling(rfilename='000059_scribble_concat.webp', size=455202, blob_id='27a09257832de709d8b74e48b2616012b0a16bbf', lfs=None)", "RepoSibling(rfilename='000078_scribble_concat.webp', size=250912, blob_id='ae7b00039924c40c27222a6becd85fe5c44e477a', lfs=None)", "RepoSibling(rfilename='000097_scribble_concat.webp', size=457080, blob_id='9a6bc69d93e0ac5fed3ed62a63cb8bd31a532ca4', lfs=None)", "RepoSibling(rfilename='README.md', size=9558, blob_id='4478f019a48323ec18194999902d1ad5f4e3332c', lfs=None)", "RepoSibling(rfilename='config.json', size=1235, blob_id='e29898b0c956a26ad864b93b1cae8bd7385d6985', lfs=None)", "RepoSibling(rfilename='diffusion_pytorch_model.safetensors', size=2502139104, blob_id='b5ec58486d231d948f8cdc0988f8fdfae5c202d3', lfs=BlobLfsInfo(size=2502139104, sha256='bf47cd757ceaf2572c53321329ef819ea38c09a6e3783588387913cd94dff47c', pointer_size=135))", "RepoSibling(rfilename='diffusion_pytorch_model_V2.safetensors', size=2502139104, blob_id='3f5d81d2f1a135386ca6bc962d3139f8e43d0cfa', lfs=BlobLfsInfo(size=2502139104, sha256='b3e4ac47bc814019d50dc842f579301440deb6d8f09ee1b91a30f527ace1b852', pointer_size=135))", "RepoSibling(rfilename='masonry.webp', size=5660816, blob_id='30c30ad2f1348bce2622325c67da4963c45c1a49', lfs=BlobLfsInfo(size=5660816, sha256='b3de2a1f1c6d10d0d183f288b372a4253e7bf0dfc8332626fef01b57f2b20f36', pointer_size=132))"], "spaces": ["radames/Real-Time-Latent-Consistency-Model", "linoyts/scribble-sdxl-flash", "linoyts/scribble-sdxl", "mantrakp/aai", "ar0551/ArchitecturalRendering_SD-XL-1.0", "lloki/scribble-sdxl-flash", "SHAKAZAMBA/scribble-sdxl-flash", "Deadmon/scribble-sdxl", "willdphan/scribble-sdxl", "GrafiIA/scribble-sdxl-flash-DupliGrafi", "KH-101/3D-sdxl-flash", "ahadi/scribble-sdxl-flash", "ahadi/sketch_to_image", "eMILF2/real-time-model", "ar0551/ImageGeneration_SD-XL-1.0", "ar0551/ImageGeneration_SD-XL-1.0_MultiControlNet", "mkrystal/Real-Time-Latent-Consistency-Model", "sagare12/scribble-sdxl"], "safetensors": null, "security_repo_status": null, "xet_enabled": null, "lastModified": "2024-07-09 15:42:37+00:00", "cardData": "license: apache-2.0\npipeline_tag: text-to-image\ntags:\n- text_to_image\n- diffusers\n- controlnet\n- controlnet-canny-sdxl-1.0", "transformersInfo": null, "_id": "663e2c043f790ea7fd419d3c", "modelId": "xinsir/controlnet-canny-sdxl-1.0", "usedStorage": 5015612980}</text:p>
          </table:table-cell>
          <table:table-cell/>
          <table:table-cell office:value-type="string" calcext:value-type="string">
            <text:p>{"key":"2875b99e-905d-4e94-993e-f81dd9ec0f47","hash":"blake3:cd05934a23efdc00244fe211d25b92b44ddf4aaaa3fa1f45eb9866a4216c981c","path":"sdxl/controlnet/Hard Edge Detection (canny).0","file_size":5004279443,"name":"Hard Edge Detection (canny)","type":"controlnet","format":"diffusers","base":"sdxl","source":"xinsir/controlNet-canny-sdxl-1.0","source_type":"hf_repo_id","description":"Uses detected edges in the image to control composition.","source_api_response":"{\"id\": \"xinsir/controlnet-canny-sdxl-1.0\", \"author\": \"xinsir\", \"sha\": \"1271357eda52d54b857c650cacb5b51144643ccb\", \"last_modified\": \"2024-07-09 15:42:37+00:00\", \"created_at\": \"2024-05-10 14:15:32+00:00\", \"private\": false, \"gated\": false, \"disabled\": false, \"downloads\": 19603, \"downloads_all_time\": null, \"likes\": 183, \"library_name\": \"diffusers\", \"gguf\": null, \"inference\": null, \"inference_provider_mapping\": null, \"tags\": [\"diffusers\", \"safetensors\", \"text_to_image\", \"controlnet\", \"controlnet-canny-sdxl-1.0\", \"text-to-image\", \"arxiv:2302.05543\", \"license:apache-2.0\", \"region:us\"], \"pipeline_tag\": \"text-to-image\", \"mask_token\": null, \"trending_score\": null, \"card_data\": \"license: apache-2.0\\npipeline_tag: text-to-image\\ntags:\\n- text_to_image\\n- diffusers\\n- controlnet\\n- controlnet-canny-sdxl-1.0\", \"widget_data\": null, \"model_index\": null, \"config\": {}, \"transformers_info\": null, \"siblings\": [\"RepoSibling(rfilename='.gitattributes', size=1568, blob_id='691bbd50cba7e42f6533dd0fc1216812b48a04e6', lfs=None)\", \"RepoSibling(rfilename='000004_scribble_concat.webp', size=306526, blob_id='876266bf438605a9070b5235ae15f0ba603b6647', lfs=None)\", \"RepoSibling(rfilename='000006_scribble_concat.webp', size=280926, blob_id='887168e9bd3502c987b4b452bd2d65291e2ccdc1', lfs=None)\", \"RepoSibling(rfilename='000010_scribble_concat.webp', size=783370, blob_id='9e6c5f69f594edacbda136956421d69e67902d28', lfs=None)\", \"RepoSibling(rfilename='000013_scribble_concat.webp', size=740832, blob_id='f2a26aa91dac6922a2ca67ff86abecc77fbc3db0', lfs=None)\", \"RepoSibling(rfilename='000016_scribble_concat.webp', size=395580, blob_id='75ff5ad616a76aadb1a6bf64871d145338e5f2b4', lfs=None)\", \"RepoSibling(rfilename='000028_scribble_concat.webp', size=254000, blob_id='dffd6d796192d9193f5fb8b5546d4c64114d308e', lfs=None)\", \"RepoSibling(rfilename='000031_scribble_concat.webp', size=543908, blob_id='58a5186f1baac911ea1c641758b8ee22db4b6c42', lfs=None)\", \"RepoSibling(rfilename='000034_scribble_concat.webp', size=878502, blob_id='88aed1ee8a5f79397f9a1ae6706361ccac89f237', lfs=None)\", \"RepoSibling(rfilename='000059_scribble_concat.webp', size=455202, blob_id='27a09257832de709d8b74e48b2616012b0a16bbf', lfs=None)\", \"RepoSibling(rfilename='000078_scribble_concat.webp', size=250912, blob_id='ae7b00039924c40c27222a6becd85fe5c44e477a', lfs=None)\", \"RepoSibling(rfilename='000097_scribble_concat.webp', size=457080, blob_id='9a6bc69d93e0ac5fed3ed62a63cb8bd31a532ca4', lfs=None)\", \"RepoSibling(rfilename='README.md', size=9558, blob_id='4478f019a48323ec18194999902d1ad5f4e3332c', lfs=None)\", \"RepoSibling(rfilename='config.json', size=1235, blob_id='e29898b0c956a26ad864b93b1cae8bd7385d6985', lfs=None)\", \"RepoSibling(rfilename='diffusion_pytorch_model.safetensors', size=2502139104, blob_id='b5ec58486d231d948f8cdc0988f8fdfae5c202d3', lfs=BlobLfsInfo(size=2502139104, sha256='bf47cd757ceaf2572c53321329ef819ea38c09a6e3783588387913cd94dff47c', pointer_size=135))\", \"RepoSibling(rfilename='diffusion_pytorch_model_V2.safetensors', size=2502139104, blob_id='3f5d81d2f1a135386ca6bc962d3139f8e43d0cfa', lfs=BlobLfsInfo(size=2502139104, sha256='b3e4ac47bc814019d50dc842f579301440deb6d8f09ee1b91a30f527ace1b852', pointer_size=135))\", \"RepoSibling(rfilename='masonry.webp', size=5660816, blob_id='30c30ad2f1348bce2622325c67da4963c45c1a49', lfs=BlobLfsInfo(size=5660816, sha256='b3de2a1f1c6d10d0d183f288b372a4253e7bf0dfc8332626fef01b57f2b20f36', pointer_size=132))\"], \"spaces\": [\"radames/Real-Time-Latent-Consistency-Model\", \"linoyts/scribble-sdxl-flash\", \"linoyts/scribble-sdxl\", \"mantrakp/aai\", \"ar0551/ArchitecturalRendering_SD-XL-1.0\", \"lloki/scribble-sdxl-flash\", \"SHAKAZAMBA/scribble-sdxl-flash\", \"Deadmon/scribble-sdxl\", \"willdphan/scribble-sdxl\", \"GrafiIA/scribble-sdxl-flash-DupliGrafi\", \"KH-101/3D-sdxl-flash\", \"ahadi/scribble-sdxl-flash\", \"ahadi/sketch_to_image\", \"eMILF2/real-time-model\", \"ar0551/ImageGeneration_SD-XL-1.0\", \"ar0551/ImageGeneration_SD-XL-1.0_MultiControlNet\", \"mkrystal/Real-Time-Latent-Consistency-Model\", \"sagare12/scribble-sdxl\"], \"safetensors\": null, \"security_repo_status\": null, \"xet_enabled\": null, \"lastModified\": \"2024-07-09 15:42:37+00:00\", \"cardData\": \"license: apache-2.0\\npipeline_tag: text-to-image\\ntags:\\n- text_to_image\\n- diffusers\\n- controlnet\\n- controlnet-canny-sdxl-1.0\", \"transformersInfo\": null, \"_id\": \"663e2c043f790ea7fd419d3c\", \"modelId\": \"xinsir/controlnet-canny-sdxl-1.0\", \"usedStorage\": 5015612980}","cover_image":null,"submodels":null,"usage_info":null,"default_settings":{"preprocessor":"canny_image_processor"},"repo_variant":""}</text:p>
          </table:table-cell>
          <table:table-cell table:number-columns-repeated="2" office:value-type="string" calcext:value-type="string">
            <text:p>2025-07-18 01:23:52.987</text:p>
          </table:table-cell>
          <table:table-cell office:value-type="float" office:value="5004279443" calcext:value-type="float">
            <text:p>5004279443</text:p>
          </table:table-cell>
        </table:table-row>
        <table:table-row table:style-name="ro1" table:visibility="filter">
          <table:table-cell office:value-type="string" calcext:value-type="string">
            <text:p>a2a343d1-7ba4-45d9-885f-232e387cde3d</text:p>
          </table:table-cell>
          <table:table-cell office:value-type="string" calcext:value-type="string">
            <text:p>blake3:3da2d6e9753d6d9331a73beb70c39b2caff8d85e94b8797ae6a3aed8dccbfb62</text:p>
          </table:table-cell>
          <table:table-cell office:value-type="string" calcext:value-type="string">
            <text:p>sdxl</text:p>
          </table:table-cell>
          <table:table-cell office:value-type="string" calcext:value-type="string">
            <text:p>controlnet</text:p>
          </table:table-cell>
          <table:table-cell office:value-type="string" calcext:value-type="string">
            <text:p>sdxl/controlnet/Pose Detection (openpose).0</text:p>
          </table:table-cell>
          <table:table-cell office:value-type="string" calcext:value-type="string">
            <text:p>diffusers</text:p>
          </table:table-cell>
          <table:table-cell office:value-type="string" calcext:value-type="string">
            <text:p>Pose Detection (openpose)</text:p>
          </table:table-cell>
          <table:table-cell office:value-type="string" calcext:value-type="string">
            <text:p>Uses pose information to control the pose of human characters in the generation.</text:p>
          </table:table-cell>
          <table:table-cell office:value-type="string" calcext:value-type="string">
            <text:p>xinsir/controlNet-openpose-sdxl-1.0</text:p>
          </table:table-cell>
          <table:table-cell office:value-type="string" calcext:value-type="string">
            <text:p>hf_repo_id</text:p>
          </table:table-cell>
          <table:table-cell office:value-type="string" calcext:value-type="string">
            <text:p>{"id": "xinsir/controlnet-openpose-sdxl-1.0", "author": "xinsir", "sha": "23f966cd5cfdd3f7729c903e243d87152162d2b7", "last_modified": "2024-07-09 15:42:09+00:00", "created_at": "2024-05-13 14:47:50+00:00", "private": false, "gated": false, "disabled": false, "downloads": 36425, "downloads_all_time": null, "likes": 238, "library_name": "diffusers", "gguf": null, "inference": null, "inference_provider_mapping": null, "tags": ["diffusers", "safetensors", "openpose", "controlnet", "controlnet-openpose-sdxl-1.0", "text_to_image", "text-to-image", "arxiv:2302.05543", "license:apache-2.0", "region:us"], "pipeline_tag": "text-to-image", "mask_token": null, "trending_score": null, "card_data": "license: apache-2.0\npipeline_tag: text-to-image\ntags:\n- openpose\n- controlnet\n- diffusers\n- controlnet-openpose-sdxl-1.0\n- text_to_image", "widget_data": null, "model_index": null, "config": {}, "transformers_info": null, "siblings": ["RepoSibling(rfilename='.gitattributes', size=1623, blob_id='a430cfed952ce21e8793fbcc93f7158b446e6631', lfs=None)", "RepoSibling(rfilename='000001_scribble_concat.webp', size=324792, blob_id='aed3398c2c5243731bfa828cbd68381f5e04fc6f', lfs=None)", "RepoSibling(rfilename='000003_scribble_concat.webp', size=290174, blob_id='2d4f837b8644b5ac0b4e200417fa38ce5954c5f3', lfs=None)", "RepoSibling(rfilename='000005_scribble_concat.webp', size=358574, blob_id='53c18f09b5018ce039494892972900c46378dddf', lfs=None)", "RepoSibling(rfilename='000008_scribble_concat.webp', size=278080, blob_id='63629780b59732f50ee0431a5113c8092c59f58f', lfs=None)", "RepoSibling(rfilename='000010_scribble_concat.webp', size=152724, blob_id='b2a7c56f40f6e3c9eef92b4b4622096090eabe58', lfs=None)", "RepoSibling(rfilename='000015_scribble_concat.webp', size=196442, blob_id='2722ce633f1ac79efc80822d35071a57ca0eda7d', lfs=None)", "RepoSibling(rfilename='000024_scribble_concat.webp', size=149932, blob_id='e9742b8a9d67ae3923bbc0a77233bfdd22582b41', lfs=None)", "RepoSibling(rfilename='000028_scribble_concat.webp', size=354742, blob_id='f690729198f691ff38f7a421068740952d9c644e', lfs=None)", "RepoSibling(rfilename='000030_scribble_concat.webp', size=207718, blob_id='0b7f0c75c5b7a50414df35009c95ee79348e85f3', lfs=None)", "RepoSibling(rfilename='000031_scribble_concat.webp', size=235140, blob_id='630c66fb783f0b1430158d46608e1dce4c9aebd4', lfs=None)", "RepoSibling(rfilename='000042_scribble_concat.webp', size=183778, blob_id='d19956c6dbf612ef2d9ad86a2dab106a5e997a0f', lfs=None)", "RepoSibling(rfilename='000044_scribble_concat.webp', size=112606, blob_id='ef0e39afe32ca57326e717146abbae9ee6ba4be4', lfs=None)", "RepoSibling(rfilename='000047_scribble_concat.webp', size=287274, blob_id='0706bcfaf2496b05a3584d19fceb3e2eca4ad961', lfs=None)", "RepoSibling(rfilename='000048_scribble_concat.webp', size=273044, blob_id='4f4b1166a267fa55711d892e2f90c1dbe16f4b05', lfs=None)", "RepoSibling(rfilename='000083_scribble_concat.webp', size=269370, blob_id='f6ddf2cb3b22f368b7f0feb301dbce9b35563e26', lfs=None)", "RepoSibling(rfilename='000101_scribble_concat.webp', size=213340, blob_id='16aba7bdbf971b15fb675b4845e130896cfa6c39', lfs=None)", "RepoSibling(rfilename='000127_scribble_concat.webp', size=230462, blob_id='9cc08652aa323449fcd5316f69f8a298ed7666dd', lfs=None)", "RepoSibling(rfilename='000128_scribble_concat.webp', size=232560, blob_id='7791869f236ec00e13cba30be68bf7d78df38a77', lfs=None)", "RepoSibling(rfilename='000155_scribble_concat.webp', size=183140, blob_id='f669e50f86289e6de5705018f2e286e12f09f49e', lfs=None)", "RepoSibling(rfilename='000180_scribble_concat.webp', size=122666, blob_id='cfa417cfeb542184bf136cc4e1eb3365d3e4005b', lfs=None)", "RepoSibling(rfilename='README.md', size=7520, blob_id='e6b123ee5f49626335af2c353cc425efa8d95d66', lfs=None)", "RepoSibling(rfilename='config.json', size=1235, blob_id='e29898b0c956a26ad864b93b1cae8bd7385d6985', lfs=None)", "RepoSibling(rfilename='diffusion_pytorch_model.safetensors', size=2502139104, blob_id='65c8eeec1172e444c9664ce02b356257979a22e7', lfs=BlobLfsInfo(size=2502139104, sha256='b8524e557a7df60d081f5d4a0eb109967d107df217943bf88c2d99b9ebcc06c5', pointer_size=135))", "RepoSibling(rfilename='diffusion_pytorch_model_twins.safetensors', size=2502139104, blob_id='873e370d28a1fc878f5f5a178ced5dd460168ec0', lfs=BlobLfsInfo(size=2502139104, sha256='54a2afb1bd21349e475566e5428884bc937a4caecf863b29dea08acc40612fa4', pointer_size=135))", "RepoSibling(rfilename='masonry0.webp', size=2005360, blob_id='8c1c59b063adc9ecdbc329775667e726f598360b', lfs=BlobLfsInfo(size=2005360, sha256='69984038028960eef77fc195ec81568b8803b0ee4371e089bc85e083d914745e', pointer_size=132))", "RepoSibling(rfilename='masonry_real.webp', size=2043064, blob_id='9b25a4b78fe4c050585f5bd73d9e50e586e83a43', lfs=BlobLfsInfo(size=2043064, sha256='e1467a55d77df5b897e6aeb71b6bad5484bbf10802a8ebeb2f5fb42d41523f7d', pointer_size=132))"], "spaces": ["AisingioroHao0/Artistic-Portrait-Generation", "mantrakp/aai"], "safetensors": null, "security_repo_status": null, "xet_enabled": null, "lastModified": "2024-07-09 15:42:09+00:00", "cardData": "license: apache-2.0\npipeline_tag: text-to-image\ntags:\n- openpose\n- controlnet\n- diffusers\n- controlnet-openpose-sdxl-1.0\n- text_to_image", "transformersInfo": null, "_id": "66422816d55cdaaa95a72a1e", "modelId": "xinsir/controlnet-openpose-sdxl-1.0", "usedStorage": 5008326632}</text:p>
          </table:table-cell>
          <table:table-cell/>
          <table:table-cell office:value-type="string" calcext:value-type="string">
            <text:p>{"key":"a2a343d1-7ba4-45d9-885f-232e387cde3d","hash":"blake3:3da2d6e9753d6d9331a73beb70c39b2caff8d85e94b8797ae6a3aed8dccbfb62","path":"sdxl/controlnet/Pose Detection (openpose).0","file_size":5004279443,"name":"Pose Detection (openpose)","type":"controlnet","format":"diffusers","base":"sdxl","source":"xinsir/controlNet-openpose-sdxl-1.0","source_type":"hf_repo_id","description":"Uses pose information to control the pose of human characters in the generation.","source_api_response":"{\"id\": \"xinsir/controlnet-openpose-sdxl-1.0\", \"author\": \"xinsir\", \"sha\": \"23f966cd5cfdd3f7729c903e243d87152162d2b7\", \"last_modified\": \"2024-07-09 15:42:09+00:00\", \"created_at\": \"2024-05-13 14:47:50+00:00\", \"private\": false, \"gated\": false, \"disabled\": false, \"downloads\": 36425, \"downloads_all_time\": null, \"likes\": 238, \"library_name\": \"diffusers\", \"gguf\": null, \"inference\": null, \"inference_provider_mapping\": null, \"tags\": [\"diffusers\", \"safetensors\", \"openpose\", \"controlnet\", \"controlnet-openpose-sdxl-1.0\", \"text_to_image\", \"text-to-image\", \"arxiv:2302.05543\", \"license:apache-2.0\", \"region:us\"], \"pipeline_tag\": \"text-to-image\", \"mask_token\": null, \"trending_score\": null, \"card_data\": \"license: apache-2.0\\npipeline_tag: text-to-image\\ntags:\\n- openpose\\n- controlnet\\n- diffusers\\n- controlnet-openpose-sdxl-1.0\\n- text_to_image\", \"widget_data\": null, \"model_index\": null, \"config\": {}, \"transformers_info\": null, \"siblings\": [\"RepoSibling(rfilename='.gitattributes', size=1623, blob_id='a430cfed952ce21e8793fbcc93f7158b446e6631', lfs=None)\", \"RepoSibling(rfilename='000001_scribble_concat.webp', size=324792, blob_id='aed3398c2c5243731bfa828cbd68381f5e04fc6f', lfs=None)\", \"RepoSibling(rfilename='000003_scribble_concat.webp', size=290174, blob_id='2d4f837b8644b5ac0b4e200417fa38ce5954c5f3', lfs=None)\", \"RepoSibling(rfilename='000005_scribble_concat.webp', size=358574, blob_id='53c18f09b5018ce039494892972900c46378dddf', lfs=None)\", \"RepoSibling(rfilename='000008_scribble_concat.webp', size=278080, blob_id='63629780b59732f50ee0431a5113c8092c59f58f', lfs=None)\", \"RepoSibling(rfilename='000010_scribble_concat.webp', size=152724, blob_id='b2a7c56f40f6e3c9eef92b4b4622096090eabe58', lfs=None)\", \"RepoSibling(rfilename='000015_scribble_concat.webp', size=196442, blob_id='2722ce633f1ac79efc80822d35071a57ca0eda7d', lfs=None)\", \"RepoSibling(rfilename='000024_scribble_concat.webp', size=149932, blob_id='e9742b8a9d67ae3923bbc0a77233bfdd22582b41', lfs=None)\", \"RepoSibling(rfilename='000028_scribble_concat.webp', size=354742, blob_id='f690729198f691ff38f7a421068740952d9c644e', lfs=None)\", \"RepoSibling(rfilename='000030_scribble_concat.webp', size=207718, blob_id='0b7f0c75c5b7a50414df35009c95ee79348e85f3', lfs=None)\", \"RepoSibling(rfilename='000031_scribble_concat.webp', size=235140, blob_id='630c66fb783f0b1430158d46608e1dce4c9aebd4', lfs=None)\", \"RepoSibling(rfilename='000042_scribble_concat.webp', size=183778, blob_id='d19956c6dbf612ef2d9ad86a2dab106a5e997a0f', lfs=None)\", \"RepoSibling(rfilename='000044_scribble_concat.webp', size=112606, blob_id='ef0e39afe32ca57326e717146abbae9ee6ba4be4', lfs=None)\", \"RepoSibling(rfilename='000047_scribble_concat.webp', size=287274, blob_id='0706bcfaf2496b05a3584d19fceb3e2eca4ad961', lfs=None)\", \"RepoSibling(rfilename='000048_scribble_concat.webp', size=273044, blob_id='4f4b1166a267fa55711d892e2f90c1dbe16f4b05', lfs=None)\", \"RepoSibling(rfilename='000083_scribble_concat.webp', size=269370, blob_id='f6ddf2cb3b22f368b7f0feb301dbce9b35563e26', lfs=None)\", \"RepoSibling(rfilename='000101_scribble_concat.webp', size=213340, blob_id='16aba7bdbf971b15fb675b4845e130896cfa6c39', lfs=None)\", \"RepoSibling(rfilename='000127_scribble_concat.webp', size=230462, blob_id='9cc08652aa323449fcd5316f69f8a298ed7666dd', lfs=None)\", \"RepoSibling(rfilename='000128_scribble_concat.webp', size=232560, blob_id='7791869f236ec00e13cba30be68bf7d78df38a77', lfs=None)\", \"RepoSibling(rfilename='000155_scribble_concat.webp', size=183140, blob_id='f669e50f86289e6de5705018f2e286e12f09f49e', lfs=None)\", \"RepoSibling(rfilename='000180_scribble_concat.webp', size=122666, blob_id='cfa417cfeb542184bf136cc4e1eb3365d3e4005b', lfs=None)\", \"RepoSibling(rfilename='README.md', size=7520, blob_id='e6b123ee5f49626335af2c353cc425efa8d95d66', lfs=None)\", \"RepoSibling(rfilename='config.json', size=1235, blob_id='e29898b0c956a26ad864b93b1cae8bd7385d6985', lfs=None)\", \"RepoSibling(rfilename='diffusion_pytorch_model.safetensors', size=2502139104, blob_id='65c8eeec1172e444c9664ce02b356257979a22e7', lfs=BlobLfsInfo(size=2502139104, sha256='b8524e557a7df60d081f5d4a0eb109967d107df217943bf88c2d99b9ebcc06c5', pointer_size=135))\", \"RepoSibling(rfilename='diffusion_pytorch_model_twins.safetensors', size=2502139104, blob_id='873e370d28a1fc878f5f5a178ced5dd460168ec0', lfs=BlobLfsInfo(size=2502139104, sha256='54a2afb1bd21349e475566e5428884bc937a4caecf863b29dea08acc40612fa4', pointer_size=135))\", \"RepoSibling(rfilename='masonry0.webp', size=2005360, blob_id='8c1c59b063adc9ecdbc329775667e726f598360b', lfs=BlobLfsInfo(size=2005360, sha256='69984038028960eef77fc195ec81568b8803b0ee4371e089bc85e083d914745e', pointer_size=132))\", \"RepoSibling(rfilename='masonry_real.webp', size=2043064, blob_id='9b25a4b78fe4c050585f5bd73d9e50e586e83a43', lfs=BlobLfsInfo(size=2043064, sha256='e1467a55d77df5b897e6aeb71b6bad5484bbf10802a8ebeb2f5fb42d41523f7d', pointer_size=132))\"], \"spaces\": [\"AisingioroHao0/Artistic-Portrait-Generation\", \"mantrakp/aai\"], \"safetensors\": null, \"security_repo_status\": null, \"xet_enabled\": null, \"lastModified\": \"2024-07-09 15:42:09+00:00\", \"cardData\": \"license: apache-2.0\\npipeline_tag: text-to-image\\ntags:\\n- openpose\\n- controlnet\\n- diffusers\\n- controlnet-openpose-sdxl-1.0\\n- text_to_image\", \"transformersInfo\": null, \"_id\": \"66422816d55cdaaa95a72a1e\", \"modelId\": \"xinsir/controlnet-openpose-sdxl-1.0\", \"usedStorage\": 5008326632}","cover_image":null,"submodels":null,"usage_info":null,"default_settings":{"preprocessor":"dw_openpose_image_processor"},"repo_variant":""}</text:p>
          </table:table-cell>
          <table:table-cell table:number-columns-repeated="2" office:value-type="string" calcext:value-type="string">
            <text:p>2025-07-18 01:23:56.933</text:p>
          </table:table-cell>
          <table:table-cell office:value-type="float" office:value="5004279443" calcext:value-type="float">
            <text:p>5004279443</text:p>
          </table:table-cell>
        </table:table-row>
        <table:table-row table:style-name="ro1" table:visibility="filter">
          <table:table-cell office:value-type="string" calcext:value-type="string">
            <text:p>8618f21b-0cc7-4f5b-99c2-aeff8a1038fb</text:p>
          </table:table-cell>
          <table:table-cell office:value-type="string" calcext:value-type="string">
            <text:p>blake3:167a5b84583aaed3e5c8d660b45830e82e1c602743c689d3c27773c6c8b85b4a</text:p>
          </table:table-cell>
          <table:table-cell office:value-type="string" calcext:value-type="string">
            <text:p>sdxl</text:p>
          </table:table-cell>
          <table:table-cell office:value-type="string" calcext:value-type="string">
            <text:p>controlnet</text:p>
          </table:table-cell>
          <table:table-cell office:value-type="string" calcext:value-type="string">
            <text:p>sdxl/controlnet/Tile.0</text:p>
          </table:table-cell>
          <table:table-cell office:value-type="string" calcext:value-type="string">
            <text:p>diffusers</text:p>
          </table:table-cell>
          <table:table-cell office:value-type="string" calcext:value-type="string">
            <text:p>Tile</text:p>
          </table:table-cell>
          <table:table-cell office:value-type="string" calcext:value-type="string">
            <text:p>Uses image data to replicate exact colors/structure in the resulting generation.</text:p>
          </table:table-cell>
          <table:table-cell office:value-type="string" calcext:value-type="string">
            <text:p>xinsir/controlNet-tile-sdxl-1.0</text:p>
          </table:table-cell>
          <table:table-cell office:value-type="string" calcext:value-type="string">
            <text:p>hf_repo_id</text:p>
          </table:table-cell>
          <table:table-cell office:value-type="string" calcext:value-type="string">
            <text:p>{"id": "xinsir/controlnet-tile-sdxl-1.0", "author": "xinsir", "sha": "1ae8d9529efe58f7362a987363ff86a7904dc84f", "last_modified": "2024-09-16 10:14:19+00:00", "created_at": "2024-06-26 15:27:48+00:00", "private": false, "gated": false, "disabled": false, "downloads": 20923, "downloads_all_time": null, "likes": 243, "library_name": "diffusers", "gguf": null, "inference": null, "inference_provider_mapping": null, "tags": ["diffusers", "safetensors", "text-to-image", "license:apache-2.0", "region:us"], "pipeline_tag": "text-to-image", "mask_token": null, "trending_score": null, "card_data": "license: apache-2.0\npipeline_tag: text-to-image", "widget_data": null, "model_index": null, "config": {}, "transformers_info": null, "siblings": ["RepoSibling(rfilename='.gitattributes', size=1632, blob_id='1d468fea86d6a333c195951db511df908e3925ae', lfs=None)", "RepoSibling(rfilename='000003.webp', size=147862, blob_id='7b708874b5f170f4d9fc7a153e57605073104255', lfs=None)", "RepoSibling(rfilename='000003_scribble.webp', size=689210, blob_id='cc9d0dce05989764e96e13765b358b3529485ff5', lfs=None)", "RepoSibling(rfilename='000003_tile_var_concat.webp', size=840460, blob_id='ec433074b741d76fc3ca6da9cc8e5e8a7134e275', lfs=None)", "RepoSibling(rfilename='000008_tile_var_concat.webp', size=216024, blob_id='16188b65096a054dc7e428ab56b33a71fa1661c7', lfs=None)", "RepoSibling(rfilename='000018_tile_var_concat.webp', size=278672, blob_id='a23d8ff549403d4b27053f3bc7ab4a2d8b9043d4', lfs=None)", "RepoSibling(rfilename='000030_tile_var_concat.webp', size=536060, blob_id='a1f74a2b6cbecb2423f977c3bfffa596bd6a4c9a', lfs=None)", "RepoSibling(rfilename='000039_tile_var_concat.webp', size=1562218, blob_id='93c7bf7b726dac04d21c4819050ba2cc9077060f', lfs=BlobLfsInfo(size=1562218, sha256='d9d48c6c4ccbae8d3091dba58c7b758c4b0b3d3d2f67cc55a054ee1cbd775431', pointer_size=132))", "RepoSibling(rfilename='000053.webp', size=81370, blob_id='11427ceb5ad2cc3c20cde610c491aa32acd8a999', lfs=None)", "RepoSibling(rfilename='000053_scribble.webp', size=443284, blob_id='b7a7f5819a49674b676c4be7040c1641bb7e1124', lfs=None)", "RepoSibling(rfilename='000118_tile_blur_concat.webp', size=724730, blob_id='1c48d6e31da037d86aad3ead73b0582098f54d90', lfs=None)", "RepoSibling(rfilename='000126_tile_blur_concat.webp', size=216142, blob_id='95192c3548834ed5216035be773f61141b1b6e95', lfs=None)", "RepoSibling(rfilename='000129_tile_blur_concat.webp', size=238330, blob_id='8e2f19e5d1fd730fcda3eaf2243d2c4d72ec33a3', lfs=None)", "RepoSibling(rfilename='000132_tile_blur_concat.webp', size=131754, blob_id='1f63c17c414a567bddef5e677be974864d0db86f', lfs=None)", "RepoSibling(rfilename='000139_tile_blur_concat.webp', size=398634, blob_id='aec612c4281073550a074ef50c7730b3aad833fe', lfs=None)", "RepoSibling(rfilename='README.md', size=10399, blob_id='ae6970f2e77bb76577a24192952be46ff5012436', lfs=None)", "RepoSibling(rfilename='config.json', size=1235, blob_id='e29898b0c956a26ad864b93b1cae8bd7385d6985', lfs=None)", "RepoSibling(rfilename='diffusion_pytorch_model.safetensors', size=2502139104, blob_id='9e5b61c4409fac9dc7acd533919ce0c027d1fe53', lfs=BlobLfsInfo(size=2502139104, sha256='9f23ba7be22bf8796c12565e00ea4b287acac982cdf384d368a8b18b6990e011', pointer_size=135))", "RepoSibling(rfilename='guided_filter.py', size=9202, blob_id='88b953e504ccd5cf7fe00efa81207d41f5421091', lfs=None)", "RepoSibling(rfilename='masonry.webp', size=4155264, blob_id='cbb46ab3360354cb53c9e37178e02ff71f528047', lfs=BlobLfsInfo(size=4155264, sha256='8c22caebde4606c610c1f707394c41511b7f54c98960e7e517a1029ec45b1d46', pointer_size=132))"], "spaces": ["guardiancc/flux-advanced-explorer", "stazizov/XFluxSpace", "Boese0601/ByteMorph-Demo", "Boese0601/ByteMorpher-Demo", "ospinks/xinsir-controlnet-tile-sdxl-1.0", "John6666/Xlabs-Gradio-error"], "safetensors": null, "security_repo_status": null, "xet_enabled": null, "lastModified": "2024-09-16 10:14:19+00:00", "cardData": "license: apache-2.0\npipeline_tag: text-to-image", "transformersInfo": null, "_id": "667c33745c29d1fa22e8ba1e", "modelId": "xinsir/controlnet-tile-sdxl-1.0", "usedStorage": 2507856586}</text:p>
          </table:table-cell>
          <table:table-cell/>
          <table:table-cell office:value-type="string" calcext:value-type="string">
            <text:p>{"key":"8618f21b-0cc7-4f5b-99c2-aeff8a1038fb","hash":"blake3:167a5b84583aaed3e5c8d660b45830e82e1c602743c689d3c27773c6c8b85b4a","path":"sdxl/controlnet/Tile.0","file_size":2502140339,"name":"Tile","type":"controlnet","format":"diffusers","base":"sdxl","source":"xinsir/controlNet-tile-sdxl-1.0","source_type":"hf_repo_id","description":"Uses image data to replicate exact colors/structure in the resulting generation.","source_api_response":"{\"id\": \"xinsir/controlnet-tile-sdxl-1.0\", \"author\": \"xinsir\", \"sha\": \"1ae8d9529efe58f7362a987363ff86a7904dc84f\", \"last_modified\": \"2024-09-16 10:14:19+00:00\", \"created_at\": \"2024-06-26 15:27:48+00:00\", \"private\": false, \"gated\": false, \"disabled\": false, \"downloads\": 20923, \"downloads_all_time\": null, \"likes\": 243, \"library_name\": \"diffusers\", \"gguf\": null, \"inference\": null, \"inference_provider_mapping\": null, \"tags\": [\"diffusers\", \"safetensors\", \"text-to-image\", \"license:apache-2.0\", \"region:us\"], \"pipeline_tag\": \"text-to-image\", \"mask_token\": null, \"trending_score\": null, \"card_data\": \"license: apache-2.0\\npipeline_tag: text-to-image\", \"widget_data\": null, \"model_index\": null, \"config\": {}, \"transformers_info\": null, \"siblings\": [\"RepoSibling(rfilename='.gitattributes', size=1632, blob_id='1d468fea86d6a333c195951db511df908e3925ae', lfs=None)\", \"RepoSibling(rfilename='000003.webp', size=147862, blob_id='7b708874b5f170f4d9fc7a153e57605073104255', lfs=None)\", \"RepoSibling(rfilename='000003_scribble.webp', size=689210, blob_id='cc9d0dce05989764e96e13765b358b3529485ff5', lfs=None)\", \"RepoSibling(rfilename='000003_tile_var_concat.webp', size=840460, blob_id='ec433074b741d76fc3ca6da9cc8e5e8a7134e275', lfs=None)\", \"RepoSibling(rfilename='000008_tile_var_concat.webp', size=216024, blob_id='16188b65096a054dc7e428ab56b33a71fa1661c7', lfs=None)\", \"RepoSibling(rfilename='000018_tile_var_concat.webp', size=278672, blob_id='a23d8ff549403d4b27053f3bc7ab4a2d8b9043d4', lfs=None)\", \"RepoSibling(rfilename='000030_tile_var_concat.webp', size=536060, blob_id='a1f74a2b6cbecb2423f977c3bfffa596bd6a4c9a', lfs=None)\", \"RepoSibling(rfilename='000039_tile_var_concat.webp', size=1562218, blob_id='93c7bf7b726dac04d21c4819050ba2cc9077060f', lfs=BlobLfsInfo(size=1562218, sha256='d9d48c6c4ccbae8d3091dba58c7b758c4b0b3d3d2f67cc55a054ee1cbd775431', pointer_size=132))\", \"RepoSibling(rfilename='000053.webp', size=81370, blob_id='11427ceb5ad2cc3c20cde610c491aa32acd8a999', lfs=None)\", \"RepoSibling(rfilename='000053_scribble.webp', size=443284, blob_id='b7a7f5819a49674b676c4be7040c1641bb7e1124', lfs=None)\", \"RepoSibling(rfilename='000118_tile_blur_concat.webp', size=724730, blob_id='1c48d6e31da037d86aad3ead73b0582098f54d90', lfs=None)\", \"RepoSibling(rfilename='000126_tile_blur_concat.webp', size=216142, blob_id='95192c3548834ed5216035be773f61141b1b6e95', lfs=None)\", \"RepoSibling(rfilename='000129_tile_blur_concat.webp', size=238330, blob_id='8e2f19e5d1fd730fcda3eaf2243d2c4d72ec33a3', lfs=None)\", \"RepoSibling(rfilename='000132_tile_blur_concat.webp', size=131754, blob_id='1f63c17c414a567bddef5e677be974864d0db86f', lfs=None)\", \"RepoSibling(rfilename='000139_tile_blur_concat.webp', size=398634, blob_id='aec612c4281073550a074ef50c7730b3aad833fe', lfs=None)\", \"RepoSibling(rfilename='README.md', size=10399, blob_id='ae6970f2e77bb76577a24192952be46ff5012436', lfs=None)\", \"RepoSibling(rfilename='config.json', size=1235, blob_id='e29898b0c956a26ad864b93b1cae8bd7385d6985', lfs=None)\", \"RepoSibling(rfilename='diffusion_pytorch_model.safetensors', size=2502139104, blob_id='9e5b61c4409fac9dc7acd533919ce0c027d1fe53', lfs=BlobLfsInfo(size=2502139104, sha256='9f23ba7be22bf8796c12565e00ea4b287acac982cdf384d368a8b18b6990e011', pointer_size=135))\", \"RepoSibling(rfilename='guided_filter.py', size=9202, blob_id='88b953e504ccd5cf7fe00efa81207d41f5421091', lfs=None)\", \"RepoSibling(rfilename='masonry.webp', size=4155264, blob_id='cbb46ab3360354cb53c9e37178e02ff71f528047', lfs=BlobLfsInfo(size=4155264, sha256='8c22caebde4606c610c1f707394c41511b7f54c98960e7e517a1029ec45b1d46', pointer_size=132))\"], \"spaces\": [\"guardiancc/flux-advanced-explorer\", \"stazizov/XFluxSpace\", \"Boese0601/ByteMorph-Demo\", \"Boese0601/ByteMorpher-Demo\", \"ospinks/xinsir-controlnet-tile-sdxl-1.0\", \"John6666/Xlabs-Gradio-error\"], \"safetensors\": null, \"security_repo_status\": null, \"xet_enabled\": null, \"lastModified\": \"2024-09-16 10:14:19+00:00\", \"cardData\": \"license: apache-2.0\\npipeline_tag: text-to-image\", \"transformersInfo\": null, \"_id\": \"667c33745c29d1fa22e8ba1e\", \"modelId\": \"xinsir/controlnet-tile-sdxl-1.0\", \"usedStorage\": 2507856586}","cover_image":null,"submodels":null,"usage_info":null,"default_settings":null,"repo_variant":""}</text:p>
          </table:table-cell>
          <table:table-cell table:number-columns-repeated="2" office:value-type="string" calcext:value-type="string">
            <text:p>2025-07-18 01:23:59.401</text:p>
          </table:table-cell>
          <table:table-cell office:value-type="float" office:value="2502140339" calcext:value-type="float">
            <text:p>2502140339</text:p>
          </table:table-cell>
        </table:table-row>
        <table:table-row table:style-name="ro1" table:visibility="filter">
          <table:table-cell office:value-type="string" calcext:value-type="string">
            <text:p>f6c3959d-9904-4057-bc05-b73267d59fca</text:p>
          </table:table-cell>
          <table:table-cell office:value-type="string" calcext:value-type="string">
            <text:p>blake3:d279309ea6e5ee6e8fd52504275865cc280dac71cbf528c5b07c98b888bddaba</text:p>
          </table:table-cell>
          <table:table-cell office:value-type="string" calcext:value-type="string">
            <text:p>sdxl</text:p>
          </table:table-cell>
          <table:table-cell office:value-type="string" calcext:value-type="string">
            <text:p>main</text:p>
          </table:table-cell>
          <table:table-cell office:value-type="string" calcext:value-type="string">
            <text:p>sdxl/main/Dreamshaper XL v2 Turbo</text:p>
          </table:table-cell>
          <table:table-cell office:value-type="string" calcext:value-type="string">
            <text:p>diffusers</text:p>
          </table:table-cell>
          <table:table-cell office:value-type="string" calcext:value-type="string">
            <text:p>Dreamshaper XL v2 Turbo</text:p>
          </table:table-cell>
          <table:table-cell office:value-type="string" calcext:value-type="string">
            <text:p>For turbo, use CFG Scale 2, 4-8 steps, DPM++ SDE Karras. For non-turbo, use CFG Scale 6, 20-40 steps, DPM++ 2M SDE Karras.</text:p>
          </table:table-cell>
          <table:table-cell office:value-type="string" calcext:value-type="string">
            <text:p>Lykon/dreamshaper-xl-v2-turbo</text:p>
          </table:table-cell>
          <table:table-cell office:value-type="string" calcext:value-type="string">
            <text:p>hf_repo_id</text:p>
          </table:table-cell>
          <table:table-cell office:value-type="string" calcext:value-type="string">
            <text:p>{"id": "Lykon/dreamshaper-xl-v2-turbo", "author": "Lykon", "sha": "f70ad5bce436c640d23fc02cd0a6ccc787280b6e", "last_modified": "2024-02-19 18:06:49+00:00", "created_at": "2024-02-07 20:27:57+00:00", "private": false, "gated": false, "disabled": false, "downloads": 19835, "downloads_all_time": null, "likes": 64, "library_name": "diffusers", "gguf": null, "inference": null, "inference_provider_mapping": null, "tags": ["diffusers", "safetensors", "stable-diffusion", "stable-diffusion-diffusers", "stable-diffusion-xl", "stable-diffusion-xl-turbo", "text-to-image", "art", "artistic", "anime", "dreamshaper", "turbo", "lcm", "en", "license:openrail++", "autotrain_compatible", "endpoints_compatible", "diffusers:StableDiffusionXLPipeline", "region:us"], "pipeline_tag": "text-to-image", "mask_token": null, "trending_score": null, "card_data": "language:\n- en\nlicense: openrail++\ntags:\n- stable-diffusion\n- stable-diffusion-diffusers\n- stable-diffusion-xl\n- stable-diffusion-xl-turbo\n- text-to-image\n- art\n- artistic\n- diffusers\n- anime\n- dreamshaper\n- turbo\n- lcm\nduplicated_from: lykon/dreamshaper-xl-v2-turbo", "widget_data": null, "model_index": null, "config": {"diffusers": {"_class_name": "StableDiffusionXLPipeline"}}, "transformers_info": null, "siblings": ["RepoSibling(rfilename='.gitattributes', size=1519, blob_id='a6344aac8c09253b3b630fb776ae94478aa0275b', lfs=None)", "RepoSibling(rfilename='DreamShaperXL_Turbo_V2-SFW.safetensors', size=6939220250, blob_id='93faa000feea1211d14d36df2deeae2da55e1961', lfs=BlobLfsInfo(size=6939220250, sha256='6e718af03dcb651250ec8911554c4df8472a6d7027bcb3678a206c1170cc94fc', pointer_size=135))", "RepoSibling(rfilename='DreamShaperXL_Turbo_v2.safetensors', size=6939220250, blob_id='ac13fedf20c2774a4e8856ac09977fce1dbb6aa6', lfs=BlobLfsInfo(size=6939220250, sha256='4726d3bab1876f5c23734c871c47901fde305115e15fbfa3f33354ac45b11c67', pointer_size=135))", "RepoSibling(rfilename='DreamShaperXL_Turbo_v2_1.safetensors', size=6939220250, blob_id='5e213368ec64924b66f2bcbeb3dcc6c24770e5e7', lfs=BlobLfsInfo(size=6939220250, sha256='4496b36d48bfd7cfe4e5dbce3485db567bcefa2bef7238d290dbd45612125083', pointer_size=135))", "RepoSibling(rfilename='README.md', size=1535, blob_id='b7e417b55ca49ed4796e5b1b9c9ae7fda06937da', lfs=None)", "RepoSibling(rfilename='model_index.json', size=671, blob_id='c4971ec3f753cbdc0dcf0021d8f29bc84ba0ea7f', lfs=None)", "RepoSibling(rfilename='scheduler/scheduler_config.json', size=558, blob_id='fc79d9b7d87cc4422536aa872b855f2341001d15', lfs=None)", "RepoSibling(rfilename='text_encoder/config.json', size=560, blob_id='5e5371d776ace0d73c7d9502d12b050cf32f5988', lfs=None)", "RepoSibling(rfilename='text_encoder/model.fp16.safetensors', size=246144152, blob_id='079933bc3718e59dc5ab1bfb47b8ec274baae1f5', lfs=BlobLfsInfo(size=246144152, sha256='3dea4e3e892df8d0d41540f7bacfdec4d5c978d1aaf2375f0a56d41d814a640f', pointer_size=134))", "RepoSibling(rfilename='text_encoder/model.safetensors', size=492265168, blob_id='b9ddb69947309e8c7675eee32f4235110a7cd82d', lfs=BlobLfsInfo(size=492265168, sha256='b228224841aae8307e93b49b58ef42451d9be2b1b1883dc2b6caba64ce9aa499', pointer_size=134))", "RepoSibling(rfilename='text_encoder_2/config.json', size=570, blob_id='5429d7a70b8b88e8c8e4806afac10427ab88127f', lfs=None)", "RepoSibling(rfilename='text_encoder_2/model.fp16.safetensors', size=1389382176, blob_id='800fda6abe2d92fdcab978dc0e3a7bfb32b752f6', lfs=BlobLfsInfo(size=1389382176, sha256='30b466dbbac35c5c63d0fc1893c17433f0d367886c1081d4a699ce728ed013af', pointer_size=135))", "RepoSibling(rfilename='text_encoder_2/model.safetensors', size=2778702264, blob_id='0df56b180de04934cf719d2b7e9fc8c081b44638', lfs=BlobLfsInfo(size=2778702264, sha256='f8fa6edb5d2ab515a166410aeeb3d0d6517ba488d5aee10fe1b90ea45356e8e7', pointer_size=135))", "RepoSibling(rfilename='tokenizer/merges.txt', size=524619, blob_id='76e821f1b6f0a9709293c3b6b51ed90980b3166b', lfs=None)", "RepoSibling(rfilename='tokenizer/special_tokens_map.json', size=588, blob_id='cf0682d6de72c1547f41b4f6d7c59f62deffef94', lfs=None)", "RepoSibling(rfilename='tokenizer/tokenizer_config.json', size=705, blob_id='180a4e1be2a7d0b38a44108d6f24f585f35147b1', lfs=None)", "RepoSibling(rfilename='tokenizer/vocab.json', size=1059962, blob_id='469be27c5c010538f845f518c4f5e8574c78f7c8', lfs=None)", "RepoSibling(rfilename='tokenizer_2/merges.txt', size=524619, blob_id='76e821f1b6f0a9709293c3b6b51ed90980b3166b', lfs=None)", "RepoSibling(rfilename='tokenizer_2/special_tokens_map.json', size=462, blob_id='97c049e4778fa8675a5a836ee0c6b1d808ee2edf', lfs=None)", "RepoSibling(rfilename='tokenizer_2/tokenizer_config.json', size=856, blob_id='f4299b251265219ef1369503c04d837bd9528f0a', lfs=None)", "RepoSibling(rfilename='tokenizer_2/vocab.json', size=1059962, blob_id='469be27c5c010538f845f518c4f5e8574c78f7c8', lfs=None)", "RepoSibling(rfilename='unet/config.json', size=1773, blob_id='ae0e13ab9e256164d01be6cadae046b03a3e1a07', lfs=None)", "RepoSibling(rfilename='unet/diffusion_pytorch_model.fp16.safetensors', size=5135149760, blob_id='399bc38afbd1cdfe7ba5a3d613e990fabb8dece5', lfs=BlobLfsInfo(size=5135149760, sha256='c1217e273e6fd7570c2ae9d38172323ff0b6f8ac7f2000b3ba99d4851906ee1e', pointer_size=135))", "RepoSibling(rfilename='unet/diffusion_pytorch_model.safetensors', size=10270077736, blob_id='f831a1ecc415ff82906d0dff363d9bf50301da0c', lfs=BlobLfsInfo(size=10270077736, sha256='cb568ca3ca7e2590291a70ac317c3859d9011dccf1313659ded3d1134349ab43', pointer_size=136))", "RepoSibling(rfilename='vae/config.json', size=602, blob_id='e9b208cce788aac2a8b78350d8273d8f76157de4', lfs=None)", "RepoSibling(rfilename='vae/diffusion_pytorch_model.fp16.safetensors', size=167335342, blob_id='4316525c45fb7c1108d2c825efc84eb81483477f', lfs=BlobLfsInfo(size=167335342, sha256='5ebe0b826867138fc37d4474983ef0b487cef39d8f3cd84228f3b5c5aba241d4', pointer_size=134))", "RepoSibling(rfilename='vae/diffusion_pytorch_model.safetensors', size=334643268, blob_id='f92802370139fb3f35e5dccf2aa43a59deb895eb', lfs=BlobLfsInfo(size=334643268, sha256='4e75c862029ca1d27e695de534a3f27aaf369db6cb7c915fec271260eb4f458a', pointer_size=134))"], "spaces": ["Nymbo/image_gen_supaqueue", "Kvikontent/open-text2image-leaderboard", "khawir/cg-gen-ai", "yogeshbhutkar/Lykon-dreamshaper-xl-v2-turbo", "RrajHug121/Lykon-dreamshaper-xl-v2-turbo", "pyo8777/Lykon-dreamshaper-xl-v2-turbo", "smartfeed/turbo_fm", "anshg07/t2i", "awsomesunoai/Lykon-dreamshaper-xl-v2-turbo", "K00B404/image_gen_supaqueue_game_assets", "charliebaby2023/Fast_Stable_diffusion_CPU"], "safetensors": null, "security_repo_status": null, "xet_enabled": null, "lastModified": "2024-02-19 18:06:49+00:00", "cardData": "language:\n- en\nlicense: openrail++\ntags:\n- stable-diffusion\n- stable-diffusion-diffusers\n- stable-diffusion-xl\n- stable-diffusion-xl-turbo\n- text-to-image\n- art\n- artistic\n- diffusers\n- anime\n- dreamshaper\n- turbo\n- lcm\nduplicated_from: lykon/dreamshaper-xl-v2-turbo", "transformersInfo": null, "_id": "65c3e7cdb08720ad34e462ad", "modelId": "Lykon/dreamshaper-xl-v2-turbo", "usedStorage": 57036588112}</text:p>
          </table:table-cell>
          <table:table-cell/>
          <table:table-cell office:value-type="string" calcext:value-type="string">
            <text:p>{"key":"f6c3959d-9904-4057-bc05-b73267d59fca","hash":"blake3:d279309ea6e5ee6e8fd52504275865cc280dac71cbf528c5b07c98b888bddaba","path":"sdxl/main/Dreamshaper XL v2 Turbo","file_size":6941216609,"name":"Dreamshaper XL v2 Turbo","type":"main","format":"diffusers","base":"sdxl","source":"Lykon/dreamshaper-xl-v2-turbo","source_type":"hf_repo_id","description":"For turbo, use CFG Scale 2, 4-8 steps, DPM++ SDE Karras. For non-turbo, use CFG Scale 6, 20-40 steps, DPM++ 2M SDE Karras.","source_api_response":"{\"id\": \"Lykon/dreamshaper-xl-v2-turbo\", \"author\": \"Lykon\", \"sha\": \"f70ad5bce436c640d23fc02cd0a6ccc787280b6e\", \"last_modified\": \"2024-02-19 18:06:49+00:00\", \"created_at\": \"2024-02-07 20:27:57+00:00\", \"private\": false, \"gated\": false, \"disabled\": false, \"downloads\": 19835, \"downloads_all_time\": null, \"likes\": 64, \"library_name\": \"diffusers\", \"gguf\": null, \"inference\": null, \"inference_provider_mapping\": null, \"tags\": [\"diffusers\", \"safetensors\", \"stable-diffusion\", \"stable-diffusion-diffusers\", \"stable-diffusion-xl\", \"stable-diffusion-xl-turbo\", \"text-to-image\", \"art\", \"artistic\", \"anime\", \"dreamshaper\", \"turbo\", \"lcm\", \"en\", \"license:openrail++\", \"autotrain_compatible\", \"endpoints_compatible\", \"diffusers:StableDiffusionXLPipeline\", \"region:us\"], \"pipeline_tag\": \"text-to-image\", \"mask_token\": null, \"trending_score\": null, \"card_data\": \"language:\\n- en\\nlicense: openrail++\\ntags:\\n- stable-diffusion\\n- stable-diffusion-diffusers\\n- stable-diffusion-xl\\n- stable-diffusion-xl-turbo\\n- text-to-image\\n- art\\n- artistic\\n- diffusers\\n- anime\\n- dreamshaper\\n- turbo\\n- lcm\\nduplicated_from: lykon/dreamshaper-xl-v2-turbo\", \"widget_data\": null, \"model_index\": null, \"config\": {\"diffusers\": {\"_class_name\": \"StableDiffusionXLPipeline\"}}, \"transformers_info\": null, \"siblings\": [\"RepoSibling(rfilename='.gitattributes', size=1519, blob_id='a6344aac8c09253b3b630fb776ae94478aa0275b', lfs=None)\", \"RepoSibling(rfilename='DreamShaperXL_Turbo_V2-SFW.safetensors', size=6939220250, blob_id='93faa000feea1211d14d36df2deeae2da55e1961', lfs=BlobLfsInfo(size=6939220250, sha256='6e718af03dcb651250ec8911554c4df8472a6d7027bcb3678a206c1170cc94fc', pointer_size=135))\", \"RepoSibling(rfilename='DreamShaperXL_Turbo_v2.safetensors', size=6939220250, blob_id='ac13fedf20c2774a4e8856ac09977fce1dbb6aa6', lfs=BlobLfsInfo(size=6939220250, sha256='4726d3bab1876f5c23734c871c47901fde305115e15fbfa3f33354ac45b11c67', pointer_size=135))\", \"RepoSibling(rfilename='DreamShaperXL_Turbo_v2_1.safetensors', size=6939220250, blob_id='5e213368ec64924b66f2bcbeb3dcc6c24770e5e7', lfs=BlobLfsInfo(size=6939220250, sha256='4496b36d48bfd7cfe4e5dbce3485db567bcefa2bef7238d290dbd45612125083', pointer_size=135))\", \"RepoSibling(rfilename='README.md', size=1535, blob_id='b7e417b55ca49ed4796e5b1b9c9ae7fda06937da', lfs=None)\", \"RepoSibling(rfilename='model_index.json', size=671, blob_id='c4971ec3f753cbdc0dcf0021d8f29bc84ba0ea7f', lfs=None)\", \"RepoSibling(rfilename='scheduler/scheduler_config.json', size=558, blob_id='fc79d9b7d87cc4422536aa872b855f2341001d15', lfs=None)\", \"RepoSibling(rfilename='text_encoder/config.json', size=560, blob_id='5e5371d776ace0d73c7d9502d12b050cf32f5988', lfs=None)\", \"RepoSibling(rfilename='text_encoder/model.fp16.safetensors', size=246144152, blob_id='079933bc3718e59dc5ab1bfb47b8ec274baae1f5', lfs=BlobLfsInfo(size=246144152, sha256='3dea4e3e892df8d0d41540f7bacfdec4d5c978d1aaf2375f0a56d41d814a640f', pointer_size=134))\", \"RepoSibling(rfilename='text_encoder/model.safetensors', size=492265168, blob_id='b9ddb69947309e8c7675eee32f4235110a7cd82d', lfs=BlobLfsInfo(size=492265168, sha256='b228224841aae8307e93b49b58ef42451d9be2b1b1883dc2b6caba64ce9aa499', pointer_size=134))\", \"RepoSibling(rfilename='text_encoder_2/config.json', size=570, blob_id='5429d7a70b8b88e8c8e4806afac10427ab88127f', lfs=None)\", \"RepoSibling(rfilename='text_encoder_2/model.fp16.safetensors', size=1389382176, blob_id='800fda6abe2d92fdcab978dc0e3a7bfb32b752f6', lfs=BlobLfsInfo(size=1389382176, sha256='30b466dbbac35c5c63d0fc1893c17433f0d367886c1081d4a699ce728ed013af', pointer_size=135))\", \"RepoSibling(rfilename='text_encoder_2/model.safetensors', size=2778702264, blob_id='0df56b180de04934cf719d2b7e9fc8c081b44638', lfs=BlobLfsInfo(size=2778702264, sha256='f8fa6edb5d2ab515a166410aeeb3d0d6517ba488d5aee10fe1b90ea45356e8e7', pointer_size=135))\", \"RepoSibling(rfilename='tokenizer/merges.txt', size=524619, blob_id='76e821f1b6f0a9709293c3b6b51ed90980b3166b', lfs=None)\", \"RepoSibling(rfilename='tokenizer/special_tokens_map.json', size=588, blob_id='cf0682d6de72c1547f41b4f6d7c59f62deffef94', lfs=None)\", \"RepoSibling(rfilename='tokenizer/tokenizer_config.json', size=705, blob_id='180a4e1be2a7d0b38a44108d6f24f585f35147b1', lfs=None)\", \"RepoSibling(rfilename='tokenizer/vocab.json', size=1059962, blob_id='469be27c5c010538f845f518c4f5e8574c78f7c8', lfs=None)\", \"RepoSibling(rfilename='tokenizer_2/merges.txt', size=524619, blob_id='76e821f1b6f0a9709293c3b6b51ed90980b3166b', lfs=None)\", \"RepoSibling(rfilename='tokenizer_2/special_tokens_map.json', size=462, blob_id='97c049e4778fa8675a5a836ee0c6b1d808ee2edf', lfs=None)\", \"RepoSibling(rfilename='tokenizer_2/tokenizer_config.json', size=856, blob_id='f4299b251265219ef1369503c04d837bd9528f0a', lfs=None)\", \"RepoSibling(rfilename='tokenizer_2/vocab.json', size=1059962, blob_id='469be27c5c010538f845f518c4f5e8574c78f7c8', lfs=None)\", \"RepoSibling(rfilename='unet/config.json', size=1773, blob_id='ae0e13ab9e256164d01be6cadae046b03a3e1a07', lfs=None)\", \"RepoSibling(rfilename='unet/diffusion_pytorch_model.fp16.safetensors', size=5135149760, blob_id='399bc38afbd1cdfe7ba5a3d613e990fabb8dece5', lfs=BlobLfsInfo(size=5135149760, sha256='c1217e273e6fd7570c2ae9d38172323ff0b6f8ac7f2000b3ba99d4851906ee1e', pointer_size=135))\", \"RepoSibling(rfilename='unet/diffusion_pytorch_model.safetensors', size=10270077736, blob_id='f831a1ecc415ff82906d0dff363d9bf50301da0c', lfs=BlobLfsInfo(size=10270077736, sha256='cb568ca3ca7e2590291a70ac317c3859d9011dccf1313659ded3d1134349ab43', pointer_size=136))\", \"RepoSibling(rfilename='vae/config.json', size=602, blob_id='e9b208cce788aac2a8b78350d8273d8f76157de4', lfs=None)\", \"RepoSibling(rfilename='vae/diffusion_pytorch_model.fp16.safetensors', size=167335342, blob_id='4316525c45fb7c1108d2c825efc84eb81483477f', lfs=BlobLfsInfo(size=167335342, sha256='5ebe0b826867138fc37d4474983ef0b487cef39d8f3cd84228f3b5c5aba241d4', pointer_size=134))\", \"RepoSibling(rfilename='vae/diffusion_pytorch_model.safetensors', size=334643268, blob_id='f92802370139fb3f35e5dccf2aa43a59deb895eb', lfs=BlobLfsInfo(size=334643268, sha256='4e75c862029ca1d27e695de534a3f27aaf369db6cb7c915fec271260eb4f458a', pointer_size=134))\"], \"spaces\": [\"Nymbo/image_gen_supaqueue\", \"Kvikontent/open-text2image-leaderboard\", \"khawir/cg-gen-ai\", \"yogeshbhutkar/Lykon-dreamshaper-xl-v2-turbo\", \"RrajHug121/Lykon-dreamshaper-xl-v2-turbo\", \"pyo8777/Lykon-dreamshaper-xl-v2-turbo\", \"smartfeed/turbo_fm\", \"anshg07/t2i\", \"awsomesunoai/Lykon-dreamshaper-xl-v2-turbo\", \"K00B404/image_gen_supaqueue_game_assets\", \"charliebaby2023/Fast_Stable_diffusion_CPU\"], \"safetensors\": null, \"security_repo_status\": null, \"xet_enabled\": null, \"lastModified\": \"2024-02-19 18:06:49+00:00\", \"cardData\": \"language:\\n- en\\nlicense: openrail++\\ntags:\\n- stable-diffusion\\n- stable-diffusion-diffusers\\n- stable-diffusion-xl\\n- stable-diffusion-xl-turbo\\n- text-to-image\\n- art\\n- artistic\\n- diffusers\\n- anime\\n- dreamshaper\\n- turbo\\n- lcm\\nduplicated_from: lykon/dreamshaper-xl-v2-turbo\", \"transformersInfo\": null, \"_id\": \"65c3e7cdb08720ad34e462ad\", \"modelId\": \"Lykon/dreamshaper-xl-v2-turbo\", \"usedStorage\": 57036588112}","cover_image":null,"submodels":null,"usage_info":null,"trigger_phrases":null,"default_settings":{"vae":null,"vae_precision":null,"scheduler":null,"steps":null,"cfg_scale":null,"cfg_rescale_multiplier":null,"width":1024,"height":1024,"guidance":null},"variant":"normal","repo_variant":"fp16"}</text:p>
          </table:table-cell>
          <table:table-cell table:number-columns-repeated="2" office:value-type="string" calcext:value-type="string">
            <text:p>2025-07-18 02:14:54.437</text:p>
          </table:table-cell>
          <table:table-cell office:value-type="float" office:value="6941216609" calcext:value-type="float">
            <text:p>6941216609</text:p>
          </table:table-cell>
        </table:table-row>
        <table:table-row table:style-name="ro1" table:visibility="filter">
          <table:table-cell office:value-type="string" calcext:value-type="string">
            <text:p>d5c6f3cf-e891-4622-8ae2-c81bc55b5fa5</text:p>
          </table:table-cell>
          <table:table-cell office:value-type="string" calcext:value-type="string">
            <text:p>blake3:e9e2e5f1dc0ab7fbd7776415bfc2e434c4663119454f5af35830519eba6daa38</text:p>
          </table:table-cell>
          <table:table-cell office:value-type="string" calcext:value-type="string">
            <text:p>sdxl</text:p>
          </table:table-cell>
          <table:table-cell office:value-type="string" calcext:value-type="string">
            <text:p>main</text:p>
          </table:table-cell>
          <table:table-cell office:value-type="string" calcext:value-type="string">
            <text:p>sdxl/main/GhostXL-v1.0-BakedVAE.safetensors</text:p>
          </table:table-cell>
          <table:table-cell office:value-type="string" calcext:value-type="string">
            <text:p>checkpoint</text:p>
          </table:table-cell>
          <table:table-cell office:value-type="string" calcext:value-type="string">
            <text:p>GhostXL-v1.0-BakedVAE</text:p>
          </table:table-cell>
          <table:table-cell office:value-type="string" calcext:value-type="string">
            <text:p>sdxl main model GhostXL-v1.0-BakedVAE</text:p>
          </table:table-cell>
          <table:table-cell office:value-type="string" calcext:value-type="string">
            <text:p>/home/alex/Dev/AI/models/checkpoints/GhostXL-v1.0-BakedVAE.safetensors</text:p>
          </table:table-cell>
          <table:table-cell office:value-type="string" calcext:value-type="string">
            <text:p>path</text:p>
          </table:table-cell>
          <table:table-cell table:number-columns-repeated="2"/>
          <table:table-cell office:value-type="string" calcext:value-type="string">
            <text:p>{"key":"d5c6f3cf-e891-4622-8ae2-c81bc55b5fa5","hash":"blake3:e9e2e5f1dc0ab7fbd7776415bfc2e434c4663119454f5af35830519eba6daa38","path":"sdxl/main/GhostXL-v1.0-BakedVAE.safetensors","file_size":7105349064,"name":"GhostXL-v1.0-BakedVAE","type":"main","format":"checkpoint","base":"sdxl","source":"/home/alex/Dev/AI/models/checkpoints/GhostXL-v1.0-BakedVAE.safetensors","source_type":"path","description":"sdxl main model GhostXL-v1.0-BakedVAE","source_api_response":null,"cover_image":null,"submodels":null,"usage_info":null,"trigger_phrases":null,"default_settings":{"vae":null,"vae_precision":null,"scheduler":null,"steps":null,"cfg_scale":null,"cfg_rescale_multiplier":null,"width":1024,"height":1024,"guidance":null},"variant":"normal","config_path":"stable-diffusion/sd_xl_base.yaml","converted_at":1752889681.0876753,"prediction_type":"epsilon","upcast_attention":false}</text:p>
          </table:table-cell>
          <table:table-cell table:number-columns-repeated="2" office:value-type="string" calcext:value-type="string">
            <text:p>2025-07-19 01:48:03.791</text:p>
          </table:table-cell>
          <table:table-cell office:value-type="float" office:value="7105349064" calcext:value-type="float">
            <text:p>7105349064</text:p>
          </table:table-cell>
        </table:table-row>
        <table:table-row table:style-name="ro1">
          <table:table-cell office:value-type="string" calcext:value-type="string">
            <text:p>28280d0a-141a-4ce9-9ca5-00a848747397</text:p>
          </table:table-cell>
          <table:table-cell office:value-type="string" calcext:value-type="string">
            <text:p>blake3:6f5e1cea5dccd9aa7e19dd178a1fc64a66dc38eb717e9972fd67a4efe154e0b3</text:p>
          </table:table-cell>
          <table:table-cell office:value-type="string" calcext:value-type="string">
            <text:p>sdxl</text:p>
          </table:table-cell>
          <table:table-cell office:value-type="string" calcext:value-type="string">
            <text:p>lora</text:p>
          </table:table-cell>
          <table:table-cell office:value-type="string" calcext:value-type="string">
            <text:p>sdxl/lora/ChallengeWinnifierXL-202506.safetensors</text:p>
          </table:table-cell>
          <table:table-cell office:value-type="string" calcext:value-type="string">
            <text:p>lycoris</text:p>
          </table:table-cell>
          <table:table-cell office:value-type="string" calcext:value-type="string">
            <text:p>ChallengeWinnifierXL-202506</text:p>
          </table:table-cell>
          <table:table-cell office:value-type="string" calcext:value-type="string">
            <text:p>sdxl lora model ChallengeWinnifierXL-202506</text:p>
          </table:table-cell>
          <table:table-cell office:value-type="string" calcext:value-type="string">
            <text:p>/home/alex/Dev/AI/models/loras/ChallengeWinnifierXL-202506.safetensors</text:p>
          </table:table-cell>
          <table:table-cell office:value-type="string" calcext:value-type="string">
            <text:p>path</text:p>
          </table:table-cell>
          <table:table-cell table:number-columns-repeated="2"/>
          <table:table-cell office:value-type="string" calcext:value-type="string">
            <text:p>{"key":"28280d0a-141a-4ce9-9ca5-00a848747397","hash":"blake3:6f5e1cea5dccd9aa7e19dd178a1fc64a66dc38eb717e9972fd67a4efe154e0b3","path":"sdxl/lora/ChallengeWinnifierXL-202506.safetensors","file_size":228477092,"name":"ChallengeWinnifierXL-202506","type":"lora","format":"lycoris","base":"sdxl","source":"/home/alex/Dev/AI/models/loras/ChallengeWinnifierXL-202506.safetensors","source_type":"path","description":"sdxl lora model ChallengeWinnifierXL-202506","source_api_response":null,"cover_image":null,"submodels":null,"usage_info":null,"trigger_phrases":null}</text:p>
          </table:table-cell>
          <table:table-cell table:number-columns-repeated="2" office:value-type="string" calcext:value-type="string">
            <text:p>2025-07-19 01:48:35.262</text:p>
          </table:table-cell>
          <table:table-cell office:value-type="float" office:value="228477092" calcext:value-type="float">
            <text:p>228477092</text:p>
          </table:table-cell>
        </table:table-row>
        <table:table-row table:style-name="ro1">
          <table:table-cell office:value-type="string" calcext:value-type="string">
            <text:p>6ce7f354-b343-4387-9c4e-c2118202de94</text:p>
          </table:table-cell>
          <table:table-cell office:value-type="string" calcext:value-type="string">
            <text:p>blake3:9b02fc3b51301c97fcbb5f02cf7717ae60a016cf8a4bbee7e5fb2e414e5ee6ae</text:p>
          </table:table-cell>
          <table:table-cell office:value-type="string" calcext:value-type="string">
            <text:p>sdxl</text:p>
          </table:table-cell>
          <table:table-cell office:value-type="string" calcext:value-type="string">
            <text:p>lora</text:p>
          </table:table-cell>
          <table:table-cell office:value-type="string" calcext:value-type="string">
            <text:p>sdxl/lora/PolygonXL.safetensors</text:p>
          </table:table-cell>
          <table:table-cell office:value-type="string" calcext:value-type="string">
            <text:p>lycoris</text:p>
          </table:table-cell>
          <table:table-cell office:value-type="string" calcext:value-type="string">
            <text:p>PolygonXL</text:p>
          </table:table-cell>
          <table:table-cell office:value-type="string" calcext:value-type="string">
            <text:p>sdxl lora model PolygonXL</text:p>
          </table:table-cell>
          <table:table-cell office:value-type="string" calcext:value-type="string">
            <text:p>/home/alex/Dev/AI/models/loras/Geometric/PolygonXL.safetensors</text:p>
          </table:table-cell>
          <table:table-cell office:value-type="string" calcext:value-type="string">
            <text:p>path</text:p>
          </table:table-cell>
          <table:table-cell table:number-columns-repeated="2"/>
          <table:table-cell office:value-type="string" calcext:value-type="string">
            <text:p>{"key":"6ce7f354-b343-4387-9c4e-c2118202de94","hash":"blake3:9b02fc3b51301c97fcbb5f02cf7717ae60a016cf8a4bbee7e5fb2e414e5ee6ae","path":"sdxl/lora/PolygonXL.safetensors","file_size":228459260,"name":"PolygonXL","type":"lora","format":"lycoris","base":"sdxl","source":"/home/alex/Dev/AI/models/loras/Geometric/PolygonXL.safetensors","source_type":"path","description":"sdxl lora model PolygonXL","source_api_response":null,"cover_image":null,"submodels":null,"usage_info":null,"trigger_phrases":null}</text:p>
          </table:table-cell>
          <table:table-cell table:number-columns-repeated="2" office:value-type="string" calcext:value-type="string">
            <text:p>2025-07-19 01:48:50.045</text:p>
          </table:table-cell>
          <table:table-cell office:value-type="float" office:value="228459260" calcext:value-type="float">
            <text:p>228459260</text:p>
          </table:table-cell>
        </table:table-row>
        <table:table-row table:style-name="ro1" table:visibility="filter">
          <table:table-cell office:value-type="string" calcext:value-type="string">
            <text:p>a2183497-9193-4143-9230-b37c3f8482d0</text:p>
          </table:table-cell>
          <table:table-cell office:value-type="string" calcext:value-type="string">
            <text:p>blake3:43b975030cc73f9a6b69236bec1886d5540e5fec5c38c5adfee7ec7114082522</text:p>
          </table:table-cell>
          <table:table-cell office:value-type="string" calcext:value-type="string">
            <text:p>sdxl</text:p>
          </table:table-cell>
          <table:table-cell office:value-type="string" calcext:value-type="string">
            <text:p>embedding</text:p>
          </table:table-cell>
          <table:table-cell office:value-type="string" calcext:value-type="string">
            <text:p>sdxl/embedding/LazyEmbeddingsXL-LazyNegative.safetensors</text:p>
          </table:table-cell>
          <table:table-cell office:value-type="string" calcext:value-type="string">
            <text:p>embedding_file</text:p>
          </table:table-cell>
          <table:table-cell office:value-type="string" calcext:value-type="string">
            <text:p>LazyEmbeddingsXL-LazyNegative</text:p>
          </table:table-cell>
          <table:table-cell office:value-type="string" calcext:value-type="string">
            <text:p>sdxl embedding model LazyEmbeddingsXL-LazyNegative</text:p>
          </table:table-cell>
          <table:table-cell office:value-type="string" calcext:value-type="string">
            <text:p>/home/alex/Dev/AI/models/embedding/LazyEmbeddingsXL-LazyNegative.safetensors</text:p>
          </table:table-cell>
          <table:table-cell office:value-type="string" calcext:value-type="string">
            <text:p>path</text:p>
          </table:table-cell>
          <table:table-cell table:number-columns-repeated="2"/>
          <table:table-cell office:value-type="string" calcext:value-type="string">
            <text:p>{"key":"a2183497-9193-4143-9230-b37c3f8482d0","hash":"blake3:43b975030cc73f9a6b69236bec1886d5540e5fec5c38c5adfee7ec7114082522","path":"sdxl/embedding/LazyEmbeddingsXL-LazyNegative.safetensors","file_size":303256,"name":"LazyEmbeddingsXL-LazyNegative","type":"embedding","format":"embedding_file","base":"sdxl","source":"/home/alex/Dev/AI/models/embedding/LazyEmbeddingsXL-LazyNegative.safetensors","source_type":"path","description":"sdxl embedding model LazyEmbeddingsXL-LazyNegative","source_api_response":null,"cover_image":null,"submodels":null,"usage_info":null}</text:p>
          </table:table-cell>
          <table:table-cell table:number-columns-repeated="2" office:value-type="string" calcext:value-type="string">
            <text:p>2025-07-19 01:49:14.411</text:p>
          </table:table-cell>
          <table:table-cell office:value-type="float" office:value="303256" calcext:value-type="float">
            <text:p>303256</text:p>
          </table:table-cell>
        </table:table-row>
        <table:table-row table:style-name="ro1" table:visibility="filter">
          <table:table-cell office:value-type="string" calcext:value-type="string">
            <text:p>373e6e3f-885b-4ad4-b8c5-bd1c87f607a1</text:p>
          </table:table-cell>
          <table:table-cell office:value-type="string" calcext:value-type="string">
            <text:p>blake3:902f009fcc5d9a7527d6ea2f3f87582f699db8b3f534344ccf8cd0270fca0ec8</text:p>
          </table:table-cell>
          <table:table-cell office:value-type="string" calcext:value-type="string">
            <text:p>sdxl</text:p>
          </table:table-cell>
          <table:table-cell office:value-type="string" calcext:value-type="string">
            <text:p>embedding</text:p>
          </table:table-cell>
          <table:table-cell office:value-type="string" calcext:value-type="string">
            <text:p>sdxl/embedding/LazyEmbeddingsXL-LazyPositive.safetensors</text:p>
          </table:table-cell>
          <table:table-cell office:value-type="string" calcext:value-type="string">
            <text:p>embedding_file</text:p>
          </table:table-cell>
          <table:table-cell office:value-type="string" calcext:value-type="string">
            <text:p>LazyEmbeddingsXL-LazyPositive</text:p>
          </table:table-cell>
          <table:table-cell office:value-type="string" calcext:value-type="string">
            <text:p>sdxl embedding model LazyEmbeddingsXL-LazyPositive</text:p>
          </table:table-cell>
          <table:table-cell office:value-type="string" calcext:value-type="string">
            <text:p>/home/alex/Dev/AI/models/embedding/LazyEmbeddingsXL-LazyPositive.safetensors</text:p>
          </table:table-cell>
          <table:table-cell office:value-type="string" calcext:value-type="string">
            <text:p>path</text:p>
          </table:table-cell>
          <table:table-cell table:number-columns-repeated="2"/>
          <table:table-cell office:value-type="string" calcext:value-type="string">
            <text:p>{"key":"373e6e3f-885b-4ad4-b8c5-bd1c87f607a1","hash":"blake3:902f009fcc5d9a7527d6ea2f3f87582f699db8b3f534344ccf8cd0270fca0ec8","path":"sdxl/embedding/LazyEmbeddingsXL-LazyPositive.safetensors","file_size":57496,"name":"LazyEmbeddingsXL-LazyPositive","type":"embedding","format":"embedding_file","base":"sdxl","source":"/home/alex/Dev/AI/models/embedding/LazyEmbeddingsXL-LazyPositive.safetensors","source_type":"path","description":"sdxl embedding model LazyEmbeddingsXL-LazyPositive","source_api_response":null,"cover_image":null,"submodels":null,"usage_info":null}</text:p>
          </table:table-cell>
          <table:table-cell table:number-columns-repeated="2" office:value-type="string" calcext:value-type="string">
            <text:p>2025-07-19 01:49:25.834</text:p>
          </table:table-cell>
          <table:table-cell office:value-type="float" office:value="57496" calcext:value-type="float">
            <text:p>57496</text:p>
          </table:table-cell>
        </table:table-row>
        <table:table-row table:style-name="ro2">
          <table:table-cell office:value-type="string" calcext:value-type="string">
            <text:p>2d50b6b5-d666-42a4-a879-ce92d0ced109</text:p>
          </table:table-cell>
          <table:table-cell office:value-type="string" calcext:value-type="string">
            <text:p>blake3:c1f1eb5221ebcbc70d673a0b72a9e5b8958269669977be4a2e033646fe599228</text:p>
          </table:table-cell>
          <table:table-cell office:value-type="string" calcext:value-type="string">
            <text:p>sdxl</text:p>
          </table:table-cell>
          <table:table-cell office:value-type="string" calcext:value-type="string">
            <text:p>lora</text:p>
          </table:table-cell>
          <table:table-cell office:value-type="string" calcext:value-type="string">
            <text:p>sdxl/lora/nottheninja - Robloxify.safetensors</text:p>
          </table:table-cell>
          <table:table-cell office:value-type="string" calcext:value-type="string">
            <text:p>lycoris</text:p>
          </table:table-cell>
          <table:table-cell office:value-type="string" calcext:value-type="string">
            <text:p>nottheninja - Robloxify</text:p>
          </table:table-cell>
          <table:table-cell office:value-type="string" calcext:value-type="string">
            <text:p>Turn any character into Roblox models. Make sure that you use the trigger words towards the beginning of your prompts. Refer to the showcase images for prompting ideas. Start with 0.8 and increase strength if doesn't work.</text:p>
            <text:p/>
            <text:p/>
          </table:table-cell>
          <table:table-cell office:value-type="string" calcext:value-type="string">
            <text:p>/home/alex/Downloads/nottheninja - Robloxify.safetensors</text:p>
          </table:table-cell>
          <table:table-cell office:value-type="string" calcext:value-type="string">
            <text:p>path</text:p>
          </table:table-cell>
          <table:table-cell/>
          <table:table-cell office:value-type="string" calcext:value-type="string">
            <text:p>["by r0b10x, roblox style,"]</text:p>
          </table:table-cell>
          <table:table-cell office:value-type="string" calcext:value-type="string">
            <text:p>{"key":"2d50b6b5-d666-42a4-a879-ce92d0ced109","hash":"blake3:c1f1eb5221ebcbc70d673a0b72a9e5b8958269669977be4a2e033646fe599228","path":"sdxl/lora/nottheninja - Robloxify.safetensors","file_size":171450028,"name":"nottheninja - Robloxify","type":"lora","format":"lycoris","base":"sdxl","source":"/home/alex/Downloads/nottheninja - Robloxify.safetensors","source_type":"path","description":"Turn any character into Roblox models. Make sure that you use the trigger words towards the beginning of your prompts. Refer to the showcase images for prompting ideas. Start with 0.8 and increase strength if doesn't work.\n\n","source_api_response":null,"cover_image":null,"submodels":null,"usage_info":null,"trigger_phrases":["by r0b10x, roblox style,"]}</text:p>
          </table:table-cell>
          <table:table-cell office:value-type="string" calcext:value-type="string">
            <text:p>2025-07-28 08:01:48.422</text:p>
          </table:table-cell>
          <table:table-cell office:value-type="string" calcext:value-type="string">
            <text:p>2025-07-28 08:02:17.680</text:p>
          </table:table-cell>
          <table:table-cell office:value-type="float" office:value="171450028" calcext:value-type="float">
            <text:p>171450028</text:p>
          </table:table-cell>
        </table:table-row>
        <table:table-row table:style-name="ro1" table:visibility="filter">
          <table:table-cell office:value-type="string" calcext:value-type="string">
            <text:p>a8b63ff6-3f08-401c-a0e2-760b86c71697</text:p>
          </table:table-cell>
          <table:table-cell office:value-type="string" calcext:value-type="string">
            <text:p>blake3:ef3a6dd9c8a71e07d77ce8e84780524357e629ee8750eb3018aed648d4c803f1</text:p>
          </table:table-cell>
          <table:table-cell office:value-type="string" calcext:value-type="string">
            <text:p>sdxl</text:p>
          </table:table-cell>
          <table:table-cell office:value-type="string" calcext:value-type="string">
            <text:p>main</text:p>
          </table:table-cell>
          <table:table-cell office:value-type="string" calcext:value-type="string">
            <text:p>sdxl/main/IL - XL v1.safetensors</text:p>
          </table:table-cell>
          <table:table-cell office:value-type="string" calcext:value-type="string">
            <text:p>checkpoint</text:p>
          </table:table-cell>
          <table:table-cell office:value-type="string" calcext:value-type="string">
            <text:p>Illustrious XL v1</text:p>
          </table:table-cell>
          <table:table-cell office:value-type="string" calcext:value-type="string">
            <text:p>sdxl main model IL - XL v1</text:p>
          </table:table-cell>
          <table:table-cell office:value-type="string" calcext:value-type="string">
            <text:p>/home/alex/Downloads/IL - XL v1.safetensors</text:p>
          </table:table-cell>
          <table:table-cell office:value-type="string" calcext:value-type="string">
            <text:p>path</text:p>
          </table:table-cell>
          <table:table-cell table:number-columns-repeated="2"/>
          <table:table-cell office:value-type="string" calcext:value-type="string">
            <text:p>{"key":"a8b63ff6-3f08-401c-a0e2-760b86c71697","hash":"blake3:ef3a6dd9c8a71e07d77ce8e84780524357e629ee8750eb3018aed648d4c803f1","path":"sdxl/main/IL - XL v1.safetensors","file_size":6938040760,"name":"Illustrious XL v1","type":"main","format":"checkpoint","base":"sdxl","source":"/home/alex/Downloads/IL - XL v1.safetensors","source_type":"path","description":"sdxl main model IL - XL v1","source_api_response":null,"cover_image":null,"submodels":null,"usage_info":null,"trigger_phrases":null,"default_settings":{"vae":null,"vae_precision":null,"scheduler":null,"steps":null,"cfg_scale":null,"cfg_rescale_multiplier":null,"width":1024,"height":1024,"guidance":null},"variant":"normal","config_path":"stable-diffusion/sd_xl_base.yaml","converted_at":1754183142.0,"prediction_type":"epsilon","upcast_attention":false}</text:p>
          </table:table-cell>
          <table:table-cell office:value-type="string" calcext:value-type="string">
            <text:p>2025-07-28 08:11:16.004</text:p>
          </table:table-cell>
          <table:table-cell office:value-type="string" calcext:value-type="string">
            <text:p>2025-08-03 01:05:51.002</text:p>
          </table:table-cell>
          <table:table-cell office:value-type="float" office:value="6938040760" calcext:value-type="float">
            <text:p>6938040760</text:p>
          </table:table-cell>
        </table:table-row>
        <table:table-row table:style-name="ro1">
          <table:table-cell office:value-type="string" calcext:value-type="string">
            <text:p>71d28765-e21a-400f-80a8-301372d4095d</text:p>
          </table:table-cell>
          <table:table-cell office:value-type="string" calcext:value-type="string">
            <text:p>blake3:3526c0933b3785988355cc7fcd9a5436ea751b7b73650f68b49ee60087f5f870</text:p>
          </table:table-cell>
          <table:table-cell office:value-type="string" calcext:value-type="string">
            <text:p>sdxl</text:p>
          </table:table-cell>
          <table:table-cell office:value-type="string" calcext:value-type="string">
            <text:p>lora</text:p>
          </table:table-cell>
          <table:table-cell office:value-type="string" calcext:value-type="string">
            <text:p>sdxl/lora/xmattar - Roblox.safetensors</text:p>
          </table:table-cell>
          <table:table-cell office:value-type="string" calcext:value-type="string">
            <text:p>lycoris</text:p>
          </table:table-cell>
          <table:table-cell office:value-type="string" calcext:value-type="string">
            <text:p>xmattar - Roblox</text:p>
          </table:table-cell>
          <table:table-cell office:value-type="string" calcext:value-type="string">
            <text:p>sdxl lora model xmattar - Roblox</text:p>
          </table:table-cell>
          <table:table-cell office:value-type="string" calcext:value-type="string">
            <text:p>/home/alex/Downloads/xmattar - Roblox.safetensors</text:p>
          </table:table-cell>
          <table:table-cell office:value-type="string" calcext:value-type="string">
            <text:p>path</text:p>
          </table:table-cell>
          <table:table-cell/>
          <table:table-cell office:value-type="string" calcext:value-type="string">
            <text:p>["noob, solo, smile, colored skin, yellow skin, , closed mouth, blue shirt, green pants, solid oval eyes, sleeveless"]</text:p>
          </table:table-cell>
          <table:table-cell office:value-type="string" calcext:value-type="string">
            <text:p>{"key":"71d28765-e21a-400f-80a8-301372d4095d","hash":"blake3:3526c0933b3785988355cc7fcd9a5436ea751b7b73650f68b49ee60087f5f870","path":"sdxl/lora/xmattar - Roblox.safetensors","file_size":50938988,"name":"xmattar - Roblox","type":"lora","format":"lycoris","base":"sdxl","source":"/home/alex/Downloads/xmattar - Roblox.safetensors","source_type":"path","description":"sdxl lora model xmattar - Roblox","source_api_response":null,"cover_image":null,"submodels":null,"usage_info":null,"trigger_phrases":["noob, solo, smile, colored skin, yellow skin, , closed mouth, blue shirt, green pants, solid oval eyes, sleeveless"]}</text:p>
          </table:table-cell>
          <table:table-cell office:value-type="string" calcext:value-type="string">
            <text:p>2025-07-28 08:14:57.326</text:p>
          </table:table-cell>
          <table:table-cell office:value-type="string" calcext:value-type="string">
            <text:p>2025-07-28 08:15:13.515</text:p>
          </table:table-cell>
          <table:table-cell office:value-type="float" office:value="50938988" calcext:value-type="float">
            <text:p>50938988</text:p>
          </table:table-cell>
        </table:table-row>
        <table:table-row table:style-name="ro1" table:visibility="filter">
          <table:table-cell office:value-type="string" calcext:value-type="string">
            <text:p>bd248905-c974-45f3-8bf9-3d4a41bfb493</text:p>
          </table:table-cell>
          <table:table-cell office:value-type="string" calcext:value-type="string">
            <text:p>blake3:c1030085a6abc969f026ab7ea3ca9e3510f11c7aa2be1999eb529e2283c5b0e1</text:p>
          </table:table-cell>
          <table:table-cell office:value-type="string" calcext:value-type="string">
            <text:p>sdxl-refiner</text:p>
          </table:table-cell>
          <table:table-cell office:value-type="string" calcext:value-type="string">
            <text:p>main</text:p>
          </table:table-cell>
          <table:table-cell office:value-type="string" calcext:value-type="string">
            <text:p>sdxl-refiner/main/SDXL Refiner.0</text:p>
          </table:table-cell>
          <table:table-cell office:value-type="string" calcext:value-type="string">
            <text:p>diffusers</text:p>
          </table:table-cell>
          <table:table-cell office:value-type="string" calcext:value-type="string">
            <text:p>SDXL Refiner</text:p>
          </table:table-cell>
          <table:table-cell office:value-type="string" calcext:value-type="string">
            <text:p>The OG Stable Diffusion XL refiner model.</text:p>
          </table:table-cell>
          <table:table-cell office:value-type="string" calcext:value-type="string">
            <text:p>stabilityai/stable-diffusion-xl-refiner-1.0</text:p>
          </table:table-cell>
          <table:table-cell office:value-type="string" calcext:value-type="string">
            <text:p>hf_repo_id</text:p>
          </table:table-cell>
          <table:table-cell office:value-type="string" calcext:value-type="string">
            <text:p>{"id": "stabilityai/stable-diffusion-xl-refiner-1.0", "author": "stabilityai", "sha": "5d4cfe854c9a9a87939ff3653551c2b3c99a4356", "last_modified": "2023-09-25 13:42:56+00:00", "created_at": "2023-07-26 07:38:01+00:00", "private": false, "gated": false, "disabled": false, "downloads": 472740, "downloads_all_time": null, "likes": 1929, "library_name": "diffusers", "gguf": null, "inference": null, "inference_provider_mapping": null, "tags": ["diffusers", "safetensors", "stable-diffusion", "image-to-image", "arxiv:2307.01952", "arxiv:2211.01324", "arxiv:2108.01073", "arxiv:2112.10752", "license:openrail++", "diffusers:StableDiffusionXLImg2ImgPipeline", "region:us"], "pipeline_tag": "image-to-image", "mask_token": null, "trending_score": null, "card_data": "license: openrail++\ntags:\n- stable-diffusion\n- image-to-image", "widget_data": null, "model_index": null, "config": {"diffusers": {"_class_name": "StableDiffusionXLImg2ImgPipeline"}}, "transformers_info": null, "siblings": ["RepoSibling(rfilename='.gitattributes', size=1562, blob_id='7691f136a2661ab8fa1e9396a024016ae8aa4799', lfs=None)", "RepoSibling(rfilename='01.png', size=5351008, blob_id='3839b9ea2db96413a1f40b2c27311eab785ba7e4', lfs=BlobLfsInfo(size=5351008, sha256='8fe56c6b7fffb7244dced398592b11443043d04431ab1907dc89cba5eb7fe72a', pointer_size=132))", "RepoSibling(rfilename='LICENSE.md', size=14109, blob_id='af7e355e31c0d976933aa0d06759611151ad8c39', lfs=None)", "RepoSibling(rfilename='README.md', size=5542, blob_id='371cb8da6442d93bce6c0c901fc87864dba16cef', lfs=None)", "RepoSibling(rfilename='comparison.png', size=130252, blob_id='b66e414aae477b4cab71afecdb09c72ce4d40641', lfs=None)", "RepoSibling(rfilename='model_index.json', size=612, blob_id='d1024c8407ea1d8a7ed659509888ed667c0f38d6', lfs=None)", "RepoSibling(rfilename='pipeline.png', size=80188, blob_id='6b1b855d1990dae016602a5855581b4c23cee376', lfs=None)", "RepoSibling(rfilename='scheduler/scheduler_config.json', size=479, blob_id='e5bc8421e047838523be7acfb6720f167f7382f6', lfs=None)", "RepoSibling(rfilename='sd_xl_refiner_1.0.safetensors', size=6075981930, blob_id='73f461bed1c6ccf74548ebd9da0e62122f7a25bd', lfs=BlobLfsInfo(size=6075981930, sha256='7440042bbdc8a24813002c09b6b69b64dc90fded4472613437b7f55f9b7d9c5f', pointer_size=135))", "RepoSibling(rfilename='sd_xl_refiner_1.0_0.9vae.safetensors', size=6075981930, blob_id='a02ae10c24ca56a33899753f78233a5d185ae72e', lfs=BlobLfsInfo(size=6075981930, sha256='8d0ce6c016004cbdacd50f937dad381d8c396628d621a7f97191470532780164', pointer_size=135))", "RepoSibling(rfilename='text_encoder_2/config.json', size=575, blob_id='da1848b5ed17b676f021578838f12c4023b86379', lfs=None)", "RepoSibling(rfilename='text_encoder_2/model.fp16.safetensors', size=1389382176, blob_id='1a41ba6f6d67ebaaea453978332a941d0bc5dae5', lfs=BlobLfsInfo(size=1389382176, sha256='ec310df2af79c318e24d20511b601a591ca8cd4f1fce1d8dff822a356bcdb1f4', pointer_size=135))", "RepoSibling(rfilename='text_encoder_2/model.safetensors', size=2778702264, blob_id='ebfad577cacc107c4d5ca0646348d8fed0b03728', lfs=BlobLfsInfo(size=2778702264, sha256='3a6032f63d37ae02bbc74ccd6a27440578cd71701f96532229d0154f55a8d3ff', pointer_size=135))", "RepoSibling(rfilename='tokenizer_2/merges.txt', size=524619, blob_id='76e821f1b6f0a9709293c3b6b51ed90980b3166b', lfs=None)", "RepoSibling(rfilename='tokenizer_2/special_tokens_map.json', size=460, blob_id='ae0c5be6f35217e51c4c000fd325d8de0294e99c', lfs=None)", "RepoSibling(rfilename='tokenizer_2/tokenizer_config.json', size=725, blob_id='a8438e020c4497a429240d6b89e0bf9a6e2ffa92', lfs=None)", "RepoSibling(rfilename='tokenizer_2/vocab.json', size=1059962, blob_id='469be27c5c010538f845f518c4f5e8574c78f7c8', lfs=None)", "RepoSibling(rfilename='unet/config.json', size=1709, blob_id='a800deb05f8387cac67a6f98e5a77c5fdd87773d', lfs=None)", "RepoSibling(rfilename='unet/diffusion_pytorch_model.fp16.safetensors', size=4519210760, blob_id='98529116a1ab42be8a16bdfb48455a0fa93155f2', lfs=BlobLfsInfo(size=4519210760, sha256='3ea0376dcf065eaefd27806394a90e310001b1a71d4f1cf1f655e86c0e566ffe', pointer_size=135))", "RepoSibling(rfilename='unet/diffusion_pytorch_model.safetensors', size=9038264392, blob_id='d1af0306f673b8e563938af4f34d010f91251b98', lfs=BlobLfsInfo(size=9038264392, sha256='54f9cd2f2daf3aeec0b2708fa3dbc0e84e4f8ddd1ddead42e5bc60c6572c989f', pointer_size=135))", "RepoSibling(rfilename='vae/config.json', size=642, blob_id='a66a171ba7c8efb1a8fc3bdc64e65318eade8e13', lfs=None)", "RepoSibling(rfilename='vae/diffusion_pytorch_model.fp16.safetensors', size=167335342, blob_id='d490d01ec5a179303986f73b7ef0675f014cf016', lfs=BlobLfsInfo(size=167335342, sha256='bcb60880a46b63dea58e9bc591abe15f8350bde47b405f9c38f4be70c6161e68', pointer_size=134))", "RepoSibling(rfilename='vae/diffusion_pytorch_model.safetensors', size=334643268, blob_id='1818a529a16a31e664a0107d944fc3c0b91a4855', lfs=BlobLfsInfo(size=334643268, sha256='1598f3d24932bcfe6634e8b618ea1e30ab1d57f5aad13a6d2de446d2199f2341', pointer_size=134))", "RepoSibling(rfilename='vae_1_0/config.json', size=607, blob_id='29a4d9ff621cd8e3b50d80eb10e08450187d29b8', lfs=None)", "RepoSibling(rfilename='vae_1_0/diffusion_pytorch_model.fp16.safetensors', size=167335342, blob_id='e22d20aa55db3a4afa1372e2ac6a31778bd533bd', lfs=BlobLfsInfo(size=167335342, sha256='eb6516ab7e1104d5d1a174a4d65c57835ae38061531d0a2192103aecfb790cc1', pointer_size=134))", "RepoSibling(rfilename='vae_1_0/diffusion_pytorch_model.safetensors', size=334643268, blob_id='50f41b2eed063b6829cfee47bcee7cab2f8af7cf', lfs=BlobLfsInfo(size=334643268, sha256='27ed3b02e09638568e99d4398c67bc654dde04e6c0db61fb2d21dba630e7058a', pointer_size=134))"], "spaces": ["mrfakename/OpenDalleV1.1-GPU-Demo", "hysts/SDXL", "gunship999/SexyImages", "segmind/Segmind-Stable-Diffusion", "Yntec/ToyWorld", "KingNish/Image-Gen-Pro", "Manjushri/Manju-Dream-Booth-A10G", "Manjushri/Manju-Dream-Booth-GPU", "llamameta/flux-pro-uncensored", "Uthar/SexyReality", "exx8/differential-diffusion", "Yntec/PrintingPress", "Nymbo/Compare-6", "XCLiu/InstaFlow", "TencentARC/ColorFlow", "llamameta/fluxproV2", "jeasinema/UltraEdit-SD3", "openskyml/super-fast-sdxl-stable-diffusion-xl", "phenixrhyder/NSFW-ToyWorld", "openskyml/fast-sdxl-stable-diffusion-xl", "Yntec/ToyWorldXL", "prs-eth/rollingdepth", "Yntec/blitz_diffusion", "Manjushri/SDXL-1.0-CPU", "mrfakename/OpenDalle-GPU-Demo", "toninio19/keysync-demo", "cosmicman/CosmicMan-SDXL", "Nymbo/Image-Gen-Pro", "John6666/Diffusion80XX4sg", "ameerazam08/TempestV0.1-GPU-Demo", "John6666/PrintingPress4", "llamameta/fast-sd3.5-large", "Vchitect/Vlogger-ShowMaker", "dgoot/image-to-image", "martynka/TasiaExperiment", "LTT/DiMeR", "yergyerg/ImgGenClone", "Yntec/Image-Models-Test-2024", "Yntec/Image-Models-Test-April-2024", "DemiPoto/TestDifs", "Abinivesh/Multi-models-prompt-to-image-generation", "theSure/Omnieraser", "Yntec/Image-Models-Test", "awacke1/OpenDalleV1.1-GPU-Demo", "John6666/hfd_test_nostopbutton", "rahul7star/ai-toolkit", "multimodalart/Cosmos-Predict2-2B", "FFusion/FFusionXL-SDXL-DEMO", "Yntec/Image-Models-Test-May-2024", "LTT/Kiss3DGen", "jbilcke-hf/image-server", "sub314xxl/SDXL-1.0-Img2Img-CPU", "AlphaQuark/img2img-01", "cryptocalypse/sophia_ai_robot_prophet", "Nymbo/Diffusion80XX4sg", "SunderAli17/Generate_images_with_OpenDalle", "Yntec/Image-Models-Test-September-2024", "DemiPoto/testSortModels", "multimodalart/ctrl-x", "kaleidoskop-hug/PrintingPress", "NativeAngels/Compare-6", "AisingioroHao0/Artistic-Portrait-Generation", "CreitinGameplays/cutycat2000x-InterDiffusion-3.5", "Yntec/MiniToyWorld", "fffiloni/Cobra", "John6666/ToyWorld4", "mantrakp/aai", "segmind/Segmind-Vega", "John6666/Diffusion80XX4g", "smartfeed/image2image", "SAITAN666/StableDiffusion35Large-Image-Models-Test-November-2024", "mckeeboards/Image-Gen-Pro", "NativeAngels/HuggingfaceDiffusion", "Yntec/Image-Models-Test-December-2024", "torahCodes/Torah_Codes", "Omnibus/SDXL-1.0-Img2Img-CPU", "John6666/Diffusion80XX4", "K00B404/HuggingfaceDiffusion_custom", "John6666/blitz_diffusion4", "John6666/blitz_diffusion_builtin", "batuhangoktepe/stabilityai-stable-diffusion-xl-refiner-1.0", "K00B404/SimpleBrothel", "JunhaoZhuang/Cobra", "pikto/Diffuser", "Fabrice-TIERCELIN/Make-my-image-tile", "Yntec/Image-Models-Test-July-2024", "Ffftdtd5dtft/gfgf", "Blane187/multi-diffusion", "NativeAngels/ToyWorld", "Uthar/LewdExperiments", "Uthar/BodyPaint", "Uthar/HRGiger", "Uthar/HighFashion", "Yntec/open-craiyon", "Yntec/Image-Models-Test-January-2025", "Yntec/Image-Models-Test-March-2025", "sub314xxl/SDXL-1.0-CPU", "pikto/Elite-Scifi-Models", "crystalai/stabilityai-stable-diffusion-xl-refiner-1.0", "2MaxM/ShoeGenv2"], "safetensors": null, "security_repo_status": null, "xet_enabled": null, "lastModified": "2023-09-25 13:42:56+00:00", "cardData": "license: openrail++\ntags:\n- stable-diffusion\n- image-to-image", "transformersInfo": null, "_id": "64c0cd59200a5155968dea57", "modelId": "stabilityai/stable-diffusion-xl-refiner-1.0", "usedStorage": 31115495204}</text:p>
          </table:table-cell>
          <table:table-cell/>
          <table:table-cell office:value-type="string" calcext:value-type="string">
            <text:p>{"key":"bd248905-c974-45f3-8bf9-3d4a41bfb493","hash":"blake3:c1030085a6abc969f026ab7ea3ca9e3510f11c7aa2be1999eb529e2283c5b0e1","path":"sdxl-refiner/main/SDXL Refiner.0","file_size":6244878586,"name":"SDXL Refiner","type":"main","format":"diffusers","base":"sdxl-refiner","source":"stabilityai/stable-diffusion-xl-refiner-1.0","source_type":"hf_repo_id","description":"The OG Stable Diffusion XL refiner model.","source_api_response":"{\"id\": \"stabilityai/stable-diffusion-xl-refiner-1.0\", \"author\": \"stabilityai\", \"sha\": \"5d4cfe854c9a9a87939ff3653551c2b3c99a4356\", \"last_modified\": \"2023-09-25 13:42:56+00:00\", \"created_at\": \"2023-07-26 07:38:01+00:00\", \"private\": false, \"gated\": false, \"disabled\": false, \"downloads\": 472740, \"downloads_all_time\": null, \"likes\": 1929, \"library_name\": \"diffusers\", \"gguf\": null, \"inference\": null, \"inference_provider_mapping\": null, \"tags\": [\"diffusers\", \"safetensors\", \"stable-diffusion\", \"image-to-image\", \"arxiv:2307.01952\", \"arxiv:2211.01324\", \"arxiv:2108.01073\", \"arxiv:2112.10752\", \"license:openrail++\", \"diffusers:StableDiffusionXLImg2ImgPipeline\", \"region:us\"], \"pipeline_tag\": \"image-to-image\", \"mask_token\": null, \"trending_score\": null, \"card_data\": \"license: openrail++\\ntags:\\n- stable-diffusion\\n- image-to-image\", \"widget_data\": null, \"model_index\": null, \"config\": {\"diffusers\": {\"_class_name\": \"StableDiffusionXLImg2ImgPipeline\"}}, \"transformers_info\": null, \"siblings\": [\"RepoSibling(rfilename='.gitattributes', size=1562, blob_id='7691f136a2661ab8fa1e9396a024016ae8aa4799', lfs=None)\", \"RepoSibling(rfilename='01.png', size=5351008, blob_id='3839b9ea2db96413a1f40b2c27311eab785ba7e4', lfs=BlobLfsInfo(size=5351008, sha256='8fe56c6b7fffb7244dced398592b11443043d04431ab1907dc89cba5eb7fe72a', pointer_size=132))\", \"RepoSibling(rfilename='LICENSE.md', size=14109, blob_id='af7e355e31c0d976933aa0d06759611151ad8c39', lfs=None)\", \"RepoSibling(rfilename='README.md', size=5542, blob_id='371cb8da6442d93bce6c0c901fc87864dba16cef', lfs=None)\", \"RepoSibling(rfilename='comparison.png', size=130252, blob_id='b66e414aae477b4cab71afecdb09c72ce4d40641', lfs=None)\", \"RepoSibling(rfilename='model_index.json', size=612, blob_id='d1024c8407ea1d8a7ed659509888ed667c0f38d6', lfs=None)\", \"RepoSibling(rfilename='pipeline.png', size=80188, blob_id='6b1b855d1990dae016602a5855581b4c23cee376', lfs=None)\", \"RepoSibling(rfilename='scheduler/scheduler_config.json', size=479, blob_id='e5bc8421e047838523be7acfb6720f167f7382f6', lfs=None)\", \"RepoSibling(rfilename='sd_xl_refiner_1.0.safetensors', size=6075981930, blob_id='73f461bed1c6ccf74548ebd9da0e62122f7a25bd', lfs=BlobLfsInfo(size=6075981930, sha256='7440042bbdc8a24813002c09b6b69b64dc90fded4472613437b7f55f9b7d9c5f', pointer_size=135))\", \"RepoSibling(rfilename='sd_xl_refiner_1.0_0.9vae.safetensors', size=6075981930, blob_id='a02ae10c24ca56a33899753f78233a5d185ae72e', lfs=BlobLfsInfo(size=6075981930, sha256='8d0ce6c016004cbdacd50f937dad381d8c396628d621a7f97191470532780164', pointer_size=135))\", \"RepoSibling(rfilename='text_encoder_2/config.json', size=575, blob_id='da1848b5ed17b676f021578838f12c4023b86379', lfs=None)\", \"RepoSibling(rfilename='text_encoder_2/model.fp16.safetensors', size=1389382176, blob_id='1a41ba6f6d67ebaaea453978332a941d0bc5dae5', lfs=BlobLfsInfo(size=1389382176, sha256='ec310df2af79c318e24d20511b601a591ca8cd4f1fce1d8dff822a356bcdb1f4', pointer_size=135))\", \"RepoSibling(rfilename='text_encoder_2/model.safetensors', size=2778702264, blob_id='ebfad577cacc107c4d5ca0646348d8fed0b03728', lfs=BlobLfsInfo(size=2778702264, sha256='3a6032f63d37ae02bbc74ccd6a27440578cd71701f96532229d0154f55a8d3ff', pointer_size=135))\", \"RepoSibling(rfilename='tokenizer_2/merges.txt', size=524619, blob_id='76e821f1b6f0a9709293c3b6b51ed90980b3166b', lfs=None)\", \"RepoSibling(rfilename='tokenizer_2/special_tokens_map.json', size=460, blob_id='ae0c5be6f35217e51c4c000fd325d8de0294e99c', lfs=None)\", \"RepoSibling(rfilename='tokenizer_2/tokenizer_config.json', size=725, blob_id='a8438e020c4497a429240d6b89e0bf9a6e2ffa92', lfs=None)\", \"RepoSibling(rfilename='tokenizer_2/vocab.json', size=1059962, blob_id='469be27c5c010538f845f518c4f5e8574c78f7c8', lfs=None)\", \"RepoSibling(rfilename='unet/config.json', size=1709, blob_id='a800deb05f8387cac67a6f98e5a77c5fdd87773d', lfs=None)\", \"RepoSibling(rfilename='unet/diffusion_pytorch_model.fp16.safetensors', size=4519210760, blob_id='98529116a1ab42be8a16bdfb48455a0fa93155f2', lfs=BlobLfsInfo(size=4519210760, sha256='3ea0376dcf065eaefd27806394a90e310001b1a71d4f1cf1f655e86c0e566ffe', pointer_size=135))\", \"RepoSibling(rfilename='unet/diffusion_pytorch_model.safetensors', size=9038264392, blob_id='d1af0306f673b8e563938af4f34d010f91251b98', lfs=BlobLfsInfo(size=9038264392, sha256='54f9cd2f2daf3aeec0b2708fa3dbc0e84e4f8ddd1ddead42e5bc60c6572c989f', pointer_size=135))\", \"RepoSibling(rfilename='vae/config.json', size=642, blob_id='a66a171ba7c8efb1a8fc3bdc64e65318eade8e13', lfs=None)\", \"RepoSibling(rfilename='vae/diffusion_pytorch_model.fp16.safetensors', size=167335342, blob_id='d490d01ec5a179303986f73b7ef0675f014cf016', lfs=BlobLfsInfo(size=167335342, sha256='bcb60880a46b63dea58e9bc591abe15f8350bde47b405f9c38f4be70c6161e68', pointer_size=134))\", \"RepoSibling(rfilename='vae/diffusion_pytorch_model.safetensors', size=334643268, blob_id='1818a529a16a31e664a0107d944fc3c0b91a4855', lfs=BlobLfsInfo(size=334643268, sha256='1598f3d24932bcfe6634e8b618ea1e30ab1d57f5aad13a6d2de446d2199f2341', pointer_size=134))\", \"RepoSibling(rfilename='vae_1_0/config.json', size=607, blob_id='29a4d9ff621cd8e3b50d80eb10e08450187d29b8', lfs=None)\", \"RepoSibling(rfilename='vae_1_0/diffusion_pytorch_model.fp16.safetensors', size=167335342, blob_id='e22d20aa55db3a4afa1372e2ac6a31778bd533bd', lfs=BlobLfsInfo(size=167335342, sha256='eb6516ab7e1104d5d1a174a4d65c57835ae38061531d0a2192103aecfb790cc1', pointer_size=134))\", \"RepoSibling(rfilename='vae_1_0/diffusion_pytorch_model.safetensors', size=334643268, blob_id='50f41b2eed063b6829cfee47bcee7cab2f8af7cf', lfs=BlobLfsInfo(size=334643268, sha256='27ed3b02e09638568e99d4398c67bc654dde04e6c0db61fb2d21dba630e7058a', pointer_size=134))\"], \"spaces\": [\"mrfakename/OpenDalleV1.1-GPU-Demo\", \"hysts/SDXL\", \"gunship999/SexyImages\", \"segmind/Segmind-Stable-Diffusion\", \"Yntec/ToyWorld\", \"KingNish/Image-Gen-Pro\", \"Manjushri/Manju-Dream-Booth-A10G\", \"Manjushri/Manju-Dream-Booth-GPU\", \"llamameta/flux-pro-uncensored\", \"Uthar/SexyReality\", \"exx8/differential-diffusion\", \"Yntec/PrintingPress\", \"Nymbo/Compare-6\", \"XCLiu/InstaFlow\", \"TencentARC/ColorFlow\", \"llamameta/fluxproV2\", \"jeasinema/UltraEdit-SD3\", \"openskyml/super-fast-sdxl-stable-diffusion-xl\", \"phenixrhyder/NSFW-ToyWorld\", \"openskyml/fast-sdxl-stable-diffusion-xl\", \"Yntec/ToyWorldXL\", \"prs-eth/rollingdepth\", \"Yntec/blitz_diffusion\", \"Manjushri/SDXL-1.0-CPU\", \"mrfakename/OpenDalle-GPU-Demo\", \"toninio19/keysync-demo\", \"cosmicman/CosmicMan-SDXL\", \"Nymbo/Image-Gen-Pro\", \"John6666/Diffusion80XX4sg\", \"ameerazam08/TempestV0.1-GPU-Demo\", \"John6666/PrintingPress4\", \"llamameta/fast-sd3.5-large\", \"Vchitect/Vlogger-ShowMaker\", \"dgoot/image-to-image\", \"martynka/TasiaExperiment\", \"LTT/DiMeR\", \"yergyerg/ImgGenClone\", \"Yntec/Image-Models-Test-2024\", \"Yntec/Image-Models-Test-April-2024\", \"DemiPoto/TestDifs\", \"Abinivesh/Multi-models-prompt-to-image-generation\", \"theSure/Omnieraser\", \"Yntec/Image-Models-Test\", \"awacke1/OpenDalleV1.1-GPU-Demo\", \"John6666/hfd_test_nostopbutton\", \"rahul7star/ai-toolkit\", \"multimodalart/Cosmos-Predict2-2B\", \"FFusion/FFusionXL-SDXL-DEMO\", \"Yntec/Image-Models-Test-May-2024\", \"LTT/Kiss3DGen\", \"jbilcke-hf/image-server\", \"sub314xxl/SDXL-1.0-Img2Img-CPU\", \"AlphaQuark/img2img-01\", \"cryptocalypse/sophia_ai_robot_prophet\", \"Nymbo/Diffusion80XX4sg\", \"SunderAli17/Generate_images_with_OpenDalle\", \"Yntec/Image-Models-Test-September-2024\", \"DemiPoto/testSortModels\", \"multimodalart/ctrl-x\", \"kaleidoskop-hug/PrintingPress\", \"NativeAngels/Compare-6\", \"AisingioroHao0/Artistic-Portrait-Generation\", \"CreitinGameplays/cutycat2000x-InterDiffusion-3.5\", \"Yntec/MiniToyWorld\", \"fffiloni/Cobra\", \"John6666/ToyWorld4\", \"mantrakp/aai\", \"segmind/Segmind-Vega\", \"John6666/Diffusion80XX4g\", \"smartfeed/image2image\", \"SAITAN666/StableDiffusion35Large-Image-Models-Test-November-2024\", \"mckeeboards/Image-Gen-Pro\", \"NativeAngels/HuggingfaceDiffusion\", \"Yntec/Image-Models-Test-December-2024\", \"torahCodes/Torah_Codes\", \"Omnibus/SDXL-1.0-Img2Img-CPU\", \"John6666/Diffusion80XX4\", \"K00B404/HuggingfaceDiffusion_custom\", \"John6666/blitz_diffusion4\", \"John6666/blitz_diffusion_builtin\", \"batuhangoktepe/stabilityai-stable-diffusion-xl-refiner-1.0\", \"K00B404/SimpleBrothel\", \"JunhaoZhuang/Cobra\", \"pikto/Diffuser\", \"Fabrice-TIERCELIN/Make-my-image-tile\", \"Yntec/Image-Models-Test-July-2024\", \"Ffftdtd5dtft/gfgf\", \"Blane187/multi-diffusion\", \"NativeAngels/ToyWorld\", \"Uthar/LewdExperiments\", \"Uthar/BodyPaint\", \"Uthar/HRGiger\", \"Uthar/HighFashion\", \"Yntec/open-craiyon\", \"Yntec/Image-Models-Test-January-2025\", \"Yntec/Image-Models-Test-March-2025\", \"sub314xxl/SDXL-1.0-CPU\", \"pikto/Elite-Scifi-Models\", \"crystalai/stabilityai-stable-diffusion-xl-refiner-1.0\", \"2MaxM/ShoeGenv2\"], \"safetensors\": null, \"security_repo_status\": null, \"xet_enabled\": null, \"lastModified\": \"2023-09-25 13:42:56+00:00\", \"cardData\": \"license: openrail++\\ntags:\\n- stable-diffusion\\n- image-to-image\", \"transformersInfo\": null, \"_id\": \"64c0cd59200a5155968dea57\", \"modelId\": \"stabilityai/stable-diffusion-xl-refiner-1.0\", \"usedStorage\": 31115495204}","cover_image":null,"submodels":null,"usage_info":null,"trigger_phrases":null,"default_settings":null,"variant":"normal","repo_variant":"fp16"}</text:p>
          </table:table-cell>
          <table:table-cell table:number-columns-repeated="2" office:value-type="string" calcext:value-type="string">
            <text:p>2025-07-18 02:06:10.664</text:p>
          </table:table-cell>
          <table:table-cell office:value-type="float" office:value="6244878586" calcext:value-type="float">
            <text:p>6244878586</text:p>
          </table:table-cell>
        </table:table-row>
        <table:table-row table:style-name="ro1" table:visibility="filter">
          <table:table-cell office:value-type="string" calcext:value-type="string">
            <text:p>ce48d10a-2cad-443a-a682-c39bdf8d6bb3</text:p>
          </table:table-cell>
          <table:table-cell office:value-type="string" calcext:value-type="string">
            <text:p>blake3:23ef953d9c18cc97d5bb0b6cddc979b343e96f63dd409f4e6d6ff51d9be7a7ab</text:p>
          </table:table-cell>
          <table:table-cell office:value-type="string" calcext:value-type="string">
            <text:p>sdxl-refiner</text:p>
          </table:table-cell>
          <table:table-cell office:value-type="string" calcext:value-type="string">
            <text:p>main</text:p>
          </table:table-cell>
          <table:table-cell office:value-type="string" calcext:value-type="string">
            <text:p>sdxl-refiner/main/sd_xl_refiner_1.0.safetensors</text:p>
          </table:table-cell>
          <table:table-cell office:value-type="string" calcext:value-type="string">
            <text:p>checkpoint</text:p>
          </table:table-cell>
          <table:table-cell office:value-type="string" calcext:value-type="string">
            <text:p>sd_xl_refiner_1.0</text:p>
          </table:table-cell>
          <table:table-cell office:value-type="string" calcext:value-type="string">
            <text:p>sdxl-refiner main model sd_xl_refiner_1.0</text:p>
          </table:table-cell>
          <table:table-cell office:value-type="string" calcext:value-type="string">
            <text:p>/home/alex/Downloads/sd_xl_refiner_1.0.safetensors</text:p>
          </table:table-cell>
          <table:table-cell office:value-type="string" calcext:value-type="string">
            <text:p>path</text:p>
          </table:table-cell>
          <table:table-cell table:number-columns-repeated="2"/>
          <table:table-cell office:value-type="string" calcext:value-type="string">
            <text:p>{"key":"ce48d10a-2cad-443a-a682-c39bdf8d6bb3","hash":"blake3:23ef953d9c18cc97d5bb0b6cddc979b343e96f63dd409f4e6d6ff51d9be7a7ab","path":"sdxl-refiner/main/sd_xl_refiner_1.0.safetensors","file_size":6075981930,"name":"sd_xl_refiner_1.0","type":"main","format":"checkpoint","base":"sdxl-refiner","source":"/home/alex/Downloads/sd_xl_refiner_1.0.safetensors","source_type":"path","description":"sdxl-refiner main model sd_xl_refiner_1.0","source_api_response":null,"cover_image":null,"submodels":null,"usage_info":null,"trigger_phrases":null,"default_settings":null,"variant":"normal","config_path":"stable-diffusion/sd_xl_refiner.yaml","converted_at":1752805302.9283953,"prediction_type":"epsilon","upcast_attention":false}</text:p>
          </table:table-cell>
          <table:table-cell table:number-columns-repeated="2" office:value-type="string" calcext:value-type="string">
            <text:p>2025-07-18 02:21:45.720</text:p>
          </table:table-cell>
          <table:table-cell office:value-type="float" office:value="6075981930" calcext:value-type="float">
            <text:p>6075981930</text:p>
          </table:table-cell>
        </table:table-row>
      </table:table>
      <table:table table:name="main" table:style-name="ta1">
        <table:table-column table:style-name="co15" table:number-columns-repeated="12" table:default-cell-style-name="Default"/>
        <table:table-column table:style-name="co15" table:number-columns-repeated="2" table:default-cell-style-name="ce3"/>
        <table:table-column table:style-name="co15" table:default-cell-style-name="Default"/>
        <table:table-row table:style-name="ro1">
          <table:table-cell office:value-type="string" calcext:value-type="string">
            <text:p>id</text:p>
          </table:table-cell>
          <table:table-cell office:value-type="string" calcext:value-type="string">
            <text:p>hash</text:p>
          </table:table-cell>
          <table:table-cell office:value-type="string" calcext:value-type="string">
            <text:p>base</text:p>
          </table:table-cell>
          <table:table-cell office:value-type="string" calcext:value-type="string">
            <text:p>type</text:p>
          </table:table-cell>
          <table:table-cell office:value-type="string" calcext:value-type="string">
            <text:p>path</text:p>
          </table:table-cell>
          <table:table-cell office:value-type="string" calcext:value-type="string">
            <text:p>format</text:p>
          </table:table-cell>
          <table:table-cell office:value-type="string" calcext:value-type="string">
            <text:p>name</text:p>
          </table:table-cell>
          <table:table-cell office:value-type="string" calcext:value-type="string">
            <text:p>description</text:p>
          </table:table-cell>
          <table:table-cell office:value-type="string" calcext:value-type="string">
            <text:p>source</text:p>
          </table:table-cell>
          <table:table-cell office:value-type="string" calcext:value-type="string">
            <text:p>source_type</text:p>
          </table:table-cell>
          <table:table-cell office:value-type="string" calcext:value-type="string">
            <text:p>trigger_phrases</text:p>
          </table:table-cell>
          <table:table-cell office:value-type="string" calcext:value-type="string">
            <text:p>config</text:p>
          </table:table-cell>
          <table:table-cell table:style-name="Default" office:value-type="string" calcext:value-type="string">
            <text:p>created_at</text:p>
          </table:table-cell>
          <table:table-cell table:style-name="Default" office:value-type="string" calcext:value-type="string">
            <text:p>updated_at</text:p>
          </table:table-cell>
          <table:table-cell office:value-type="string" calcext:value-type="string">
            <text:p>file_size</text:p>
          </table:table-cell>
        </table:table-row>
        <table:table-row table:style-name="ro1">
          <table:table-cell office:value-type="string" calcext:value-type="string">
            <text:p>261140fd-9c85-4b69-b262-77a8e8f99c21</text:p>
          </table:table-cell>
          <table:table-cell office:value-type="string" calcext:value-type="string">
            <text:p>blake3:8aadbed066021cc98686965fe9fc580083acbe027f600190f8d2436e6ac8b366</text:p>
          </table:table-cell>
          <table:table-cell office:value-type="string" calcext:value-type="string">
            <text:p>flux</text:p>
          </table:table-cell>
          <table:table-cell office:value-type="string" calcext:value-type="string">
            <text:p>main</text:p>
          </table:table-cell>
          <table:table-cell office:value-type="string" calcext:value-type="string">
            <text:p>flux/main/FLUX.gguf</text:p>
          </table:table-cell>
          <table:table-cell office:value-type="string" calcext:value-type="string">
            <text:p>gguf_quantized</text:p>
          </table:table-cell>
          <table:table-cell office:value-type="string" calcext:value-type="string">
            <text:p>FLUX.1 Kontext dev (Quantized)</text:p>
          </table:table-cell>
          <table:table-cell office:value-type="string" calcext:value-type="string">
            <text:p>FLUX.1 Kontext dev quantized (q4_k_m). Total size with dependencies: ~14GB</text:p>
          </table:table-cell>
          <table:table-cell office:value-type="string" calcext:value-type="string">
            <text:p>https://huggingface.co/unsloth/FLUX.1-Kontext-dev-GGUF/resolve/main/flux1-kontext-dev-Q4_K_M.gguf</text:p>
          </table:table-cell>
          <table:table-cell office:value-type="string" calcext:value-type="string">
            <text:p>url</text:p>
          </table:table-cell>
          <table:table-cell/>
          <table:table-cell office:value-type="string" calcext:value-type="string">
            <text:p>{"key":"261140fd-9c85-4b69-b262-77a8e8f99c21","hash":"blake3:8aadbed066021cc98686965fe9fc580083acbe027f600190f8d2436e6ac8b366","path":"flux/main/FLUX.gguf","file_size":6931817760,"name":"FLUX.1 Kontext dev (Quantized)","type":"main","format":"gguf_quantized","base":"flux","source":"https://huggingface.co/unsloth/FLUX.1-Kontext-dev-GGUF/resolve/main/flux1-kontext-dev-Q4_K_M.gguf","source_type":"url","description":"FLUX.1 Kontext dev quantized (q4_k_m). Total size with dependencies: ~14GB","source_api_response":null,"cover_image":null,"submodels":null,"usage_info":null,"trigger_phrases":null,"default_settings":null,"variant":"normal","config_path":"flux-dev","converted_at":1752803246.6482782,"prediction_type":"epsilon","upcast_attention":false}</text:p>
          </table:table-cell>
          <table:table-cell table:number-columns-repeated="2" office:value-type="string" calcext:value-type="string">
            <text:p>2025-07-18 01:47:30.888</text:p>
          </table:table-cell>
          <table:table-cell office:value-type="float" office:value="6931817760" calcext:value-type="float">
            <text:p>6931817760</text:p>
          </table:table-cell>
        </table:table-row>
        <table:table-row table:style-name="ro1">
          <table:table-cell office:value-type="string" calcext:value-type="string">
            <text:p>e32b8b48-be78-4cdf-8777-57c138e75e17</text:p>
          </table:table-cell>
          <table:table-cell office:value-type="string" calcext:value-type="string">
            <text:p>blake3:6554acdc428a005801b50af13f7a71d5e80674ea37626a37ba7228e475fb9231</text:p>
          </table:table-cell>
          <table:table-cell office:value-type="string" calcext:value-type="string">
            <text:p>flux</text:p>
          </table:table-cell>
          <table:table-cell office:value-type="string" calcext:value-type="string">
            <text:p>main</text:p>
          </table:table-cell>
          <table:table-cell office:value-type="string" calcext:value-type="string">
            <text:p>flux/main/FLUX Fill.safetensors</text:p>
          </table:table-cell>
          <table:table-cell office:value-type="string" calcext:value-type="string">
            <text:p>checkpoint</text:p>
          </table:table-cell>
          <table:table-cell office:value-type="string" calcext:value-type="string">
            <text:p>FLUX Fill</text:p>
          </table:table-cell>
          <table:table-cell office:value-type="string" calcext:value-type="string">
            <text:p>FLUX Fill model (for inpainting).</text:p>
          </table:table-cell>
          <table:table-cell office:value-type="string" calcext:value-type="string">
            <text:p>black-forest-labs/FLUX.1-Fill-dev::flux1-fill-dev.safetensors</text:p>
          </table:table-cell>
          <table:table-cell office:value-type="string" calcext:value-type="string">
            <text:p>hf_repo_id</text:p>
          </table:table-cell>
          <table:table-cell/>
          <table:table-cell office:value-type="string" calcext:value-type="string">
            <text:p>{"key":"e32b8b48-be78-4cdf-8777-57c138e75e17","hash":"blake3:6554acdc428a005801b50af13f7a71d5e80674ea37626a37ba7228e475fb9231","path":"flux/main/FLUX Fill.safetensors","file_size":23804922408,"name":"FLUX Fill","type":"main","format":"checkpoint","base":"flux","source":"black-forest-labs/FLUX.1-Fill-dev::flux1-fill-dev.safetensors","source_type":"hf_repo_id","description":"FLUX Fill model (for inpainting).","source_api_response":"{\"id\": \"black-forest-labs/FLUX.1-Fill-dev\", \"author\": \"black-forest-labs\", \"sha\": \"358293da0354175698b67ec8299acf928313a78a\", \"last_modified\": \"2025-06-27 16:23:07+00:00\", \"created_at\": \"2024-11-20 19:45:33+00:00\", \"private\": false, \"gated\": \"auto\", \"disabled\": false, \"downloads\": 312186, \"downloads_all_time\": null, \"likes\": 831, \"library_name\": \"diffusers\", \"gguf\": null, \"inference\": null, \"inference_provider_mapping\": null, \"tags\": [\"diffusers\", \"safetensors\", \"image-generation\", \"flux\", \"diffusion-single-file\", \"en\", \"license:other\", \"diffusers:FluxFillPipeline\", \"region:us\"], \"pipeline_tag\": null, \"mask_token\": null, \"trending_score\": null, \"card_data\": \"language:\\n- en\\nlicense: other\\nlicense_name: flux-1-dev-non-commercial-license\\nlicense_link: LICENSE.md\\ntags:\\n- image-generation\\n- flux\\n- diffusion-single-file\\nextra_gated_prompt: By clicking \\\"Agree\\\", you agree to the [FluxDev Non-Commercial\\n <text:s/>License Agreement](https://huggingface.co/black-forest-labs/FLUX.1-Fill-dev/blob/main/LICENSE.md)\\n <text:s/>and acknowledge the [Acceptable Use Policy](https://huggingface.co/black-forest-labs/FLUX.1-Fill-dev/blob/main/POLICY.md).\", \"widget_data\": null, \"model_index\": null, \"config\": {\"diffusers\": {\"_class_name\": \"FluxFillPipeline\"}}, \"transformers_info\": null, \"siblings\": [\"RepoSibling(rfilename='.gitattributes', size=1571, blob_id='6c07b2b184c926a167c96895381a7c9e8c54c905', lfs=None)\", \"RepoSibling(rfilename='LICENSE.md', size=18621, blob_id='763a44c31c02064a8388981040487ce8731ddc86', lfs=None)\", \"RepoSibling(rfilename='README.md', size=4096, blob_id='06057201e2db0fa1b096171b0a3921b88cd4a12d', lfs=None)\", \"RepoSibling(rfilename='ae.safetensors', size=335304388, blob_id='71f11a92800c4a93cead7cebc556531926ecfc33', lfs=BlobLfsInfo(size=335304388, sha256='afc8e28272cd15db3919bacdb6918ce9c1ed22e96cb12c4d5ed0fba823529e38', pointer_size=134))\", \"RepoSibling(rfilename='flux1-fill-dev.safetensors', size=23804922408, blob_id='36b7da0c3ee0f2a5e0feaebf5be368649d698806', lfs=BlobLfsInfo(size=23804922408, sha256='03e289f530df51d014f48e675a9ffa2141bc003259bf5f25d75b957e920a41ca', pointer_size=136))\", \"RepoSibling(rfilename='model_index.json', size=540, blob_id='b09a49f0a56a59b9fcaba3087ab3982fcdc79b95', lfs=None)\", \"RepoSibling(rfilename='scheduler/scheduler_config.json', size=299, blob_id='9ab63efc0533c769b781dddbd177fad8c8c18d49', lfs=None)\", \"RepoSibling(rfilename='text_encoder/config.json', size=561, blob_id='d496a6a2474172a0b3f2b19ea97d90e84287b075', lfs=None)\", \"RepoSibling(rfilename='text_encoder/model.safetensors', size=246144352, blob_id='40a62c5746d88a2483eb10db5ef38d12c5b6b893', lfs=BlobLfsInfo(size=246144352, sha256='893d67a23f4693ed42cdab4cbad7fe3e727cf59609c40da28a46b5470f9ed082', pointer_size=134))\", \"RepoSibling(rfilename='text_encoder_2/config.json', size=741, blob_id='cf6c4d78b3b4f575a8b296ee5fccf6ab4e14c686', lfs=None)\", \"RepoSibling(rfilename='text_encoder_2/model-00001-of-00002.safetensors', size=4994582224, blob_id='fb543745ed2f4aa1105e3a8f97ff89a6ff7b5662', lfs=BlobLfsInfo(size=4994582224, sha256='ec87bffd1923e8b2774a6d240c922a41f6143081d52cf83b8fe39e9d838c893e', pointer_size=135))\", \"RepoSibling(rfilename='text_encoder_2/model-00002-of-00002.safetensors', size=4530066360, blob_id='c1596ab4886c9962503f01891b16715d1469fbe5', lfs=BlobLfsInfo(size=4530066360, sha256='a5640855b301fcdbceddfa90ae8066cd9414aff020552a201a255ecf2059da00', pointer_size=135))\", \"RepoSibling(rfilename='text_encoder_2/model.safetensors.index.json', size=19885, blob_id='c8728bc3dca59d2616a2a594cbac3ddb9eb77d5b', lfs=None)\", \"RepoSibling(rfilename='tokenizer/merges.txt', size=524619, blob_id='76e821f1b6f0a9709293c3b6b51ed90980b3166b', lfs=None)\", \"RepoSibling(rfilename='tokenizer/special_tokens_map.json', size=588, blob_id='cf0682d6de72c1547f41b4f6d7c59f62deffef94', lfs=None)\", \"RepoSibling(rfilename='tokenizer/tokenizer_config.json', size=705, blob_id='180a4e1be2a7d0b38a44108d6f24f585f35147b1', lfs=None)\", \"RepoSibling(rfilename='tokenizer/vocab.json', size=1059962, blob_id='469be27c5c010538f845f518c4f5e8574c78f7c8', lfs=None)\", \"RepoSibling(rfilename='tokenizer_2/special_tokens_map.json', size=2543, blob_id='17ade346a1042cbe0c1436f5bedcbd85c099d582', lfs=None)\", \"RepoSibling(rfilename='tokenizer_2/spiece.model', size=791656, blob_id='317a5ccbde45300f5d1d970d4d449af2108b147e', lfs=BlobLfsInfo(size=791656, sha256='d60acb128cf7b7f2536e8f38a5b18a05535c9e14c7a355904270e15b0945ea86', pointer_size=131))\", \"RepoSibling(rfilename='tokenizer_2/tokenizer.json', size=2424235, blob_id='21ed409afa3df5a822caa0fd5da30d13941f90b5', lfs=None)\", \"RepoSibling(rfilename='tokenizer_2/tokenizer_config.json', size=20817, blob_id='b336fa236135e6c87e246485e4d69e415cc57da0', lfs=None)\", \"RepoSibling(rfilename='transformer/config.json', size=393, blob_id='9a19ee2be2959dc5e225b4d9c61f3e969dbfefb1', lfs=None)\", \"RepoSibling(rfilename='transformer/diffusion_pytorch_model-00001-of-00003.safetensors', size=9985006384, blob_id='3bfaac0cde61d073c40682b9a9b85c883dec8610', lfs=BlobLfsInfo(size=9985006384, sha256='4cef6b166b2163ba9a01ccb68bf53054556852b69b32c0565dfe0741d28982d7', pointer_size=135))\", \"RepoSibling(rfilename='transformer/diffusion_pytorch_model-00002-of-00003.safetensors', size=9949328904, blob_id='009a9fcdbc7f44c98dc68fbd4f053f17fe7e6a30', lfs=BlobLfsInfo(size=9949328904, sha256='cd99fdd45ac404a9c98c939bdc986647cd5160ca48b8e679e81d3d59c2b9a1e0', pointer_size=135))\", \"RepoSibling(rfilename='transformer/diffusion_pytorch_model-00003-of-00003.safetensors', size=3870584832, blob_id='78fe952fe44963134c76b977f5fa6f90da80d77e', lfs=BlobLfsInfo(size=3870584832, sha256='ed878852603579083b4a4ea80544504faca9f42ebd41aaa103c3023ee2ebfbd5', pointer_size=135))\", \"RepoSibling(rfilename='transformer/diffusion_pytorch_model.safetensors.index.json', size=121262, blob_id='21f6c277a5b661e77f9b259c05ca7dad2a29f559', lfs=None)\", \"RepoSibling(rfilename='vae/config.json', size=774, blob_id='ed8c04742888d41b78298d360299f40710fa20ae', lfs=None)\", \"RepoSibling(rfilename='vae/diffusion_pytorch_model.safetensors', size=335306212, blob_id='2fba9e4bc6a3c24f3926795dd6a4f80b520839a2', lfs=BlobLfsInfo(size=335306212, sha256='8c717328c8ad41faab2ccfd52ae17332505c6833cf176aad56e7b58f2c4d4c94', pointer_size=134))\"], \"spaces\": [\"multimodalart/flux-fill-outpaint\", \"black-forest-labs/FLUX.1-Fill-dev\", \"zhengchong/CatVTON\", \"xiaozaa/catvton-flux-try-on\", \"vilarin/Flux.1-Fill-dev\", \"WensongSong/Insert-Anything\", \"pngwn/FLUX.1-Fill-dev\", \"VisualCloze/VisualCloze\", \"Nymbo/flux-fill-outpaint\", \"not-lain/flux-inpainting\", \"jallenjia/flux-fill-outpaint\", \"ginigen/VisualCloze\", \"not-lain/gpu-utils\", \"Surn/HexaGrid\", \"sariyam/flux-fill-outpaint\", \"bep40/Insert-Anything\", \"Calligrapher2025/Calligrapher\", \"blanchon/FurnitureDemo\", \"RageshAntony/RG-CatVTON\", \"jdavis/Flux-1.0-Fill-Inpaint\", \"SahilCarterr/Calligrapher\", \"Ashoka74/RefurnishAI\", \"nuwandaa/flux-fill-outpaint\", \"sitatech/vibe-shopping\", \"maccmaccmaccc/5428-p-llamaindexRAG\", \"gradiopro/flux-fill-outpaint\", \"gradiopro/FLUX.1-Fill-dev\", \"ZetaWolf2003/flux-fill-outpaint\", \"vjsiddhufp/flux-fill-outpaint\", \"gunvattagurukulqci/flux-fill-outpaint\", \"skinnymixes/flux-fill-outpaint\", \"xragejp/flux-fill-outpaint\", \"nvn04/DemoStyleSnap\", \"Himanshu806/fluxInpaint-testing\", \"Perry1323/flux-fill-outpaint\", \"rtallam45/MarketingCopilot\", \"nuwandaa/FLUX.1-Fill-dev\", \"botai3/CHELUMORE_AI\", \"botai3/CatVTON\", \"Gainward777/Try-On_Flux\", \"DJStomp/Flux.1-Fill-dev\", \"WolseyTheCat/fc-simple\", \"Everybody8454/inpaint-text\", \"Alisha21032002/flux-fill-demo\", \"sphinxsolution/flux-fill-demo\", \"innoai/flux-fill-outpaint\", \"Justo19/mvp-catvton\", \"K00B404/VisualCloze\", \"Jeshnu06/HyperGen-Inpainting\", \"svjack/flux-inpainting\", \"yupengtang/flux-poc\", \"SnapwearAI/SAKS-backend\", \"zeenai2025/Insert-Anything2\", \"HAL1993/MDFploteso67890abcdef1234567890abcdef1234567890abcdef1234567890abcdef1234567\", \"samirk08/vtontry\"], \"safetensors\": null, \"security_repo_status\": null, \"xet_enabled\": null, \"lastModified\": \"2025-06-27 16:23:07+00:00\", \"cardData\": \"language:\\n- en\\nlicense: other\\nlicense_name: flux-1-dev-non-commercial-license\\nlicense_link: LICENSE.md\\ntags:\\n- image-generation\\n- flux\\n- diffusion-single-file\\nextra_gated_prompt: By clicking \\\"Agree\\\", you agree to the [FluxDev Non-Commercial\\n <text:s/>License Agreement](https://huggingface.co/black-forest-labs/FLUX.1-Fill-dev/blob/main/LICENSE.md)\\n <text:s/>and acknowledge the [Acceptable Use Policy](https://huggingface.co/black-forest-labs/FLUX.1-Fill-dev/blob/main/POLICY.md).\", \"transformersInfo\": null, \"_id\": \"673e3c5da3eda9a8c99bda8a\", \"modelId\": \"black-forest-labs/FLUX.1-Fill-dev\", \"usedStorage\": 58053956587}","cover_image":null,"submodels":null,"usage_info":null,"trigger_phrases":null,"default_settings":null,"variant":"inpaint","config_path":"flux-dev-fill","converted_at":1752805626.606005,"prediction_type":"epsilon","upcast_attention":false}</text:p>
          </table:table-cell>
          <table:table-cell table:number-columns-repeated="2" office:value-type="string" calcext:value-type="string">
            <text:p>2025-07-18 02:27:32.762</text:p>
          </table:table-cell>
          <table:table-cell office:value-type="float" office:value="23804922408" calcext:value-type="float">
            <text:p>23804922408</text:p>
          </table:table-cell>
        </table:table-row>
        <table:table-row table:style-name="ro1">
          <table:table-cell office:value-type="string" calcext:value-type="string">
            <text:p>b9da2d0e-0751-409b-9149-ca9ba6c82c46</text:p>
          </table:table-cell>
          <table:table-cell office:value-type="string" calcext:value-type="string">
            <text:p>blake3:8e532c2cb80971c1fc56074e63adcfcaba7b2e1c7c79afda98a459aafd4f4b87</text:p>
          </table:table-cell>
          <table:table-cell office:value-type="string" calcext:value-type="string">
            <text:p>flux</text:p>
          </table:table-cell>
          <table:table-cell office:value-type="string" calcext:value-type="string">
            <text:p>main</text:p>
          </table:table-cell>
          <table:table-cell office:value-type="string" calcext:value-type="string">
            <text:p>flux/main/flux1-dev-bnb_quantized_nf4b.safetensors</text:p>
          </table:table-cell>
          <table:table-cell office:value-type="string" calcext:value-type="string">
            <text:p>bnb_quantized_nf4b</text:p>
          </table:table-cell>
          <table:table-cell office:value-type="string" calcext:value-type="string">
            <text:p>FLUX1.1 [dev] bnb quantized nf4b</text:p>
          </table:table-cell>
          <table:table-cell office:value-type="string" calcext:value-type="string">
            <text:p>flux main model flux1-dev-bnb_quantized_nf4b</text:p>
          </table:table-cell>
          <table:table-cell office:value-type="string" calcext:value-type="string">
            <text:p>/home/alex/Dev/AI/invokeai/models/flux/main/flux1-dev-bnb_quantized_nf4b.safetensors</text:p>
          </table:table-cell>
          <table:table-cell office:value-type="string" calcext:value-type="string">
            <text:p>path</text:p>
          </table:table-cell>
          <table:table-cell/>
          <table:table-cell office:value-type="string" calcext:value-type="string">
            <text:p>{"key":"b9da2d0e-0751-409b-9149-ca9ba6c82c46","hash":"blake3:8e532c2cb80971c1fc56074e63adcfcaba7b2e1c7c79afda98a459aafd4f4b87","path":"flux/main/flux1-dev-bnb_quantized_nf4b.safetensors","file_size":6699220715,"name":"FLUX1.1 [dev] bnb quantized nf4b","type":"main","format":"bnb_quantized_nf4b","base":"flux","source":"/home/alex/Dev/AI/invokeai/models/flux/main/flux1-dev-bnb_quantized_nf4b.safetensors","source_type":"path","description":"flux main model flux1-dev-bnb_quantized_nf4b","source_api_response":null,"cover_image":null,"submodels":null,"usage_info":null,"trigger_phrases":null,"default_settings":null,"variant":"normal","config_path":"flux-dev","converted_at":1754183041.0,"prediction_type":"epsilon","upcast_attention":false}</text:p>
          </table:table-cell>
          <table:table-cell office:value-type="string" calcext:value-type="string">
            <text:p>2025-07-18 12:51:55.377</text:p>
          </table:table-cell>
          <table:table-cell office:value-type="string" calcext:value-type="string">
            <text:p>2025-08-03 01:04:49.526</text:p>
          </table:table-cell>
          <table:table-cell office:value-type="float" office:value="6699220715" calcext:value-type="float">
            <text:p>6699220715</text:p>
          </table:table-cell>
        </table:table-row>
        <table:table-row table:style-name="ro1">
          <table:table-cell office:value-type="string" calcext:value-type="string">
            <text:p>54b66417-d8fc-4a56-9b78-5b473687f358</text:p>
          </table:table-cell>
          <table:table-cell office:value-type="string" calcext:value-type="string">
            <text:p>blake3:40ace2cf5d03a95ec710054ec5e4c8e864341a7ebfefe188ed750c41a0463795</text:p>
          </table:table-cell>
          <table:table-cell office:value-type="string" calcext:value-type="string">
            <text:p>flux</text:p>
          </table:table-cell>
          <table:table-cell office:value-type="string" calcext:value-type="string">
            <text:p>main</text:p>
          </table:table-cell>
          <table:table-cell office:value-type="string" calcext:value-type="string">
            <text:p>flux/main/flux1-dev.safetensors</text:p>
          </table:table-cell>
          <table:table-cell office:value-type="string" calcext:value-type="string">
            <text:p>checkpoint</text:p>
          </table:table-cell>
          <table:table-cell office:value-type="string" calcext:value-type="string">
            <text:p>FLUX1.1 [dev]</text:p>
          </table:table-cell>
          <table:table-cell office:value-type="string" calcext:value-type="string">
            <text:p>flux main model flux1-dev</text:p>
          </table:table-cell>
          <table:table-cell office:value-type="string" calcext:value-type="string">
            <text:p>/home/alex/Dev/AI/comfyui/models/checkpoints/flux1-dev.safetensors</text:p>
          </table:table-cell>
          <table:table-cell office:value-type="string" calcext:value-type="string">
            <text:p>path</text:p>
          </table:table-cell>
          <table:table-cell/>
          <table:table-cell office:value-type="string" calcext:value-type="string">
            <text:p>{"key":"54b66417-d8fc-4a56-9b78-5b473687f358","hash":"blake3:40ace2cf5d03a95ec710054ec5e4c8e864341a7ebfefe188ed750c41a0463795","path":"flux/main/flux1-dev.safetensors","file_size":23802932552,"name":"FLUX1.1 [dev]","type":"main","format":"checkpoint","base":"flux","source":"/home/alex/Dev/AI/comfyui/models/checkpoints/flux1-dev.safetensors","source_type":"path","description":"flux main model flux1-dev","source_api_response":null,"cover_image":null,"submodels":null,"usage_info":null,"trigger_phrases":null,"default_settings":{"vae":"852d4328-9273-4348-b1a0-0ed96baa3acd","vae_precision":null,"scheduler":null,"steps":35,"cfg_scale":null,"cfg_rescale_multiplier":null,"width":1024,"height":1024,"guidance":3.5},"variant":"normal","config_path":"flux-dev","converted_at":1753318739.0,"prediction_type":"epsilon","upcast_attention":false}</text:p>
          </table:table-cell>
          <table:table-cell office:value-type="string" calcext:value-type="string">
            <text:p>2025-07-18 13:19:23.560</text:p>
          </table:table-cell>
          <table:table-cell office:value-type="string" calcext:value-type="string">
            <text:p>2025-08-03 01:03:31.446</text:p>
          </table:table-cell>
          <table:table-cell office:value-type="float" office:value="23802932552" calcext:value-type="float">
            <text:p>23802932552</text:p>
          </table:table-cell>
        </table:table-row>
        <table:table-row table:style-name="ro1">
          <table:table-cell office:value-type="string" calcext:value-type="string">
            <text:p>f03adc8e-1e8b-487d-9560-c961f08ecd9c</text:p>
          </table:table-cell>
          <table:table-cell office:value-type="string" calcext:value-type="string">
            <text:p>blake3:47e50ae7c4d4c8ff318b93d5851635c5a43cd161a47f40f47c985aa06afbc120</text:p>
          </table:table-cell>
          <table:table-cell office:value-type="string" calcext:value-type="string">
            <text:p>flux</text:p>
          </table:table-cell>
          <table:table-cell office:value-type="string" calcext:value-type="string">
            <text:p>main</text:p>
          </table:table-cell>
          <table:table-cell office:value-type="string" calcext:value-type="string">
            <text:p>flux/main/flux1-schnell-fp8.safetensors</text:p>
          </table:table-cell>
          <table:table-cell office:value-type="string" calcext:value-type="string">
            <text:p>checkpoint</text:p>
          </table:table-cell>
          <table:table-cell office:value-type="string" calcext:value-type="string">
            <text:p>FLUX1.1 [schnell] fp8</text:p>
          </table:table-cell>
          <table:table-cell office:value-type="string" calcext:value-type="string">
            <text:p>flux main model flux1-schnell-fp8</text:p>
          </table:table-cell>
          <table:table-cell office:value-type="string" calcext:value-type="string">
            <text:p>/home/alex/Dev/AI/comfyui/models/checkpoints/flux1-schnell-fp8.safetensors</text:p>
          </table:table-cell>
          <table:table-cell office:value-type="string" calcext:value-type="string">
            <text:p>path</text:p>
          </table:table-cell>
          <table:table-cell/>
          <table:table-cell office:value-type="string" calcext:value-type="string">
            <text:p>{"key":"f03adc8e-1e8b-487d-9560-c961f08ecd9c","hash":"blake3:47e50ae7c4d4c8ff318b93d5851635c5a43cd161a47f40f47c985aa06afbc120","path":"flux/main/flux1-schnell-fp8.safetensors","file_size":17236328572,"name":"FLUX1.1 [schnell] fp8","type":"main","format":"checkpoint","base":"flux","source":"/home/alex/Dev/AI/comfyui/models/checkpoints/flux1-schnell-fp8.safetensors","source_type":"path","description":"flux main model flux1-schnell-fp8","source_api_response":null,"cover_image":null,"submodels":null,"usage_info":null,"trigger_phrases":null,"default_settings":null,"variant":"normal","config_path":"flux-schnell","converted_at":1752845002.0,"prediction_type":"epsilon","upcast_attention":false}</text:p>
          </table:table-cell>
          <table:table-cell office:value-type="string" calcext:value-type="string">
            <text:p>2025-07-18 13:23:22.622</text:p>
          </table:table-cell>
          <table:table-cell office:value-type="string" calcext:value-type="string">
            <text:p>2025-08-03 01:04:38.628</text:p>
          </table:table-cell>
          <table:table-cell office:value-type="float" office:value="17236328572" calcext:value-type="float">
            <text:p>17236328572</text:p>
          </table:table-cell>
        </table:table-row>
        <table:table-row table:style-name="ro8">
          <table:table-cell office:value-type="string" calcext:value-type="string">
            <text:p>165af86b-da62-4d75-9436-0d3b12b9aaf3</text:p>
          </table:table-cell>
          <table:table-cell office:value-type="string" calcext:value-type="string">
            <text:p>blake3:e871cec402bf0b29baa9bf611921f9ddfebf055db310659a02b5bc175a5da6c8</text:p>
          </table:table-cell>
          <table:table-cell office:value-type="string" calcext:value-type="string">
            <text:p>flux</text:p>
          </table:table-cell>
          <table:table-cell office:value-type="string" calcext:value-type="string">
            <text:p>main</text:p>
          </table:table-cell>
          <table:table-cell office:value-type="string" calcext:value-type="string">
            <text:p>flux/main/AdelAI - Fluxmania - Legacy.safetensors</text:p>
          </table:table-cell>
          <table:table-cell office:value-type="string" calcext:value-type="string">
            <text:p>checkpoint</text:p>
          </table:table-cell>
          <table:table-cell office:value-type="string" calcext:value-type="string">
            <text:p>AdelAI - Fluxmania - Legacy</text:p>
          </table:table-cell>
          <table:table-cell office:value-type="string" calcext:value-type="string">
            <text:p>Recommended settings : dpmpp_2m / sgm_uniform / 25 steps / flux guidance : 3.5</text:p>
            <text:p>dtype : preferably use E4M3, but if vertical streaks or other artifacts appear, switch to E5M2</text:p>
            <text:p>Quantized versions of the Fluxmania Legacy model:</text:p>
            <text:p>https://huggingface.co/belisarius/FLUX.1-dev-Fluxmania-Legacy-gguf/tree/main</text:p>
          </table:table-cell>
          <table:table-cell office:value-type="string" calcext:value-type="string">
            <text:p>/home/alex/Downloads/AdelAI - Fluxmania - Legacy.safetensors</text:p>
          </table:table-cell>
          <table:table-cell office:value-type="string" calcext:value-type="string">
            <text:p>path</text:p>
          </table:table-cell>
          <table:table-cell/>
          <table:table-cell office:value-type="string" calcext:value-type="string">
            <text:p>{"key":"165af86b-da62-4d75-9436-0d3b12b9aaf3","hash":"blake3:e871cec402bf0b29baa9bf611921f9ddfebf055db310659a02b5bc175a5da6c8","path":"flux/main/AdelAI - Fluxmania - Legacy.safetensors","file_size":23802919856,"name":"AdelAI - Fluxmania - Legacy","type":"main","format":"checkpoint","base":"flux","source":"/home/alex/Downloads/AdelAI - Fluxmania - Legacy.safetensors","source_type":"path","description":"Recommended settings : dpmpp_2m / sgm_uniform / 25 steps / flux guidance : 3.5\ndtype : preferably use E4M3, but if vertical streaks or other artifacts appear, switch to E5M2\nQuantized versions of the Fluxmania Legacy model:\nhttps://huggingface.co/belisarius/FLUX.1-dev-Fluxmania-Legacy-gguf/tree/main","source_api_response":null,"cover_image":null,"submodels":null,"usage_info":null,"trigger_phrases":null,"default_settings":{"vae":"852d4328-9273-4348-b1a0-0ed96baa3acd","vae_precision":null,"scheduler":null,"steps":25,"cfg_scale":null,"cfg_rescale_multiplier":null,"width":1024,"height":1024,"guidance":3.5},"variant":"normal","config_path":"flux-dev","converted_at":1753321723.0,"prediction_type":"epsilon","upcast_attention":false}</text:p>
          </table:table-cell>
          <table:table-cell office:value-type="string" calcext:value-type="string">
            <text:p>2025-07-24 01:47:37.566</text:p>
          </table:table-cell>
          <table:table-cell office:value-type="string" calcext:value-type="string">
            <text:p>2025-07-24 01:49:10.932</text:p>
          </table:table-cell>
          <table:table-cell office:value-type="float" office:value="23802919856" calcext:value-type="float">
            <text:p>23802919856</text:p>
          </table:table-cell>
        </table:table-row>
        <table:table-row table:style-name="ro1">
          <table:table-cell office:value-type="string" calcext:value-type="string">
            <text:p>005ae40d-7017-4f4d-b7c3-607a46ccad8a</text:p>
          </table:table-cell>
          <table:table-cell office:value-type="string" calcext:value-type="string">
            <text:p>blake3:b7453a6083c092ae70fbb49bd0400bae2c46da7a47ccf5fce80cf9d8617b061f</text:p>
          </table:table-cell>
          <table:table-cell office:value-type="string" calcext:value-type="string">
            <text:p>flux</text:p>
          </table:table-cell>
          <table:table-cell office:value-type="string" calcext:value-type="string">
            <text:p>main</text:p>
          </table:table-cell>
          <table:table-cell office:value-type="string" calcext:value-type="string">
            <text:p>flux/main/flux1-dev - Arthemy Comics - beta.safetensors</text:p>
          </table:table-cell>
          <table:table-cell office:value-type="string" calcext:value-type="string">
            <text:p>checkpoint</text:p>
          </table:table-cell>
          <table:table-cell office:value-type="string" calcext:value-type="string">
            <text:p>FLUX1.1 [dev] - Arthemy Comics - beta</text:p>
          </table:table-cell>
          <table:table-cell office:value-type="string" calcext:value-type="string">
            <text:p>flux main model flux1-dev - Arthemy Comics - beta</text:p>
          </table:table-cell>
          <table:table-cell office:value-type="string" calcext:value-type="string">
            <text:p>/home/alex/Downloads/flux1-dev - Arthemy Comics - beta.safetensors</text:p>
          </table:table-cell>
          <table:table-cell office:value-type="string" calcext:value-type="string">
            <text:p>path</text:p>
          </table:table-cell>
          <table:table-cell/>
          <table:table-cell office:value-type="string" calcext:value-type="string">
            <text:p>{"key":"005ae40d-7017-4f4d-b7c3-607a46ccad8a","hash":"blake3:b7453a6083c092ae70fbb49bd0400bae2c46da7a47ccf5fce80cf9d8617b061f","path":"flux/main/flux1-dev - Arthemy Comics - beta.safetensors","file_size":17078867342,"name":"FLUX1.1 [dev] - Arthemy Comics - beta","type":"main","format":"checkpoint","base":"flux","source":"/home/alex/Downloads/flux1-dev - Arthemy Comics - beta.safetensors","source_type":"path","description":"flux main model flux1-dev - Arthemy Comics - beta","source_api_response":null,"cover_image":null,"submodels":null,"usage_info":null,"trigger_phrases":null,"default_settings":{"vae":"852d4328-9273-4348-b1a0-0ed96baa3acd","vae_precision":null,"scheduler":null,"steps":35,"cfg_scale":null,"cfg_rescale_multiplier":null,"width":1024,"height":1024,"guidance":3.5},"variant":"normal","config_path":"flux-dev","converted_at":1753536257.0,"prediction_type":"epsilon","upcast_attention":false}</text:p>
          </table:table-cell>
          <table:table-cell office:value-type="string" calcext:value-type="string">
            <text:p>2025-07-26 13:22:16.578</text:p>
          </table:table-cell>
          <table:table-cell office:value-type="string" calcext:value-type="string">
            <text:p>2025-08-03 01:03:47.477</text:p>
          </table:table-cell>
          <table:table-cell office:value-type="float" office:value="17078867342" calcext:value-type="float">
            <text:p>17078867342</text:p>
          </table:table-cell>
        </table:table-row>
        <table:table-row table:style-name="ro1">
          <table:table-cell office:value-type="string" calcext:value-type="string">
            <text:p>ba90cfd2-4351-4c20-a5f6-378ec71c3eb2</text:p>
          </table:table-cell>
          <table:table-cell office:value-type="string" calcext:value-type="string">
            <text:p>blake3:da55e305d88347119564c40ef9c778dd3df9b1f4620956f983a1f72862a37dfc</text:p>
          </table:table-cell>
          <table:table-cell office:value-type="string" calcext:value-type="string">
            <text:p>sd-1</text:p>
          </table:table-cell>
          <table:table-cell office:value-type="string" calcext:value-type="string">
            <text:p>main</text:p>
          </table:table-cell>
          <table:table-cell office:value-type="string" calcext:value-type="string">
            <text:p>sd-1/main/Dreamshaper 8</text:p>
          </table:table-cell>
          <table:table-cell office:value-type="string" calcext:value-type="string">
            <text:p>diffusers</text:p>
          </table:table-cell>
          <table:table-cell office:value-type="string" calcext:value-type="string">
            <text:p>Dreamshaper 8</text:p>
          </table:table-cell>
          <table:table-cell office:value-type="string" calcext:value-type="string">
            <text:p>Popular versatile model.</text:p>
          </table:table-cell>
          <table:table-cell office:value-type="string" calcext:value-type="string">
            <text:p>Lykon/dreamshaper-8</text:p>
          </table:table-cell>
          <table:table-cell office:value-type="string" calcext:value-type="string">
            <text:p>hf_repo_id</text:p>
          </table:table-cell>
          <table:table-cell/>
          <table:table-cell office:value-type="string" calcext:value-type="string">
            <text:p>{"key":"ba90cfd2-4351-4c20-a5f6-378ec71c3eb2","hash":"blake3:da55e305d88347119564c40ef9c778dd3df9b1f4620956f983a1f72862a37dfc","path":"sd-1/main/Dreamshaper 8","file_size":2742241460,"name":"Dreamshaper 8","type":"main","format":"diffusers","base":"sd-1","source":"Lykon/dreamshaper-8","source_type":"hf_repo_id","description":"Popular versatile model.","source_api_response":"{\"id\": \"Lykon/dreamshaper-8\", \"author\": \"Lykon\", \"sha\": \"a7e52b98680b1ba8ff7bce97c7f9f2e2e5337917\", \"last_modified\": \"2023-12-07 10:14:28+00:00\", \"created_at\": \"2023-08-26 16:49:06+00:00\", \"private\": false, \"gated\": false, \"disabled\": false, \"downloads\": 53589, \"downloads_all_time\": null, \"likes\": 74, \"library_name\": \"diffusers\", \"gguf\": null, \"inference\": null, \"inference_provider_mapping\": null, \"tags\": [\"diffusers\", \"safetensors\", \"stable-diffusion\", \"stable-diffusion-diffusers\", \"text-to-image\", \"art\", \"artistic\", \"anime\", \"dreamshaper\", \"en\", \"license:creativeml-openrail-m\", \"autotrain_compatible\", \"endpoints_compatible\", \"diffusers:StableDiffusionPipeline\", \"region:us\"], \"pipeline_tag\": \"text-to-image\", \"mask_token\": null, \"trending_score\": null, \"card_data\": \"language:\\n- en\\nlicense: creativeml-openrail-m\\npipeline_tag: text-to-image\\ntags:\\n- stable-diffusion\\n- stable-diffusion-diffusers\\n- text-to-image\\n- art\\n- artistic\\n- diffusers\\n- anime\\n- dreamshaper\\nduplicated_from: lykon/dreamshaper-8\", \"widget_data\": null, \"model_index\": null, \"config\": {\"diffusers\": {\"_class_name\": \"StableDiffusionPipeline\"}}, \"transformers_info\": null, \"siblings\": [\"RepoSibling(rfilename='.gitattributes', size=1519, blob_id='a6344aac8c09253b3b630fb776ae94478aa0275b', lfs=None)\", \"RepoSibling(rfilename='README.md', size=2421, blob_id='71330df761a37327da4510ab8ea461cca44ac3c0', lfs=None)\", \"RepoSibling(rfilename='feature_extractor/preprocessor_config.json', size=520, blob_id='e0675735fd0052745f2f7b7291e4aa7859389998', lfs=None)\", \"RepoSibling(rfilename='image.png', size=374826, blob_id='fd8c172e175b02fc59f43cacf92cca48302a39e2', lfs=None)\", \"RepoSibling(rfilename='model_index.json', size=642, blob_id='9584de47e940a1cff5abd39f6348ea76895ca004', lfs=None)\", \"RepoSibling(rfilename='safety_checker/config.json', size=796, blob_id='e4a1e17c03e6ed1d5205a5fb6e08b1d0d5822612', lfs=None)\", \"RepoSibling(rfilename='safety_checker/model.fp16.safetensors', size=608016280, blob_id='bfbbf684b4a9f55fcd69672a74736f095e4084ed', lfs=BlobLfsInfo(size=608016280, sha256='57ecdfa243b170f9b4cb3eefaf0f64552ef78fc0bf0eb1c5b9675308447184f6', pointer_size=134))\", \"RepoSibling(rfilename='safety_checker/model.safetensors', size=1215979664, blob_id='3664190c342ff99f7f7ab5bda9648e375ef361e0', lfs=BlobLfsInfo(size=1215979664, sha256='fb351a5ded815c3ff744968ad9c6b218d071b9d313d04f35e813b84b4c0ffde8', pointer_size=135))\", \"RepoSibling(rfilename='scheduler/scheduler_config.json', size=614, blob_id='a63f334bd6446e1cd3d49f32dac82fd45d0fff53', lfs=None)\", \"RepoSibling(rfilename='text_encoder/config.json', size=724, blob_id='8500de75f41891f1ebdf7c9e55aca67f39f6ddfe', lfs=None)\", \"RepoSibling(rfilename='text_encoder/model.fp16.safetensors', size=246144152, blob_id='90f325c92906ad39ebd3c3c40e5c814c75d6e7a4', lfs=BlobLfsInfo(size=246144152, sha256='fda1f312e49f667179f53878e6ac717d8f37d6119cc5adb76fba88895b94d0a7', pointer_size=134))\", \"RepoSibling(rfilename='text_encoder/model.safetensors', size=492265168, blob_id='71b3ef9e272aa3c58bd1f30b5e6e39b345580688', lfs=BlobLfsInfo(size=492265168, sha256='5cd76eb3ed326974cfd66795384e890742dfdb5a80f5f4e4cb1547d51ec75d86', pointer_size=134))\", \"RepoSibling(rfilename='tokenizer/merges.txt', size=524619, blob_id='76e821f1b6f0a9709293c3b6b51ed90980b3166b', lfs=None)\", \"RepoSibling(rfilename='tokenizer/special_tokens_map.json', size=472, blob_id='2c2130b544c0c5a72d5d00da071ba130a9800fb2', lfs=None)\", \"RepoSibling(rfilename='tokenizer/tokenizer_config.json', size=737, blob_id='2e8612a429492973fe60635b3f44a28b065cfac0', lfs=None)\", \"RepoSibling(rfilename='tokenizer/vocab.json', size=1059962, blob_id='469be27c5c010538f845f518c4f5e8574c78f7c8', lfs=None)\", \"RepoSibling(rfilename='unet/config.json', size=1868, blob_id='f56ddd2e37ddc89a5b759fafd3f61b494088a087', lfs=None)\", \"RepoSibling(rfilename='unet/diffusion_pytorch_model.fp16.safetensors', size=1719125304, blob_id='4f8e8cb73a7c8719ad424dab8a99896ae7bda0b2', lfs=BlobLfsInfo(size=1719125304, sha256='ac0a7f112b9485d3e0c492fad89891ba82c60d7b09653bf5083b5a2b592828f3', pointer_size=135))\", \"RepoSibling(rfilename='unet/diffusion_pytorch_model.safetensors', size=3438167536, blob_id='5fc363799d5baef782ccbe45646ee4667666db00', lfs=BlobLfsInfo(size=3438167536, sha256='89b54dc332757e6fff8caef7399e8061833d7d668d42fdbcc02b3e366921c5a6', pointer_size=135))\", \"RepoSibling(rfilename='vae/config.json', size=756, blob_id='784a450cb1ee4cd0d8e71e6a5c21eddb9016779e', lfs=None)\", \"RepoSibling(rfilename='vae/diffusion_pytorch_model.fp16.safetensors', size=167335342, blob_id='97c30182822ccc90301740aede01d4b620eb93d1', lfs=BlobLfsInfo(size=167335342, sha256='ff38c7ec66a4ae76f466a3ade876522bff4fea8add1981cc433f518666cea33d', pointer_size=134))\", \"RepoSibling(rfilename='vae/diffusion_pytorch_model.safetensors', size=334643268, blob_id='59426d13c2facc6c8fc63a36300d84b421931b4a', lfs=BlobLfsInfo(size=334643268, sha256='a02c00c3ec17e99528f0ce53bcc508729ce9f9d3e653eb1cbc99a5da0030446f', pointer_size=134))\"], \"spaces\": [\"Nymbo/image_gen_supaqueue\", \"Krebzonide/SDXL-Turbo-With-Refiner\", \"hansyan/perflow-triposr\", \"Huage001/LinFusion-SD-v1.5\", \"rupeshs/fastsdcpu\", \"Deadmon/Ip-Adapter-FaceID\", \"michaelj/testlcm\", \"michaelj/FastAPI_lcm_docker\", \"tejani/Another\", \"tejani/testlcm2\", \"Bluestrikeai/strike-craft-ai\", \"faircompute/stable-diffusion\", \"clockfree/Lykon-dreamshaper-8\", \"Krebzonide/SD-Minimum-Code-Example\", \"bigskaven/perflow-triposr\", \"cocktailpeanut/perflow-triposr\", \"tsi-org/perflow-triposr\", \"ZeqiangLai/OpenDMD\", \"rutwik1440/text-to-image\", \"seawolf2357/tex3\", \"djrana/dreamshaperv8\", \"inTimeZ/Lykon-dreamshaper-8\", \"nikhil61191/FairComputeStableDifussionDemo\", \"hfai-aam/easy-diffusion\", \"bilegentile/fastsdtest\", \"Kano001/dreamshaper-8\", \"Rodneyontherock1067/fastsdcpu\", \"K00B404/image_gen_supaqueue_game_assets\", \"Baraaqasem/Chat\", \"andreavitor/fastsdcpu\", \"quangnhat/QNT-ByteDance\", \"YoBatM/FastStableDifussion\", \"K00B404/SDXL-Turbo-With-Refiner\", \"abdalraheemdmd/story-image-api\", \"tejani/testlcm\", \"WillemVH/AiDisasterSimulator\", \"tejani/testlcmChange\", \"vijiths2c/labs\", \"charliebaby2023/testlcm\", \"tejani/fastsdcpu\", \"tejani/NewApp\", \"Divyansh-87/MythicMorph-Create_your_own_mythical_creatures\", \"pikkyi/pikkyi-lora\", \"pikkyi/pikkyi-logo\", \"kani18/Text-to-3D\", \"tejani/testlcms\", \"tejani/fastsdcpu2\", \"tejani/fastsdcpuClone\", \"tejani/FaceMask\", \"ryananacaya/wisdomteller-art101\", \"ryananacaya/wisdomteller\", \"Andrewlin238/Surreal_Video_Creator\", \"clone3/FastGUI\", \"Meismaxandmaxisme/Testing\", \"SaraMeckawy/Interior\", \"RAM0976/image.ai\", \"kmihore11/ai-text-to-image-kmi-v3\", \"SaraMeckawy/InteriorAI\", \"Meismaxandmaxisme/Jurgiok\", \"Skyb1/inflatable_gen\", \"DreamDebris/DreamDebris.ai\"], \"safetensors\": null, \"security_repo_status\": null, \"xet_enabled\": null, \"lastModified\": \"2023-12-07 10:14:28+00:00\", \"cardData\": \"language:\\n- en\\nlicense: creativeml-openrail-m\\npipeline_tag: text-to-image\\ntags:\\n- stable-diffusion\\n- stable-diffusion-diffusers\\n- text-to-image\\n- art\\n- artistic\\n- diffusers\\n- anime\\n- dreamshaper\\nduplicated_from: lykon/dreamshaper-8\", \"transformersInfo\": null, \"_id\": \"64ea2d02b36ed038b65f4a64\", \"modelId\": \"Lykon/dreamshaper-8\", \"usedStorage\": 8221676714}","cover_image":null,"submodels":null,"usage_info":null,"trigger_phrases":null,"default_settings":{"vae":null,"vae_precision":null,"scheduler":null,"steps":null,"cfg_scale":null,"cfg_rescale_multiplier":null,"width":512,"height":512,"guidance":null},"variant":"normal","repo_variant":"fp16"}</text:p>
          </table:table-cell>
          <table:table-cell table:number-columns-repeated="2" office:value-type="string" calcext:value-type="string">
            <text:p>2025-07-18 00:34:11.152</text:p>
          </table:table-cell>
          <table:table-cell office:value-type="float" office:value="2742241460" calcext:value-type="float">
            <text:p>2742241460</text:p>
          </table:table-cell>
        </table:table-row>
        <table:table-row table:style-name="ro1">
          <table:table-cell office:value-type="string" calcext:value-type="string">
            <text:p>df4d7f26-1c7d-4b32-b6c4-3735ab15afd4</text:p>
          </table:table-cell>
          <table:table-cell office:value-type="string" calcext:value-type="string">
            <text:p>blake3:384b4c30810345775c9fb9856adf16b0891f3572585c6e75b7fef222b7c12a6e</text:p>
          </table:table-cell>
          <table:table-cell office:value-type="string" calcext:value-type="string">
            <text:p>sd-3</text:p>
          </table:table-cell>
          <table:table-cell office:value-type="string" calcext:value-type="string">
            <text:p>main</text:p>
          </table:table-cell>
          <table:table-cell office:value-type="string" calcext:value-type="string">
            <text:p>sd-3/main/SD3.5-medium</text:p>
          </table:table-cell>
          <table:table-cell office:value-type="string" calcext:value-type="string">
            <text:p>diffusers</text:p>
          </table:table-cell>
          <table:table-cell office:value-type="string" calcext:value-type="string">
            <text:p>SD3.5 Medium</text:p>
          </table:table-cell>
          <table:table-cell office:value-type="string" calcext:value-type="string">
            <text:p>Medium SD3.5 Model: ~15GB</text:p>
          </table:table-cell>
          <table:table-cell office:value-type="string" calcext:value-type="string">
            <text:p>stabilityai/stable-diffusion-3.5-medium</text:p>
          </table:table-cell>
          <table:table-cell office:value-type="string" calcext:value-type="string">
            <text:p>hf_repo_id</text:p>
          </table:table-cell>
          <table:table-cell/>
          <table:table-cell office:value-type="string" calcext:value-type="string">
            <text:p>{"key":"df4d7f26-1c7d-4b32-b6c4-3735ab15afd4","hash":"blake3:384b4c30810345775c9fb9856adf16b0891f3572585c6e75b7fef222b7c12a6e","path":"sd-3/main/SD3.5-medium","file_size":16274997061,"name":"SD3.5 Medium","type":"main","format":"diffusers","base":"sd-3","source":"stabilityai/stable-diffusion-3.5-medium","source_type":"hf_repo_id","description":"Medium SD3.5 Model: ~15GB","source_api_response":"{\"id\": \"stabilityai/stable-diffusion-3.5-medium\", \"author\": \"stabilityai\", \"sha\": \"b940f670f0eda2d07fbb75229e779da1ad11eb80\", \"last_modified\": \"2024-10-31 08:18:43+00:00\", \"created_at\": \"2024-10-29 10:27:32+00:00\", \"private\": false, \"gated\": \"auto\", \"disabled\": false, \"downloads\": 363577, \"downloads_all_time\": null, \"likes\": 789, \"library_name\": \"diffusers\", \"gguf\": null, \"inference\": null, \"inference_provider_mapping\": null, \"tags\": [\"diffusers\", \"safetensors\", \"text-to-image\", \"stable-diffusion\", \"en\", \"arxiv:2403.03206\", \"license:other\", \"diffusers:StableDiffusion3Pipeline\", \"region:us\"], \"pipeline_tag\": \"text-to-image\", \"mask_token\": null, \"trending_score\": null, \"card_data\": \"language:\\n- en\\nlicense: other\\nlicense_name: stabilityai-ai-community\\nlicense_link: LICENSE.md\\npipeline_tag: text-to-image\\ntags:\\n- text-to-image\\n- stable-diffusion\\n- diffusers\\ninference: true\\nextra_gated_prompt: By clicking \\\"Agree\\\", you agree to the [License Agreement](https://huggingface.co/stabilityai/stable-diffusion-3.5-medium/blob/main/LICENSE.md)\\n <text:s/>and acknowledge Stability AI's [Privacy Policy](https://stability.ai/privacy-policy).\\nextra_gated_fields:\\n <text:s/>Name: text\\n <text:s/>Email: text\\n <text:s/>Country: country\\n <text:s/>Organization or Affiliation: text\\n <text:s/>Receive email updates and promotions on Stability AI products, services, and research?:\\n <text:s text:c="3"/>type: select\\n <text:s text:c="3"/>options:\\n <text:s text:c="3"/>- 'Yes'\\n <text:s text:c="3"/>- 'No'\\n <text:s/>What do you intend to use the model for?:\\n <text:s text:c="3"/>type: select\\n <text:s text:c="3"/>options:\\n <text:s text:c="3"/>- Research\\n <text:s text:c="3"/>- Personal use\\n <text:s text:c="3"/>- Creative Professional\\n <text:s text:c="3"/>- Startup\\n <text:s text:c="3"/>- Enterprise\\n <text:s/>I agree to the License Agreement and acknowledge Stability AI's Privacy Policy: checkbox\", \"widget_data\": null, \"model_index\": null, \"config\": {\"diffusers\": {\"_class_name\": \"StableDiffusion3Pipeline\"}}, \"transformers_info\": null, \"siblings\": [\"RepoSibling(rfilename='.gitattributes', size=1519, blob_id='a6344aac8c09253b3b630fb776ae94478aa0275b', lfs=None)\", \"RepoSibling(rfilename='LICENSE.md', size=11726, blob_id='b07f871a39b333819b9a986ac2dbb7f6fcb7a95e', lfs=None)\", \"RepoSibling(rfilename='README.md', size=12100, blob_id='b62b56dcd97cf6f9e842039e1a9fcd7fa2127382', lfs=None)\", \"RepoSibling(rfilename='SD3.5L_plus_SD3.5M_upscaling_example_workflow.json', size=20634, blob_id='8534e50bd2c6e1e4c1aa81edb643d822f2fbd8f8', lfs=None)\", \"RepoSibling(rfilename='SD3.5M_SLG_example_workflow.json', size=16916, blob_id='3f54883add37c913e67a2700ab0f1ddcfbb14cf7', lfs=None)\", \"RepoSibling(rfilename='SD3.5M_example_workflow.json', size=11982, blob_id='2d18d11f857505d6261c04fe071b57db8c78639a', lfs=None)\", \"RepoSibling(rfilename='mmdit-x.png', size=345393, blob_id='09063c3533eaaf5f5506f9c2424c4e140c602d56', lfs=None)\", \"RepoSibling(rfilename='model_index.json', size=706, blob_id='d1e85db2887d95ee9e0f6206771a4c52f9233e2f', lfs=None)\", \"RepoSibling(rfilename='scheduler/scheduler_config.json', size=141, blob_id='eca5b2eed3727b3ad375eb20e467e4264120fd5d', lfs=None)\", \"RepoSibling(rfilename='sd3.5_medium.safetensors', size=5107104286, blob_id='bf926d60b86e1ffc2cc233fd0608b69aa7bf863c', lfs=BlobLfsInfo(size=5107104286, sha256='11fe06e22364b823dfeedc275912336b932b32a293a0b2f35ffac071990cc4de', pointer_size=135))\", \"RepoSibling(rfilename='sd3.5_medium_demo.jpg', size=488766, blob_id='648b48b7184ea279e088948e84339331f626d277', lfs=None)\", \"RepoSibling(rfilename='text_encoder/config.json', size=574, blob_id='dbda34b6008657d7be7423051c47abd4c94e263a', lfs=None)\", \"RepoSibling(rfilename='text_encoder/model.fp16.safetensors', size=247323896, blob_id='888b139f21181cd4ee4e93ce739ee63f26f2079c', lfs=BlobLfsInfo(size=247323896, sha256='71e183d11db0c6b6282a4d9e0abb74125edc8692393e89ed8ee5571005f35cb1', pointer_size=134))\", \"RepoSibling(rfilename='text_encoder/model.safetensors', size=247323896, blob_id='888b139f21181cd4ee4e93ce739ee63f26f2079c', lfs=BlobLfsInfo(size=247323896, sha256='71e183d11db0c6b6282a4d9e0abb74125edc8692393e89ed8ee5571005f35cb1', pointer_size=134))\", \"RepoSibling(rfilename='text_encoder_2/config.json', size=570, blob_id='35886d089e214b9e35db394d4d3d122a19baf231', lfs=None)\", \"RepoSibling(rfilename='text_encoder_2/model.fp16.safetensors', size=1389382176, blob_id='1a41ba6f6d67ebaaea453978332a941d0bc5dae5', lfs=BlobLfsInfo(size=1389382176, sha256='ec310df2af79c318e24d20511b601a591ca8cd4f1fce1d8dff822a356bcdb1f4', pointer_size=135))\", \"RepoSibling(rfilename='text_encoder_2/model.safetensors', size=1389382176, blob_id='1a41ba6f6d67ebaaea453978332a941d0bc5dae5', lfs=BlobLfsInfo(size=1389382176, sha256='ec310df2af79c318e24d20511b601a591ca8cd4f1fce1d8dff822a356bcdb1f4', pointer_size=135))\", \"RepoSibling(rfilename='text_encoder_3/config.json', size=740, blob_id='5f020057278e664f8d4875a172b8266a9707c249', lfs=None)\", \"RepoSibling(rfilename='text_encoder_3/model-00001-of-00002.safetensors', size=4994582104, blob_id='821fab5489700b2759adf6279e66ae49ce977d12', lfs=BlobLfsInfo(size=4994582104, sha256='4f2751ceeb2a96edd693e539dc5d6bba0b8d3814f49a9b3798403a0cec4b2e3d', pointer_size=135))\", \"RepoSibling(rfilename='text_encoder_3/model-00002-of-00002.safetensors', size=4530066248, blob_id='6a80301dd8f107a40fd7727de44c95dee84f6a7b', lfs=BlobLfsInfo(size=4530066248, sha256='f63154532130422309532ff56f11945fbea8266c958e3133e8e5aef85c6293c7', pointer_size=135))\", \"RepoSibling(rfilename='text_encoder_3/model.fp16-00001-of-00002.safetensors', size=4994582104, blob_id='821fab5489700b2759adf6279e66ae49ce977d12', lfs=BlobLfsInfo(size=4994582104, sha256='4f2751ceeb2a96edd693e539dc5d6bba0b8d3814f49a9b3798403a0cec4b2e3d', pointer_size=135))\", \"RepoSibling(rfilename='text_encoder_3/model.fp16-00002-of-00002.safetensors', size=4530066248, blob_id='6a80301dd8f107a40fd7727de44c95dee84f6a7b', lfs=BlobLfsInfo(size=4530066248, sha256='f63154532130422309532ff56f11945fbea8266c958e3133e8e5aef85c6293c7', pointer_size=135))\", \"RepoSibling(rfilename='text_encoder_3/model.safetensors.index.fp16.json', size=20980, blob_id='26fbacbb229da635a50237394681830c048fc371', lfs=None)\", \"RepoSibling(rfilename='text_encoder_3/model.safetensors.index.json', size=19885, blob_id='c8728bc3dca59d2616a2a594cbac3ddb9eb77d5b', lfs=None)\", \"RepoSibling(rfilename='text_encoders/README.md', size=636, blob_id='10361bb01afae01826203baa800da32c3cc2d2f2', lfs=None)\", \"RepoSibling(rfilename='text_encoders/clip_g.safetensors', size=1389382176, blob_id='1a41ba6f6d67ebaaea453978332a941d0bc5dae5', lfs=BlobLfsInfo(size=1389382176, sha256='ec310df2af79c318e24d20511b601a591ca8cd4f1fce1d8dff822a356bcdb1f4', pointer_size=135))\", \"RepoSibling(rfilename='text_encoders/clip_l.safetensors', size=246144152, blob_id='e224fcda070dc105fd83c64ed2074f47a1b0ff7b', lfs=BlobLfsInfo(size=246144152, sha256='660c6f5b1abae9dc498ac2d21e1347d2abdb0cf6c0c0c8576cd796491d9a6cdd', pointer_size=134))\", \"RepoSibling(rfilename='text_encoders/t5xxl_fp16.safetensors', size=9787841024, blob_id='53df2732c884758d2a898585551df37ea652a416', lfs=BlobLfsInfo(size=9787841024, sha256='6e480b09fae049a72d2a8c5fbccb8d3e92febeb233bbe9dfe7256958a9167635', pointer_size=135))\", \"RepoSibling(rfilename='text_encoders/t5xxl_fp8_e4m3fn.safetensors', size=4893934904, blob_id='79b9ebe64019308077904fa68ed6f707569121c0', lfs=BlobLfsInfo(size=4893934904, sha256='7d330da4816157540d6bb7838bf63a0f02f573fc48ca4d8de34bb0cbfd514f09', pointer_size=135))\", \"RepoSibling(rfilename='tokenizer/merges.txt', size=524619, blob_id='76e821f1b6f0a9709293c3b6b51ed90980b3166b', lfs=None)\", \"RepoSibling(rfilename='tokenizer/special_tokens_map.json', size=588, blob_id='cf0682d6de72c1547f41b4f6d7c59f62deffef94', lfs=None)\", \"RepoSibling(rfilename='tokenizer/tokenizer_config.json', size=705, blob_id='180a4e1be2a7d0b38a44108d6f24f585f35147b1', lfs=None)\", \"RepoSibling(rfilename='tokenizer/vocab.json', size=1059962, blob_id='469be27c5c010538f845f518c4f5e8574c78f7c8', lfs=None)\", \"RepoSibling(rfilename='tokenizer_2/merges.txt', size=524619, blob_id='76e821f1b6f0a9709293c3b6b51ed90980b3166b', lfs=None)\", \"RepoSibling(rfilename='tokenizer_2/special_tokens_map.json', size=576, blob_id='b3b93aa8e7fd8552501067e63e04e2958298c2b2', lfs=None)\", \"RepoSibling(rfilename='tokenizer_2/tokenizer_config.json', size=856, blob_id='f4299b251265219ef1369503c04d837bd9528f0a', lfs=None)\", \"RepoSibling(rfilename='tokenizer_2/vocab.json', size=1059962, blob_id='469be27c5c010538f845f518c4f5e8574c78f7c8', lfs=None)\", \"RepoSibling(rfilename='tokenizer_3/special_tokens_map.json', size=2543, blob_id='17ade346a1042cbe0c1436f5bedcbd85c099d582', lfs=None)\", \"RepoSibling(rfilename='tokenizer_3/spiece.model', size=791656, blob_id='317a5ccbde45300f5d1d970d4d449af2108b147e', lfs=BlobLfsInfo(size=791656, sha256='d60acb128cf7b7f2536e8f38a5b18a05535c9e14c7a355904270e15b0945ea86', pointer_size=131))\", \"RepoSibling(rfilename='tokenizer_3/tokenizer.json', size=2424035, blob_id='6f055030106071d446e559644b285557a82fefd4', lfs=None)\", \"RepoSibling(rfilename='tokenizer_3/tokenizer_config.json', size=20617, blob_id='15377e70a0e43e060a98bbc5cb6245664d906e6c', lfs=None)\", \"RepoSibling(rfilename='transformer/config.json', size=524, blob_id='313f18cd3d297a5d77ceab073ef54dbec312c0f0', lfs=None)\", \"RepoSibling(rfilename='transformer/diffusion_pytorch_model.safetensors', size=4939433672, blob_id='9164afbb3bc30c5de1a33f2c67ebde382c424b99', lfs=BlobLfsInfo(size=4939433672, sha256='f81eb93a348be218af757dd095cbda45090380d9bbda91049442e0e40bb4cc95', pointer_size=135))\", \"RepoSibling(rfilename='vae/config.json', size=809, blob_id='059ae000f22d9c502030ead3c3f1db2718ae6f1f', lfs=None)\", \"RepoSibling(rfilename='vae/diffusion_pytorch_model.safetensors', size=167666902, blob_id='cf3d571cdbab14706c8d77c1254244e9a4d021f3', lfs=BlobLfsInfo(size=167666902, sha256='8f53304a79335b55e13ec50f63e5157fee4deb2f30d5fae0654e2b2653c109dc', pointer_size=134))\"], \"spaces\": [\"Manjushri/Manju-Dream-Booth-A10G\", \"stabilityai/stable-diffusion-3.5-medium\", \"multimodalart/civitai-to-hf\", \"prs-eth/FLAIR\", \"martynka/TasiaExperiment\", \"HorizonRobotics/EmbodiedGen-Image-to-3D\", \"HorizonRobotics/EmbodiedGen-Texture-Gen\", \"HorizonRobotics/EmbodiedGen-Text-to-3D\", \"Minorutanaka14052005/stabilityai-stable-diffusion-3.5-medium\", \"spykee47/stabilityai-stable-diffusion-3.5-medium\", \"makaronz/stabilityai-stable-diffusion-3.5-medium\", \"Belluci/stabilityai-stable-diffusion-3.5-medium\", \"zulteon/SD3.5Medium\", \"hawkiee/stabilityai-stable-diffusion-3.5-medium\", \"acceptee/DiT4SR\", \"AbhinavKrishnan36/PRODIGY_GA_02\", \"webbroker/stabilityai-stable-diffusion-3.5-medium\", \"Ratkus/stabilityai-stable-diffusion-3.5-medium\", \"FHCloud/stabilityai-stable-diffusion-3.5-medium\", \"andrea70/stabilityai-stable-diffusion-3.5-medium\", \"DrawingWithMouse/stabilityai-stable-diffusion-3.5-medium\", \"GilburriCreations/stabilityai-stable-diffusion-3.5-medium\", \"LLinDaiYu/stabilityai-stable-diffusion-3.5-medium\", \"AymenKhlf/stabilityai-stable-diffusion-3.5-medium\", \"mpandzo/sd35\", \"jimbo7/stabilityai-stable-diffusion-3.5-medium\", \"usalecwang/stabilityai-stable-diffusion-3.5-medium\", \"innkeeper/stabilityai-stable-diffusion-3.5-medium\", \"JagmeetMinhas22/image-generation\", \"Kodiaky/stabilityai-stable-diffusion-3.5-medium\", \"Taggatron/stabilityai-stable-diffusion-3.5-medium\", \"karthik12345ttttt/stabilityai-stable-diffusion-3.5-medium\", \"crystal99/stabilityai-stable-diffusion-3.5-medium\", \"ajithkumarkdas/stabilityai-stable-diffusion-3.5-medium\", \"rick003/stabilityai-stable-diffusion-3.5-medium\", \"Trebah/stabilityai-stable-diffusion-3.5-medium\", \"rocoder/stabilityai-stable-diffusion-3.5-medium\", \"safwatt888/stabilityai-stable-diffusion-3.5-medium\", \"Iceac/stabilityai-stable-diffusion-3.5-medium\", \"Genmys0101x/stabilityai-stable-diffusion-3.5-medium\", \"Ramybe01/stabilityai-stable-diffusion-3.5-medium\", \"vaibhavwatea/stabilityai-stable-diffusion-3.5-medium\", \"Direktx/stabilityai-stable-diffusion-3.5-medium\", \"Aased/stabilityai-stable-diffusion-3.5-medium\", \"QueerAgent/stabilityai-stable-diffusion-3.5-medium\", \"Jebiet/stabilityai-stable-diffusion-3.5-medium\", \"blind1234/stabilityai-stable-diffusion-3.5-medium\", \"Jonny78/stabilityai-stable-diffusion-3.5-medium\", \"jordandotzel/stable-diffusion-3.5-medium\", \"kingNiven/stabilityai-stable-diffusion-3.5-medium\", \"Philidoc/stabilityai-stable-diffusion-3.5-medium\", \"stablewaheed/stabilityai-stable-diffusion-3.5-medium\", \"Amedoss/stable-diffusion-3.5-medium\", \"FelipePenagos20/stabilityai-stable-diffusion-3.5-medium\", \"Qwerty6690/stabilityai-stable-diffusion-3.5-medium\", \"xkittypunchx/stable-diffusion-3.5-medium\", \"Darreck/stabilityai-stable-diffusion-3.5-medium\", \"Realnotstory/stabilityai-stable-diffusion-3.5-medium\", \"superbearart/stabilityai-stable-diffusion-3.5-medium\", \"saliseabeali/stabilityai-stable-diffusion-3.5-medium\", \"ppravin/stabilityai-stable-diffusion-3.5-medium\", \"itzMRZ/stabilityai-stable-diffusion-3.5-medium\", \"ramagon/stabilityai-stable-diffusion-3.5-medium\", \"waswaswasd/stabilityai-stable-diffusion-3.5-medium\", \"Sinoda55/stabilityai-stable-diffusion-3.5-medium\", \"esqist/stabilityai-stable-diffusion-3.5-medium\", \"whatcanisay674/stabilityai-stable-diffusion-3.5-medium\", \"androidroot9/stabilityai-stable-diffusion-3.5-medium\", \"Aniwine/stabilityai-stable-diffusion-3.5-medium\", \"camwynjones/stabilityai-stable-diffusion-3.5-medium\", \"Arsalan01/stabilityai-stable-diffusion-3.5-medium\", \"didyouknowfacts1985/stabilityai-stable-diffusion-3.5-medium\", \"shaikhy/stabilityai-stable-diffusion-3.5-medium\", \"quan1998/stabilityai-stable-diffusion-3.5-large\", \"wolf1997/Image_story_generator\", \"willywiggerkillthat/stabilityai-stable-diffusion-3.5-medium\", \"Kaz2Ja/stabilityai-stable-diffusion-3.5-medium\", \"nshkrob/stabilityai-stable-diffusion-3.5-medium\", \"rakkerman/stabilityai-stable-diffusion-3.5-medium\", \"tim889/stabilityai-stable-diffusion-3.5-medium\", \"phantomdeluxe/stabilityai-stable-diffusion-3.5-medium\", \"nnwofwpw/jjcakaslc5ca62\", \"gujiujiujiujiu/stabilityai-stable-diffusion-3.5-medium\", \"SillyCat777/stabilityai-stable-diffusion-3.5-medium\", \"yoourdad9999/stabilityai-stable-diffusion-3.5-medium\", \"MaxGab/Maximage\", \"tcl990203/stabilityai-stable-diffusion-3.5-medium\", \"NativeAngels/TasiaExperiment\", \"raj9305/stabilityai-stable-diffusion-3.5-medium\", \"TroyDuh/stabilityai-stable-diffusion-3.5-medium\", \"duddeepak001/stabilityai-stable-diffusion-3.5-medium\", \"Hardey2911/stabilityai-stable-diffusion-3.5-medium\", \"Appelflap1994/stabilityai-stable-diffusion-3.5-medium\", \"zainjaved/stable-diffusion-3.5-large-turboX-image\", \"CbenGG/stabilityai-stable-diffusion-3.5-medium\", \"prateekshawebdesign/stabilityai-stable-diffusion-3.5-medium\", \"zulteon/stable-diff-3.5-mediumv2\", \"wangpangintsig/prembed_sd3.5\", \"chrisjcc/image_generation\", \"Borealhiperion/stabilityai-stable-diffusion-3.5-medium\"], \"safetensors\": null, \"security_repo_status\": null, \"xet_enabled\": null, \"lastModified\": \"2024-10-31 08:18:43+00:00\", \"cardData\": \"language:\\n- en\\nlicense: other\\nlicense_name: stabilityai-ai-community\\nlicense_link: LICENSE.md\\npipeline_tag: text-to-image\\ntags:\\n- text-to-image\\n- stable-diffusion\\n- diffusers\\ninference: true\\nextra_gated_prompt: By clicking \\\"Agree\\\", you agree to the [License Agreement](https://huggingface.co/stabilityai/stable-diffusion-3.5-medium/blob/main/LICENSE.md)\\n <text:s/>and acknowledge Stability AI's [Privacy Policy](https://stability.ai/privacy-policy).\\nextra_gated_fields:\\n <text:s/>Name: text\\n <text:s/>Email: text\\n <text:s/>Country: country\\n <text:s/>Organization or Affiliation: text\\n <text:s/>Receive email updates and promotions on Stability AI products, services, and research?:\\n <text:s text:c="3"/>type: select\\n <text:s text:c="3"/>options:\\n <text:s text:c="3"/>- 'Yes'\\n <text:s text:c="3"/>- 'No'\\n <text:s/>What do you intend to use the model for?:\\n <text:s text:c="3"/>type: select\\n <text:s text:c="3"/>options:\\n <text:s text:c="3"/>- Research\\n <text:s text:c="3"/>- Personal use\\n <text:s text:c="3"/>- Creative Professional\\n <text:s text:c="3"/>- Startup\\n <text:s text:c="3"/>- Enterprise\\n <text:s/>I agree to the License Agreement and acknowledge Stability AI's Privacy Policy: checkbox\", \"transformersInfo\": null, \"_id\": \"6720b894dff5f1366969b16f\", \"modelId\": \"stabilityai/stable-diffusion-3.5-medium\", \"usedStorage\": 36305578304}","cover_image":null,"submodels":{"text_encoder":{"path_or_prefix":"/home/alex/Dev/AI/invokeai/models/tmpinstall_dg4j6deg/stable-diffusion-3.5-medium/text_encoder","model_type":"clip_embed","variant":"large"},"text_encoder_2":{"path_or_prefix":"/home/alex/Dev/AI/invokeai/models/tmpinstall_dg4j6deg/stable-diffusion-3.5-medium/text_encoder_2","model_type":"clip_embed","variant":"gigantic"},"text_encoder_3":{"path_or_prefix":"/home/alex/Dev/AI/invokeai/models/tmpinstall_dg4j6deg/stable-diffusion-3.5-medium/text_encoder_3","model_type":"t5_encoder","variant":null},"transformer":{"path_or_prefix":"/home/alex/Dev/AI/invokeai/models/tmpinstall_dg4j6deg/stable-diffusion-3.5-medium/transformer","model_type":"main","variant":null},"vae":{"path_or_prefix":"/home/alex/Dev/AI/invokeai/models/tmpinstall_dg4j6deg/stable-diffusion-3.5-medium/vae","model_type":"vae","variant":null}},"usage_info":null,"trigger_phrases":null,"default_settings":null,"variant":"normal","repo_variant":"fp16"}</text:p>
          </table:table-cell>
          <table:table-cell table:number-columns-repeated="2" office:value-type="string" calcext:value-type="string">
            <text:p>2025-08-03 01:12:12.012</text:p>
          </table:table-cell>
          <table:table-cell office:value-type="float" office:value="16274997061" calcext:value-type="float">
            <text:p>16274997061</text:p>
          </table:table-cell>
        </table:table-row>
        <table:table-row table:style-name="ro1">
          <table:table-cell office:value-type="string" calcext:value-type="string">
            <text:p>27e6792f-a889-426f-b97c-0cce7f662804</text:p>
          </table:table-cell>
          <table:table-cell office:value-type="string" calcext:value-type="string">
            <text:p>blake3:c66ac2adaacf94876afa852de96623461167b96e9db05354302ba2850461aca4</text:p>
          </table:table-cell>
          <table:table-cell office:value-type="string" calcext:value-type="string">
            <text:p>sd-3</text:p>
          </table:table-cell>
          <table:table-cell office:value-type="string" calcext:value-type="string">
            <text:p>main</text:p>
          </table:table-cell>
          <table:table-cell office:value-type="string" calcext:value-type="string">
            <text:p>sd-3/main/SD3.5-large</text:p>
          </table:table-cell>
          <table:table-cell office:value-type="string" calcext:value-type="string">
            <text:p>diffusers</text:p>
          </table:table-cell>
          <table:table-cell office:value-type="string" calcext:value-type="string">
            <text:p>SD3.5 Large</text:p>
          </table:table-cell>
          <table:table-cell office:value-type="string" calcext:value-type="string">
            <text:p>Large SD3.5 Model: ~19G</text:p>
          </table:table-cell>
          <table:table-cell office:value-type="string" calcext:value-type="string">
            <text:p>stabilityai/stable-diffusion-3.5-large</text:p>
          </table:table-cell>
          <table:table-cell office:value-type="string" calcext:value-type="string">
            <text:p>hf_repo_id</text:p>
          </table:table-cell>
          <table:table-cell/>
          <table:table-cell office:value-type="string" calcext:value-type="string">
            <text:p>{"key":"27e6792f-a889-426f-b97c-0cce7f662804","hash":"blake3:c66ac2adaacf94876afa852de96623461167b96e9db05354302ba2850461aca4","path":"sd-3/main/SD3.5-large","file_size":27628357468,"name":"SD3.5 Large","type":"main","format":"diffusers","base":"sd-3","source":"stabilityai/stable-diffusion-3.5-large","source_type":"hf_repo_id","description":"Large SD3.5 Model: ~19G","source_api_response":"{\"id\": \"stabilityai/stable-diffusion-3.5-large\", \"author\": \"stabilityai\", \"sha\": \"ceddf0a7fdf2064ea28e2213e3b84e4afa170a0f\", \"last_modified\": \"2024-10-22 14:36:33+00:00\", \"created_at\": \"2024-10-22 07:29:57+00:00\", \"private\": false, \"gated\": \"auto\", \"disabled\": false, \"downloads\": 104219, \"downloads_all_time\": null, \"likes\": 3033, \"library_name\": \"diffusers\", \"gguf\": null, \"inference\": null, \"inference_provider_mapping\": null, \"tags\": [\"diffusers\", \"safetensors\", \"text-to-image\", \"stable-diffusion\", \"en\", \"arxiv:2403.03206\", \"license:other\", \"diffusers:StableDiffusion3Pipeline\", \"region:us\"], \"pipeline_tag\": \"text-to-image\", \"mask_token\": null, \"trending_score\": null, \"card_data\": \"language:\\n- en\\nlicense: other\\nlicense_name: stabilityai-ai-community\\nlicense_link: LICENSE.md\\npipeline_tag: text-to-image\\ntags:\\n- text-to-image\\n- stable-diffusion\\n- diffusers\\ninference: true\\nextra_gated_prompt: By clicking \\\"Agree\\\", you agree to the [License Agreement](https://huggingface.co/stabilityai/stable-diffusion-3.5-large/blob/main/LICENSE.md)\\n <text:s/>and acknowledge Stability AI's [Privacy Policy](https://stability.ai/privacy-policy).\\nextra_gated_fields:\\n <text:s/>Name: text\\n <text:s/>Email: text\\n <text:s/>Country: country\\n <text:s/>Organization or Affiliation: text\\n <text:s/>Receive email updates and promotions on Stability AI products, services, and research?:\\n <text:s text:c="3"/>type: select\\n <text:s text:c="3"/>options:\\n <text:s text:c="3"/>- 'Yes'\\n <text:s text:c="3"/>- 'No'\\n <text:s/>What do you intend to use the model for?:\\n <text:s text:c="3"/>type: select\\n <text:s text:c="3"/>options:\\n <text:s text:c="3"/>- Research\\n <text:s text:c="3"/>- Personal use\\n <text:s text:c="3"/>- Creative Professional\\n <text:s text:c="3"/>- Startup\\n <text:s text:c="3"/>- Enterprise\\n <text:s/>I agree to the License Agreement and acknowledge Stability AI's Privacy Policy: checkbox\", \"widget_data\": null, \"model_index\": null, \"config\": {\"diffusers\": {\"_class_name\": \"StableDiffusion3Pipeline\"}}, \"transformers_info\": null, \"siblings\": [\"RepoSibling(rfilename='.gitattributes', size=1576, blob_id='cdd8e48fec284706ec2507c582514d77d071a208', lfs=None)\", \"RepoSibling(rfilename='LICENSE.md', size=11726, blob_id='b07f871a39b333819b9a986ac2dbb7f6fcb7a95e', lfs=None)\", \"RepoSibling(rfilename='README.md', size=10473, blob_id='ea0639ef3cdc69145b6d9fba44f2e4cd969e6ab7', lfs=None)\", \"RepoSibling(rfilename='SD3.5L_example_workflow.json', size=11575, blob_id='17e68c53db215c593cf1a508bef11596c0cd1c70', lfs=None)\", \"RepoSibling(rfilename='mmdit.png', size=262061, blob_id='6b47baaaf4a0ae3867d00a833b7225d0ebceb61e', lfs=None)\", \"RepoSibling(rfilename='model_index.json', size=706, blob_id='d1e85db2887d95ee9e0f6206771a4c52f9233e2f', lfs=None)\", \"RepoSibling(rfilename='scheduler/scheduler_config.json', size=141, blob_id='eca5b2eed3727b3ad375eb20e467e4264120fd5d', lfs=None)\", \"RepoSibling(rfilename='sd3.5_large.safetensors', size=16460379262, blob_id='091846749bd6a05347382e809ef9414f788e6909', lfs=BlobLfsInfo(size=16460379262, sha256='ffef7a279d9134626e6ce0d494fba84fc1c7e720b3c7df2d19a09dc3796d8f93', pointer_size=136))\", \"RepoSibling(rfilename='sd3.5_large_demo.png', size=18080198, blob_id='7eba317fc91cc0b7188d27c58faf7c7c4f097c36', lfs=BlobLfsInfo(size=18080198, sha256='3017495f2b06abc8388bdcbe3c42a793c02e32afe0e95b1a414976688d4772cd', pointer_size=133))\", \"RepoSibling(rfilename='text_encoder/config.json', size=574, blob_id='dbda34b6008657d7be7423051c47abd4c94e263a', lfs=None)\", \"RepoSibling(rfilename='text_encoder/model.fp16.safetensors', size=247323896, blob_id='888b139f21181cd4ee4e93ce739ee63f26f2079c', lfs=BlobLfsInfo(size=247323896, sha256='71e183d11db0c6b6282a4d9e0abb74125edc8692393e89ed8ee5571005f35cb1', pointer_size=134))\", \"RepoSibling(rfilename='text_encoder/model.safetensors', size=247323896, blob_id='888b139f21181cd4ee4e93ce739ee63f26f2079c', lfs=BlobLfsInfo(size=247323896, sha256='71e183d11db0c6b6282a4d9e0abb74125edc8692393e89ed8ee5571005f35cb1', pointer_size=134))\", \"RepoSibling(rfilename='text_encoder_2/config.json', size=570, blob_id='35886d089e214b9e35db394d4d3d122a19baf231', lfs=None)\", \"RepoSibling(rfilename='text_encoder_2/model.fp16.safetensors', size=1389382176, blob_id='1a41ba6f6d67ebaaea453978332a941d0bc5dae5', lfs=BlobLfsInfo(size=1389382176, sha256='ec310df2af79c318e24d20511b601a591ca8cd4f1fce1d8dff822a356bcdb1f4', pointer_size=135))\", \"RepoSibling(rfilename='text_encoder_2/model.safetensors', size=1389382176, blob_id='1a41ba6f6d67ebaaea453978332a941d0bc5dae5', lfs=BlobLfsInfo(size=1389382176, sha256='ec310df2af79c318e24d20511b601a591ca8cd4f1fce1d8dff822a356bcdb1f4', pointer_size=135))\", \"RepoSibling(rfilename='text_encoder_3/config.json', size=740, blob_id='5f020057278e664f8d4875a172b8266a9707c249', lfs=None)\", \"RepoSibling(rfilename='text_encoder_3/model-00001-of-00002.safetensors', size=4994582104, blob_id='821fab5489700b2759adf6279e66ae49ce977d12', lfs=BlobLfsInfo(size=4994582104, sha256='4f2751ceeb2a96edd693e539dc5d6bba0b8d3814f49a9b3798403a0cec4b2e3d', pointer_size=135))\", \"RepoSibling(rfilename='text_encoder_3/model-00002-of-00002.safetensors', size=4530066248, blob_id='6a80301dd8f107a40fd7727de44c95dee84f6a7b', lfs=BlobLfsInfo(size=4530066248, sha256='f63154532130422309532ff56f11945fbea8266c958e3133e8e5aef85c6293c7', pointer_size=135))\", \"RepoSibling(rfilename='text_encoder_3/model.fp16-00001-of-00002.safetensors', size=4994582104, blob_id='821fab5489700b2759adf6279e66ae49ce977d12', lfs=BlobLfsInfo(size=4994582104, sha256='4f2751ceeb2a96edd693e539dc5d6bba0b8d3814f49a9b3798403a0cec4b2e3d', pointer_size=135))\", \"RepoSibling(rfilename='text_encoder_3/model.fp16-00002-of-00002.safetensors', size=4530066248, blob_id='6a80301dd8f107a40fd7727de44c95dee84f6a7b', lfs=BlobLfsInfo(size=4530066248, sha256='f63154532130422309532ff56f11945fbea8266c958e3133e8e5aef85c6293c7', pointer_size=135))\", \"RepoSibling(rfilename='text_encoder_3/model.safetensors.index.fp16.json', size=20980, blob_id='26fbacbb229da635a50237394681830c048fc371', lfs=None)\", \"RepoSibling(rfilename='text_encoder_3/model.safetensors.index.json', size=19885, blob_id='c8728bc3dca59d2616a2a594cbac3ddb9eb77d5b', lfs=None)\", \"RepoSibling(rfilename='text_encoders/README.md', size=636, blob_id='10361bb01afae01826203baa800da32c3cc2d2f2', lfs=None)\", \"RepoSibling(rfilename='text_encoders/clip_g.safetensors', size=1389382176, blob_id='1a41ba6f6d67ebaaea453978332a941d0bc5dae5', lfs=BlobLfsInfo(size=1389382176, sha256='ec310df2af79c318e24d20511b601a591ca8cd4f1fce1d8dff822a356bcdb1f4', pointer_size=135))\", \"RepoSibling(rfilename='text_encoders/clip_l.safetensors', size=246144152, blob_id='e224fcda070dc105fd83c64ed2074f47a1b0ff7b', lfs=BlobLfsInfo(size=246144152, sha256='660c6f5b1abae9dc498ac2d21e1347d2abdb0cf6c0c0c8576cd796491d9a6cdd', pointer_size=134))\", \"RepoSibling(rfilename='text_encoders/t5xxl_fp16.safetensors', size=9787841024, blob_id='53df2732c884758d2a898585551df37ea652a416', lfs=BlobLfsInfo(size=9787841024, sha256='6e480b09fae049a72d2a8c5fbccb8d3e92febeb233bbe9dfe7256958a9167635', pointer_size=135))\", \"RepoSibling(rfilename='text_encoders/t5xxl_fp8_e4m3fn.safetensors', size=4893934904, blob_id='79b9ebe64019308077904fa68ed6f707569121c0', lfs=BlobLfsInfo(size=4893934904, sha256='7d330da4816157540d6bb7838bf63a0f02f573fc48ca4d8de34bb0cbfd514f09', pointer_size=135))\", \"RepoSibling(rfilename='tokenizer/merges.txt', size=524619, blob_id='76e821f1b6f0a9709293c3b6b51ed90980b3166b', lfs=None)\", \"RepoSibling(rfilename='tokenizer/special_tokens_map.json', size=588, blob_id='cf0682d6de72c1547f41b4f6d7c59f62deffef94', lfs=None)\", \"RepoSibling(rfilename='tokenizer/tokenizer_config.json', size=705, blob_id='180a4e1be2a7d0b38a44108d6f24f585f35147b1', lfs=None)\", \"RepoSibling(rfilename='tokenizer/vocab.json', size=1059962, blob_id='469be27c5c010538f845f518c4f5e8574c78f7c8', lfs=None)\", \"RepoSibling(rfilename='tokenizer_2/merges.txt', size=524619, blob_id='76e821f1b6f0a9709293c3b6b51ed90980b3166b', lfs=None)\", \"RepoSibling(rfilename='tokenizer_2/special_tokens_map.json', size=576, blob_id='b3b93aa8e7fd8552501067e63e04e2958298c2b2', lfs=None)\", \"RepoSibling(rfilename='tokenizer_2/tokenizer_config.json', size=856, blob_id='f4299b251265219ef1369503c04d837bd9528f0a', lfs=None)\", \"RepoSibling(rfilename='tokenizer_2/vocab.json', size=1059962, blob_id='469be27c5c010538f845f518c4f5e8574c78f7c8', lfs=None)\", \"RepoSibling(rfilename='tokenizer_3/special_tokens_map.json', size=2543, blob_id='17ade346a1042cbe0c1436f5bedcbd85c099d582', lfs=None)\", \"RepoSibling(rfilename='tokenizer_3/spiece.model', size=791656, blob_id='317a5ccbde45300f5d1d970d4d449af2108b147e', lfs=BlobLfsInfo(size=791656, sha256='d60acb128cf7b7f2536e8f38a5b18a05535c9e14c7a355904270e15b0945ea86', pointer_size=131))\", \"RepoSibling(rfilename='tokenizer_3/tokenizer.json', size=2424035, blob_id='6f055030106071d446e559644b285557a82fefd4', lfs=None)\", \"RepoSibling(rfilename='tokenizer_3/tokenizer_config.json', size=20617, blob_id='15377e70a0e43e060a98bbc5cb6245664d906e6c', lfs=None)\", \"RepoSibling(rfilename='transformer/config.json', size=397, blob_id='feda980c13a51d63beaa5074de3e03bbadb5b0ab', lfs=None)\", \"RepoSibling(rfilename='transformer/diffusion_pytorch_model-00001-of-00002.safetensors', size=9985185992, blob_id='71694ba0f489cc10c394f94882bd9400955fe3a6', lfs=BlobLfsInfo(size=9985185992, sha256='8ec9c4af8093417fded1eec8638f313f5671c7dd0a17a3bf64807bee9954a3e0', pointer_size=135))\", \"RepoSibling(rfilename='transformer/diffusion_pytorch_model-00002-of-00002.safetensors', size=6307519304, blob_id='29f0b9b8c06807b9c8b804a19f96aa9276c4e2ce', lfs=BlobLfsInfo(size=6307519304, sha256='a84bad7103aa22d8ddf6baafc7664868b1edcd316ca6dd9c7e1f667345bd99db', pointer_size=135))\", \"RepoSibling(rfilename='transformer/diffusion_pytorch_model.safetensors.index.json', size=126867, blob_id='8b54a2ceceea4454cc015aa5f808cf31a179e75f', lfs=None)\", \"RepoSibling(rfilename='vae/config.json', size=809, blob_id='059ae000f22d9c502030ead3c3f1db2718ae6f1f', lfs=None)\", \"RepoSibling(rfilename='vae/diffusion_pytorch_model.safetensors', size=167666902, blob_id='cf3d571cdbab14706c8d77c1254244e9a4d021f3', lfs=BlobLfsInfo(size=167666902, sha256='8f53304a79335b55e13ec50f63e5157fee4deb2f30d5fae0654e2b2653c109dc', pointer_size=134))\"], \"spaces\": [\"stabilityai/stable-diffusion-3.5-large\", \"Nymbo/Serverless-ImgGen-Hub\", \"Yntec/ToyWorld\", \"NeurixYUFI/imggen\", \"Yntec/PrintingPress\", \"Nymbo/Compare-6\", \"gokaygokay/SD3.5-with-Captioner\", \"InstantX/SD35-IP-Adapter\", \"multimodalart/civitai-to-hf\", \"Nymbo/Stable-Diffusion-3.5-Large-Serverless\", \"gokaygokay/SD3.5-Prompt-Generator\", \"Yntec/blitz_diffusion\", \"Novaciano/Flux_Lustly_AI_Uncensored_NSFW_V1\", \"prs-eth/FLAIR\", \"dbaranchuk/SwD-SD3.5-Large\", \"weepiess2383/CFG-Zero-Star\", \"alfredplpl/sd3-with-LLM\", \"martynka/TasiaExperiment\", \"PhelpsGG/stabilityai-stable-diffusion-3.5-large\", \"AlekseyCalvin/Stabled_LoRAs_on_SD3.5_MERGED\", \"Abinivesh/Multi-models-prompt-to-image-generation\", \"MrDrmm/DiffFlu2\", \"NativeAngels/Compare-6\", \"arad1367/Stable_Diffusion_3.5_Large_Customized\", \"HighFocusRecords/Stable-Diffusion-3.5-Large-ServerlessNYMBO\", \"rahul7star/PusaV1\", \"kaleidoskop-hug/PrintingPress\", \"gwada/stabilityai-stable-diffusion-3.5-large\", \"m3g4p0p/qr-code\", \"MrDrmm/Gen2\", \"theunseenones94/Flux_Lustly_AI_Uncensored_NSFW_V1\", \"AthuKawaleLogituit/SD3.5-Large\", \"SAITAN666/StableDiffusion35Large-Image-Models-Test-November-2024\", \"NativeAngels/HuggingfaceDiffusion\", \"sst12345/CoRe2\", \"jbilcke-hf/ReCamMaster\", \"Mr-Vicky-01/AI_Artist\", \"vasilisklv/genai_story_creation_game\", \"FradigmaDangerYT/stabilityai-stable-diffusion-3.5-large\", \"RageshAntony/ragesh-stable-diffusion-3.5-large\", \"alexeyGod/stable-diffusion-3.5-large\", \"Parmist/strangerzonehf-Flux-Super-Realism-LoRA\", \"jbilcke-hf/OmniAvatar\", \"NativeAngels/ToyWorld\", \"liruiw/hma\", \"NativeAngels/Serverless-ImgGen-Hub\", \"benjamin-paine/absynth-2.0\", \"BarBar288/Chatbot\", \"Abhik0069/stabilityai-stable-diffusion-3.5-large\", \"phamngoctukts/assistant\", \"zulteon/SD3.5Large\", \"Vishalkarnik0891/stabilityai-stable-diffusion-3.5-large\", \"awacke1/ImageMultiagentSystem\", \"Jodaye33/stabilityai-stable-diffusion-3.5-large\", \"zzhou292/stabilityai-stable-diffusion-3.5-large\", \"MrDrmm/Self\", \"MrDrmm/Gen\", \"sanzydev/stabilityai-stable-diffusion-3.5-large\", \"SrKatayama/stabilityai-stable-diffusion-3.5-large\", \"mojitocup/realistic-xl\", \"AlekseyCalvin/SD35soonrLoRAs\", \"Nymbo/stable-diffusion-3.5-large\", \"SalvaNanez/stabilityai-stable-diffusion-3.5-large\", \"Meetop/stabilityai-stable-diffusion-3.5-large\", \"THARUN9522/stabilityai-stable-diffusion-3.5-large\", \"anthienlong/stable-diffusion-3.5-large\", \"DanialKing1/stabilityai-stable-diffusion-3.5-large\", \"ordlibrary/stabilityai-stable-diffusion-3.5-large\", \"bgaap/stabilityai-stable-diffusion-3.5-large\", \"thesab/Grape-Leaf-Disease-Synth-Generator\", \"amos1088/test_gradio\", \"SeePlay/stabilityai-stable-diffusion-3.5-large\", \"Brian-A/text-to-image\", \"sskoder/stabilityai-stable-diffusion-3.5-large\", \"sunny333/textToImage\", \"ivanusto/stable-diffusion-3.5-large\", \"kaoqy/stabilityai-stable-diffusion-3.5-large\", \"gengs/prithivMLmods-SD3.5-Large-Photorealistic-LoRA\", \"loveitl/stabilityai-stable-diffusion-3.5-large\", \"Surfparadise/stabilityai-stable-diffusion-3.5-large\", \"NativeAngels/blitz_diffusion\", \"NativeAngels/PrintingPress\", \"Nymbo/Model-Status-Checker\", \"Anonym26/TextToImages\", \"FradigmaDangerYT/stabilityai-stable-diffusion-3.5-large-r\", \"adamexe/stabilityai-stable-diffusion-3.5-large\", \"FisheggAwaO/stabilityai-stable-diffusion-3.5-large\", \"Apolloturner/stabilityai-stable-diffusion-3.5-large\", \"MartsoBodziu1994/stabilityai-stable-diffusion-3.5-large\", \"sargamon/stabilityai-stable-diffusion-3.5-large\", \"GPUModelSpotlight/Analysis-Of-Image-Song-Video-Prompts\", \"NativeAngels/Stable-Diffusion-3.5-Large-Serverless\", \"faizaledrus/stabilityai-stable-diffusion-3.5-large\", \"WangHe/stabilityai-stable-diffusion-3.5-large\", \"lasheerah/stabilityai-stable-diffusion-3.5-large\", \"dehua68/ToyWorld\", \"crazyhite001/imggen\", \"Unity-Unix/stabilityai-stable-diffusion-3.5-large\", \"Rente3/stabilityai-stable-diffusion-3.5-large\", \"EliteGamerCJ/EGCJIMAGEGEN\"], \"safetensors\": null, \"security_repo_status\": null, \"xet_enabled\": null, \"lastModified\": \"2024-10-22 14:36:33+00:00\", \"cardData\": \"language:\\n- en\\nlicense: other\\nlicense_name: stabilityai-ai-community\\nlicense_link: LICENSE.md\\npipeline_tag: text-to-image\\ntags:\\n- text-to-image\\n- stable-diffusion\\n- diffusers\\ninference: true\\nextra_gated_prompt: By clicking \\\"Agree\\\", you agree to the [License Agreement](https://huggingface.co/stabilityai/stable-diffusion-3.5-large/blob/main/LICENSE.md)\\n <text:s/>and acknowledge Stability AI's [Privacy Policy](https://stability.ai/privacy-policy).\\nextra_gated_fields:\\n <text:s/>Name: text\\n <text:s/>Email: text\\n <text:s/>Country: country\\n <text:s/>Organization or Affiliation: text\\n <text:s/>Receive email updates and promotions on Stability AI products, services, and research?:\\n <text:s text:c="3"/>type: select\\n <text:s text:c="3"/>options:\\n <text:s text:c="3"/>- 'Yes'\\n <text:s text:c="3"/>- 'No'\\n <text:s/>What do you intend to use the model for?:\\n <text:s text:c="3"/>type: select\\n <text:s text:c="3"/>options:\\n <text:s text:c="3"/>- Research\\n <text:s text:c="3"/>- Personal use\\n <text:s text:c="3"/>- Creative Professional\\n <text:s text:c="3"/>- Startup\\n <text:s text:c="3"/>- Enterprise\\n <text:s/>I agree to the License Agreement and acknowledge Stability AI's Privacy Policy: checkbox\", \"transformersInfo\": null, \"_id\": \"67175475ab870480b86e7caa\", \"modelId\": \"stabilityai/stable-diffusion-3.5-large\", \"usedStorage\": 75493590524}","cover_image":null,"submodels":{"text_encoder":{"path_or_prefix":"/home/alex/Dev/AI/invokeai/models/tmpinstall_sivmdtus/stable-diffusion-3.5-large/text_encoder","model_type":"clip_embed","variant":"large"},"text_encoder_2":{"path_or_prefix":"/home/alex/Dev/AI/invokeai/models/tmpinstall_sivmdtus/stable-diffusion-3.5-large/text_encoder_2","model_type":"clip_embed","variant":"gigantic"},"text_encoder_3":{"path_or_prefix":"/home/alex/Dev/AI/invokeai/models/tmpinstall_sivmdtus/stable-diffusion-3.5-large/text_encoder_3","model_type":"t5_encoder","variant":null},"transformer":{"path_or_prefix":"/home/alex/Dev/AI/invokeai/models/tmpinstall_sivmdtus/stable-diffusion-3.5-large/transformer","model_type":"main","variant":null},"vae":{"path_or_prefix":"/home/alex/Dev/AI/invokeai/models/tmpinstall_sivmdtus/stable-diffusion-3.5-large/vae","model_type":"vae","variant":null}},"usage_info":null,"trigger_phrases":null,"default_settings":null,"variant":"normal","repo_variant":"fp16"}</text:p>
          </table:table-cell>
          <table:table-cell table:number-columns-repeated="2" office:value-type="string" calcext:value-type="string">
            <text:p>2025-08-03 01:13:37.787</text:p>
          </table:table-cell>
          <table:table-cell office:value-type="float" office:value="27628357468" calcext:value-type="float">
            <text:p>27628357468</text:p>
          </table:table-cell>
        </table:table-row>
        <table:table-row table:style-name="ro1">
          <table:table-cell office:value-type="string" calcext:value-type="string">
            <text:p>dcf46a41-6449-415a-b322-3653b2d6b42f</text:p>
          </table:table-cell>
          <table:table-cell office:value-type="string" calcext:value-type="string">
            <text:p>blake3:1f500a206b3b305723705d2c11800e8d0d6f1cdae637764ea9812a83f00e0ba5</text:p>
          </table:table-cell>
          <table:table-cell office:value-type="string" calcext:value-type="string">
            <text:p>sdxl</text:p>
          </table:table-cell>
          <table:table-cell office:value-type="string" calcext:value-type="string">
            <text:p>main</text:p>
          </table:table-cell>
          <table:table-cell office:value-type="string" calcext:value-type="string">
            <text:p>sdxl/main/Juggernaut XL v9</text:p>
          </table:table-cell>
          <table:table-cell office:value-type="string" calcext:value-type="string">
            <text:p>diffusers</text:p>
          </table:table-cell>
          <table:table-cell office:value-type="string" calcext:value-type="string">
            <text:p>Juggernaut XL v9</text:p>
          </table:table-cell>
          <table:table-cell office:value-type="string" calcext:value-type="string">
            <text:p>Photograph-focused model.</text:p>
          </table:table-cell>
          <table:table-cell office:value-type="string" calcext:value-type="string">
            <text:p>RunDiffusion/Juggernaut-XL-v9</text:p>
          </table:table-cell>
          <table:table-cell office:value-type="string" calcext:value-type="string">
            <text:p>hf_repo_id</text:p>
          </table:table-cell>
          <table:table-cell/>
          <table:table-cell office:value-type="string" calcext:value-type="string">
            <text:p>{"key":"dcf46a41-6449-415a-b322-3653b2d6b42f","hash":"blake3:1f500a206b3b305723705d2c11800e8d0d6f1cdae637764ea9812a83f00e0ba5","path":"sdxl/main/Juggernaut XL v9","file_size":6941216563,"name":"Juggernaut XL v9","type":"main","format":"diffusers","base":"sdxl","source":"RunDiffusion/Juggernaut-XL-v9","source_type":"hf_repo_id","description":"Photograph-focused model.","source_api_response":"{\"id\": \"RunDiffusion/Juggernaut-XL-v9\", \"author\": \"RunDiffusion\", \"sha\": \"b2d4ff8089889ad0a63a2f93a14e2cf6059bfdbb\", \"last_modified\": \"2024-12-11 19:56:01+00:00\", \"created_at\": \"2024-02-18 21:05:03+00:00\", \"private\": false, \"gated\": false, \"disabled\": false, \"downloads\": 107443, \"downloads_all_time\": null, \"likes\": 229, \"library_name\": \"diffusers\", \"gguf\": null, \"inference\": null, \"inference_provider_mapping\": null, \"tags\": [\"diffusers\", \"art\", \"people\", \"diffusion\", \"Cinematic\", \"Photography\", \"Landscape\", \"Interior\", \"Food\", \"Car\", \"Wildlife\", \"Architecture\", \"text-to-image\", \"en\", \"base_model:stabilityai/stable-diffusion-xl-base-1.0\", \"base_model:finetune:stabilityai/stable-diffusion-xl-base-1.0\", \"license:creativeml-openrail-m\", \"autotrain_compatible\", \"endpoints_compatible\", \"diffusers:StableDiffusionXLPipeline\", \"region:us\"], \"pipeline_tag\": \"text-to-image\", \"mask_token\": null, \"trending_score\": null, \"card_data\": \"base_model: stabilityai/stable-diffusion-xl-base-1.0\\nlanguage:\\n- en\\nlibrary_name: diffusers\\nlicense: creativeml-openrail-m\\npipeline_tag: text-to-image\\ntags:\\n- art\\n- people\\n- diffusion\\n- Cinematic\\n- Photography\\n- Landscape\\n- Interior\\n- Food\\n- Car\\n- Wildlife\\n- Architecture\\nthumbnail: https://imagedelivery.net/siANnpeNAc_S2q1M3-eDrA/c200a026-c151-49c7-afbc-241fe943b300/padthumb\", \"widget_data\": null, \"model_index\": null, \"config\": {\"diffusers\": {\"_class_name\": \"StableDiffusionXLPipeline\"}}, \"transformers_info\": null, \"siblings\": [\"RepoSibling(rfilename='.gitattributes', size=1519, blob_id='a6344aac8c09253b3b630fb776ae94478aa0275b', lfs=None)\", \"RepoSibling(rfilename='Juggernaut-XL_v9_RunDiffusionPhoto_v2.safetensors', size=7105348188, blob_id='df4aaa506dd1db0d07783c2e36bf1c2bb2ac6194', lfs=BlobLfsInfo(size=7105348188, sha256='c9e3e68f89b8e38689e1097d4be4573cf308de4e3fd044c64ca697bdb4aa8bca', pointer_size=135))\", \"RepoSibling(rfilename='README.md', size=4580, blob_id='ffc7550e0512b2447739a64b338edf358a0bd6b6', lfs=None)\", \"RepoSibling(rfilename='model_index.json', size=667, blob_id='b9f3d02258e5e525ad2762cc4a7a3ff0dc68f9e7', lfs=None)\", \"RepoSibling(rfilename='scheduler/scheduler_config.json', size=496, blob_id='314728caf3bf70369105692a562b4eb0695cd4ec', lfs=None)\", \"RepoSibling(rfilename='text_encoder/config.json', size=565, blob_id='ee080c71f6e52e8c865f0ce11545603ffc96378c', lfs=None)\", \"RepoSibling(rfilename='text_encoder/model.fp16.safetensors', size=246144152, blob_id='956c3f72316fb26686e50c900568ed5661a3a5ee', lfs=BlobLfsInfo(size=246144152, sha256='698656aa4f452e1f8f38287240054a9b8d339b3051ec17d77d63bdb5605db01a', pointer_size=134))\", \"RepoSibling(rfilename='text_encoder_2/config.json', size=575, blob_id='c37f01f079566bc3fcec2f39e4ac5daa444840ab', lfs=None)\", \"RepoSibling(rfilename='text_encoder_2/model.fp16.safetensors', size=1389382176, blob_id='a79b58475f9864adbb2e2cc75c38c35d21ff1d25', lfs=BlobLfsInfo(size=1389382176, sha256='9962c194f50a9c580ebe573f2a4756d76dcd29abe15bffb0a5905509eb6a8dda', pointer_size=135))\", \"RepoSibling(rfilename='tokenizer/merges.txt', size=524619, blob_id='76e821f1b6f0a9709293c3b6b51ed90980b3166b', lfs=None)\", \"RepoSibling(rfilename='tokenizer/special_tokens_map.json', size=588, blob_id='cf0682d6de72c1547f41b4f6d7c59f62deffef94', lfs=None)\", \"RepoSibling(rfilename='tokenizer/tokenizer_config.json', size=705, blob_id='180a4e1be2a7d0b38a44108d6f24f585f35147b1', lfs=None)\", \"RepoSibling(rfilename='tokenizer/vocab.json', size=1059962, blob_id='469be27c5c010538f845f518c4f5e8574c78f7c8', lfs=None)\", \"RepoSibling(rfilename='tokenizer_2/merges.txt', size=524619, blob_id='76e821f1b6f0a9709293c3b6b51ed90980b3166b', lfs=None)\", \"RepoSibling(rfilename='tokenizer_2/special_tokens_map.json', size=462, blob_id='97c049e4778fa8675a5a836ee0c6b1d808ee2edf', lfs=None)\", \"RepoSibling(rfilename='tokenizer_2/tokenizer_config.json', size=856, blob_id='f4299b251265219ef1369503c04d837bd9528f0a', lfs=None)\", \"RepoSibling(rfilename='tokenizer_2/vocab.json', size=1059962, blob_id='469be27c5c010538f845f518c4f5e8574c78f7c8', lfs=None)\", \"RepoSibling(rfilename='unet/config.json', size=1778, blob_id='cee677f4253b72ed8ac7b6380f087fd08cf733ea', lfs=None)\", \"RepoSibling(rfilename='unet/diffusion_pytorch_model.fp16.safetensors', size=5135149760, blob_id='1a1ad8e1bfeade7231de6f249c41469d4a0a09fa', lfs=BlobLfsInfo(size=5135149760, sha256='cf1ee18eb36712683f50c1e674634875e2adf7413d7492d5f9aa7e69e1a8c17a', pointer_size=135))\", \"RepoSibling(rfilename='vae/config.json', size=607, blob_id='5f217e408a879cda4d71ab25f8a27d41b49c7db7', lfs=None)\", \"RepoSibling(rfilename='vae/diffusion_pytorch_model.fp16.safetensors', size=167335342, blob_id='c4663db966f401ce4f88d6b895023bf966ed6f92', lfs=BlobLfsInfo(size=167335342, sha256='6353737672c94b96174cb590f711eac6edf2fcce5b6e91aa9d73c5adc589ee48', pointer_size=134))\"], \"spaces\": [\"SakanaAI/EvoSDXL-JP\", \"ChenoAi/JuggernautXL-Playground\", \"SakanaAI/Evo-Ukiyoe\", \"SakanaAI/Evo-Nishikie\", \"andyaii/Images\", \"smartfeed/image2image\", \"RSPMetaAdmin/WebUIwControlNetwXL_Group1\", \"RSPMetaAdmin/WebUIwControlNetwXL_Group2\", \"qyoo/AID-v2\", \"tsqn/PhotoMaker-V2\", \"tianaco/tianacomakethedot\", \"cbensimon/Evo-Ukiyoe\", \"TheAIBoi/ImageGen\", \"ebonyo/TTIforSLA\", \"iniapi/Images\", \"farah6/RunDiffusion-Juggernaut-XL-v9\", \"doublelotus/colorsteven\", \"sukma13/RunDiffusion-Juggernaut-XL-v9\", \"henryas/storydiffusion\", \"sanjayxm/PuLiD-Flux\", \"FriedMain321/Juggernaut-XL-v9-Sandbox-V1\", \"jmartins94/TestRunDiffusion-Juggernaut-XL-v9\", \"jmartins94/RunDiffusion-Juggernaut-XL-v9\", \"qvila/JuggernautXL-Playground\", \"FlexTheAi/Flexstorydiff\", \"Raviii98/RunDiffusion-Juggernaut-XL-v9\", \"mberke11/story\", \"mberke11/content\", \"jasoncharles/StoryDiffusion\", \"Hello007007/RunDiffusion-Juggernaut-XL-v9\", \"charismao/RunDiffusion-Juggernaut-XL-v9\", \"benskibenski/JingleSharkStories\", \"cocktailpeanut/EvoSDXL-JP\", \"Adx13/v9_RDOhoto_Lightning_V1_BETA\"], \"safetensors\": null, \"security_repo_status\": null, \"xet_enabled\": null, \"lastModified\": \"2024-12-11 19:56:01+00:00\", \"cardData\": \"base_model: stabilityai/stable-diffusion-xl-base-1.0\\nlanguage:\\n- en\\nlibrary_name: diffusers\\nlicense: creativeml-openrail-m\\npipeline_tag: text-to-image\\ntags:\\n- art\\n- people\\n- diffusion\\n- Cinematic\\n- Photography\\n- Landscape\\n- Interior\\n- Food\\n- Car\\n- Wildlife\\n- Architecture\\nthumbnail: https://imagedelivery.net/siANnpeNAc_S2q1M3-eDrA/c200a026-c151-49c7-afbc-241fe943b300/padthumb\", \"transformersInfo\": null, \"_id\": \"65d270fff2da55d0a81123b7\", \"modelId\": \"RunDiffusion/Juggernaut-XL-v9\", \"usedStorage\": 27919048054}","cover_image":null,"submodels":null,"usage_info":null,"trigger_phrases":null,"default_settings":{"vae":null,"vae_precision":null,"scheduler":null,"steps":null,"cfg_scale":null,"cfg_rescale_multiplier":null,"width":1024,"height":1024,"guidance":null},"variant":"normal","repo_variant":"fp16"}</text:p>
          </table:table-cell>
          <table:table-cell table:number-columns-repeated="2" office:value-type="string" calcext:value-type="string">
            <text:p>2025-07-18 01:21:08.262</text:p>
          </table:table-cell>
          <table:table-cell office:value-type="float" office:value="6941216563" calcext:value-type="float">
            <text:p>6941216563</text:p>
          </table:table-cell>
        </table:table-row>
        <table:table-row table:style-name="ro1">
          <table:table-cell office:value-type="string" calcext:value-type="string">
            <text:p>f6c3959d-9904-4057-bc05-b73267d59fca</text:p>
          </table:table-cell>
          <table:table-cell office:value-type="string" calcext:value-type="string">
            <text:p>blake3:d279309ea6e5ee6e8fd52504275865cc280dac71cbf528c5b07c98b888bddaba</text:p>
          </table:table-cell>
          <table:table-cell office:value-type="string" calcext:value-type="string">
            <text:p>sdxl</text:p>
          </table:table-cell>
          <table:table-cell office:value-type="string" calcext:value-type="string">
            <text:p>main</text:p>
          </table:table-cell>
          <table:table-cell office:value-type="string" calcext:value-type="string">
            <text:p>sdxl/main/Dreamshaper XL v2 Turbo</text:p>
          </table:table-cell>
          <table:table-cell office:value-type="string" calcext:value-type="string">
            <text:p>diffusers</text:p>
          </table:table-cell>
          <table:table-cell office:value-type="string" calcext:value-type="string">
            <text:p>Dreamshaper XL v2 Turbo</text:p>
          </table:table-cell>
          <table:table-cell office:value-type="string" calcext:value-type="string">
            <text:p>For turbo, use CFG Scale 2, 4-8 steps, DPM++ SDE Karras. For non-turbo, use CFG Scale 6, 20-40 steps, DPM++ 2M SDE Karras.</text:p>
          </table:table-cell>
          <table:table-cell office:value-type="string" calcext:value-type="string">
            <text:p>Lykon/dreamshaper-xl-v2-turbo</text:p>
          </table:table-cell>
          <table:table-cell office:value-type="string" calcext:value-type="string">
            <text:p>hf_repo_id</text:p>
          </table:table-cell>
          <table:table-cell/>
          <table:table-cell office:value-type="string" calcext:value-type="string">
            <text:p>{"key":"f6c3959d-9904-4057-bc05-b73267d59fca","hash":"blake3:d279309ea6e5ee6e8fd52504275865cc280dac71cbf528c5b07c98b888bddaba","path":"sdxl/main/Dreamshaper XL v2 Turbo","file_size":6941216609,"name":"Dreamshaper XL v2 Turbo","type":"main","format":"diffusers","base":"sdxl","source":"Lykon/dreamshaper-xl-v2-turbo","source_type":"hf_repo_id","description":"For turbo, use CFG Scale 2, 4-8 steps, DPM++ SDE Karras. For non-turbo, use CFG Scale 6, 20-40 steps, DPM++ 2M SDE Karras.","source_api_response":"{\"id\": \"Lykon/dreamshaper-xl-v2-turbo\", \"author\": \"Lykon\", \"sha\": \"f70ad5bce436c640d23fc02cd0a6ccc787280b6e\", \"last_modified\": \"2024-02-19 18:06:49+00:00\", \"created_at\": \"2024-02-07 20:27:57+00:00\", \"private\": false, \"gated\": false, \"disabled\": false, \"downloads\": 19835, \"downloads_all_time\": null, \"likes\": 64, \"library_name\": \"diffusers\", \"gguf\": null, \"inference\": null, \"inference_provider_mapping\": null, \"tags\": [\"diffusers\", \"safetensors\", \"stable-diffusion\", \"stable-diffusion-diffusers\", \"stable-diffusion-xl\", \"stable-diffusion-xl-turbo\", \"text-to-image\", \"art\", \"artistic\", \"anime\", \"dreamshaper\", \"turbo\", \"lcm\", \"en\", \"license:openrail++\", \"autotrain_compatible\", \"endpoints_compatible\", \"diffusers:StableDiffusionXLPipeline\", \"region:us\"], \"pipeline_tag\": \"text-to-image\", \"mask_token\": null, \"trending_score\": null, \"card_data\": \"language:\\n- en\\nlicense: openrail++\\ntags:\\n- stable-diffusion\\n- stable-diffusion-diffusers\\n- stable-diffusion-xl\\n- stable-diffusion-xl-turbo\\n- text-to-image\\n- art\\n- artistic\\n- diffusers\\n- anime\\n- dreamshaper\\n- turbo\\n- lcm\\nduplicated_from: lykon/dreamshaper-xl-v2-turbo\", \"widget_data\": null, \"model_index\": null, \"config\": {\"diffusers\": {\"_class_name\": \"StableDiffusionXLPipeline\"}}, \"transformers_info\": null, \"siblings\": [\"RepoSibling(rfilename='.gitattributes', size=1519, blob_id='a6344aac8c09253b3b630fb776ae94478aa0275b', lfs=None)\", \"RepoSibling(rfilename='DreamShaperXL_Turbo_V2-SFW.safetensors', size=6939220250, blob_id='93faa000feea1211d14d36df2deeae2da55e1961', lfs=BlobLfsInfo(size=6939220250, sha256='6e718af03dcb651250ec8911554c4df8472a6d7027bcb3678a206c1170cc94fc', pointer_size=135))\", \"RepoSibling(rfilename='DreamShaperXL_Turbo_v2.safetensors', size=6939220250, blob_id='ac13fedf20c2774a4e8856ac09977fce1dbb6aa6', lfs=BlobLfsInfo(size=6939220250, sha256='4726d3bab1876f5c23734c871c47901fde305115e15fbfa3f33354ac45b11c67', pointer_size=135))\", \"RepoSibling(rfilename='DreamShaperXL_Turbo_v2_1.safetensors', size=6939220250, blob_id='5e213368ec64924b66f2bcbeb3dcc6c24770e5e7', lfs=BlobLfsInfo(size=6939220250, sha256='4496b36d48bfd7cfe4e5dbce3485db567bcefa2bef7238d290dbd45612125083', pointer_size=135))\", \"RepoSibling(rfilename='README.md', size=1535, blob_id='b7e417b55ca49ed4796e5b1b9c9ae7fda06937da', lfs=None)\", \"RepoSibling(rfilename='model_index.json', size=671, blob_id='c4971ec3f753cbdc0dcf0021d8f29bc84ba0ea7f', lfs=None)\", \"RepoSibling(rfilename='scheduler/scheduler_config.json', size=558, blob_id='fc79d9b7d87cc4422536aa872b855f2341001d15', lfs=None)\", \"RepoSibling(rfilename='text_encoder/config.json', size=560, blob_id='5e5371d776ace0d73c7d9502d12b050cf32f5988', lfs=None)\", \"RepoSibling(rfilename='text_encoder/model.fp16.safetensors', size=246144152, blob_id='079933bc3718e59dc5ab1bfb47b8ec274baae1f5', lfs=BlobLfsInfo(size=246144152, sha256='3dea4e3e892df8d0d41540f7bacfdec4d5c978d1aaf2375f0a56d41d814a640f', pointer_size=134))\", \"RepoSibling(rfilename='text_encoder/model.safetensors', size=492265168, blob_id='b9ddb69947309e8c7675eee32f4235110a7cd82d', lfs=BlobLfsInfo(size=492265168, sha256='b228224841aae8307e93b49b58ef42451d9be2b1b1883dc2b6caba64ce9aa499', pointer_size=134))\", \"RepoSibling(rfilename='text_encoder_2/config.json', size=570, blob_id='5429d7a70b8b88e8c8e4806afac10427ab88127f', lfs=None)\", \"RepoSibling(rfilename='text_encoder_2/model.fp16.safetensors', size=1389382176, blob_id='800fda6abe2d92fdcab978dc0e3a7bfb32b752f6', lfs=BlobLfsInfo(size=1389382176, sha256='30b466dbbac35c5c63d0fc1893c17433f0d367886c1081d4a699ce728ed013af', pointer_size=135))\", \"RepoSibling(rfilename='text_encoder_2/model.safetensors', size=2778702264, blob_id='0df56b180de04934cf719d2b7e9fc8c081b44638', lfs=BlobLfsInfo(size=2778702264, sha256='f8fa6edb5d2ab515a166410aeeb3d0d6517ba488d5aee10fe1b90ea45356e8e7', pointer_size=135))\", \"RepoSibling(rfilename='tokenizer/merges.txt', size=524619, blob_id='76e821f1b6f0a9709293c3b6b51ed90980b3166b', lfs=None)\", \"RepoSibling(rfilename='tokenizer/special_tokens_map.json', size=588, blob_id='cf0682d6de72c1547f41b4f6d7c59f62deffef94', lfs=None)\", \"RepoSibling(rfilename='tokenizer/tokenizer_config.json', size=705, blob_id='180a4e1be2a7d0b38a44108d6f24f585f35147b1', lfs=None)\", \"RepoSibling(rfilename='tokenizer/vocab.json', size=1059962, blob_id='469be27c5c010538f845f518c4f5e8574c78f7c8', lfs=None)\", \"RepoSibling(rfilename='tokenizer_2/merges.txt', size=524619, blob_id='76e821f1b6f0a9709293c3b6b51ed90980b3166b', lfs=None)\", \"RepoSibling(rfilename='tokenizer_2/special_tokens_map.json', size=462, blob_id='97c049e4778fa8675a5a836ee0c6b1d808ee2edf', lfs=None)\", \"RepoSibling(rfilename='tokenizer_2/tokenizer_config.json', size=856, blob_id='f4299b251265219ef1369503c04d837bd9528f0a', lfs=None)\", \"RepoSibling(rfilename='tokenizer_2/vocab.json', size=1059962, blob_id='469be27c5c010538f845f518c4f5e8574c78f7c8', lfs=None)\", \"RepoSibling(rfilename='unet/config.json', size=1773, blob_id='ae0e13ab9e256164d01be6cadae046b03a3e1a07', lfs=None)\", \"RepoSibling(rfilename='unet/diffusion_pytorch_model.fp16.safetensors', size=5135149760, blob_id='399bc38afbd1cdfe7ba5a3d613e990fabb8dece5', lfs=BlobLfsInfo(size=5135149760, sha256='c1217e273e6fd7570c2ae9d38172323ff0b6f8ac7f2000b3ba99d4851906ee1e', pointer_size=135))\", \"RepoSibling(rfilename='unet/diffusion_pytorch_model.safetensors', size=10270077736, blob_id='f831a1ecc415ff82906d0dff363d9bf50301da0c', lfs=BlobLfsInfo(size=10270077736, sha256='cb568ca3ca7e2590291a70ac317c3859d9011dccf1313659ded3d1134349ab43', pointer_size=136))\", \"RepoSibling(rfilename='vae/config.json', size=602, blob_id='e9b208cce788aac2a8b78350d8273d8f76157de4', lfs=None)\", \"RepoSibling(rfilename='vae/diffusion_pytorch_model.fp16.safetensors', size=167335342, blob_id='4316525c45fb7c1108d2c825efc84eb81483477f', lfs=BlobLfsInfo(size=167335342, sha256='5ebe0b826867138fc37d4474983ef0b487cef39d8f3cd84228f3b5c5aba241d4', pointer_size=134))\", \"RepoSibling(rfilename='vae/diffusion_pytorch_model.safetensors', size=334643268, blob_id='f92802370139fb3f35e5dccf2aa43a59deb895eb', lfs=BlobLfsInfo(size=334643268, sha256='4e75c862029ca1d27e695de534a3f27aaf369db6cb7c915fec271260eb4f458a', pointer_size=134))\"], \"spaces\": [\"Nymbo/image_gen_supaqueue\", \"Kvikontent/open-text2image-leaderboard\", \"khawir/cg-gen-ai\", \"yogeshbhutkar/Lykon-dreamshaper-xl-v2-turbo\", \"RrajHug121/Lykon-dreamshaper-xl-v2-turbo\", \"pyo8777/Lykon-dreamshaper-xl-v2-turbo\", \"smartfeed/turbo_fm\", \"anshg07/t2i\", \"awsomesunoai/Lykon-dreamshaper-xl-v2-turbo\", \"K00B404/image_gen_supaqueue_game_assets\", \"charliebaby2023/Fast_Stable_diffusion_CPU\"], \"safetensors\": null, \"security_repo_status\": null, \"xet_enabled\": null, \"lastModified\": \"2024-02-19 18:06:49+00:00\", \"cardData\": \"language:\\n- en\\nlicense: openrail++\\ntags:\\n- stable-diffusion\\n- stable-diffusion-diffusers\\n- stable-diffusion-xl\\n- stable-diffusion-xl-turbo\\n- text-to-image\\n- art\\n- artistic\\n- diffusers\\n- anime\\n- dreamshaper\\n- turbo\\n- lcm\\nduplicated_from: lykon/dreamshaper-xl-v2-turbo\", \"transformersInfo\": null, \"_id\": \"65c3e7cdb08720ad34e462ad\", \"modelId\": \"Lykon/dreamshaper-xl-v2-turbo\", \"usedStorage\": 57036588112}","cover_image":null,"submodels":null,"usage_info":null,"trigger_phrases":null,"default_settings":{"vae":null,"vae_precision":null,"scheduler":null,"steps":null,"cfg_scale":null,"cfg_rescale_multiplier":null,"width":1024,"height":1024,"guidance":null},"variant":"normal","repo_variant":"fp16"}</text:p>
          </table:table-cell>
          <table:table-cell table:number-columns-repeated="2" office:value-type="string" calcext:value-type="string">
            <text:p>2025-07-18 02:14:54.437</text:p>
          </table:table-cell>
          <table:table-cell office:value-type="float" office:value="6941216609" calcext:value-type="float">
            <text:p>6941216609</text:p>
          </table:table-cell>
        </table:table-row>
        <table:table-row table:style-name="ro1">
          <table:table-cell office:value-type="string" calcext:value-type="string">
            <text:p>d5c6f3cf-e891-4622-8ae2-c81bc55b5fa5</text:p>
          </table:table-cell>
          <table:table-cell office:value-type="string" calcext:value-type="string">
            <text:p>blake3:e9e2e5f1dc0ab7fbd7776415bfc2e434c4663119454f5af35830519eba6daa38</text:p>
          </table:table-cell>
          <table:table-cell office:value-type="string" calcext:value-type="string">
            <text:p>sdxl</text:p>
          </table:table-cell>
          <table:table-cell office:value-type="string" calcext:value-type="string">
            <text:p>main</text:p>
          </table:table-cell>
          <table:table-cell office:value-type="string" calcext:value-type="string">
            <text:p>sdxl/main/GhostXL-v1.0-BakedVAE.safetensors</text:p>
          </table:table-cell>
          <table:table-cell office:value-type="string" calcext:value-type="string">
            <text:p>checkpoint</text:p>
          </table:table-cell>
          <table:table-cell office:value-type="string" calcext:value-type="string">
            <text:p>GhostXL-v1.0-BakedVAE</text:p>
          </table:table-cell>
          <table:table-cell office:value-type="string" calcext:value-type="string">
            <text:p>sdxl main model GhostXL-v1.0-BakedVAE</text:p>
          </table:table-cell>
          <table:table-cell office:value-type="string" calcext:value-type="string">
            <text:p>/home/alex/Dev/AI/models/checkpoints/GhostXL-v1.0-BakedVAE.safetensors</text:p>
          </table:table-cell>
          <table:table-cell office:value-type="string" calcext:value-type="string">
            <text:p>path</text:p>
          </table:table-cell>
          <table:table-cell/>
          <table:table-cell office:value-type="string" calcext:value-type="string">
            <text:p>{"key":"d5c6f3cf-e891-4622-8ae2-c81bc55b5fa5","hash":"blake3:e9e2e5f1dc0ab7fbd7776415bfc2e434c4663119454f5af35830519eba6daa38","path":"sdxl/main/GhostXL-v1.0-BakedVAE.safetensors","file_size":7105349064,"name":"GhostXL-v1.0-BakedVAE","type":"main","format":"checkpoint","base":"sdxl","source":"/home/alex/Dev/AI/models/checkpoints/GhostXL-v1.0-BakedVAE.safetensors","source_type":"path","description":"sdxl main model GhostXL-v1.0-BakedVAE","source_api_response":null,"cover_image":null,"submodels":null,"usage_info":null,"trigger_phrases":null,"default_settings":{"vae":null,"vae_precision":null,"scheduler":null,"steps":null,"cfg_scale":null,"cfg_rescale_multiplier":null,"width":1024,"height":1024,"guidance":null},"variant":"normal","config_path":"stable-diffusion/sd_xl_base.yaml","converted_at":1752889681.0876753,"prediction_type":"epsilon","upcast_attention":false}</text:p>
          </table:table-cell>
          <table:table-cell table:number-columns-repeated="2" office:value-type="string" calcext:value-type="string">
            <text:p>2025-07-19 01:48:03.791</text:p>
          </table:table-cell>
          <table:table-cell office:value-type="float" office:value="7105349064" calcext:value-type="float">
            <text:p>7105349064</text:p>
          </table:table-cell>
        </table:table-row>
        <table:table-row table:style-name="ro1">
          <table:table-cell office:value-type="string" calcext:value-type="string">
            <text:p>a8b63ff6-3f08-401c-a0e2-760b86c71697</text:p>
          </table:table-cell>
          <table:table-cell office:value-type="string" calcext:value-type="string">
            <text:p>blake3:ef3a6dd9c8a71e07d77ce8e84780524357e629ee8750eb3018aed648d4c803f1</text:p>
          </table:table-cell>
          <table:table-cell office:value-type="string" calcext:value-type="string">
            <text:p>sdxl</text:p>
          </table:table-cell>
          <table:table-cell office:value-type="string" calcext:value-type="string">
            <text:p>main</text:p>
          </table:table-cell>
          <table:table-cell office:value-type="string" calcext:value-type="string">
            <text:p>sdxl/main/IL - XL v1.safetensors</text:p>
          </table:table-cell>
          <table:table-cell office:value-type="string" calcext:value-type="string">
            <text:p>checkpoint</text:p>
          </table:table-cell>
          <table:table-cell office:value-type="string" calcext:value-type="string">
            <text:p>Illustrious XL v1</text:p>
          </table:table-cell>
          <table:table-cell office:value-type="string" calcext:value-type="string">
            <text:p>sdxl main model IL - XL v1</text:p>
          </table:table-cell>
          <table:table-cell office:value-type="string" calcext:value-type="string">
            <text:p>/home/alex/Downloads/IL - XL v1.safetensors</text:p>
          </table:table-cell>
          <table:table-cell office:value-type="string" calcext:value-type="string">
            <text:p>path</text:p>
          </table:table-cell>
          <table:table-cell/>
          <table:table-cell office:value-type="string" calcext:value-type="string">
            <text:p>{"key":"a8b63ff6-3f08-401c-a0e2-760b86c71697","hash":"blake3:ef3a6dd9c8a71e07d77ce8e84780524357e629ee8750eb3018aed648d4c803f1","path":"sdxl/main/IL - XL v1.safetensors","file_size":6938040760,"name":"Illustrious XL v1","type":"main","format":"checkpoint","base":"sdxl","source":"/home/alex/Downloads/IL - XL v1.safetensors","source_type":"path","description":"sdxl main model IL - XL v1","source_api_response":null,"cover_image":null,"submodels":null,"usage_info":null,"trigger_phrases":null,"default_settings":{"vae":null,"vae_precision":null,"scheduler":null,"steps":null,"cfg_scale":null,"cfg_rescale_multiplier":null,"width":1024,"height":1024,"guidance":null},"variant":"normal","config_path":"stable-diffusion/sd_xl_base.yaml","converted_at":1754183142.0,"prediction_type":"epsilon","upcast_attention":false}</text:p>
          </table:table-cell>
          <table:table-cell office:value-type="string" calcext:value-type="string">
            <text:p>2025-07-28 08:11:16.004</text:p>
          </table:table-cell>
          <table:table-cell office:value-type="string" calcext:value-type="string">
            <text:p>2025-08-03 01:05:51.002</text:p>
          </table:table-cell>
          <table:table-cell office:value-type="float" office:value="6938040760" calcext:value-type="float">
            <text:p>6938040760</text:p>
          </table:table-cell>
        </table:table-row>
        <table:table-row table:style-name="ro1">
          <table:table-cell office:value-type="string" calcext:value-type="string">
            <text:p>bd248905-c974-45f3-8bf9-3d4a41bfb493</text:p>
          </table:table-cell>
          <table:table-cell office:value-type="string" calcext:value-type="string">
            <text:p>blake3:c1030085a6abc969f026ab7ea3ca9e3510f11c7aa2be1999eb529e2283c5b0e1</text:p>
          </table:table-cell>
          <table:table-cell office:value-type="string" calcext:value-type="string">
            <text:p>sdxl-refiner</text:p>
          </table:table-cell>
          <table:table-cell office:value-type="string" calcext:value-type="string">
            <text:p>main</text:p>
          </table:table-cell>
          <table:table-cell office:value-type="string" calcext:value-type="string">
            <text:p>sdxl-refiner/main/SDXL Refiner.0</text:p>
          </table:table-cell>
          <table:table-cell office:value-type="string" calcext:value-type="string">
            <text:p>diffusers</text:p>
          </table:table-cell>
          <table:table-cell office:value-type="string" calcext:value-type="string">
            <text:p>SDXL Refiner</text:p>
          </table:table-cell>
          <table:table-cell office:value-type="string" calcext:value-type="string">
            <text:p>The OG Stable Diffusion XL refiner model.</text:p>
          </table:table-cell>
          <table:table-cell office:value-type="string" calcext:value-type="string">
            <text:p>stabilityai/stable-diffusion-xl-refiner-1.0</text:p>
          </table:table-cell>
          <table:table-cell office:value-type="string" calcext:value-type="string">
            <text:p>hf_repo_id</text:p>
          </table:table-cell>
          <table:table-cell/>
          <table:table-cell office:value-type="string" calcext:value-type="string">
            <text:p>{"key":"bd248905-c974-45f3-8bf9-3d4a41bfb493","hash":"blake3:c1030085a6abc969f026ab7ea3ca9e3510f11c7aa2be1999eb529e2283c5b0e1","path":"sdxl-refiner/main/SDXL Refiner.0","file_size":6244878586,"name":"SDXL Refiner","type":"main","format":"diffusers","base":"sdxl-refiner","source":"stabilityai/stable-diffusion-xl-refiner-1.0","source_type":"hf_repo_id","description":"The OG Stable Diffusion XL refiner model.","source_api_response":"{\"id\": \"stabilityai/stable-diffusion-xl-refiner-1.0\", \"author\": \"stabilityai\", \"sha\": \"5d4cfe854c9a9a87939ff3653551c2b3c99a4356\", \"last_modified\": \"2023-09-25 13:42:56+00:00\", \"created_at\": \"2023-07-26 07:38:01+00:00\", \"private\": false, \"gated\": false, \"disabled\": false, \"downloads\": 472740, \"downloads_all_time\": null, \"likes\": 1929, \"library_name\": \"diffusers\", \"gguf\": null, \"inference\": null, \"inference_provider_mapping\": null, \"tags\": [\"diffusers\", \"safetensors\", \"stable-diffusion\", \"image-to-image\", \"arxiv:2307.01952\", \"arxiv:2211.01324\", \"arxiv:2108.01073\", \"arxiv:2112.10752\", \"license:openrail++\", \"diffusers:StableDiffusionXLImg2ImgPipeline\", \"region:us\"], \"pipeline_tag\": \"image-to-image\", \"mask_token\": null, \"trending_score\": null, \"card_data\": \"license: openrail++\\ntags:\\n- stable-diffusion\\n- image-to-image\", \"widget_data\": null, \"model_index\": null, \"config\": {\"diffusers\": {\"_class_name\": \"StableDiffusionXLImg2ImgPipeline\"}}, \"transformers_info\": null, \"siblings\": [\"RepoSibling(rfilename='.gitattributes', size=1562, blob_id='7691f136a2661ab8fa1e9396a024016ae8aa4799', lfs=None)\", \"RepoSibling(rfilename='01.png', size=5351008, blob_id='3839b9ea2db96413a1f40b2c27311eab785ba7e4', lfs=BlobLfsInfo(size=5351008, sha256='8fe56c6b7fffb7244dced398592b11443043d04431ab1907dc89cba5eb7fe72a', pointer_size=132))\", \"RepoSibling(rfilename='LICENSE.md', size=14109, blob_id='af7e355e31c0d976933aa0d06759611151ad8c39', lfs=None)\", \"RepoSibling(rfilename='README.md', size=5542, blob_id='371cb8da6442d93bce6c0c901fc87864dba16cef', lfs=None)\", \"RepoSibling(rfilename='comparison.png', size=130252, blob_id='b66e414aae477b4cab71afecdb09c72ce4d40641', lfs=None)\", \"RepoSibling(rfilename='model_index.json', size=612, blob_id='d1024c8407ea1d8a7ed659509888ed667c0f38d6', lfs=None)\", \"RepoSibling(rfilename='pipeline.png', size=80188, blob_id='6b1b855d1990dae016602a5855581b4c23cee376', lfs=None)\", \"RepoSibling(rfilename='scheduler/scheduler_config.json', size=479, blob_id='e5bc8421e047838523be7acfb6720f167f7382f6', lfs=None)\", \"RepoSibling(rfilename='sd_xl_refiner_1.0.safetensors', size=6075981930, blob_id='73f461bed1c6ccf74548ebd9da0e62122f7a25bd', lfs=BlobLfsInfo(size=6075981930, sha256='7440042bbdc8a24813002c09b6b69b64dc90fded4472613437b7f55f9b7d9c5f', pointer_size=135))\", \"RepoSibling(rfilename='sd_xl_refiner_1.0_0.9vae.safetensors', size=6075981930, blob_id='a02ae10c24ca56a33899753f78233a5d185ae72e', lfs=BlobLfsInfo(size=6075981930, sha256='8d0ce6c016004cbdacd50f937dad381d8c396628d621a7f97191470532780164', pointer_size=135))\", \"RepoSibling(rfilename='text_encoder_2/config.json', size=575, blob_id='da1848b5ed17b676f021578838f12c4023b86379', lfs=None)\", \"RepoSibling(rfilename='text_encoder_2/model.fp16.safetensors', size=1389382176, blob_id='1a41ba6f6d67ebaaea453978332a941d0bc5dae5', lfs=BlobLfsInfo(size=1389382176, sha256='ec310df2af79c318e24d20511b601a591ca8cd4f1fce1d8dff822a356bcdb1f4', pointer_size=135))\", \"RepoSibling(rfilename='text_encoder_2/model.safetensors', size=2778702264, blob_id='ebfad577cacc107c4d5ca0646348d8fed0b03728', lfs=BlobLfsInfo(size=2778702264, sha256='3a6032f63d37ae02bbc74ccd6a27440578cd71701f96532229d0154f55a8d3ff', pointer_size=135))\", \"RepoSibling(rfilename='tokenizer_2/merges.txt', size=524619, blob_id='76e821f1b6f0a9709293c3b6b51ed90980b3166b', lfs=None)\", \"RepoSibling(rfilename='tokenizer_2/special_tokens_map.json', size=460, blob_id='ae0c5be6f35217e51c4c000fd325d8de0294e99c', lfs=None)\", \"RepoSibling(rfilename='tokenizer_2/tokenizer_config.json', size=725, blob_id='a8438e020c4497a429240d6b89e0bf9a6e2ffa92', lfs=None)\", \"RepoSibling(rfilename='tokenizer_2/vocab.json', size=1059962, blob_id='469be27c5c010538f845f518c4f5e8574c78f7c8', lfs=None)\", \"RepoSibling(rfilename='unet/config.json', size=1709, blob_id='a800deb05f8387cac67a6f98e5a77c5fdd87773d', lfs=None)\", \"RepoSibling(rfilename='unet/diffusion_pytorch_model.fp16.safetensors', size=4519210760, blob_id='98529116a1ab42be8a16bdfb48455a0fa93155f2', lfs=BlobLfsInfo(size=4519210760, sha256='3ea0376dcf065eaefd27806394a90e310001b1a71d4f1cf1f655e86c0e566ffe', pointer_size=135))\", \"RepoSibling(rfilename='unet/diffusion_pytorch_model.safetensors', size=9038264392, blob_id='d1af0306f673b8e563938af4f34d010f91251b98', lfs=BlobLfsInfo(size=9038264392, sha256='54f9cd2f2daf3aeec0b2708fa3dbc0e84e4f8ddd1ddead42e5bc60c6572c989f', pointer_size=135))\", \"RepoSibling(rfilename='vae/config.json', size=642, blob_id='a66a171ba7c8efb1a8fc3bdc64e65318eade8e13', lfs=None)\", \"RepoSibling(rfilename='vae/diffusion_pytorch_model.fp16.safetensors', size=167335342, blob_id='d490d01ec5a179303986f73b7ef0675f014cf016', lfs=BlobLfsInfo(size=167335342, sha256='bcb60880a46b63dea58e9bc591abe15f8350bde47b405f9c38f4be70c6161e68', pointer_size=134))\", \"RepoSibling(rfilename='vae/diffusion_pytorch_model.safetensors', size=334643268, blob_id='1818a529a16a31e664a0107d944fc3c0b91a4855', lfs=BlobLfsInfo(size=334643268, sha256='1598f3d24932bcfe6634e8b618ea1e30ab1d57f5aad13a6d2de446d2199f2341', pointer_size=134))\", \"RepoSibling(rfilename='vae_1_0/config.json', size=607, blob_id='29a4d9ff621cd8e3b50d80eb10e08450187d29b8', lfs=None)\", \"RepoSibling(rfilename='vae_1_0/diffusion_pytorch_model.fp16.safetensors', size=167335342, blob_id='e22d20aa55db3a4afa1372e2ac6a31778bd533bd', lfs=BlobLfsInfo(size=167335342, sha256='eb6516ab7e1104d5d1a174a4d65c57835ae38061531d0a2192103aecfb790cc1', pointer_size=134))\", \"RepoSibling(rfilename='vae_1_0/diffusion_pytorch_model.safetensors', size=334643268, blob_id='50f41b2eed063b6829cfee47bcee7cab2f8af7cf', lfs=BlobLfsInfo(size=334643268, sha256='27ed3b02e09638568e99d4398c67bc654dde04e6c0db61fb2d21dba630e7058a', pointer_size=134))\"], \"spaces\": [\"mrfakename/OpenDalleV1.1-GPU-Demo\", \"hysts/SDXL\", \"gunship999/SexyImages\", \"segmind/Segmind-Stable-Diffusion\", \"Yntec/ToyWorld\", \"KingNish/Image-Gen-Pro\", \"Manjushri/Manju-Dream-Booth-A10G\", \"Manjushri/Manju-Dream-Booth-GPU\", \"llamameta/flux-pro-uncensored\", \"Uthar/SexyReality\", \"exx8/differential-diffusion\", \"Yntec/PrintingPress\", \"Nymbo/Compare-6\", \"XCLiu/InstaFlow\", \"TencentARC/ColorFlow\", \"llamameta/fluxproV2\", \"jeasinema/UltraEdit-SD3\", \"openskyml/super-fast-sdxl-stable-diffusion-xl\", \"phenixrhyder/NSFW-ToyWorld\", \"openskyml/fast-sdxl-stable-diffusion-xl\", \"Yntec/ToyWorldXL\", \"prs-eth/rollingdepth\", \"Yntec/blitz_diffusion\", \"Manjushri/SDXL-1.0-CPU\", \"mrfakename/OpenDalle-GPU-Demo\", \"toninio19/keysync-demo\", \"cosmicman/CosmicMan-SDXL\", \"Nymbo/Image-Gen-Pro\", \"John6666/Diffusion80XX4sg\", \"ameerazam08/TempestV0.1-GPU-Demo\", \"John6666/PrintingPress4\", \"llamameta/fast-sd3.5-large\", \"Vchitect/Vlogger-ShowMaker\", \"dgoot/image-to-image\", \"martynka/TasiaExperiment\", \"LTT/DiMeR\", \"yergyerg/ImgGenClone\", \"Yntec/Image-Models-Test-2024\", \"Yntec/Image-Models-Test-April-2024\", \"DemiPoto/TestDifs\", \"Abinivesh/Multi-models-prompt-to-image-generation\", \"theSure/Omnieraser\", \"Yntec/Image-Models-Test\", \"awacke1/OpenDalleV1.1-GPU-Demo\", \"John6666/hfd_test_nostopbutton\", \"rahul7star/ai-toolkit\", \"multimodalart/Cosmos-Predict2-2B\", \"FFusion/FFusionXL-SDXL-DEMO\", \"Yntec/Image-Models-Test-May-2024\", \"LTT/Kiss3DGen\", \"jbilcke-hf/image-server\", \"sub314xxl/SDXL-1.0-Img2Img-CPU\", \"AlphaQuark/img2img-01\", \"cryptocalypse/sophia_ai_robot_prophet\", \"Nymbo/Diffusion80XX4sg\", \"SunderAli17/Generate_images_with_OpenDalle\", \"Yntec/Image-Models-Test-September-2024\", \"DemiPoto/testSortModels\", \"multimodalart/ctrl-x\", \"kaleidoskop-hug/PrintingPress\", \"NativeAngels/Compare-6\", \"AisingioroHao0/Artistic-Portrait-Generation\", \"CreitinGameplays/cutycat2000x-InterDiffusion-3.5\", \"Yntec/MiniToyWorld\", \"fffiloni/Cobra\", \"John6666/ToyWorld4\", \"mantrakp/aai\", \"segmind/Segmind-Vega\", \"John6666/Diffusion80XX4g\", \"smartfeed/image2image\", \"SAITAN666/StableDiffusion35Large-Image-Models-Test-November-2024\", \"mckeeboards/Image-Gen-Pro\", \"NativeAngels/HuggingfaceDiffusion\", \"Yntec/Image-Models-Test-December-2024\", \"torahCodes/Torah_Codes\", \"Omnibus/SDXL-1.0-Img2Img-CPU\", \"John6666/Diffusion80XX4\", \"K00B404/HuggingfaceDiffusion_custom\", \"John6666/blitz_diffusion4\", \"John6666/blitz_diffusion_builtin\", \"batuhangoktepe/stabilityai-stable-diffusion-xl-refiner-1.0\", \"K00B404/SimpleBrothel\", \"JunhaoZhuang/Cobra\", \"pikto/Diffuser\", \"Fabrice-TIERCELIN/Make-my-image-tile\", \"Yntec/Image-Models-Test-July-2024\", \"Ffftdtd5dtft/gfgf\", \"Blane187/multi-diffusion\", \"NativeAngels/ToyWorld\", \"Uthar/LewdExperiments\", \"Uthar/BodyPaint\", \"Uthar/HRGiger\", \"Uthar/HighFashion\", \"Yntec/open-craiyon\", \"Yntec/Image-Models-Test-January-2025\", \"Yntec/Image-Models-Test-March-2025\", \"sub314xxl/SDXL-1.0-CPU\", \"pikto/Elite-Scifi-Models\", \"crystalai/stabilityai-stable-diffusion-xl-refiner-1.0\", \"2MaxM/ShoeGenv2\"], \"safetensors\": null, \"security_repo_status\": null, \"xet_enabled\": null, \"lastModified\": \"2023-09-25 13:42:56+00:00\", \"cardData\": \"license: openrail++\\ntags:\\n- stable-diffusion\\n- image-to-image\", \"transformersInfo\": null, \"_id\": \"64c0cd59200a5155968dea57\", \"modelId\": \"stabilityai/stable-diffusion-xl-refiner-1.0\", \"usedStorage\": 31115495204}","cover_image":null,"submodels":null,"usage_info":null,"trigger_phrases":null,"default_settings":null,"variant":"normal","repo_variant":"fp16"}</text:p>
          </table:table-cell>
          <table:table-cell table:number-columns-repeated="2" office:value-type="string" calcext:value-type="string">
            <text:p>2025-07-18 02:06:10.664</text:p>
          </table:table-cell>
          <table:table-cell office:value-type="float" office:value="6244878586" calcext:value-type="float">
            <text:p>6244878586</text:p>
          </table:table-cell>
        </table:table-row>
        <table:table-row table:style-name="ro1">
          <table:table-cell office:value-type="string" calcext:value-type="string">
            <text:p>ce48d10a-2cad-443a-a682-c39bdf8d6bb3</text:p>
          </table:table-cell>
          <table:table-cell office:value-type="string" calcext:value-type="string">
            <text:p>blake3:23ef953d9c18cc97d5bb0b6cddc979b343e96f63dd409f4e6d6ff51d9be7a7ab</text:p>
          </table:table-cell>
          <table:table-cell office:value-type="string" calcext:value-type="string">
            <text:p>sdxl-refiner</text:p>
          </table:table-cell>
          <table:table-cell office:value-type="string" calcext:value-type="string">
            <text:p>main</text:p>
          </table:table-cell>
          <table:table-cell office:value-type="string" calcext:value-type="string">
            <text:p>sdxl-refiner/main/sd_xl_refiner_1.0.safetensors</text:p>
          </table:table-cell>
          <table:table-cell office:value-type="string" calcext:value-type="string">
            <text:p>checkpoint</text:p>
          </table:table-cell>
          <table:table-cell office:value-type="string" calcext:value-type="string">
            <text:p>sd_xl_refiner_1.0</text:p>
          </table:table-cell>
          <table:table-cell office:value-type="string" calcext:value-type="string">
            <text:p>sdxl-refiner main model sd_xl_refiner_1.0</text:p>
          </table:table-cell>
          <table:table-cell office:value-type="string" calcext:value-type="string">
            <text:p>/home/alex/Downloads/sd_xl_refiner_1.0.safetensors</text:p>
          </table:table-cell>
          <table:table-cell office:value-type="string" calcext:value-type="string">
            <text:p>path</text:p>
          </table:table-cell>
          <table:table-cell/>
          <table:table-cell office:value-type="string" calcext:value-type="string">
            <text:p>{"key":"ce48d10a-2cad-443a-a682-c39bdf8d6bb3","hash":"blake3:23ef953d9c18cc97d5bb0b6cddc979b343e96f63dd409f4e6d6ff51d9be7a7ab","path":"sdxl-refiner/main/sd_xl_refiner_1.0.safetensors","file_size":6075981930,"name":"sd_xl_refiner_1.0","type":"main","format":"checkpoint","base":"sdxl-refiner","source":"/home/alex/Downloads/sd_xl_refiner_1.0.safetensors","source_type":"path","description":"sdxl-refiner main model sd_xl_refiner_1.0","source_api_response":null,"cover_image":null,"submodels":null,"usage_info":null,"trigger_phrases":null,"default_settings":null,"variant":"normal","config_path":"stable-diffusion/sd_xl_refiner.yaml","converted_at":1752805302.9283953,"prediction_type":"epsilon","upcast_attention":false}</text:p>
          </table:table-cell>
          <table:table-cell table:number-columns-repeated="2" office:value-type="string" calcext:value-type="string">
            <text:p>2025-07-18 02:21:45.720</text:p>
          </table:table-cell>
          <table:table-cell office:value-type="float" office:value="6075981930" calcext:value-type="float">
            <text:p>6075981930</text:p>
          </table:table-cell>
        </table:table-row>
      </table:table>
      <table:table table:name="lora" table:style-name="ta1">
        <table:table-column table:style-name="co15" table:number-columns-repeated="9" table:default-cell-style-name="Default"/>
        <table:table-column table:style-name="co15" table:number-columns-repeated="2" table:default-cell-style-name="ce3"/>
        <table:table-column table:style-name="co15" table:default-cell-style-name="Default"/>
        <table:table-row table:style-name="ro1">
          <table:table-cell office:value-type="string" calcext:value-type="string">
            <text:p>id</text:p>
          </table:table-cell>
          <table:table-cell office:value-type="string" calcext:value-type="string">
            <text:p>hash</text:p>
          </table:table-cell>
          <table:table-cell office:value-type="string" calcext:value-type="string">
            <text:p>base</text:p>
          </table:table-cell>
          <table:table-cell office:value-type="string" calcext:value-type="string">
            <text:p>type</text:p>
          </table:table-cell>
          <table:table-cell office:value-type="string" calcext:value-type="string">
            <text:p>path</text:p>
          </table:table-cell>
          <table:table-cell office:value-type="string" calcext:value-type="string">
            <text:p>format</text:p>
          </table:table-cell>
          <table:table-cell office:value-type="string" calcext:value-type="string">
            <text:p>name</text:p>
          </table:table-cell>
          <table:table-cell office:value-type="string" calcext:value-type="string">
            <text:p>description</text:p>
          </table:table-cell>
          <table:table-cell office:value-type="string" calcext:value-type="string">
            <text:p>trigger_phrases</text:p>
          </table:table-cell>
          <table:table-cell table:style-name="Default" office:value-type="string" calcext:value-type="string">
            <text:p>created_at</text:p>
          </table:table-cell>
          <table:table-cell table:style-name="Default" office:value-type="string" calcext:value-type="string">
            <text:p>updated_at</text:p>
          </table:table-cell>
          <table:table-cell office:value-type="string" calcext:value-type="string">
            <text:p>file_size</text:p>
          </table:table-cell>
        </table:table-row>
        <table:table-row table:style-name="ro1">
          <table:table-cell office:value-type="string" calcext:value-type="string">
            <text:p>57a3e7d5-29fe-4e2f-8a4a-8f411ef68fff</text:p>
          </table:table-cell>
          <table:table-cell office:value-type="string" calcext:value-type="string">
            <text:p>blake3:a3f229f9b380ada7380187b3a9599c2def9ead68542adce8a58ab633d2ed512f</text:p>
          </table:table-cell>
          <table:table-cell office:value-type="string" calcext:value-type="string">
            <text:p>flux</text:p>
          </table:table-cell>
          <table:table-cell office:value-type="string" calcext:value-type="string">
            <text:p>lora</text:p>
          </table:table-cell>
          <table:table-cell office:value-type="string" calcext:value-type="string">
            <text:p>flux/lora/Landscape Illustration v1.safetensors</text:p>
          </table:table-cell>
          <table:table-cell office:value-type="string" calcext:value-type="string">
            <text:p>lycoris</text:p>
          </table:table-cell>
          <table:table-cell office:value-type="string" calcext:value-type="string">
            <text:p>Landscape Illustration v1</text:p>
          </table:table-cell>
          <table:table-cell office:value-type="string" calcext:value-type="string">
            <text:p>flux lora model Landscape Illustration v1</text:p>
          </table:table-cell>
          <table:table-cell office:value-type="string" calcext:value-type="string">
            <text:p>["fjch"]</text:p>
          </table:table-cell>
          <table:table-cell office:value-type="string" calcext:value-type="string">
            <text:p>2025-07-18 02:49:58.402</text:p>
          </table:table-cell>
          <table:table-cell office:value-type="string" calcext:value-type="string">
            <text:p>2025-07-18 02:50:23.385</text:p>
          </table:table-cell>
          <table:table-cell office:value-type="float" office:value="317112656" calcext:value-type="float">
            <text:p>317112656</text:p>
          </table:table-cell>
        </table:table-row>
        <table:table-row table:style-name="ro1">
          <table:table-cell office:value-type="string" calcext:value-type="string">
            <text:p>89fca6f6-61a4-4040-a167-3689f19ae4b5</text:p>
          </table:table-cell>
          <table:table-cell office:value-type="string" calcext:value-type="string">
            <text:p>blake3:0acd97255b6596b34119253f2a85bbab42f6db3397899786e509b174257c314c</text:p>
          </table:table-cell>
          <table:table-cell office:value-type="string" calcext:value-type="string">
            <text:p>flux</text:p>
          </table:table-cell>
          <table:table-cell office:value-type="string" calcext:value-type="string">
            <text:p>lora</text:p>
          </table:table-cell>
          <table:table-cell office:value-type="string" calcext:value-type="string">
            <text:p>flux/lora/CE - Abstract Soft Watercolor 01 FLUX.safetensors</text:p>
          </table:table-cell>
          <table:table-cell office:value-type="string" calcext:value-type="string">
            <text:p>diffusers</text:p>
          </table:table-cell>
          <table:table-cell office:value-type="string" calcext:value-type="string">
            <text:p>CE - Abstract Soft Watercolor 01 FLUX</text:p>
          </table:table-cell>
          <table:table-cell office:value-type="string" calcext:value-type="string">
            <text:p>flux lora model CE - Abstract Soft Watercolor 01 FLUX</text:p>
          </table:table-cell>
          <table:table-cell office:value-type="string" calcext:value-type="string">
            <text:p>["pasartcCE style"]</text:p>
          </table:table-cell>
          <table:table-cell office:value-type="string" calcext:value-type="string">
            <text:p>2025-07-18 08:04:59.117</text:p>
          </table:table-cell>
          <table:table-cell office:value-type="string" calcext:value-type="string">
            <text:p>2025-07-18 08:06:05.596</text:p>
          </table:table-cell>
          <table:table-cell office:value-type="float" office:value="343805667" calcext:value-type="float">
            <text:p>343805667</text:p>
          </table:table-cell>
        </table:table-row>
        <table:table-row table:style-name="ro1">
          <table:table-cell office:value-type="string" calcext:value-type="string">
            <text:p>f212f7fd-a076-4ee5-992f-ab1c101e8448</text:p>
          </table:table-cell>
          <table:table-cell office:value-type="string" calcext:value-type="string">
            <text:p>blake3:cb2f0c1ebdd23c0c96b9f91a24e71e7f6fb92647eb0c4c1d453aec90e2890281</text:p>
          </table:table-cell>
          <table:table-cell office:value-type="string" calcext:value-type="string">
            <text:p>flux</text:p>
          </table:table-cell>
          <table:table-cell office:value-type="string" calcext:value-type="string">
            <text:p>lora</text:p>
          </table:table-cell>
          <table:table-cell office:value-type="string" calcext:value-type="string">
            <text:p>flux/lora/CE - Cosmic 01 FLUX.safetensors</text:p>
          </table:table-cell>
          <table:table-cell office:value-type="string" calcext:value-type="string">
            <text:p>diffusers</text:p>
          </table:table-cell>
          <table:table-cell office:value-type="string" calcext:value-type="string">
            <text:p>CE - Cosmic 01 FLUX</text:p>
          </table:table-cell>
          <table:table-cell office:value-type="string" calcext:value-type="string">
            <text:p>flux lora model CE - Cosmic 01 FLUX</text:p>
          </table:table-cell>
          <table:table-cell office:value-type="string" calcext:value-type="string">
            <text:p>["csmcCE style","cosmic"]</text:p>
          </table:table-cell>
          <table:table-cell office:value-type="string" calcext:value-type="string">
            <text:p>2025-07-18 08:04:59.452</text:p>
          </table:table-cell>
          <table:table-cell office:value-type="string" calcext:value-type="string">
            <text:p>2025-07-18 08:07:05.514</text:p>
          </table:table-cell>
          <table:table-cell office:value-type="float" office:value="343805597" calcext:value-type="float">
            <text:p>343805597</text:p>
          </table:table-cell>
        </table:table-row>
        <table:table-row table:style-name="ro1">
          <table:table-cell office:value-type="string" calcext:value-type="string">
            <text:p>7351586e-19d2-441e-be73-f38af741d823</text:p>
          </table:table-cell>
          <table:table-cell office:value-type="string" calcext:value-type="string">
            <text:p>blake3:dad5383b8d70ccd5edcc215cf4fd3e041d7bc8b97b48630137ac62f1d7a89c0e</text:p>
          </table:table-cell>
          <table:table-cell office:value-type="string" calcext:value-type="string">
            <text:p>flux</text:p>
          </table:table-cell>
          <table:table-cell office:value-type="string" calcext:value-type="string">
            <text:p>lora</text:p>
          </table:table-cell>
          <table:table-cell office:value-type="string" calcext:value-type="string">
            <text:p>flux/lora/CE - Vintage Travel Poster 01 FLUX.safetensors</text:p>
          </table:table-cell>
          <table:table-cell office:value-type="string" calcext:value-type="string">
            <text:p>diffusers</text:p>
          </table:table-cell>
          <table:table-cell office:value-type="string" calcext:value-type="string">
            <text:p>CE - Vintage Travel Poster 01 FLUX</text:p>
          </table:table-cell>
          <table:table-cell office:value-type="string" calcext:value-type="string">
            <text:p>flux lora model CE - Vintage Travel Poster 01 FLUX</text:p>
          </table:table-cell>
          <table:table-cell office:value-type="string" calcext:value-type="string">
            <text:p>["vntgtrvlpstrCE style","travel poster"]</text:p>
          </table:table-cell>
          <table:table-cell office:value-type="string" calcext:value-type="string">
            <text:p>2025-07-18 08:05:00.949</text:p>
          </table:table-cell>
          <table:table-cell office:value-type="string" calcext:value-type="string">
            <text:p>2025-07-18 08:08:17.676</text:p>
          </table:table-cell>
          <table:table-cell office:value-type="float" office:value="343805669" calcext:value-type="float">
            <text:p>343805669</text:p>
          </table:table-cell>
        </table:table-row>
        <table:table-row table:style-name="ro1">
          <table:table-cell office:value-type="string" calcext:value-type="string">
            <text:p>048a9f08-1c73-4f08-af5e-3df92f7af2bc</text:p>
          </table:table-cell>
          <table:table-cell office:value-type="string" calcext:value-type="string">
            <text:p>blake3:6530b1add3ffbd2bcc6ee3b5a3a65d8a5528fff5669022319805812bea205eda</text:p>
          </table:table-cell>
          <table:table-cell office:value-type="string" calcext:value-type="string">
            <text:p>flux</text:p>
          </table:table-cell>
          <table:table-cell office:value-type="string" calcext:value-type="string">
            <text:p>lora</text:p>
          </table:table-cell>
          <table:table-cell office:value-type="string" calcext:value-type="string">
            <text:p>flux/lora/CE - Geometric 01 FLUX.safetensors</text:p>
          </table:table-cell>
          <table:table-cell office:value-type="string" calcext:value-type="string">
            <text:p>diffusers</text:p>
          </table:table-cell>
          <table:table-cell office:value-type="string" calcext:value-type="string">
            <text:p>CE - Geometric 01 FLUX</text:p>
          </table:table-cell>
          <table:table-cell office:value-type="string" calcext:value-type="string">
            <text:p>flux lora model CE - Geometric 01 FLUX</text:p>
          </table:table-cell>
          <table:table-cell office:value-type="string" calcext:value-type="string">
            <text:p>["curvilinear","cubism","geometric","gmtrcCE style","honeycomb"]</text:p>
          </table:table-cell>
          <table:table-cell office:value-type="string" calcext:value-type="string">
            <text:p>2025-07-18 08:05:01.263</text:p>
          </table:table-cell>
          <table:table-cell office:value-type="string" calcext:value-type="string">
            <text:p>2025-07-18 08:07:59.192</text:p>
          </table:table-cell>
          <table:table-cell office:value-type="float" office:value="343805577" calcext:value-type="float">
            <text:p>343805577</text:p>
          </table:table-cell>
        </table:table-row>
        <table:table-row table:style-name="ro1">
          <table:table-cell office:value-type="string" calcext:value-type="string">
            <text:p>f0d7551d-a97b-444b-889f-c50075934642</text:p>
          </table:table-cell>
          <table:table-cell office:value-type="string" calcext:value-type="string">
            <text:p>blake3:2321af844242c5f1764a825ca100811a7c0a9dae963c8f56c1f1477fc16a487a</text:p>
          </table:table-cell>
          <table:table-cell office:value-type="string" calcext:value-type="string">
            <text:p>flux</text:p>
          </table:table-cell>
          <table:table-cell office:value-type="string" calcext:value-type="string">
            <text:p>lora</text:p>
          </table:table-cell>
          <table:table-cell office:value-type="string" calcext:value-type="string">
            <text:p>flux/lora/CE - Ink Wash 01 FLUX.safetensors</text:p>
          </table:table-cell>
          <table:table-cell office:value-type="string" calcext:value-type="string">
            <text:p>diffusers</text:p>
          </table:table-cell>
          <table:table-cell office:value-type="string" calcext:value-type="string">
            <text:p>CE - Ink Wash 01 FLUX</text:p>
          </table:table-cell>
          <table:table-cell office:value-type="string" calcext:value-type="string">
            <text:p>flux lora model CE - Ink Wash 01 FLUX</text:p>
          </table:table-cell>
          <table:table-cell office:value-type="string" calcext:value-type="string">
            <text:p>["inkwshCE_style"]</text:p>
          </table:table-cell>
          <table:table-cell office:value-type="string" calcext:value-type="string">
            <text:p>2025-07-18 08:05:01.360</text:p>
          </table:table-cell>
          <table:table-cell office:value-type="string" calcext:value-type="string">
            <text:p>2025-07-18 08:07:33.629</text:p>
          </table:table-cell>
          <table:table-cell office:value-type="float" office:value="86049824" calcext:value-type="float">
            <text:p>86049824</text:p>
          </table:table-cell>
        </table:table-row>
        <table:table-row table:style-name="ro1">
          <table:table-cell office:value-type="string" calcext:value-type="string">
            <text:p>066c315d-56a5-4243-a919-94d98ca55e2c</text:p>
          </table:table-cell>
          <table:table-cell office:value-type="string" calcext:value-type="string">
            <text:p>blake3:1c671406a0b2fc3fcdb547af91cde86fa5c80be0083fc4d19078fbc5de3ffb23</text:p>
          </table:table-cell>
          <table:table-cell office:value-type="string" calcext:value-type="string">
            <text:p>flux</text:p>
          </table:table-cell>
          <table:table-cell office:value-type="string" calcext:value-type="string">
            <text:p>lora</text:p>
          </table:table-cell>
          <table:table-cell office:value-type="string" calcext:value-type="string">
            <text:p>flux/lora/CE - Squishy 02 FLUX.safetensors</text:p>
          </table:table-cell>
          <table:table-cell office:value-type="string" calcext:value-type="string">
            <text:p>diffusers</text:p>
          </table:table-cell>
          <table:table-cell office:value-type="string" calcext:value-type="string">
            <text:p>CE - Squishy 02 FLUX</text:p>
          </table:table-cell>
          <table:table-cell office:value-type="string" calcext:value-type="string">
            <text:p>flux lora model CE - Squishy 02 FLUX</text:p>
          </table:table-cell>
          <table:table-cell office:value-type="string" calcext:value-type="string">
            <text:p>["sqshyCE style","squishy"]</text:p>
          </table:table-cell>
          <table:table-cell office:value-type="string" calcext:value-type="string">
            <text:p>2025-07-18 08:05:01.697</text:p>
          </table:table-cell>
          <table:table-cell office:value-type="string" calcext:value-type="string">
            <text:p>2025-07-18 08:07:22.183</text:p>
          </table:table-cell>
          <table:table-cell office:value-type="float" office:value="343805681" calcext:value-type="float">
            <text:p>343805681</text:p>
          </table:table-cell>
        </table:table-row>
        <table:table-row table:style-name="ro1">
          <table:table-cell office:value-type="string" calcext:value-type="string">
            <text:p>49ce43c1-f530-4ce8-86b6-82d6993e1a8b</text:p>
          </table:table-cell>
          <table:table-cell office:value-type="string" calcext:value-type="string">
            <text:p>blake3:6fc5f549b1dedee83da3f3d7f9e8a4d9db1465264c0ae373e9196f0d91967e2a</text:p>
          </table:table-cell>
          <table:table-cell office:value-type="string" calcext:value-type="string">
            <text:p>flux</text:p>
          </table:table-cell>
          <table:table-cell office:value-type="string" calcext:value-type="string">
            <text:p>lora</text:p>
          </table:table-cell>
          <table:table-cell office:value-type="string" calcext:value-type="string">
            <text:p>flux/lora/CE - Art Deco 01 FLUX.safetensors</text:p>
          </table:table-cell>
          <table:table-cell office:value-type="string" calcext:value-type="string">
            <text:p>diffusers</text:p>
          </table:table-cell>
          <table:table-cell office:value-type="string" calcext:value-type="string">
            <text:p>CE - Art Deco 01 FLUX</text:p>
          </table:table-cell>
          <table:table-cell office:value-type="string" calcext:value-type="string">
            <text:p>flux lora model CE - Art Deco 01 FLUX</text:p>
          </table:table-cell>
          <table:table-cell office:value-type="string" calcext:value-type="string">
            <text:p>["art deco","artdcoCE_style"]</text:p>
          </table:table-cell>
          <table:table-cell office:value-type="string" calcext:value-type="string">
            <text:p>2025-07-18 08:05:02.028</text:p>
          </table:table-cell>
          <table:table-cell office:value-type="string" calcext:value-type="string">
            <text:p>2025-07-18 08:06:31.764</text:p>
          </table:table-cell>
          <table:table-cell office:value-type="float" office:value="343805657" calcext:value-type="float">
            <text:p>343805657</text:p>
          </table:table-cell>
        </table:table-row>
        <table:table-row table:style-name="ro1">
          <table:table-cell office:value-type="string" calcext:value-type="string">
            <text:p>7fb06029-550e-4247-b58d-1de1998132de</text:p>
          </table:table-cell>
          <table:table-cell office:value-type="string" calcext:value-type="string">
            <text:p>blake3:82543409b9332b334231fc4894bf811c5cd7b8836754334f1d34dfc7f959623a</text:p>
          </table:table-cell>
          <table:table-cell office:value-type="string" calcext:value-type="string">
            <text:p>flux</text:p>
          </table:table-cell>
          <table:table-cell office:value-type="string" calcext:value-type="string">
            <text:p>lora</text:p>
          </table:table-cell>
          <table:table-cell office:value-type="string" calcext:value-type="string">
            <text:p>flux/lora/CE - Painterly 01 FLUX.safetensors</text:p>
          </table:table-cell>
          <table:table-cell office:value-type="string" calcext:value-type="string">
            <text:p>diffusers</text:p>
          </table:table-cell>
          <table:table-cell office:value-type="string" calcext:value-type="string">
            <text:p>CE - Painterly 01 FLUX</text:p>
          </table:table-cell>
          <table:table-cell office:value-type="string" calcext:value-type="string">
            <text:p>flux lora model CE - Painterly 01 FLUX</text:p>
          </table:table-cell>
          <table:table-cell office:value-type="string" calcext:value-type="string">
            <text:p>["pntrlyCE_style"]</text:p>
          </table:table-cell>
          <table:table-cell office:value-type="string" calcext:value-type="string">
            <text:p>2025-07-18 08:05:02.391</text:p>
          </table:table-cell>
          <table:table-cell office:value-type="string" calcext:value-type="string">
            <text:p>2025-07-18 08:06:48.449</text:p>
          </table:table-cell>
          <table:table-cell office:value-type="float" office:value="343805675" calcext:value-type="float">
            <text:p>343805675</text:p>
          </table:table-cell>
        </table:table-row>
        <table:table-row table:style-name="ro1">
          <table:table-cell office:value-type="string" calcext:value-type="string">
            <text:p>d5864fff-e415-4003-bb96-7809f17835c0</text:p>
          </table:table-cell>
          <table:table-cell office:value-type="string" calcext:value-type="string">
            <text:p>blake3:a49a3874b20d516964b682c094b18c0a7e751c7cc77d963d10b9b27911da1a97</text:p>
          </table:table-cell>
          <table:table-cell office:value-type="string" calcext:value-type="string">
            <text:p>flux</text:p>
          </table:table-cell>
          <table:table-cell office:value-type="string" calcext:value-type="string">
            <text:p>lora</text:p>
          </table:table-cell>
          <table:table-cell office:value-type="string" calcext:value-type="string">
            <text:p>flux/lora/CE - MoviePoster 01 FLUX.safetensors</text:p>
          </table:table-cell>
          <table:table-cell office:value-type="string" calcext:value-type="string">
            <text:p>diffusers</text:p>
          </table:table-cell>
          <table:table-cell office:value-type="string" calcext:value-type="string">
            <text:p>CE - MoviePoster 01 FLUX</text:p>
          </table:table-cell>
          <table:table-cell office:value-type="string" calcext:value-type="string">
            <text:p>flux lora model CE - MoviePoster 01 FLUX</text:p>
          </table:table-cell>
          <table:table-cell office:value-type="string" calcext:value-type="string">
            <text:p>["mvpstrCE style"]</text:p>
          </table:table-cell>
          <table:table-cell office:value-type="string" calcext:value-type="string">
            <text:p>2025-07-18 08:14:08.785</text:p>
          </table:table-cell>
          <table:table-cell office:value-type="string" calcext:value-type="string">
            <text:p>2025-07-18 08:14:22.736</text:p>
          </table:table-cell>
          <table:table-cell office:value-type="float" office:value="343805573" calcext:value-type="float">
            <text:p>343805573</text:p>
          </table:table-cell>
        </table:table-row>
        <table:table-row table:style-name="ro1">
          <table:table-cell office:value-type="string" calcext:value-type="string">
            <text:p>9bdbf56e-6279-4670-9731-a804cc0c2f1c</text:p>
          </table:table-cell>
          <table:table-cell office:value-type="string" calcext:value-type="string">
            <text:p>blake3:80bacba94536095c2b3eec424af66012d894411bd6c9020d66a1ea1714eb58c4</text:p>
          </table:table-cell>
          <table:table-cell office:value-type="string" calcext:value-type="string">
            <text:p>flux</text:p>
          </table:table-cell>
          <table:table-cell office:value-type="string" calcext:value-type="string">
            <text:p>lora</text:p>
          </table:table-cell>
          <table:table-cell office:value-type="string" calcext:value-type="string">
            <text:p>flux/lora/Long-Toon.safetensors</text:p>
          </table:table-cell>
          <table:table-cell office:value-type="string" calcext:value-type="string">
            <text:p>lycoris</text:p>
          </table:table-cell>
          <table:table-cell office:value-type="string" calcext:value-type="string">
            <text:p>PrithivMLmods - Long-Toon</text:p>
          </table:table-cell>
          <table:table-cell office:value-type="string" calcext:value-type="string">
            <text:p>flux lora model Long-Toon</text:p>
          </table:table-cell>
          <table:table-cell/>
          <table:table-cell office:value-type="string" calcext:value-type="string">
            <text:p>2025-07-19 03:51:20.552</text:p>
          </table:table-cell>
          <table:table-cell office:value-type="string" calcext:value-type="string">
            <text:p>2025-07-19 03:58:25.247</text:p>
          </table:table-cell>
          <table:table-cell office:value-type="float" office:value="612748312" calcext:value-type="float">
            <text:p>612748312</text:p>
          </table:table-cell>
        </table:table-row>
        <table:table-row table:style-name="ro1">
          <table:table-cell office:value-type="string" calcext:value-type="string">
            <text:p>f485b22f-edeb-4355-aa98-c8a50f581157</text:p>
          </table:table-cell>
          <table:table-cell office:value-type="string" calcext:value-type="string">
            <text:p>blake3:9b3643c5480865210c18e0bfd9e945abde139105c363ef3cd269096a620d91ae</text:p>
          </table:table-cell>
          <table:table-cell office:value-type="string" calcext:value-type="string">
            <text:p>flux</text:p>
          </table:table-cell>
          <table:table-cell office:value-type="string" calcext:value-type="string">
            <text:p>lora</text:p>
          </table:table-cell>
          <table:table-cell office:value-type="string" calcext:value-type="string">
            <text:p>flux/lora/toonic2.5D.safetensors</text:p>
          </table:table-cell>
          <table:table-cell office:value-type="string" calcext:value-type="string">
            <text:p>lycoris</text:p>
          </table:table-cell>
          <table:table-cell office:value-type="string" calcext:value-type="string">
            <text:p>PrithivMLmods - Toonic-2.5D</text:p>
          </table:table-cell>
          <table:table-cell office:value-type="string" calcext:value-type="string">
            <text:p>flux lora model toonic2.5D</text:p>
          </table:table-cell>
          <table:table-cell/>
          <table:table-cell office:value-type="string" calcext:value-type="string">
            <text:p>2025-07-19 03:53:35.198</text:p>
          </table:table-cell>
          <table:table-cell office:value-type="string" calcext:value-type="string">
            <text:p>2025-07-19 03:59:04.111</text:p>
          </table:table-cell>
          <table:table-cell office:value-type="float" office:value="612747584" calcext:value-type="float">
            <text:p>612747584</text:p>
          </table:table-cell>
        </table:table-row>
        <table:table-row table:style-name="ro1">
          <table:table-cell office:value-type="string" calcext:value-type="string">
            <text:p>f7d4d798-42bd-4655-8a86-4e4305097264</text:p>
          </table:table-cell>
          <table:table-cell office:value-type="string" calcext:value-type="string">
            <text:p>blake3:c5c68f2a05e844749dbc90f5f4b4a193a314627eaf9827c81a93d66cb2d3b73b</text:p>
          </table:table-cell>
          <table:table-cell office:value-type="string" calcext:value-type="string">
            <text:p>flux</text:p>
          </table:table-cell>
          <table:table-cell office:value-type="string" calcext:value-type="string">
            <text:p>lora</text:p>
          </table:table-cell>
          <table:table-cell office:value-type="string" calcext:value-type="string">
            <text:p>flux/lora/lora_v2.safetensors</text:p>
          </table:table-cell>
          <table:table-cell office:value-type="string" calcext:value-type="string">
            <text:p>diffusers</text:p>
          </table:table-cell>
          <table:table-cell office:value-type="string" calcext:value-type="string">
            <text:p>Aleksa - Ghibsky illustration v2.0</text:p>
          </table:table-cell>
          <table:table-cell office:value-type="string" calcext:value-type="string">
            <text:p>flux lora model lora_v2</text:p>
          </table:table-cell>
          <table:table-cell office:value-type="string" calcext:value-type="string">
            <text:p>["GHIBSKY style, "]</text:p>
          </table:table-cell>
          <table:table-cell office:value-type="string" calcext:value-type="string">
            <text:p>2025-07-19 03:55:58.374</text:p>
          </table:table-cell>
          <table:table-cell office:value-type="string" calcext:value-type="string">
            <text:p>2025-07-19 06:59:28.519</text:p>
          </table:table-cell>
          <table:table-cell office:value-type="float" office:value="171969424" calcext:value-type="float">
            <text:p>171969424</text:p>
          </table:table-cell>
        </table:table-row>
        <table:table-row table:style-name="ro1">
          <table:table-cell office:value-type="string" calcext:value-type="string">
            <text:p>4584b3bf-a209-4b41-8ba0-622eaafff47c</text:p>
          </table:table-cell>
          <table:table-cell office:value-type="string" calcext:value-type="string">
            <text:p>blake3:8ae5c515d4e46ef1144ecdff5348b11259a10c11e26db02b481da575d6cfedea</text:p>
          </table:table-cell>
          <table:table-cell office:value-type="string" calcext:value-type="string">
            <text:p>flux</text:p>
          </table:table-cell>
          <table:table-cell office:value-type="string" calcext:value-type="string">
            <text:p>lora</text:p>
          </table:table-cell>
          <table:table-cell office:value-type="string" calcext:value-type="string">
            <text:p>flux/lora/hauntedlinework_flux_araminta_k.safetensors</text:p>
          </table:table-cell>
          <table:table-cell office:value-type="string" calcext:value-type="string">
            <text:p>diffusers</text:p>
          </table:table-cell>
          <table:table-cell office:value-type="string" calcext:value-type="string">
            <text:p>Alvdansen - Haunted Linework</text:p>
          </table:table-cell>
          <table:table-cell office:value-type="string" calcext:value-type="string">
            <text:p>flux lora model hauntedlinework_flux_araminta_k</text:p>
          </table:table-cell>
          <table:table-cell office:value-type="string" calcext:value-type="string">
            <text:p>["hntdlnwrk style"]</text:p>
          </table:table-cell>
          <table:table-cell office:value-type="string" calcext:value-type="string">
            <text:p>2025-07-19 04:02:44.108</text:p>
          </table:table-cell>
          <table:table-cell office:value-type="string" calcext:value-type="string">
            <text:p>2025-07-20 09:38:41.678</text:p>
          </table:table-cell>
          <table:table-cell office:value-type="float" office:value="343805600" calcext:value-type="float">
            <text:p>343805600</text:p>
          </table:table-cell>
        </table:table-row>
        <table:table-row table:style-name="ro1">
          <table:table-cell office:value-type="string" calcext:value-type="string">
            <text:p>104feb97-9f5d-4754-9fa2-b3cb6bd2f136</text:p>
          </table:table-cell>
          <table:table-cell office:value-type="string" calcext:value-type="string">
            <text:p>blake3:f298b2dd32b1f6cd3de2a8aa7b05cff131af7f3474a779245fbb5cb8bf3157b2</text:p>
          </table:table-cell>
          <table:table-cell office:value-type="string" calcext:value-type="string">
            <text:p>flux</text:p>
          </table:table-cell>
          <table:table-cell office:value-type="string" calcext:value-type="string">
            <text:p>lora</text:p>
          </table:table-cell>
          <table:table-cell office:value-type="string" calcext:value-type="string">
            <text:p>flux/lora/geopop_NWGMTRCPOPV01.safetensors</text:p>
          </table:table-cell>
          <table:table-cell office:value-type="string" calcext:value-type="string">
            <text:p>diffusers</text:p>
          </table:table-cell>
          <table:table-cell office:value-type="string" calcext:value-type="string">
            <text:p>BingBangBoom - GeoPop</text:p>
          </table:table-cell>
          <table:table-cell office:value-type="string" calcext:value-type="string">
            <text:p>flux lora model geopop_NWGMTRCPOPV01</text:p>
          </table:table-cell>
          <table:table-cell office:value-type="string" calcext:value-type="string">
            <text:p>["illustration in the style of NWGMTRCPOPV01"]</text:p>
          </table:table-cell>
          <table:table-cell office:value-type="string" calcext:value-type="string">
            <text:p>2025-07-19 04:04:57.242</text:p>
          </table:table-cell>
          <table:table-cell office:value-type="string" calcext:value-type="string">
            <text:p>2025-07-19 04:05:34.193</text:p>
          </table:table-cell>
          <table:table-cell office:value-type="float" office:value="171969432" calcext:value-type="float">
            <text:p>171969432</text:p>
          </table:table-cell>
        </table:table-row>
        <table:table-row table:style-name="ro1">
          <table:table-cell office:value-type="string" calcext:value-type="string">
            <text:p>9f3a679d-e3fc-4b9b-bb2e-056d407651dd</text:p>
          </table:table-cell>
          <table:table-cell office:value-type="string" calcext:value-type="string">
            <text:p>blake3:394048efdbadfe008db6ce4a0ce60b9d94d561da157498eeae43ca68dbf360da</text:p>
          </table:table-cell>
          <table:table-cell office:value-type="string" calcext:value-type="string">
            <text:p>flux</text:p>
          </table:table-cell>
          <table:table-cell office:value-type="string" calcext:value-type="string">
            <text:p>lora</text:p>
          </table:table-cell>
          <table:table-cell office:value-type="string" calcext:value-type="string">
            <text:p>flux/lora/Brain_Melt.safetensors</text:p>
          </table:table-cell>
          <table:table-cell office:value-type="string" calcext:value-type="string">
            <text:p>diffusers</text:p>
          </table:table-cell>
          <table:table-cell office:value-type="string" calcext:value-type="string">
            <text:p>Glif - Brain Melt Acid Art</text:p>
          </table:table-cell>
          <table:table-cell office:value-type="string" calcext:value-type="string">
            <text:p>flux lora model Brain_Melt</text:p>
          </table:table-cell>
          <table:table-cell office:value-type="string" calcext:value-type="string">
            <text:p>["in an acid surrealism style"]</text:p>
          </table:table-cell>
          <table:table-cell office:value-type="string" calcext:value-type="string">
            <text:p>2025-07-19 04:07:07.417</text:p>
          </table:table-cell>
          <table:table-cell office:value-type="string" calcext:value-type="string">
            <text:p>2025-07-19 04:09:38.597</text:p>
          </table:table-cell>
          <table:table-cell office:value-type="float" office:value="451203024" calcext:value-type="float">
            <text:p>451203024</text:p>
          </table:table-cell>
        </table:table-row>
        <table:table-row table:style-name="ro2">
          <table:table-cell office:value-type="string" calcext:value-type="string">
            <text:p>d5949dc0-f02b-4fe5-ba8a-d6463487ba06</text:p>
          </table:table-cell>
          <table:table-cell office:value-type="string" calcext:value-type="string">
            <text:p>blake3:60d3041c6967bbdc83f4193eceef7101e952a97c19f720029444d4a4f22a3b31</text:p>
          </table:table-cell>
          <table:table-cell office:value-type="string" calcext:value-type="string">
            <text:p>flux</text:p>
          </table:table-cell>
          <table:table-cell office:value-type="string" calcext:value-type="string">
            <text:p>lora</text:p>
          </table:table-cell>
          <table:table-cell office:value-type="string" calcext:value-type="string">
            <text:p>flux/lora/lora.safetensors</text:p>
          </table:table-cell>
          <table:table-cell office:value-type="string" calcext:value-type="string">
            <text:p>diffusers</text:p>
          </table:table-cell>
          <table:table-cell office:value-type="string" calcext:value-type="string">
            <text:p>Adirik <text:s/>- Flux Cinestill</text:p>
          </table:table-cell>
          <table:table-cell office:value-type="string" calcext:value-type="string">
            <text:p>flux lora model lora</text:p>
            <text:p/>
            <text:p>in the style of CNSTLL, a white car parked in front of a gas station, night time, cinestill 800T</text:p>
          </table:table-cell>
          <table:table-cell office:value-type="string" calcext:value-type="string">
            <text:p>["in the style of CNSTLL, "]</text:p>
          </table:table-cell>
          <table:table-cell office:value-type="string" calcext:value-type="string">
            <text:p>2025-07-20 09:56:35.423</text:p>
          </table:table-cell>
          <table:table-cell office:value-type="string" calcext:value-type="string">
            <text:p>2025-07-20 09:59:44.432</text:p>
          </table:table-cell>
          <table:table-cell office:value-type="float" office:value="171969416" calcext:value-type="float">
            <text:p>171969416</text:p>
          </table:table-cell>
        </table:table-row>
        <table:table-row table:style-name="ro1">
          <table:table-cell office:value-type="string" calcext:value-type="string">
            <text:p>339aa472-6862-42a8-8d50-1f5cdcba47cf</text:p>
          </table:table-cell>
          <table:table-cell office:value-type="string" calcext:value-type="string">
            <text:p>blake3:087f0e1f93198fd1f9214f87a7f3366c328a1a13da9ba1d552910f1952821e7d</text:p>
          </table:table-cell>
          <table:table-cell office:value-type="string" calcext:value-type="string">
            <text:p>flux</text:p>
          </table:table-cell>
          <table:table-cell office:value-type="string" calcext:value-type="string">
            <text:p>lora</text:p>
          </table:table-cell>
          <table:table-cell office:value-type="string" calcext:value-type="string">
            <text:p>flux/lora/tost-2024-09-22-12-14-05-lightningmcqueen05.safetensors</text:p>
          </table:table-cell>
          <table:table-cell office:value-type="string" calcext:value-type="string">
            <text:p>diffusers</text:p>
          </table:table-cell>
          <table:table-cell office:value-type="string" calcext:value-type="string">
            <text:p>VinitT - Lightning McQueen</text:p>
          </table:table-cell>
          <table:table-cell office:value-type="string" calcext:value-type="string">
            <text:p>lightningmcqueen05, A vibrant and detailed illustration of Lightning McQueen, the brown race car with number 95, speeding down a race track with a determined expression. The background features a cheering crowd and a clear blue sky, capturing the excitement and energy of a high-stakes race.</text:p>
          </table:table-cell>
          <table:table-cell office:value-type="string" calcext:value-type="string">
            <text:p>["lightningmcqueen05"]</text:p>
          </table:table-cell>
          <table:table-cell office:value-type="string" calcext:value-type="string">
            <text:p>2025-07-20 10:00:19.806</text:p>
          </table:table-cell>
          <table:table-cell office:value-type="string" calcext:value-type="string">
            <text:p>2025-07-20 10:01:21.496</text:p>
          </table:table-cell>
          <table:table-cell office:value-type="float" office:value="171969440" calcext:value-type="float">
            <text:p>171969440</text:p>
          </table:table-cell>
        </table:table-row>
        <table:table-row table:style-name="ro1">
          <table:table-cell office:value-type="string" calcext:value-type="string">
            <text:p>21cf1c18-8d85-4e3c-aaed-bc02bac2da01</text:p>
          </table:table-cell>
          <table:table-cell office:value-type="string" calcext:value-type="string">
            <text:p>blake3:b75c6e5e1f849823ae36b9f273083ff595414bd73ed6fbcb72229c182d0d83ce</text:p>
          </table:table-cell>
          <table:table-cell office:value-type="string" calcext:value-type="string">
            <text:p>flux</text:p>
          </table:table-cell>
          <table:table-cell office:value-type="string" calcext:value-type="string">
            <text:p>lora</text:p>
          </table:table-cell>
          <table:table-cell office:value-type="string" calcext:value-type="string">
            <text:p>flux/lora/ume_classic_impressionist.safetensors</text:p>
          </table:table-cell>
          <table:table-cell office:value-type="string" calcext:value-type="string">
            <text:p>diffusers</text:p>
          </table:table-cell>
          <table:table-cell office:value-type="string" calcext:value-type="string">
            <text:p>UmeAiRT - Impressionism</text:p>
          </table:table-cell>
          <table:table-cell office:value-type="string" calcext:value-type="string">
            <text:p>A painting of a woman in a black dress with a flower in her hand, standing behind a table with a bowl of oranges and a bottle of champagne. She is looking at the camera with a frown on her face. The table is set with multiple bottles of champagne and oranges. The woman is wearing a black dress with a flower in her hand. The scene is set in a fancy restaurant with multiple people in the background. The painting is in an impressionist style.</text:p>
          </table:table-cell>
          <table:table-cell/>
          <table:table-cell office:value-type="string" calcext:value-type="string">
            <text:p>2025-07-20 10:20:01.061</text:p>
          </table:table-cell>
          <table:table-cell office:value-type="string" calcext:value-type="string">
            <text:p>2025-07-20 10:20:39.316</text:p>
          </table:table-cell>
          <table:table-cell office:value-type="float" office:value="343805549" calcext:value-type="float">
            <text:p>343805549</text:p>
          </table:table-cell>
        </table:table-row>
        <table:table-row table:style-name="ro1">
          <table:table-cell office:value-type="string" calcext:value-type="string">
            <text:p>b5fb155f-d480-4485-bc9a-7fb6bea6088f</text:p>
          </table:table-cell>
          <table:table-cell office:value-type="string" calcext:value-type="string">
            <text:p>blake3:353736c84659eb86521c7d1d9a13c8d357fe203ed7a1d381c0d26f66171bd88f</text:p>
          </table:table-cell>
          <table:table-cell office:value-type="string" calcext:value-type="string">
            <text:p>flux</text:p>
          </table:table-cell>
          <table:table-cell office:value-type="string" calcext:value-type="string">
            <text:p>lora</text:p>
          </table:table-cell>
          <table:table-cell office:value-type="string" calcext:value-type="string">
            <text:p>flux/lora/Canopus-Cute-Kawaii-Flux-LoRA.safetensors</text:p>
          </table:table-cell>
          <table:table-cell office:value-type="string" calcext:value-type="string">
            <text:p>lycoris</text:p>
          </table:table-cell>
          <table:table-cell office:value-type="string" calcext:value-type="string">
            <text:p>PrithivMLmods - Canopus Cute Kawaii Flux</text:p>
          </table:table-cell>
          <table:table-cell office:value-type="string" calcext:value-type="string">
            <text:p>Cute-kawaii, An animated image of an ice cream cone on an orange background. The ice cream in the middle of the image is white with brown dots on it. There are black eyes on the ice cream. There is a smiley face on the top of the icecream cone. The cone is made up of wicker and has ridges on the sides. The background is a vibrant orange color.</text:p>
          </table:table-cell>
          <table:table-cell office:value-type="string" calcext:value-type="string">
            <text:p>["Cute-kawaii"]</text:p>
          </table:table-cell>
          <table:table-cell office:value-type="string" calcext:value-type="string">
            <text:p>2025-07-20 10:26:49.124</text:p>
          </table:table-cell>
          <table:table-cell office:value-type="string" calcext:value-type="string">
            <text:p>2025-07-20 10:29:25.533</text:p>
          </table:table-cell>
          <table:table-cell office:value-type="float" office:value="612747264" calcext:value-type="float">
            <text:p>612747264</text:p>
          </table:table-cell>
        </table:table-row>
        <table:table-row table:style-name="ro1">
          <table:table-cell office:value-type="string" calcext:value-type="string">
            <text:p>eac50ec9-4917-4afb-83bc-137d7e58d70c</text:p>
          </table:table-cell>
          <table:table-cell office:value-type="string" calcext:value-type="string">
            <text:p>blake3:61a31addc80bef6ed4562ba24a3f961dd7f8efa598050adab7412950fb5f9428</text:p>
          </table:table-cell>
          <table:table-cell office:value-type="string" calcext:value-type="string">
            <text:p>flux</text:p>
          </table:table-cell>
          <table:table-cell office:value-type="string" calcext:value-type="string">
            <text:p>lora</text:p>
          </table:table-cell>
          <table:table-cell office:value-type="string" calcext:value-type="string">
            <text:p>flux/lora/Abstractum_Flux.safetensors</text:p>
          </table:table-cell>
          <table:table-cell office:value-type="string" calcext:value-type="string">
            <text:p>lycoris</text:p>
          </table:table-cell>
          <table:table-cell office:value-type="string" calcext:value-type="string">
            <text:p>Abstractum Flux</text:p>
          </table:table-cell>
          <table:table-cell office:value-type="string" calcext:value-type="string">
            <text:p>Abstract style painting. Try to make you prompts abstract enough even before lora :)</text:p>
          </table:table-cell>
          <table:table-cell office:value-type="string" calcext:value-type="string">
            <text:p>["Kandinsky","Abstract art"]</text:p>
          </table:table-cell>
          <table:table-cell office:value-type="string" calcext:value-type="string">
            <text:p>2025-07-22 06:07:47.678</text:p>
          </table:table-cell>
          <table:table-cell office:value-type="string" calcext:value-type="string">
            <text:p>2025-07-22 06:11:44.589</text:p>
          </table:table-cell>
          <table:table-cell office:value-type="float" office:value="19256800" calcext:value-type="float">
            <text:p>19256800</text:p>
          </table:table-cell>
        </table:table-row>
        <table:table-row table:style-name="ro3">
          <table:table-cell office:value-type="string" calcext:value-type="string">
            <text:p>faffced1-b33a-40f1-8fc3-a088ebe0715a</text:p>
          </table:table-cell>
          <table:table-cell office:value-type="string" calcext:value-type="string">
            <text:p>blake3:9aeda29212237149037ce0c71367810bc9eb0a3c7e48df3a34fb1ca6a4ebc064</text:p>
          </table:table-cell>
          <table:table-cell office:value-type="string" calcext:value-type="string">
            <text:p>flux</text:p>
          </table:table-cell>
          <table:table-cell office:value-type="string" calcext:value-type="string">
            <text:p>lora</text:p>
          </table:table-cell>
          <table:table-cell office:value-type="string" calcext:value-type="string">
            <text:p>flux/lora/Kandinskyan_Chaos.safetensors</text:p>
          </table:table-cell>
          <table:table-cell office:value-type="string" calcext:value-type="string">
            <text:p>diffusers</text:p>
          </table:table-cell>
          <table:table-cell office:value-type="string" calcext:value-type="string">
            <text:p>Kandinskyan Chaos</text:p>
          </table:table-cell>
          <table:table-cell office:value-type="string" calcext:value-type="string">
            <text:p>A LoRA inspired by the revolutionary work of Wassily Kandinsky (1866â1944), transforming subjects into bold, vibrant abstraction. Whether you seek fluid, expressive motion or sharp, geometric precision, this LoRA offers two distinct pathways to pure dynamic form.</text:p>
            <text:p/>
            <text:p>ð¨ Two Distinct Styles:</text:p>
            <text:p>Flowing Abstraction â Organic, fluid motion with swirling brushstrokes and blended colors, evoking movement and energy.</text:p>
            <text:p>Geometric Abstraction â Sharp, angular compositions with rigid shapes, intersecting lines, and structured contrasts.</text:p>
            <text:p>Trigger Word:</text:p>
            <text:p>kndsk </text:p>
            <text:p/>
            <text:p>Flowing Abstraction: Use words like swirling, flowing, melting, undulating, organic shapes, luminous gradients.</text:p>
            <text:p>Geometric Abstraction: Use words like sharp-edged, intersecting, rigid forms, bold contrasts, fragmented shapes.</text:p>
          </table:table-cell>
          <table:table-cell office:value-type="string" calcext:value-type="string">
            <text:p>["kndsk"]</text:p>
          </table:table-cell>
          <table:table-cell office:value-type="string" calcext:value-type="string">
            <text:p>2025-07-22 06:08:05.086</text:p>
          </table:table-cell>
          <table:table-cell office:value-type="string" calcext:value-type="string">
            <text:p>2025-07-22 06:09:58.837</text:p>
          </table:table-cell>
          <table:table-cell office:value-type="float" office:value="451202736" calcext:value-type="float">
            <text:p>451202736</text:p>
          </table:table-cell>
        </table:table-row>
        <table:table-row table:style-name="ro1">
          <table:table-cell office:value-type="string" calcext:value-type="string">
            <text:p>4e671420-b19e-4059-86d0-df582e27e6d7</text:p>
          </table:table-cell>
          <table:table-cell office:value-type="string" calcext:value-type="string">
            <text:p>blake3:62d792ff566c1cf54c984d90aeca9c2f705aaea6ac9300547791efed20679d03</text:p>
          </table:table-cell>
          <table:table-cell office:value-type="string" calcext:value-type="string">
            <text:p>flux</text:p>
          </table:table-cell>
          <table:table-cell office:value-type="string" calcext:value-type="string">
            <text:p>lora</text:p>
          </table:table-cell>
          <table:table-cell office:value-type="string" calcext:value-type="string">
            <text:p>flux/lora/Wassily_Kandinsky.safetensors</text:p>
          </table:table-cell>
          <table:table-cell office:value-type="string" calcext:value-type="string">
            <text:p>lycoris</text:p>
          </table:table-cell>
          <table:table-cell office:value-type="string" calcext:value-type="string">
            <text:p>Wassily Kandinsky</text:p>
          </table:table-cell>
          <table:table-cell office:value-type="string" calcext:value-type="string">
            <text:p>Wassily Kandinsky, born on December 16, 1866, in Moscow, Russia, was a pioneering Russian painter and art theorist. He is often credited with being one of the first artists to create purely abstract paintings, breaking away from traditional representational art.</text:p>
          </table:table-cell>
          <table:table-cell office:value-type="string" calcext:value-type="string">
            <text:p>["style of Wassily Kandinsky"]</text:p>
          </table:table-cell>
          <table:table-cell office:value-type="string" calcext:value-type="string">
            <text:p>2025-07-22 06:08:16.347</text:p>
          </table:table-cell>
          <table:table-cell office:value-type="string" calcext:value-type="string">
            <text:p>2025-07-22 06:11:04.037</text:p>
          </table:table-cell>
          <table:table-cell office:value-type="float" office:value="306432368" calcext:value-type="float">
            <text:p>306432368</text:p>
          </table:table-cell>
        </table:table-row>
        <table:table-row table:style-name="ro1">
          <table:table-cell office:value-type="string" calcext:value-type="string">
            <text:p>c51a19b0-0e0c-43ef-a998-97e82d3eccf4</text:p>
          </table:table-cell>
          <table:table-cell office:value-type="string" calcext:value-type="string">
            <text:p>blake3:d351243e654e89d6dac837562241aef2d79a99339dcb1a97771544003d30ed58</text:p>
          </table:table-cell>
          <table:table-cell office:value-type="string" calcext:value-type="string">
            <text:p>flux</text:p>
          </table:table-cell>
          <table:table-cell office:value-type="string" calcext:value-type="string">
            <text:p>lora</text:p>
          </table:table-cell>
          <table:table-cell office:value-type="string" calcext:value-type="string">
            <text:p>flux/lora/CAD_Holographic.safetensors</text:p>
          </table:table-cell>
          <table:table-cell office:value-type="string" calcext:value-type="string">
            <text:p>lycoris</text:p>
          </table:table-cell>
          <table:table-cell office:value-type="string" calcext:value-type="string">
            <text:p>CAD - Holographic</text:p>
          </table:table-cell>
          <table:table-cell office:value-type="string" calcext:value-type="string">
            <text:p>flux lora model CAD_Holographic</text:p>
          </table:table-cell>
          <table:table-cell office:value-type="string" calcext:value-type="string">
            <text:p>["holographic","wire form CAD"]</text:p>
          </table:table-cell>
          <table:table-cell office:value-type="string" calcext:value-type="string">
            <text:p>2025-07-22 07:15:54.788</text:p>
          </table:table-cell>
          <table:table-cell office:value-type="string" calcext:value-type="string">
            <text:p>2025-07-22 07:23:01.821</text:p>
          </table:table-cell>
          <table:table-cell office:value-type="float" office:value="19258848" calcext:value-type="float">
            <text:p>19258848</text:p>
          </table:table-cell>
        </table:table-row>
        <table:table-row table:style-name="ro4">
          <table:table-cell office:value-type="string" calcext:value-type="string">
            <text:p>1ca26e31-7445-4275-9fd3-69471982e5d2</text:p>
          </table:table-cell>
          <table:table-cell office:value-type="string" calcext:value-type="string">
            <text:p>blake3:159003224fa0be52cc77378f8b26f6f401fb2ccba8514b98b382886d44ad9463</text:p>
          </table:table-cell>
          <table:table-cell office:value-type="string" calcext:value-type="string">
            <text:p>flux</text:p>
          </table:table-cell>
          <table:table-cell office:value-type="string" calcext:value-type="string">
            <text:p>lora</text:p>
          </table:table-cell>
          <table:table-cell office:value-type="string" calcext:value-type="string">
            <text:p>flux/lora/CAD_Cutaway_Technical_Drawing.safetensors</text:p>
          </table:table-cell>
          <table:table-cell office:value-type="string" calcext:value-type="string">
            <text:p>lycoris</text:p>
          </table:table-cell>
          <table:table-cell office:value-type="string" calcext:value-type="string">
            <text:p>CAD - Cutaway Technical Drawing</text:p>
          </table:table-cell>
          <table:table-cell office:value-type="string" calcext:value-type="string">
            <text:p>For final touch cutaway drawing, add more technical drawing style and more cutaway, add structured text blocks.</text:p>
            <text:p/>
            <text:p>Better for machines and hard surfaces. Less for biological.</text:p>
            <text:p/>
            <text:p>Prompt have matter.</text:p>
            <text:p>Model weight have matter.</text:p>
            <text:p>Sampler have matter.</text:p>
            <text:p>Scheduler have matter.</text:p>
            <text:p>Size and aspect ratio have matter.</text:p>
          </table:table-cell>
          <table:table-cell office:value-type="string" calcext:value-type="string">
            <text:p>["cut4w4y"]</text:p>
          </table:table-cell>
          <table:table-cell office:value-type="string" calcext:value-type="string">
            <text:p>2025-07-22 07:16:06.435</text:p>
          </table:table-cell>
          <table:table-cell office:value-type="string" calcext:value-type="string">
            <text:p>2025-07-22 07:20:49.081</text:p>
          </table:table-cell>
          <table:table-cell office:value-type="float" office:value="39757160" calcext:value-type="float">
            <text:p>39757160</text:p>
          </table:table-cell>
        </table:table-row>
        <table:table-row table:style-name="ro4">
          <table:table-cell office:value-type="string" calcext:value-type="string">
            <text:p>c29943c9-eb37-4962-9845-215103786d6f</text:p>
          </table:table-cell>
          <table:table-cell office:value-type="string" calcext:value-type="string">
            <text:p>blake3:c793fee7f65c3bd0e830e11a6d63b5700ac1ddf46d788a053587e58e3c8218fc</text:p>
          </table:table-cell>
          <table:table-cell office:value-type="string" calcext:value-type="string">
            <text:p>flux</text:p>
          </table:table-cell>
          <table:table-cell office:value-type="string" calcext:value-type="string">
            <text:p>lora</text:p>
          </table:table-cell>
          <table:table-cell office:value-type="string" calcext:value-type="string">
            <text:p>flux/lora/CAD_Drawing.safetensors</text:p>
          </table:table-cell>
          <table:table-cell office:value-type="string" calcext:value-type="string">
            <text:p>lycoris</text:p>
          </table:table-cell>
          <table:table-cell office:value-type="string" calcext:value-type="string">
            <text:p>CAD - Technical Drawing</text:p>
          </table:table-cell>
          <table:table-cell office:value-type="string" calcext:value-type="string">
            <text:p>attempts to duplicate CAD spec sheet drawings.</text:p>
            <text:p/>
            <text:p>Best prompting method is</text:p>
            <text:p/>
            <text:p>"A technical CAD drawing of a ______________"</text:p>
            <text:p/>
            <text:p>for added strength, use "Spec Sheet" appended to the prompt</text:p>
            <text:p/>
            <text:p>guidance can go all the way to 7.5 for increased strength, tends to burn out the image and make it look like old paper. recommended 3.5-5 sweet spot seems to be 5.5</text:p>
          </table:table-cell>
          <table:table-cell office:value-type="string" calcext:value-type="string">
            <text:p>["A technical CAD drawing of a","Spec Sheet"]</text:p>
          </table:table-cell>
          <table:table-cell office:value-type="string" calcext:value-type="string">
            <text:p>2025-07-22 07:16:15.603</text:p>
          </table:table-cell>
          <table:table-cell office:value-type="string" calcext:value-type="string">
            <text:p>2025-07-30 13:03:04.504</text:p>
          </table:table-cell>
          <table:table-cell office:value-type="float" office:value="306432832" calcext:value-type="float">
            <text:p>306432832</text:p>
          </table:table-cell>
        </table:table-row>
        <table:table-row table:style-name="ro1">
          <table:table-cell office:value-type="string" calcext:value-type="string">
            <text:p>bf158d5b-082f-40d8-9c71-eb694f17961f</text:p>
          </table:table-cell>
          <table:table-cell office:value-type="string" calcext:value-type="string">
            <text:p>blake3:2e597e6d683163901c6e057226b835ddd8d1de4b6fcb9480783c94273933429d</text:p>
          </table:table-cell>
          <table:table-cell office:value-type="string" calcext:value-type="string">
            <text:p>flux</text:p>
          </table:table-cell>
          <table:table-cell office:value-type="string" calcext:value-type="string">
            <text:p>lora</text:p>
          </table:table-cell>
          <table:table-cell office:value-type="string" calcext:value-type="string">
            <text:p>flux/lora/CAD_Blueprint_Drawing.safetensors</text:p>
          </table:table-cell>
          <table:table-cell office:value-type="string" calcext:value-type="string">
            <text:p>lycoris</text:p>
          </table:table-cell>
          <table:table-cell office:value-type="string" calcext:value-type="string">
            <text:p>CAD - Blueprint Drawing</text:p>
          </table:table-cell>
          <table:table-cell office:value-type="string" calcext:value-type="string">
            <text:p>Designed for generating unique sci-fi styled and intricate mechanical designs, these drawings harness creativity and imagination to produce stunning sci-fi mechanical artworks, ranging from intricate mechanical schematics to breathtaking Flux sci-fi model drawings. It aids sci-fi enthusiasts, mechanical designers, and AI art lovers in exploring the world of sci-fi mechanics with their creativity and imagination!</text:p>
          </table:table-cell>
          <table:table-cell office:value-type="string" calcext:value-type="string">
            <text:p>["Blueprint_Drawing"]</text:p>
          </table:table-cell>
          <table:table-cell office:value-type="string" calcext:value-type="string">
            <text:p>2025-07-22 07:17:09.513</text:p>
          </table:table-cell>
          <table:table-cell office:value-type="string" calcext:value-type="string">
            <text:p>2025-07-22 07:20:58.630</text:p>
          </table:table-cell>
          <table:table-cell office:value-type="float" office:value="459584744" calcext:value-type="float">
            <text:p>459584744</text:p>
          </table:table-cell>
        </table:table-row>
        <table:table-row table:style-name="ro1">
          <table:table-cell office:value-type="string" calcext:value-type="string">
            <text:p>b8f521df-115d-43ad-9c0a-5545640d759b</text:p>
          </table:table-cell>
          <table:table-cell office:value-type="string" calcext:value-type="string">
            <text:p>blake3:c8e3ce971695cfa32559b0fec86800bb01e079e6a3614878b1522027e780f75c</text:p>
          </table:table-cell>
          <table:table-cell office:value-type="string" calcext:value-type="string">
            <text:p>flux</text:p>
          </table:table-cell>
          <table:table-cell office:value-type="string" calcext:value-type="string">
            <text:p>lora</text:p>
          </table:table-cell>
          <table:table-cell office:value-type="string" calcext:value-type="string">
            <text:p>flux/lora/1980s_Technical_Manuals_Flux.safetensors</text:p>
          </table:table-cell>
          <table:table-cell office:value-type="string" calcext:value-type="string">
            <text:p>lycoris</text:p>
          </table:table-cell>
          <table:table-cell office:value-type="string" calcext:value-type="string">
            <text:p>Books - Technical Manuals 1980s</text:p>
          </table:table-cell>
          <table:table-cell office:value-type="string" calcext:value-type="string">
            <text:p>The model is designed to replicate the iconic look and feel of 1980s technical manuals and guides, capturing the retro aesthetic with precision. It focuses on producing blocky, pixelated fonts typical of the era, with bold primary colors such as red, blue, and neon accents. The model incorporates clean, minimalist layouts with geometric shapes and simple, high-contrast color schemes, evoking the corporate and industrial design trends of the time. Distressed textures, slight gradients, and sharp borders are applied to give a worn, authentic appearance, while metallic sheens and gridlines enhance the high-tech, analog vibe. It excels at producing covers with faded paper effects, subtle shadowing, and vintage typography, delivering the perfect blend of nostalgic 1980s design and technical precision.</text:p>
          </table:table-cell>
          <table:table-cell/>
          <table:table-cell office:value-type="string" calcext:value-type="string">
            <text:p>2025-07-22 07:41:15.253</text:p>
          </table:table-cell>
          <table:table-cell office:value-type="string" calcext:value-type="string">
            <text:p>2025-07-23 06:26:52.631</text:p>
          </table:table-cell>
          <table:table-cell office:value-type="float" office:value="19290208" calcext:value-type="float">
            <text:p>19290208</text:p>
          </table:table-cell>
        </table:table-row>
        <table:table-row table:style-name="ro1">
          <table:table-cell office:value-type="string" calcext:value-type="string">
            <text:p>96798c21-225a-426c-ba4a-ee60d1099c29</text:p>
          </table:table-cell>
          <table:table-cell office:value-type="string" calcext:value-type="string">
            <text:p>blake3:0881ccf3445b72e6387577e5f4b35ee9fb2bb4de6b4314cf81b0ce1beb2ab4f0</text:p>
          </table:table-cell>
          <table:table-cell office:value-type="string" calcext:value-type="string">
            <text:p>flux</text:p>
          </table:table-cell>
          <table:table-cell office:value-type="string" calcext:value-type="string">
            <text:p>lora</text:p>
          </table:table-cell>
          <table:table-cell office:value-type="string" calcext:value-type="string">
            <text:p>flux/lora/CE_DaVinciDrawing01.safetensors</text:p>
          </table:table-cell>
          <table:table-cell office:value-type="string" calcext:value-type="string">
            <text:p>diffusers</text:p>
          </table:table-cell>
          <table:table-cell office:value-type="string" calcext:value-type="string">
            <text:p>CE - da Vinci Drawing</text:p>
          </table:table-cell>
          <table:table-cell office:value-type="string" calcext:value-type="string">
            <text:p>Weight around 0.9 suits most pictures, within a range of around 0.5 - 1.2 depending on desired result.</text:p>
          </table:table-cell>
          <table:table-cell office:value-type="string" calcext:value-type="string">
            <text:p>["dvnciCE style"]</text:p>
          </table:table-cell>
          <table:table-cell office:value-type="string" calcext:value-type="string">
            <text:p>2025-07-22 07:44:41.400</text:p>
          </table:table-cell>
          <table:table-cell office:value-type="string" calcext:value-type="string">
            <text:p>2025-07-22 07:46:20.788</text:p>
          </table:table-cell>
          <table:table-cell office:value-type="float" office:value="343805595" calcext:value-type="float">
            <text:p>343805595</text:p>
          </table:table-cell>
        </table:table-row>
        <table:table-row table:style-name="ro5">
          <table:table-cell office:value-type="string" calcext:value-type="string">
            <text:p>fdd07f83-5d39-4c12-aa1e-3935633a45d0</text:p>
          </table:table-cell>
          <table:table-cell office:value-type="string" calcext:value-type="string">
            <text:p>blake3:924aac99adadb86ecc6284ae286a751f2be33db0fcabed71516356e6db951059</text:p>
          </table:table-cell>
          <table:table-cell office:value-type="string" calcext:value-type="string">
            <text:p>flux</text:p>
          </table:table-cell>
          <table:table-cell office:value-type="string" calcext:value-type="string">
            <text:p>lora</text:p>
          </table:table-cell>
          <table:table-cell office:value-type="string" calcext:value-type="string">
            <text:p>flux/lora/ICONS_Round_Flux.safetensors</text:p>
          </table:table-cell>
          <table:table-cell office:value-type="string" calcext:value-type="string">
            <text:p>lycoris</text:p>
          </table:table-cell>
          <table:table-cell office:value-type="string" calcext:value-type="string">
            <text:p>Icons - Round Flux</text:p>
          </table:table-cell>
          <table:table-cell office:value-type="string" calcext:value-type="string">
            <text:p>A Flux Lora trained on round simple Icons for FLUX. DEV</text:p>
            <text:p/>
            <text:p>Please make some Icons and post them. so i can Finetune.</text:p>
            <text:p>I used RMBG V2.0 to remove Background in ComfyUi.</text:p>
            <text:p/>
            <text:p/>
            <text:p>Trained with Flux. Dev 1900 times....</text:p>
            <text:p/>
            <text:p>For ROUND Icons Prompt :</text:p>
            <text:p/>
            <text:p>"iconx ,A Angry Joker Round icon looks modern with Simple reflections in logo style"</text:p>
            <text:p/>
            <text:p>Strenght i use 1.0</text:p>
          </table:table-cell>
          <table:table-cell office:value-type="string" calcext:value-type="string">
            <text:p>["iconx, ",", round icon looks modern with simple reflections in logo style"]</text:p>
          </table:table-cell>
          <table:table-cell office:value-type="string" calcext:value-type="string">
            <text:p>2025-07-22 10:19:31.252</text:p>
          </table:table-cell>
          <table:table-cell office:value-type="string" calcext:value-type="string">
            <text:p>2025-07-22 10:21:41.992</text:p>
          </table:table-cell>
          <table:table-cell office:value-type="float" office:value="18214100" calcext:value-type="float">
            <text:p>18214100</text:p>
          </table:table-cell>
        </table:table-row>
        <table:table-row table:style-name="ro4">
          <table:table-cell office:value-type="string" calcext:value-type="string">
            <text:p>ce5a5374-97b7-4eec-8f44-ededd4e59923</text:p>
          </table:table-cell>
          <table:table-cell office:value-type="string" calcext:value-type="string">
            <text:p>blake3:f226cd9cd1826f1fedf7accb011645d1ead935097340c51833e3baf70c1042f7</text:p>
          </table:table-cell>
          <table:table-cell office:value-type="string" calcext:value-type="string">
            <text:p>flux</text:p>
          </table:table-cell>
          <table:table-cell office:value-type="string" calcext:value-type="string">
            <text:p>lora</text:p>
          </table:table-cell>
          <table:table-cell office:value-type="string" calcext:value-type="string">
            <text:p>flux/lora/StarWars - ScoutTrooper.safetensors</text:p>
          </table:table-cell>
          <table:table-cell office:value-type="string" calcext:value-type="string">
            <text:p>diffusers</text:p>
          </table:table-cell>
          <table:table-cell office:value-type="string" calcext:value-type="string">
            <text:p>StarWars - ScoutTrooper</text:p>
          </table:table-cell>
          <table:table-cell office:value-type="string" calcext:value-type="string">
            <text:p>That was also a request and i think this is the last star wars clothing lora for me, as probably everything most recognized is covered now.</text:p>
            <text:p/>
            <text:p>-Update added FLUX version</text:p>
            <text:p/>
            <text:p>-Trigger is "scouttrooper"</text:p>
            <text:p/>
            <text:p>Use with weight 0.8,0.9 for best results.</text:p>
            <text:p/>
            <text:p>Add "helmet,mask" to prompt to get the full headwear.</text:p>
          </table:table-cell>
          <table:table-cell office:value-type="string" calcext:value-type="string">
            <text:p>["scouttrooper"]</text:p>
          </table:table-cell>
          <table:table-cell office:value-type="string" calcext:value-type="string">
            <text:p>2025-07-23 10:24:10.441</text:p>
          </table:table-cell>
          <table:table-cell office:value-type="string" calcext:value-type="string">
            <text:p>2025-07-23 10:24:54.662</text:p>
          </table:table-cell>
          <table:table-cell office:value-type="float" office:value="171969360" calcext:value-type="float">
            <text:p>171969360</text:p>
          </table:table-cell>
        </table:table-row>
        <table:table-row table:style-name="ro1">
          <table:table-cell office:value-type="string" calcext:value-type="string">
            <text:p>4fa6b9e2-8ec6-43c5-8c21-aaec246c8969</text:p>
          </table:table-cell>
          <table:table-cell office:value-type="string" calcext:value-type="string">
            <text:p>blake3:546e3bc1273cf4bcd700c2945c3f915d11a12c13a8adce491456409e8f9db9e1</text:p>
          </table:table-cell>
          <table:table-cell office:value-type="string" calcext:value-type="string">
            <text:p>flux</text:p>
          </table:table-cell>
          <table:table-cell office:value-type="string" calcext:value-type="string">
            <text:p>lora</text:p>
          </table:table-cell>
          <table:table-cell office:value-type="string" calcext:value-type="string">
            <text:p>flux/lora/StarWars - First Order.safetensors</text:p>
          </table:table-cell>
          <table:table-cell office:value-type="string" calcext:value-type="string">
            <text:p>lycoris</text:p>
          </table:table-cell>
          <table:table-cell office:value-type="string" calcext:value-type="string">
            <text:p>StarWars - First Order</text:p>
          </table:table-cell>
          <table:table-cell office:value-type="string" calcext:value-type="string">
            <text:p>flux lora model StarWars - First Order</text:p>
          </table:table-cell>
          <table:table-cell office:value-type="string" calcext:value-type="string">
            <text:p>["First Order Stormtrooper","foarmy"]</text:p>
          </table:table-cell>
          <table:table-cell office:value-type="string" calcext:value-type="string">
            <text:p>2025-07-23 10:25:15.831</text:p>
          </table:table-cell>
          <table:table-cell office:value-type="string" calcext:value-type="string">
            <text:p>2025-07-23 10:39:50.866</text:p>
          </table:table-cell>
          <table:table-cell office:value-type="float" office:value="19310216" calcext:value-type="float">
            <text:p>19310216</text:p>
          </table:table-cell>
        </table:table-row>
        <table:table-row table:style-name="ro2">
          <table:table-cell office:value-type="string" calcext:value-type="string">
            <text:p>b01cd50d-1df1-4ca3-a9ea-bfe3ad835d77</text:p>
          </table:table-cell>
          <table:table-cell office:value-type="string" calcext:value-type="string">
            <text:p>blake3:87a659d31add6073939efa08ac7bb749f7924e8b2771d3813054bb18ca7e97da</text:p>
          </table:table-cell>
          <table:table-cell office:value-type="string" calcext:value-type="string">
            <text:p>flux</text:p>
          </table:table-cell>
          <table:table-cell office:value-type="string" calcext:value-type="string">
            <text:p>lora</text:p>
          </table:table-cell>
          <table:table-cell office:value-type="string" calcext:value-type="string">
            <text:p>flux/lora/StarWars - Ralph McQuarrie Illustration.safetensors</text:p>
          </table:table-cell>
          <table:table-cell office:value-type="string" calcext:value-type="string">
            <text:p>lycoris</text:p>
          </table:table-cell>
          <table:table-cell office:value-type="string" calcext:value-type="string">
            <text:p>StarWars - Ralph McQuarrie Illustration</text:p>
          </table:table-cell>
          <table:table-cell office:value-type="string" calcext:value-type="string">
            <text:p>Flux does not know Star Wars ships well, and this is a McQuarrie style LoRA, not a Star Wars concept Lora, which would require a much larger dataset. So the LoRA has problem rendering ships faithfully. You can try lowering the weight to 0.8 and see if the rendering improves.</text:p>
            <text:p/>
            <text:p/>
          </table:table-cell>
          <table:table-cell office:value-type="string" calcext:value-type="string">
            <text:p>["ralphmcq1 painting"]</text:p>
          </table:table-cell>
          <table:table-cell office:value-type="string" calcext:value-type="string">
            <text:p>2025-07-23 10:25:46.523</text:p>
          </table:table-cell>
          <table:table-cell office:value-type="string" calcext:value-type="string">
            <text:p>2025-07-23 10:39:08.087</text:p>
          </table:table-cell>
          <table:table-cell office:value-type="float" office:value="57551176" calcext:value-type="float">
            <text:p>57551176</text:p>
          </table:table-cell>
        </table:table-row>
        <table:table-row table:style-name="ro1">
          <table:table-cell office:value-type="string" calcext:value-type="string">
            <text:p>41634287-6eee-43d9-93c0-a740fd89c153</text:p>
          </table:table-cell>
          <table:table-cell office:value-type="string" calcext:value-type="string">
            <text:p>blake3:d2436572a9b7f10d19409241a405ff8b5c9997490ef021ff39d65f030db58400</text:p>
          </table:table-cell>
          <table:table-cell office:value-type="string" calcext:value-type="string">
            <text:p>flux</text:p>
          </table:table-cell>
          <table:table-cell office:value-type="string" calcext:value-type="string">
            <text:p>lora</text:p>
          </table:table-cell>
          <table:table-cell office:value-type="string" calcext:value-type="string">
            <text:p>flux/lora/StarWars - Darth Vader.safetensors</text:p>
          </table:table-cell>
          <table:table-cell office:value-type="string" calcext:value-type="string">
            <text:p>lycoris</text:p>
          </table:table-cell>
          <table:table-cell office:value-type="string" calcext:value-type="string">
            <text:p>StarWars - Darth Vader</text:p>
          </table:table-cell>
          <table:table-cell office:value-type="string" calcext:value-type="string">
            <text:p>flux lora model StarWars - Darth Vader</text:p>
          </table:table-cell>
          <table:table-cell office:value-type="string" calcext:value-type="string">
            <text:p>["Darth Vader"]</text:p>
          </table:table-cell>
          <table:table-cell office:value-type="string" calcext:value-type="string">
            <text:p>2025-07-23 10:25:53.656</text:p>
          </table:table-cell>
          <table:table-cell office:value-type="string" calcext:value-type="string">
            <text:p>2025-07-23 10:38:20.194</text:p>
          </table:table-cell>
          <table:table-cell office:value-type="float" office:value="19292136" calcext:value-type="float">
            <text:p>19292136</text:p>
          </table:table-cell>
        </table:table-row>
        <table:table-row table:style-name="ro1">
          <table:table-cell office:value-type="string" calcext:value-type="string">
            <text:p>181df1b1-e584-4ea4-b42e-361b397bccab</text:p>
          </table:table-cell>
          <table:table-cell office:value-type="string" calcext:value-type="string">
            <text:p>blake3:4b26b23ec39512c123c1b1e2a990c42402f8fd2ac727c940a325033aa13734d9</text:p>
          </table:table-cell>
          <table:table-cell office:value-type="string" calcext:value-type="string">
            <text:p>flux</text:p>
          </table:table-cell>
          <table:table-cell office:value-type="string" calcext:value-type="string">
            <text:p>lora</text:p>
          </table:table-cell>
          <table:table-cell office:value-type="string" calcext:value-type="string">
            <text:p>flux/lora/StarWars - X-Wing.safetensors</text:p>
          </table:table-cell>
          <table:table-cell office:value-type="string" calcext:value-type="string">
            <text:p>lycoris</text:p>
          </table:table-cell>
          <table:table-cell office:value-type="string" calcext:value-type="string">
            <text:p>StarWars - X-Wing</text:p>
          </table:table-cell>
          <table:table-cell office:value-type="string" calcext:value-type="string">
            <text:p>flux lora model StarWars - X-Wing</text:p>
          </table:table-cell>
          <table:table-cell office:value-type="string" calcext:value-type="string">
            <text:p>["xwingflux"]</text:p>
          </table:table-cell>
          <table:table-cell office:value-type="string" calcext:value-type="string">
            <text:p>2025-07-23 10:26:00.487</text:p>
          </table:table-cell>
          <table:table-cell office:value-type="string" calcext:value-type="string">
            <text:p>2025-07-23 10:37:01.314</text:p>
          </table:table-cell>
          <table:table-cell office:value-type="float" office:value="19257888" calcext:value-type="float">
            <text:p>19257888</text:p>
          </table:table-cell>
        </table:table-row>
        <table:table-row table:style-name="ro1">
          <table:table-cell office:value-type="string" calcext:value-type="string">
            <text:p>fdd74500-6f1b-41a0-9f16-7e6ad29f9f03</text:p>
          </table:table-cell>
          <table:table-cell office:value-type="string" calcext:value-type="string">
            <text:p>blake3:d11b06a9d4d32e3f36858d953c13b95e0e5fb6647e7467e4b271b5d3e762b680</text:p>
          </table:table-cell>
          <table:table-cell office:value-type="string" calcext:value-type="string">
            <text:p>flux</text:p>
          </table:table-cell>
          <table:table-cell office:value-type="string" calcext:value-type="string">
            <text:p>lora</text:p>
          </table:table-cell>
          <table:table-cell office:value-type="string" calcext:value-type="string">
            <text:p>flux/lora/StarWars - Yoda.safetensors</text:p>
          </table:table-cell>
          <table:table-cell office:value-type="string" calcext:value-type="string">
            <text:p>lycoris</text:p>
          </table:table-cell>
          <table:table-cell office:value-type="string" calcext:value-type="string">
            <text:p>StarWars - Yoda</text:p>
          </table:table-cell>
          <table:table-cell office:value-type="string" calcext:value-type="string">
            <text:p>flux lora model StarWars - Yoda</text:p>
          </table:table-cell>
          <table:table-cell office:value-type="string" calcext:value-type="string">
            <text:p>["Yoda"]</text:p>
          </table:table-cell>
          <table:table-cell office:value-type="string" calcext:value-type="string">
            <text:p>2025-07-23 10:26:10.268</text:p>
          </table:table-cell>
          <table:table-cell office:value-type="string" calcext:value-type="string">
            <text:p>2025-07-23 10:36:50.716</text:p>
          </table:table-cell>
          <table:table-cell office:value-type="float" office:value="38402632" calcext:value-type="float">
            <text:p>38402632</text:p>
          </table:table-cell>
        </table:table-row>
        <table:table-row table:style-name="ro1">
          <table:table-cell office:value-type="string" calcext:value-type="string">
            <text:p>1ff23e15-3cb4-4aeb-b51d-069d300f4a49</text:p>
          </table:table-cell>
          <table:table-cell office:value-type="string" calcext:value-type="string">
            <text:p>blake3:67eb4eff067d4d97276ebbfabd884ed579cd043b635af293de9debfc17c1fbd3</text:p>
          </table:table-cell>
          <table:table-cell office:value-type="string" calcext:value-type="string">
            <text:p>flux</text:p>
          </table:table-cell>
          <table:table-cell office:value-type="string" calcext:value-type="string">
            <text:p>lora</text:p>
          </table:table-cell>
          <table:table-cell office:value-type="string" calcext:value-type="string">
            <text:p>flux/lora/StarWars - Revan.safetensors</text:p>
          </table:table-cell>
          <table:table-cell office:value-type="string" calcext:value-type="string">
            <text:p>lycoris</text:p>
          </table:table-cell>
          <table:table-cell office:value-type="string" calcext:value-type="string">
            <text:p>StarWars - Revan</text:p>
          </table:table-cell>
          <table:table-cell office:value-type="string" calcext:value-type="string">
            <text:p>flux lora model StarWars - Revan</text:p>
          </table:table-cell>
          <table:table-cell office:value-type="string" calcext:value-type="string">
            <text:p>["Revan"]</text:p>
          </table:table-cell>
          <table:table-cell office:value-type="string" calcext:value-type="string">
            <text:p>2025-07-23 10:26:17.131</text:p>
          </table:table-cell>
          <table:table-cell office:value-type="string" calcext:value-type="string">
            <text:p>2025-07-23 10:36:36.435</text:p>
          </table:table-cell>
          <table:table-cell office:value-type="float" office:value="19275696" calcext:value-type="float">
            <text:p>19275696</text:p>
          </table:table-cell>
        </table:table-row>
        <table:table-row table:style-name="ro6">
          <table:table-cell office:value-type="string" calcext:value-type="string">
            <text:p>8a5c5a0c-bc5a-4aab-9f78-e0ad7010c3b0</text:p>
          </table:table-cell>
          <table:table-cell office:value-type="string" calcext:value-type="string">
            <text:p>blake3:10b388463762b5a585e9cc13fe6c3e5b7181fb3bd80d0b5e39c5ddf0aa78d391</text:p>
          </table:table-cell>
          <table:table-cell office:value-type="string" calcext:value-type="string">
            <text:p>flux</text:p>
          </table:table-cell>
          <table:table-cell office:value-type="string" calcext:value-type="string">
            <text:p>lora</text:p>
          </table:table-cell>
          <table:table-cell office:value-type="string" calcext:value-type="string">
            <text:p>flux/lora/StarWars - B2EMO.safetensors</text:p>
          </table:table-cell>
          <table:table-cell office:value-type="string" calcext:value-type="string">
            <text:p>lycoris</text:p>
          </table:table-cell>
          <table:table-cell office:value-type="string" calcext:value-type="string">
            <text:p>StarWars - B2EMO</text:p>
          </table:table-cell>
          <table:table-cell office:value-type="string" calcext:value-type="string">
            <text:p>Works best with parameters from 1.0 to 1.5. With higher values you'll obtain red B2EMO on a sand-rocky landscape(even on 1.5 it is sometimes difficult to get a different color than red). 1.0 and lower gives interesting droids similar to Bee(see my cross-post below).</text:p>
            <text:p/>
          </table:table-cell>
          <table:table-cell office:value-type="string" calcext:value-type="string">
            <text:p>["B2EM0"]</text:p>
          </table:table-cell>
          <table:table-cell office:value-type="string" calcext:value-type="string">
            <text:p>2025-07-23 10:26:23.222</text:p>
          </table:table-cell>
          <table:table-cell office:value-type="string" calcext:value-type="string">
            <text:p>2025-07-23 10:36:25.666</text:p>
          </table:table-cell>
          <table:table-cell office:value-type="float" office:value="19257120" calcext:value-type="float">
            <text:p>19257120</text:p>
          </table:table-cell>
        </table:table-row>
        <table:table-row table:style-name="ro5">
          <table:table-cell office:value-type="string" calcext:value-type="string">
            <text:p>640c5f1c-e4a4-43a4-ae90-58401b1044a5</text:p>
          </table:table-cell>
          <table:table-cell office:value-type="string" calcext:value-type="string">
            <text:p>blake3:85bb5b4015318d73936b796aa37f3b8b01db4c58953f6af191eb29e7d1c9c974</text:p>
          </table:table-cell>
          <table:table-cell office:value-type="string" calcext:value-type="string">
            <text:p>flux</text:p>
          </table:table-cell>
          <table:table-cell office:value-type="string" calcext:value-type="string">
            <text:p>lora</text:p>
          </table:table-cell>
          <table:table-cell office:value-type="string" calcext:value-type="string">
            <text:p>flux/lora/StarWars - General Grievous.safetensors</text:p>
          </table:table-cell>
          <table:table-cell office:value-type="string" calcext:value-type="string">
            <text:p>lycoris</text:p>
          </table:table-cell>
          <table:table-cell office:value-type="string" calcext:value-type="string">
            <text:p>StarWars - General Grievous</text:p>
          </table:table-cell>
          <table:table-cell office:value-type="string" calcext:value-type="string">
            <text:p>General Grievous, the feared cyborg leader of the droid armies of the Confederacy of Independent Systems!</text:p>
            <text:p/>
            <text:p>Trigger is "GeneralGrievous"</text:p>
            <text:p/>
            <text:p>supporting tags: cyborg, alien, mask, robot, science fiction</text:p>
            <text:p/>
            <text:p>optional: cape, (four arms:1.4)</text:p>
            <text:p/>
            <text:p>Works best around 0.8 weight. Should work on most checkpoints, especially realistic ones. Tends towards portraits, but should respond to camera prompting and it does work with controlnet openpose. Lightsabers are hit or miss as to whether he's holding them correctly. XD</text:p>
            <text:p/>
            <text:p>Hope you like it and please post generations! :D</text:p>
            <text:p/>
            <text:p>Known issue: it does have a tendency to generate psuedo-text and logos in the bottom corners (though they're usually easy enough to crop off), I'll try to fix that if I make a v2...</text:p>
          </table:table-cell>
          <table:table-cell office:value-type="string" calcext:value-type="string">
            <text:p>["GeneralGrievous"]</text:p>
          </table:table-cell>
          <table:table-cell office:value-type="string" calcext:value-type="string">
            <text:p>2025-07-23 10:26:32.537</text:p>
          </table:table-cell>
          <table:table-cell office:value-type="string" calcext:value-type="string">
            <text:p>2025-07-23 10:36:04.479</text:p>
          </table:table-cell>
          <table:table-cell office:value-type="float" office:value="38408448" calcext:value-type="float">
            <text:p>38408448</text:p>
          </table:table-cell>
        </table:table-row>
        <table:table-row table:style-name="ro1">
          <table:table-cell office:value-type="string" calcext:value-type="string">
            <text:p>31e4d952-2ea1-4242-8fc0-10d926c88f0e</text:p>
          </table:table-cell>
          <table:table-cell office:value-type="string" calcext:value-type="string">
            <text:p>blake3:75ea559d81931412af7fbafdd0f6b8a28ef3c338ff3e987a2f898649fc40a818</text:p>
          </table:table-cell>
          <table:table-cell office:value-type="string" calcext:value-type="string">
            <text:p>flux</text:p>
          </table:table-cell>
          <table:table-cell office:value-type="string" calcext:value-type="string">
            <text:p>lora</text:p>
          </table:table-cell>
          <table:table-cell office:value-type="string" calcext:value-type="string">
            <text:p>flux/lora/StarWars - Republic Venator Class Star Destroyer.safetensors</text:p>
          </table:table-cell>
          <table:table-cell office:value-type="string" calcext:value-type="string">
            <text:p>lycoris</text:p>
          </table:table-cell>
          <table:table-cell office:value-type="string" calcext:value-type="string">
            <text:p>StarWars - Republic Venator Class Star Destroyer</text:p>
          </table:table-cell>
          <table:table-cell office:value-type="string" calcext:value-type="string">
            <text:p>flux lora model StarWars - Republic Venator Class Star Destroyer</text:p>
          </table:table-cell>
          <table:table-cell office:value-type="string" calcext:value-type="string">
            <text:p>["V3nat0r"]</text:p>
          </table:table-cell>
          <table:table-cell office:value-type="string" calcext:value-type="string">
            <text:p>2025-07-23 10:26:58.279</text:p>
          </table:table-cell>
          <table:table-cell office:value-type="string" calcext:value-type="string">
            <text:p>2025-07-23 10:35:43.168</text:p>
          </table:table-cell>
          <table:table-cell office:value-type="float" office:value="145180532" calcext:value-type="float">
            <text:p>145180532</text:p>
          </table:table-cell>
        </table:table-row>
        <table:table-row table:style-name="ro1">
          <table:table-cell office:value-type="string" calcext:value-type="string">
            <text:p>9e8e2c95-5f31-4b8e-a906-ae4733039e16</text:p>
          </table:table-cell>
          <table:table-cell office:value-type="string" calcext:value-type="string">
            <text:p>blake3:5bc72647e0a6c347220d86a80340e16d2e79d53504a2360600c277c1334c1734</text:p>
          </table:table-cell>
          <table:table-cell office:value-type="string" calcext:value-type="string">
            <text:p>flux</text:p>
          </table:table-cell>
          <table:table-cell office:value-type="string" calcext:value-type="string">
            <text:p>lora</text:p>
          </table:table-cell>
          <table:table-cell office:value-type="string" calcext:value-type="string">
            <text:p>flux/lora/StarWars - Imperial II-class Star Destroyer.safetensors</text:p>
          </table:table-cell>
          <table:table-cell office:value-type="string" calcext:value-type="string">
            <text:p>lycoris</text:p>
          </table:table-cell>
          <table:table-cell office:value-type="string" calcext:value-type="string">
            <text:p>StarWars - Imperial II-class Star Destroyer</text:p>
          </table:table-cell>
          <table:table-cell office:value-type="string" calcext:value-type="string">
            <text:p>flux lora model StarWars - Imperial II-class Star Destroyer</text:p>
          </table:table-cell>
          <table:table-cell office:value-type="string" calcext:value-type="string">
            <text:p>["ISDII"]</text:p>
          </table:table-cell>
          <table:table-cell office:value-type="string" calcext:value-type="string">
            <text:p>2025-07-23 10:27:27.300</text:p>
          </table:table-cell>
          <table:table-cell office:value-type="string" calcext:value-type="string">
            <text:p>2025-07-23 10:35:28.745</text:p>
          </table:table-cell>
          <table:table-cell office:value-type="float" office:value="145172956" calcext:value-type="float">
            <text:p>145172956</text:p>
          </table:table-cell>
        </table:table-row>
        <table:table-row table:style-name="ro1">
          <table:table-cell office:value-type="string" calcext:value-type="string">
            <text:p>8f4cc20b-98de-4ae4-92f3-7dd1c44d9709</text:p>
          </table:table-cell>
          <table:table-cell office:value-type="string" calcext:value-type="string">
            <text:p>blake3:859ea5bd16a947f5dd9cc71451401cc6d8750ca6f9eb459bf2cb143275cb2aca</text:p>
          </table:table-cell>
          <table:table-cell office:value-type="string" calcext:value-type="string">
            <text:p>flux</text:p>
          </table:table-cell>
          <table:table-cell office:value-type="string" calcext:value-type="string">
            <text:p>lora</text:p>
          </table:table-cell>
          <table:table-cell office:value-type="string" calcext:value-type="string">
            <text:p>flux/lora/StarWars - Clone Commando.safetensors</text:p>
          </table:table-cell>
          <table:table-cell office:value-type="string" calcext:value-type="string">
            <text:p>lycoris</text:p>
          </table:table-cell>
          <table:table-cell office:value-type="string" calcext:value-type="string">
            <text:p>StarWars - Clone Commando</text:p>
          </table:table-cell>
          <table:table-cell office:value-type="string" calcext:value-type="string">
            <text:p>flux lora model StarWars - Clone Commando</text:p>
          </table:table-cell>
          <table:table-cell office:value-type="string" calcext:value-type="string">
            <text:p>["7-CloneCommando"]</text:p>
          </table:table-cell>
          <table:table-cell office:value-type="string" calcext:value-type="string">
            <text:p>2025-07-23 10:27:35.923</text:p>
          </table:table-cell>
          <table:table-cell office:value-type="string" calcext:value-type="string">
            <text:p>2025-07-23 10:35:07.564</text:p>
          </table:table-cell>
          <table:table-cell office:value-type="float" office:value="306452432" calcext:value-type="float">
            <text:p>306452432</text:p>
          </table:table-cell>
        </table:table-row>
        <table:table-row table:style-name="ro1">
          <table:table-cell office:value-type="string" calcext:value-type="string">
            <text:p>f20191c5-e32e-4d59-bc40-8f27b2a622b7</text:p>
          </table:table-cell>
          <table:table-cell office:value-type="string" calcext:value-type="string">
            <text:p>blake3:0dd968e914e1e2476134f02473f4102590fc50a1cd563cf14ab1cf1dc890e97a</text:p>
          </table:table-cell>
          <table:table-cell office:value-type="string" calcext:value-type="string">
            <text:p>flux</text:p>
          </table:table-cell>
          <table:table-cell office:value-type="string" calcext:value-type="string">
            <text:p>lora</text:p>
          </table:table-cell>
          <table:table-cell office:value-type="string" calcext:value-type="string">
            <text:p>flux/lora/StarWars - B1 Droid.safetensors</text:p>
          </table:table-cell>
          <table:table-cell office:value-type="string" calcext:value-type="string">
            <text:p>lycoris</text:p>
          </table:table-cell>
          <table:table-cell office:value-type="string" calcext:value-type="string">
            <text:p>StarWars - B1 Droid</text:p>
          </table:table-cell>
          <table:table-cell office:value-type="string" calcext:value-type="string">
            <text:p>flux lora model StarWars - B1 Droid</text:p>
          </table:table-cell>
          <table:table-cell office:value-type="string" calcext:value-type="string">
            <text:p>["7-B1"]</text:p>
          </table:table-cell>
          <table:table-cell office:value-type="string" calcext:value-type="string">
            <text:p>2025-07-23 10:29:52.519</text:p>
          </table:table-cell>
          <table:table-cell office:value-type="string" calcext:value-type="string">
            <text:p>2025-07-23 10:34:48.070</text:p>
          </table:table-cell>
          <table:table-cell office:value-type="float" office:value="306456232" calcext:value-type="float">
            <text:p>306456232</text:p>
          </table:table-cell>
        </table:table-row>
        <table:table-row table:style-name="ro1">
          <table:table-cell office:value-type="string" calcext:value-type="string">
            <text:p>c5ca0889-a461-4f45-8685-c3704a99c127</text:p>
          </table:table-cell>
          <table:table-cell office:value-type="string" calcext:value-type="string">
            <text:p>blake3:6cd58e92b0e268c679f40e508589ba9fa7d7554d72d0568a3e103776084a1042</text:p>
          </table:table-cell>
          <table:table-cell office:value-type="string" calcext:value-type="string">
            <text:p>flux</text:p>
          </table:table-cell>
          <table:table-cell office:value-type="string" calcext:value-type="string">
            <text:p>lora</text:p>
          </table:table-cell>
          <table:table-cell office:value-type="string" calcext:value-type="string">
            <text:p>flux/lora/StarWars - Cinematic Style v1.safetensors</text:p>
          </table:table-cell>
          <table:table-cell office:value-type="string" calcext:value-type="string">
            <text:p>diffusers</text:p>
          </table:table-cell>
          <table:table-cell office:value-type="string" calcext:value-type="string">
            <text:p>StarWars - Cinematic Style v1</text:p>
          </table:table-cell>
          <table:table-cell office:value-type="string" calcext:value-type="string">
            <text:p>flux lora model StarWars - Cinematic Style v1</text:p>
          </table:table-cell>
          <table:table-cell office:value-type="string" calcext:value-type="string">
            <text:p>["star wars style"]</text:p>
          </table:table-cell>
          <table:table-cell office:value-type="string" calcext:value-type="string">
            <text:p>2025-07-23 10:31:28.969</text:p>
          </table:table-cell>
          <table:table-cell office:value-type="string" calcext:value-type="string">
            <text:p>2025-07-23 10:34:17.432</text:p>
          </table:table-cell>
          <table:table-cell office:value-type="float" office:value="343805461" calcext:value-type="float">
            <text:p>343805461</text:p>
          </table:table-cell>
        </table:table-row>
        <table:table-row table:style-name="ro1">
          <table:table-cell office:value-type="string" calcext:value-type="string">
            <text:p>ea4b49b9-ff8b-412f-9d23-6dab725d6b6f</text:p>
          </table:table-cell>
          <table:table-cell office:value-type="string" calcext:value-type="string">
            <text:p>blake3:fc79c04d62ea15febaea9f55228659f4c7e54fe737e3c10061d31640fd914237</text:p>
          </table:table-cell>
          <table:table-cell office:value-type="string" calcext:value-type="string">
            <text:p>flux</text:p>
          </table:table-cell>
          <table:table-cell office:value-type="string" calcext:value-type="string">
            <text:p>lora</text:p>
          </table:table-cell>
          <table:table-cell office:value-type="string" calcext:value-type="string">
            <text:p>flux/lora/StarWars - Clone Armour Phase 2.safetensors</text:p>
          </table:table-cell>
          <table:table-cell office:value-type="string" calcext:value-type="string">
            <text:p>lycoris</text:p>
          </table:table-cell>
          <table:table-cell office:value-type="string" calcext:value-type="string">
            <text:p>StarWars - Clone Armour Phase 2</text:p>
          </table:table-cell>
          <table:table-cell office:value-type="string" calcext:value-type="string">
            <text:p>flux lora model StarWars - Clone Armour Phase 2</text:p>
          </table:table-cell>
          <table:table-cell office:value-type="string" calcext:value-type="string">
            <text:p>["Clone Trooper","7-Phase2"]</text:p>
          </table:table-cell>
          <table:table-cell office:value-type="string" calcext:value-type="string">
            <text:p>2025-07-23 10:32:19.074</text:p>
          </table:table-cell>
          <table:table-cell office:value-type="string" calcext:value-type="string">
            <text:p>2025-07-23 10:33:53.094</text:p>
          </table:table-cell>
          <table:table-cell office:value-type="float" office:value="306474264" calcext:value-type="float">
            <text:p>306474264</text:p>
          </table:table-cell>
        </table:table-row>
        <table:table-row table:style-name="ro1">
          <table:table-cell office:value-type="string" calcext:value-type="string">
            <text:p>7758a079-c0ea-4c65-affc-a269f60eecf2</text:p>
          </table:table-cell>
          <table:table-cell office:value-type="string" calcext:value-type="string">
            <text:p>blake3:650ef766a4f7f55f87bbff618d03188c079ebebab0f637582c93c116ff23ec81</text:p>
          </table:table-cell>
          <table:table-cell office:value-type="string" calcext:value-type="string">
            <text:p>flux</text:p>
          </table:table-cell>
          <table:table-cell office:value-type="string" calcext:value-type="string">
            <text:p>lora</text:p>
          </table:table-cell>
          <table:table-cell office:value-type="string" calcext:value-type="string">
            <text:p>flux/lora/StarWars - Stormtrooper.safetensors</text:p>
          </table:table-cell>
          <table:table-cell office:value-type="string" calcext:value-type="string">
            <text:p>diffusers</text:p>
          </table:table-cell>
          <table:table-cell office:value-type="string" calcext:value-type="string">
            <text:p>StarWars - Stormtrooper</text:p>
          </table:table-cell>
          <table:table-cell office:value-type="string" calcext:value-type="string">
            <text:p>flux lora model StarWars - Stormtrooper</text:p>
          </table:table-cell>
          <table:table-cell office:value-type="string" calcext:value-type="string">
            <text:p>["stormtrooperflux"]</text:p>
          </table:table-cell>
          <table:table-cell office:value-type="string" calcext:value-type="string">
            <text:p>2025-07-23 10:37:57.244</text:p>
          </table:table-cell>
          <table:table-cell office:value-type="string" calcext:value-type="string">
            <text:p>2025-07-23 10:38:07.961</text:p>
          </table:table-cell>
          <table:table-cell office:value-type="float" office:value="171969432" calcext:value-type="float">
            <text:p>171969432</text:p>
          </table:table-cell>
        </table:table-row>
        <table:table-row table:style-name="ro7">
          <table:table-cell office:value-type="string" calcext:value-type="string">
            <text:p>3cc0273e-6817-4018-8cba-ea79c858da09</text:p>
          </table:table-cell>
          <table:table-cell office:value-type="string" calcext:value-type="string">
            <text:p>blake3:88f0c74c355a5c7bc528b9eba527c8cb97a47e6c1f79158bafa9b7945c14114c</text:p>
          </table:table-cell>
          <table:table-cell office:value-type="string" calcext:value-type="string">
            <text:p>flux</text:p>
          </table:table-cell>
          <table:table-cell office:value-type="string" calcext:value-type="string">
            <text:p>lora</text:p>
          </table:table-cell>
          <table:table-cell office:value-type="string" calcext:value-type="string">
            <text:p>flux/lora/Cybernetic_Robots.safetensors</text:p>
          </table:table-cell>
          <table:table-cell office:value-type="string" calcext:value-type="string">
            <text:p>lycoris</text:p>
          </table:table-cell>
          <table:table-cell office:value-type="string" calcext:value-type="string">
            <text:p>Robotka - Cybernetic Robots</text:p>
          </table:table-cell>
          <table:table-cell office:value-type="string" calcext:value-type="string">
            <text:p>Cybernetic Robots</text:p>
            <text:p>This lora is trained from digital luminous circuits and matrix code.</text:p>
            <text:p/>
            <text:p>Important words in the prompt:</text:p>
            <text:p/>
            <text:p>cybernetic</text:p>
            <text:p/>
            <text:p>translucent</text:p>
            <text:p/>
            <text:p>glass</text:p>
            <text:p/>
            <text:p>circuit</text:p>
            <text:p/>
            <text:p>matrix code</text:p>
            <text:p/>
            <text:p>futuristic</text:p>
            <text:p/>
            <text:p>glowing</text:p>
            <text:p/>
            <text:p>EXAMPLE</text:p>
            <text:p>PROMPT: futuristic robotic woman covered with glowing matrix code and circuits, fast running, wearing battle gear, blue, red, white, background matrix code</text:p>
          </table:table-cell>
          <table:table-cell office:value-type="string" calcext:value-type="string">
            <text:p>["cybrob"]</text:p>
          </table:table-cell>
          <table:table-cell office:value-type="string" calcext:value-type="string">
            <text:p>2025-07-24 00:46:47.350</text:p>
          </table:table-cell>
          <table:table-cell office:value-type="string" calcext:value-type="string">
            <text:p>2025-07-24 00:47:35.565</text:p>
          </table:table-cell>
          <table:table-cell office:value-type="float" office:value="39761376" calcext:value-type="float">
            <text:p>39761376</text:p>
          </table:table-cell>
        </table:table-row>
        <table:table-row table:style-name="ro4">
          <table:table-cell office:value-type="string" calcext:value-type="string">
            <text:p>ca009bf3-3548-4e78-9b7a-7a515c3ae16b</text:p>
          </table:table-cell>
          <table:table-cell office:value-type="string" calcext:value-type="string">
            <text:p>blake3:eb07edfd6c2125a4be7d4ffd617f40f4582b51669df467f8c46328099843681d</text:p>
          </table:table-cell>
          <table:table-cell office:value-type="string" calcext:value-type="string">
            <text:p>flux</text:p>
          </table:table-cell>
          <table:table-cell office:value-type="string" calcext:value-type="string">
            <text:p>lora</text:p>
          </table:table-cell>
          <table:table-cell office:value-type="string" calcext:value-type="string">
            <text:p>flux/lora/Adel_AI - Architectural_Sketching.safetensors</text:p>
          </table:table-cell>
          <table:table-cell office:value-type="string" calcext:value-type="string">
            <text:p>lycoris</text:p>
          </table:table-cell>
          <table:table-cell office:value-type="string" calcext:value-type="string">
            <text:p>AdelAI - Architectural Sketching</text:p>
          </table:table-cell>
          <table:table-cell office:value-type="string" calcext:value-type="string">
            <text:p>weighting between 1.2 - 1.6 ( you can test outside of this interval)</text:p>
            <text:p/>
            <text:p>Showcase Images were created with Flux1.dev fp16.</text:p>
            <text:p/>
            <text:p>LoRA training images base were created with Pixel Alchemy.</text:p>
            <text:p/>
            <text:p>In order to explore the extent of the possible renderings of this LoRA, it is recommended to use these tags which were used in the training. Do not of course use them all at the same time, but depending on what you are looking for : Perspective, Proportions, Construction Lines, Shading, Freehand Drawing, Rendering, Architectural Details, Schematic, Loose Lines, Abstract, Conceptual, Minimalist, Gestural, Outline, Impressionistic, Visual Brainstorming, Multi-View, Composite View.</text:p>
            <text:p/>
            <text:p>The model seems to show skills outside of architecture and interior design, yet he was only trained on that. Donât hesitate to test it on other themes.</text:p>
          </table:table-cell>
          <table:table-cell office:value-type="string" calcext:value-type="string">
            <text:p>["Construction Lines","Outline","Shading","Loose Lines","Gestural","Architectural Details","Rendering","Multi-View","Composite View","Schematic","Impressionistic","Perspective","ConceptualMinimalist","Visual Brainstorming","Proportions","Abstract","Freehand Drawing"]</text:p>
          </table:table-cell>
          <table:table-cell office:value-type="string" calcext:value-type="string">
            <text:p>2025-07-24 01:06:18.424</text:p>
          </table:table-cell>
          <table:table-cell office:value-type="string" calcext:value-type="string">
            <text:p>2025-07-24 01:44:59.806</text:p>
          </table:table-cell>
          <table:table-cell office:value-type="float" office:value="19295344" calcext:value-type="float">
            <text:p>19295344</text:p>
          </table:table-cell>
        </table:table-row>
        <table:table-row table:style-name="ro9">
          <table:table-cell office:value-type="string" calcext:value-type="string">
            <text:p>ddf3d939-87a5-437a-b02c-e73a71e2b1d6</text:p>
          </table:table-cell>
          <table:table-cell office:value-type="string" calcext:value-type="string">
            <text:p>blake3:a46ff42791e98dff037942d3d464eca612eeb3b6a1104b7b320d804336d5aa3b</text:p>
          </table:table-cell>
          <table:table-cell office:value-type="string" calcext:value-type="string">
            <text:p>flux</text:p>
          </table:table-cell>
          <table:table-cell office:value-type="string" calcext:value-type="string">
            <text:p>lora</text:p>
          </table:table-cell>
          <table:table-cell office:value-type="string" calcext:value-type="string">
            <text:p>flux/lora/AdelAI - Pascal BlanchÃ©.safetensors</text:p>
          </table:table-cell>
          <table:table-cell office:value-type="string" calcext:value-type="string">
            <text:p>lycoris</text:p>
          </table:table-cell>
          <table:table-cell office:value-type="string" calcext:value-type="string">
            <text:p>AdelAI - Pascal BlanchÃ©</text:p>
          </table:table-cell>
          <table:table-cell office:value-type="string" calcext:value-type="string">
            <text:p>Inspired by Pascal BlanchÃ© artwork (one of my favorites).</text:p>
            <text:p>Recommended resources : Fluxmania or Flux1.dev fp8.</text:p>
            <text:p/>
            <text:p>Settings : dpmpp_2m / sgm_uniform / 25 - 30 steps / cfg 3.5</text:p>
            <text:p>Weighting : 0.8 - 1.2</text:p>
          </table:table-cell>
          <table:table-cell office:value-type="string" calcext:value-type="string">
            <text:p>["By Passcal BlanchÃ©"]</text:p>
          </table:table-cell>
          <table:table-cell office:value-type="string" calcext:value-type="string">
            <text:p>2025-07-24 01:50:17.697</text:p>
          </table:table-cell>
          <table:table-cell office:value-type="string" calcext:value-type="string">
            <text:p>2025-07-24 01:51:08.124</text:p>
          </table:table-cell>
          <table:table-cell office:value-type="float" office:value="19295360" calcext:value-type="float">
            <text:p>19295360</text:p>
          </table:table-cell>
        </table:table-row>
        <table:table-row table:style-name="ro1">
          <table:table-cell office:value-type="string" calcext:value-type="string">
            <text:p>fb72dbdf-c2f2-489c-8961-3f8a59055cc1</text:p>
          </table:table-cell>
          <table:table-cell office:value-type="string" calcext:value-type="string">
            <text:p>blake3:26e3ba06efc48e734af11a3e50f4ce556812269a4acaf0678b381c398b1c02ec</text:p>
          </table:table-cell>
          <table:table-cell office:value-type="string" calcext:value-type="string">
            <text:p>flux</text:p>
          </table:table-cell>
          <table:table-cell office:value-type="string" calcext:value-type="string">
            <text:p>lora</text:p>
          </table:table-cell>
          <table:table-cell office:value-type="string" calcext:value-type="string">
            <text:p>flux/lora/DJZ - CyberSociety v66-e9.safetensors</text:p>
          </table:table-cell>
          <table:table-cell office:value-type="string" calcext:value-type="string">
            <text:p>lycoris</text:p>
          </table:table-cell>
          <table:table-cell office:value-type="string" calcext:value-type="string">
            <text:p>DJZ - CyberSociety v66-e9</text:p>
          </table:table-cell>
          <table:table-cell office:value-type="string" calcext:value-type="string">
            <text:p>flux lora model DJZ - CyberSociety v66-e9</text:p>
          </table:table-cell>
          <table:table-cell office:value-type="string" calcext:value-type="string">
            <text:p>["cybersociety style"]</text:p>
          </table:table-cell>
          <table:table-cell office:value-type="string" calcext:value-type="string">
            <text:p>2025-07-24 02:05:49.302</text:p>
          </table:table-cell>
          <table:table-cell office:value-type="string" calcext:value-type="string">
            <text:p>2025-07-24 02:06:02.934</text:p>
          </table:table-cell>
          <table:table-cell office:value-type="float" office:value="76954088" calcext:value-type="float">
            <text:p>76954088</text:p>
          </table:table-cell>
        </table:table-row>
        <table:table-row table:style-name="ro1">
          <table:table-cell office:value-type="string" calcext:value-type="string">
            <text:p>683a02e4-2cc9-496d-8c76-ae837afe225f</text:p>
          </table:table-cell>
          <table:table-cell office:value-type="string" calcext:value-type="string">
            <text:p>blake3:af825d2f646f07197a7b95de1fe6c69209c9c313fae2b707f100efc4365f15c0</text:p>
          </table:table-cell>
          <table:table-cell office:value-type="string" calcext:value-type="string">
            <text:p>flux</text:p>
          </table:table-cell>
          <table:table-cell office:value-type="string" calcext:value-type="string">
            <text:p>lora</text:p>
          </table:table-cell>
          <table:table-cell office:value-type="string" calcext:value-type="string">
            <text:p>flux/lora/CK - Ghost Reaper.safetensors</text:p>
          </table:table-cell>
          <table:table-cell office:value-type="string" calcext:value-type="string">
            <text:p>lycoris</text:p>
          </table:table-cell>
          <table:table-cell office:value-type="string" calcext:value-type="string">
            <text:p>CK - Ghost Reaper</text:p>
          </table:table-cell>
          <table:table-cell office:value-type="string" calcext:value-type="string">
            <text:p>flux lora model CK - Ghost Reaper</text:p>
          </table:table-cell>
          <table:table-cell office:value-type="string" calcext:value-type="string">
            <text:p>["robot"]</text:p>
          </table:table-cell>
          <table:table-cell office:value-type="string" calcext:value-type="string">
            <text:p>2025-07-24 02:10:50.037</text:p>
          </table:table-cell>
          <table:table-cell office:value-type="string" calcext:value-type="string">
            <text:p>2025-07-24 02:11:07.448</text:p>
          </table:table-cell>
          <table:table-cell office:value-type="float" office:value="76697315" calcext:value-type="float">
            <text:p>76697315</text:p>
          </table:table-cell>
        </table:table-row>
        <table:table-row table:style-name="ro1">
          <table:table-cell office:value-type="string" calcext:value-type="string">
            <text:p>50e284f3-c908-4c65-aefe-d51d097b33b4</text:p>
          </table:table-cell>
          <table:table-cell office:value-type="string" calcext:value-type="string">
            <text:p>blake3:4341ac41369f1959568abe5b1c8622167fe1edbed28dd48a841d4d05989001b0</text:p>
          </table:table-cell>
          <table:table-cell office:value-type="string" calcext:value-type="string">
            <text:p>flux</text:p>
          </table:table-cell>
          <table:table-cell office:value-type="string" calcext:value-type="string">
            <text:p>lora</text:p>
          </table:table-cell>
          <table:table-cell office:value-type="string" calcext:value-type="string">
            <text:p>flux/lora/Meower2024 - Cubism Style.safetensors</text:p>
          </table:table-cell>
          <table:table-cell office:value-type="string" calcext:value-type="string">
            <text:p>lycoris</text:p>
          </table:table-cell>
          <table:table-cell office:value-type="string" calcext:value-type="string">
            <text:p>Meower2024 - Cubism Style</text:p>
          </table:table-cell>
          <table:table-cell office:value-type="string" calcext:value-type="string">
            <text:p>flux lora model Meower2024 - Cubism Style</text:p>
          </table:table-cell>
          <table:table-cell office:value-type="string" calcext:value-type="string">
            <text:p>["cubism painting"]</text:p>
          </table:table-cell>
          <table:table-cell office:value-type="string" calcext:value-type="string">
            <text:p>2025-07-24 02:13:19.418</text:p>
          </table:table-cell>
          <table:table-cell office:value-type="string" calcext:value-type="string">
            <text:p>2025-07-24 02:13:35.295</text:p>
          </table:table-cell>
          <table:table-cell office:value-type="float" office:value="19259768" calcext:value-type="float">
            <text:p>19259768</text:p>
          </table:table-cell>
        </table:table-row>
        <table:table-row table:style-name="ro2">
          <table:table-cell office:value-type="string" calcext:value-type="string">
            <text:p>2e6df661-c12a-47a6-8e8d-cace83aa7f3a</text:p>
          </table:table-cell>
          <table:table-cell office:value-type="string" calcext:value-type="string">
            <text:p>blake3:95e209cb9596fcada2aca3321c60b87b008f37059ca0fd0cd72d4846e9017101</text:p>
          </table:table-cell>
          <table:table-cell office:value-type="string" calcext:value-type="string">
            <text:p>flux</text:p>
          </table:table-cell>
          <table:table-cell office:value-type="string" calcext:value-type="string">
            <text:p>lora</text:p>
          </table:table-cell>
          <table:table-cell office:value-type="string" calcext:value-type="string">
            <text:p>flux/lora/Fancy_Pants - Polygonized v0.5.safetensors</text:p>
          </table:table-cell>
          <table:table-cell office:value-type="string" calcext:value-type="string">
            <text:p>lycoris</text:p>
          </table:table-cell>
          <table:table-cell office:value-type="string" calcext:value-type="string">
            <text:p>Fancy_Pants - Polygonized v0.5</text:p>
          </table:table-cell>
          <table:table-cell office:value-type="string" calcext:value-type="string">
            <text:p>Main trigger: low poly art, geometric shapes</text:p>
            <text:p/>
            <text:p>Best weight: 0.7 ~ 1.4</text:p>
          </table:table-cell>
          <table:table-cell office:value-type="string" calcext:value-type="string">
            <text:p>["low poly art, geometric shapes"]</text:p>
          </table:table-cell>
          <table:table-cell office:value-type="string" calcext:value-type="string">
            <text:p>2025-07-24 02:16:14.776</text:p>
          </table:table-cell>
          <table:table-cell office:value-type="string" calcext:value-type="string">
            <text:p>2025-07-24 02:17:33.718</text:p>
          </table:table-cell>
          <table:table-cell office:value-type="float" office:value="19261776" calcext:value-type="float">
            <text:p>19261776</text:p>
          </table:table-cell>
        </table:table-row>
        <table:table-row table:style-name="ro2">
          <table:table-cell office:value-type="string" calcext:value-type="string">
            <text:p>420d934b-9d8d-479e-be95-b694aa605031</text:p>
          </table:table-cell>
          <table:table-cell office:value-type="string" calcext:value-type="string">
            <text:p>blake3:3f93f36b44e7eb4df90cf9baf18db449ecbd3fcf680af01b78751c5a0e03bb41</text:p>
          </table:table-cell>
          <table:table-cell office:value-type="string" calcext:value-type="string">
            <text:p>flux</text:p>
          </table:table-cell>
          <table:table-cell office:value-type="string" calcext:value-type="string">
            <text:p>lora</text:p>
          </table:table-cell>
          <table:table-cell office:value-type="string" calcext:value-type="string">
            <text:p>flux/lora/Fancy_Pants - Polygonized v0.6.safetensors</text:p>
          </table:table-cell>
          <table:table-cell office:value-type="string" calcext:value-type="string">
            <text:p>lycoris</text:p>
          </table:table-cell>
          <table:table-cell office:value-type="string" calcext:value-type="string">
            <text:p>Fancy_Pants - Polygonized v0.6</text:p>
          </table:table-cell>
          <table:table-cell office:value-type="string" calcext:value-type="string">
            <text:p>Main trigger: low poly art, geometric shapes</text:p>
            <text:p/>
            <text:p>Best weight: 0.7 ~ 1.4</text:p>
          </table:table-cell>
          <table:table-cell office:value-type="string" calcext:value-type="string">
            <text:p>["low poly art, geometric shapes","polygonized"]</text:p>
          </table:table-cell>
          <table:table-cell office:value-type="string" calcext:value-type="string">
            <text:p>2025-07-24 02:16:21.206</text:p>
          </table:table-cell>
          <table:table-cell office:value-type="string" calcext:value-type="string">
            <text:p>2025-07-24 02:16:53.539</text:p>
          </table:table-cell>
          <table:table-cell office:value-type="float" office:value="612750896" calcext:value-type="float">
            <text:p>612750896</text:p>
          </table:table-cell>
        </table:table-row>
        <table:table-row table:style-name="ro3">
          <table:table-cell office:value-type="string" calcext:value-type="string">
            <text:p>aa96a506-e466-4760-8a7d-0886ecb9b41c</text:p>
          </table:table-cell>
          <table:table-cell office:value-type="string" calcext:value-type="string">
            <text:p>blake3:87bfdfa0c7fc7c516d271adc0e992775733e8f2a37dabe163a2c7db717f6eccd</text:p>
          </table:table-cell>
          <table:table-cell office:value-type="string" calcext:value-type="string">
            <text:p>flux</text:p>
          </table:table-cell>
          <table:table-cell office:value-type="string" calcext:value-type="string">
            <text:p>lora</text:p>
          </table:table-cell>
          <table:table-cell office:value-type="string" calcext:value-type="string">
            <text:p>flux/lora/Seruva19 - Moebius.safetensors</text:p>
          </table:table-cell>
          <table:table-cell office:value-type="string" calcext:value-type="string">
            <text:p>diffusers</text:p>
          </table:table-cell>
          <table:table-cell office:value-type="string" calcext:value-type="string">
            <text:p>Seruva19 - Moebius</text:p>
          </table:table-cell>
          <table:table-cell office:value-type="string" calcext:value-type="string">
            <text:p>All showcase images were generated with the following settings, which are recommended:</text:p>
            <text:p/>
            <text:p>Prompts: started with "In style of Moebius."</text:p>
            <text:p>Model: flux1-dev (fp8e4m3fn)</text:p>
            <text:p>Text Encoder: t5pxxl_fp16</text:p>
            <text:p>Sampler: euler</text:p>
            <text:p>Scheduler: 24 steps (normal)</text:p>
            <text:p>Flux Guidance: 4</text:p>
            <text:p>LoRA Strength: 1</text:p>
            <text:p/>
          </table:table-cell>
          <table:table-cell office:value-type="string" calcext:value-type="string">
            <text:p>["In style of Moebius"]</text:p>
          </table:table-cell>
          <table:table-cell office:value-type="string" calcext:value-type="string">
            <text:p>2025-07-24 13:59:07.361</text:p>
          </table:table-cell>
          <table:table-cell office:value-type="string" calcext:value-type="string">
            <text:p>2025-07-24 14:00:14.804</text:p>
          </table:table-cell>
          <table:table-cell office:value-type="float" office:value="343805376" calcext:value-type="float">
            <text:p>343805376</text:p>
          </table:table-cell>
        </table:table-row>
        <table:table-row table:style-name="ro1">
          <table:table-cell office:value-type="string" calcext:value-type="string">
            <text:p>6ce9386a-c839-4989-bf49-29230050b0de</text:p>
          </table:table-cell>
          <table:table-cell office:value-type="string" calcext:value-type="string">
            <text:p>blake3:38061dd7cc10ac0b1f71e57fef6909214387bf5447ddde9bc111bb3cfba0dc0b</text:p>
          </table:table-cell>
          <table:table-cell office:value-type="string" calcext:value-type="string">
            <text:p>flux</text:p>
          </table:table-cell>
          <table:table-cell office:value-type="string" calcext:value-type="string">
            <text:p>lora</text:p>
          </table:table-cell>
          <table:table-cell office:value-type="string" calcext:value-type="string">
            <text:p>flux/lora/Corruptedcupid - Moebius.safetensors</text:p>
          </table:table-cell>
          <table:table-cell office:value-type="string" calcext:value-type="string">
            <text:p>lycoris</text:p>
          </table:table-cell>
          <table:table-cell office:value-type="string" calcext:value-type="string">
            <text:p>Corruptedcupid - Moebius</text:p>
          </table:table-cell>
          <table:table-cell office:value-type="string" calcext:value-type="string">
            <text:p>flux lora model Corruptedcupid - Moebius</text:p>
          </table:table-cell>
          <table:table-cell office:value-type="string" calcext:value-type="string">
            <text:p>["Moebiusstyle"]</text:p>
          </table:table-cell>
          <table:table-cell office:value-type="string" calcext:value-type="string">
            <text:p>2025-07-24 14:08:16.548</text:p>
          </table:table-cell>
          <table:table-cell office:value-type="string" calcext:value-type="string">
            <text:p>2025-07-24 14:08:59.864</text:p>
          </table:table-cell>
          <table:table-cell office:value-type="float" office:value="38405920" calcext:value-type="float">
            <text:p>38405920</text:p>
          </table:table-cell>
        </table:table-row>
        <table:table-row table:style-name="ro10">
          <table:table-cell office:value-type="string" calcext:value-type="string">
            <text:p>c8f44609-678f-4c06-a090-3b3311967feb</text:p>
          </table:table-cell>
          <table:table-cell office:value-type="string" calcext:value-type="string">
            <text:p>blake3:fd5a6f7e595c9d60793545492792d9f1c9098c94bbe76ea81095a97cea1fc77c</text:p>
          </table:table-cell>
          <table:table-cell office:value-type="string" calcext:value-type="string">
            <text:p>flux</text:p>
          </table:table-cell>
          <table:table-cell office:value-type="string" calcext:value-type="string">
            <text:p>lora</text:p>
          </table:table-cell>
          <table:table-cell office:value-type="string" calcext:value-type="string">
            <text:p>flux/lora/TangBohu - William Stout Style.safetensors</text:p>
          </table:table-cell>
          <table:table-cell office:value-type="string" calcext:value-type="string">
            <text:p>lycoris</text:p>
          </table:table-cell>
          <table:table-cell office:value-type="string" calcext:value-type="string">
            <text:p>TangBohu - William Stout Style</text:p>
          </table:table-cell>
          <table:table-cell office:value-type="string" calcext:value-type="string">
            <text:p>William Stout is an American artist and illustrator, known for his contributions to the field of paleoart and fantasy art. He was born on September 18, 1949, and is still alive today.</text:p>
            <text:p/>
            <text:p>Stout's main body of work includes creating realistic and detailed illustrations of prehistoric life, dinosaurs, and ancient civilizations. He has also worked extensively in the field of movie poster design, having created iconic posters for films like "The Lost World: Jurassic Park" and "Pan's Labyrinth."</text:p>
            <text:p/>
            <text:p>Stout's artistic style is characterized by his attention to detail, vibrant colors, and ability to bring extinct creatures to life through his illustrations. His work often showcases a blend of scientific accuracy and imaginative storytelling, making his art both educational and visually captivating.</text:p>
            <text:p/>
            <text:p>In addition to his artistic contributions, Stout has also written and published several books on paleoart and fantasy illustration, sharing his knowledge and expertise with aspiring artists and enthusiasts.</text:p>
          </table:table-cell>
          <table:table-cell office:value-type="string" calcext:value-type="string">
            <text:p>["style of William Stout"]</text:p>
          </table:table-cell>
          <table:table-cell office:value-type="string" calcext:value-type="string">
            <text:p>2025-07-27 00:36:34.981</text:p>
          </table:table-cell>
          <table:table-cell office:value-type="string" calcext:value-type="string">
            <text:p>2025-07-27 00:37:40.479</text:p>
          </table:table-cell>
          <table:table-cell office:value-type="float" office:value="306434672" calcext:value-type="float">
            <text:p>306434672</text:p>
          </table:table-cell>
        </table:table-row>
        <table:table-row table:style-name="ro11">
          <table:table-cell office:value-type="string" calcext:value-type="string">
            <text:p>44e24025-b3b9-48ce-9c84-8489bb09f712</text:p>
          </table:table-cell>
          <table:table-cell office:value-type="string" calcext:value-type="string">
            <text:p>blake3:1ceab2545594cbade0bbec7332a8a9309b621b873201b05fe0bf887a2bfb3a70</text:p>
          </table:table-cell>
          <table:table-cell office:value-type="string" calcext:value-type="string">
            <text:p>flux</text:p>
          </table:table-cell>
          <table:table-cell office:value-type="string" calcext:value-type="string">
            <text:p>lora</text:p>
          </table:table-cell>
          <table:table-cell office:value-type="string" calcext:value-type="string">
            <text:p>flux/lora/TangBohu - Claude Monet style.safetensors</text:p>
          </table:table-cell>
          <table:table-cell office:value-type="string" calcext:value-type="string">
            <text:p>lycoris</text:p>
          </table:table-cell>
          <table:table-cell office:value-type="string" calcext:value-type="string">
            <text:p>TangBohu - Claude Monet style</text:p>
          </table:table-cell>
          <table:table-cell office:value-type="string" calcext:value-type="string">
            <text:p>Claude Monet (1840-1926) was a French painter and the founder of the Impressionist movement. Born in Paris, he spent his youth in Normandy, where he developed his initial passion for art through outdoor sketching.</text:p>
            <text:p/>
            <text:p>Major Works:</text:p>
            <text:p/>
            <text:p>Impression, Sunrise (1872)</text:p>
            <text:p/>
            <text:p>Water Lilies series (1914-1926)</text:p>
            <text:p/>
            <text:p>Rouen Cathedral series (1892-1894)</text:p>
            <text:p/>
            <text:p>Haystacks series (1890-1891)</text:p>
            <text:p/>
            <text:p>Houses of Parliament series (1899-1901)</text:p>
            <text:p/>
            <text:p>Painting Style:</text:p>
            <text:p>Monet pioneered the Impressionist style, characterized by:</text:p>
            <text:p/>
            <text:p>Visible brushstrokes</text:p>
            <text:p/>
            <text:p>Emphasis on light and its changing qualities</text:p>
            <text:p/>
            <text:p>Open composition</text:p>
            <text:p/>
            <text:p>Focus on modern life</text:p>
            <text:p/>
            <text:p>Plein-air painting (outdoor painting)</text:p>
            <text:p/>
            <text:p>Major Contributions:</text:p>
            <text:p/>
            <text:p>Founded Impressionism, revolutionizing modern art</text:p>
            <text:p/>
            <text:p>Developed the concept of painting in series to capture changing light</text:p>
            <text:p/>
            <text:p>Influenced subsequent art movements including Post-Impressionism</text:p>
            <text:p/>
            <text:p>Pioneered the study of light's effects on color</text:p>
            <text:p/>
            <text:p>Created the famous garden at Giverny, which inspired his later works</text:p>
          </table:table-cell>
          <table:table-cell office:value-type="string" calcext:value-type="string">
            <text:p>["style of Claude Monet"]</text:p>
          </table:table-cell>
          <table:table-cell office:value-type="string" calcext:value-type="string">
            <text:p>2025-07-27 00:45:52.088</text:p>
          </table:table-cell>
          <table:table-cell office:value-type="string" calcext:value-type="string">
            <text:p>2025-07-27 00:54:10.680</text:p>
          </table:table-cell>
          <table:table-cell office:value-type="float" office:value="19256840" calcext:value-type="float">
            <text:p>19256840</text:p>
          </table:table-cell>
        </table:table-row>
        <table:table-row table:style-name="ro4">
          <table:table-cell office:value-type="string" calcext:value-type="string">
            <text:p>3dbd2e09-ed28-493e-830c-ab36e7d81df3</text:p>
          </table:table-cell>
          <table:table-cell office:value-type="string" calcext:value-type="string">
            <text:p>blake3:75b0b045ca4ec6c467ce167f8780be177571e32d6ee56cd34e30e7df5f528b08</text:p>
          </table:table-cell>
          <table:table-cell office:value-type="string" calcext:value-type="string">
            <text:p>flux</text:p>
          </table:table-cell>
          <table:table-cell office:value-type="string" calcext:value-type="string">
            <text:p>lora</text:p>
          </table:table-cell>
          <table:table-cell office:value-type="string" calcext:value-type="string">
            <text:p>flux/lora/TangBohu - William Zorach style.safetensors</text:p>
          </table:table-cell>
          <table:table-cell office:value-type="string" calcext:value-type="string">
            <text:p>lycoris</text:p>
          </table:table-cell>
          <table:table-cell office:value-type="string" calcext:value-type="string">
            <text:p>TangBohu - William Zorach style</text:p>
          </table:table-cell>
          <table:table-cell office:value-type="string" calcext:value-type="string">
            <text:p>William Zorach was an American sculptor, painter, and printmaker. He was born on February 28, 1887, in Eurburg, Lithuania, and passed away on November 15, 1966, in Bath, Maine.</text:p>
            <text:p/>
            <text:p>Zorach was known for his contributions to the development of modernism in American art. He began his artistic career as a painter, experimenting with various styles including Fauvism and Cubism. However, it was his transition to sculpture that brought him the most recognition.</text:p>
            <text:p/>
            <text:p>Zorach's sculptures were characterized by their simplified forms and emphasis on the natural beauty of the materials. He often worked with stone, wood, and bronze, creating organic and abstracted figures that conveyed a sense of grace and harmony. Zorach's sculptures were influenced by primitive and folk art, displaying a sense of rawness and simplicity.</text:p>
            <text:p/>
            <text:p>In addition to his sculptures, Zorach was also an accomplished printmaker and painter. His paintings often depicted landscapes, still lifes, and portraits, showcasing his mastery of color and composition.</text:p>
            <text:p/>
            <text:p>William Zorach's contributions to the art world include his role in introducing modernist aesthetics to American sculpture. His work embraced the essence of nature and celebrated the beauty in simplicity. Zorach's sculptures and paintings continue to inspire artists today, leaving a lasting impact on the development of American modernism.</text:p>
          </table:table-cell>
          <table:table-cell office:value-type="string" calcext:value-type="string">
            <text:p>["style of William Zorach"]</text:p>
          </table:table-cell>
          <table:table-cell office:value-type="string" calcext:value-type="string">
            <text:p>2025-07-27 00:46:11.786</text:p>
          </table:table-cell>
          <table:table-cell office:value-type="string" calcext:value-type="string">
            <text:p>2025-07-27 00:57:21.402</text:p>
          </table:table-cell>
          <table:table-cell office:value-type="float" office:value="306432752" calcext:value-type="float">
            <text:p>306432752</text:p>
          </table:table-cell>
        </table:table-row>
        <table:table-row table:style-name="ro12">
          <table:table-cell office:value-type="string" calcext:value-type="string">
            <text:p>590bd178-35f8-4f74-a66e-8529b582125c</text:p>
          </table:table-cell>
          <table:table-cell office:value-type="string" calcext:value-type="string">
            <text:p>blake3:8c67fe46cc5861149857f289f7b94d357d96776ceef83c25a12f31b1601d3dc0</text:p>
          </table:table-cell>
          <table:table-cell office:value-type="string" calcext:value-type="string">
            <text:p>flux</text:p>
          </table:table-cell>
          <table:table-cell office:value-type="string" calcext:value-type="string">
            <text:p>lora</text:p>
          </table:table-cell>
          <table:table-cell office:value-type="string" calcext:value-type="string">
            <text:p>flux/lora/TangBohu - Fra Filippo Lippi style.safetensors</text:p>
          </table:table-cell>
          <table:table-cell office:value-type="string" calcext:value-type="string">
            <text:p>lycoris</text:p>
          </table:table-cell>
          <table:table-cell office:value-type="string" calcext:value-type="string">
            <text:p>TangBohu - Fra Filippo Lippi style</text:p>
          </table:table-cell>
          <table:table-cell office:value-type="string" calcext:value-type="string">
            <text:p>Fra Filippo Lippi (c. 1406-1469) was an Italian painter of the Quattrocento (15th century) and one of the most important Early Renaissance artists in Florence.</text:p>
            <text:p/>
            <text:p>Birth/Death: c. 1406 in Florence, Italy - October 8, 1469 in Spoleto, Italy</text:p>
            <text:p/>
            <text:p>Major Works:</text:p>
            <text:p/>
            <text:p>"Madonna and Child with Angels" (Uffizi)</text:p>
            <text:p/>
            <text:p>"The Annunciation" (San Lorenzo, Florence)</text:p>
            <text:p/>
            <text:p>"Madonna with Child and Two Angels" (Uffizi)</text:p>
            <text:p/>
            <text:p>"Coronation of the Virgin" (Uffizi)</text:p>
            <text:p/>
            <text:p>"Stories of St. Stephen and St. John the Baptist" (Prato Cathedral)</text:p>
            <text:p/>
            <text:p>Artistic Style:</text:p>
            <text:p/>
            <text:p>Blending of religious and secular elements</text:p>
            <text:p/>
            <text:p>Innovative use of color and light</text:p>
            <text:p/>
            <text:p>Naturalistic representation of figures</text:p>
            <text:p/>
            <text:p>Detailed attention to fabric and texture</text:p>
            <text:p/>
            <text:p>Integration of contemporary Florentine fashion</text:p>
            <text:p/>
            <text:p>Dynamic composition with psychological depth</text:p>
            <text:p/>
            <text:p>Influence of Masaccio's naturalism</text:p>
            <text:p/>
            <text:p>Rich color palette and delicate modeling</text:p>
            <text:p/>
            <text:p>Major Contributions:</text:p>
            <text:p/>
            <text:p>Advanced naturalistic portrayal in religious paintings</text:p>
            <text:p/>
            <text:p>Pioneered psychological depth in religious figures</text:p>
            <text:p/>
            <text:p>Influenced later Renaissance artists including Botticelli</text:p>
            <text:p/>
            <text:p>Developed new approaches to depicting space and perspective</text:p>
            <text:p/>
            <text:p>Combined sacred themes with contemporary life elements</text:p>
            <text:p/>
            <text:p>Innovated the intimate Madonna and Child composition</text:p>
          </table:table-cell>
          <table:table-cell office:value-type="string" calcext:value-type="string">
            <text:p>["style of Fra Filippo Lippi"]</text:p>
          </table:table-cell>
          <table:table-cell office:value-type="string" calcext:value-type="string">
            <text:p>2025-07-27 00:46:19.607</text:p>
          </table:table-cell>
          <table:table-cell office:value-type="string" calcext:value-type="string">
            <text:p>2025-07-27 00:55:21.243</text:p>
          </table:table-cell>
          <table:table-cell office:value-type="float" office:value="38402144" calcext:value-type="float">
            <text:p>38402144</text:p>
          </table:table-cell>
        </table:table-row>
        <table:table-row table:style-name="ro5">
          <table:table-cell office:value-type="string" calcext:value-type="string">
            <text:p>59b59dd9-3b5c-42e6-a84a-678b2b5c2b79</text:p>
          </table:table-cell>
          <table:table-cell office:value-type="string" calcext:value-type="string">
            <text:p>blake3:6a403eeb5875e11aba3d60bfc8114554e54d4db66f6055d81c8f6efc57c053d0</text:p>
          </table:table-cell>
          <table:table-cell office:value-type="string" calcext:value-type="string">
            <text:p>flux</text:p>
          </table:table-cell>
          <table:table-cell office:value-type="string" calcext:value-type="string">
            <text:p>lora</text:p>
          </table:table-cell>
          <table:table-cell office:value-type="string" calcext:value-type="string">
            <text:p>flux/lora/TangBohu - Milton Glaser style.safetensors</text:p>
          </table:table-cell>
          <table:table-cell office:value-type="string" calcext:value-type="string">
            <text:p>lycoris</text:p>
          </table:table-cell>
          <table:table-cell office:value-type="string" calcext:value-type="string">
            <text:p>TangBohu - Milton Glaser style</text:p>
          </table:table-cell>
          <table:table-cell office:value-type="string" calcext:value-type="string">
            <text:p>Milton Glaser, born on June 26, 1929, in New York City, was an American graphic designer, illustrator, and co-founder of the iconic design firm Push Pin Studios. He is widely regarded as one of the most influential graphic designers of the 20th century.</text:p>
            <text:p/>
            <text:p>Glaser's work is characterized by his bold and vibrant use of color, combined with his innovative and imaginative approach to design. He is best known for creating the iconic "I â¤ï¸ NY" logo, which has become a globally recognized symbol of New York City.</text:p>
            <text:p/>
            <text:p>One of Glaser's notable contributions to the design world is his pioneering work in the field of graphic design. He was instrumental in shaping the visual language of the 1960s and 1970s, particularly through his distinctive psychedelic posters and album covers. His designs often incorporated hand-drawn typography, cultural references, and a sense of playfulness.</text:p>
            <text:p/>
            <text:p>In addition to his commercial work, Glaser also had a passion for promoting design education and fostering creativity. He co-founded the School of Visual Arts in New York City, where he taught and mentored many aspiring designers.</text:p>
            <text:p/>
            <text:p>Glaser's work has been exhibited worldwide, and he has received numerous awards and accolades for his contributions to the field of graphic design. He was honored with the National Medal of Arts in 2009, recognizing his significant impact on American culture through his design work.</text:p>
            <text:p/>
            <text:p>Milton Glaser passed away on June 26, 2020, leaving behind a legacy of iconic designs and a lasting influence on the world of graphic design.</text:p>
            <text:p/>
            <text:p/>
          </table:table-cell>
          <table:table-cell office:value-type="string" calcext:value-type="string">
            <text:p>["style of Milton Glaser"]</text:p>
          </table:table-cell>
          <table:table-cell office:value-type="string" calcext:value-type="string">
            <text:p>2025-07-27 00:46:26.755</text:p>
          </table:table-cell>
          <table:table-cell office:value-type="string" calcext:value-type="string">
            <text:p>2025-07-27 00:56:24.433</text:p>
          </table:table-cell>
          <table:table-cell office:value-type="float" office:value="38402128" calcext:value-type="float">
            <text:p>38402128</text:p>
          </table:table-cell>
        </table:table-row>
        <table:table-row table:style-name="ro13">
          <table:table-cell office:value-type="string" calcext:value-type="string">
            <text:p>7d7d4bdf-9166-49da-862b-050db4440452</text:p>
          </table:table-cell>
          <table:table-cell office:value-type="string" calcext:value-type="string">
            <text:p>blake3:a888a351607a649b26a186fa207d83d39bb42bc123f879be24d3de4e7056f30b</text:p>
          </table:table-cell>
          <table:table-cell office:value-type="string" calcext:value-type="string">
            <text:p>flux</text:p>
          </table:table-cell>
          <table:table-cell office:value-type="string" calcext:value-type="string">
            <text:p>lora</text:p>
          </table:table-cell>
          <table:table-cell office:value-type="string" calcext:value-type="string">
            <text:p>flux/lora/TangBohu - Gentile da Fabriano style.safetensors</text:p>
          </table:table-cell>
          <table:table-cell office:value-type="string" calcext:value-type="string">
            <text:p>lycoris</text:p>
          </table:table-cell>
          <table:table-cell office:value-type="string" calcext:value-type="string">
            <text:p>TangBohu - Gentile da Fabriano style</text:p>
          </table:table-cell>
          <table:table-cell office:value-type="string" calcext:value-type="string">
            <text:p>Gentile da Fabriano (c.1370-1427) was one of the most important Italian painters of the International Gothic style, known for his luxurious decorative effects and refined technique.</text:p>
            <text:p/>
            <text:p>Birth/Death: c.1370 in Fabriano, Marche, Italy - September 1427 in Rome, Italy</text:p>
            <text:p/>
            <text:p>Major Works:</text:p>
            <text:p/>
            <text:p>"Adoration of the Magi" (1423) - Uffizi Gallery, Florence</text:p>
            <text:p/>
            <text:p>"Valle Romita Polyptych" (1410-1412)</text:p>
            <text:p/>
            <text:p>"Madonna and Child with Saints" (1425)</text:p>
            <text:p/>
            <text:p>"Quaratesi Madonna" (1425)</text:p>
            <text:p/>
            <text:p>Frescoes in the Doge's Palace, Venice (mostly lost)</text:p>
            <text:p/>
            <text:p>"Madonna of Humility" (1420)</text:p>
            <text:p/>
            <text:p>"Coronation of the Virgin" (1420)</text:p>
            <text:p/>
            <text:p>Artistic Style:</text:p>
            <text:p/>
            <text:p>Rich, decorative International Gothic style</text:p>
            <text:p/>
            <text:p>Extensive use of gold leaf</text:p>
            <text:p/>
            <text:p>Intricate patterns and details</text:p>
            <text:p/>
            <text:p>Elegant, flowing line work</text:p>
            <text:p/>
            <text:p>Brilliant color combinations</text:p>
            <text:p/>
            <text:p>Precise rendering of luxurious materials</text:p>
            <text:p/>
            <text:p>Delicate modeling of figures</text:p>
            <text:p/>
            <text:p>Integration of naturalistic elements</text:p>
            <text:p/>
            <text:p>Complex spatial arrangements</text:p>
            <text:p/>
            <text:p>Attention to costume detail</text:p>
            <text:p/>
            <text:p>Refined handling of light effects</text:p>
            <text:p/>
            <text:p>Major Contributions:</text:p>
            <text:p/>
            <text:p>Master of International Gothic style in Italy</text:p>
            <text:p/>
            <text:p>Bridge between Gothic and Renaissance art</text:p>
            <text:p/>
            <text:p>Advanced techniques in gold leaf application</text:p>
            <text:p/>
            <text:p>Influenced development of Florentine painting</text:p>
            <text:p/>
            <text:p>Combined Northern European and Italian styles</text:p>
            <text:p/>
            <text:p>Introduced new levels of naturalistic detail</text:p>
            <text:p/>
            <text:p>Enhanced narrative painting techniques</text:p>
            <text:p/>
            <text:p>Influenced Early Renaissance artists</text:p>
          </table:table-cell>
          <table:table-cell office:value-type="string" calcext:value-type="string">
            <text:p>["style of Gentile da Fabriano"]</text:p>
          </table:table-cell>
          <table:table-cell office:value-type="string" calcext:value-type="string">
            <text:p>2025-07-27 00:46:34.228</text:p>
          </table:table-cell>
          <table:table-cell office:value-type="string" calcext:value-type="string">
            <text:p>2025-07-27 00:55:50.553</text:p>
          </table:table-cell>
          <table:table-cell office:value-type="float" office:value="38403280" calcext:value-type="float">
            <text:p>38403280</text:p>
          </table:table-cell>
        </table:table-row>
        <table:table-row table:style-name="ro10">
          <table:table-cell office:value-type="string" calcext:value-type="string">
            <text:p>3541dd7c-fe92-454d-a09a-40aa704010cb</text:p>
          </table:table-cell>
          <table:table-cell office:value-type="string" calcext:value-type="string">
            <text:p>blake3:6f74b1ee433c82b7fe4fbb14b903af9cf1e4e1fc81dae3f4d67ea6299f2b6c4a</text:p>
          </table:table-cell>
          <table:table-cell office:value-type="string" calcext:value-type="string">
            <text:p>flux</text:p>
          </table:table-cell>
          <table:table-cell office:value-type="string" calcext:value-type="string">
            <text:p>lora</text:p>
          </table:table-cell>
          <table:table-cell office:value-type="string" calcext:value-type="string">
            <text:p>flux/lora/TangBohu - Maurice Prendergast style.safetensors</text:p>
          </table:table-cell>
          <table:table-cell office:value-type="string" calcext:value-type="string">
            <text:p>lycoris</text:p>
          </table:table-cell>
          <table:table-cell office:value-type="string" calcext:value-type="string">
            <text:p>TangBohu - Maurice Prendergast style</text:p>
          </table:table-cell>
          <table:table-cell office:value-type="string" calcext:value-type="string">
            <text:p>Maurice Prendergast was an American Post-Impressionist painter known for his colorful and vibrant depictions of urban scenes, landscapes, and leisure activities. He was born on October 10, 1858 in St. John's, Newfoundland, Canada, and later moved to Boston, Massachusetts with his family. Prendergast's art often featured lively brushwork, bold colors, and a sense of movement.</text:p>
            <text:p/>
            <text:p>His works are characterized by a combination of Pointillism and Fauvism, creating a unique and dynamic style. Prendergast was influenced by European art movements such as Impressionism and Post-Impressionism, but he developed his own distinctive approach to painting.</text:p>
            <text:p/>
            <text:p>Some of his most famous works include "Central Park" and "The Bathers," which showcase his interest in capturing the vibrancy of everyday life and leisure activities. Prendergast's contributions to American art include his role in introducing modern European art styles to American audiences and his influence on later generations of American artists.</text:p>
            <text:p/>
            <text:p>Maurice Prendergast passed away on February 1, 1924 in New York City, leaving behind a legacy of innovative and colorful paintings that continue to inspire art lovers around the world.</text:p>
          </table:table-cell>
          <table:table-cell office:value-type="string" calcext:value-type="string">
            <text:p>["style of Maurice Prendergast"]</text:p>
          </table:table-cell>
          <table:table-cell office:value-type="string" calcext:value-type="string">
            <text:p>2025-07-27 00:46:41.995</text:p>
          </table:table-cell>
          <table:table-cell office:value-type="string" calcext:value-type="string">
            <text:p>2025-07-27 00:54:39.455</text:p>
          </table:table-cell>
          <table:table-cell office:value-type="float" office:value="38402152" calcext:value-type="float">
            <text:p>38402152</text:p>
          </table:table-cell>
        </table:table-row>
        <table:table-row table:style-name="ro14">
          <table:table-cell office:value-type="string" calcext:value-type="string">
            <text:p>757a5e15-e86e-4c6e-94f1-b307fd986f28</text:p>
          </table:table-cell>
          <table:table-cell office:value-type="string" calcext:value-type="string">
            <text:p>blake3:6745a9c53eebe317ea422b049dbd8de476c13f308455770f22a7bfd926ab7181</text:p>
          </table:table-cell>
          <table:table-cell office:value-type="string" calcext:value-type="string">
            <text:p>flux</text:p>
          </table:table-cell>
          <table:table-cell office:value-type="string" calcext:value-type="string">
            <text:p>lora</text:p>
          </table:table-cell>
          <table:table-cell office:value-type="string" calcext:value-type="string">
            <text:p>flux/lora/TangBohu - William Morris style.safetensors</text:p>
          </table:table-cell>
          <table:table-cell office:value-type="string" calcext:value-type="string">
            <text:p>lycoris</text:p>
          </table:table-cell>
          <table:table-cell office:value-type="string" calcext:value-type="string">
            <text:p>TangBohu - William Morris style</text:p>
          </table:table-cell>
          <table:table-cell office:value-type="string" calcext:value-type="string">
            <text:p>William Morris was an English textile designer, poet, novelist, and socialist activist. He was born on March 24, 1834, in Walthamstow, Essex, England, and he passed away on October 3, 1896, in Hammersmith, London.</text:p>
            <text:p/>
            <text:p>Morris is best known for his contributions to the Arts and Crafts movement, which aimed to revive traditional craftsmanship and create beautiful, functional objects for everyday life. He believed that art should be accessible to all and sought to bring artistry and beauty into people's homes.</text:p>
            <text:p/>
            <text:p>As a textile designer, Morris created intricate patterns inspired by nature and medieval art. His designs, characterized by rich colors and elaborate motifs, became highly sought after and had a significant impact on the Victorian aesthetic. His most famous textile design is "Strawberry Thief," featuring birds stealing strawberries from a garden.</text:p>
            <text:p/>
            <text:p>Morris was also a prolific writer and poet. His works often reflected his socialist beliefs and advocated for social justice and environmental conservation. He wrote several novels, including "News from Nowhere" and "The Wood Beyond the World," which combined elements of fantasy and social critique.</text:p>
            <text:p/>
            <text:p>In addition to his artistic and literary pursuits, Morris was actively involved in political activism. He co-founded the Socialist League and was a vocal advocate for workers' rights and the redistribution of wealth.</text:p>
            <text:p/>
            <text:p>William Morris's legacy lies in his pioneering role in the Arts and Crafts movement, his influential textile designs, and his commitment to social and environmental causes. His ideas continue to inspire artists, designers, and activists today, reminding us of the power of art to transform society.</text:p>
          </table:table-cell>
          <table:table-cell office:value-type="string" calcext:value-type="string">
            <text:p>["style of William Morris"]</text:p>
          </table:table-cell>
          <table:table-cell office:value-type="string" calcext:value-type="string">
            <text:p>2025-07-27 00:52:13.258</text:p>
          </table:table-cell>
          <table:table-cell office:value-type="string" calcext:value-type="string">
            <text:p>2025-07-27 00:56:51.638</text:p>
          </table:table-cell>
          <table:table-cell office:value-type="float" office:value="306435968" calcext:value-type="float">
            <text:p>306435968</text:p>
          </table:table-cell>
        </table:table-row>
        <table:table-row table:style-name="ro1">
          <table:table-cell office:value-type="string" calcext:value-type="string">
            <text:p>12d1e171-6037-4d85-a35e-5a7463fbe239</text:p>
          </table:table-cell>
          <table:table-cell office:value-type="string" calcext:value-type="string">
            <text:p>blake3:c194779beba8d30c204e3904ad3ffc695a1cb542286f207dccaeae881dc7d19a</text:p>
          </table:table-cell>
          <table:table-cell office:value-type="string" calcext:value-type="string">
            <text:p>flux</text:p>
          </table:table-cell>
          <table:table-cell office:value-type="string" calcext:value-type="string">
            <text:p>lora</text:p>
          </table:table-cell>
          <table:table-cell office:value-type="string" calcext:value-type="string">
            <text:p>flux/lora/RZ - HamishMacbeth.safetensors</text:p>
          </table:table-cell>
          <table:table-cell office:value-type="string" calcext:value-type="string">
            <text:p>diffusers</text:p>
          </table:table-cell>
          <table:table-cell office:value-type="string" calcext:value-type="string">
            <text:p>RZ - HamishMacbeth</text:p>
          </table:table-cell>
          <table:table-cell office:value-type="string" calcext:value-type="string">
            <text:p>flux lora model RZ - HamishMacbeth</text:p>
          </table:table-cell>
          <table:table-cell office:value-type="string" calcext:value-type="string">
            <text:p>["hamish"]</text:p>
          </table:table-cell>
          <table:table-cell office:value-type="string" calcext:value-type="string">
            <text:p>2025-07-28 07:55:47.752</text:p>
          </table:table-cell>
          <table:table-cell office:value-type="string" calcext:value-type="string">
            <text:p>2025-07-28 07:56:05.507</text:p>
          </table:table-cell>
          <table:table-cell office:value-type="float" office:value="89745224" calcext:value-type="float">
            <text:p>89745224</text:p>
          </table:table-cell>
        </table:table-row>
        <table:table-row table:style-name="ro1">
          <table:table-cell office:value-type="string" calcext:value-type="string">
            <text:p>e15f90fd-6128-45e8-ae1a-85d2608dda28</text:p>
          </table:table-cell>
          <table:table-cell office:value-type="string" calcext:value-type="string">
            <text:p>blake3:60a4883e6b4c576170b66e650ae1aa2e1291d50a9f356ed44aa2f1e67de3dc57</text:p>
          </table:table-cell>
          <table:table-cell office:value-type="string" calcext:value-type="string">
            <text:p>flux</text:p>
          </table:table-cell>
          <table:table-cell office:value-type="string" calcext:value-type="string">
            <text:p>lora</text:p>
          </table:table-cell>
          <table:table-cell office:value-type="string" calcext:value-type="string">
            <text:p>flux/lora/PhotobAIt - Tron2 Style.safetensors</text:p>
          </table:table-cell>
          <table:table-cell office:value-type="string" calcext:value-type="string">
            <text:p>lycoris</text:p>
          </table:table-cell>
          <table:table-cell office:value-type="string" calcext:value-type="string">
            <text:p>PhotobAIt - Tron2 Style</text:p>
          </table:table-cell>
          <table:table-cell office:value-type="string" calcext:value-type="string">
            <text:p>Q2xpcCBTa2lwOiAxClN0cmVuZ3RoOiAwLjkKdHJvbjIgc3R5bGUsIHNjaWVuY2UgZmljdGlvbiwgbmVvbiwgcGFyaXMgbGFuZHNjYXBlIHdpdGggdGhlIGVmZmVpbCB0b3dlciwgbm90cmUgZGFtZSBjYXRoZWRyYWwsIFRoZSBCYXNpbGljYSBvZiBTYWNyw4PCqSBDw4XCk3VyIGRlIE1vbnRtYXJ0cmUsIFRoZSBBcmMgZGUgVHJpb21waGUgZGUgbCfDg8KJdG9pbGUgPGxvcmE6VHJvbjJfU3R5bGU6MC45PiB0cm9uMiBzdHlsZSwgc2NpZW5jZSBmaWN0aW9u</text:p>
          </table:table-cell>
          <table:table-cell office:value-type="string" calcext:value-type="string">
            <text:p>["tron2 style, science fiction, neon"]</text:p>
          </table:table-cell>
          <table:table-cell office:value-type="string" calcext:value-type="string">
            <text:p>2025-07-29 02:29:37.355</text:p>
          </table:table-cell>
          <table:table-cell office:value-type="string" calcext:value-type="string">
            <text:p>2025-07-29 04:09:49.945</text:p>
          </table:table-cell>
          <table:table-cell office:value-type="float" office:value="19260760" calcext:value-type="float">
            <text:p>19260760</text:p>
          </table:table-cell>
        </table:table-row>
        <table:table-row table:style-name="ro1">
          <table:table-cell office:value-type="string" calcext:value-type="string">
            <text:p>238fccb1-d1d2-4312-bb34-6406b2e2a8e8</text:p>
          </table:table-cell>
          <table:table-cell office:value-type="string" calcext:value-type="string">
            <text:p>blake3:b8a8dab33b705fa38e1582645cad7a67348c5d58104f74dd547a9048f711dd8b</text:p>
          </table:table-cell>
          <table:table-cell office:value-type="string" calcext:value-type="string">
            <text:p>flux</text:p>
          </table:table-cell>
          <table:table-cell office:value-type="string" calcext:value-type="string">
            <text:p>lora</text:p>
          </table:table-cell>
          <table:table-cell office:value-type="string" calcext:value-type="string">
            <text:p>flux/lora/PhotobAIt - Clement Thoby Style.safetensors</text:p>
          </table:table-cell>
          <table:table-cell office:value-type="string" calcext:value-type="string">
            <text:p>lycoris</text:p>
          </table:table-cell>
          <table:table-cell office:value-type="string" calcext:value-type="string">
            <text:p>PhotobAIt - Clement Thoby Style</text:p>
          </table:table-cell>
          <table:table-cell office:value-type="string" calcext:value-type="string">
            <text:p>&lt;lora:Clement_Thoby_Style:0.9&gt; clement thoby style, digital painting. the eiffel tower with snow at sunset</text:p>
          </table:table-cell>
          <table:table-cell office:value-type="string" calcext:value-type="string">
            <text:p>["clement thoby style, painting"]</text:p>
          </table:table-cell>
          <table:table-cell office:value-type="string" calcext:value-type="string">
            <text:p>2025-07-29 03:51:46.961</text:p>
          </table:table-cell>
          <table:table-cell office:value-type="string" calcext:value-type="string">
            <text:p>2025-07-29 04:07:36.272</text:p>
          </table:table-cell>
          <table:table-cell office:value-type="float" office:value="19260736" calcext:value-type="float">
            <text:p>19260736</text:p>
          </table:table-cell>
        </table:table-row>
        <table:table-row table:style-name="ro1">
          <table:table-cell office:value-type="string" calcext:value-type="string">
            <text:p>1054d51e-d395-4606-962a-e0f2714cfb35</text:p>
          </table:table-cell>
          <table:table-cell office:value-type="string" calcext:value-type="string">
            <text:p>blake3:6d3e8ece26cf669d39d88ffc04a01eb1a6800982d34c7899536ebfd573810815</text:p>
          </table:table-cell>
          <table:table-cell office:value-type="string" calcext:value-type="string">
            <text:p>flux</text:p>
          </table:table-cell>
          <table:table-cell office:value-type="string" calcext:value-type="string">
            <text:p>lora</text:p>
          </table:table-cell>
          <table:table-cell office:value-type="string" calcext:value-type="string">
            <text:p>flux/lora/PhotobAIt - Renoir style.safetensors</text:p>
          </table:table-cell>
          <table:table-cell office:value-type="string" calcext:value-type="string">
            <text:p>lycoris</text:p>
          </table:table-cell>
          <table:table-cell office:value-type="string" calcext:value-type="string">
            <text:p>PhotobAIt - Renoir style</text:p>
          </table:table-cell>
          <table:table-cell office:value-type="string" calcext:value-type="string">
            <text:p>&lt;lora:Renoir_style:0.9&gt; renoir style, a woman holds a cocktail on the beach at sunset</text:p>
          </table:table-cell>
          <table:table-cell office:value-type="string" calcext:value-type="string">
            <text:p>["renoir style"]</text:p>
          </table:table-cell>
          <table:table-cell office:value-type="string" calcext:value-type="string">
            <text:p>2025-07-29 03:51:57.163</text:p>
          </table:table-cell>
          <table:table-cell office:value-type="string" calcext:value-type="string">
            <text:p>2025-07-29 04:07:08.666</text:p>
          </table:table-cell>
          <table:table-cell office:value-type="float" office:value="19260784" calcext:value-type="float">
            <text:p>19260784</text:p>
          </table:table-cell>
        </table:table-row>
        <table:table-row table:style-name="ro1">
          <table:table-cell office:value-type="string" calcext:value-type="string">
            <text:p>33b08699-4e54-43ac-887b-fc1c92ec822c</text:p>
          </table:table-cell>
          <table:table-cell office:value-type="string" calcext:value-type="string">
            <text:p>blake3:d0cb1a98c3d4b4742b7343e9606e6e13073ed9b7181502ebc6c6cc84f618e2ec</text:p>
          </table:table-cell>
          <table:table-cell office:value-type="string" calcext:value-type="string">
            <text:p>flux</text:p>
          </table:table-cell>
          <table:table-cell office:value-type="string" calcext:value-type="string">
            <text:p>lora</text:p>
          </table:table-cell>
          <table:table-cell office:value-type="string" calcext:value-type="string">
            <text:p>flux/lora/PhotobAIt - Dali Style.safetensors</text:p>
          </table:table-cell>
          <table:table-cell office:value-type="string" calcext:value-type="string">
            <text:p>lycoris</text:p>
          </table:table-cell>
          <table:table-cell office:value-type="string" calcext:value-type="string">
            <text:p>PhotobAIt - Dali Style</text:p>
          </table:table-cell>
          <table:table-cell office:value-type="string" calcext:value-type="string">
            <text:p>&lt;lora:Dali Style:0.9&gt; dali style, painting. a man holding a melting beer in a pub with long legs elephants</text:p>
          </table:table-cell>
          <table:table-cell office:value-type="string" calcext:value-type="string">
            <text:p>["dali style, painting"]</text:p>
          </table:table-cell>
          <table:table-cell office:value-type="string" calcext:value-type="string">
            <text:p>2025-07-29 03:52:06.806</text:p>
          </table:table-cell>
          <table:table-cell office:value-type="string" calcext:value-type="string">
            <text:p>2025-07-29 04:06:45.040</text:p>
          </table:table-cell>
          <table:table-cell office:value-type="float" office:value="76692896" calcext:value-type="float">
            <text:p>76692896</text:p>
          </table:table-cell>
        </table:table-row>
        <table:table-row table:style-name="ro1">
          <table:table-cell office:value-type="string" calcext:value-type="string">
            <text:p>4571959e-b36b-4193-a93b-a879e0d5220b</text:p>
          </table:table-cell>
          <table:table-cell office:value-type="string" calcext:value-type="string">
            <text:p>blake3:79b6b03e4ff6d2cba32004192a0b2862c51ac4c1878578931f498ca97756f900</text:p>
          </table:table-cell>
          <table:table-cell office:value-type="string" calcext:value-type="string">
            <text:p>flux</text:p>
          </table:table-cell>
          <table:table-cell office:value-type="string" calcext:value-type="string">
            <text:p>lora</text:p>
          </table:table-cell>
          <table:table-cell office:value-type="string" calcext:value-type="string">
            <text:p>flux/lora/PhotobAIt - George PÃ©rez.safetensors</text:p>
          </table:table-cell>
          <table:table-cell office:value-type="string" calcext:value-type="string">
            <text:p>lycoris</text:p>
          </table:table-cell>
          <table:table-cell office:value-type="string" calcext:value-type="string">
            <text:p>PhotobAIt - George PÃ©rez</text:p>
          </table:table-cell>
          <table:table-cell office:value-type="string" calcext:value-type="string">
            <text:p>&lt;lora:George_PÃ©rez:0.9&gt; george pÃ©rez style, comics, full body, spiderman is holding a beer in a pub</text:p>
          </table:table-cell>
          <table:table-cell office:value-type="string" calcext:value-type="string">
            <text:p>["george pÃ©rez style, comics"]</text:p>
          </table:table-cell>
          <table:table-cell office:value-type="string" calcext:value-type="string">
            <text:p>2025-07-29 03:52:14.795</text:p>
          </table:table-cell>
          <table:table-cell office:value-type="string" calcext:value-type="string">
            <text:p>2025-07-29 04:04:28.720</text:p>
          </table:table-cell>
          <table:table-cell office:value-type="float" office:value="19260952" calcext:value-type="float">
            <text:p>19260952</text:p>
          </table:table-cell>
        </table:table-row>
        <table:table-row table:style-name="ro1">
          <table:table-cell office:value-type="string" calcext:value-type="string">
            <text:p>81d955d4-d9ae-4dc7-a16e-60780e1dab18</text:p>
          </table:table-cell>
          <table:table-cell office:value-type="string" calcext:value-type="string">
            <text:p>blake3:0a6cdcad032a88b44d33fc22f214624a99e4dc84cd97d993cb2e7c20100fffb7</text:p>
          </table:table-cell>
          <table:table-cell office:value-type="string" calcext:value-type="string">
            <text:p>flux</text:p>
          </table:table-cell>
          <table:table-cell office:value-type="string" calcext:value-type="string">
            <text:p>lora</text:p>
          </table:table-cell>
          <table:table-cell office:value-type="string" calcext:value-type="string">
            <text:p>flux/lora/PhotobAIt - Origami style.safetensors</text:p>
          </table:table-cell>
          <table:table-cell office:value-type="string" calcext:value-type="string">
            <text:p>lycoris</text:p>
          </table:table-cell>
          <table:table-cell office:value-type="string" calcext:value-type="string">
            <text:p>PhotobAIt - Origami style</text:p>
          </table:table-cell>
          <table:table-cell office:value-type="string" calcext:value-type="string">
            <text:p>&lt;lora:Origami_style:0.9&gt; origami style, <text:s/>scilpture, a cat at a window</text:p>
          </table:table-cell>
          <table:table-cell office:value-type="string" calcext:value-type="string">
            <text:p>["sculpture","origami style"]</text:p>
          </table:table-cell>
          <table:table-cell office:value-type="string" calcext:value-type="string">
            <text:p>2025-07-29 03:52:24.568</text:p>
          </table:table-cell>
          <table:table-cell office:value-type="string" calcext:value-type="string">
            <text:p>2025-07-29 04:04:07.111</text:p>
          </table:table-cell>
          <table:table-cell office:value-type="float" office:value="19259576" calcext:value-type="float">
            <text:p>19259576</text:p>
          </table:table-cell>
        </table:table-row>
        <table:table-row table:style-name="ro1">
          <table:table-cell office:value-type="string" calcext:value-type="string">
            <text:p>d00a5f34-870e-4a1c-81eb-3b44d9da2404</text:p>
          </table:table-cell>
          <table:table-cell office:value-type="string" calcext:value-type="string">
            <text:p>blake3:08f036a2bea91b17ea7e54648fa370acdba7f19bef831b8fbc2172e41012c3c6</text:p>
          </table:table-cell>
          <table:table-cell office:value-type="string" calcext:value-type="string">
            <text:p>flux</text:p>
          </table:table-cell>
          <table:table-cell office:value-type="string" calcext:value-type="string">
            <text:p>lora</text:p>
          </table:table-cell>
          <table:table-cell office:value-type="string" calcext:value-type="string">
            <text:p>flux/lora/PhotobAIt - Papercut Art.safetensors</text:p>
          </table:table-cell>
          <table:table-cell office:value-type="string" calcext:value-type="string">
            <text:p>lycoris</text:p>
          </table:table-cell>
          <table:table-cell office:value-type="string" calcext:value-type="string">
            <text:p>PhotobAIt - Papercut Art</text:p>
          </table:table-cell>
          <table:table-cell office:value-type="string" calcext:value-type="string">
            <text:p>&lt;lora:Papercut_Art:0.9&gt; papercut art, a man holds a beer</text:p>
          </table:table-cell>
          <table:table-cell office:value-type="string" calcext:value-type="string">
            <text:p>["hands holding","papercut art"]</text:p>
          </table:table-cell>
          <table:table-cell office:value-type="string" calcext:value-type="string">
            <text:p>2025-07-29 03:52:35.308</text:p>
          </table:table-cell>
          <table:table-cell office:value-type="string" calcext:value-type="string">
            <text:p>2025-07-29 04:03:41.334</text:p>
          </table:table-cell>
          <table:table-cell office:value-type="float" office:value="19262144" calcext:value-type="float">
            <text:p>19262144</text:p>
          </table:table-cell>
        </table:table-row>
        <table:table-row table:style-name="ro1">
          <table:table-cell office:value-type="string" calcext:value-type="string">
            <text:p>2a9953cc-87d0-49e9-9aa2-f92e05670add</text:p>
          </table:table-cell>
          <table:table-cell office:value-type="string" calcext:value-type="string">
            <text:p>blake3:3ab7a630c1157105821cca684fa9f95145ca0dd7a45963128bc160e305d442b6</text:p>
          </table:table-cell>
          <table:table-cell office:value-type="string" calcext:value-type="string">
            <text:p>flux</text:p>
          </table:table-cell>
          <table:table-cell office:value-type="string" calcext:value-type="string">
            <text:p>lora</text:p>
          </table:table-cell>
          <table:table-cell office:value-type="string" calcext:value-type="string">
            <text:p>flux/lora/PhotobAIt - Pablo Oliveira Style.safetensors</text:p>
          </table:table-cell>
          <table:table-cell office:value-type="string" calcext:value-type="string">
            <text:p>lycoris</text:p>
          </table:table-cell>
          <table:table-cell office:value-type="string" calcext:value-type="string">
            <text:p>PhotobAIt - Pablo Oliveira Style</text:p>
          </table:table-cell>
          <table:table-cell office:value-type="string" calcext:value-type="string">
            <text:p>a spaceship in the desert parked in front of a pub. sunset &lt;lora:Pablo_Oliveira_Style:0.9&gt; pablo oliveira style, scenery, science fiction</text:p>
          </table:table-cell>
          <table:table-cell office:value-type="string" calcext:value-type="string">
            <text:p>["pablo oliveira style, scenery, science fiction."]</text:p>
          </table:table-cell>
          <table:table-cell office:value-type="string" calcext:value-type="string">
            <text:p>2025-07-29 03:53:08.434</text:p>
          </table:table-cell>
          <table:table-cell office:value-type="string" calcext:value-type="string">
            <text:p>2025-07-29 04:03:10.927</text:p>
          </table:table-cell>
          <table:table-cell office:value-type="float" office:value="19260952" calcext:value-type="float">
            <text:p>19260952</text:p>
          </table:table-cell>
        </table:table-row>
        <table:table-row table:style-name="ro1">
          <table:table-cell office:value-type="string" calcext:value-type="string">
            <text:p>193c7705-3683-4024-a2fe-b1393593fa5b</text:p>
          </table:table-cell>
          <table:table-cell office:value-type="string" calcext:value-type="string">
            <text:p>blake3:be2b8e2f99f309461e48e67ae2ce6eed40fc2407b374d38e92f2a66a72a0cdcd</text:p>
          </table:table-cell>
          <table:table-cell office:value-type="string" calcext:value-type="string">
            <text:p>flux</text:p>
          </table:table-cell>
          <table:table-cell office:value-type="string" calcext:value-type="string">
            <text:p>lora</text:p>
          </table:table-cell>
          <table:table-cell office:value-type="string" calcext:value-type="string">
            <text:p>flux/lora/PhotobAIt - Roy Lichtenstein Style.safetensors</text:p>
          </table:table-cell>
          <table:table-cell office:value-type="string" calcext:value-type="string">
            <text:p>lycoris</text:p>
          </table:table-cell>
          <table:table-cell office:value-type="string" calcext:value-type="string">
            <text:p>PhotobAIt - Roy Lichtenstein Style</text:p>
          </table:table-cell>
          <table:table-cell office:value-type="string" calcext:value-type="string">
            <text:p>&lt;lora:Roy_Lichtenstein_Style:0.9&gt; roy lichtenstein style, a redhead woman portrait</text:p>
          </table:table-cell>
          <table:table-cell office:value-type="string" calcext:value-type="string">
            <text:p>["roy lichtenstein style"]</text:p>
          </table:table-cell>
          <table:table-cell office:value-type="string" calcext:value-type="string">
            <text:p>2025-07-29 03:53:17.061</text:p>
          </table:table-cell>
          <table:table-cell office:value-type="string" calcext:value-type="string">
            <text:p>2025-07-29 04:02:41.017</text:p>
          </table:table-cell>
          <table:table-cell office:value-type="float" office:value="19261144" calcext:value-type="float">
            <text:p>19261144</text:p>
          </table:table-cell>
        </table:table-row>
        <table:table-row table:style-name="ro1">
          <table:table-cell office:value-type="string" calcext:value-type="string">
            <text:p>ba6ffa49-4ec6-40c7-a6c7-de0d9bebce3d</text:p>
          </table:table-cell>
          <table:table-cell office:value-type="string" calcext:value-type="string">
            <text:p>blake3:0158c6cf6d0861e68678f88081795ea04f98b011cfff4c7286e97b3b0cebda8d</text:p>
          </table:table-cell>
          <table:table-cell office:value-type="string" calcext:value-type="string">
            <text:p>flux</text:p>
          </table:table-cell>
          <table:table-cell office:value-type="string" calcext:value-type="string">
            <text:p>lora</text:p>
          </table:table-cell>
          <table:table-cell office:value-type="string" calcext:value-type="string">
            <text:p>flux/lora/PhotobAIt - Bansky.safetensors</text:p>
          </table:table-cell>
          <table:table-cell office:value-type="string" calcext:value-type="string">
            <text:p>lycoris</text:p>
          </table:table-cell>
          <table:table-cell office:value-type="string" calcext:value-type="string">
            <text:p>PhotobAIt - Bansky</text:p>
          </table:table-cell>
          <table:table-cell office:value-type="string" calcext:value-type="string">
            <text:p>&lt;lora:Bansky:0.88&gt; Bansky style, streetart on a wall , a muscular man is weightlifting barbell made of balloons</text:p>
          </table:table-cell>
          <table:table-cell office:value-type="string" calcext:value-type="string">
            <text:p>["Bansky style, streetart","on a wall"]</text:p>
          </table:table-cell>
          <table:table-cell office:value-type="string" calcext:value-type="string">
            <text:p>2025-07-29 03:53:27.785</text:p>
          </table:table-cell>
          <table:table-cell office:value-type="string" calcext:value-type="string">
            <text:p>2025-07-29 04:02:13.306</text:p>
          </table:table-cell>
          <table:table-cell office:value-type="float" office:value="19262184" calcext:value-type="float">
            <text:p>19262184</text:p>
          </table:table-cell>
        </table:table-row>
        <table:table-row table:style-name="ro1">
          <table:table-cell office:value-type="string" calcext:value-type="string">
            <text:p>aa446fbf-0b45-40e0-91d4-e773a4ec5516</text:p>
          </table:table-cell>
          <table:table-cell office:value-type="string" calcext:value-type="string">
            <text:p>blake3:da4411146873ed392e93d27e1f07d6b89acc24b24ac480416bfcfd152f9923a8</text:p>
          </table:table-cell>
          <table:table-cell office:value-type="string" calcext:value-type="string">
            <text:p>flux</text:p>
          </table:table-cell>
          <table:table-cell office:value-type="string" calcext:value-type="string">
            <text:p>lora</text:p>
          </table:table-cell>
          <table:table-cell office:value-type="string" calcext:value-type="string">
            <text:p>flux/lora/PhotobAIt - Vermeer Style.safetensors</text:p>
          </table:table-cell>
          <table:table-cell office:value-type="string" calcext:value-type="string">
            <text:p>lycoris</text:p>
          </table:table-cell>
          <table:table-cell office:value-type="string" calcext:value-type="string">
            <text:p>PhotobAIt - Vermeer Style</text:p>
          </table:table-cell>
          <table:table-cell office:value-type="string" calcext:value-type="string">
            <text:p>&lt;lora:Vermeer_Style:0.9&gt; vermeer style, superman stands in front of a castle, hands on hips</text:p>
          </table:table-cell>
          <table:table-cell office:value-type="string" calcext:value-type="string">
            <text:p>["vermeer style"]</text:p>
          </table:table-cell>
          <table:table-cell office:value-type="string" calcext:value-type="string">
            <text:p>2025-07-29 03:53:35.916</text:p>
          </table:table-cell>
          <table:table-cell office:value-type="string" calcext:value-type="string">
            <text:p>2025-07-29 04:01:31.217</text:p>
          </table:table-cell>
          <table:table-cell office:value-type="float" office:value="19261584" calcext:value-type="float">
            <text:p>19261584</text:p>
          </table:table-cell>
        </table:table-row>
        <table:table-row table:style-name="ro1">
          <table:table-cell office:value-type="string" calcext:value-type="string">
            <text:p>3a930d37-c45f-4ae7-ad14-c031ef669b57</text:p>
          </table:table-cell>
          <table:table-cell office:value-type="string" calcext:value-type="string">
            <text:p>blake3:f60ef0d5424d58af46c7d8fc0d67ecddba92fbc1aa98c77153a406c8169bb32d</text:p>
          </table:table-cell>
          <table:table-cell office:value-type="string" calcext:value-type="string">
            <text:p>flux</text:p>
          </table:table-cell>
          <table:table-cell office:value-type="string" calcext:value-type="string">
            <text:p>lora</text:p>
          </table:table-cell>
          <table:table-cell office:value-type="string" calcext:value-type="string">
            <text:p>flux/lora/PhotobAIt - Michelangelo Style.safetensors</text:p>
          </table:table-cell>
          <table:table-cell office:value-type="string" calcext:value-type="string">
            <text:p>lycoris</text:p>
          </table:table-cell>
          <table:table-cell office:value-type="string" calcext:value-type="string">
            <text:p>PhotobAIt - Michelangelo Style</text:p>
          </table:table-cell>
          <table:table-cell office:value-type="string" calcext:value-type="string">
            <text:p>&lt;lora:Michelangelo_Style:0.9&gt; michelangelo style, a man is holding a beer in a pub</text:p>
          </table:table-cell>
          <table:table-cell office:value-type="string" calcext:value-type="string">
            <text:p>["michelangelo style"]</text:p>
          </table:table-cell>
          <table:table-cell office:value-type="string" calcext:value-type="string">
            <text:p>2025-07-29 03:53:45.054</text:p>
          </table:table-cell>
          <table:table-cell office:value-type="string" calcext:value-type="string">
            <text:p>2025-07-29 04:01:08.112</text:p>
          </table:table-cell>
          <table:table-cell office:value-type="float" office:value="19261648" calcext:value-type="float">
            <text:p>19261648</text:p>
          </table:table-cell>
        </table:table-row>
        <table:table-row table:style-name="ro1">
          <table:table-cell office:value-type="string" calcext:value-type="string">
            <text:p>d4d8153c-48df-466f-be72-922a166b2ac4</text:p>
          </table:table-cell>
          <table:table-cell office:value-type="string" calcext:value-type="string">
            <text:p>blake3:0557af4cc778e39202bb8d831d86ddc49d980be1100772d7e2278c2c88051a06</text:p>
          </table:table-cell>
          <table:table-cell office:value-type="string" calcext:value-type="string">
            <text:p>flux</text:p>
          </table:table-cell>
          <table:table-cell office:value-type="string" calcext:value-type="string">
            <text:p>lora</text:p>
          </table:table-cell>
          <table:table-cell office:value-type="string" calcext:value-type="string">
            <text:p>flux/lora/PhotobAIt - Botticelli.safetensors</text:p>
          </table:table-cell>
          <table:table-cell office:value-type="string" calcext:value-type="string">
            <text:p>lycoris</text:p>
          </table:table-cell>
          <table:table-cell office:value-type="string" calcext:value-type="string">
            <text:p>PhotobAIt - Botticelli</text:p>
          </table:table-cell>
          <table:table-cell office:value-type="string" calcext:value-type="string">
            <text:p>Sandro Botticelli Style</text:p>
          </table:table-cell>
          <table:table-cell office:value-type="string" calcext:value-type="string">
            <text:p>["botticelli style, painting."]</text:p>
          </table:table-cell>
          <table:table-cell office:value-type="string" calcext:value-type="string">
            <text:p>2025-07-29 03:53:55.057</text:p>
          </table:table-cell>
          <table:table-cell office:value-type="string" calcext:value-type="string">
            <text:p>2025-07-29 04:00:36.242</text:p>
          </table:table-cell>
          <table:table-cell office:value-type="float" office:value="76693056" calcext:value-type="float">
            <text:p>76693056</text:p>
          </table:table-cell>
        </table:table-row>
        <table:table-row table:style-name="ro1">
          <table:table-cell office:value-type="string" calcext:value-type="string">
            <text:p>21e48f99-347e-442d-aac8-72f25324c6b7</text:p>
          </table:table-cell>
          <table:table-cell office:value-type="string" calcext:value-type="string">
            <text:p>blake3:340f2381c7cfe84de14151dcb62e790fc0b1ac201e81f42f85a01ddb497e01d8</text:p>
          </table:table-cell>
          <table:table-cell office:value-type="string" calcext:value-type="string">
            <text:p>flux</text:p>
          </table:table-cell>
          <table:table-cell office:value-type="string" calcext:value-type="string">
            <text:p>lora</text:p>
          </table:table-cell>
          <table:table-cell office:value-type="string" calcext:value-type="string">
            <text:p>flux/lora/PhotobAIt - Rembrandt Style.safetensors</text:p>
          </table:table-cell>
          <table:table-cell office:value-type="string" calcext:value-type="string">
            <text:p>lycoris</text:p>
          </table:table-cell>
          <table:table-cell office:value-type="string" calcext:value-type="string">
            <text:p>PhotobAIt - Rembrandt Style</text:p>
          </table:table-cell>
          <table:table-cell office:value-type="string" calcext:value-type="string">
            <text:p>flux lora model PhotobAIt - Rembrandt Style</text:p>
          </table:table-cell>
          <table:table-cell office:value-type="string" calcext:value-type="string">
            <text:p>["rembrandt style, painting"]</text:p>
          </table:table-cell>
          <table:table-cell office:value-type="string" calcext:value-type="string">
            <text:p>2025-07-29 03:54:11.400</text:p>
          </table:table-cell>
          <table:table-cell office:value-type="string" calcext:value-type="string">
            <text:p>2025-07-29 03:59:53.616</text:p>
          </table:table-cell>
          <table:table-cell office:value-type="float" office:value="76693304" calcext:value-type="float">
            <text:p>76693304</text:p>
          </table:table-cell>
        </table:table-row>
        <table:table-row table:style-name="ro1">
          <table:table-cell office:value-type="string" calcext:value-type="string">
            <text:p>aa03655a-3bb6-489d-8a9f-1406e8c215a2</text:p>
          </table:table-cell>
          <table:table-cell office:value-type="string" calcext:value-type="string">
            <text:p>blake3:bad9d06333d6f96d43206d3e80b2ae01b0684af4906ea7b5d543b444fb8fbe23</text:p>
          </table:table-cell>
          <table:table-cell office:value-type="string" calcext:value-type="string">
            <text:p>flux</text:p>
          </table:table-cell>
          <table:table-cell office:value-type="string" calcext:value-type="string">
            <text:p>lora</text:p>
          </table:table-cell>
          <table:table-cell office:value-type="string" calcext:value-type="string">
            <text:p>flux/lora/PhotobAIt - Art Nouveau Style.safetensors</text:p>
          </table:table-cell>
          <table:table-cell office:value-type="string" calcext:value-type="string">
            <text:p>lycoris</text:p>
          </table:table-cell>
          <table:table-cell office:value-type="string" calcext:value-type="string">
            <text:p>PhotobAIt - Art Nouveau Style</text:p>
          </table:table-cell>
          <table:table-cell office:value-type="string" calcext:value-type="string">
            <text:p>flux lora model PhotobAIt - Art Nouveau Style</text:p>
          </table:table-cell>
          <table:table-cell office:value-type="string" calcext:value-type="string">
            <text:p>["art nouveau style","text says \"your text\""]</text:p>
          </table:table-cell>
          <table:table-cell office:value-type="string" calcext:value-type="string">
            <text:p>2025-07-29 03:54:20.785</text:p>
          </table:table-cell>
          <table:table-cell office:value-type="string" calcext:value-type="string">
            <text:p>2025-07-29 03:59:28.783</text:p>
          </table:table-cell>
          <table:table-cell office:value-type="float" office:value="19261728" calcext:value-type="float">
            <text:p>19261728</text:p>
          </table:table-cell>
        </table:table-row>
        <table:table-row table:style-name="ro1">
          <table:table-cell office:value-type="string" calcext:value-type="string">
            <text:p>d20df382-5364-4f06-8d4c-ca099ff9f0bb</text:p>
          </table:table-cell>
          <table:table-cell office:value-type="string" calcext:value-type="string">
            <text:p>blake3:6a8d53a094a11053f686a1cc272a5d0e49862049dbbae394cb7207be9d67ac0b</text:p>
          </table:table-cell>
          <table:table-cell office:value-type="string" calcext:value-type="string">
            <text:p>flux</text:p>
          </table:table-cell>
          <table:table-cell office:value-type="string" calcext:value-type="string">
            <text:p>lora</text:p>
          </table:table-cell>
          <table:table-cell office:value-type="string" calcext:value-type="string">
            <text:p>flux/lora/PhotobAIt - Renaissance Style.safetensors</text:p>
          </table:table-cell>
          <table:table-cell office:value-type="string" calcext:value-type="string">
            <text:p>lycoris</text:p>
          </table:table-cell>
          <table:table-cell office:value-type="string" calcext:value-type="string">
            <text:p>PhotobAIt - Renaissance Style</text:p>
          </table:table-cell>
          <table:table-cell office:value-type="string" calcext:value-type="string">
            <text:p>flux lora model PhotobAIt - Renaissance Style</text:p>
          </table:table-cell>
          <table:table-cell office:value-type="string" calcext:value-type="string">
            <text:p>["renaissance style painting"]</text:p>
          </table:table-cell>
          <table:table-cell office:value-type="string" calcext:value-type="string">
            <text:p>2025-07-29 03:54:29.264</text:p>
          </table:table-cell>
          <table:table-cell office:value-type="string" calcext:value-type="string">
            <text:p>2025-07-29 03:59:10.925</text:p>
          </table:table-cell>
          <table:table-cell office:value-type="float" office:value="76693232" calcext:value-type="float">
            <text:p>76693232</text:p>
          </table:table-cell>
        </table:table-row>
        <table:table-row table:style-name="ro1">
          <table:table-cell office:value-type="string" calcext:value-type="string">
            <text:p>6f2c842c-d6f5-4b8b-afe4-5d36232d55be</text:p>
          </table:table-cell>
          <table:table-cell office:value-type="string" calcext:value-type="string">
            <text:p>blake3:289aa803472f520c358458beb0b3c6d272b2135ef1e9403d8e3e5401b515a902</text:p>
          </table:table-cell>
          <table:table-cell office:value-type="string" calcext:value-type="string">
            <text:p>flux</text:p>
          </table:table-cell>
          <table:table-cell office:value-type="string" calcext:value-type="string">
            <text:p>lora</text:p>
          </table:table-cell>
          <table:table-cell office:value-type="string" calcext:value-type="string">
            <text:p>flux/lora/PhotobAIt - Abstract PopArt.safetensors</text:p>
          </table:table-cell>
          <table:table-cell office:value-type="string" calcext:value-type="string">
            <text:p>lycoris</text:p>
          </table:table-cell>
          <table:table-cell office:value-type="string" calcext:value-type="string">
            <text:p>PhotobAIt - Abstract PopArt</text:p>
          </table:table-cell>
          <table:table-cell office:value-type="string" calcext:value-type="string">
            <text:p>&lt;lora:Abstract_PopArt:0.9&gt; Abstract PopArt. <text:s/>&lt;lora:Batman60s:0.9&gt; batman60s, man dressed with a batman costume</text:p>
          </table:table-cell>
          <table:table-cell office:value-type="string" calcext:value-type="string">
            <text:p>["Abstract PopArt"]</text:p>
          </table:table-cell>
          <table:table-cell office:value-type="string" calcext:value-type="string">
            <text:p>2025-07-29 03:54:40.644</text:p>
          </table:table-cell>
          <table:table-cell office:value-type="string" calcext:value-type="string">
            <text:p>2025-07-29 03:56:36.384</text:p>
          </table:table-cell>
          <table:table-cell office:value-type="float" office:value="19260040" calcext:value-type="float">
            <text:p>19260040</text:p>
          </table:table-cell>
        </table:table-row>
        <table:table-row table:style-name="ro1">
          <table:table-cell office:value-type="string" calcext:value-type="string">
            <text:p>c3818d66-bf88-406a-93f9-ade1e3cc5e2c</text:p>
          </table:table-cell>
          <table:table-cell office:value-type="string" calcext:value-type="string">
            <text:p>blake3:f6a6d584f33c25fe0bd7153981d273b26d78432c6969074bde645e22769e3d1d</text:p>
          </table:table-cell>
          <table:table-cell office:value-type="string" calcext:value-type="string">
            <text:p>flux</text:p>
          </table:table-cell>
          <table:table-cell office:value-type="string" calcext:value-type="string">
            <text:p>lora</text:p>
          </table:table-cell>
          <table:table-cell office:value-type="string" calcext:value-type="string">
            <text:p>flux/lora/PhotobAIt - Retrofururism Style.safetensors</text:p>
          </table:table-cell>
          <table:table-cell office:value-type="string" calcext:value-type="string">
            <text:p>lycoris</text:p>
          </table:table-cell>
          <table:table-cell office:value-type="string" calcext:value-type="string">
            <text:p>PhotobAIt - Retrofururism Style</text:p>
          </table:table-cell>
          <table:table-cell office:value-type="string" calcext:value-type="string">
            <text:p>flux lora model PhotobAIt - Retrofururism Style</text:p>
          </table:table-cell>
          <table:table-cell office:value-type="string" calcext:value-type="string">
            <text:p>["retrofururism style, scenery, science fiction"]</text:p>
          </table:table-cell>
          <table:table-cell office:value-type="string" calcext:value-type="string">
            <text:p>2025-07-29 03:54:51.773</text:p>
          </table:table-cell>
          <table:table-cell office:value-type="string" calcext:value-type="string">
            <text:p>2025-07-29 03:58:56.525</text:p>
          </table:table-cell>
          <table:table-cell office:value-type="float" office:value="19261840" calcext:value-type="float">
            <text:p>19261840</text:p>
          </table:table-cell>
        </table:table-row>
        <table:table-row table:style-name="ro1">
          <table:table-cell office:value-type="string" calcext:value-type="string">
            <text:p>1fd0ce98-1780-43cb-8b58-e33899ad2c32</text:p>
          </table:table-cell>
          <table:table-cell office:value-type="string" calcext:value-type="string">
            <text:p>blake3:a1c5569721c61f4e149bb4215c476f774054c14bf9a589dbdbb1c82b44c6dd18</text:p>
          </table:table-cell>
          <table:table-cell office:value-type="string" calcext:value-type="string">
            <text:p>flux</text:p>
          </table:table-cell>
          <table:table-cell office:value-type="string" calcext:value-type="string">
            <text:p>lora</text:p>
          </table:table-cell>
          <table:table-cell office:value-type="string" calcext:value-type="string">
            <text:p>flux/lora/PhotobAIt - Hellboy.safetensors</text:p>
          </table:table-cell>
          <table:table-cell office:value-type="string" calcext:value-type="string">
            <text:p>lycoris</text:p>
          </table:table-cell>
          <table:table-cell office:value-type="string" calcext:value-type="string">
            <text:p>PhotobAIt - Hellboy</text:p>
          </table:table-cell>
          <table:table-cell office:value-type="string" calcext:value-type="string">
            <text:p>He holds a beer in a pub <text:s/>&lt;lora:Hellboy:0.9&gt; hellboy, a man with red skin.</text:p>
          </table:table-cell>
          <table:table-cell office:value-type="string" calcext:value-type="string">
            <text:p>["hellboy, a man with red skin."]</text:p>
          </table:table-cell>
          <table:table-cell office:value-type="string" calcext:value-type="string">
            <text:p>2025-07-29 03:55:03.097</text:p>
          </table:table-cell>
          <table:table-cell office:value-type="string" calcext:value-type="string">
            <text:p>2025-07-29 03:57:50.371</text:p>
          </table:table-cell>
          <table:table-cell office:value-type="float" office:value="306431144" calcext:value-type="float">
            <text:p>306431144</text:p>
          </table:table-cell>
        </table:table-row>
        <table:table-row table:style-name="ro1">
          <table:table-cell office:value-type="string" calcext:value-type="string">
            <text:p>79efc172-c106-4932-a2fc-81e5c0b6b834</text:p>
          </table:table-cell>
          <table:table-cell office:value-type="string" calcext:value-type="string">
            <text:p>blake3:20eaf6eb14c9b9b1f19726c15addd788a18bbbbc67380c39ec15a7c1b69274ca</text:p>
          </table:table-cell>
          <table:table-cell office:value-type="string" calcext:value-type="string">
            <text:p>flux</text:p>
          </table:table-cell>
          <table:table-cell office:value-type="string" calcext:value-type="string">
            <text:p>lora</text:p>
          </table:table-cell>
          <table:table-cell office:value-type="string" calcext:value-type="string">
            <text:p>flux/lora/PhotobAIt - Art Deco Style.safetensors</text:p>
          </table:table-cell>
          <table:table-cell office:value-type="string" calcext:value-type="string">
            <text:p>lycoris</text:p>
          </table:table-cell>
          <table:table-cell office:value-type="string" calcext:value-type="string">
            <text:p>PhotobAIt - Art Deco Style</text:p>
          </table:table-cell>
          <table:table-cell office:value-type="string" calcext:value-type="string">
            <text:p>&lt;lora:Art_Deco_Style:0.9&gt; art deco style, a cat, text "OBEY"</text:p>
          </table:table-cell>
          <table:table-cell office:value-type="string" calcext:value-type="string">
            <text:p>["art deco style"]</text:p>
          </table:table-cell>
          <table:table-cell office:value-type="string" calcext:value-type="string">
            <text:p>2025-07-29 03:55:12.788</text:p>
          </table:table-cell>
          <table:table-cell office:value-type="string" calcext:value-type="string">
            <text:p>2025-07-29 03:58:16.737</text:p>
          </table:table-cell>
          <table:table-cell office:value-type="float" office:value="19260024" calcext:value-type="float">
            <text:p>19260024</text:p>
          </table:table-cell>
        </table:table-row>
        <table:table-row table:style-name="ro1">
          <table:table-cell office:value-type="string" calcext:value-type="string">
            <text:p>99ced5ab-22e9-4211-be25-db3ae5b80c3e</text:p>
          </table:table-cell>
          <table:table-cell office:value-type="string" calcext:value-type="string">
            <text:p>blake3:17beb84c2f1c905b9a916d4a102f97aae4f206c2dca9033c9fec142197325fa1</text:p>
          </table:table-cell>
          <table:table-cell office:value-type="string" calcext:value-type="string">
            <text:p>flux</text:p>
          </table:table-cell>
          <table:table-cell office:value-type="string" calcext:value-type="string">
            <text:p>lora</text:p>
          </table:table-cell>
          <table:table-cell office:value-type="string" calcext:value-type="string">
            <text:p>flux/lora/PhotobAIt - Mario style.safetensors</text:p>
          </table:table-cell>
          <table:table-cell office:value-type="string" calcext:value-type="string">
            <text:p>lycoris</text:p>
          </table:table-cell>
          <table:table-cell office:value-type="string" calcext:value-type="string">
            <text:p>PhotobAIt - Mario style</text:p>
          </table:table-cell>
          <table:table-cell office:value-type="string" calcext:value-type="string">
            <text:p>Mario style, <text:s/>Mario and Luigi and princess peach and Donkey Kong are holding beers in a pub&lt;lora:Mario_style:0.9&gt;</text:p>
          </table:table-cell>
          <table:table-cell office:value-type="string" calcext:value-type="string">
            <text:p>["Mario style"]</text:p>
          </table:table-cell>
          <table:table-cell office:value-type="string" calcext:value-type="string">
            <text:p>2025-07-29 03:55:26.342</text:p>
          </table:table-cell>
          <table:table-cell office:value-type="string" calcext:value-type="string">
            <text:p>2025-07-29 03:57:18.558</text:p>
          </table:table-cell>
          <table:table-cell office:value-type="float" office:value="19265464" calcext:value-type="float">
            <text:p>19265464</text:p>
          </table:table-cell>
        </table:table-row>
        <table:table-row table:style-name="ro1">
          <table:table-cell office:value-type="string" calcext:value-type="string">
            <text:p>8e3cbfdd-692c-4072-b2f8-34823b6101e5</text:p>
          </table:table-cell>
          <table:table-cell office:value-type="string" calcext:value-type="string">
            <text:p>blake3:f1a14a512aa6c5032b4e43a9a3b08c9d9806e697d1e58e8be28699fdf38c2cdb</text:p>
          </table:table-cell>
          <table:table-cell office:value-type="string" calcext:value-type="string">
            <text:p>flux</text:p>
          </table:table-cell>
          <table:table-cell office:value-type="string" calcext:value-type="string">
            <text:p>lora</text:p>
          </table:table-cell>
          <table:table-cell office:value-type="string" calcext:value-type="string">
            <text:p>flux/lora/PhotobAIt - FÃ©lix Meynet Style.safetensors</text:p>
          </table:table-cell>
          <table:table-cell office:value-type="string" calcext:value-type="string">
            <text:p>lycoris</text:p>
          </table:table-cell>
          <table:table-cell office:value-type="string" calcext:value-type="string">
            <text:p>PhotobAIt - FÃ©lix Meynet Style</text:p>
          </table:table-cell>
          <table:table-cell office:value-type="string" calcext:value-type="string">
            <text:p>&lt;lora:FÃ©lix_Meynet_Style:0.9&gt; fÃ©lix meynet style, a woman holds a cocktail. text says "Happy New Year 2025"</text:p>
          </table:table-cell>
          <table:table-cell office:value-type="string" calcext:value-type="string">
            <text:p>["fÃ©lix meynet style"]</text:p>
          </table:table-cell>
          <table:table-cell office:value-type="string" calcext:value-type="string">
            <text:p>2025-07-29 04:06:02.305</text:p>
          </table:table-cell>
          <table:table-cell office:value-type="string" calcext:value-type="string">
            <text:p>2025-07-29 04:06:28.261</text:p>
          </table:table-cell>
          <table:table-cell office:value-type="float" office:value="19263112" calcext:value-type="float">
            <text:p>19263112</text:p>
          </table:table-cell>
        </table:table-row>
        <table:table-row table:style-name="ro1">
          <table:table-cell office:value-type="string" calcext:value-type="string">
            <text:p>c19e54c5-6fd5-4023-8cbe-1f4a6d46ae61</text:p>
          </table:table-cell>
          <table:table-cell office:value-type="string" calcext:value-type="string">
            <text:p>blake3:cde6f46ebe70e982430c07bb9629e6f3a9ff47fba11bd83c1f3ef815e24de68b</text:p>
          </table:table-cell>
          <table:table-cell office:value-type="string" calcext:value-type="string">
            <text:p>flux</text:p>
          </table:table-cell>
          <table:table-cell office:value-type="string" calcext:value-type="string">
            <text:p>lora</text:p>
          </table:table-cell>
          <table:table-cell office:value-type="string" calcext:value-type="string">
            <text:p>flux/lora/Neon Tron.safetensors</text:p>
          </table:table-cell>
          <table:table-cell office:value-type="string" calcext:value-type="string">
            <text:p>diffusers</text:p>
          </table:table-cell>
          <table:table-cell office:value-type="string" calcext:value-type="string">
            <text:p>Neon Tron</text:p>
          </table:table-cell>
          <table:table-cell office:value-type="string" calcext:value-type="string">
            <text:p>flux lora model Neon Tron</text:p>
          </table:table-cell>
          <table:table-cell office:value-type="string" calcext:value-type="string">
            <text:p>["neontron"]</text:p>
          </table:table-cell>
          <table:table-cell office:value-type="string" calcext:value-type="string">
            <text:p>2025-07-29 04:12:35.708</text:p>
          </table:table-cell>
          <table:table-cell office:value-type="string" calcext:value-type="string">
            <text:p>2025-07-29 04:12:56.543</text:p>
          </table:table-cell>
          <table:table-cell office:value-type="float" office:value="89745224" calcext:value-type="float">
            <text:p>89745224</text:p>
          </table:table-cell>
        </table:table-row>
        <table:table-row table:style-name="ro15">
          <table:table-cell office:value-type="string" calcext:value-type="string">
            <text:p>62fdc8ea-bfe0-40a1-81d2-3e863570f173</text:p>
          </table:table-cell>
          <table:table-cell office:value-type="string" calcext:value-type="string">
            <text:p>blake3:196881c6f46b618739a64b69d6a75c2ff9cea378d1a2c3b4c0f406218943e2c7</text:p>
          </table:table-cell>
          <table:table-cell office:value-type="string" calcext:value-type="string">
            <text:p>flux</text:p>
          </table:table-cell>
          <table:table-cell office:value-type="string" calcext:value-type="string">
            <text:p>lora</text:p>
          </table:table-cell>
          <table:table-cell office:value-type="string" calcext:value-type="string">
            <text:p>flux/lora/Lunakrita - Blueprint Vision.safetensors</text:p>
          </table:table-cell>
          <table:table-cell office:value-type="string" calcext:value-type="string">
            <text:p>lycoris</text:p>
          </table:table-cell>
          <table:table-cell office:value-type="string" calcext:value-type="string">
            <text:p>Lunakrita - Blueprint Vision</text:p>
          </table:table-cell>
          <table:table-cell office:value-type="string" calcext:value-type="string">
            <text:p># Parameter Recommendations</text:p>
            <text:p/>
            <text:p>## The example images use the default parameters</text:p>
            <text:p/>
            <text:p>Weightsï¼0.6~1.0</text:p>
            <text:p/>
            <text:p>sizesï¼768/1024</text:p>
            <text:p/>
            <text:p>Guidanceï¼3.5 ~ 5</text:p>
            <text:p/>
            <text:p>Stepsï¼20~40 (I use 30 steps)</text:p>
            <text:p/>
            <text:p>Samplerï¼euler</text:p>
            <text:p/>
            <text:p>Sample Prompts:</text:p>
            <text:p/>
            <text:p>An ancient planet carved like a giant cave is struck by a massive celestial hammer, the impact releasing golden energy in perfect spline shockwaves. Structural collapse is mapped with vector fracture lines, dust clouds illustrated as flowing mesh gradients.</text:p>
            <text:p/>
            <text:p>A South Asian dancer mid-spin, her lehenga fanned like a plotted bloom in polar coordinates. Each movement path is mapped in splines across the scene, leaving a trail of schematic afterimages. The background fades into radial floral vectors and faint rhythm annotation curves.</text:p>
            <text:p/>
            <text:p>A goddess-like woman standing amid ruins, her sari blowing in CAD-simulated wind, with plotted vortex lines and gravity fields overlaying ancient stone. Vector birds in flight arc across a sunburst schematic behind her, merging grace and decayed architecture with dreamlike precision.</text:p>
            <text:p/>
            <text:p>Suggested words &amp; Concepts</text:p>
            <text:p/>
            <text:p>blueprint vector style, CAD surrealism, engineering overlays</text:p>
            <text:p/>
            <text:p>schematic fusion, mechanical shading, crosshatched design</text:p>
            <text:p/>
            <text:p>Indian woman vector, comic book precision, exploded diagrams</text:p>
            <text:p/>
            <text:p>celestial smash, circuit aesthetic, architectural abstraction</text:p>
          </table:table-cell>
          <table:table-cell office:value-type="string" calcext:value-type="string">
            <text:p>["architectural abstraction","engineering overlays","exploded diagrams","circuit aesthetic","crosshatched design","blueprint vector style","CAD surrealism","schematic fusion","mechanical shading"]</text:p>
          </table:table-cell>
          <table:table-cell office:value-type="string" calcext:value-type="string">
            <text:p>2025-07-29 04:25:15.305</text:p>
          </table:table-cell>
          <table:table-cell office:value-type="string" calcext:value-type="string">
            <text:p>2025-07-29 23:43:17.632</text:p>
          </table:table-cell>
          <table:table-cell office:value-type="float" office:value="153373456" calcext:value-type="float">
            <text:p>153373456</text:p>
          </table:table-cell>
        </table:table-row>
        <table:table-row table:style-name="ro1">
          <table:table-cell office:value-type="string" calcext:value-type="string">
            <text:p>2d132994-3b2a-4f8f-9565-23ad88c3f20d</text:p>
          </table:table-cell>
          <table:table-cell office:value-type="string" calcext:value-type="string">
            <text:p>blake3:12744769fbebd1d328de14e5f316e0abfb50101d4c0c8ba8dcc74d65560e4c0c</text:p>
          </table:table-cell>
          <table:table-cell office:value-type="string" calcext:value-type="string">
            <text:p>flux</text:p>
          </table:table-cell>
          <table:table-cell office:value-type="string" calcext:value-type="string">
            <text:p>lora</text:p>
          </table:table-cell>
          <table:table-cell office:value-type="string" calcext:value-type="string">
            <text:p>flux/lora/Bra2ha - Mecha Anime Style.safetensors</text:p>
          </table:table-cell>
          <table:table-cell office:value-type="string" calcext:value-type="string">
            <text:p>lycoris</text:p>
          </table:table-cell>
          <table:table-cell office:value-type="string" calcext:value-type="string">
            <text:p>Bra2ha - Mecha Anime Style</text:p>
          </table:table-cell>
          <table:table-cell office:value-type="string" calcext:value-type="string">
            <text:p>&lt;lora:Mecha_Anime_style_v.1:0.8&gt; <text:s/>A humanoid mecha exosuit rendered in precision industrial anime style, with a pilot cockpit embedded in the torso framed by reinforced ceramic armor plates in glossy off-white, contrasted by muted graphite paneling and bright hazard-orange mechanical limbs. The design incorporates articulated servo joints, modular access panels, and detailed caution labeling across limb plating, enhancing its functional realism. Inked with clean contour lines and shaded using a cel-rendered approach, the suit features high-contrast highlights and geometric decal motifs on the forearms, while exposed wiring and hydraulic pistons add mechanical depth. Displayed on a neutral black-to-charcoal vertical gradient, the silhouette is clean and upright, emphasizing utility-driven elegance and modular construction symmetry.</text:p>
          </table:table-cell>
          <table:table-cell/>
          <table:table-cell office:value-type="string" calcext:value-type="string">
            <text:p>2025-07-29 04:29:10.832</text:p>
          </table:table-cell>
          <table:table-cell office:value-type="string" calcext:value-type="string">
            <text:p>2025-07-29 04:29:54.189</text:p>
          </table:table-cell>
          <table:table-cell office:value-type="float" office:value="76692656" calcext:value-type="float">
            <text:p>76692656</text:p>
          </table:table-cell>
        </table:table-row>
        <table:table-row table:style-name="ro1">
          <table:table-cell office:value-type="string" calcext:value-type="string">
            <text:p>973fcbb2-369b-4faa-95fc-4d1635b80de3</text:p>
          </table:table-cell>
          <table:table-cell office:value-type="string" calcext:value-type="string">
            <text:p>blake3:689eea0bbc98d485a4a0d7d4b100458f5ee9fd2ebf9bd291e63a67ad1c5f3d36</text:p>
          </table:table-cell>
          <table:table-cell office:value-type="string" calcext:value-type="string">
            <text:p>flux</text:p>
          </table:table-cell>
          <table:table-cell office:value-type="string" calcext:value-type="string">
            <text:p>lora</text:p>
          </table:table-cell>
          <table:table-cell office:value-type="string" calcext:value-type="string">
            <text:p>flux/lora/YFG - Aarchy v1.safetensors</text:p>
          </table:table-cell>
          <table:table-cell office:value-type="string" calcext:value-type="string">
            <text:p>lycoris</text:p>
          </table:table-cell>
          <table:table-cell office:value-type="string" calcext:value-type="string">
            <text:p>YFG - Aarchy v1</text:p>
          </table:table-cell>
          <table:table-cell office:value-type="string" calcext:value-type="string">
            <text:p>flux lora model YFG - Aarchy v1</text:p>
          </table:table-cell>
          <table:table-cell office:value-type="string" calcext:value-type="string">
            <text:p>["YFG-Aarchy"]</text:p>
          </table:table-cell>
          <table:table-cell office:value-type="string" calcext:value-type="string">
            <text:p>2025-07-31 01:36:43.452</text:p>
          </table:table-cell>
          <table:table-cell office:value-type="string" calcext:value-type="string">
            <text:p>2025-07-31 01:57:12.574</text:p>
          </table:table-cell>
          <table:table-cell office:value-type="float" office:value="158608760" calcext:value-type="float">
            <text:p>158608760</text:p>
          </table:table-cell>
        </table:table-row>
        <table:table-row table:style-name="ro16">
          <table:table-cell office:value-type="string" calcext:value-type="string">
            <text:p>f92b4d95-a978-4c81-81bf-0e3b52e8fec0</text:p>
          </table:table-cell>
          <table:table-cell office:value-type="string" calcext:value-type="string">
            <text:p>blake3:d2b1239a823f18d2d2c6ea30bf058de26f8309d63600cd5edff99bf1159347e0</text:p>
          </table:table-cell>
          <table:table-cell office:value-type="string" calcext:value-type="string">
            <text:p>flux</text:p>
          </table:table-cell>
          <table:table-cell office:value-type="string" calcext:value-type="string">
            <text:p>lora</text:p>
          </table:table-cell>
          <table:table-cell office:value-type="string" calcext:value-type="string">
            <text:p>flux/lora/YFG - Bauhaus v1.safetensors</text:p>
          </table:table-cell>
          <table:table-cell office:value-type="string" calcext:value-type="string">
            <text:p>diffusers</text:p>
          </table:table-cell>
          <table:table-cell office:value-type="string" calcext:value-type="string">
            <text:p>YFG - Bauhaus v1</text:p>
          </table:table-cell>
          <table:table-cell office:value-type="string" calcext:value-type="string">
            <text:p>Bauhaus Posters - A Tribute to Modernist Design</text:p>
            <text:p/>
            <text:p>Overview:</text:p>
            <text:p>This model is dedicated to emulating the striking aesthetic of early 20th-century Bauhaus graphic design, channeling the clean geometric shapes, bold typographic treatments, and harmonious primary color palettes that defined an era. Inspired by the influential Bauhaus school of art and design, it excels at producing high-impact posters that are as visually arresting today as they were a century ago.</text:p>
            <text:p/>
            <text:p>Key Features:</text:p>
            <text:p/>
            <text:p>Distinctive Geometry: Reproduce the crisp lines, circles, and rectangles characteristic of Bauhaus compositions. The model maintains a careful balance between form and function, ensuring that shapes serve a clear visual purpose.</text:p>
            <text:p/>
            <text:p>Primary Colors &amp; Balanced Palettes: Expect vibrant reds, blues, and yellows, paired thoughtfully with black, white, and neutral tones. The modelâs carefully trained color arrangements help your images capture the authentic Bauhaus spirit.</text:p>
            <text:p/>
            <text:p>Bold Typography: Typography in Bauhaus design was never an afterthought. This model pays special attention to typeface placement, scale, and spacing. It encourages sleek sans-serif fonts and structured letterforms to integrate seamlessly with geometric layouts.</text:p>
            <text:p/>
            <text:p>Modern Adaptability: While firmly rooted in historical references, the model can adapt to contemporary contexts. Generate vintage-inspired festival posters, minimalist brand advertisements, or modern conceptual designs with a distinctively Bauhaus flair.</text:p>
            <text:p/>
            <text:p>Recommended Use Cases:</text:p>
            <text:p/>
            <text:p>Art Prints &amp; Decor: Create elegant prints that bring a timeless, high-brow modernist vibe to any interior space.</text:p>
            <text:p/>
            <text:p>Branding &amp; Marketing: Develop bold, innovative visual identities, packaging, and promotional materials that stand out with their confident geometry and color usage.</text:p>
            <text:p/>
            <text:p>Editorial &amp; Magazine Layouts: Enhance your publications, covers, and spreads by evoking the Bauhaus legacy, lending a unique and memorable style to your editorial projects.</text:p>
            <text:p/>
            <text:p>Tips for Best Results:</text:p>
            <text:p/>
            <text:p>Prompts &amp; Style Cues: Incorporate keywords like "Bauhaus," "Modernist," "Geometric Layout," "Minimalist Poster," and "Primary Color Palette" for a more authentic aesthetic.</text:p>
            <text:p/>
            <text:p>Composition &amp; Framing: Focus on symmetry, grids, and controlled arrangements of elements. Use negative space purposefully.</text:p>
            <text:p/>
            <text:p>Contrast &amp; Hierarchy: Play with the scale of shapes and text to guide the viewerâs eye. Aim for a balanced yet dynamic composition.</text:p>
            <text:p/>
            <text:p>Strength: Use anywhere from 0.40 to 0.75 for a good balance. However, depending on your prompt or desired theme, you may have to either push it up to and above 1.00 or lower it to 0.35 or 0.25. You must experiment.</text:p>
            <text:p/>
            <text:p>Steps: 40 steps are a good starting point for solid results consistently. Less or more should be experimented.</text:p>
            <text:p/>
            <text:p>Sampler/Scheduler: Euler/Beta works well and is predictable. Euler/ddim_uniform will produce different but still usable results.</text:p>
            <text:p/>
            <text:p>License &amp; Usage:</text:p>
            <text:p>This model is open to creators of all backgrounds, whether you're a professional designer, student, or hobbyist. Please respect the original intent of Bauhaus principles: honest, functional, and forward-thinking design. Use responsibly and let your creations reflect the humanistic spirit that Bauhaus art brought to the world.</text:p>
            <text:p/>
            <text:p>Embrace the confident minimalism and timeless geometry of Bauhaus posters. Bring a piece of art history into your creative projectsâand see how its classic simplicity can spark bold, modern solutions today.</text:p>
          </table:table-cell>
          <table:table-cell office:value-type="string" calcext:value-type="string">
            <text:p>["YFG-Bauhaus"]</text:p>
          </table:table-cell>
          <table:table-cell office:value-type="string" calcext:value-type="string">
            <text:p>2025-07-31 01:36:49.511</text:p>
          </table:table-cell>
          <table:table-cell office:value-type="string" calcext:value-type="string">
            <text:p>2025-07-31 02:11:05.565</text:p>
          </table:table-cell>
          <table:table-cell office:value-type="float" office:value="343805545" calcext:value-type="float">
            <text:p>343805545</text:p>
          </table:table-cell>
        </table:table-row>
        <table:table-row table:style-name="ro17">
          <table:table-cell office:value-type="string" calcext:value-type="string">
            <text:p>fb2dcd3d-12af-45a1-a015-795f1f6cb07f</text:p>
          </table:table-cell>
          <table:table-cell office:value-type="string" calcext:value-type="string">
            <text:p>blake3:81209246f25b4a852fb659315f679475ae9f2608e5e0b06891d1710b4bbc7f01</text:p>
          </table:table-cell>
          <table:table-cell office:value-type="string" calcext:value-type="string">
            <text:p>flux</text:p>
          </table:table-cell>
          <table:table-cell office:value-type="string" calcext:value-type="string">
            <text:p>lora</text:p>
          </table:table-cell>
          <table:table-cell office:value-type="string" calcext:value-type="string">
            <text:p>flux/lora/YFG - Beyond Glitch v1.safetensors</text:p>
          </table:table-cell>
          <table:table-cell office:value-type="string" calcext:value-type="string">
            <text:p>lycoris</text:p>
          </table:table-cell>
          <table:table-cell office:value-type="string" calcext:value-type="string">
            <text:p>YFG - Beyond Glitch v1</text:p>
          </table:table-cell>
          <table:table-cell office:value-type="string" calcext:value-type="string">
            <text:p>YFG Beyond Glitch â Cyberpunk Overlays &amp; Digital Distortion</text:p>
            <text:p>Style</text:p>
            <text:p>Applies high-energy glitch artifacts, HUD graphics, bold typography, and neon overlaysâperfect for cyberpunk portraits, tech interfaces, and corrupted-signal visuals. Expect chromatic splits, scan-line breaks, graphical UI elements, and floating text fragments.</text:p>
            <text:p/>
            <text:p>Trigger</text:p>
            <text:p>No dedicated trigger word. Boost the aesthetic with phrases such as:</text:p>
            <text:p/>
            <text:p>ââ¦surrounded by graphical images and textâ</text:p>
            <text:p/>
            <text:p>ââ¦a futuristic interface on her headâ</text:p>
            <text:p/>
            <text:p>ââ¦cyberpunk backdrop, glitch overlays, floating typography.â</text:p>
            <text:p/>
            <text:p>Strength</text:p>
            <text:p/>
            <text:p>Effective from 0.40 â 1.00.</text:p>
            <text:p/>
            <text:p>0.60 â 0.80 is the sweet spot for balanced glitch flair and prompt fidelity.</text:p>
            <text:p/>
            <text:p>Lower for subtle static; higher for full data-corruption chaos.</text:p>
            <text:p/>
            <text:p>Key Characteristics</text:p>
            <text:p>Glitch Artifacts â RGB channel splits, scan-line distortions, pixel tears.</text:p>
            <text:p/>
            <text:p>Futuristic UI â Floating holographic panels, target reticles, data readouts, chunky sans-serif type.</text:p>
            <text:p/>
            <text:p>Bold Typography â Oversized text, warped captions, stacked Kanji/Latin phrases.</text:p>
            <text:p/>
            <text:p>Neon &amp; Chromatic Color â Hot magentas, blues, cyans, and acidic greens light up the scene.</text:p>
            <text:p/>
            <text:p>Prompt Ideas</text:p>
            <text:p>âCyberpunk portrait, a futuristic interface on her head, surrounded by glitchy text and neon overlays, YFG Beyond Glitch style.â</text:p>
            <text:p/>
            <text:p>âA lone hacker silhouetted by scrolling code and graphical images, heavy chromatic aberration and scan-line effects.â</text:p>
            <text:p/>
            <text:p>âFuturistic city skyline with floating billboards, distorted typography, and glitch artifacts across the entire frame.â</text:p>
            <text:p/>
            <text:p>Tips &amp; Tricks</text:p>
            <text:p>Direct the Overlay</text:p>
            <text:p/>
            <text:p>Use terms like âfloating UI,â âHUD graphics,â âvector shapes,â or âerror codeâ to shape the glitch layers.</text:p>
            <text:p/>
            <text:p>Control Chaos</text:p>
            <text:p/>
            <text:p>If details become unreadable, reduce strength or add negatives: âavoid heavy pixelation,â âmaintain face clarity.â</text:p>
            <text:p/>
            <text:p>Color Guidance</text:p>
            <text:p/>
            <text:p>Prompt specific palettes (e.g., âneon magenta and teal,â âmonochrome green DOS glitchâ) to steer the vibe.</text:p>
            <text:p/>
            <text:p>Combine with Portrait or Scene LoRAs</text:p>
            <text:p/>
            <text:p>Layer YFG Beyond Glitch at 0.6â0.7 over a character or cityscape style to merge clean subjects with digital distortion.</text:p>
            <text:p/>
            <text:p>Typography Emphasis</text:p>
            <text:p/>
            <text:p>Phrases like âoversized headline text,â âstacked kanji columns,â or âglitched lorem ipsumâ add graphic punch.</text:p>
            <text:p/>
            <text:p>Turn your visuals into fractured screens and cyber interfaces with YFG Beyond Glitchâdial in the strength, drop the right keywords, and watch your scenes burst with neon noise and data-driven drama.</text:p>
          </table:table-cell>
          <table:table-cell office:value-type="string" calcext:value-type="string">
            <text:p>["â¦cyberpunk backdrop, glitch overlays, floating typography.","monochrome green DOS glitch","â¦surrounded by graphical images and text","error code","vector shapes,","stacked kanji columns,","HUD graphics,","neon magenta and teal,","â¦a futuristic interface on her head","glitched lorem ipsum","foating UI,"]</text:p>
          </table:table-cell>
          <table:table-cell office:value-type="string" calcext:value-type="string">
            <text:p>2025-07-31 01:36:54.510</text:p>
          </table:table-cell>
          <table:table-cell office:value-type="string" calcext:value-type="string">
            <text:p>2025-07-31 02:10:40.630</text:p>
          </table:table-cell>
          <table:table-cell office:value-type="float" office:value="158633456" calcext:value-type="float">
            <text:p>158633456</text:p>
          </table:table-cell>
        </table:table-row>
        <table:table-row table:style-name="ro1">
          <table:table-cell office:value-type="string" calcext:value-type="string">
            <text:p>184c9163-95c8-4c19-b9a1-b09587b5d4c6</text:p>
          </table:table-cell>
          <table:table-cell office:value-type="string" calcext:value-type="string">
            <text:p>blake3:efb0b888b7a0f20dfd0db67e39927bdf2738b68ed2675b02922e75c4dea7bce5</text:p>
          </table:table-cell>
          <table:table-cell office:value-type="string" calcext:value-type="string">
            <text:p>flux</text:p>
          </table:table-cell>
          <table:table-cell office:value-type="string" calcext:value-type="string">
            <text:p>lora</text:p>
          </table:table-cell>
          <table:table-cell office:value-type="string" calcext:value-type="string">
            <text:p>flux/lora/YFG - Cehda v1.safetensors</text:p>
          </table:table-cell>
          <table:table-cell office:value-type="string" calcext:value-type="string">
            <text:p>lycoris</text:p>
          </table:table-cell>
          <table:table-cell office:value-type="string" calcext:value-type="string">
            <text:p>YFG - Cehda v1</text:p>
          </table:table-cell>
          <table:table-cell office:value-type="string" calcext:value-type="string">
            <text:p>flux lora model YFG - Cehda v1</text:p>
          </table:table-cell>
          <table:table-cell office:value-type="string" calcext:value-type="string">
            <text:p>["YFG-Cehda"]</text:p>
          </table:table-cell>
          <table:table-cell office:value-type="string" calcext:value-type="string">
            <text:p>2025-07-31 01:37:01.186</text:p>
          </table:table-cell>
          <table:table-cell office:value-type="string" calcext:value-type="string">
            <text:p>2025-07-31 01:57:28.991</text:p>
          </table:table-cell>
          <table:table-cell office:value-type="float" office:value="158608752" calcext:value-type="float">
            <text:p>158608752</text:p>
          </table:table-cell>
        </table:table-row>
        <table:table-row table:style-name="ro1">
          <table:table-cell office:value-type="string" calcext:value-type="string">
            <text:p>5f0135f9-b52f-4084-a464-296a3eb36086</text:p>
          </table:table-cell>
          <table:table-cell office:value-type="string" calcext:value-type="string">
            <text:p>blake3:ba405799136b830ffc203d7642099431d8a503d828eff32a127b0cef14cee1e5</text:p>
          </table:table-cell>
          <table:table-cell office:value-type="string" calcext:value-type="string">
            <text:p>flux</text:p>
          </table:table-cell>
          <table:table-cell office:value-type="string" calcext:value-type="string">
            <text:p>lora</text:p>
          </table:table-cell>
          <table:table-cell office:value-type="string" calcext:value-type="string">
            <text:p>flux/lora/YFG - Clemes Gritl v1.safetensors</text:p>
          </table:table-cell>
          <table:table-cell office:value-type="string" calcext:value-type="string">
            <text:p>diffusers</text:p>
          </table:table-cell>
          <table:table-cell office:value-type="string" calcext:value-type="string">
            <text:p>YFG - Clemes Gritl v1</text:p>
          </table:table-cell>
          <table:table-cell office:value-type="string" calcext:value-type="string">
            <text:p>flux lora model YFG - Clemes Gritl v1</text:p>
          </table:table-cell>
          <table:table-cell office:value-type="string" calcext:value-type="string">
            <text:p>["in the style of YFG-ClemensGritl","YFG-ClemensGritl"]</text:p>
          </table:table-cell>
          <table:table-cell office:value-type="string" calcext:value-type="string">
            <text:p>2025-07-31 01:37:06.350</text:p>
          </table:table-cell>
          <table:table-cell office:value-type="string" calcext:value-type="string">
            <text:p>2025-07-31 02:01:01.598</text:p>
          </table:table-cell>
          <table:table-cell office:value-type="float" office:value="171969515" calcext:value-type="float">
            <text:p>171969515</text:p>
          </table:table-cell>
        </table:table-row>
        <table:table-row table:style-name="ro1">
          <table:table-cell office:value-type="string" calcext:value-type="string">
            <text:p>860d5aa3-0f97-445f-95b0-1bf84b467c54</text:p>
          </table:table-cell>
          <table:table-cell office:value-type="string" calcext:value-type="string">
            <text:p>blake3:aba2577897272374ba3c673bd4491c862df5350b5a6129c3a91de0db4f59a471</text:p>
          </table:table-cell>
          <table:table-cell office:value-type="string" calcext:value-type="string">
            <text:p>flux</text:p>
          </table:table-cell>
          <table:table-cell office:value-type="string" calcext:value-type="string">
            <text:p>lora</text:p>
          </table:table-cell>
          <table:table-cell office:value-type="string" calcext:value-type="string">
            <text:p>flux/lora/YFG - Face Gear v1.safetensors</text:p>
          </table:table-cell>
          <table:table-cell office:value-type="string" calcext:value-type="string">
            <text:p>lycoris</text:p>
          </table:table-cell>
          <table:table-cell office:value-type="string" calcext:value-type="string">
            <text:p>YFG - Face Gear v1</text:p>
          </table:table-cell>
          <table:table-cell office:value-type="string" calcext:value-type="string">
            <text:p>flux lora model YFG - Face Gear v1</text:p>
          </table:table-cell>
          <table:table-cell office:value-type="string" calcext:value-type="string">
            <text:p>["YFG-F@ce"]</text:p>
          </table:table-cell>
          <table:table-cell office:value-type="string" calcext:value-type="string">
            <text:p>2025-07-31 01:37:11.543</text:p>
          </table:table-cell>
          <table:table-cell office:value-type="string" calcext:value-type="string">
            <text:p>2025-07-31 02:01:46.763</text:p>
          </table:table-cell>
          <table:table-cell office:value-type="float" office:value="39795488" calcext:value-type="float">
            <text:p>39795488</text:p>
          </table:table-cell>
        </table:table-row>
        <table:table-row table:style-name="ro1">
          <table:table-cell office:value-type="string" calcext:value-type="string">
            <text:p>4000d469-e5d5-496a-b824-50096b2da1dc</text:p>
          </table:table-cell>
          <table:table-cell office:value-type="string" calcext:value-type="string">
            <text:p>blake3:e7943e96568a7eaf8f3ac1c235ded046aa7f368e8ce918f33789315c09d0eff1</text:p>
          </table:table-cell>
          <table:table-cell office:value-type="string" calcext:value-type="string">
            <text:p>flux</text:p>
          </table:table-cell>
          <table:table-cell office:value-type="string" calcext:value-type="string">
            <text:p>lora</text:p>
          </table:table-cell>
          <table:table-cell office:value-type="string" calcext:value-type="string">
            <text:p>flux/lora/YFG - Fwshn - Fusion.safetensors</text:p>
          </table:table-cell>
          <table:table-cell office:value-type="string" calcext:value-type="string">
            <text:p>lycoris</text:p>
          </table:table-cell>
          <table:table-cell office:value-type="string" calcext:value-type="string">
            <text:p>YFG - Fwshn - Fusion</text:p>
          </table:table-cell>
          <table:table-cell office:value-type="string" calcext:value-type="string">
            <text:p>flux lora model YFG - Fwshn - Fusion</text:p>
          </table:table-cell>
          <table:table-cell office:value-type="string" calcext:value-type="string">
            <text:p>["YFG-Fwshn"]</text:p>
          </table:table-cell>
          <table:table-cell office:value-type="string" calcext:value-type="string">
            <text:p>2025-07-31 01:37:27.213</text:p>
          </table:table-cell>
          <table:table-cell office:value-type="string" calcext:value-type="string">
            <text:p>2025-07-31 01:57:21.963</text:p>
          </table:table-cell>
          <table:table-cell office:value-type="float" office:value="158608736" calcext:value-type="float">
            <text:p>158608736</text:p>
          </table:table-cell>
        </table:table-row>
        <table:table-row table:style-name="ro13">
          <table:table-cell office:value-type="string" calcext:value-type="string">
            <text:p>e38f6e88-2256-40b4-91aa-14159bdd575b</text:p>
          </table:table-cell>
          <table:table-cell office:value-type="string" calcext:value-type="string">
            <text:p>blake3:fe0a8720a7a6c133b50b7fe681135c06dd8e1639f18e2444ad739b652aeec5d3</text:p>
          </table:table-cell>
          <table:table-cell office:value-type="string" calcext:value-type="string">
            <text:p>flux</text:p>
          </table:table-cell>
          <table:table-cell office:value-type="string" calcext:value-type="string">
            <text:p>lora</text:p>
          </table:table-cell>
          <table:table-cell office:value-type="string" calcext:value-type="string">
            <text:p>flux/lora/YFG - Geometric v1.safetensors</text:p>
          </table:table-cell>
          <table:table-cell office:value-type="string" calcext:value-type="string">
            <text:p>lycoris</text:p>
          </table:table-cell>
          <table:table-cell office:value-type="string" calcext:value-type="string">
            <text:p>YFG - Geometric v1</text:p>
          </table:table-cell>
          <table:table-cell office:value-type="string" calcext:value-type="string">
            <text:p>YFG Geometric: Bold Shapes &amp; Symmetrical Designs</text:p>
            <text:p>YFG Geometric infuses artwork with eye-catching geometric formsâtriangles, circles, sharp corners, and smooth edgesâwhile emphasizing balanced composition and vibrant colors. Whether youâre aiming for abstract art, retro-futuristic posters, or stylized graphic backdrops, this LoRA adds visual punch with strong shapes and striking symmetry.</text:p>
            <text:p/>
            <text:p>Key Features</text:p>
            <text:p>Bold Geometric Shapes</text:p>
            <text:p/>
            <text:p>Generates noticeable triangles, circles, squares, and more.</text:p>
            <text:p/>
            <text:p>May introduce color blocks or patterns in the background or foreground.</text:p>
            <text:p/>
            <text:p>Symmetry &amp; Balance</text:p>
            <text:p/>
            <text:p>Naturally leans toward symmetrical or mirrored designs.</text:p>
            <text:p/>
            <text:p>Great for modern art pieces, stylized patterns, or structured compositions.</text:p>
            <text:p/>
            <text:p>Flexible Strength Range</text:p>
            <text:p/>
            <text:p>Works well between 0.4 and 0.9, balancing geometric flair with your original prompt.</text:p>
            <text:p/>
            <text:p>Higher values (over 1.1) can produce overly aggressive shapes, so proceed with caution if you want subtler geometry.</text:p>
            <text:p/>
            <text:p>Easy Integration</text:p>
            <text:p/>
            <text:p>Pairs smoothly with other LoRAs and styles, making it an ideal additive layer for extra visual interest.</text:p>
            <text:p/>
            <text:p>Perfect for combining with character or environment prompts to add dynamic shapes and color blocking.</text:p>
            <text:p/>
            <text:p>Recommended Usage</text:p>
            <text:p>Trigger / Prompt Word</text:p>
            <text:p/>
            <text:p>Use âYFG-Ge0mâ to emphasize the geometric patterns, but itâs optional if your prompt already strongly indicates abstract geometry.</text:p>
            <text:p/>
            <text:p>LoRA Strength</text:p>
            <text:p/>
            <text:p>0.4 â 0.9 recommended for balanced geometric inserts without overpowering your base concept.</text:p>
            <text:p/>
            <text:p>Lower for subtle shapes, higher for bold, eye-catching geometry.</text:p>
            <text:p/>
            <text:p>Suggested Themes &amp; Keywords</text:p>
            <text:p/>
            <text:p>âAbstract geometric artwork,â âfuturistic poster design,â âmodern minimal illustration,â âtriangular color blocking,â etc.</text:p>
            <text:p/>
            <text:p>Tips &amp; Tricks</text:p>
            <text:p>Guide the Palette</text:p>
            <text:p/>
            <text:p>If you want specific colors (e.g., âblue and orange geometry,â âmonochrome shapes,â or âretro pastelâ), mention them to direct the LoRAâs color choices.</text:p>
            <text:p/>
            <text:p>Highlight Composition</text:p>
            <text:p/>
            <text:p>Terms like âsymmetrical layout,â âcentral focal point,â or âbalanced designâ help reinforce harmony in the final image.</text:p>
            <text:p/>
            <text:p>Combine With Character or Environment</text:p>
            <text:p/>
            <text:p>Try merging with character prompts to give them geometric clothing or backgrounds, or add an abstract flair to cityscapes with geometric patterns layered in.</text:p>
            <text:p/>
            <text:p>Refine Via Negative Prompts</text:p>
            <text:p/>
            <text:p>If youâre seeing too many shapes or an unwanted style shift, negative prompts like âno complex geometry,â âless saturated color,â or âsmooth gradientâ can dial things back.</text:p>
            <text:p/>
            <text:p>YFG Geometric transforms your images with vibrant geometric motifs, symmetrical layouts, and bold shapesâideal for adding a contemporary or retro edge to any composition. Adjust strength levels and pair with other styles for unique, visually compelling results!</text:p>
          </table:table-cell>
          <table:table-cell office:value-type="string" calcext:value-type="string">
            <text:p>["YFG-Ge0m"]</text:p>
          </table:table-cell>
          <table:table-cell office:value-type="string" calcext:value-type="string">
            <text:p>2025-07-31 01:37:33.978</text:p>
          </table:table-cell>
          <table:table-cell office:value-type="string" calcext:value-type="string">
            <text:p>2025-07-31 01:55:03.136</text:p>
          </table:table-cell>
          <table:table-cell office:value-type="float" office:value="39769728" calcext:value-type="float">
            <text:p>39769728</text:p>
          </table:table-cell>
        </table:table-row>
        <table:table-row table:style-name="ro18">
          <table:table-cell office:value-type="string" calcext:value-type="string">
            <text:p>e923e73a-4403-4e62-a05d-73713018b1c5</text:p>
          </table:table-cell>
          <table:table-cell office:value-type="string" calcext:value-type="string">
            <text:p>blake3:8e55b694a060f23a51609d934817117116b0cfd944b0fa8ee94dcabc004bef40</text:p>
          </table:table-cell>
          <table:table-cell office:value-type="string" calcext:value-type="string">
            <text:p>flux</text:p>
          </table:table-cell>
          <table:table-cell office:value-type="string" calcext:value-type="string">
            <text:p>lora</text:p>
          </table:table-cell>
          <table:table-cell office:value-type="string" calcext:value-type="string">
            <text:p>flux/lora/YFG - Geometric v2.safetensors</text:p>
          </table:table-cell>
          <table:table-cell office:value-type="string" calcext:value-type="string">
            <text:p>lycoris</text:p>
          </table:table-cell>
          <table:table-cell office:value-type="string" calcext:value-type="string">
            <text:p>YFG - Geometric v2</text:p>
          </table:table-cell>
          <table:table-cell office:value-type="string" calcext:value-type="string">
            <text:p>YFG Geometric (v2): Expanded Depth &amp; Contrast for Geometric Art</text:p>
            <text:p>YFG Geometric (v2) evolves the original geometric art style with enhanced depth of field, improved contrast, and smoother, more intricate shapes. Whether youâre aiming for abstract compositions, realistic scenes featuring 3D letters, or neon paper cutouts, this LoRA brings a creative, geometric flair to your prompts.</text:p>
            <text:p/>
            <text:p>Key Improvements &amp; Features</text:p>
            <text:p>Enhanced Depth of Field</text:p>
            <text:p/>
            <text:p>Creates a stronger sense of depth and focus in the scene.</text:p>
            <text:p/>
            <text:p>Emphasizes foreground vs. background, letting geometric elements pop with new clarity.</text:p>
            <text:p/>
            <text:p>Increased Contrast</text:p>
            <text:p/>
            <text:p>Delivers vibrant highlights and deeper shadows for a more striking visual.</text:p>
            <text:p/>
            <text:p>Perfect for bold, high-impact designs or stylized photographic effects.</text:p>
            <text:p/>
            <text:p>Smoother Lines &amp; Shapes</text:p>
            <text:p/>
            <text:p>Generates cleaner, more fluid polygons, cutouts, and abstract panels.</text:p>
            <text:p/>
            <text:p>Ideal for sharp geometric forms, organic patterns, or anything in between.</text:p>
            <text:p/>
            <text:p>Versatile Creative Elements</text:p>
            <text:p/>
            <text:p>Excels at paper cutout aesthetics, 3D letters, neon accents, transparent glass, or cellular-like abstracts.</text:p>
            <text:p/>
            <text:p>Adapts to both purely digital art and realistic scenes populated with imaginative geometric objects.</text:p>
            <text:p/>
            <text:p>Recommended Usage</text:p>
            <text:p>Trigger / Prompt Word</text:p>
            <text:p/>
            <text:p>Use âYFG-Ge0mâ to emphasize the LoRAâs geometric style in your prompts.</text:p>
            <text:p/>
            <text:p>Potential Prompts &amp; Themes</text:p>
            <text:p/>
            <text:p>âLayered paper cutouts with neon edges,â âtransparent glass polygons in a minimal scene,â âhigh-contrast geometric street art,â or â3D alphabet shapes stacked in an abstract pattern.â</text:p>
            <text:p/>
            <text:p>LoRA Strength</text:p>
            <text:p/>
            <text:p>Start around 0.5 â 0.8 for balanced results; raise or lower to control how dominant the shapes, contrast, and DOF become.</text:p>
            <text:p/>
            <text:p>Tips &amp; Tricks</text:p>
            <text:p>Leverage Depth of Field</text:p>
            <text:p/>
            <text:p>Call out âshallow depth of field,â âbokeh background,â or âforeground focusâ to underline your subject.</text:p>
            <text:p/>
            <text:p>Perfect for close-up showcases of letters or shapes floating in a blurred environment.</text:p>
            <text:p/>
            <text:p>Play With Contrast &amp; Color</text:p>
            <text:p/>
            <text:p>Try neon, bright hues, or stark monochrome for bold, high-contrast results.</text:p>
            <text:p/>
            <text:p>Combining bright and dark tones underscores the LoRAâs boosted contrast features.</text:p>
            <text:p/>
            <text:p>Realistic Scenes With Abstract Twists</text:p>
            <text:p/>
            <text:p>Prompt for everyday environments plus geometric elementsâlike âgeometric glass sculptures in a modern living room.â</text:p>
            <text:p/>
            <text:p>The LoRA can blend imaginative shapes seamlessly into real-life contexts.</text:p>
            <text:p/>
            <text:p>Combine With Other Styles</text:p>
            <text:p/>
            <text:p>Merge with LoRAs for painting, photorealism, or futuristic aesthetics.</text:p>
            <text:p/>
            <text:p>Keep an eye on color or shape overlap; use negative prompts if undesired geometry crowds the composition.</text:p>
            <text:p/>
            <text:p>YFG Geometric (v2) breathes new depth and boldness into geometric designs, marrying crisp shapes with striking contrast and improved DOF. From vibrant abstracts to unique modern scenes, let this updated LoRA push the boundaries of your artistic vision!</text:p>
          </table:table-cell>
          <table:table-cell office:value-type="string" calcext:value-type="string">
            <text:p>["YFG-Ge0m"]</text:p>
          </table:table-cell>
          <table:table-cell office:value-type="string" calcext:value-type="string">
            <text:p>2025-07-31 01:37:39.486</text:p>
          </table:table-cell>
          <table:table-cell office:value-type="string" calcext:value-type="string">
            <text:p>2025-07-31 01:54:46.678</text:p>
          </table:table-cell>
          <table:table-cell office:value-type="float" office:value="39809120" calcext:value-type="float">
            <text:p>39809120</text:p>
          </table:table-cell>
        </table:table-row>
        <table:table-row table:style-name="ro1">
          <table:table-cell office:value-type="string" calcext:value-type="string">
            <text:p>ecb1aaec-7401-4def-9234-9839b2348268</text:p>
          </table:table-cell>
          <table:table-cell office:value-type="string" calcext:value-type="string">
            <text:p>blake3:e9fac68292ed9134b2d1e4667cd851e3f323c3adf971d82c964c7cd1eb833c90</text:p>
          </table:table-cell>
          <table:table-cell office:value-type="string" calcext:value-type="string">
            <text:p>flux</text:p>
          </table:table-cell>
          <table:table-cell office:value-type="string" calcext:value-type="string">
            <text:p>lora</text:p>
          </table:table-cell>
          <table:table-cell office:value-type="string" calcext:value-type="string">
            <text:p>flux/lora/YFG - HUD v3.safetensors</text:p>
          </table:table-cell>
          <table:table-cell office:value-type="string" calcext:value-type="string">
            <text:p>diffusers</text:p>
          </table:table-cell>
          <table:table-cell office:value-type="string" calcext:value-type="string">
            <text:p>YFG - HUD v3</text:p>
          </table:table-cell>
          <table:table-cell office:value-type="string" calcext:value-type="string">
            <text:p>flux lora model YFG - HUD v3</text:p>
          </table:table-cell>
          <table:table-cell office:value-type="string" calcext:value-type="string">
            <text:p>["YFG-HUD"]</text:p>
          </table:table-cell>
          <table:table-cell office:value-type="string" calcext:value-type="string">
            <text:p>2025-07-31 01:37:45.380</text:p>
          </table:table-cell>
          <table:table-cell office:value-type="string" calcext:value-type="string">
            <text:p>2025-07-31 01:58:11.567</text:p>
          </table:table-cell>
          <table:table-cell office:value-type="float" office:value="687476649" calcext:value-type="float">
            <text:p>687476649</text:p>
          </table:table-cell>
        </table:table-row>
        <table:table-row table:style-name="ro1">
          <table:table-cell office:value-type="string" calcext:value-type="string">
            <text:p>ec949127-e092-4999-83ad-694f29558108</text:p>
          </table:table-cell>
          <table:table-cell office:value-type="string" calcext:value-type="string">
            <text:p>blake3:84b99fad2479bbb8cbfef7abfea95218c35c5a780ba67f30944052b4a4aa97f1</text:p>
          </table:table-cell>
          <table:table-cell office:value-type="string" calcext:value-type="string">
            <text:p>flux</text:p>
          </table:table-cell>
          <table:table-cell office:value-type="string" calcext:value-type="string">
            <text:p>lora</text:p>
          </table:table-cell>
          <table:table-cell office:value-type="string" calcext:value-type="string">
            <text:p>flux/lora/YFG - L3ms v1.safetensors</text:p>
          </table:table-cell>
          <table:table-cell office:value-type="string" calcext:value-type="string">
            <text:p>lycoris</text:p>
          </table:table-cell>
          <table:table-cell office:value-type="string" calcext:value-type="string">
            <text:p>YFG - Lochen v1</text:p>
          </table:table-cell>
          <table:table-cell office:value-type="string" calcext:value-type="string">
            <text:p>flux lora model YFG - L3ms v1</text:p>
          </table:table-cell>
          <table:table-cell office:value-type="string" calcext:value-type="string">
            <text:p>["sketchy","Lochen style.","painterly"]</text:p>
          </table:table-cell>
          <table:table-cell office:value-type="string" calcext:value-type="string">
            <text:p>2025-07-31 01:37:51.001</text:p>
          </table:table-cell>
          <table:table-cell office:value-type="string" calcext:value-type="string">
            <text:p>2025-07-31 02:02:39.393</text:p>
          </table:table-cell>
          <table:table-cell office:value-type="float" office:value="39764032" calcext:value-type="float">
            <text:p>39764032</text:p>
          </table:table-cell>
        </table:table-row>
        <table:table-row table:style-name="ro19">
          <table:table-cell office:value-type="string" calcext:value-type="string">
            <text:p>953d63ec-2f8f-4295-847b-8650436a383b</text:p>
          </table:table-cell>
          <table:table-cell office:value-type="string" calcext:value-type="string">
            <text:p>blake3:a3e88f052e174b1ab4caa415979b3f20d35aec1a3e9a50ad0ee3a7d308a06e7e</text:p>
          </table:table-cell>
          <table:table-cell office:value-type="string" calcext:value-type="string">
            <text:p>flux</text:p>
          </table:table-cell>
          <table:table-cell office:value-type="string" calcext:value-type="string">
            <text:p>lora</text:p>
          </table:table-cell>
          <table:table-cell office:value-type="string" calcext:value-type="string">
            <text:p>flux/lora/YFG - Liquid Strokes v1.safetensors</text:p>
          </table:table-cell>
          <table:table-cell office:value-type="string" calcext:value-type="string">
            <text:p>lycoris</text:p>
          </table:table-cell>
          <table:table-cell office:value-type="string" calcext:value-type="string">
            <text:p>YFG - Liquid Strokes v1</text:p>
          </table:table-cell>
          <table:table-cell office:value-type="string" calcext:value-type="string">
            <text:p>LoRA Strength</text:p>
            <text:p/>
            <text:p>0.5: Subtle artistic accent</text:p>
            <text:p/>
            <text:p>1.0: Balanced painterly effect</text:p>
            <text:p/>
            <text:p>1.5 - 2.0: Striking surrealism with fluid distortion and vivid textures</text:p>
            <text:p/>
            <text:p>YFG Liquid Strokes: Surreal Painterly Transformations</text:p>
            <text:p>Elevate your creations with YFG Liquid Strokes, a LoRA that imbues images with fluid, dynamic brushwork reminiscent of traditional painting techniques. This model is flexible across a wide range of strengths, offering anything from a subtle artistic flare to bold, surreal transformations.</text:p>
            <text:p/>
            <text:p>Key Features</text:p>
            <text:p>Painterly Brushwork</text:p>
            <text:p/>
            <text:p>Adds fluid, organic strokes to any scene, delivering a hand-painted feel.</text:p>
            <text:p/>
            <text:p>Visually softens edges while introducing rich textures and vibrant layering.</text:p>
            <text:p/>
            <text:p>Wide Strength Range</text:p>
            <text:p/>
            <text:p>Works effectively from 0.5 (mild effect) to 2.0 (extreme surrealism).</text:p>
            <text:p/>
            <text:p>Retains coherence even at higher strengths, though the style grows increasingly surreal.</text:p>
            <text:p/>
            <text:p>1.5 strength is a sweet spot for a strong painterly transformation without losing subject clarity.</text:p>
            <text:p/>
            <text:p>Most users prefer 0.8 â 1.0 for a balanced, artistic look.</text:p>
            <text:p/>
            <text:p>Responsive to Keywords</text:p>
            <text:p/>
            <text:p>Incorporating terms like âpainting,â âillustration,â âdrawing,â or âbrush strokesâ guides the LoRA toward more refined painterly outcomes.</text:p>
            <text:p/>
            <text:p>Without direction, it may default to fiery or skeletal imageryâso well-defined prompts yield the best results.</text:p>
            <text:p/>
            <text:p>Recommended Usage</text:p>
            <text:p>Trigger / Prompt Word</text:p>
            <text:p/>
            <text:p>Use âYFG-Liqdâ to activate the liquid, painterly aesthetic in your scenes.</text:p>
            <text:p/>
            <text:p>LoRA Strength</text:p>
            <text:p/>
            <text:p>0.5: Subtle artistic accent</text:p>
            <text:p/>
            <text:p>1.0: Balanced painterly effect</text:p>
            <text:p/>
            <text:p>1.5 - 2.0: Striking surrealism with fluid distortion and vivid textures</text:p>
            <text:p/>
            <text:p>Suggested Themes &amp; Keywords</text:p>
            <text:p/>
            <text:p>âPainting,â âbrush strokes,â âcanvas texture,â âvibrant illustration,â etc.</text:p>
            <text:p/>
            <text:p>Pair with your main subject (character, landscape, object) to evoke a captivating, painted style.</text:p>
            <text:p/>
            <text:p>Tips &amp; Tricks</text:p>
            <text:p>Directing the Theme</text:p>
            <text:p/>
            <text:p>If you donât want unintentional fire or skeleton elements, specify your subject clearlyâ e.g., âportrait of a woman in a flowing gown, YFG-Liqd styleâ.</text:p>
            <text:p/>
            <text:p>Lighting &amp; Color</text:p>
            <text:p/>
            <text:p>Because of its painterly nature, colorful or high-contrast prompts produce especially dramatic results.</text:p>
            <text:p/>
            <text:p>Try âsunset lighting,â ârainbow palette,â or âpastel watercolorâ for diverse effects.</text:p>
            <text:p/>
            <text:p>Combine With Other LoRAs</text:p>
            <text:p/>
            <text:p>YFG Liquid Strokes can blend well with additional style or subject LoRAs, overlaying its painterly effect onto various settings, eras, or thematic elements.</text:p>
            <text:p/>
            <text:p>YFG Liquid Strokes beautifully blends digital artistry with traditional brushwork aesthetics, giving your creations a lush, painterly essence at almost any strength level. Perfect for conceptual art, surreal illustrations, or simply adding a fresh, fluid dimension to your images.</text:p>
          </table:table-cell>
          <table:table-cell office:value-type="string" calcext:value-type="string">
            <text:p>["YFG-Liqd"]</text:p>
          </table:table-cell>
          <table:table-cell office:value-type="string" calcext:value-type="string">
            <text:p>2025-07-31 01:38:46.044</text:p>
          </table:table-cell>
          <table:table-cell office:value-type="string" calcext:value-type="string">
            <text:p>2025-07-31 01:55:33.319</text:p>
          </table:table-cell>
          <table:table-cell office:value-type="float" office:value="39771528" calcext:value-type="float">
            <text:p>39771528</text:p>
          </table:table-cell>
        </table:table-row>
        <table:table-row table:style-name="ro1">
          <table:table-cell office:value-type="string" calcext:value-type="string">
            <text:p>177280d3-bdd5-4d9a-9e9a-79a47b1cdf3d</text:p>
          </table:table-cell>
          <table:table-cell office:value-type="string" calcext:value-type="string">
            <text:p>blake3:a2079af666169b54469dc926a5d1849ea0b8da2209d40f3e0952944ed1ff282b</text:p>
          </table:table-cell>
          <table:table-cell office:value-type="string" calcext:value-type="string">
            <text:p>flux</text:p>
          </table:table-cell>
          <table:table-cell office:value-type="string" calcext:value-type="string">
            <text:p>lora</text:p>
          </table:table-cell>
          <table:table-cell office:value-type="string" calcext:value-type="string">
            <text:p>flux/lora/YFG - Simon - Flood v1.safetensors</text:p>
          </table:table-cell>
          <table:table-cell office:value-type="string" calcext:value-type="string">
            <text:p>diffusers</text:p>
          </table:table-cell>
          <table:table-cell office:value-type="string" calcext:value-type="string">
            <text:p>YFG - Simon StÃ¥lenhag - Things from the Flood v1</text:p>
          </table:table-cell>
          <table:table-cell office:value-type="string" calcext:value-type="string">
            <text:p>flux lora model YFG - Simon - Flood v1</text:p>
          </table:table-cell>
          <table:table-cell office:value-type="string" calcext:value-type="string">
            <text:p>["YFG-SimonFlood"]</text:p>
          </table:table-cell>
          <table:table-cell office:value-type="string" calcext:value-type="string">
            <text:p>2025-07-31 01:38:46.142</text:p>
          </table:table-cell>
          <table:table-cell office:value-type="string" calcext:value-type="string">
            <text:p>2025-07-31 01:59:49.900</text:p>
          </table:table-cell>
          <table:table-cell office:value-type="float" office:value="171969511" calcext:value-type="float">
            <text:p>171969511</text:p>
          </table:table-cell>
        </table:table-row>
        <table:table-row table:style-name="ro19">
          <table:table-cell office:value-type="string" calcext:value-type="string">
            <text:p>1fbc8461-4495-42b4-ac81-e42d3a16b98c</text:p>
          </table:table-cell>
          <table:table-cell office:value-type="string" calcext:value-type="string">
            <text:p>blake3:b7a62879ea53317f2bad4965e2f6c90750334babe5d2687d60fddf472e6c4895</text:p>
          </table:table-cell>
          <table:table-cell office:value-type="string" calcext:value-type="string">
            <text:p>flux</text:p>
          </table:table-cell>
          <table:table-cell office:value-type="string" calcext:value-type="string">
            <text:p>lora</text:p>
          </table:table-cell>
          <table:table-cell office:value-type="string" calcext:value-type="string">
            <text:p>flux/lora/YFG - Soares v1.safetensors</text:p>
          </table:table-cell>
          <table:table-cell office:value-type="string" calcext:value-type="string">
            <text:p>lycoris</text:p>
          </table:table-cell>
          <table:table-cell office:value-type="string" calcext:value-type="string">
            <text:p>YFG - Soares v1</text:p>
          </table:table-cell>
          <table:table-cell office:value-type="string" calcext:value-type="string">
            <text:p>LoRA Strength</text:p>
            <text:p/>
            <text:p>Generally 0.6 â 1.0 for a bold effect; lower for subtle adjustments, higher for a strong, ultra-modern look.</text:p>
            <text:p/>
            <text:p/>
            <text:p/>
            <text:p>YFG Soares: Sleek Symmetry &amp; Futuristic Verticality</text:p>
            <text:p>Introducing YFG Soares, a LoRA that imbues your renders with towering, vertically oriented forms, glossy symmetrical designs, and a cool grayscale palette. Ideal for creating streamlined spaceships, futuristic automobiles, advanced weaponry, and other angular, elongated objects.</text:p>
            <text:p/>
            <text:p>Key Features</text:p>
            <text:p>Emphasis on Verticality</text:p>
            <text:p/>
            <text:p>Prefers tall, narrow silhouettes and upright structures.</text:p>
            <text:p/>
            <text:p>Elevates the scene with a striking vertical presence, whether in architecture or vehicles.</text:p>
            <text:p/>
            <text:p>Symmetry &amp; Smooth Textures</text:p>
            <text:p/>
            <text:p>Delivers a clean, mirrored aestheticâthink polished metal surfaces and refined edges.</text:p>
            <text:p/>
            <text:p>Adds a sleek skin-smoothing effect, perfect for polished future tech or minimalistic art pieces.</text:p>
            <text:p/>
            <text:p>Predominantly Grayscale</text:p>
            <text:p/>
            <text:p>Incorporates silvers, grays, and white tones for a modern, industrial vibe.</text:p>
            <text:p/>
            <text:p>Subtle contrasts create visual impact without straying far into color.</text:p>
            <text:p/>
            <text:p>Futuristic Angular Shapes</text:p>
            <text:p/>
            <text:p>Excels at rendering sharp, aerodynamic formsâideal for high-tech transport or weaponry.</text:p>
            <text:p/>
            <text:p>Seamlessly fuses futuristic design with near-photo-realistic finishing.</text:p>
            <text:p/>
            <text:p>Recommended Usage</text:p>
            <text:p>Trigger / Prompt Word</text:p>
            <text:p/>
            <text:p>Use âYFG-SRSâ to invoke its trademark sharp lines, smooth textures, and grayscale palette.</text:p>
            <text:p/>
            <text:p>Best Subjects &amp; Themes</text:p>
            <text:p/>
            <text:p>âFuturistic spaceship,â âvertical fighter jet,â âhigh-tech automotive design,â âweapon concept,â etc.</text:p>
            <text:p/>
            <text:p>Tall, narrow geometry highlights the LoRAâs unique vertical emphasis.</text:p>
            <text:p/>
            <text:p>LoRA Strength</text:p>
            <text:p/>
            <text:p>Generally 0.6 â 1.0 for a bold effect; lower for subtle adjustments, higher for a strong, ultra-modern look.</text:p>
            <text:p/>
            <text:p>Tips &amp; Tricks</text:p>
            <text:p>Lighting &amp; Reflection</text:p>
            <text:p/>
            <text:p>Dramatic lighting (e.g., rim lights, backlights) accentuates the polished metal finishes.</text:p>
            <text:p/>
            <text:p>Position multiple light sources to highlight symmetrical features and curvature.</text:p>
            <text:p/>
            <text:p>Minimal Color</text:p>
            <text:p/>
            <text:p>Maintain a primarily grayscale scheme for maximum fidelity to the modelâs style.</text:p>
            <text:p/>
            <text:p>If additional color is desired, keep it accent-based (like a neon glow or subtle highlight).</text:p>
            <text:p/>
            <text:p>Vertical Composition</text:p>
            <text:p/>
            <text:p>Emphasize the LoRAâs vertical orientation by prompting for tall scenes, elongated objects, or portrait-style framing.</text:p>
            <text:p/>
            <text:p>Combine with âtowering,â âvertical columns,â or âhigh-riseâ to enhance height and drama.</text:p>
            <text:p/>
            <text:p>YFG Soares transforms your images into futuristic visions marked by tall, angular forms, silky-smooth textures, and a silvery grayscale aesthetic. Whether itâs crafting next-gen spacecrafts, sleek supercars, or towering modern architecture, this LoRA adds a refined edge to any futuristic concept.</text:p>
          </table:table-cell>
          <table:table-cell office:value-type="string" calcext:value-type="string">
            <text:p>["YFG-SRS"]</text:p>
          </table:table-cell>
          <table:table-cell office:value-type="string" calcext:value-type="string">
            <text:p>2025-07-31 01:38:46.228</text:p>
          </table:table-cell>
          <table:table-cell office:value-type="string" calcext:value-type="string">
            <text:p>2025-07-31 01:56:13.806</text:p>
          </table:table-cell>
          <table:table-cell office:value-type="float" office:value="158608752" calcext:value-type="float">
            <text:p>158608752</text:p>
          </table:table-cell>
        </table:table-row>
        <table:table-row table:style-name="ro20">
          <table:table-cell office:value-type="string" calcext:value-type="string">
            <text:p>b7132296-0845-4426-bec4-d437c91792f8</text:p>
          </table:table-cell>
          <table:table-cell office:value-type="string" calcext:value-type="string">
            <text:p>blake3:0f892bf772e2606ddcad6684d68e86c836887b4b57a23da41ef31d2e1ad46146</text:p>
          </table:table-cell>
          <table:table-cell office:value-type="string" calcext:value-type="string">
            <text:p>flux</text:p>
          </table:table-cell>
          <table:table-cell office:value-type="string" calcext:value-type="string">
            <text:p>lora</text:p>
          </table:table-cell>
          <table:table-cell office:value-type="string" calcext:value-type="string">
            <text:p>flux/lora/YFG - Patents v1.safetensors</text:p>
          </table:table-cell>
          <table:table-cell office:value-type="string" calcext:value-type="string">
            <text:p>lycoris</text:p>
          </table:table-cell>
          <table:table-cell office:value-type="string" calcext:value-type="string">
            <text:p>YFG - Patents v1</text:p>
          </table:table-cell>
          <table:table-cell office:value-type="string" calcext:value-type="string">
            <text:p>Flexible Strength</text:p>
            <text:p/>
            <text:p>0.25 â 1.0 recommended range. Lower strength keeps the style subdued, while higher strength yields more</text:p>
            <text:p/>
            <text:p>YFG Patents: Technical Diagrams &amp; Random Patent Concepts</text:p>
            <text:p>YFG Patents is a LoRA specially crafted to generate diagrams reminiscent of official patent applications. Whether you need intricate flowcharts, mechanical schematics, or design blueprints, this model can deliver convincingly detailed illustrations. By adjusting its strength, you can achieve anything from subtle, refined diagrams to bold, retro patent sketches.</text:p>
            <text:p/>
            <text:p>Key Features</text:p>
            <text:p>Patent-Style Drawings</text:p>
            <text:p/>
            <text:p>Emulates the clean lines, numbering systems, and labeling typical of real patent documents.</text:p>
            <text:p/>
            <text:p>Suitable for a broad range of technical or conceptual prompts, from everyday inventions to futuristic gadgets.</text:p>
            <text:p/>
            <text:p>Flexible Strength</text:p>
            <text:p/>
            <text:p>0.25 â 1.0 recommended range. Lower strength keeps the style subdued, while higher strength yields more pronounced patent-like visuals.</text:p>
            <text:p/>
            <text:p>Fine-tune the intensity to balance your artistic goals with the clarity of technical details.</text:p>
            <text:p/>
            <text:p>Random &amp; Convincing Results</text:p>
            <text:p/>
            <text:p>Excels at conjuring up imaginative, sometimes unexpected technical elements.</text:p>
            <text:p/>
            <text:p>Creates diagrams that can look surprisingly plausible or intentionally whimsicalâwhatever your project requires.</text:p>
            <text:p/>
            <text:p>Recommended Usage</text:p>
            <text:p>Trigger / Prompt Word</text:p>
            <text:p/>
            <text:p>Use âYFG-Ptntsâ for the LoRAâs full schematic effect.</text:p>
            <text:p/>
            <text:p>Suggested Themes &amp; Keywords</text:p>
            <text:p/>
            <text:p>âTechnical blueprint,â âflowchart,â âmechanical design,â âschematic diagram,â âconcept invention,â âexploded view,â or âannotated illustration.â</text:p>
            <text:p/>
            <text:p>Combine with descriptive prompts like âtransparent overlay,â âdotted guidelines,â âengineering style,â or âlabeled components.â</text:p>
            <text:p/>
            <text:p>Tips &amp; Tricks</text:p>
            <text:p>Combine With Other Styles</text:p>
            <text:p/>
            <text:p>YFG Patents can blend nicely with architectural, mechanical, or even whimsical LoRAs.</text:p>
            <text:p/>
            <text:p>Experiment with stylized color palettes (e.g., blueprint blues, grayscale) for thematic variety.</text:p>
            <text:p/>
            <text:p>Play With Composition</text:p>
            <text:p/>
            <text:p>Include terms like âsection view,â âcross-sectional detail,â or âmagnified insetâ to highlight intricate details.</text:p>
            <text:p/>
            <text:p>Prompt for labeling (e.g., âfigure 1,â âfig. 2,â âreference lettersâ) to heighten realism.</text:p>
            <text:p/>
            <text:p>Refine Prompt Strength</text:p>
            <text:p/>
            <text:p>At lower strengths (0.25â0.4), youâll see subtle patent hints layered atop your base subject.</text:p>
            <text:p/>
            <text:p>Moving toward 1.0 amplifies the strict line art, labeling, and structured diagram feel.</text:p>
            <text:p/>
            <text:p>YFG Patents transforms your prompts into cleverly rendered, patent-inspired illustrations. Perfect for adding a touch of technical charmâor a playful, schematic twistâto your next project. Adjust the LoRA strength for just the right balance of authenticity and creativity, and watch as your ideas materialize into polished, convincing âinventions!â</text:p>
          </table:table-cell>
          <table:table-cell office:value-type="string" calcext:value-type="string">
            <text:p>["YFG-Ptnts"]</text:p>
          </table:table-cell>
          <table:table-cell office:value-type="string" calcext:value-type="string">
            <text:p>2025-07-31 01:38:46.395</text:p>
          </table:table-cell>
          <table:table-cell office:value-type="string" calcext:value-type="string">
            <text:p>2025-07-31 01:56:58.115</text:p>
          </table:table-cell>
          <table:table-cell office:value-type="float" office:value="158608768" calcext:value-type="float">
            <text:p>158608768</text:p>
          </table:table-cell>
        </table:table-row>
        <table:table-row table:style-name="ro1">
          <table:table-cell office:value-type="string" calcext:value-type="string">
            <text:p>fb3904e6-20db-4862-9dbc-af084f7efdf0</text:p>
          </table:table-cell>
          <table:table-cell office:value-type="string" calcext:value-type="string">
            <text:p>blake3:d6a88368ca6c56264af33a82aff8e285b6509fd2e0bf138698cb0fd811a362fc</text:p>
          </table:table-cell>
          <table:table-cell office:value-type="string" calcext:value-type="string">
            <text:p>flux</text:p>
          </table:table-cell>
          <table:table-cell office:value-type="string" calcext:value-type="string">
            <text:p>lora</text:p>
          </table:table-cell>
          <table:table-cell office:value-type="string" calcext:value-type="string">
            <text:p>flux/lora/YFG - Simon - Loop v1.safetensors</text:p>
          </table:table-cell>
          <table:table-cell office:value-type="string" calcext:value-type="string">
            <text:p>diffusers</text:p>
          </table:table-cell>
          <table:table-cell office:value-type="string" calcext:value-type="string">
            <text:p>YFG - Simon StÃ¥lenhag - Loop v1</text:p>
          </table:table-cell>
          <table:table-cell office:value-type="string" calcext:value-type="string">
            <text:p>flux lora model YFG - Simon - Loop v1</text:p>
          </table:table-cell>
          <table:table-cell office:value-type="string" calcext:value-type="string">
            <text:p>["YFG-SimonLoop"]</text:p>
          </table:table-cell>
          <table:table-cell office:value-type="string" calcext:value-type="string">
            <text:p>2025-07-31 01:38:46.483</text:p>
          </table:table-cell>
          <table:table-cell office:value-type="string" calcext:value-type="string">
            <text:p>2025-07-31 01:59:10.555</text:p>
          </table:table-cell>
          <table:table-cell office:value-type="float" office:value="171969509" calcext:value-type="float">
            <text:p>171969509</text:p>
          </table:table-cell>
        </table:table-row>
        <table:table-row table:style-name="ro1">
          <table:table-cell office:value-type="string" calcext:value-type="string">
            <text:p>bd24c4b2-c7eb-48e6-a505-e34e8adf1989</text:p>
          </table:table-cell>
          <table:table-cell office:value-type="string" calcext:value-type="string">
            <text:p>blake3:b0162ee1fccb28e0bd93085ef614d9cfbe7bb583332aabc996a1fcb6b8798dd2</text:p>
          </table:table-cell>
          <table:table-cell office:value-type="string" calcext:value-type="string">
            <text:p>flux</text:p>
          </table:table-cell>
          <table:table-cell office:value-type="string" calcext:value-type="string">
            <text:p>lora</text:p>
          </table:table-cell>
          <table:table-cell office:value-type="string" calcext:value-type="string">
            <text:p>flux/lora/YFG - Terminator1 v1.safetensors</text:p>
          </table:table-cell>
          <table:table-cell office:value-type="string" calcext:value-type="string">
            <text:p>diffusers</text:p>
          </table:table-cell>
          <table:table-cell office:value-type="string" calcext:value-type="string">
            <text:p>YFG - Terminator1 v1</text:p>
          </table:table-cell>
          <table:table-cell office:value-type="string" calcext:value-type="string">
            <text:p>flux lora model YFG - Terminator1 v1</text:p>
          </table:table-cell>
          <table:table-cell office:value-type="string" calcext:value-type="string">
            <text:p>["YFG-TTVHUD"]</text:p>
          </table:table-cell>
          <table:table-cell office:value-type="string" calcext:value-type="string">
            <text:p>2025-07-31 01:38:46.571</text:p>
          </table:table-cell>
          <table:table-cell office:value-type="string" calcext:value-type="string">
            <text:p>2025-07-31 02:00:48.929</text:p>
          </table:table-cell>
          <table:table-cell office:value-type="float" office:value="171969502" calcext:value-type="float">
            <text:p>171969502</text:p>
          </table:table-cell>
        </table:table-row>
        <table:table-row table:style-name="ro21">
          <table:table-cell office:value-type="string" calcext:value-type="string">
            <text:p>22c99218-1c90-44fd-b9f1-b001fa9984ee</text:p>
          </table:table-cell>
          <table:table-cell office:value-type="string" calcext:value-type="string">
            <text:p>blake3:2ee639432e90a68ce3b988a0f01373ea9fc8f5eba7f981335b5d07efebaa56a4</text:p>
          </table:table-cell>
          <table:table-cell office:value-type="string" calcext:value-type="string">
            <text:p>flux</text:p>
          </table:table-cell>
          <table:table-cell office:value-type="string" calcext:value-type="string">
            <text:p>lora</text:p>
          </table:table-cell>
          <table:table-cell office:value-type="string" calcext:value-type="string">
            <text:p>flux/lora/YFG - Salvo v1.safetensors</text:p>
          </table:table-cell>
          <table:table-cell office:value-type="string" calcext:value-type="string">
            <text:p>lycoris</text:p>
          </table:table-cell>
          <table:table-cell office:value-type="string" calcext:value-type="string">
            <text:p>YFG - Salvatore âSalvoâ Mangione v1</text:p>
          </table:table-cell>
          <table:table-cell office:value-type="string" calcext:value-type="string">
            <text:p>Recommended 0.60 â 0.80 for a distinct but not overpowering influence.</text:p>
            <text:p/>
            <text:p>YFG Salvatore âSalvoâ Mangione captures the distinctively bright, streamlined qualities reminiscent of the Italian painter Salvo. Expect vibrant color blocks, simplified shapes, and playful yet thoughtful compositionsâparticularly suited for still-life arrangements, stylized cityscapes, and serene landscapes.</text:p>
            <text:p/>
            <text:p>Key Features</text:p>
            <text:p>Bold Color Usage</text:p>
            <text:p/>
            <text:p>Favors solid, bright palettes with carefully chosen contrasts.</text:p>
            <text:p/>
            <text:p>Depicts scenes with a somewhat âsimplifiedâ geometry, reminiscent of a naÃ¯ve or minimalistic approach.</text:p>
            <text:p/>
            <text:p>Subtle Yet Playful Aesthetic</text:p>
            <text:p/>
            <text:p>Retains a serene, almost dreamlike feelâperfect for gentle, uplifting illustrations.</text:p>
            <text:p/>
            <text:p>Offers a modern twist on traditional subjects (city views, interior spaces, or still lifes).</text:p>
            <text:p/>
            <text:p>Best Strength Range</text:p>
            <text:p/>
            <text:p>Recommended 0.60 â 0.80 for a distinct but not overpowering influence.</text:p>
            <text:p/>
            <text:p>Increase or decrease to adapt style intensityâlower for subtle color shifts, higher for a vividly stylized effect.</text:p>
            <text:p/>
            <text:p>Trigger Word</text:p>
            <text:p/>
            <text:p>âYFG-S@lvoâ helps emphasize the Salvo-inspired elements if your prompt needs a stylistic nudge.</text:p>
            <text:p/>
            <text:p>Recommended Usage</text:p>
            <text:p>Suggested Prompts &amp; Themes</text:p>
            <text:p/>
            <text:p>âA bright cityscape with simplified buildings, YFG-S@lvo style.â</text:p>
            <text:p/>
            <text:p>âVibrant interior scene featuring geometric furniture in pastel blocks.â</text:p>
            <text:p/>
            <text:p>âStill life arrangement of fruit on a simple, colorful background.â</text:p>
            <text:p/>
            <text:p>Combining With Other Themes</text:p>
            <text:p/>
            <text:p>Can work with scenic landscapes, urban geometry, or even character-centric promptsâexpect plenty of color and minimal detail.</text:p>
            <text:p/>
            <text:p>Blend with other styles or LoRAs for unique hybrids (e.g., Salvo meets Surrealism or Sci-Fi).</text:p>
            <text:p/>
            <text:p>Tips &amp; Tricks</text:p>
            <text:p>Keep It Simple</text:p>
            <text:p/>
            <text:p>Salvoâs aesthetic often relies on minimal detail and bold shapes. Overly detailed prompts may clash with the simplified style.</text:p>
            <text:p/>
            <text:p>Color Coordination</text:p>
            <text:p/>
            <text:p>Emphasize complementary or contrasting colorsââbright pastel pink and dusty teal buildingsâ or âsunny yellow and royal blue furniture.â</text:p>
            <text:p/>
            <text:p>Low Key or High Vividness</text:p>
            <text:p/>
            <text:p>Adjust LoRA strength or incorporate negative prompts like âno excessive detail,â âavoid hyperrealismâ to maintain a consistent, stylized look.</text:p>
            <text:p/>
            <text:p>YFG Salvatore âSalvoâ Mangione channels the artistâs luminous, stripped-down visual languageâideal for those seeking bold color expressions and tranquil, modern compositions. Experiment within the sweet spot of 0.60â0.80 strength to ensure your scenes radiate the balanced, whimsical charm of Salvoâs iconic style.</text:p>
          </table:table-cell>
          <table:table-cell office:value-type="string" calcext:value-type="string">
            <text:p>["YFG-S@lvo"]</text:p>
          </table:table-cell>
          <table:table-cell office:value-type="string" calcext:value-type="string">
            <text:p>2025-07-31 01:38:46.682</text:p>
          </table:table-cell>
          <table:table-cell office:value-type="string" calcext:value-type="string">
            <text:p>2025-07-31 01:53:42.191</text:p>
          </table:table-cell>
          <table:table-cell office:value-type="float" office:value="39776080" calcext:value-type="float">
            <text:p>39776080</text:p>
          </table:table-cell>
        </table:table-row>
        <table:table-row table:style-name="ro1">
          <table:table-cell office:value-type="string" calcext:value-type="string">
            <text:p>7d37db5a-6b41-4d0b-bdf8-24b1b2902841</text:p>
          </table:table-cell>
          <table:table-cell office:value-type="string" calcext:value-type="string">
            <text:p>blake3:1362d049cc1192ac56c9d8bcabd00ee3056f2873755638f52697c558c9cbe516</text:p>
          </table:table-cell>
          <table:table-cell office:value-type="string" calcext:value-type="string">
            <text:p>flux</text:p>
          </table:table-cell>
          <table:table-cell office:value-type="string" calcext:value-type="string">
            <text:p>lora</text:p>
          </table:table-cell>
          <table:table-cell office:value-type="string" calcext:value-type="string">
            <text:p>flux/lora/YFG - SpyWorld50s v01.safetensors</text:p>
          </table:table-cell>
          <table:table-cell office:value-type="string" calcext:value-type="string">
            <text:p>diffusers</text:p>
          </table:table-cell>
          <table:table-cell office:value-type="string" calcext:value-type="string">
            <text:p>YFG - SpyWorld50s v01</text:p>
          </table:table-cell>
          <table:table-cell office:value-type="string" calcext:value-type="string">
            <text:p>flux lora model YFG - SpyWorld50s v01</text:p>
          </table:table-cell>
          <table:table-cell office:value-type="string" calcext:value-type="string">
            <text:p>["YFG-SpyWorld50s"]</text:p>
          </table:table-cell>
          <table:table-cell office:value-type="string" calcext:value-type="string">
            <text:p>2025-07-31 01:38:46.773</text:p>
          </table:table-cell>
          <table:table-cell office:value-type="string" calcext:value-type="string">
            <text:p>2025-07-31 02:01:28.267</text:p>
          </table:table-cell>
          <table:table-cell office:value-type="float" office:value="171969432" calcext:value-type="float">
            <text:p>171969432</text:p>
          </table:table-cell>
        </table:table-row>
        <table:table-row table:style-name="ro22">
          <table:table-cell office:value-type="string" calcext:value-type="string">
            <text:p>87c092fb-2586-410d-9354-6978a101e3c6</text:p>
          </table:table-cell>
          <table:table-cell office:value-type="string" calcext:value-type="string">
            <text:p>blake3:0463b61ce819cfc6c496419e4e7db5e3adc93d5afcc841747bd663a9772596d1</text:p>
          </table:table-cell>
          <table:table-cell office:value-type="string" calcext:value-type="string">
            <text:p>flux</text:p>
          </table:table-cell>
          <table:table-cell office:value-type="string" calcext:value-type="string">
            <text:p>lora</text:p>
          </table:table-cell>
          <table:table-cell office:value-type="string" calcext:value-type="string">
            <text:p>flux/lora/YFG - Patterns v1.safetensors</text:p>
          </table:table-cell>
          <table:table-cell office:value-type="string" calcext:value-type="string">
            <text:p>lycoris</text:p>
          </table:table-cell>
          <table:table-cell office:value-type="string" calcext:value-type="string">
            <text:p>YFG - Patterns v1</text:p>
          </table:table-cell>
          <table:table-cell office:value-type="string" calcext:value-type="string">
            <text:p>Best results between 0.4â0.8 for noticeable but controlled complexity.</text:p>
            <text:p/>
            <text:p>Usable from 0.2 (subtle infusion) to 1.0 (bold, dominating patterns).</text:p>
            <text:p/>
            <text:p>YFG Patterns: Intricate, Abstract Geometric Complexity</text:p>
            <text:p>YFG Patterns is a LoRA meticulously crafted to infuse your images with rich, interwoven motifsâfrom subtle, swirling designs to elaborate geometric matrices. Ideal for enhancing backgrounds, fabrics, architectural details, or any setting needing a burst of pattern-driven interest.</text:p>
            <text:p/>
            <text:p>Key Features</text:p>
            <text:p>Abstract &amp; Geometric Patterns</text:p>
            <text:p/>
            <text:p>Produces everything from faint pattern overlays to heavily detailed labyrinthine structures.</text:p>
            <text:p/>
            <text:p>Great for decorative accents, mandalas, fractal-like compositions, and conceptual design elements.</text:p>
            <text:p/>
            <text:p>Fine Detail Enhancement</text:p>
            <text:p/>
            <text:p>Can add filigree, swirling lines, repeating shapes, or kaleidoscopic geometry to your scenes.</text:p>
            <text:p/>
            <text:p>Perfect for turning simple surfaces into eye-catching statement pieces.</text:p>
            <text:p/>
            <text:p>Flexible Strength Range</text:p>
            <text:p/>
            <text:p>Best results between 0.4â0.8 for noticeable but controlled complexity.</text:p>
            <text:p/>
            <text:p>Usable from 0.2 (subtle infusion) to 1.0 (bold, dominating patterns).</text:p>
            <text:p/>
            <text:p>Adjust CLIP strength independently to fine-tune how strongly the patterns appear relative to your primary subjects.</text:p>
            <text:p/>
            <text:p>Trigger Word</text:p>
            <text:p/>
            <text:p>Use âYFG-Patt3rnâ to reinforce complex pattern generation.</text:p>
            <text:p/>
            <text:p>Though not mandatory, itâs especially helpful if your base prompt isnât strongly oriented toward patterns.</text:p>
            <text:p/>
            <text:p>Recommended Usage</text:p>
            <text:p>Sample Prompts &amp; Themes</text:p>
            <text:p/>
            <text:p>âYFG-Patt3rn design on a large tapestry, showcasing intertwined geometric shapes in warm earth tones.â</text:p>
            <text:p/>
            <text:p>âA sleek modern interior with subtle fractal wallpaper, YFG-Patt3rn style.â</text:p>
            <text:p/>
            <text:p>âMandala-inspired layout with intricately layered lines and floral motifs.â</text:p>
            <text:p/>
            <text:p>LoRA &amp; CLIP Strength</text:p>
            <text:p/>
            <text:p>Start with 0.4â0.8 for a good balance.</text:p>
            <text:p/>
            <text:p>Increase or decrease to amplify or minimize the pattern emphasis.</text:p>
            <text:p/>
            <text:p>If patterns overshadow your main subject, lower the LoRA weight or negative-prompt excessive detailing (e.g., âno overlapping lines,â âavoid crowded shapesâ).</text:p>
            <text:p/>
            <text:p>Tips &amp; Tricks</text:p>
            <text:p>Directing the Motif</text:p>
            <text:p/>
            <text:p>Use terms like âgeometric,â âornamental,â âfloral,â âfractal,â or âkaleidoscopicâ to shape the style of pattern.</text:p>
            <text:p/>
            <text:p>Color prompts (e.g., âmonochrome,â âpastel,â âvibrant neonâ) refine the aesthetic mood.</text:p>
            <text:p/>
            <text:p>Combining With Other LoRAs</text:p>
            <text:p/>
            <text:p>Try pairing YFG Patterns with a painting or photorealism LoRA.</text:p>
            <text:p/>
            <text:p>Adjust each modelâs strength to keep patterns from overwhelming the compositionâor to push them front and center.</text:p>
            <text:p/>
            <text:p>Focus on Surfaces</text:p>
            <text:p/>
            <text:p>Mention walls, textiles, floors, or even character clothing to target where patterns appear.</text:p>
            <text:p/>
            <text:p>For more subtlety, describe partial coverage (e.g., âpatterned border,â âtextured accent wallâ).</text:p>
            <text:p/>
            <text:p>Refine With Negative Prompts</text:p>
            <text:p/>
            <text:p>If you notice pattern overload, consider negative phrases to restrict complexity or thickness of lines.</text:p>
            <text:p/>
            <text:p>YFG Patterns unleashes a world of abstract geometry and intricate detail in every piece. Whether youâre aiming for a subtle decorative flourish or a mesmerizing, pattern-packed spectacle, fine-tune the LoRA and CLIP strengths to find your perfect balance between eye-catching complexity and visual harmony.</text:p>
          </table:table-cell>
          <table:table-cell office:value-type="string" calcext:value-type="string">
            <text:p>["YFG-Patt3rn"]</text:p>
          </table:table-cell>
          <table:table-cell office:value-type="string" calcext:value-type="string">
            <text:p>2025-07-31 01:38:46.819</text:p>
          </table:table-cell>
          <table:table-cell office:value-type="string" calcext:value-type="string">
            <text:p>2025-07-31 01:54:21.660</text:p>
          </table:table-cell>
          <table:table-cell office:value-type="float" office:value="39770472" calcext:value-type="float">
            <text:p>39770472</text:p>
          </table:table-cell>
        </table:table-row>
        <table:table-row table:style-name="ro1">
          <table:table-cell office:value-type="string" calcext:value-type="string">
            <text:p>3f9bf762-02b6-49fe-b29e-bd2bea029a57</text:p>
          </table:table-cell>
          <table:table-cell office:value-type="string" calcext:value-type="string">
            <text:p>blake3:c681ab895e55a68670b61fd1ee39a0412687d5a5c45652a4d531557f3145c0d3</text:p>
          </table:table-cell>
          <table:table-cell office:value-type="string" calcext:value-type="string">
            <text:p>flux</text:p>
          </table:table-cell>
          <table:table-cell office:value-type="string" calcext:value-type="string">
            <text:p>lora</text:p>
          </table:table-cell>
          <table:table-cell office:value-type="string" calcext:value-type="string">
            <text:p>flux/lora/YFG - Simon - Svema v1.safetensors</text:p>
          </table:table-cell>
          <table:table-cell office:value-type="string" calcext:value-type="string">
            <text:p>diffusers</text:p>
          </table:table-cell>
          <table:table-cell office:value-type="string" calcext:value-type="string">
            <text:p>YFG - Simon StÃ¥lenhag - Swedish Machines v1</text:p>
          </table:table-cell>
          <table:table-cell office:value-type="string" calcext:value-type="string">
            <text:p>flux lora model YFG - Simon - Svema v1</text:p>
          </table:table-cell>
          <table:table-cell office:value-type="string" calcext:value-type="string">
            <text:p>["YFG-SimonSvema"]</text:p>
          </table:table-cell>
          <table:table-cell office:value-type="string" calcext:value-type="string">
            <text:p>2025-07-31 01:38:46.883</text:p>
          </table:table-cell>
          <table:table-cell office:value-type="string" calcext:value-type="string">
            <text:p>2025-07-31 01:58:53.314</text:p>
          </table:table-cell>
          <table:table-cell office:value-type="float" office:value="171969511" calcext:value-type="float">
            <text:p>171969511</text:p>
          </table:table-cell>
        </table:table-row>
        <table:table-row table:style-name="ro1">
          <table:table-cell office:value-type="string" calcext:value-type="string">
            <text:p>12b587a6-b240-436b-93ea-918d798bf7ca</text:p>
          </table:table-cell>
          <table:table-cell office:value-type="string" calcext:value-type="string">
            <text:p>blake3:2000263f354481a1b9e8b3227952cafa024f612377820b2a705f9809a768484d</text:p>
          </table:table-cell>
          <table:table-cell office:value-type="string" calcext:value-type="string">
            <text:p>flux</text:p>
          </table:table-cell>
          <table:table-cell office:value-type="string" calcext:value-type="string">
            <text:p>lora</text:p>
          </table:table-cell>
          <table:table-cell office:value-type="string" calcext:value-type="string">
            <text:p>flux/lora/YFG - SpyWorld50s v10.safetensors</text:p>
          </table:table-cell>
          <table:table-cell office:value-type="string" calcext:value-type="string">
            <text:p>lycoris</text:p>
          </table:table-cell>
          <table:table-cell office:value-type="string" calcext:value-type="string">
            <text:p>YFG - SpyWorld50s v10</text:p>
          </table:table-cell>
          <table:table-cell office:value-type="string" calcext:value-type="string">
            <text:p>flux lora model YFG - SpyWorld50s v10</text:p>
          </table:table-cell>
          <table:table-cell/>
          <table:table-cell table:number-columns-repeated="2" office:value-type="string" calcext:value-type="string">
            <text:p>2025-07-31 01:38:46.974</text:p>
          </table:table-cell>
          <table:table-cell office:value-type="float" office:value="158608816" calcext:value-type="float">
            <text:p>158608816</text:p>
          </table:table-cell>
        </table:table-row>
        <table:table-row table:style-name="ro1">
          <table:table-cell office:value-type="string" calcext:value-type="string">
            <text:p>047d8402-75ad-4ffc-8253-f0199c3d03d8</text:p>
          </table:table-cell>
          <table:table-cell office:value-type="string" calcext:value-type="string">
            <text:p>blake3:69d6e9d7ee364cde695edd389a4371db7641f9ac180c1b7715a6497af4e51ac8</text:p>
          </table:table-cell>
          <table:table-cell office:value-type="string" calcext:value-type="string">
            <text:p>flux</text:p>
          </table:table-cell>
          <table:table-cell office:value-type="string" calcext:value-type="string">
            <text:p>lora</text:p>
          </table:table-cell>
          <table:table-cell office:value-type="string" calcext:value-type="string">
            <text:p>flux/lora/YFG - Smorgas v1.safetensors</text:p>
          </table:table-cell>
          <table:table-cell office:value-type="string" calcext:value-type="string">
            <text:p>lycoris</text:p>
          </table:table-cell>
          <table:table-cell office:value-type="string" calcext:value-type="string">
            <text:p>YFG - Smorgasbord v1</text:p>
          </table:table-cell>
          <table:table-cell office:value-type="string" calcext:value-type="string">
            <text:p>flux lora model YFG - Smorgas v1</text:p>
          </table:table-cell>
          <table:table-cell office:value-type="string" calcext:value-type="string">
            <text:p>["YFG-Sm0rg"]</text:p>
          </table:table-cell>
          <table:table-cell office:value-type="string" calcext:value-type="string">
            <text:p>2025-07-31 01:38:47.044</text:p>
          </table:table-cell>
          <table:table-cell office:value-type="string" calcext:value-type="string">
            <text:p>2025-07-31 02:02:01.136</text:p>
          </table:table-cell>
          <table:table-cell office:value-type="float" office:value="39804680" calcext:value-type="float">
            <text:p>39804680</text:p>
          </table:table-cell>
        </table:table-row>
        <table:table-row table:style-name="ro1">
          <table:table-cell office:value-type="string" calcext:value-type="string">
            <text:p>163bcc93-989c-4379-abc0-00b45f10a79b</text:p>
          </table:table-cell>
          <table:table-cell office:value-type="string" calcext:value-type="string">
            <text:p>blake3:625282a5fd3ec6a73aef73e1575df45fde1493663fede6a00d40d71f5cd2db57</text:p>
          </table:table-cell>
          <table:table-cell office:value-type="string" calcext:value-type="string">
            <text:p>flux</text:p>
          </table:table-cell>
          <table:table-cell office:value-type="string" calcext:value-type="string">
            <text:p>lora</text:p>
          </table:table-cell>
          <table:table-cell office:value-type="string" calcext:value-type="string">
            <text:p>flux/lora/YFG - Terminator4 v2.safetensors</text:p>
          </table:table-cell>
          <table:table-cell office:value-type="string" calcext:value-type="string">
            <text:p>diffusers</text:p>
          </table:table-cell>
          <table:table-cell office:value-type="string" calcext:value-type="string">
            <text:p>YFG - Terminator4 v2</text:p>
          </table:table-cell>
          <table:table-cell office:value-type="string" calcext:value-type="string">
            <text:p>flux lora model YFG - Terminator4 v2</text:p>
          </table:table-cell>
          <table:table-cell office:value-type="string" calcext:value-type="string">
            <text:p>["YFG-TTVHUD4"]</text:p>
          </table:table-cell>
          <table:table-cell office:value-type="string" calcext:value-type="string">
            <text:p>2025-07-31 01:38:47.189</text:p>
          </table:table-cell>
          <table:table-cell office:value-type="string" calcext:value-type="string">
            <text:p>2025-07-31 02:00:38.720</text:p>
          </table:table-cell>
          <table:table-cell office:value-type="float" office:value="171969504" calcext:value-type="float">
            <text:p>171969504</text:p>
          </table:table-cell>
        </table:table-row>
        <table:table-row table:style-name="ro1">
          <table:table-cell office:value-type="string" calcext:value-type="string">
            <text:p>d0871f56-d9a0-40cf-9a98-e0f028c22f03</text:p>
          </table:table-cell>
          <table:table-cell office:value-type="string" calcext:value-type="string">
            <text:p>blake3:047dcc4a884f5b0397a539377e5f677cdafb996868c7de5866001262525f54c4</text:p>
          </table:table-cell>
          <table:table-cell office:value-type="string" calcext:value-type="string">
            <text:p>flux</text:p>
          </table:table-cell>
          <table:table-cell office:value-type="string" calcext:value-type="string">
            <text:p>lora</text:p>
          </table:table-cell>
          <table:table-cell office:value-type="string" calcext:value-type="string">
            <text:p>flux/lora/YFG - Pulp Magazine v1.safetensors</text:p>
          </table:table-cell>
          <table:table-cell office:value-type="string" calcext:value-type="string">
            <text:p>diffusers</text:p>
          </table:table-cell>
          <table:table-cell office:value-type="string" calcext:value-type="string">
            <text:p>YFG - Pulp Magazine v1</text:p>
          </table:table-cell>
          <table:table-cell office:value-type="string" calcext:value-type="string">
            <text:p>flux lora model YFG - Pulp Magazine v1</text:p>
          </table:table-cell>
          <table:table-cell office:value-type="string" calcext:value-type="string">
            <text:p>["YFG-PulpMagazine"]</text:p>
          </table:table-cell>
          <table:table-cell office:value-type="string" calcext:value-type="string">
            <text:p>2025-07-31 01:38:47.306</text:p>
          </table:table-cell>
          <table:table-cell office:value-type="string" calcext:value-type="string">
            <text:p>2025-07-31 01:58:18.899</text:p>
          </table:table-cell>
          <table:table-cell office:value-type="float" office:value="171969515" calcext:value-type="float">
            <text:p>171969515</text:p>
          </table:table-cell>
        </table:table-row>
        <table:table-row table:style-name="ro1">
          <table:table-cell office:value-type="string" calcext:value-type="string">
            <text:p>8d468567-4232-4860-a0e1-d5f47ec561de</text:p>
          </table:table-cell>
          <table:table-cell office:value-type="string" calcext:value-type="string">
            <text:p>blake3:b7d9e2ff43fbd105f3c3604c1ef214f49741576f0ecb35454aa873307a2b2415</text:p>
          </table:table-cell>
          <table:table-cell office:value-type="string" calcext:value-type="string">
            <text:p>flux</text:p>
          </table:table-cell>
          <table:table-cell office:value-type="string" calcext:value-type="string">
            <text:p>lora</text:p>
          </table:table-cell>
          <table:table-cell office:value-type="string" calcext:value-type="string">
            <text:p>flux/lora/YFG - Rounded v1.safetensors</text:p>
          </table:table-cell>
          <table:table-cell office:value-type="string" calcext:value-type="string">
            <text:p>lycoris</text:p>
          </table:table-cell>
          <table:table-cell office:value-type="string" calcext:value-type="string">
            <text:p>YFG - Rounded v1</text:p>
          </table:table-cell>
          <table:table-cell office:value-type="string" calcext:value-type="string">
            <text:p>flux lora model YFG - Rounded v1</text:p>
          </table:table-cell>
          <table:table-cell office:value-type="string" calcext:value-type="string">
            <text:p>["YFG-Rounded"]</text:p>
          </table:table-cell>
          <table:table-cell office:value-type="string" calcext:value-type="string">
            <text:p>2025-07-31 01:38:47.443</text:p>
          </table:table-cell>
          <table:table-cell office:value-type="string" calcext:value-type="string">
            <text:p>2025-07-31 01:57:38.180</text:p>
          </table:table-cell>
          <table:table-cell office:value-type="float" office:value="158608768" calcext:value-type="float">
            <text:p>158608768</text:p>
          </table:table-cell>
        </table:table-row>
        <table:table-row table:style-name="ro1">
          <table:table-cell office:value-type="string" calcext:value-type="string">
            <text:p>3921c157-0031-451f-957e-a613f0057699</text:p>
          </table:table-cell>
          <table:table-cell office:value-type="string" calcext:value-type="string">
            <text:p>blake3:b52af1d9c2d8b46c87bf222cec1af3f03f0acca8124f16d807351381fcc774b6</text:p>
          </table:table-cell>
          <table:table-cell office:value-type="string" calcext:value-type="string">
            <text:p>flux</text:p>
          </table:table-cell>
          <table:table-cell office:value-type="string" calcext:value-type="string">
            <text:p>lora</text:p>
          </table:table-cell>
          <table:table-cell office:value-type="string" calcext:value-type="string">
            <text:p>flux/lora/YFG - Terminator3 v1.safetensors</text:p>
          </table:table-cell>
          <table:table-cell office:value-type="string" calcext:value-type="string">
            <text:p>diffusers</text:p>
          </table:table-cell>
          <table:table-cell office:value-type="string" calcext:value-type="string">
            <text:p>YFG - Terminator3 v1</text:p>
          </table:table-cell>
          <table:table-cell office:value-type="string" calcext:value-type="string">
            <text:p>flux lora model YFG - Terminator3 v1</text:p>
          </table:table-cell>
          <table:table-cell office:value-type="string" calcext:value-type="string">
            <text:p>["YFG-TTVHUD3"]</text:p>
          </table:table-cell>
          <table:table-cell office:value-type="string" calcext:value-type="string">
            <text:p>2025-07-31 01:38:47.537</text:p>
          </table:table-cell>
          <table:table-cell office:value-type="string" calcext:value-type="string">
            <text:p>2025-07-31 02:00:43.513</text:p>
          </table:table-cell>
          <table:table-cell office:value-type="float" office:value="171969504" calcext:value-type="float">
            <text:p>171969504</text:p>
          </table:table-cell>
        </table:table-row>
        <table:table-row table:style-name="ro1">
          <table:table-cell office:value-type="string" calcext:value-type="string">
            <text:p>954eeb42-8b8a-4868-9601-197519f23eec</text:p>
          </table:table-cell>
          <table:table-cell office:value-type="string" calcext:value-type="string">
            <text:p>blake3:26e81520b3f1393dc30e8c2c1bd699a67029849564656a511e383fa939d8e5a9</text:p>
          </table:table-cell>
          <table:table-cell office:value-type="string" calcext:value-type="string">
            <text:p>flux</text:p>
          </table:table-cell>
          <table:table-cell office:value-type="string" calcext:value-type="string">
            <text:p>lora</text:p>
          </table:table-cell>
          <table:table-cell office:value-type="string" calcext:value-type="string">
            <text:p>flux/lora/YFG - SpyWorld50s v03.safetensors</text:p>
          </table:table-cell>
          <table:table-cell office:value-type="string" calcext:value-type="string">
            <text:p>diffusers</text:p>
          </table:table-cell>
          <table:table-cell office:value-type="string" calcext:value-type="string">
            <text:p>YFG - SpyWorld50s v03</text:p>
          </table:table-cell>
          <table:table-cell office:value-type="string" calcext:value-type="string">
            <text:p>flux lora model YFG - SpyWorld50s v03</text:p>
          </table:table-cell>
          <table:table-cell office:value-type="string" calcext:value-type="string">
            <text:p>["YFG-SpyWorld50s"]</text:p>
          </table:table-cell>
          <table:table-cell office:value-type="string" calcext:value-type="string">
            <text:p>2025-07-31 01:38:47.619</text:p>
          </table:table-cell>
          <table:table-cell office:value-type="string" calcext:value-type="string">
            <text:p>2025-07-31 02:01:12.615</text:p>
          </table:table-cell>
          <table:table-cell office:value-type="float" office:value="171969512" calcext:value-type="float">
            <text:p>171969512</text:p>
          </table:table-cell>
        </table:table-row>
        <table:table-row table:style-name="ro1">
          <table:table-cell office:value-type="string" calcext:value-type="string">
            <text:p>440e5760-4903-48f6-a9ae-adbdbc2b158a</text:p>
          </table:table-cell>
          <table:table-cell office:value-type="string" calcext:value-type="string">
            <text:p>blake3:672b3228359f674e8f0bab9f059cbbd1ef04ea8ea744553bc6eb8c4cb193ac50</text:p>
          </table:table-cell>
          <table:table-cell office:value-type="string" calcext:value-type="string">
            <text:p>flux</text:p>
          </table:table-cell>
          <table:table-cell office:value-type="string" calcext:value-type="string">
            <text:p>lora</text:p>
          </table:table-cell>
          <table:table-cell office:value-type="string" calcext:value-type="string">
            <text:p>flux/lora/YFG - Leather Gadgets v1.safetensors</text:p>
          </table:table-cell>
          <table:table-cell office:value-type="string" calcext:value-type="string">
            <text:p>lycoris</text:p>
          </table:table-cell>
          <table:table-cell office:value-type="string" calcext:value-type="string">
            <text:p>YFG - Leather Gadgets v1</text:p>
          </table:table-cell>
          <table:table-cell office:value-type="string" calcext:value-type="string">
            <text:p>flux lora model YFG - Leather Gadgets v1</text:p>
          </table:table-cell>
          <table:table-cell office:value-type="string" calcext:value-type="string">
            <text:p>["YFG-LBGadgets"]</text:p>
          </table:table-cell>
          <table:table-cell office:value-type="string" calcext:value-type="string">
            <text:p>2025-07-31 01:38:47.670</text:p>
          </table:table-cell>
          <table:table-cell office:value-type="string" calcext:value-type="string">
            <text:p>2025-07-31 01:57:47.632</text:p>
          </table:table-cell>
          <table:table-cell office:value-type="float" office:value="39757264" calcext:value-type="float">
            <text:p>39757264</text:p>
          </table:table-cell>
        </table:table-row>
        <table:table-row table:style-name="ro1">
          <table:table-cell office:value-type="string" calcext:value-type="string">
            <text:p>257e8add-f16e-473f-a244-13f31a68dad2</text:p>
          </table:table-cell>
          <table:table-cell office:value-type="string" calcext:value-type="string">
            <text:p>blake3:cc34c5b9438e12a318e5764d3981ba0a9e6767d715cfd86efc42a80faf2b87b5</text:p>
          </table:table-cell>
          <table:table-cell office:value-type="string" calcext:value-type="string">
            <text:p>flux</text:p>
          </table:table-cell>
          <table:table-cell office:value-type="string" calcext:value-type="string">
            <text:p>lora</text:p>
          </table:table-cell>
          <table:table-cell office:value-type="string" calcext:value-type="string">
            <text:p>flux/lora/YFG - SpyWorld.safetensors</text:p>
          </table:table-cell>
          <table:table-cell office:value-type="string" calcext:value-type="string">
            <text:p>lycoris</text:p>
          </table:table-cell>
          <table:table-cell office:value-type="string" calcext:value-type="string">
            <text:p>YFG - SpyWorld</text:p>
          </table:table-cell>
          <table:table-cell office:value-type="string" calcext:value-type="string">
            <text:p>flux lora model YFG - SpyWorld</text:p>
          </table:table-cell>
          <table:table-cell office:value-type="string" calcext:value-type="string">
            <text:p>["YFG-SpyWorld50s"]</text:p>
          </table:table-cell>
          <table:table-cell office:value-type="string" calcext:value-type="string">
            <text:p>2025-07-31 01:38:47.709</text:p>
          </table:table-cell>
          <table:table-cell office:value-type="string" calcext:value-type="string">
            <text:p>2025-07-31 02:01:21.652</text:p>
          </table:table-cell>
          <table:table-cell office:value-type="float" office:value="19616848" calcext:value-type="float">
            <text:p>19616848</text:p>
          </table:table-cell>
        </table:table-row>
        <table:table-row table:style-name="ro1">
          <table:table-cell office:value-type="string" calcext:value-type="string">
            <text:p>b4c01e62-f394-45c6-bc8b-b6a4d95e15b9</text:p>
          </table:table-cell>
          <table:table-cell office:value-type="string" calcext:value-type="string">
            <text:p>blake3:c965187245e755e77184794ac70fd2f32a403fe78ed0633292698d8bf4085c04</text:p>
          </table:table-cell>
          <table:table-cell office:value-type="string" calcext:value-type="string">
            <text:p>flux</text:p>
          </table:table-cell>
          <table:table-cell office:value-type="string" calcext:value-type="string">
            <text:p>lora</text:p>
          </table:table-cell>
          <table:table-cell office:value-type="string" calcext:value-type="string">
            <text:p>flux/lora/YFG - Simon - Labyrinth v1.safetensors</text:p>
          </table:table-cell>
          <table:table-cell office:value-type="string" calcext:value-type="string">
            <text:p>diffusers</text:p>
          </table:table-cell>
          <table:table-cell office:value-type="string" calcext:value-type="string">
            <text:p>YFG - Simon StÃ¥lenhag - Labyrinth v1</text:p>
          </table:table-cell>
          <table:table-cell office:value-type="string" calcext:value-type="string">
            <text:p>flux lora model YFG - Simon - Labyrinth v1</text:p>
          </table:table-cell>
          <table:table-cell office:value-type="string" calcext:value-type="string">
            <text:p>["YFG-SimonLabyrinth"]</text:p>
          </table:table-cell>
          <table:table-cell office:value-type="string" calcext:value-type="string">
            <text:p>2025-07-31 01:38:47.765</text:p>
          </table:table-cell>
          <table:table-cell office:value-type="string" calcext:value-type="string">
            <text:p>2025-07-31 02:00:16.279</text:p>
          </table:table-cell>
          <table:table-cell office:value-type="float" office:value="171969519" calcext:value-type="float">
            <text:p>171969519</text:p>
          </table:table-cell>
        </table:table-row>
        <table:table-row table:style-name="ro1">
          <table:table-cell office:value-type="string" calcext:value-type="string">
            <text:p>100cea14-a3bd-4499-80c7-cafdf81d2f4f</text:p>
          </table:table-cell>
          <table:table-cell office:value-type="string" calcext:value-type="string">
            <text:p>blake3:2647a424fd32761862754cbc664b70923097856fe46d0caa7dbe0c89b496e539</text:p>
          </table:table-cell>
          <table:table-cell office:value-type="string" calcext:value-type="string">
            <text:p>flux</text:p>
          </table:table-cell>
          <table:table-cell office:value-type="string" calcext:value-type="string">
            <text:p>lora</text:p>
          </table:table-cell>
          <table:table-cell office:value-type="string" calcext:value-type="string">
            <text:p>flux/lora/YFG - Zaat v1.safetensors</text:p>
          </table:table-cell>
          <table:table-cell office:value-type="string" calcext:value-type="string">
            <text:p>lycoris</text:p>
          </table:table-cell>
          <table:table-cell office:value-type="string" calcext:value-type="string">
            <text:p>YFG - Zaat v1</text:p>
          </table:table-cell>
          <table:table-cell office:value-type="string" calcext:value-type="string">
            <text:p>flux lora model YFG - Zaat v1</text:p>
          </table:table-cell>
          <table:table-cell office:value-type="string" calcext:value-type="string">
            <text:p>["YFG-Zaat"]</text:p>
          </table:table-cell>
          <table:table-cell office:value-type="string" calcext:value-type="string">
            <text:p>2025-07-31 01:38:47.896</text:p>
          </table:table-cell>
          <table:table-cell office:value-type="string" calcext:value-type="string">
            <text:p>2025-07-31 01:57:53.324</text:p>
          </table:table-cell>
          <table:table-cell office:value-type="float" office:value="158608720" calcext:value-type="float">
            <text:p>158608720</text:p>
          </table:table-cell>
        </table:table-row>
        <table:table-row table:style-name="ro1">
          <table:table-cell office:value-type="string" calcext:value-type="string">
            <text:p>5364f037-e48c-4346-8e85-6f225c8bd6c4</text:p>
          </table:table-cell>
          <table:table-cell office:value-type="string" calcext:value-type="string">
            <text:p>blake3:18d97ddc5d035616d670e89f7d5b4c656f1dee7b3ba4fad5a3dc37f453a45fd2</text:p>
          </table:table-cell>
          <table:table-cell office:value-type="string" calcext:value-type="string">
            <text:p>flux</text:p>
          </table:table-cell>
          <table:table-cell office:value-type="string" calcext:value-type="string">
            <text:p>lora</text:p>
          </table:table-cell>
          <table:table-cell office:value-type="string" calcext:value-type="string">
            <text:p>flux/lora/YFG - Magritte v1.2.safetensors</text:p>
          </table:table-cell>
          <table:table-cell office:value-type="string" calcext:value-type="string">
            <text:p>diffusers</text:p>
          </table:table-cell>
          <table:table-cell office:value-type="string" calcext:value-type="string">
            <text:p>YFG - Magritte v1.2</text:p>
          </table:table-cell>
          <table:table-cell office:value-type="string" calcext:value-type="string">
            <text:p>flux lora model YFG - Magritte v1.2</text:p>
          </table:table-cell>
          <table:table-cell office:value-type="string" calcext:value-type="string">
            <text:p>["YFG-Magritte"]</text:p>
          </table:table-cell>
          <table:table-cell office:value-type="string" calcext:value-type="string">
            <text:p>2025-07-31 01:43:55.997</text:p>
          </table:table-cell>
          <table:table-cell office:value-type="string" calcext:value-type="string">
            <text:p>2025-07-31 02:01:37.575</text:p>
          </table:table-cell>
          <table:table-cell office:value-type="float" office:value="171969507" calcext:value-type="float">
            <text:p>171969507</text:p>
          </table:table-cell>
        </table:table-row>
        <table:table-row table:style-name="ro1">
          <table:table-cell office:value-type="string" calcext:value-type="string">
            <text:p>815c2860-8c6d-411c-87f1-728f4a4f9997</text:p>
          </table:table-cell>
          <table:table-cell office:value-type="string" calcext:value-type="string">
            <text:p>blake3:91f85105a88c7269f6fc438c5869988c9e9092074686458944b26dfaef4f060c</text:p>
          </table:table-cell>
          <table:table-cell office:value-type="string" calcext:value-type="string">
            <text:p>flux</text:p>
          </table:table-cell>
          <table:table-cell office:value-type="string" calcext:value-type="string">
            <text:p>lora</text:p>
          </table:table-cell>
          <table:table-cell office:value-type="string" calcext:value-type="string">
            <text:p>flux/lora/YFG - Simon - Electric v1.safetensors</text:p>
          </table:table-cell>
          <table:table-cell office:value-type="string" calcext:value-type="string">
            <text:p>diffusers</text:p>
          </table:table-cell>
          <table:table-cell office:value-type="string" calcext:value-type="string">
            <text:p>YFG - Simon StÃ¥lenhag - Electric State v1</text:p>
          </table:table-cell>
          <table:table-cell office:value-type="string" calcext:value-type="string">
            <text:p>flux lora model YFG - Simon - Electric v1</text:p>
          </table:table-cell>
          <table:table-cell office:value-type="string" calcext:value-type="string">
            <text:p>["YFG-SimonElectric"]</text:p>
          </table:table-cell>
          <table:table-cell office:value-type="string" calcext:value-type="string">
            <text:p>2025-07-31 01:47:36.206</text:p>
          </table:table-cell>
          <table:table-cell office:value-type="string" calcext:value-type="string">
            <text:p>2025-07-31 02:00:23.000</text:p>
          </table:table-cell>
          <table:table-cell office:value-type="float" office:value="171969517" calcext:value-type="float">
            <text:p>171969517</text:p>
          </table:table-cell>
        </table:table-row>
        <table:table-row table:style-name="ro16">
          <table:table-cell office:value-type="string" calcext:value-type="string">
            <text:p>89c07288-4905-4135-955b-adc73dcd1b2b</text:p>
          </table:table-cell>
          <table:table-cell office:value-type="string" calcext:value-type="string">
            <text:p>blake3:453dcabe976217da743b3d16ef3086f0ff2edbf9639b2aba681c6967ac1be1cf</text:p>
          </table:table-cell>
          <table:table-cell office:value-type="string" calcext:value-type="string">
            <text:p>flux</text:p>
          </table:table-cell>
          <table:table-cell office:value-type="string" calcext:value-type="string">
            <text:p>lora</text:p>
          </table:table-cell>
          <table:table-cell office:value-type="string" calcext:value-type="string">
            <text:p>flux/lora/YFG - Car Sketch v1.safetensors</text:p>
          </table:table-cell>
          <table:table-cell office:value-type="string" calcext:value-type="string">
            <text:p>lycoris</text:p>
          </table:table-cell>
          <table:table-cell office:value-type="string" calcext:value-type="string">
            <text:p>YFG - Car Sketch v1</text:p>
          </table:table-cell>
          <table:table-cell office:value-type="string" calcext:value-type="string">
            <text:p>YFG CarSketch â Multi-View Automotive Sketches &amp; Blueprints</text:p>
            <text:p>Style</text:p>
            <text:p>Generates hand-drawn car concepts: multiple angles, exploded views, and blueprint-like line work. Expect construction lines, annotations, and varying sketch stages (from loose thumbnails to refined orthographic drawings).</text:p>
            <text:p/>
            <text:p>Trigger</text:p>
            <text:p>No dedicated trigger word. Guide the model with phrases such as âSketch of,â âSketching of,â âDiagram of,â âBlueprint view,â or âmulti-view car concept.â</text:p>
            <text:p/>
            <text:p>Strength</text:p>
            <text:p/>
            <text:p>Works cleanly across the usual 0.3 â 1.0 range.</text:p>
            <text:p/>
            <text:p>Around 0.8 delivers clear, detailed line art without excessive stylization.</text:p>
            <text:p/>
            <text:p>Lower values keep subtle sketch hints; higher values yield bolder, more technical drawings.</text:p>
            <text:p/>
            <text:p>Key Characteristics</text:p>
            <text:p>Multi-View Layouts â Front, side, rear, top, and Â¾ perspectives often appear together on one canvas.</text:p>
            <text:p/>
            <text:p>Technical Line Work â Construction grids, dimension arrows, and note callouts reminiscent of design-studio sheets.</text:p>
            <text:p/>
            <text:p>Progressive Drafts â May include rough gesture thumbnails alongside polished final views.</text:p>
            <text:p/>
            <text:p>Universal Sketch Filter â Applies loose pencil or marker strokes to almost any car-related prompt (and can affect non-car prompts if not directed).</text:p>
            <text:p/>
            <text:p>Prompt Ideas</text:p>
            <text:p>âSketch of a futuristic electric sports car, multi-view blueprint sheet, YFG CarSketch style.â</text:p>
            <text:p/>
            <text:p>âDiagram of a vintage sedan with exploded components and annotation notes.â</text:p>
            <text:p/>
            <text:p>âConcept sketches showing the evolution of an off-road SUV, from thumbnail to refined orthographic views.â</text:p>
            <text:p/>
            <text:p>Tips &amp; Tricks</text:p>
            <text:p>Use Clear Sketch Phrases â Keywords like âtechnical sheet,â âorthographic,â âcutaway,â âexploded view,â or âdesign studio pageâ enforce the multilayer sketch aesthetic.</text:p>
            <text:p/>
            <text:p>Limit Color â If you want pure line art, add âblack pencil on white background,â âno shading,â or âminimal color accents.â</text:p>
            <text:p/>
            <text:p>Combine With Style LoRAs â Layer a texture or paper-grain LoRA for a scanned-sketch look; keep YFG CarSketch strength around 0.6â0.8 to preserve line clarity.</text:p>
            <text:p/>
            <text:p>Control Clutter â If too many views overlap, use negative prompts like âavoid overcrowded layout,â âlimit to three perspectives,â or lower the strength slightly.</text:p>
            <text:p/>
            <text:p>Bring your automotive concepts to lifeâdrafted, annotated, and ready for the virtual design boardâwith YFG CarSketch.</text:p>
          </table:table-cell>
          <table:table-cell office:value-type="string" calcext:value-type="string">
            <text:p>["multi-view car concept","Diagram of","Sketch of","Blueprint view","Sketching of"]</text:p>
          </table:table-cell>
          <table:table-cell office:value-type="string" calcext:value-type="string">
            <text:p>2025-07-31 02:17:16.300</text:p>
          </table:table-cell>
          <table:table-cell office:value-type="string" calcext:value-type="string">
            <text:p>2025-07-31 02:18:36.053</text:p>
          </table:table-cell>
          <table:table-cell office:value-type="float" office:value="158645312" calcext:value-type="float">
            <text:p>158645312</text:p>
          </table:table-cell>
        </table:table-row>
        <table:table-row table:style-name="ro2">
          <table:table-cell office:value-type="string" calcext:value-type="string">
            <text:p>fd89e505-3f0c-4b11-9919-e935c24fa44b</text:p>
          </table:table-cell>
          <table:table-cell office:value-type="string" calcext:value-type="string">
            <text:p>blake3:1d6d80139fa2d166f7fa2ea836a61fab5413e884f7fdf3e8526c656b2e8efa21</text:p>
          </table:table-cell>
          <table:table-cell office:value-type="string" calcext:value-type="string">
            <text:p>flux</text:p>
          </table:table-cell>
          <table:table-cell office:value-type="string" calcext:value-type="string">
            <text:p>lora</text:p>
          </table:table-cell>
          <table:table-cell office:value-type="string" calcext:value-type="string">
            <text:p>flux/lora/Andreac75 - The Dark Side Of The Future.safetensors</text:p>
          </table:table-cell>
          <table:table-cell office:value-type="string" calcext:value-type="string">
            <text:p>lycoris</text:p>
          </table:table-cell>
          <table:table-cell office:value-type="string" calcext:value-type="string">
            <text:p>Andreac75 - The Dark Side Of The Future</text:p>
          </table:table-cell>
          <table:table-cell office:value-type="string" calcext:value-type="string">
            <text:p>No Keyword. Start with 0.7 strength and go up to 0.8 or down to 0.6 depending on the prompt</text:p>
            <text:p/>
            <text:p>"The Dark Side of the Future" blends elements of dystopian science fiction and cyberpunk, characterized by intricate, mechanical details and a predominantly dark, metallic palette. This style emphasizes a cold, technologically advanced yet oppressive atmosphere, often portraying a fusion of organic and synthetic forms. The visuals are typically heavy on complex textures, wires, and machinery, evoking feelings of alienation and the loss of humanity in a future dominated by technology. The overall tone is bleak, moody, and heavily influenced by cybernetic or post-apocalyptic themes.</text:p>
          </table:table-cell>
          <table:table-cell/>
          <table:table-cell office:value-type="string" calcext:value-type="string">
            <text:p>2025-07-31 02:22:02.103</text:p>
          </table:table-cell>
          <table:table-cell office:value-type="string" calcext:value-type="string">
            <text:p>2025-07-31 02:22:31.223</text:p>
          </table:table-cell>
          <table:table-cell office:value-type="float" office:value="76692728" calcext:value-type="float">
            <text:p>76692728</text:p>
          </table:table-cell>
        </table:table-row>
        <table:table-row table:style-name="ro6">
          <table:table-cell office:value-type="string" calcext:value-type="string">
            <text:p>08a86d0b-8c65-4771-b766-04f134e58d25</text:p>
          </table:table-cell>
          <table:table-cell office:value-type="string" calcext:value-type="string">
            <text:p>blake3:c74f5a6e6f3ee08661c597e5be4588dc3e9bb13fc4e1e44fedb1d0c1196a378c</text:p>
          </table:table-cell>
          <table:table-cell office:value-type="string" calcext:value-type="string">
            <text:p>flux</text:p>
          </table:table-cell>
          <table:table-cell office:value-type="string" calcext:value-type="string">
            <text:p>lora</text:p>
          </table:table-cell>
          <table:table-cell office:value-type="string" calcext:value-type="string">
            <text:p>flux/lora/Adel_AI <text:s/>- Comics Factory.safetensors</text:p>
          </table:table-cell>
          <table:table-cell office:value-type="string" calcext:value-type="string">
            <text:p>lycoris</text:p>
          </table:table-cell>
          <table:table-cell office:value-type="string" calcext:value-type="string">
            <text:p>AdelAI <text:s/>- Comics Factory</text:p>
          </table:table-cell>
          <table:table-cell office:value-type="string" calcext:value-type="string">
            <text:p>ComicsFact1 style. A pencil sketch from a profile camera angle about a stylized pencil drawing of a superhero and wonder woman in a sensual pose, showcasing their respective bodies in a highly detailed and realistic style. on the left side of the image, a woman with long, wavy dark hair is standing with her back to the viewer, looking over her shoulder with a sultry expression, wearing a tight, metallic wonder woman costume with a golden emblem on her chest and a matching leotard, which accentuates her toned physique and curvy figure. her long, dark hair cascades down her back, and her eyes are focused intently on something in the distance. she appears to be in her mid-twenties, with pale skin and a slim, toned body. her expression is serious and intense, with her eyes narrowed into the distance, as if she is deep in thought. in the background, a man with a muscular physique is standing behind her, looking at her with a serious expression, his face partially obscured by his superman costume. he has short, light brown hair and a strong, defined jawline. the man is wearing a dark, metallic suit with a red and gold design, which contrasts nicely with the woman's tight, form-fitting costume. the background is a neutral, textured grey, which gives the image a sense of depth and dimensionality. the overall style is reminiscent of comic book art, with careful attention to detail and shading, making the image visually striking.</text:p>
            <text:p>1girl, long hair, looking at viewer, black hair, 1boy, bare shoulders, standing, brown hair, brown eyes, ass, hetero, leotard, looking back, from behind, black and white, tattoo, lips, one-piece suit, armlet</text:p>
          </table:table-cell>
          <table:table-cell office:value-type="string" calcext:value-type="string">
            <text:p>["ComicsFact1 style"]</text:p>
          </table:table-cell>
          <table:table-cell office:value-type="string" calcext:value-type="string">
            <text:p>2025-08-02 00:28:10.712</text:p>
          </table:table-cell>
          <table:table-cell office:value-type="string" calcext:value-type="string">
            <text:p>2025-08-02 00:30:49.643</text:p>
          </table:table-cell>
          <table:table-cell office:value-type="float" office:value="38518160" calcext:value-type="float">
            <text:p>38518160</text:p>
          </table:table-cell>
        </table:table-row>
        <table:table-row table:style-name="ro6">
          <table:table-cell office:value-type="string" calcext:value-type="string">
            <text:p>e2afab6a-507e-42ba-b321-4e60c5a838a9</text:p>
          </table:table-cell>
          <table:table-cell office:value-type="string" calcext:value-type="string">
            <text:p>blake3:18ec4645495042cd7f30e08e7ce34f51b760a8e212b29c8fc0b0b5c41ac82b4e</text:p>
          </table:table-cell>
          <table:table-cell office:value-type="string" calcext:value-type="string">
            <text:p>flux</text:p>
          </table:table-cell>
          <table:table-cell office:value-type="string" calcext:value-type="string">
            <text:p>lora</text:p>
          </table:table-cell>
          <table:table-cell office:value-type="string" calcext:value-type="string">
            <text:p>flux/lora/Someone97421 <text:s/>- Plush Material.safetensors</text:p>
          </table:table-cell>
          <table:table-cell office:value-type="string" calcext:value-type="string">
            <text:p>lycoris</text:p>
          </table:table-cell>
          <table:table-cell office:value-type="string" calcext:value-type="string">
            <text:p>Someone97421 <text:s/>- Plush Material</text:p>
          </table:table-cell>
          <table:table-cell office:value-type="string" calcext:value-type="string">
            <text:p>"T5": "A whimsical, hyperrealistic scene set in a dense, vibrant forest, with a unique viewing angle from a low, worm's-eye perspective, looking up at the plush, colorful trees, their trunks and branches made of soft, velvety material, with intricate, detailed textures, and leaves that resemble fluffy, pastel-colored pom-poms, in the background, a massive, plush mountain range rises, with peaks and valleys made of layered, colorful fabrics, and a few fluffy, white clouds drift lazily across the sky, which is a brilliant, electric blue, with a few, puffy, white clouds, and in the foreground, a few, oversized, plush mushrooms, with caps made of soft, suede-like material, and stems that resemble fuzzy, colorful pipe cleaners, are scattered about, with a few, delicate, sparkling dew drops clinging to their caps, and the entire scene is illuminated by a warm, soft, golden light, with deep, rich shadows, and a sense of depth and dimensionality, and the composition is balanced, with elements placed according to the rule of thirds, and the golden ratio, to create a sense of harmony, and visual interest",</text:p>
            <text:p>"CLIP-L": "whimsical, hyperrealistic, plush, colorful, forest, trees, mountains, mushrooms, suede, velvet, fuzzy, pipe cleaners, pom-poms, electric blue, sky, clouds, dew drops, golden light, shadows, depth, dimensionality, rule of thirds, golden ratio, harmony, visual interest"</text:p>
          </table:table-cell>
          <table:table-cell office:value-type="string" calcext:value-type="string">
            <text:p>["maorong","Plush material"]</text:p>
          </table:table-cell>
          <table:table-cell office:value-type="string" calcext:value-type="string">
            <text:p>2025-08-02 08:51:14.338</text:p>
          </table:table-cell>
          <table:table-cell office:value-type="string" calcext:value-type="string">
            <text:p>2025-08-02 09:03:12.150</text:p>
          </table:table-cell>
          <table:table-cell office:value-type="float" office:value="153268392" calcext:value-type="float">
            <text:p>153268392</text:p>
          </table:table-cell>
        </table:table-row>
        <table:table-row table:style-name="ro1">
          <table:table-cell office:value-type="string" calcext:value-type="string">
            <text:p>a0a16746-b074-446d-b23d-3bef839e5240</text:p>
          </table:table-cell>
          <table:table-cell office:value-type="string" calcext:value-type="string">
            <text:p>blake3:65f90b27506be0530303f06f0319a3b3ae04be6c4ede5ef528b802b242687b47</text:p>
          </table:table-cell>
          <table:table-cell office:value-type="string" calcext:value-type="string">
            <text:p>flux</text:p>
          </table:table-cell>
          <table:table-cell office:value-type="string" calcext:value-type="string">
            <text:p>lora</text:p>
          </table:table-cell>
          <table:table-cell office:value-type="string" calcext:value-type="string">
            <text:p>flux/lora/PhotobAIt - Westworld Drone.safetensors</text:p>
          </table:table-cell>
          <table:table-cell office:value-type="string" calcext:value-type="string">
            <text:p>lycoris</text:p>
          </table:table-cell>
          <table:table-cell office:value-type="string" calcext:value-type="string">
            <text:p>PhotobAIt - Westworld Drone</text:p>
          </table:table-cell>
          <table:table-cell office:value-type="string" calcext:value-type="string">
            <text:p>is wearing a french beret and is painting the eiffeltower on a canvas painting <text:s/>&lt;lora:Westworld Drone:0.9&gt; westworld drone, white man with white muscle body suit and white helmet</text:p>
          </table:table-cell>
          <table:table-cell office:value-type="string" calcext:value-type="string">
            <text:p>["westworld drone, white man with white muscle body suit and white helmet"]</text:p>
          </table:table-cell>
          <table:table-cell office:value-type="string" calcext:value-type="string">
            <text:p>2025-08-02 09:15:16.730</text:p>
          </table:table-cell>
          <table:table-cell office:value-type="string" calcext:value-type="string">
            <text:p>2025-08-02 09:16:51.768</text:p>
          </table:table-cell>
          <table:table-cell office:value-type="float" office:value="76692512" calcext:value-type="float">
            <text:p>76692512</text:p>
          </table:table-cell>
        </table:table-row>
        <table:table-row table:style-name="ro1">
          <table:table-cell office:value-type="string" calcext:value-type="string">
            <text:p>6a7b2085-ac02-4aca-8095-82789a38541c</text:p>
          </table:table-cell>
          <table:table-cell office:value-type="string" calcext:value-type="string">
            <text:p>blake3:244ad7609f3304a32609d1b8298ba96bf8a5d9249b9c2e3c305d4fd9239cc54f</text:p>
          </table:table-cell>
          <table:table-cell office:value-type="string" calcext:value-type="string">
            <text:p>flux</text:p>
          </table:table-cell>
          <table:table-cell office:value-type="string" calcext:value-type="string">
            <text:p>lora</text:p>
          </table:table-cell>
          <table:table-cell office:value-type="string" calcext:value-type="string">
            <text:p>flux/lora/BlzZD - Guy-Manuel de Homem-Christo.safetensors</text:p>
          </table:table-cell>
          <table:table-cell office:value-type="string" calcext:value-type="string">
            <text:p>diffusers</text:p>
          </table:table-cell>
          <table:table-cell office:value-type="string" calcext:value-type="string">
            <text:p>BlzZD - Guy-Manuel de Homem-Christo</text:p>
          </table:table-cell>
          <table:table-cell office:value-type="string" calcext:value-type="string">
            <text:p>flux lora model BlzZD - Guy-Manuel de Homem-Christo</text:p>
          </table:table-cell>
          <table:table-cell office:value-type="string" calcext:value-type="string">
            <text:p>["gmhc, a man with a glossy gold-black helmet, black gloves, black sequined suit, and robotic hands with gold backs, black fronts, and golden fingertips."]</text:p>
          </table:table-cell>
          <table:table-cell office:value-type="string" calcext:value-type="string">
            <text:p>2025-08-02 09:20:13.126</text:p>
          </table:table-cell>
          <table:table-cell office:value-type="string" calcext:value-type="string">
            <text:p>2025-08-02 09:20:34.558</text:p>
          </table:table-cell>
          <table:table-cell office:value-type="float" office:value="171969064" calcext:value-type="float">
            <text:p>171969064</text:p>
          </table:table-cell>
        </table:table-row>
        <table:table-row table:style-name="ro1">
          <table:table-cell office:value-type="string" calcext:value-type="string">
            <text:p>c66eec89-16da-4c3e-8fce-948957b4a5c2</text:p>
          </table:table-cell>
          <table:table-cell office:value-type="string" calcext:value-type="string">
            <text:p>blake3:82bf25f25f42362f8ce5a3f4844658c81637f57e1255abcd326043badc10f041</text:p>
          </table:table-cell>
          <table:table-cell office:value-type="string" calcext:value-type="string">
            <text:p>flux</text:p>
          </table:table-cell>
          <table:table-cell office:value-type="string" calcext:value-type="string">
            <text:p>lora</text:p>
          </table:table-cell>
          <table:table-cell office:value-type="string" calcext:value-type="string">
            <text:p>flux/lora/c77161488497 - Mech Suit BluePrints.safetensors</text:p>
          </table:table-cell>
          <table:table-cell office:value-type="string" calcext:value-type="string">
            <text:p>lycoris</text:p>
          </table:table-cell>
          <table:table-cell office:value-type="string" calcext:value-type="string">
            <text:p>c77161488497 - Mech Suit BluePrints</text:p>
          </table:table-cell>
          <table:table-cell office:value-type="string" calcext:value-type="string">
            <text:p>Detailed illustration of the iron man suit from the marvel cinematic universe. the suit is shown in a full-body view, with the main body of the suit in the center. it is made up of various components such as the helmet, armor, gloves, and other accessories. <text:s/>the suit is predominantly red and gold in color, with gold accents on the shoulders, arms, and legs. the helmet has a large eye patch on the top and a red visor. the armor is also red and has a gold-colored design on the front and back. the gloves are red and have a blue-tinted design on them. the arm and leg armor are also red, with a gold and silver design on both sides. - there are also several other accessories scattered around the suit, including a pair of red gloves, a red glove, and a silver glove. these accessories are likely used to protect the suit from damage and wear. the background of the image is white, and there is a red border around the edges.</text:p>
          </table:table-cell>
          <table:table-cell/>
          <table:table-cell office:value-type="string" calcext:value-type="string">
            <text:p>2025-08-02 09:24:35.678</text:p>
          </table:table-cell>
          <table:table-cell office:value-type="string" calcext:value-type="string">
            <text:p>2025-08-02 09:25:09.436</text:p>
          </table:table-cell>
          <table:table-cell office:value-type="float" office:value="19258608" calcext:value-type="float">
            <text:p>19258608</text:p>
          </table:table-cell>
        </table:table-row>
        <table:table-row table:style-name="ro1">
          <table:table-cell office:value-type="string" calcext:value-type="string">
            <text:p>a6bc7829-5e94-4609-825b-c3b68a0b9563</text:p>
          </table:table-cell>
          <table:table-cell office:value-type="string" calcext:value-type="string">
            <text:p>blake3:d2fc64b9d40bcc551b7cb5e4d1605bbb8c02c246ae990ef7962f4a195869876b</text:p>
          </table:table-cell>
          <table:table-cell office:value-type="string" calcext:value-type="string">
            <text:p>flux</text:p>
          </table:table-cell>
          <table:table-cell office:value-type="string" calcext:value-type="string">
            <text:p>lora</text:p>
          </table:table-cell>
          <table:table-cell office:value-type="string" calcext:value-type="string">
            <text:p>flux/lora/PhotobAIt - Starter Pack v2.1.safetensors</text:p>
          </table:table-cell>
          <table:table-cell office:value-type="string" calcext:value-type="string">
            <text:p>lycoris</text:p>
          </table:table-cell>
          <table:table-cell office:value-type="string" calcext:value-type="string">
            <text:p>PhotobAIt - Starter Pack v2.1</text:p>
          </table:table-cell>
          <table:table-cell office:value-type="string" calcext:value-type="string">
            <text:p>flux lora model PhotobAIt - Starter Pack v2.1</text:p>
          </table:table-cell>
          <table:table-cell office:value-type="string" calcext:value-type="string">
            <text:p>["text \"STARTER PACK\"","accessorie","starter pack with toy figure"]</text:p>
          </table:table-cell>
          <table:table-cell office:value-type="string" calcext:value-type="string">
            <text:p>2025-08-02 10:08:23.741</text:p>
          </table:table-cell>
          <table:table-cell office:value-type="string" calcext:value-type="string">
            <text:p>2025-08-02 10:09:07.960</text:p>
          </table:table-cell>
          <table:table-cell office:value-type="float" office:value="76699144" calcext:value-type="float">
            <text:p>76699144</text:p>
          </table:table-cell>
        </table:table-row>
        <table:table-row table:style-name="ro1">
          <table:table-cell office:value-type="string" calcext:value-type="string">
            <text:p>b114f818-654e-4d83-94ae-9a9fe7d24d66</text:p>
          </table:table-cell>
          <table:table-cell office:value-type="string" calcext:value-type="string">
            <text:p>blake3:6fa2d9b708131b4e3d167f147da7c1b4cbaec37328d9201ab7c7cdbb2c594026</text:p>
          </table:table-cell>
          <table:table-cell office:value-type="string" calcext:value-type="string">
            <text:p>flux</text:p>
          </table:table-cell>
          <table:table-cell office:value-type="string" calcext:value-type="string">
            <text:p>lora</text:p>
          </table:table-cell>
          <table:table-cell office:value-type="string" calcext:value-type="string">
            <text:p>flux/lora/PhotobAIt - Jack Kirby Comics Style.safetensors</text:p>
          </table:table-cell>
          <table:table-cell office:value-type="string" calcext:value-type="string">
            <text:p>lycoris</text:p>
          </table:table-cell>
          <table:table-cell office:value-type="string" calcext:value-type="string">
            <text:p>PhotobAIt - Jack Kirby Comics Style</text:p>
          </table:table-cell>
          <table:table-cell office:value-type="string" calcext:value-type="string">
            <text:p>&lt;lora:Kirby_Style:0.9&gt; kirby style, a man holds a beer with a woman in a pub</text:p>
          </table:table-cell>
          <table:table-cell office:value-type="string" calcext:value-type="string">
            <text:p>["kirby style"]</text:p>
          </table:table-cell>
          <table:table-cell office:value-type="string" calcext:value-type="string">
            <text:p>2025-08-02 10:17:43.842</text:p>
          </table:table-cell>
          <table:table-cell office:value-type="string" calcext:value-type="string">
            <text:p>2025-08-02 10:18:17.412</text:p>
          </table:table-cell>
          <table:table-cell office:value-type="float" office:value="19260440" calcext:value-type="float">
            <text:p>19260440</text:p>
          </table:table-cell>
        </table:table-row>
        <table:table-row table:style-name="ro1">
          <table:table-cell office:value-type="string" calcext:value-type="string">
            <text:p>d0ba1028-2260-4538-b4c4-5275d045ab88</text:p>
          </table:table-cell>
          <table:table-cell office:value-type="string" calcext:value-type="string">
            <text:p>blake3:990e90e7291c4adfa2748e7c972ddb1a1909d656c0d5c293885d21afc375cab9</text:p>
          </table:table-cell>
          <table:table-cell office:value-type="string" calcext:value-type="string">
            <text:p>flux</text:p>
          </table:table-cell>
          <table:table-cell office:value-type="string" calcext:value-type="string">
            <text:p>lora</text:p>
          </table:table-cell>
          <table:table-cell office:value-type="string" calcext:value-type="string">
            <text:p>flux/lora/Envy - Flux Anime Backgrounds 01.safetensors</text:p>
          </table:table-cell>
          <table:table-cell office:value-type="string" calcext:value-type="string">
            <text:p>lycoris</text:p>
          </table:table-cell>
          <table:table-cell office:value-type="string" calcext:value-type="string">
            <text:p>Envy - Flux Anime Backgrounds 01</text:p>
          </table:table-cell>
          <table:table-cell office:value-type="string" calcext:value-type="string">
            <text:p>This is an anime style movie background. <text:s/>The image is rendered in a clean, modern, and vibrant style, with bold, smooth lines and vibrant colors japanese_countryside_elements and japanese_countryside_elements</text:p>
          </table:table-cell>
          <table:table-cell office:value-type="string" calcext:value-type="string">
            <text:p>["anime style movie background"]</text:p>
          </table:table-cell>
          <table:table-cell office:value-type="string" calcext:value-type="string">
            <text:p>2025-08-02 12:20:23.542</text:p>
          </table:table-cell>
          <table:table-cell office:value-type="string" calcext:value-type="string">
            <text:p>2025-08-02 12:26:36.566</text:p>
          </table:table-cell>
          <table:table-cell office:value-type="float" office:value="156361763" calcext:value-type="float">
            <text:p>156361763</text:p>
          </table:table-cell>
        </table:table-row>
        <table:table-row table:style-name="ro1">
          <table:table-cell office:value-type="string" calcext:value-type="string">
            <text:p>5b57046b-3f3f-4539-a936-e59a3ca6e82d</text:p>
          </table:table-cell>
          <table:table-cell office:value-type="string" calcext:value-type="string">
            <text:p>blake3:ea11fe50008f65949fa76592707726c99cb434d3a2313821405ee97fe20a5ccc</text:p>
          </table:table-cell>
          <table:table-cell office:value-type="string" calcext:value-type="string">
            <text:p>flux</text:p>
          </table:table-cell>
          <table:table-cell office:value-type="string" calcext:value-type="string">
            <text:p>lora</text:p>
          </table:table-cell>
          <table:table-cell office:value-type="string" calcext:value-type="string">
            <text:p>/home/alex/Downloads/Swiss_Design.safetensors</text:p>
          </table:table-cell>
          <table:table-cell office:value-type="string" calcext:value-type="string">
            <text:p>lycoris</text:p>
          </table:table-cell>
          <table:table-cell office:value-type="string" calcext:value-type="string">
            <text:p>Swiss_Design</text:p>
          </table:table-cell>
          <table:table-cell office:value-type="string" calcext:value-type="string">
            <text:p>flux lora model Swiss_Design</text:p>
          </table:table-cell>
          <table:table-cell/>
          <table:table-cell table:number-columns-repeated="2" office:value-type="string" calcext:value-type="string">
            <text:p>2025-08-03 02:20:28.364</text:p>
          </table:table-cell>
          <table:table-cell office:value-type="float" office:value="19260480" calcext:value-type="float">
            <text:p>19260480</text:p>
          </table:table-cell>
        </table:table-row>
        <table:table-row table:style-name="ro2">
          <table:table-cell office:value-type="string" calcext:value-type="string">
            <text:p>9e8c0194-37b7-48b2-bc91-041eba6ab538</text:p>
          </table:table-cell>
          <table:table-cell office:value-type="string" calcext:value-type="string">
            <text:p>blake3:b96409716c449d83e0086f12f619b03c9236b64e0f3056b82747711b3a0ca33b</text:p>
          </table:table-cell>
          <table:table-cell office:value-type="string" calcext:value-type="string">
            <text:p>flux</text:p>
          </table:table-cell>
          <table:table-cell office:value-type="string" calcext:value-type="string">
            <text:p>lora</text:p>
          </table:table-cell>
          <table:table-cell office:value-type="string" calcext:value-type="string">
            <text:p>flux/lora/bblink787 - Simple Vector Illustration.safetensors</text:p>
          </table:table-cell>
          <table:table-cell office:value-type="string" calcext:value-type="string">
            <text:p>lycoris</text:p>
          </table:table-cell>
          <table:table-cell office:value-type="string" calcext:value-type="string">
            <text:p>bblink787 - Simple Vector Illustration</text:p>
          </table:table-cell>
          <table:table-cell office:value-type="string" calcext:value-type="string">
            <text:p>As opposed to my Detailed Vector LoRA, this LoRA is intended to create more simple vector illustrations (fewer shapes). Flux sometimes does a great job with vector graphics, but if you include other strong keywords (e.g. an art style or something famous/well known) sometimes it just won't do it, or will partially do it. Standard trigger is "vector illustration", but you can force clipart level simplicity by also including "simple", etc. Here are some examples where the LoRA helped. Sometimes it helps a lot, sometimes just a little.</text:p>
            <text:p/>
            <text:p>"Vector illustration, tiny dinosaur roars in a toy box, scaring away the other toys. He feels lonely and bored. He sees a stuffed teddy bear and decides to attack it. He bites its ear and pulls its fur."</text:p>
          </table:table-cell>
          <table:table-cell office:value-type="string" calcext:value-type="string">
            <text:p>["vector illustration"]</text:p>
          </table:table-cell>
          <table:table-cell office:value-type="string" calcext:value-type="string">
            <text:p>2025-08-03 09:27:35.247</text:p>
          </table:table-cell>
          <table:table-cell office:value-type="string" calcext:value-type="string">
            <text:p>2025-08-03 09:28:20.595</text:p>
          </table:table-cell>
          <table:table-cell office:value-type="float" office:value="153302240" calcext:value-type="float">
            <text:p>153302240</text:p>
          </table:table-cell>
        </table:table-row>
        <table:table-row table:style-name="ro1">
          <table:table-cell office:value-type="string" calcext:value-type="string">
            <text:p>c181629c-2bb0-48a6-8c43-1657834b89d1</text:p>
          </table:table-cell>
          <table:table-cell office:value-type="string" calcext:value-type="string">
            <text:p>blake3:fe7f1db552923a31af56af051900f4fad3a5b873333dd634144811206154a2fc</text:p>
          </table:table-cell>
          <table:table-cell office:value-type="string" calcext:value-type="string">
            <text:p>flux</text:p>
          </table:table-cell>
          <table:table-cell office:value-type="string" calcext:value-type="string">
            <text:p>lora</text:p>
          </table:table-cell>
          <table:table-cell office:value-type="string" calcext:value-type="string">
            <text:p>flux/lora/Bra2ha - Vintage Sketch Style.safetensors</text:p>
          </table:table-cell>
          <table:table-cell office:value-type="string" calcext:value-type="string">
            <text:p>lycoris</text:p>
          </table:table-cell>
          <table:table-cell office:value-type="string" calcext:value-type="string">
            <text:p>Bra2ha - Vintage Sketch Style</text:p>
          </table:table-cell>
          <table:table-cell office:value-type="string" calcext:value-type="string">
            <text:p>&lt;lora:Vintage_sketch_style_v.1:0.8&gt; VintageSketch style. A stately architectural sketch of the U.S. Capitol Building at dusk, centered on its iconic white dome and classical portico. The view is from the Reflecting Pool, with a low angle magnifying the structure against a twilight sky. Ink lines capture the fluted Corinthian columns, triangular pediment, and graceful curves of the dome, while watercolor washes of purples and blues fill the sky. Warm golden light glows from the domeâs windows and exterior floodlights, creating a contrast against the cool backdrop. The reflecting pool softly mirrors the Capitol, uniting precise architectural detail with an expressive dusk atmosphere that honors this symbol of democracy.</text:p>
          </table:table-cell>
          <table:table-cell office:value-type="string" calcext:value-type="string">
            <text:p>["VintageSketch style"]</text:p>
          </table:table-cell>
          <table:table-cell office:value-type="string" calcext:value-type="string">
            <text:p>2025-08-03 09:40:35.005</text:p>
          </table:table-cell>
          <table:table-cell office:value-type="string" calcext:value-type="string">
            <text:p>2025-08-03 09:41:33.173</text:p>
          </table:table-cell>
          <table:table-cell office:value-type="float" office:value="57600856" calcext:value-type="float">
            <text:p>57600856</text:p>
          </table:table-cell>
        </table:table-row>
        <table:table-row table:style-name="ro1">
          <table:table-cell office:value-type="string" calcext:value-type="string">
            <text:p>c90b7d7f-0564-4f4e-8992-7470f18aa5fd</text:p>
          </table:table-cell>
          <table:table-cell office:value-type="string" calcext:value-type="string">
            <text:p>blake3:0881ccf3445b72e6387577e5f4b35ee9fb2bb4de6b4314cf81b0ce1beb2ab4f0</text:p>
          </table:table-cell>
          <table:table-cell office:value-type="string" calcext:value-type="string">
            <text:p>flux</text:p>
          </table:table-cell>
          <table:table-cell office:value-type="string" calcext:value-type="string">
            <text:p>lora</text:p>
          </table:table-cell>
          <table:table-cell office:value-type="string" calcext:value-type="string">
            <text:p>flux/lora/CE - Da Vinci Drawing 01.safetensors</text:p>
          </table:table-cell>
          <table:table-cell office:value-type="string" calcext:value-type="string">
            <text:p>diffusers</text:p>
          </table:table-cell>
          <table:table-cell office:value-type="string" calcext:value-type="string">
            <text:p>CE - Da Vinci Drawing 01</text:p>
          </table:table-cell>
          <table:table-cell office:value-type="string" calcext:value-type="string">
            <text:p>flux lora model CE - Da Vinci Drawing 01</text:p>
          </table:table-cell>
          <table:table-cell/>
          <table:table-cell table:number-columns-repeated="2" office:value-type="string" calcext:value-type="string">
            <text:p>2025-08-03 09:40:46.033</text:p>
          </table:table-cell>
          <table:table-cell office:value-type="float" office:value="343805595" calcext:value-type="float">
            <text:p>343805595</text:p>
          </table:table-cell>
        </table:table-row>
        <table:table-row table:style-name="ro1">
          <table:table-cell office:value-type="string" calcext:value-type="string">
            <text:p>496ad226-80bb-4abe-99cb-c224b9c5d2b4</text:p>
          </table:table-cell>
          <table:table-cell office:value-type="string" calcext:value-type="string">
            <text:p>blake3:78af4f7c1a5fcfbf69b340463d24e4c6baad2324c26056c9624d77593e75acef</text:p>
          </table:table-cell>
          <table:table-cell office:value-type="string" calcext:value-type="string">
            <text:p>flux</text:p>
          </table:table-cell>
          <table:table-cell office:value-type="string" calcext:value-type="string">
            <text:p>lora</text:p>
          </table:table-cell>
          <table:table-cell office:value-type="string" calcext:value-type="string">
            <text:p>flux/lora/DP - Miniature Bonsai Landscaping - Integration Of Architectural Landscapes.safetensors</text:p>
          </table:table-cell>
          <table:table-cell office:value-type="string" calcext:value-type="string">
            <text:p>lycoris</text:p>
          </table:table-cell>
          <table:table-cell office:value-type="string" calcext:value-type="string">
            <text:p>DP - Miniature Bonsai Landscaping - Integration Of Architectural Landscapes</text:p>
          </table:table-cell>
          <table:table-cell office:value-type="string" calcext:value-type="string">
            <text:p>DP_style,Miniature bonsai landscapes with architectural elements, tiny pagodas nested in twisted pine branches, soft moss covering curved stone paths, gentle morning light casting shadows.</text:p>
          </table:table-cell>
          <table:table-cell office:value-type="string" calcext:value-type="string">
            <text:p>["DP_style"]</text:p>
          </table:table-cell>
          <table:table-cell office:value-type="string" calcext:value-type="string">
            <text:p>2025-08-03 11:18:57.949</text:p>
          </table:table-cell>
          <table:table-cell office:value-type="string" calcext:value-type="string">
            <text:p>2025-08-03 11:19:45.989</text:p>
          </table:table-cell>
          <table:table-cell office:value-type="float" office:value="306430864" calcext:value-type="float">
            <text:p>306430864</text:p>
          </table:table-cell>
        </table:table-row>
        <table:table-row table:style-name="ro1">
          <table:table-cell office:value-type="string" calcext:value-type="string">
            <text:p>28280d0a-141a-4ce9-9ca5-00a848747397</text:p>
          </table:table-cell>
          <table:table-cell office:value-type="string" calcext:value-type="string">
            <text:p>blake3:6f5e1cea5dccd9aa7e19dd178a1fc64a66dc38eb717e9972fd67a4efe154e0b3</text:p>
          </table:table-cell>
          <table:table-cell office:value-type="string" calcext:value-type="string">
            <text:p>sdxl</text:p>
          </table:table-cell>
          <table:table-cell office:value-type="string" calcext:value-type="string">
            <text:p>lora</text:p>
          </table:table-cell>
          <table:table-cell office:value-type="string" calcext:value-type="string">
            <text:p>sdxl/lora/ChallengeWinnifierXL-202506.safetensors</text:p>
          </table:table-cell>
          <table:table-cell office:value-type="string" calcext:value-type="string">
            <text:p>lycoris</text:p>
          </table:table-cell>
          <table:table-cell office:value-type="string" calcext:value-type="string">
            <text:p>ChallengeWinnifierXL-202506</text:p>
          </table:table-cell>
          <table:table-cell office:value-type="string" calcext:value-type="string">
            <text:p>sdxl lora model ChallengeWinnifierXL-202506</text:p>
          </table:table-cell>
          <table:table-cell/>
          <table:table-cell table:number-columns-repeated="2" office:value-type="string" calcext:value-type="string">
            <text:p>2025-07-19 01:48:35.262</text:p>
          </table:table-cell>
          <table:table-cell office:value-type="float" office:value="228477092" calcext:value-type="float">
            <text:p>228477092</text:p>
          </table:table-cell>
        </table:table-row>
        <table:table-row table:style-name="ro1">
          <table:table-cell office:value-type="string" calcext:value-type="string">
            <text:p>6ce7f354-b343-4387-9c4e-c2118202de94</text:p>
          </table:table-cell>
          <table:table-cell office:value-type="string" calcext:value-type="string">
            <text:p>blake3:9b02fc3b51301c97fcbb5f02cf7717ae60a016cf8a4bbee7e5fb2e414e5ee6ae</text:p>
          </table:table-cell>
          <table:table-cell office:value-type="string" calcext:value-type="string">
            <text:p>sdxl</text:p>
          </table:table-cell>
          <table:table-cell office:value-type="string" calcext:value-type="string">
            <text:p>lora</text:p>
          </table:table-cell>
          <table:table-cell office:value-type="string" calcext:value-type="string">
            <text:p>sdxl/lora/PolygonXL.safetensors</text:p>
          </table:table-cell>
          <table:table-cell office:value-type="string" calcext:value-type="string">
            <text:p>lycoris</text:p>
          </table:table-cell>
          <table:table-cell office:value-type="string" calcext:value-type="string">
            <text:p>PolygonXL</text:p>
          </table:table-cell>
          <table:table-cell office:value-type="string" calcext:value-type="string">
            <text:p>sdxl lora model PolygonXL</text:p>
          </table:table-cell>
          <table:table-cell/>
          <table:table-cell table:number-columns-repeated="2" office:value-type="string" calcext:value-type="string">
            <text:p>2025-07-19 01:48:50.045</text:p>
          </table:table-cell>
          <table:table-cell office:value-type="float" office:value="228459260" calcext:value-type="float">
            <text:p>228459260</text:p>
          </table:table-cell>
        </table:table-row>
        <table:table-row table:style-name="ro2">
          <table:table-cell office:value-type="string" calcext:value-type="string">
            <text:p>2d50b6b5-d666-42a4-a879-ce92d0ced109</text:p>
          </table:table-cell>
          <table:table-cell office:value-type="string" calcext:value-type="string">
            <text:p>blake3:c1f1eb5221ebcbc70d673a0b72a9e5b8958269669977be4a2e033646fe599228</text:p>
          </table:table-cell>
          <table:table-cell office:value-type="string" calcext:value-type="string">
            <text:p>sdxl</text:p>
          </table:table-cell>
          <table:table-cell office:value-type="string" calcext:value-type="string">
            <text:p>lora</text:p>
          </table:table-cell>
          <table:table-cell office:value-type="string" calcext:value-type="string">
            <text:p>sdxl/lora/nottheninja - Robloxify.safetensors</text:p>
          </table:table-cell>
          <table:table-cell office:value-type="string" calcext:value-type="string">
            <text:p>lycoris</text:p>
          </table:table-cell>
          <table:table-cell office:value-type="string" calcext:value-type="string">
            <text:p>nottheninja - Robloxify</text:p>
          </table:table-cell>
          <table:table-cell office:value-type="string" calcext:value-type="string">
            <text:p>Turn any character into Roblox models. Make sure that you use the trigger words towards the beginning of your prompts. Refer to the showcase images for prompting ideas. Start with 0.8 and increase strength if doesn't work.</text:p>
            <text:p/>
            <text:p/>
          </table:table-cell>
          <table:table-cell office:value-type="string" calcext:value-type="string">
            <text:p>["by r0b10x, roblox style,"]</text:p>
          </table:table-cell>
          <table:table-cell office:value-type="string" calcext:value-type="string">
            <text:p>2025-07-28 08:01:48.422</text:p>
          </table:table-cell>
          <table:table-cell office:value-type="string" calcext:value-type="string">
            <text:p>2025-07-28 08:02:17.680</text:p>
          </table:table-cell>
          <table:table-cell office:value-type="float" office:value="171450028" calcext:value-type="float">
            <text:p>171450028</text:p>
          </table:table-cell>
        </table:table-row>
        <table:table-row table:style-name="ro1">
          <table:table-cell office:value-type="string" calcext:value-type="string">
            <text:p>71d28765-e21a-400f-80a8-301372d4095d</text:p>
          </table:table-cell>
          <table:table-cell office:value-type="string" calcext:value-type="string">
            <text:p>blake3:3526c0933b3785988355cc7fcd9a5436ea751b7b73650f68b49ee60087f5f870</text:p>
          </table:table-cell>
          <table:table-cell office:value-type="string" calcext:value-type="string">
            <text:p>sdxl</text:p>
          </table:table-cell>
          <table:table-cell office:value-type="string" calcext:value-type="string">
            <text:p>lora</text:p>
          </table:table-cell>
          <table:table-cell office:value-type="string" calcext:value-type="string">
            <text:p>sdxl/lora/xmattar - Roblox.safetensors</text:p>
          </table:table-cell>
          <table:table-cell office:value-type="string" calcext:value-type="string">
            <text:p>lycoris</text:p>
          </table:table-cell>
          <table:table-cell office:value-type="string" calcext:value-type="string">
            <text:p>xmattar - Roblox</text:p>
          </table:table-cell>
          <table:table-cell office:value-type="string" calcext:value-type="string">
            <text:p>sdxl lora model xmattar - Roblox</text:p>
          </table:table-cell>
          <table:table-cell office:value-type="string" calcext:value-type="string">
            <text:p>["noob, solo, smile, colored skin, yellow skin, , closed mouth, blue shirt, green pants, solid oval eyes, sleeveless"]</text:p>
          </table:table-cell>
          <table:table-cell office:value-type="string" calcext:value-type="string">
            <text:p>2025-07-28 08:14:57.326</text:p>
          </table:table-cell>
          <table:table-cell office:value-type="string" calcext:value-type="string">
            <text:p>2025-07-28 08:15:13.515</text:p>
          </table:table-cell>
          <table:table-cell office:value-type="float" office:value="50938988" calcext:value-type="float">
            <text:p>50938988</text:p>
          </table:table-cell>
        </table:table-row>
      </table:table>
      <table:named-expressions/>
      <table:database-ranges>
        <table:database-range table:name="__Anonymous_Sheet_DB__0" table:target-range-address="models.D1:models.D204" table:display-filter-buttons="true">
          <table:filter>
            <table:filter-and>
              <table:filter-condition table:value="lora" table:operator="=" table:field-number="0"/>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AU"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AU"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e8a202"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04">00/00/0000</text:date>, <text:time style:data-style-name="N2" text:time-value="13:03:03.64059357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08-04T13:03:15.007298902</dc:date>
    <meta:editing-duration>PT2M56S</meta:editing-duration>
    <meta:editing-cycles>3</meta:editing-cycles>
    <meta:generator>LibreOffice/25.2.4.3$Linux_X86_64 LibreOffice_project/520$Build-3</meta:generator>
    <meta:document-statistic meta:table-count="3" meta:cell-count="4984" meta:object-count="0"/>
  </office:meta>
</office:document-meta>
</file>